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Generateu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Wingdings" svg:font-family="Wingdings" style:font-adornments="Normal" style:font-charset="x-symbol"/>
    <style:font-face style:name="Calibri" svg:font-family="Calibri" style:font-adornments="Regular"/>
    <style:font-face style:name="Liberation Sans1" svg:font-family="'Liberation Sans'"/>
    <style:font-face style:name="Liberation Sans3" svg:font-family="'Liberation Sans'" style:font-adornments="Regular"/>
    <style:font-face style:name="Liberation Sans4" svg:font-family="'Liberation Sans'" style:font-family-generic="swiss"/>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8cm"/>
    </style:style>
    <style:style style:name="co2" style:family="table-column">
      <style:table-column-properties fo:break-before="auto" style:column-width="0.607cm"/>
    </style:style>
    <style:style style:name="co3" style:family="table-column">
      <style:table-column-properties fo:break-before="auto" style:column-width="0.907cm"/>
    </style:style>
    <style:style style:name="co4" style:family="table-column">
      <style:table-column-properties fo:break-before="auto" style:column-width="2.258cm"/>
    </style:style>
    <style:style style:name="co5" style:family="table-column">
      <style:table-column-properties fo:break-before="auto" style:column-width="1.207cm"/>
    </style:style>
    <style:style style:name="co6" style:family="table-column">
      <style:table-column-properties fo:break-before="auto" style:column-width="1.752cm"/>
    </style:style>
    <style:style style:name="co7" style:family="table-column">
      <style:table-column-properties fo:break-before="auto" style:column-width="1.097cm"/>
    </style:style>
    <style:style style:name="co8" style:family="table-column">
      <style:table-column-properties fo:break-before="auto" style:column-width="1.423cm"/>
    </style:style>
    <style:style style:name="co9" style:family="table-column">
      <style:table-column-properties fo:break-before="auto" style:column-width="2.914cm"/>
    </style:style>
    <style:style style:name="co10" style:family="table-column">
      <style:table-column-properties fo:break-before="auto" style:column-width="1.579cm"/>
    </style:style>
    <style:style style:name="co11" style:family="table-column">
      <style:table-column-properties fo:break-before="auto" style:column-width="1.143cm"/>
    </style:style>
    <style:style style:name="co12" style:family="table-column">
      <style:table-column-properties fo:break-before="auto" style:column-width="1.33cm"/>
    </style:style>
    <style:style style:name="co13" style:family="table-column">
      <style:table-column-properties fo:break-before="auto" style:column-width="2.45cm"/>
    </style:style>
    <style:style style:name="co14" style:family="table-column">
      <style:table-column-properties fo:break-before="auto" style:column-width="1.071cm"/>
    </style:style>
    <style:style style:name="co15" style:family="table-column">
      <style:table-column-properties fo:break-before="auto" style:column-width="0.561cm"/>
    </style:style>
    <style:style style:name="co16" style:family="table-column">
      <style:table-column-properties fo:break-before="auto" style:column-width="3.186cm"/>
    </style:style>
    <style:style style:name="co17" style:family="table-column">
      <style:table-column-properties fo:break-before="auto" style:column-width="2.341cm"/>
    </style:style>
    <style:style style:name="co18" style:family="table-column">
      <style:table-column-properties fo:break-before="auto" style:column-width="1.66cm"/>
    </style:style>
    <style:style style:name="co19" style:family="table-column">
      <style:table-column-properties fo:break-before="auto" style:column-width="2.014cm"/>
    </style:style>
    <style:style style:name="co20" style:family="table-column">
      <style:table-column-properties fo:break-before="auto" style:column-width="1.307cm"/>
    </style:style>
    <style:style style:name="co21" style:family="table-column">
      <style:table-column-properties fo:break-before="auto" style:column-width="0.743cm"/>
    </style:style>
    <style:style style:name="co22" style:family="table-column">
      <style:table-column-properties fo:break-before="auto" style:column-width="1.469cm"/>
    </style:style>
    <style:style style:name="co23" style:family="table-column">
      <style:table-column-properties fo:break-before="auto" style:column-width="0.688cm"/>
    </style:style>
    <style:style style:name="co24" style:family="table-column">
      <style:table-column-properties fo:break-before="auto" style:column-width="1.252cm"/>
    </style:style>
    <style:style style:name="co25" style:family="table-column">
      <style:table-column-properties fo:break-before="auto" style:column-width="0.497cm"/>
    </style:style>
    <style:style style:name="co26" style:family="table-column">
      <style:table-column-properties fo:break-before="auto" style:column-width="1.633cm"/>
    </style:style>
    <style:style style:name="co27" style:family="table-column">
      <style:table-column-properties fo:break-before="auto" style:column-width="0.871cm"/>
    </style:style>
    <style:style style:name="co28" style:family="table-column">
      <style:table-column-properties fo:break-before="auto" style:column-width="0.762cm"/>
    </style:style>
    <style:style style:name="co29" style:family="table-column">
      <style:table-column-properties fo:break-before="auto" style:column-width="1.552cm"/>
    </style:style>
    <style:style style:name="co30" style:family="table-column">
      <style:table-column-properties fo:break-before="auto" style:column-width="2.117cm"/>
    </style:style>
    <style:style style:name="co31" style:family="table-column">
      <style:table-column-properties fo:break-before="auto" style:column-width="1.379cm"/>
    </style:style>
    <style:style style:name="co32" style:family="table-column">
      <style:table-column-properties fo:break-before="auto" style:column-width="3.022cm"/>
    </style:style>
    <style:style style:name="co33" style:family="table-column">
      <style:table-column-properties fo:break-before="auto" style:column-width="1.603cm"/>
    </style:style>
    <style:style style:name="co34" style:family="table-column">
      <style:table-column-properties fo:break-before="auto" style:column-width="1.224cm"/>
    </style:style>
    <style:style style:name="co35" style:family="table-column">
      <style:table-column-properties fo:break-before="auto" style:column-width="0.979cm"/>
    </style:style>
    <style:style style:name="co36" style:family="table-column">
      <style:table-column-properties fo:break-before="auto" style:column-width="0.653cm"/>
    </style:style>
    <style:style style:name="co37" style:family="table-column">
      <style:table-column-properties fo:break-before="auto" style:column-width="1.198cm"/>
    </style:style>
    <style:style style:name="co38" style:family="table-column">
      <style:table-column-properties fo:break-before="auto" style:column-width="1.397cm"/>
    </style:style>
    <style:style style:name="co39" style:family="table-column">
      <style:table-column-properties fo:break-before="auto" style:column-width="2.722cm"/>
    </style:style>
    <style:style style:name="co40" style:family="table-column">
      <style:table-column-properties fo:break-before="auto" style:column-width="4.688cm"/>
    </style:style>
    <style:style style:name="co41" style:family="table-column">
      <style:table-column-properties fo:break-before="auto" style:column-width="2.314cm"/>
    </style:style>
    <style:style style:name="co42" style:family="table-column">
      <style:table-column-properties fo:break-before="auto" style:column-width="1.148cm"/>
    </style:style>
    <style:style style:name="co43" style:family="table-column">
      <style:table-column-properties fo:break-before="auto" style:column-width="1.443cm"/>
    </style:style>
    <style:style style:name="co44" style:family="table-column">
      <style:table-column-properties fo:break-before="auto" style:column-width="1.279cm"/>
    </style:style>
    <style:style style:name="co45" style:family="table-column">
      <style:table-column-properties fo:break-before="auto" style:column-width="0.543cm"/>
    </style:style>
    <style:style style:name="co46" style:family="table-column">
      <style:table-column-properties fo:break-before="auto" style:column-width="0.924cm"/>
    </style:style>
    <style:style style:name="co47" style:family="table-column">
      <style:table-column-properties fo:break-before="auto" style:column-width="3.812cm"/>
    </style:style>
    <style:style style:name="co48" style:family="table-column">
      <style:table-column-properties fo:break-before="auto" style:column-width="2.559cm"/>
    </style:style>
    <style:style style:name="co49" style:family="table-column">
      <style:table-column-properties fo:break-before="auto" style:column-width="1.924cm"/>
    </style:style>
    <style:style style:name="co50" style:family="table-column">
      <style:table-column-properties fo:break-before="auto" style:column-width="2.903cm"/>
    </style:style>
    <style:style style:name="co51" style:family="table-column">
      <style:table-column-properties fo:break-before="auto" style:column-width="1.769cm"/>
    </style:style>
    <style:style style:name="co52" style:family="table-column">
      <style:table-column-properties fo:break-before="auto" style:column-width="1.062cm"/>
    </style:style>
    <style:style style:name="co53" style:family="table-column">
      <style:table-column-properties fo:break-before="auto" style:column-width="0.707cm"/>
    </style:style>
    <style:style style:name="co54" style:family="table-column">
      <style:table-column-properties fo:break-before="auto" style:column-width="4.066cm"/>
    </style:style>
    <style:style style:name="co55" style:family="table-column">
      <style:table-column-properties fo:break-before="auto" style:column-width="2.069cm"/>
    </style:style>
    <style:style style:name="co56" style:family="table-column">
      <style:table-column-properties fo:break-before="auto" style:column-width="2.298cm"/>
    </style:style>
    <style:style style:name="co57" style:family="table-column">
      <style:table-column-properties fo:break-before="auto" style:column-width="2.159cm"/>
    </style:style>
    <style:style style:name="co58" style:family="table-column">
      <style:table-column-properties fo:break-before="auto" style:column-width="0.953cm"/>
    </style:style>
    <style:style style:name="co59" style:family="table-column">
      <style:table-column-properties fo:break-before="auto" style:column-width="1.334cm"/>
    </style:style>
    <style:style style:name="co60" style:family="table-column">
      <style:table-column-properties fo:break-before="auto" style:column-width="1.524cm"/>
    </style:style>
    <style:style style:name="co61" style:family="table-column">
      <style:table-column-properties fo:break-before="auto" style:column-width="2.15cm"/>
    </style:style>
    <style:style style:name="co62" style:family="table-column">
      <style:table-column-properties fo:break-before="auto" style:column-width="1.034cm"/>
    </style:style>
    <style:style style:name="co63" style:family="table-column">
      <style:table-column-properties fo:break-before="auto" style:column-width="2.831cm"/>
    </style:style>
    <style:style style:name="co64" style:family="table-column">
      <style:table-column-properties fo:break-before="auto" style:column-width="1.997cm"/>
    </style:style>
    <style:style style:name="co65" style:family="table-column">
      <style:table-column-properties fo:break-before="auto" style:column-width="0.817cm"/>
    </style:style>
    <style:style style:name="co66" style:family="table-column">
      <style:table-column-properties fo:break-before="auto" style:column-width="2.641cm"/>
    </style:style>
    <style:style style:name="co67" style:family="table-column">
      <style:table-column-properties fo:break-before="auto" style:column-width="1.452cm"/>
    </style:style>
    <style:style style:name="co68" style:family="table-column">
      <style:table-column-properties fo:break-before="auto" style:column-width="0.797cm"/>
    </style:style>
    <style:style style:name="co69" style:family="table-column">
      <style:table-column-properties fo:break-before="auto" style:column-width="0.967cm"/>
    </style:style>
    <style:style style:name="co70" style:family="table-column">
      <style:table-column-properties fo:break-before="auto" style:column-width="2.686cm"/>
    </style:style>
    <style:style style:name="co71" style:family="table-column">
      <style:table-column-properties fo:break-before="auto" style:column-width="1.879cm"/>
    </style:style>
    <style:style style:name="co72" style:family="table-column">
      <style:table-column-properties fo:break-before="auto" style:column-width="2.514cm"/>
    </style:style>
    <style:style style:name="co73" style:family="table-column">
      <style:table-column-properties fo:break-before="auto" style:column-width="2.39cm"/>
    </style:style>
    <style:style style:name="co74" style:family="table-column">
      <style:table-column-properties fo:break-before="auto" style:column-width="1.743cm"/>
    </style:style>
    <style:style style:name="co75" style:family="table-column">
      <style:table-column-properties fo:break-before="auto" style:column-width="1.18cm"/>
    </style:style>
    <style:style style:name="co76" style:family="table-column">
      <style:table-column-properties fo:break-before="auto" style:column-width="0.598cm"/>
    </style:style>
    <style:style style:name="co77" style:family="table-column">
      <style:table-column-properties fo:break-before="auto" style:column-width="0.815cm"/>
    </style:style>
    <style:style style:name="co78" style:family="table-column">
      <style:table-column-properties fo:break-before="auto" style:column-width="1.36cm"/>
    </style:style>
    <style:style style:name="co79" style:family="table-column">
      <style:table-column-properties fo:break-before="auto" style:column-width="0.626cm"/>
    </style:style>
    <style:style style:name="co80" style:family="table-column">
      <style:table-column-properties fo:break-before="auto" style:column-width="0.381cm"/>
    </style:style>
    <style:style style:name="co81" style:family="table-column">
      <style:table-column-properties fo:break-before="auto" style:column-width="3.157cm"/>
    </style:style>
    <style:style style:name="co82" style:family="table-column">
      <style:table-column-properties fo:break-before="auto" style:column-width="3.05cm"/>
    </style:style>
    <style:style style:name="co83" style:family="table-column">
      <style:table-column-properties fo:break-before="auto" style:column-width="1.663cm"/>
    </style:style>
    <style:style style:name="co84" style:family="table-column">
      <style:table-column-properties fo:break-before="auto" style:column-width="0.695cm"/>
    </style:style>
    <style:style style:name="co85" style:family="table-column">
      <style:table-column-properties fo:break-before="auto" style:column-width="3.6cm"/>
    </style:style>
    <style:style style:name="co86" style:family="table-column">
      <style:table-column-properties fo:break-before="auto" style:column-width="3.35cm"/>
    </style:style>
    <style:style style:name="co87" style:family="table-column">
      <style:table-column-properties fo:break-before="auto" style:column-width="1.796cm"/>
    </style:style>
    <style:style style:name="co88" style:family="table-column">
      <style:table-column-properties fo:break-before="auto" style:column-width="3.358cm"/>
    </style:style>
    <style:style style:name="co89" style:family="table-column">
      <style:table-column-properties fo:break-before="auto" style:column-width="1.415cm"/>
    </style:style>
    <style:style style:name="co90" style:family="table-column">
      <style:table-column-properties fo:break-before="auto" style:column-width="1.573cm"/>
    </style:style>
    <style:style style:name="co91" style:family="table-column">
      <style:table-column-properties fo:break-before="auto" style:column-width="0.393cm"/>
    </style:style>
    <style:style style:name="co92" style:family="table-column">
      <style:table-column-properties fo:break-before="auto" style:column-width="3.104cm"/>
    </style:style>
    <style:style style:name="co93" style:family="table-column">
      <style:table-column-properties fo:break-before="auto" style:column-width="3.448cm"/>
    </style:style>
    <style:style style:name="co94" style:family="table-column">
      <style:table-column-properties fo:break-before="auto" style:column-width="1.489cm"/>
    </style:style>
    <style:style style:name="co95" style:family="table-column">
      <style:table-column-properties fo:break-before="auto" style:column-width="0.416cm"/>
    </style:style>
    <style:style style:name="co96" style:family="table-column">
      <style:table-column-properties fo:break-before="auto" style:column-width="0.852cm"/>
    </style:style>
    <style:style style:name="co97" style:family="table-column">
      <style:table-column-properties fo:break-before="auto" style:column-width="5.373cm"/>
    </style:style>
    <style:style style:name="co98" style:family="table-column">
      <style:table-column-properties fo:break-before="auto" style:column-width="0.898cm"/>
    </style:style>
    <style:style style:name="co99" style:family="table-column">
      <style:table-column-properties fo:break-before="auto" style:column-width="0.734cm"/>
    </style:style>
    <style:style style:name="co100" style:family="table-column">
      <style:table-column-properties fo:break-before="auto" style:column-width="2.251cm"/>
    </style:style>
    <style:style style:name="co101" style:family="table-column">
      <style:table-column-properties fo:break-before="auto" style:column-width="2.796cm"/>
    </style:style>
    <style:style style:name="co102" style:family="table-column">
      <style:table-column-properties fo:break-before="auto" style:column-width="4.329cm"/>
    </style:style>
    <style:style style:name="co103" style:family="table-column">
      <style:table-column-properties fo:break-before="auto" style:column-width="0.788cm"/>
    </style:style>
    <style:style style:name="co104" style:family="table-column">
      <style:table-column-properties fo:break-before="auto" style:column-width="1.169cm"/>
    </style:style>
    <style:style style:name="co105" style:family="table-column">
      <style:table-column-properties fo:break-before="auto" style:column-width="1.815cm"/>
    </style:style>
    <style:style style:name="co106" style:family="table-column">
      <style:table-column-properties fo:break-before="auto" style:column-width="0.944cm"/>
    </style:style>
    <style:style style:name="co107" style:family="table-column">
      <style:table-column-properties fo:break-before="auto" style:column-width="3.388cm"/>
    </style:style>
    <style:style style:name="co108" style:family="table-column">
      <style:table-column-properties fo:break-before="auto" style:column-width="1.422cm"/>
    </style:style>
    <style:style style:name="co109" style:family="table-column">
      <style:table-column-properties fo:break-before="auto" style:column-width="1.392cm"/>
    </style:style>
    <style:style style:name="co110" style:family="table-column">
      <style:table-column-properties fo:break-before="auto" style:column-width="1.21cm"/>
    </style:style>
    <style:style style:name="co111" style:family="table-column">
      <style:table-column-properties fo:break-before="auto" style:column-width="2.208cm"/>
    </style:style>
    <style:style style:name="co112" style:family="table-column">
      <style:table-column-properties fo:break-before="auto" style:column-width="2.238cm"/>
    </style:style>
    <style:style style:name="co113" style:family="table-column">
      <style:table-column-properties fo:break-before="auto" style:column-width="2.178cm"/>
    </style:style>
    <style:style style:name="co114" style:family="table-column">
      <style:table-column-properties fo:break-before="auto" style:column-width="1.933cm"/>
    </style:style>
    <style:style style:name="co115" style:family="table-column">
      <style:table-column-properties fo:break-before="auto" style:column-width="1.688cm"/>
    </style:style>
    <style:style style:name="co116" style:family="table-column">
      <style:table-column-properties fo:break-before="auto" style:column-width="0.894cm"/>
    </style:style>
    <style:style style:name="co117" style:family="table-column">
      <style:table-column-properties fo:break-before="auto" style:column-width="2.468cm"/>
    </style:style>
    <style:style style:name="co118" style:family="table-column">
      <style:table-column-properties fo:break-before="auto" style:column-width="0.635cm"/>
    </style:style>
    <style:style style:name="co119" style:family="table-column">
      <style:table-column-properties fo:break-before="auto" style:column-width="2.477cm"/>
    </style:style>
    <style:style style:name="co120" style:family="table-column">
      <style:table-column-properties fo:break-before="auto" style:column-width="3.112cm"/>
    </style:style>
    <style:style style:name="co121" style:family="table-column">
      <style:table-column-properties fo:break-before="auto" style:column-width="1.117cm"/>
    </style:style>
    <style:style style:name="co122" style:family="table-column">
      <style:table-column-properties fo:break-before="auto" style:column-width="3.034cm"/>
    </style:style>
    <style:style style:name="co123" style:family="table-column">
      <style:table-column-properties fo:break-before="auto" style:column-width="1.506cm"/>
    </style:style>
    <style:style style:name="co124" style:family="table-column">
      <style:table-column-properties fo:break-before="auto" style:column-width="2.614cm"/>
    </style:style>
    <style:style style:name="co125" style:family="table-column">
      <style:table-column-properties fo:break-before="auto" style:column-width="2.75cm"/>
    </style:style>
    <style:style style:name="co126" style:family="table-column">
      <style:table-column-properties fo:break-before="auto" style:column-width="2.104cm"/>
    </style:style>
    <style:style style:name="co127" style:family="table-column">
      <style:table-column-properties fo:break-before="auto" style:column-width="3.967cm"/>
    </style:style>
    <style:style style:name="co128" style:family="table-column">
      <style:table-column-properties fo:break-before="auto" style:column-width="1.797cm"/>
    </style:style>
    <style:style style:name="co129" style:family="table-column">
      <style:table-column-properties fo:break-before="auto" style:column-width="0.877cm"/>
    </style:style>
    <style:style style:name="co130" style:family="table-column">
      <style:table-column-properties fo:break-before="auto" style:column-width="1.27cm"/>
    </style:style>
    <style:style style:name="co131" style:family="table-column">
      <style:table-column-properties fo:break-before="auto" style:column-width="1.605cm"/>
    </style:style>
    <style:style style:name="co132" style:family="table-column">
      <style:table-column-properties fo:break-before="auto" style:column-width="4.112cm"/>
    </style:style>
    <style:style style:name="co133" style:family="table-column">
      <style:table-column-properties fo:break-before="auto" style:column-width="1.388cm"/>
    </style:style>
    <style:style style:name="co134" style:family="table-column">
      <style:table-column-properties fo:break-before="auto" style:column-width="1.905cm"/>
    </style:style>
    <style:style style:name="co135" style:family="table-column">
      <style:table-column-properties fo:break-before="auto" style:column-width="1.96cm"/>
    </style:style>
    <style:style style:name="co136" style:family="table-column">
      <style:table-column-properties fo:break-before="auto" style:column-width="2.432cm"/>
    </style:style>
    <style:style style:name="co137" style:family="table-column">
      <style:table-column-properties fo:break-before="auto" style:column-width="3.113cm"/>
    </style:style>
    <style:style style:name="co138" style:family="table-column">
      <style:table-column-properties fo:break-before="auto" style:column-width="1.498cm"/>
    </style:style>
    <style:style style:name="co139" style:family="table-column">
      <style:table-column-properties fo:break-before="auto" style:column-width="0.937cm"/>
    </style:style>
    <style:style style:name="co140" style:family="table-column">
      <style:table-column-properties fo:break-before="auto" style:column-width="1.007cm"/>
    </style:style>
    <style:style style:name="co141" style:family="table-column">
      <style:table-column-properties fo:break-before="auto" style:column-width="0.58cm"/>
    </style:style>
    <style:style style:name="co142" style:family="table-column">
      <style:table-column-properties fo:break-before="auto" style:column-width="1.887cm"/>
    </style:style>
    <style:style style:name="co143" style:family="table-column">
      <style:table-column-properties fo:break-before="auto" style:column-width="2.395cm"/>
    </style:style>
    <style:style style:name="co144" style:family="table-column">
      <style:table-column-properties fo:break-before="auto" style:column-width="3.376cm"/>
    </style:style>
    <style:style style:name="co145" style:family="table-column">
      <style:table-column-properties fo:break-before="auto" style:column-width="0.572cm"/>
    </style:style>
    <style:style style:name="co146" style:family="table-column">
      <style:table-column-properties fo:break-before="auto" style:column-width="3.212cm"/>
    </style:style>
    <style:style style:name="co147" style:family="table-column">
      <style:table-column-properties fo:break-before="auto" style:column-width="0.878cm"/>
    </style:style>
    <style:style style:name="co148" style:family="table-column">
      <style:table-column-properties fo:break-before="auto" style:column-width="1.596cm"/>
    </style:style>
    <style:style style:name="co149" style:family="table-column">
      <style:table-column-properties fo:break-before="auto" style:column-width="1.342cm"/>
    </style:style>
    <style:style style:name="co150" style:family="table-column">
      <style:table-column-properties fo:break-before="auto" style:column-width="2.776cm"/>
    </style:style>
    <style:style style:name="co151" style:family="table-column">
      <style:table-column-properties fo:break-before="auto" style:column-width="1.312cm"/>
    </style:style>
    <style:style style:name="co152" style:family="table-column">
      <style:table-column-properties fo:break-before="auto" style:column-width="3.838cm"/>
    </style:style>
    <style:style style:name="co153" style:family="table-column">
      <style:table-column-properties fo:break-before="auto" style:column-width="2.505cm"/>
    </style:style>
    <style:style style:name="co154" style:family="table-column">
      <style:table-column-properties fo:break-before="auto" style:column-width="2.369cm"/>
    </style:style>
    <style:style style:name="co155" style:family="table-column">
      <style:table-column-properties fo:break-before="auto" style:column-width="2.759cm"/>
    </style:style>
    <style:style style:name="co156" style:family="table-column">
      <style:table-column-properties fo:break-before="auto" style:column-width="0.665cm"/>
    </style:style>
    <style:style style:name="co157" style:family="table-column">
      <style:table-column-properties fo:break-before="auto" style:column-width="0.834cm"/>
    </style:style>
    <style:style style:name="co158" style:family="table-column">
      <style:table-column-properties fo:break-before="auto" style:column-width="1.706cm"/>
    </style:style>
    <style:style style:name="co159" style:family="table-column">
      <style:table-column-properties fo:break-before="auto" style:column-width="2.434cm"/>
    </style:style>
    <style:style style:name="co160" style:family="table-column">
      <style:table-column-properties fo:break-before="auto" style:column-width="3.364cm"/>
    </style:style>
    <style:style style:name="co161" style:family="table-column">
      <style:table-column-properties fo:break-before="auto" style:column-width="2.669cm"/>
    </style:style>
    <style:style style:name="co162" style:family="table-column">
      <style:table-column-properties fo:break-before="auto" style:column-width="1.988cm"/>
    </style:style>
    <style:style style:name="co163" style:family="table-column">
      <style:table-column-properties fo:break-before="auto" style:column-width="2.739cm"/>
    </style:style>
    <style:style style:name="co164" style:family="table-column">
      <style:table-column-properties fo:break-before="auto" style:column-width="1.561cm"/>
    </style:style>
    <style:style style:name="co165" style:family="table-column">
      <style:table-column-properties fo:break-before="auto" style:column-width="0.774cm"/>
    </style:style>
    <style:style style:name="co166" style:family="table-column">
      <style:table-column-properties fo:break-before="auto" style:column-width="0.55cm"/>
    </style:style>
    <style:style style:name="co167" style:family="table-column">
      <style:table-column-properties fo:break-before="auto" style:column-width="1.344cm"/>
    </style:style>
    <style:style style:name="co168" style:family="table-column">
      <style:table-column-properties fo:break-before="auto" style:column-width="0.96cm"/>
    </style:style>
    <style:style style:name="co169" style:family="table-column">
      <style:table-column-properties fo:break-before="auto" style:column-width="4.103cm"/>
    </style:style>
    <style:style style:name="co170" style:family="table-column">
      <style:table-column-properties fo:break-before="auto" style:column-width="3.013cm"/>
    </style:style>
    <style:style style:name="co171" style:family="table-column">
      <style:table-column-properties fo:break-before="auto" style:column-width="2.231cm"/>
    </style:style>
    <style:style style:name="co172" style:family="table-column">
      <style:table-column-properties fo:break-before="auto" style:column-width="1.125cm"/>
    </style:style>
    <style:style style:name="co173" style:family="table-column">
      <style:table-column-properties fo:break-before="auto" style:column-width="1.051cm"/>
    </style:style>
    <style:style style:name="co174" style:family="table-column">
      <style:table-column-properties fo:break-before="auto" style:column-width="2.286cm"/>
    </style:style>
    <style:style style:name="co175" style:family="table-column">
      <style:table-column-properties fo:break-before="auto" style:column-width="2.977cm"/>
    </style:style>
    <style:style style:name="co176" style:family="table-column">
      <style:table-column-properties fo:break-before="auto" style:column-width="3.485cm"/>
    </style:style>
    <style:style style:name="co177" style:family="table-column">
      <style:table-column-properties fo:break-before="auto" style:column-width="0.961cm"/>
    </style:style>
    <style:style style:name="co178" style:family="table-column">
      <style:table-column-properties fo:break-before="auto" style:column-width="3.177cm"/>
    </style:style>
    <style:style style:name="co179" style:family="table-column">
      <style:table-column-properties fo:break-before="auto" style:column-width="0.616cm"/>
    </style:style>
    <style:style style:name="co180" style:family="table-column">
      <style:table-column-properties fo:break-before="auto" style:column-width="0.711cm"/>
    </style:style>
    <style:style style:name="ro1" style:family="table-row">
      <style:table-row-properties style:row-height="1.296cm" fo:break-before="auto" style:use-optimal-row-height="false"/>
    </style:style>
    <style:style style:name="ro2" style:family="table-row">
      <style:table-row-properties style:row-height="1.3cm" fo:break-before="auto" style:use-optimal-row-height="false"/>
    </style:style>
    <style:style style:name="ro3" style:family="table-row">
      <style:table-row-properties style:row-height="1.19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cm" fo:break-before="auto" style:use-optimal-row-height="false"/>
    </style:style>
    <style:style style:name="ro6" style:family="table-row">
      <style:table-row-properties style:row-height="0.61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00"/>
    </style:style>
    <style:style style:name="ta3" style:family="table" style:master-page-name="Default">
      <style:table-properties table:display="true" style:writing-mode="lr-tb" tableooo:tab-color="#ff9900"/>
    </style:style>
    <style:style style:name="ta4" style:family="table" style:master-page-name="Default">
      <style:table-properties table:display="true" style:writing-mode="lr-tb" tableooo:tab-color="#009900"/>
    </style:style>
    <style:style style:name="ta5" style:family="table" style:master-page-name="Default">
      <style:table-properties table:display="true" style:writing-mode="lr-tb" tableooo:tab-color="#3333ff"/>
    </style:style>
    <style:style style:name="ta6" style:family="table" style:master-page-name="Default">
      <style:table-properties table:display="true" style:writing-mode="lr-tb" tableooo:tab-color="#996600"/>
    </style:style>
    <style:style style:name="ta7" style:family="table" style:master-page-name="Default">
      <style:table-properties table:display="true" style:writing-mode="lr-tb" tableooo:tab-color="#000000"/>
    </style:style>
    <style:style style:name="ta8" style:family="table" style:master-page-name="Default">
      <style:table-properties table:display="true" style:writing-mode="lr-tb" tableooo:tab-color="#ff3333"/>
    </style:style>
    <style:style style:name="ta9" style:family="table" style:master-page-name="Default">
      <style:table-properties table:display="false" style:writing-mode="lr-tb"/>
    </style: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5"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order-left="0.06pt solid #000000" fo:border-right="none" fo:border-top="0.06pt solid #000000" style:vertical-align="middle"/>
      <style:text-properties fo:font-size="14pt" style:font-size-asian="14pt" style:font-size-complex="14pt"/>
    </style:style>
    <style:style style:name="ce19"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2"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8" style:family="table-cell" style:parent-style-name="Default">
      <style:text-properties fo:font-size="12pt" style:font-size-asian="12pt" style:font-size-complex="12pt"/>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0" style:family="table-cell" style:parent-style-name="Default">
      <style:table-cell-properties fo:border-bottom="0.06pt solid #000000" fo:border-left="none" fo:border-right="0.06pt solid #000000" fo:border-top="0.06pt solid #000000" style:vertical-align="middle"/>
      <style:text-properties fo:font-size="14pt" style:font-size-asian="14pt" style:font-size-complex="14pt"/>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4" style:family="table-cell" style:parent-style-name="Default">
      <style:table-cell-properties style:text-align-source="fix" style:repeat-content="false" fo:border="0.06pt solid #000000" style:vertical-align="middle"/>
      <style:paragraph-properties fo:text-align="start" fo:margin-left="0cm"/>
      <style:text-properties style:font-name="Liberation Sans" fo:font-size="12pt" style:font-size-asian="12pt" style:font-size-complex="12pt"/>
    </style:style>
    <style:style style:name="ce55"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5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13" style:family="table-cell" style:parent-style-name="Default">
      <style:table-cell-properties fo:border="0.06pt solid #000000"/>
      <style:text-properties fo:font-size="12pt" style:font-size-asian="12pt" style:font-size-complex="12pt"/>
    </style:style>
    <style:style style:name="ce173" style:family="table-cell" style:parent-style-name="Default" style:data-style-name="N168">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5" style:family="table-cell" style:parent-style-name="Default">
      <style:text-properties fo:font-size="14pt" style:font-size-asian="14pt" style:font-size-complex="14pt"/>
    </style:style>
    <style:style style:name="ce4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size="14pt" style:font-size-asian="14pt" style:font-size-complex="14pt"/>
    </style:style>
    <style:style style:name="ce17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fo:font-size="14pt" style:font-size-asian="14pt" style:font-size-complex="14pt"/>
    </style:style>
    <style:style style:name="ce16"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8"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78" style:family="table-cell" style:parent-style-name="Default">
      <style:table-cell-properties style:text-align-source="fix" style:repeat-content="false" fo:border="0.06pt solid #000000"/>
      <style:paragraph-properties fo:text-align="start" fo:margin-left="0cm"/>
    </style:style>
    <style:style style:name="ce79" style:family="table-cell" style:parent-style-name="Default">
      <style:table-cell-properties style:text-align-source="fix" style:repeat-content="false" fo:border="0.06pt solid #000000"/>
      <style:paragraph-properties fo:text-align="start" fo:margin-left="0cm"/>
      <style:text-properties style:font-name="Liberation Sans" fo:font-size="12pt" style:font-size-asian="12pt" style:font-size-complex="12pt"/>
    </style:style>
    <style:style style:name="ce21"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26pt" style:font-size-asian="26pt" style:font-size-complex="26pt"/>
    </style:style>
    <style:style style:name="ce22"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5pt" style:font-size-asian="11pt" style:font-size-complex="11pt"/>
    </style:style>
    <style:style style:name="ce23" style:family="table-cell" style:parent-style-name="Default">
      <style:table-cell-properties fo:border="none"/>
    </style:style>
    <style:style style:name="ce81" style:family="table-cell" style:parent-style-name="Default">
      <style:table-cell-properties style:vertical-align="middle"/>
    </style:style>
    <style:style style:name="ce25" style:family="table-cell" style:parent-style-name="Default">
      <style:table-cell-properties style:text-align-source="fix" style:repeat-content="false" fo:border="0.06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3">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8" style:family="table-cell" style:parent-style-name="Default">
      <style:table-cell-properties fo:border-bottom="0.06pt solid #000000" fo:border-left="none" fo:border-right="none" fo:border-top="0.06pt solid #000000"/>
      <style:text-properties style:font-name="Liberation Sans"/>
    </style:style>
    <style:style style:name="ce8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5pt" fo:font-weight="bold" style:font-size-asian="15pt" style:font-weight-asian="bold" style:font-size-complex="15pt" style:font-weight-complex="bold"/>
    </style:style>
    <style:style style:name="ce202" style:family="table-cell" style:parent-style-name="Default">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30" style:family="table-cell" style:parent-style-name="Default">
      <style:table-cell-properties fo:border-bottom="0.06pt solid #000000" fo:border-left="none" fo:border-right="none" fo:border-top="0.06pt solid #000000"/>
    </style:style>
    <style:style style:name="ce29" style:family="table-cell" style:parent-style-name="Default">
      <style:table-cell-properties fo:border-bottom="0.06pt solid #000000" fo:border-left="none" fo:border-right="none" fo:border-top="0.06pt solid #000000" style:vertical-align="middle"/>
    </style:style>
    <style:style style:name="ce223" style:family="table-cell" style:parent-style-name="Default" style:data-style-name="N136">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1" style:family="table-cell" style:parent-style-name="Default">
      <style:table-cell-properties fo:border-bottom="0.06pt solid #000000" fo:border-left="none" fo:border-right="0.06pt solid #000000" fo:border-top="0.06pt solid #000000"/>
    </style:style>
    <style:style style:name="ce9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cm"/>
      <style:text-properties fo:font-size="14pt" style:font-size-asian="14pt" style:font-size-complex="14pt"/>
    </style:style>
    <style:style style:name="ce33"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46"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99" style:family="table-cell" style:parent-style-name="Default" style:data-style-name="N133">
      <style:table-cell-properties fo:border-bottom="0.06pt solid #000000" fo:border-left="0.06pt solid #000000" fo:border-right="none" fo:border-top="0.06pt solid #000000" style:vertical-align="middle"/>
      <style:text-properties fo:font-size="14pt" style:font-size-asian="14pt" style:font-size-complex="14pt"/>
    </style:style>
    <style:style style:name="ce20" style:family="table-cell" style:parent-style-name="Default">
      <style:table-cell-properties fo:border-bottom="0.06pt solid #000000" fo:border-left="none" fo:border-right="none" fo:border-top="0.06pt solid #000000" style:vertical-align="middle"/>
      <style:text-properties fo:font-size="14pt" style:font-size-asian="14pt" style:font-size-complex="14pt"/>
    </style:style>
    <style:style style:name="ce51" style:family="table-cell" style:parent-style-name="Default">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size-asian="14pt" style:font-size-complex="14pt"/>
    </style:style>
    <style:style style:name="ce42" style:family="table-cell" style:parent-style-name="Default">
      <style:table-cell-properties fo:border-bottom="0.06pt solid #000000" style:diagonal-bl-tr="none" style:diagonal-tl-br="none" fo:border-left="none" fo:padding="0.071cm" fo:border-right="0.06pt solid #000000"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5" style:family="table-cell" style:parent-style-name="Default" style:data-style-name="N173">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48" style:family="table-cell" style:parent-style-name="Default" style:data-style-name="N138">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06" style:family="table-cell" style:parent-style-name="Default" style:data-style-name="N151">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6" style:family="table-cell" style:parent-style-name="Default">
      <style:table-cell-properties fo:background-color="#ff99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112"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9"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4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143" style:family="table-cell" style:parent-style-name="Default">
      <style:table-cell-properties fo:border-bottom="0.06pt solid #000000" style:text-align-source="fix" style:repeat-content="false" fo:border-left="none" fo:padding-bottom="0.035cm" fo:padding-left="0.035cm" fo:padding-right="0.035cm" fo:padding-top="0.25cm" fo:border-right="none" fo:border-top="0.06pt solid #000000" style:vertical-align="top"/>
      <style:paragraph-properties fo:text-align="start" fo:margin-left="0cm"/>
      <style:text-properties style:font-name="Liberation Sans" fo:font-size="10pt" style:font-size-asian="14pt" style:font-size-complex="14pt"/>
    </style:style>
    <style:style style:name="ce156"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2pt" style:font-size-asian="12pt" style:font-size-complex="12pt"/>
    </style:style>
    <style:style style:name="ce135" style:family="table-cell" style:parent-style-name="Default" style:data-style-name="N149">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65" style:family="table-cell" style:parent-style-name="Default">
      <style:text-properties fo:font-size="14pt" style:font-size-asian="14pt" style:font-size-complex="14pt"/>
    </style:style>
    <style:style style:name="ce119" style:family="table-cell" style:parent-style-name="Default">
      <style:table-cell-properties fo:background-color="#00cc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29" style:family="table-cell" style:parent-style-name="Default" style:data-style-name="N138">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2"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1" style:family="table-cell" style:parent-style-name="Default">
      <style:table-cell-properties style:text-align-source="fix" style:repeat-content="false"/>
      <style:paragraph-properties fo:text-align="start" fo:margin-left="0cm"/>
    </style:style>
    <style:style style:name="ce132"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113" style:family="table-cell" style:parent-style-name="Default">
      <style:table-cell-properties fo:border-bottom="0.06pt solid #000000" style:text-align-source="fix" style:repeat-content="false" fo:border-left="none" fo:border-right="none" fo:border-top="0.06pt solid #000000" style:vertical-align="top"/>
      <style:paragraph-properties fo:text-align="start" fo:margin-left="0cm"/>
      <style:text-properties style:font-name="Liberation Sans" fo:font-size="10pt" style:font-size-asian="10pt" style:font-size-complex="10pt"/>
    </style:style>
    <style:style style:name="ce142"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2pt" style:font-size-asian="12pt" style:font-size-complex="12pt"/>
    </style:style>
    <style:style style:name="ce14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cm"/>
      <style:text-properties fo:font-size="14pt" style:font-size-asian="14pt" style:font-size-complex="14pt"/>
    </style:style>
    <style:style style:name="ce145" style:family="table-cell" style:parent-style-name="Default" style:data-style-name="N149">
      <style:table-cell-properties fo:border-bottom="0.06pt solid #000000" style:text-align-source="fix" style:repeat-content="false" fo:border-left="none" fo:border-right="0.06pt solid #000000" fo:border-top="0.06pt solid #000000" style:vertical-align="top"/>
      <style:paragraph-properties fo:text-align="start" fo:margin-left="0cm"/>
      <style:text-properties fo:font-size="9pt" style:font-size-asian="9pt" style:font-size-complex="9pt"/>
    </style:style>
    <style:style style:name="ce175" style:family="table-cell" style:parent-style-name="Default">
      <style:table-cell-properties style:text-align-source="fix" style:repeat-content="false"/>
      <style:paragraph-properties fo:text-align="center" fo:margin-left="0cm"/>
    </style:style>
    <style:style style:name="ce125" style:family="table-cell" style:parent-style-name="Default">
      <style:table-cell-properties style:text-align-source="fix" style:repeat-content="false" style:vertical-align="middle"/>
      <style:paragraph-properties fo:text-align="center" fo:margin-left="0cm"/>
    </style:style>
    <style:style style:name="ce49" style:family="table-cell" style:parent-style-name="Default">
      <style:table-cell-properties fo:background-color="#3333ff"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33"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6pt" style:font-size-asian="16pt" style:font-size-complex="16pt"/>
    </style:style>
    <style:style style:name="ce134" style:family="table-cell" style:parent-style-name="Default">
      <style:table-cell-properties fo:border-bottom="0.06pt solid #000000" style:text-align-source="fix" style:repeat-content="false" fo:border-left="none" fo:padding-bottom="0.035cm" fo:padding-left="0.035cm" fo:padding-right="0.035cm" fo:padding-top="0.199cm" fo:border-right="none" fo:border-top="0.06pt solid #000000" style:vertical-align="top"/>
      <style:paragraph-properties fo:text-align="start" fo:margin-left="0cm"/>
      <style:text-properties style:font-name="Liberation Sans" fo:font-size="10pt" style:font-size-asian="10pt" style:font-size-complex="10pt"/>
    </style:style>
    <style:style style:name="ce13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6pt" style:font-size-asian="16pt" style:font-size-complex="16pt"/>
    </style:style>
    <style:style style:name="ce111" style:family="table-cell" style:parent-style-name="Default" style:data-style-name="N149">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165" style:family="table-cell" style:parent-style-name="Default" style:data-style-name="N149">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2pt" style:font-size-asian="12pt" style:font-size-complex="12pt"/>
    </style:style>
    <style:style style:name="ce166" style:family="table-cell" style:parent-style-name="Default" style:data-style-name="N0">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2pt" style:font-size-asian="12pt" style:font-size-complex="12pt"/>
    </style:style>
    <style:style style:name="ce167"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1" fo:font-size="12pt" style:font-size-asian="12pt" style:font-size-complex="12pt"/>
    </style:style>
    <style:style style:name="ce168" style:family="table-cell" style:parent-style-name="Default" style:data-style-name="N0">
      <style:table-cell-properties fo:border-bottom="0.06pt solid #000000" fo:border-left="none" fo:border-right="0.06pt solid #000000" fo:border-top="0.06pt solid #000000" style:vertical-align="top"/>
      <style:text-properties style:font-name="Liberation Sans" fo:font-size="9pt" style:font-size-asian="9pt" style:font-size-complex="9pt"/>
    </style:style>
    <style:style style:name="ce15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name-asian="Calibri" style:font-size-asian="14pt" style:font-name-complex="Calibri" style:font-size-complex="14pt"/>
    </style:style>
    <style:style style:name="ce176" style:family="table-cell" style:parent-style-name="Default">
      <style:table-cell-properties fo:border-bottom="0.06pt solid #000000" fo:border-left="none" fo:border-right="none" fo:border-top="0.06pt solid #000000" style:vertical-align="middle"/>
      <style:text-properties style:font-name="Liberation Sans" fo:font-size="14pt" style:font-size-asian="14pt" style:font-size-complex="14pt"/>
    </style:style>
    <style:style style:name="ce17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style:font-name="Liberation Sans" fo:font-size="14pt" style:font-size-asian="14pt" style:font-size-complex="14pt"/>
    </style:style>
    <style:style style:name="ce56"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47"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4pt" style:font-size-asian="14pt" style:font-size-complex="14pt"/>
    </style:style>
    <style:style style:name="ce181" style:family="table-cell" style:parent-style-name="Default">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17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2pt" style:font-size-asian="12pt" style:font-size-complex="12pt"/>
    </style:style>
    <style:style style:name="ce183" style:family="table-cell" style:parent-style-name="Default" style:data-style-name="N138">
      <style:table-cell-properties fo:border-bottom="0.06pt solid #000000" style:text-align-source="fix" style:repeat-content="false" fo:border-left="none" fo:border-right="0.06pt solid #000000" fo:border-top="0.06pt solid #000000" style:vertical-align="top"/>
      <style:paragraph-properties fo:text-align="start" fo:margin-left="0cm"/>
      <style:text-properties fo:font-size="9pt" style:font-size-asian="9pt" style:font-size-complex="9pt"/>
    </style:style>
    <style:style style:name="ce53" style:family="table-cell" style:parent-style-name="Default">
      <style:table-cell-properties fo:background-color="#9966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58" style:family="table-cell" style:parent-style-name="Default" style:data-style-name="N0">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161" style:family="table-cell" style:parent-style-name="Default">
      <style:table-cell-properties fo:border-bottom="0.06pt solid #000000" style:text-align-source="fix" style:repeat-content="false" fo:border-left="none" fo:border-right="none" fo:border-top="0.06pt solid #000000" style:vertical-align="bottom"/>
      <style:paragraph-properties fo:text-align="start" fo:margin-left="0cm"/>
      <style:text-properties style:font-name="Liberation Sans" fo:font-size="14pt" style:font-size-asian="14pt" style:font-size-complex="14pt"/>
    </style:style>
    <style:style style:name="ce136"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vertical-align="middle"/>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7" style:family="table-cell" style:parent-style-name="Default">
      <style:table-cell-properties fo:border-bottom="0.06pt solid #000000" style:diagonal-bl-tr="none" style:diagonal-tl-br="none" fo:border-left="none" fo:padding="0.071cm" fo:border-right="none"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8"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1" style:family="table-cell" style:parent-style-name="Default" style:data-style-name="N3">
      <style:table-cell-properties fo:border-bottom="0.06pt solid #000000" style:text-align-source="fix" style:repeat-content="false" fo:border-left="none" fo:border-right="0.06pt solid #000000" fo:border-top="0.06pt solid #000000" style:vertical-align="top"/>
      <style:paragraph-properties fo:text-align="start" fo:margin-left="0cm"/>
      <style:text-properties fo:font-size="9pt" style:font-size-asian="9pt" style:font-size-complex="9pt"/>
    </style:style>
    <style:style style:name="ce140" style:family="table-cell" style:parent-style-name="Default">
      <style:table-cell-properties style:vertical-align="middle"/>
      <style:text-properties fo:font-size="11pt" style:font-size-asian="11pt" style:font-size-complex="11pt"/>
    </style:style>
    <style:style style:name="ce141" style:family="table-cell" style:parent-style-name="Default">
      <style:table-cell-properties style:text-align-source="fix" style:repeat-content="false" style:vertical-align="middle"/>
      <style:paragraph-properties fo:text-align="center" fo:margin-left="0cm"/>
      <style:text-properties fo:font-size="11pt" style:font-size-asian="11pt" style:font-size-complex="11pt"/>
    </style:style>
    <style:style style:name="ce206"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71" style:family="table-cell" style:parent-style-name="Default" style:data-style-name="N15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53"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0.5pt" style:font-size-asian="10.5pt" style:font-size-complex="10.5pt"/>
    </style:style>
    <style:style style:name="ce146"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174" style:family="table-cell" style:parent-style-name="Default" style:data-style-name="N155">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190" style:family="table-cell" style:parent-style-name="Default" style:data-style-name="N170">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195" style:family="table-cell" style:parent-style-name="Default">
      <style:table-cell-properties style:text-align-source="fix" style:repeat-content="false"/>
      <style:paragraph-properties fo:text-align="end" fo:margin-left="0cm"/>
    </style:style>
    <style:style style:name="ce59" style:family="table-cell" style:parent-style-name="Default">
      <style:table-cell-properties fo:background-color="#0000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94"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fo:font-size="14pt" style:font-size-asian="14pt" style:font-size-complex="14pt"/>
    </style:style>
    <style:style style:name="ce3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4pt" style:font-size-asian="14pt" style:font-size-complex="14pt"/>
    </style:style>
    <style:style style:name="ce178"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name-asian="Calibri" style:font-size-asian="14pt" style:font-name-complex="Calibri" style:font-size-complex="14pt"/>
    </style:style>
    <style:style style:name="ce180" style:family="table-cell" style:parent-style-name="Default" style:data-style-name="N153">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212" style:family="table-cell" style:parent-style-name="Default" style:data-style-name="N169">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215" style:family="table-cell" style:parent-style-name="Default" style:data-style-name="N170">
      <style:table-cell-properties style:text-align-source="fix" style:repeat-content="false" fo:border="0.06pt solid #000000" style:vertical-align="middle"/>
      <style:paragraph-properties fo:text-align="center" fo:margin-left="0cm"/>
      <style:text-properties style:font-name="Liberation Sans" fo:font-size="14pt" style:font-size-asian="14pt" style:font-size-complex="14pt"/>
    </style:style>
    <style:style style:name="ce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3" fo:font-size="14pt" style:font-name-asian="Liberation Sans3" style:font-size-asian="14pt" style:font-name-complex="Liberation Sans3" style:font-size-complex="14pt"/>
    </style:style>
    <style:style style:name="ce21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style:font-name="Liberation Sans" fo:font-size="14pt" style:font-size-asian="14pt" style:font-size-complex="14pt"/>
    </style:style>
    <style:style style:name="ce152" style:family="table-cell" style:parent-style-name="Default" style:data-style-name="N10">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66" style:family="table-cell" style:parent-style-name="Default">
      <style:table-cell-properties fo:background-color="#ff3333"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222" style:family="table-cell" style:parent-style-name="Default" style:data-style-name="N10">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97"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43" style:family="table-cell" style:parent-style-name="Default" style:data-style-name="N137">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24"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5" style:family="table-cell" style:parent-style-name="Default">
      <style:table-cell-properties fo:border-bottom="0.06pt solid #000000" style:diagonal-bl-tr="none" style:diagonal-tl-br="none" style:text-align-source="fix" style:repeat-content="false" fo:wrap-option="no-wrap" fo:border-left="none"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6" style:family="table-cell" style:parent-style-name="Default">
      <style:table-cell-properties fo:border-bottom="0.06pt solid #000000" fo:border-left="none" fo:border-right="none" fo:border-top="0.06pt solid #000000" style:vertical-align="middle"/>
      <style:text-properties fo:font-size="10.5pt" style:font-size-asian="10.5pt" style:font-size-complex="10.5pt"/>
    </style:style>
    <style:style style:name="ce227" style:family="table-cell" style:parent-style-name="Default" style:data-style-name="N167">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228" style:family="table-cell" style:parent-style-name="Default">
      <style:table-cell-properties style:text-align-source="fix" style:repeat-content="false" fo:border="0.06pt solid #000000" style:vertical-align="middle"/>
      <style:paragraph-properties fo:text-align="center" fo:margin-left="0cm"/>
      <style:text-properties fo:font-size="10.5pt" style:font-size-asian="10.5pt" style:font-size-complex="10.5pt"/>
    </style:style>
    <style:style style:name="ce182" style:family="table-cell" style:parent-style-name="Default" style:data-style-name="N168">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229"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30" style:family="table-cell" style:parent-style-name="Default" style:data-style-name="N168">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gr1" style:family="graphic">
      <style:graphic-properties fo:background-color="#ffffff"/>
    </style:style>
    <style:style style:name="gr2" style:family="graphic">
      <style:graphic-properties fo:background-color="#ffff00"/>
    </style:style>
    <style:style style:name="gr3" style:family="graphic">
      <style:graphic-properties fo:background-color="#ff9900"/>
    </style:style>
    <style:style style:name="gr4" style:family="graphic">
      <style:graphic-properties fo:background-color="#009900"/>
    </style:style>
    <style:style style:name="gr5" style:family="graphic">
      <style:graphic-properties fo:background-color="#0000ff"/>
    </style:style>
    <style:style style:name="gr6" style:family="graphic">
      <style:graphic-properties fo:background-color="#3333ff"/>
    </style:style>
    <style:style style:name="gr7" style:family="graphic">
      <style:graphic-properties fo:background-color="#996600"/>
    </style:style>
    <style:style style:name="gr8" style:family="graphic">
      <style:graphic-properties fo:background-color="#663300"/>
    </style:style>
    <style:style style:name="gr9" style:family="graphic">
      <style:graphic-properties fo:background-color="#000000"/>
    </style:style>
    <style:style style:name="gr10" style:family="graphic">
      <style:graphic-properties fo:background-color="#ff3333"/>
    </style:style>
    <style:style style:name="gr11" style:family="graphic">
      <style:graphic-properties draw:stroke="solid" svg:stroke-width="0.1cm" svg:stroke-color="#000000" draw:marker-start-width="0.35cm" draw:marker-end-width="0.35cm" draw:fill="solid" draw:fill-color="#729fcf" draw:textarea-vertical-align="middle" fo:min-height="9.558cm" fo:padding-top="0.3cm" fo:padding-bottom="0.3cm" fo:padding-left="0.3cm" fo:padding-right="0.3cm"/>
      <style:paragraph-properties style:writing-mode="lr-tb"/>
    </style:style>
    <style:style style:name="gr12" style:family="graphic">
      <style:graphic-properties fo:background-color="#9999ff"/>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autospace="none" style:line-break="normal" style:writing-mode="page"/>
      <style:text-properties fo:hyphenate="false"/>
    </style:style>
    <style:style style:name="P4" style:family="paragraph">
      <loext:graphic-properties draw:fill="solid" draw:fill-color="#729fcf"/>
      <style:paragraph-properties fo:text-align="center" style:text-autospace="none" style:line-break="normal" style:writing-mode="page"/>
      <style:text-properties fo:hyphenate="false"/>
    </style:style>
    <style:style style:name="T1" style:family="text">
      <style:text-properties fo:color="#ffffff"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color="#000000" style:font-name="Wingding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Wingdings"/>
    </style:style>
    <style:style style:name="T6"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text-position="super 58%"/>
    </style:style>
    <style:style style:name="T8"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9"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10" style:family="text">
      <style:text-properties style:font-name="Liberation Sans"/>
    </style:style>
    <style:style style:name="T11" style:family="text">
      <style:text-properties fo:font-size="14pt" style:font-size-asian="14pt" style:font-size-complex="14pt" style:text-overline-style="solid" style:text-overline-width="auto" style:text-overline-color="font-color"/>
    </style:style>
  </office:automatic-styles>
  <office:body>
    <office:spreadsheet>
      <table:calculation-settings table:automatic-find-labels="false" table:use-regular-expressions="false" table:use-wildcards="true"/>
      <table:table table:name="Ceinture Blanche" table:style-name="ta1" table:print-ranges="'Ceinture Blanche'.A1:'Ceinture Blanche'.S44 'Ceinture Blanche'.U1:'Ceinture Blanche'.X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anche?language=Basic&amp;location=document" xlink:type="simple"/>
              </office:event-listeners>
            </form:button>
          </form:form>
        </office:forms>
        <table:shapes>
          <draw:control draw:z-index="0" draw:style-name="gr1" draw:text-style-name="P1" svg:width="1.907cm" svg:height="0.771cm" svg:x="44.622cm" svg:y="0.55c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default-cell-style-name="Default"/>
        <table:table-column table:style-name="co3" table:default-cell-style-name="Default"/>
        <table:table-column table:style-name="co15" table:default-cell-style-name="Default"/>
        <table:table-column table:style-name="co3"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default-cell-style-name="Default"/>
        <table:table-column table:style-name="co4" table:number-columns-repeated="993" table:default-cell-style-name="Default"/>
        <table:table-row table:style-name="ro1">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8" table:number-rows-spanned="1">
            <text:p>TEST 3<text:span text:style-name="T2">e</text:span> - Date : ……………………</text:p>
          </table:table-cell>
          <table:covered-table-cell table:number-columns-repeated="6"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AA1];[.AA1:.AA10])+2" office:value-type="float" office:value="9" calcext:value-type="float">
            <text:p>9</text:p>
          </table:table-cell>
          <table:table-cell table:style-name="ce81" table:formula="of:=RAND()" office:value-type="float" office:value="0.255418796993877" calcext:value-type="float">
            <text:p>0,255418796993877</text:p>
          </table:table-cell>
          <table:table-cell table:formula="of:=RANK([.AC1];[.AC1:.AC10])+2" office:value-type="float" office:value="5" calcext:value-type="float">
            <text:p>5</text:p>
          </table:table-cell>
          <table:table-cell table:style-name="ce81" table:formula="of:=RAND()" office:value-type="float" office:value="0.735366092793922" calcext:value-type="float">
            <text:p>0,735366092793922</text:p>
          </table:table-cell>
          <table:table-cell table:number-columns-repeated="995"/>
        </table:table-row>
        <table:table-row table:style-name="ro1">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quot;v&quot;&amp;ROUND(RAND()*10000;0)" office:value-type="string" office:string-value="v3874" calcext:value-type="string">
            <text:p>v3874</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AA2];[.AA1:.AA10])+2" office:value-type="float" office:value="5" calcext:value-type="float">
            <text:p>5</text:p>
          </table:table-cell>
          <table:table-cell table:style-name="ce81" table:formula="of:=RAND()" office:value-type="float" office:value="0.390925860106452" calcext:value-type="float">
            <text:p>0,390925860106452</text:p>
          </table:table-cell>
          <table:table-cell table:formula="of:=RANK([.AC2];[.AC1:.AC10])+2" office:value-type="float" office:value="3" calcext:value-type="float">
            <text:p>3</text:p>
          </table:table-cell>
          <table:table-cell table:style-name="ce81" table:formula="of:=RAND()" office:value-type="float" office:value="0.888008856159522" calcext:value-type="float">
            <text:p>0,888008856159522</text:p>
          </table:table-cell>
          <table:table-cell table:number-columns-repeated="995"/>
        </table:table-row>
        <table:table-row table:style-name="ro2">
          <table:table-cell table:style-name="ce3" office:value-type="string" calcext:value-type="string" table:number-columns-spanned="4" table:number-rows-spanned="1">
            <text:p>Multiplications</text:p>
          </table:table-cell>
          <table:covered-table-cell table:number-columns-repeated="3" table:style-name="ce6"/>
          <table:table-cell table:style-name="ce55" office:value-type="string" calcext:value-type="string" table:number-columns-spanned="5" table:number-rows-spanned="1">
            <text:p>3<text:span text:style-name="T2">e</text:span> angle d’un triangle</text:p>
          </table:table-cell>
          <table:covered-table-cell table:number-columns-repeated="4"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61" office:value-type="string" calcext:value-type="string" table:number-columns-spanned="6" table:number-rows-spanned="1">
            <text:p>Somme de 3 termes</text:p>
          </table:table-cell>
          <table:covered-table-cell table:number-columns-repeated="2"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S1]" office:value-type="string" office:string-value="AA" calcext:value-type="string">
            <text:p>AA</text:p>
          </table:table-cell>
          <table:table-cell table:style-name="ce29"/>
          <table:table-cell table:style-name="ce92" table:formula="of:=[.S2]" office:value-type="string" office:string-value="v3874" calcext:value-type="string">
            <text:p>v3874</text:p>
          </table:table-cell>
          <table:table-cell table:style-name="ce81"/>
          <table:table-cell table:formula="of:=RANK([.AA3];[.AA1:.AA10])+2" office:value-type="float" office:value="6" calcext:value-type="float">
            <text:p>6</text:p>
          </table:table-cell>
          <table:table-cell table:style-name="ce81" table:formula="of:=RAND()" office:value-type="float" office:value="0.320119507503236" calcext:value-type="float">
            <text:p>0,320119507503236</text:p>
          </table:table-cell>
          <table:table-cell table:formula="of:=RANK([.AC3];[.AC1:.AC10])+2" office:value-type="float" office:value="9" calcext:value-type="float">
            <text:p>9</text:p>
          </table:table-cell>
          <table:table-cell table:style-name="ce81" table:formula="of:=RAND()" office:value-type="float" office:value="0.381962023840051" calcext:value-type="float">
            <text:p>0,381962023840051</text:p>
          </table:table-cell>
          <table:table-cell table:style-name="ce81" table:formula="of:=RANK([.AE3];[.AE3:.AE8])" office:value-type="float" office:value="6" calcext:value-type="float">
            <text:p>6</text:p>
          </table:table-cell>
          <table:table-cell table:style-name="ce81" table:formula="of:=RAND()" office:value-type="float" office:value="0.1694915669774" calcext:value-type="float">
            <text:p>0,1694915669774</text:p>
          </table:table-cell>
          <table:table-cell table:style-name="ce81" table:number-columns-repeated="993"/>
        </table:table-row>
        <table:table-row table:style-name="ro3">
          <table:table-cell table:style-name="ce4" table:formula="of:=[.Z4]" office:value-type="float" office:value="8" calcext:value-type="float">
            <text:p>8</text:p>
          </table:table-cell>
          <table:table-cell table:style-name="ce7" office:value-type="string" calcext:value-type="string">
            <text:p>×</text:p>
          </table:table-cell>
          <table:table-cell table:style-name="ce9" table:formula="of:=[.AB4]" office:value-type="float" office:value="12" calcext:value-type="float">
            <text:p>12</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35" calcext:value-type="float">
            <text:p>135°</text:p>
          </table:table-cell>
          <table:table-cell table:style-name="ce47" office:value-type="string" calcext:value-type="string">
            <text:p>Ê =</text:p>
          </table:table-cell>
          <table:table-cell table:style-name="ce173" table:formula="of:=RANDBETWEEN(1;35-[.F4]/5)*5" office:value-type="float" office:value="25" calcext:value-type="float">
            <text:p>25°</text:p>
          </table:table-cell>
          <table:table-cell table:style-name="ce172" office:value-type="string" calcext:value-type="string">
            <text:p>Û =</text:p>
          </table:table-cell>
          <table:table-cell table:style-name="ce50" table:formula="of:=CHOOSE([.AD3];&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4]-1)*10+1;CHOOSE([.AD4];0;0;0;1;1;1))" office:value-type="float" office:value="28" calcext:value-type="float">
            <text:p>28</text:p>
          </table:table-cell>
          <table:table-cell table:style-name="ce10" office:value-type="string" calcext:value-type="string">
            <text:p>=</text:p>
          </table:table-cell>
          <table:table-cell table:style-name="ce4" table:formula="of:=CHOOSE(ROUND(RAND())+1;-1;1)*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table-cell table:style-name="ce27" table:formula="of:=[.A4]*[.C4]" office:value-type="float" office:value="96" calcext:value-type="float">
            <text:p>96</text:p>
          </table:table-cell>
          <table:table-cell table:style-name="ce202" table:formula="of:=&quot;Û=&quot;&amp;(180-[.F4]-[.H4])&amp;&quot;°&quot;" office:value-type="string" office:string-value="Û=20°" calcext:value-type="string">
            <text:p>Û=20°</text:p>
          </table:table-cell>
          <table:table-cell table:style-name="ce223" table:formula="of:=[.L4]/IF([.J4]=&quot;50 %&quot;;2;10)" office:value-type="float" office:value="14" calcext:value-type="float">
            <text:p>14</text:p>
          </table:table-cell>
          <table:table-cell table:style-name="ce27" table:formula="of:=[.N4]+IF([.O4]=&quot;+&quot;;[.P4];-[.P4])+IF([.Q4]=&quot;+&quot;;[.R4];-[.R4])" office:value-type="float" office:value="24" calcext:value-type="float">
            <text:p>24</text:p>
          </table:table-cell>
          <table:table-cell/>
          <table:table-cell table:formula="of:=RANK([.AA4];[.AA1:.AA10])+2" office:value-type="float" office:value="8" calcext:value-type="float">
            <text:p>8</text:p>
          </table:table-cell>
          <table:table-cell table:style-name="ce81" table:formula="of:=RAND()" office:value-type="float" office:value="0.272016845907565" calcext:value-type="float">
            <text:p>0,272016845907565</text:p>
          </table:table-cell>
          <table:table-cell table:formula="of:=RANK([.AC4];[.AC1:.AC10])+2" office:value-type="float" office:value="12" calcext:value-type="float">
            <text:p>12</text:p>
          </table:table-cell>
          <table:table-cell table:style-name="ce81" table:formula="of:=RAND()" office:value-type="float" office:value="0.109727984556176" calcext:value-type="float">
            <text:p>0,109727984556176</text:p>
          </table:table-cell>
          <table:table-cell table:formula="of:=RANK([.AE4];[.AE3:.AE8])" office:value-type="float" office:value="3" calcext:value-type="float">
            <text:p>3</text:p>
          </table:table-cell>
          <table:table-cell table:style-name="ce81" table:formula="of:=RAND()" office:value-type="float" office:value="0.393102659750722" calcext:value-type="float">
            <text:p>0,393102659750722</text:p>
          </table:table-cell>
          <table:table-cell table:number-columns-repeated="993"/>
        </table:table-row>
        <table:table-row table:style-name="ro3">
          <table:table-cell table:style-name="ce4" table:formula="of:=[.Z5]" office:value-type="float" office:value="4" calcext:value-type="float">
            <text:p>4</text:p>
          </table:table-cell>
          <table:table-cell table:style-name="ce7" office:value-type="string" calcext:value-type="string">
            <text:p>×</text:p>
          </table:table-cell>
          <table:table-cell table:style-name="ce9" table:formula="of:=[.AB5]" office:value-type="float" office:value="8" calcext:value-type="float">
            <text:p>8</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45" calcext:value-type="float">
            <text:p>45°</text:p>
          </table:table-cell>
          <table:table-cell table:style-name="ce47" office:value-type="string" calcext:value-type="string">
            <text:p>Ê =</text:p>
          </table:table-cell>
          <table:table-cell table:style-name="ce173" table:formula="of:=RANDBETWEEN(1;35-[.F5]/5)*5" office:value-type="float" office:value="25" calcext:value-type="float">
            <text:p>25°</text:p>
          </table:table-cell>
          <table:table-cell table:style-name="ce172" office:value-type="string" calcext:value-type="string">
            <text:p>Û =</text:p>
          </table:table-cell>
          <table:table-cell table:style-name="ce50" table:formula="of:=CHOOSE([.AD4];&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5]-1)*10+1;CHOOSE([.AD5];0;0;0;1;1;1))" office:value-type="float" office:value="40.4" calcext:value-type="float">
            <text:p>40,4</text:p>
          </table:table-cell>
          <table:table-cell table:style-name="ce10" office:value-type="string" calcext:value-type="string">
            <text:p>=</text:p>
          </table:table-cell>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table-cell table:style-name="ce27" table:formula="of:=[.A5]*[.C5]" office:value-type="float" office:value="32" calcext:value-type="float">
            <text:p>32</text:p>
          </table:table-cell>
          <table:table-cell table:style-name="ce202" table:formula="of:=&quot;Û=&quot;&amp;(180-[.F5]-[.H5])&amp;&quot;°&quot;" office:value-type="string" office:string-value="Û=110°" calcext:value-type="string">
            <text:p>Û=110°</text:p>
          </table:table-cell>
          <table:table-cell table:style-name="ce223" table:formula="of:=[.L5]/IF([.J5]=&quot;50 %&quot;;2;10)" office:value-type="float" office:value="4.04" calcext:value-type="float">
            <text:p>4,04</text:p>
          </table:table-cell>
          <table:table-cell table:style-name="ce27" table:formula="of:=[.N5]+IF([.O5]=&quot;+&quot;;[.P5];-[.P5])+IF([.Q5]=&quot;+&quot;;[.R5];-[.R5])" office:value-type="float" office:value="19" calcext:value-type="float">
            <text:p>19</text:p>
          </table:table-cell>
          <table:table-cell/>
          <table:table-cell table:formula="of:=RANK([.AA5];[.AA1:.AA10])+2" office:value-type="float" office:value="4" calcext:value-type="float">
            <text:p>4</text:p>
          </table:table-cell>
          <table:table-cell table:style-name="ce81" table:formula="of:=RAND()" office:value-type="float" office:value="0.779154652286275" calcext:value-type="float">
            <text:p>0,779154652286275</text:p>
          </table:table-cell>
          <table:table-cell table:formula="of:=RANK([.AC5];[.AC1:.AC10])+2" office:value-type="float" office:value="8" calcext:value-type="float">
            <text:p>8</text:p>
          </table:table-cell>
          <table:table-cell table:style-name="ce81" table:formula="of:=RAND()" office:value-type="float" office:value="0.653771172288118" calcext:value-type="float">
            <text:p>0,653771172288118</text:p>
          </table:table-cell>
          <table:table-cell table:formula="of:=RANK([.AE5];[.AE3:.AE8])" office:value-type="float" office:value="4" calcext:value-type="float">
            <text:p>4</text:p>
          </table:table-cell>
          <table:table-cell table:style-name="ce81" table:formula="of:=RAND()" office:value-type="float" office:value="0.333915799392712" calcext:value-type="float">
            <text:p>0,333915799392712</text:p>
          </table:table-cell>
          <table:table-cell table:number-columns-repeated="993"/>
        </table:table-row>
        <table:table-row table:style-name="ro3">
          <table:table-cell table:style-name="ce4" table:formula="of:=[.Z6]" office:value-type="float" office:value="10" calcext:value-type="float">
            <text:p>10</text:p>
          </table:table-cell>
          <table:table-cell table:style-name="ce7" office:value-type="string" calcext:value-type="string">
            <text:p>×</text:p>
          </table:table-cell>
          <table:table-cell table:style-name="ce9" table:formula="of:=[.AB6]" office:value-type="float" office:value="6" calcext:value-type="float">
            <text:p>6</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45" calcext:value-type="float">
            <text:p>45°</text:p>
          </table:table-cell>
          <table:table-cell table:style-name="ce47" office:value-type="string" calcext:value-type="string">
            <text:p>Ê =</text:p>
          </table:table-cell>
          <table:table-cell table:style-name="ce173" table:formula="of:=RANDBETWEEN(1;35-[.F6]/5)*5" office:value-type="float" office:value="15" calcext:value-type="float">
            <text:p>15°</text:p>
          </table:table-cell>
          <table:table-cell table:style-name="ce172" office:value-type="string" calcext:value-type="string">
            <text:p>Û =</text:p>
          </table:table-cell>
          <table:table-cell table:style-name="ce50" table:formula="of:=CHOOSE([.AD5];&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6]-1)*10+1;CHOOSE([.AD6];0;0;0;1;1;1))" office:value-type="float" office:value="49.7" calcext:value-type="float">
            <text:p>49,7</text:p>
          </table:table-cell>
          <table:table-cell table:style-name="ce10" office:value-type="string" calcext:value-type="string">
            <text:p>=</text:p>
          </table:table-cell>
          <table:table-cell table:style-name="ce4" table:formula="of:=CHOOSE(ROUND(RAND())+1;-1;1)*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10" office:value-type="string" calcext:value-type="string">
            <text:p>=</text:p>
          </table:table-cell>
          <table:table-cell/>
          <table:table-cell table:style-name="ce27" table:formula="of:=[.A6]*[.C6]" office:value-type="float" office:value="60" calcext:value-type="float">
            <text:p>60</text:p>
          </table:table-cell>
          <table:table-cell table:style-name="ce202" table:formula="of:=&quot;Û=&quot;&amp;(180-[.F6]-[.H6])&amp;&quot;°&quot;" office:value-type="string" office:string-value="Û=120°" calcext:value-type="string">
            <text:p>Û=120°</text:p>
          </table:table-cell>
          <table:table-cell table:style-name="ce223" table:formula="of:=[.L6]/IF([.J6]=&quot;50 %&quot;;2;10)" office:value-type="float" office:value="24.85" calcext:value-type="float">
            <text:p>24,85</text:p>
          </table:table-cell>
          <table:table-cell table:style-name="ce27" table:formula="of:=[.N6]+IF([.O6]=&quot;+&quot;;[.P6];-[.P6])+IF([.Q6]=&quot;+&quot;;[.R6];-[.R6])" office:value-type="float" office:value="-38" calcext:value-type="float">
            <text:p>-38</text:p>
          </table:table-cell>
          <table:table-cell/>
          <table:table-cell table:formula="of:=RANK([.AA6];[.AA1:.AA10])+2" office:value-type="float" office:value="10" calcext:value-type="float">
            <text:p>10</text:p>
          </table:table-cell>
          <table:table-cell table:style-name="ce81" table:formula="of:=RAND()" office:value-type="float" office:value="0.113053497898586" calcext:value-type="float">
            <text:p>0,113053497898586</text:p>
          </table:table-cell>
          <table:table-cell table:formula="of:=RANK([.AC6];[.AC1:.AC10])+2" office:value-type="float" office:value="6" calcext:value-type="float">
            <text:p>6</text:p>
          </table:table-cell>
          <table:table-cell table:style-name="ce81" table:formula="of:=RAND()" office:value-type="float" office:value="0.703408768871586" calcext:value-type="float">
            <text:p>0,703408768871586</text:p>
          </table:table-cell>
          <table:table-cell table:formula="of:=RANK([.AE6];[.AE3:.AE8])" office:value-type="float" office:value="5" calcext:value-type="float">
            <text:p>5</text:p>
          </table:table-cell>
          <table:table-cell table:style-name="ce81" table:formula="of:=RAND()" office:value-type="float" office:value="0.196570149207163" calcext:value-type="float">
            <text:p>0,196570149207163</text:p>
          </table:table-cell>
          <table:table-cell table:number-columns-repeated="993"/>
        </table:table-row>
        <table:table-row table:style-name="ro3">
          <table:table-cell table:style-name="ce4" table:formula="of:=[.Z7]" office:value-type="float" office:value="3" calcext:value-type="float">
            <text:p>3</text:p>
          </table:table-cell>
          <table:table-cell table:style-name="ce7" office:value-type="string" calcext:value-type="string">
            <text:p>×</text:p>
          </table:table-cell>
          <table:table-cell table:style-name="ce9" table:formula="of:=[.AB7]" office:value-type="float" office:value="11" calcext:value-type="float">
            <text:p>11</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40" calcext:value-type="float">
            <text:p>40°</text:p>
          </table:table-cell>
          <table:table-cell table:style-name="ce47" office:value-type="string" calcext:value-type="string">
            <text:p>Ê =</text:p>
          </table:table-cell>
          <table:table-cell table:style-name="ce173" table:formula="of:=RANDBETWEEN(1;35-[.F7]/5)*5" office:value-type="float" office:value="70" calcext:value-type="float">
            <text:p>70°</text:p>
          </table:table-cell>
          <table:table-cell table:style-name="ce172" office:value-type="string" calcext:value-type="string">
            <text:p>Û =</text:p>
          </table:table-cell>
          <table:table-cell table:style-name="ce50" table:formula="of:=CHOOSE([.AD6];&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7]-1)*10+1;CHOOSE([.AD7];0;0;0;1;1;1))" office:value-type="float" office:value="3" calcext:value-type="float">
            <text:p>3</text:p>
          </table:table-cell>
          <table:table-cell table:style-name="ce10" office:value-type="string" calcext:value-type="string">
            <text:p>=</text:p>
          </table:table-cell>
          <table:table-cell table:style-name="ce4" table:formula="of:=CHOOSE(ROUND(RAND())+1;-1;1)*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table-cell table:style-name="ce27" table:formula="of:=[.A7]*[.C7]" office:value-type="float" office:value="33" calcext:value-type="float">
            <text:p>33</text:p>
          </table:table-cell>
          <table:table-cell table:style-name="ce202" table:formula="of:=&quot;Û=&quot;&amp;(180-[.F7]-[.H7])&amp;&quot;°&quot;" office:value-type="string" office:string-value="Û=70°" calcext:value-type="string">
            <text:p>Û=70°</text:p>
          </table:table-cell>
          <table:table-cell table:style-name="ce223" table:formula="of:=[.L7]/IF([.J7]=&quot;50 %&quot;;2;10)" office:value-type="float" office:value="0.3" calcext:value-type="float">
            <text:p>0,3</text:p>
          </table:table-cell>
          <table:table-cell table:style-name="ce27" table:formula="of:=[.N7]+IF([.O7]=&quot;+&quot;;[.P7];-[.P7])+IF([.Q7]=&quot;+&quot;;[.R7];-[.R7])" office:value-type="float" office:value="-10" calcext:value-type="float">
            <text:p>-10</text:p>
          </table:table-cell>
          <table:table-cell/>
          <table:table-cell table:formula="of:=RANK([.AA7];[.AA1:.AA10])+2" office:value-type="float" office:value="3" calcext:value-type="float">
            <text:p>3</text:p>
          </table:table-cell>
          <table:table-cell table:style-name="ce81" table:formula="of:=RAND()" office:value-type="float" office:value="0.968264203977258" calcext:value-type="float">
            <text:p>0,968264203977258</text:p>
          </table:table-cell>
          <table:table-cell table:formula="of:=RANK([.AC7];[.AC1:.AC10])+2" office:value-type="float" office:value="11" calcext:value-type="float">
            <text:p>11</text:p>
          </table:table-cell>
          <table:table-cell table:style-name="ce81" table:formula="of:=RAND()" office:value-type="float" office:value="0.119218553664018" calcext:value-type="float">
            <text:p>0,119218553664018</text:p>
          </table:table-cell>
          <table:table-cell table:formula="of:=RANK([.AE7];[.AE3:.AE8])" office:value-type="float" office:value="1" calcext:value-type="float">
            <text:p>1</text:p>
          </table:table-cell>
          <table:table-cell table:style-name="ce81" table:formula="of:=RAND()" office:value-type="float" office:value="0.828878060552668" calcext:value-type="float">
            <text:p>0,828878060552668</text:p>
          </table:table-cell>
          <table:table-cell table:number-columns-repeated="993"/>
        </table:table-row>
        <table:table-row table:style-name="ro3">
          <table:table-cell table:style-name="ce4" table:formula="of:=[.Z8]" office:value-type="float" office:value="11" calcext:value-type="float">
            <text:p>11</text:p>
          </table:table-cell>
          <table:table-cell table:style-name="ce7" office:value-type="string" calcext:value-type="string">
            <text:p>×</text:p>
          </table:table-cell>
          <table:table-cell table:style-name="ce9" table:formula="of:=[.AB8]" office:value-type="float" office:value="10" calcext:value-type="float">
            <text:p>10</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40" calcext:value-type="float">
            <text:p>140°</text:p>
          </table:table-cell>
          <table:table-cell table:style-name="ce47" office:value-type="string" calcext:value-type="string">
            <text:p>Ê =</text:p>
          </table:table-cell>
          <table:table-cell table:style-name="ce173" table:formula="of:=RANDBETWEEN(1;35-[.F8]/5)*5" office:value-type="float" office:value="15" calcext:value-type="float">
            <text:p>15°</text:p>
          </table:table-cell>
          <table:table-cell table:style-name="ce172" office:value-type="string" calcext:value-type="string">
            <text:p>Û =</text:p>
          </table:table-cell>
          <table:table-cell table:style-name="ce50" table:formula="of:=CHOOSE([.AD7];&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8]-1)*10+1;CHOOSE([.AD8];0;0;0;1;1;1))" office:value-type="float" office:value="19" calcext:value-type="float">
            <text:p>19</text:p>
          </table:table-cell>
          <table:table-cell table:style-name="ce10" office:value-type="string" calcext:value-type="string">
            <text: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table-cell table:style-name="ce27" table:formula="of:=[.A8]*[.C8]" office:value-type="float" office:value="110" calcext:value-type="float">
            <text:p>110</text:p>
          </table:table-cell>
          <table:table-cell table:style-name="ce202" table:formula="of:=&quot;Û=&quot;&amp;(180-[.F8]-[.H8])&amp;&quot;°&quot;" office:value-type="string" office:string-value="Û=25°" calcext:value-type="string">
            <text:p>Û=25°</text:p>
          </table:table-cell>
          <table:table-cell table:style-name="ce223" table:formula="of:=[.L8]/IF([.J8]=&quot;50 %&quot;;2;10)" office:value-type="float" office:value="1.9" calcext:value-type="float">
            <text:p>1,9</text:p>
          </table:table-cell>
          <table:table-cell table:style-name="ce27" table:formula="of:=[.N8]+IF([.O8]=&quot;+&quot;;[.P8];-[.P8])+IF([.Q8]=&quot;+&quot;;[.R8];-[.R8])" office:value-type="float" office:value="14" calcext:value-type="float">
            <text:p>14</text:p>
          </table:table-cell>
          <table:table-cell/>
          <table:table-cell table:formula="of:=RANK([.AA8];[.AA1:.AA10])+2" office:value-type="float" office:value="11" calcext:value-type="float">
            <text:p>11</text:p>
          </table:table-cell>
          <table:table-cell table:style-name="ce81" table:formula="of:=RAND()" office:value-type="float" office:value="0.0714036649056097" calcext:value-type="float">
            <text:p>0,07140366490561</text:p>
          </table:table-cell>
          <table:table-cell table:formula="of:=RANK([.AC8];[.AC1:.AC10])+2" office:value-type="float" office:value="10" calcext:value-type="float">
            <text:p>10</text:p>
          </table:table-cell>
          <table:table-cell table:style-name="ce81" table:formula="of:=RAND()" office:value-type="float" office:value="0.36403560531292" calcext:value-type="float">
            <text:p>0,36403560531292</text:p>
          </table:table-cell>
          <table:table-cell table:formula="of:=RANK([.AE8];[.AE3:.AE8])" office:value-type="float" office:value="2" calcext:value-type="float">
            <text:p>2</text:p>
          </table:table-cell>
          <table:table-cell table:style-name="ce81" table:formula="of:=RAND()" office:value-type="float" office:value="0.490337024648983" calcext:value-type="float">
            <text:p>0,490337024648983</text:p>
          </table:table-cell>
          <table:table-cell table:number-columns-repeated="993"/>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AA9];[.AA1:.AA10])+2" office:value-type="float" office:value="12" calcext:value-type="float">
            <text:p>12</text:p>
          </table:table-cell>
          <table:table-cell table:style-name="ce81" table:formula="of:=RAND()" office:value-type="float" office:value="0.0432043847849073" calcext:value-type="float">
            <text:p>0,043204384784907</text:p>
          </table:table-cell>
          <table:table-cell table:formula="of:=RANK([.AC9];[.AC1:.AC10])+2" office:value-type="float" office:value="7" calcext:value-type="float">
            <text:p>7</text:p>
          </table:table-cell>
          <table:table-cell table:style-name="ce81" table:formula="of:=RAND()" office:value-type="float" office:value="0.68498355592471" calcext:value-type="float">
            <text:p>0,68498355592471</text:p>
          </table:table-cell>
          <table:table-cell table:number-columns-repeated="995"/>
        </table:table-row>
        <table:table-row table:style-name="ro4">
          <table:table-cell table:number-columns-repeated="25"/>
          <table:table-cell table:formula="of:=RANK([.AA10];[.AA1:.AA10])+2" office:value-type="float" office:value="7" calcext:value-type="float">
            <text:p>7</text:p>
          </table:table-cell>
          <table:table-cell table:style-name="ce81" table:formula="of:=RAND()" office:value-type="float" office:value="0.313162516934503" calcext:value-type="float">
            <text:p>0,313162516934503</text:p>
          </table:table-cell>
          <table:table-cell table:formula="of:=RANK([.AC10];[.AC1:.AC10])+2" office:value-type="float" office:value="4" calcext:value-type="float">
            <text:p>4</text:p>
          </table:table-cell>
          <table:table-cell table:style-name="ce81" table:formula="of:=RAND()" office:value-type="float" office:value="0.872227323828229" calcext:value-type="float">
            <text:p>0,872227323828229</text:p>
          </table:table-cell>
          <table:table-cell table:number-columns-repeated="995"/>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8" table:number-rows-spanned="1">
            <text:p>TEST 3<text:span text:style-name="T2">e</text:span> - Date : ……………………</text:p>
          </table:table-cell>
          <table:covered-table-cell table:number-columns-repeated="6"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AA12];[.AA12:.AA21])+2" office:value-type="float" office:value="4" calcext:value-type="float">
            <text:p>4</text:p>
          </table:table-cell>
          <table:table-cell table:style-name="ce81" table:formula="of:=RAND()" office:value-type="float" office:value="0.857122867431326" calcext:value-type="float">
            <text:p>0,857122867431326</text:p>
          </table:table-cell>
          <table:table-cell table:formula="of:=RANK([.AC12];[.AC12:.AC21])+2" office:value-type="float" office:value="3" calcext:value-type="float">
            <text:p>3</text:p>
          </table:table-cell>
          <table:table-cell table:style-name="ce81" table:formula="of:=RAND()" office:value-type="float" office:value="0.894492285547092" calcext:value-type="float">
            <text:p>0,894492285547092</text:p>
          </table:table-cell>
          <table:table-cell table:number-columns-repeated="995"/>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S$2]" office:value-type="string" office:string-value="v3874" calcext:value-type="string">
            <text:p>v3874</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AA13];[.AA12:.AA21])+2" office:value-type="float" office:value="11" calcext:value-type="float">
            <text:p>11</text:p>
          </table:table-cell>
          <table:table-cell table:style-name="ce81" table:formula="of:=RAND()" office:value-type="float" office:value="0.0196863158908406" calcext:value-type="float">
            <text:p>0,019686315890841</text:p>
          </table:table-cell>
          <table:table-cell table:formula="of:=RANK([.AC13];[.AC12:.AC21])+2" office:value-type="float" office:value="12" calcext:value-type="float">
            <text:p>12</text:p>
          </table:table-cell>
          <table:table-cell table:style-name="ce81" table:formula="of:=RAND()" office:value-type="float" office:value="0.231425943190176" calcext:value-type="float">
            <text:p>0,231425943190176</text:p>
          </table:table-cell>
          <table:table-cell table:number-columns-repeated="995"/>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55" office:value-type="string" calcext:value-type="string" table:number-columns-spanned="5" table:number-rows-spanned="1">
            <text:p>3<text:span text:style-name="T2">e</text:span> angle d’un triangle</text:p>
          </table:table-cell>
          <table:covered-table-cell table:number-columns-repeated="4"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61" office:value-type="string" calcext:value-type="string" table:number-columns-spanned="6" table:number-rows-spanned="1">
            <text:p>Somme de 3 termes</text:p>
          </table:table-cell>
          <table:covered-table-cell table:number-columns-repeated="2"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S12]" office:value-type="string" office:string-value="AB" calcext:value-type="string">
            <text:p>AB</text:p>
          </table:table-cell>
          <table:table-cell table:style-name="ce29"/>
          <table:table-cell table:style-name="ce92" table:formula="of:=[.S13]" office:value-type="string" office:string-value="v3874" calcext:value-type="string">
            <text:p>v3874</text:p>
          </table:table-cell>
          <table:table-cell table:style-name="ce81"/>
          <table:table-cell table:formula="of:=RANK([.AA14];[.AA12:.AA21])+2" office:value-type="float" office:value="3" calcext:value-type="float">
            <text:p>3</text:p>
          </table:table-cell>
          <table:table-cell table:style-name="ce81" table:formula="of:=RAND()" office:value-type="float" office:value="0.950074469753065" calcext:value-type="float">
            <text:p>0,950074469753065</text:p>
          </table:table-cell>
          <table:table-cell table:formula="of:=RANK([.AC14];[.AC12:.AC21])+2" office:value-type="float" office:value="8" calcext:value-type="float">
            <text:p>8</text:p>
          </table:table-cell>
          <table:table-cell table:style-name="ce81" table:formula="of:=RAND()" office:value-type="float" office:value="0.599194698253661" calcext:value-type="float">
            <text:p>0,599194698253661</text:p>
          </table:table-cell>
          <table:table-cell table:style-name="ce81" table:formula="of:=RANK([.AE14];[.AE14:.AE19])" office:value-type="float" office:value="3" calcext:value-type="float">
            <text:p>3</text:p>
          </table:table-cell>
          <table:table-cell table:style-name="ce81" table:formula="of:=RAND()" office:value-type="float" office:value="0.699462926310319" calcext:value-type="float">
            <text:p>0,699462926310319</text:p>
          </table:table-cell>
          <table:table-cell table:number-columns-repeated="993"/>
        </table:table-row>
        <table:table-row table:style-name="ro3">
          <table:table-cell table:style-name="ce4" table:formula="of:=[.Z15]" office:value-type="float" office:value="12" calcext:value-type="float">
            <text:p>12</text:p>
          </table:table-cell>
          <table:table-cell table:style-name="ce7" office:value-type="string" calcext:value-type="string">
            <text:p>×</text:p>
          </table:table-cell>
          <table:table-cell table:style-name="ce9" table:formula="of:=[.AB15]" office:value-type="float" office:value="5" calcext:value-type="float">
            <text:p>5</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30" calcext:value-type="float">
            <text:p>30°</text:p>
          </table:table-cell>
          <table:table-cell table:style-name="ce47" office:value-type="string" calcext:value-type="string">
            <text:p>Ê =</text:p>
          </table:table-cell>
          <table:table-cell table:style-name="ce173" table:formula="of:=RANDBETWEEN(1;35-[.F15]/5)*5" office:value-type="float" office:value="55" calcext:value-type="float">
            <text:p>55°</text:p>
          </table:table-cell>
          <table:table-cell table:style-name="ce172" office:value-type="string" calcext:value-type="string">
            <text:p>Û =</text:p>
          </table:table-cell>
          <table:table-cell table:style-name="ce50" table:formula="of:=CHOOSE([.AD14];&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15]-1)*10+1;CHOOSE([.AD15];0;0;0;1;1;1))" office:value-type="float" office:value="21" calcext:value-type="float">
            <text:p>21</text:p>
          </table:table-cell>
          <table:table-cell table:style-name="ce10" office:value-type="string" calcext:value-type="string">
            <text:p>=</text:p>
          </table:table-cell>
          <table:table-cell table:style-name="ce4" table:formula="of:=CHOOSE(ROUND(RAND())+1;-1;1)*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table-cell table:style-name="ce27" table:formula="of:=[.A15]*[.C15]" office:value-type="float" office:value="60" calcext:value-type="float">
            <text:p>60</text:p>
          </table:table-cell>
          <table:table-cell table:style-name="ce202" table:formula="of:=&quot;Û=&quot;&amp;(180-[.F15]-[.H15])&amp;&quot;°&quot;" office:value-type="string" office:string-value="Û=95°" calcext:value-type="string">
            <text:p>Û=95°</text:p>
          </table:table-cell>
          <table:table-cell table:style-name="ce223" table:formula="of:=[.L15]/IF([.J15]=&quot;50 %&quot;;2;10)" office:value-type="float" office:value="2.1" calcext:value-type="float">
            <text:p>2,1</text:p>
          </table:table-cell>
          <table:table-cell table:style-name="ce27" table:formula="of:=[.N15]+IF([.O15]=&quot;+&quot;;[.P15];-[.P15])+IF([.Q15]=&quot;+&quot;;[.R15];-[.R15])" office:value-type="float" office:value="-17" calcext:value-type="float">
            <text:p>-17</text:p>
          </table:table-cell>
          <table:table-cell/>
          <table:table-cell table:formula="of:=RANK([.AA15];[.AA12:.AA21])+2" office:value-type="float" office:value="12" calcext:value-type="float">
            <text:p>12</text:p>
          </table:table-cell>
          <table:table-cell table:style-name="ce81" table:formula="of:=RAND()" office:value-type="float" office:value="0.00356481677390386" calcext:value-type="float">
            <text:p>0,003564816773904</text:p>
          </table:table-cell>
          <table:table-cell table:formula="of:=RANK([.AC15];[.AC12:.AC21])+2" office:value-type="float" office:value="5" calcext:value-type="float">
            <text:p>5</text:p>
          </table:table-cell>
          <table:table-cell table:style-name="ce81" table:formula="of:=RAND()" office:value-type="float" office:value="0.795232518907177" calcext:value-type="float">
            <text:p>0,795232518907177</text:p>
          </table:table-cell>
          <table:table-cell table:formula="of:=RANK([.AE15];[.AE14:.AE19])" office:value-type="float" office:value="2" calcext:value-type="float">
            <text:p>2</text:p>
          </table:table-cell>
          <table:table-cell table:style-name="ce81" table:formula="of:=RAND()" office:value-type="float" office:value="0.758268421281961" calcext:value-type="float">
            <text:p>0,758268421281961</text:p>
          </table:table-cell>
          <table:table-cell table:number-columns-repeated="993"/>
        </table:table-row>
        <table:table-row table:style-name="ro3">
          <table:table-cell table:style-name="ce4" table:formula="of:=[.Z16]" office:value-type="float" office:value="9" calcext:value-type="float">
            <text:p>9</text:p>
          </table:table-cell>
          <table:table-cell table:style-name="ce7" office:value-type="string" calcext:value-type="string">
            <text:p>×</text:p>
          </table:table-cell>
          <table:table-cell table:style-name="ce9" table:formula="of:=[.AB16]" office:value-type="float" office:value="9" calcext:value-type="float">
            <text:p>9</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35" calcext:value-type="float">
            <text:p>35°</text:p>
          </table:table-cell>
          <table:table-cell table:style-name="ce47" office:value-type="string" calcext:value-type="string">
            <text:p>Ê =</text:p>
          </table:table-cell>
          <table:table-cell table:style-name="ce173" table:formula="of:=RANDBETWEEN(1;35-[.F16]/5)*5" office:value-type="float" office:value="55" calcext:value-type="float">
            <text:p>55°</text:p>
          </table:table-cell>
          <table:table-cell table:style-name="ce172" office:value-type="string" calcext:value-type="string">
            <text:p>Û =</text:p>
          </table:table-cell>
          <table:table-cell table:style-name="ce50" table:formula="of:=CHOOSE([.AD15];&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16]-1)*10+1;CHOOSE([.AD16];0;0;0;1;1;1))" office:value-type="float" office:value="60.2" calcext:value-type="float">
            <text:p>60,2</text:p>
          </table:table-cell>
          <table:table-cell table:style-name="ce10" office:value-type="string" calcext:value-type="string">
            <text:p>=</text:p>
          </table:table-cell>
          <table:table-cell table:style-name="ce4" table:formula="of:=CHOOSE(ROUND(RAND())+1;-1;1)*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table-cell table:style-name="ce27" table:formula="of:=[.A16]*[.C16]" office:value-type="float" office:value="81" calcext:value-type="float">
            <text:p>81</text:p>
          </table:table-cell>
          <table:table-cell table:style-name="ce202" table:formula="of:=&quot;Û=&quot;&amp;(180-[.F16]-[.H16])&amp;&quot;°&quot;" office:value-type="string" office:string-value="Û=90°" calcext:value-type="string">
            <text:p>Û=90°</text:p>
          </table:table-cell>
          <table:table-cell table:style-name="ce223" table:formula="of:=[.L16]/IF([.J16]=&quot;50 %&quot;;2;10)" office:value-type="float" office:value="30.1" calcext:value-type="float">
            <text:p>30,1</text:p>
          </table:table-cell>
          <table:table-cell table:style-name="ce27" table:formula="of:=[.N16]+IF([.O16]=&quot;+&quot;;[.P16];-[.P16])+IF([.Q16]=&quot;+&quot;;[.R16];-[.R16])" office:value-type="float" office:value="9" calcext:value-type="float">
            <text:p>9</text:p>
          </table:table-cell>
          <table:table-cell/>
          <table:table-cell table:formula="of:=RANK([.AA16];[.AA12:.AA21])+2" office:value-type="float" office:value="9" calcext:value-type="float">
            <text:p>9</text:p>
          </table:table-cell>
          <table:table-cell table:style-name="ce81" table:formula="of:=RAND()" office:value-type="float" office:value="0.627496039201963" calcext:value-type="float">
            <text:p>0,627496039201963</text:p>
          </table:table-cell>
          <table:table-cell table:formula="of:=RANK([.AC16];[.AC12:.AC21])+2" office:value-type="float" office:value="9" calcext:value-type="float">
            <text:p>9</text:p>
          </table:table-cell>
          <table:table-cell table:style-name="ce81" table:formula="of:=RAND()" office:value-type="float" office:value="0.391128912979606" calcext:value-type="float">
            <text:p>0,391128912979606</text:p>
          </table:table-cell>
          <table:table-cell table:formula="of:=RANK([.AE16];[.AE14:.AE19])" office:value-type="float" office:value="6" calcext:value-type="float">
            <text:p>6</text:p>
          </table:table-cell>
          <table:table-cell table:style-name="ce81" table:formula="of:=RAND()" office:value-type="float" office:value="0.0497032323474665" calcext:value-type="float">
            <text:p>0,049703232347467</text:p>
          </table:table-cell>
          <table:table-cell table:number-columns-repeated="993"/>
        </table:table-row>
        <table:table-row table:style-name="ro3">
          <table:table-cell table:style-name="ce4" table:formula="of:=[.Z17]" office:value-type="float" office:value="5" calcext:value-type="float">
            <text:p>5</text:p>
          </table:table-cell>
          <table:table-cell table:style-name="ce7" office:value-type="string" calcext:value-type="string">
            <text:p>×</text:p>
          </table:table-cell>
          <table:table-cell table:style-name="ce9" table:formula="of:=[.AB17]" office:value-type="float" office:value="11" calcext:value-type="float">
            <text:p>11</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60" calcext:value-type="float">
            <text:p>160°</text:p>
          </table:table-cell>
          <table:table-cell table:style-name="ce47" office:value-type="string" calcext:value-type="string">
            <text:p>Ê =</text:p>
          </table:table-cell>
          <table:table-cell table:style-name="ce173" table:formula="of:=RANDBETWEEN(1;35-[.F17]/5)*5" office:value-type="float" office:value="10" calcext:value-type="float">
            <text:p>10°</text:p>
          </table:table-cell>
          <table:table-cell table:style-name="ce172" office:value-type="string" calcext:value-type="string">
            <text:p>Û =</text:p>
          </table:table-cell>
          <table:table-cell table:style-name="ce50" table:formula="of:=CHOOSE([.AD16];&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17]-1)*10+1;CHOOSE([.AD17];0;0;0;1;1;1))" office:value-type="float" office:value="46.9" calcext:value-type="float">
            <text:p>46,9</text:p>
          </table:table-cell>
          <table:table-cell table:style-name="ce10" office:value-type="string" calcext:value-type="string">
            <text:p>=</text:p>
          </table:table-cell>
          <table:table-cell table:style-name="ce4" table:formula="of:=CHOOSE(ROUND(RAND())+1;-1;1)*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10" office:value-type="string" calcext:value-type="string">
            <text:p>=</text:p>
          </table:table-cell>
          <table:table-cell/>
          <table:table-cell table:style-name="ce27" table:formula="of:=[.A17]*[.C17]" office:value-type="float" office:value="55" calcext:value-type="float">
            <text:p>55</text:p>
          </table:table-cell>
          <table:table-cell table:style-name="ce202" table:formula="of:=&quot;Û=&quot;&amp;(180-[.F17]-[.H17])&amp;&quot;°&quot;" office:value-type="string" office:string-value="Û=10°" calcext:value-type="string">
            <text:p>Û=10°</text:p>
          </table:table-cell>
          <table:table-cell table:style-name="ce223" table:formula="of:=[.L17]/IF([.J17]=&quot;50 %&quot;;2;10)" office:value-type="float" office:value="23.45" calcext:value-type="float">
            <text:p>23,45</text:p>
          </table:table-cell>
          <table:table-cell table:style-name="ce27" table:formula="of:=[.N17]+IF([.O17]=&quot;+&quot;;[.P17];-[.P17])+IF([.Q17]=&quot;+&quot;;[.R17];-[.R17])" office:value-type="float" office:value="-26" calcext:value-type="float">
            <text:p>-26</text:p>
          </table:table-cell>
          <table:table-cell/>
          <table:table-cell table:formula="of:=RANK([.AA17];[.AA12:.AA21])+2" office:value-type="float" office:value="5" calcext:value-type="float">
            <text:p>5</text:p>
          </table:table-cell>
          <table:table-cell table:style-name="ce81" table:formula="of:=RAND()" office:value-type="float" office:value="0.77135608594764" calcext:value-type="float">
            <text:p>0,77135608594764</text:p>
          </table:table-cell>
          <table:table-cell table:formula="of:=RANK([.AC17];[.AC12:.AC21])+2" office:value-type="float" office:value="11" calcext:value-type="float">
            <text:p>11</text:p>
          </table:table-cell>
          <table:table-cell table:style-name="ce81" table:formula="of:=RAND()" office:value-type="float" office:value="0.237138427354897" calcext:value-type="float">
            <text:p>0,237138427354897</text:p>
          </table:table-cell>
          <table:table-cell table:formula="of:=RANK([.AE17];[.AE14:.AE19])" office:value-type="float" office:value="5" calcext:value-type="float">
            <text:p>5</text:p>
          </table:table-cell>
          <table:table-cell table:style-name="ce81" table:formula="of:=RAND()" office:value-type="float" office:value="0.2321875236151" calcext:value-type="float">
            <text:p>0,2321875236151</text:p>
          </table:table-cell>
          <table:table-cell table:number-columns-repeated="993"/>
        </table:table-row>
        <table:table-row table:style-name="ro3">
          <table:table-cell table:style-name="ce4" table:formula="of:=[.Z18]" office:value-type="float" office:value="10" calcext:value-type="float">
            <text:p>10</text:p>
          </table:table-cell>
          <table:table-cell table:style-name="ce7" office:value-type="string" calcext:value-type="string">
            <text:p>×</text:p>
          </table:table-cell>
          <table:table-cell table:style-name="ce9" table:formula="of:=[.AB18]" office:value-type="float" office:value="6" calcext:value-type="float">
            <text:p>6</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50" calcext:value-type="float">
            <text:p>150°</text:p>
          </table:table-cell>
          <table:table-cell table:style-name="ce47" office:value-type="string" calcext:value-type="string">
            <text:p>Ê =</text:p>
          </table:table-cell>
          <table:table-cell table:style-name="ce173" table:formula="of:=RANDBETWEEN(1;35-[.F18]/5)*5" office:value-type="float" office:value="25" calcext:value-type="float">
            <text:p>25°</text:p>
          </table:table-cell>
          <table:table-cell table:style-name="ce172" office:value-type="string" calcext:value-type="string">
            <text:p>Û =</text:p>
          </table:table-cell>
          <table:table-cell table:style-name="ce50" table:formula="of:=CHOOSE([.AD17];&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18]-1)*10+1;CHOOSE([.AD18];0;0;0;1;1;1))" office:value-type="float" office:value="4" calcext:value-type="float">
            <text:p>4</text:p>
          </table:table-cell>
          <table:table-cell table:style-name="ce10" office:value-type="string" calcext:value-type="string">
            <text:p>=</text:p>
          </table:table-cell>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10" office:value-type="string" calcext:value-type="string">
            <text:p>=</text:p>
          </table:table-cell>
          <table:table-cell/>
          <table:table-cell table:style-name="ce27" table:formula="of:=[.A18]*[.C18]" office:value-type="float" office:value="60" calcext:value-type="float">
            <text:p>60</text:p>
          </table:table-cell>
          <table:table-cell table:style-name="ce202" table:formula="of:=&quot;Û=&quot;&amp;(180-[.F18]-[.H18])&amp;&quot;°&quot;" office:value-type="string" office:string-value="Û=5°" calcext:value-type="string">
            <text:p>Û=5°</text:p>
          </table:table-cell>
          <table:table-cell table:style-name="ce223" table:formula="of:=[.L18]/IF([.J18]=&quot;50 %&quot;;2;10)" office:value-type="float" office:value="0.4" calcext:value-type="float">
            <text:p>0,4</text:p>
          </table:table-cell>
          <table:table-cell table:style-name="ce27" table:formula="of:=[.N18]+IF([.O18]=&quot;+&quot;;[.P18];-[.P18])+IF([.Q18]=&quot;+&quot;;[.R18];-[.R18])" office:value-type="float" office:value="-7" calcext:value-type="float">
            <text:p>-7</text:p>
          </table:table-cell>
          <table:table-cell/>
          <table:table-cell table:formula="of:=RANK([.AA18];[.AA12:.AA21])+2" office:value-type="float" office:value="10" calcext:value-type="float">
            <text:p>10</text:p>
          </table:table-cell>
          <table:table-cell table:style-name="ce81" table:formula="of:=RAND()" office:value-type="float" office:value="0.399985956875655" calcext:value-type="float">
            <text:p>0,399985956875655</text:p>
          </table:table-cell>
          <table:table-cell table:formula="of:=RANK([.AC18];[.AC12:.AC21])+2" office:value-type="float" office:value="6" calcext:value-type="float">
            <text:p>6</text:p>
          </table:table-cell>
          <table:table-cell table:style-name="ce81" table:formula="of:=RAND()" office:value-type="float" office:value="0.660510977557869" calcext:value-type="float">
            <text:p>0,660510977557869</text:p>
          </table:table-cell>
          <table:table-cell table:formula="of:=RANK([.AE18];[.AE14:.AE19])" office:value-type="float" office:value="1" calcext:value-type="float">
            <text:p>1</text:p>
          </table:table-cell>
          <table:table-cell table:style-name="ce81" table:formula="of:=RAND()" office:value-type="float" office:value="0.993924760330481" calcext:value-type="float">
            <text:p>0,993924760330481</text:p>
          </table:table-cell>
          <table:table-cell table:number-columns-repeated="993"/>
        </table:table-row>
        <table:table-row table:style-name="ro3">
          <table:table-cell table:style-name="ce4" table:formula="of:=[.Z19]" office:value-type="float" office:value="6" calcext:value-type="float">
            <text:p>6</text:p>
          </table:table-cell>
          <table:table-cell table:style-name="ce7" office:value-type="string" calcext:value-type="string">
            <text:p>×</text:p>
          </table:table-cell>
          <table:table-cell table:style-name="ce9" table:formula="of:=[.AB19]" office:value-type="float" office:value="7" calcext:value-type="float">
            <text:p>7</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75" calcext:value-type="float">
            <text:p>75°</text:p>
          </table:table-cell>
          <table:table-cell table:style-name="ce47" office:value-type="string" calcext:value-type="string">
            <text:p>Ê =</text:p>
          </table:table-cell>
          <table:table-cell table:style-name="ce173" table:formula="of:=RANDBETWEEN(1;35-[.F19]/5)*5" office:value-type="float" office:value="35" calcext:value-type="float">
            <text:p>35°</text:p>
          </table:table-cell>
          <table:table-cell table:style-name="ce172" office:value-type="string" calcext:value-type="string">
            <text:p>Û =</text:p>
          </table:table-cell>
          <table:table-cell table:style-name="ce50" table:formula="of:=CHOOSE([.AD18];&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19]-1)*10+1;CHOOSE([.AD19];0;0;0;1;1;1))" office:value-type="float" office:value="34.5" calcext:value-type="float">
            <text:p>34,5</text:p>
          </table:table-cell>
          <table:table-cell table:style-name="ce10" office:value-type="string" calcext:value-type="string">
            <text:p>=</text:p>
          </table:table-cell>
          <table:table-cell table:style-name="ce4" table:formula="of:=CHOOSE(ROUND(RAND())+1;-1;1)*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table-cell table:style-name="ce27" table:formula="of:=[.A19]*[.C19]" office:value-type="float" office:value="42" calcext:value-type="float">
            <text:p>42</text:p>
          </table:table-cell>
          <table:table-cell table:style-name="ce202" table:formula="of:=&quot;Û=&quot;&amp;(180-[.F19]-[.H19])&amp;&quot;°&quot;" office:value-type="string" office:string-value="Û=70°" calcext:value-type="string">
            <text:p>Û=70°</text:p>
          </table:table-cell>
          <table:table-cell table:style-name="ce223" table:formula="of:=[.L19]/IF([.J19]=&quot;50 %&quot;;2;10)" office:value-type="float" office:value="3.45" calcext:value-type="float">
            <text:p>3,45</text:p>
          </table:table-cell>
          <table:table-cell table:style-name="ce27" table:formula="of:=[.N19]+IF([.O19]=&quot;+&quot;;[.P19];-[.P19])+IF([.Q19]=&quot;+&quot;;[.R19];-[.R19])" office:value-type="float" office:value="53" calcext:value-type="float">
            <text:p>53</text:p>
          </table:table-cell>
          <table:table-cell/>
          <table:table-cell table:formula="of:=RANK([.AA19];[.AA12:.AA21])+2" office:value-type="float" office:value="6" calcext:value-type="float">
            <text:p>6</text:p>
          </table:table-cell>
          <table:table-cell table:style-name="ce81" table:formula="of:=RAND()" office:value-type="float" office:value="0.707874875983024" calcext:value-type="float">
            <text:p>0,707874875983024</text:p>
          </table:table-cell>
          <table:table-cell table:formula="of:=RANK([.AC19];[.AC12:.AC21])+2" office:value-type="float" office:value="7" calcext:value-type="float">
            <text:p>7</text:p>
          </table:table-cell>
          <table:table-cell table:style-name="ce81" table:formula="of:=RAND()" office:value-type="float" office:value="0.650937097082147" calcext:value-type="float">
            <text:p>0,650937097082147</text:p>
          </table:table-cell>
          <table:table-cell table:formula="of:=RANK([.AE19];[.AE14:.AE19])" office:value-type="float" office:value="4" calcext:value-type="float">
            <text:p>4</text:p>
          </table:table-cell>
          <table:table-cell table:style-name="ce81" table:formula="of:=RAND()" office:value-type="float" office:value="0.481676773277314" calcext:value-type="float">
            <text:p>0,481676773277314</text:p>
          </table:table-cell>
          <table:table-cell table:number-columns-repeated="993"/>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AA20];[.AA12:.AA21])+2" office:value-type="float" office:value="8" calcext:value-type="float">
            <text:p>8</text:p>
          </table:table-cell>
          <table:table-cell table:style-name="ce81" table:formula="of:=RAND()" office:value-type="float" office:value="0.684051241033709" calcext:value-type="float">
            <text:p>0,684051241033709</text:p>
          </table:table-cell>
          <table:table-cell table:formula="of:=RANK([.AC20];[.AC12:.AC21])+2" office:value-type="float" office:value="4" calcext:value-type="float">
            <text:p>4</text:p>
          </table:table-cell>
          <table:table-cell table:style-name="ce81" table:formula="of:=RAND()" office:value-type="float" office:value="0.79755217296617" calcext:value-type="float">
            <text:p>0,79755217296617</text:p>
          </table:table-cell>
          <table:table-cell table:number-columns-repeated="995"/>
        </table:table-row>
        <table:table-row table:style-name="ro4">
          <table:table-cell table:number-columns-repeated="25"/>
          <table:table-cell table:formula="of:=RANK([.AA21];[.AA12:.AA21])+2" office:value-type="float" office:value="7" calcext:value-type="float">
            <text:p>7</text:p>
          </table:table-cell>
          <table:table-cell table:style-name="ce81" table:formula="of:=RAND()" office:value-type="float" office:value="0.694327826775511" calcext:value-type="float">
            <text:p>0,694327826775511</text:p>
          </table:table-cell>
          <table:table-cell table:formula="of:=RANK([.AC21];[.AC12:.AC21])+2" office:value-type="float" office:value="10" calcext:value-type="float">
            <text:p>10</text:p>
          </table:table-cell>
          <table:table-cell table:style-name="ce81" table:formula="of:=RAND()" office:value-type="float" office:value="0.287296301301191" calcext:value-type="float">
            <text:p>0,287296301301191</text:p>
          </table:table-cell>
          <table:table-cell table:number-columns-repeated="995"/>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8" table:number-rows-spanned="1">
            <text:p>TEST 3<text:span text:style-name="T2">e</text:span> - Date : ……………………</text:p>
          </table:table-cell>
          <table:covered-table-cell table:number-columns-repeated="6"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AA23];[.AA23:.AA32])+2" office:value-type="float" office:value="9" calcext:value-type="float">
            <text:p>9</text:p>
          </table:table-cell>
          <table:table-cell table:style-name="ce81" table:formula="of:=RAND()" office:value-type="float" office:value="0.258702460203459" calcext:value-type="float">
            <text:p>0,258702460203459</text:p>
          </table:table-cell>
          <table:table-cell table:formula="of:=RANK([.AC23];[.AC23:.AC32])+2" office:value-type="float" office:value="9" calcext:value-type="float">
            <text:p>9</text:p>
          </table:table-cell>
          <table:table-cell table:style-name="ce81" table:formula="of:=RAND()" office:value-type="float" office:value="0.282926160089093" calcext:value-type="float">
            <text:p>0,282926160089093</text:p>
          </table:table-cell>
          <table:table-cell table:number-columns-repeated="995"/>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S$2]" office:value-type="string" office:string-value="v3874" calcext:value-type="string">
            <text:p>v3874</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AA24];[.AA23:.AA32])+2" office:value-type="float" office:value="8" calcext:value-type="float">
            <text:p>8</text:p>
          </table:table-cell>
          <table:table-cell table:style-name="ce81" table:formula="of:=RAND()" office:value-type="float" office:value="0.289943100771404" calcext:value-type="float">
            <text:p>0,289943100771404</text:p>
          </table:table-cell>
          <table:table-cell table:formula="of:=RANK([.AC24];[.AC23:.AC32])+2" office:value-type="float" office:value="5" calcext:value-type="float">
            <text:p>5</text:p>
          </table:table-cell>
          <table:table-cell table:style-name="ce81" table:formula="of:=RAND()" office:value-type="float" office:value="0.76787464887844" calcext:value-type="float">
            <text:p>0,76787464887844</text:p>
          </table:table-cell>
          <table:table-cell table:number-columns-repeated="995"/>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55" office:value-type="string" calcext:value-type="string" table:number-columns-spanned="5" table:number-rows-spanned="1">
            <text:p>3<text:span text:style-name="T2">e</text:span> angle d’un triangle</text:p>
          </table:table-cell>
          <table:covered-table-cell table:number-columns-repeated="4"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61" office:value-type="string" calcext:value-type="string" table:number-columns-spanned="6" table:number-rows-spanned="1">
            <text:p>Somme de 3 termes</text:p>
          </table:table-cell>
          <table:covered-table-cell table:number-columns-repeated="2"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S23]" office:value-type="string" office:string-value="AC" calcext:value-type="string">
            <text:p>AC</text:p>
          </table:table-cell>
          <table:table-cell table:style-name="ce29"/>
          <table:table-cell table:style-name="ce92" table:formula="of:=[.S24]" office:value-type="string" office:string-value="v3874" calcext:value-type="string">
            <text:p>v3874</text:p>
          </table:table-cell>
          <table:table-cell table:style-name="ce81"/>
          <table:table-cell table:formula="of:=RANK([.AA25];[.AA23:.AA32])+2" office:value-type="float" office:value="10" calcext:value-type="float">
            <text:p>10</text:p>
          </table:table-cell>
          <table:table-cell table:style-name="ce81" table:formula="of:=RAND()" office:value-type="float" office:value="0.253450236009086" calcext:value-type="float">
            <text:p>0,253450236009086</text:p>
          </table:table-cell>
          <table:table-cell table:formula="of:=RANK([.AC25];[.AC23:.AC32])+2" office:value-type="float" office:value="3" calcext:value-type="float">
            <text:p>3</text:p>
          </table:table-cell>
          <table:table-cell table:style-name="ce81" table:formula="of:=RAND()" office:value-type="float" office:value="0.938813657767894" calcext:value-type="float">
            <text:p>0,938813657767894</text:p>
          </table:table-cell>
          <table:table-cell table:style-name="ce81" table:formula="of:=RANK([.AE25];[.AE25:.AE30])" office:value-type="float" office:value="3" calcext:value-type="float">
            <text:p>3</text:p>
          </table:table-cell>
          <table:table-cell table:style-name="ce81" table:formula="of:=RAND()" office:value-type="float" office:value="0.791603139989723" calcext:value-type="float">
            <text:p>0,791603139989723</text:p>
          </table:table-cell>
          <table:table-cell table:number-columns-repeated="993"/>
        </table:table-row>
        <table:table-row table:style-name="ro3">
          <table:table-cell table:style-name="ce4" table:formula="of:=[.Z26]" office:value-type="float" office:value="7" calcext:value-type="float">
            <text:p>7</text:p>
          </table:table-cell>
          <table:table-cell table:style-name="ce7" office:value-type="string" calcext:value-type="string">
            <text:p>×</text:p>
          </table:table-cell>
          <table:table-cell table:style-name="ce9" table:formula="of:=[.AB26]" office:value-type="float" office:value="8" calcext:value-type="float">
            <text:p>8</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20" calcext:value-type="float">
            <text:p>20°</text:p>
          </table:table-cell>
          <table:table-cell table:style-name="ce47" office:value-type="string" calcext:value-type="string">
            <text:p>Ê =</text:p>
          </table:table-cell>
          <table:table-cell table:style-name="ce173" table:formula="of:=RANDBETWEEN(1;35-[.F26]/5)*5" office:value-type="float" office:value="150" calcext:value-type="float">
            <text:p>150°</text:p>
          </table:table-cell>
          <table:table-cell table:style-name="ce172" office:value-type="string" calcext:value-type="string">
            <text:p>Û =</text:p>
          </table:table-cell>
          <table:table-cell table:style-name="ce50" table:formula="of:=CHOOSE([.AD25];&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26]-1)*10+1;CHOOSE([.AD26];0;0;0;1;1;1))" office:value-type="float" office:value="19" calcext:value-type="float">
            <text:p>19</text:p>
          </table:table-cell>
          <table:table-cell table:style-name="ce10" office:value-type="string" calcext:value-type="string">
            <text:p>=</text:p>
          </table:table-cell>
          <table:table-cell table:style-name="ce4" table:formula="of:=CHOOSE(ROUND(RAND())+1;-1;1)*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table-cell table:style-name="ce27" table:formula="of:=[.A26]*[.C26]" office:value-type="float" office:value="56" calcext:value-type="float">
            <text:p>56</text:p>
          </table:table-cell>
          <table:table-cell table:style-name="ce202" table:formula="of:=&quot;Û=&quot;&amp;(180-[.F26]-[.H26])&amp;&quot;°&quot;" office:value-type="string" office:string-value="Û=10°" calcext:value-type="string">
            <text:p>Û=10°</text:p>
          </table:table-cell>
          <table:table-cell table:style-name="ce223" table:formula="of:=[.L26]/IF([.J26]=&quot;50 %&quot;;2;10)" office:value-type="float" office:value="1.9" calcext:value-type="float">
            <text:p>1,9</text:p>
          </table:table-cell>
          <table:table-cell table:style-name="ce27" table:formula="of:=[.N26]+IF([.O26]=&quot;+&quot;;[.P26];-[.P26])+IF([.Q26]=&quot;+&quot;;[.R26];-[.R26])" office:value-type="float" office:value="-8" calcext:value-type="float">
            <text:p>-8</text:p>
          </table:table-cell>
          <table:table-cell/>
          <table:table-cell table:formula="of:=RANK([.AA26];[.AA23:.AA32])+2" office:value-type="float" office:value="7" calcext:value-type="float">
            <text:p>7</text:p>
          </table:table-cell>
          <table:table-cell table:style-name="ce81" table:formula="of:=RAND()" office:value-type="float" office:value="0.374672453587145" calcext:value-type="float">
            <text:p>0,374672453587145</text:p>
          </table:table-cell>
          <table:table-cell table:formula="of:=RANK([.AC26];[.AC23:.AC32])+2" office:value-type="float" office:value="8" calcext:value-type="float">
            <text:p>8</text:p>
          </table:table-cell>
          <table:table-cell table:style-name="ce81" table:formula="of:=RAND()" office:value-type="float" office:value="0.320443106892797" calcext:value-type="float">
            <text:p>0,320443106892797</text:p>
          </table:table-cell>
          <table:table-cell table:formula="of:=RANK([.AE26];[.AE25:.AE30])" office:value-type="float" office:value="2" calcext:value-type="float">
            <text:p>2</text:p>
          </table:table-cell>
          <table:table-cell table:style-name="ce81" table:formula="of:=RAND()" office:value-type="float" office:value="0.910149281018536" calcext:value-type="float">
            <text:p>0,910149281018536</text:p>
          </table:table-cell>
          <table:table-cell table:number-columns-repeated="993"/>
        </table:table-row>
        <table:table-row table:style-name="ro3">
          <table:table-cell table:style-name="ce4" table:formula="of:=[.Z27]" office:value-type="float" office:value="6" calcext:value-type="float">
            <text:p>6</text:p>
          </table:table-cell>
          <table:table-cell table:style-name="ce7" office:value-type="string" calcext:value-type="string">
            <text:p>×</text:p>
          </table:table-cell>
          <table:table-cell table:style-name="ce9" table:formula="of:=[.AB27]" office:value-type="float" office:value="10" calcext:value-type="float">
            <text:p>10</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40" calcext:value-type="float">
            <text:p>40°</text:p>
          </table:table-cell>
          <table:table-cell table:style-name="ce47" office:value-type="string" calcext:value-type="string">
            <text:p>Ê =</text:p>
          </table:table-cell>
          <table:table-cell table:style-name="ce173" table:formula="of:=RANDBETWEEN(1;35-[.F27]/5)*5" office:value-type="float" office:value="20" calcext:value-type="float">
            <text:p>20°</text:p>
          </table:table-cell>
          <table:table-cell table:style-name="ce172" office:value-type="string" calcext:value-type="string">
            <text:p>Û =</text:p>
          </table:table-cell>
          <table:table-cell table:style-name="ce50" table:formula="of:=CHOOSE([.AD26];&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27]-1)*10+1;CHOOSE([.AD27];0;0;0;1;1;1))" office:value-type="float" office:value="10" calcext:value-type="float">
            <text:p>10</text:p>
          </table:table-cell>
          <table:table-cell table:style-name="ce10" office:value-type="string" calcext:value-type="string">
            <text:p>=</text:p>
          </table:table-cell>
          <table:table-cell table:style-name="ce4" table:formula="of:=CHOOSE(ROUND(RAND())+1;-1;1)*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10" office:value-type="string" calcext:value-type="string">
            <text:p>=</text:p>
          </table:table-cell>
          <table:table-cell/>
          <table:table-cell table:style-name="ce27" table:formula="of:=[.A27]*[.C27]" office:value-type="float" office:value="60" calcext:value-type="float">
            <text:p>60</text:p>
          </table:table-cell>
          <table:table-cell table:style-name="ce202" table:formula="of:=&quot;Û=&quot;&amp;(180-[.F27]-[.H27])&amp;&quot;°&quot;" office:value-type="string" office:string-value="Û=120°" calcext:value-type="string">
            <text:p>Û=120°</text:p>
          </table:table-cell>
          <table:table-cell table:style-name="ce223" table:formula="of:=[.L27]/IF([.J27]=&quot;50 %&quot;;2;10)" office:value-type="float" office:value="5" calcext:value-type="float">
            <text:p>5</text:p>
          </table:table-cell>
          <table:table-cell table:style-name="ce27" table:formula="of:=[.N27]+IF([.O27]=&quot;+&quot;;[.P27];-[.P27])+IF([.Q27]=&quot;+&quot;;[.R27];-[.R27])" office:value-type="float" office:value="-35" calcext:value-type="float">
            <text:p>-35</text:p>
          </table:table-cell>
          <table:table-cell/>
          <table:table-cell table:formula="of:=RANK([.AA27];[.AA23:.AA32])+2" office:value-type="float" office:value="6" calcext:value-type="float">
            <text:p>6</text:p>
          </table:table-cell>
          <table:table-cell table:style-name="ce81" table:formula="of:=RAND()" office:value-type="float" office:value="0.538006910132719" calcext:value-type="float">
            <text:p>0,538006910132719</text:p>
          </table:table-cell>
          <table:table-cell table:formula="of:=RANK([.AC27];[.AC23:.AC32])+2" office:value-type="float" office:value="10" calcext:value-type="float">
            <text:p>10</text:p>
          </table:table-cell>
          <table:table-cell table:style-name="ce81" table:formula="of:=RAND()" office:value-type="float" office:value="0.248663339763679" calcext:value-type="float">
            <text:p>0,248663339763679</text:p>
          </table:table-cell>
          <table:table-cell table:formula="of:=RANK([.AE27];[.AE25:.AE30])" office:value-type="float" office:value="1" calcext:value-type="float">
            <text:p>1</text:p>
          </table:table-cell>
          <table:table-cell table:style-name="ce81" table:formula="of:=RAND()" office:value-type="float" office:value="0.970371902913195" calcext:value-type="float">
            <text:p>0,970371902913195</text:p>
          </table:table-cell>
          <table:table-cell table:number-columns-repeated="993"/>
        </table:table-row>
        <table:table-row table:style-name="ro3">
          <table:table-cell table:style-name="ce4" table:formula="of:=[.Z28]" office:value-type="float" office:value="11" calcext:value-type="float">
            <text:p>11</text:p>
          </table:table-cell>
          <table:table-cell table:style-name="ce7" office:value-type="string" calcext:value-type="string">
            <text:p>×</text:p>
          </table:table-cell>
          <table:table-cell table:style-name="ce9" table:formula="of:=[.AB28]" office:value-type="float" office:value="12" calcext:value-type="float">
            <text:p>12</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35" calcext:value-type="float">
            <text:p>135°</text:p>
          </table:table-cell>
          <table:table-cell table:style-name="ce47" office:value-type="string" calcext:value-type="string">
            <text:p>Ê =</text:p>
          </table:table-cell>
          <table:table-cell table:style-name="ce173" table:formula="of:=RANDBETWEEN(1;35-[.F28]/5)*5" office:value-type="float" office:value="30" calcext:value-type="float">
            <text:p>30°</text:p>
          </table:table-cell>
          <table:table-cell table:style-name="ce172" office:value-type="string" calcext:value-type="string">
            <text:p>Û =</text:p>
          </table:table-cell>
          <table:table-cell table:style-name="ce50" table:formula="of:=CHOOSE([.AD27];&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28]-1)*10+1;CHOOSE([.AD28];0;0;0;1;1;1))" office:value-type="float" office:value="51.5" calcext:value-type="float">
            <text:p>51,5</text:p>
          </table:table-cell>
          <table:table-cell table:style-name="ce10" office:value-type="string" calcext:value-type="string">
            <text:p>=</text:p>
          </table:table-cell>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10" office:value-type="string" calcext:value-type="string">
            <text:p>=</text:p>
          </table:table-cell>
          <table:table-cell/>
          <table:table-cell table:style-name="ce27" table:formula="of:=[.A28]*[.C28]" office:value-type="float" office:value="132" calcext:value-type="float">
            <text:p>132</text:p>
          </table:table-cell>
          <table:table-cell table:style-name="ce202" table:formula="of:=&quot;Û=&quot;&amp;(180-[.F28]-[.H28])&amp;&quot;°&quot;" office:value-type="string" office:string-value="Û=15°" calcext:value-type="string">
            <text:p>Û=15°</text:p>
          </table:table-cell>
          <table:table-cell table:style-name="ce223" table:formula="of:=[.L28]/IF([.J28]=&quot;50 %&quot;;2;10)" office:value-type="float" office:value="5.15" calcext:value-type="float">
            <text:p>5,15</text:p>
          </table:table-cell>
          <table:table-cell table:style-name="ce27" table:formula="of:=[.N28]+IF([.O28]=&quot;+&quot;;[.P28];-[.P28])+IF([.Q28]=&quot;+&quot;;[.R28];-[.R28])" office:value-type="float" office:value="11" calcext:value-type="float">
            <text:p>11</text:p>
          </table:table-cell>
          <table:table-cell/>
          <table:table-cell table:formula="of:=RANK([.AA28];[.AA23:.AA32])+2" office:value-type="float" office:value="11" calcext:value-type="float">
            <text:p>11</text:p>
          </table:table-cell>
          <table:table-cell table:style-name="ce81" table:formula="of:=RAND()" office:value-type="float" office:value="0.230116915651898" calcext:value-type="float">
            <text:p>0,230116915651898</text:p>
          </table:table-cell>
          <table:table-cell table:formula="of:=RANK([.AC28];[.AC23:.AC32])+2" office:value-type="float" office:value="12" calcext:value-type="float">
            <text:p>12</text:p>
          </table:table-cell>
          <table:table-cell table:style-name="ce81" table:formula="of:=RAND()" office:value-type="float" office:value="0.0905658675126292" calcext:value-type="float">
            <text:p>0,090565867512629</text:p>
          </table:table-cell>
          <table:table-cell table:formula="of:=RANK([.AE28];[.AE25:.AE30])" office:value-type="float" office:value="6" calcext:value-type="float">
            <text:p>6</text:p>
          </table:table-cell>
          <table:table-cell table:style-name="ce81" table:formula="of:=RAND()" office:value-type="float" office:value="0.222890447580021" calcext:value-type="float">
            <text:p>0,222890447580021</text:p>
          </table:table-cell>
          <table:table-cell table:number-columns-repeated="993"/>
        </table:table-row>
        <table:table-row table:style-name="ro3">
          <table:table-cell table:style-name="ce4" table:formula="of:=[.Z29]" office:value-type="float" office:value="4" calcext:value-type="float">
            <text:p>4</text:p>
          </table:table-cell>
          <table:table-cell table:style-name="ce7" office:value-type="string" calcext:value-type="string">
            <text:p>×</text:p>
          </table:table-cell>
          <table:table-cell table:style-name="ce9" table:formula="of:=[.AB29]" office:value-type="float" office:value="11" calcext:value-type="float">
            <text:p>11</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10" calcext:value-type="float">
            <text:p>110°</text:p>
          </table:table-cell>
          <table:table-cell table:style-name="ce47" office:value-type="string" calcext:value-type="string">
            <text:p>Ê =</text:p>
          </table:table-cell>
          <table:table-cell table:style-name="ce173" table:formula="of:=RANDBETWEEN(1;35-[.F29]/5)*5" office:value-type="float" office:value="40" calcext:value-type="float">
            <text:p>40°</text:p>
          </table:table-cell>
          <table:table-cell table:style-name="ce172" office:value-type="string" calcext:value-type="string">
            <text:p>Û =</text:p>
          </table:table-cell>
          <table:table-cell table:style-name="ce50" table:formula="of:=CHOOSE([.AD28];&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29]-1)*10+1;CHOOSE([.AD29];0;0;0;1;1;1))" office:value-type="float" office:value="33.3" calcext:value-type="float">
            <text:p>33,3</text:p>
          </table:table-cell>
          <table:table-cell table:style-name="ce10" office:value-type="string" calcext:value-type="string">
            <text:p>=</text:p>
          </table:table-cell>
          <table:table-cell table:style-name="ce4" table:formula="of:=CHOOSE(ROUND(RAND())+1;-1;1)*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table-cell table:style-name="ce27" table:formula="of:=[.A29]*[.C29]" office:value-type="float" office:value="44" calcext:value-type="float">
            <text:p>44</text:p>
          </table:table-cell>
          <table:table-cell table:style-name="ce202" table:formula="of:=&quot;Û=&quot;&amp;(180-[.F29]-[.H29])&amp;&quot;°&quot;" office:value-type="string" office:string-value="Û=30°" calcext:value-type="string">
            <text:p>Û=30°</text:p>
          </table:table-cell>
          <table:table-cell table:style-name="ce223" table:formula="of:=[.L29]/IF([.J29]=&quot;50 %&quot;;2;10)" office:value-type="float" office:value="16.65" calcext:value-type="float">
            <text:p>16,65</text:p>
          </table:table-cell>
          <table:table-cell table:style-name="ce27" table:formula="of:=[.N29]+IF([.O29]=&quot;+&quot;;[.P29];-[.P29])+IF([.Q29]=&quot;+&quot;;[.R29];-[.R29])" office:value-type="float" office:value="7" calcext:value-type="float">
            <text:p>7</text:p>
          </table:table-cell>
          <table:table-cell/>
          <table:table-cell table:formula="of:=RANK([.AA29];[.AA23:.AA32])+2" office:value-type="float" office:value="4" calcext:value-type="float">
            <text:p>4</text:p>
          </table:table-cell>
          <table:table-cell table:style-name="ce81" table:formula="of:=RAND()" office:value-type="float" office:value="0.921905614533673" calcext:value-type="float">
            <text:p>0,921905614533673</text:p>
          </table:table-cell>
          <table:table-cell table:formula="of:=RANK([.AC29];[.AC23:.AC32])+2" office:value-type="float" office:value="11" calcext:value-type="float">
            <text:p>11</text:p>
          </table:table-cell>
          <table:table-cell table:style-name="ce81" table:formula="of:=RAND()" office:value-type="float" office:value="0.099637050879868" calcext:value-type="float">
            <text:p>0,099637050879868</text:p>
          </table:table-cell>
          <table:table-cell table:formula="of:=RANK([.AE29];[.AE25:.AE30])" office:value-type="float" office:value="4" calcext:value-type="float">
            <text:p>4</text:p>
          </table:table-cell>
          <table:table-cell table:style-name="ce81" table:formula="of:=RAND()" office:value-type="float" office:value="0.503934185102516" calcext:value-type="float">
            <text:p>0,503934185102516</text:p>
          </table:table-cell>
          <table:table-cell table:number-columns-repeated="993"/>
        </table:table-row>
        <table:table-row table:style-name="ro3">
          <table:table-cell table:style-name="ce4" table:formula="of:=[.Z30]" office:value-type="float" office:value="5" calcext:value-type="float">
            <text:p>5</text:p>
          </table:table-cell>
          <table:table-cell table:style-name="ce7" office:value-type="string" calcext:value-type="string">
            <text:p>×</text:p>
          </table:table-cell>
          <table:table-cell table:style-name="ce9" table:formula="of:=[.AB30]" office:value-type="float" office:value="4" calcext:value-type="float">
            <text:p>4</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40" calcext:value-type="float">
            <text:p>140°</text:p>
          </table:table-cell>
          <table:table-cell table:style-name="ce47" office:value-type="string" calcext:value-type="string">
            <text:p>Ê =</text:p>
          </table:table-cell>
          <table:table-cell table:style-name="ce173" table:formula="of:=RANDBETWEEN(1;35-[.F30]/5)*5" office:value-type="float" office:value="15" calcext:value-type="float">
            <text:p>15°</text:p>
          </table:table-cell>
          <table:table-cell table:style-name="ce172" office:value-type="string" calcext:value-type="string">
            <text:p>Û =</text:p>
          </table:table-cell>
          <table:table-cell table:style-name="ce50" table:formula="of:=CHOOSE([.AD29];&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30]-1)*10+1;CHOOSE([.AD30];0;0;0;1;1;1))" office:value-type="float" office:value="48.7" calcext:value-type="float">
            <text:p>48,7</text:p>
          </table:table-cell>
          <table:table-cell table:style-name="ce10" office:value-type="string" calcext:value-type="string">
            <text:p>=</text:p>
          </table:table-cell>
          <table:table-cell table:style-name="ce4" table:formula="of:=CHOOSE(ROUND(RAND())+1;-1;1)*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table-cell table:style-name="ce27" table:formula="of:=[.A30]*[.C30]" office:value-type="float" office:value="20" calcext:value-type="float">
            <text:p>20</text:p>
          </table:table-cell>
          <table:table-cell table:style-name="ce202" table:formula="of:=&quot;Û=&quot;&amp;(180-[.F30]-[.H30])&amp;&quot;°&quot;" office:value-type="string" office:string-value="Û=25°" calcext:value-type="string">
            <text:p>Û=25°</text:p>
          </table:table-cell>
          <table:table-cell table:style-name="ce223" table:formula="of:=[.L30]/IF([.J30]=&quot;50 %&quot;;2;10)" office:value-type="float" office:value="24.35" calcext:value-type="float">
            <text:p>24,35</text:p>
          </table:table-cell>
          <table:table-cell table:style-name="ce27" table:formula="of:=[.N30]+IF([.O30]=&quot;+&quot;;[.P30];-[.P30])+IF([.Q30]=&quot;+&quot;;[.R30];-[.R30])" office:value-type="float" office:value="-46" calcext:value-type="float">
            <text:p>-46</text:p>
          </table:table-cell>
          <table:table-cell/>
          <table:table-cell table:formula="of:=RANK([.AA30];[.AA23:.AA32])+2" office:value-type="float" office:value="5" calcext:value-type="float">
            <text:p>5</text:p>
          </table:table-cell>
          <table:table-cell table:style-name="ce81" table:formula="of:=RAND()" office:value-type="float" office:value="0.602289671536206" calcext:value-type="float">
            <text:p>0,602289671536206</text:p>
          </table:table-cell>
          <table:table-cell table:formula="of:=RANK([.AC30];[.AC23:.AC32])+2" office:value-type="float" office:value="4" calcext:value-type="float">
            <text:p>4</text:p>
          </table:table-cell>
          <table:table-cell table:style-name="ce81" table:formula="of:=RAND()" office:value-type="float" office:value="0.790627048242823" calcext:value-type="float">
            <text:p>0,790627048242823</text:p>
          </table:table-cell>
          <table:table-cell table:formula="of:=RANK([.AE30];[.AE25:.AE30])" office:value-type="float" office:value="5" calcext:value-type="float">
            <text:p>5</text:p>
          </table:table-cell>
          <table:table-cell table:style-name="ce81" table:formula="of:=RAND()" office:value-type="float" office:value="0.22787990358491" calcext:value-type="float">
            <text:p>0,22787990358491</text:p>
          </table:table-cell>
          <table:table-cell table:number-columns-repeated="993"/>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AA31];[.AA23:.AA32])+2" office:value-type="float" office:value="3" calcext:value-type="float">
            <text:p>3</text:p>
          </table:table-cell>
          <table:table-cell table:style-name="ce81" table:formula="of:=RAND()" office:value-type="float" office:value="0.932663952290129" calcext:value-type="float">
            <text:p>0,932663952290129</text:p>
          </table:table-cell>
          <table:table-cell table:formula="of:=RANK([.AC31];[.AC23:.AC32])+2" office:value-type="float" office:value="7" calcext:value-type="float">
            <text:p>7</text:p>
          </table:table-cell>
          <table:table-cell table:style-name="ce81" table:formula="of:=RAND()" office:value-type="float" office:value="0.632409744805136" calcext:value-type="float">
            <text:p>0,632409744805136</text:p>
          </table:table-cell>
          <table:table-cell table:number-columns-repeated="995"/>
        </table:table-row>
        <table:table-row table:style-name="ro4">
          <table:table-cell table:number-columns-repeated="25"/>
          <table:table-cell table:formula="of:=RANK([.AA32];[.AA23:.AA32])+2" office:value-type="float" office:value="12" calcext:value-type="float">
            <text:p>12</text:p>
          </table:table-cell>
          <table:table-cell table:style-name="ce81" table:formula="of:=RAND()" office:value-type="float" office:value="0.0024258036709122" calcext:value-type="float">
            <text:p>0,002425803670912</text:p>
          </table:table-cell>
          <table:table-cell table:formula="of:=RANK([.AC32];[.AC23:.AC32])+2" office:value-type="float" office:value="6" calcext:value-type="float">
            <text:p>6</text:p>
          </table:table-cell>
          <table:table-cell table:style-name="ce81" table:formula="of:=RAND()" office:value-type="float" office:value="0.731736864241516" calcext:value-type="float">
            <text:p>0,731736864241516</text:p>
          </table:table-cell>
          <table:table-cell table:number-columns-repeated="995"/>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8" table:number-rows-spanned="1">
            <text:p>TEST 3<text:span text:style-name="T2">e</text:span> - Date : ……………………</text:p>
          </table:table-cell>
          <table:covered-table-cell table:number-columns-repeated="6"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AA34];[.AA34:.AA43])+2" office:value-type="float" office:value="7" calcext:value-type="float">
            <text:p>7</text:p>
          </table:table-cell>
          <table:table-cell table:style-name="ce81" table:formula="of:=RAND()" office:value-type="float" office:value="0.3714939046939" calcext:value-type="float">
            <text:p>0,3714939046939</text:p>
          </table:table-cell>
          <table:table-cell table:formula="of:=RANK([.AC34];[.AC34:.AC43])+2" office:value-type="float" office:value="6" calcext:value-type="float">
            <text:p>6</text:p>
          </table:table-cell>
          <table:table-cell table:style-name="ce81" table:formula="of:=RAND()" office:value-type="float" office:value="0.829813700968638" calcext:value-type="float">
            <text:p>0,829813700968638</text:p>
          </table:table-cell>
          <table:table-cell table:number-columns-repeated="995"/>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S$2]" office:value-type="string" office:string-value="v3874" calcext:value-type="string">
            <text:p>v3874</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AA35];[.AA34:.AA43])+2" office:value-type="float" office:value="11" calcext:value-type="float">
            <text:p>11</text:p>
          </table:table-cell>
          <table:table-cell table:style-name="ce81" table:formula="of:=RAND()" office:value-type="float" office:value="0.0955484677024758" calcext:value-type="float">
            <text:p>0,095548467702476</text:p>
          </table:table-cell>
          <table:table-cell table:formula="of:=RANK([.AC35];[.AC34:.AC43])+2" office:value-type="float" office:value="11" calcext:value-type="float">
            <text:p>11</text:p>
          </table:table-cell>
          <table:table-cell table:style-name="ce81" table:formula="of:=RAND()" office:value-type="float" office:value="0.429865403553718" calcext:value-type="float">
            <text:p>0,429865403553718</text:p>
          </table:table-cell>
          <table:table-cell table:number-columns-repeated="995"/>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55" office:value-type="string" calcext:value-type="string" table:number-columns-spanned="5" table:number-rows-spanned="1">
            <text:p>3<text:span text:style-name="T2">e</text:span> angle d’un triangle</text:p>
          </table:table-cell>
          <table:covered-table-cell table:number-columns-repeated="4"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61" office:value-type="string" calcext:value-type="string" table:number-columns-spanned="6" table:number-rows-spanned="1">
            <text:p>Somme de 3 termes</text:p>
          </table:table-cell>
          <table:covered-table-cell table:number-columns-repeated="2"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S34]" office:value-type="string" office:string-value="AD" calcext:value-type="string">
            <text:p>AD</text:p>
          </table:table-cell>
          <table:table-cell table:style-name="ce29"/>
          <table:table-cell table:style-name="ce92" table:formula="of:=[.S35]" office:value-type="string" office:string-value="v3874" calcext:value-type="string">
            <text:p>v3874</text:p>
          </table:table-cell>
          <table:table-cell table:style-name="ce81"/>
          <table:table-cell table:formula="of:=RANK([.AA36];[.AA34:.AA43])+2" office:value-type="float" office:value="4" calcext:value-type="float">
            <text:p>4</text:p>
          </table:table-cell>
          <table:table-cell table:style-name="ce81" table:formula="of:=RAND()" office:value-type="float" office:value="0.477309025741527" calcext:value-type="float">
            <text:p>0,477309025741527</text:p>
          </table:table-cell>
          <table:table-cell table:formula="of:=RANK([.AC36];[.AC34:.AC43])+2" office:value-type="float" office:value="7" calcext:value-type="float">
            <text:p>7</text:p>
          </table:table-cell>
          <table:table-cell table:style-name="ce81" table:formula="of:=RAND()" office:value-type="float" office:value="0.814776812341698" calcext:value-type="float">
            <text:p>0,814776812341698</text:p>
          </table:table-cell>
          <table:table-cell table:style-name="ce81" table:formula="of:=RANK([.AE36];[.AE36:.AE41])" office:value-type="float" office:value="5" calcext:value-type="float">
            <text:p>5</text:p>
          </table:table-cell>
          <table:table-cell table:style-name="ce81" table:formula="of:=RAND()" office:value-type="float" office:value="0.134346276064474" calcext:value-type="float">
            <text:p>0,134346276064474</text:p>
          </table:table-cell>
          <table:table-cell table:number-columns-repeated="993"/>
        </table:table-row>
        <table:table-row table:style-name="ro3">
          <table:table-cell table:style-name="ce4" table:formula="of:=[.Z37]" office:value-type="float" office:value="8" calcext:value-type="float">
            <text:p>8</text:p>
          </table:table-cell>
          <table:table-cell table:style-name="ce7" office:value-type="string" calcext:value-type="string">
            <text:p>×</text:p>
          </table:table-cell>
          <table:table-cell table:style-name="ce9" table:formula="of:=[.AB37]" office:value-type="float" office:value="10" calcext:value-type="float">
            <text:p>10</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50" calcext:value-type="float">
            <text:p>150°</text:p>
          </table:table-cell>
          <table:table-cell table:style-name="ce47" office:value-type="string" calcext:value-type="string">
            <text:p>Ê =</text:p>
          </table:table-cell>
          <table:table-cell table:style-name="ce173" table:formula="of:=RANDBETWEEN(1;35-[.F37]/5)*5" office:value-type="float" office:value="25" calcext:value-type="float">
            <text:p>25°</text:p>
          </table:table-cell>
          <table:table-cell table:style-name="ce172" office:value-type="string" calcext:value-type="string">
            <text:p>Û =</text:p>
          </table:table-cell>
          <table:table-cell table:style-name="ce50" table:formula="of:=CHOOSE([.AD36];&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37]-1)*10+1;CHOOSE([.AD37];0;0;0;1;1;1))" office:value-type="float" office:value="57.7" calcext:value-type="float">
            <text:p>57,7</text:p>
          </table:table-cell>
          <table:table-cell table:style-name="ce10" office:value-type="string" calcext:value-type="string">
            <text:p>=</text:p>
          </table:table-cell>
          <table:table-cell table:style-name="ce4" table:formula="of:=CHOOSE(ROUND(RAND())+1;-1;1)*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10" office:value-type="string" calcext:value-type="string">
            <text:p>=</text:p>
          </table:table-cell>
          <table:table-cell/>
          <table:table-cell table:style-name="ce27" table:formula="of:=[.A37]*[.C37]" office:value-type="float" office:value="80" calcext:value-type="float">
            <text:p>80</text:p>
          </table:table-cell>
          <table:table-cell table:style-name="ce202" table:formula="of:=&quot;Û=&quot;&amp;(180-[.F37]-[.H37])&amp;&quot;°&quot;" office:value-type="string" office:string-value="Û=5°" calcext:value-type="string">
            <text:p>Û=5°</text:p>
          </table:table-cell>
          <table:table-cell table:style-name="ce223" table:formula="of:=[.L37]/IF([.J37]=&quot;50 %&quot;;2;10)" office:value-type="float" office:value="5.77" calcext:value-type="float">
            <text:p>5,77</text:p>
          </table:table-cell>
          <table:table-cell table:style-name="ce27" table:formula="of:=[.N37]+IF([.O37]=&quot;+&quot;;[.P37];-[.P37])+IF([.Q37]=&quot;+&quot;;[.R37];-[.R37])" office:value-type="float" office:value="-10" calcext:value-type="float">
            <text:p>-10</text:p>
          </table:table-cell>
          <table:table-cell/>
          <table:table-cell table:formula="of:=RANK([.AA37];[.AA34:.AA43])+2" office:value-type="float" office:value="8" calcext:value-type="float">
            <text:p>8</text:p>
          </table:table-cell>
          <table:table-cell table:style-name="ce81" table:formula="of:=RAND()" office:value-type="float" office:value="0.353098254444375" calcext:value-type="float">
            <text:p>0,353098254444375</text:p>
          </table:table-cell>
          <table:table-cell table:formula="of:=RANK([.AC37];[.AC34:.AC43])+2" office:value-type="float" office:value="10" calcext:value-type="float">
            <text:p>10</text:p>
          </table:table-cell>
          <table:table-cell table:style-name="ce81" table:formula="of:=RAND()" office:value-type="float" office:value="0.466908775829013" calcext:value-type="float">
            <text:p>0,466908775829013</text:p>
          </table:table-cell>
          <table:table-cell table:formula="of:=RANK([.AE37];[.AE36:.AE41])" office:value-type="float" office:value="6" calcext:value-type="float">
            <text:p>6</text:p>
          </table:table-cell>
          <table:table-cell table:style-name="ce81" table:formula="of:=RAND()" office:value-type="float" office:value="0.0724332117541836" calcext:value-type="float">
            <text:p>0,072433211754184</text:p>
          </table:table-cell>
          <table:table-cell table:number-columns-repeated="993"/>
        </table:table-row>
        <table:table-row table:style-name="ro3">
          <table:table-cell table:style-name="ce4" table:formula="of:=[.Z38]" office:value-type="float" office:value="6" calcext:value-type="float">
            <text:p>6</text:p>
          </table:table-cell>
          <table:table-cell table:style-name="ce7" office:value-type="string" calcext:value-type="string">
            <text:p>×</text:p>
          </table:table-cell>
          <table:table-cell table:style-name="ce9" table:formula="of:=[.AB38]" office:value-type="float" office:value="12" calcext:value-type="float">
            <text:p>12</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80" calcext:value-type="float">
            <text:p>80°</text:p>
          </table:table-cell>
          <table:table-cell table:style-name="ce47" office:value-type="string" calcext:value-type="string">
            <text:p>Ê =</text:p>
          </table:table-cell>
          <table:table-cell table:style-name="ce173" table:formula="of:=RANDBETWEEN(1;35-[.F38]/5)*5" office:value-type="float" office:value="75" calcext:value-type="float">
            <text:p>75°</text:p>
          </table:table-cell>
          <table:table-cell table:style-name="ce172" office:value-type="string" calcext:value-type="string">
            <text:p>Û =</text:p>
          </table:table-cell>
          <table:table-cell table:style-name="ce50" table:formula="of:=CHOOSE([.AD37];&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38]-1)*10+1;CHOOSE([.AD38];0;0;0;1;1;1))" office:value-type="float" office:value="17" calcext:value-type="float">
            <text:p>17</text:p>
          </table:table-cell>
          <table:table-cell table:style-name="ce10" office:value-type="string" calcext:value-type="string">
            <text:p>=</text:p>
          </table:table-cell>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table-cell table:style-name="ce27" table:formula="of:=[.A38]*[.C38]" office:value-type="float" office:value="72" calcext:value-type="float">
            <text:p>72</text:p>
          </table:table-cell>
          <table:table-cell table:style-name="ce202" table:formula="of:=&quot;Û=&quot;&amp;(180-[.F38]-[.H38])&amp;&quot;°&quot;" office:value-type="string" office:string-value="Û=25°" calcext:value-type="string">
            <text:p>Û=25°</text:p>
          </table:table-cell>
          <table:table-cell table:style-name="ce223" table:formula="of:=[.L38]/IF([.J38]=&quot;50 %&quot;;2;10)" office:value-type="float" office:value="8.5" calcext:value-type="float">
            <text:p>8,5</text:p>
          </table:table-cell>
          <table:table-cell table:style-name="ce27" table:formula="of:=[.N38]+IF([.O38]=&quot;+&quot;;[.P38];-[.P38])+IF([.Q38]=&quot;+&quot;;[.R38];-[.R38])" office:value-type="float" office:value="-5" calcext:value-type="float">
            <text:p>-5</text:p>
          </table:table-cell>
          <table:table-cell/>
          <table:table-cell table:formula="of:=RANK([.AA38];[.AA34:.AA43])+2" office:value-type="float" office:value="6" calcext:value-type="float">
            <text:p>6</text:p>
          </table:table-cell>
          <table:table-cell table:style-name="ce81" table:formula="of:=RAND()" office:value-type="float" office:value="0.425981246596191" calcext:value-type="float">
            <text:p>0,425981246596191</text:p>
          </table:table-cell>
          <table:table-cell table:formula="of:=RANK([.AC38];[.AC34:.AC43])+2" office:value-type="float" office:value="12" calcext:value-type="float">
            <text:p>12</text:p>
          </table:table-cell>
          <table:table-cell table:style-name="ce81" table:formula="of:=RAND()" office:value-type="float" office:value="0.297297750370115" calcext:value-type="float">
            <text:p>0,297297750370115</text:p>
          </table:table-cell>
          <table:table-cell table:formula="of:=RANK([.AE38];[.AE36:.AE41])" office:value-type="float" office:value="2" calcext:value-type="float">
            <text:p>2</text:p>
          </table:table-cell>
          <table:table-cell table:style-name="ce81" table:formula="of:=RAND()" office:value-type="float" office:value="0.381166794996381" calcext:value-type="float">
            <text:p>0,381166794996381</text:p>
          </table:table-cell>
          <table:table-cell table:number-columns-repeated="993"/>
        </table:table-row>
        <table:table-row table:style-name="ro3">
          <table:table-cell table:style-name="ce4" table:formula="of:=[.Z39]" office:value-type="float" office:value="10" calcext:value-type="float">
            <text:p>10</text:p>
          </table:table-cell>
          <table:table-cell table:style-name="ce7" office:value-type="string" calcext:value-type="string">
            <text:p>×</text:p>
          </table:table-cell>
          <table:table-cell table:style-name="ce9" table:formula="of:=[.AB39]" office:value-type="float" office:value="5" calcext:value-type="float">
            <text:p>5</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20" calcext:value-type="float">
            <text:p>20°</text:p>
          </table:table-cell>
          <table:table-cell table:style-name="ce47" office:value-type="string" calcext:value-type="string">
            <text:p>Ê =</text:p>
          </table:table-cell>
          <table:table-cell table:style-name="ce173" table:formula="of:=RANDBETWEEN(1;35-[.F39]/5)*5" office:value-type="float" office:value="15" calcext:value-type="float">
            <text:p>15°</text:p>
          </table:table-cell>
          <table:table-cell table:style-name="ce172" office:value-type="string" calcext:value-type="string">
            <text:p>Û =</text:p>
          </table:table-cell>
          <table:table-cell table:style-name="ce50" table:formula="of:=CHOOSE([.AD38];&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39]-1)*10+1;CHOOSE([.AD39];0;0;0;1;1;1))" office:value-type="float" office:value="35.3" calcext:value-type="float">
            <text:p>35,3</text:p>
          </table:table-cell>
          <table:table-cell table:style-name="ce10" office:value-type="string" calcext:value-type="string">
            <text:p>=</text:p>
          </table:table-cell>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table-cell table:style-name="ce27" table:formula="of:=[.A39]*[.C39]" office:value-type="float" office:value="50" calcext:value-type="float">
            <text:p>50</text:p>
          </table:table-cell>
          <table:table-cell table:style-name="ce202" table:formula="of:=&quot;Û=&quot;&amp;(180-[.F39]-[.H39])&amp;&quot;°&quot;" office:value-type="string" office:string-value="Û=145°" calcext:value-type="string">
            <text:p>Û=145°</text:p>
          </table:table-cell>
          <table:table-cell table:style-name="ce223" table:formula="of:=[.L39]/IF([.J39]=&quot;50 %&quot;;2;10)" office:value-type="float" office:value="17.65" calcext:value-type="float">
            <text:p>17,65</text:p>
          </table:table-cell>
          <table:table-cell table:style-name="ce27" table:formula="of:=[.N39]+IF([.O39]=&quot;+&quot;;[.P39];-[.P39])+IF([.Q39]=&quot;+&quot;;[.R39];-[.R39])" office:value-type="float" office:value="-5" calcext:value-type="float">
            <text:p>-5</text:p>
          </table:table-cell>
          <table:table-cell/>
          <table:table-cell table:formula="of:=RANK([.AA39];[.AA34:.AA43])+2" office:value-type="float" office:value="10" calcext:value-type="float">
            <text:p>10</text:p>
          </table:table-cell>
          <table:table-cell table:style-name="ce81" table:formula="of:=RAND()" office:value-type="float" office:value="0.315073330214798" calcext:value-type="float">
            <text:p>0,315073330214798</text:p>
          </table:table-cell>
          <table:table-cell table:formula="of:=RANK([.AC39];[.AC34:.AC43])+2" office:value-type="float" office:value="5" calcext:value-type="float">
            <text:p>5</text:p>
          </table:table-cell>
          <table:table-cell table:style-name="ce81" table:formula="of:=RAND()" office:value-type="float" office:value="0.901183791471074" calcext:value-type="float">
            <text:p>0,901183791471074</text:p>
          </table:table-cell>
          <table:table-cell table:formula="of:=RANK([.AE39];[.AE36:.AE41])" office:value-type="float" office:value="4" calcext:value-type="float">
            <text:p>4</text:p>
          </table:table-cell>
          <table:table-cell table:style-name="ce81" table:formula="of:=RAND()" office:value-type="float" office:value="0.136692947800659" calcext:value-type="float">
            <text:p>0,136692947800659</text:p>
          </table:table-cell>
          <table:table-cell table:number-columns-repeated="993"/>
        </table:table-row>
        <table:table-row table:style-name="ro3">
          <table:table-cell table:style-name="ce4" table:formula="of:=[.Z40]" office:value-type="float" office:value="3" calcext:value-type="float">
            <text:p>3</text:p>
          </table:table-cell>
          <table:table-cell table:style-name="ce7" office:value-type="string" calcext:value-type="string">
            <text:p>×</text:p>
          </table:table-cell>
          <table:table-cell table:style-name="ce9" table:formula="of:=[.AB40]" office:value-type="float" office:value="4" calcext:value-type="float">
            <text:p>4</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60" calcext:value-type="float">
            <text:p>60°</text:p>
          </table:table-cell>
          <table:table-cell table:style-name="ce47" office:value-type="string" calcext:value-type="string">
            <text:p>Ê =</text:p>
          </table:table-cell>
          <table:table-cell table:style-name="ce173" table:formula="of:=RANDBETWEEN(1;35-[.F40]/5)*5" office:value-type="float" office:value="105" calcext:value-type="float">
            <text:p>105°</text:p>
          </table:table-cell>
          <table:table-cell table:style-name="ce172" office:value-type="string" calcext:value-type="string">
            <text:p>Û =</text:p>
          </table:table-cell>
          <table:table-cell table:style-name="ce50" table:formula="of:=CHOOSE([.AD39];&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40]-1)*10+1;CHOOSE([.AD40];0;0;0;1;1;1))" office:value-type="float" office:value="3" calcext:value-type="float">
            <text:p>3</text:p>
          </table:table-cell>
          <table:table-cell table:style-name="ce10" office:value-type="string" calcext:value-type="string">
            <text:p>=</text:p>
          </table:table-cell>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10" office:value-type="string" calcext:value-type="string">
            <text:p>=</text:p>
          </table:table-cell>
          <table:table-cell/>
          <table:table-cell table:style-name="ce27" table:formula="of:=[.A40]*[.C40]" office:value-type="float" office:value="12" calcext:value-type="float">
            <text:p>12</text:p>
          </table:table-cell>
          <table:table-cell table:style-name="ce202" table:formula="of:=&quot;Û=&quot;&amp;(180-[.F40]-[.H40])&amp;&quot;°&quot;" office:value-type="string" office:string-value="Û=15°" calcext:value-type="string">
            <text:p>Û=15°</text:p>
          </table:table-cell>
          <table:table-cell table:style-name="ce223" table:formula="of:=[.L40]/IF([.J40]=&quot;50 %&quot;;2;10)" office:value-type="float" office:value="1.5" calcext:value-type="float">
            <text:p>1,5</text:p>
          </table:table-cell>
          <table:table-cell table:style-name="ce27" table:formula="of:=[.N40]+IF([.O40]=&quot;+&quot;;[.P40];-[.P40])+IF([.Q40]=&quot;+&quot;;[.R40];-[.R40])" office:value-type="float" office:value="10" calcext:value-type="float">
            <text:p>10</text:p>
          </table:table-cell>
          <table:table-cell/>
          <table:table-cell table:formula="of:=RANK([.AA40];[.AA34:.AA43])+2" office:value-type="float" office:value="3" calcext:value-type="float">
            <text:p>3</text:p>
          </table:table-cell>
          <table:table-cell table:style-name="ce81" table:formula="of:=RAND()" office:value-type="float" office:value="0.570345091106002" calcext:value-type="float">
            <text:p>0,570345091106002</text:p>
          </table:table-cell>
          <table:table-cell table:formula="of:=RANK([.AC40];[.AC34:.AC43])+2" office:value-type="float" office:value="4" calcext:value-type="float">
            <text:p>4</text:p>
          </table:table-cell>
          <table:table-cell table:style-name="ce81" table:formula="of:=RAND()" office:value-type="float" office:value="0.928809077811986" calcext:value-type="float">
            <text:p>0,928809077811986</text:p>
          </table:table-cell>
          <table:table-cell table:formula="of:=RANK([.AE40];[.AE36:.AE41])" office:value-type="float" office:value="1" calcext:value-type="float">
            <text:p>1</text:p>
          </table:table-cell>
          <table:table-cell table:style-name="ce81" table:formula="of:=RAND()" office:value-type="float" office:value="0.757823169144535" calcext:value-type="float">
            <text:p>0,757823169144535</text:p>
          </table:table-cell>
          <table:table-cell table:number-columns-repeated="993"/>
        </table:table-row>
        <table:table-row table:style-name="ro3">
          <table:table-cell table:style-name="ce4" table:formula="of:=[.Z41]" office:value-type="float" office:value="9" calcext:value-type="float">
            <text:p>9</text:p>
          </table:table-cell>
          <table:table-cell table:style-name="ce7" office:value-type="string" calcext:value-type="string">
            <text:p>×</text:p>
          </table:table-cell>
          <table:table-cell table:style-name="ce9" table:formula="of:=[.AB41]" office:value-type="float" office:value="8" calcext:value-type="float">
            <text:p>8</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05" calcext:value-type="float">
            <text:p>105°</text:p>
          </table:table-cell>
          <table:table-cell table:style-name="ce47" office:value-type="string" calcext:value-type="string">
            <text:p>Ê =</text:p>
          </table:table-cell>
          <table:table-cell table:style-name="ce173" table:formula="of:=RANDBETWEEN(1;35-[.F41]/5)*5" office:value-type="float" office:value="30" calcext:value-type="float">
            <text:p>30°</text:p>
          </table:table-cell>
          <table:table-cell table:style-name="ce172" office:value-type="string" calcext:value-type="string">
            <text:p>Û =</text:p>
          </table:table-cell>
          <table:table-cell table:style-name="ce50" table:formula="of:=CHOOSE([.AD40];&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41]-1)*10+1;CHOOSE([.AD41];0;0;0;1;1;1))" office:value-type="float" office:value="30" calcext:value-type="float">
            <text:p>30</text:p>
          </table:table-cell>
          <table:table-cell table:style-name="ce10" office:value-type="string" calcext:value-type="string">
            <text:p>=</text:p>
          </table:table-cell>
          <table:table-cell table:style-name="ce4" table:formula="of:=CHOOSE(ROUND(RAND())+1;-1;1)*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table-cell table:style-name="ce27" table:formula="of:=[.A41]*[.C41]" office:value-type="float" office:value="72" calcext:value-type="float">
            <text:p>72</text:p>
          </table:table-cell>
          <table:table-cell table:style-name="ce202" table:formula="of:=&quot;Û=&quot;&amp;(180-[.F41]-[.H41])&amp;&quot;°&quot;" office:value-type="string" office:string-value="Û=45°" calcext:value-type="string">
            <text:p>Û=45°</text:p>
          </table:table-cell>
          <table:table-cell table:style-name="ce223" table:formula="of:=[.L41]/IF([.J41]=&quot;50 %&quot;;2;10)" office:value-type="float" office:value="3" calcext:value-type="float">
            <text:p>3</text:p>
          </table:table-cell>
          <table:table-cell table:style-name="ce27" table:formula="of:=[.N41]+IF([.O41]=&quot;+&quot;;[.P41];-[.P41])+IF([.Q41]=&quot;+&quot;;[.R41];-[.R41])" office:value-type="float" office:value="3" calcext:value-type="float">
            <text:p>3</text:p>
          </table:table-cell>
          <table:table-cell/>
          <table:table-cell table:formula="of:=RANK([.AA41];[.AA34:.AA43])+2" office:value-type="float" office:value="9" calcext:value-type="float">
            <text:p>9</text:p>
          </table:table-cell>
          <table:table-cell table:style-name="ce81" table:formula="of:=RAND()" office:value-type="float" office:value="0.34118923775235" calcext:value-type="float">
            <text:p>0,34118923775235</text:p>
          </table:table-cell>
          <table:table-cell table:formula="of:=RANK([.AC41];[.AC34:.AC43])+2" office:value-type="float" office:value="8" calcext:value-type="float">
            <text:p>8</text:p>
          </table:table-cell>
          <table:table-cell table:style-name="ce81" table:formula="of:=RAND()" office:value-type="float" office:value="0.694300587370516" calcext:value-type="float">
            <text:p>0,694300587370516</text:p>
          </table:table-cell>
          <table:table-cell table:formula="of:=RANK([.AE41];[.AE36:.AE41])" office:value-type="float" office:value="3" calcext:value-type="float">
            <text:p>3</text:p>
          </table:table-cell>
          <table:table-cell table:style-name="ce81" table:formula="of:=RAND()" office:value-type="float" office:value="0.182232917853635" calcext:value-type="float">
            <text:p>0,182232917853635</text:p>
          </table:table-cell>
          <table:table-cell table:number-columns-repeated="993"/>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AA42];[.AA34:.AA43])+2" office:value-type="float" office:value="5" calcext:value-type="float">
            <text:p>5</text:p>
          </table:table-cell>
          <table:table-cell table:style-name="ce81" table:formula="of:=RAND()" office:value-type="float" office:value="0.443610161219174" calcext:value-type="float">
            <text:p>0,443610161219174</text:p>
          </table:table-cell>
          <table:table-cell table:formula="of:=RANK([.AC42];[.AC34:.AC43])+2" office:value-type="float" office:value="3" calcext:value-type="float">
            <text:p>3</text:p>
          </table:table-cell>
          <table:table-cell table:style-name="ce81" table:formula="of:=RAND()" office:value-type="float" office:value="0.996493969316944" calcext:value-type="float">
            <text:p>0,996493969316944</text:p>
          </table:table-cell>
          <table:table-cell table:number-columns-repeated="995"/>
        </table:table-row>
        <table:table-row table:style-name="ro4">
          <table:table-cell table:number-columns-repeated="25"/>
          <table:table-cell table:formula="of:=RANK([.AA43];[.AA34:.AA43])+2" office:value-type="float" office:value="12" calcext:value-type="float">
            <text:p>12</text:p>
          </table:table-cell>
          <table:table-cell table:style-name="ce81" table:formula="of:=RAND()" office:value-type="float" office:value="0.0790613952329579" calcext:value-type="float">
            <text:p>0,079061395232958</text:p>
          </table:table-cell>
          <table:table-cell table:formula="of:=RANK([.AC43];[.AC34:.AC43])+2" office:value-type="float" office:value="9" calcext:value-type="float">
            <text:p>9</text:p>
          </table:table-cell>
          <table:table-cell table:style-name="ce81" table:formula="of:=RAND()" office:value-type="float" office:value="0.64904698071345" calcext:value-type="float">
            <text:p>0,64904698071345</text:p>
          </table:table-cell>
          <table:table-cell table:number-columns-repeated="995"/>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Jaune" table:style-name="ta2" table:print-ranges="'Ceinture Jaune'.A1:'Ceinture Jaune'.R44 'Ceinture Jaune'.T1:'Ceinture Jaune'.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2" form:id="control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Jaune?language=Basic&amp;location=document" xlink:type="simple"/>
              </office:event-listeners>
            </form:button>
          </form:form>
        </office:forms>
        <table:shapes>
          <draw:control draw:z-index="0" draw:style-name="gr2" draw:text-style-name="P1" svg:width="1.651cm" svg:height="0.749cm" svg:x="45.502cm" svg:y="0.12cm" draw:control="control2"/>
        </table:shapes>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 table:default-cell-style-name="Default"/>
        <table:table-column table:style-name="co31" table:default-cell-style-name="Default"/>
        <table:table-column table:style-name="co32" table:default-cell-style-name="Default"/>
        <table:table-column table:style-name="co3" table:default-cell-style-name="Default"/>
        <table:table-column table:style-name="co33" table:default-cell-style-name="Default"/>
        <table:table-column table:style-name="co34" table:default-cell-style-name="Default"/>
        <table:table-column table:style-name="co4" table:default-cell-style-name="Default"/>
        <table:table-column table:style-name="co35" table:default-cell-style-name="Default"/>
        <table:table-column table:style-name="co36" table:default-cell-style-name="Default"/>
        <table:table-column table:style-name="co37" table:default-cell-style-name="Default"/>
        <table:table-column table:style-name="co15" table:default-cell-style-name="Default"/>
        <table:table-column table:style-name="co38" table:default-cell-style-name="Default"/>
        <table:table-column table:style-name="co39" table:default-cell-style-name="Default"/>
        <table:table-column table:style-name="co40" table:default-cell-style-name="Default"/>
        <table:table-column table:style-name="co18" table:default-cell-style-name="Default"/>
        <table:table-column table:style-name="co41" table:default-cell-style-name="Default"/>
        <table:table-column table:style-name="co4" table:default-cell-style-name="Default"/>
        <table:table-column table:style-name="co39" table:default-cell-style-name="Default"/>
        <table:table-column table:style-name="co4" table:default-cell-style-name="Default"/>
        <table:table-column table:style-name="co21" table:default-cell-style-name="Default"/>
        <table:table-column table:style-name="co42" table:default-cell-style-name="Default"/>
        <table:table-column table:style-name="co25" table:default-cell-style-name="Default"/>
        <table:table-column table:style-name="co43" table:default-cell-style-name="Default"/>
        <table:table-column table:style-name="co4" table:number-columns-repeated="996" table:default-cell-style-name="Default"/>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10" calcext:value-type="float">
            <text:p>10</text:p>
          </table:table-cell>
          <table:table-cell table:style-name="ce81" table:formula="of:=RAND()" office:value-type="float" office:value="0.465225563607224" calcext:value-type="float">
            <text:p>0,465225563607224</text:p>
          </table:table-cell>
          <table:table-cell table:number-columns-repeated="998"/>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quot;v&quot;&amp;ROUND(RAND()*10000;0)" office:value-type="string" office:string-value="v3485" calcext:value-type="string">
            <text:p>v3485</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Z2];[.Z1:.Z10])+2" office:value-type="float" office:value="11" calcext:value-type="float">
            <text:p>11</text:p>
          </table:table-cell>
          <table:table-cell table:style-name="ce81" table:formula="of:=RAND()" office:value-type="float" office:value="0.287524797021755" calcext:value-type="float">
            <text:p>0,287524797021755</text:p>
          </table:table-cell>
          <table:table-cell table:number-columns-repeated="998"/>
        </table:table-row>
        <table:table-row table:style-name="ro2">
          <table:table-cell table:style-name="ce3" office:value-type="string" calcext:value-type="string" table:number-columns-spanned="4" table:number-rows-spanned="1">
            <text:p>Trouver le produit</text:p>
          </table:table-cell>
          <table:covered-table-cell table:number-columns-repeated="3" table:style-name="ce6"/>
          <table:table-cell table:style-name="ce37" office:value-type="string" calcext:value-type="string" table:number-columns-spanned="4" table:number-rows-spanned="1">
            <text:p>Multiplier, diviser par 10, 100, 1000</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55" office:value-type="string" calcext:value-type="string" table:number-columns-spanned="6" table:number-rows-spanned="1">
            <text:p>Produits de relatifs</text:p>
          </table:table-cell>
          <table:covered-table-cell table:number-columns-repeated="5" table:style-name="ce38"/>
          <table:table-cell table:style-name="ce81"/>
          <table:table-cell table:style-name="ce82" office:value-type="string" calcext:value-type="string">
            <text:p>3<text:span text:style-name="T2">e</text:span></text:p>
          </table:table-cell>
          <table:table-cell table:style-name="ce87" table:formula="of:=[.R1]" office:value-type="string" office:string-value="AA" calcext:value-type="string">
            <text:p>AA</text:p>
          </table:table-cell>
          <table:table-cell table:style-name="ce29"/>
          <table:table-cell table:style-name="ce92" table:formula="of:=[.R2]" office:value-type="string" office:string-value="v3485" calcext:value-type="string">
            <text:p>v3485</text:p>
          </table:table-cell>
          <table:table-cell table:style-name="ce81"/>
          <table:table-cell table:formula="of:=RANK([.Z3];[.Z1:.Z10])+2" office:value-type="float" office:value="12" calcext:value-type="float">
            <text:p>12</text:p>
          </table:table-cell>
          <table:table-cell table:style-name="ce81" table:formula="of:=RAND()" office:value-type="float" office:value="0.20744744714389" calcext:value-type="float">
            <text:p>0,20744744714389</text:p>
          </table:table-cell>
          <table:table-cell table:style-name="ce81" table:formula="of:=RANK([.AB3];[.AB3:.AB8])" office:value-type="float" office:value="6" calcext:value-type="float">
            <text:p>6</text:p>
          </table:table-cell>
          <table:table-cell table:style-name="ce81" table:formula="of:=RAND()" office:value-type="float" office:value="0.121296952139124" calcext:value-type="float">
            <text:p>0,121296952139124</text:p>
          </table:table-cell>
          <table:table-cell table:style-name="ce81" table:number-columns-repeated="996"/>
        </table:table-row>
        <table:table-row table:style-name="ro3">
          <table:table-cell table:style-name="ce4" table:formula="of:=CHOOSE([.Y4];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4]+1)/2;10;100;1000);RANDBETWEEN(1;3))" office:value-type="float" office:value="47.481" calcext:value-type="float">
            <text:p>47,481</text:p>
          </table:table-cell>
          <table:table-cell table:style-name="ce7" table:formula="of:=IF(MOD([.AA4];2);&quot;×&quot;;&quot;÷&quot;)" office:value-type="string" office:string-value="÷" calcext:value-type="string">
            <text:p>÷</text:p>
          </table:table-cell>
          <table:table-cell table:style-name="ce20" table:formula="of:=CHOOSE(MOD([.AA4]+[.AA3];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0" calcext:value-type="float">
            <text:p>2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7" calcext:value-type="float">
            <text:p>(-7)</text:p>
          </table:table-cell>
          <table:table-cell table:style-name="ce10" office:value-type="string" calcext:value-type="string">
            <text:p>=</text:p>
          </table:table-cell>
          <table:table-cell/>
          <table:table-cell table:style-name="ce27" table:formula="of:=LOOKUP([.A4];[$'Aide à la génération'.$A$2:$'Aide à la génération'.$A$11];[$'Aide à la génération'.$B$2:$'Aide à la génération'.$B$11])" office:value-type="string" office:string-value="7×4" calcext:value-type="string">
            <text:p>7×4</text:p>
          </table:table-cell>
          <table:table-cell table:style-name="ce48" table:formula="of:=IF([.F4]=&quot;×&quot;;[.E4]*[.G4];ROUND([.E4]/[.G4];7))" office:value-type="float" office:value="0.47481" calcext:value-type="float">
            <text:p>0,47481</text:p>
          </table:table-cell>
          <table:table-cell table:style-name="ce106" table:formula="of:=[.K4]*[.I4]/100" office:value-type="float" office:value="4" calcext:value-type="float">
            <text:p>4</text:p>
          </table:table-cell>
          <table:table-cell table:style-name="ce27" table:formula="of:=[.M4]*[.O4]*[.Q4]" office:value-type="float" office:value="-140" calcext:value-type="float">
            <text:p>-140</text:p>
          </table:table-cell>
          <table:table-cell/>
          <table:table-cell table:formula="of:=RANK([.Z4];[.Z1:.Z10])+2" office:value-type="float" office:value="6" calcext:value-type="float">
            <text:p>6</text:p>
          </table:table-cell>
          <table:table-cell table:style-name="ce81" table:formula="of:=RAND()" office:value-type="float" office:value="0.879789183737596" calcext:value-type="float">
            <text:p>0,879789183737596</text:p>
          </table:table-cell>
          <table:table-cell table:formula="of:=RANK([.AB4];[.AB3:.AB8])" office:value-type="float" office:value="4" calcext:value-type="float">
            <text:p>4</text:p>
          </table:table-cell>
          <table:table-cell table:style-name="ce81" table:formula="of:=RAND()" office:value-type="float" office:value="0.288171149147149" calcext:value-type="float">
            <text:p>0,288171149147149</text:p>
          </table:table-cell>
          <table:table-cell table:number-columns-repeated="996"/>
        </table:table-row>
        <table:table-row table:style-name="ro3">
          <table:table-cell table:style-name="ce4" table:formula="of:=CHOOSE([.Y5];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5]+1)/2;10;100;1000);RANDBETWEEN(1;3))" office:value-type="float" office:value="5.322" calcext:value-type="float">
            <text:p>5,322</text:p>
          </table:table-cell>
          <table:table-cell table:style-name="ce7" table:formula="of:=IF(MOD([.AA5];2);&quot;×&quot;;&quot;÷&quot;)" office:value-type="string" office:string-value="÷" calcext:value-type="string">
            <text:p>÷</text:p>
          </table:table-cell>
          <table:table-cell table:style-name="ce20" table:formula="of:=CHOOSE(MOD([.AA5]+[.AA3];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96" calcext:value-type="float">
            <text:p>396</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2" calcext:value-type="float">
            <text:p>2</text:p>
          </table:table-cell>
          <table:table-cell table:style-name="ce7" office:value-type="string" calcext:value-type="string">
            <text:p>×</text:p>
          </table:table-cell>
          <table:table-cell table:style-name="ce105" table:formula="of:=IF(ROUND(RAND());RANDBETWEEN(2;10);-1*RANDBETWEEN(2;10))" office:value-type="float" office:value="8" calcext:value-type="float">
            <text:p>8</text:p>
          </table:table-cell>
          <table:table-cell table:style-name="ce10" office:value-type="string" calcext:value-type="string">
            <text:p>=</text:p>
          </table:table-cell>
          <table:table-cell/>
          <table:table-cell table:style-name="ce27" table:formula="of:=LOOKUP([.A5];[$'Aide à la génération'.$A$2:$'Aide à la génération'.$A$11];[$'Aide à la génération'.$B$2:$'Aide à la génération'.$B$11])" office:value-type="string" office:string-value="7×6" calcext:value-type="string">
            <text:p>7×6</text:p>
          </table:table-cell>
          <table:table-cell table:style-name="ce48" table:formula="of:=IF([.F5]=&quot;×&quot;;[.E5]*[.G5];ROUND([.E5]/[.G5];7))" office:value-type="float" office:value="0.005322" calcext:value-type="float">
            <text:p>0,005322</text:p>
          </table:table-cell>
          <table:table-cell table:style-name="ce106" table:formula="of:=[.K5]*[.I5]/100" office:value-type="float" office:value="118.8" calcext:value-type="float">
            <text:p>118,8</text:p>
          </table:table-cell>
          <table:table-cell table:style-name="ce27" table:formula="of:=[.M5]*[.O5]*[.Q5]" office:value-type="float" office:value="-64" calcext:value-type="float">
            <text:p>-64</text:p>
          </table:table-cell>
          <table:table-cell/>
          <table:table-cell table:formula="of:=RANK([.Z5];[.Z1:.Z10])+2" office:value-type="float" office:value="7" calcext:value-type="float">
            <text:p>7</text:p>
          </table:table-cell>
          <table:table-cell table:style-name="ce81" table:formula="of:=RAND()" office:value-type="float" office:value="0.840541608684872" calcext:value-type="float">
            <text:p>0,840541608684872</text:p>
          </table:table-cell>
          <table:table-cell table:formula="of:=RANK([.AB5];[.AB3:.AB8])" office:value-type="float" office:value="2" calcext:value-type="float">
            <text:p>2</text:p>
          </table:table-cell>
          <table:table-cell table:style-name="ce81" table:formula="of:=RAND()" office:value-type="float" office:value="0.580163231747231" calcext:value-type="float">
            <text:p>0,580163231747231</text:p>
          </table:table-cell>
          <table:table-cell table:number-columns-repeated="996"/>
        </table:table-row>
        <table:table-row table:style-name="ro3">
          <table:table-cell table:style-name="ce4" table:formula="of:=CHOOSE([.Y6];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6]+1)/2;10;100;1000);RANDBETWEEN(1;3))" office:value-type="float" office:value="188.8" calcext:value-type="float">
            <text:p>188,8</text:p>
          </table:table-cell>
          <table:table-cell table:style-name="ce7" table:formula="of:=IF(MOD([.AA6];2);&quot;×&quot;;&quot;÷&quot;)" office:value-type="string" office:string-value="×" calcext:value-type="string">
            <text:p>×</text:p>
          </table:table-cell>
          <table:table-cell table:style-name="ce20" table:formula="of:=CHOOSE(MOD([.AA6]+[.AA3];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348" calcext:value-type="float">
            <text:p>348</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10" office:value-type="string" calcext:value-type="string">
            <text:p>=</text:p>
          </table:table-cell>
          <table:table-cell/>
          <table:table-cell table:style-name="ce27" table:formula="of:=LOOKUP([.A6];[$'Aide à la génération'.$A$2:$'Aide à la génération'.$A$11];[$'Aide à la génération'.$B$2:$'Aide à la génération'.$B$11])" office:value-type="string" office:string-value="9×6" calcext:value-type="string">
            <text:p>9×6</text:p>
          </table:table-cell>
          <table:table-cell table:style-name="ce48" table:formula="of:=IF([.F6]=&quot;×&quot;;[.E6]*[.G6];ROUND([.E6]/[.G6];7))" office:value-type="float" office:value="188800" calcext:value-type="float">
            <text:p>188 800</text:p>
          </table:table-cell>
          <table:table-cell table:style-name="ce106" table:formula="of:=[.K6]*[.I6]/100" office:value-type="float" office:value="34.8" calcext:value-type="float">
            <text:p>34,8</text:p>
          </table:table-cell>
          <table:table-cell table:style-name="ce27" table:formula="of:=[.M6]*[.O6]*[.Q6]" office:value-type="float" office:value="-500" calcext:value-type="float">
            <text:p>-500</text:p>
          </table:table-cell>
          <table:table-cell/>
          <table:table-cell table:formula="of:=RANK([.Z6];[.Z1:.Z10])+2" office:value-type="float" office:value="9" calcext:value-type="float">
            <text:p>9</text:p>
          </table:table-cell>
          <table:table-cell table:style-name="ce81" table:formula="of:=RAND()" office:value-type="float" office:value="0.735912762790497" calcext:value-type="float">
            <text:p>0,735912762790497</text:p>
          </table:table-cell>
          <table:table-cell table:formula="of:=RANK([.AB6];[.AB3:.AB8])" office:value-type="float" office:value="5" calcext:value-type="float">
            <text:p>5</text:p>
          </table:table-cell>
          <table:table-cell table:style-name="ce81" table:formula="of:=RAND()" office:value-type="float" office:value="0.251908209297794" calcext:value-type="float">
            <text:p>0,251908209297794</text:p>
          </table:table-cell>
          <table:table-cell table:number-columns-repeated="996"/>
        </table:table-row>
        <table:table-row table:style-name="ro3">
          <table:table-cell table:style-name="ce4" table:formula="of:=CHOOSE([.Y7];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7]+1)/2;10;100;1000);RANDBETWEEN(1;3))" office:value-type="float" office:value="51.566" calcext:value-type="float">
            <text:p>51,566</text:p>
          </table:table-cell>
          <table:table-cell table:style-name="ce7" table:formula="of:=IF(MOD([.AA7];2);&quot;×&quot;;&quot;÷&quot;)" office:value-type="string" office:string-value="×" calcext:value-type="string">
            <text:p>×</text:p>
          </table:table-cell>
          <table:table-cell table:style-name="ce20" table:formula="of:=CHOOSE(MOD([.AA7]+[.AA3];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04" calcext:value-type="float">
            <text:p>20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3" calcext:value-type="float">
            <text:p>(-3)</text:p>
          </table:table-cell>
          <table:table-cell table:style-name="ce10" office:value-type="string" calcext:value-type="string">
            <text:p>=</text:p>
          </table:table-cell>
          <table:table-cell/>
          <table:table-cell table:style-name="ce27" table:formula="of:=LOOKUP([.A7];[$'Aide à la génération'.$A$2:$'Aide à la génération'.$A$11];[$'Aide à la génération'.$B$2:$'Aide à la génération'.$B$11])" office:value-type="string" office:string-value="9×7" calcext:value-type="string">
            <text:p>9×7</text:p>
          </table:table-cell>
          <table:table-cell table:style-name="ce48" table:formula="of:=IF([.F7]=&quot;×&quot;;[.E7]*[.G7];ROUND([.E7]/[.G7];7))" office:value-type="float" office:value="515.66" calcext:value-type="float">
            <text:p>515,66</text:p>
          </table:table-cell>
          <table:table-cell table:style-name="ce106" table:formula="of:=[.K7]*[.I7]/100" office:value-type="float" office:value="20.4" calcext:value-type="float">
            <text:p>20,4</text:p>
          </table:table-cell>
          <table:table-cell table:style-name="ce27" table:formula="of:=[.M7]*[.O7]*[.Q7]" office:value-type="float" office:value="90" calcext:value-type="float">
            <text:p>90</text:p>
          </table:table-cell>
          <table:table-cell/>
          <table:table-cell table:formula="of:=RANK([.Z7];[.Z1:.Z10])+2" office:value-type="float" office:value="8" calcext:value-type="float">
            <text:p>8</text:p>
          </table:table-cell>
          <table:table-cell table:style-name="ce81" table:formula="of:=RAND()" office:value-type="float" office:value="0.798351796751716" calcext:value-type="float">
            <text:p>0,798351796751716</text:p>
          </table:table-cell>
          <table:table-cell table:formula="of:=RANK([.AB7];[.AB3:.AB8])" office:value-type="float" office:value="3" calcext:value-type="float">
            <text:p>3</text:p>
          </table:table-cell>
          <table:table-cell table:style-name="ce81" table:formula="of:=RAND()" office:value-type="float" office:value="0.557285445865286" calcext:value-type="float">
            <text:p>0,557285445865286</text:p>
          </table:table-cell>
          <table:table-cell table:number-columns-repeated="996"/>
        </table:table-row>
        <table:table-row table:style-name="ro3">
          <table:table-cell table:style-name="ce4" table:formula="of:=CHOOSE([.Y8];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8]+1)/2;10;100;1000);RANDBETWEEN(1;3))" office:value-type="float" office:value="8.114" calcext:value-type="float">
            <text:p>8,114</text:p>
          </table:table-cell>
          <table:table-cell table:style-name="ce7" table:formula="of:=IF(MOD([.AA8];2);&quot;×&quot;;&quot;÷&quot;)" office:value-type="string" office:string-value="×" calcext:value-type="string">
            <text:p>×</text:p>
          </table:table-cell>
          <table:table-cell table:style-name="ce20" table:formula="of:=CHOOSE(MOD([.AA8]+[.AA3];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76" calcext:value-type="float">
            <text:p>376</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10" office:value-type="string" calcext:value-type="string">
            <text:p>=</text:p>
          </table:table-cell>
          <table:table-cell/>
          <table:table-cell table:style-name="ce27" table:formula="of:=LOOKUP([.A8];[$'Aide à la génération'.$A$2:$'Aide à la génération'.$A$11];[$'Aide à la génération'.$B$2:$'Aide à la génération'.$B$11])" office:value-type="string" office:string-value="8×7" calcext:value-type="string">
            <text:p>8×7</text:p>
          </table:table-cell>
          <table:table-cell table:style-name="ce48" table:formula="of:=IF([.F8]=&quot;×&quot;;[.E8]*[.G8];ROUND([.E8]/[.G8];7))" office:value-type="float" office:value="811.4" calcext:value-type="float">
            <text:p>811,4</text:p>
          </table:table-cell>
          <table:table-cell table:style-name="ce106" table:formula="of:=[.K8]*[.I8]/100" office:value-type="float" office:value="112.8" calcext:value-type="float">
            <text:p>112,8</text:p>
          </table:table-cell>
          <table:table-cell table:style-name="ce27" table:formula="of:=[.M8]*[.O8]*[.Q8]" office:value-type="float" office:value="-150" calcext:value-type="float">
            <text:p>-150</text:p>
          </table:table-cell>
          <table:table-cell/>
          <table:table-cell table:formula="of:=RANK([.Z8];[.Z1:.Z10])+2" office:value-type="float" office:value="4" calcext:value-type="float">
            <text:p>4</text:p>
          </table:table-cell>
          <table:table-cell table:style-name="ce81" table:formula="of:=RAND()" office:value-type="float" office:value="0.891032406484024" calcext:value-type="float">
            <text:p>0,891032406484024</text:p>
          </table:table-cell>
          <table:table-cell table:formula="of:=RANK([.AB8];[.AB3:.AB8])" office:value-type="float" office:value="1" calcext:value-type="float">
            <text:p>1</text:p>
          </table:table-cell>
          <table:table-cell table:style-name="ce81" table:formula="of:=RAND()" office:value-type="float" office:value="0.875673972014566" calcext:value-type="float">
            <text:p>0,875673972014566</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Z9];[.Z1:.Z10])+2" office:value-type="float" office:value="3" calcext:value-type="float">
            <text:p>3</text:p>
          </table:table-cell>
          <table:table-cell table:style-name="ce81" table:formula="of:=RAND()" office:value-type="float" office:value="0.99334384712067" calcext:value-type="float">
            <text:p>0,99334384712067</text:p>
          </table:table-cell>
          <table:table-cell table:number-columns-repeated="998"/>
        </table:table-row>
        <table:table-row table:style-name="ro4">
          <table:table-cell table:number-columns-repeated="24"/>
          <table:table-cell table:formula="of:=RANK([.Z10];[.Z1:.Z10])+2" office:value-type="float" office:value="5" calcext:value-type="float">
            <text:p>5</text:p>
          </table:table-cell>
          <table:table-cell table:style-name="ce81" table:formula="of:=RAND()" office:value-type="float" office:value="0.885722535408907" calcext:value-type="float">
            <text:p>0,885722535408907</text:p>
          </table:table-cell>
          <table:table-cell table:number-columns-repeated="998"/>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3" calcext:value-type="float">
            <text:p>3</text:p>
          </table:table-cell>
          <table:table-cell table:style-name="ce81" table:formula="of:=RAND()" office:value-type="float" office:value="0.91648702635538" calcext:value-type="float">
            <text:p>0,91648702635538</text:p>
          </table:table-cell>
          <table:table-cell table:number-columns-repeated="998"/>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R$2]" office:value-type="string" office:string-value="v3485" calcext:value-type="string">
            <text:p>v3485</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Z13];[.Z12:.Z21])+2" office:value-type="float" office:value="6" calcext:value-type="float">
            <text:p>6</text:p>
          </table:table-cell>
          <table:table-cell table:style-name="ce81" table:formula="of:=RAND()" office:value-type="float" office:value="0.701414986367216" calcext:value-type="float">
            <text:p>0,701414986367216</text:p>
          </table:table-cell>
          <table:table-cell table:number-columns-repeated="998"/>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7" office:value-type="string" calcext:value-type="string" table:number-columns-spanned="4" table:number-rows-spanned="1">
            <text:p>Multiplier, diviser par 10, 100, 1000</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55" office:value-type="string" calcext:value-type="string" table:number-columns-spanned="6" table:number-rows-spanned="1">
            <text:p>Produits de relatifs</text:p>
          </table:table-cell>
          <table:covered-table-cell table:number-columns-repeated="5" table:style-name="ce38"/>
          <table:table-cell table:style-name="ce81"/>
          <table:table-cell table:style-name="ce82" office:value-type="string" calcext:value-type="string">
            <text:p>3<text:span text:style-name="T2">e</text:span></text:p>
          </table:table-cell>
          <table:table-cell table:style-name="ce87" table:formula="of:=[.R12]" office:value-type="string" office:string-value="AB" calcext:value-type="string">
            <text:p>AB</text:p>
          </table:table-cell>
          <table:table-cell table:style-name="ce29"/>
          <table:table-cell table:style-name="ce92" table:formula="of:=[.R13]" office:value-type="string" office:string-value="v3485" calcext:value-type="string">
            <text:p>v3485</text:p>
          </table:table-cell>
          <table:table-cell table:style-name="ce81"/>
          <table:table-cell table:formula="of:=RANK([.Z14];[.Z12:.Z21])+2" office:value-type="float" office:value="8" calcext:value-type="float">
            <text:p>8</text:p>
          </table:table-cell>
          <table:table-cell table:style-name="ce81" table:formula="of:=RAND()" office:value-type="float" office:value="0.678707695074351" calcext:value-type="float">
            <text:p>0,678707695074351</text:p>
          </table:table-cell>
          <table:table-cell table:style-name="ce81" table:formula="of:=RANK([.AB14];[.AB14:.AB19])" office:value-type="float" office:value="2" calcext:value-type="float">
            <text:p>2</text:p>
          </table:table-cell>
          <table:table-cell table:style-name="ce81" table:formula="of:=RAND()" office:value-type="float" office:value="0.672782539032504" calcext:value-type="float">
            <text:p>0,672782539032504</text:p>
          </table:table-cell>
          <table:table-cell table:number-columns-repeated="996"/>
        </table:table-row>
        <table:table-row table:style-name="ro3">
          <table:table-cell table:style-name="ce4" table:formula="of:=CHOOSE([.Y15];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5]+1)/2;10;100;1000);RANDBETWEEN(1;3))" office:value-type="float" office:value="849" calcext:value-type="float">
            <text:p>849,0</text:p>
          </table:table-cell>
          <table:table-cell table:style-name="ce7" table:formula="of:=IF(MOD([.AA15];2);&quot;×&quot;;&quot;÷&quot;)" office:value-type="string" office:string-value="×" calcext:value-type="string">
            <text:p>×</text:p>
          </table:table-cell>
          <table:table-cell table:style-name="ce20" table:formula="of:=CHOOSE(MOD([.AA15]+[.AA14];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24" calcext:value-type="float">
            <text:p>32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10" office:value-type="string" calcext:value-type="string">
            <text:p>=</text:p>
          </table:table-cell>
          <table:table-cell/>
          <table:table-cell table:style-name="ce27" table:formula="of:=LOOKUP([.A15];[$'Aide à la génération'.$A$2:$'Aide à la génération'.$A$11];[$'Aide à la génération'.$B$2:$'Aide à la génération'.$B$11])" office:value-type="string" office:string-value="8×4" calcext:value-type="string">
            <text:p>8×4</text:p>
          </table:table-cell>
          <table:table-cell table:style-name="ce48" table:formula="of:=IF([.F15]=&quot;×&quot;;[.E15]*[.G15];ROUND([.E15]/[.G15];7))" office:value-type="float" office:value="84900" calcext:value-type="float">
            <text:p>84 900</text:p>
          </table:table-cell>
          <table:table-cell table:style-name="ce106" table:formula="of:=[.K15]*[.I15]/100" office:value-type="float" office:value="97.2" calcext:value-type="float">
            <text:p>97,2</text:p>
          </table:table-cell>
          <table:table-cell table:style-name="ce27" table:formula="of:=[.M15]*[.O15]*[.Q15]" office:value-type="float" office:value="-500" calcext:value-type="float">
            <text:p>-500</text:p>
          </table:table-cell>
          <table:table-cell/>
          <table:table-cell table:formula="of:=RANK([.Z15];[.Z12:.Z21])+2" office:value-type="float" office:value="10" calcext:value-type="float">
            <text:p>10</text:p>
          </table:table-cell>
          <table:table-cell table:style-name="ce81" table:formula="of:=RAND()" office:value-type="float" office:value="0.449950429309245" calcext:value-type="float">
            <text:p>0,449950429309245</text:p>
          </table:table-cell>
          <table:table-cell table:formula="of:=RANK([.AB15];[.AB14:.AB19])" office:value-type="float" office:value="5" calcext:value-type="float">
            <text:p>5</text:p>
          </table:table-cell>
          <table:table-cell table:style-name="ce81" table:formula="of:=RAND()" office:value-type="float" office:value="0.351619579724464" calcext:value-type="float">
            <text:p>0,351619579724464</text:p>
          </table:table-cell>
          <table:table-cell table:number-columns-repeated="996"/>
        </table:table-row>
        <table:table-row table:style-name="ro3">
          <table:table-cell table:style-name="ce4" table:formula="of:=CHOOSE([.Y16];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6]+1)/2;10;100;1000);RANDBETWEEN(1;3))" office:value-type="float" office:value="6.88" calcext:value-type="float">
            <text:p>6,88</text:p>
          </table:table-cell>
          <table:table-cell table:style-name="ce7" table:formula="of:=IF(MOD([.AA16];2);&quot;×&quot;;&quot;÷&quot;)" office:value-type="string" office:string-value="×" calcext:value-type="string">
            <text:p>×</text:p>
          </table:table-cell>
          <table:table-cell table:style-name="ce20" table:formula="of:=CHOOSE(MOD([.AA16]+[.AA14];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52" calcext:value-type="float">
            <text:p>352</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4" calcext:value-type="float">
            <text:p>(-4)</text:p>
          </table:table-cell>
          <table:table-cell table:style-name="ce10" office:value-type="string" calcext:value-type="string">
            <text:p>=</text:p>
          </table:table-cell>
          <table:table-cell/>
          <table:table-cell table:style-name="ce27" table:formula="of:=LOOKUP([.A16];[$'Aide à la génération'.$A$2:$'Aide à la génération'.$A$11];[$'Aide à la génération'.$B$2:$'Aide à la génération'.$B$11])" office:value-type="string" office:string-value="8×7" calcext:value-type="string">
            <text:p>8×7</text:p>
          </table:table-cell>
          <table:table-cell table:style-name="ce48" table:formula="of:=IF([.F16]=&quot;×&quot;;[.E16]*[.G16];ROUND([.E16]/[.G16];7))" office:value-type="float" office:value="68.8" calcext:value-type="float">
            <text:p>68,8</text:p>
          </table:table-cell>
          <table:table-cell table:style-name="ce106" table:formula="of:=[.K16]*[.I16]/100" office:value-type="float" office:value="140.8" calcext:value-type="float">
            <text:p>140,8</text:p>
          </table:table-cell>
          <table:table-cell table:style-name="ce27" table:formula="of:=[.M16]*[.O16]*[.Q16]" office:value-type="float" office:value="-48" calcext:value-type="float">
            <text:p>-48</text:p>
          </table:table-cell>
          <table:table-cell/>
          <table:table-cell table:formula="of:=RANK([.Z16];[.Z12:.Z21])+2" office:value-type="float" office:value="4" calcext:value-type="float">
            <text:p>4</text:p>
          </table:table-cell>
          <table:table-cell table:style-name="ce81" table:formula="of:=RAND()" office:value-type="float" office:value="0.844852803401123" calcext:value-type="float">
            <text:p>0,844852803401123</text:p>
          </table:table-cell>
          <table:table-cell table:formula="of:=RANK([.AB16];[.AB14:.AB19])" office:value-type="float" office:value="1" calcext:value-type="float">
            <text:p>1</text:p>
          </table:table-cell>
          <table:table-cell table:style-name="ce81" table:formula="of:=RAND()" office:value-type="float" office:value="0.961164952473743" calcext:value-type="float">
            <text:p>0,961164952473743</text:p>
          </table:table-cell>
          <table:table-cell table:number-columns-repeated="996"/>
        </table:table-row>
        <table:table-row table:style-name="ro3">
          <table:table-cell table:style-name="ce4" table:formula="of:=CHOOSE([.Y17];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7]+1)/2;10;100;1000);RANDBETWEEN(1;3))" office:value-type="float" office:value="70.6" calcext:value-type="float">
            <text:p>70,6</text:p>
          </table:table-cell>
          <table:table-cell table:style-name="ce7" table:formula="of:=IF(MOD([.AA17];2);&quot;×&quot;;&quot;÷&quot;)" office:value-type="string" office:string-value="÷" calcext:value-type="string">
            <text:p>÷</text:p>
          </table:table-cell>
          <table:table-cell table:style-name="ce20" table:formula="of:=CHOOSE(MOD([.AA17]+[.AA14];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76" calcext:value-type="float">
            <text:p>376</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10" office:value-type="string" calcext:value-type="string">
            <text:p>=</text:p>
          </table:table-cell>
          <table:table-cell/>
          <table:table-cell table:style-name="ce27" table:formula="of:=LOOKUP([.A17];[$'Aide à la génération'.$A$2:$'Aide à la génération'.$A$11];[$'Aide à la génération'.$B$2:$'Aide à la génération'.$B$11])" office:value-type="string" office:string-value="9×6" calcext:value-type="string">
            <text:p>9×6</text:p>
          </table:table-cell>
          <table:table-cell table:style-name="ce48" table:formula="of:=IF([.F17]=&quot;×&quot;;[.E17]*[.G17];ROUND([.E17]/[.G17];7))" office:value-type="float" office:value="0.0706" calcext:value-type="float">
            <text:p>0,0706</text:p>
          </table:table-cell>
          <table:table-cell table:style-name="ce106" table:formula="of:=[.K17]*[.I17]/100" office:value-type="float" office:value="75.2" calcext:value-type="float">
            <text:p>75,2</text:p>
          </table:table-cell>
          <table:table-cell table:style-name="ce27" table:formula="of:=[.M17]*[.O17]*[.Q17]" office:value-type="float" office:value="-75" calcext:value-type="float">
            <text:p>-75</text:p>
          </table:table-cell>
          <table:table-cell/>
          <table:table-cell table:formula="of:=RANK([.Z17];[.Z12:.Z21])+2" office:value-type="float" office:value="9" calcext:value-type="float">
            <text:p>9</text:p>
          </table:table-cell>
          <table:table-cell table:style-name="ce81" table:formula="of:=RAND()" office:value-type="float" office:value="0.615001670276839" calcext:value-type="float">
            <text:p>0,615001670276839</text:p>
          </table:table-cell>
          <table:table-cell table:formula="of:=RANK([.AB17];[.AB14:.AB19])" office:value-type="float" office:value="6" calcext:value-type="float">
            <text:p>6</text:p>
          </table:table-cell>
          <table:table-cell table:style-name="ce81" table:formula="of:=RAND()" office:value-type="float" office:value="0.175216917859146" calcext:value-type="float">
            <text:p>0,175216917859146</text:p>
          </table:table-cell>
          <table:table-cell table:number-columns-repeated="996"/>
        </table:table-row>
        <table:table-row table:style-name="ro3">
          <table:table-cell table:style-name="ce4" table:formula="of:=CHOOSE([.Y18];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8]+1)/2;10;100;1000);RANDBETWEEN(1;3))" office:value-type="float" office:value="35.415" calcext:value-type="float">
            <text:p>35,415</text:p>
          </table:table-cell>
          <table:table-cell table:style-name="ce7" table:formula="of:=IF(MOD([.AA18];2);&quot;×&quot;;&quot;÷&quot;)" office:value-type="string" office:string-value="×" calcext:value-type="string">
            <text:p>×</text:p>
          </table:table-cell>
          <table:table-cell table:style-name="ce20" table:formula="of:=CHOOSE(MOD([.AA18]+[.AA14];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96" calcext:value-type="float">
            <text:p>96</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10" office:value-type="string" calcext:value-type="string">
            <text:p>=</text:p>
          </table:table-cell>
          <table:table-cell/>
          <table:table-cell table:style-name="ce27" table:formula="of:=LOOKUP([.A18];[$'Aide à la génération'.$A$2:$'Aide à la génération'.$A$11];[$'Aide à la génération'.$B$2:$'Aide à la génération'.$B$11])" office:value-type="string" office:string-value="7×6" calcext:value-type="string">
            <text:p>7×6</text:p>
          </table:table-cell>
          <table:table-cell table:style-name="ce48" table:formula="of:=IF([.F18]=&quot;×&quot;;[.E18]*[.G18];ROUND([.E18]/[.G18];7))" office:value-type="float" office:value="35415" calcext:value-type="float">
            <text:p>35 415</text:p>
          </table:table-cell>
          <table:table-cell table:style-name="ce106" table:formula="of:=[.K18]*[.I18]/100" office:value-type="float" office:value="38.4" calcext:value-type="float">
            <text:p>38,4</text:p>
          </table:table-cell>
          <table:table-cell table:style-name="ce27" table:formula="of:=[.M18]*[.O18]*[.Q18]" office:value-type="float" office:value="-400" calcext:value-type="float">
            <text:p>-400</text:p>
          </table:table-cell>
          <table:table-cell/>
          <table:table-cell table:formula="of:=RANK([.Z18];[.Z12:.Z21])+2" office:value-type="float" office:value="7" calcext:value-type="float">
            <text:p>7</text:p>
          </table:table-cell>
          <table:table-cell table:style-name="ce81" table:formula="of:=RAND()" office:value-type="float" office:value="0.699512464335786" calcext:value-type="float">
            <text:p>0,699512464335786</text:p>
          </table:table-cell>
          <table:table-cell table:formula="of:=RANK([.AB18];[.AB14:.AB19])" office:value-type="float" office:value="3" calcext:value-type="float">
            <text:p>3</text:p>
          </table:table-cell>
          <table:table-cell table:style-name="ce81" table:formula="of:=RAND()" office:value-type="float" office:value="0.642853316764626" calcext:value-type="float">
            <text:p>0,642853316764626</text:p>
          </table:table-cell>
          <table:table-cell table:number-columns-repeated="996"/>
        </table:table-row>
        <table:table-row table:style-name="ro3">
          <table:table-cell table:style-name="ce4" table:formula="of:=CHOOSE([.Y19];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9]+1)/2;10;100;1000);RANDBETWEEN(1;3))" office:value-type="float" office:value="55.395" calcext:value-type="float">
            <text:p>55,395</text:p>
          </table:table-cell>
          <table:table-cell table:style-name="ce7" table:formula="of:=IF(MOD([.AA19];2);&quot;×&quot;;&quot;÷&quot;)" office:value-type="string" office:string-value="÷" calcext:value-type="string">
            <text:p>÷</text:p>
          </table:table-cell>
          <table:table-cell table:style-name="ce20" table:formula="of:=CHOOSE(MOD([.AA19]+[.AA14];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72" calcext:value-type="float">
            <text:p>72</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7" calcext:value-type="float">
            <text:p>7</text:p>
          </table:table-cell>
          <table:table-cell table:style-name="ce10" office:value-type="string" calcext:value-type="string">
            <text:p>=</text:p>
          </table:table-cell>
          <table:table-cell/>
          <table:table-cell table:style-name="ce27" table:formula="of:=LOOKUP([.A19];[$'Aide à la génération'.$A$2:$'Aide à la génération'.$A$11];[$'Aide à la génération'.$B$2:$'Aide à la génération'.$B$11])" office:value-type="string" office:string-value="7×7" calcext:value-type="string">
            <text:p>7×7</text:p>
          </table:table-cell>
          <table:table-cell table:style-name="ce48" table:formula="of:=IF([.F19]=&quot;×&quot;;[.E19]*[.G19];ROUND([.E19]/[.G19];7))" office:value-type="float" office:value="5.5395" calcext:value-type="float">
            <text:p>5,5395</text:p>
          </table:table-cell>
          <table:table-cell table:style-name="ce106" table:formula="of:=[.K19]*[.I19]/100" office:value-type="float" office:value="21.6" calcext:value-type="float">
            <text:p>21,6</text:p>
          </table:table-cell>
          <table:table-cell table:style-name="ce27" table:formula="of:=[.M19]*[.O19]*[.Q19]" office:value-type="float" office:value="140" calcext:value-type="float">
            <text:p>140</text:p>
          </table:table-cell>
          <table:table-cell/>
          <table:table-cell table:formula="of:=RANK([.Z19];[.Z12:.Z21])+2" office:value-type="float" office:value="12" calcext:value-type="float">
            <text:p>12</text:p>
          </table:table-cell>
          <table:table-cell table:style-name="ce81" table:formula="of:=RAND()" office:value-type="float" office:value="0.122736397033008" calcext:value-type="float">
            <text:p>0,122736397033008</text:p>
          </table:table-cell>
          <table:table-cell table:formula="of:=RANK([.AB19];[.AB14:.AB19])" office:value-type="float" office:value="4" calcext:value-type="float">
            <text:p>4</text:p>
          </table:table-cell>
          <table:table-cell table:style-name="ce81" table:formula="of:=RAND()" office:value-type="float" office:value="0.515166111716544" calcext:value-type="float">
            <text:p>0,515166111716544</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Z20];[.Z12:.Z21])+2" office:value-type="float" office:value="5" calcext:value-type="float">
            <text:p>5</text:p>
          </table:table-cell>
          <table:table-cell table:style-name="ce81" table:formula="of:=RAND()" office:value-type="float" office:value="0.832410137942067" calcext:value-type="float">
            <text:p>0,832410137942067</text:p>
          </table:table-cell>
          <table:table-cell table:number-columns-repeated="998"/>
        </table:table-row>
        <table:table-row table:style-name="ro4">
          <table:table-cell table:number-columns-repeated="24"/>
          <table:table-cell table:formula="of:=RANK([.Z21];[.Z12:.Z21])+2" office:value-type="float" office:value="11" calcext:value-type="float">
            <text:p>11</text:p>
          </table:table-cell>
          <table:table-cell table:style-name="ce81" table:formula="of:=RAND()" office:value-type="float" office:value="0.171470626208053" calcext:value-type="float">
            <text:p>0,171470626208053</text:p>
          </table:table-cell>
          <table:table-cell table:number-columns-repeated="998"/>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5" calcext:value-type="float">
            <text:p>5</text:p>
          </table:table-cell>
          <table:table-cell table:style-name="ce81" table:formula="of:=RAND()" office:value-type="float" office:value="0.618157393907858" calcext:value-type="float">
            <text:p>0,618157393907858</text:p>
          </table:table-cell>
          <table:table-cell table:number-columns-repeated="998"/>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R$2]" office:value-type="string" office:string-value="v3485" calcext:value-type="string">
            <text:p>v3485</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Z24];[.Z23:.Z32])+2" office:value-type="float" office:value="12" calcext:value-type="float">
            <text:p>12</text:p>
          </table:table-cell>
          <table:table-cell table:style-name="ce81" table:formula="of:=RAND()" office:value-type="float" office:value="0.0436584801664775" calcext:value-type="float">
            <text:p>0,043658480166478</text:p>
          </table:table-cell>
          <table:table-cell table:number-columns-repeated="998"/>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7" office:value-type="string" calcext:value-type="string" table:number-columns-spanned="4" table:number-rows-spanned="1">
            <text:p>Multiplier, diviser par 10, 100, 1000</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55" office:value-type="string" calcext:value-type="string" table:number-columns-spanned="6" table:number-rows-spanned="1">
            <text:p>Produits de relatifs</text:p>
          </table:table-cell>
          <table:covered-table-cell table:number-columns-repeated="5" table:style-name="ce38"/>
          <table:table-cell table:style-name="ce81"/>
          <table:table-cell table:style-name="ce82" office:value-type="string" calcext:value-type="string">
            <text:p>3<text:span text:style-name="T2">e</text:span></text:p>
          </table:table-cell>
          <table:table-cell table:style-name="ce87" table:formula="of:=[.R23]" office:value-type="string" office:string-value="AC" calcext:value-type="string">
            <text:p>AC</text:p>
          </table:table-cell>
          <table:table-cell table:style-name="ce29"/>
          <table:table-cell table:style-name="ce92" table:formula="of:=[.R24]" office:value-type="string" office:string-value="v3485" calcext:value-type="string">
            <text:p>v3485</text:p>
          </table:table-cell>
          <table:table-cell table:style-name="ce81"/>
          <table:table-cell table:formula="of:=RANK([.Z25];[.Z23:.Z32])+2" office:value-type="float" office:value="6" calcext:value-type="float">
            <text:p>6</text:p>
          </table:table-cell>
          <table:table-cell table:style-name="ce81" table:formula="of:=RAND()" office:value-type="float" office:value="0.615907014103418" calcext:value-type="float">
            <text:p>0,615907014103418</text:p>
          </table:table-cell>
          <table:table-cell table:style-name="ce81" table:formula="of:=RANK([.AB25];[.AB25:.AB30])" office:value-type="float" office:value="2" calcext:value-type="float">
            <text:p>2</text:p>
          </table:table-cell>
          <table:table-cell table:style-name="ce81" table:formula="of:=RAND()" office:value-type="float" office:value="0.750759094020022" calcext:value-type="float">
            <text:p>0,750759094020022</text:p>
          </table:table-cell>
          <table:table-cell table:number-columns-repeated="996"/>
        </table:table-row>
        <table:table-row table:style-name="ro3">
          <table:table-cell table:style-name="ce4" table:formula="of:=CHOOSE([.Y26];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26]+1)/2;10;100;1000);RANDBETWEEN(1;3))" office:value-type="float" office:value="977.38" calcext:value-type="float">
            <text:p>977,38</text:p>
          </table:table-cell>
          <table:table-cell table:style-name="ce7" table:formula="of:=IF(MOD([.AA26];2);&quot;×&quot;;&quot;÷&quot;)" office:value-type="string" office:string-value="÷" calcext:value-type="string">
            <text:p>÷</text:p>
          </table:table-cell>
          <table:table-cell table:style-name="ce20" table:formula="of:=CHOOSE(MOD([.AA26]+[.AA25];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48" calcext:value-type="float">
            <text:p>148</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10" office:value-type="string" calcext:value-type="string">
            <text:p>=</text:p>
          </table:table-cell>
          <table:table-cell/>
          <table:table-cell table:style-name="ce27" table:formula="of:=LOOKUP([.A26];[$'Aide à la génération'.$A$2:$'Aide à la génération'.$A$11];[$'Aide à la génération'.$B$2:$'Aide à la génération'.$B$11])" office:value-type="string" office:string-value="9×7" calcext:value-type="string">
            <text:p>9×7</text:p>
          </table:table-cell>
          <table:table-cell table:style-name="ce48" table:formula="of:=IF([.F26]=&quot;×&quot;;[.E26]*[.G26];ROUND([.E26]/[.G26];7))" office:value-type="float" office:value="0.97738" calcext:value-type="float">
            <text:p>0,97738</text:p>
          </table:table-cell>
          <table:table-cell table:style-name="ce106" table:formula="of:=[.K26]*[.I26]/100" office:value-type="float" office:value="44.4" calcext:value-type="float">
            <text:p>44,4</text:p>
          </table:table-cell>
          <table:table-cell table:style-name="ce27" table:formula="of:=[.M26]*[.O26]*[.Q26]" office:value-type="float" office:value="180" calcext:value-type="float">
            <text:p>180</text:p>
          </table:table-cell>
          <table:table-cell/>
          <table:table-cell table:formula="of:=RANK([.Z26];[.Z23:.Z32])+2" office:value-type="float" office:value="8" calcext:value-type="float">
            <text:p>8</text:p>
          </table:table-cell>
          <table:table-cell table:style-name="ce81" table:formula="of:=RAND()" office:value-type="float" office:value="0.44494243021847" calcext:value-type="float">
            <text:p>0,44494243021847</text:p>
          </table:table-cell>
          <table:table-cell table:formula="of:=RANK([.AB26];[.AB25:.AB30])" office:value-type="float" office:value="6" calcext:value-type="float">
            <text:p>6</text:p>
          </table:table-cell>
          <table:table-cell table:style-name="ce81" table:formula="of:=RAND()" office:value-type="float" office:value="0.00918047102480852" calcext:value-type="float">
            <text:p>0,009180471024809</text:p>
          </table:table-cell>
          <table:table-cell table:number-columns-repeated="996"/>
        </table:table-row>
        <table:table-row table:style-name="ro3">
          <table:table-cell table:style-name="ce4" table:formula="of:=CHOOSE([.Y27];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27]+1)/2;10;100;1000);RANDBETWEEN(1;3))" office:value-type="float" office:value="63.651" calcext:value-type="float">
            <text:p>63,651</text:p>
          </table:table-cell>
          <table:table-cell table:style-name="ce7" table:formula="of:=IF(MOD([.AA27];2);&quot;×&quot;;&quot;÷&quot;)" office:value-type="string" office:string-value="÷" calcext:value-type="string">
            <text:p>÷</text:p>
          </table:table-cell>
          <table:table-cell table:style-name="ce20" table:formula="of:=CHOOSE(MOD([.AA27]+[.AA25];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24" calcext:value-type="float">
            <text:p>12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05" table:formula="of:=IF(ROUND(RAND());RANDBETWEEN(2;10);-1*RANDBETWEEN(2;10))"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4" calcext:value-type="float">
            <text:p>(-4)</text:p>
          </table:table-cell>
          <table:table-cell table:style-name="ce10" office:value-type="string" calcext:value-type="string">
            <text:p>=</text:p>
          </table:table-cell>
          <table:table-cell/>
          <table:table-cell table:style-name="ce27" table:formula="of:=LOOKUP([.A27];[$'Aide à la génération'.$A$2:$'Aide à la génération'.$A$11];[$'Aide à la génération'.$B$2:$'Aide à la génération'.$B$11])" office:value-type="string" office:string-value="8×7" calcext:value-type="string">
            <text:p>8×7</text:p>
          </table:table-cell>
          <table:table-cell table:style-name="ce48" table:formula="of:=IF([.F27]=&quot;×&quot;;[.E27]*[.G27];ROUND([.E27]/[.G27];7))" office:value-type="float" office:value="6.3651" calcext:value-type="float">
            <text:p>6,3651</text:p>
          </table:table-cell>
          <table:table-cell table:style-name="ce106" table:formula="of:=[.K27]*[.I27]/100" office:value-type="float" office:value="24.8" calcext:value-type="float">
            <text:p>24,8</text:p>
          </table:table-cell>
          <table:table-cell table:style-name="ce27" table:formula="of:=[.M27]*[.O27]*[.Q27]" office:value-type="float" office:value="-32" calcext:value-type="float">
            <text:p>-32</text:p>
          </table:table-cell>
          <table:table-cell/>
          <table:table-cell table:formula="of:=RANK([.Z27];[.Z23:.Z32])+2" office:value-type="float" office:value="4" calcext:value-type="float">
            <text:p>4</text:p>
          </table:table-cell>
          <table:table-cell table:style-name="ce81" table:formula="of:=RAND()" office:value-type="float" office:value="0.811985394911153" calcext:value-type="float">
            <text:p>0,811985394911153</text:p>
          </table:table-cell>
          <table:table-cell table:formula="of:=RANK([.AB27];[.AB25:.AB30])" office:value-type="float" office:value="4" calcext:value-type="float">
            <text:p>4</text:p>
          </table:table-cell>
          <table:table-cell table:style-name="ce81" table:formula="of:=RAND()" office:value-type="float" office:value="0.401324518466939" calcext:value-type="float">
            <text:p>0,401324518466939</text:p>
          </table:table-cell>
          <table:table-cell table:number-columns-repeated="996"/>
        </table:table-row>
        <table:table-row table:style-name="ro3">
          <table:table-cell table:style-name="ce4" table:formula="of:=CHOOSE([.Y28];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28]+1)/2;10;100;1000);RANDBETWEEN(1;3))" office:value-type="float" office:value="1.8" calcext:value-type="float">
            <text:p>1,8</text:p>
          </table:table-cell>
          <table:table-cell table:style-name="ce7" table:formula="of:=IF(MOD([.AA28];2);&quot;×&quot;;&quot;÷&quot;)" office:value-type="string" office:string-value="×" calcext:value-type="string">
            <text:p>×</text:p>
          </table:table-cell>
          <table:table-cell table:style-name="ce20" table:formula="of:=CHOOSE(MOD([.AA28]+[.AA25];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80" calcext:value-type="float">
            <text:p>28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9" calcext:value-type="float">
            <text:p>(-9)</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10" office:value-type="string" calcext:value-type="string">
            <text:p>=</text:p>
          </table:table-cell>
          <table:table-cell/>
          <table:table-cell table:style-name="ce27" table:formula="of:=LOOKUP([.A28];[$'Aide à la génération'.$A$2:$'Aide à la génération'.$A$11];[$'Aide à la génération'.$B$2:$'Aide à la génération'.$B$11])" office:value-type="string" office:string-value="8×4" calcext:value-type="string">
            <text:p>8×4</text:p>
          </table:table-cell>
          <table:table-cell table:style-name="ce48" table:formula="of:=IF([.F28]=&quot;×&quot;;[.E28]*[.G28];ROUND([.E28]/[.G28];7))" office:value-type="float" office:value="18" calcext:value-type="float">
            <text:p>18</text:p>
          </table:table-cell>
          <table:table-cell table:style-name="ce106" table:formula="of:=[.K28]*[.I28]/100" office:value-type="float" office:value="28" calcext:value-type="float">
            <text:p>28</text:p>
          </table:table-cell>
          <table:table-cell table:style-name="ce27" table:formula="of:=[.M28]*[.O28]*[.Q28]" office:value-type="float" office:value="-162" calcext:value-type="float">
            <text:p>-162</text:p>
          </table:table-cell>
          <table:table-cell/>
          <table:table-cell table:formula="of:=RANK([.Z28];[.Z23:.Z32])+2" office:value-type="float" office:value="10" calcext:value-type="float">
            <text:p>10</text:p>
          </table:table-cell>
          <table:table-cell table:style-name="ce81" table:formula="of:=RAND()" office:value-type="float" office:value="0.240185090396379" calcext:value-type="float">
            <text:p>0,240185090396379</text:p>
          </table:table-cell>
          <table:table-cell table:formula="of:=RANK([.AB28];[.AB25:.AB30])" office:value-type="float" office:value="1" calcext:value-type="float">
            <text:p>1</text:p>
          </table:table-cell>
          <table:table-cell table:style-name="ce81" table:formula="of:=RAND()" office:value-type="float" office:value="0.889513858718979" calcext:value-type="float">
            <text:p>0,889513858718979</text:p>
          </table:table-cell>
          <table:table-cell table:number-columns-repeated="996"/>
        </table:table-row>
        <table:table-row table:style-name="ro3">
          <table:table-cell table:style-name="ce4" table:formula="of:=CHOOSE([.Y29];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29]+1)/2;10;100;1000);RANDBETWEEN(1;3))" office:value-type="float" office:value="19.9" calcext:value-type="float">
            <text:p>19,9</text:p>
          </table:table-cell>
          <table:table-cell table:style-name="ce7" table:formula="of:=IF(MOD([.AA29];2);&quot;×&quot;;&quot;÷&quot;)" office:value-type="string" office:string-value="×" calcext:value-type="string">
            <text:p>×</text:p>
          </table:table-cell>
          <table:table-cell table:style-name="ce20" table:formula="of:=CHOOSE(MOD([.AA29]+[.AA25];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24" calcext:value-type="float">
            <text:p>22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2" calcext:value-type="float">
            <text:p>(-2)</text:p>
          </table:table-cell>
          <table:table-cell table:style-name="ce10" office:value-type="string" calcext:value-type="string">
            <text:p>=</text:p>
          </table:table-cell>
          <table:table-cell/>
          <table:table-cell table:style-name="ce27" table:formula="of:=LOOKUP([.A29];[$'Aide à la génération'.$A$2:$'Aide à la génération'.$A$11];[$'Aide à la génération'.$B$2:$'Aide à la génération'.$B$11])" office:value-type="string" office:string-value="9×6" calcext:value-type="string">
            <text:p>9×6</text:p>
          </table:table-cell>
          <table:table-cell table:style-name="ce48" table:formula="of:=IF([.F29]=&quot;×&quot;;[.E29]*[.G29];ROUND([.E29]/[.G29];7))" office:value-type="float" office:value="19900" calcext:value-type="float">
            <text:p>19 900</text:p>
          </table:table-cell>
          <table:table-cell table:style-name="ce106" table:formula="of:=[.K29]*[.I29]/100" office:value-type="float" office:value="22.4" calcext:value-type="float">
            <text:p>22,4</text:p>
          </table:table-cell>
          <table:table-cell table:style-name="ce27" table:formula="of:=[.M29]*[.O29]*[.Q29]" office:value-type="float" office:value="40" calcext:value-type="float">
            <text:p>40</text:p>
          </table:table-cell>
          <table:table-cell/>
          <table:table-cell table:formula="of:=RANK([.Z29];[.Z23:.Z32])+2" office:value-type="float" office:value="9" calcext:value-type="float">
            <text:p>9</text:p>
          </table:table-cell>
          <table:table-cell table:style-name="ce81" table:formula="of:=RAND()" office:value-type="float" office:value="0.339367100968395" calcext:value-type="float">
            <text:p>0,339367100968395</text:p>
          </table:table-cell>
          <table:table-cell table:formula="of:=RANK([.AB29];[.AB25:.AB30])" office:value-type="float" office:value="3" calcext:value-type="float">
            <text:p>3</text:p>
          </table:table-cell>
          <table:table-cell table:style-name="ce81" table:formula="of:=RAND()" office:value-type="float" office:value="0.577198762244579" calcext:value-type="float">
            <text:p>0,577198762244579</text:p>
          </table:table-cell>
          <table:table-cell table:number-columns-repeated="996"/>
        </table:table-row>
        <table:table-row table:style-name="ro3">
          <table:table-cell table:style-name="ce4" table:formula="of:=CHOOSE([.Y30];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30]+1)/2;10;100;1000);RANDBETWEEN(1;3))" office:value-type="float" office:value="160.7" calcext:value-type="float">
            <text:p>160,7</text:p>
          </table:table-cell>
          <table:table-cell table:style-name="ce7" table:formula="of:=IF(MOD([.AA30];2);&quot;×&quot;;&quot;÷&quot;)" office:value-type="string" office:string-value="×" calcext:value-type="string">
            <text:p>×</text:p>
          </table:table-cell>
          <table:table-cell table:style-name="ce20" table:formula="of:=CHOOSE(MOD([.AA30]+[.AA25];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80" calcext:value-type="float">
            <text:p>18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9" calcext:value-type="float">
            <text:p>9</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10" office:value-type="string" calcext:value-type="string">
            <text:p>=</text:p>
          </table:table-cell>
          <table:table-cell/>
          <table:table-cell table:style-name="ce27" table:formula="of:=LOOKUP([.A30];[$'Aide à la génération'.$A$2:$'Aide à la génération'.$A$11];[$'Aide à la génération'.$B$2:$'Aide à la génération'.$B$11])" office:value-type="string" office:string-value="9×8" calcext:value-type="string">
            <text:p>9×8</text:p>
          </table:table-cell>
          <table:table-cell table:style-name="ce48" table:formula="of:=IF([.F30]=&quot;×&quot;;[.E30]*[.G30];ROUND([.E30]/[.G30];7))" office:value-type="float" office:value="16070" calcext:value-type="float">
            <text:p>16 070</text:p>
          </table:table-cell>
          <table:table-cell table:style-name="ce106" table:formula="of:=[.K30]*[.I30]/100" office:value-type="float" office:value="18" calcext:value-type="float">
            <text:p>18</text:p>
          </table:table-cell>
          <table:table-cell table:style-name="ce27" table:formula="of:=[.M30]*[.O30]*[.Q30]" office:value-type="float" office:value="135" calcext:value-type="float">
            <text:p>135</text:p>
          </table:table-cell>
          <table:table-cell/>
          <table:table-cell table:formula="of:=RANK([.Z30];[.Z23:.Z32])+2" office:value-type="float" office:value="11" calcext:value-type="float">
            <text:p>11</text:p>
          </table:table-cell>
          <table:table-cell table:style-name="ce81" table:formula="of:=RAND()" office:value-type="float" office:value="0.119289219001309" calcext:value-type="float">
            <text:p>0,119289219001309</text:p>
          </table:table-cell>
          <table:table-cell table:formula="of:=RANK([.AB30];[.AB25:.AB30])" office:value-type="float" office:value="5" calcext:value-type="float">
            <text:p>5</text:p>
          </table:table-cell>
          <table:table-cell table:style-name="ce81" table:formula="of:=RAND()" office:value-type="float" office:value="0.030095879350493" calcext:value-type="float">
            <text:p>0,030095879350493</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Z31];[.Z23:.Z32])+2" office:value-type="float" office:value="3" calcext:value-type="float">
            <text:p>3</text:p>
          </table:table-cell>
          <table:table-cell table:style-name="ce81" table:formula="of:=RAND()" office:value-type="float" office:value="0.984512536600409" calcext:value-type="float">
            <text:p>0,984512536600409</text:p>
          </table:table-cell>
          <table:table-cell table:number-columns-repeated="998"/>
        </table:table-row>
        <table:table-row table:style-name="ro4">
          <table:table-cell table:number-columns-repeated="24"/>
          <table:table-cell table:formula="of:=RANK([.Z32];[.Z23:.Z32])+2" office:value-type="float" office:value="7" calcext:value-type="float">
            <text:p>7</text:p>
          </table:table-cell>
          <table:table-cell table:style-name="ce81" table:formula="of:=RAND()" office:value-type="float" office:value="0.594111735480109" calcext:value-type="float">
            <text:p>0,594111735480109</text:p>
          </table:table-cell>
          <table:table-cell table:number-columns-repeated="998"/>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5" calcext:value-type="float">
            <text:p>5</text:p>
          </table:table-cell>
          <table:table-cell table:style-name="ce81" table:formula="of:=RAND()" office:value-type="float" office:value="0.823288286494493" calcext:value-type="float">
            <text:p>0,823288286494493</text:p>
          </table:table-cell>
          <table:table-cell table:number-columns-repeated="998"/>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R$2]" office:value-type="string" office:string-value="v3485" calcext:value-type="string">
            <text:p>v3485</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Z35];[.Z34:.Z43])+2" office:value-type="float" office:value="12" calcext:value-type="float">
            <text:p>12</text:p>
          </table:table-cell>
          <table:table-cell table:style-name="ce81" table:formula="of:=RAND()" office:value-type="float" office:value="0.052338371701443" calcext:value-type="float">
            <text:p>0,052338371701443</text:p>
          </table:table-cell>
          <table:table-cell table:number-columns-repeated="998"/>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7" office:value-type="string" calcext:value-type="string" table:number-columns-spanned="4" table:number-rows-spanned="1">
            <text:p>Multiplier, diviser par 10, 100, 1000</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55" office:value-type="string" calcext:value-type="string" table:number-columns-spanned="6" table:number-rows-spanned="1">
            <text:p>Produits de relatifs</text:p>
          </table:table-cell>
          <table:covered-table-cell table:number-columns-repeated="5" table:style-name="ce38"/>
          <table:table-cell table:style-name="ce81"/>
          <table:table-cell table:style-name="ce82" office:value-type="string" calcext:value-type="string">
            <text:p>3<text:span text:style-name="T2">e</text:span></text:p>
          </table:table-cell>
          <table:table-cell table:style-name="ce87" table:formula="of:=[.R34]" office:value-type="string" office:string-value="AD" calcext:value-type="string">
            <text:p>AD</text:p>
          </table:table-cell>
          <table:table-cell table:style-name="ce29"/>
          <table:table-cell table:style-name="ce92" table:formula="of:=[.R35]" office:value-type="string" office:string-value="v3485" calcext:value-type="string">
            <text:p>v3485</text:p>
          </table:table-cell>
          <table:table-cell table:style-name="ce81"/>
          <table:table-cell table:formula="of:=RANK([.Z36];[.Z34:.Z43])+2" office:value-type="float" office:value="7" calcext:value-type="float">
            <text:p>7</text:p>
          </table:table-cell>
          <table:table-cell table:style-name="ce81" table:formula="of:=RAND()" office:value-type="float" office:value="0.543739429106047" calcext:value-type="float">
            <text:p>0,543739429106047</text:p>
          </table:table-cell>
          <table:table-cell table:style-name="ce81" table:formula="of:=RANK([.AB36];[.AB36:.AB41])" office:value-type="float" office:value="5" calcext:value-type="float">
            <text:p>5</text:p>
          </table:table-cell>
          <table:table-cell table:style-name="ce81" table:formula="of:=RAND()" office:value-type="float" office:value="0.34825480021353" calcext:value-type="float">
            <text:p>0,34825480021353</text:p>
          </table:table-cell>
          <table:table-cell table:number-columns-repeated="996"/>
        </table:table-row>
        <table:table-row table:style-name="ro3">
          <table:table-cell table:style-name="ce4" table:formula="of:=CHOOSE([.Y37];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37]+1)/2;10;100;1000);RANDBETWEEN(1;3))" office:value-type="float" office:value="789.27" calcext:value-type="float">
            <text:p>789,27</text:p>
          </table:table-cell>
          <table:table-cell table:style-name="ce7" table:formula="of:=IF(MOD([.AA37];2);&quot;×&quot;;&quot;÷&quot;)" office:value-type="string" office:string-value="÷" calcext:value-type="string">
            <text:p>÷</text:p>
          </table:table-cell>
          <table:table-cell table:style-name="ce20" table:formula="of:=CHOOSE(MOD([.AA37]+[.AA36];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68" calcext:value-type="float">
            <text:p>168</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9" calcext:value-type="float">
            <text:p>9</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10" office:value-type="string" calcext:value-type="string">
            <text:p>=</text:p>
          </table:table-cell>
          <table:table-cell/>
          <table:table-cell table:style-name="ce27" table:formula="of:=LOOKUP([.A37];[$'Aide à la génération'.$A$2:$'Aide à la génération'.$A$11];[$'Aide à la génération'.$B$2:$'Aide à la génération'.$B$11])" office:value-type="string" office:string-value="7×5" calcext:value-type="string">
            <text:p>7×5</text:p>
          </table:table-cell>
          <table:table-cell table:style-name="ce48" table:formula="of:=IF([.F37]=&quot;×&quot;;[.E37]*[.G37];ROUND([.E37]/[.G37];7))" office:value-type="float" office:value="0.78927" calcext:value-type="float">
            <text:p>0,78927</text:p>
          </table:table-cell>
          <table:table-cell table:style-name="ce106" table:formula="of:=[.K37]*[.I37]/100" office:value-type="float" office:value="16.8" calcext:value-type="float">
            <text:p>16,8</text:p>
          </table:table-cell>
          <table:table-cell table:style-name="ce27" table:formula="of:=[.M37]*[.O37]*[.Q37]" office:value-type="float" office:value="135" calcext:value-type="float">
            <text:p>135</text:p>
          </table:table-cell>
          <table:table-cell/>
          <table:table-cell table:formula="of:=RANK([.Z37];[.Z34:.Z43])+2" office:value-type="float" office:value="3" calcext:value-type="float">
            <text:p>3</text:p>
          </table:table-cell>
          <table:table-cell table:style-name="ce81" table:formula="of:=RAND()" office:value-type="float" office:value="0.977553607400313" calcext:value-type="float">
            <text:p>0,977553607400313</text:p>
          </table:table-cell>
          <table:table-cell table:formula="of:=RANK([.AB37];[.AB36:.AB41])" office:value-type="float" office:value="6" calcext:value-type="float">
            <text:p>6</text:p>
          </table:table-cell>
          <table:table-cell table:style-name="ce81" table:formula="of:=RAND()" office:value-type="float" office:value="0.313438568798854" calcext:value-type="float">
            <text:p>0,313438568798854</text:p>
          </table:table-cell>
          <table:table-cell table:number-columns-repeated="996"/>
        </table:table-row>
        <table:table-row table:style-name="ro3">
          <table:table-cell table:style-name="ce4" table:formula="of:=CHOOSE([.Y38];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38]+1)/2;10;100;1000);RANDBETWEEN(1;3))" office:value-type="float" office:value="4.8" calcext:value-type="float">
            <text:p>4,8</text:p>
          </table:table-cell>
          <table:table-cell table:style-name="ce7" table:formula="of:=IF(MOD([.AA38];2);&quot;×&quot;;&quot;÷&quot;)" office:value-type="string" office:string-value="÷" calcext:value-type="string">
            <text:p>÷</text:p>
          </table:table-cell>
          <table:table-cell table:style-name="ce20" table:formula="of:=CHOOSE(MOD([.AA38]+[.AA36];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64" calcext:value-type="float">
            <text:p>6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8" calcext:value-type="float">
            <text:p>8</text:p>
          </table:table-cell>
          <table:table-cell table:style-name="ce7" office:value-type="string" calcext:value-type="string">
            <text:p>×</text:p>
          </table:table-cell>
          <table:table-cell table:style-name="ce105" table:formula="of:=IF(ROUND(RAND());RANDBETWEEN(2;10);-1*RANDBETWEEN(2;10))" office:value-type="float" office:value="7" calcext:value-type="float">
            <text:p>7</text:p>
          </table:table-cell>
          <table:table-cell table:style-name="ce10" office:value-type="string" calcext:value-type="string">
            <text:p>=</text:p>
          </table:table-cell>
          <table:table-cell/>
          <table:table-cell table:style-name="ce27" table:formula="of:=LOOKUP([.A38];[$'Aide à la génération'.$A$2:$'Aide à la génération'.$A$11];[$'Aide à la génération'.$B$2:$'Aide à la génération'.$B$11])" office:value-type="string" office:string-value="8×4" calcext:value-type="string">
            <text:p>8×4</text:p>
          </table:table-cell>
          <table:table-cell table:style-name="ce48" table:formula="of:=IF([.F38]=&quot;×&quot;;[.E38]*[.G38];ROUND([.E38]/[.G38];7))" office:value-type="float" office:value="0.048" calcext:value-type="float">
            <text:p>0,048</text:p>
          </table:table-cell>
          <table:table-cell table:style-name="ce106" table:formula="of:=[.K38]*[.I38]/100" office:value-type="float" office:value="12.8" calcext:value-type="float">
            <text:p>12,8</text:p>
          </table:table-cell>
          <table:table-cell table:style-name="ce27" table:formula="of:=[.M38]*[.O38]*[.Q38]" office:value-type="float" office:value="168" calcext:value-type="float">
            <text:p>168</text:p>
          </table:table-cell>
          <table:table-cell/>
          <table:table-cell table:formula="of:=RANK([.Z38];[.Z34:.Z43])+2" office:value-type="float" office:value="10" calcext:value-type="float">
            <text:p>10</text:p>
          </table:table-cell>
          <table:table-cell table:style-name="ce81" table:formula="of:=RAND()" office:value-type="float" office:value="0.292089574087345" calcext:value-type="float">
            <text:p>0,292089574087345</text:p>
          </table:table-cell>
          <table:table-cell table:formula="of:=RANK([.AB38];[.AB36:.AB41])" office:value-type="float" office:value="2" calcext:value-type="float">
            <text:p>2</text:p>
          </table:table-cell>
          <table:table-cell table:style-name="ce81" table:formula="of:=RAND()" office:value-type="float" office:value="0.629226434766394" calcext:value-type="float">
            <text:p>0,629226434766394</text:p>
          </table:table-cell>
          <table:table-cell table:number-columns-repeated="996"/>
        </table:table-row>
        <table:table-row table:style-name="ro3">
          <table:table-cell table:style-name="ce4" table:formula="of:=CHOOSE([.Y39];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39]+1)/2;10;100;1000);RANDBETWEEN(1;3))" office:value-type="float" office:value="92.67" calcext:value-type="float">
            <text:p>92,67</text:p>
          </table:table-cell>
          <table:table-cell table:style-name="ce7" table:formula="of:=IF(MOD([.AA39];2);&quot;×&quot;;&quot;÷&quot;)" office:value-type="string" office:string-value="×" calcext:value-type="string">
            <text:p>×</text:p>
          </table:table-cell>
          <table:table-cell table:style-name="ce20" table:formula="of:=CHOOSE(MOD([.AA39]+[.AA36];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68" calcext:value-type="float">
            <text:p>168</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10" office:value-type="string" calcext:value-type="string">
            <text:p>=</text:p>
          </table:table-cell>
          <table:table-cell/>
          <table:table-cell table:style-name="ce27" table:formula="of:=LOOKUP([.A39];[$'Aide à la génération'.$A$2:$'Aide à la génération'.$A$11];[$'Aide à la génération'.$B$2:$'Aide à la génération'.$B$11])" office:value-type="string" office:string-value="7×4" calcext:value-type="string">
            <text:p>7×4</text:p>
          </table:table-cell>
          <table:table-cell table:style-name="ce48" table:formula="of:=IF([.F39]=&quot;×&quot;;[.E39]*[.G39];ROUND([.E39]/[.G39];7))" office:value-type="float" office:value="92670" calcext:value-type="float">
            <text:p>92 670</text:p>
          </table:table-cell>
          <table:table-cell table:style-name="ce106" table:formula="of:=[.K39]*[.I39]/100" office:value-type="float" office:value="33.6" calcext:value-type="float">
            <text:p>33,6</text:p>
          </table:table-cell>
          <table:table-cell table:style-name="ce27" table:formula="of:=[.M39]*[.O39]*[.Q39]" office:value-type="float" office:value="-100" calcext:value-type="float">
            <text:p>-100</text:p>
          </table:table-cell>
          <table:table-cell/>
          <table:table-cell table:formula="of:=RANK([.Z39];[.Z34:.Z43])+2" office:value-type="float" office:value="6" calcext:value-type="float">
            <text:p>6</text:p>
          </table:table-cell>
          <table:table-cell table:style-name="ce81" table:formula="of:=RAND()" office:value-type="float" office:value="0.67403511942348" calcext:value-type="float">
            <text:p>0,67403511942348</text:p>
          </table:table-cell>
          <table:table-cell table:formula="of:=RANK([.AB39];[.AB36:.AB41])" office:value-type="float" office:value="3" calcext:value-type="float">
            <text:p>3</text:p>
          </table:table-cell>
          <table:table-cell table:style-name="ce81" table:formula="of:=RAND()" office:value-type="float" office:value="0.467112598131182" calcext:value-type="float">
            <text:p>0,467112598131182</text:p>
          </table:table-cell>
          <table:table-cell table:number-columns-repeated="996"/>
        </table:table-row>
        <table:table-row table:style-name="ro3">
          <table:table-cell table:style-name="ce4" table:formula="of:=CHOOSE([.Y40];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40]+1)/2;10;100;1000);RANDBETWEEN(1;3))" office:value-type="float" office:value="75.2" calcext:value-type="float">
            <text:p>75,2</text:p>
          </table:table-cell>
          <table:table-cell table:style-name="ce7" table:formula="of:=IF(MOD([.AA40];2);&quot;×&quot;;&quot;÷&quot;)" office:value-type="string" office:string-value="÷" calcext:value-type="string">
            <text:p>÷</text:p>
          </table:table-cell>
          <table:table-cell table:style-name="ce20" table:formula="of:=CHOOSE(MOD([.AA40]+[.AA36];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64" calcext:value-type="float">
            <text:p>26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8" calcext:value-type="float">
            <text:p>(-8)</text:p>
          </table:table-cell>
          <table:table-cell table:style-name="ce7" office:value-type="string" calcext:value-type="string">
            <text:p>×</text:p>
          </table:table-cell>
          <table:table-cell table:style-name="ce105" table:formula="of:=IF(ROUND(RAND());RANDBETWEEN(2;10);-1*RANDBETWEEN(2;10))" office:value-type="float" office:value="3" calcext:value-type="float">
            <text:p>3</text:p>
          </table:table-cell>
          <table:table-cell table:style-name="ce10" office:value-type="string" calcext:value-type="string">
            <text:p>=</text:p>
          </table:table-cell>
          <table:table-cell/>
          <table:table-cell table:style-name="ce27" table:formula="of:=LOOKUP([.A40];[$'Aide à la génération'.$A$2:$'Aide à la génération'.$A$11];[$'Aide à la génération'.$B$2:$'Aide à la génération'.$B$11])" office:value-type="string" office:string-value="8×7" calcext:value-type="string">
            <text:p>8×7</text:p>
          </table:table-cell>
          <table:table-cell table:style-name="ce48" table:formula="of:=IF([.F40]=&quot;×&quot;;[.E40]*[.G40];ROUND([.E40]/[.G40];7))" office:value-type="float" office:value="7.52" calcext:value-type="float">
            <text:p>7,52</text:p>
          </table:table-cell>
          <table:table-cell table:style-name="ce106" table:formula="of:=[.K40]*[.I40]/100" office:value-type="float" office:value="26.4" calcext:value-type="float">
            <text:p>26,4</text:p>
          </table:table-cell>
          <table:table-cell table:style-name="ce27" table:formula="of:=[.M40]*[.O40]*[.Q40]" office:value-type="float" office:value="-120" calcext:value-type="float">
            <text:p>-120</text:p>
          </table:table-cell>
          <table:table-cell/>
          <table:table-cell table:formula="of:=RANK([.Z40];[.Z34:.Z43])+2" office:value-type="float" office:value="4" calcext:value-type="float">
            <text:p>4</text:p>
          </table:table-cell>
          <table:table-cell table:style-name="ce81" table:formula="of:=RAND()" office:value-type="float" office:value="0.847231136932579" calcext:value-type="float">
            <text:p>0,847231136932579</text:p>
          </table:table-cell>
          <table:table-cell table:formula="of:=RANK([.AB40];[.AB36:.AB41])" office:value-type="float" office:value="4" calcext:value-type="float">
            <text:p>4</text:p>
          </table:table-cell>
          <table:table-cell table:style-name="ce81" table:formula="of:=RAND()" office:value-type="float" office:value="0.415060538825014" calcext:value-type="float">
            <text:p>0,415060538825014</text:p>
          </table:table-cell>
          <table:table-cell table:number-columns-repeated="996"/>
        </table:table-row>
        <table:table-row table:style-name="ro3">
          <table:table-cell table:style-name="ce4" table:formula="of:=CHOOSE([.Y41];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41]+1)/2;10;100;1000);RANDBETWEEN(1;3))" office:value-type="float" office:value="2.03" calcext:value-type="float">
            <text:p>2,03</text:p>
          </table:table-cell>
          <table:table-cell table:style-name="ce7" table:formula="of:=IF(MOD([.AA41];2);&quot;×&quot;;&quot;÷&quot;)" office:value-type="string" office:string-value="×" calcext:value-type="string">
            <text:p>×</text:p>
          </table:table-cell>
          <table:table-cell table:style-name="ce20" table:formula="of:=CHOOSE(MOD([.AA41]+[.AA36];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44" calcext:value-type="float">
            <text:p>14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9" calcext:value-type="float">
            <text:p>9</text:p>
          </table:table-cell>
          <table:table-cell table:style-name="ce7" office:value-type="string" calcext:value-type="string">
            <text:p>×</text:p>
          </table:table-cell>
          <table:table-cell table:style-name="ce105" table:formula="of:=IF(ROUND(RAND());RANDBETWEEN(2;10);-1*RANDBETWEEN(2;10))" office:value-type="float" office:value="-3" calcext:value-type="float">
            <text:p>(-3)</text:p>
          </table:table-cell>
          <table:table-cell table:style-name="ce10" office:value-type="string" calcext:value-type="string">
            <text:p>=</text:p>
          </table:table-cell>
          <table:table-cell/>
          <table:table-cell table:style-name="ce27" table:formula="of:=LOOKUP([.A41];[$'Aide à la génération'.$A$2:$'Aide à la génération'.$A$11];[$'Aide à la génération'.$B$2:$'Aide à la génération'.$B$11])" office:value-type="string" office:string-value="9×6" calcext:value-type="string">
            <text:p>9×6</text:p>
          </table:table-cell>
          <table:table-cell table:style-name="ce48" table:formula="of:=IF([.F41]=&quot;×&quot;;[.E41]*[.G41];ROUND([.E41]/[.G41];7))" office:value-type="float" office:value="20.3" calcext:value-type="float">
            <text:p>20,3</text:p>
          </table:table-cell>
          <table:table-cell table:style-name="ce106" table:formula="of:=[.K41]*[.I41]/100" office:value-type="float" office:value="57.6" calcext:value-type="float">
            <text:p>57,6</text:p>
          </table:table-cell>
          <table:table-cell table:style-name="ce27" table:formula="of:=[.M41]*[.O41]*[.Q41]" office:value-type="float" office:value="-81" calcext:value-type="float">
            <text:p>-81</text:p>
          </table:table-cell>
          <table:table-cell/>
          <table:table-cell table:formula="of:=RANK([.Z41];[.Z34:.Z43])+2" office:value-type="float" office:value="9" calcext:value-type="float">
            <text:p>9</text:p>
          </table:table-cell>
          <table:table-cell table:style-name="ce81" table:formula="of:=RAND()" office:value-type="float" office:value="0.347199743900711" calcext:value-type="float">
            <text:p>0,347199743900711</text:p>
          </table:table-cell>
          <table:table-cell table:formula="of:=RANK([.AB41];[.AB36:.AB41])" office:value-type="float" office:value="1" calcext:value-type="float">
            <text:p>1</text:p>
          </table:table-cell>
          <table:table-cell table:style-name="ce81" table:formula="of:=RAND()" office:value-type="float" office:value="0.738836491687874" calcext:value-type="float">
            <text:p>0,738836491687874</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Z42];[.Z34:.Z43])+2" office:value-type="float" office:value="8" calcext:value-type="float">
            <text:p>8</text:p>
          </table:table-cell>
          <table:table-cell table:style-name="ce81" table:formula="of:=RAND()" office:value-type="float" office:value="0.482209950966977" calcext:value-type="float">
            <text:p>0,482209950966977</text:p>
          </table:table-cell>
          <table:table-cell table:number-columns-repeated="998"/>
        </table:table-row>
        <table:table-row table:style-name="ro4">
          <table:table-cell table:number-columns-repeated="24"/>
          <table:table-cell table:formula="of:=RANK([.Z43];[.Z34:.Z43])+2" office:value-type="float" office:value="11" calcext:value-type="float">
            <text:p>11</text:p>
          </table:table-cell>
          <table:table-cell table:style-name="ce81" table:formula="of:=RAND()" office:value-type="float" office:value="0.174963561811648" calcext:value-type="float">
            <text:p>0,174963561811648</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Orange" table:style-name="ta3" table:print-ranges="'Ceinture Orange'.A1:'Ceinture Orange'.N44 'Ceinture Orange'.P1:'Ceinture Orange'.S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3" form:id="control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Orange1?language=Basic&amp;location=document" xlink:type="simple"/>
              </office:event-listeners>
            </form:button>
          </form:form>
        </office:forms>
        <table:shapes>
          <draw:control draw:z-index="0" draw:style-name="gr3" draw:text-style-name="P1" svg:width="1.651cm" svg:height="0.749cm" svg:x="44.874cm" svg:y="0.471cm" draw:control="control3"/>
        </table:shapes>
        <table:table-column table:style-name="co44" table:default-cell-style-name="Default"/>
        <table:table-column table:style-name="co45" table:default-cell-style-name="Default"/>
        <table:table-column table:style-name="co46" table:default-cell-style-name="Default"/>
        <table:table-column table:style-name="co4" table:default-cell-style-name="Default"/>
        <table:table-column table:style-name="co47" table:default-cell-style-name="Default"/>
        <table:table-column table:style-name="co48" table:default-cell-style-name="Default"/>
        <table:table-column table:style-name="co49" table:default-cell-style-name="Default"/>
        <table:table-column table:style-name="co42" table:default-cell-style-name="Default"/>
        <table:table-column table:style-name="co2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8" table:default-cell-style-name="Default"/>
        <table:table-column table:style-name="co56" table:default-cell-style-name="Default"/>
        <table:table-column table:style-name="co57" table:default-cell-style-name="Default"/>
        <table:table-column table:style-name="co39" table:default-cell-style-name="Default"/>
        <table:table-column table:style-name="co58" table:default-cell-style-name="Default"/>
        <table:table-column table:style-name="co21" table:default-cell-style-name="Default"/>
        <table:table-column table:style-name="co1" table:default-cell-style-name="Default"/>
        <table:table-column table:style-name="co25" table:default-cell-style-name="Default"/>
        <table:table-column table:style-name="co59" table:default-cell-style-name="Default"/>
        <table:table-column table:style-name="co2" table:number-columns-repeated="4" table:default-cell-style-name="Default"/>
        <table:table-column table:style-name="co4" table:number-columns-repeated="994" table:default-cell-style-name="Default"/>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5" table:number-rows-spanned="1">
            <text:p><text:span text:style-name="T6">TEST 3</text:span><text:span text:style-name="T7">e</text:span><text:span text:style-name="T6"> - Date : ……………………………</text:span></text:p>
          </table:table-cell>
          <table:covered-table-cell table:number-columns-repeated="4" table:style-name="ce5"/>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covered-table-cell table:style-name="ce5"/>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V1];[.V1:.V10])+2" office:value-type="float" office:value="5" calcext:value-type="float">
            <text:p>5</text:p>
          </table:table-cell>
          <table:table-cell table:style-name="ce81" table:formula="of:=RAND()" office:value-type="float" office:value="0.505757107263972" calcext:value-type="float">
            <text:p>0,505757107263972</text:p>
          </table:table-cell>
          <table:table-cell table:number-columns-repeated="1000"/>
        </table:table-row>
        <table:table-row table:style-name="ro2">
          <table:covered-table-cell table:number-columns-repeated="2" table:style-name="ce5"/>
          <table:covered-table-cell table:number-columns-repeated="2"/>
          <table:table-cell table:style-name="ce54" office:value-type="string" calcext:value-type="string" table:number-columns-spanned="3" table:number-rows-spanned="1">
            <text:p>NOM :</text:p>
          </table:table-cell>
          <table:covered-table-cell table:style-name="ce13"/>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109" office:value-type="string" calcext:value-type="string" table:number-columns-spanned="3" table:number-rows-spanned="1">
            <text:p>Classe :</text:p>
          </table:table-cell>
          <table:covered-table-cell table:style-name="ce54"/>
          <table:covered-table-cell table:style-name="ce79"/>
          <table:table-cell table:style-name="ce22" table:formula="of:=&quot;v&quot;&amp;ROUND(RAND()*10000;0)" office:value-type="string" office:string-value="v8435" calcext:value-type="string">
            <text:p>v8435</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V2];[.V1:.V10])+2" office:value-type="float" office:value="7" calcext:value-type="float">
            <text:p>7</text:p>
          </table:table-cell>
          <table:table-cell table:style-name="ce81" table:formula="of:=RAND()" office:value-type="float" office:value="0.387340387325178" calcext:value-type="float">
            <text:p>0,387340387325178</text:p>
          </table:table-cell>
          <table:table-cell table:number-columns-repeated="1000"/>
        </table:table-row>
        <table:table-row table:style-name="ro1">
          <table:table-cell table:style-name="ce55" office:value-type="string" calcext:value-type="string" table:number-columns-spanned="4" table:number-rows-spanned="1">
            <text:p>Carrés de 6 à 20</text:p>
          </table:table-cell>
          <table:covered-table-cell table:number-columns-repeated="3" table:style-name="ce38"/>
          <table:table-cell table:style-name="ce55" office:value-type="string" calcext:value-type="string" table:number-columns-spanned="2" table:number-rows-spanned="1">
            <text:p><text:span text:style-name="T6">Réduire une</text:span></text:p>
            <text:p><text:span text:style-name="T6">expression littérale</text:span></text:p>
          </table:table-cell>
          <table:covered-table-cell table:style-name="ce38"/>
          <table:table-cell table:style-name="ce55" office:value-type="string" calcext:value-type="string" table:number-columns-spanned="4" table:number-rows-spanned="1">
            <text:p>Multiplier, diviser par 0,1 <text:s/>0,01 <text:s/>0,001</text:p>
          </table:table-cell>
          <table:covered-table-cell table:number-columns-repeated="3" table:style-name="ce38"/>
          <table:table-cell table:style-name="ce55" office:value-type="string" calcext:value-type="string" table:number-columns-spanned="4" table:number-rows-spanned="1">
            <text:p><text:span text:style-name="T10">É</text:span>criture décimal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N1]" office:value-type="string" office:string-value="AA" calcext:value-type="string">
            <text:p>AA</text:p>
          </table:table-cell>
          <table:table-cell table:style-name="ce29"/>
          <table:table-cell table:style-name="ce92" table:formula="of:=[.N2]" office:value-type="string" office:string-value="v8435" calcext:value-type="string">
            <text:p>v8435</text:p>
          </table:table-cell>
          <table:table-cell table:style-name="ce81"/>
          <table:table-cell table:formula="of:=RANK([.V3];[.V1:.V10])+2" office:value-type="float" office:value="6" calcext:value-type="float">
            <text:p>6</text:p>
          </table:table-cell>
          <table:table-cell table:style-name="ce81" table:formula="of:=RAND()" office:value-type="float" office:value="0.466723380614999" calcext:value-type="float">
            <text:p>0,466723380614999</text:p>
          </table:table-cell>
          <table:table-cell table:style-name="ce81" table:formula="of:=RANK([.X3];[.X3:.X8])" office:value-type="float" office:value="2" calcext:value-type="float">
            <text:p>2</text:p>
          </table:table-cell>
          <table:table-cell table:style-name="ce81" table:formula="of:=RAND()" office:value-type="float" office:value="0.473501449631043" calcext:value-type="float">
            <text:p>0,473501449631043</text:p>
          </table:table-cell>
          <table:table-cell table:style-name="ce81" table:number-columns-repeated="998"/>
        </table:table-row>
        <table:table-row table:style-name="ro3">
          <table:table-cell table:style-name="ce4" table:formula="of:=IF([.W4]=1;RANDBETWEEN(6;7);IF([.W4]=2;RANDBETWEEN(8;10);IF([.W4]=3;RANDBETWEEN(11;13);IF([.W4]=4;RANDBETWEEN(14;15);IF([.W4]=5;RANDBETWEEN(16;17);RANDBETWEEN(18;20))))))"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4]+[.W3];5)+1;&quot;x+&quot;&amp;[.Y4]&amp;&quot;x&quot;;[.Y4]&amp;&quot;x+&quot;&amp;[.Z4]&amp;&quot;+&quot;&amp;[.AA4]&amp;&quot;x&quot;;[.Y4]&amp;&quot;x+&quot;&amp;[.Z4]&amp;&quot;+&quot;&amp;[.AA4]&amp;&quot;x+&quot;&amp;[.AB4];[.Y4]&amp;&quot;x²+&quot;&amp;[.Z4]&amp;&quot;x+&quot;&amp;[.AA4]&amp;&quot;x²+&quot;&amp;[.AB4];[.Y4]&amp;&quot;x²+&quot;&amp;[.Z4]&amp;&quot;x+&quot;&amp;[.AA4]&amp;&quot;x²+&quot;&amp;[.AB4]&amp;&quot;x&quot;)" office:value-type="string" office:string-value="x+7x" calcext:value-type="string">
            <text:p>x+7x</text:p>
          </table:table-cell>
          <table:table-cell table:style-name="ce9" office:value-type="string" calcext:value-type="string">
            <text:p>=</text:p>
          </table:table-cell>
          <table:table-cell table:style-name="ce4" table:formula="of:=ROUND(RAND()*CHOOSE(ROUNDDOWN(([.W4]+1)/2);10;100;1000);RANDBETWEEN(1;3))" office:value-type="float" office:value="99.97" calcext:value-type="float">
            <text:p>99,97</text:p>
          </table:table-cell>
          <table:table-cell table:style-name="ce7" table:formula="of:=IF(MOD([.W4];2);&quot;×&quot;;&quot;÷&quot;)" office:value-type="string" office:string-value="×" calcext:value-type="string">
            <text:p>×</text:p>
          </table:table-cell>
          <table:table-cell table:style-name="ce20" table:formula="of:=CHOOSE(MOD([.W4]+[.W3];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4]+[.W3];3)+1)" office:value-type="float" office:value="4.952" calcext:value-type="float">
            <text:p>4,952</text:p>
          </table:table-cell>
          <table:table-cell table:style-name="ce40" office:value-type="string" calcext:value-type="string">
            <text:p>×10</text:p>
          </table:table-cell>
          <table:table-cell table:style-name="ce143" table:formula="of:=((MOD([.W3];2))*2-1)*[.W4]" office:value-type="float" office:value="-3" calcext:value-type="float">
            <text:p>-3</text:p>
          </table:table-cell>
          <table:table-cell table:style-name="ce42" office:value-type="string" calcext:value-type="string">
            <text:p>=</text:p>
          </table:table-cell>
          <table:table-cell/>
          <table:table-cell table:style-name="ce27" table:formula="of:=[.A4]^2" office:value-type="float" office:value="169" calcext:value-type="float">
            <text:p>169</text:p>
          </table:table-cell>
          <table:table-cell table:style-name="ce156" table:formula="of:=CHOOSE(MOD([.W4]+[.W3];5)+1;(1+[.Y4])&amp;&quot;x&quot;;([.Y4]+[.AA4])&amp;&quot;x+&quot;&amp;[.Z4];([.Y4]+[.AA4])&amp;&quot;x+&quot;&amp;([.Z4]+[.AB4]);([.Y4]+[.AA4])&amp;&quot;x²+&quot;&amp;[.Z4]&amp;&quot;x+&quot;&amp;[.AB4];([.Y4]+[.AA4])&amp;&quot;x²+&quot;&amp;([.Z4]+[.AB4])&amp;&quot;x&quot;)" office:value-type="string" office:string-value="8x" calcext:value-type="string">
            <text:p>8x</text:p>
          </table:table-cell>
          <table:table-cell table:style-name="ce48" table:formula="of:=IF([.H4]=&quot;×&quot;;[.G4]*[.I4];ROUND([.G4]/[.I4];7))" office:value-type="float" office:value="0.09997" calcext:value-type="float">
            <text:p>0,09997</text:p>
          </table:table-cell>
          <table:table-cell table:style-name="ce135" table:formula="of:=[.K4]*10^([.M4])" office:value-type="float" office:value="0.004952" calcext:value-type="float">
            <text:p>0,004952</text:p>
          </table:table-cell>
          <table:table-cell/>
          <table:table-cell table:formula="of:=RANK([.V4];[.V1:.V10])+2" office:value-type="float" office:value="8" calcext:value-type="float">
            <text:p>8</text:p>
          </table:table-cell>
          <table:table-cell table:style-name="ce81" table:formula="of:=RAND()" office:value-type="float" office:value="0.387320347396157" calcext:value-type="float">
            <text:p>0,387320347396157</text:p>
          </table:table-cell>
          <table:table-cell table:formula="of:=RANK([.X4];[.X3:.X8])" office:value-type="float" office:value="3" calcext:value-type="float">
            <text:p>3</text:p>
          </table:table-cell>
          <table:table-cell table:style-name="ce81" table:formula="of:=RAND()" office:value-type="float" office:value="0.328905871927401" calcext:value-type="float">
            <text:p>0,328905871927401</text:p>
          </table:table-cell>
          <table:table-cell table:style-name="ce65" table:formula="of:=RANDBETWEEN(2;9)" office:value-type="float" office:value="7" calcext:value-type="float">
            <text:p>7</text:p>
          </table:table-cell>
          <table:table-cell table:style-name="ce65" table:formula="of:=RANDBETWEEN(2;9)" office:value-type="float" office:value="2" calcext:value-type="float">
            <text:p>2</text:p>
          </table:table-cell>
          <table:table-cell table:style-name="ce65" table:formula="of:=RANDBETWEEN(2;9)" office:value-type="float" office:value="5" calcext:value-type="float">
            <text:p>5</text:p>
          </table:table-cell>
          <table:table-cell table:style-name="ce65" table:formula="of:=RANDBETWEEN(2;9)" office:value-type="float" office:value="5" calcext:value-type="float">
            <text:p>5</text:p>
          </table:table-cell>
          <table:table-cell table:number-columns-repeated="994"/>
        </table:table-row>
        <table:table-row table:style-name="ro3">
          <table:table-cell table:style-name="ce4" table:formula="of:=IF([.W5]=1;RANDBETWEEN(6;7);IF([.W5]=2;RANDBETWEEN(8;10);IF([.W5]=3;RANDBETWEEN(11;13);IF([.W5]=4;RANDBETWEEN(14;15);IF([.W5]=5;RANDBETWEEN(16;17);RANDBETWEEN(18;20))))))"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5]+[.W3];5)+1;&quot;x+&quot;&amp;[.Y5]&amp;&quot;x&quot;;[.Y5]&amp;&quot;x+&quot;&amp;[.Z5]&amp;&quot;+&quot;&amp;[.AA5]&amp;&quot;x&quot;;[.Y5]&amp;&quot;x+&quot;&amp;[.Z5]&amp;&quot;+&quot;&amp;[.AA5]&amp;&quot;x+&quot;&amp;[.AB5];[.Y5]&amp;&quot;x²+&quot;&amp;[.Z5]&amp;&quot;x+&quot;&amp;[.AA5]&amp;&quot;x²+&quot;&amp;[.AB5];[.Y5]&amp;&quot;x²+&quot;&amp;[.Z5]&amp;&quot;x+&quot;&amp;[.AA5]&amp;&quot;x²+&quot;&amp;[.AB5]&amp;&quot;x&quot;)" office:value-type="string" office:string-value="8x²+3x+5x²+7" calcext:value-type="string">
            <text:p>8x²+3x+5x²+7</text:p>
          </table:table-cell>
          <table:table-cell table:style-name="ce9" office:value-type="string" calcext:value-type="string">
            <text:p>=</text:p>
          </table:table-cell>
          <table:table-cell table:style-name="ce4" table:formula="of:=ROUND(RAND()*CHOOSE(ROUNDDOWN(([.W5]+1)/2);10;100;1000);RANDBETWEEN(1;3))" office:value-type="float" office:value="3.316" calcext:value-type="float">
            <text:p>3,316</text:p>
          </table:table-cell>
          <table:table-cell table:style-name="ce7" table:formula="of:=IF(MOD([.W5];2);&quot;×&quot;;&quot;÷&quot;)" office:value-type="string" office:string-value="×" calcext:value-type="string">
            <text:p>×</text:p>
          </table:table-cell>
          <table:table-cell table:style-name="ce20" table:formula="of:=CHOOSE(MOD([.W5]+[.W3];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5]+[.W3];3)+1)" office:value-type="float" office:value="7.5" calcext:value-type="float">
            <text:p>7,5</text:p>
          </table:table-cell>
          <table:table-cell table:style-name="ce40" office:value-type="string" calcext:value-type="string">
            <text:p>×10</text:p>
          </table:table-cell>
          <table:table-cell table:style-name="ce143" table:formula="of:=((MOD([.W4];2))*2-1)*[.W5]" office:value-type="float" office:value="1" calcext:value-type="float">
            <text:p>1</text:p>
          </table:table-cell>
          <table:table-cell table:style-name="ce42" office:value-type="string" calcext:value-type="string">
            <text:p>=</text:p>
          </table:table-cell>
          <table:table-cell/>
          <table:table-cell table:style-name="ce27" table:formula="of:=[.A5]^2" office:value-type="float" office:value="36" calcext:value-type="float">
            <text:p>36</text:p>
          </table:table-cell>
          <table:table-cell table:style-name="ce156" table:formula="of:=CHOOSE(MOD([.W5]+[.W3];5)+1;(1+[.Y5])&amp;&quot;x&quot;;([.Y5]+[.AA5])&amp;&quot;x+&quot;&amp;[.Z5];([.Y5]+[.AA5])&amp;&quot;x+&quot;&amp;([.Z5]+[.AB5]);([.Y5]+[.AA5])&amp;&quot;x²+&quot;&amp;[.Z5]&amp;&quot;x+&quot;&amp;[.AB5];([.Y5]+[.AA5])&amp;&quot;x²+&quot;&amp;([.Z5]+[.AB5])&amp;&quot;x&quot;)" office:value-type="string" office:string-value="13x²+3x+7" calcext:value-type="string">
            <text:p>13x²+3x+7</text:p>
          </table:table-cell>
          <table:table-cell table:style-name="ce48" table:formula="of:=IF([.H5]=&quot;×&quot;;[.G5]*[.I5];ROUND([.G5]/[.I5];7))" office:value-type="float" office:value="0.3316" calcext:value-type="float">
            <text:p>0,3316</text:p>
          </table:table-cell>
          <table:table-cell table:style-name="ce135" table:formula="of:=[.K5]*10^([.M5])" office:value-type="float" office:value="75" calcext:value-type="float">
            <text:p>75</text:p>
          </table:table-cell>
          <table:table-cell/>
          <table:table-cell table:formula="of:=RANK([.V5];[.V1:.V10])+2" office:value-type="float" office:value="3" calcext:value-type="float">
            <text:p>3</text:p>
          </table:table-cell>
          <table:table-cell table:style-name="ce81" table:formula="of:=RAND()" office:value-type="float" office:value="0.872872612998754" calcext:value-type="float">
            <text:p>0,872872612998754</text:p>
          </table:table-cell>
          <table:table-cell table:formula="of:=RANK([.X5];[.X3:.X8])" office:value-type="float" office:value="1" calcext:value-type="float">
            <text:p>1</text:p>
          </table:table-cell>
          <table:table-cell table:style-name="ce81" table:formula="of:=RAND()" office:value-type="float" office:value="0.915339769375152" calcext:value-type="float">
            <text:p>0,915339769375152</text:p>
          </table:table-cell>
          <table:table-cell table:style-name="ce65" table:formula="of:=RANDBETWEEN(2;9)" office:value-type="float" office:value="8" calcext:value-type="float">
            <text:p>8</text:p>
          </table:table-cell>
          <table:table-cell table:style-name="ce65" table:formula="of:=RANDBETWEEN(2;9)" office:value-type="float" office:value="3" calcext:value-type="float">
            <text:p>3</text:p>
          </table:table-cell>
          <table:table-cell table:style-name="ce65" table:formula="of:=RANDBETWEEN(2;9)" office:value-type="float" office:value="5" calcext:value-type="float">
            <text:p>5</text:p>
          </table:table-cell>
          <table:table-cell table:style-name="ce65" table:formula="of:=RANDBETWEEN(2;9)" office:value-type="float" office:value="7" calcext:value-type="float">
            <text:p>7</text:p>
          </table:table-cell>
          <table:table-cell table:number-columns-repeated="994"/>
        </table:table-row>
        <table:table-row table:style-name="ro3">
          <table:table-cell table:style-name="ce4" table:formula="of:=IF([.W6]=1;RANDBETWEEN(6;7);IF([.W6]=2;RANDBETWEEN(8;10);IF([.W6]=3;RANDBETWEEN(11;13);IF([.W6]=4;RANDBETWEEN(14;15);IF([.W6]=5;RANDBETWEEN(16;17);RANDBETWEEN(18;20))))))"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6]+[.W3];5)+1;&quot;x+&quot;&amp;[.Y6]&amp;&quot;x&quot;;[.Y6]&amp;&quot;x+&quot;&amp;[.Z6]&amp;&quot;+&quot;&amp;[.AA6]&amp;&quot;x&quot;;[.Y6]&amp;&quot;x+&quot;&amp;[.Z6]&amp;&quot;+&quot;&amp;[.AA6]&amp;&quot;x+&quot;&amp;[.AB6];[.Y6]&amp;&quot;x²+&quot;&amp;[.Z6]&amp;&quot;x+&quot;&amp;[.AA6]&amp;&quot;x²+&quot;&amp;[.AB6];[.Y6]&amp;&quot;x²+&quot;&amp;[.Z6]&amp;&quot;x+&quot;&amp;[.AA6]&amp;&quot;x²+&quot;&amp;[.AB6]&amp;&quot;x&quot;)" office:value-type="string" office:string-value="5x+9+5x" calcext:value-type="string">
            <text:p>5x+9+5x</text:p>
          </table:table-cell>
          <table:table-cell table:style-name="ce9" office:value-type="string" calcext:value-type="string">
            <text:p>=</text:p>
          </table:table-cell>
          <table:table-cell table:style-name="ce4" table:formula="of:=ROUND(RAND()*CHOOSE(ROUNDDOWN(([.W6]+1)/2);10;100;1000);RANDBETWEEN(1;3))" office:value-type="float" office:value="91.659" calcext:value-type="float">
            <text:p>91,659</text:p>
          </table:table-cell>
          <table:table-cell table:style-name="ce7" table:formula="of:=IF(MOD([.W6];2);&quot;×&quot;;&quot;÷&quot;)" office:value-type="string" office:string-value="÷" calcext:value-type="string">
            <text:p>÷</text:p>
          </table:table-cell>
          <table:table-cell table:style-name="ce20" table:formula="of:=CHOOSE(MOD([.W6]+[.W3];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6]+[.W3];3)+1)" office:value-type="float" office:value="9.6" calcext:value-type="float">
            <text:p>9,6</text:p>
          </table:table-cell>
          <table:table-cell table:style-name="ce40" office:value-type="string" calcext:value-type="string">
            <text:p>×10</text:p>
          </table:table-cell>
          <table:table-cell table:style-name="ce143" table:formula="of:=((MOD([.W5];2))*2-1)*[.W6]" office:value-type="float" office:value="4" calcext:value-type="float">
            <text:p>4</text:p>
          </table:table-cell>
          <table:table-cell table:style-name="ce42" office:value-type="string" calcext:value-type="string">
            <text:p>=</text:p>
          </table:table-cell>
          <table:table-cell/>
          <table:table-cell table:style-name="ce27" table:formula="of:=[.A6]^2" office:value-type="float" office:value="225" calcext:value-type="float">
            <text:p>225</text:p>
          </table:table-cell>
          <table:table-cell table:style-name="ce156" table:formula="of:=CHOOSE(MOD([.W6]+[.W3];5)+1;(1+[.Y6])&amp;&quot;x&quot;;([.Y6]+[.AA6])&amp;&quot;x+&quot;&amp;[.Z6];([.Y6]+[.AA6])&amp;&quot;x+&quot;&amp;([.Z6]+[.AB6]);([.Y6]+[.AA6])&amp;&quot;x²+&quot;&amp;[.Z6]&amp;&quot;x+&quot;&amp;[.AB6];([.Y6]+[.AA6])&amp;&quot;x²+&quot;&amp;([.Z6]+[.AB6])&amp;&quot;x&quot;)" office:value-type="string" office:string-value="10x+9" calcext:value-type="string">
            <text:p>10x+9</text:p>
          </table:table-cell>
          <table:table-cell table:style-name="ce48" table:formula="of:=IF([.H6]=&quot;×&quot;;[.G6]*[.I6];ROUND([.G6]/[.I6];7))" office:value-type="float" office:value="916.59" calcext:value-type="float">
            <text:p>916,59</text:p>
          </table:table-cell>
          <table:table-cell table:style-name="ce135" table:formula="of:=[.K6]*10^([.M6])" office:value-type="float" office:value="96000" calcext:value-type="float">
            <text:p>96 000</text:p>
          </table:table-cell>
          <table:table-cell/>
          <table:table-cell table:formula="of:=RANK([.V6];[.V1:.V10])+2" office:value-type="float" office:value="4" calcext:value-type="float">
            <text:p>4</text:p>
          </table:table-cell>
          <table:table-cell table:style-name="ce81" table:formula="of:=RAND()" office:value-type="float" office:value="0.663812076810521" calcext:value-type="float">
            <text:p>0,663812076810521</text:p>
          </table:table-cell>
          <table:table-cell table:formula="of:=RANK([.X6];[.X3:.X8])" office:value-type="float" office:value="4" calcext:value-type="float">
            <text:p>4</text:p>
          </table:table-cell>
          <table:table-cell table:style-name="ce81" table:formula="of:=RAND()" office:value-type="float" office:value="0.324941782392415" calcext:value-type="float">
            <text:p>0,324941782392415</text:p>
          </table:table-cell>
          <table:table-cell table:style-name="ce65" table:formula="of:=RANDBETWEEN(2;9)" office:value-type="float" office:value="5" calcext:value-type="float">
            <text:p>5</text:p>
          </table:table-cell>
          <table:table-cell table:style-name="ce65" table:formula="of:=RANDBETWEEN(2;9)" office:value-type="float" office:value="9" calcext:value-type="float">
            <text:p>9</text:p>
          </table:table-cell>
          <table:table-cell table:style-name="ce65" table:formula="of:=RANDBETWEEN(2;9)" office:value-type="float" office:value="5" calcext:value-type="float">
            <text:p>5</text:p>
          </table:table-cell>
          <table:table-cell table:style-name="ce65" table:formula="of:=RANDBETWEEN(2;9)" office:value-type="float" office:value="9" calcext:value-type="float">
            <text:p>9</text:p>
          </table:table-cell>
          <table:table-cell table:number-columns-repeated="994"/>
        </table:table-row>
        <table:table-row table:style-name="ro3">
          <table:table-cell table:style-name="ce4" table:formula="of:=IF([.W7]=1;RANDBETWEEN(6;7);IF([.W7]=2;RANDBETWEEN(8;10);IF([.W7]=3;RANDBETWEEN(11;13);IF([.W7]=4;RANDBETWEEN(14;15);IF([.W7]=5;RANDBETWEEN(16;17);RANDBETWEEN(18;20))))))"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7]+[.W3];5)+1;&quot;x+&quot;&amp;[.Y7]&amp;&quot;x&quot;;[.Y7]&amp;&quot;x+&quot;&amp;[.Z7]&amp;&quot;+&quot;&amp;[.AA7]&amp;&quot;x&quot;;[.Y7]&amp;&quot;x+&quot;&amp;[.Z7]&amp;&quot;+&quot;&amp;[.AA7]&amp;&quot;x+&quot;&amp;[.AB7];[.Y7]&amp;&quot;x²+&quot;&amp;[.Z7]&amp;&quot;x+&quot;&amp;[.AA7]&amp;&quot;x²+&quot;&amp;[.AB7];[.Y7]&amp;&quot;x²+&quot;&amp;[.Z7]&amp;&quot;x+&quot;&amp;[.AA7]&amp;&quot;x²+&quot;&amp;[.AB7]&amp;&quot;x&quot;)" office:value-type="string" office:string-value="9x²+9x+6x²+7" calcext:value-type="string">
            <text:p>9x²+9x+6x²+7</text:p>
          </table:table-cell>
          <table:table-cell table:style-name="ce9" office:value-type="string" calcext:value-type="string">
            <text:p>=</text:p>
          </table:table-cell>
          <table:table-cell table:style-name="ce4" table:formula="of:=ROUND(RAND()*CHOOSE(ROUNDDOWN(([.W7]+1)/2);10;100;1000);RANDBETWEEN(1;3))" office:value-type="float" office:value="994.7" calcext:value-type="float">
            <text:p>994,7</text:p>
          </table:table-cell>
          <table:table-cell table:style-name="ce7" table:formula="of:=IF(MOD([.W7];2);&quot;×&quot;;&quot;÷&quot;)" office:value-type="string" office:string-value="÷" calcext:value-type="string">
            <text:p>÷</text:p>
          </table:table-cell>
          <table:table-cell table:style-name="ce20" table:formula="of:=CHOOSE(MOD([.W7]+[.W3];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7]+[.W3];3)+1)" office:value-type="float" office:value="9.712" calcext:value-type="float">
            <text:p>9,712</text:p>
          </table:table-cell>
          <table:table-cell table:style-name="ce40" office:value-type="string" calcext:value-type="string">
            <text:p>×10</text:p>
          </table:table-cell>
          <table:table-cell table:style-name="ce143" table:formula="of:=((MOD([.W6];2))*2-1)*[.W7]" office:value-type="float" office:value="-6" calcext:value-type="float">
            <text:p>-6</text:p>
          </table:table-cell>
          <table:table-cell table:style-name="ce42" office:value-type="string" calcext:value-type="string">
            <text:p>=</text:p>
          </table:table-cell>
          <table:table-cell/>
          <table:table-cell table:style-name="ce27" table:formula="of:=[.A7]^2" office:value-type="float" office:value="324" calcext:value-type="float">
            <text:p>324</text:p>
          </table:table-cell>
          <table:table-cell table:style-name="ce156" table:formula="of:=CHOOSE(MOD([.W7]+[.W3];5)+1;(1+[.Y7])&amp;&quot;x&quot;;([.Y7]+[.AA7])&amp;&quot;x+&quot;&amp;[.Z7];([.Y7]+[.AA7])&amp;&quot;x+&quot;&amp;([.Z7]+[.AB7]);([.Y7]+[.AA7])&amp;&quot;x²+&quot;&amp;[.Z7]&amp;&quot;x+&quot;&amp;[.AB7];([.Y7]+[.AA7])&amp;&quot;x²+&quot;&amp;([.Z7]+[.AB7])&amp;&quot;x&quot;)" office:value-type="string" office:string-value="15x²+9x+7" calcext:value-type="string">
            <text:p>15x²+9x+7</text:p>
          </table:table-cell>
          <table:table-cell table:style-name="ce48" table:formula="of:=IF([.H7]=&quot;×&quot;;[.G7]*[.I7];ROUND([.G7]/[.I7];7))" office:value-type="float" office:value="994700" calcext:value-type="float">
            <text:p>994 700</text:p>
          </table:table-cell>
          <table:table-cell table:style-name="ce135" table:formula="of:=[.K7]*10^([.M7])" office:value-type="float" office:value="0.000009712" calcext:value-type="float">
            <text:p>0,000009712</text:p>
          </table:table-cell>
          <table:table-cell/>
          <table:table-cell table:formula="of:=RANK([.V7];[.V1:.V10])+2" office:value-type="float" office:value="10" calcext:value-type="float">
            <text:p>10</text:p>
          </table:table-cell>
          <table:table-cell table:style-name="ce81" table:formula="of:=RAND()" office:value-type="float" office:value="0.251427256621005" calcext:value-type="float">
            <text:p>0,251427256621005</text:p>
          </table:table-cell>
          <table:table-cell table:formula="of:=RANK([.X7];[.X3:.X8])" office:value-type="float" office:value="6" calcext:value-type="float">
            <text:p>6</text:p>
          </table:table-cell>
          <table:table-cell table:style-name="ce81" table:formula="of:=RAND()" office:value-type="float" office:value="0.103362125954084" calcext:value-type="float">
            <text:p>0,103362125954084</text:p>
          </table:table-cell>
          <table:table-cell table:style-name="ce65" table:formula="of:=RANDBETWEEN(2;9)" office:value-type="float" office:value="9" calcext:value-type="float">
            <text:p>9</text:p>
          </table:table-cell>
          <table:table-cell table:style-name="ce65" table:formula="of:=RANDBETWEEN(2;9)" office:value-type="float" office:value="9" calcext:value-type="float">
            <text:p>9</text:p>
          </table:table-cell>
          <table:table-cell table:style-name="ce65" table:formula="of:=RANDBETWEEN(2;9)" office:value-type="float" office:value="6" calcext:value-type="float">
            <text:p>6</text:p>
          </table:table-cell>
          <table:table-cell table:style-name="ce65" table:formula="of:=RANDBETWEEN(2;9)" office:value-type="float" office:value="7" calcext:value-type="float">
            <text:p>7</text:p>
          </table:table-cell>
          <table:table-cell table:number-columns-repeated="994"/>
        </table:table-row>
        <table:table-row table:style-name="ro3">
          <table:table-cell table:style-name="ce4" table:formula="of:=IF([.W8]=1;RANDBETWEEN(6;7);IF([.W8]=2;RANDBETWEEN(8;10);IF([.W8]=3;RANDBETWEEN(11;13);IF([.W8]=4;RANDBETWEEN(14;15);IF([.W8]=5;RANDBETWEEN(16;17);RANDBETWEEN(18;20))))))"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8]+[.W3];5)+1;&quot;x+&quot;&amp;[.Y8]&amp;&quot;x&quot;;[.Y8]&amp;&quot;x+&quot;&amp;[.Z8]&amp;&quot;+&quot;&amp;[.AA8]&amp;&quot;x&quot;;[.Y8]&amp;&quot;x+&quot;&amp;[.Z8]&amp;&quot;+&quot;&amp;[.AA8]&amp;&quot;x+&quot;&amp;[.AB8];[.Y8]&amp;&quot;x²+&quot;&amp;[.Z8]&amp;&quot;x+&quot;&amp;[.AA8]&amp;&quot;x²+&quot;&amp;[.AB8];[.Y8]&amp;&quot;x²+&quot;&amp;[.Z8]&amp;&quot;x+&quot;&amp;[.AA8]&amp;&quot;x²+&quot;&amp;[.AB8]&amp;&quot;x&quot;)" office:value-type="string" office:string-value="2x+5+8x+8" calcext:value-type="string">
            <text:p>2x+5+8x+8</text:p>
          </table:table-cell>
          <table:table-cell table:style-name="ce9" office:value-type="string" calcext:value-type="string">
            <text:p>=</text:p>
          </table:table-cell>
          <table:table-cell table:style-name="ce4" table:formula="of:=ROUND(RAND()*CHOOSE(ROUNDDOWN(([.W8]+1)/2);10;100;1000);RANDBETWEEN(1;3))" office:value-type="float" office:value="345.835" calcext:value-type="float">
            <text:p>345,835</text:p>
          </table:table-cell>
          <table:table-cell table:style-name="ce7" table:formula="of:=IF(MOD([.W8];2);&quot;×&quot;;&quot;÷&quot;)" office:value-type="string" office:string-value="×" calcext:value-type="string">
            <text:p>×</text:p>
          </table:table-cell>
          <table:table-cell table:style-name="ce20" table:formula="of:=CHOOSE(MOD([.W8]+[.W3];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8]+[.W3];3)+1)" office:value-type="float" office:value="6.11" calcext:value-type="float">
            <text:p>6,11</text:p>
          </table:table-cell>
          <table:table-cell table:style-name="ce40" office:value-type="string" calcext:value-type="string">
            <text:p>×10</text:p>
          </table:table-cell>
          <table:table-cell table:style-name="ce143" table:formula="of:=((MOD([.W7];2))*2-1)*[.W8]" office:value-type="float" office:value="-5" calcext:value-type="float">
            <text:p>-5</text:p>
          </table:table-cell>
          <table:table-cell table:style-name="ce42" office:value-type="string" calcext:value-type="string">
            <text:p>=</text:p>
          </table:table-cell>
          <table:table-cell/>
          <table:table-cell table:style-name="ce27" table:formula="of:=[.A8]^2" office:value-type="float" office:value="289" calcext:value-type="float">
            <text:p>289</text:p>
          </table:table-cell>
          <table:table-cell table:style-name="ce156" table:formula="of:=CHOOSE(MOD([.W8]+[.W3];5)+1;(1+[.Y8])&amp;&quot;x&quot;;([.Y8]+[.AA8])&amp;&quot;x+&quot;&amp;[.Z8];([.Y8]+[.AA8])&amp;&quot;x+&quot;&amp;([.Z8]+[.AB8]);([.Y8]+[.AA8])&amp;&quot;x²+&quot;&amp;[.Z8]&amp;&quot;x+&quot;&amp;[.AB8];([.Y8]+[.AA8])&amp;&quot;x²+&quot;&amp;([.Z8]+[.AB8])&amp;&quot;x&quot;)" office:value-type="string" office:string-value="10x+13" calcext:value-type="string">
            <text:p>10x+13</text:p>
          </table:table-cell>
          <table:table-cell table:style-name="ce48" table:formula="of:=IF([.H8]=&quot;×&quot;;[.G8]*[.I8];ROUND([.G8]/[.I8];7))" office:value-type="float" office:value="3.45835" calcext:value-type="float">
            <text:p>3,45835</text:p>
          </table:table-cell>
          <table:table-cell table:style-name="ce135" table:formula="of:=[.K8]*10^([.M8])" office:value-type="float" office:value="0.0000611" calcext:value-type="float">
            <text:p>0,0000611</text:p>
          </table:table-cell>
          <table:table-cell/>
          <table:table-cell table:formula="of:=RANK([.V8];[.V1:.V10])+2" office:value-type="float" office:value="11" calcext:value-type="float">
            <text:p>11</text:p>
          </table:table-cell>
          <table:table-cell table:style-name="ce81" table:formula="of:=RAND()" office:value-type="float" office:value="0.191706240615297" calcext:value-type="float">
            <text:p>0,191706240615297</text:p>
          </table:table-cell>
          <table:table-cell table:formula="of:=RANK([.X8];[.X3:.X8])" office:value-type="float" office:value="5" calcext:value-type="float">
            <text:p>5</text:p>
          </table:table-cell>
          <table:table-cell table:style-name="ce81" table:formula="of:=RAND()" office:value-type="float" office:value="0.288897975295004" calcext:value-type="float">
            <text:p>0,288897975295004</text:p>
          </table:table-cell>
          <table:table-cell table:style-name="ce65" table:formula="of:=RANDBETWEEN(2;9)" office:value-type="float" office:value="2" calcext:value-type="float">
            <text:p>2</text:p>
          </table:table-cell>
          <table:table-cell table:style-name="ce65" table:formula="of:=RANDBETWEEN(2;9)" office:value-type="float" office:value="5" calcext:value-type="float">
            <text:p>5</text:p>
          </table:table-cell>
          <table:table-cell table:style-name="ce65" table:formula="of:=RANDBETWEEN(2;9)" office:value-type="float" office:value="8" calcext:value-type="float">
            <text:p>8</text:p>
          </table:table-cell>
          <table:table-cell table:style-name="ce65" table:formula="of:=RANDBETWEEN(2;9)" office:value-type="float" office:value="8" calcext:value-type="float">
            <text:p>8</text:p>
          </table:table-cell>
          <table:table-cell table:number-columns-repeated="99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2" table:number-rows-spanned="1">
            <text:p>😕 <text:s text:c="3"/>😃 <text:s text:c="3"/>😎</text:p>
          </table:table-cell>
          <table:covered-table-cell table:style-name="ce15"/>
          <table:table-cell table:style-name="ce19" office:value-type="string" calcext:value-type="string" table:number-columns-spanned="4" table:number-rows-spanned="1">
            <text:p>😕 <text:s text:c="3"/>😃 <text:s text:c="3"/>😎</text:p>
          </table:table-cell>
          <table:covered-table-cell table:number-columns-repeated="2" table:style-name="ce19"/>
          <table:covered-table-cell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V9];[.V1:.V10])+2" office:value-type="float" office:value="9" calcext:value-type="float">
            <text:p>9</text:p>
          </table:table-cell>
          <table:table-cell table:style-name="ce81" table:formula="of:=RAND()" office:value-type="float" office:value="0.366811124426915" calcext:value-type="float">
            <text:p>0,366811124426915</text:p>
          </table:table-cell>
          <table:table-cell table:number-columns-repeated="1000"/>
        </table:table-row>
        <table:table-row table:style-name="ro4">
          <table:table-cell table:number-columns-repeated="20"/>
          <table:table-cell table:formula="of:=RANK([.V10];[.V1:.V10])+2" office:value-type="float" office:value="12" calcext:value-type="float">
            <text:p>12</text:p>
          </table:table-cell>
          <table:table-cell table:style-name="ce81" table:formula="of:=RAND()" office:value-type="float" office:value="0.00539330325647697" calcext:value-type="float">
            <text:p>0,005393303256477</text:p>
          </table:table-cell>
          <table:table-cell table:number-columns-repeated="1000"/>
        </table:table-row>
        <table:table-row table:style-name="ro5">
          <table:table-cell table:number-columns-repeated="1022"/>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5" table:number-rows-spanned="1">
            <text:p><text:span text:style-name="T6">TEST 3</text:span><text:span text:style-name="T7">e</text:span><text:span text:style-name="T6"> - Date : ……………………………</text:span></text:p>
          </table:table-cell>
          <table:covered-table-cell table:number-columns-repeated="4" table:style-name="ce5"/>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covered-table-cell table:style-name="ce5"/>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V12];[.V12:.V21])+2" office:value-type="float" office:value="6" calcext:value-type="float">
            <text:p>6</text:p>
          </table:table-cell>
          <table:table-cell table:style-name="ce81" table:formula="of:=RAND()" office:value-type="float" office:value="0.483217675697827" calcext:value-type="float">
            <text:p>0,483217675697827</text:p>
          </table:table-cell>
          <table:table-cell table:number-columns-repeated="1000"/>
        </table:table-row>
        <table:table-row table:style-name="ro2">
          <table:covered-table-cell table:number-columns-repeated="2" table:style-name="ce5"/>
          <table:covered-table-cell table:number-columns-repeated="2"/>
          <table:table-cell table:style-name="ce54" office:value-type="string" calcext:value-type="string" table:number-columns-spanned="3" table:number-rows-spanned="1">
            <text:p>NOM :</text:p>
          </table:table-cell>
          <table:covered-table-cell table:style-name="ce13"/>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109" office:value-type="string" calcext:value-type="string" table:number-columns-spanned="3" table:number-rows-spanned="1">
            <text:p>Classe :</text:p>
          </table:table-cell>
          <table:covered-table-cell table:style-name="ce54"/>
          <table:covered-table-cell table:style-name="ce79"/>
          <table:table-cell table:style-name="ce22" table:formula="of:=[.$N$2]" office:value-type="string" office:string-value="v8435" calcext:value-type="string">
            <text:p>v8435</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V13];[.V12:.V21])+2" office:value-type="float" office:value="12" calcext:value-type="float">
            <text:p>12</text:p>
          </table:table-cell>
          <table:table-cell table:style-name="ce81" table:formula="of:=RAND()" office:value-type="float" office:value="0.0147577776313811" calcext:value-type="float">
            <text:p>0,014757777631381</text:p>
          </table:table-cell>
          <table:table-cell table:number-columns-repeated="1000"/>
        </table:table-row>
        <table:table-row table:style-name="ro3">
          <table:table-cell table:style-name="ce55" office:value-type="string" calcext:value-type="string" table:number-columns-spanned="4" table:number-rows-spanned="1">
            <text:p>Carrés de 6 à 20</text:p>
          </table:table-cell>
          <table:covered-table-cell table:number-columns-repeated="3" table:style-name="ce38"/>
          <table:table-cell table:style-name="ce55" office:value-type="string" calcext:value-type="string" table:number-columns-spanned="2" table:number-rows-spanned="1">
            <text:p><text:span text:style-name="T6">Réduire une</text:span></text:p>
            <text:p><text:span text:style-name="T6">expression littérale</text:span></text:p>
          </table:table-cell>
          <table:covered-table-cell table:style-name="ce38"/>
          <table:table-cell table:style-name="ce55" office:value-type="string" calcext:value-type="string" table:number-columns-spanned="4" table:number-rows-spanned="1">
            <text:p>Multiplier, diviser par 0,1 <text:s/>0,01 <text:s/>0,001</text:p>
          </table:table-cell>
          <table:covered-table-cell table:number-columns-repeated="3" table:style-name="ce38"/>
          <table:table-cell table:style-name="ce55" office:value-type="string" calcext:value-type="string" table:number-columns-spanned="4" table:number-rows-spanned="1">
            <text:p><text:span text:style-name="T10">É</text:span>criture décimal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N12]" office:value-type="string" office:string-value="AB" calcext:value-type="string">
            <text:p>AB</text:p>
          </table:table-cell>
          <table:table-cell table:style-name="ce29"/>
          <table:table-cell table:style-name="ce92" table:formula="of:=[.N13]" office:value-type="string" office:string-value="v8435" calcext:value-type="string">
            <text:p>v8435</text:p>
          </table:table-cell>
          <table:table-cell table:style-name="ce81"/>
          <table:table-cell table:formula="of:=RANK([.V14];[.V12:.V21])+2" office:value-type="float" office:value="5" calcext:value-type="float">
            <text:p>5</text:p>
          </table:table-cell>
          <table:table-cell table:style-name="ce81" table:formula="of:=RAND()" office:value-type="float" office:value="0.501284120500064" calcext:value-type="float">
            <text:p>0,501284120500064</text:p>
          </table:table-cell>
          <table:table-cell table:style-name="ce81" table:formula="of:=RANK([.X14];[.X14:.X19])" office:value-type="float" office:value="4" calcext:value-type="float">
            <text:p>4</text:p>
          </table:table-cell>
          <table:table-cell table:style-name="ce81" table:formula="of:=RAND()" office:value-type="float" office:value="0.352037525799203" calcext:value-type="float">
            <text:p>0,352037525799203</text:p>
          </table:table-cell>
          <table:table-cell table:style-name="ce81" table:number-columns-repeated="4"/>
          <table:table-cell table:number-columns-repeated="994"/>
        </table:table-row>
        <table:table-row table:style-name="ro3">
          <table:table-cell table:style-name="ce4" table:formula="of:=IF([.W15]=1;RANDBETWEEN(6;7);IF([.W15]=2;RANDBETWEEN(8;10);IF([.W15]=3;RANDBETWEEN(11;13);IF([.W15]=4;RANDBETWEEN(14;15);IF([.W15]=5;RANDBETWEEN(16;17);RANDBETWEEN(18;20))))))"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5]+[.W14];5)+1;&quot;x+&quot;&amp;[.Y15]&amp;&quot;x&quot;;[.Y15]&amp;&quot;x+&quot;&amp;[.Z15]&amp;&quot;+&quot;&amp;[.AA15]&amp;&quot;x&quot;;[.Y15]&amp;&quot;x+&quot;&amp;[.Z15]&amp;&quot;+&quot;&amp;[.AA15]&amp;&quot;x+&quot;&amp;[.AB15];[.Y15]&amp;&quot;x²+&quot;&amp;[.Z15]&amp;&quot;x+&quot;&amp;[.AA15]&amp;&quot;x²+&quot;&amp;[.AB15];[.Y15]&amp;&quot;x²+&quot;&amp;[.Z15]&amp;&quot;x+&quot;&amp;[.AA15]&amp;&quot;x²+&quot;&amp;[.AB15]&amp;&quot;x&quot;)" office:value-type="string" office:string-value="3x+9+3x+7" calcext:value-type="string">
            <text:p>3x+9+3x+7</text:p>
          </table:table-cell>
          <table:table-cell table:style-name="ce9" office:value-type="string" calcext:value-type="string">
            <text:p>=</text:p>
          </table:table-cell>
          <table:table-cell table:style-name="ce4" table:formula="of:=ROUND(RAND()*CHOOSE(ROUNDDOWN(([.W15]+1)/2);10;100;1000);RANDBETWEEN(1;3))" office:value-type="float" office:value="82.892" calcext:value-type="float">
            <text:p>82,892</text:p>
          </table:table-cell>
          <table:table-cell table:style-name="ce7" table:formula="of:=IF(MOD([.W15];2);&quot;×&quot;;&quot;÷&quot;)" office:value-type="string" office:string-value="×" calcext:value-type="string">
            <text:p>×</text:p>
          </table:table-cell>
          <table:table-cell table:style-name="ce20" table:formula="of:=CHOOSE(MOD([.W15]+[.W14];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15]+[.W14];3)+1)" office:value-type="float" office:value="7.11" calcext:value-type="float">
            <text:p>7,11</text:p>
          </table:table-cell>
          <table:table-cell table:style-name="ce40" office:value-type="string" calcext:value-type="string">
            <text:p>×10</text:p>
          </table:table-cell>
          <table:table-cell table:style-name="ce143" table:formula="of:=((MOD([.W14];2))*2-1)*[.W15]" office:value-type="float" office:value="-3" calcext:value-type="float">
            <text:p>-3</text:p>
          </table:table-cell>
          <table:table-cell table:style-name="ce42" office:value-type="string" calcext:value-type="string">
            <text:p>=</text:p>
          </table:table-cell>
          <table:table-cell/>
          <table:table-cell table:style-name="ce27" table:formula="of:=[.A15]^2" office:value-type="float" office:value="121" calcext:value-type="float">
            <text:p>121</text:p>
          </table:table-cell>
          <table:table-cell table:style-name="ce156" table:formula="of:=CHOOSE(MOD([.W15]+[.W14];5)+1;(1+[.Y15])&amp;&quot;x&quot;;([.Y15]+[.AA15])&amp;&quot;x+&quot;&amp;[.Z15];([.Y15]+[.AA15])&amp;&quot;x+&quot;&amp;([.Z15]+[.AB15]);([.Y15]+[.AA15])&amp;&quot;x²+&quot;&amp;[.Z15]&amp;&quot;x+&quot;&amp;[.AB15];([.Y15]+[.AA15])&amp;&quot;x²+&quot;&amp;([.Z15]+[.AB15])&amp;&quot;x&quot;)" office:value-type="string" office:string-value="6x+16" calcext:value-type="string">
            <text:p>6x+16</text:p>
          </table:table-cell>
          <table:table-cell table:style-name="ce48" table:formula="of:=IF([.H15]=&quot;×&quot;;[.G15]*[.I15];ROUND([.G15]/[.I15];7))" office:value-type="float" office:value="0.82892" calcext:value-type="float">
            <text:p>0,82892</text:p>
          </table:table-cell>
          <table:table-cell table:style-name="ce135" table:formula="of:=[.K15]*10^([.M15])" office:value-type="float" office:value="0.00711" calcext:value-type="float">
            <text:p>0,00711</text:p>
          </table:table-cell>
          <table:table-cell/>
          <table:table-cell table:formula="of:=RANK([.V15];[.V12:.V21])+2" office:value-type="float" office:value="8" calcext:value-type="float">
            <text:p>8</text:p>
          </table:table-cell>
          <table:table-cell table:style-name="ce81" table:formula="of:=RAND()" office:value-type="float" office:value="0.384936851547433" calcext:value-type="float">
            <text:p>0,384936851547433</text:p>
          </table:table-cell>
          <table:table-cell table:formula="of:=RANK([.X15];[.X14:.X19])" office:value-type="float" office:value="3" calcext:value-type="float">
            <text:p>3</text:p>
          </table:table-cell>
          <table:table-cell table:style-name="ce81" table:formula="of:=RAND()" office:value-type="float" office:value="0.390888775254213" calcext:value-type="float">
            <text:p>0,390888775254213</text:p>
          </table:table-cell>
          <table:table-cell table:style-name="ce65" table:formula="of:=RANDBETWEEN(2;9)" office:value-type="float" office:value="3" calcext:value-type="float">
            <text:p>3</text:p>
          </table:table-cell>
          <table:table-cell table:style-name="ce65" table:formula="of:=RANDBETWEEN(2;9)" office:value-type="float" office:value="9" calcext:value-type="float">
            <text:p>9</text:p>
          </table:table-cell>
          <table:table-cell table:style-name="ce65" table:formula="of:=RANDBETWEEN(2;9)" office:value-type="float" office:value="3" calcext:value-type="float">
            <text:p>3</text:p>
          </table:table-cell>
          <table:table-cell table:style-name="ce65" table:formula="of:=RANDBETWEEN(2;9)" office:value-type="float" office:value="7" calcext:value-type="float">
            <text:p>7</text:p>
          </table:table-cell>
          <table:table-cell table:number-columns-repeated="994"/>
        </table:table-row>
        <table:table-row table:style-name="ro3">
          <table:table-cell table:style-name="ce4" table:formula="of:=IF([.W16]=1;RANDBETWEEN(6;7);IF([.W16]=2;RANDBETWEEN(8;10);IF([.W16]=3;RANDBETWEEN(11;13);IF([.W16]=4;RANDBETWEEN(14;15);IF([.W16]=5;RANDBETWEEN(16;17);RANDBETWEEN(18;20))))))"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6]+[.W14];5)+1;&quot;x+&quot;&amp;[.Y16]&amp;&quot;x&quot;;[.Y16]&amp;&quot;x+&quot;&amp;[.Z16]&amp;&quot;+&quot;&amp;[.AA16]&amp;&quot;x&quot;;[.Y16]&amp;&quot;x+&quot;&amp;[.Z16]&amp;&quot;+&quot;&amp;[.AA16]&amp;&quot;x+&quot;&amp;[.AB16];[.Y16]&amp;&quot;x²+&quot;&amp;[.Z16]&amp;&quot;x+&quot;&amp;[.AA16]&amp;&quot;x²+&quot;&amp;[.AB16];[.Y16]&amp;&quot;x²+&quot;&amp;[.Z16]&amp;&quot;x+&quot;&amp;[.AA16]&amp;&quot;x²+&quot;&amp;[.AB16]&amp;&quot;x&quot;)" office:value-type="string" office:string-value="x+6x" calcext:value-type="string">
            <text:p>x+6x</text:p>
          </table:table-cell>
          <table:table-cell table:style-name="ce9" office:value-type="string" calcext:value-type="string">
            <text:p>=</text:p>
          </table:table-cell>
          <table:table-cell table:style-name="ce4" table:formula="of:=ROUND(RAND()*CHOOSE(ROUNDDOWN(([.W16]+1)/2);10;100;1000);RANDBETWEEN(1;3))" office:value-type="float" office:value="2.14" calcext:value-type="float">
            <text:p>2,14</text:p>
          </table:table-cell>
          <table:table-cell table:style-name="ce7" table:formula="of:=IF(MOD([.W16];2);&quot;×&quot;;&quot;÷&quot;)" office:value-type="string" office:string-value="×" calcext:value-type="string">
            <text:p>×</text:p>
          </table:table-cell>
          <table:table-cell table:style-name="ce20" table:formula="of:=CHOOSE(MOD([.W16]+[.W14];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16]+[.W14];3)+1)" office:value-type="float" office:value="4.117" calcext:value-type="float">
            <text:p>4,117</text:p>
          </table:table-cell>
          <table:table-cell table:style-name="ce40" office:value-type="string" calcext:value-type="string">
            <text:p>×10</text:p>
          </table:table-cell>
          <table:table-cell table:style-name="ce143" table:formula="of:=((MOD([.W15];2))*2-1)*[.W16]" office:value-type="float" office:value="1" calcext:value-type="float">
            <text:p>1</text:p>
          </table:table-cell>
          <table:table-cell table:style-name="ce42" office:value-type="string" calcext:value-type="string">
            <text:p>=</text:p>
          </table:table-cell>
          <table:table-cell/>
          <table:table-cell table:style-name="ce27" table:formula="of:=[.A16]^2" office:value-type="float" office:value="49" calcext:value-type="float">
            <text:p>49</text:p>
          </table:table-cell>
          <table:table-cell table:style-name="ce156" table:formula="of:=CHOOSE(MOD([.W16]+[.W14];5)+1;(1+[.Y16])&amp;&quot;x&quot;;([.Y16]+[.AA16])&amp;&quot;x+&quot;&amp;[.Z16];([.Y16]+[.AA16])&amp;&quot;x+&quot;&amp;([.Z16]+[.AB16]);([.Y16]+[.AA16])&amp;&quot;x²+&quot;&amp;[.Z16]&amp;&quot;x+&quot;&amp;[.AB16];([.Y16]+[.AA16])&amp;&quot;x²+&quot;&amp;([.Z16]+[.AB16])&amp;&quot;x&quot;)" office:value-type="string" office:string-value="7x" calcext:value-type="string">
            <text:p>7x</text:p>
          </table:table-cell>
          <table:table-cell table:style-name="ce48" table:formula="of:=IF([.H16]=&quot;×&quot;;[.G16]*[.I16];ROUND([.G16]/[.I16];7))" office:value-type="float" office:value="0.00214" calcext:value-type="float">
            <text:p>0,00214</text:p>
          </table:table-cell>
          <table:table-cell table:style-name="ce135" table:formula="of:=[.K16]*10^([.M16])" office:value-type="float" office:value="41.17" calcext:value-type="float">
            <text:p>41,17</text:p>
          </table:table-cell>
          <table:table-cell/>
          <table:table-cell table:formula="of:=RANK([.V16];[.V12:.V21])+2" office:value-type="float" office:value="10" calcext:value-type="float">
            <text:p>10</text:p>
          </table:table-cell>
          <table:table-cell table:style-name="ce81" table:formula="of:=RAND()" office:value-type="float" office:value="0.285108575060031" calcext:value-type="float">
            <text:p>0,285108575060031</text:p>
          </table:table-cell>
          <table:table-cell table:formula="of:=RANK([.X16];[.X14:.X19])" office:value-type="float" office:value="1" calcext:value-type="float">
            <text:p>1</text:p>
          </table:table-cell>
          <table:table-cell table:style-name="ce81" table:formula="of:=RAND()" office:value-type="float" office:value="0.844542659690276" calcext:value-type="float">
            <text:p>0,844542659690276</text:p>
          </table:table-cell>
          <table:table-cell table:style-name="ce65" table:formula="of:=RANDBETWEEN(2;9)" office:value-type="float" office:value="6" calcext:value-type="float">
            <text:p>6</text:p>
          </table:table-cell>
          <table:table-cell table:style-name="ce65" table:formula="of:=RANDBETWEEN(2;9)" office:value-type="float" office:value="7" calcext:value-type="float">
            <text:p>7</text:p>
          </table:table-cell>
          <table:table-cell table:style-name="ce65" table:formula="of:=RANDBETWEEN(2;9)" office:value-type="float" office:value="3" calcext:value-type="float">
            <text:p>3</text:p>
          </table:table-cell>
          <table:table-cell table:style-name="ce65" table:formula="of:=RANDBETWEEN(2;9)" office:value-type="float" office:value="9" calcext:value-type="float">
            <text:p>9</text:p>
          </table:table-cell>
          <table:table-cell table:number-columns-repeated="994"/>
        </table:table-row>
        <table:table-row table:style-name="ro3">
          <table:table-cell table:style-name="ce4" table:formula="of:=IF([.W17]=1;RANDBETWEEN(6;7);IF([.W17]=2;RANDBETWEEN(8;10);IF([.W17]=3;RANDBETWEEN(11;13);IF([.W17]=4;RANDBETWEEN(14;15);IF([.W17]=5;RANDBETWEEN(16;17);RANDBETWEEN(18;20))))))" office:value-type="float" office:value="16" calcext:value-type="float">
            <text:p>1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7]+[.W14];5)+1;&quot;x+&quot;&amp;[.Y17]&amp;&quot;x&quot;;[.Y17]&amp;&quot;x+&quot;&amp;[.Z17]&amp;&quot;+&quot;&amp;[.AA17]&amp;&quot;x&quot;;[.Y17]&amp;&quot;x+&quot;&amp;[.Z17]&amp;&quot;+&quot;&amp;[.AA17]&amp;&quot;x+&quot;&amp;[.AB17];[.Y17]&amp;&quot;x²+&quot;&amp;[.Z17]&amp;&quot;x+&quot;&amp;[.AA17]&amp;&quot;x²+&quot;&amp;[.AB17];[.Y17]&amp;&quot;x²+&quot;&amp;[.Z17]&amp;&quot;x+&quot;&amp;[.AA17]&amp;&quot;x²+&quot;&amp;[.AB17]&amp;&quot;x&quot;)" office:value-type="string" office:string-value="2x²+2x+9x²+7x" calcext:value-type="string">
            <text:p>2x²+2x+9x²+7x</text:p>
          </table:table-cell>
          <table:table-cell table:style-name="ce9" office:value-type="string" calcext:value-type="string">
            <text:p>=</text:p>
          </table:table-cell>
          <table:table-cell table:style-name="ce4" table:formula="of:=ROUND(RAND()*CHOOSE(ROUNDDOWN(([.W17]+1)/2);10;100;1000);RANDBETWEEN(1;3))" office:value-type="float" office:value="686.97" calcext:value-type="float">
            <text:p>686,97</text:p>
          </table:table-cell>
          <table:table-cell table:style-name="ce7" table:formula="of:=IF(MOD([.W17];2);&quot;×&quot;;&quot;÷&quot;)" office:value-type="string" office:string-value="×" calcext:value-type="string">
            <text:p>×</text:p>
          </table:table-cell>
          <table:table-cell table:style-name="ce20" table:formula="of:=CHOOSE(MOD([.W17]+[.W14];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17]+[.W14];3)+1)" office:value-type="float" office:value="5" calcext:value-type="float">
            <text:p>5</text:p>
          </table:table-cell>
          <table:table-cell table:style-name="ce40" office:value-type="string" calcext:value-type="string">
            <text:p>×10</text:p>
          </table:table-cell>
          <table:table-cell table:style-name="ce143" table:formula="of:=((MOD([.W16];2))*2-1)*[.W17]" office:value-type="float" office:value="5" calcext:value-type="float">
            <text:p>5</text:p>
          </table:table-cell>
          <table:table-cell table:style-name="ce42" office:value-type="string" calcext:value-type="string">
            <text:p>=</text:p>
          </table:table-cell>
          <table:table-cell/>
          <table:table-cell table:style-name="ce27" table:formula="of:=[.A17]^2" office:value-type="float" office:value="256" calcext:value-type="float">
            <text:p>256</text:p>
          </table:table-cell>
          <table:table-cell table:style-name="ce156" table:formula="of:=CHOOSE(MOD([.W17]+[.W14];5)+1;(1+[.Y17])&amp;&quot;x&quot;;([.Y17]+[.AA17])&amp;&quot;x+&quot;&amp;[.Z17];([.Y17]+[.AA17])&amp;&quot;x+&quot;&amp;([.Z17]+[.AB17]);([.Y17]+[.AA17])&amp;&quot;x²+&quot;&amp;[.Z17]&amp;&quot;x+&quot;&amp;[.AB17];([.Y17]+[.AA17])&amp;&quot;x²+&quot;&amp;([.Z17]+[.AB17])&amp;&quot;x&quot;)" office:value-type="string" office:string-value="11x²+9x" calcext:value-type="string">
            <text:p>11x²+9x</text:p>
          </table:table-cell>
          <table:table-cell table:style-name="ce48" table:formula="of:=IF([.H17]=&quot;×&quot;;[.G17]*[.I17];ROUND([.G17]/[.I17];7))" office:value-type="float" office:value="68.697" calcext:value-type="float">
            <text:p>68,697</text:p>
          </table:table-cell>
          <table:table-cell table:style-name="ce135" table:formula="of:=[.K17]*10^([.M17])" office:value-type="float" office:value="500000" calcext:value-type="float">
            <text:p>500 000</text:p>
          </table:table-cell>
          <table:table-cell/>
          <table:table-cell table:formula="of:=RANK([.V17];[.V12:.V21])+2" office:value-type="float" office:value="4" calcext:value-type="float">
            <text:p>4</text:p>
          </table:table-cell>
          <table:table-cell table:style-name="ce81" table:formula="of:=RAND()" office:value-type="float" office:value="0.803085285504527" calcext:value-type="float">
            <text:p>0,803085285504527</text:p>
          </table:table-cell>
          <table:table-cell table:formula="of:=RANK([.X17];[.X14:.X19])" office:value-type="float" office:value="5" calcext:value-type="float">
            <text:p>5</text:p>
          </table:table-cell>
          <table:table-cell table:style-name="ce81" table:formula="of:=RAND()" office:value-type="float" office:value="0.248616405151331" calcext:value-type="float">
            <text:p>0,248616405151331</text:p>
          </table:table-cell>
          <table:table-cell table:style-name="ce65" table:formula="of:=RANDBETWEEN(2;9)" office:value-type="float" office:value="2" calcext:value-type="float">
            <text:p>2</text:p>
          </table:table-cell>
          <table:table-cell table:style-name="ce65" table:formula="of:=RANDBETWEEN(2;9)" office:value-type="float" office:value="2" calcext:value-type="float">
            <text:p>2</text:p>
          </table:table-cell>
          <table:table-cell table:style-name="ce65" table:formula="of:=RANDBETWEEN(2;9)" office:value-type="float" office:value="9" calcext:value-type="float">
            <text:p>9</text:p>
          </table:table-cell>
          <table:table-cell table:style-name="ce65" table:formula="of:=RANDBETWEEN(2;9)" office:value-type="float" office:value="7" calcext:value-type="float">
            <text:p>7</text:p>
          </table:table-cell>
          <table:table-cell table:number-columns-repeated="994"/>
        </table:table-row>
        <table:table-row table:style-name="ro3">
          <table:table-cell table:style-name="ce4" table:formula="of:=IF([.W18]=1;RANDBETWEEN(6;7);IF([.W18]=2;RANDBETWEEN(8;10);IF([.W18]=3;RANDBETWEEN(11;13);IF([.W18]=4;RANDBETWEEN(14;15);IF([.W18]=5;RANDBETWEEN(16;17);RANDBETWEEN(18;20))))))"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8]+[.W14];5)+1;&quot;x+&quot;&amp;[.Y18]&amp;&quot;x&quot;;[.Y18]&amp;&quot;x+&quot;&amp;[.Z18]&amp;&quot;+&quot;&amp;[.AA18]&amp;&quot;x&quot;;[.Y18]&amp;&quot;x+&quot;&amp;[.Z18]&amp;&quot;+&quot;&amp;[.AA18]&amp;&quot;x+&quot;&amp;[.AB18];[.Y18]&amp;&quot;x²+&quot;&amp;[.Z18]&amp;&quot;x+&quot;&amp;[.AA18]&amp;&quot;x²+&quot;&amp;[.AB18];[.Y18]&amp;&quot;x²+&quot;&amp;[.Z18]&amp;&quot;x+&quot;&amp;[.AA18]&amp;&quot;x²+&quot;&amp;[.AB18]&amp;&quot;x&quot;)" office:value-type="string" office:string-value="4x+8+9x" calcext:value-type="string">
            <text:p>4x+8+9x</text:p>
          </table:table-cell>
          <table:table-cell table:style-name="ce9" office:value-type="string" calcext:value-type="string">
            <text:p>=</text:p>
          </table:table-cell>
          <table:table-cell table:style-name="ce4" table:formula="of:=ROUND(RAND()*CHOOSE(ROUNDDOWN(([.W18]+1)/2);10;100;1000);RANDBETWEEN(1;3))" office:value-type="float" office:value="9.925" calcext:value-type="float">
            <text:p>9,925</text:p>
          </table:table-cell>
          <table:table-cell table:style-name="ce7" table:formula="of:=IF(MOD([.W18];2);&quot;×&quot;;&quot;÷&quot;)" office:value-type="string" office:string-value="÷" calcext:value-type="string">
            <text:p>÷</text:p>
          </table:table-cell>
          <table:table-cell table:style-name="ce20" table:formula="of:=CHOOSE(MOD([.W18]+[.W14];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18]+[.W14];3)+1)" office:value-type="float" office:value="8.6" calcext:value-type="float">
            <text:p>8,6</text:p>
          </table:table-cell>
          <table:table-cell table:style-name="ce40" office:value-type="string" calcext:value-type="string">
            <text:p>×10</text:p>
          </table:table-cell>
          <table:table-cell table:style-name="ce143" table:formula="of:=((MOD([.W17];2))*2-1)*[.W18]" office:value-type="float" office:value="2" calcext:value-type="float">
            <text:p>2</text:p>
          </table:table-cell>
          <table:table-cell table:style-name="ce42" office:value-type="string" calcext:value-type="string">
            <text:p>=</text:p>
          </table:table-cell>
          <table:table-cell/>
          <table:table-cell table:style-name="ce27" table:formula="of:=[.A18]^2" office:value-type="float" office:value="64" calcext:value-type="float">
            <text:p>64</text:p>
          </table:table-cell>
          <table:table-cell table:style-name="ce156" table:formula="of:=CHOOSE(MOD([.W18]+[.W14];5)+1;(1+[.Y18])&amp;&quot;x&quot;;([.Y18]+[.AA18])&amp;&quot;x+&quot;&amp;[.Z18];([.Y18]+[.AA18])&amp;&quot;x+&quot;&amp;([.Z18]+[.AB18]);([.Y18]+[.AA18])&amp;&quot;x²+&quot;&amp;[.Z18]&amp;&quot;x+&quot;&amp;[.AB18];([.Y18]+[.AA18])&amp;&quot;x²+&quot;&amp;([.Z18]+[.AB18])&amp;&quot;x&quot;)" office:value-type="string" office:string-value="13x+8" calcext:value-type="string">
            <text:p>13x+8</text:p>
          </table:table-cell>
          <table:table-cell table:style-name="ce48" table:formula="of:=IF([.H18]=&quot;×&quot;;[.G18]*[.I18];ROUND([.G18]/[.I18];7))" office:value-type="float" office:value="99.25" calcext:value-type="float">
            <text:p>99,25</text:p>
          </table:table-cell>
          <table:table-cell table:style-name="ce135" table:formula="of:=[.K18]*10^([.M18])" office:value-type="float" office:value="860" calcext:value-type="float">
            <text:p>860</text:p>
          </table:table-cell>
          <table:table-cell/>
          <table:table-cell table:formula="of:=RANK([.V18];[.V12:.V21])+2" office:value-type="float" office:value="9" calcext:value-type="float">
            <text:p>9</text:p>
          </table:table-cell>
          <table:table-cell table:style-name="ce81" table:formula="of:=RAND()" office:value-type="float" office:value="0.309756335441258" calcext:value-type="float">
            <text:p>0,309756335441258</text:p>
          </table:table-cell>
          <table:table-cell table:formula="of:=RANK([.X18];[.X14:.X19])" office:value-type="float" office:value="2" calcext:value-type="float">
            <text:p>2</text:p>
          </table:table-cell>
          <table:table-cell table:style-name="ce81" table:formula="of:=RAND()" office:value-type="float" office:value="0.706454362574672" calcext:value-type="float">
            <text:p>0,706454362574672</text:p>
          </table:table-cell>
          <table:table-cell table:style-name="ce65" table:formula="of:=RANDBETWEEN(2;9)" office:value-type="float" office:value="4" calcext:value-type="float">
            <text:p>4</text:p>
          </table:table-cell>
          <table:table-cell table:style-name="ce65" table:formula="of:=RANDBETWEEN(2;9)" office:value-type="float" office:value="8" calcext:value-type="float">
            <text:p>8</text:p>
          </table:table-cell>
          <table:table-cell table:style-name="ce65" table:formula="of:=RANDBETWEEN(2;9)" office:value-type="float" office:value="9" calcext:value-type="float">
            <text:p>9</text:p>
          </table:table-cell>
          <table:table-cell table:style-name="ce65" table:formula="of:=RANDBETWEEN(2;9)" office:value-type="float" office:value="7" calcext:value-type="float">
            <text:p>7</text:p>
          </table:table-cell>
          <table:table-cell table:number-columns-repeated="994"/>
        </table:table-row>
        <table:table-row table:style-name="ro3">
          <table:table-cell table:style-name="ce4" table:formula="of:=IF([.W19]=1;RANDBETWEEN(6;7);IF([.W19]=2;RANDBETWEEN(8;10);IF([.W19]=3;RANDBETWEEN(11;13);IF([.W19]=4;RANDBETWEEN(14;15);IF([.W19]=5;RANDBETWEEN(16;17);RANDBETWEEN(18;20))))))" office:value-type="float" office:value="19" calcext:value-type="float">
            <text:p>1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9]+[.W14];5)+1;&quot;x+&quot;&amp;[.Y19]&amp;&quot;x&quot;;[.Y19]&amp;&quot;x+&quot;&amp;[.Z19]&amp;&quot;+&quot;&amp;[.AA19]&amp;&quot;x&quot;;[.Y19]&amp;&quot;x+&quot;&amp;[.Z19]&amp;&quot;+&quot;&amp;[.AA19]&amp;&quot;x+&quot;&amp;[.AB19];[.Y19]&amp;&quot;x²+&quot;&amp;[.Z19]&amp;&quot;x+&quot;&amp;[.AA19]&amp;&quot;x²+&quot;&amp;[.AB19];[.Y19]&amp;&quot;x²+&quot;&amp;[.Z19]&amp;&quot;x+&quot;&amp;[.AA19]&amp;&quot;x²+&quot;&amp;[.AB19]&amp;&quot;x&quot;)" office:value-type="string" office:string-value="x+9x" calcext:value-type="string">
            <text:p>x+9x</text:p>
          </table:table-cell>
          <table:table-cell table:style-name="ce9" office:value-type="string" calcext:value-type="string">
            <text:p>=</text:p>
          </table:table-cell>
          <table:table-cell table:style-name="ce4" table:formula="of:=ROUND(RAND()*CHOOSE(ROUNDDOWN(([.W19]+1)/2);10;100;1000);RANDBETWEEN(1;3))" office:value-type="float" office:value="2.71" calcext:value-type="float">
            <text:p>2,71</text:p>
          </table:table-cell>
          <table:table-cell table:style-name="ce7" table:formula="of:=IF(MOD([.W19];2);&quot;×&quot;;&quot;÷&quot;)" office:value-type="string" office:string-value="÷" calcext:value-type="string">
            <text:p>÷</text:p>
          </table:table-cell>
          <table:table-cell table:style-name="ce20" table:formula="of:=CHOOSE(MOD([.W19]+[.W14];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19]+[.W14];3)+1)" office:value-type="float" office:value="1.42" calcext:value-type="float">
            <text:p>1,42</text:p>
          </table:table-cell>
          <table:table-cell table:style-name="ce40" office:value-type="string" calcext:value-type="string">
            <text:p>×10</text:p>
          </table:table-cell>
          <table:table-cell table:style-name="ce143" table:formula="of:=((MOD([.W18];2))*2-1)*[.W19]" office:value-type="float" office:value="-6" calcext:value-type="float">
            <text:p>-6</text:p>
          </table:table-cell>
          <table:table-cell table:style-name="ce42" office:value-type="string" calcext:value-type="string">
            <text:p>=</text:p>
          </table:table-cell>
          <table:table-cell/>
          <table:table-cell table:style-name="ce27" table:formula="of:=[.A19]^2" office:value-type="float" office:value="361" calcext:value-type="float">
            <text:p>361</text:p>
          </table:table-cell>
          <table:table-cell table:style-name="ce156" table:formula="of:=CHOOSE(MOD([.W19]+[.W14];5)+1;(1+[.Y19])&amp;&quot;x&quot;;([.Y19]+[.AA19])&amp;&quot;x+&quot;&amp;[.Z19];([.Y19]+[.AA19])&amp;&quot;x+&quot;&amp;([.Z19]+[.AB19]);([.Y19]+[.AA19])&amp;&quot;x²+&quot;&amp;[.Z19]&amp;&quot;x+&quot;&amp;[.AB19];([.Y19]+[.AA19])&amp;&quot;x²+&quot;&amp;([.Z19]+[.AB19])&amp;&quot;x&quot;)" office:value-type="string" office:string-value="10x" calcext:value-type="string">
            <text:p>10x</text:p>
          </table:table-cell>
          <table:table-cell table:style-name="ce48" table:formula="of:=IF([.H19]=&quot;×&quot;;[.G19]*[.I19];ROUND([.G19]/[.I19];7))" office:value-type="float" office:value="271" calcext:value-type="float">
            <text:p>271</text:p>
          </table:table-cell>
          <table:table-cell table:style-name="ce135" table:formula="of:=[.K19]*10^([.M19])" office:value-type="float" office:value="0.00000142" calcext:value-type="float">
            <text:p>0,00000142</text:p>
          </table:table-cell>
          <table:table-cell/>
          <table:table-cell table:formula="of:=RANK([.V19];[.V12:.V21])+2" office:value-type="float" office:value="11" calcext:value-type="float">
            <text:p>11</text:p>
          </table:table-cell>
          <table:table-cell table:style-name="ce81" table:formula="of:=RAND()" office:value-type="float" office:value="0.200899933758167" calcext:value-type="float">
            <text:p>0,200899933758167</text:p>
          </table:table-cell>
          <table:table-cell table:formula="of:=RANK([.X19];[.X14:.X19])" office:value-type="float" office:value="6" calcext:value-type="float">
            <text:p>6</text:p>
          </table:table-cell>
          <table:table-cell table:style-name="ce81" table:formula="of:=RAND()" office:value-type="float" office:value="0.0464664631555364" calcext:value-type="float">
            <text:p>0,046466463155536</text:p>
          </table:table-cell>
          <table:table-cell table:style-name="ce65" table:formula="of:=RANDBETWEEN(2;9)" office:value-type="float" office:value="9" calcext:value-type="float">
            <text:p>9</text:p>
          </table:table-cell>
          <table:table-cell table:style-name="ce65" table:formula="of:=RANDBETWEEN(2;9)" office:value-type="float" office:value="9" calcext:value-type="float">
            <text:p>9</text:p>
          </table:table-cell>
          <table:table-cell table:style-name="ce65" table:formula="of:=RANDBETWEEN(2;9)" office:value-type="float" office:value="8" calcext:value-type="float">
            <text:p>8</text:p>
          </table:table-cell>
          <table:table-cell table:style-name="ce65" table:formula="of:=RANDBETWEEN(2;9)" office:value-type="float" office:value="8" calcext:value-type="float">
            <text:p>8</text:p>
          </table:table-cell>
          <table:table-cell table:number-columns-repeated="99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2" table:number-rows-spanned="1">
            <text:p>😕 <text:s text:c="3"/>😃 <text:s text:c="3"/>😎</text:p>
          </table:table-cell>
          <table:covered-table-cell table:style-name="ce15"/>
          <table:table-cell table:style-name="ce19" office:value-type="string" calcext:value-type="string" table:number-columns-spanned="4" table:number-rows-spanned="1">
            <text:p>😕 <text:s text:c="3"/>😃 <text:s text:c="3"/>😎</text:p>
          </table:table-cell>
          <table:covered-table-cell table:number-columns-repeated="2" table:style-name="ce19"/>
          <table:covered-table-cell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V20];[.V12:.V21])+2" office:value-type="float" office:value="7" calcext:value-type="float">
            <text:p>7</text:p>
          </table:table-cell>
          <table:table-cell table:style-name="ce81" table:formula="of:=RAND()" office:value-type="float" office:value="0.421218161075871" calcext:value-type="float">
            <text:p>0,421218161075871</text:p>
          </table:table-cell>
          <table:table-cell table:number-columns-repeated="1000"/>
        </table:table-row>
        <table:table-row table:style-name="ro4">
          <table:table-cell table:number-columns-repeated="20"/>
          <table:table-cell table:formula="of:=RANK([.V21];[.V12:.V21])+2" office:value-type="float" office:value="3" calcext:value-type="float">
            <text:p>3</text:p>
          </table:table-cell>
          <table:table-cell table:style-name="ce81" table:formula="of:=RAND()" office:value-type="float" office:value="0.829076270860739" calcext:value-type="float">
            <text:p>0,829076270860739</text:p>
          </table:table-cell>
          <table:table-cell table:number-columns-repeated="1000"/>
        </table:table-row>
        <table:table-row table:style-name="ro5">
          <table:table-cell table:number-columns-repeated="1022"/>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5" table:number-rows-spanned="1">
            <text:p><text:span text:style-name="T6">TEST 3</text:span><text:span text:style-name="T7">e</text:span><text:span text:style-name="T6"> - Date : ……………………………</text:span></text:p>
          </table:table-cell>
          <table:covered-table-cell table:number-columns-repeated="4" table:style-name="ce5"/>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covered-table-cell table:style-name="ce5"/>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V23];[.V23:.V32])+2" office:value-type="float" office:value="10" calcext:value-type="float">
            <text:p>10</text:p>
          </table:table-cell>
          <table:table-cell table:style-name="ce81" table:formula="of:=RAND()" office:value-type="float" office:value="0.139509224265813" calcext:value-type="float">
            <text:p>0,139509224265813</text:p>
          </table:table-cell>
          <table:table-cell table:number-columns-repeated="1000"/>
        </table:table-row>
        <table:table-row table:style-name="ro2">
          <table:covered-table-cell table:number-columns-repeated="2" table:style-name="ce5"/>
          <table:covered-table-cell table:number-columns-repeated="2"/>
          <table:table-cell table:style-name="ce54" office:value-type="string" calcext:value-type="string" table:number-columns-spanned="3" table:number-rows-spanned="1">
            <text:p>NOM :</text:p>
          </table:table-cell>
          <table:covered-table-cell table:style-name="ce13"/>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109" office:value-type="string" calcext:value-type="string" table:number-columns-spanned="3" table:number-rows-spanned="1">
            <text:p>Classe :</text:p>
          </table:table-cell>
          <table:covered-table-cell table:style-name="ce54"/>
          <table:covered-table-cell table:style-name="ce79"/>
          <table:table-cell table:style-name="ce22" table:formula="of:=[.$N$2]" office:value-type="string" office:string-value="v8435" calcext:value-type="string">
            <text:p>v8435</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V24];[.V23:.V32])+2" office:value-type="float" office:value="4" calcext:value-type="float">
            <text:p>4</text:p>
          </table:table-cell>
          <table:table-cell table:style-name="ce81" table:formula="of:=RAND()" office:value-type="float" office:value="0.748682732867769" calcext:value-type="float">
            <text:p>0,748682732867769</text:p>
          </table:table-cell>
          <table:table-cell table:number-columns-repeated="1000"/>
        </table:table-row>
        <table:table-row table:style-name="ro3">
          <table:table-cell table:style-name="ce55" office:value-type="string" calcext:value-type="string" table:number-columns-spanned="4" table:number-rows-spanned="1">
            <text:p>Carrés de 6 à 20</text:p>
          </table:table-cell>
          <table:covered-table-cell table:number-columns-repeated="3" table:style-name="ce38"/>
          <table:table-cell table:style-name="ce55" office:value-type="string" calcext:value-type="string" table:number-columns-spanned="2" table:number-rows-spanned="1">
            <text:p><text:span text:style-name="T6">Réduire une</text:span></text:p>
            <text:p><text:span text:style-name="T6">expression littérale</text:span></text:p>
          </table:table-cell>
          <table:covered-table-cell table:style-name="ce38"/>
          <table:table-cell table:style-name="ce55" office:value-type="string" calcext:value-type="string" table:number-columns-spanned="4" table:number-rows-spanned="1">
            <text:p>Multiplier, diviser par 0,1 <text:s/>0,01 <text:s/>0,001</text:p>
          </table:table-cell>
          <table:covered-table-cell table:number-columns-repeated="3" table:style-name="ce38"/>
          <table:table-cell table:style-name="ce55" office:value-type="string" calcext:value-type="string" table:number-columns-spanned="4" table:number-rows-spanned="1">
            <text:p><text:span text:style-name="T10">É</text:span>criture décimal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N23]" office:value-type="string" office:string-value="AC" calcext:value-type="string">
            <text:p>AC</text:p>
          </table:table-cell>
          <table:table-cell table:style-name="ce29"/>
          <table:table-cell table:style-name="ce92" table:formula="of:=[.N24]" office:value-type="string" office:string-value="v8435" calcext:value-type="string">
            <text:p>v8435</text:p>
          </table:table-cell>
          <table:table-cell table:style-name="ce81"/>
          <table:table-cell table:formula="of:=RANK([.V25];[.V23:.V32])+2" office:value-type="float" office:value="9" calcext:value-type="float">
            <text:p>9</text:p>
          </table:table-cell>
          <table:table-cell table:style-name="ce81" table:formula="of:=RAND()" office:value-type="float" office:value="0.188933325746849" calcext:value-type="float">
            <text:p>0,188933325746849</text:p>
          </table:table-cell>
          <table:table-cell table:style-name="ce81" table:formula="of:=RANK([.X25];[.X25:.X30])" office:value-type="float" office:value="5" calcext:value-type="float">
            <text:p>5</text:p>
          </table:table-cell>
          <table:table-cell table:style-name="ce81" table:formula="of:=RAND()" office:value-type="float" office:value="0.221027920907547" calcext:value-type="float">
            <text:p>0,221027920907547</text:p>
          </table:table-cell>
          <table:table-cell table:style-name="ce81" table:number-columns-repeated="4"/>
          <table:table-cell table:number-columns-repeated="994"/>
        </table:table-row>
        <table:table-row table:style-name="ro3">
          <table:table-cell table:style-name="ce4" table:formula="of:=IF([.W26]=1;RANDBETWEEN(6;7);IF([.W26]=2;RANDBETWEEN(8;10);IF([.W26]=3;RANDBETWEEN(11;13);IF([.W26]=4;RANDBETWEEN(14;15);IF([.W26]=5;RANDBETWEEN(16;17);RANDBETWEEN(18;20))))))"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26]+[.W25];5)+1;&quot;x+&quot;&amp;[.Y26]&amp;&quot;x&quot;;[.Y26]&amp;&quot;x+&quot;&amp;[.Z26]&amp;&quot;+&quot;&amp;[.AA26]&amp;&quot;x&quot;;[.Y26]&amp;&quot;x+&quot;&amp;[.Z26]&amp;&quot;+&quot;&amp;[.AA26]&amp;&quot;x+&quot;&amp;[.AB26];[.Y26]&amp;&quot;x²+&quot;&amp;[.Z26]&amp;&quot;x+&quot;&amp;[.AA26]&amp;&quot;x²+&quot;&amp;[.AB26];[.Y26]&amp;&quot;x²+&quot;&amp;[.Z26]&amp;&quot;x+&quot;&amp;[.AA26]&amp;&quot;x²+&quot;&amp;[.AB26]&amp;&quot;x&quot;)" office:value-type="string" office:string-value="2x+2+3x" calcext:value-type="string">
            <text:p>2x+2+3x</text:p>
          </table:table-cell>
          <table:table-cell table:style-name="ce9" office:value-type="string" calcext:value-type="string">
            <text:p>=</text:p>
          </table:table-cell>
          <table:table-cell table:style-name="ce4" table:formula="of:=ROUND(RAND()*CHOOSE(ROUNDDOWN(([.W26]+1)/2);10;100;1000);RANDBETWEEN(1;3))" office:value-type="float" office:value="817.4" calcext:value-type="float">
            <text:p>817,4</text:p>
          </table:table-cell>
          <table:table-cell table:style-name="ce7" table:formula="of:=IF(MOD([.W26];2);&quot;×&quot;;&quot;÷&quot;)" office:value-type="string" office:string-value="÷" calcext:value-type="string">
            <text:p>÷</text:p>
          </table:table-cell>
          <table:table-cell table:style-name="ce20" table:formula="of:=CHOOSE(MOD([.W26]+[.W25];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26]+[.W25];3)+1)" office:value-type="float" office:value="3.132" calcext:value-type="float">
            <text:p>3,132</text:p>
          </table:table-cell>
          <table:table-cell table:style-name="ce40" office:value-type="string" calcext:value-type="string">
            <text:p>×10</text:p>
          </table:table-cell>
          <table:table-cell table:style-name="ce143" table:formula="of:=((MOD([.W25];2))*2-1)*[.W26]" office:value-type="float" office:value="6" calcext:value-type="float">
            <text:p>6</text:p>
          </table:table-cell>
          <table:table-cell table:style-name="ce42" office:value-type="string" calcext:value-type="string">
            <text:p>=</text:p>
          </table:table-cell>
          <table:table-cell/>
          <table:table-cell table:style-name="ce27" table:formula="of:=[.A26]^2" office:value-type="float" office:value="400" calcext:value-type="float">
            <text:p>400</text:p>
          </table:table-cell>
          <table:table-cell table:style-name="ce156" table:formula="of:=CHOOSE(MOD([.W26]+[.W25];5)+1;(1+[.Y26])&amp;&quot;x&quot;;([.Y26]+[.AA26])&amp;&quot;x+&quot;&amp;[.Z26];([.Y26]+[.AA26])&amp;&quot;x+&quot;&amp;([.Z26]+[.AB26]);([.Y26]+[.AA26])&amp;&quot;x²+&quot;&amp;[.Z26]&amp;&quot;x+&quot;&amp;[.AB26];([.Y26]+[.AA26])&amp;&quot;x²+&quot;&amp;([.Z26]+[.AB26])&amp;&quot;x&quot;)" office:value-type="string" office:string-value="5x+2" calcext:value-type="string">
            <text:p>5x+2</text:p>
          </table:table-cell>
          <table:table-cell table:style-name="ce48" table:formula="of:=IF([.H26]=&quot;×&quot;;[.G26]*[.I26];ROUND([.G26]/[.I26];7))" office:value-type="float" office:value="817400" calcext:value-type="float">
            <text:p>817 400</text:p>
          </table:table-cell>
          <table:table-cell table:style-name="ce135" table:formula="of:=[.K26]*10^([.M26])" office:value-type="float" office:value="3132000" calcext:value-type="float">
            <text:p>3 132 000</text:p>
          </table:table-cell>
          <table:table-cell/>
          <table:table-cell table:formula="of:=RANK([.V26];[.V23:.V32])+2" office:value-type="float" office:value="6" calcext:value-type="float">
            <text:p>6</text:p>
          </table:table-cell>
          <table:table-cell table:style-name="ce81" table:formula="of:=RAND()" office:value-type="float" office:value="0.466728475838892" calcext:value-type="float">
            <text:p>0,466728475838892</text:p>
          </table:table-cell>
          <table:table-cell table:formula="of:=RANK([.X26];[.X25:.X30])" office:value-type="float" office:value="6" calcext:value-type="float">
            <text:p>6</text:p>
          </table:table-cell>
          <table:table-cell table:style-name="ce81" table:formula="of:=RAND()" office:value-type="float" office:value="0.00512179589062598" calcext:value-type="float">
            <text:p>0,005121795890626</text:p>
          </table:table-cell>
          <table:table-cell table:style-name="ce65" table:formula="of:=RANDBETWEEN(2;9)" office:value-type="float" office:value="2" calcext:value-type="float">
            <text:p>2</text:p>
          </table:table-cell>
          <table:table-cell table:style-name="ce65" table:formula="of:=RANDBETWEEN(2;9)" office:value-type="float" office:value="2" calcext:value-type="float">
            <text:p>2</text:p>
          </table:table-cell>
          <table:table-cell table:style-name="ce65" table:formula="of:=RANDBETWEEN(2;9)" office:value-type="float" office:value="3" calcext:value-type="float">
            <text:p>3</text:p>
          </table:table-cell>
          <table:table-cell table:style-name="ce65" table:formula="of:=RANDBETWEEN(2;9)" office:value-type="float" office:value="2" calcext:value-type="float">
            <text:p>2</text:p>
          </table:table-cell>
          <table:table-cell table:number-columns-repeated="994"/>
        </table:table-row>
        <table:table-row table:style-name="ro3">
          <table:table-cell table:style-name="ce4" table:formula="of:=IF([.W27]=1;RANDBETWEEN(6;7);IF([.W27]=2;RANDBETWEEN(8;10);IF([.W27]=3;RANDBETWEEN(11;13);IF([.W27]=4;RANDBETWEEN(14;15);IF([.W27]=5;RANDBETWEEN(16;17);RANDBETWEEN(18;20))))))"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27]+[.W25];5)+1;&quot;x+&quot;&amp;[.Y27]&amp;&quot;x&quot;;[.Y27]&amp;&quot;x+&quot;&amp;[.Z27]&amp;&quot;+&quot;&amp;[.AA27]&amp;&quot;x&quot;;[.Y27]&amp;&quot;x+&quot;&amp;[.Z27]&amp;&quot;+&quot;&amp;[.AA27]&amp;&quot;x+&quot;&amp;[.AB27];[.Y27]&amp;&quot;x²+&quot;&amp;[.Z27]&amp;&quot;x+&quot;&amp;[.AA27]&amp;&quot;x²+&quot;&amp;[.AB27];[.Y27]&amp;&quot;x²+&quot;&amp;[.Z27]&amp;&quot;x+&quot;&amp;[.AA27]&amp;&quot;x²+&quot;&amp;[.AB27]&amp;&quot;x&quot;)" office:value-type="string" office:string-value="4x²+5x+6x²+6x" calcext:value-type="string">
            <text:p>4x²+5x+6x²+6x</text:p>
          </table:table-cell>
          <table:table-cell table:style-name="ce9" office:value-type="string" calcext:value-type="string">
            <text:p>=</text:p>
          </table:table-cell>
          <table:table-cell table:style-name="ce4" table:formula="of:=ROUND(RAND()*CHOOSE(ROUNDDOWN(([.W27]+1)/2);10;100;1000);RANDBETWEEN(1;3))" office:value-type="float" office:value="41.034" calcext:value-type="float">
            <text:p>41,034</text:p>
          </table:table-cell>
          <table:table-cell table:style-name="ce7" table:formula="of:=IF(MOD([.W27];2);&quot;×&quot;;&quot;÷&quot;)" office:value-type="string" office:string-value="÷" calcext:value-type="string">
            <text:p>÷</text:p>
          </table:table-cell>
          <table:table-cell table:style-name="ce20" table:formula="of:=CHOOSE(MOD([.W27]+[.W25];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27]+[.W25];3)+1)" office:value-type="float" office:value="2.1" calcext:value-type="float">
            <text:p>2,1</text:p>
          </table:table-cell>
          <table:table-cell table:style-name="ce40" office:value-type="string" calcext:value-type="string">
            <text:p>×10</text:p>
          </table:table-cell>
          <table:table-cell table:style-name="ce143" table:formula="of:=((MOD([.W26];2))*2-1)*[.W27]" office:value-type="float" office:value="-4" calcext:value-type="float">
            <text:p>-4</text:p>
          </table:table-cell>
          <table:table-cell table:style-name="ce42" office:value-type="string" calcext:value-type="string">
            <text:p>=</text:p>
          </table:table-cell>
          <table:table-cell/>
          <table:table-cell table:style-name="ce27" table:formula="of:=[.A27]^2" office:value-type="float" office:value="225" calcext:value-type="float">
            <text:p>225</text:p>
          </table:table-cell>
          <table:table-cell table:style-name="ce156" table:formula="of:=CHOOSE(MOD([.W27]+[.W25];5)+1;(1+[.Y27])&amp;&quot;x&quot;;([.Y27]+[.AA27])&amp;&quot;x+&quot;&amp;[.Z27];([.Y27]+[.AA27])&amp;&quot;x+&quot;&amp;([.Z27]+[.AB27]);([.Y27]+[.AA27])&amp;&quot;x²+&quot;&amp;[.Z27]&amp;&quot;x+&quot;&amp;[.AB27];([.Y27]+[.AA27])&amp;&quot;x²+&quot;&amp;([.Z27]+[.AB27])&amp;&quot;x&quot;)" office:value-type="string" office:string-value="10x²+11x" calcext:value-type="string">
            <text:p>10x²+11x</text:p>
          </table:table-cell>
          <table:table-cell table:style-name="ce48" table:formula="of:=IF([.H27]=&quot;×&quot;;[.G27]*[.I27];ROUND([.G27]/[.I27];7))" office:value-type="float" office:value="410.34" calcext:value-type="float">
            <text:p>410,34</text:p>
          </table:table-cell>
          <table:table-cell table:style-name="ce135" table:formula="of:=[.K27]*10^([.M27])" office:value-type="float" office:value="0.00021" calcext:value-type="float">
            <text:p>0,00021</text:p>
          </table:table-cell>
          <table:table-cell/>
          <table:table-cell table:formula="of:=RANK([.V27];[.V23:.V32])+2" office:value-type="float" office:value="5" calcext:value-type="float">
            <text:p>5</text:p>
          </table:table-cell>
          <table:table-cell table:style-name="ce81" table:formula="of:=RAND()" office:value-type="float" office:value="0.511765537318306" calcext:value-type="float">
            <text:p>0,511765537318306</text:p>
          </table:table-cell>
          <table:table-cell table:formula="of:=RANK([.X27];[.X25:.X30])" office:value-type="float" office:value="4" calcext:value-type="float">
            <text:p>4</text:p>
          </table:table-cell>
          <table:table-cell table:style-name="ce81" table:formula="of:=RAND()" office:value-type="float" office:value="0.518578816140783" calcext:value-type="float">
            <text:p>0,518578816140783</text:p>
          </table:table-cell>
          <table:table-cell table:style-name="ce65" table:formula="of:=RANDBETWEEN(2;9)" office:value-type="float" office:value="4" calcext:value-type="float">
            <text:p>4</text:p>
          </table:table-cell>
          <table:table-cell table:style-name="ce65" table:formula="of:=RANDBETWEEN(2;9)" office:value-type="float" office:value="5" calcext:value-type="float">
            <text:p>5</text:p>
          </table:table-cell>
          <table:table-cell table:style-name="ce65" table:formula="of:=RANDBETWEEN(2;9)" office:value-type="float" office:value="6" calcext:value-type="float">
            <text:p>6</text:p>
          </table:table-cell>
          <table:table-cell table:style-name="ce65" table:formula="of:=RANDBETWEEN(2;9)" office:value-type="float" office:value="6" calcext:value-type="float">
            <text:p>6</text:p>
          </table:table-cell>
          <table:table-cell table:number-columns-repeated="994"/>
        </table:table-row>
        <table:table-row table:style-name="ro3">
          <table:table-cell table:style-name="ce4" table:formula="of:=IF([.W28]=1;RANDBETWEEN(6;7);IF([.W28]=2;RANDBETWEEN(8;10);IF([.W28]=3;RANDBETWEEN(11;13);IF([.W28]=4;RANDBETWEEN(14;15);IF([.W28]=5;RANDBETWEEN(16;17);RANDBETWEEN(18;20))))))"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28]+[.W25];5)+1;&quot;x+&quot;&amp;[.Y28]&amp;&quot;x&quot;;[.Y28]&amp;&quot;x+&quot;&amp;[.Z28]&amp;&quot;+&quot;&amp;[.AA28]&amp;&quot;x&quot;;[.Y28]&amp;&quot;x+&quot;&amp;[.Z28]&amp;&quot;+&quot;&amp;[.AA28]&amp;&quot;x+&quot;&amp;[.AB28];[.Y28]&amp;&quot;x²+&quot;&amp;[.Z28]&amp;&quot;x+&quot;&amp;[.AA28]&amp;&quot;x²+&quot;&amp;[.AB28];[.Y28]&amp;&quot;x²+&quot;&amp;[.Z28]&amp;&quot;x+&quot;&amp;[.AA28]&amp;&quot;x²+&quot;&amp;[.AB28]&amp;&quot;x&quot;)" office:value-type="string" office:string-value="9x+2+6x" calcext:value-type="string">
            <text:p>9x+2+6x</text:p>
          </table:table-cell>
          <table:table-cell table:style-name="ce9" office:value-type="string" calcext:value-type="string">
            <text:p>=</text:p>
          </table:table-cell>
          <table:table-cell table:style-name="ce4" table:formula="of:=ROUND(RAND()*CHOOSE(ROUNDDOWN(([.W28]+1)/2);10;100;1000);RANDBETWEEN(1;3))" office:value-type="float" office:value="7.805" calcext:value-type="float">
            <text:p>7,805</text:p>
          </table:table-cell>
          <table:table-cell table:style-name="ce7" table:formula="of:=IF(MOD([.W28];2);&quot;×&quot;;&quot;÷&quot;)" office:value-type="string" office:string-value="×" calcext:value-type="string">
            <text:p>×</text:p>
          </table:table-cell>
          <table:table-cell table:style-name="ce20" table:formula="of:=CHOOSE(MOD([.W28]+[.W25];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28]+[.W25];3)+1)" office:value-type="float" office:value="5.5" calcext:value-type="float">
            <text:p>5,5</text:p>
          </table:table-cell>
          <table:table-cell table:style-name="ce40" office:value-type="string" calcext:value-type="string">
            <text:p>×10</text:p>
          </table:table-cell>
          <table:table-cell table:style-name="ce143" table:formula="of:=((MOD([.W27];2))*2-1)*[.W28]" office:value-type="float" office:value="-1" calcext:value-type="float">
            <text:p>-1</text:p>
          </table:table-cell>
          <table:table-cell table:style-name="ce42" office:value-type="string" calcext:value-type="string">
            <text:p>=</text:p>
          </table:table-cell>
          <table:table-cell/>
          <table:table-cell table:style-name="ce27" table:formula="of:=[.A28]^2" office:value-type="float" office:value="36" calcext:value-type="float">
            <text:p>36</text:p>
          </table:table-cell>
          <table:table-cell table:style-name="ce156" table:formula="of:=CHOOSE(MOD([.W28]+[.W25];5)+1;(1+[.Y28])&amp;&quot;x&quot;;([.Y28]+[.AA28])&amp;&quot;x+&quot;&amp;[.Z28];([.Y28]+[.AA28])&amp;&quot;x+&quot;&amp;([.Z28]+[.AB28]);([.Y28]+[.AA28])&amp;&quot;x²+&quot;&amp;[.Z28]&amp;&quot;x+&quot;&amp;[.AB28];([.Y28]+[.AA28])&amp;&quot;x²+&quot;&amp;([.Z28]+[.AB28])&amp;&quot;x&quot;)" office:value-type="string" office:string-value="15x+2" calcext:value-type="string">
            <text:p>15x+2</text:p>
          </table:table-cell>
          <table:table-cell table:style-name="ce48" table:formula="of:=IF([.H28]=&quot;×&quot;;[.G28]*[.I28];ROUND([.G28]/[.I28];7))" office:value-type="float" office:value="0.7805" calcext:value-type="float">
            <text:p>0,7805</text:p>
          </table:table-cell>
          <table:table-cell table:style-name="ce135" table:formula="of:=[.K28]*10^([.M28])" office:value-type="float" office:value="0.55" calcext:value-type="float">
            <text:p>0,55</text:p>
          </table:table-cell>
          <table:table-cell/>
          <table:table-cell table:formula="of:=RANK([.V28];[.V23:.V32])+2" office:value-type="float" office:value="7" calcext:value-type="float">
            <text:p>7</text:p>
          </table:table-cell>
          <table:table-cell table:style-name="ce81" table:formula="of:=RAND()" office:value-type="float" office:value="0.433563359814174" calcext:value-type="float">
            <text:p>0,433563359814174</text:p>
          </table:table-cell>
          <table:table-cell table:formula="of:=RANK([.X28];[.X25:.X30])" office:value-type="float" office:value="1" calcext:value-type="float">
            <text:p>1</text:p>
          </table:table-cell>
          <table:table-cell table:style-name="ce81" table:formula="of:=RAND()" office:value-type="float" office:value="0.965396856208983" calcext:value-type="float">
            <text:p>0,965396856208983</text:p>
          </table:table-cell>
          <table:table-cell table:style-name="ce65" table:formula="of:=RANDBETWEEN(2;9)" office:value-type="float" office:value="9" calcext:value-type="float">
            <text:p>9</text:p>
          </table:table-cell>
          <table:table-cell table:style-name="ce65" table:formula="of:=RANDBETWEEN(2;9)" office:value-type="float" office:value="2" calcext:value-type="float">
            <text:p>2</text:p>
          </table:table-cell>
          <table:table-cell table:style-name="ce65" table:formula="of:=RANDBETWEEN(2;9)" office:value-type="float" office:value="6" calcext:value-type="float">
            <text:p>6</text:p>
          </table:table-cell>
          <table:table-cell table:style-name="ce65" table:formula="of:=RANDBETWEEN(2;9)" office:value-type="float" office:value="7" calcext:value-type="float">
            <text:p>7</text:p>
          </table:table-cell>
          <table:table-cell table:number-columns-repeated="994"/>
        </table:table-row>
        <table:table-row table:style-name="ro3">
          <table:table-cell table:style-name="ce4" table:formula="of:=IF([.W29]=1;RANDBETWEEN(6;7);IF([.W29]=2;RANDBETWEEN(8;10);IF([.W29]=3;RANDBETWEEN(11;13);IF([.W29]=4;RANDBETWEEN(14;15);IF([.W29]=5;RANDBETWEEN(16;17);RANDBETWEEN(18;20))))))"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29]+[.W25];5)+1;&quot;x+&quot;&amp;[.Y29]&amp;&quot;x&quot;;[.Y29]&amp;&quot;x+&quot;&amp;[.Z29]&amp;&quot;+&quot;&amp;[.AA29]&amp;&quot;x&quot;;[.Y29]&amp;&quot;x+&quot;&amp;[.Z29]&amp;&quot;+&quot;&amp;[.AA29]&amp;&quot;x+&quot;&amp;[.AB29];[.Y29]&amp;&quot;x²+&quot;&amp;[.Z29]&amp;&quot;x+&quot;&amp;[.AA29]&amp;&quot;x²+&quot;&amp;[.AB29];[.Y29]&amp;&quot;x²+&quot;&amp;[.Z29]&amp;&quot;x+&quot;&amp;[.AA29]&amp;&quot;x²+&quot;&amp;[.AB29]&amp;&quot;x&quot;)" office:value-type="string" office:string-value="6x²+4x+4x²+2" calcext:value-type="string">
            <text:p>6x²+4x+4x²+2</text:p>
          </table:table-cell>
          <table:table-cell table:style-name="ce9" office:value-type="string" calcext:value-type="string">
            <text:p>=</text:p>
          </table:table-cell>
          <table:table-cell table:style-name="ce4" table:formula="of:=ROUND(RAND()*CHOOSE(ROUNDDOWN(([.W29]+1)/2);10;100;1000);RANDBETWEEN(1;3))" office:value-type="float" office:value="18.506" calcext:value-type="float">
            <text:p>18,506</text:p>
          </table:table-cell>
          <table:table-cell table:style-name="ce7" table:formula="of:=IF(MOD([.W29];2);&quot;×&quot;;&quot;÷&quot;)" office:value-type="string" office:string-value="×" calcext:value-type="string">
            <text:p>×</text:p>
          </table:table-cell>
          <table:table-cell table:style-name="ce20" table:formula="of:=CHOOSE(MOD([.W29]+[.W25];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29]+[.W25];3)+1)" office:value-type="float" office:value="1.256" calcext:value-type="float">
            <text:p>1,256</text:p>
          </table:table-cell>
          <table:table-cell table:style-name="ce40" office:value-type="string" calcext:value-type="string">
            <text:p>×10</text:p>
          </table:table-cell>
          <table:table-cell table:style-name="ce143" table:formula="of:=((MOD([.W28];2))*2-1)*[.W29]" office:value-type="float" office:value="3" calcext:value-type="float">
            <text:p>3</text:p>
          </table:table-cell>
          <table:table-cell table:style-name="ce42" office:value-type="string" calcext:value-type="string">
            <text:p>=</text:p>
          </table:table-cell>
          <table:table-cell/>
          <table:table-cell table:style-name="ce27" table:formula="of:=[.A29]^2" office:value-type="float" office:value="121" calcext:value-type="float">
            <text:p>121</text:p>
          </table:table-cell>
          <table:table-cell table:style-name="ce156" table:formula="of:=CHOOSE(MOD([.W29]+[.W25];5)+1;(1+[.Y29])&amp;&quot;x&quot;;([.Y29]+[.AA29])&amp;&quot;x+&quot;&amp;[.Z29];([.Y29]+[.AA29])&amp;&quot;x+&quot;&amp;([.Z29]+[.AB29]);([.Y29]+[.AA29])&amp;&quot;x²+&quot;&amp;[.Z29]&amp;&quot;x+&quot;&amp;[.AB29];([.Y29]+[.AA29])&amp;&quot;x²+&quot;&amp;([.Z29]+[.AB29])&amp;&quot;x&quot;)" office:value-type="string" office:string-value="10x²+4x+2" calcext:value-type="string">
            <text:p>10x²+4x+2</text:p>
          </table:table-cell>
          <table:table-cell table:style-name="ce48" table:formula="of:=IF([.H29]=&quot;×&quot;;[.G29]*[.I29];ROUND([.G29]/[.I29];7))" office:value-type="float" office:value="0.018506" calcext:value-type="float">
            <text:p>0,018506</text:p>
          </table:table-cell>
          <table:table-cell table:style-name="ce135" table:formula="of:=[.K29]*10^([.M29])" office:value-type="float" office:value="1256" calcext:value-type="float">
            <text:p>1 256</text:p>
          </table:table-cell>
          <table:table-cell/>
          <table:table-cell table:formula="of:=RANK([.V29];[.V23:.V32])+2" office:value-type="float" office:value="8" calcext:value-type="float">
            <text:p>8</text:p>
          </table:table-cell>
          <table:table-cell table:style-name="ce81" table:formula="of:=RAND()" office:value-type="float" office:value="0.404705705564996" calcext:value-type="float">
            <text:p>0,404705705564996</text:p>
          </table:table-cell>
          <table:table-cell table:formula="of:=RANK([.X29];[.X25:.X30])" office:value-type="float" office:value="3" calcext:value-type="float">
            <text:p>3</text:p>
          </table:table-cell>
          <table:table-cell table:style-name="ce81" table:formula="of:=RAND()" office:value-type="float" office:value="0.681485516721478" calcext:value-type="float">
            <text:p>0,681485516721478</text:p>
          </table:table-cell>
          <table:table-cell table:style-name="ce65" table:formula="of:=RANDBETWEEN(2;9)" office:value-type="float" office:value="6" calcext:value-type="float">
            <text:p>6</text:p>
          </table:table-cell>
          <table:table-cell table:style-name="ce65" table:formula="of:=RANDBETWEEN(2;9)" office:value-type="float" office:value="4" calcext:value-type="float">
            <text:p>4</text:p>
          </table:table-cell>
          <table:table-cell table:style-name="ce65" table:formula="of:=RANDBETWEEN(2;9)" office:value-type="float" office:value="4" calcext:value-type="float">
            <text:p>4</text:p>
          </table:table-cell>
          <table:table-cell table:style-name="ce65" table:formula="of:=RANDBETWEEN(2;9)" office:value-type="float" office:value="2" calcext:value-type="float">
            <text:p>2</text:p>
          </table:table-cell>
          <table:table-cell table:number-columns-repeated="994"/>
        </table:table-row>
        <table:table-row table:style-name="ro3">
          <table:table-cell table:style-name="ce4" table:formula="of:=IF([.W30]=1;RANDBETWEEN(6;7);IF([.W30]=2;RANDBETWEEN(8;10);IF([.W30]=3;RANDBETWEEN(11;13);IF([.W30]=4;RANDBETWEEN(14;15);IF([.W30]=5;RANDBETWEEN(16;17);RANDBETWEEN(18;20))))))"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30]+[.W25];5)+1;&quot;x+&quot;&amp;[.Y30]&amp;&quot;x&quot;;[.Y30]&amp;&quot;x+&quot;&amp;[.Z30]&amp;&quot;+&quot;&amp;[.AA30]&amp;&quot;x&quot;;[.Y30]&amp;&quot;x+&quot;&amp;[.Z30]&amp;&quot;+&quot;&amp;[.AA30]&amp;&quot;x+&quot;&amp;[.AB30];[.Y30]&amp;&quot;x²+&quot;&amp;[.Z30]&amp;&quot;x+&quot;&amp;[.AA30]&amp;&quot;x²+&quot;&amp;[.AB30];[.Y30]&amp;&quot;x²+&quot;&amp;[.Z30]&amp;&quot;x+&quot;&amp;[.AA30]&amp;&quot;x²+&quot;&amp;[.AB30]&amp;&quot;x&quot;)" office:value-type="string" office:string-value="8x+4+4x+4" calcext:value-type="string">
            <text:p>8x+4+4x+4</text:p>
          </table:table-cell>
          <table:table-cell table:style-name="ce9" office:value-type="string" calcext:value-type="string">
            <text:p>=</text:p>
          </table:table-cell>
          <table:table-cell table:style-name="ce4" table:formula="of:=ROUND(RAND()*CHOOSE(ROUNDDOWN(([.W30]+1)/2);10;100;1000);RANDBETWEEN(1;3))" office:value-type="float" office:value="3.6" calcext:value-type="float">
            <text:p>3,6</text:p>
          </table:table-cell>
          <table:table-cell table:style-name="ce7" table:formula="of:=IF(MOD([.W30];2);&quot;×&quot;;&quot;÷&quot;)" office:value-type="string" office:string-value="÷" calcext:value-type="string">
            <text:p>÷</text:p>
          </table:table-cell>
          <table:table-cell table:style-name="ce20" table:formula="of:=CHOOSE(MOD([.W30]+[.W25];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30]+[.W25];3)+1)" office:value-type="float" office:value="6.31" calcext:value-type="float">
            <text:p>6,31</text:p>
          </table:table-cell>
          <table:table-cell table:style-name="ce40" office:value-type="string" calcext:value-type="string">
            <text:p>×10</text:p>
          </table:table-cell>
          <table:table-cell table:style-name="ce143" table:formula="of:=((MOD([.W29];2))*2-1)*[.W30]" office:value-type="float" office:value="2" calcext:value-type="float">
            <text:p>2</text:p>
          </table:table-cell>
          <table:table-cell table:style-name="ce42" office:value-type="string" calcext:value-type="string">
            <text:p>=</text:p>
          </table:table-cell>
          <table:table-cell/>
          <table:table-cell table:style-name="ce27" table:formula="of:=[.A30]^2" office:value-type="float" office:value="100" calcext:value-type="float">
            <text:p>100</text:p>
          </table:table-cell>
          <table:table-cell table:style-name="ce156" table:formula="of:=CHOOSE(MOD([.W30]+[.W25];5)+1;(1+[.Y30])&amp;&quot;x&quot;;([.Y30]+[.AA30])&amp;&quot;x+&quot;&amp;[.Z30];([.Y30]+[.AA30])&amp;&quot;x+&quot;&amp;([.Z30]+[.AB30]);([.Y30]+[.AA30])&amp;&quot;x²+&quot;&amp;[.Z30]&amp;&quot;x+&quot;&amp;[.AB30];([.Y30]+[.AA30])&amp;&quot;x²+&quot;&amp;([.Z30]+[.AB30])&amp;&quot;x&quot;)" office:value-type="string" office:string-value="12x+8" calcext:value-type="string">
            <text:p>12x+8</text:p>
          </table:table-cell>
          <table:table-cell table:style-name="ce48" table:formula="of:=IF([.H30]=&quot;×&quot;;[.G30]*[.I30];ROUND([.G30]/[.I30];7))" office:value-type="float" office:value="360" calcext:value-type="float">
            <text:p>360</text:p>
          </table:table-cell>
          <table:table-cell table:style-name="ce135" table:formula="of:=[.K30]*10^([.M30])" office:value-type="float" office:value="631" calcext:value-type="float">
            <text:p>631</text:p>
          </table:table-cell>
          <table:table-cell/>
          <table:table-cell table:formula="of:=RANK([.V30];[.V23:.V32])+2" office:value-type="float" office:value="12" calcext:value-type="float">
            <text:p>12</text:p>
          </table:table-cell>
          <table:table-cell table:style-name="ce81" table:formula="of:=RAND()" office:value-type="float" office:value="0.0938997897460183" calcext:value-type="float">
            <text:p>0,093899789746018</text:p>
          </table:table-cell>
          <table:table-cell table:formula="of:=RANK([.X30];[.X25:.X30])" office:value-type="float" office:value="2" calcext:value-type="float">
            <text:p>2</text:p>
          </table:table-cell>
          <table:table-cell table:style-name="ce81" table:formula="of:=RAND()" office:value-type="float" office:value="0.734259035242121" calcext:value-type="float">
            <text:p>0,734259035242121</text:p>
          </table:table-cell>
          <table:table-cell table:style-name="ce65" table:formula="of:=RANDBETWEEN(2;9)" office:value-type="float" office:value="8" calcext:value-type="float">
            <text:p>8</text:p>
          </table:table-cell>
          <table:table-cell table:style-name="ce65" table:formula="of:=RANDBETWEEN(2;9)" office:value-type="float" office:value="4" calcext:value-type="float">
            <text:p>4</text:p>
          </table:table-cell>
          <table:table-cell table:style-name="ce65" table:formula="of:=RANDBETWEEN(2;9)" office:value-type="float" office:value="4" calcext:value-type="float">
            <text:p>4</text:p>
          </table:table-cell>
          <table:table-cell table:style-name="ce65" table:formula="of:=RANDBETWEEN(2;9)" office:value-type="float" office:value="4" calcext:value-type="float">
            <text:p>4</text:p>
          </table:table-cell>
          <table:table-cell table:number-columns-repeated="99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2" table:number-rows-spanned="1">
            <text:p>😕 <text:s text:c="3"/>😃 <text:s text:c="3"/>😎</text:p>
          </table:table-cell>
          <table:covered-table-cell table:style-name="ce15"/>
          <table:table-cell table:style-name="ce19" office:value-type="string" calcext:value-type="string" table:number-columns-spanned="4" table:number-rows-spanned="1">
            <text:p>😕 <text:s text:c="3"/>😃 <text:s text:c="3"/>😎</text:p>
          </table:table-cell>
          <table:covered-table-cell table:number-columns-repeated="2" table:style-name="ce19"/>
          <table:covered-table-cell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V31];[.V23:.V32])+2" office:value-type="float" office:value="3" calcext:value-type="float">
            <text:p>3</text:p>
          </table:table-cell>
          <table:table-cell table:style-name="ce81" table:formula="of:=RAND()" office:value-type="float" office:value="0.896991504236812" calcext:value-type="float">
            <text:p>0,896991504236812</text:p>
          </table:table-cell>
          <table:table-cell table:number-columns-repeated="1000"/>
        </table:table-row>
        <table:table-row table:style-name="ro4">
          <table:table-cell table:number-columns-repeated="20"/>
          <table:table-cell table:formula="of:=RANK([.V32];[.V23:.V32])+2" office:value-type="float" office:value="11" calcext:value-type="float">
            <text:p>11</text:p>
          </table:table-cell>
          <table:table-cell table:style-name="ce81" table:formula="of:=RAND()" office:value-type="float" office:value="0.124630325085903" calcext:value-type="float">
            <text:p>0,124630325085903</text:p>
          </table:table-cell>
          <table:table-cell table:number-columns-repeated="1000"/>
        </table:table-row>
        <table:table-row table:style-name="ro5">
          <table:table-cell table:number-columns-repeated="1022"/>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5" table:number-rows-spanned="1">
            <text:p><text:span text:style-name="T6">TEST 3</text:span><text:span text:style-name="T7">e</text:span><text:span text:style-name="T6"> - Date : ……………………………</text:span></text:p>
          </table:table-cell>
          <table:covered-table-cell table:number-columns-repeated="4" table:style-name="ce5"/>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covered-table-cell table:style-name="ce5"/>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V34];[.V34:.V43])+2" office:value-type="float" office:value="6" calcext:value-type="float">
            <text:p>6</text:p>
          </table:table-cell>
          <table:table-cell table:style-name="ce81" table:formula="of:=RAND()" office:value-type="float" office:value="0.261217584887552" calcext:value-type="float">
            <text:p>0,261217584887552</text:p>
          </table:table-cell>
          <table:table-cell table:number-columns-repeated="1000"/>
        </table:table-row>
        <table:table-row table:style-name="ro2">
          <table:covered-table-cell table:number-columns-repeated="2" table:style-name="ce5"/>
          <table:covered-table-cell table:number-columns-repeated="2"/>
          <table:table-cell table:style-name="ce54" office:value-type="string" calcext:value-type="string" table:number-columns-spanned="3" table:number-rows-spanned="1">
            <text:p>NOM :</text:p>
          </table:table-cell>
          <table:covered-table-cell table:style-name="ce13"/>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109" office:value-type="string" calcext:value-type="string" table:number-columns-spanned="3" table:number-rows-spanned="1">
            <text:p>Classe :</text:p>
          </table:table-cell>
          <table:covered-table-cell table:style-name="ce54"/>
          <table:covered-table-cell table:style-name="ce79"/>
          <table:table-cell table:style-name="ce22" table:formula="of:=[.$N$2]" office:value-type="string" office:string-value="v8435" calcext:value-type="string">
            <text:p>v8435</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V35];[.V34:.V43])+2" office:value-type="float" office:value="9" calcext:value-type="float">
            <text:p>9</text:p>
          </table:table-cell>
          <table:table-cell table:style-name="ce81" table:formula="of:=RAND()" office:value-type="float" office:value="0.162737435111888" calcext:value-type="float">
            <text:p>0,162737435111888</text:p>
          </table:table-cell>
          <table:table-cell table:number-columns-repeated="1000"/>
        </table:table-row>
        <table:table-row table:style-name="ro3">
          <table:table-cell table:style-name="ce55" office:value-type="string" calcext:value-type="string" table:number-columns-spanned="4" table:number-rows-spanned="1">
            <text:p>Carrés de 6 à 20</text:p>
          </table:table-cell>
          <table:covered-table-cell table:number-columns-repeated="3" table:style-name="ce38"/>
          <table:table-cell table:style-name="ce55" office:value-type="string" calcext:value-type="string" table:number-columns-spanned="2" table:number-rows-spanned="1">
            <text:p><text:span text:style-name="T6">Réduire une</text:span></text:p>
            <text:p><text:span text:style-name="T6">expression littérale</text:span></text:p>
          </table:table-cell>
          <table:covered-table-cell table:style-name="ce38"/>
          <table:table-cell table:style-name="ce55" office:value-type="string" calcext:value-type="string" table:number-columns-spanned="4" table:number-rows-spanned="1">
            <text:p>Multiplier, diviser par 0,1 <text:s/>0,01 <text:s/>0,001</text:p>
          </table:table-cell>
          <table:covered-table-cell table:number-columns-repeated="3" table:style-name="ce38"/>
          <table:table-cell table:style-name="ce55" office:value-type="string" calcext:value-type="string" table:number-columns-spanned="4" table:number-rows-spanned="1">
            <text:p><text:span text:style-name="T10">É</text:span>criture décimal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N34]" office:value-type="string" office:string-value="AD" calcext:value-type="string">
            <text:p>AD</text:p>
          </table:table-cell>
          <table:table-cell table:style-name="ce29"/>
          <table:table-cell table:style-name="ce92" table:formula="of:=[.N35]" office:value-type="string" office:string-value="v8435" calcext:value-type="string">
            <text:p>v8435</text:p>
          </table:table-cell>
          <table:table-cell table:style-name="ce81"/>
          <table:table-cell table:formula="of:=RANK([.V36];[.V34:.V43])+2" office:value-type="float" office:value="8" calcext:value-type="float">
            <text:p>8</text:p>
          </table:table-cell>
          <table:table-cell table:style-name="ce81" table:formula="of:=RAND()" office:value-type="float" office:value="0.179445676739898" calcext:value-type="float">
            <text:p>0,179445676739898</text:p>
          </table:table-cell>
          <table:table-cell table:style-name="ce81" table:formula="of:=RANK([.X36];[.X36:.X41])" office:value-type="float" office:value="6" calcext:value-type="float">
            <text:p>6</text:p>
          </table:table-cell>
          <table:table-cell table:style-name="ce81" table:formula="of:=RAND()" office:value-type="float" office:value="0.0117202092398964" calcext:value-type="float">
            <text:p>0,011720209239896</text:p>
          </table:table-cell>
          <table:table-cell table:style-name="ce81" table:number-columns-repeated="4"/>
          <table:table-cell table:number-columns-repeated="994"/>
        </table:table-row>
        <table:table-row table:style-name="ro3">
          <table:table-cell table:style-name="ce4" table:formula="of:=IF([.W37]=1;RANDBETWEEN(6;7);IF([.W37]=2;RANDBETWEEN(8;10);IF([.W37]=3;RANDBETWEEN(11;13);IF([.W37]=4;RANDBETWEEN(14;15);IF([.W37]=5;RANDBETWEEN(16;17);RANDBETWEEN(18;20))))))"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37]+[.W36];5)+1;&quot;x+&quot;&amp;[.Y37]&amp;&quot;x&quot;;[.Y37]&amp;&quot;x+&quot;&amp;[.Z37]&amp;&quot;+&quot;&amp;[.AA37]&amp;&quot;x&quot;;[.Y37]&amp;&quot;x+&quot;&amp;[.Z37]&amp;&quot;+&quot;&amp;[.AA37]&amp;&quot;x+&quot;&amp;[.AB37];[.Y37]&amp;&quot;x²+&quot;&amp;[.Z37]&amp;&quot;x+&quot;&amp;[.AA37]&amp;&quot;x²+&quot;&amp;[.AB37];[.Y37]&amp;&quot;x²+&quot;&amp;[.Z37]&amp;&quot;x+&quot;&amp;[.AA37]&amp;&quot;x²+&quot;&amp;[.AB37]&amp;&quot;x&quot;)" office:value-type="string" office:string-value="4x²+5x+3x²+4x" calcext:value-type="string">
            <text:p>4x²+5x+3x²+4x</text:p>
          </table:table-cell>
          <table:table-cell table:style-name="ce9" office:value-type="string" calcext:value-type="string">
            <text:p>=</text:p>
          </table:table-cell>
          <table:table-cell table:style-name="ce4" table:formula="of:=ROUND(RAND()*CHOOSE(ROUNDDOWN(([.W37]+1)/2);10;100;1000);RANDBETWEEN(1;3))" office:value-type="float" office:value="72.34" calcext:value-type="float">
            <text:p>72,34</text:p>
          </table:table-cell>
          <table:table-cell table:style-name="ce7" table:formula="of:=IF(MOD([.W37];2);&quot;×&quot;;&quot;÷&quot;)" office:value-type="string" office:string-value="×" calcext:value-type="string">
            <text:p>×</text:p>
          </table:table-cell>
          <table:table-cell table:style-name="ce20" table:formula="of:=CHOOSE(MOD([.W37]+[.W36];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37]+[.W36];3)+1)" office:value-type="float" office:value="4.9" calcext:value-type="float">
            <text:p>4,9</text:p>
          </table:table-cell>
          <table:table-cell table:style-name="ce40" office:value-type="string" calcext:value-type="string">
            <text:p>×10</text:p>
          </table:table-cell>
          <table:table-cell table:style-name="ce143" table:formula="of:=((MOD([.W36];2))*2-1)*[.W37]" office:value-type="float" office:value="-3" calcext:value-type="float">
            <text:p>-3</text:p>
          </table:table-cell>
          <table:table-cell table:style-name="ce42" office:value-type="string" calcext:value-type="string">
            <text:p>=</text:p>
          </table:table-cell>
          <table:table-cell/>
          <table:table-cell table:style-name="ce27" table:formula="of:=[.A37]^2" office:value-type="float" office:value="121" calcext:value-type="float">
            <text:p>121</text:p>
          </table:table-cell>
          <table:table-cell table:style-name="ce156" table:formula="of:=CHOOSE(MOD([.W37]+[.W36];5)+1;(1+[.Y37])&amp;&quot;x&quot;;([.Y37]+[.AA37])&amp;&quot;x+&quot;&amp;[.Z37];([.Y37]+[.AA37])&amp;&quot;x+&quot;&amp;([.Z37]+[.AB37]);([.Y37]+[.AA37])&amp;&quot;x²+&quot;&amp;[.Z37]&amp;&quot;x+&quot;&amp;[.AB37];([.Y37]+[.AA37])&amp;&quot;x²+&quot;&amp;([.Z37]+[.AB37])&amp;&quot;x&quot;)" office:value-type="string" office:string-value="7x²+9x" calcext:value-type="string">
            <text:p>7x²+9x</text:p>
          </table:table-cell>
          <table:table-cell table:style-name="ce48" table:formula="of:=IF([.H37]=&quot;×&quot;;[.G37]*[.I37];ROUND([.G37]/[.I37];7))" office:value-type="float" office:value="7.234" calcext:value-type="float">
            <text:p>7,234</text:p>
          </table:table-cell>
          <table:table-cell table:style-name="ce135" table:formula="of:=[.K37]*10^([.M37])" office:value-type="float" office:value="0.0049" calcext:value-type="float">
            <text:p>0,0049</text:p>
          </table:table-cell>
          <table:table-cell/>
          <table:table-cell table:formula="of:=RANK([.V37];[.V34:.V43])+2" office:value-type="float" office:value="12" calcext:value-type="float">
            <text:p>12</text:p>
          </table:table-cell>
          <table:table-cell table:style-name="ce81" table:formula="of:=RAND()" office:value-type="float" office:value="0.0227329435604312" calcext:value-type="float">
            <text:p>0,022732943560431</text:p>
          </table:table-cell>
          <table:table-cell table:formula="of:=RANK([.X37];[.X36:.X41])" office:value-type="float" office:value="3" calcext:value-type="float">
            <text:p>3</text:p>
          </table:table-cell>
          <table:table-cell table:style-name="ce81" table:formula="of:=RAND()" office:value-type="float" office:value="0.515025139598141" calcext:value-type="float">
            <text:p>0,515025139598141</text:p>
          </table:table-cell>
          <table:table-cell table:style-name="ce65" table:formula="of:=RANDBETWEEN(2;9)" office:value-type="float" office:value="4" calcext:value-type="float">
            <text:p>4</text:p>
          </table:table-cell>
          <table:table-cell table:style-name="ce65" table:formula="of:=RANDBETWEEN(2;9)" office:value-type="float" office:value="5" calcext:value-type="float">
            <text:p>5</text:p>
          </table:table-cell>
          <table:table-cell table:style-name="ce65" table:formula="of:=RANDBETWEEN(2;9)" office:value-type="float" office:value="3" calcext:value-type="float">
            <text:p>3</text:p>
          </table:table-cell>
          <table:table-cell table:style-name="ce65" table:formula="of:=RANDBETWEEN(2;9)" office:value-type="float" office:value="4" calcext:value-type="float">
            <text:p>4</text:p>
          </table:table-cell>
          <table:table-cell table:number-columns-repeated="994"/>
        </table:table-row>
        <table:table-row table:style-name="ro3">
          <table:table-cell table:style-name="ce4" table:formula="of:=IF([.W38]=1;RANDBETWEEN(6;7);IF([.W38]=2;RANDBETWEEN(8;10);IF([.W38]=3;RANDBETWEEN(11;13);IF([.W38]=4;RANDBETWEEN(14;15);IF([.W38]=5;RANDBETWEEN(16;17);RANDBETWEEN(18;20))))))"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38]+[.W36];5)+1;&quot;x+&quot;&amp;[.Y38]&amp;&quot;x&quot;;[.Y38]&amp;&quot;x+&quot;&amp;[.Z38]&amp;&quot;+&quot;&amp;[.AA38]&amp;&quot;x&quot;;[.Y38]&amp;&quot;x+&quot;&amp;[.Z38]&amp;&quot;+&quot;&amp;[.AA38]&amp;&quot;x+&quot;&amp;[.AB38];[.Y38]&amp;&quot;x²+&quot;&amp;[.Z38]&amp;&quot;x+&quot;&amp;[.AA38]&amp;&quot;x²+&quot;&amp;[.AB38];[.Y38]&amp;&quot;x²+&quot;&amp;[.Z38]&amp;&quot;x+&quot;&amp;[.AA38]&amp;&quot;x²+&quot;&amp;[.AB38]&amp;&quot;x&quot;)" office:value-type="string" office:string-value="2x+9+7x+7" calcext:value-type="string">
            <text:p>2x+9+7x+7</text:p>
          </table:table-cell>
          <table:table-cell table:style-name="ce9" office:value-type="string" calcext:value-type="string">
            <text:p>=</text:p>
          </table:table-cell>
          <table:table-cell table:style-name="ce4" table:formula="of:=ROUND(RAND()*CHOOSE(ROUNDDOWN(([.W38]+1)/2);10;100;1000);RANDBETWEEN(1;3))" office:value-type="float" office:value="6.3" calcext:value-type="float">
            <text:p>6,3</text:p>
          </table:table-cell>
          <table:table-cell table:style-name="ce7" table:formula="of:=IF(MOD([.W38];2);&quot;×&quot;;&quot;÷&quot;)" office:value-type="string" office:string-value="×" calcext:value-type="string">
            <text:p>×</text:p>
          </table:table-cell>
          <table:table-cell table:style-name="ce20" table:formula="of:=CHOOSE(MOD([.W38]+[.W36];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38]+[.W36];3)+1)" office:value-type="float" office:value="6.17" calcext:value-type="float">
            <text:p>6,17</text:p>
          </table:table-cell>
          <table:table-cell table:style-name="ce40" office:value-type="string" calcext:value-type="string">
            <text:p>×10</text:p>
          </table:table-cell>
          <table:table-cell table:style-name="ce143" table:formula="of:=((MOD([.W37];2))*2-1)*[.W38]" office:value-type="float" office:value="1" calcext:value-type="float">
            <text:p>1</text:p>
          </table:table-cell>
          <table:table-cell table:style-name="ce42" office:value-type="string" calcext:value-type="string">
            <text:p>=</text:p>
          </table:table-cell>
          <table:table-cell/>
          <table:table-cell table:style-name="ce27" table:formula="of:=[.A38]^2" office:value-type="float" office:value="36" calcext:value-type="float">
            <text:p>36</text:p>
          </table:table-cell>
          <table:table-cell table:style-name="ce156" table:formula="of:=CHOOSE(MOD([.W38]+[.W36];5)+1;(1+[.Y38])&amp;&quot;x&quot;;([.Y38]+[.AA38])&amp;&quot;x+&quot;&amp;[.Z38];([.Y38]+[.AA38])&amp;&quot;x+&quot;&amp;([.Z38]+[.AB38]);([.Y38]+[.AA38])&amp;&quot;x²+&quot;&amp;[.Z38]&amp;&quot;x+&quot;&amp;[.AB38];([.Y38]+[.AA38])&amp;&quot;x²+&quot;&amp;([.Z38]+[.AB38])&amp;&quot;x&quot;)" office:value-type="string" office:string-value="9x+16" calcext:value-type="string">
            <text:p>9x+16</text:p>
          </table:table-cell>
          <table:table-cell table:style-name="ce48" table:formula="of:=IF([.H38]=&quot;×&quot;;[.G38]*[.I38];ROUND([.G38]/[.I38];7))" office:value-type="float" office:value="0.063" calcext:value-type="float">
            <text:p>0,063</text:p>
          </table:table-cell>
          <table:table-cell table:style-name="ce135" table:formula="of:=[.K38]*10^([.M38])" office:value-type="float" office:value="61.7" calcext:value-type="float">
            <text:p>61,7</text:p>
          </table:table-cell>
          <table:table-cell/>
          <table:table-cell table:formula="of:=RANK([.V38];[.V34:.V43])+2" office:value-type="float" office:value="11" calcext:value-type="float">
            <text:p>11</text:p>
          </table:table-cell>
          <table:table-cell table:style-name="ce81" table:formula="of:=RAND()" office:value-type="float" office:value="0.124244120744006" calcext:value-type="float">
            <text:p>0,124244120744006</text:p>
          </table:table-cell>
          <table:table-cell table:formula="of:=RANK([.X38];[.X36:.X41])" office:value-type="float" office:value="1" calcext:value-type="float">
            <text:p>1</text:p>
          </table:table-cell>
          <table:table-cell table:style-name="ce81" table:formula="of:=RAND()" office:value-type="float" office:value="0.917005803998203" calcext:value-type="float">
            <text:p>0,917005803998203</text:p>
          </table:table-cell>
          <table:table-cell table:style-name="ce65" table:formula="of:=RANDBETWEEN(2;9)" office:value-type="float" office:value="2" calcext:value-type="float">
            <text:p>2</text:p>
          </table:table-cell>
          <table:table-cell table:style-name="ce65" table:formula="of:=RANDBETWEEN(2;9)" office:value-type="float" office:value="9" calcext:value-type="float">
            <text:p>9</text:p>
          </table:table-cell>
          <table:table-cell table:style-name="ce65" table:formula="of:=RANDBETWEEN(2;9)" office:value-type="float" office:value="7" calcext:value-type="float">
            <text:p>7</text:p>
          </table:table-cell>
          <table:table-cell table:style-name="ce65" table:formula="of:=RANDBETWEEN(2;9)" office:value-type="float" office:value="7" calcext:value-type="float">
            <text:p>7</text:p>
          </table:table-cell>
          <table:table-cell table:number-columns-repeated="994"/>
        </table:table-row>
        <table:table-row table:style-name="ro3">
          <table:table-cell table:style-name="ce4" table:formula="of:=IF([.W39]=1;RANDBETWEEN(6;7);IF([.W39]=2;RANDBETWEEN(8;10);IF([.W39]=3;RANDBETWEEN(11;13);IF([.W39]=4;RANDBETWEEN(14;15);IF([.W39]=5;RANDBETWEEN(16;17);RANDBETWEEN(18;20))))))"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39]+[.W36];5)+1;&quot;x+&quot;&amp;[.Y39]&amp;&quot;x&quot;;[.Y39]&amp;&quot;x+&quot;&amp;[.Z39]&amp;&quot;+&quot;&amp;[.AA39]&amp;&quot;x&quot;;[.Y39]&amp;&quot;x+&quot;&amp;[.Z39]&amp;&quot;+&quot;&amp;[.AA39]&amp;&quot;x+&quot;&amp;[.AB39];[.Y39]&amp;&quot;x²+&quot;&amp;[.Z39]&amp;&quot;x+&quot;&amp;[.AA39]&amp;&quot;x²+&quot;&amp;[.AB39];[.Y39]&amp;&quot;x²+&quot;&amp;[.Z39]&amp;&quot;x+&quot;&amp;[.AA39]&amp;&quot;x²+&quot;&amp;[.AB39]&amp;&quot;x&quot;)" office:value-type="string" office:string-value="2x²+7x+4x²+5" calcext:value-type="string">
            <text:p>2x²+7x+4x²+5</text:p>
          </table:table-cell>
          <table:table-cell table:style-name="ce9" office:value-type="string" calcext:value-type="string">
            <text:p>=</text:p>
          </table:table-cell>
          <table:table-cell table:style-name="ce4" table:formula="of:=ROUND(RAND()*CHOOSE(ROUNDDOWN(([.W39]+1)/2);10;100;1000);RANDBETWEEN(1;3))" office:value-type="float" office:value="7.27" calcext:value-type="float">
            <text:p>7,27</text:p>
          </table:table-cell>
          <table:table-cell table:style-name="ce7" table:formula="of:=IF(MOD([.W39];2);&quot;×&quot;;&quot;÷&quot;)" office:value-type="string" office:string-value="÷" calcext:value-type="string">
            <text:p>÷</text:p>
          </table:table-cell>
          <table:table-cell table:style-name="ce20" table:formula="of:=CHOOSE(MOD([.W39]+[.W36];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39]+[.W36];3)+1)" office:value-type="float" office:value="9.162" calcext:value-type="float">
            <text:p>9,162</text:p>
          </table:table-cell>
          <table:table-cell table:style-name="ce40" office:value-type="string" calcext:value-type="string">
            <text:p>×10</text:p>
          </table:table-cell>
          <table:table-cell table:style-name="ce143" table:formula="of:=((MOD([.W38];2))*2-1)*[.W39]" office:value-type="float" office:value="2" calcext:value-type="float">
            <text:p>2</text:p>
          </table:table-cell>
          <table:table-cell table:style-name="ce42" office:value-type="string" calcext:value-type="string">
            <text:p>=</text:p>
          </table:table-cell>
          <table:table-cell/>
          <table:table-cell table:style-name="ce27" table:formula="of:=[.A39]^2" office:value-type="float" office:value="100" calcext:value-type="float">
            <text:p>100</text:p>
          </table:table-cell>
          <table:table-cell table:style-name="ce156" table:formula="of:=CHOOSE(MOD([.W39]+[.W36];5)+1;(1+[.Y39])&amp;&quot;x&quot;;([.Y39]+[.AA39])&amp;&quot;x+&quot;&amp;[.Z39];([.Y39]+[.AA39])&amp;&quot;x+&quot;&amp;([.Z39]+[.AB39]);([.Y39]+[.AA39])&amp;&quot;x²+&quot;&amp;[.Z39]&amp;&quot;x+&quot;&amp;[.AB39];([.Y39]+[.AA39])&amp;&quot;x²+&quot;&amp;([.Z39]+[.AB39])&amp;&quot;x&quot;)" office:value-type="string" office:string-value="6x²+7x+5" calcext:value-type="string">
            <text:p>6x²+7x+5</text:p>
          </table:table-cell>
          <table:table-cell table:style-name="ce48" table:formula="of:=IF([.H39]=&quot;×&quot;;[.G39]*[.I39];ROUND([.G39]/[.I39];7))" office:value-type="float" office:value="7270" calcext:value-type="float">
            <text:p>7 270</text:p>
          </table:table-cell>
          <table:table-cell table:style-name="ce135" table:formula="of:=[.K39]*10^([.M39])" office:value-type="float" office:value="916.2" calcext:value-type="float">
            <text:p>916,2</text:p>
          </table:table-cell>
          <table:table-cell/>
          <table:table-cell table:formula="of:=RANK([.V39];[.V34:.V43])+2" office:value-type="float" office:value="7" calcext:value-type="float">
            <text:p>7</text:p>
          </table:table-cell>
          <table:table-cell table:style-name="ce81" table:formula="of:=RAND()" office:value-type="float" office:value="0.188630310340311" calcext:value-type="float">
            <text:p>0,188630310340311</text:p>
          </table:table-cell>
          <table:table-cell table:formula="of:=RANK([.X39];[.X36:.X41])" office:value-type="float" office:value="2" calcext:value-type="float">
            <text:p>2</text:p>
          </table:table-cell>
          <table:table-cell table:style-name="ce81" table:formula="of:=RAND()" office:value-type="float" office:value="0.621728540650283" calcext:value-type="float">
            <text:p>0,621728540650283</text:p>
          </table:table-cell>
          <table:table-cell table:style-name="ce65" table:formula="of:=RANDBETWEEN(2;9)" office:value-type="float" office:value="2" calcext:value-type="float">
            <text:p>2</text:p>
          </table:table-cell>
          <table:table-cell table:style-name="ce65" table:formula="of:=RANDBETWEEN(2;9)" office:value-type="float" office:value="7" calcext:value-type="float">
            <text:p>7</text:p>
          </table:table-cell>
          <table:table-cell table:style-name="ce65" table:formula="of:=RANDBETWEEN(2;9)" office:value-type="float" office:value="4" calcext:value-type="float">
            <text:p>4</text:p>
          </table:table-cell>
          <table:table-cell table:style-name="ce65" table:formula="of:=RANDBETWEEN(2;9)" office:value-type="float" office:value="5" calcext:value-type="float">
            <text:p>5</text:p>
          </table:table-cell>
          <table:table-cell table:number-columns-repeated="994"/>
        </table:table-row>
        <table:table-row table:style-name="ro3">
          <table:table-cell table:style-name="ce4" table:formula="of:=IF([.W40]=1;RANDBETWEEN(6;7);IF([.W40]=2;RANDBETWEEN(8;10);IF([.W40]=3;RANDBETWEEN(11;13);IF([.W40]=4;RANDBETWEEN(14;15);IF([.W40]=5;RANDBETWEEN(16;17);RANDBETWEEN(18;20))))))"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40]+[.W36];5)+1;&quot;x+&quot;&amp;[.Y40]&amp;&quot;x&quot;;[.Y40]&amp;&quot;x+&quot;&amp;[.Z40]&amp;&quot;+&quot;&amp;[.AA40]&amp;&quot;x&quot;;[.Y40]&amp;&quot;x+&quot;&amp;[.Z40]&amp;&quot;+&quot;&amp;[.AA40]&amp;&quot;x+&quot;&amp;[.AB40];[.Y40]&amp;&quot;x²+&quot;&amp;[.Z40]&amp;&quot;x+&quot;&amp;[.AA40]&amp;&quot;x²+&quot;&amp;[.AB40];[.Y40]&amp;&quot;x²+&quot;&amp;[.Z40]&amp;&quot;x+&quot;&amp;[.AA40]&amp;&quot;x²+&quot;&amp;[.AB40]&amp;&quot;x&quot;)" office:value-type="string" office:string-value="x+8x" calcext:value-type="string">
            <text:p>x+8x</text:p>
          </table:table-cell>
          <table:table-cell table:style-name="ce9" office:value-type="string" calcext:value-type="string">
            <text:p>=</text:p>
          </table:table-cell>
          <table:table-cell table:style-name="ce4" table:formula="of:=ROUND(RAND()*CHOOSE(ROUNDDOWN(([.W40]+1)/2);10;100;1000);RANDBETWEEN(1;3))" office:value-type="float" office:value="36.1" calcext:value-type="float">
            <text:p>36,1</text:p>
          </table:table-cell>
          <table:table-cell table:style-name="ce7" table:formula="of:=IF(MOD([.W40];2);&quot;×&quot;;&quot;÷&quot;)" office:value-type="string" office:string-value="÷" calcext:value-type="string">
            <text:p>÷</text:p>
          </table:table-cell>
          <table:table-cell table:style-name="ce20" table:formula="of:=CHOOSE(MOD([.W40]+[.W36];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40]+[.W36];3)+1)" office:value-type="float" office:value="1.54" calcext:value-type="float">
            <text:p>1,54</text:p>
          </table:table-cell>
          <table:table-cell table:style-name="ce40" office:value-type="string" calcext:value-type="string">
            <text:p>×10</text:p>
          </table:table-cell>
          <table:table-cell table:style-name="ce143" table:formula="of:=((MOD([.W39];2))*2-1)*[.W40]" office:value-type="float" office:value="-4" calcext:value-type="float">
            <text:p>-4</text:p>
          </table:table-cell>
          <table:table-cell table:style-name="ce42" office:value-type="string" calcext:value-type="string">
            <text:p>=</text:p>
          </table:table-cell>
          <table:table-cell/>
          <table:table-cell table:style-name="ce27" table:formula="of:=[.A40]^2" office:value-type="float" office:value="225" calcext:value-type="float">
            <text:p>225</text:p>
          </table:table-cell>
          <table:table-cell table:style-name="ce156" table:formula="of:=CHOOSE(MOD([.W40]+[.W36];5)+1;(1+[.Y40])&amp;&quot;x&quot;;([.Y40]+[.AA40])&amp;&quot;x+&quot;&amp;[.Z40];([.Y40]+[.AA40])&amp;&quot;x+&quot;&amp;([.Z40]+[.AB40]);([.Y40]+[.AA40])&amp;&quot;x²+&quot;&amp;[.Z40]&amp;&quot;x+&quot;&amp;[.AB40];([.Y40]+[.AA40])&amp;&quot;x²+&quot;&amp;([.Z40]+[.AB40])&amp;&quot;x&quot;)" office:value-type="string" office:string-value="9x" calcext:value-type="string">
            <text:p>9x</text:p>
          </table:table-cell>
          <table:table-cell table:style-name="ce48" table:formula="of:=IF([.H40]=&quot;×&quot;;[.G40]*[.I40];ROUND([.G40]/[.I40];7))" office:value-type="float" office:value="3610" calcext:value-type="float">
            <text:p>3 610</text:p>
          </table:table-cell>
          <table:table-cell table:style-name="ce135" table:formula="of:=[.K40]*10^([.M40])" office:value-type="float" office:value="0.000154" calcext:value-type="float">
            <text:p>0,000154</text:p>
          </table:table-cell>
          <table:table-cell/>
          <table:table-cell table:formula="of:=RANK([.V40];[.V34:.V43])+2" office:value-type="float" office:value="4" calcext:value-type="float">
            <text:p>4</text:p>
          </table:table-cell>
          <table:table-cell table:style-name="ce81" table:formula="of:=RAND()" office:value-type="float" office:value="0.77586424688572" calcext:value-type="float">
            <text:p>0,77586424688572</text:p>
          </table:table-cell>
          <table:table-cell table:formula="of:=RANK([.X40];[.X36:.X41])" office:value-type="float" office:value="4" calcext:value-type="float">
            <text:p>4</text:p>
          </table:table-cell>
          <table:table-cell table:style-name="ce81" table:formula="of:=RAND()" office:value-type="float" office:value="0.387456066147028" calcext:value-type="float">
            <text:p>0,387456066147028</text:p>
          </table:table-cell>
          <table:table-cell table:style-name="ce65" table:formula="of:=RANDBETWEEN(2;9)" office:value-type="float" office:value="8" calcext:value-type="float">
            <text:p>8</text:p>
          </table:table-cell>
          <table:table-cell table:style-name="ce65" table:formula="of:=RANDBETWEEN(2;9)" office:value-type="float" office:value="8" calcext:value-type="float">
            <text:p>8</text:p>
          </table:table-cell>
          <table:table-cell table:style-name="ce65" table:formula="of:=RANDBETWEEN(2;9)" office:value-type="float" office:value="3" calcext:value-type="float">
            <text:p>3</text:p>
          </table:table-cell>
          <table:table-cell table:style-name="ce65" table:formula="of:=RANDBETWEEN(2;9)" office:value-type="float" office:value="2" calcext:value-type="float">
            <text:p>2</text:p>
          </table:table-cell>
          <table:table-cell table:number-columns-repeated="994"/>
        </table:table-row>
        <table:table-row table:style-name="ro3">
          <table:table-cell table:style-name="ce4" table:formula="of:=IF([.W41]=1;RANDBETWEEN(6;7);IF([.W41]=2;RANDBETWEEN(8;10);IF([.W41]=3;RANDBETWEEN(11;13);IF([.W41]=4;RANDBETWEEN(14;15);IF([.W41]=5;RANDBETWEEN(16;17);RANDBETWEEN(18;20))))))"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41]+[.W36];5)+1;&quot;x+&quot;&amp;[.Y41]&amp;&quot;x&quot;;[.Y41]&amp;&quot;x+&quot;&amp;[.Z41]&amp;&quot;+&quot;&amp;[.AA41]&amp;&quot;x&quot;;[.Y41]&amp;&quot;x+&quot;&amp;[.Z41]&amp;&quot;+&quot;&amp;[.AA41]&amp;&quot;x+&quot;&amp;[.AB41];[.Y41]&amp;&quot;x²+&quot;&amp;[.Z41]&amp;&quot;x+&quot;&amp;[.AA41]&amp;&quot;x²+&quot;&amp;[.AB41];[.Y41]&amp;&quot;x²+&quot;&amp;[.Z41]&amp;&quot;x+&quot;&amp;[.AA41]&amp;&quot;x²+&quot;&amp;[.AB41]&amp;&quot;x&quot;)" office:value-type="string" office:string-value="9x+8+5x" calcext:value-type="string">
            <text:p>9x+8+5x</text:p>
          </table:table-cell>
          <table:table-cell table:style-name="ce9" office:value-type="string" calcext:value-type="string">
            <text:p>=</text:p>
          </table:table-cell>
          <table:table-cell table:style-name="ce4" table:formula="of:=ROUND(RAND()*CHOOSE(ROUNDDOWN(([.W41]+1)/2);10;100;1000);RANDBETWEEN(1;3))" office:value-type="float" office:value="366.95" calcext:value-type="float">
            <text:p>366,95</text:p>
          </table:table-cell>
          <table:table-cell table:style-name="ce7" table:formula="of:=IF(MOD([.W41];2);&quot;×&quot;;&quot;÷&quot;)" office:value-type="string" office:string-value="×" calcext:value-type="string">
            <text:p>×</text:p>
          </table:table-cell>
          <table:table-cell table:style-name="ce20" table:formula="of:=CHOOSE(MOD([.W41]+[.W36];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41]+[.W36];3)+1)" office:value-type="float" office:value="1.268" calcext:value-type="float">
            <text:p>1,268</text:p>
          </table:table-cell>
          <table:table-cell table:style-name="ce40" office:value-type="string" calcext:value-type="string">
            <text:p>×10</text:p>
          </table:table-cell>
          <table:table-cell table:style-name="ce143" table:formula="of:=((MOD([.W40];2))*2-1)*[.W41]" office:value-type="float" office:value="-5" calcext:value-type="float">
            <text:p>-5</text:p>
          </table:table-cell>
          <table:table-cell table:style-name="ce42" office:value-type="string" calcext:value-type="string">
            <text:p>=</text:p>
          </table:table-cell>
          <table:table-cell/>
          <table:table-cell table:style-name="ce27" table:formula="of:=[.A41]^2" office:value-type="float" office:value="289" calcext:value-type="float">
            <text:p>289</text:p>
          </table:table-cell>
          <table:table-cell table:style-name="ce156" table:formula="of:=CHOOSE(MOD([.W41]+[.W36];5)+1;(1+[.Y41])&amp;&quot;x&quot;;([.Y41]+[.AA41])&amp;&quot;x+&quot;&amp;[.Z41];([.Y41]+[.AA41])&amp;&quot;x+&quot;&amp;([.Z41]+[.AB41]);([.Y41]+[.AA41])&amp;&quot;x²+&quot;&amp;[.Z41]&amp;&quot;x+&quot;&amp;[.AB41];([.Y41]+[.AA41])&amp;&quot;x²+&quot;&amp;([.Z41]+[.AB41])&amp;&quot;x&quot;)" office:value-type="string" office:string-value="14x+8" calcext:value-type="string">
            <text:p>14x+8</text:p>
          </table:table-cell>
          <table:table-cell table:style-name="ce48" table:formula="of:=IF([.H41]=&quot;×&quot;;[.G41]*[.I41];ROUND([.G41]/[.I41];7))" office:value-type="float" office:value="0.36695" calcext:value-type="float">
            <text:p>0,36695</text:p>
          </table:table-cell>
          <table:table-cell table:style-name="ce135" table:formula="of:=[.K41]*10^([.M41])" office:value-type="float" office:value="0.00001268" calcext:value-type="float">
            <text:p>0,00001268</text:p>
          </table:table-cell>
          <table:table-cell/>
          <table:table-cell table:formula="of:=RANK([.V41];[.V34:.V43])+2" office:value-type="float" office:value="5" calcext:value-type="float">
            <text:p>5</text:p>
          </table:table-cell>
          <table:table-cell table:style-name="ce81" table:formula="of:=RAND()" office:value-type="float" office:value="0.564111732912855" calcext:value-type="float">
            <text:p>0,564111732912855</text:p>
          </table:table-cell>
          <table:table-cell table:formula="of:=RANK([.X41];[.X36:.X41])" office:value-type="float" office:value="5" calcext:value-type="float">
            <text:p>5</text:p>
          </table:table-cell>
          <table:table-cell table:style-name="ce81" table:formula="of:=RAND()" office:value-type="float" office:value="0.214693552758446" calcext:value-type="float">
            <text:p>0,214693552758446</text:p>
          </table:table-cell>
          <table:table-cell table:style-name="ce65" table:formula="of:=RANDBETWEEN(2;9)" office:value-type="float" office:value="9" calcext:value-type="float">
            <text:p>9</text:p>
          </table:table-cell>
          <table:table-cell table:style-name="ce65" table:formula="of:=RANDBETWEEN(2;9)" office:value-type="float" office:value="8" calcext:value-type="float">
            <text:p>8</text:p>
          </table:table-cell>
          <table:table-cell table:style-name="ce65" table:formula="of:=RANDBETWEEN(2;9)" office:value-type="float" office:value="5" calcext:value-type="float">
            <text:p>5</text:p>
          </table:table-cell>
          <table:table-cell table:style-name="ce65" table:formula="of:=RANDBETWEEN(2;9)" office:value-type="float" office:value="5" calcext:value-type="float">
            <text:p>5</text:p>
          </table:table-cell>
          <table:table-cell table:number-columns-repeated="99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2" table:number-rows-spanned="1">
            <text:p>😕 <text:s text:c="3"/>😃 <text:s text:c="3"/>😎</text:p>
          </table:table-cell>
          <table:covered-table-cell table:style-name="ce15"/>
          <table:table-cell table:style-name="ce19" office:value-type="string" calcext:value-type="string" table:number-columns-spanned="4" table:number-rows-spanned="1">
            <text:p>😕 <text:s text:c="3"/>😃 <text:s text:c="3"/>😎</text:p>
          </table:table-cell>
          <table:covered-table-cell table:number-columns-repeated="2" table:style-name="ce19"/>
          <table:covered-table-cell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V42];[.V34:.V43])+2" office:value-type="float" office:value="10" calcext:value-type="float">
            <text:p>10</text:p>
          </table:table-cell>
          <table:table-cell table:style-name="ce81" table:formula="of:=RAND()" office:value-type="float" office:value="0.159021423379776" calcext:value-type="float">
            <text:p>0,159021423379776</text:p>
          </table:table-cell>
          <table:table-cell table:number-columns-repeated="1000"/>
        </table:table-row>
        <table:table-row table:style-name="ro4">
          <table:table-cell table:number-columns-repeated="20"/>
          <table:table-cell table:formula="of:=RANK([.V43];[.V34:.V43])+2" office:value-type="float" office:value="3" calcext:value-type="float">
            <text:p>3</text:p>
          </table:table-cell>
          <table:table-cell table:style-name="ce81" table:formula="of:=RAND()" office:value-type="float" office:value="0.867188250636867" calcext:value-type="float">
            <text:p>0,867188250636867</text:p>
          </table:table-cell>
          <table:table-cell table:number-columns-repeated="1000"/>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Ceinture Verte" table:style-name="ta4" table:print-ranges="'Ceinture Verte'.A1:'Ceinture Verte'.Q44 'Ceinture Verte'.S1:'Ceinture Verte'.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Verte1?language=Basic&amp;location=document" xlink:type="simple"/>
              </office:event-listeners>
            </form:button>
          </form:form>
        </office:forms>
        <table:shapes>
          <draw:control draw:z-index="0" draw:style-name="gr4" draw:text-style-name="P2" svg:width="1.651cm" svg:height="0.749cm" svg:x="46.246cm" svg:y="0.12cm" draw:control="control4"/>
        </table:shapes>
        <table:table-column table:style-name="co60" table:default-cell-style-name="Default"/>
        <table:table-column table:style-name="co46" table:default-cell-style-name="Default"/>
        <table:table-column table:style-name="co48" table:default-cell-style-name="Default"/>
        <table:table-column table:style-name="co61" table:default-cell-style-name="Default"/>
        <table:table-column table:style-name="co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27" table:default-cell-style-name="Default"/>
        <table:table-column table:style-name="co66" table:default-cell-style-name="Default"/>
        <table:table-column table:style-name="co67" table:default-cell-style-name="Default"/>
        <table:table-column table:style-name="co68" table:default-cell-style-name="Default"/>
        <table:table-column table:style-name="co15" table:default-cell-style-name="Default"/>
        <table:table-column table:style-name="co69" table:default-cell-style-name="Default"/>
        <table:table-column table:style-name="co27"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52" table:default-cell-style-name="Default"/>
        <table:table-column table:style-name="co27" table:default-cell-style-name="Default"/>
        <table:table-column table:style-name="co34" table:default-cell-style-name="Default"/>
        <table:table-column table:style-name="co21" table:default-cell-style-name="Default"/>
        <table:table-column table:style-name="co75" table:default-cell-style-name="Default"/>
        <table:table-column table:style-name="co37" table:default-cell-style-name="ce175"/>
        <table:table-column table:style-name="co76" table:default-cell-style-name="ce175"/>
        <table:table-column table:style-name="co77" table:default-cell-style-name="ce175"/>
        <table:table-column table:style-name="co25" table:default-cell-style-name="Default"/>
        <table:table-column table:style-name="co43" table:default-cell-style-name="Default"/>
        <table:table-column table:style-name="co23" table:default-cell-style-name="Default"/>
        <table:table-column table:style-name="co34" table:default-cell-style-name="Default"/>
        <table:table-column table:style-name="co4" table:number-columns-repeated="991" table:default-cell-style-name="Default"/>
        <table:table-row table:style-name="ro2">
          <table:table-cell table:style-name="ce119" office:value-type="string" calcext:value-type="string" table:number-columns-spanned="3" table:number-rows-spanned="2">
            <text:p>CEINTURE VERTE</text:p>
          </table:table-cell>
          <table:covered-table-cell table:number-columns-repeated="2"/>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7" table:number-rows-spanned="1">
            <text:p><text:span text:style-name="T3"></text:span><text:span text:style-name="T4"> Validée     </text:span><text:span text:style-name="T5"></text:span><text:span text:style-name="T4"> Non validée</text:span></text:p>
          </table:table-cell>
          <table:covered-table-cell table:style-name="ce5"/>
          <table:covered-table-cell table:number-columns-repeated="3"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4"/>
          <table:table-cell table:formula="of:=RANK([.Z1];[.Z1:.Z10])+2" office:value-type="float" office:value="9" calcext:value-type="float">
            <text:p>9</text:p>
          </table:table-cell>
          <table:table-cell table:style-name="ce81" table:formula="of:=RAND()" office:value-type="float" office:value="0.269468046095053" calcext:value-type="float">
            <text:p>0,269468046095053</text:p>
          </table:table-cell>
          <table:table-cell table:number-columns-repeated="5"/>
          <table:table-cell table:formula="of:=RANK([.AG1];[.AG1:.AG10])" office:value-type="float" office:value="1" calcext:value-type="float">
            <text:p>1</text:p>
          </table:table-cell>
          <table:table-cell table:style-name="ce81" table:formula="of:=RAND()" office:value-type="float" office:value="0.999361181483306" calcext:value-type="float">
            <text:p>0,999361181483306</text:p>
          </table:table-cell>
          <table:table-cell table:number-columns-repeated="991"/>
        </table:table-row>
        <table:table-row table:style-name="ro2">
          <table:covered-table-cell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54" office:value-type="string" calcext:value-type="string" table:number-columns-spanned="5" table:number-rows-spanned="1">
            <text:p>Classe :</text:p>
          </table:table-cell>
          <table:covered-table-cell table:number-columns-repeated="2" table:style-name="ce54"/>
          <table:covered-table-cell/>
          <table:covered-table-cell table:style-name="ce79"/>
          <table:table-cell table:style-name="ce22" table:formula="of:=&quot;v&quot;&amp;ROUND(RAND()*10000;0)" office:value-type="string" office:string-value="v1133" calcext:value-type="string">
            <text:p>v1133</text:p>
          </table:table-cell>
          <table:table-cell/>
          <table:table-cell table:style-name="ce25" office:value-type="string" calcext:value-type="string" table:number-columns-spanned="5" table:number-rows-spanned="1">
            <text:p>Correction CEINTURE VERTE</text:p>
          </table:table-cell>
          <table:covered-table-cell table:style-name="ce28"/>
          <table:covered-table-cell table:number-columns-repeated="2" table:style-name="ce30"/>
          <table:covered-table-cell table:style-name="ce31"/>
          <table:table-cell/>
          <table:table-cell table:formula="of:=RANK([.Z2];[.Z1:.Z10])+2" office:value-type="float" office:value="8" calcext:value-type="float">
            <text:p>8</text:p>
          </table:table-cell>
          <table:table-cell table:style-name="ce81" table:formula="of:=RAND()" office:value-type="float" office:value="0.293185435647947" calcext:value-type="float">
            <text:p>0,293185435647947</text:p>
          </table:table-cell>
          <table:table-cell table:number-columns-repeated="5"/>
          <table:table-cell table:formula="of:=RANK([.AG2];[.AG1:.AG10])" office:value-type="float" office:value="8" calcext:value-type="float">
            <text:p>8</text:p>
          </table:table-cell>
          <table:table-cell table:style-name="ce81" table:formula="of:=RAND()" office:value-type="float" office:value="0.288623230361978" calcext:value-type="float">
            <text:p>0,288623230361978</text:p>
          </table:table-cell>
          <table:table-cell table:number-columns-repeated="991"/>
        </table:table-row>
        <table:table-row table:style-name="ro1">
          <table:table-cell table:style-name="ce55" office:value-type="string" calcext:value-type="string" table:number-columns-spanned="3" table:number-rows-spanned="1">
            <text:p>Décomposer en facteurs premiers</text:p>
          </table:table-cell>
          <table:covered-table-cell table:number-columns-repeated="2" table:style-name="ce38"/>
          <table:table-cell table:style-name="ce55" office:value-type="string" calcext:value-type="string" table:number-columns-spanned="4" table:number-rows-spanned="1">
            <text:p>Conversions L, m, g</text:p>
          </table:table-cell>
          <table:covered-table-cell table:number-columns-repeated="3" table:style-name="ce38"/>
          <table:table-cell table:style-name="ce55" office:value-type="string" calcext:value-type="string" table:number-columns-spanned="4" table:number-rows-spanned="1">
            <text:p>Résoudre l’équation</text:p>
          </table:table-cell>
          <table:covered-table-cell table:number-columns-repeated="3" table:style-name="ce38"/>
          <table:table-cell table:style-name="ce55" office:value-type="string" calcext:value-type="string" table:number-columns-spanned="6" table:number-rows-spanned="1">
            <text:p>Quotient de puissances</text:p>
          </table:table-cell>
          <table:covered-table-cell table:number-columns-repeated="2" table:style-name="ce55"/>
          <table:covered-table-cell table:number-columns-repeated="3"/>
          <table:table-cell table:style-name="ce81"/>
          <table:table-cell table:style-name="ce82" office:value-type="string" calcext:value-type="string">
            <text:p>3<text:span text:style-name="T2">e</text:span></text:p>
          </table:table-cell>
          <table:table-cell table:style-name="ce87" table:formula="of:=[.Q1]" office:value-type="string" office:string-value="AA" calcext:value-type="string">
            <text:p>AA</text:p>
          </table:table-cell>
          <table:table-cell table:style-name="ce29" table:number-columns-repeated="2"/>
          <table:table-cell table:style-name="ce144" table:formula="of:=[.Q2]" office:value-type="string" office:string-value="v1133" calcext:value-type="string">
            <text:p>v1133</text:p>
          </table:table-cell>
          <table:table-cell table:style-name="ce81"/>
          <table:table-cell table:formula="of:=RANK([.Z3];[.Z1:.Z10])+2" office:value-type="float" office:value="5" calcext:value-type="float">
            <text:p>5</text:p>
          </table:table-cell>
          <table:table-cell table:style-name="ce81" table:formula="of:=RAND()" office:value-type="float" office:value="0.786945802427413" calcext:value-type="float">
            <text:p>0,786945802427413</text:p>
          </table:table-cell>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formula="of:=RANK([.AE3];[.AE3:.AE8])" office:value-type="float" office:value="5" calcext:value-type="float">
            <text:p>5</text:p>
          </table:table-cell>
          <table:table-cell table:style-name="ce81" table:formula="of:=RAND()" office:value-type="float" office:value="0.190727605852278" calcext:value-type="float">
            <text:p>0,190727605852278</text:p>
          </table:table-cell>
          <table:table-cell table:formula="of:=RANK([.AG3];[.AG1:.AG10])" office:value-type="float" office:value="10" calcext:value-type="float">
            <text:p>10</text:p>
          </table:table-cell>
          <table:table-cell table:style-name="ce81" table:formula="of:=RAND()" office:value-type="float" office:value="0.272474037964267" calcext:value-type="float">
            <text:p>0,272474037964267</text:p>
          </table:table-cell>
          <table:table-cell table:style-name="ce81" table:number-columns-repeated="991"/>
        </table:table-row>
        <table:table-row table:style-name="ro3">
          <table:table-cell table:style-name="ce129" table:formula="of:=[.AD3]*([.AD3]+1)*[.AD4]" office:value-type="float" office:value="30" calcext:value-type="float">
            <text:p>3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50" calcext:value-type="float">
            <text:p>50</text:p>
          </table:table-cell>
          <table:table-cell table:style-name="ce40" table:formula="of:=CHOOSE([.Y4];&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Y4]&lt;5;&quot;m&quot;;IF(AND([.Y4]&gt;4;[.Y4]&lt;9);&quot;L&quot;;&quot;g&quot;))" office:value-type="string" office:string-value="g" calcext:value-type="string">
            <text:p>g</text:p>
          </table:table-cell>
          <table:table-cell table:style-name="ce4"/>
          <table:table-cell table:style-name="ce47" table:formula="of:=[.AA4]&amp;&quot;x&quot;&amp;IF([.AB4]&lt;0;[.AB4];&quot;+&quot;&amp;[.AB4])&amp;&quot;=&quot;&amp;[.AC4]" office:value-type="string" office:string-value="-2x+4=14" calcext:value-type="string">
            <text:p>-2x+4=14</text:p>
          </table:table-cell>
          <table:table-cell table:style-name="ce7"/>
          <table:table-cell table:style-name="ce10"/>
          <table:table-cell table:style-name="ce51" table:formula="of:=RANDBETWEEN(2;13)" office:value-type="float" office:value="12" calcext:value-type="float">
            <text:p>12</text:p>
          </table:table-cell>
          <table:table-cell table:style-name="ce113" table:formula="of:=IF(ROUND(RAND());1;-1)*([.Y4]-2)" office:value-type="float" office:value="-9" calcext:value-type="float">
            <text:p>-9</text:p>
          </table:table-cell>
          <table:table-cell table:style-name="ce40" office:value-type="string" calcext:value-type="string">
            <text:p>×</text:p>
          </table:table-cell>
          <table:table-cell table:style-name="ce40" table:formula="of:=[.L4]" office:value-type="float" office:value="12" calcext:value-type="float">
            <text:p>12</text:p>
          </table:table-cell>
          <table:table-cell table:style-name="ce113" table:formula="of:=[.AF4]*IF(ROUND(RAND());1;-1)" office:value-type="float" office:value="-4" calcext:value-type="float">
            <text:p>-4</text:p>
          </table:table-cell>
          <table:table-cell table:style-name="ce42" office:value-type="string" calcext:value-type="string">
            <text:p>=</text:p>
          </table:table-cell>
          <table:table-cell/>
          <table:table-cell table:style-name="ce27" table:formula="of:=FACTEURSPREMIERS([.A4])" office:value-type="string" office:string-value="2×3×5" calcext:value-type="string">
            <text:p>2×3×5</text:p>
          </table:table-cell>
          <table:table-cell table:style-name="ce48" table:formula="of:=[.D4]*(CHOOSE([.Y4];0;0.01;0.001;1000;0.001;100;0.1;0.01;1000;0.1;0.001;10))&amp;&quot; &quot;&amp;[.G4]" office:value-type="string" office:string-value="0,05 g" calcext:value-type="string">
            <text:p>0,05 g</text:p>
          </table:table-cell>
          <table:table-cell table:style-name="ce27" table:formula="of:=([.AC4]-[.AB4])/[.AA4]" office:value-type="float" office:value="-5" calcext:value-type="float">
            <text:p>-5</text:p>
          </table:table-cell>
          <table:table-cell table:style-name="ce142" table:formula="of:=[.L4]" office:value-type="float" office:value="12" calcext:value-type="float">
            <text:p>12</text:p>
          </table:table-cell>
          <table:table-cell table:style-name="ce145" table:formula="of:=[.M4]+[.P4]" office:value-type="float" office:value="-13" calcext:value-type="float">
            <text:p>-13</text:p>
          </table:table-cell>
          <table:table-cell/>
          <table:table-cell table:formula="of:=RANK([.Z4];[.Z1:.Z10])+2" office:value-type="float" office:value="11" calcext:value-type="float">
            <text:p>11</text:p>
          </table:table-cell>
          <table:table-cell table:style-name="ce81" table:formula="of:=RAND()" office:value-type="float" office:value="0.10088473985153" calcext:value-type="float">
            <text:p>0,10088473985153</text:p>
          </table:table-cell>
          <table:table-cell table:formula="of:=(RANDBETWEEN(0;1)*2-1)*RANDBETWEEN(1;8)" office:value-type="float" office:value="-2" calcext:value-type="float">
            <text:p>-2</text:p>
          </table:table-cell>
          <table:table-cell table:formula="of:=RANDBETWEEN(-8;8)" office:value-type="float" office:value="4" calcext:value-type="float">
            <text:p>4</text:p>
          </table:table-cell>
          <table:table-cell table:formula="of:=[.AA4]*RANDBETWEEN(-5;5)+[.AB4]" office:value-type="float" office:value="14" calcext:value-type="float">
            <text:p>14</text:p>
          </table:table-cell>
          <table:table-cell table:formula="of:=RANK([.AE4];[.AE3:.AE8])" office:value-type="float" office:value="1" calcext:value-type="float">
            <text:p>1</text:p>
          </table:table-cell>
          <table:table-cell table:style-name="ce81" table:formula="of:=RAND()" office:value-type="float" office:value="0.775377064062358" calcext:value-type="float">
            <text:p>0,775377064062358</text:p>
          </table:table-cell>
          <table:table-cell table:formula="of:=RANK([.AG4];[.AG1:.AG10])" office:value-type="float" office:value="4" calcext:value-type="float">
            <text:p>4</text:p>
          </table:table-cell>
          <table:table-cell table:style-name="ce81" table:formula="of:=RAND()" office:value-type="float" office:value="0.785650256515994" calcext:value-type="float">
            <text:p>0,785650256515994</text:p>
          </table:table-cell>
          <table:table-cell table:number-columns-repeated="991"/>
        </table:table-row>
        <table:table-row table:style-name="ro3">
          <table:table-cell table:style-name="ce129" table:formula="of:=[.AD4]*([.AD4]+1)*[.AD5]" office:value-type="float" office:value="4" calcext:value-type="float">
            <text:p>4</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8" calcext:value-type="float">
            <text:p>8</text:p>
          </table:table-cell>
          <table:table-cell table:style-name="ce40" table:formula="of:=CHOOSE([.Y5];&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Y5]&lt;5;&quot;m&quot;;IF(AND([.Y5]&gt;4;[.Y5]&lt;9);&quot;L&quot;;&quot;g&quot;))" office:value-type="string" office:string-value="g" calcext:value-type="string">
            <text:p>g</text:p>
          </table:table-cell>
          <table:table-cell table:style-name="ce4"/>
          <table:table-cell table:style-name="ce47" table:formula="of:=[.AA5]&amp;&quot;x&quot;&amp;IF([.AB5]&lt;0;[.AB5];&quot;+&quot;&amp;[.AB5])&amp;&quot;=&quot;&amp;[.AC5]" office:value-type="string" office:string-value="-4x+2=14" calcext:value-type="string">
            <text:p>-4x+2=14</text:p>
          </table:table-cell>
          <table:table-cell table:style-name="ce7"/>
          <table:table-cell table:style-name="ce10"/>
          <table:table-cell table:style-name="ce51" table:formula="of:=RANDBETWEEN(2;13)" office:value-type="float" office:value="10" calcext:value-type="float">
            <text:p>10</text:p>
          </table:table-cell>
          <table:table-cell table:style-name="ce113" table:formula="of:=IF(ROUND(RAND());1;-1)*([.Y5]-2)" office:value-type="float" office:value="8" calcext:value-type="float">
            <text:p>8</text:p>
          </table:table-cell>
          <table:table-cell table:style-name="ce40" office:value-type="string" calcext:value-type="string">
            <text:p>×</text:p>
          </table:table-cell>
          <table:table-cell table:style-name="ce40" table:formula="of:=[.L5]" office:value-type="float" office:value="10" calcext:value-type="float">
            <text:p>10</text:p>
          </table:table-cell>
          <table:table-cell table:style-name="ce113" table:formula="of:=[.AF5]*IF(ROUND(RAND());1;-1)" office:value-type="float" office:value="-7" calcext:value-type="float">
            <text:p>-7</text:p>
          </table:table-cell>
          <table:table-cell table:style-name="ce42" office:value-type="string" calcext:value-type="string">
            <text:p>=</text:p>
          </table:table-cell>
          <table:table-cell/>
          <table:table-cell table:style-name="ce27" table:formula="of:=FACTEURSPREMIERS([.A5])" office:value-type="string" office:string-value="2×2" calcext:value-type="string">
            <text:p>2×2</text:p>
          </table:table-cell>
          <table:table-cell table:style-name="ce48" table:formula="of:=[.D5]*(CHOOSE([.Y5];0;0.01;0.001;1000;0.001;100;0.1;0.01;1000;0.1;0.001;10))&amp;&quot; &quot;&amp;[.G5]" office:value-type="string" office:string-value="0,8 g" calcext:value-type="string">
            <text:p>0,8 g</text:p>
          </table:table-cell>
          <table:table-cell table:style-name="ce27" table:formula="of:=([.AC5]-[.AB5])/[.AA5]" office:value-type="float" office:value="-3" calcext:value-type="float">
            <text:p>-3</text:p>
          </table:table-cell>
          <table:table-cell table:style-name="ce142" table:formula="of:=[.L5]" office:value-type="float" office:value="10" calcext:value-type="float">
            <text:p>10</text:p>
          </table:table-cell>
          <table:table-cell table:style-name="ce145" table:formula="of:=[.M5]+[.P5]" office:value-type="float" office:value="1" calcext:value-type="float">
            <text:p>1</text:p>
          </table:table-cell>
          <table:table-cell/>
          <table:table-cell table:formula="of:=RANK([.Z5];[.Z1:.Z10])+2" office:value-type="float" office:value="10" calcext:value-type="float">
            <text:p>10</text:p>
          </table:table-cell>
          <table:table-cell table:style-name="ce81" table:formula="of:=RAND()" office:value-type="float" office:value="0.148553890324388" calcext:value-type="float">
            <text:p>0,148553890324388</text:p>
          </table:table-cell>
          <table:table-cell table:formula="of:=(RANDBETWEEN(0;1)*2-1)*RANDBETWEEN(1;8)" office:value-type="float" office:value="-4" calcext:value-type="float">
            <text:p>-4</text:p>
          </table:table-cell>
          <table:table-cell table:formula="of:=RANDBETWEEN(-8;8)" office:value-type="float" office:value="2" calcext:value-type="float">
            <text:p>2</text:p>
          </table:table-cell>
          <table:table-cell table:formula="of:=[.AA5]*RANDBETWEEN(-5;5)+[.AB5]" office:value-type="float" office:value="14" calcext:value-type="float">
            <text:p>14</text:p>
          </table:table-cell>
          <table:table-cell table:formula="of:=RANK([.AE5];[.AE3:.AE8])" office:value-type="float" office:value="2" calcext:value-type="float">
            <text:p>2</text:p>
          </table:table-cell>
          <table:table-cell table:style-name="ce81" table:formula="of:=RAND()" office:value-type="float" office:value="0.511489143653921" calcext:value-type="float">
            <text:p>0,511489143653921</text:p>
          </table:table-cell>
          <table:table-cell table:formula="of:=RANK([.AG5];[.AG1:.AG10])" office:value-type="float" office:value="7" calcext:value-type="float">
            <text:p>7</text:p>
          </table:table-cell>
          <table:table-cell table:style-name="ce81" table:formula="of:=RAND()" office:value-type="float" office:value="0.359959610886462" calcext:value-type="float">
            <text:p>0,359959610886462</text:p>
          </table:table-cell>
          <table:table-cell table:number-columns-repeated="991"/>
        </table:table-row>
        <table:table-row table:style-name="ro3">
          <table:table-cell table:style-name="ce129" table:formula="of:=[.AD5]*([.AD5]+1)*[.AD6]" office:value-type="float" office:value="18" calcext:value-type="float">
            <text:p>18</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3" calcext:value-type="float">
            <text:p>0,3</text:p>
          </table:table-cell>
          <table:table-cell table:style-name="ce40" table:formula="of:=CHOOSE([.Y6];&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Y6]&lt;5;&quot;m&quot;;IF(AND([.Y6]&gt;4;[.Y6]&lt;9);&quot;L&quot;;&quot;g&quot;))" office:value-type="string" office:string-value="m" calcext:value-type="string">
            <text:p>m</text:p>
          </table:table-cell>
          <table:table-cell table:style-name="ce4"/>
          <table:table-cell table:style-name="ce47" table:formula="of:=[.AA6]&amp;&quot;x&quot;&amp;IF([.AB6]&lt;0;[.AB6];&quot;+&quot;&amp;[.AB6])&amp;&quot;=&quot;&amp;[.AC6]" office:value-type="string" office:string-value="1x+0=-5" calcext:value-type="string">
            <text:p>1x+0=-5</text:p>
          </table:table-cell>
          <table:table-cell table:style-name="ce7"/>
          <table:table-cell table:style-name="ce10"/>
          <table:table-cell table:style-name="ce51" table:formula="of:=RANDBETWEEN(2;13)" office:value-type="float" office:value="3" calcext:value-type="float">
            <text:p>3</text:p>
          </table:table-cell>
          <table:table-cell table:style-name="ce113" table:formula="of:=IF(ROUND(RAND());1;-1)*([.Y6]-2)" office:value-type="float" office:value="-1" calcext:value-type="float">
            <text:p>-1</text:p>
          </table:table-cell>
          <table:table-cell table:style-name="ce40" office:value-type="string" calcext:value-type="string">
            <text:p>×</text:p>
          </table:table-cell>
          <table:table-cell table:style-name="ce40" table:formula="of:=[.L6]" office:value-type="float" office:value="3" calcext:value-type="float">
            <text:p>3</text:p>
          </table:table-cell>
          <table:table-cell table:style-name="ce113" table:formula="of:=[.AF6]*IF(ROUND(RAND());1;-1)" office:value-type="float" office:value="-5" calcext:value-type="float">
            <text:p>-5</text:p>
          </table:table-cell>
          <table:table-cell table:style-name="ce42" office:value-type="string" calcext:value-type="string">
            <text:p>=</text:p>
          </table:table-cell>
          <table:table-cell/>
          <table:table-cell table:style-name="ce27" table:formula="of:=FACTEURSPREMIERS([.A6])" office:value-type="string" office:string-value="2×3×3" calcext:value-type="string">
            <text:p>2×3×3</text:p>
          </table:table-cell>
          <table:table-cell table:style-name="ce48" table:formula="of:=[.D6]*(CHOOSE([.Y6];0;0.01;0.001;1000;0.001;100;0.1;0.01;1000;0.1;0.001;10))&amp;&quot; &quot;&amp;[.G6]" office:value-type="string" office:string-value="0,0003 m" calcext:value-type="string">
            <text:p>0,0003 m</text:p>
          </table:table-cell>
          <table:table-cell table:style-name="ce27" table:formula="of:=([.AC6]-[.AB6])/[.AA6]" office:value-type="float" office:value="-5" calcext:value-type="float">
            <text:p>-5</text:p>
          </table:table-cell>
          <table:table-cell table:style-name="ce142" table:formula="of:=[.L6]" office:value-type="float" office:value="3" calcext:value-type="float">
            <text:p>3</text:p>
          </table:table-cell>
          <table:table-cell table:style-name="ce145" table:formula="of:=[.M6]+[.P6]" office:value-type="float" office:value="-6" calcext:value-type="float">
            <text:p>-6</text:p>
          </table:table-cell>
          <table:table-cell/>
          <table:table-cell table:formula="of:=RANK([.Z6];[.Z1:.Z10])+2" office:value-type="float" office:value="3" calcext:value-type="float">
            <text:p>3</text:p>
          </table:table-cell>
          <table:table-cell table:style-name="ce81" table:formula="of:=RAND()" office:value-type="float" office:value="0.986018653705343" calcext:value-type="float">
            <text:p>0,986018653705343</text:p>
          </table:table-cell>
          <table:table-cell table:formula="of:=(RANDBETWEEN(0;1)*2-1)*RANDBETWEEN(1;8)" office:value-type="float" office:value="1" calcext:value-type="float">
            <text:p>1</text:p>
          </table:table-cell>
          <table:table-cell table:formula="of:=RANDBETWEEN(-8;8)" office:value-type="float" office:value="0" calcext:value-type="float">
            <text:p>0</text:p>
          </table:table-cell>
          <table:table-cell table:formula="of:=[.AA6]*RANDBETWEEN(-5;5)+[.AB6]" office:value-type="float" office:value="-5" calcext:value-type="float">
            <text:p>-5</text:p>
          </table:table-cell>
          <table:table-cell table:formula="of:=RANK([.AE6];[.AE3:.AE8])" office:value-type="float" office:value="3" calcext:value-type="float">
            <text:p>3</text:p>
          </table:table-cell>
          <table:table-cell table:style-name="ce81" table:formula="of:=RAND()" office:value-type="float" office:value="0.37607853213998" calcext:value-type="float">
            <text:p>0,37607853213998</text:p>
          </table:table-cell>
          <table:table-cell table:formula="of:=RANK([.AG6];[.AG1:.AG10])" office:value-type="float" office:value="5" calcext:value-type="float">
            <text:p>5</text:p>
          </table:table-cell>
          <table:table-cell table:style-name="ce81" table:formula="of:=RAND()" office:value-type="float" office:value="0.782520142640024" calcext:value-type="float">
            <text:p>0,782520142640024</text:p>
          </table:table-cell>
          <table:table-cell table:number-columns-repeated="991"/>
        </table:table-row>
        <table:table-row table:style-name="ro3">
          <table:table-cell table:style-name="ce129" table:formula="of:=[.AD6]*([.AD6]+1)*[.AD7]" office:value-type="float" office:value="72" calcext:value-type="float">
            <text:p>72</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3.22" calcext:value-type="float">
            <text:p>3,22</text:p>
          </table:table-cell>
          <table:table-cell table:style-name="ce40" table:formula="of:=CHOOSE([.Y7];&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Y7]&lt;5;&quot;m&quot;;IF(AND([.Y7]&gt;4;[.Y7]&lt;9);&quot;L&quot;;&quot;g&quot;))" office:value-type="string" office:string-value="L" calcext:value-type="string">
            <text:p>L</text:p>
          </table:table-cell>
          <table:table-cell table:style-name="ce4"/>
          <table:table-cell table:style-name="ce47" table:formula="of:=[.AA7]&amp;&quot;x&quot;&amp;IF([.AB7]&lt;0;[.AB7];&quot;+&quot;&amp;[.AB7])&amp;&quot;=&quot;&amp;[.AC7]" office:value-type="string" office:string-value="1x+3=0" calcext:value-type="string">
            <text:p>1x+3=0</text:p>
          </table:table-cell>
          <table:table-cell table:style-name="ce7"/>
          <table:table-cell table:style-name="ce10"/>
          <table:table-cell table:style-name="ce51" table:formula="of:=RANDBETWEEN(2;13)" office:value-type="float" office:value="3" calcext:value-type="float">
            <text:p>3</text:p>
          </table:table-cell>
          <table:table-cell table:style-name="ce113" table:formula="of:=IF(ROUND(RAND());1;-1)*([.Y7]-2)" office:value-type="float" office:value="4" calcext:value-type="float">
            <text:p>4</text:p>
          </table:table-cell>
          <table:table-cell table:style-name="ce40" office:value-type="string" calcext:value-type="string">
            <text:p>×</text:p>
          </table:table-cell>
          <table:table-cell table:style-name="ce40" table:formula="of:=[.L7]" office:value-type="float" office:value="3" calcext:value-type="float">
            <text:p>3</text:p>
          </table:table-cell>
          <table:table-cell table:style-name="ce113" table:formula="of:=[.AF7]*IF(ROUND(RAND());1;-1)" office:value-type="float" office:value="9" calcext:value-type="float">
            <text:p>9</text:p>
          </table:table-cell>
          <table:table-cell table:style-name="ce42" office:value-type="string" calcext:value-type="string">
            <text:p>=</text:p>
          </table:table-cell>
          <table:table-cell/>
          <table:table-cell table:style-name="ce27" table:formula="of:=FACTEURSPREMIERS([.A7])" office:value-type="string" office:string-value="2×2×2×3×3" calcext:value-type="string">
            <text:p>2×2×2×3×3</text:p>
          </table:table-cell>
          <table:table-cell table:style-name="ce48" table:formula="of:=[.D7]*(CHOOSE([.Y7];0;0.01;0.001;1000;0.001;100;0.1;0.01;1000;0.1;0.001;10))&amp;&quot; &quot;&amp;[.G7]" office:value-type="string" office:string-value="322 L" calcext:value-type="string">
            <text:p>322 L</text:p>
          </table:table-cell>
          <table:table-cell table:style-name="ce27" table:formula="of:=([.AC7]-[.AB7])/[.AA7]" office:value-type="float" office:value="-3" calcext:value-type="float">
            <text:p>-3</text:p>
          </table:table-cell>
          <table:table-cell table:style-name="ce142" table:formula="of:=[.L7]" office:value-type="float" office:value="3" calcext:value-type="float">
            <text:p>3</text:p>
          </table:table-cell>
          <table:table-cell table:style-name="ce145" table:formula="of:=[.M7]+[.P7]" office:value-type="float" office:value="13" calcext:value-type="float">
            <text:p>13</text:p>
          </table:table-cell>
          <table:table-cell/>
          <table:table-cell table:formula="of:=RANK([.Z7];[.Z1:.Z10])+2" office:value-type="float" office:value="6" calcext:value-type="float">
            <text:p>6</text:p>
          </table:table-cell>
          <table:table-cell table:style-name="ce81" table:formula="of:=RAND()" office:value-type="float" office:value="0.397285137283289" calcext:value-type="float">
            <text:p>0,397285137283289</text:p>
          </table:table-cell>
          <table:table-cell table:formula="of:=(RANDBETWEEN(0;1)*2-1)*RANDBETWEEN(1;8)" office:value-type="float" office:value="1" calcext:value-type="float">
            <text:p>1</text:p>
          </table:table-cell>
          <table:table-cell table:formula="of:=RANDBETWEEN(-8;8)" office:value-type="float" office:value="3" calcext:value-type="float">
            <text:p>3</text:p>
          </table:table-cell>
          <table:table-cell table:formula="of:=[.AA7]*RANDBETWEEN(-5;5)+[.AB7]" office:value-type="float" office:value="0" calcext:value-type="float">
            <text:p>0</text:p>
          </table:table-cell>
          <table:table-cell table:formula="of:=RANK([.AE7];[.AE3:.AE8])" office:value-type="float" office:value="6" calcext:value-type="float">
            <text:p>6</text:p>
          </table:table-cell>
          <table:table-cell table:style-name="ce81" table:formula="of:=RAND()" office:value-type="float" office:value="0.127207571480619" calcext:value-type="float">
            <text:p>0,127207571480619</text:p>
          </table:table-cell>
          <table:table-cell table:formula="of:=RANK([.AG7];[.AG1:.AG10])" office:value-type="float" office:value="9" calcext:value-type="float">
            <text:p>9</text:p>
          </table:table-cell>
          <table:table-cell table:style-name="ce81" table:formula="of:=RAND()" office:value-type="float" office:value="0.275424366347619" calcext:value-type="float">
            <text:p>0,275424366347619</text:p>
          </table:table-cell>
          <table:table-cell table:number-columns-repeated="991"/>
        </table:table-row>
        <table:table-row table:style-name="ro3">
          <table:table-cell table:style-name="ce129" table:formula="of:=[.AD7]*([.AD7]+1)*[.AD8]" office:value-type="float" office:value="168" calcext:value-type="float">
            <text:p>168</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Y8];&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Y8]&lt;5;&quot;m&quot;;IF(AND([.Y8]&gt;4;[.Y8]&lt;9);&quot;L&quot;;&quot;g&quot;))" office:value-type="string" office:string-value="m" calcext:value-type="string">
            <text:p>m</text:p>
          </table:table-cell>
          <table:table-cell table:style-name="ce4"/>
          <table:table-cell table:style-name="ce47" table:formula="of:=[.AA8]&amp;&quot;x&quot;&amp;IF([.AB8]&lt;0;[.AB8];&quot;+&quot;&amp;[.AB8])&amp;&quot;=&quot;&amp;[.AC8]" office:value-type="string" office:string-value="-7x+3=38" calcext:value-type="string">
            <text:p>-7x+3=38</text:p>
          </table:table-cell>
          <table:table-cell table:style-name="ce7"/>
          <table:table-cell table:style-name="ce10"/>
          <table:table-cell table:style-name="ce51" table:formula="of:=RANDBETWEEN(2;13)" office:value-type="float" office:value="5" calcext:value-type="float">
            <text:p>5</text:p>
          </table:table-cell>
          <table:table-cell table:style-name="ce113" table:formula="of:=IF(ROUND(RAND());1;-1)*([.Y8]-2)" office:value-type="float" office:value="-2" calcext:value-type="float">
            <text:p>-2</text:p>
          </table:table-cell>
          <table:table-cell table:style-name="ce40" office:value-type="string" calcext:value-type="string">
            <text:p>×</text:p>
          </table:table-cell>
          <table:table-cell table:style-name="ce40" table:formula="of:=[.L8]" office:value-type="float" office:value="5" calcext:value-type="float">
            <text:p>5</text:p>
          </table:table-cell>
          <table:table-cell table:style-name="ce113" table:formula="of:=[.AF8]*IF(ROUND(RAND());1;-1)" office:value-type="float" office:value="3" calcext:value-type="float">
            <text:p>3</text:p>
          </table:table-cell>
          <table:table-cell table:style-name="ce42" office:value-type="string" calcext:value-type="string">
            <text:p>=</text:p>
          </table:table-cell>
          <table:table-cell/>
          <table:table-cell table:style-name="ce27" table:formula="of:=FACTEURSPREMIERS([.A8])" office:value-type="string" office:string-value="2×2×2×3×7" calcext:value-type="string">
            <text:p>2×2×2×3×7</text:p>
          </table:table-cell>
          <table:table-cell table:style-name="ce48" table:formula="of:=[.D8]*(CHOOSE([.Y8];0;0.01;0.001;1000;0.001;100;0.1;0.01;1000;0.1;0.001;10))&amp;&quot; &quot;&amp;[.G8]" office:value-type="string" office:string-value="10000 m" calcext:value-type="string">
            <text:p>10000 m</text:p>
          </table:table-cell>
          <table:table-cell table:style-name="ce27" table:formula="of:=([.AC8]-[.AB8])/[.AA8]" office:value-type="float" office:value="-5" calcext:value-type="float">
            <text:p>-5</text:p>
          </table:table-cell>
          <table:table-cell table:style-name="ce142" table:formula="of:=[.L8]" office:value-type="float" office:value="5" calcext:value-type="float">
            <text:p>5</text:p>
          </table:table-cell>
          <table:table-cell table:style-name="ce145" table:formula="of:=[.M8]+[.P8]" office:value-type="float" office:value="1" calcext:value-type="float">
            <text:p>1</text:p>
          </table:table-cell>
          <table:table-cell/>
          <table:table-cell table:formula="of:=RANK([.Z8];[.Z1:.Z10])+2" office:value-type="float" office:value="4" calcext:value-type="float">
            <text:p>4</text:p>
          </table:table-cell>
          <table:table-cell table:style-name="ce81" table:formula="of:=RAND()" office:value-type="float" office:value="0.885933557339065" calcext:value-type="float">
            <text:p>0,885933557339065</text:p>
          </table:table-cell>
          <table:table-cell table:formula="of:=(RANDBETWEEN(0;1)*2-1)*RANDBETWEEN(1;8)" office:value-type="float" office:value="-7" calcext:value-type="float">
            <text:p>-7</text:p>
          </table:table-cell>
          <table:table-cell table:formula="of:=RANDBETWEEN(-8;8)" office:value-type="float" office:value="3" calcext:value-type="float">
            <text:p>3</text:p>
          </table:table-cell>
          <table:table-cell table:formula="of:=[.AA8]*RANDBETWEEN(-5;5)+[.AB8]" office:value-type="float" office:value="38" calcext:value-type="float">
            <text:p>38</text:p>
          </table:table-cell>
          <table:table-cell table:formula="of:=RANK([.AE8];[.AE3:.AE8])" office:value-type="float" office:value="4" calcext:value-type="float">
            <text:p>4</text:p>
          </table:table-cell>
          <table:table-cell table:style-name="ce81" table:formula="of:=RAND()" office:value-type="float" office:value="0.226501549661042" calcext:value-type="float">
            <text:p>0,226501549661042</text:p>
          </table:table-cell>
          <table:table-cell table:formula="of:=RANK([.AG8];[.AG1:.AG10])" office:value-type="float" office:value="3" calcext:value-type="float">
            <text:p>3</text:p>
          </table:table-cell>
          <table:table-cell table:style-name="ce81" table:formula="of:=RAND()" office:value-type="float" office:value="0.951035678501773" calcext:value-type="float">
            <text:p>0,951035678501773</text:p>
          </table:table-cell>
          <table:table-cell table:number-columns-repeated="991"/>
        </table:table-row>
        <table:table-row table:style-name="ro3">
          <table:table-cell table:style-name="ce19" office:value-type="string" calcext:value-type="string" table:number-columns-spanned="3" table:number-rows-spanned="1">
            <text:p>😕 <text:s text:c="3"/>😃 <text:s text:c="3"/>😎</text:p>
          </table:table-cell>
          <table:covered-table-cell table:number-columns-repeated="2"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style-name="ce113" table:formula="of:=IF(ROUND(RAND());1;-1)*([.Y9]-2)" office:value-type="float" office:value="5" calcext:value-type="float">
            <text:p>5</text:p>
          </table:covered-table-cell>
          <table:covered-table-cell table:style-name="ce19"/>
          <table:covered-table-cell table:number-columns-repeated="3" table:style-name="ce15"/>
          <table:table-cell table:number-columns-repeated="7"/>
          <table:table-cell table:formula="of:=RANK([.Z9];[.Z1:.Z10])+2" office:value-type="float" office:value="7" calcext:value-type="float">
            <text:p>7</text:p>
          </table:table-cell>
          <table:table-cell table:style-name="ce81" table:formula="of:=RAND()" office:value-type="float" office:value="0.381194755665595" calcext:value-type="float">
            <text:p>0,381194755665595</text:p>
          </table:table-cell>
          <table:table-cell table:number-columns-repeated="5"/>
          <table:table-cell table:formula="of:=RANK([.AG9];[.AG1:.AG10])" office:value-type="float" office:value="2" calcext:value-type="float">
            <text:p>2</text:p>
          </table:table-cell>
          <table:table-cell table:style-name="ce81" table:formula="of:=RAND()" office:value-type="float" office:value="0.976186586809773" calcext:value-type="float">
            <text:p>0,976186586809773</text:p>
          </table:table-cell>
          <table:table-cell table:number-columns-repeated="991"/>
        </table:table-row>
        <table:table-row table:style-name="ro4">
          <table:table-cell table:number-columns-repeated="24"/>
          <table:table-cell table:formula="of:=RANK([.Z10];[.Z1:.Z10])+2" office:value-type="float" office:value="12" calcext:value-type="float">
            <text:p>12</text:p>
          </table:table-cell>
          <table:table-cell table:style-name="ce81" table:formula="of:=RAND()" office:value-type="float" office:value="0.0448525967201908" calcext:value-type="float">
            <text:p>0,044852596720191</text:p>
          </table:table-cell>
          <table:table-cell table:number-columns-repeated="5"/>
          <table:table-cell table:formula="of:=RANK([.AG10];[.AG1:.AG10])" office:value-type="float" office:value="6" calcext:value-type="float">
            <text:p>6</text:p>
          </table:table-cell>
          <table:table-cell table:style-name="ce81" table:formula="of:=RAND()" office:value-type="float" office:value="0.545528949354962" calcext:value-type="float">
            <text:p>0,545528949354962</text:p>
          </table:table-cell>
          <table:table-cell table:number-columns-repeated="991"/>
        </table:table-row>
        <table:table-row table:style-name="ro5">
          <table:table-cell table:number-columns-repeated="26"/>
          <table:table-cell table:style-name="Default" table:number-columns-repeated="3"/>
          <table:table-cell table:number-columns-repeated="995"/>
        </table:table-row>
        <table:table-row table:style-name="ro2">
          <table:table-cell table:style-name="ce119" office:value-type="string" calcext:value-type="string" table:number-columns-spanned="3" table:number-rows-spanned="2">
            <text:p>CEINTURE VERTE</text:p>
          </table:table-cell>
          <table:covered-table-cell table:number-columns-repeated="2"/>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7" table:number-rows-spanned="1">
            <text:p><text:span text:style-name="T3"></text:span><text:span text:style-name="T4"> Validée     </text:span><text:span text:style-name="T5"></text:span><text:span text:style-name="T4"> Non validée</text:span></text:p>
          </table:table-cell>
          <table:covered-table-cell table:style-name="ce5"/>
          <table:covered-table-cell table:number-columns-repeated="3"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4"/>
          <table:table-cell table:formula="of:=RANK([.Z12];[.Z12:.Z21])+2" office:value-type="float" office:value="7" calcext:value-type="float">
            <text:p>7</text:p>
          </table:table-cell>
          <table:table-cell table:style-name="ce81" table:formula="of:=RAND()" office:value-type="float" office:value="0.619128066141334" calcext:value-type="float">
            <text:p>0,619128066141334</text:p>
          </table:table-cell>
          <table:table-cell table:number-columns-repeated="5"/>
          <table:table-cell table:formula="of:=RANK([.AG12];[.AG12:.AG21])" office:value-type="float" office:value="8" calcext:value-type="float">
            <text:p>8</text:p>
          </table:table-cell>
          <table:table-cell table:style-name="ce81" table:formula="of:=RAND()" office:value-type="float" office:value="0.0480225622766425" calcext:value-type="float">
            <text:p>0,048022562276643</text:p>
          </table:table-cell>
          <table:table-cell table:number-columns-repeated="991"/>
        </table:table-row>
        <table:table-row table:style-name="ro2">
          <table:covered-table-cell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54" office:value-type="string" calcext:value-type="string" table:number-columns-spanned="5" table:number-rows-spanned="1">
            <text:p>Classe :</text:p>
          </table:table-cell>
          <table:covered-table-cell table:number-columns-repeated="2" table:style-name="ce54"/>
          <table:covered-table-cell/>
          <table:covered-table-cell table:style-name="ce79"/>
          <table:table-cell table:style-name="ce22" table:formula="of:=[.$Q$2]" office:value-type="string" office:string-value="v1133" calcext:value-type="string">
            <text:p>v1133</text:p>
          </table:table-cell>
          <table:table-cell/>
          <table:table-cell table:style-name="ce25" office:value-type="string" calcext:value-type="string" table:number-columns-spanned="5" table:number-rows-spanned="1">
            <text:p>Correction CEINTURE VERTE</text:p>
          </table:table-cell>
          <table:covered-table-cell table:style-name="ce28"/>
          <table:covered-table-cell table:number-columns-repeated="2" table:style-name="ce30"/>
          <table:covered-table-cell table:style-name="ce31"/>
          <table:table-cell/>
          <table:table-cell table:formula="of:=RANK([.Z13];[.Z12:.Z21])+2" office:value-type="float" office:value="4" calcext:value-type="float">
            <text:p>4</text:p>
          </table:table-cell>
          <table:table-cell table:style-name="ce81" table:formula="of:=RAND()" office:value-type="float" office:value="0.850168145530425" calcext:value-type="float">
            <text:p>0,850168145530425</text:p>
          </table:table-cell>
          <table:table-cell table:number-columns-repeated="5"/>
          <table:table-cell table:formula="of:=RANK([.AG13];[.AG12:.AG21])" office:value-type="float" office:value="4" calcext:value-type="float">
            <text:p>4</text:p>
          </table:table-cell>
          <table:table-cell table:style-name="ce81" table:formula="of:=RAND()" office:value-type="float" office:value="0.737138656510384" calcext:value-type="float">
            <text:p>0,737138656510384</text:p>
          </table:table-cell>
          <table:table-cell table:number-columns-repeated="991"/>
        </table:table-row>
        <table:table-row table:style-name="ro3">
          <table:table-cell table:style-name="ce55" office:value-type="string" calcext:value-type="string" table:number-columns-spanned="3" table:number-rows-spanned="1">
            <text:p>Décomposer en facteurs premiers</text:p>
          </table:table-cell>
          <table:covered-table-cell table:number-columns-repeated="2" table:style-name="ce38"/>
          <table:table-cell table:style-name="ce55" office:value-type="string" calcext:value-type="string" table:number-columns-spanned="4" table:number-rows-spanned="1">
            <text:p>Conversions L, m, g</text:p>
          </table:table-cell>
          <table:covered-table-cell table:number-columns-repeated="3" table:style-name="ce38"/>
          <table:table-cell table:style-name="ce55" office:value-type="string" calcext:value-type="string" table:number-columns-spanned="4" table:number-rows-spanned="1">
            <text:p>Résoudre l’équation</text:p>
          </table:table-cell>
          <table:covered-table-cell table:number-columns-repeated="3" table:style-name="ce38"/>
          <table:table-cell table:style-name="ce55" office:value-type="string" calcext:value-type="string" table:number-columns-spanned="6" table:number-rows-spanned="1">
            <text:p>Quotient de puissances</text:p>
          </table:table-cell>
          <table:covered-table-cell table:number-columns-repeated="2" table:style-name="ce55"/>
          <table:covered-table-cell table:number-columns-repeated="3"/>
          <table:table-cell table:style-name="ce81"/>
          <table:table-cell table:style-name="ce82" office:value-type="string" calcext:value-type="string">
            <text:p>3<text:span text:style-name="T2">e</text:span></text:p>
          </table:table-cell>
          <table:table-cell table:style-name="ce87" table:formula="of:=[.Q12]" office:value-type="string" office:string-value="AB" calcext:value-type="string">
            <text:p>AB</text:p>
          </table:table-cell>
          <table:table-cell table:style-name="ce29" table:number-columns-repeated="2"/>
          <table:table-cell table:style-name="ce144" table:formula="of:=[.Q13]" office:value-type="string" office:string-value="v1133" calcext:value-type="string">
            <text:p>v1133</text:p>
          </table:table-cell>
          <table:table-cell table:style-name="ce81"/>
          <table:table-cell table:formula="of:=RANK([.Z14];[.Z12:.Z21])+2" office:value-type="float" office:value="5" calcext:value-type="float">
            <text:p>5</text:p>
          </table:table-cell>
          <table:table-cell table:style-name="ce81" table:formula="of:=RAND()" office:value-type="float" office:value="0.779475541426941" calcext:value-type="float">
            <text:p>0,779475541426941</text:p>
          </table:table-cell>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formula="of:=RANK([.AE14];[.AE14:.AE19])" office:value-type="float" office:value="2" calcext:value-type="float">
            <text:p>2</text:p>
          </table:table-cell>
          <table:table-cell table:style-name="ce81" table:formula="of:=RAND()" office:value-type="float" office:value="0.937784438062938" calcext:value-type="float">
            <text:p>0,937784438062938</text:p>
          </table:table-cell>
          <table:table-cell table:formula="of:=RANK([.AG14];[.AG12:.AG21])" office:value-type="float" office:value="1" calcext:value-type="float">
            <text:p>1</text:p>
          </table:table-cell>
          <table:table-cell table:style-name="ce81" table:formula="of:=RAND()" office:value-type="float" office:value="0.962576654135614" calcext:value-type="float">
            <text:p>0,962576654135614</text:p>
          </table:table-cell>
          <table:table-cell table:number-columns-repeated="991"/>
        </table:table-row>
        <table:table-row table:style-name="ro3">
          <table:table-cell table:style-name="ce129" table:formula="of:=[.AD14]*([.AD14]+1)*[.AD15]" office:value-type="float" office:value="24" calcext:value-type="float">
            <text:p>24</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50" calcext:value-type="float">
            <text:p>50</text:p>
          </table:table-cell>
          <table:table-cell table:style-name="ce40" table:formula="of:=CHOOSE([.Y15];&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Y15]&lt;5;&quot;m&quot;;IF(AND([.Y15]&gt;4;[.Y15]&lt;9);&quot;L&quot;;&quot;g&quot;))" office:value-type="string" office:string-value="L" calcext:value-type="string">
            <text:p>L</text:p>
          </table:table-cell>
          <table:table-cell table:style-name="ce4"/>
          <table:table-cell table:style-name="ce47" table:formula="of:=[.AA15]&amp;&quot;x&quot;&amp;IF([.AB15]&lt;0;[.AB15];&quot;+&quot;&amp;[.AB15])&amp;&quot;=&quot;&amp;[.AC15]" office:value-type="string" office:string-value="-8x-6=-14" calcext:value-type="string">
            <text:p>-8x-6=-14</text:p>
          </table:table-cell>
          <table:table-cell table:style-name="ce7"/>
          <table:table-cell table:style-name="ce10"/>
          <table:table-cell table:style-name="ce51" table:formula="of:=RANDBETWEEN(2;13)" office:value-type="float" office:value="13" calcext:value-type="float">
            <text:p>13</text:p>
          </table:table-cell>
          <table:table-cell table:style-name="ce113" table:formula="of:=IF(ROUND(RAND());1;-1)*([.Y15]-2)" office:value-type="float" office:value="-4" calcext:value-type="float">
            <text:p>-4</text:p>
          </table:table-cell>
          <table:table-cell table:style-name="ce40" office:value-type="string" calcext:value-type="string">
            <text:p>×</text:p>
          </table:table-cell>
          <table:table-cell table:style-name="ce40" table:formula="of:=[.L15]" office:value-type="float" office:value="13" calcext:value-type="float">
            <text:p>13</text:p>
          </table:table-cell>
          <table:table-cell table:style-name="ce113" table:formula="of:=[.AF15]*IF(ROUND(RAND());1;-1)" office:value-type="float" office:value="5" calcext:value-type="float">
            <text:p>5</text:p>
          </table:table-cell>
          <table:table-cell table:style-name="ce42" office:value-type="string" calcext:value-type="string">
            <text:p>=</text:p>
          </table:table-cell>
          <table:table-cell/>
          <table:table-cell table:style-name="ce27" table:formula="of:=FACTEURSPREMIERS([.A15])" office:value-type="string" office:string-value="2×2×2×3" calcext:value-type="string">
            <text:p>2×2×2×3</text:p>
          </table:table-cell>
          <table:table-cell table:style-name="ce48" table:formula="of:=[.D15]*(CHOOSE([.Y15];0;0.01;0.001;1000;0.001;100;0.1;0.01;1000;0.1;0.001;10))&amp;&quot; &quot;&amp;[.G15]" office:value-type="string" office:string-value="5000 L" calcext:value-type="string">
            <text:p>5000 L</text:p>
          </table:table-cell>
          <table:table-cell table:style-name="ce27" table:formula="of:=([.AC15]-[.AB15])/[.AA15]" office:value-type="float" office:value="1" calcext:value-type="float">
            <text:p>1</text:p>
          </table:table-cell>
          <table:table-cell table:style-name="ce142" table:formula="of:=[.L15]" office:value-type="float" office:value="13" calcext:value-type="float">
            <text:p>13</text:p>
          </table:table-cell>
          <table:table-cell table:style-name="ce145" table:formula="of:=[.M15]+[.P15]" office:value-type="float" office:value="1" calcext:value-type="float">
            <text:p>1</text:p>
          </table:table-cell>
          <table:table-cell/>
          <table:table-cell table:formula="of:=RANK([.Z15];[.Z12:.Z21])+2" office:value-type="float" office:value="6" calcext:value-type="float">
            <text:p>6</text:p>
          </table:table-cell>
          <table:table-cell table:style-name="ce81" table:formula="of:=RAND()" office:value-type="float" office:value="0.777705560899814" calcext:value-type="float">
            <text:p>0,777705560899814</text:p>
          </table:table-cell>
          <table:table-cell table:formula="of:=(RANDBETWEEN(0;1)*2-1)*RANDBETWEEN(1;8)" office:value-type="float" office:value="-8" calcext:value-type="float">
            <text:p>-8</text:p>
          </table:table-cell>
          <table:table-cell table:formula="of:=RANDBETWEEN(-8;8)" office:value-type="float" office:value="-6" calcext:value-type="float">
            <text:p>-6</text:p>
          </table:table-cell>
          <table:table-cell table:formula="of:=[.AA15]*RANDBETWEEN(-5;5)+[.AB15]" office:value-type="float" office:value="-14" calcext:value-type="float">
            <text:p>-14</text:p>
          </table:table-cell>
          <table:table-cell table:formula="of:=RANK([.AE15];[.AE14:.AE19])" office:value-type="float" office:value="4" calcext:value-type="float">
            <text:p>4</text:p>
          </table:table-cell>
          <table:table-cell table:style-name="ce81" table:formula="of:=RAND()" office:value-type="float" office:value="0.593965488065511" calcext:value-type="float">
            <text:p>0,593965488065511</text:p>
          </table:table-cell>
          <table:table-cell table:formula="of:=RANK([.AG15];[.AG12:.AG21])" office:value-type="float" office:value="5" calcext:value-type="float">
            <text:p>5</text:p>
          </table:table-cell>
          <table:table-cell table:style-name="ce81" table:formula="of:=RAND()" office:value-type="float" office:value="0.222612233560832" calcext:value-type="float">
            <text:p>0,222612233560832</text:p>
          </table:table-cell>
          <table:table-cell table:number-columns-repeated="991"/>
        </table:table-row>
        <table:table-row table:style-name="ro3">
          <table:table-cell table:style-name="ce129" table:formula="of:=[.AD15]*([.AD15]+1)*[.AD16]" office:value-type="float" office:value="120" calcext:value-type="float">
            <text:p>12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36" calcext:value-type="float">
            <text:p>4,36</text:p>
          </table:table-cell>
          <table:table-cell table:style-name="ce40" table:formula="of:=CHOOSE([.Y16];&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Y16]&lt;5;&quot;m&quot;;IF(AND([.Y16]&gt;4;[.Y16]&lt;9);&quot;L&quot;;&quot;g&quot;))" office:value-type="string" office:string-value="g" calcext:value-type="string">
            <text:p>g</text:p>
          </table:table-cell>
          <table:table-cell table:style-name="ce4"/>
          <table:table-cell table:style-name="ce47" table:formula="of:=[.AA16]&amp;&quot;x&quot;&amp;IF([.AB16]&lt;0;[.AB16];&quot;+&quot;&amp;[.AB16])&amp;&quot;=&quot;&amp;[.AC16]" office:value-type="string" office:string-value="-6x+8=32" calcext:value-type="string">
            <text:p>-6x+8=32</text:p>
          </table:table-cell>
          <table:table-cell table:style-name="ce7"/>
          <table:table-cell table:style-name="ce10"/>
          <table:table-cell table:style-name="ce51" table:formula="of:=RANDBETWEEN(2;13)" office:value-type="float" office:value="10" calcext:value-type="float">
            <text:p>10</text:p>
          </table:table-cell>
          <table:table-cell table:style-name="ce113" table:formula="of:=IF(ROUND(RAND());1;-1)*([.Y16]-2)" office:value-type="float" office:value="-9" calcext:value-type="float">
            <text:p>-9</text:p>
          </table:table-cell>
          <table:table-cell table:style-name="ce40" office:value-type="string" calcext:value-type="string">
            <text:p>×</text:p>
          </table:table-cell>
          <table:table-cell table:style-name="ce40" table:formula="of:=[.L16]" office:value-type="float" office:value="10" calcext:value-type="float">
            <text:p>10</text:p>
          </table:table-cell>
          <table:table-cell table:style-name="ce113" table:formula="of:=[.AF16]*IF(ROUND(RAND());1;-1)" office:value-type="float" office:value="6" calcext:value-type="float">
            <text:p>6</text:p>
          </table:table-cell>
          <table:table-cell table:style-name="ce42" office:value-type="string" calcext:value-type="string">
            <text:p>=</text:p>
          </table:table-cell>
          <table:table-cell/>
          <table:table-cell table:style-name="ce27" table:formula="of:=FACTEURSPREMIERS([.A16])" office:value-type="string" office:string-value="2×2×2×3×5" calcext:value-type="string">
            <text:p>2×2×2×3×5</text:p>
          </table:table-cell>
          <table:table-cell table:style-name="ce48" table:formula="of:=[.D16]*(CHOOSE([.Y16];0;0.01;0.001;1000;0.001;100;0.1;0.01;1000;0.1;0.001;10))&amp;&quot; &quot;&amp;[.G16]" office:value-type="string" office:string-value="0,00436 g" calcext:value-type="string">
            <text:p>0,00436 g</text:p>
          </table:table-cell>
          <table:table-cell table:style-name="ce27" table:formula="of:=([.AC16]-[.AB16])/[.AA16]" office:value-type="float" office:value="-4" calcext:value-type="float">
            <text:p>-4</text:p>
          </table:table-cell>
          <table:table-cell table:style-name="ce142" table:formula="of:=[.L16]" office:value-type="float" office:value="10" calcext:value-type="float">
            <text:p>10</text:p>
          </table:table-cell>
          <table:table-cell table:style-name="ce145" table:formula="of:=[.M16]+[.P16]" office:value-type="float" office:value="-3" calcext:value-type="float">
            <text:p>-3</text:p>
          </table:table-cell>
          <table:table-cell/>
          <table:table-cell table:formula="of:=RANK([.Z16];[.Z12:.Z21])+2" office:value-type="float" office:value="11" calcext:value-type="float">
            <text:p>11</text:p>
          </table:table-cell>
          <table:table-cell table:style-name="ce81" table:formula="of:=RAND()" office:value-type="float" office:value="0.208889525079493" calcext:value-type="float">
            <text:p>0,208889525079493</text:p>
          </table:table-cell>
          <table:table-cell table:formula="of:=(RANDBETWEEN(0;1)*2-1)*RANDBETWEEN(1;8)" office:value-type="float" office:value="-6" calcext:value-type="float">
            <text:p>-6</text:p>
          </table:table-cell>
          <table:table-cell table:formula="of:=RANDBETWEEN(-8;8)" office:value-type="float" office:value="8" calcext:value-type="float">
            <text:p>8</text:p>
          </table:table-cell>
          <table:table-cell table:formula="of:=[.AA16]*RANDBETWEEN(-5;5)+[.AB16]" office:value-type="float" office:value="32" calcext:value-type="float">
            <text:p>32</text:p>
          </table:table-cell>
          <table:table-cell table:formula="of:=RANK([.AE16];[.AE14:.AE19])" office:value-type="float" office:value="6" calcext:value-type="float">
            <text:p>6</text:p>
          </table:table-cell>
          <table:table-cell table:style-name="ce81" table:formula="of:=RAND()" office:value-type="float" office:value="0.195216579161292" calcext:value-type="float">
            <text:p>0,195216579161292</text:p>
          </table:table-cell>
          <table:table-cell table:formula="of:=RANK([.AG16];[.AG12:.AG21])" office:value-type="float" office:value="6" calcext:value-type="float">
            <text:p>6</text:p>
          </table:table-cell>
          <table:table-cell table:style-name="ce81" table:formula="of:=RAND()" office:value-type="float" office:value="0.133210165661815" calcext:value-type="float">
            <text:p>0,133210165661815</text:p>
          </table:table-cell>
          <table:table-cell table:number-columns-repeated="991"/>
        </table:table-row>
        <table:table-row table:style-name="ro3">
          <table:table-cell table:style-name="ce129" table:formula="of:=[.AD16]*([.AD16]+1)*[.AD17]" office:value-type="float" office:value="42" calcext:value-type="float">
            <text:p>42</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92" calcext:value-type="float">
            <text:p>92</text:p>
          </table:table-cell>
          <table:table-cell table:style-name="ce40" table:formula="of:=CHOOSE([.Y17];&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Y17]&lt;5;&quot;m&quot;;IF(AND([.Y17]&gt;4;[.Y17]&lt;9);&quot;L&quot;;&quot;g&quot;))" office:value-type="string" office:string-value="g" calcext:value-type="string">
            <text:p>g</text:p>
          </table:table-cell>
          <table:table-cell table:style-name="ce4"/>
          <table:table-cell table:style-name="ce47" table:formula="of:=[.AA17]&amp;&quot;x&quot;&amp;IF([.AB17]&lt;0;[.AB17];&quot;+&quot;&amp;[.AB17])&amp;&quot;=&quot;&amp;[.AC17]" office:value-type="string" office:string-value="5x-7=3" calcext:value-type="string">
            <text:p>5x-7=3</text:p>
          </table:table-cell>
          <table:table-cell table:style-name="ce7"/>
          <table:table-cell table:style-name="ce10"/>
          <table:table-cell table:style-name="ce51" table:formula="of:=RANDBETWEEN(2;13)" office:value-type="float" office:value="2" calcext:value-type="float">
            <text:p>2</text:p>
          </table:table-cell>
          <table:table-cell table:style-name="ce113" table:formula="of:=IF(ROUND(RAND());1;-1)*([.Y17]-2)" office:value-type="float" office:value="-8" calcext:value-type="float">
            <text:p>-8</text:p>
          </table:table-cell>
          <table:table-cell table:style-name="ce40" office:value-type="string" calcext:value-type="string">
            <text:p>×</text:p>
          </table:table-cell>
          <table:table-cell table:style-name="ce40" table:formula="of:=[.L17]" office:value-type="float" office:value="2" calcext:value-type="float">
            <text:p>2</text:p>
          </table:table-cell>
          <table:table-cell table:style-name="ce113" table:formula="of:=[.AF17]*IF(ROUND(RAND());1;-1)" office:value-type="float" office:value="-2" calcext:value-type="float">
            <text:p>-2</text:p>
          </table:table-cell>
          <table:table-cell table:style-name="ce42" office:value-type="string" calcext:value-type="string">
            <text:p>=</text:p>
          </table:table-cell>
          <table:table-cell/>
          <table:table-cell table:style-name="ce27" table:formula="of:=FACTEURSPREMIERS([.A17])" office:value-type="string" office:string-value="2×3×7" calcext:value-type="string">
            <text:p>2×3×7</text:p>
          </table:table-cell>
          <table:table-cell table:style-name="ce48" table:formula="of:=[.D17]*(CHOOSE([.Y17];0;0.01;0.001;1000;0.001;100;0.1;0.01;1000;0.1;0.001;10))&amp;&quot; &quot;&amp;[.G17]" office:value-type="string" office:string-value="9,2 g" calcext:value-type="string">
            <text:p>9,2 g</text:p>
          </table:table-cell>
          <table:table-cell table:style-name="ce27" table:formula="of:=([.AC17]-[.AB17])/[.AA17]" office:value-type="float" office:value="2" calcext:value-type="float">
            <text:p>2</text:p>
          </table:table-cell>
          <table:table-cell table:style-name="ce142" table:formula="of:=[.L17]" office:value-type="float" office:value="2" calcext:value-type="float">
            <text:p>2</text:p>
          </table:table-cell>
          <table:table-cell table:style-name="ce145" table:formula="of:=[.M17]+[.P17]" office:value-type="float" office:value="-10" calcext:value-type="float">
            <text:p>-10</text:p>
          </table:table-cell>
          <table:table-cell/>
          <table:table-cell table:formula="of:=RANK([.Z17];[.Z12:.Z21])+2" office:value-type="float" office:value="10" calcext:value-type="float">
            <text:p>10</text:p>
          </table:table-cell>
          <table:table-cell table:style-name="ce81" table:formula="of:=RAND()" office:value-type="float" office:value="0.220115622538008" calcext:value-type="float">
            <text:p>0,220115622538008</text:p>
          </table:table-cell>
          <table:table-cell table:formula="of:=(RANDBETWEEN(0;1)*2-1)*RANDBETWEEN(1;8)" office:value-type="float" office:value="5" calcext:value-type="float">
            <text:p>5</text:p>
          </table:table-cell>
          <table:table-cell table:formula="of:=RANDBETWEEN(-8;8)" office:value-type="float" office:value="-7" calcext:value-type="float">
            <text:p>-7</text:p>
          </table:table-cell>
          <table:table-cell table:formula="of:=[.AA17]*RANDBETWEEN(-5;5)+[.AB17]" office:value-type="float" office:value="3" calcext:value-type="float">
            <text:p>3</text:p>
          </table:table-cell>
          <table:table-cell table:formula="of:=RANK([.AE17];[.AE14:.AE19])" office:value-type="float" office:value="1" calcext:value-type="float">
            <text:p>1</text:p>
          </table:table-cell>
          <table:table-cell table:style-name="ce81" table:formula="of:=RAND()" office:value-type="float" office:value="0.997431205693879" calcext:value-type="float">
            <text:p>0,997431205693879</text:p>
          </table:table-cell>
          <table:table-cell table:formula="of:=RANK([.AG17];[.AG12:.AG21])" office:value-type="float" office:value="2" calcext:value-type="float">
            <text:p>2</text:p>
          </table:table-cell>
          <table:table-cell table:style-name="ce81" table:formula="of:=RAND()" office:value-type="float" office:value="0.931549652166623" calcext:value-type="float">
            <text:p>0,931549652166623</text:p>
          </table:table-cell>
          <table:table-cell table:number-columns-repeated="991"/>
        </table:table-row>
        <table:table-row table:style-name="ro3">
          <table:table-cell table:style-name="ce129" table:formula="of:=[.AD17]*([.AD17]+1)*[.AD18]" office:value-type="float" office:value="6" calcext:value-type="float">
            <text:p>6</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Y18];&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Y18]&lt;5;&quot;m&quot;;IF(AND([.Y18]&gt;4;[.Y18]&lt;9);&quot;L&quot;;&quot;g&quot;))" office:value-type="string" office:string-value="g" calcext:value-type="string">
            <text:p>g</text:p>
          </table:table-cell>
          <table:table-cell table:style-name="ce4"/>
          <table:table-cell table:style-name="ce47" table:formula="of:=[.AA18]&amp;&quot;x&quot;&amp;IF([.AB18]&lt;0;[.AB18];&quot;+&quot;&amp;[.AB18])&amp;&quot;=&quot;&amp;[.AC18]" office:value-type="string" office:string-value="-2x+7=7" calcext:value-type="string">
            <text:p>-2x+7=7</text:p>
          </table:table-cell>
          <table:table-cell table:style-name="ce7"/>
          <table:table-cell table:style-name="ce10"/>
          <table:table-cell table:style-name="ce51" table:formula="of:=RANDBETWEEN(2;13)" office:value-type="float" office:value="9" calcext:value-type="float">
            <text:p>9</text:p>
          </table:table-cell>
          <table:table-cell table:style-name="ce113" table:formula="of:=IF(ROUND(RAND());1;-1)*([.Y18]-2)" office:value-type="float" office:value="-10" calcext:value-type="float">
            <text:p>-10</text:p>
          </table:table-cell>
          <table:table-cell table:style-name="ce40" office:value-type="string" calcext:value-type="string">
            <text:p>×</text:p>
          </table:table-cell>
          <table:table-cell table:style-name="ce40" table:formula="of:=[.L18]" office:value-type="float" office:value="9" calcext:value-type="float">
            <text:p>9</text:p>
          </table:table-cell>
          <table:table-cell table:style-name="ce113" table:formula="of:=[.AF18]*IF(ROUND(RAND());1;-1)" office:value-type="float" office:value="-10" calcext:value-type="float">
            <text:p>-10</text:p>
          </table:table-cell>
          <table:table-cell table:style-name="ce42" office:value-type="string" calcext:value-type="string">
            <text:p>=</text:p>
          </table:table-cell>
          <table:table-cell/>
          <table:table-cell table:style-name="ce27" table:formula="of:=FACTEURSPREMIERS([.A18])" office:value-type="string" office:string-value="2×3" calcext:value-type="string">
            <text:p>2×3</text:p>
          </table:table-cell>
          <table:table-cell table:style-name="ce48" table:formula="of:=[.D18]*(CHOOSE([.Y18];0;0.01;0.001;1000;0.001;100;0.1;0.01;1000;0.1;0.001;10))&amp;&quot; &quot;&amp;[.G18]" office:value-type="string" office:string-value="100 g" calcext:value-type="string">
            <text:p>100 g</text:p>
          </table:table-cell>
          <table:table-cell table:style-name="ce27" table:formula="of:=([.AC18]-[.AB18])/[.AA18]" office:value-type="float" office:value="-0" calcext:value-type="float">
            <text:p>0</text:p>
          </table:table-cell>
          <table:table-cell table:style-name="ce142" table:formula="of:=[.L18]" office:value-type="float" office:value="9" calcext:value-type="float">
            <text:p>9</text:p>
          </table:table-cell>
          <table:table-cell table:style-name="ce145" table:formula="of:=[.M18]+[.P18]" office:value-type="float" office:value="-20" calcext:value-type="float">
            <text:p>-20</text:p>
          </table:table-cell>
          <table:table-cell/>
          <table:table-cell table:formula="of:=RANK([.Z18];[.Z12:.Z21])+2" office:value-type="float" office:value="12" calcext:value-type="float">
            <text:p>12</text:p>
          </table:table-cell>
          <table:table-cell table:style-name="ce81" table:formula="of:=RAND()" office:value-type="float" office:value="0.122206657774961" calcext:value-type="float">
            <text:p>0,122206657774961</text:p>
          </table:table-cell>
          <table:table-cell table:formula="of:=(RANDBETWEEN(0;1)*2-1)*RANDBETWEEN(1;8)" office:value-type="float" office:value="-2" calcext:value-type="float">
            <text:p>-2</text:p>
          </table:table-cell>
          <table:table-cell table:formula="of:=RANDBETWEEN(-8;8)" office:value-type="float" office:value="7" calcext:value-type="float">
            <text:p>7</text:p>
          </table:table-cell>
          <table:table-cell table:formula="of:=[.AA18]*RANDBETWEEN(-5;5)+[.AB18]" office:value-type="float" office:value="7" calcext:value-type="float">
            <text:p>7</text:p>
          </table:table-cell>
          <table:table-cell table:formula="of:=RANK([.AE18];[.AE14:.AE19])" office:value-type="float" office:value="3" calcext:value-type="float">
            <text:p>3</text:p>
          </table:table-cell>
          <table:table-cell table:style-name="ce81" table:formula="of:=RAND()" office:value-type="float" office:value="0.64713773408365" calcext:value-type="float">
            <text:p>0,64713773408365</text:p>
          </table:table-cell>
          <table:table-cell table:formula="of:=RANK([.AG18];[.AG12:.AG21])" office:value-type="float" office:value="10" calcext:value-type="float">
            <text:p>10</text:p>
          </table:table-cell>
          <table:table-cell table:style-name="ce81" table:formula="of:=RAND()" office:value-type="float" office:value="0.000784825351972107" calcext:value-type="float">
            <text:p>0,000784825351972</text:p>
          </table:table-cell>
          <table:table-cell table:number-columns-repeated="991"/>
        </table:table-row>
        <table:table-row table:style-name="ro3">
          <table:table-cell table:style-name="ce129" table:formula="of:=[.AD18]*([.AD18]+1)*[.AD19]" office:value-type="float" office:value="60" calcext:value-type="float">
            <text:p>6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97" calcext:value-type="float">
            <text:p>4,97</text:p>
          </table:table-cell>
          <table:table-cell table:style-name="ce40" table:formula="of:=CHOOSE([.Y19];&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Y19]&lt;5;&quot;m&quot;;IF(AND([.Y19]&gt;4;[.Y19]&lt;9);&quot;L&quot;;&quot;g&quot;))" office:value-type="string" office:string-value="g" calcext:value-type="string">
            <text:p>g</text:p>
          </table:table-cell>
          <table:table-cell table:style-name="ce4"/>
          <table:table-cell table:style-name="ce47" table:formula="of:=[.AA19]&amp;&quot;x&quot;&amp;IF([.AB19]&lt;0;[.AB19];&quot;+&quot;&amp;[.AB19])&amp;&quot;=&quot;&amp;[.AC19]" office:value-type="string" office:string-value="1x-5=-8" calcext:value-type="string">
            <text:p>1x-5=-8</text:p>
          </table:table-cell>
          <table:table-cell table:style-name="ce7"/>
          <table:table-cell table:style-name="ce10"/>
          <table:table-cell table:style-name="ce51" table:formula="of:=RANDBETWEEN(2;13)" office:value-type="float" office:value="13" calcext:value-type="float">
            <text:p>13</text:p>
          </table:table-cell>
          <table:table-cell table:style-name="ce113" table:formula="of:=IF(ROUND(RAND());1;-1)*([.Y19]-2)" office:value-type="float" office:value="-7" calcext:value-type="float">
            <text:p>-7</text:p>
          </table:table-cell>
          <table:table-cell table:style-name="ce40" office:value-type="string" calcext:value-type="string">
            <text:p>×</text:p>
          </table:table-cell>
          <table:table-cell table:style-name="ce40" table:formula="of:=[.L19]" office:value-type="float" office:value="13" calcext:value-type="float">
            <text:p>13</text:p>
          </table:table-cell>
          <table:table-cell table:style-name="ce113" table:formula="of:=[.AF19]*IF(ROUND(RAND());1;-1)" office:value-type="float" office:value="9" calcext:value-type="float">
            <text:p>9</text:p>
          </table:table-cell>
          <table:table-cell table:style-name="ce42" office:value-type="string" calcext:value-type="string">
            <text:p>=</text:p>
          </table:table-cell>
          <table:table-cell/>
          <table:table-cell table:style-name="ce27" table:formula="of:=FACTEURSPREMIERS([.A19])" office:value-type="string" office:string-value="2×2×3×5" calcext:value-type="string">
            <text:p>2×2×3×5</text:p>
          </table:table-cell>
          <table:table-cell table:style-name="ce48" table:formula="of:=[.D19]*(CHOOSE([.Y19];0;0.01;0.001;1000;0.001;100;0.1;0.01;1000;0.1;0.001;10))&amp;&quot; &quot;&amp;[.G19]" office:value-type="string" office:string-value="4970 g" calcext:value-type="string">
            <text:p>4970 g</text:p>
          </table:table-cell>
          <table:table-cell table:style-name="ce27" table:formula="of:=([.AC19]-[.AB19])/[.AA19]" office:value-type="float" office:value="-3" calcext:value-type="float">
            <text:p>-3</text:p>
          </table:table-cell>
          <table:table-cell table:style-name="ce142" table:formula="of:=[.L19]" office:value-type="float" office:value="13" calcext:value-type="float">
            <text:p>13</text:p>
          </table:table-cell>
          <table:table-cell table:style-name="ce145" table:formula="of:=[.M19]+[.P19]" office:value-type="float" office:value="2" calcext:value-type="float">
            <text:p>2</text:p>
          </table:table-cell>
          <table:table-cell/>
          <table:table-cell table:formula="of:=RANK([.Z19];[.Z12:.Z21])+2" office:value-type="float" office:value="9" calcext:value-type="float">
            <text:p>9</text:p>
          </table:table-cell>
          <table:table-cell table:style-name="ce81" table:formula="of:=RAND()" office:value-type="float" office:value="0.232228815750549" calcext:value-type="float">
            <text:p>0,232228815750549</text:p>
          </table:table-cell>
          <table:table-cell table:formula="of:=(RANDBETWEEN(0;1)*2-1)*RANDBETWEEN(1;8)" office:value-type="float" office:value="1" calcext:value-type="float">
            <text:p>1</text:p>
          </table:table-cell>
          <table:table-cell table:formula="of:=RANDBETWEEN(-8;8)" office:value-type="float" office:value="-5" calcext:value-type="float">
            <text:p>-5</text:p>
          </table:table-cell>
          <table:table-cell table:formula="of:=[.AA19]*RANDBETWEEN(-5;5)+[.AB19]" office:value-type="float" office:value="-8" calcext:value-type="float">
            <text:p>-8</text:p>
          </table:table-cell>
          <table:table-cell table:formula="of:=RANK([.AE19];[.AE14:.AE19])" office:value-type="float" office:value="5" calcext:value-type="float">
            <text:p>5</text:p>
          </table:table-cell>
          <table:table-cell table:style-name="ce81" table:formula="of:=RAND()" office:value-type="float" office:value="0.53422003548974" calcext:value-type="float">
            <text:p>0,53422003548974</text:p>
          </table:table-cell>
          <table:table-cell table:formula="of:=RANK([.AG19];[.AG12:.AG21])" office:value-type="float" office:value="9" calcext:value-type="float">
            <text:p>9</text:p>
          </table:table-cell>
          <table:table-cell table:style-name="ce81" table:formula="of:=RAND()" office:value-type="float" office:value="0.0289069883944336" calcext:value-type="float">
            <text:p>0,028906988394434</text:p>
          </table:table-cell>
          <table:table-cell table:number-columns-repeated="991"/>
        </table:table-row>
        <table:table-row table:style-name="ro3">
          <table:table-cell table:style-name="ce19" office:value-type="string" calcext:value-type="string" table:number-columns-spanned="3" table:number-rows-spanned="1">
            <text:p>😕 <text:s text:c="3"/>😃 <text:s text:c="3"/>😎</text:p>
          </table:table-cell>
          <table:covered-table-cell table:number-columns-repeated="2"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style-name="ce113" table:formula="of:=IF(ROUND(RAND());1;-1)*([.Y20]-2)" office:value-type="float" office:value="-1" calcext:value-type="float">
            <text:p>-1</text:p>
          </table:covered-table-cell>
          <table:covered-table-cell table:style-name="ce19"/>
          <table:covered-table-cell table:number-columns-repeated="3" table:style-name="ce15"/>
          <table:table-cell table:number-columns-repeated="7"/>
          <table:table-cell table:formula="of:=RANK([.Z20];[.Z12:.Z21])+2" office:value-type="float" office:value="3" calcext:value-type="float">
            <text:p>3</text:p>
          </table:table-cell>
          <table:table-cell table:style-name="ce81" table:formula="of:=RAND()" office:value-type="float" office:value="0.959652313827122" calcext:value-type="float">
            <text:p>0,959652313827122</text:p>
          </table:table-cell>
          <table:table-cell table:number-columns-repeated="5"/>
          <table:table-cell table:formula="of:=RANK([.AG20];[.AG12:.AG21])" office:value-type="float" office:value="7" calcext:value-type="float">
            <text:p>7</text:p>
          </table:table-cell>
          <table:table-cell table:style-name="ce81" table:formula="of:=RAND()" office:value-type="float" office:value="0.108904348549918" calcext:value-type="float">
            <text:p>0,108904348549918</text:p>
          </table:table-cell>
          <table:table-cell table:number-columns-repeated="991"/>
        </table:table-row>
        <table:table-row table:style-name="ro4">
          <table:table-cell table:number-columns-repeated="24"/>
          <table:table-cell table:formula="of:=RANK([.Z21];[.Z12:.Z21])+2" office:value-type="float" office:value="8" calcext:value-type="float">
            <text:p>8</text:p>
          </table:table-cell>
          <table:table-cell table:style-name="ce81" table:formula="of:=RAND()" office:value-type="float" office:value="0.381930382866884" calcext:value-type="float">
            <text:p>0,381930382866884</text:p>
          </table:table-cell>
          <table:table-cell table:number-columns-repeated="5"/>
          <table:table-cell table:formula="of:=RANK([.AG21];[.AG12:.AG21])" office:value-type="float" office:value="3" calcext:value-type="float">
            <text:p>3</text:p>
          </table:table-cell>
          <table:table-cell table:style-name="ce81" table:formula="of:=RAND()" office:value-type="float" office:value="0.867466366733902" calcext:value-type="float">
            <text:p>0,867466366733902</text:p>
          </table:table-cell>
          <table:table-cell table:number-columns-repeated="991"/>
        </table:table-row>
        <table:table-row table:style-name="ro5">
          <table:table-cell table:number-columns-repeated="26"/>
          <table:table-cell table:style-name="Default" table:number-columns-repeated="3"/>
          <table:table-cell table:number-columns-repeated="995"/>
        </table:table-row>
        <table:table-row table:style-name="ro2">
          <table:table-cell table:style-name="ce119" office:value-type="string" calcext:value-type="string" table:number-columns-spanned="3" table:number-rows-spanned="2">
            <text:p>CEINTURE VERTE</text:p>
          </table:table-cell>
          <table:covered-table-cell table:number-columns-repeated="2"/>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7" table:number-rows-spanned="1">
            <text:p><text:span text:style-name="T3"></text:span><text:span text:style-name="T4"> Validée     </text:span><text:span text:style-name="T5"></text:span><text:span text:style-name="T4"> Non validée</text:span></text:p>
          </table:table-cell>
          <table:covered-table-cell table:style-name="ce5"/>
          <table:covered-table-cell table:number-columns-repeated="3"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4"/>
          <table:table-cell table:formula="of:=RANK([.Z23];[.Z23:.Z32])+2" office:value-type="float" office:value="9" calcext:value-type="float">
            <text:p>9</text:p>
          </table:table-cell>
          <table:table-cell table:style-name="ce81" table:formula="of:=RAND()" office:value-type="float" office:value="0.225976650171686" calcext:value-type="float">
            <text:p>0,225976650171686</text:p>
          </table:table-cell>
          <table:table-cell table:number-columns-repeated="5"/>
          <table:table-cell table:formula="of:=RANK([.AG23];[.AG23:.AG32])" office:value-type="float" office:value="10" calcext:value-type="float">
            <text:p>10</text:p>
          </table:table-cell>
          <table:table-cell table:style-name="ce81" table:formula="of:=RAND()" office:value-type="float" office:value="0.16783885906777" calcext:value-type="float">
            <text:p>0,16783885906777</text:p>
          </table:table-cell>
          <table:table-cell table:number-columns-repeated="991"/>
        </table:table-row>
        <table:table-row table:style-name="ro2">
          <table:covered-table-cell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54" office:value-type="string" calcext:value-type="string" table:number-columns-spanned="5" table:number-rows-spanned="1">
            <text:p>Classe :</text:p>
          </table:table-cell>
          <table:covered-table-cell table:number-columns-repeated="2" table:style-name="ce54"/>
          <table:covered-table-cell/>
          <table:covered-table-cell table:style-name="ce79"/>
          <table:table-cell table:style-name="ce22" table:formula="of:=[.$Q$2]" office:value-type="string" office:string-value="v1133" calcext:value-type="string">
            <text:p>v1133</text:p>
          </table:table-cell>
          <table:table-cell/>
          <table:table-cell table:style-name="ce25" office:value-type="string" calcext:value-type="string" table:number-columns-spanned="5" table:number-rows-spanned="1">
            <text:p>Correction CEINTURE VERTE</text:p>
          </table:table-cell>
          <table:covered-table-cell table:style-name="ce28"/>
          <table:covered-table-cell table:number-columns-repeated="2" table:style-name="ce30"/>
          <table:covered-table-cell table:style-name="ce31"/>
          <table:table-cell/>
          <table:table-cell table:formula="of:=RANK([.Z24];[.Z23:.Z32])+2" office:value-type="float" office:value="12" calcext:value-type="float">
            <text:p>12</text:p>
          </table:table-cell>
          <table:table-cell table:style-name="ce81" table:formula="of:=RAND()" office:value-type="float" office:value="0.00883690725575398" calcext:value-type="float">
            <text:p>0,008836907255754</text:p>
          </table:table-cell>
          <table:table-cell table:number-columns-repeated="5"/>
          <table:table-cell table:formula="of:=RANK([.AG24];[.AG23:.AG32])" office:value-type="float" office:value="8" calcext:value-type="float">
            <text:p>8</text:p>
          </table:table-cell>
          <table:table-cell table:style-name="ce81" table:formula="of:=RAND()" office:value-type="float" office:value="0.29743034399299" calcext:value-type="float">
            <text:p>0,29743034399299</text:p>
          </table:table-cell>
          <table:table-cell table:number-columns-repeated="991"/>
        </table:table-row>
        <table:table-row table:style-name="ro3">
          <table:table-cell table:style-name="ce55" office:value-type="string" calcext:value-type="string" table:number-columns-spanned="3" table:number-rows-spanned="1">
            <text:p>Décomposer en facteurs premiers</text:p>
          </table:table-cell>
          <table:covered-table-cell table:number-columns-repeated="2" table:style-name="ce38"/>
          <table:table-cell table:style-name="ce55" office:value-type="string" calcext:value-type="string" table:number-columns-spanned="4" table:number-rows-spanned="1">
            <text:p>Conversions L, m, g</text:p>
          </table:table-cell>
          <table:covered-table-cell table:number-columns-repeated="3" table:style-name="ce38"/>
          <table:table-cell table:style-name="ce55" office:value-type="string" calcext:value-type="string" table:number-columns-spanned="4" table:number-rows-spanned="1">
            <text:p>Résoudre l’équation</text:p>
          </table:table-cell>
          <table:covered-table-cell table:number-columns-repeated="3" table:style-name="ce38"/>
          <table:table-cell table:style-name="ce55" office:value-type="string" calcext:value-type="string" table:number-columns-spanned="6" table:number-rows-spanned="1">
            <text:p>Quotient de puissances</text:p>
          </table:table-cell>
          <table:covered-table-cell table:number-columns-repeated="2" table:style-name="ce55"/>
          <table:covered-table-cell table:number-columns-repeated="3"/>
          <table:table-cell table:style-name="ce81"/>
          <table:table-cell table:style-name="ce82" office:value-type="string" calcext:value-type="string">
            <text:p>3<text:span text:style-name="T2">e</text:span></text:p>
          </table:table-cell>
          <table:table-cell table:style-name="ce87" table:formula="of:=[.Q23]" office:value-type="string" office:string-value="AC" calcext:value-type="string">
            <text:p>AC</text:p>
          </table:table-cell>
          <table:table-cell table:style-name="ce29" table:number-columns-repeated="2"/>
          <table:table-cell table:style-name="ce144" table:formula="of:=[.Q24]" office:value-type="string" office:string-value="v1133" calcext:value-type="string">
            <text:p>v1133</text:p>
          </table:table-cell>
          <table:table-cell table:style-name="ce81"/>
          <table:table-cell table:formula="of:=RANK([.Z25];[.Z23:.Z32])+2" office:value-type="float" office:value="7" calcext:value-type="float">
            <text:p>7</text:p>
          </table:table-cell>
          <table:table-cell table:style-name="ce81" table:formula="of:=RAND()" office:value-type="float" office:value="0.236075278108616" calcext:value-type="float">
            <text:p>0,236075278108616</text:p>
          </table:table-cell>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formula="of:=RANK([.AE25];[.AE25:.AE30])" office:value-type="float" office:value="4" calcext:value-type="float">
            <text:p>4</text:p>
          </table:table-cell>
          <table:table-cell table:style-name="ce81" table:formula="of:=RAND()" office:value-type="float" office:value="0.0653643665846067" calcext:value-type="float">
            <text:p>0,065364366584607</text:p>
          </table:table-cell>
          <table:table-cell table:formula="of:=RANK([.AG25];[.AG23:.AG32])" office:value-type="float" office:value="9" calcext:value-type="float">
            <text:p>9</text:p>
          </table:table-cell>
          <table:table-cell table:style-name="ce81" table:formula="of:=RAND()" office:value-type="float" office:value="0.227891600871942" calcext:value-type="float">
            <text:p>0,227891600871942</text:p>
          </table:table-cell>
          <table:table-cell table:number-columns-repeated="991"/>
        </table:table-row>
        <table:table-row table:style-name="ro3">
          <table:table-cell table:style-name="ce129" table:formula="of:=[.AD25]*([.AD25]+1)*[.AD26]" office:value-type="float" office:value="100" calcext:value-type="float">
            <text:p>10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5" calcext:value-type="float">
            <text:p>15</text:p>
          </table:table-cell>
          <table:table-cell table:style-name="ce40" table:formula="of:=CHOOSE([.Y26];&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Y26]&lt;5;&quot;m&quot;;IF(AND([.Y26]&gt;4;[.Y26]&lt;9);&quot;L&quot;;&quot;g&quot;))" office:value-type="string" office:string-value="L" calcext:value-type="string">
            <text:p>L</text:p>
          </table:table-cell>
          <table:table-cell table:style-name="ce4"/>
          <table:table-cell table:style-name="ce47" table:formula="of:=[.AA26]&amp;&quot;x&quot;&amp;IF([.AB26]&lt;0;[.AB26];&quot;+&quot;&amp;[.AB26])&amp;&quot;=&quot;&amp;[.AC26]" office:value-type="string" office:string-value="-4x+8=0" calcext:value-type="string">
            <text:p>-4x+8=0</text:p>
          </table:table-cell>
          <table:table-cell table:style-name="ce7"/>
          <table:table-cell table:style-name="ce10"/>
          <table:table-cell table:style-name="ce51" table:formula="of:=RANDBETWEEN(2;13)" office:value-type="float" office:value="4" calcext:value-type="float">
            <text:p>4</text:p>
          </table:table-cell>
          <table:table-cell table:style-name="ce113" table:formula="of:=IF(ROUND(RAND());1;-1)*([.Y26]-2)" office:value-type="float" office:value="-6" calcext:value-type="float">
            <text:p>-6</text:p>
          </table:table-cell>
          <table:table-cell table:style-name="ce40" office:value-type="string" calcext:value-type="string">
            <text:p>×</text:p>
          </table:table-cell>
          <table:table-cell table:style-name="ce40" table:formula="of:=[.L26]" office:value-type="float" office:value="4" calcext:value-type="float">
            <text:p>4</text:p>
          </table:table-cell>
          <table:table-cell table:style-name="ce113" table:formula="of:=[.AF26]*IF(ROUND(RAND());1;-1)" office:value-type="float" office:value="-1" calcext:value-type="float">
            <text:p>-1</text:p>
          </table:table-cell>
          <table:table-cell table:style-name="ce42" office:value-type="string" calcext:value-type="string">
            <text:p>=</text:p>
          </table:table-cell>
          <table:table-cell/>
          <table:table-cell table:style-name="ce27" table:formula="of:=FACTEURSPREMIERS([.A26])" office:value-type="string" office:string-value="2×2×5×5" calcext:value-type="string">
            <text:p>2×2×5×5</text:p>
          </table:table-cell>
          <table:table-cell table:style-name="ce48" table:formula="of:=[.D26]*(CHOOSE([.Y26];0;0.01;0.001;1000;0.001;100;0.1;0.01;1000;0.1;0.001;10))&amp;&quot; &quot;&amp;[.G26]" office:value-type="string" office:string-value="0,15 L" calcext:value-type="string">
            <text:p>0,15 L</text:p>
          </table:table-cell>
          <table:table-cell table:style-name="ce27" table:formula="of:=([.AC26]-[.AB26])/[.AA26]" office:value-type="float" office:value="2" calcext:value-type="float">
            <text:p>2</text:p>
          </table:table-cell>
          <table:table-cell table:style-name="ce142" table:formula="of:=[.L26]" office:value-type="float" office:value="4" calcext:value-type="float">
            <text:p>4</text:p>
          </table:table-cell>
          <table:table-cell table:style-name="ce145" table:formula="of:=[.M26]+[.P26]" office:value-type="float" office:value="-7" calcext:value-type="float">
            <text:p>-7</text:p>
          </table:table-cell>
          <table:table-cell/>
          <table:table-cell table:formula="of:=RANK([.Z26];[.Z23:.Z32])+2" office:value-type="float" office:value="8" calcext:value-type="float">
            <text:p>8</text:p>
          </table:table-cell>
          <table:table-cell table:style-name="ce81" table:formula="of:=RAND()" office:value-type="float" office:value="0.226736335313169" calcext:value-type="float">
            <text:p>0,226736335313169</text:p>
          </table:table-cell>
          <table:table-cell table:formula="of:=(RANDBETWEEN(0;1)*2-1)*RANDBETWEEN(1;8)" office:value-type="float" office:value="-4" calcext:value-type="float">
            <text:p>-4</text:p>
          </table:table-cell>
          <table:table-cell table:formula="of:=RANDBETWEEN(-8;8)" office:value-type="float" office:value="8" calcext:value-type="float">
            <text:p>8</text:p>
          </table:table-cell>
          <table:table-cell table:formula="of:=[.AA26]*RANDBETWEEN(-5;5)+[.AB26]" office:value-type="float" office:value="0" calcext:value-type="float">
            <text:p>0</text:p>
          </table:table-cell>
          <table:table-cell table:formula="of:=RANK([.AE26];[.AE25:.AE30])" office:value-type="float" office:value="5" calcext:value-type="float">
            <text:p>5</text:p>
          </table:table-cell>
          <table:table-cell table:style-name="ce81" table:formula="of:=RAND()" office:value-type="float" office:value="0.0434795443751084" calcext:value-type="float">
            <text:p>0,043479544375108</text:p>
          </table:table-cell>
          <table:table-cell table:formula="of:=RANK([.AG26];[.AG23:.AG32])" office:value-type="float" office:value="1" calcext:value-type="float">
            <text:p>1</text:p>
          </table:table-cell>
          <table:table-cell table:style-name="ce81" table:formula="of:=RAND()" office:value-type="float" office:value="0.851405927774021" calcext:value-type="float">
            <text:p>0,851405927774021</text:p>
          </table:table-cell>
          <table:table-cell table:number-columns-repeated="991"/>
        </table:table-row>
        <table:table-row table:style-name="ro3">
          <table:table-cell table:style-name="ce129" table:formula="of:=[.AD26]*([.AD26]+1)*[.AD27]" office:value-type="float" office:value="60" calcext:value-type="float">
            <text:p>6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9" calcext:value-type="float">
            <text:p>4,9</text:p>
          </table:table-cell>
          <table:table-cell table:style-name="ce40" table:formula="of:=CHOOSE([.Y27];&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Y27]&lt;5;&quot;m&quot;;IF(AND([.Y27]&gt;4;[.Y27]&lt;9);&quot;L&quot;;&quot;g&quot;))" office:value-type="string" office:string-value="g" calcext:value-type="string">
            <text:p>g</text:p>
          </table:table-cell>
          <table:table-cell table:style-name="ce4"/>
          <table:table-cell table:style-name="ce47" table:formula="of:=[.AA27]&amp;&quot;x&quot;&amp;IF([.AB27]&lt;0;[.AB27];&quot;+&quot;&amp;[.AB27])&amp;&quot;=&quot;&amp;[.AC27]" office:value-type="string" office:string-value="-8x+3=-37" calcext:value-type="string">
            <text:p>-8x+3=-37</text:p>
          </table:table-cell>
          <table:table-cell table:style-name="ce7"/>
          <table:table-cell table:style-name="ce10"/>
          <table:table-cell table:style-name="ce51" table:formula="of:=RANDBETWEEN(2;13)" office:value-type="float" office:value="6" calcext:value-type="float">
            <text:p>6</text:p>
          </table:table-cell>
          <table:table-cell table:style-name="ce113" table:formula="of:=IF(ROUND(RAND());1;-1)*([.Y27]-2)" office:value-type="float" office:value="-9" calcext:value-type="float">
            <text:p>-9</text:p>
          </table:table-cell>
          <table:table-cell table:style-name="ce40" office:value-type="string" calcext:value-type="string">
            <text:p>×</text:p>
          </table:table-cell>
          <table:table-cell table:style-name="ce40" table:formula="of:=[.L27]" office:value-type="float" office:value="6" calcext:value-type="float">
            <text:p>6</text:p>
          </table:table-cell>
          <table:table-cell table:style-name="ce113" table:formula="of:=[.AF27]*IF(ROUND(RAND());1;-1)" office:value-type="float" office:value="5" calcext:value-type="float">
            <text:p>5</text:p>
          </table:table-cell>
          <table:table-cell table:style-name="ce42" office:value-type="string" calcext:value-type="string">
            <text:p>=</text:p>
          </table:table-cell>
          <table:table-cell/>
          <table:table-cell table:style-name="ce27" table:formula="of:=FACTEURSPREMIERS([.A27])" office:value-type="string" office:string-value="2×2×3×5" calcext:value-type="string">
            <text:p>2×2×3×5</text:p>
          </table:table-cell>
          <table:table-cell table:style-name="ce48" table:formula="of:=[.D27]*(CHOOSE([.Y27];0;0.01;0.001;1000;0.001;100;0.1;0.01;1000;0.1;0.001;10))&amp;&quot; &quot;&amp;[.G27]" office:value-type="string" office:string-value="0,0049 g" calcext:value-type="string">
            <text:p>0,0049 g</text:p>
          </table:table-cell>
          <table:table-cell table:style-name="ce27" table:formula="of:=([.AC27]-[.AB27])/[.AA27]" office:value-type="float" office:value="5" calcext:value-type="float">
            <text:p>5</text:p>
          </table:table-cell>
          <table:table-cell table:style-name="ce142" table:formula="of:=[.L27]" office:value-type="float" office:value="6" calcext:value-type="float">
            <text:p>6</text:p>
          </table:table-cell>
          <table:table-cell table:style-name="ce145" table:formula="of:=[.M27]+[.P27]" office:value-type="float" office:value="-4" calcext:value-type="float">
            <text:p>-4</text:p>
          </table:table-cell>
          <table:table-cell/>
          <table:table-cell table:formula="of:=RANK([.Z27];[.Z23:.Z32])+2" office:value-type="float" office:value="11" calcext:value-type="float">
            <text:p>11</text:p>
          </table:table-cell>
          <table:table-cell table:style-name="ce81" table:formula="of:=RAND()" office:value-type="float" office:value="0.154050896979063" calcext:value-type="float">
            <text:p>0,154050896979063</text:p>
          </table:table-cell>
          <table:table-cell table:formula="of:=(RANDBETWEEN(0;1)*2-1)*RANDBETWEEN(1;8)" office:value-type="float" office:value="-8" calcext:value-type="float">
            <text:p>-8</text:p>
          </table:table-cell>
          <table:table-cell table:formula="of:=RANDBETWEEN(-8;8)" office:value-type="float" office:value="3" calcext:value-type="float">
            <text:p>3</text:p>
          </table:table-cell>
          <table:table-cell table:formula="of:=[.AA27]*RANDBETWEEN(-5;5)+[.AB27]" office:value-type="float" office:value="-37" calcext:value-type="float">
            <text:p>-37</text:p>
          </table:table-cell>
          <table:table-cell table:formula="of:=RANK([.AE27];[.AE25:.AE30])" office:value-type="float" office:value="2" calcext:value-type="float">
            <text:p>2</text:p>
          </table:table-cell>
          <table:table-cell table:style-name="ce81" table:formula="of:=RAND()" office:value-type="float" office:value="0.575273437652999" calcext:value-type="float">
            <text:p>0,575273437652999</text:p>
          </table:table-cell>
          <table:table-cell table:formula="of:=RANK([.AG27];[.AG23:.AG32])" office:value-type="float" office:value="5" calcext:value-type="float">
            <text:p>5</text:p>
          </table:table-cell>
          <table:table-cell table:style-name="ce81" table:formula="of:=RAND()" office:value-type="float" office:value="0.645963751736828" calcext:value-type="float">
            <text:p>0,645963751736828</text:p>
          </table:table-cell>
          <table:table-cell table:number-columns-repeated="991"/>
        </table:table-row>
        <table:table-row table:style-name="ro3">
          <table:table-cell table:style-name="ce129" table:formula="of:=[.AD27]*([.AD27]+1)*[.AD28]" office:value-type="float" office:value="36" calcext:value-type="float">
            <text:p>36</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20" calcext:value-type="float">
            <text:p>20</text:p>
          </table:table-cell>
          <table:table-cell table:style-name="ce40" table:formula="of:=CHOOSE([.Y28];&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Y28]&lt;5;&quot;m&quot;;IF(AND([.Y28]&gt;4;[.Y28]&lt;9);&quot;L&quot;;&quot;g&quot;))" office:value-type="string" office:string-value="m" calcext:value-type="string">
            <text:p>m</text:p>
          </table:table-cell>
          <table:table-cell table:style-name="ce4"/>
          <table:table-cell table:style-name="ce47" table:formula="of:=[.AA28]&amp;&quot;x&quot;&amp;IF([.AB28]&lt;0;[.AB28];&quot;+&quot;&amp;[.AB28])&amp;&quot;=&quot;&amp;[.AC28]" office:value-type="string" office:string-value="2x-7=-11" calcext:value-type="string">
            <text:p>2x-7=-11</text:p>
          </table:table-cell>
          <table:table-cell table:style-name="ce7"/>
          <table:table-cell table:style-name="ce10"/>
          <table:table-cell table:style-name="ce51" table:formula="of:=RANDBETWEEN(2;13)" office:value-type="float" office:value="10" calcext:value-type="float">
            <text:p>10</text:p>
          </table:table-cell>
          <table:table-cell table:style-name="ce113" table:formula="of:=IF(ROUND(RAND());1;-1)*([.Y28]-2)" office:value-type="float" office:value="-1" calcext:value-type="float">
            <text:p>-1</text:p>
          </table:table-cell>
          <table:table-cell table:style-name="ce40" office:value-type="string" calcext:value-type="string">
            <text:p>×</text:p>
          </table:table-cell>
          <table:table-cell table:style-name="ce40" table:formula="of:=[.L28]" office:value-type="float" office:value="10" calcext:value-type="float">
            <text:p>10</text:p>
          </table:table-cell>
          <table:table-cell table:style-name="ce113" table:formula="of:=[.AF28]*IF(ROUND(RAND());1;-1)" office:value-type="float" office:value="-3" calcext:value-type="float">
            <text:p>-3</text:p>
          </table:table-cell>
          <table:table-cell table:style-name="ce42" office:value-type="string" calcext:value-type="string">
            <text:p>=</text:p>
          </table:table-cell>
          <table:table-cell/>
          <table:table-cell table:style-name="ce27" table:formula="of:=FACTEURSPREMIERS([.A28])" office:value-type="string" office:string-value="2×2×3×3" calcext:value-type="string">
            <text:p>2×2×3×3</text:p>
          </table:table-cell>
          <table:table-cell table:style-name="ce48" table:formula="of:=[.D28]*(CHOOSE([.Y28];0;0.01;0.001;1000;0.001;100;0.1;0.01;1000;0.1;0.001;10))&amp;&quot; &quot;&amp;[.G28]" office:value-type="string" office:string-value="0,02 m" calcext:value-type="string">
            <text:p>0,02 m</text:p>
          </table:table-cell>
          <table:table-cell table:style-name="ce27" table:formula="of:=([.AC28]-[.AB28])/[.AA28]" office:value-type="float" office:value="-2" calcext:value-type="float">
            <text:p>-2</text:p>
          </table:table-cell>
          <table:table-cell table:style-name="ce142" table:formula="of:=[.L28]" office:value-type="float" office:value="10" calcext:value-type="float">
            <text:p>10</text:p>
          </table:table-cell>
          <table:table-cell table:style-name="ce145" table:formula="of:=[.M28]+[.P28]" office:value-type="float" office:value="-4" calcext:value-type="float">
            <text:p>-4</text:p>
          </table:table-cell>
          <table:table-cell/>
          <table:table-cell table:formula="of:=RANK([.Z28];[.Z23:.Z32])+2" office:value-type="float" office:value="3" calcext:value-type="float">
            <text:p>3</text:p>
          </table:table-cell>
          <table:table-cell table:style-name="ce81" table:formula="of:=RAND()" office:value-type="float" office:value="0.675769978260845" calcext:value-type="float">
            <text:p>0,675769978260845</text:p>
          </table:table-cell>
          <table:table-cell table:formula="of:=(RANDBETWEEN(0;1)*2-1)*RANDBETWEEN(1;8)" office:value-type="float" office:value="2" calcext:value-type="float">
            <text:p>2</text:p>
          </table:table-cell>
          <table:table-cell table:formula="of:=RANDBETWEEN(-8;8)" office:value-type="float" office:value="-7" calcext:value-type="float">
            <text:p>-7</text:p>
          </table:table-cell>
          <table:table-cell table:formula="of:=[.AA28]*RANDBETWEEN(-5;5)+[.AB28]" office:value-type="float" office:value="-11" calcext:value-type="float">
            <text:p>-11</text:p>
          </table:table-cell>
          <table:table-cell table:formula="of:=RANK([.AE28];[.AE25:.AE30])" office:value-type="float" office:value="6" calcext:value-type="float">
            <text:p>6</text:p>
          </table:table-cell>
          <table:table-cell table:style-name="ce81" table:formula="of:=RAND()" office:value-type="float" office:value="0.0245465538357148" calcext:value-type="float">
            <text:p>0,024546553835715</text:p>
          </table:table-cell>
          <table:table-cell table:formula="of:=RANK([.AG28];[.AG23:.AG32])" office:value-type="float" office:value="3" calcext:value-type="float">
            <text:p>3</text:p>
          </table:table-cell>
          <table:table-cell table:style-name="ce81" table:formula="of:=RAND()" office:value-type="float" office:value="0.722161896111833" calcext:value-type="float">
            <text:p>0,722161896111833</text:p>
          </table:table-cell>
          <table:table-cell table:number-columns-repeated="991"/>
        </table:table-row>
        <table:table-row table:style-name="ro3">
          <table:table-cell table:style-name="ce129" table:formula="of:=[.AD28]*([.AD28]+1)*[.AD29]" office:value-type="float" office:value="126" calcext:value-type="float">
            <text:p>126</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Y29];&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Y29]&lt;5;&quot;m&quot;;IF(AND([.Y29]&gt;4;[.Y29]&lt;9);&quot;L&quot;;&quot;g&quot;))" office:value-type="string" office:string-value="g" calcext:value-type="string">
            <text:p>g</text:p>
          </table:table-cell>
          <table:table-cell table:style-name="ce4"/>
          <table:table-cell table:style-name="ce47" table:formula="of:=[.AA29]&amp;&quot;x&quot;&amp;IF([.AB29]&lt;0;[.AB29];&quot;+&quot;&amp;[.AB29])&amp;&quot;=&quot;&amp;[.AC29]" office:value-type="string" office:string-value="-5x+2=-18" calcext:value-type="string">
            <text:p>-5x+2=-18</text:p>
          </table:table-cell>
          <table:table-cell table:style-name="ce7"/>
          <table:table-cell table:style-name="ce10"/>
          <table:table-cell table:style-name="ce51" table:formula="of:=RANDBETWEEN(2;13)" office:value-type="float" office:value="13" calcext:value-type="float">
            <text:p>13</text:p>
          </table:table-cell>
          <table:table-cell table:style-name="ce113" table:formula="of:=IF(ROUND(RAND());1;-1)*([.Y29]-2)" office:value-type="float" office:value="-8" calcext:value-type="float">
            <text:p>-8</text:p>
          </table:table-cell>
          <table:table-cell table:style-name="ce40" office:value-type="string" calcext:value-type="string">
            <text:p>×</text:p>
          </table:table-cell>
          <table:table-cell table:style-name="ce40" table:formula="of:=[.L29]" office:value-type="float" office:value="13" calcext:value-type="float">
            <text:p>13</text:p>
          </table:table-cell>
          <table:table-cell table:style-name="ce113" table:formula="of:=[.AF29]*IF(ROUND(RAND());1;-1)" office:value-type="float" office:value="7" calcext:value-type="float">
            <text:p>7</text:p>
          </table:table-cell>
          <table:table-cell table:style-name="ce42" office:value-type="string" calcext:value-type="string">
            <text:p>=</text:p>
          </table:table-cell>
          <table:table-cell/>
          <table:table-cell table:style-name="ce27" table:formula="of:=FACTEURSPREMIERS([.A29])" office:value-type="string" office:string-value="2×3×3×7" calcext:value-type="string">
            <text:p>2×3×3×7</text:p>
          </table:table-cell>
          <table:table-cell table:style-name="ce48" table:formula="of:=[.D29]*(CHOOSE([.Y29];0;0.01;0.001;1000;0.001;100;0.1;0.01;1000;0.1;0.001;10))&amp;&quot; &quot;&amp;[.G29]" office:value-type="string" office:string-value="1 g" calcext:value-type="string">
            <text:p>1 g</text:p>
          </table:table-cell>
          <table:table-cell table:style-name="ce27" table:formula="of:=([.AC29]-[.AB29])/[.AA29]" office:value-type="float" office:value="4" calcext:value-type="float">
            <text:p>4</text:p>
          </table:table-cell>
          <table:table-cell table:style-name="ce142" table:formula="of:=[.L29]" office:value-type="float" office:value="13" calcext:value-type="float">
            <text:p>13</text:p>
          </table:table-cell>
          <table:table-cell table:style-name="ce145" table:formula="of:=[.M29]+[.P29]" office:value-type="float" office:value="-1" calcext:value-type="float">
            <text:p>-1</text:p>
          </table:table-cell>
          <table:table-cell/>
          <table:table-cell table:formula="of:=RANK([.Z29];[.Z23:.Z32])+2" office:value-type="float" office:value="10" calcext:value-type="float">
            <text:p>10</text:p>
          </table:table-cell>
          <table:table-cell table:style-name="ce81" table:formula="of:=RAND()" office:value-type="float" office:value="0.218250254168126" calcext:value-type="float">
            <text:p>0,218250254168126</text:p>
          </table:table-cell>
          <table:table-cell table:formula="of:=(RANDBETWEEN(0;1)*2-1)*RANDBETWEEN(1;8)" office:value-type="float" office:value="-5" calcext:value-type="float">
            <text:p>-5</text:p>
          </table:table-cell>
          <table:table-cell table:formula="of:=RANDBETWEEN(-8;8)" office:value-type="float" office:value="2" calcext:value-type="float">
            <text:p>2</text:p>
          </table:table-cell>
          <table:table-cell table:formula="of:=[.AA29]*RANDBETWEEN(-5;5)+[.AB29]" office:value-type="float" office:value="-18" calcext:value-type="float">
            <text:p>-18</text:p>
          </table:table-cell>
          <table:table-cell table:formula="of:=RANK([.AE29];[.AE25:.AE30])" office:value-type="float" office:value="3" calcext:value-type="float">
            <text:p>3</text:p>
          </table:table-cell>
          <table:table-cell table:style-name="ce81" table:formula="of:=RAND()" office:value-type="float" office:value="0.530300801148149" calcext:value-type="float">
            <text:p>0,530300801148149</text:p>
          </table:table-cell>
          <table:table-cell table:formula="of:=RANK([.AG29];[.AG23:.AG32])" office:value-type="float" office:value="7" calcext:value-type="float">
            <text:p>7</text:p>
          </table:table-cell>
          <table:table-cell table:style-name="ce81" table:formula="of:=RAND()" office:value-type="float" office:value="0.416596795535784" calcext:value-type="float">
            <text:p>0,416596795535784</text:p>
          </table:table-cell>
          <table:table-cell table:number-columns-repeated="991"/>
        </table:table-row>
        <table:table-row table:style-name="ro3">
          <table:table-cell table:style-name="ce129" table:formula="of:=[.AD29]*([.AD29]+1)*[.AD30]" office:value-type="float" office:value="12" calcext:value-type="float">
            <text:p>12</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Y30];&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Y30]&lt;5;&quot;m&quot;;IF(AND([.Y30]&gt;4;[.Y30]&lt;9);&quot;L&quot;;&quot;g&quot;))" office:value-type="string" office:string-value="L" calcext:value-type="string">
            <text:p>L</text:p>
          </table:table-cell>
          <table:table-cell table:style-name="ce4"/>
          <table:table-cell table:style-name="ce47" table:formula="of:=[.AA30]&amp;&quot;x&quot;&amp;IF([.AB30]&lt;0;[.AB30];&quot;+&quot;&amp;[.AB30])&amp;&quot;=&quot;&amp;[.AC30]" office:value-type="string" office:string-value="-8x+2=18" calcext:value-type="string">
            <text:p>-8x+2=18</text:p>
          </table:table-cell>
          <table:table-cell table:style-name="ce7"/>
          <table:table-cell table:style-name="ce10"/>
          <table:table-cell table:style-name="ce51" table:formula="of:=RANDBETWEEN(2;13)" office:value-type="float" office:value="4" calcext:value-type="float">
            <text:p>4</text:p>
          </table:table-cell>
          <table:table-cell table:style-name="ce113" table:formula="of:=IF(ROUND(RAND());1;-1)*([.Y30]-2)" office:value-type="float" office:value="-4" calcext:value-type="float">
            <text:p>-4</text:p>
          </table:table-cell>
          <table:table-cell table:style-name="ce40" office:value-type="string" calcext:value-type="string">
            <text:p>×</text:p>
          </table:table-cell>
          <table:table-cell table:style-name="ce40" table:formula="of:=[.L30]" office:value-type="float" office:value="4" calcext:value-type="float">
            <text:p>4</text:p>
          </table:table-cell>
          <table:table-cell table:style-name="ce113" table:formula="of:=[.AF30]*IF(ROUND(RAND());1;-1)" office:value-type="float" office:value="2" calcext:value-type="float">
            <text:p>2</text:p>
          </table:table-cell>
          <table:table-cell table:style-name="ce42" office:value-type="string" calcext:value-type="string">
            <text:p>=</text:p>
          </table:table-cell>
          <table:table-cell/>
          <table:table-cell table:style-name="ce27" table:formula="of:=FACTEURSPREMIERS([.A30])" office:value-type="string" office:string-value="2×2×3" calcext:value-type="string">
            <text:p>2×2×3</text:p>
          </table:table-cell>
          <table:table-cell table:style-name="ce48" table:formula="of:=[.D30]*(CHOOSE([.Y30];0;0.01;0.001;1000;0.001;100;0.1;0.01;1000;0.1;0.001;10))&amp;&quot; &quot;&amp;[.G30]" office:value-type="string" office:string-value="10000 L" calcext:value-type="string">
            <text:p>10000 L</text:p>
          </table:table-cell>
          <table:table-cell table:style-name="ce27" table:formula="of:=([.AC30]-[.AB30])/[.AA30]" office:value-type="float" office:value="-2" calcext:value-type="float">
            <text:p>-2</text:p>
          </table:table-cell>
          <table:table-cell table:style-name="ce142" table:formula="of:=[.L30]" office:value-type="float" office:value="4" calcext:value-type="float">
            <text:p>4</text:p>
          </table:table-cell>
          <table:table-cell table:style-name="ce145" table:formula="of:=[.M30]+[.P30]" office:value-type="float" office:value="-2" calcext:value-type="float">
            <text:p>-2</text:p>
          </table:table-cell>
          <table:table-cell/>
          <table:table-cell table:formula="of:=RANK([.Z30];[.Z23:.Z32])+2" office:value-type="float" office:value="6" calcext:value-type="float">
            <text:p>6</text:p>
          </table:table-cell>
          <table:table-cell table:style-name="ce81" table:formula="of:=RAND()" office:value-type="float" office:value="0.299253962092738" calcext:value-type="float">
            <text:p>0,299253962092738</text:p>
          </table:table-cell>
          <table:table-cell table:formula="of:=(RANDBETWEEN(0;1)*2-1)*RANDBETWEEN(1;8)" office:value-type="float" office:value="-8" calcext:value-type="float">
            <text:p>-8</text:p>
          </table:table-cell>
          <table:table-cell table:formula="of:=RANDBETWEEN(-8;8)" office:value-type="float" office:value="2" calcext:value-type="float">
            <text:p>2</text:p>
          </table:table-cell>
          <table:table-cell table:formula="of:=[.AA30]*RANDBETWEEN(-5;5)+[.AB30]" office:value-type="float" office:value="18" calcext:value-type="float">
            <text:p>18</text:p>
          </table:table-cell>
          <table:table-cell table:formula="of:=RANK([.AE30];[.AE25:.AE30])" office:value-type="float" office:value="1" calcext:value-type="float">
            <text:p>1</text:p>
          </table:table-cell>
          <table:table-cell table:style-name="ce81" table:formula="of:=RAND()" office:value-type="float" office:value="0.612406591365021" calcext:value-type="float">
            <text:p>0,612406591365021</text:p>
          </table:table-cell>
          <table:table-cell table:formula="of:=RANK([.AG30];[.AG23:.AG32])" office:value-type="float" office:value="2" calcext:value-type="float">
            <text:p>2</text:p>
          </table:table-cell>
          <table:table-cell table:style-name="ce81" table:formula="of:=RAND()" office:value-type="float" office:value="0.794285685587296" calcext:value-type="float">
            <text:p>0,794285685587296</text:p>
          </table:table-cell>
          <table:table-cell table:number-columns-repeated="991"/>
        </table:table-row>
        <table:table-row table:style-name="ro3">
          <table:table-cell table:style-name="ce19" office:value-type="string" calcext:value-type="string" table:number-columns-spanned="3" table:number-rows-spanned="1">
            <text:p>😕 <text:s text:c="3"/>😃 <text:s text:c="3"/>😎</text:p>
          </table:table-cell>
          <table:covered-table-cell table:number-columns-repeated="2"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style-name="ce113" table:formula="of:=IF(ROUND(RAND());1;-1)*([.Y31]-2)" office:value-type="float" office:value="-3" calcext:value-type="float">
            <text:p>-3</text:p>
          </table:covered-table-cell>
          <table:covered-table-cell table:style-name="ce19"/>
          <table:covered-table-cell table:number-columns-repeated="3" table:style-name="ce15"/>
          <table:table-cell table:number-columns-repeated="7"/>
          <table:table-cell table:formula="of:=RANK([.Z31];[.Z23:.Z32])+2" office:value-type="float" office:value="5" calcext:value-type="float">
            <text:p>5</text:p>
          </table:table-cell>
          <table:table-cell table:style-name="ce81" table:formula="of:=RAND()" office:value-type="float" office:value="0.459167784279155" calcext:value-type="float">
            <text:p>0,459167784279155</text:p>
          </table:table-cell>
          <table:table-cell table:number-columns-repeated="5"/>
          <table:table-cell table:formula="of:=RANK([.AG31];[.AG23:.AG32])" office:value-type="float" office:value="4" calcext:value-type="float">
            <text:p>4</text:p>
          </table:table-cell>
          <table:table-cell table:style-name="ce81" table:formula="of:=RAND()" office:value-type="float" office:value="0.658025535353653" calcext:value-type="float">
            <text:p>0,658025535353653</text:p>
          </table:table-cell>
          <table:table-cell table:number-columns-repeated="991"/>
        </table:table-row>
        <table:table-row table:style-name="ro4">
          <table:table-cell table:number-columns-repeated="24"/>
          <table:table-cell table:formula="of:=RANK([.Z32];[.Z23:.Z32])+2" office:value-type="float" office:value="4" calcext:value-type="float">
            <text:p>4</text:p>
          </table:table-cell>
          <table:table-cell table:style-name="ce81" table:formula="of:=RAND()" office:value-type="float" office:value="0.473752611608306" calcext:value-type="float">
            <text:p>0,473752611608306</text:p>
          </table:table-cell>
          <table:table-cell table:number-columns-repeated="5"/>
          <table:table-cell table:formula="of:=RANK([.AG32];[.AG23:.AG32])" office:value-type="float" office:value="6" calcext:value-type="float">
            <text:p>6</text:p>
          </table:table-cell>
          <table:table-cell table:style-name="ce81" table:formula="of:=RAND()" office:value-type="float" office:value="0.47595723780928" calcext:value-type="float">
            <text:p>0,47595723780928</text:p>
          </table:table-cell>
          <table:table-cell table:number-columns-repeated="991"/>
        </table:table-row>
        <table:table-row table:style-name="ro5">
          <table:table-cell table:number-columns-repeated="26"/>
          <table:table-cell table:style-name="Default" table:number-columns-repeated="3"/>
          <table:table-cell table:number-columns-repeated="995"/>
        </table:table-row>
        <table:table-row table:style-name="ro2">
          <table:table-cell table:style-name="ce119" office:value-type="string" calcext:value-type="string" table:number-columns-spanned="3" table:number-rows-spanned="2">
            <text:p>CEINTURE VERTE</text:p>
          </table:table-cell>
          <table:covered-table-cell table:number-columns-repeated="2"/>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7" table:number-rows-spanned="1">
            <text:p><text:span text:style-name="T3"></text:span><text:span text:style-name="T4"> Validée     </text:span><text:span text:style-name="T5"></text:span><text:span text:style-name="T4"> Non validée</text:span></text:p>
          </table:table-cell>
          <table:covered-table-cell table:style-name="ce5"/>
          <table:covered-table-cell table:number-columns-repeated="3"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4"/>
          <table:table-cell table:formula="of:=RANK([.Z34];[.Z34:.Z43])+2" office:value-type="float" office:value="12" calcext:value-type="float">
            <text:p>12</text:p>
          </table:table-cell>
          <table:table-cell table:style-name="ce81" table:formula="of:=RAND()" office:value-type="float" office:value="0.0382964877462353" calcext:value-type="float">
            <text:p>0,038296487746235</text:p>
          </table:table-cell>
          <table:table-cell table:number-columns-repeated="5"/>
          <table:table-cell table:formula="of:=RANK([.AG34];[.AG34:.AG43])" office:value-type="float" office:value="9" calcext:value-type="float">
            <text:p>9</text:p>
          </table:table-cell>
          <table:table-cell table:style-name="ce81" table:formula="of:=RAND()" office:value-type="float" office:value="0.07368400339604" calcext:value-type="float">
            <text:p>0,07368400339604</text:p>
          </table:table-cell>
          <table:table-cell table:number-columns-repeated="991"/>
        </table:table-row>
        <table:table-row table:style-name="ro2">
          <table:covered-table-cell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54" office:value-type="string" calcext:value-type="string" table:number-columns-spanned="5" table:number-rows-spanned="1">
            <text:p>Classe :</text:p>
          </table:table-cell>
          <table:covered-table-cell table:number-columns-repeated="2" table:style-name="ce54"/>
          <table:covered-table-cell/>
          <table:covered-table-cell table:style-name="ce79"/>
          <table:table-cell table:style-name="ce22" table:formula="of:=[.$Q$2]" office:value-type="string" office:string-value="v1133" calcext:value-type="string">
            <text:p>v1133</text:p>
          </table:table-cell>
          <table:table-cell/>
          <table:table-cell table:style-name="ce25" office:value-type="string" calcext:value-type="string" table:number-columns-spanned="5" table:number-rows-spanned="1">
            <text:p>Correction CEINTURE VERTE</text:p>
          </table:table-cell>
          <table:covered-table-cell table:style-name="ce28"/>
          <table:covered-table-cell table:number-columns-repeated="2" table:style-name="ce30"/>
          <table:covered-table-cell table:style-name="ce31"/>
          <table:table-cell/>
          <table:table-cell table:formula="of:=RANK([.Z35];[.Z34:.Z43])+2" office:value-type="float" office:value="6" calcext:value-type="float">
            <text:p>6</text:p>
          </table:table-cell>
          <table:table-cell table:style-name="ce81" table:formula="of:=RAND()" office:value-type="float" office:value="0.654773392136702" calcext:value-type="float">
            <text:p>0,654773392136702</text:p>
          </table:table-cell>
          <table:table-cell table:number-columns-repeated="5"/>
          <table:table-cell table:formula="of:=RANK([.AG35];[.AG34:.AG43])" office:value-type="float" office:value="8" calcext:value-type="float">
            <text:p>8</text:p>
          </table:table-cell>
          <table:table-cell table:style-name="ce81" table:formula="of:=RAND()" office:value-type="float" office:value="0.19654072202092" calcext:value-type="float">
            <text:p>0,19654072202092</text:p>
          </table:table-cell>
          <table:table-cell table:number-columns-repeated="991"/>
        </table:table-row>
        <table:table-row table:style-name="ro3">
          <table:table-cell table:style-name="ce55" office:value-type="string" calcext:value-type="string" table:number-columns-spanned="3" table:number-rows-spanned="1">
            <text:p>Décomposer en facteurs premiers</text:p>
          </table:table-cell>
          <table:covered-table-cell table:number-columns-repeated="2" table:style-name="ce38"/>
          <table:table-cell table:style-name="ce55" office:value-type="string" calcext:value-type="string" table:number-columns-spanned="4" table:number-rows-spanned="1">
            <text:p>Conversions L, m, g</text:p>
          </table:table-cell>
          <table:covered-table-cell table:number-columns-repeated="3" table:style-name="ce38"/>
          <table:table-cell table:style-name="ce55" office:value-type="string" calcext:value-type="string" table:number-columns-spanned="4" table:number-rows-spanned="1">
            <text:p>Résoudre l’équation</text:p>
          </table:table-cell>
          <table:covered-table-cell table:number-columns-repeated="3" table:style-name="ce38"/>
          <table:table-cell table:style-name="ce55" office:value-type="string" calcext:value-type="string" table:number-columns-spanned="6" table:number-rows-spanned="1">
            <text:p>Quotient de puissances</text:p>
          </table:table-cell>
          <table:covered-table-cell table:number-columns-repeated="2" table:style-name="ce55"/>
          <table:covered-table-cell table:number-columns-repeated="3"/>
          <table:table-cell table:style-name="ce81"/>
          <table:table-cell table:style-name="ce82" office:value-type="string" calcext:value-type="string">
            <text:p>3<text:span text:style-name="T2">e</text:span></text:p>
          </table:table-cell>
          <table:table-cell table:style-name="ce87" table:formula="of:=[.Q34]" office:value-type="string" office:string-value="AD" calcext:value-type="string">
            <text:p>AD</text:p>
          </table:table-cell>
          <table:table-cell table:style-name="ce29" table:number-columns-repeated="2"/>
          <table:table-cell table:style-name="ce144" table:formula="of:=[.Q35]" office:value-type="string" office:string-value="v1133" calcext:value-type="string">
            <text:p>v1133</text:p>
          </table:table-cell>
          <table:table-cell table:style-name="ce81"/>
          <table:table-cell table:formula="of:=RANK([.Z36];[.Z34:.Z43])+2" office:value-type="float" office:value="7" calcext:value-type="float">
            <text:p>7</text:p>
          </table:table-cell>
          <table:table-cell table:style-name="ce81" table:formula="of:=RAND()" office:value-type="float" office:value="0.551948647478521" calcext:value-type="float">
            <text:p>0,551948647478521</text:p>
          </table:table-cell>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formula="of:=RANK([.AE36];[.AE36:.AE41])" office:value-type="float" office:value="5" calcext:value-type="float">
            <text:p>5</text:p>
          </table:table-cell>
          <table:table-cell table:style-name="ce81" table:formula="of:=RAND()" office:value-type="float" office:value="0.413894674068631" calcext:value-type="float">
            <text:p>0,413894674068631</text:p>
          </table:table-cell>
          <table:table-cell table:formula="of:=RANK([.AG36];[.AG34:.AG43])" office:value-type="float" office:value="3" calcext:value-type="float">
            <text:p>3</text:p>
          </table:table-cell>
          <table:table-cell table:style-name="ce81" table:formula="of:=RAND()" office:value-type="float" office:value="0.80548940840848" calcext:value-type="float">
            <text:p>0,80548940840848</text:p>
          </table:table-cell>
          <table:table-cell table:number-columns-repeated="991"/>
        </table:table-row>
        <table:table-row table:style-name="ro3">
          <table:table-cell table:style-name="ce129" table:formula="of:=[.AD36]*([.AD36]+1)*[.AD37]" office:value-type="float" office:value="60" calcext:value-type="float">
            <text:p>6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Y37];&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Y37]&lt;5;&quot;m&quot;;IF(AND([.Y37]&gt;4;[.Y37]&lt;9);&quot;L&quot;;&quot;g&quot;))" office:value-type="string" office:string-value="m" calcext:value-type="string">
            <text:p>m</text:p>
          </table:table-cell>
          <table:table-cell table:style-name="ce4"/>
          <table:table-cell table:style-name="ce47" table:formula="of:=[.AA37]&amp;&quot;x&quot;&amp;IF([.AB37]&lt;0;[.AB37];&quot;+&quot;&amp;[.AB37])&amp;&quot;=&quot;&amp;[.AC37]" office:value-type="string" office:string-value="-3x-6=9" calcext:value-type="string">
            <text:p>-3x-6=9</text:p>
          </table:table-cell>
          <table:table-cell table:style-name="ce7"/>
          <table:table-cell table:style-name="ce10"/>
          <table:table-cell table:style-name="ce51" table:formula="of:=RANDBETWEEN(2;13)" office:value-type="float" office:value="11" calcext:value-type="float">
            <text:p>11</text:p>
          </table:table-cell>
          <table:table-cell table:style-name="ce113" table:formula="of:=IF(ROUND(RAND());1;-1)*([.Y37]-2)" office:value-type="float" office:value="-1" calcext:value-type="float">
            <text:p>-1</text:p>
          </table:table-cell>
          <table:table-cell table:style-name="ce40" office:value-type="string" calcext:value-type="string">
            <text:p>×</text:p>
          </table:table-cell>
          <table:table-cell table:style-name="ce40" table:formula="of:=[.L37]" office:value-type="float" office:value="11" calcext:value-type="float">
            <text:p>11</text:p>
          </table:table-cell>
          <table:table-cell table:style-name="ce113" table:formula="of:=[.AF37]*IF(ROUND(RAND());1;-1)" office:value-type="float" office:value="4" calcext:value-type="float">
            <text:p>4</text:p>
          </table:table-cell>
          <table:table-cell table:style-name="ce42" office:value-type="string" calcext:value-type="string">
            <text:p>=</text:p>
          </table:table-cell>
          <table:table-cell/>
          <table:table-cell table:style-name="ce27" table:formula="of:=FACTEURSPREMIERS([.A37])" office:value-type="string" office:string-value="2×2×3×5" calcext:value-type="string">
            <text:p>2×2×3×5</text:p>
          </table:table-cell>
          <table:table-cell table:style-name="ce48" table:formula="of:=[.D37]*(CHOOSE([.Y37];0;0.01;0.001;1000;0.001;100;0.1;0.01;1000;0.1;0.001;10))&amp;&quot; &quot;&amp;[.G37]" office:value-type="string" office:string-value="0,1 m" calcext:value-type="string">
            <text:p>0,1 m</text:p>
          </table:table-cell>
          <table:table-cell table:style-name="ce27" table:formula="of:=([.AC37]-[.AB37])/[.AA37]" office:value-type="float" office:value="-5" calcext:value-type="float">
            <text:p>-5</text:p>
          </table:table-cell>
          <table:table-cell table:style-name="ce142" table:formula="of:=[.L37]" office:value-type="float" office:value="11" calcext:value-type="float">
            <text:p>11</text:p>
          </table:table-cell>
          <table:table-cell table:style-name="ce145" table:formula="of:=[.M37]+[.P37]" office:value-type="float" office:value="3" calcext:value-type="float">
            <text:p>3</text:p>
          </table:table-cell>
          <table:table-cell/>
          <table:table-cell table:formula="of:=RANK([.Z37];[.Z34:.Z43])+2" office:value-type="float" office:value="3" calcext:value-type="float">
            <text:p>3</text:p>
          </table:table-cell>
          <table:table-cell table:style-name="ce81" table:formula="of:=RAND()" office:value-type="float" office:value="0.813029648771113" calcext:value-type="float">
            <text:p>0,813029648771113</text:p>
          </table:table-cell>
          <table:table-cell table:formula="of:=(RANDBETWEEN(0;1)*2-1)*RANDBETWEEN(1;8)" office:value-type="float" office:value="-3" calcext:value-type="float">
            <text:p>-3</text:p>
          </table:table-cell>
          <table:table-cell table:formula="of:=RANDBETWEEN(-8;8)" office:value-type="float" office:value="-6" calcext:value-type="float">
            <text:p>-6</text:p>
          </table:table-cell>
          <table:table-cell table:formula="of:=[.AA37]*RANDBETWEEN(-5;5)+[.AB37]" office:value-type="float" office:value="9" calcext:value-type="float">
            <text:p>9</text:p>
          </table:table-cell>
          <table:table-cell table:formula="of:=RANK([.AE37];[.AE36:.AE41])" office:value-type="float" office:value="2" calcext:value-type="float">
            <text:p>2</text:p>
          </table:table-cell>
          <table:table-cell table:style-name="ce81" table:formula="of:=RAND()" office:value-type="float" office:value="0.938075307002065" calcext:value-type="float">
            <text:p>0,938075307002065</text:p>
          </table:table-cell>
          <table:table-cell table:formula="of:=RANK([.AG37];[.AG34:.AG43])" office:value-type="float" office:value="4" calcext:value-type="float">
            <text:p>4</text:p>
          </table:table-cell>
          <table:table-cell table:style-name="ce81" table:formula="of:=RAND()" office:value-type="float" office:value="0.574369476248847" calcext:value-type="float">
            <text:p>0,574369476248847</text:p>
          </table:table-cell>
          <table:table-cell table:number-columns-repeated="991"/>
        </table:table-row>
        <table:table-row table:style-name="ro3">
          <table:table-cell table:style-name="ce129" table:formula="of:=[.AD37]*([.AD37]+1)*[.AD38]" office:value-type="float" office:value="36" calcext:value-type="float">
            <text:p>36</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Y38];&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Y38]&lt;5;&quot;m&quot;;IF(AND([.Y38]&gt;4;[.Y38]&lt;9);&quot;L&quot;;&quot;g&quot;))" office:value-type="string" office:string-value="m" calcext:value-type="string">
            <text:p>m</text:p>
          </table:table-cell>
          <table:table-cell table:style-name="ce4"/>
          <table:table-cell table:style-name="ce47" table:formula="of:=[.AA38]&amp;&quot;x&quot;&amp;IF([.AB38]&lt;0;[.AB38];&quot;+&quot;&amp;[.AB38])&amp;&quot;=&quot;&amp;[.AC38]" office:value-type="string" office:string-value="5x+1=-19" calcext:value-type="string">
            <text:p>5x+1=-19</text:p>
          </table:table-cell>
          <table:table-cell table:style-name="ce7"/>
          <table:table-cell table:style-name="ce10"/>
          <table:table-cell table:style-name="ce51" table:formula="of:=RANDBETWEEN(2;13)" office:value-type="float" office:value="12" calcext:value-type="float">
            <text:p>12</text:p>
          </table:table-cell>
          <table:table-cell table:style-name="ce113" table:formula="of:=IF(ROUND(RAND());1;-1)*([.Y38]-2)" office:value-type="float" office:value="2" calcext:value-type="float">
            <text:p>2</text:p>
          </table:table-cell>
          <table:table-cell table:style-name="ce40" office:value-type="string" calcext:value-type="string">
            <text:p>×</text:p>
          </table:table-cell>
          <table:table-cell table:style-name="ce40" table:formula="of:=[.L38]" office:value-type="float" office:value="12" calcext:value-type="float">
            <text:p>12</text:p>
          </table:table-cell>
          <table:table-cell table:style-name="ce113" table:formula="of:=[.AF38]*IF(ROUND(RAND());1;-1)" office:value-type="float" office:value="-2" calcext:value-type="float">
            <text:p>-2</text:p>
          </table:table-cell>
          <table:table-cell table:style-name="ce42" office:value-type="string" calcext:value-type="string">
            <text:p>=</text:p>
          </table:table-cell>
          <table:table-cell/>
          <table:table-cell table:style-name="ce27" table:formula="of:=FACTEURSPREMIERS([.A38])" office:value-type="string" office:string-value="2×2×3×3" calcext:value-type="string">
            <text:p>2×2×3×3</text:p>
          </table:table-cell>
          <table:table-cell table:style-name="ce48" table:formula="of:=[.D38]*(CHOOSE([.Y38];0;0.01;0.001;1000;0.001;100;0.1;0.01;1000;0.1;0.001;10))&amp;&quot; &quot;&amp;[.G38]" office:value-type="string" office:string-value="100000 m" calcext:value-type="string">
            <text:p>100000 m</text:p>
          </table:table-cell>
          <table:table-cell table:style-name="ce27" table:formula="of:=([.AC38]-[.AB38])/[.AA38]" office:value-type="float" office:value="-4" calcext:value-type="float">
            <text:p>-4</text:p>
          </table:table-cell>
          <table:table-cell table:style-name="ce142" table:formula="of:=[.L38]" office:value-type="float" office:value="12" calcext:value-type="float">
            <text:p>12</text:p>
          </table:table-cell>
          <table:table-cell table:style-name="ce145" table:formula="of:=[.M38]+[.P38]" office:value-type="float" office:value="0" calcext:value-type="float">
            <text:p>0</text:p>
          </table:table-cell>
          <table:table-cell/>
          <table:table-cell table:formula="of:=RANK([.Z38];[.Z34:.Z43])+2" office:value-type="float" office:value="4" calcext:value-type="float">
            <text:p>4</text:p>
          </table:table-cell>
          <table:table-cell table:style-name="ce81" table:formula="of:=RAND()" office:value-type="float" office:value="0.778635477875208" calcext:value-type="float">
            <text:p>0,778635477875208</text:p>
          </table:table-cell>
          <table:table-cell table:formula="of:=(RANDBETWEEN(0;1)*2-1)*RANDBETWEEN(1;8)" office:value-type="float" office:value="5" calcext:value-type="float">
            <text:p>5</text:p>
          </table:table-cell>
          <table:table-cell table:formula="of:=RANDBETWEEN(-8;8)" office:value-type="float" office:value="1" calcext:value-type="float">
            <text:p>1</text:p>
          </table:table-cell>
          <table:table-cell table:formula="of:=[.AA38]*RANDBETWEEN(-5;5)+[.AB38]" office:value-type="float" office:value="-19" calcext:value-type="float">
            <text:p>-19</text:p>
          </table:table-cell>
          <table:table-cell table:formula="of:=RANK([.AE38];[.AE36:.AE41])" office:value-type="float" office:value="6" calcext:value-type="float">
            <text:p>6</text:p>
          </table:table-cell>
          <table:table-cell table:style-name="ce81" table:formula="of:=RAND()" office:value-type="float" office:value="0.0300582917994574" calcext:value-type="float">
            <text:p>0,030058291799457</text:p>
          </table:table-cell>
          <table:table-cell table:formula="of:=RANK([.AG38];[.AG34:.AG43])" office:value-type="float" office:value="2" calcext:value-type="float">
            <text:p>2</text:p>
          </table:table-cell>
          <table:table-cell table:style-name="ce81" table:formula="of:=RAND()" office:value-type="float" office:value="0.888074651990618" calcext:value-type="float">
            <text:p>0,888074651990618</text:p>
          </table:table-cell>
          <table:table-cell table:number-columns-repeated="991"/>
        </table:table-row>
        <table:table-row table:style-name="ro3">
          <table:table-cell table:style-name="ce129" table:formula="of:=[.AD38]*([.AD38]+1)*[.AD39]" office:value-type="float" office:value="168" calcext:value-type="float">
            <text:p>168</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Y39];&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Y39]&lt;5;&quot;m&quot;;IF(AND([.Y39]&gt;4;[.Y39]&lt;9);&quot;L&quot;;&quot;g&quot;))" office:value-type="string" office:string-value="g" calcext:value-type="string">
            <text:p>g</text:p>
          </table:table-cell>
          <table:table-cell table:style-name="ce4"/>
          <table:table-cell table:style-name="ce47" table:formula="of:=[.AA39]&amp;&quot;x&quot;&amp;IF([.AB39]&lt;0;[.AB39];&quot;+&quot;&amp;[.AB39])&amp;&quot;=&quot;&amp;[.AC39]" office:value-type="string" office:string-value="-4x+8=28" calcext:value-type="string">
            <text:p>-4x+8=28</text:p>
          </table:table-cell>
          <table:table-cell table:style-name="ce7"/>
          <table:table-cell table:style-name="ce10"/>
          <table:table-cell table:style-name="ce51" table:formula="of:=RANDBETWEEN(2;13)" office:value-type="float" office:value="4" calcext:value-type="float">
            <text:p>4</text:p>
          </table:table-cell>
          <table:table-cell table:style-name="ce113" table:formula="of:=IF(ROUND(RAND());1;-1)*([.Y39]-2)" office:value-type="float" office:value="-9" calcext:value-type="float">
            <text:p>-9</text:p>
          </table:table-cell>
          <table:table-cell table:style-name="ce40" office:value-type="string" calcext:value-type="string">
            <text:p>×</text:p>
          </table:table-cell>
          <table:table-cell table:style-name="ce40" table:formula="of:=[.L39]" office:value-type="float" office:value="4" calcext:value-type="float">
            <text:p>4</text:p>
          </table:table-cell>
          <table:table-cell table:style-name="ce113" table:formula="of:=[.AF39]*IF(ROUND(RAND());1;-1)" office:value-type="float" office:value="-6" calcext:value-type="float">
            <text:p>-6</text:p>
          </table:table-cell>
          <table:table-cell table:style-name="ce42" office:value-type="string" calcext:value-type="string">
            <text:p>=</text:p>
          </table:table-cell>
          <table:table-cell/>
          <table:table-cell table:style-name="ce27" table:formula="of:=FACTEURSPREMIERS([.A39])" office:value-type="string" office:string-value="2×2×2×3×7" calcext:value-type="string">
            <text:p>2×2×2×3×7</text:p>
          </table:table-cell>
          <table:table-cell table:style-name="ce48" table:formula="of:=[.D39]*(CHOOSE([.Y39];0;0.01;0.001;1000;0.001;100;0.1;0.01;1000;0.1;0.001;10))&amp;&quot; &quot;&amp;[.G39]" office:value-type="string" office:string-value="0,1 g" calcext:value-type="string">
            <text:p>0,1 g</text:p>
          </table:table-cell>
          <table:table-cell table:style-name="ce27" table:formula="of:=([.AC39]-[.AB39])/[.AA39]" office:value-type="float" office:value="-5" calcext:value-type="float">
            <text:p>-5</text:p>
          </table:table-cell>
          <table:table-cell table:style-name="ce142" table:formula="of:=[.L39]" office:value-type="float" office:value="4" calcext:value-type="float">
            <text:p>4</text:p>
          </table:table-cell>
          <table:table-cell table:style-name="ce145" table:formula="of:=[.M39]+[.P39]" office:value-type="float" office:value="-15" calcext:value-type="float">
            <text:p>-15</text:p>
          </table:table-cell>
          <table:table-cell/>
          <table:table-cell table:formula="of:=RANK([.Z39];[.Z34:.Z43])+2" office:value-type="float" office:value="11" calcext:value-type="float">
            <text:p>11</text:p>
          </table:table-cell>
          <table:table-cell table:style-name="ce81" table:formula="of:=RAND()" office:value-type="float" office:value="0.201564430699907" calcext:value-type="float">
            <text:p>0,201564430699907</text:p>
          </table:table-cell>
          <table:table-cell table:formula="of:=(RANDBETWEEN(0;1)*2-1)*RANDBETWEEN(1;8)" office:value-type="float" office:value="-4" calcext:value-type="float">
            <text:p>-4</text:p>
          </table:table-cell>
          <table:table-cell table:formula="of:=RANDBETWEEN(-8;8)" office:value-type="float" office:value="8" calcext:value-type="float">
            <text:p>8</text:p>
          </table:table-cell>
          <table:table-cell table:formula="of:=[.AA39]*RANDBETWEEN(-5;5)+[.AB39]" office:value-type="float" office:value="28" calcext:value-type="float">
            <text:p>28</text:p>
          </table:table-cell>
          <table:table-cell table:formula="of:=RANK([.AE39];[.AE36:.AE41])" office:value-type="float" office:value="4" calcext:value-type="float">
            <text:p>4</text:p>
          </table:table-cell>
          <table:table-cell table:style-name="ce81" table:formula="of:=RAND()" office:value-type="float" office:value="0.478634188611426" calcext:value-type="float">
            <text:p>0,478634188611426</text:p>
          </table:table-cell>
          <table:table-cell table:formula="of:=RANK([.AG39];[.AG34:.AG43])" office:value-type="float" office:value="6" calcext:value-type="float">
            <text:p>6</text:p>
          </table:table-cell>
          <table:table-cell table:style-name="ce81" table:formula="of:=RAND()" office:value-type="float" office:value="0.423879592260049" calcext:value-type="float">
            <text:p>0,423879592260049</text:p>
          </table:table-cell>
          <table:table-cell table:number-columns-repeated="991"/>
        </table:table-row>
        <table:table-row table:style-name="ro3">
          <table:table-cell table:style-name="ce129" table:formula="of:=[.AD39]*([.AD39]+1)*[.AD40]" office:value-type="float" office:value="20" calcext:value-type="float">
            <text:p>2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20" calcext:value-type="float">
            <text:p>420</text:p>
          </table:table-cell>
          <table:table-cell table:style-name="ce40" table:formula="of:=CHOOSE([.Y40];&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Y40]&lt;5;&quot;m&quot;;IF(AND([.Y40]&gt;4;[.Y40]&lt;9);&quot;L&quot;;&quot;g&quot;))" office:value-type="string" office:string-value="L" calcext:value-type="string">
            <text:p>L</text:p>
          </table:table-cell>
          <table:table-cell table:style-name="ce4"/>
          <table:table-cell table:style-name="ce47" table:formula="of:=[.AA40]&amp;&quot;x&quot;&amp;IF([.AB40]&lt;0;[.AB40];&quot;+&quot;&amp;[.AB40])&amp;&quot;=&quot;&amp;[.AC40]" office:value-type="string" office:string-value="7x-4=-32" calcext:value-type="string">
            <text:p>7x-4=-32</text:p>
          </table:table-cell>
          <table:table-cell table:style-name="ce7"/>
          <table:table-cell table:style-name="ce10"/>
          <table:table-cell table:style-name="ce51" table:formula="of:=RANDBETWEEN(2;13)" office:value-type="float" office:value="3" calcext:value-type="float">
            <text:p>3</text:p>
          </table:table-cell>
          <table:table-cell table:style-name="ce113" table:formula="of:=IF(ROUND(RAND());1;-1)*([.Y40]-2)" office:value-type="float" office:value="6" calcext:value-type="float">
            <text:p>6</text:p>
          </table:table-cell>
          <table:table-cell table:style-name="ce40" office:value-type="string" calcext:value-type="string">
            <text:p>×</text:p>
          </table:table-cell>
          <table:table-cell table:style-name="ce40" table:formula="of:=[.L40]" office:value-type="float" office:value="3" calcext:value-type="float">
            <text:p>3</text:p>
          </table:table-cell>
          <table:table-cell table:style-name="ce113" table:formula="of:=[.AF40]*IF(ROUND(RAND());1;-1)" office:value-type="float" office:value="-1" calcext:value-type="float">
            <text:p>-1</text:p>
          </table:table-cell>
          <table:table-cell table:style-name="ce42" office:value-type="string" calcext:value-type="string">
            <text:p>=</text:p>
          </table:table-cell>
          <table:table-cell/>
          <table:table-cell table:style-name="ce27" table:formula="of:=FACTEURSPREMIERS([.A40])" office:value-type="string" office:string-value="2×2×5" calcext:value-type="string">
            <text:p>2×2×5</text:p>
          </table:table-cell>
          <table:table-cell table:style-name="ce48" table:formula="of:=[.D40]*(CHOOSE([.Y40];0;0.01;0.001;1000;0.001;100;0.1;0.01;1000;0.1;0.001;10))&amp;&quot; &quot;&amp;[.G40]" office:value-type="string" office:string-value="4,2 L" calcext:value-type="string">
            <text:p>4,2 L</text:p>
          </table:table-cell>
          <table:table-cell table:style-name="ce27" table:formula="of:=([.AC40]-[.AB40])/[.AA40]" office:value-type="float" office:value="-4" calcext:value-type="float">
            <text:p>-4</text:p>
          </table:table-cell>
          <table:table-cell table:style-name="ce142" table:formula="of:=[.L40]" office:value-type="float" office:value="3" calcext:value-type="float">
            <text:p>3</text:p>
          </table:table-cell>
          <table:table-cell table:style-name="ce145" table:formula="of:=[.M40]+[.P40]" office:value-type="float" office:value="5" calcext:value-type="float">
            <text:p>5</text:p>
          </table:table-cell>
          <table:table-cell/>
          <table:table-cell table:formula="of:=RANK([.Z40];[.Z34:.Z43])+2" office:value-type="float" office:value="8" calcext:value-type="float">
            <text:p>8</text:p>
          </table:table-cell>
          <table:table-cell table:style-name="ce81" table:formula="of:=RAND()" office:value-type="float" office:value="0.54153269962533" calcext:value-type="float">
            <text:p>0,54153269962533</text:p>
          </table:table-cell>
          <table:table-cell table:formula="of:=(RANDBETWEEN(0;1)*2-1)*RANDBETWEEN(1;8)" office:value-type="float" office:value="7" calcext:value-type="float">
            <text:p>7</text:p>
          </table:table-cell>
          <table:table-cell table:formula="of:=RANDBETWEEN(-8;8)" office:value-type="float" office:value="-4" calcext:value-type="float">
            <text:p>-4</text:p>
          </table:table-cell>
          <table:table-cell table:formula="of:=[.AA40]*RANDBETWEEN(-5;5)+[.AB40]" office:value-type="float" office:value="-32" calcext:value-type="float">
            <text:p>-32</text:p>
          </table:table-cell>
          <table:table-cell table:formula="of:=RANK([.AE40];[.AE36:.AE41])" office:value-type="float" office:value="1" calcext:value-type="float">
            <text:p>1</text:p>
          </table:table-cell>
          <table:table-cell table:style-name="ce81" table:formula="of:=RAND()" office:value-type="float" office:value="0.997710193992029" calcext:value-type="float">
            <text:p>0,997710193992029</text:p>
          </table:table-cell>
          <table:table-cell table:formula="of:=RANK([.AG40];[.AG34:.AG43])" office:value-type="float" office:value="1" calcext:value-type="float">
            <text:p>1</text:p>
          </table:table-cell>
          <table:table-cell table:style-name="ce81" table:formula="of:=RAND()" office:value-type="float" office:value="0.911931122830887" calcext:value-type="float">
            <text:p>0,911931122830887</text:p>
          </table:table-cell>
          <table:table-cell table:number-columns-repeated="991"/>
        </table:table-row>
        <table:table-row table:style-name="ro3">
          <table:table-cell table:style-name="ce129" table:formula="of:=[.AD40]*([.AD40]+1)*[.AD41]" office:value-type="float" office:value="6" calcext:value-type="float">
            <text:p>6</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2.3" calcext:value-type="float">
            <text:p>72,3</text:p>
          </table:table-cell>
          <table:table-cell table:style-name="ce40" table:formula="of:=CHOOSE([.Y41];&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Y41]&lt;5;&quot;m&quot;;IF(AND([.Y41]&gt;4;[.Y41]&lt;9);&quot;L&quot;;&quot;g&quot;))" office:value-type="string" office:string-value="L" calcext:value-type="string">
            <text:p>L</text:p>
          </table:table-cell>
          <table:table-cell table:style-name="ce4"/>
          <table:table-cell table:style-name="ce47" table:formula="of:=[.AA41]&amp;&quot;x&quot;&amp;IF([.AB41]&lt;0;[.AB41];&quot;+&quot;&amp;[.AB41])&amp;&quot;=&quot;&amp;[.AC41]" office:value-type="string" office:string-value="-1x-3=2" calcext:value-type="string">
            <text:p>-1x-3=2</text:p>
          </table:table-cell>
          <table:table-cell table:style-name="ce7"/>
          <table:table-cell table:style-name="ce10"/>
          <table:table-cell table:style-name="ce51" table:formula="of:=RANDBETWEEN(2;13)" office:value-type="float" office:value="4" calcext:value-type="float">
            <text:p>4</text:p>
          </table:table-cell>
          <table:table-cell table:style-name="ce113" table:formula="of:=IF(ROUND(RAND());1;-1)*([.Y41]-2)" office:value-type="float" office:value="3" calcext:value-type="float">
            <text:p>3</text:p>
          </table:table-cell>
          <table:table-cell table:style-name="ce40" office:value-type="string" calcext:value-type="string">
            <text:p>×</text:p>
          </table:table-cell>
          <table:table-cell table:style-name="ce40" table:formula="of:=[.L41]" office:value-type="float" office:value="4" calcext:value-type="float">
            <text:p>4</text:p>
          </table:table-cell>
          <table:table-cell table:style-name="ce113" table:formula="of:=[.AF41]*IF(ROUND(RAND());1;-1)" office:value-type="float" office:value="5" calcext:value-type="float">
            <text:p>5</text:p>
          </table:table-cell>
          <table:table-cell table:style-name="ce42" office:value-type="string" calcext:value-type="string">
            <text:p>=</text:p>
          </table:table-cell>
          <table:table-cell/>
          <table:table-cell table:style-name="ce27" table:formula="of:=FACTEURSPREMIERS([.A41])" office:value-type="string" office:string-value="2×3" calcext:value-type="string">
            <text:p>2×3</text:p>
          </table:table-cell>
          <table:table-cell table:style-name="ce48" table:formula="of:=[.D41]*(CHOOSE([.Y41];0;0.01;0.001;1000;0.001;100;0.1;0.01;1000;0.1;0.001;10))&amp;&quot; &quot;&amp;[.G41]" office:value-type="string" office:string-value="0,0723 L" calcext:value-type="string">
            <text:p>0,0723 L</text:p>
          </table:table-cell>
          <table:table-cell table:style-name="ce27" table:formula="of:=([.AC41]-[.AB41])/[.AA41]" office:value-type="float" office:value="-5" calcext:value-type="float">
            <text:p>-5</text:p>
          </table:table-cell>
          <table:table-cell table:style-name="ce142" table:formula="of:=[.L41]" office:value-type="float" office:value="4" calcext:value-type="float">
            <text:p>4</text:p>
          </table:table-cell>
          <table:table-cell table:style-name="ce145" table:formula="of:=[.M41]+[.P41]" office:value-type="float" office:value="8" calcext:value-type="float">
            <text:p>8</text:p>
          </table:table-cell>
          <table:table-cell/>
          <table:table-cell table:formula="of:=RANK([.Z41];[.Z34:.Z43])+2" office:value-type="float" office:value="5" calcext:value-type="float">
            <text:p>5</text:p>
          </table:table-cell>
          <table:table-cell table:style-name="ce81" table:formula="of:=RAND()" office:value-type="float" office:value="0.768358113646899" calcext:value-type="float">
            <text:p>0,768358113646899</text:p>
          </table:table-cell>
          <table:table-cell table:formula="of:=(RANDBETWEEN(0;1)*2-1)*RANDBETWEEN(1;8)" office:value-type="float" office:value="-1" calcext:value-type="float">
            <text:p>-1</text:p>
          </table:table-cell>
          <table:table-cell table:formula="of:=RANDBETWEEN(-8;8)" office:value-type="float" office:value="-3" calcext:value-type="float">
            <text:p>-3</text:p>
          </table:table-cell>
          <table:table-cell table:formula="of:=[.AA41]*RANDBETWEEN(-5;5)+[.AB41]" office:value-type="float" office:value="2" calcext:value-type="float">
            <text:p>2</text:p>
          </table:table-cell>
          <table:table-cell table:formula="of:=RANK([.AE41];[.AE36:.AE41])" office:value-type="float" office:value="3" calcext:value-type="float">
            <text:p>3</text:p>
          </table:table-cell>
          <table:table-cell table:style-name="ce81" table:formula="of:=RAND()" office:value-type="float" office:value="0.57872919820608" calcext:value-type="float">
            <text:p>0,57872919820608</text:p>
          </table:table-cell>
          <table:table-cell table:formula="of:=RANK([.AG41];[.AG34:.AG43])" office:value-type="float" office:value="5" calcext:value-type="float">
            <text:p>5</text:p>
          </table:table-cell>
          <table:table-cell table:style-name="ce81" table:formula="of:=RAND()" office:value-type="float" office:value="0.445591116599102" calcext:value-type="float">
            <text:p>0,445591116599102</text:p>
          </table:table-cell>
          <table:table-cell table:number-columns-repeated="991"/>
        </table:table-row>
        <table:table-row table:style-name="ro3">
          <table:table-cell table:style-name="ce19" office:value-type="string" calcext:value-type="string" table:number-columns-spanned="3" table:number-rows-spanned="1">
            <text:p>😕 <text:s text:c="3"/>😃 <text:s text:c="3"/>😎</text:p>
          </table:table-cell>
          <table:covered-table-cell table:number-columns-repeated="2"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style-name="ce113" table:formula="of:=IF(ROUND(RAND());1;-1)*([.Y42]-2)" office:value-type="float" office:value="-8" calcext:value-type="float">
            <text:p>-8</text:p>
          </table:covered-table-cell>
          <table:covered-table-cell table:style-name="ce19"/>
          <table:covered-table-cell table:number-columns-repeated="3" table:style-name="ce15"/>
          <table:table-cell table:number-columns-repeated="7"/>
          <table:table-cell table:formula="of:=RANK([.Z42];[.Z34:.Z43])+2" office:value-type="float" office:value="10" calcext:value-type="float">
            <text:p>10</text:p>
          </table:table-cell>
          <table:table-cell table:style-name="ce81" table:formula="of:=RAND()" office:value-type="float" office:value="0.363539838527379" calcext:value-type="float">
            <text:p>0,363539838527379</text:p>
          </table:table-cell>
          <table:table-cell table:number-columns-repeated="5"/>
          <table:table-cell table:formula="of:=RANK([.AG42];[.AG34:.AG43])" office:value-type="float" office:value="10" calcext:value-type="float">
            <text:p>10</text:p>
          </table:table-cell>
          <table:table-cell table:style-name="ce81" table:formula="of:=RAND()" office:value-type="float" office:value="0.066929934154985" calcext:value-type="float">
            <text:p>0,066929934154985</text:p>
          </table:table-cell>
          <table:table-cell table:number-columns-repeated="991"/>
        </table:table-row>
        <table:table-row table:style-name="ro4">
          <table:table-cell table:number-columns-repeated="24"/>
          <table:table-cell table:formula="of:=RANK([.Z43];[.Z34:.Z43])+2" office:value-type="float" office:value="9" calcext:value-type="float">
            <text:p>9</text:p>
          </table:table-cell>
          <table:table-cell table:style-name="ce81" table:formula="of:=RAND()" office:value-type="float" office:value="0.451906386203144" calcext:value-type="float">
            <text:p>0,451906386203144</text:p>
          </table:table-cell>
          <table:table-cell table:number-columns-repeated="5"/>
          <table:table-cell table:formula="of:=RANK([.AG43];[.AG34:.AG43])" office:value-type="float" office:value="7" calcext:value-type="float">
            <text:p>7</text:p>
          </table:table-cell>
          <table:table-cell table:style-name="ce81" table:formula="of:=RAND()" office:value-type="float" office:value="0.348714448231917" calcext:value-type="float">
            <text:p>0,348714448231917</text:p>
          </table:table-cell>
          <table:table-cell table:number-columns-repeated="991"/>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number-rows-repeated="164">
          <table:table-cell table:number-columns-repeated="26"/>
          <table:table-cell table:style-name="Default" table:number-columns-repeated="3"/>
          <table:table-cell table:number-columns-repeated="995"/>
        </table:table-row>
        <table:table-row table:style-name="ro4" table:number-rows-repeated="1048083">
          <table:table-cell table:number-columns-repeated="1024"/>
        </table:table-row>
        <table:table-row table:style-name="ro4">
          <table:table-cell table:number-columns-repeated="1024"/>
        </table:table-row>
      </table:table>
      <table:table table:name="Ceinture Bleue 1" table:style-name="ta5" table:print-ranges="'Ceinture Bleue 1'.A1:'Ceinture Bleue 1'.R44 'Ceinture Bleue 1'.T1:'Ceinture Bleue 1'.Z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5" form:id="control5"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1?language=Basic&amp;location=document" xlink:type="simple"/>
              </office:event-listeners>
            </form:button>
          </form:form>
        </office:forms>
        <table:shapes>
          <draw:control draw:z-index="0" draw:style-name="gr5" draw:text-style-name="P2" svg:width="1.651cm" svg:height="0.749cm" svg:x="47.639cm" svg:y="0.213cm" draw:control="control5"/>
        </table:shapes>
        <table:table-column table:style-name="co78" table:default-cell-style-name="Default"/>
        <table:table-column table:style-name="co27" table:default-cell-style-name="Default"/>
        <table:table-column table:style-name="co11" table:default-cell-style-name="Default"/>
        <table:table-column table:style-name="co28" table:default-cell-style-name="Default"/>
        <table:table-column table:style-name="co53" table:default-cell-style-name="Default"/>
        <table:table-column table:style-name="co65" table:default-cell-style-name="Default"/>
        <table:table-column table:style-name="co79" table:default-cell-style-name="Default"/>
        <table:table-column table:style-name="co80" table:default-cell-style-name="Default"/>
        <table:table-column table:style-name="co53" table:default-cell-style-name="Default"/>
        <table:table-column table:style-name="co16" table:default-cell-style-name="Default"/>
        <table:table-column table:style-name="co81" table:default-cell-style-name="Default"/>
        <table:table-column table:style-name="co34" table:default-cell-style-name="Default"/>
        <table:table-column table:style-name="co76" table:default-cell-style-name="Default"/>
        <table:table-column table:style-name="co82" table:default-cell-style-name="Default"/>
        <table:table-column table:style-name="co83" table:default-cell-style-name="Default"/>
        <table:table-column table:style-name="co29"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46" table:default-cell-style-name="Default"/>
        <table:table-column table:style-name="co52" table:default-cell-style-name="Default"/>
        <table:table-column table:style-name="co51" table:default-cell-style-name="Default"/>
        <table:table-column table:style-name="co35" table:default-cell-style-name="Default"/>
        <table:table-column table:style-name="co28" table:default-cell-style-name="Default"/>
        <table:table-column table:style-name="co88" table:default-cell-style-name="Default"/>
        <table:table-column table:style-name="co26" table:default-cell-style-name="Default"/>
        <table:table-column table:style-name="co21" table:default-cell-style-name="Default"/>
        <table:table-column table:style-name="co75" table:default-cell-style-name="Default"/>
        <table:table-column table:style-name="co25" table:default-cell-style-name="Default"/>
        <table:table-column table:style-name="co60" table:default-cell-style-name="Default"/>
        <table:table-column table:style-name="co23" table:default-cell-style-name="Default"/>
        <table:table-column table:style-name="co89" table:default-cell-style-name="Default"/>
        <table:table-column table:style-name="co4" table:number-columns-repeated="991" table:default-cell-style-name="Default"/>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4"/>
          <table:table-cell table:number-columns-repeated="5"/>
          <table:table-cell table:formula="of:=RANK([.AC1];[.AC1:.AC10])+2" office:value-type="float" office:value="12" calcext:value-type="float">
            <text:p>12</text:p>
          </table:table-cell>
          <table:table-cell table:style-name="ce81" table:formula="of:=RAND()" office:value-type="float" office:value="0.143630916796475" calcext:value-type="float">
            <text:p>0,143630916796475</text:p>
          </table:table-cell>
          <table:table-cell table:number-columns-repeated="2"/>
          <table:table-cell table:formula="of:=RANK([.AG1];[.AG1:.AG10])" office:value-type="float" office:value="9" calcext:value-type="float">
            <text:p>9</text:p>
          </table:table-cell>
          <table:table-cell table:style-name="ce81" table:formula="of:=RAND()" office:value-type="float" office:value="0.132918274201896" calcext:value-type="float">
            <text:p>0,132918274201896</text:p>
          </table:table-cell>
          <table:table-cell table:number-columns-repeated="991"/>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4" table:style-name="ce16"/>
          <table:covered-table-cell table:style-name="ce131"/>
          <table:table-cell table:style-name="ce54" office:value-type="string" calcext:value-type="string" table:number-columns-spanned="4" table:number-rows-spanned="1">
            <text:p>Prénom :</text:p>
          </table:table-cell>
          <table:covered-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1283" calcext:value-type="string">
            <text:p>v1283</text:p>
          </table:table-cell>
          <table:table-cell/>
          <table:table-cell table:style-name="ce25" office:value-type="string" calcext:value-type="string" table:number-columns-spanned="7" table:number-rows-spanned="1">
            <text:p>Correction CEINTURE BLEUE 1</text:p>
          </table:table-cell>
          <table:covered-table-cell table:number-columns-repeated="2" table:style-name="ce28"/>
          <table:covered-table-cell table:number-columns-repeated="3" table:style-name="ce30"/>
          <table:covered-table-cell table:style-name="ce31"/>
          <table:table-cell/>
          <table:table-cell table:formula="of:=RANK([.AC2];[.AC1:.AC10])+2" office:value-type="float" office:value="7" calcext:value-type="float">
            <text:p>7</text:p>
          </table:table-cell>
          <table:table-cell table:style-name="ce81" table:formula="of:=RAND()" office:value-type="float" office:value="0.662468782409028" calcext:value-type="float">
            <text:p>0,662468782409028</text:p>
          </table:table-cell>
          <table:table-cell table:number-columns-repeated="2"/>
          <table:table-cell table:formula="of:=RANK([.AG2];[.AG1:.AG10])" office:value-type="float" office:value="4" calcext:value-type="float">
            <text:p>4</text:p>
          </table:table-cell>
          <table:table-cell table:style-name="ce81" table:formula="of:=RAND()" office:value-type="float" office:value="0.437642452243439" calcext:value-type="float">
            <text:p>0,437642452243439</text:p>
          </table:table-cell>
          <table:table-cell table:number-columns-repeated="991"/>
        </table:table-row>
        <table:table-row table:style-name="ro1">
          <table:table-cell table:style-name="ce55" office:value-type="string" calcext:value-type="string" table:number-columns-spanned="4" table:number-rows-spanned="1">
            <text:p>Racines des carrés parfaits</text:p>
          </table:table-cell>
          <table:covered-table-cell table:number-columns-repeated="3" table:style-name="ce38"/>
          <table:table-cell table:style-name="ce55" office:value-type="string" calcext:value-type="string" table:number-columns-spanned="6" table:number-rows-spanned="1">
            <text:p>Puissance de puissance</text:p>
          </table:table-cell>
          <table:covered-table-cell table:number-columns-repeated="5" table:style-name="ce38"/>
          <table:table-cell table:style-name="ce55" office:value-type="string" calcext:value-type="string" table:number-columns-spanned="4" table:number-rows-spanned="1">
            <text:p><text:span text:style-name="T10">É</text:span>criture scientifique</text:p>
          </table:table-cell>
          <table:covered-table-cell table:number-columns-repeated="3" table:style-name="ce38"/>
          <table:table-cell table:style-name="ce55" office:value-type="string" calcext:value-type="string" table:number-columns-spanned="4" table:number-rows-spanned="1">
            <text:p>Conversions d’unités d’aires</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 office:value-type="string" office:string-value="AA" calcext:value-type="string" table:number-columns-spanned="2" table:number-rows-spanned="1">
            <text:p>AA</text:p>
          </table:table-cell>
          <table:covered-table-cell table:style-name="ce87"/>
          <table:table-cell table:style-name="ce29" table:number-columns-repeated="3"/>
          <table:table-cell table:style-name="ce92" table:formula="of:=[.R2]" office:value-type="string" office:string-value="v1283" calcext:value-type="string">
            <text:p>v1283</text:p>
          </table:table-cell>
          <table:table-cell table:style-name="ce81"/>
          <table:table-cell table:formula="of:=RANK([.AC3];[.AC1:.AC10])+2" office:value-type="float" office:value="8" calcext:value-type="float">
            <text:p>8</text:p>
          </table:table-cell>
          <table:table-cell table:style-name="ce81" table:formula="of:=RAND()" office:value-type="float" office:value="0.639748265766766" calcext:value-type="float">
            <text:p>0,639748265766766</text:p>
          </table:table-cell>
          <table:table-cell table:style-name="ce81" table:formula="of:=RANK([.AE3];[.AE3:.AE8])" office:value-type="float" office:value="2" calcext:value-type="float">
            <text:p>2</text:p>
          </table:table-cell>
          <table:table-cell table:style-name="ce81" table:formula="of:=RAND()" office:value-type="float" office:value="0.751625040965007" calcext:value-type="float">
            <text:p>0,751625040965007</text:p>
          </table:table-cell>
          <table:table-cell table:formula="of:=RANK([.AG3];[.AG1:.AG10])" office:value-type="float" office:value="3" calcext:value-type="float">
            <text:p>3</text:p>
          </table:table-cell>
          <table:table-cell table:style-name="ce81" table:formula="of:=RAND()" office:value-type="float" office:value="0.577125079691689" calcext:value-type="float">
            <text:p>0,577125079691689</text:p>
          </table:table-cell>
          <table:table-cell table:style-name="ce81" table:number-columns-repeated="991"/>
        </table:table-row>
        <table:table-row table:style-name="ro3">
          <table:table-cell table:style-name="ce4" table:formula="of:=([.AB4]+3)^2" office:value-type="float" office:value="169" calcext:value-type="float">
            <text:p>16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8" calcext:value-type="float">
            <text:p>8</text:p>
          </table:table-cell>
          <table:table-cell table:style-name="ce134" table:formula="of:=([.AB4]-2)*IF(ROUND(RAND());1;-1)" office:value-type="float" office:value="-8" calcext:value-type="float">
            <text:p>-8</text:p>
          </table:table-cell>
          <table:table-cell table:style-name="ce139" office:value-type="string" calcext:value-type="string">
            <text:p>)</text:p>
          </table:table-cell>
          <table:table-cell table:style-name="ce113" table:formula="of:=[.AF4]*IF(ROUND(RAND());1;-1)" office:value-type="float" office:value="-10" calcext:value-type="float">
            <text:p>-10</text:p>
          </table:table-cell>
          <table:table-cell table:style-name="ce172" office:value-type="string" calcext:value-type="string">
            <text:p>=</text:p>
          </table:table-cell>
          <table:table-cell table:style-name="ce111" table:formula="of:=ROUNDUP(RAND()*10000;RANDBETWEEN(-3;0))/CHOOSE([.AD4];0.1;0.01;0.0001;10000;100000;1000000)" office:value-type="float" office:value="0.0446" calcext:value-type="float">
            <text:p>0,0446</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100" calcext:value-type="float">
            <text:p>100</text:p>
          </table:table-cell>
          <table:table-cell table:style-name="ce40" table:formula="of:=CHOOSE([.AD4];&quot;dm²&quot;;&quot;cm²&quot;;&quot;mm²&quot;;&quot;km²&quot;;&quot;hm²&quot;;&quot;da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4]+3&amp;&quot;²&quot;" office:value-type="string" office:string-value="13²" calcext:value-type="string">
            <text:p>13²</text:p>
          </table:table-cell>
          <table:table-cell table:style-name="ce165" table:formula="of:=[.F4]" office:value-type="float" office:value="8" calcext:value-type="float">
            <text:p>8</text:p>
          </table:table-cell>
          <table:table-cell table:style-name="ce145" table:formula="of:=[.G4]*[.I4]" office:value-type="float" office:value="80" calcext:value-type="float">
            <text:p>80</text:p>
          </table:table-cell>
          <table:table-cell table:style-name="ce166" table:formula="of:=LEFT(TEXT([.K4];&quot;0,####E#&quot;);SEARCH(&quot;E&quot;;TEXT([.K4];&quot;0,####E#&quot;))-1)" office:value-type="string" office:string-value="4,46" calcext:value-type="string">
            <text:p>4,46</text:p>
          </table:table-cell>
          <table:table-cell table:style-name="ce167" office:value-type="string" calcext:value-type="string">
            <text:p>×<text:span text:style-name="T10">10</text:span></text:p>
          </table:table-cell>
          <table:table-cell table:style-name="ce168" table:formula="of:=RIGHT(TEXT([.K4];&quot;0,####E#&quot;);LEN(TEXT([.K4];&quot;0,####E#&quot;))-SEARCH(&quot;E&quot;;TEXT([.K4];&quot;0,####E#&quot;)))" office:value-type="string" office:string-value="-2" calcext:value-type="string">
            <text:p>-2</text:p>
          </table:table-cell>
          <table:table-cell table:style-name="ce48" table:formula="of:=[.O4]*CHOOSE([.AD4];0.01;0.0001;0.000001;1000000;10000;100)&amp;&quot; &quot;&amp;[.R4]" office:value-type="string" office:string-value="1000000 m²" calcext:value-type="string">
            <text:p>1000000 m²</text:p>
          </table:table-cell>
          <table:table-cell/>
          <table:table-cell table:formula="of:=RANK([.AC4];[.AC1:.AC10])+2" office:value-type="float" office:value="10" calcext:value-type="float">
            <text:p>10</text:p>
          </table:table-cell>
          <table:table-cell table:style-name="ce81" table:formula="of:=RAND()" office:value-type="float" office:value="0.262051587942795" calcext:value-type="float">
            <text:p>0,262051587942795</text:p>
          </table:table-cell>
          <table:table-cell table:formula="of:=RANK([.AE4];[.AE3:.AE8])" office:value-type="float" office:value="5" calcext:value-type="float">
            <text:p>5</text:p>
          </table:table-cell>
          <table:table-cell table:style-name="ce81" table:formula="of:=RAND()" office:value-type="float" office:value="0.221044195591428" calcext:value-type="float">
            <text:p>0,221044195591428</text:p>
          </table:table-cell>
          <table:table-cell table:formula="of:=RANK([.AG4];[.AG1:.AG10])" office:value-type="float" office:value="10" calcext:value-type="float">
            <text:p>10</text:p>
          </table:table-cell>
          <table:table-cell table:style-name="ce81" table:formula="of:=RAND()" office:value-type="float" office:value="0.122150964611966" calcext:value-type="float">
            <text:p>0,122150964611966</text:p>
          </table:table-cell>
          <table:table-cell table:number-columns-repeated="991"/>
        </table:table-row>
        <table:table-row table:style-name="ro3">
          <table:table-cell table:style-name="ce4" table:formula="of:=([.AB5]+3)^2"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5" calcext:value-type="float">
            <text:p>5</text:p>
          </table:table-cell>
          <table:table-cell table:style-name="ce134" table:formula="of:=([.AB5]-2)*IF(ROUND(RAND());1;-1)" office:value-type="float" office:value="-3" calcext:value-type="float">
            <text:p>-3</text:p>
          </table:table-cell>
          <table:table-cell table:style-name="ce139" office:value-type="string" calcext:value-type="string">
            <text:p>)</text:p>
          </table:table-cell>
          <table:table-cell table:style-name="ce113" table:formula="of:=[.AF5]*IF(ROUND(RAND());1;-1)" office:value-type="float" office:value="6" calcext:value-type="float">
            <text:p>6</text:p>
          </table:table-cell>
          <table:table-cell table:style-name="ce172" office:value-type="string" calcext:value-type="string">
            <text:p>=</text:p>
          </table:table-cell>
          <table:table-cell table:style-name="ce111" table:formula="of:=ROUNDUP(RAND()*10000;RANDBETWEEN(-3;0))/CHOOSE([.AD5];0.1;0.01;0.0001;10000;100000;1000000)" office:value-type="float" office:value="0.00146" calcext:value-type="float">
            <text:p>0,00146</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20.63" calcext:value-type="float">
            <text:p>20,63</text:p>
          </table:table-cell>
          <table:table-cell table:style-name="ce40" table:formula="of:=CHOOSE([.AD5];&quot;dm²&quot;;&quot;cm²&quot;;&quot;mm²&quot;;&quot;km²&quot;;&quot;hm²&quot;;&quot;da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5]+3&amp;&quot;²&quot;" office:value-type="string" office:string-value="8²" calcext:value-type="string">
            <text:p>8²</text:p>
          </table:table-cell>
          <table:table-cell table:style-name="ce165" table:formula="of:=[.F5]" office:value-type="float" office:value="5" calcext:value-type="float">
            <text:p>5</text:p>
          </table:table-cell>
          <table:table-cell table:style-name="ce145" table:formula="of:=[.G5]*[.I5]" office:value-type="float" office:value="-18" calcext:value-type="float">
            <text:p>-18</text:p>
          </table:table-cell>
          <table:table-cell table:style-name="ce166" table:formula="of:=LEFT(TEXT([.K5];&quot;0,####E#&quot;);SEARCH(&quot;E&quot;;TEXT([.K5];&quot;0,####E#&quot;))-1)" office:value-type="string" office:string-value="1,46" calcext:value-type="string">
            <text:p>1,46</text:p>
          </table:table-cell>
          <table:table-cell table:style-name="ce167" office:value-type="string" calcext:value-type="string">
            <text:p>×<text:span text:style-name="T10">10</text:span></text:p>
          </table:table-cell>
          <table:table-cell table:style-name="ce168" table:formula="of:=RIGHT(TEXT([.K5];&quot;0,####E#&quot;);LEN(TEXT([.K5];&quot;0,####E#&quot;))-SEARCH(&quot;E&quot;;TEXT([.K5];&quot;0,####E#&quot;)))" office:value-type="string" office:string-value="-3" calcext:value-type="string">
            <text:p>-3</text:p>
          </table:table-cell>
          <table:table-cell table:style-name="ce48" table:formula="of:=[.O5]*CHOOSE([.AD5];0.01;0.0001;0.000001;1000000;10000;100)&amp;&quot; &quot;&amp;[.R5]" office:value-type="string" office:string-value="2063 m²" calcext:value-type="string">
            <text:p>2063 m²</text:p>
          </table:table-cell>
          <table:table-cell/>
          <table:table-cell table:formula="of:=RANK([.AC5];[.AC1:.AC10])+2" office:value-type="float" office:value="5" calcext:value-type="float">
            <text:p>5</text:p>
          </table:table-cell>
          <table:table-cell table:style-name="ce81" table:formula="of:=RAND()" office:value-type="float" office:value="0.741896598321969" calcext:value-type="float">
            <text:p>0,741896598321969</text:p>
          </table:table-cell>
          <table:table-cell table:formula="of:=RANK([.AE5];[.AE3:.AE8])" office:value-type="float" office:value="6" calcext:value-type="float">
            <text:p>6</text:p>
          </table:table-cell>
          <table:table-cell table:style-name="ce81" table:formula="of:=RAND()" office:value-type="float" office:value="0.0410377917905737" calcext:value-type="float">
            <text:p>0,041037791790574</text:p>
          </table:table-cell>
          <table:table-cell table:formula="of:=RANK([.AG5];[.AG1:.AG10])" office:value-type="float" office:value="6" calcext:value-type="float">
            <text:p>6</text:p>
          </table:table-cell>
          <table:table-cell table:style-name="ce81" table:formula="of:=RAND()" office:value-type="float" office:value="0.287927162437197" calcext:value-type="float">
            <text:p>0,287927162437197</text:p>
          </table:table-cell>
          <table:table-cell table:number-columns-repeated="991"/>
        </table:table-row>
        <table:table-row table:style-name="ro3">
          <table:table-cell table:style-name="ce4" table:formula="of:=([.AB6]+3)^2"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3" calcext:value-type="float">
            <text:p>13</text:p>
          </table:table-cell>
          <table:table-cell table:style-name="ce134" table:formula="of:=([.AB6]-2)*IF(ROUND(RAND());1;-1)" office:value-type="float" office:value="2" calcext:value-type="float">
            <text:p>2</text:p>
          </table:table-cell>
          <table:table-cell table:style-name="ce139" office:value-type="string" calcext:value-type="string">
            <text:p>)</text:p>
          </table:table-cell>
          <table:table-cell table:style-name="ce113" table:formula="of:=[.AF6]*IF(ROUND(RAND());1;-1)" office:value-type="float" office:value="-7" calcext:value-type="float">
            <text:p>-7</text:p>
          </table:table-cell>
          <table:table-cell table:style-name="ce172" office:value-type="string" calcext:value-type="string">
            <text:p>=</text:p>
          </table:table-cell>
          <table:table-cell table:style-name="ce111" table:formula="of:=ROUNDUP(RAND()*10000;RANDBETWEEN(-3;0))/CHOOSE([.AD6];0.1;0.01;0.0001;10000;100000;1000000)" office:value-type="float" office:value="15330" calcext:value-type="float">
            <text:p>15 33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90.7" calcext:value-type="float">
            <text:p>90,7</text:p>
          </table:table-cell>
          <table:table-cell table:style-name="ce40" table:formula="of:=CHOOSE([.AD6];&quot;dm²&quot;;&quot;cm²&quot;;&quot;mm²&quot;;&quot;km²&quot;;&quot;hm²&quot;;&quot;da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6]+3&amp;&quot;²&quot;" office:value-type="string" office:string-value="7²" calcext:value-type="string">
            <text:p>7²</text:p>
          </table:table-cell>
          <table:table-cell table:style-name="ce165" table:formula="of:=[.F6]" office:value-type="float" office:value="13" calcext:value-type="float">
            <text:p>13</text:p>
          </table:table-cell>
          <table:table-cell table:style-name="ce145" table:formula="of:=[.G6]*[.I6]" office:value-type="float" office:value="-14" calcext:value-type="float">
            <text:p>-14</text:p>
          </table:table-cell>
          <table:table-cell table:style-name="ce166" table:formula="of:=LEFT(TEXT([.K6];&quot;0,####E#&quot;);SEARCH(&quot;E&quot;;TEXT([.K6];&quot;0,####E#&quot;))-1)" office:value-type="string" office:string-value="1,533" calcext:value-type="string">
            <text:p>1,533</text:p>
          </table:table-cell>
          <table:table-cell table:style-name="ce167" office:value-type="string" calcext:value-type="string">
            <text:p>×<text:span text:style-name="T10">10</text:span></text:p>
          </table:table-cell>
          <table:table-cell table:style-name="ce168" table:formula="of:=RIGHT(TEXT([.K6];&quot;0,####E#&quot;);LEN(TEXT([.K6];&quot;0,####E#&quot;))-SEARCH(&quot;E&quot;;TEXT([.K6];&quot;0,####E#&quot;)))" office:value-type="string" office:string-value="4" calcext:value-type="string">
            <text:p>4</text:p>
          </table:table-cell>
          <table:table-cell table:style-name="ce48" table:formula="of:=[.O6]*CHOOSE([.AD6];0.01;0.0001;0.000001;1000000;10000;100)&amp;&quot; &quot;&amp;[.R6]" office:value-type="string" office:string-value="0,907 m²" calcext:value-type="string">
            <text:p>0,907 m²</text:p>
          </table:table-cell>
          <table:table-cell/>
          <table:table-cell table:formula="of:=RANK([.AC6];[.AC1:.AC10])+2" office:value-type="float" office:value="4" calcext:value-type="float">
            <text:p>4</text:p>
          </table:table-cell>
          <table:table-cell table:style-name="ce81" table:formula="of:=RAND()" office:value-type="float" office:value="0.778490360534785" calcext:value-type="float">
            <text:p>0,778490360534785</text:p>
          </table:table-cell>
          <table:table-cell table:formula="of:=RANK([.AE6];[.AE3:.AE8])" office:value-type="float" office:value="1" calcext:value-type="float">
            <text:p>1</text:p>
          </table:table-cell>
          <table:table-cell table:style-name="ce81" table:formula="of:=RAND()" office:value-type="float" office:value="0.976259891958519" calcext:value-type="float">
            <text:p>0,976259891958519</text:p>
          </table:table-cell>
          <table:table-cell table:formula="of:=RANK([.AG6];[.AG1:.AG10])" office:value-type="float" office:value="7" calcext:value-type="float">
            <text:p>7</text:p>
          </table:table-cell>
          <table:table-cell table:style-name="ce81" table:formula="of:=RAND()" office:value-type="float" office:value="0.269639059143075" calcext:value-type="float">
            <text:p>0,269639059143075</text:p>
          </table:table-cell>
          <table:table-cell table:number-columns-repeated="991"/>
        </table:table-row>
        <table:table-row table:style-name="ro3">
          <table:table-cell table:style-name="ce4" table:formula="of:=([.AB7]+3)^2" office:value-type="float" office:value="81" calcext:value-type="float">
            <text:p>8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3" calcext:value-type="float">
            <text:p>3</text:p>
          </table:table-cell>
          <table:table-cell table:style-name="ce134" table:formula="of:=([.AB7]-2)*IF(ROUND(RAND());1;-1)" office:value-type="float" office:value="4" calcext:value-type="float">
            <text:p>4</text:p>
          </table:table-cell>
          <table:table-cell table:style-name="ce139" office:value-type="string" calcext:value-type="string">
            <text:p>)</text:p>
          </table:table-cell>
          <table:table-cell table:style-name="ce113" table:formula="of:=[.AF7]*IF(ROUND(RAND());1;-1)" office:value-type="float" office:value="5" calcext:value-type="float">
            <text:p>5</text:p>
          </table:table-cell>
          <table:table-cell table:style-name="ce172" office:value-type="string" calcext:value-type="string">
            <text:p>=</text:p>
          </table:table-cell>
          <table:table-cell table:style-name="ce111" table:formula="of:=ROUNDUP(RAND()*10000;RANDBETWEEN(-3;0))/CHOOSE([.AD7];0.1;0.01;0.0001;10000;100000;1000000)" office:value-type="float" office:value="0.655" calcext:value-type="float">
            <text:p>0,655</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0" calcext:value-type="float">
            <text:p>10</text:p>
          </table:table-cell>
          <table:table-cell table:style-name="ce40" table:formula="of:=CHOOSE([.AD7];&quot;dm²&quot;;&quot;cm²&quot;;&quot;mm²&quot;;&quot;km²&quot;;&quot;hm²&quot;;&quot;da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7]+3&amp;&quot;²&quot;" office:value-type="string" office:string-value="9²" calcext:value-type="string">
            <text:p>9²</text:p>
          </table:table-cell>
          <table:table-cell table:style-name="ce165" table:formula="of:=[.F7]" office:value-type="float" office:value="3" calcext:value-type="float">
            <text:p>3</text:p>
          </table:table-cell>
          <table:table-cell table:style-name="ce145" table:formula="of:=[.G7]*[.I7]" office:value-type="float" office:value="20" calcext:value-type="float">
            <text:p>20</text:p>
          </table:table-cell>
          <table:table-cell table:style-name="ce166" table:formula="of:=LEFT(TEXT([.K7];&quot;0,####E#&quot;);SEARCH(&quot;E&quot;;TEXT([.K7];&quot;0,####E#&quot;))-1)" office:value-type="string" office:string-value="6,55" calcext:value-type="string">
            <text:p>6,55</text:p>
          </table:table-cell>
          <table:table-cell table:style-name="ce167" office:value-type="string" calcext:value-type="string">
            <text:p>×<text:span text:style-name="T10">10</text:span></text:p>
          </table:table-cell>
          <table:table-cell table:style-name="ce168" table:formula="of:=RIGHT(TEXT([.K7];&quot;0,####E#&quot;);LEN(TEXT([.K7];&quot;0,####E#&quot;))-SEARCH(&quot;E&quot;;TEXT([.K7];&quot;0,####E#&quot;)))" office:value-type="string" office:string-value="-1" calcext:value-type="string">
            <text:p>-1</text:p>
          </table:table-cell>
          <table:table-cell table:style-name="ce48" table:formula="of:=[.O7]*CHOOSE([.AD7];0.01;0.0001;0.000001;1000000;10000;100)&amp;&quot; &quot;&amp;[.R7]" office:value-type="string" office:string-value="10000000 m²" calcext:value-type="string">
            <text:p>10000000 m²</text:p>
          </table:table-cell>
          <table:table-cell/>
          <table:table-cell table:formula="of:=RANK([.AC7];[.AC1:.AC10])+2" office:value-type="float" office:value="6" calcext:value-type="float">
            <text:p>6</text:p>
          </table:table-cell>
          <table:table-cell table:style-name="ce81" table:formula="of:=RAND()" office:value-type="float" office:value="0.705755170516861" calcext:value-type="float">
            <text:p>0,705755170516861</text:p>
          </table:table-cell>
          <table:table-cell table:formula="of:=RANK([.AE7];[.AE3:.AE8])" office:value-type="float" office:value="4" calcext:value-type="float">
            <text:p>4</text:p>
          </table:table-cell>
          <table:table-cell table:style-name="ce81" table:formula="of:=RAND()" office:value-type="float" office:value="0.341144216824686" calcext:value-type="float">
            <text:p>0,341144216824686</text:p>
          </table:table-cell>
          <table:table-cell table:formula="of:=RANK([.AG7];[.AG1:.AG10])" office:value-type="float" office:value="5" calcext:value-type="float">
            <text:p>5</text:p>
          </table:table-cell>
          <table:table-cell table:style-name="ce81" table:formula="of:=RAND()" office:value-type="float" office:value="0.42010222070037" calcext:value-type="float">
            <text:p>0,42010222070037</text:p>
          </table:table-cell>
          <table:table-cell table:number-columns-repeated="991"/>
        </table:table-row>
        <table:table-row table:style-name="ro3">
          <table:table-cell table:style-name="ce4" table:formula="of:=([.AB8]+3)^2" office:value-type="float" office:value="196" calcext:value-type="float">
            <text:p>19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3" calcext:value-type="float">
            <text:p>3</text:p>
          </table:table-cell>
          <table:table-cell table:style-name="ce134" table:formula="of:=([.AB8]-2)*IF(ROUND(RAND());1;-1)" office:value-type="float" office:value="-9" calcext:value-type="float">
            <text:p>-9</text:p>
          </table:table-cell>
          <table:table-cell table:style-name="ce139" office:value-type="string" calcext:value-type="string">
            <text:p>)</text:p>
          </table:table-cell>
          <table:table-cell table:style-name="ce113" table:formula="of:=[.AF8]*IF(ROUND(RAND());1;-1)" office:value-type="float" office:value="-8" calcext:value-type="float">
            <text:p>-8</text:p>
          </table:table-cell>
          <table:table-cell table:style-name="ce172" office:value-type="string" calcext:value-type="string">
            <text:p>=</text:p>
          </table:table-cell>
          <table:table-cell table:style-name="ce111" table:formula="of:=ROUNDUP(RAND()*10000;RANDBETWEEN(-3;0))/CHOOSE([.AD8];0.1;0.01;0.0001;10000;100000;1000000)" office:value-type="float" office:value="99200000" calcext:value-type="float">
            <text:p>99 200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750" calcext:value-type="float">
            <text:p>750</text:p>
          </table:table-cell>
          <table:table-cell table:style-name="ce40" table:formula="of:=CHOOSE([.AD8];&quot;dm²&quot;;&quot;cm²&quot;;&quot;mm²&quot;;&quot;km²&quot;;&quot;hm²&quot;;&quot;da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8]+3&amp;&quot;²&quot;" office:value-type="string" office:string-value="14²" calcext:value-type="string">
            <text:p>14²</text:p>
          </table:table-cell>
          <table:table-cell table:style-name="ce165" table:formula="of:=[.F8]" office:value-type="float" office:value="3" calcext:value-type="float">
            <text:p>3</text:p>
          </table:table-cell>
          <table:table-cell table:style-name="ce145" table:formula="of:=[.G8]*[.I8]" office:value-type="float" office:value="72" calcext:value-type="float">
            <text:p>72</text:p>
          </table:table-cell>
          <table:table-cell table:style-name="ce166" table:formula="of:=LEFT(TEXT([.K8];&quot;0,####E#&quot;);SEARCH(&quot;E&quot;;TEXT([.K8];&quot;0,####E#&quot;))-1)" office:value-type="string" office:string-value="9,92" calcext:value-type="string">
            <text:p>9,92</text:p>
          </table:table-cell>
          <table:table-cell table:style-name="ce167" office:value-type="string" calcext:value-type="string">
            <text:p>×<text:span text:style-name="T10">10</text:span></text:p>
          </table:table-cell>
          <table:table-cell table:style-name="ce168" table:formula="of:=RIGHT(TEXT([.K8];&quot;0,####E#&quot;);LEN(TEXT([.K8];&quot;0,####E#&quot;))-SEARCH(&quot;E&quot;;TEXT([.K8];&quot;0,####E#&quot;)))" office:value-type="string" office:string-value="7" calcext:value-type="string">
            <text:p>7</text:p>
          </table:table-cell>
          <table:table-cell table:style-name="ce48" table:formula="of:=[.O8]*CHOOSE([.AD8];0.01;0.0001;0.000001;1000000;10000;100)&amp;&quot; &quot;&amp;[.R8]" office:value-type="string" office:string-value="0,00075 m²" calcext:value-type="string">
            <text:p>0,00075 m²</text:p>
          </table:table-cell>
          <table:table-cell/>
          <table:table-cell table:formula="of:=RANK([.AC8];[.AC1:.AC10])+2" office:value-type="float" office:value="11" calcext:value-type="float">
            <text:p>11</text:p>
          </table:table-cell>
          <table:table-cell table:style-name="ce81" table:formula="of:=RAND()" office:value-type="float" office:value="0.160811817848299" calcext:value-type="float">
            <text:p>0,160811817848299</text:p>
          </table:table-cell>
          <table:table-cell table:formula="of:=RANK([.AE8];[.AE3:.AE8])" office:value-type="float" office:value="3" calcext:value-type="float">
            <text:p>3</text:p>
          </table:table-cell>
          <table:table-cell table:style-name="ce81" table:formula="of:=RAND()" office:value-type="float" office:value="0.631501504364601" calcext:value-type="float">
            <text:p>0,631501504364601</text:p>
          </table:table-cell>
          <table:table-cell table:formula="of:=RANK([.AG8];[.AG1:.AG10])" office:value-type="float" office:value="8" calcext:value-type="float">
            <text:p>8</text:p>
          </table:table-cell>
          <table:table-cell table:style-name="ce81" table:formula="of:=RAND()" office:value-type="float" office:value="0.166407928899081" calcext:value-type="float">
            <text:p>0,166407928899081</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AD9];&quot;dm²&quot;;&quot;cm²&quot;;&quot;mm²&quot;;&quot;km²&quot;;&quot;hm²&quot;;&quot;dam²&quot;)" office:value-type="string" office:string-value="" calcext:value-type="error">
            <text:p>Err :502</text:p>
          </table:covered-table-cell>
          <table:covered-table-cell table:number-columns-repeated="2" table:style-name="ce15"/>
          <table:table-cell table:number-columns-repeated="9"/>
          <table:table-cell table:formula="of:=RANK([.AC9];[.AC1:.AC10])+2" office:value-type="float" office:value="9" calcext:value-type="float">
            <text:p>9</text:p>
          </table:table-cell>
          <table:table-cell table:style-name="ce81" table:formula="of:=RAND()" office:value-type="float" office:value="0.262730735614935" calcext:value-type="float">
            <text:p>0,262730735614935</text:p>
          </table:table-cell>
          <table:table-cell table:number-columns-repeated="2"/>
          <table:table-cell table:formula="of:=RANK([.AG9];[.AG1:.AG10])" office:value-type="float" office:value="1" calcext:value-type="float">
            <text:p>1</text:p>
          </table:table-cell>
          <table:table-cell table:style-name="ce81" table:formula="of:=RAND()" office:value-type="float" office:value="0.834554583917178" calcext:value-type="float">
            <text:p>0,834554583917178</text:p>
          </table:table-cell>
          <table:table-cell table:number-columns-repeated="991"/>
        </table:table-row>
        <table:table-row table:style-name="ro4">
          <table:table-cell table:number-columns-repeated="27"/>
          <table:table-cell table:formula="of:=RANK([.AC10];[.AC1:.AC10])+2" office:value-type="float" office:value="3" calcext:value-type="float">
            <text:p>3</text:p>
          </table:table-cell>
          <table:table-cell table:style-name="ce81" table:formula="of:=RAND()" office:value-type="float" office:value="0.826635781200195" calcext:value-type="float">
            <text:p>0,826635781200195</text:p>
          </table:table-cell>
          <table:table-cell table:number-columns-repeated="2"/>
          <table:table-cell table:formula="of:=RANK([.AG10];[.AG1:.AG10])" office:value-type="float" office:value="2" calcext:value-type="float">
            <text:p>2</text:p>
          </table:table-cell>
          <table:table-cell table:style-name="ce81" table:formula="of:=RAND()" office:value-type="float" office:value="0.786239488723756" calcext:value-type="float">
            <text:p>0,786239488723756</text:p>
          </table:table-cell>
          <table:table-cell table:number-columns-repeated="991"/>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4"/>
          <table:table-cell table:number-columns-repeated="5"/>
          <table:table-cell table:formula="of:=RANK([.AC12];[.AC12:.AC21])+2" office:value-type="float" office:value="11" calcext:value-type="float">
            <text:p>11</text:p>
          </table:table-cell>
          <table:table-cell table:style-name="ce81" table:formula="of:=RAND()" office:value-type="float" office:value="0.361753340443997" calcext:value-type="float">
            <text:p>0,361753340443997</text:p>
          </table:table-cell>
          <table:table-cell table:number-columns-repeated="2"/>
          <table:table-cell table:formula="of:=RANK([.AG12];[.AG12:.AG21])" office:value-type="float" office:value="1" calcext:value-type="float">
            <text:p>1</text:p>
          </table:table-cell>
          <table:table-cell table:style-name="ce81" table:formula="of:=RAND()" office:value-type="float" office:value="0.894250546710663" calcext:value-type="float">
            <text:p>0,894250546710663</text:p>
          </table:table-cell>
          <table:table-cell table:number-columns-repeated="991"/>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4" table:style-name="ce16"/>
          <table:covered-table-cell table:style-name="ce131"/>
          <table:table-cell table:style-name="ce54" office:value-type="string" calcext:value-type="string" table:number-columns-spanned="4" table:number-rows-spanned="1">
            <text:p>Prénom :</text:p>
          </table:table-cell>
          <table:covered-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1283" calcext:value-type="string">
            <text:p>v1283</text:p>
          </table:table-cell>
          <table:table-cell/>
          <table:table-cell table:style-name="ce25" office:value-type="string" calcext:value-type="string" table:number-columns-spanned="7" table:number-rows-spanned="1">
            <text:p>Correction CEINTURE BLEUE 1</text:p>
          </table:table-cell>
          <table:covered-table-cell table:number-columns-repeated="2" table:style-name="ce28"/>
          <table:covered-table-cell table:number-columns-repeated="3" table:style-name="ce30"/>
          <table:covered-table-cell table:style-name="ce31"/>
          <table:table-cell/>
          <table:table-cell table:formula="of:=RANK([.AC13];[.AC12:.AC21])+2" office:value-type="float" office:value="10" calcext:value-type="float">
            <text:p>10</text:p>
          </table:table-cell>
          <table:table-cell table:style-name="ce81" table:formula="of:=RAND()" office:value-type="float" office:value="0.481435522898512" calcext:value-type="float">
            <text:p>0,481435522898512</text:p>
          </table:table-cell>
          <table:table-cell table:number-columns-repeated="2"/>
          <table:table-cell table:formula="of:=RANK([.AG13];[.AG12:.AG21])" office:value-type="float" office:value="4" calcext:value-type="float">
            <text:p>4</text:p>
          </table:table-cell>
          <table:table-cell table:style-name="ce81" table:formula="of:=RAND()" office:value-type="float" office:value="0.655594200213276" calcext:value-type="float">
            <text:p>0,655594200213276</text:p>
          </table:table-cell>
          <table:table-cell table:number-columns-repeated="991"/>
        </table:table-row>
        <table:table-row table:style-name="ro3">
          <table:table-cell table:style-name="ce55" office:value-type="string" calcext:value-type="string" table:number-columns-spanned="4" table:number-rows-spanned="1">
            <text:p>Racines des carrés parfaits</text:p>
          </table:table-cell>
          <table:covered-table-cell table:number-columns-repeated="3" table:style-name="ce38"/>
          <table:table-cell table:style-name="ce55" office:value-type="string" calcext:value-type="string" table:number-columns-spanned="6" table:number-rows-spanned="1">
            <text:p>Puissance de puissance</text:p>
          </table:table-cell>
          <table:covered-table-cell table:number-columns-repeated="5" table:style-name="ce38"/>
          <table:table-cell table:style-name="ce55" office:value-type="string" calcext:value-type="string" table:number-columns-spanned="4" table:number-rows-spanned="1">
            <text:p><text:span text:style-name="T10">É</text:span>criture scientifique</text:p>
          </table:table-cell>
          <table:covered-table-cell table:number-columns-repeated="3" table:style-name="ce38"/>
          <table:table-cell table:style-name="ce55" office:value-type="string" calcext:value-type="string" table:number-columns-spanned="4" table:number-rows-spanned="1">
            <text:p>Conversions d’unités d’aires</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2]" office:value-type="string" office:string-value="AB" calcext:value-type="string" table:number-columns-spanned="2" table:number-rows-spanned="1">
            <text:p>AB</text:p>
          </table:table-cell>
          <table:covered-table-cell table:style-name="ce87"/>
          <table:table-cell table:style-name="ce29" table:number-columns-repeated="3"/>
          <table:table-cell table:style-name="ce92" table:formula="of:=[.R13]" office:value-type="string" office:string-value="v1283" calcext:value-type="string">
            <text:p>v1283</text:p>
          </table:table-cell>
          <table:table-cell table:style-name="ce81"/>
          <table:table-cell table:formula="of:=RANK([.AC14];[.AC12:.AC21])+2" office:value-type="float" office:value="9" calcext:value-type="float">
            <text:p>9</text:p>
          </table:table-cell>
          <table:table-cell table:style-name="ce81" table:formula="of:=RAND()" office:value-type="float" office:value="0.517417029109375" calcext:value-type="float">
            <text:p>0,517417029109375</text:p>
          </table:table-cell>
          <table:table-cell table:style-name="ce81" table:formula="of:=RANK([.AE14];[.AE14:.AE19])" office:value-type="float" office:value="1" calcext:value-type="float">
            <text:p>1</text:p>
          </table:table-cell>
          <table:table-cell table:style-name="ce81" table:formula="of:=RAND()" office:value-type="float" office:value="0.894092044393364" calcext:value-type="float">
            <text:p>0,894092044393364</text:p>
          </table:table-cell>
          <table:table-cell table:formula="of:=RANK([.AG14];[.AG12:.AG21])" office:value-type="float" office:value="8" calcext:value-type="float">
            <text:p>8</text:p>
          </table:table-cell>
          <table:table-cell table:style-name="ce81" table:formula="of:=RAND()" office:value-type="float" office:value="0.29517373895809" calcext:value-type="float">
            <text:p>0,29517373895809</text:p>
          </table:table-cell>
          <table:table-cell table:number-columns-repeated="991"/>
        </table:table-row>
        <table:table-row table:style-name="ro3">
          <table:table-cell table:style-name="ce4" table:formula="of:=([.AB15]+3)^2" office:value-type="float" office:value="100" calcext:value-type="float">
            <text:p>100</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6" calcext:value-type="float">
            <text:p>6</text:p>
          </table:table-cell>
          <table:table-cell table:style-name="ce134" table:formula="of:=([.AB15]-2)*IF(ROUND(RAND());1;-1)" office:value-type="float" office:value="5" calcext:value-type="float">
            <text:p>5</text:p>
          </table:table-cell>
          <table:table-cell table:style-name="ce139" office:value-type="string" calcext:value-type="string">
            <text:p>)</text:p>
          </table:table-cell>
          <table:table-cell table:style-name="ce113" table:formula="of:=[.AF15]*IF(ROUND(RAND());1;-1)" office:value-type="float" office:value="-2" calcext:value-type="float">
            <text:p>-2</text:p>
          </table:table-cell>
          <table:table-cell table:style-name="ce172" office:value-type="string" calcext:value-type="string">
            <text:p>=</text:p>
          </table:table-cell>
          <table:table-cell table:style-name="ce111" table:formula="of:=ROUNDUP(RAND()*10000;RANDBETWEEN(-3;0))/CHOOSE([.AD15];0.1;0.01;0.0001;10000;100000;1000000)" office:value-type="float" office:value="0.0572" calcext:value-type="float">
            <text:p>0,0572</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809.66" calcext:value-type="float">
            <text:p>809,66</text:p>
          </table:table-cell>
          <table:table-cell table:style-name="ce40" table:formula="of:=CHOOSE([.AD15];&quot;dm²&quot;;&quot;cm²&quot;;&quot;mm²&quot;;&quot;km²&quot;;&quot;hm²&quot;;&quot;da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5]+3&amp;&quot;²&quot;" office:value-type="string" office:string-value="10²" calcext:value-type="string">
            <text:p>10²</text:p>
          </table:table-cell>
          <table:table-cell table:style-name="ce165" table:formula="of:=[.F15]" office:value-type="float" office:value="6" calcext:value-type="float">
            <text:p>6</text:p>
          </table:table-cell>
          <table:table-cell table:style-name="ce145" table:formula="of:=[.G15]*[.I15]" office:value-type="float" office:value="-10" calcext:value-type="float">
            <text:p>-10</text:p>
          </table:table-cell>
          <table:table-cell table:style-name="ce166" table:formula="of:=LEFT(TEXT([.K15];&quot;0,####E#&quot;);SEARCH(&quot;E&quot;;TEXT([.K15];&quot;0,####E#&quot;))-1)" office:value-type="string" office:string-value="5,72" calcext:value-type="string">
            <text:p>5,72</text:p>
          </table:table-cell>
          <table:table-cell table:style-name="ce167" office:value-type="string" calcext:value-type="string">
            <text:p>×<text:span text:style-name="T10">10</text:span></text:p>
          </table:table-cell>
          <table:table-cell table:style-name="ce168" table:formula="of:=RIGHT(TEXT([.K15];&quot;0,####E#&quot;);LEN(TEXT([.K15];&quot;0,####E#&quot;))-SEARCH(&quot;E&quot;;TEXT([.K15];&quot;0,####E#&quot;)))" office:value-type="string" office:string-value="-2" calcext:value-type="string">
            <text:p>-2</text:p>
          </table:table-cell>
          <table:table-cell table:style-name="ce48" table:formula="of:=[.O15]*CHOOSE([.AD15];0.01;0.0001;0.000001;1000000;10000;100)&amp;&quot; &quot;&amp;[.R15]" office:value-type="string" office:string-value="8096600 m²" calcext:value-type="string">
            <text:p>8096600 m²</text:p>
          </table:table-cell>
          <table:table-cell/>
          <table:table-cell table:formula="of:=RANK([.AC15];[.AC12:.AC21])+2" office:value-type="float" office:value="7" calcext:value-type="float">
            <text:p>7</text:p>
          </table:table-cell>
          <table:table-cell table:style-name="ce81" table:formula="of:=RAND()" office:value-type="float" office:value="0.753093789334187" calcext:value-type="float">
            <text:p>0,753093789334187</text:p>
          </table:table-cell>
          <table:table-cell table:formula="of:=RANK([.AE15];[.AE14:.AE19])" office:value-type="float" office:value="5" calcext:value-type="float">
            <text:p>5</text:p>
          </table:table-cell>
          <table:table-cell table:style-name="ce81" table:formula="of:=RAND()" office:value-type="float" office:value="0.165930192921223" calcext:value-type="float">
            <text:p>0,165930192921223</text:p>
          </table:table-cell>
          <table:table-cell table:formula="of:=RANK([.AG15];[.AG12:.AG21])" office:value-type="float" office:value="2" calcext:value-type="float">
            <text:p>2</text:p>
          </table:table-cell>
          <table:table-cell table:style-name="ce81" table:formula="of:=RAND()" office:value-type="float" office:value="0.873964591821655" calcext:value-type="float">
            <text:p>0,873964591821655</text:p>
          </table:table-cell>
          <table:table-cell table:number-columns-repeated="991"/>
        </table:table-row>
        <table:table-row table:style-name="ro3">
          <table:table-cell table:style-name="ce4" table:formula="of:=([.AB16]+3)^2"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1" calcext:value-type="float">
            <text:p>11</text:p>
          </table:table-cell>
          <table:table-cell table:style-name="ce134" table:formula="of:=([.AB16]-2)*IF(ROUND(RAND());1;-1)" office:value-type="float" office:value="3" calcext:value-type="float">
            <text:p>3</text:p>
          </table:table-cell>
          <table:table-cell table:style-name="ce139" office:value-type="string" calcext:value-type="string">
            <text:p>)</text:p>
          </table:table-cell>
          <table:table-cell table:style-name="ce113" table:formula="of:=[.AF16]*IF(ROUND(RAND());1;-1)" office:value-type="float" office:value="-6" calcext:value-type="float">
            <text:p>-6</text:p>
          </table:table-cell>
          <table:table-cell table:style-name="ce172" office:value-type="string" calcext:value-type="string">
            <text:p>=</text:p>
          </table:table-cell>
          <table:table-cell table:style-name="ce111" table:formula="of:=ROUNDUP(RAND()*10000;RANDBETWEEN(-3;0))/CHOOSE([.AD16];0.1;0.01;0.0001;10000;100000;1000000)" office:value-type="float" office:value="0.001" calcext:value-type="float">
            <text:p>0,001</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205.9" calcext:value-type="float">
            <text:p>205,9</text:p>
          </table:table-cell>
          <table:table-cell table:style-name="ce40" table:formula="of:=CHOOSE([.AD16];&quot;dm²&quot;;&quot;cm²&quot;;&quot;mm²&quot;;&quot;km²&quot;;&quot;hm²&quot;;&quot;da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6]+3&amp;&quot;²&quot;" office:value-type="string" office:string-value="8²" calcext:value-type="string">
            <text:p>8²</text:p>
          </table:table-cell>
          <table:table-cell table:style-name="ce165" table:formula="of:=[.F16]" office:value-type="float" office:value="11" calcext:value-type="float">
            <text:p>11</text:p>
          </table:table-cell>
          <table:table-cell table:style-name="ce145" table:formula="of:=[.G16]*[.I16]" office:value-type="float" office:value="-18" calcext:value-type="float">
            <text:p>-18</text:p>
          </table:table-cell>
          <table:table-cell table:style-name="ce166" table:formula="of:=LEFT(TEXT([.K16];&quot;0,####E#&quot;);SEARCH(&quot;E&quot;;TEXT([.K16];&quot;0,####E#&quot;))-1)" office:value-type="string" office:string-value="1" calcext:value-type="string">
            <text:p>1</text:p>
          </table:table-cell>
          <table:table-cell table:style-name="ce167" office:value-type="string" calcext:value-type="string">
            <text:p>×<text:span text:style-name="T10">10</text:span></text:p>
          </table:table-cell>
          <table:table-cell table:style-name="ce168" table:formula="of:=RIGHT(TEXT([.K16];&quot;0,####E#&quot;);LEN(TEXT([.K16];&quot;0,####E#&quot;))-SEARCH(&quot;E&quot;;TEXT([.K16];&quot;0,####E#&quot;)))" office:value-type="string" office:string-value="-3" calcext:value-type="string">
            <text:p>-3</text:p>
          </table:table-cell>
          <table:table-cell table:style-name="ce48" table:formula="of:=[.O16]*CHOOSE([.AD16];0.01;0.0001;0.000001;1000000;10000;100)&amp;&quot; &quot;&amp;[.R16]" office:value-type="string" office:string-value="20590 m²" calcext:value-type="string">
            <text:p>20590 m²</text:p>
          </table:table-cell>
          <table:table-cell/>
          <table:table-cell table:formula="of:=RANK([.AC16];[.AC12:.AC21])+2" office:value-type="float" office:value="5" calcext:value-type="float">
            <text:p>5</text:p>
          </table:table-cell>
          <table:table-cell table:style-name="ce81" table:formula="of:=RAND()" office:value-type="float" office:value="0.76686432199831" calcext:value-type="float">
            <text:p>0,76686432199831</text:p>
          </table:table-cell>
          <table:table-cell table:formula="of:=RANK([.AE16];[.AE14:.AE19])" office:value-type="float" office:value="6" calcext:value-type="float">
            <text:p>6</text:p>
          </table:table-cell>
          <table:table-cell table:style-name="ce81" table:formula="of:=RAND()" office:value-type="float" office:value="0.016974733820454" calcext:value-type="float">
            <text:p>0,016974733820454</text:p>
          </table:table-cell>
          <table:table-cell table:formula="of:=RANK([.AG16];[.AG12:.AG21])" office:value-type="float" office:value="6" calcext:value-type="float">
            <text:p>6</text:p>
          </table:table-cell>
          <table:table-cell table:style-name="ce81" table:formula="of:=RAND()" office:value-type="float" office:value="0.521798853759961" calcext:value-type="float">
            <text:p>0,521798853759961</text:p>
          </table:table-cell>
          <table:table-cell table:number-columns-repeated="991"/>
        </table:table-row>
        <table:table-row table:style-name="ro3">
          <table:table-cell table:style-name="ce4" table:formula="of:=([.AB17]+3)^2" office:value-type="float" office:value="36" calcext:value-type="float">
            <text:p>3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4" calcext:value-type="float">
            <text:p>4</text:p>
          </table:table-cell>
          <table:table-cell table:style-name="ce134" table:formula="of:=([.AB17]-2)*IF(ROUND(RAND());1;-1)" office:value-type="float" office:value="-1" calcext:value-type="float">
            <text:p>-1</text:p>
          </table:table-cell>
          <table:table-cell table:style-name="ce139" office:value-type="string" calcext:value-type="string">
            <text:p>)</text:p>
          </table:table-cell>
          <table:table-cell table:style-name="ce113" table:formula="of:=[.AF17]*IF(ROUND(RAND());1;-1)" office:value-type="float" office:value="-10" calcext:value-type="float">
            <text:p>-10</text:p>
          </table:table-cell>
          <table:table-cell table:style-name="ce172" office:value-type="string" calcext:value-type="string">
            <text:p>=</text:p>
          </table:table-cell>
          <table:table-cell table:style-name="ce111" table:formula="of:=ROUNDUP(RAND()*10000;RANDBETWEEN(-3;0))/CHOOSE([.AD17];0.1;0.01;0.0001;10000;100000;1000000)" office:value-type="float" office:value="0.384" calcext:value-type="float">
            <text:p>0,384</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6.93" calcext:value-type="float">
            <text:p>6,93</text:p>
          </table:table-cell>
          <table:table-cell table:style-name="ce40" table:formula="of:=CHOOSE([.AD17];&quot;dm²&quot;;&quot;cm²&quot;;&quot;mm²&quot;;&quot;km²&quot;;&quot;hm²&quot;;&quot;da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7]+3&amp;&quot;²&quot;" office:value-type="string" office:string-value="6²" calcext:value-type="string">
            <text:p>6²</text:p>
          </table:table-cell>
          <table:table-cell table:style-name="ce165" table:formula="of:=[.F17]" office:value-type="float" office:value="4" calcext:value-type="float">
            <text:p>4</text:p>
          </table:table-cell>
          <table:table-cell table:style-name="ce145" table:formula="of:=[.G17]*[.I17]" office:value-type="float" office:value="10" calcext:value-type="float">
            <text:p>10</text:p>
          </table:table-cell>
          <table:table-cell table:style-name="ce166" table:formula="of:=LEFT(TEXT([.K17];&quot;0,####E#&quot;);SEARCH(&quot;E&quot;;TEXT([.K17];&quot;0,####E#&quot;))-1)" office:value-type="string" office:string-value="3,84" calcext:value-type="string">
            <text:p>3,84</text:p>
          </table:table-cell>
          <table:table-cell table:style-name="ce167" office:value-type="string" calcext:value-type="string">
            <text:p>×<text:span text:style-name="T10">10</text:span></text:p>
          </table:table-cell>
          <table:table-cell table:style-name="ce168" table:formula="of:=RIGHT(TEXT([.K17];&quot;0,####E#&quot;);LEN(TEXT([.K17];&quot;0,####E#&quot;))-SEARCH(&quot;E&quot;;TEXT([.K17];&quot;0,####E#&quot;)))" office:value-type="string" office:string-value="-1" calcext:value-type="string">
            <text:p>-1</text:p>
          </table:table-cell>
          <table:table-cell table:style-name="ce48" table:formula="of:=[.O17]*CHOOSE([.AD17];0.01;0.0001;0.000001;1000000;10000;100)&amp;&quot; &quot;&amp;[.R17]" office:value-type="string" office:string-value="6930000 m²" calcext:value-type="string">
            <text:p>6930000 m²</text:p>
          </table:table-cell>
          <table:table-cell/>
          <table:table-cell table:formula="of:=RANK([.AC17];[.AC12:.AC21])+2" office:value-type="float" office:value="3" calcext:value-type="float">
            <text:p>3</text:p>
          </table:table-cell>
          <table:table-cell table:style-name="ce81" table:formula="of:=RAND()" office:value-type="float" office:value="0.908608530389272" calcext:value-type="float">
            <text:p>0,908608530389272</text:p>
          </table:table-cell>
          <table:table-cell table:formula="of:=RANK([.AE17];[.AE14:.AE19])" office:value-type="float" office:value="4" calcext:value-type="float">
            <text:p>4</text:p>
          </table:table-cell>
          <table:table-cell table:style-name="ce81" table:formula="of:=RAND()" office:value-type="float" office:value="0.290724365117426" calcext:value-type="float">
            <text:p>0,290724365117426</text:p>
          </table:table-cell>
          <table:table-cell table:formula="of:=RANK([.AG17];[.AG12:.AG21])" office:value-type="float" office:value="10" calcext:value-type="float">
            <text:p>10</text:p>
          </table:table-cell>
          <table:table-cell table:style-name="ce81" table:formula="of:=RAND()" office:value-type="float" office:value="0.0498937967537731" calcext:value-type="float">
            <text:p>0,049893796753773</text:p>
          </table:table-cell>
          <table:table-cell table:number-columns-repeated="991"/>
        </table:table-row>
        <table:table-row table:style-name="ro3">
          <table:table-cell table:style-name="ce4" table:formula="of:=([.AB18]+3)^2" office:value-type="float" office:value="81" calcext:value-type="float">
            <text:p>8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9" calcext:value-type="float">
            <text:p>9</text:p>
          </table:table-cell>
          <table:table-cell table:style-name="ce134" table:formula="of:=([.AB18]-2)*IF(ROUND(RAND());1;-1)" office:value-type="float" office:value="-4" calcext:value-type="float">
            <text:p>-4</text:p>
          </table:table-cell>
          <table:table-cell table:style-name="ce139" office:value-type="string" calcext:value-type="string">
            <text:p>)</text:p>
          </table:table-cell>
          <table:table-cell table:style-name="ce113" table:formula="of:=[.AF18]*IF(ROUND(RAND());1;-1)" office:value-type="float" office:value="-9" calcext:value-type="float">
            <text:p>-9</text:p>
          </table:table-cell>
          <table:table-cell table:style-name="ce172" office:value-type="string" calcext:value-type="string">
            <text:p>=</text:p>
          </table:table-cell>
          <table:table-cell table:style-name="ce111" table:formula="of:=ROUNDUP(RAND()*10000;RANDBETWEEN(-3;0))/CHOOSE([.AD18];0.1;0.01;0.0001;10000;100000;1000000)" office:value-type="float" office:value="189000" calcext:value-type="float">
            <text:p>189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00" calcext:value-type="float">
            <text:p>100</text:p>
          </table:table-cell>
          <table:table-cell table:style-name="ce40" table:formula="of:=CHOOSE([.AD18];&quot;dm²&quot;;&quot;cm²&quot;;&quot;mm²&quot;;&quot;km²&quot;;&quot;hm²&quot;;&quot;da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8]+3&amp;&quot;²&quot;" office:value-type="string" office:string-value="9²" calcext:value-type="string">
            <text:p>9²</text:p>
          </table:table-cell>
          <table:table-cell table:style-name="ce165" table:formula="of:=[.F18]" office:value-type="float" office:value="9" calcext:value-type="float">
            <text:p>9</text:p>
          </table:table-cell>
          <table:table-cell table:style-name="ce145" table:formula="of:=[.G18]*[.I18]" office:value-type="float" office:value="36" calcext:value-type="float">
            <text:p>36</text:p>
          </table:table-cell>
          <table:table-cell table:style-name="ce166" table:formula="of:=LEFT(TEXT([.K18];&quot;0,####E#&quot;);SEARCH(&quot;E&quot;;TEXT([.K18];&quot;0,####E#&quot;))-1)" office:value-type="string" office:string-value="1,89" calcext:value-type="string">
            <text:p>1,89</text:p>
          </table:table-cell>
          <table:table-cell table:style-name="ce167" office:value-type="string" calcext:value-type="string">
            <text:p>×<text:span text:style-name="T10">10</text:span></text:p>
          </table:table-cell>
          <table:table-cell table:style-name="ce168" table:formula="of:=RIGHT(TEXT([.K18];&quot;0,####E#&quot;);LEN(TEXT([.K18];&quot;0,####E#&quot;))-SEARCH(&quot;E&quot;;TEXT([.K18];&quot;0,####E#&quot;)))" office:value-type="string" office:string-value="5" calcext:value-type="string">
            <text:p>5</text:p>
          </table:table-cell>
          <table:table-cell table:style-name="ce48" table:formula="of:=[.O18]*CHOOSE([.AD18];0.01;0.0001;0.000001;1000000;10000;100)&amp;&quot; &quot;&amp;[.R18]" office:value-type="string" office:string-value="0,01 m²" calcext:value-type="string">
            <text:p>0,01 m²</text:p>
          </table:table-cell>
          <table:table-cell/>
          <table:table-cell table:formula="of:=RANK([.AC18];[.AC12:.AC21])+2" office:value-type="float" office:value="6" calcext:value-type="float">
            <text:p>6</text:p>
          </table:table-cell>
          <table:table-cell table:style-name="ce81" table:formula="of:=RAND()" office:value-type="float" office:value="0.764253342561133" calcext:value-type="float">
            <text:p>0,764253342561133</text:p>
          </table:table-cell>
          <table:table-cell table:formula="of:=RANK([.AE18];[.AE14:.AE19])" office:value-type="float" office:value="2" calcext:value-type="float">
            <text:p>2</text:p>
          </table:table-cell>
          <table:table-cell table:style-name="ce81" table:formula="of:=RAND()" office:value-type="float" office:value="0.753451412099182" calcext:value-type="float">
            <text:p>0,753451412099182</text:p>
          </table:table-cell>
          <table:table-cell table:formula="of:=RANK([.AG18];[.AG12:.AG21])" office:value-type="float" office:value="9" calcext:value-type="float">
            <text:p>9</text:p>
          </table:table-cell>
          <table:table-cell table:style-name="ce81" table:formula="of:=RAND()" office:value-type="float" office:value="0.0560999540725893" calcext:value-type="float">
            <text:p>0,056099954072589</text:p>
          </table:table-cell>
          <table:table-cell table:number-columns-repeated="991"/>
        </table:table-row>
        <table:table-row table:style-name="ro3">
          <table:table-cell table:style-name="ce4" table:formula="of:=([.AB19]+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5" calcext:value-type="float">
            <text:p>5</text:p>
          </table:table-cell>
          <table:table-cell table:style-name="ce134" table:formula="of:=([.AB19]-2)*IF(ROUND(RAND());1;-1)" office:value-type="float" office:value="-10" calcext:value-type="float">
            <text:p>-10</text:p>
          </table:table-cell>
          <table:table-cell table:style-name="ce139" office:value-type="string" calcext:value-type="string">
            <text:p>)</text:p>
          </table:table-cell>
          <table:table-cell table:style-name="ce113" table:formula="of:=[.AF19]*IF(ROUND(RAND());1;-1)" office:value-type="float" office:value="-7" calcext:value-type="float">
            <text:p>-7</text:p>
          </table:table-cell>
          <table:table-cell table:style-name="ce172" office:value-type="string" calcext:value-type="string">
            <text:p>=</text:p>
          </table:table-cell>
          <table:table-cell table:style-name="ce111" table:formula="of:=ROUNDUP(RAND()*10000;RANDBETWEEN(-3;0))/CHOOSE([.AD19];0.1;0.01;0.0001;10000;100000;1000000)" office:value-type="float" office:value="34000000" calcext:value-type="float">
            <text:p>34 000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712" calcext:value-type="float">
            <text:p>712</text:p>
          </table:table-cell>
          <table:table-cell table:style-name="ce40" table:formula="of:=CHOOSE([.AD19];&quot;dm²&quot;;&quot;cm²&quot;;&quot;mm²&quot;;&quot;km²&quot;;&quot;hm²&quot;;&quot;da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9]+3&amp;&quot;²&quot;" office:value-type="string" office:string-value="15²" calcext:value-type="string">
            <text:p>15²</text:p>
          </table:table-cell>
          <table:table-cell table:style-name="ce165" table:formula="of:=[.F19]" office:value-type="float" office:value="5" calcext:value-type="float">
            <text:p>5</text:p>
          </table:table-cell>
          <table:table-cell table:style-name="ce145" table:formula="of:=[.G19]*[.I19]" office:value-type="float" office:value="70" calcext:value-type="float">
            <text:p>70</text:p>
          </table:table-cell>
          <table:table-cell table:style-name="ce166" table:formula="of:=LEFT(TEXT([.K19];&quot;0,####E#&quot;);SEARCH(&quot;E&quot;;TEXT([.K19];&quot;0,####E#&quot;))-1)" office:value-type="string" office:string-value="3,4" calcext:value-type="string">
            <text:p>3,4</text:p>
          </table:table-cell>
          <table:table-cell table:style-name="ce167" office:value-type="string" calcext:value-type="string">
            <text:p>×<text:span text:style-name="T10">10</text:span></text:p>
          </table:table-cell>
          <table:table-cell table:style-name="ce168" table:formula="of:=RIGHT(TEXT([.K19];&quot;0,####E#&quot;);LEN(TEXT([.K19];&quot;0,####E#&quot;))-SEARCH(&quot;E&quot;;TEXT([.K19];&quot;0,####E#&quot;)))" office:value-type="string" office:string-value="7" calcext:value-type="string">
            <text:p>7</text:p>
          </table:table-cell>
          <table:table-cell table:style-name="ce48" table:formula="of:=[.O19]*CHOOSE([.AD19];0.01;0.0001;0.000001;1000000;10000;100)&amp;&quot; &quot;&amp;[.R19]" office:value-type="string" office:string-value="0,000712 m²" calcext:value-type="string">
            <text:p>0,000712 m²</text:p>
          </table:table-cell>
          <table:table-cell/>
          <table:table-cell table:formula="of:=RANK([.AC19];[.AC12:.AC21])+2" office:value-type="float" office:value="12" calcext:value-type="float">
            <text:p>12</text:p>
          </table:table-cell>
          <table:table-cell table:style-name="ce81" table:formula="of:=RAND()" office:value-type="float" office:value="0.187110489265065" calcext:value-type="float">
            <text:p>0,187110489265065</text:p>
          </table:table-cell>
          <table:table-cell table:formula="of:=RANK([.AE19];[.AE14:.AE19])" office:value-type="float" office:value="3" calcext:value-type="float">
            <text:p>3</text:p>
          </table:table-cell>
          <table:table-cell table:style-name="ce81" table:formula="of:=RAND()" office:value-type="float" office:value="0.32064127707762" calcext:value-type="float">
            <text:p>0,32064127707762</text:p>
          </table:table-cell>
          <table:table-cell table:formula="of:=RANK([.AG19];[.AG12:.AG21])" office:value-type="float" office:value="7" calcext:value-type="float">
            <text:p>7</text:p>
          </table:table-cell>
          <table:table-cell table:style-name="ce81" table:formula="of:=RAND()" office:value-type="float" office:value="0.323680538558789" calcext:value-type="float">
            <text:p>0,323680538558789</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AD20];&quot;dm²&quot;;&quot;cm²&quot;;&quot;mm²&quot;;&quot;km²&quot;;&quot;hm²&quot;;&quot;dam²&quot;)" office:value-type="string" office:string-value="" calcext:value-type="error">
            <text:p>Err :502</text:p>
          </table:covered-table-cell>
          <table:covered-table-cell table:number-columns-repeated="2" table:style-name="ce15"/>
          <table:table-cell table:number-columns-repeated="9"/>
          <table:table-cell table:formula="of:=RANK([.AC20];[.AC12:.AC21])+2" office:value-type="float" office:value="4" calcext:value-type="float">
            <text:p>4</text:p>
          </table:table-cell>
          <table:table-cell table:style-name="ce81" table:formula="of:=RAND()" office:value-type="float" office:value="0.82875552245491" calcext:value-type="float">
            <text:p>0,82875552245491</text:p>
          </table:table-cell>
          <table:table-cell table:number-columns-repeated="2"/>
          <table:table-cell table:formula="of:=RANK([.AG20];[.AG12:.AG21])" office:value-type="float" office:value="3" calcext:value-type="float">
            <text:p>3</text:p>
          </table:table-cell>
          <table:table-cell table:style-name="ce81" table:formula="of:=RAND()" office:value-type="float" office:value="0.786042854113801" calcext:value-type="float">
            <text:p>0,786042854113801</text:p>
          </table:table-cell>
          <table:table-cell table:number-columns-repeated="991"/>
        </table:table-row>
        <table:table-row table:style-name="ro4">
          <table:table-cell table:number-columns-repeated="27"/>
          <table:table-cell table:formula="of:=RANK([.AC21];[.AC12:.AC21])+2" office:value-type="float" office:value="8" calcext:value-type="float">
            <text:p>8</text:p>
          </table:table-cell>
          <table:table-cell table:style-name="ce81" table:formula="of:=RAND()" office:value-type="float" office:value="0.703081407394477" calcext:value-type="float">
            <text:p>0,703081407394477</text:p>
          </table:table-cell>
          <table:table-cell table:number-columns-repeated="2"/>
          <table:table-cell table:formula="of:=RANK([.AG21];[.AG12:.AG21])" office:value-type="float" office:value="5" calcext:value-type="float">
            <text:p>5</text:p>
          </table:table-cell>
          <table:table-cell table:style-name="ce81" table:formula="of:=RAND()" office:value-type="float" office:value="0.55885830862615" calcext:value-type="float">
            <text:p>0,55885830862615</text:p>
          </table:table-cell>
          <table:table-cell table:number-columns-repeated="991"/>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4"/>
          <table:table-cell table:number-columns-repeated="5"/>
          <table:table-cell table:formula="of:=RANK([.AC23];[.AC23:.AC32])+2" office:value-type="float" office:value="6" calcext:value-type="float">
            <text:p>6</text:p>
          </table:table-cell>
          <table:table-cell table:style-name="ce81" table:formula="of:=RAND()" office:value-type="float" office:value="0.430299984569376" calcext:value-type="float">
            <text:p>0,430299984569376</text:p>
          </table:table-cell>
          <table:table-cell table:number-columns-repeated="2"/>
          <table:table-cell table:formula="of:=RANK([.AG23];[.AG23:.AG32])" office:value-type="float" office:value="2" calcext:value-type="float">
            <text:p>2</text:p>
          </table:table-cell>
          <table:table-cell table:style-name="ce81" table:formula="of:=RAND()" office:value-type="float" office:value="0.825367281748258" calcext:value-type="float">
            <text:p>0,825367281748258</text:p>
          </table:table-cell>
          <table:table-cell table:number-columns-repeated="991"/>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4" table:style-name="ce16"/>
          <table:covered-table-cell table:style-name="ce131"/>
          <table:table-cell table:style-name="ce54" office:value-type="string" calcext:value-type="string" table:number-columns-spanned="4" table:number-rows-spanned="1">
            <text:p>Prénom :</text:p>
          </table:table-cell>
          <table:covered-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1283" calcext:value-type="string">
            <text:p>v1283</text:p>
          </table:table-cell>
          <table:table-cell/>
          <table:table-cell table:style-name="ce25" office:value-type="string" calcext:value-type="string" table:number-columns-spanned="7" table:number-rows-spanned="1">
            <text:p>Correction CEINTURE BLEUE 1</text:p>
          </table:table-cell>
          <table:covered-table-cell table:number-columns-repeated="2" table:style-name="ce28"/>
          <table:covered-table-cell table:number-columns-repeated="3" table:style-name="ce30"/>
          <table:covered-table-cell table:style-name="ce31"/>
          <table:table-cell/>
          <table:table-cell table:formula="of:=RANK([.AC24];[.AC23:.AC32])+2" office:value-type="float" office:value="4" calcext:value-type="float">
            <text:p>4</text:p>
          </table:table-cell>
          <table:table-cell table:style-name="ce81" table:formula="of:=RAND()" office:value-type="float" office:value="0.729543267509002" calcext:value-type="float">
            <text:p>0,729543267509002</text:p>
          </table:table-cell>
          <table:table-cell table:number-columns-repeated="2"/>
          <table:table-cell table:formula="of:=RANK([.AG24];[.AG23:.AG32])" office:value-type="float" office:value="3" calcext:value-type="float">
            <text:p>3</text:p>
          </table:table-cell>
          <table:table-cell table:style-name="ce81" table:formula="of:=RAND()" office:value-type="float" office:value="0.823993572632766" calcext:value-type="float">
            <text:p>0,823993572632766</text:p>
          </table:table-cell>
          <table:table-cell table:number-columns-repeated="991"/>
        </table:table-row>
        <table:table-row table:style-name="ro3">
          <table:table-cell table:style-name="ce55" office:value-type="string" calcext:value-type="string" table:number-columns-spanned="4" table:number-rows-spanned="1">
            <text:p>Racines des carrés parfaits</text:p>
          </table:table-cell>
          <table:covered-table-cell table:number-columns-repeated="3" table:style-name="ce38"/>
          <table:table-cell table:style-name="ce55" office:value-type="string" calcext:value-type="string" table:number-columns-spanned="6" table:number-rows-spanned="1">
            <text:p>Puissance de puissance</text:p>
          </table:table-cell>
          <table:covered-table-cell table:number-columns-repeated="5" table:style-name="ce38"/>
          <table:table-cell table:style-name="ce55" office:value-type="string" calcext:value-type="string" table:number-columns-spanned="4" table:number-rows-spanned="1">
            <text:p><text:span text:style-name="T10">É</text:span>criture scientifique</text:p>
          </table:table-cell>
          <table:covered-table-cell table:number-columns-repeated="3" table:style-name="ce38"/>
          <table:table-cell table:style-name="ce55" office:value-type="string" calcext:value-type="string" table:number-columns-spanned="4" table:number-rows-spanned="1">
            <text:p>Conversions d’unités d’aires</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23]" office:value-type="string" office:string-value="AC" calcext:value-type="string" table:number-columns-spanned="2" table:number-rows-spanned="1">
            <text:p>AC</text:p>
          </table:table-cell>
          <table:covered-table-cell table:style-name="ce87"/>
          <table:table-cell table:style-name="ce29" table:number-columns-repeated="3"/>
          <table:table-cell table:style-name="ce92" table:formula="of:=[.R24]" office:value-type="string" office:string-value="v1283" calcext:value-type="string">
            <text:p>v1283</text:p>
          </table:table-cell>
          <table:table-cell table:style-name="ce81"/>
          <table:table-cell table:formula="of:=RANK([.AC25];[.AC23:.AC32])+2" office:value-type="float" office:value="3" calcext:value-type="float">
            <text:p>3</text:p>
          </table:table-cell>
          <table:table-cell table:style-name="ce81" table:formula="of:=RAND()" office:value-type="float" office:value="0.831883563741266" calcext:value-type="float">
            <text:p>0,831883563741266</text:p>
          </table:table-cell>
          <table:table-cell table:style-name="ce81" table:formula="of:=RANK([.AE25];[.AE25:.AE30])" office:value-type="float" office:value="2" calcext:value-type="float">
            <text:p>2</text:p>
          </table:table-cell>
          <table:table-cell table:style-name="ce81" table:formula="of:=RAND()" office:value-type="float" office:value="0.845848546024572" calcext:value-type="float">
            <text:p>0,845848546024572</text:p>
          </table:table-cell>
          <table:table-cell table:formula="of:=RANK([.AG25];[.AG23:.AG32])" office:value-type="float" office:value="5" calcext:value-type="float">
            <text:p>5</text:p>
          </table:table-cell>
          <table:table-cell table:style-name="ce81" table:formula="of:=RAND()" office:value-type="float" office:value="0.606118159079801" calcext:value-type="float">
            <text:p>0,606118159079801</text:p>
          </table:table-cell>
          <table:table-cell table:number-columns-repeated="991"/>
        </table:table-row>
        <table:table-row table:style-name="ro3">
          <table:table-cell table:style-name="ce4" table:formula="of:=([.AB26]+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7" calcext:value-type="float">
            <text:p>7</text:p>
          </table:table-cell>
          <table:table-cell table:style-name="ce134" table:formula="of:=([.AB26]-2)*IF(ROUND(RAND());1;-1)" office:value-type="float" office:value="-10" calcext:value-type="float">
            <text:p>-10</text:p>
          </table:table-cell>
          <table:table-cell table:style-name="ce139" office:value-type="string" calcext:value-type="string">
            <text:p>)</text:p>
          </table:table-cell>
          <table:table-cell table:style-name="ce113" table:formula="of:=[.AF26]*IF(ROUND(RAND());1;-1)" office:value-type="float" office:value="-6" calcext:value-type="float">
            <text:p>-6</text:p>
          </table:table-cell>
          <table:table-cell table:style-name="ce172" office:value-type="string" calcext:value-type="string">
            <text:p>=</text:p>
          </table:table-cell>
          <table:table-cell table:style-name="ce111" table:formula="of:=ROUNDUP(RAND()*10000;RANDBETWEEN(-3;0))/CHOOSE([.AD26];0.1;0.01;0.0001;10000;100000;1000000)" office:value-type="float" office:value="0.0081" calcext:value-type="float">
            <text:p>0,0081</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790" calcext:value-type="float">
            <text:p>790</text:p>
          </table:table-cell>
          <table:table-cell table:style-name="ce40" table:formula="of:=CHOOSE([.AD26];&quot;dm²&quot;;&quot;cm²&quot;;&quot;mm²&quot;;&quot;km²&quot;;&quot;hm²&quot;;&quot;da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26]+3&amp;&quot;²&quot;" office:value-type="string" office:string-value="15²" calcext:value-type="string">
            <text:p>15²</text:p>
          </table:table-cell>
          <table:table-cell table:style-name="ce165" table:formula="of:=[.F26]" office:value-type="float" office:value="7" calcext:value-type="float">
            <text:p>7</text:p>
          </table:table-cell>
          <table:table-cell table:style-name="ce145" table:formula="of:=[.G26]*[.I26]" office:value-type="float" office:value="60" calcext:value-type="float">
            <text:p>60</text:p>
          </table:table-cell>
          <table:table-cell table:style-name="ce166" table:formula="of:=LEFT(TEXT([.K26];&quot;0,####E#&quot;);SEARCH(&quot;E&quot;;TEXT([.K26];&quot;0,####E#&quot;))-1)" office:value-type="string" office:string-value="8,1" calcext:value-type="string">
            <text:p>8,1</text:p>
          </table:table-cell>
          <table:table-cell table:style-name="ce167" office:value-type="string" calcext:value-type="string">
            <text:p>×<text:span text:style-name="T10">10</text:span></text:p>
          </table:table-cell>
          <table:table-cell table:style-name="ce168" table:formula="of:=RIGHT(TEXT([.K26];&quot;0,####E#&quot;);LEN(TEXT([.K26];&quot;0,####E#&quot;))-SEARCH(&quot;E&quot;;TEXT([.K26];&quot;0,####E#&quot;)))" office:value-type="string" office:string-value="-3" calcext:value-type="string">
            <text:p>-3</text:p>
          </table:table-cell>
          <table:table-cell table:style-name="ce48" table:formula="of:=[.O26]*CHOOSE([.AD26];0.01;0.0001;0.000001;1000000;10000;100)&amp;&quot; &quot;&amp;[.R26]" office:value-type="string" office:string-value="79000 m²" calcext:value-type="string">
            <text:p>79000 m²</text:p>
          </table:table-cell>
          <table:table-cell/>
          <table:table-cell table:formula="of:=RANK([.AC26];[.AC23:.AC32])+2" office:value-type="float" office:value="12" calcext:value-type="float">
            <text:p>12</text:p>
          </table:table-cell>
          <table:table-cell table:style-name="ce81" table:formula="of:=RAND()" office:value-type="float" office:value="0.128251202869633" calcext:value-type="float">
            <text:p>0,128251202869633</text:p>
          </table:table-cell>
          <table:table-cell table:formula="of:=RANK([.AE26];[.AE25:.AE30])" office:value-type="float" office:value="6" calcext:value-type="float">
            <text:p>6</text:p>
          </table:table-cell>
          <table:table-cell table:style-name="ce81" table:formula="of:=RAND()" office:value-type="float" office:value="0.0279257758059278" calcext:value-type="float">
            <text:p>0,027925775805928</text:p>
          </table:table-cell>
          <table:table-cell table:formula="of:=RANK([.AG26];[.AG23:.AG32])" office:value-type="float" office:value="6" calcext:value-type="float">
            <text:p>6</text:p>
          </table:table-cell>
          <table:table-cell table:style-name="ce81" table:formula="of:=RAND()" office:value-type="float" office:value="0.486003046827127" calcext:value-type="float">
            <text:p>0,486003046827127</text:p>
          </table:table-cell>
          <table:table-cell table:number-columns-repeated="991"/>
        </table:table-row>
        <table:table-row table:style-name="ro3">
          <table:table-cell table:style-name="ce4" table:formula="of:=([.AB27]+3)^2" office:value-type="float" office:value="100" calcext:value-type="float">
            <text:p>100</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6" calcext:value-type="float">
            <text:p>6</text:p>
          </table:table-cell>
          <table:table-cell table:style-name="ce134" table:formula="of:=([.AB27]-2)*IF(ROUND(RAND());1;-1)" office:value-type="float" office:value="5" calcext:value-type="float">
            <text:p>5</text:p>
          </table:table-cell>
          <table:table-cell table:style-name="ce139" office:value-type="string" calcext:value-type="string">
            <text:p>)</text:p>
          </table:table-cell>
          <table:table-cell table:style-name="ce113" table:formula="of:=[.AF27]*IF(ROUND(RAND());1;-1)" office:value-type="float" office:value="10" calcext:value-type="float">
            <text:p>10</text:p>
          </table:table-cell>
          <table:table-cell table:style-name="ce172" office:value-type="string" calcext:value-type="string">
            <text:p>=</text:p>
          </table:table-cell>
          <table:table-cell table:style-name="ce111" table:formula="of:=ROUNDUP(RAND()*10000;RANDBETWEEN(-3;0))/CHOOSE([.AD27];0.1;0.01;0.0001;10000;100000;1000000)" office:value-type="float" office:value="50200" calcext:value-type="float">
            <text:p>50 200</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87.1" calcext:value-type="float">
            <text:p>87,1</text:p>
          </table:table-cell>
          <table:table-cell table:style-name="ce40" table:formula="of:=CHOOSE([.AD27];&quot;dm²&quot;;&quot;cm²&quot;;&quot;mm²&quot;;&quot;km²&quot;;&quot;hm²&quot;;&quot;da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27]+3&amp;&quot;²&quot;" office:value-type="string" office:string-value="10²" calcext:value-type="string">
            <text:p>10²</text:p>
          </table:table-cell>
          <table:table-cell table:style-name="ce165" table:formula="of:=[.F27]" office:value-type="float" office:value="6" calcext:value-type="float">
            <text:p>6</text:p>
          </table:table-cell>
          <table:table-cell table:style-name="ce145" table:formula="of:=[.G27]*[.I27]" office:value-type="float" office:value="50" calcext:value-type="float">
            <text:p>50</text:p>
          </table:table-cell>
          <table:table-cell table:style-name="ce166" table:formula="of:=LEFT(TEXT([.K27];&quot;0,####E#&quot;);SEARCH(&quot;E&quot;;TEXT([.K27];&quot;0,####E#&quot;))-1)" office:value-type="string" office:string-value="5,02" calcext:value-type="string">
            <text:p>5,02</text:p>
          </table:table-cell>
          <table:table-cell table:style-name="ce167" office:value-type="string" calcext:value-type="string">
            <text:p>×<text:span text:style-name="T10">10</text:span></text:p>
          </table:table-cell>
          <table:table-cell table:style-name="ce168" table:formula="of:=RIGHT(TEXT([.K27];&quot;0,####E#&quot;);LEN(TEXT([.K27];&quot;0,####E#&quot;))-SEARCH(&quot;E&quot;;TEXT([.K27];&quot;0,####E#&quot;)))" office:value-type="string" office:string-value="4" calcext:value-type="string">
            <text:p>4</text:p>
          </table:table-cell>
          <table:table-cell table:style-name="ce48" table:formula="of:=[.O27]*CHOOSE([.AD27];0.01;0.0001;0.000001;1000000;10000;100)&amp;&quot; &quot;&amp;[.R27]" office:value-type="string" office:string-value="0,871 m²" calcext:value-type="string">
            <text:p>0,871 m²</text:p>
          </table:table-cell>
          <table:table-cell/>
          <table:table-cell table:formula="of:=RANK([.AC27];[.AC23:.AC32])+2" office:value-type="float" office:value="7" calcext:value-type="float">
            <text:p>7</text:p>
          </table:table-cell>
          <table:table-cell table:style-name="ce81" table:formula="of:=RAND()" office:value-type="float" office:value="0.407480699654624" calcext:value-type="float">
            <text:p>0,407480699654624</text:p>
          </table:table-cell>
          <table:table-cell table:formula="of:=RANK([.AE27];[.AE25:.AE30])" office:value-type="float" office:value="1" calcext:value-type="float">
            <text:p>1</text:p>
          </table:table-cell>
          <table:table-cell table:style-name="ce81" table:formula="of:=RAND()" office:value-type="float" office:value="0.94444998941313" calcext:value-type="float">
            <text:p>0,94444998941313</text:p>
          </table:table-cell>
          <table:table-cell table:formula="of:=RANK([.AG27];[.AG23:.AG32])" office:value-type="float" office:value="10" calcext:value-type="float">
            <text:p>10</text:p>
          </table:table-cell>
          <table:table-cell table:style-name="ce81" table:formula="of:=RAND()" office:value-type="float" office:value="0.145836104989358" calcext:value-type="float">
            <text:p>0,145836104989358</text:p>
          </table:table-cell>
          <table:table-cell table:number-columns-repeated="991"/>
        </table:table-row>
        <table:table-row table:style-name="ro3">
          <table:table-cell table:style-name="ce4" table:formula="of:=([.AB28]+3)^2" office:value-type="float" office:value="144" calcext:value-type="float">
            <text:p>14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6" calcext:value-type="float">
            <text:p>6</text:p>
          </table:table-cell>
          <table:table-cell table:style-name="ce134" table:formula="of:=([.AB28]-2)*IF(ROUND(RAND());1;-1)" office:value-type="float" office:value="-7" calcext:value-type="float">
            <text:p>-7</text:p>
          </table:table-cell>
          <table:table-cell table:style-name="ce139" office:value-type="string" calcext:value-type="string">
            <text:p>)</text:p>
          </table:table-cell>
          <table:table-cell table:style-name="ce113" table:formula="of:=[.AF28]*IF(ROUND(RAND());1;-1)" office:value-type="float" office:value="1" calcext:value-type="float">
            <text:p>1</text:p>
          </table:table-cell>
          <table:table-cell table:style-name="ce172" office:value-type="string" calcext:value-type="string">
            <text:p>=</text:p>
          </table:table-cell>
          <table:table-cell table:style-name="ce111" table:formula="of:=ROUNDUP(RAND()*10000;RANDBETWEEN(-3;0))/CHOOSE([.AD28];0.1;0.01;0.0001;10000;100000;1000000)" office:value-type="float" office:value="0.992" calcext:value-type="float">
            <text:p>0,992</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00" calcext:value-type="float">
            <text:p>100</text:p>
          </table:table-cell>
          <table:table-cell table:style-name="ce40" table:formula="of:=CHOOSE([.AD28];&quot;dm²&quot;;&quot;cm²&quot;;&quot;mm²&quot;;&quot;km²&quot;;&quot;hm²&quot;;&quot;da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28]+3&amp;&quot;²&quot;" office:value-type="string" office:string-value="12²" calcext:value-type="string">
            <text:p>12²</text:p>
          </table:table-cell>
          <table:table-cell table:style-name="ce165" table:formula="of:=[.F28]" office:value-type="float" office:value="6" calcext:value-type="float">
            <text:p>6</text:p>
          </table:table-cell>
          <table:table-cell table:style-name="ce145" table:formula="of:=[.G28]*[.I28]" office:value-type="float" office:value="-7" calcext:value-type="float">
            <text:p>-7</text:p>
          </table:table-cell>
          <table:table-cell table:style-name="ce166" table:formula="of:=LEFT(TEXT([.K28];&quot;0,####E#&quot;);SEARCH(&quot;E&quot;;TEXT([.K28];&quot;0,####E#&quot;))-1)" office:value-type="string" office:string-value="9,92" calcext:value-type="string">
            <text:p>9,92</text:p>
          </table:table-cell>
          <table:table-cell table:style-name="ce167" office:value-type="string" calcext:value-type="string">
            <text:p>×<text:span text:style-name="T10">10</text:span></text:p>
          </table:table-cell>
          <table:table-cell table:style-name="ce168" table:formula="of:=RIGHT(TEXT([.K28];&quot;0,####E#&quot;);LEN(TEXT([.K28];&quot;0,####E#&quot;))-SEARCH(&quot;E&quot;;TEXT([.K28];&quot;0,####E#&quot;)))" office:value-type="string" office:string-value="-1" calcext:value-type="string">
            <text:p>-1</text:p>
          </table:table-cell>
          <table:table-cell table:style-name="ce48" table:formula="of:=[.O28]*CHOOSE([.AD28];0.01;0.0001;0.000001;1000000;10000;100)&amp;&quot; &quot;&amp;[.R28]" office:value-type="string" office:string-value="100000000 m²" calcext:value-type="string">
            <text:p>100000000 m²</text:p>
          </table:table-cell>
          <table:table-cell/>
          <table:table-cell table:formula="of:=RANK([.AC28];[.AC23:.AC32])+2" office:value-type="float" office:value="9" calcext:value-type="float">
            <text:p>9</text:p>
          </table:table-cell>
          <table:table-cell table:style-name="ce81" table:formula="of:=RAND()" office:value-type="float" office:value="0.352900687462971" calcext:value-type="float">
            <text:p>0,352900687462971</text:p>
          </table:table-cell>
          <table:table-cell table:formula="of:=RANK([.AE28];[.AE25:.AE30])" office:value-type="float" office:value="4" calcext:value-type="float">
            <text:p>4</text:p>
          </table:table-cell>
          <table:table-cell table:style-name="ce81" table:formula="of:=RAND()" office:value-type="float" office:value="0.772869533180065" calcext:value-type="float">
            <text:p>0,772869533180065</text:p>
          </table:table-cell>
          <table:table-cell table:formula="of:=RANK([.AG28];[.AG23:.AG32])" office:value-type="float" office:value="1" calcext:value-type="float">
            <text:p>1</text:p>
          </table:table-cell>
          <table:table-cell table:style-name="ce81" table:formula="of:=RAND()" office:value-type="float" office:value="0.979213017243516" calcext:value-type="float">
            <text:p>0,979213017243516</text:p>
          </table:table-cell>
          <table:table-cell table:number-columns-repeated="991"/>
        </table:table-row>
        <table:table-row table:style-name="ro3">
          <table:table-cell table:style-name="ce4" table:formula="of:=([.AB29]+3)^2" office:value-type="float" office:value="169" calcext:value-type="float">
            <text:p>16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2" calcext:value-type="float">
            <text:p>12</text:p>
          </table:table-cell>
          <table:table-cell table:style-name="ce134" table:formula="of:=([.AB29]-2)*IF(ROUND(RAND());1;-1)" office:value-type="float" office:value="-8" calcext:value-type="float">
            <text:p>-8</text:p>
          </table:table-cell>
          <table:table-cell table:style-name="ce139" office:value-type="string" calcext:value-type="string">
            <text:p>)</text:p>
          </table:table-cell>
          <table:table-cell table:style-name="ce113" table:formula="of:=[.AF29]*IF(ROUND(RAND());1;-1)" office:value-type="float" office:value="-4" calcext:value-type="float">
            <text:p>-4</text:p>
          </table:table-cell>
          <table:table-cell table:style-name="ce172" office:value-type="string" calcext:value-type="string">
            <text:p>=</text:p>
          </table:table-cell>
          <table:table-cell table:style-name="ce111" table:formula="of:=ROUNDUP(RAND()*10000;RANDBETWEEN(-3;0))/CHOOSE([.AD29];0.1;0.01;0.0001;10000;100000;1000000)" office:value-type="float" office:value="0.002" calcext:value-type="float">
            <text:p>0,002</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0" calcext:value-type="float">
            <text:p>10</text:p>
          </table:table-cell>
          <table:table-cell table:style-name="ce40" table:formula="of:=CHOOSE([.AD29];&quot;dm²&quot;;&quot;cm²&quot;;&quot;mm²&quot;;&quot;km²&quot;;&quot;hm²&quot;;&quot;da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29]+3&amp;&quot;²&quot;" office:value-type="string" office:string-value="13²" calcext:value-type="string">
            <text:p>13²</text:p>
          </table:table-cell>
          <table:table-cell table:style-name="ce165" table:formula="of:=[.F29]" office:value-type="float" office:value="12" calcext:value-type="float">
            <text:p>12</text:p>
          </table:table-cell>
          <table:table-cell table:style-name="ce145" table:formula="of:=[.G29]*[.I29]" office:value-type="float" office:value="32" calcext:value-type="float">
            <text:p>32</text:p>
          </table:table-cell>
          <table:table-cell table:style-name="ce166" table:formula="of:=LEFT(TEXT([.K29];&quot;0,####E#&quot;);SEARCH(&quot;E&quot;;TEXT([.K29];&quot;0,####E#&quot;))-1)" office:value-type="string" office:string-value="2" calcext:value-type="string">
            <text:p>2</text:p>
          </table:table-cell>
          <table:table-cell table:style-name="ce167" office:value-type="string" calcext:value-type="string">
            <text:p>×<text:span text:style-name="T10">10</text:span></text:p>
          </table:table-cell>
          <table:table-cell table:style-name="ce168" table:formula="of:=RIGHT(TEXT([.K29];&quot;0,####E#&quot;);LEN(TEXT([.K29];&quot;0,####E#&quot;))-SEARCH(&quot;E&quot;;TEXT([.K29];&quot;0,####E#&quot;)))" office:value-type="string" office:string-value="-3" calcext:value-type="string">
            <text:p>-3</text:p>
          </table:table-cell>
          <table:table-cell table:style-name="ce48" table:formula="of:=[.O29]*CHOOSE([.AD29];0.01;0.0001;0.000001;1000000;10000;100)&amp;&quot; &quot;&amp;[.R29]" office:value-type="string" office:string-value="100000 m²" calcext:value-type="string">
            <text:p>100000 m²</text:p>
          </table:table-cell>
          <table:table-cell/>
          <table:table-cell table:formula="of:=RANK([.AC29];[.AC23:.AC32])+2" office:value-type="float" office:value="10" calcext:value-type="float">
            <text:p>10</text:p>
          </table:table-cell>
          <table:table-cell table:style-name="ce81" table:formula="of:=RAND()" office:value-type="float" office:value="0.316628829807031" calcext:value-type="float">
            <text:p>0,316628829807031</text:p>
          </table:table-cell>
          <table:table-cell table:formula="of:=RANK([.AE29];[.AE25:.AE30])" office:value-type="float" office:value="5" calcext:value-type="float">
            <text:p>5</text:p>
          </table:table-cell>
          <table:table-cell table:style-name="ce81" table:formula="of:=RAND()" office:value-type="float" office:value="0.415797340921094" calcext:value-type="float">
            <text:p>0,415797340921094</text:p>
          </table:table-cell>
          <table:table-cell table:formula="of:=RANK([.AG29];[.AG23:.AG32])" office:value-type="float" office:value="4" calcext:value-type="float">
            <text:p>4</text:p>
          </table:table-cell>
          <table:table-cell table:style-name="ce81" table:formula="of:=RAND()" office:value-type="float" office:value="0.612126406588629" calcext:value-type="float">
            <text:p>0,612126406588629</text:p>
          </table:table-cell>
          <table:table-cell table:number-columns-repeated="991"/>
        </table:table-row>
        <table:table-row table:style-name="ro3">
          <table:table-cell table:style-name="ce4" table:formula="of:=([.AB30]+3)^2" office:value-type="float" office:value="196" calcext:value-type="float">
            <text:p>19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7" calcext:value-type="float">
            <text:p>7</text:p>
          </table:table-cell>
          <table:table-cell table:style-name="ce134" table:formula="of:=([.AB30]-2)*IF(ROUND(RAND());1;-1)" office:value-type="float" office:value="-9" calcext:value-type="float">
            <text:p>-9</text:p>
          </table:table-cell>
          <table:table-cell table:style-name="ce139" office:value-type="string" calcext:value-type="string">
            <text:p>)</text:p>
          </table:table-cell>
          <table:table-cell table:style-name="ce113" table:formula="of:=[.AF30]*IF(ROUND(RAND());1;-1)" office:value-type="float" office:value="9" calcext:value-type="float">
            <text:p>9</text:p>
          </table:table-cell>
          <table:table-cell table:style-name="ce172" office:value-type="string" calcext:value-type="string">
            <text:p>=</text:p>
          </table:table-cell>
          <table:table-cell table:style-name="ce111" table:formula="of:=ROUNDUP(RAND()*10000;RANDBETWEEN(-3;0))/CHOOSE([.AD30];0.1;0.01;0.0001;10000;100000;1000000)" office:value-type="float" office:value="12000000" calcext:value-type="float">
            <text:p>12 000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520" calcext:value-type="float">
            <text:p>520</text:p>
          </table:table-cell>
          <table:table-cell table:style-name="ce40" table:formula="of:=CHOOSE([.AD30];&quot;dm²&quot;;&quot;cm²&quot;;&quot;mm²&quot;;&quot;km²&quot;;&quot;hm²&quot;;&quot;da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30]+3&amp;&quot;²&quot;" office:value-type="string" office:string-value="14²" calcext:value-type="string">
            <text:p>14²</text:p>
          </table:table-cell>
          <table:table-cell table:style-name="ce165" table:formula="of:=[.F30]" office:value-type="float" office:value="7" calcext:value-type="float">
            <text:p>7</text:p>
          </table:table-cell>
          <table:table-cell table:style-name="ce145" table:formula="of:=[.G30]*[.I30]" office:value-type="float" office:value="-81" calcext:value-type="float">
            <text:p>-81</text:p>
          </table:table-cell>
          <table:table-cell table:style-name="ce166" table:formula="of:=LEFT(TEXT([.K30];&quot;0,####E#&quot;);SEARCH(&quot;E&quot;;TEXT([.K30];&quot;0,####E#&quot;))-1)" office:value-type="string" office:string-value="1,2" calcext:value-type="string">
            <text:p>1,2</text:p>
          </table:table-cell>
          <table:table-cell table:style-name="ce167" office:value-type="string" calcext:value-type="string">
            <text:p>×<text:span text:style-name="T10">10</text:span></text:p>
          </table:table-cell>
          <table:table-cell table:style-name="ce168" table:formula="of:=RIGHT(TEXT([.K30];&quot;0,####E#&quot;);LEN(TEXT([.K30];&quot;0,####E#&quot;))-SEARCH(&quot;E&quot;;TEXT([.K30];&quot;0,####E#&quot;)))" office:value-type="string" office:string-value="7" calcext:value-type="string">
            <text:p>7</text:p>
          </table:table-cell>
          <table:table-cell table:style-name="ce48" table:formula="of:=[.O30]*CHOOSE([.AD30];0.01;0.0001;0.000001;1000000;10000;100)&amp;&quot; &quot;&amp;[.R30]" office:value-type="string" office:string-value="0,00052 m²" calcext:value-type="string">
            <text:p>0,00052 m²</text:p>
          </table:table-cell>
          <table:table-cell/>
          <table:table-cell table:formula="of:=RANK([.AC30];[.AC23:.AC32])+2" office:value-type="float" office:value="11" calcext:value-type="float">
            <text:p>11</text:p>
          </table:table-cell>
          <table:table-cell table:style-name="ce81" table:formula="of:=RAND()" office:value-type="float" office:value="0.244863294907705" calcext:value-type="float">
            <text:p>0,244863294907705</text:p>
          </table:table-cell>
          <table:table-cell table:formula="of:=RANK([.AE30];[.AE25:.AE30])" office:value-type="float" office:value="3" calcext:value-type="float">
            <text:p>3</text:p>
          </table:table-cell>
          <table:table-cell table:style-name="ce81" table:formula="of:=RAND()" office:value-type="float" office:value="0.841731742429954" calcext:value-type="float">
            <text:p>0,841731742429954</text:p>
          </table:table-cell>
          <table:table-cell table:formula="of:=RANK([.AG30];[.AG23:.AG32])" office:value-type="float" office:value="9" calcext:value-type="float">
            <text:p>9</text:p>
          </table:table-cell>
          <table:table-cell table:style-name="ce81" table:formula="of:=RAND()" office:value-type="float" office:value="0.274768462218108" calcext:value-type="float">
            <text:p>0,274768462218108</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AD31];&quot;dm²&quot;;&quot;cm²&quot;;&quot;mm²&quot;;&quot;km²&quot;;&quot;hm²&quot;;&quot;dam²&quot;)" office:value-type="string" office:string-value="" calcext:value-type="error">
            <text:p>Err :502</text:p>
          </table:covered-table-cell>
          <table:covered-table-cell table:number-columns-repeated="2" table:style-name="ce15"/>
          <table:table-cell table:number-columns-repeated="9"/>
          <table:table-cell table:formula="of:=RANK([.AC31];[.AC23:.AC32])+2" office:value-type="float" office:value="8" calcext:value-type="float">
            <text:p>8</text:p>
          </table:table-cell>
          <table:table-cell table:style-name="ce81" table:formula="of:=RAND()" office:value-type="float" office:value="0.400295937769467" calcext:value-type="float">
            <text:p>0,400295937769467</text:p>
          </table:table-cell>
          <table:table-cell table:number-columns-repeated="2"/>
          <table:table-cell table:formula="of:=RANK([.AG31];[.AG23:.AG32])" office:value-type="float" office:value="7" calcext:value-type="float">
            <text:p>7</text:p>
          </table:table-cell>
          <table:table-cell table:style-name="ce81" table:formula="of:=RAND()" office:value-type="float" office:value="0.458588495291534" calcext:value-type="float">
            <text:p>0,458588495291534</text:p>
          </table:table-cell>
          <table:table-cell table:number-columns-repeated="991"/>
        </table:table-row>
        <table:table-row table:style-name="ro4">
          <table:table-cell table:number-columns-repeated="27"/>
          <table:table-cell table:formula="of:=RANK([.AC32];[.AC23:.AC32])+2" office:value-type="float" office:value="5" calcext:value-type="float">
            <text:p>5</text:p>
          </table:table-cell>
          <table:table-cell table:style-name="ce81" table:formula="of:=RAND()" office:value-type="float" office:value="0.609823623900614" calcext:value-type="float">
            <text:p>0,609823623900614</text:p>
          </table:table-cell>
          <table:table-cell table:number-columns-repeated="2"/>
          <table:table-cell table:formula="of:=RANK([.AG32];[.AG23:.AG32])" office:value-type="float" office:value="8" calcext:value-type="float">
            <text:p>8</text:p>
          </table:table-cell>
          <table:table-cell table:style-name="ce81" table:formula="of:=RAND()" office:value-type="float" office:value="0.281575957689508" calcext:value-type="float">
            <text:p>0,281575957689508</text:p>
          </table:table-cell>
          <table:table-cell table:number-columns-repeated="991"/>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4"/>
          <table:table-cell table:number-columns-repeated="5"/>
          <table:table-cell table:formula="of:=RANK([.AC34];[.AC34:.AC43])+2" office:value-type="float" office:value="10" calcext:value-type="float">
            <text:p>10</text:p>
          </table:table-cell>
          <table:table-cell table:style-name="ce81" table:formula="of:=RAND()" office:value-type="float" office:value="0.0615100571274297" calcext:value-type="float">
            <text:p>0,06151005712743</text:p>
          </table:table-cell>
          <table:table-cell table:number-columns-repeated="2"/>
          <table:table-cell table:formula="of:=RANK([.AG34];[.AG34:.AG43])" office:value-type="float" office:value="7" calcext:value-type="float">
            <text:p>7</text:p>
          </table:table-cell>
          <table:table-cell table:style-name="ce81" table:formula="of:=RAND()" office:value-type="float" office:value="0.488911444865899" calcext:value-type="float">
            <text:p>0,488911444865899</text:p>
          </table:table-cell>
          <table:table-cell table:number-columns-repeated="991"/>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4" table:style-name="ce16"/>
          <table:covered-table-cell table:style-name="ce131"/>
          <table:table-cell table:style-name="ce54" office:value-type="string" calcext:value-type="string" table:number-columns-spanned="4" table:number-rows-spanned="1">
            <text:p>Prénom :</text:p>
          </table:table-cell>
          <table:covered-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1283" calcext:value-type="string">
            <text:p>v1283</text:p>
          </table:table-cell>
          <table:table-cell/>
          <table:table-cell table:style-name="ce25" office:value-type="string" calcext:value-type="string" table:number-columns-spanned="7" table:number-rows-spanned="1">
            <text:p>Correction CEINTURE BLEUE 1</text:p>
          </table:table-cell>
          <table:covered-table-cell table:number-columns-repeated="2" table:style-name="ce28"/>
          <table:covered-table-cell table:number-columns-repeated="3" table:style-name="ce30"/>
          <table:covered-table-cell table:style-name="ce31"/>
          <table:table-cell/>
          <table:table-cell table:formula="of:=RANK([.AC35];[.AC34:.AC43])+2" office:value-type="float" office:value="6" calcext:value-type="float">
            <text:p>6</text:p>
          </table:table-cell>
          <table:table-cell table:style-name="ce81" table:formula="of:=RAND()" office:value-type="float" office:value="0.467184022564947" calcext:value-type="float">
            <text:p>0,467184022564947</text:p>
          </table:table-cell>
          <table:table-cell table:number-columns-repeated="2"/>
          <table:table-cell table:formula="of:=RANK([.AG35];[.AG34:.AG43])" office:value-type="float" office:value="9" calcext:value-type="float">
            <text:p>9</text:p>
          </table:table-cell>
          <table:table-cell table:style-name="ce81" table:formula="of:=RAND()" office:value-type="float" office:value="0.274873041751337" calcext:value-type="float">
            <text:p>0,274873041751337</text:p>
          </table:table-cell>
          <table:table-cell table:number-columns-repeated="991"/>
        </table:table-row>
        <table:table-row table:style-name="ro3">
          <table:table-cell table:style-name="ce55" office:value-type="string" calcext:value-type="string" table:number-columns-spanned="4" table:number-rows-spanned="1">
            <text:p>Racines des carrés parfaits</text:p>
          </table:table-cell>
          <table:covered-table-cell table:number-columns-repeated="3" table:style-name="ce38"/>
          <table:table-cell table:style-name="ce55" office:value-type="string" calcext:value-type="string" table:number-columns-spanned="6" table:number-rows-spanned="1">
            <text:p>Puissance de puissance</text:p>
          </table:table-cell>
          <table:covered-table-cell table:number-columns-repeated="5" table:style-name="ce38"/>
          <table:table-cell table:style-name="ce55" office:value-type="string" calcext:value-type="string" table:number-columns-spanned="4" table:number-rows-spanned="1">
            <text:p><text:span text:style-name="T10">É</text:span>criture scientifique</text:p>
          </table:table-cell>
          <table:covered-table-cell table:number-columns-repeated="3" table:style-name="ce38"/>
          <table:table-cell table:style-name="ce55" office:value-type="string" calcext:value-type="string" table:number-columns-spanned="4" table:number-rows-spanned="1">
            <text:p>Conversions d’unités d’aires</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34]" office:value-type="string" office:string-value="AD" calcext:value-type="string" table:number-columns-spanned="2" table:number-rows-spanned="1">
            <text:p>AD</text:p>
          </table:table-cell>
          <table:covered-table-cell table:style-name="ce87"/>
          <table:table-cell table:style-name="ce29" table:number-columns-repeated="3"/>
          <table:table-cell table:style-name="ce92" table:formula="of:=[.R35]" office:value-type="string" office:string-value="v1283" calcext:value-type="string">
            <text:p>v1283</text:p>
          </table:table-cell>
          <table:table-cell table:style-name="ce81"/>
          <table:table-cell table:formula="of:=RANK([.AC36];[.AC34:.AC43])+2" office:value-type="float" office:value="5" calcext:value-type="float">
            <text:p>5</text:p>
          </table:table-cell>
          <table:table-cell table:style-name="ce81" table:formula="of:=RAND()" office:value-type="float" office:value="0.489410648471587" calcext:value-type="float">
            <text:p>0,489410648471587</text:p>
          </table:table-cell>
          <table:table-cell table:style-name="ce81" table:formula="of:=RANK([.AE36];[.AE36:.AE41])" office:value-type="float" office:value="5" calcext:value-type="float">
            <text:p>5</text:p>
          </table:table-cell>
          <table:table-cell table:style-name="ce81" table:formula="of:=RAND()" office:value-type="float" office:value="0.328364138480124" calcext:value-type="float">
            <text:p>0,328364138480124</text:p>
          </table:table-cell>
          <table:table-cell table:formula="of:=RANK([.AG36];[.AG34:.AG43])" office:value-type="float" office:value="8" calcext:value-type="float">
            <text:p>8</text:p>
          </table:table-cell>
          <table:table-cell table:style-name="ce81" table:formula="of:=RAND()" office:value-type="float" office:value="0.279915819900189" calcext:value-type="float">
            <text:p>0,279915819900189</text:p>
          </table:table-cell>
          <table:table-cell table:number-columns-repeated="991"/>
        </table:table-row>
        <table:table-row table:style-name="ro3">
          <table:table-cell table:style-name="ce4" table:formula="of:=([.AB37]+3)^2" office:value-type="float" office:value="196" calcext:value-type="float">
            <text:p>19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6" calcext:value-type="float">
            <text:p>6</text:p>
          </table:table-cell>
          <table:table-cell table:style-name="ce134" table:formula="of:=([.AB37]-2)*IF(ROUND(RAND());1;-1)" office:value-type="float" office:value="-9" calcext:value-type="float">
            <text:p>-9</text:p>
          </table:table-cell>
          <table:table-cell table:style-name="ce139" office:value-type="string" calcext:value-type="string">
            <text:p>)</text:p>
          </table:table-cell>
          <table:table-cell table:style-name="ce113" table:formula="of:=[.AF37]*IF(ROUND(RAND());1;-1)" office:value-type="float" office:value="6" calcext:value-type="float">
            <text:p>6</text:p>
          </table:table-cell>
          <table:table-cell table:style-name="ce172" office:value-type="string" calcext:value-type="string">
            <text:p>=</text:p>
          </table:table-cell>
          <table:table-cell table:style-name="ce111" table:formula="of:=ROUNDUP(RAND()*10000;RANDBETWEEN(-3;0))/CHOOSE([.AD37];0.1;0.01;0.0001;10000;100000;1000000)" office:value-type="float" office:value="0.7" calcext:value-type="float">
            <text:p>0,7</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4" calcext:value-type="float">
            <text:p>4</text:p>
          </table:table-cell>
          <table:table-cell table:style-name="ce40" table:formula="of:=CHOOSE([.AD37];&quot;dm²&quot;;&quot;cm²&quot;;&quot;mm²&quot;;&quot;km²&quot;;&quot;hm²&quot;;&quot;da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37]+3&amp;&quot;²&quot;" office:value-type="string" office:string-value="14²" calcext:value-type="string">
            <text:p>14²</text:p>
          </table:table-cell>
          <table:table-cell table:style-name="ce165" table:formula="of:=[.F37]" office:value-type="float" office:value="6" calcext:value-type="float">
            <text:p>6</text:p>
          </table:table-cell>
          <table:table-cell table:style-name="ce145" table:formula="of:=[.G37]*[.I37]" office:value-type="float" office:value="-54" calcext:value-type="float">
            <text:p>-54</text:p>
          </table:table-cell>
          <table:table-cell table:style-name="ce166" table:formula="of:=LEFT(TEXT([.K37];&quot;0,####E#&quot;);SEARCH(&quot;E&quot;;TEXT([.K37];&quot;0,####E#&quot;))-1)" office:value-type="string" office:string-value="7" calcext:value-type="string">
            <text:p>7</text:p>
          </table:table-cell>
          <table:table-cell table:style-name="ce167" office:value-type="string" calcext:value-type="string">
            <text:p>×<text:span text:style-name="T10">10</text:span></text:p>
          </table:table-cell>
          <table:table-cell table:style-name="ce168" table:formula="of:=RIGHT(TEXT([.K37];&quot;0,####E#&quot;);LEN(TEXT([.K37];&quot;0,####E#&quot;))-SEARCH(&quot;E&quot;;TEXT([.K37];&quot;0,####E#&quot;)))" office:value-type="string" office:string-value="-1" calcext:value-type="string">
            <text:p>-1</text:p>
          </table:table-cell>
          <table:table-cell table:style-name="ce48" table:formula="of:=[.O37]*CHOOSE([.AD37];0.01;0.0001;0.000001;1000000;10000;100)&amp;&quot; &quot;&amp;[.R37]" office:value-type="string" office:string-value="4000000 m²" calcext:value-type="string">
            <text:p>4000000 m²</text:p>
          </table:table-cell>
          <table:table-cell/>
          <table:table-cell table:formula="of:=RANK([.AC37];[.AC34:.AC43])+2" office:value-type="float" office:value="11" calcext:value-type="float">
            <text:p>11</text:p>
          </table:table-cell>
          <table:table-cell table:style-name="ce81" table:formula="of:=RAND()" office:value-type="float" office:value="0.0599074012859551" calcext:value-type="float">
            <text:p>0,059907401285955</text:p>
          </table:table-cell>
          <table:table-cell table:formula="of:=RANK([.AE37];[.AE36:.AE41])" office:value-type="float" office:value="4" calcext:value-type="float">
            <text:p>4</text:p>
          </table:table-cell>
          <table:table-cell table:style-name="ce81" table:formula="of:=RAND()" office:value-type="float" office:value="0.585938087617623" calcext:value-type="float">
            <text:p>0,585938087617623</text:p>
          </table:table-cell>
          <table:table-cell table:formula="of:=RANK([.AG37];[.AG34:.AG43])" office:value-type="float" office:value="6" calcext:value-type="float">
            <text:p>6</text:p>
          </table:table-cell>
          <table:table-cell table:style-name="ce81" table:formula="of:=RAND()" office:value-type="float" office:value="0.705022974943387" calcext:value-type="float">
            <text:p>0,705022974943387</text:p>
          </table:table-cell>
          <table:table-cell table:number-columns-repeated="991"/>
        </table:table-row>
        <table:table-row table:style-name="ro3">
          <table:table-cell table:style-name="ce4" table:formula="of:=([.AB38]+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1" calcext:value-type="float">
            <text:p>11</text:p>
          </table:table-cell>
          <table:table-cell table:style-name="ce134" table:formula="of:=([.AB38]-2)*IF(ROUND(RAND());1;-1)" office:value-type="float" office:value="2" calcext:value-type="float">
            <text:p>2</text:p>
          </table:table-cell>
          <table:table-cell table:style-name="ce139" office:value-type="string" calcext:value-type="string">
            <text:p>)</text:p>
          </table:table-cell>
          <table:table-cell table:style-name="ce113" table:formula="of:=[.AF38]*IF(ROUND(RAND());1;-1)" office:value-type="float" office:value="10" calcext:value-type="float">
            <text:p>10</text:p>
          </table:table-cell>
          <table:table-cell table:style-name="ce172" office:value-type="string" calcext:value-type="string">
            <text:p>=</text:p>
          </table:table-cell>
          <table:table-cell table:style-name="ce111" table:formula="of:=ROUNDUP(RAND()*10000;RANDBETWEEN(-3;0))/CHOOSE([.AD38];0.1;0.01;0.0001;10000;100000;1000000)" office:value-type="float" office:value="52350" calcext:value-type="float">
            <text:p>52 350</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51.44" calcext:value-type="float">
            <text:p>51,44</text:p>
          </table:table-cell>
          <table:table-cell table:style-name="ce40" table:formula="of:=CHOOSE([.AD38];&quot;dm²&quot;;&quot;cm²&quot;;&quot;mm²&quot;;&quot;km²&quot;;&quot;hm²&quot;;&quot;da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38]+3&amp;&quot;²&quot;" office:value-type="string" office:string-value="7²" calcext:value-type="string">
            <text:p>7²</text:p>
          </table:table-cell>
          <table:table-cell table:style-name="ce165" table:formula="of:=[.F38]" office:value-type="float" office:value="11" calcext:value-type="float">
            <text:p>11</text:p>
          </table:table-cell>
          <table:table-cell table:style-name="ce145" table:formula="of:=[.G38]*[.I38]" office:value-type="float" office:value="20" calcext:value-type="float">
            <text:p>20</text:p>
          </table:table-cell>
          <table:table-cell table:style-name="ce166" table:formula="of:=LEFT(TEXT([.K38];&quot;0,####E#&quot;);SEARCH(&quot;E&quot;;TEXT([.K38];&quot;0,####E#&quot;))-1)" office:value-type="string" office:string-value="5,235" calcext:value-type="string">
            <text:p>5,235</text:p>
          </table:table-cell>
          <table:table-cell table:style-name="ce167" office:value-type="string" calcext:value-type="string">
            <text:p>×<text:span text:style-name="T10">10</text:span></text:p>
          </table:table-cell>
          <table:table-cell table:style-name="ce168" table:formula="of:=RIGHT(TEXT([.K38];&quot;0,####E#&quot;);LEN(TEXT([.K38];&quot;0,####E#&quot;))-SEARCH(&quot;E&quot;;TEXT([.K38];&quot;0,####E#&quot;)))" office:value-type="string" office:string-value="4" calcext:value-type="string">
            <text:p>4</text:p>
          </table:table-cell>
          <table:table-cell table:style-name="ce48" table:formula="of:=[.O38]*CHOOSE([.AD38];0.01;0.0001;0.000001;1000000;10000;100)&amp;&quot; &quot;&amp;[.R38]" office:value-type="string" office:string-value="0,5144 m²" calcext:value-type="string">
            <text:p>0,5144 m²</text:p>
          </table:table-cell>
          <table:table-cell/>
          <table:table-cell table:formula="of:=RANK([.AC38];[.AC34:.AC43])+2" office:value-type="float" office:value="4" calcext:value-type="float">
            <text:p>4</text:p>
          </table:table-cell>
          <table:table-cell table:style-name="ce81" table:formula="of:=RAND()" office:value-type="float" office:value="0.492833765512018" calcext:value-type="float">
            <text:p>0,492833765512018</text:p>
          </table:table-cell>
          <table:table-cell table:formula="of:=RANK([.AE38];[.AE36:.AE41])" office:value-type="float" office:value="1" calcext:value-type="float">
            <text:p>1</text:p>
          </table:table-cell>
          <table:table-cell table:style-name="ce81" table:formula="of:=RAND()" office:value-type="float" office:value="0.900801660224713" calcext:value-type="float">
            <text:p>0,900801660224713</text:p>
          </table:table-cell>
          <table:table-cell table:formula="of:=RANK([.AG38];[.AG34:.AG43])" office:value-type="float" office:value="10" calcext:value-type="float">
            <text:p>10</text:p>
          </table:table-cell>
          <table:table-cell table:style-name="ce81" table:formula="of:=RAND()" office:value-type="float" office:value="0.100603772423141" calcext:value-type="float">
            <text:p>0,100603772423141</text:p>
          </table:table-cell>
          <table:table-cell table:number-columns-repeated="991"/>
        </table:table-row>
        <table:table-row table:style-name="ro3">
          <table:table-cell table:style-name="ce4" table:formula="of:=([.AB39]+3)^2" office:value-type="float" office:value="144" calcext:value-type="float">
            <text:p>14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3" calcext:value-type="float">
            <text:p>13</text:p>
          </table:table-cell>
          <table:table-cell table:style-name="ce134" table:formula="of:=([.AB39]-2)*IF(ROUND(RAND());1;-1)" office:value-type="float" office:value="-7" calcext:value-type="float">
            <text:p>-7</text:p>
          </table:table-cell>
          <table:table-cell table:style-name="ce139" office:value-type="string" calcext:value-type="string">
            <text:p>)</text:p>
          </table:table-cell>
          <table:table-cell table:style-name="ce113" table:formula="of:=[.AF39]*IF(ROUND(RAND());1;-1)" office:value-type="float" office:value="-4" calcext:value-type="float">
            <text:p>-4</text:p>
          </table:table-cell>
          <table:table-cell table:style-name="ce172" office:value-type="string" calcext:value-type="string">
            <text:p>=</text:p>
          </table:table-cell>
          <table:table-cell table:style-name="ce111" table:formula="of:=ROUNDUP(RAND()*10000;RANDBETWEEN(-3;0))/CHOOSE([.AD39];0.1;0.01;0.0001;10000;100000;1000000)" office:value-type="float" office:value="0.002" calcext:value-type="float">
            <text:p>0,002</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700" calcext:value-type="float">
            <text:p>700</text:p>
          </table:table-cell>
          <table:table-cell table:style-name="ce40" table:formula="of:=CHOOSE([.AD39];&quot;dm²&quot;;&quot;cm²&quot;;&quot;mm²&quot;;&quot;km²&quot;;&quot;hm²&quot;;&quot;da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39]+3&amp;&quot;²&quot;" office:value-type="string" office:string-value="12²" calcext:value-type="string">
            <text:p>12²</text:p>
          </table:table-cell>
          <table:table-cell table:style-name="ce165" table:formula="of:=[.F39]" office:value-type="float" office:value="13" calcext:value-type="float">
            <text:p>13</text:p>
          </table:table-cell>
          <table:table-cell table:style-name="ce145" table:formula="of:=[.G39]*[.I39]" office:value-type="float" office:value="28" calcext:value-type="float">
            <text:p>28</text:p>
          </table:table-cell>
          <table:table-cell table:style-name="ce166" table:formula="of:=LEFT(TEXT([.K39];&quot;0,####E#&quot;);SEARCH(&quot;E&quot;;TEXT([.K39];&quot;0,####E#&quot;))-1)" office:value-type="string" office:string-value="2" calcext:value-type="string">
            <text:p>2</text:p>
          </table:table-cell>
          <table:table-cell table:style-name="ce167" office:value-type="string" calcext:value-type="string">
            <text:p>×<text:span text:style-name="T10">10</text:span></text:p>
          </table:table-cell>
          <table:table-cell table:style-name="ce168" table:formula="of:=RIGHT(TEXT([.K39];&quot;0,####E#&quot;);LEN(TEXT([.K39];&quot;0,####E#&quot;))-SEARCH(&quot;E&quot;;TEXT([.K39];&quot;0,####E#&quot;)))" office:value-type="string" office:string-value="-3" calcext:value-type="string">
            <text:p>-3</text:p>
          </table:table-cell>
          <table:table-cell table:style-name="ce48" table:formula="of:=[.O39]*CHOOSE([.AD39];0.01;0.0001;0.000001;1000000;10000;100)&amp;&quot; &quot;&amp;[.R39]" office:value-type="string" office:string-value="70000 m²" calcext:value-type="string">
            <text:p>70000 m²</text:p>
          </table:table-cell>
          <table:table-cell/>
          <table:table-cell table:formula="of:=RANK([.AC39];[.AC34:.AC43])+2" office:value-type="float" office:value="9" calcext:value-type="float">
            <text:p>9</text:p>
          </table:table-cell>
          <table:table-cell table:style-name="ce81" table:formula="of:=RAND()" office:value-type="float" office:value="0.278899832154251" calcext:value-type="float">
            <text:p>0,278899832154251</text:p>
          </table:table-cell>
          <table:table-cell table:formula="of:=RANK([.AE39];[.AE36:.AE41])" office:value-type="float" office:value="6" calcext:value-type="float">
            <text:p>6</text:p>
          </table:table-cell>
          <table:table-cell table:style-name="ce81" table:formula="of:=RAND()" office:value-type="float" office:value="0.283255751960874" calcext:value-type="float">
            <text:p>0,283255751960874</text:p>
          </table:table-cell>
          <table:table-cell table:formula="of:=RANK([.AG39];[.AG34:.AG43])" office:value-type="float" office:value="4" calcext:value-type="float">
            <text:p>4</text:p>
          </table:table-cell>
          <table:table-cell table:style-name="ce81" table:formula="of:=RAND()" office:value-type="float" office:value="0.783068376782099" calcext:value-type="float">
            <text:p>0,783068376782099</text:p>
          </table:table-cell>
          <table:table-cell table:number-columns-repeated="991"/>
        </table:table-row>
        <table:table-row table:style-name="ro3">
          <table:table-cell table:style-name="ce4" table:formula="of:=([.AB40]+3)^2" office:value-type="float" office:value="36" calcext:value-type="float">
            <text:p>36</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5" calcext:value-type="float">
            <text:p>5</text:p>
          </table:table-cell>
          <table:table-cell table:style-name="ce134" table:formula="of:=([.AB40]-2)*IF(ROUND(RAND());1;-1)" office:value-type="float" office:value="-1" calcext:value-type="float">
            <text:p>-1</text:p>
          </table:table-cell>
          <table:table-cell table:style-name="ce139" office:value-type="string" calcext:value-type="string">
            <text:p>)</text:p>
          </table:table-cell>
          <table:table-cell table:style-name="ce113" table:formula="of:=[.AF40]*IF(ROUND(RAND());1;-1)" office:value-type="float" office:value="-5" calcext:value-type="float">
            <text:p>-5</text:p>
          </table:table-cell>
          <table:table-cell table:style-name="ce172" office:value-type="string" calcext:value-type="string">
            <text:p>=</text:p>
          </table:table-cell>
          <table:table-cell table:style-name="ce111" table:formula="of:=ROUNDUP(RAND()*10000;RANDBETWEEN(-3;0))/CHOOSE([.AD40];0.1;0.01;0.0001;10000;100000;1000000)" office:value-type="float" office:value="100000" calcext:value-type="float">
            <text:p>100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800" calcext:value-type="float">
            <text:p>800</text:p>
          </table:table-cell>
          <table:table-cell table:style-name="ce40" table:formula="of:=CHOOSE([.AD40];&quot;dm²&quot;;&quot;cm²&quot;;&quot;mm²&quot;;&quot;km²&quot;;&quot;hm²&quot;;&quot;da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40]+3&amp;&quot;²&quot;" office:value-type="string" office:string-value="6²" calcext:value-type="string">
            <text:p>6²</text:p>
          </table:table-cell>
          <table:table-cell table:style-name="ce165" table:formula="of:=[.F40]" office:value-type="float" office:value="5" calcext:value-type="float">
            <text:p>5</text:p>
          </table:table-cell>
          <table:table-cell table:style-name="ce145" table:formula="of:=[.G40]*[.I40]" office:value-type="float" office:value="5" calcext:value-type="float">
            <text:p>5</text:p>
          </table:table-cell>
          <table:table-cell table:style-name="ce166" table:formula="of:=LEFT(TEXT([.K40];&quot;0,####E#&quot;);SEARCH(&quot;E&quot;;TEXT([.K40];&quot;0,####E#&quot;))-1)" office:value-type="string" office:string-value="1" calcext:value-type="string">
            <text:p>1</text:p>
          </table:table-cell>
          <table:table-cell table:style-name="ce167" office:value-type="string" calcext:value-type="string">
            <text:p>×<text:span text:style-name="T10">10</text:span></text:p>
          </table:table-cell>
          <table:table-cell table:style-name="ce168" table:formula="of:=RIGHT(TEXT([.K40];&quot;0,####E#&quot;);LEN(TEXT([.K40];&quot;0,####E#&quot;))-SEARCH(&quot;E&quot;;TEXT([.K40];&quot;0,####E#&quot;)))" office:value-type="string" office:string-value="5" calcext:value-type="string">
            <text:p>5</text:p>
          </table:table-cell>
          <table:table-cell table:style-name="ce48" table:formula="of:=[.O40]*CHOOSE([.AD40];0.01;0.0001;0.000001;1000000;10000;100)&amp;&quot; &quot;&amp;[.R40]" office:value-type="string" office:string-value="0,08 m²" calcext:value-type="string">
            <text:p>0,08 m²</text:p>
          </table:table-cell>
          <table:table-cell/>
          <table:table-cell table:formula="of:=RANK([.AC40];[.AC34:.AC43])+2" office:value-type="float" office:value="3" calcext:value-type="float">
            <text:p>3</text:p>
          </table:table-cell>
          <table:table-cell table:style-name="ce81" table:formula="of:=RAND()" office:value-type="float" office:value="0.613199012374763" calcext:value-type="float">
            <text:p>0,613199012374763</text:p>
          </table:table-cell>
          <table:table-cell table:formula="of:=RANK([.AE40];[.AE36:.AE41])" office:value-type="float" office:value="2" calcext:value-type="float">
            <text:p>2</text:p>
          </table:table-cell>
          <table:table-cell table:style-name="ce81" table:formula="of:=RAND()" office:value-type="float" office:value="0.772268175879393" calcext:value-type="float">
            <text:p>0,772268175879393</text:p>
          </table:table-cell>
          <table:table-cell table:formula="of:=RANK([.AG40];[.AG34:.AG43])" office:value-type="float" office:value="5" calcext:value-type="float">
            <text:p>5</text:p>
          </table:table-cell>
          <table:table-cell table:style-name="ce81" table:formula="of:=RAND()" office:value-type="float" office:value="0.777675890281982" calcext:value-type="float">
            <text:p>0,777675890281982</text:p>
          </table:table-cell>
          <table:table-cell table:number-columns-repeated="991"/>
        </table:table-row>
        <table:table-row table:style-name="ro3">
          <table:table-cell table:style-name="ce4" table:formula="of:=([.AB41]+3)^2" office:value-type="float" office:value="121" calcext:value-type="float">
            <text:p>12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8" calcext:value-type="float">
            <text:p>8</text:p>
          </table:table-cell>
          <table:table-cell table:style-name="ce134" table:formula="of:=([.AB41]-2)*IF(ROUND(RAND());1;-1)" office:value-type="float" office:value="-6" calcext:value-type="float">
            <text:p>-6</text:p>
          </table:table-cell>
          <table:table-cell table:style-name="ce139" office:value-type="string" calcext:value-type="string">
            <text:p>)</text:p>
          </table:table-cell>
          <table:table-cell table:style-name="ce113" table:formula="of:=[.AF41]*IF(ROUND(RAND());1;-1)" office:value-type="float" office:value="-3" calcext:value-type="float">
            <text:p>-3</text:p>
          </table:table-cell>
          <table:table-cell table:style-name="ce172" office:value-type="string" calcext:value-type="string">
            <text:p>=</text:p>
          </table:table-cell>
          <table:table-cell table:style-name="ce111" table:formula="of:=ROUNDUP(RAND()*10000;RANDBETWEEN(-3;0))/CHOOSE([.AD41];0.1;0.01;0.0001;10000;100000;1000000)" office:value-type="float" office:value="30000000" calcext:value-type="float">
            <text:p>30 000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3" calcext:value-type="float">
            <text:p>3</text:p>
          </table:table-cell>
          <table:table-cell table:style-name="ce40" table:formula="of:=CHOOSE([.AD41];&quot;dm²&quot;;&quot;cm²&quot;;&quot;mm²&quot;;&quot;km²&quot;;&quot;hm²&quot;;&quot;da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41]+3&amp;&quot;²&quot;" office:value-type="string" office:string-value="11²" calcext:value-type="string">
            <text:p>11²</text:p>
          </table:table-cell>
          <table:table-cell table:style-name="ce165" table:formula="of:=[.F41]" office:value-type="float" office:value="8" calcext:value-type="float">
            <text:p>8</text:p>
          </table:table-cell>
          <table:table-cell table:style-name="ce145" table:formula="of:=[.G41]*[.I41]" office:value-type="float" office:value="18" calcext:value-type="float">
            <text:p>18</text:p>
          </table:table-cell>
          <table:table-cell table:style-name="ce166" table:formula="of:=LEFT(TEXT([.K41];&quot;0,####E#&quot;);SEARCH(&quot;E&quot;;TEXT([.K41];&quot;0,####E#&quot;))-1)" office:value-type="string" office:string-value="3" calcext:value-type="string">
            <text:p>3</text:p>
          </table:table-cell>
          <table:table-cell table:style-name="ce167" office:value-type="string" calcext:value-type="string">
            <text:p>×<text:span text:style-name="T10">10</text:span></text:p>
          </table:table-cell>
          <table:table-cell table:style-name="ce168" table:formula="of:=RIGHT(TEXT([.K41];&quot;0,####E#&quot;);LEN(TEXT([.K41];&quot;0,####E#&quot;))-SEARCH(&quot;E&quot;;TEXT([.K41];&quot;0,####E#&quot;)))" office:value-type="string" office:string-value="7" calcext:value-type="string">
            <text:p>7</text:p>
          </table:table-cell>
          <table:table-cell table:style-name="ce48" table:formula="of:=[.O41]*CHOOSE([.AD41];0.01;0.0001;0.000001;1000000;10000;100)&amp;&quot; &quot;&amp;[.R41]" office:value-type="string" office:string-value="0,000003 m²" calcext:value-type="string">
            <text:p>0,000003 m²</text:p>
          </table:table-cell>
          <table:table-cell/>
          <table:table-cell table:formula="of:=RANK([.AC41];[.AC34:.AC43])+2" office:value-type="float" office:value="8" calcext:value-type="float">
            <text:p>8</text:p>
          </table:table-cell>
          <table:table-cell table:style-name="ce81" table:formula="of:=RAND()" office:value-type="float" office:value="0.365668756192375" calcext:value-type="float">
            <text:p>0,365668756192375</text:p>
          </table:table-cell>
          <table:table-cell table:formula="of:=RANK([.AE41];[.AE36:.AE41])" office:value-type="float" office:value="3" calcext:value-type="float">
            <text:p>3</text:p>
          </table:table-cell>
          <table:table-cell table:style-name="ce81" table:formula="of:=RAND()" office:value-type="float" office:value="0.657320576501272" calcext:value-type="float">
            <text:p>0,657320576501272</text:p>
          </table:table-cell>
          <table:table-cell table:formula="of:=RANK([.AG41];[.AG34:.AG43])" office:value-type="float" office:value="3" calcext:value-type="float">
            <text:p>3</text:p>
          </table:table-cell>
          <table:table-cell table:style-name="ce81" table:formula="of:=RAND()" office:value-type="float" office:value="0.843479138839059" calcext:value-type="float">
            <text:p>0,843479138839059</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AD42];&quot;dm²&quot;;&quot;cm²&quot;;&quot;mm²&quot;;&quot;km²&quot;;&quot;hm²&quot;;&quot;dam²&quot;)" office:value-type="string" office:string-value="" calcext:value-type="error">
            <text:p>Err :502</text:p>
          </table:covered-table-cell>
          <table:covered-table-cell table:number-columns-repeated="2" table:style-name="ce15"/>
          <table:table-cell table:number-columns-repeated="9"/>
          <table:table-cell table:formula="of:=RANK([.AC42];[.AC34:.AC43])+2" office:value-type="float" office:value="12" calcext:value-type="float">
            <text:p>12</text:p>
          </table:table-cell>
          <table:table-cell table:style-name="ce81" table:formula="of:=RAND()" office:value-type="float" office:value="0.0392140788880776" calcext:value-type="float">
            <text:p>0,039214078888078</text:p>
          </table:table-cell>
          <table:table-cell table:number-columns-repeated="2"/>
          <table:table-cell table:formula="of:=RANK([.AG42];[.AG34:.AG43])" office:value-type="float" office:value="1" calcext:value-type="float">
            <text:p>1</text:p>
          </table:table-cell>
          <table:table-cell table:style-name="ce81" table:formula="of:=RAND()" office:value-type="float" office:value="0.978967838172225" calcext:value-type="float">
            <text:p>0,978967838172225</text:p>
          </table:table-cell>
          <table:table-cell table:number-columns-repeated="991"/>
        </table:table-row>
        <table:table-row table:style-name="ro4">
          <table:table-cell table:number-columns-repeated="27"/>
          <table:table-cell table:formula="of:=RANK([.AC43];[.AC34:.AC43])+2" office:value-type="float" office:value="7" calcext:value-type="float">
            <text:p>7</text:p>
          </table:table-cell>
          <table:table-cell table:style-name="ce81" table:formula="of:=RAND()" office:value-type="float" office:value="0.4053355448073" calcext:value-type="float">
            <text:p>0,4053355448073</text:p>
          </table:table-cell>
          <table:table-cell table:number-columns-repeated="2"/>
          <table:table-cell table:formula="of:=RANK([.AG43];[.AG34:.AG43])" office:value-type="float" office:value="2" calcext:value-type="float">
            <text:p>2</text:p>
          </table:table-cell>
          <table:table-cell table:style-name="ce81" table:formula="of:=RAND()" office:value-type="float" office:value="0.973643664553131" calcext:value-type="float">
            <text:p>0,973643664553131</text:p>
          </table:table-cell>
          <table:table-cell table:number-columns-repeated="991"/>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Bleue 2" table:style-name="ta5" table:print-ranges="'Ceinture Bleue 2'.A1:'Ceinture Bleue 2'.V44 'Ceinture Bleue 2'.X1:'Ceinture Bleue 2'.AB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6" form:id="control6"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2?language=Basic&amp;location=document" xlink:type="simple"/>
              </office:event-listeners>
            </form:button>
          </form:form>
        </office:forms>
        <table:shapes>
          <draw:control draw:z-index="0" draw:style-name="gr6" draw:text-style-name="P2" svg:width="1.651cm" svg:height="0.749cm" svg:x="49.624cm" svg:y="0.369cm" draw:control="control6"/>
        </table:shapes>
        <table:table-column table:style-name="co90" table:default-cell-style-name="Default"/>
        <table:table-column table:style-name="co91" table:default-cell-style-name="Default"/>
        <table:table-column table:style-name="co46" table:default-cell-style-name="Default"/>
        <table:table-column table:style-name="co92" table:default-cell-style-name="Default"/>
        <table:table-column table:style-name="co37" table:default-cell-style-name="Default"/>
        <table:table-column table:style-name="co2" table:default-cell-style-name="Default"/>
        <table:table-column table:style-name="co6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5" table:default-cell-style-name="Default"/>
        <table:table-column table:style-name="co96" table:default-cell-style-name="Default"/>
        <table:table-column table:style-name="co95" table:default-cell-style-name="Default"/>
        <table:table-column table:style-name="co89" table:default-cell-style-name="Default"/>
        <table:table-column table:style-name="co97" table:default-cell-style-name="Default"/>
        <table:table-column table:style-name="co98" table:default-cell-style-name="Default"/>
        <table:table-column table:style-name="co99" table:default-cell-style-name="Default"/>
        <table:table-column table:style-name="co53" table:default-cell-style-name="Default"/>
        <table:table-column table:style-name="co3" table:default-cell-style-name="Default"/>
        <table:table-column table:style-name="co36" table:default-cell-style-name="Default"/>
        <table:table-column table:style-name="co41" table:default-cell-style-name="Default"/>
        <table:table-column table:style-name="co100" table:default-cell-style-name="Default"/>
        <table:table-column table:style-name="co101" table:default-cell-style-name="Default"/>
        <table:table-column table:style-name="co73" table:default-cell-style-name="Default"/>
        <table:table-column table:style-name="co102" table:default-cell-style-name="Default"/>
        <table:table-column table:style-name="co52" table:default-cell-style-name="Default"/>
        <table:table-column table:style-name="co103" table:default-cell-style-name="Default"/>
        <table:table-column table:style-name="co78" table:default-cell-style-name="Default"/>
        <table:table-column table:style-name="co21" table:default-cell-style-name="Default"/>
        <table:table-column table:style-name="co62" table:default-cell-style-name="Default"/>
        <table:table-column table:style-name="co25" table:default-cell-style-name="Default"/>
        <table:table-column table:style-name="co62" table:default-cell-style-name="Default"/>
        <table:table-column table:style-name="co23" table:default-cell-style-name="Default"/>
        <table:table-column table:style-name="co104" table:default-cell-style-name="Default"/>
        <table:table-column table:style-name="co4" table:number-columns-repeated="989" table:default-cell-style-name="Default"/>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11"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number-columns-repeated="3"/>
          <table:covered-table-cell table:style-name="ce78"/>
          <table:table-cell table:style-name="ce21" office:value-type="string" calcext:value-type="string">
            <text:p>AA</text:p>
          </table:table-cell>
          <table:table-cell table:style-name="ce23" table:number-columns-repeated="3"/>
          <table:table-cell table:number-columns-repeated="4"/>
          <table:table-cell table:formula="of:=RANK([.AE1];[.AE1:.AE10])+2" office:value-type="float" office:value="5" calcext:value-type="float">
            <text:p>5</text:p>
          </table:table-cell>
          <table:table-cell table:style-name="ce81" table:formula="of:=RAND()" office:value-type="float" office:value="0.920726231831714" calcext:value-type="float">
            <text:p>0,920726231831714</text:p>
          </table:table-cell>
          <table:table-cell table:number-columns-repeated="2"/>
          <table:table-cell table:formula="of:=RANK([.AI1];[.AI1:.AI10])" office:value-type="float" office:value="2" calcext:value-type="float">
            <text:p>2</text:p>
          </table:table-cell>
          <table:table-cell table:style-name="ce81" table:formula="of:=RAND()" office:value-type="float" office:value="0.871208672021089" calcext:value-type="float">
            <text:p>0,871208672021089</text:p>
          </table:table-cell>
          <table:table-cell table:number-columns-repeated="989"/>
        </table:table-row>
        <table:table-row table:style-name="ro2">
          <table:covered-table-cell table:number-columns-repeated="2"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8" table:number-rows-spanned="1">
            <text:p>Prénom :</text:p>
          </table:table-cell>
          <table:covered-table-cell table:style-name="ce131"/>
          <table:covered-table-cell table:number-columns-repeated="5" table:style-name="ce132"/>
          <table:covered-table-cell table:style-name="ce131"/>
          <table:table-cell table:style-name="ce54" office:value-type="string" calcext:value-type="string" table:number-columns-spanned="5" table:number-rows-spanned="1">
            <text:p>Classe :</text:p>
          </table:table-cell>
          <table:covered-table-cell table:number-columns-repeated="3"/>
          <table:covered-table-cell table:style-name="ce79"/>
          <table:table-cell table:style-name="ce22" table:formula="of:=&quot;v&quot;&amp;ROUND(RAND()*10000;0)" office:value-type="string" office:string-value="v1978" calcext:value-type="string">
            <text:p>v1978</text:p>
          </table:table-cell>
          <table:table-cell/>
          <table:table-cell table:style-name="ce25" office:value-type="string" calcext:value-type="string" table:number-columns-spanned="5" table:number-rows-spanned="1">
            <text:p>Correction CEINTURE BLEUE 2</text:p>
          </table:table-cell>
          <table:covered-table-cell table:style-name="ce28"/>
          <table:covered-table-cell table:number-columns-repeated="2" table:style-name="ce30"/>
          <table:covered-table-cell table:style-name="ce31"/>
          <table:table-cell/>
          <table:table-cell table:formula="of:=RANK([.AE2];[.AE1:.AE10])+2" office:value-type="float" office:value="8" calcext:value-type="float">
            <text:p>8</text:p>
          </table:table-cell>
          <table:table-cell table:style-name="ce81" table:formula="of:=RAND()" office:value-type="float" office:value="0.285284720641998" calcext:value-type="float">
            <text:p>0,285284720641998</text:p>
          </table:table-cell>
          <table:table-cell table:number-columns-repeated="2"/>
          <table:table-cell table:formula="of:=RANK([.AI2];[.AI1:.AI10])" office:value-type="float" office:value="6" calcext:value-type="float">
            <text:p>6</text:p>
          </table:table-cell>
          <table:table-cell table:style-name="ce81" table:formula="of:=RAND()" office:value-type="float" office:value="0.518549001080041" calcext:value-type="float">
            <text:p>0,518549001080041</text:p>
          </table:table-cell>
          <table:table-cell table:number-columns-repeated="989"/>
        </table:table-row>
        <table:table-row table:style-name="ro1">
          <table:table-cell table:style-name="ce55" office:value-type="string" calcext:value-type="string" table:number-columns-spanned="4" table:number-rows-spanned="1">
            <text:p>Division euclidienne</text:p>
          </table:table-cell>
          <table:covered-table-cell table:number-columns-repeated="3" table:style-name="ce38"/>
          <table:table-cell table:style-name="ce55" office:value-type="string" calcext:value-type="string" table:number-columns-spanned="4" table:number-rows-spanned="1">
            <text:p>Conversion heures</text:p>
          </table:table-cell>
          <table:covered-table-cell table:number-columns-repeated="3" table:style-name="ce38"/>
          <table:table-cell table:style-name="ce55"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55" office:value-type="string" calcext:value-type="string" table:number-columns-spanned="6" table:number-rows-spanned="1">
            <text:p>Puissance d’un nombre</text:p>
          </table:table-cell>
          <table:covered-table-cell table:number-columns-repeated="5"/>
          <table:table-cell table:style-name="ce81"/>
          <table:table-cell table:style-name="ce82" office:value-type="string" calcext:value-type="string">
            <text:p>3<text:span text:style-name="T2">e</text:span></text:p>
          </table:table-cell>
          <table:table-cell table:style-name="ce87" table:formula="of:=[.V1]" office:value-type="string" office:string-value="AA" calcext:value-type="string">
            <text:p>AA</text:p>
          </table:table-cell>
          <table:table-cell table:style-name="ce29" table:number-columns-repeated="2"/>
          <table:table-cell table:style-name="ce144" table:formula="of:=[.V2]" office:value-type="string" office:string-value="v1978" calcext:value-type="string">
            <text:p>v1978</text:p>
          </table:table-cell>
          <table:table-cell table:style-name="ce81"/>
          <table:table-cell table:formula="of:=RANK([.AE3];[.AE1:.AE10])+2" office:value-type="float" office:value="10" calcext:value-type="float">
            <text:p>10</text:p>
          </table:table-cell>
          <table:table-cell table:style-name="ce81" table:formula="of:=RAND()" office:value-type="float" office:value="0.211339793439065" calcext:value-type="float">
            <text:p>0,211339793439065</text:p>
          </table:table-cell>
          <table:table-cell table:style-name="ce81" table:formula="of:=RANK([.AG3];[.AG3:.AG8])" office:value-type="float" office:value="1" calcext:value-type="float">
            <text:p>1</text:p>
          </table:table-cell>
          <table:table-cell table:style-name="ce81" table:formula="of:=RAND()" office:value-type="float" office:value="0.563783806511764" calcext:value-type="float">
            <text:p>0,563783806511764</text:p>
          </table:table-cell>
          <table:table-cell table:formula="of:=RANK([.AI3];[.AI1:.AI10])" office:value-type="float" office:value="8" calcext:value-type="float">
            <text:p>8</text:p>
          </table:table-cell>
          <table:table-cell table:style-name="ce81" table:formula="of:=RAND()" office:value-type="float" office:value="0.263887678449557" calcext:value-type="float">
            <text:p>0,263887678449557</text:p>
          </table:table-cell>
          <table:table-cell table:style-name="ce81" table:number-columns-repeated="989"/>
        </table:table-row>
        <table:table-row table:style-name="ro3">
          <table:table-cell table:style-name="ce4" table:formula="of:=IF([.AF4]=1;RANDBETWEEN(11;13);IF([.AF4]=2;RANDBETWEEN(14;18);IF([.AF4]=3;RANDBETWEEN(19;21);IF([.AF4]=4;RANDBETWEEN(22;24);IF([.AF4]=5;RANDBETWEEN(25;27);RANDBETWEEN(28;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5"/>R=</text:p>
          </table:table-cell>
          <table:table-cell table:style-name="ce51" table:formula="of:=RANDBETWEEN(1;10)" office:value-type="float" office:value="8" calcext:value-type="float">
            <text:p>8</text:p>
          </table:table-cell>
          <table:table-cell table:style-name="ce150" office:value-type="string" calcext:value-type="string">
            <text:p>h</text:p>
          </table:table-cell>
          <table:table-cell table:style-name="ce176" table:formula="of:=IF([.AF4]=1;RANDBETWEEN(1;2);IF([.AF4]=2;RANDBETWEEN(3;4);IF([.AF4]=3;5;IF([.AF4]=4;RANDBETWEEN(6;7);IF([.AF4]=5;8;9)))))*6" office:value-type="float" office:value="54" calcext:value-type="float">
            <text:p>54</text:p>
          </table:table-cell>
          <table:table-cell table:style-name="ce42" office:value-type="string" calcext:value-type="string">
            <text:p>min = <text:s text:c="8"/>h</text:p>
          </table:table-cell>
          <table:table-cell table:style-name="ce177" table:formula="of:=RANDBETWEEN(2;30)" office:value-type="float" office:value="5" calcext:value-type="float">
            <text:p>5</text:p>
          </table:table-cell>
          <table:table-cell table:style-name="ce40" office:value-type="string" calcext:value-type="string">
            <text:p>;</text:p>
          </table:table-cell>
          <table:table-cell table:style-name="ce40" table:formula="of:=RANDBETWEEN(2;30)" office:value-type="float" office:value="14" calcext:value-type="float">
            <text:p>14</text:p>
          </table:table-cell>
          <table:table-cell table:style-name="ce40" office:value-type="string" calcext:value-type="string">
            <text:p>;</text:p>
          </table:table-cell>
          <table:table-cell table:style-name="ce40" table:formula="of:=RANDBETWEEN(1;10)*3-MOD([.I4]+[.K4];3)" office:value-type="float" office:value="23" calcext:value-type="float">
            <text:p>23</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12" calcext:value-type="float">
            <text:p>12</text:p>
          </table:table-cell>
          <table:table-cell table:style-name="ce113" table:formula="of:=([.AD4]-2)*IF(ROUND(RAND());1;-1)" office:value-type="float" office:value="2" calcext:value-type="float">
            <text:p>2</text:p>
          </table:table-cell>
          <table:table-cell table:style-name="ce40" office:value-type="string" calcext:value-type="string">
            <text:p>÷</text:p>
          </table:table-cell>
          <table:table-cell table:style-name="ce40" table:formula="of:=[.Q4]" office:value-type="float" office:value="12" calcext:value-type="float">
            <text:p>12</text:p>
          </table:table-cell>
          <table:table-cell table:style-name="ce113" table:formula="of:=[.AH4]*IF(ROUND(RAND());1;-1)" office:value-type="float" office:value="1" calcext:value-type="float">
            <text:p>1</text:p>
          </table:table-cell>
          <table:table-cell table:style-name="ce172" office:value-type="string" calcext:value-type="string">
            <text:p>=</text:p>
          </table:table-cell>
          <table:table-cell/>
          <table:table-cell table:style-name="ce57" table:formula="of:=&quot;Q=&quot;&amp;QUOTIENT([.A4];[.C4])&amp;&quot;  R=&quot;&amp;MOD([.A4];[.C4])" office:value-type="string" office:string-value="Q=4  R=1" calcext:value-type="string">
            <text:p>Q=4 <text:s/>R=1</text:p>
          </table:table-cell>
          <table:table-cell table:style-name="ce147" table:formula="of:=[.E4]+[.G4]/60&amp;&quot; h&quot;" office:value-type="string" office:string-value="8,9 h" calcext:value-type="string">
            <text:p>8,9 h</text:p>
          </table:table-cell>
          <table:table-cell table:style-name="ce181" table:formula="of:=&quot;e=&quot;&amp;(MAX([.I4];[.K4];[.M4];[.O4])-MIN([.I4];[.K4];[.M4];[.O4]))&amp;&quot;  m=&quot;&amp;MEDIAN([.I4];[.K4];[.M4];[.O4])&amp;&quot;  x=&quot;&amp;ROUND(AVERAGE([.I4];[.K4];[.M4];[.O4]);1)" office:value-type="string" office:string-value="e=18  m=14  x=14" calcext:value-type="string">
            <text:p>e=18 <text:s/>m=14 <text:s/>x=14</text:p>
          </table:table-cell>
          <table:table-cell table:style-name="ce170" table:formula="of:=[.Q4]" office:value-type="float" office:value="12" calcext:value-type="float">
            <text:p>12</text:p>
          </table:table-cell>
          <table:table-cell table:style-name="ce183" table:formula="of:=[.R4]-[.U4]" office:value-type="float" office:value="1" calcext:value-type="float">
            <text:p>1</text:p>
          </table:table-cell>
          <table:table-cell/>
          <table:table-cell table:formula="of:=RANK([.AE4];[.AE1:.AE10])+2" office:value-type="float" office:value="4" calcext:value-type="float">
            <text:p>4</text:p>
          </table:table-cell>
          <table:table-cell table:style-name="ce81" table:formula="of:=RAND()" office:value-type="float" office:value="0.926212687909346" calcext:value-type="float">
            <text:p>0,926212687909346</text:p>
          </table:table-cell>
          <table:table-cell table:formula="of:=RANK([.AG4];[.AG3:.AG8])" office:value-type="float" office:value="6" calcext:value-type="float">
            <text:p>6</text:p>
          </table:table-cell>
          <table:table-cell table:style-name="ce81" table:formula="of:=RAND()" office:value-type="float" office:value="0.0400348723056144" calcext:value-type="float">
            <text:p>0,040034872305615</text:p>
          </table:table-cell>
          <table:table-cell table:formula="of:=RANK([.AI4];[.AI1:.AI10])" office:value-type="float" office:value="1" calcext:value-type="float">
            <text:p>1</text:p>
          </table:table-cell>
          <table:table-cell table:style-name="ce81" table:formula="of:=RAND()" office:value-type="float" office:value="0.914967073851319" calcext:value-type="float">
            <text:p>0,914967073851319</text:p>
          </table:table-cell>
          <table:table-cell table:number-columns-repeated="989"/>
        </table:table-row>
        <table:table-row table:style-name="ro3">
          <table:table-cell table:style-name="ce4" table:formula="of:=IF([.AF5]=1;RANDBETWEEN(11;13);IF([.AF5]=2;RANDBETWEEN(14;18);IF([.AF5]=3;RANDBETWEEN(19;21);IF([.AF5]=4;RANDBETWEEN(22;24);IF([.AF5]=5;RANDBETWEEN(25;27);RANDBETWEEN(28;30))))))" office:value-type="float" office:value="24" calcext:value-type="float">
            <text:p>24</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5"/>R=</text:p>
          </table:table-cell>
          <table:table-cell table:style-name="ce51" table:formula="of:=RANDBETWEEN(1;10)" office:value-type="float" office:value="8" calcext:value-type="float">
            <text:p>8</text:p>
          </table:table-cell>
          <table:table-cell table:style-name="ce150" office:value-type="string" calcext:value-type="string">
            <text:p>h</text:p>
          </table:table-cell>
          <table:table-cell table:style-name="ce176" table:formula="of:=IF([.AF5]=1;RANDBETWEEN(1;2);IF([.AF5]=2;RANDBETWEEN(3;4);IF([.AF5]=3;5;IF([.AF5]=4;RANDBETWEEN(6;7);IF([.AF5]=5;8;9)))))*6" office:value-type="float" office:value="36" calcext:value-type="float">
            <text:p>36</text:p>
          </table:table-cell>
          <table:table-cell table:style-name="ce42" office:value-type="string" calcext:value-type="string">
            <text:p>min = <text:s text:c="8"/>h</text:p>
          </table:table-cell>
          <table:table-cell table:style-name="ce177" table:formula="of:=RANDBETWEEN(2;30)" office:value-type="float" office:value="15" calcext:value-type="float">
            <text:p>15</text:p>
          </table:table-cell>
          <table:table-cell table:style-name="ce40" office:value-type="string" calcext:value-type="string">
            <text:p>;</text:p>
          </table:table-cell>
          <table:table-cell table:style-name="ce40" table:formula="of:=RANDBETWEEN(2;30)" office:value-type="float" office:value="23" calcext:value-type="float">
            <text:p>23</text:p>
          </table:table-cell>
          <table:table-cell table:style-name="ce40" office:value-type="string" calcext:value-type="string">
            <text:p>;</text:p>
          </table:table-cell>
          <table:table-cell table:style-name="ce40" table:formula="of:=RANDBETWEEN(1;10)*3-MOD([.I5]+[.K5];3)" office:value-type="float" office:value="13" calcext:value-type="float">
            <text:p>13</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7" calcext:value-type="float">
            <text:p>7</text:p>
          </table:table-cell>
          <table:table-cell table:style-name="ce113" table:formula="of:=([.AD5]-2)*IF(ROUND(RAND());1;-1)" office:value-type="float" office:value="9" calcext:value-type="float">
            <text:p>9</text:p>
          </table:table-cell>
          <table:table-cell table:style-name="ce40" office:value-type="string" calcext:value-type="string">
            <text:p>÷</text:p>
          </table:table-cell>
          <table:table-cell table:style-name="ce40" table:formula="of:=[.Q5]" office:value-type="float" office:value="7" calcext:value-type="float">
            <text:p>7</text:p>
          </table:table-cell>
          <table:table-cell table:style-name="ce113" table:formula="of:=[.AH5]*IF(ROUND(RAND());1;-1)" office:value-type="float" office:value="9" calcext:value-type="float">
            <text:p>9</text:p>
          </table:table-cell>
          <table:table-cell table:style-name="ce172" office:value-type="string" calcext:value-type="string">
            <text:p>=</text:p>
          </table:table-cell>
          <table:table-cell/>
          <table:table-cell table:style-name="ce57" table:formula="of:=&quot;Q=&quot;&amp;QUOTIENT([.A5];[.C5])&amp;&quot;  R=&quot;&amp;MOD([.A5];[.C5])" office:value-type="string" office:string-value="Q=3  R=0" calcext:value-type="string">
            <text:p>Q=3 <text:s/>R=0</text:p>
          </table:table-cell>
          <table:table-cell table:style-name="ce147" table:formula="of:=[.E5]+[.G5]/60&amp;&quot; h&quot;" office:value-type="string" office:string-value="8,6 h" calcext:value-type="string">
            <text:p>8,6 h</text:p>
          </table:table-cell>
          <table:table-cell table:style-name="ce181" table:formula="of:=&quot;e=&quot;&amp;(MAX([.I5];[.K5];[.M5];[.O5])-MIN([.I5];[.K5];[.M5];[.O5]))&amp;&quot;  m=&quot;&amp;MEDIAN([.I5];[.K5];[.M5];[.O5])&amp;&quot;  x=&quot;&amp;ROUND(AVERAGE([.I5];[.K5];[.M5];[.O5]);1)" office:value-type="string" office:string-value="e=10  m=15  x=17" calcext:value-type="string">
            <text:p>e=10 <text:s/>m=15 <text:s/>x=17</text:p>
          </table:table-cell>
          <table:table-cell table:style-name="ce170" table:formula="of:=[.Q5]" office:value-type="float" office:value="7" calcext:value-type="float">
            <text:p>7</text:p>
          </table:table-cell>
          <table:table-cell table:style-name="ce183" table:formula="of:=[.R5]-[.U5]" office:value-type="float" office:value="0" calcext:value-type="float">
            <text:p>0</text:p>
          </table:table-cell>
          <table:table-cell/>
          <table:table-cell table:formula="of:=RANK([.AE5];[.AE1:.AE10])+2" office:value-type="float" office:value="11" calcext:value-type="float">
            <text:p>11</text:p>
          </table:table-cell>
          <table:table-cell table:style-name="ce81" table:formula="of:=RAND()" office:value-type="float" office:value="0.083742277370559" calcext:value-type="float">
            <text:p>0,083742277370559</text:p>
          </table:table-cell>
          <table:table-cell table:formula="of:=RANK([.AG5];[.AG3:.AG8])" office:value-type="float" office:value="4" calcext:value-type="float">
            <text:p>4</text:p>
          </table:table-cell>
          <table:table-cell table:style-name="ce81" table:formula="of:=RAND()" office:value-type="float" office:value="0.549591050395186" calcext:value-type="float">
            <text:p>0,549591050395186</text:p>
          </table:table-cell>
          <table:table-cell table:formula="of:=RANK([.AI5];[.AI1:.AI10])" office:value-type="float" office:value="9" calcext:value-type="float">
            <text:p>9</text:p>
          </table:table-cell>
          <table:table-cell table:style-name="ce81" table:formula="of:=RAND()" office:value-type="float" office:value="0.232468709038151" calcext:value-type="float">
            <text:p>0,232468709038151</text:p>
          </table:table-cell>
          <table:table-cell table:number-columns-repeated="989"/>
        </table:table-row>
        <table:table-row table:style-name="ro3">
          <table:table-cell table:style-name="ce4" table:formula="of:=IF([.AF6]=1;RANDBETWEEN(11;13);IF([.AF6]=2;RANDBETWEEN(14;18);IF([.AF6]=3;RANDBETWEEN(19;21);IF([.AF6]=4;RANDBETWEEN(22;24);IF([.AF6]=5;RANDBETWEEN(25;27);RANDBETWEEN(28;30))))))" office:value-type="float" office:value="19" calcext:value-type="float">
            <text:p>19</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5"/>R=</text:p>
          </table:table-cell>
          <table:table-cell table:style-name="ce51" table:formula="of:==IF([.AF6]=1;RANDBETWEEN(11;25);IF([.AF6]=2;RANDBETWEEN(26;40);IF([.AF6]=3;RANDBETWEEN(41;55);IF([.AF6]=4;RANDBETWEEN(56;70);IF([.AF6]=5;RANDBETWEEN(71;85);RANDBETWEEN(86;99))))))/10" office:value-type="float" office:value="4.8" calcext:value-type="float">
            <text:p>4,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5" calcext:value-type="float">
            <text:p>5</text:p>
          </table:table-cell>
          <table:table-cell table:style-name="ce40" office:value-type="string" calcext:value-type="string">
            <text:p>;</text:p>
          </table:table-cell>
          <table:table-cell table:style-name="ce40" table:formula="of:=RANDBETWEEN(2;30)" office:value-type="float" office:value="16" calcext:value-type="float">
            <text:p>16</text:p>
          </table:table-cell>
          <table:table-cell table:style-name="ce40" office:value-type="string" calcext:value-type="string">
            <text:p>;</text:p>
          </table:table-cell>
          <table:table-cell table:style-name="ce40" table:formula="of:=RANDBETWEEN(1;8)*4-MOD([.I6]+[.K6]+[.O6];4)" office:value-type="float" office:value="21" calcext:value-type="float">
            <text:p>21</text:p>
          </table:table-cell>
          <table:table-cell table:style-name="ce40" office:value-type="string" calcext:value-type="string">
            <text:p>;</text:p>
          </table:table-cell>
          <table:table-cell table:style-name="ce40" table:formula="of:=RANDBETWEEN(2;30)" office:value-type="float" office:value="14" calcext:value-type="float">
            <text:p>14</text:p>
          </table:table-cell>
          <table:table-cell table:style-name="ce56" office:value-type="string" calcext:value-type="string">
            <text:p>e=     m=       <text:span text:style-name="T11">x</text:span>=</text:p>
          </table:table-cell>
          <table:table-cell table:style-name="ce51" table:formula="of:=RANDBETWEEN(2;13)" office:value-type="float" office:value="7" calcext:value-type="float">
            <text:p>7</text:p>
          </table:table-cell>
          <table:table-cell table:style-name="ce113" table:formula="of:=([.AD6]-2)*IF(ROUND(RAND());1;-1)" office:value-type="float" office:value="-4" calcext:value-type="float">
            <text:p>-4</text:p>
          </table:table-cell>
          <table:table-cell table:style-name="ce40" office:value-type="string" calcext:value-type="string">
            <text:p>÷</text:p>
          </table:table-cell>
          <table:table-cell table:style-name="ce40" table:formula="of:=[.Q6]" office:value-type="float" office:value="7" calcext:value-type="float">
            <text:p>7</text:p>
          </table:table-cell>
          <table:table-cell table:style-name="ce113" table:formula="of:=[.AH6]*IF(ROUND(RAND());1;-1)" office:value-type="float" office:value="-7" calcext:value-type="float">
            <text:p>-7</text:p>
          </table:table-cell>
          <table:table-cell table:style-name="ce172" office:value-type="string" calcext:value-type="string">
            <text:p>=</text:p>
          </table:table-cell>
          <table:table-cell/>
          <table:table-cell table:style-name="ce57" table:formula="of:=&quot;Q=&quot;&amp;QUOTIENT([.A6];[.C6])&amp;&quot;  R=&quot;&amp;MOD([.A6];[.C6])" office:value-type="string" office:string-value="Q=9  R=1" calcext:value-type="string">
            <text:p>Q=9 <text:s/>R=1</text:p>
          </table:table-cell>
          <table:table-cell table:style-name="ce147" table:formula="of:=INT([.E6])&amp;&quot;h &quot;&amp;ROUND(([.E6]-INT([.E6]))*60)&amp;&quot;min&quot;" office:value-type="string" office:string-value="4h 48min" calcext:value-type="string">
            <text:p>4h 48min</text:p>
          </table:table-cell>
          <table:table-cell table:style-name="ce181" table:formula="of:=&quot;e=&quot;&amp;(MAX([.I6];[.K6];[.M6];[.O6])-MIN([.I6];[.K6];[.M6];[.O6]))&amp;&quot;  m=&quot;&amp;MEDIAN([.I6];[.K6];[.M6];[.O6])&amp;&quot;  x=&quot;&amp;ROUND(AVERAGE([.I6];[.K6];[.M6];[.O6]);1)" office:value-type="string" office:string-value="e=16  m=15  x=14" calcext:value-type="string">
            <text:p>e=16 <text:s/>m=15 <text:s/>x=14</text:p>
          </table:table-cell>
          <table:table-cell table:style-name="ce170" table:formula="of:=[.Q6]" office:value-type="float" office:value="7" calcext:value-type="float">
            <text:p>7</text:p>
          </table:table-cell>
          <table:table-cell table:style-name="ce183" table:formula="of:=[.R6]-[.U6]" office:value-type="float" office:value="3" calcext:value-type="float">
            <text:p>3</text:p>
          </table:table-cell>
          <table:table-cell/>
          <table:table-cell table:formula="of:=RANK([.AE6];[.AE1:.AE10])+2" office:value-type="float" office:value="6" calcext:value-type="float">
            <text:p>6</text:p>
          </table:table-cell>
          <table:table-cell table:style-name="ce81" table:formula="of:=RAND()" office:value-type="float" office:value="0.692156200485321" calcext:value-type="float">
            <text:p>0,692156200485321</text:p>
          </table:table-cell>
          <table:table-cell table:formula="of:=RANK([.AG6];[.AG3:.AG8])" office:value-type="float" office:value="3" calcext:value-type="float">
            <text:p>3</text:p>
          </table:table-cell>
          <table:table-cell table:style-name="ce81" table:formula="of:=RAND()" office:value-type="float" office:value="0.55437682028799" calcext:value-type="float">
            <text:p>0,55437682028799</text:p>
          </table:table-cell>
          <table:table-cell table:formula="of:=RANK([.AI6];[.AI1:.AI10])" office:value-type="float" office:value="7" calcext:value-type="float">
            <text:p>7</text:p>
          </table:table-cell>
          <table:table-cell table:style-name="ce81" table:formula="of:=RAND()" office:value-type="float" office:value="0.423780023357075" calcext:value-type="float">
            <text:p>0,423780023357075</text:p>
          </table:table-cell>
          <table:table-cell table:number-columns-repeated="989"/>
        </table:table-row>
        <table:table-row table:style-name="ro3">
          <table:table-cell table:style-name="ce4" table:formula="of:=IF([.AF7]=1;RANDBETWEEN(11;13);IF([.AF7]=2;RANDBETWEEN(14;18);IF([.AF7]=3;RANDBETWEEN(19;21);IF([.AF7]=4;RANDBETWEEN(22;24);IF([.AF7]=5;RANDBETWEEN(25;27);RANDBETWEEN(28;30))))))" office:value-type="float" office:value="14" calcext:value-type="float">
            <text:p>14</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5"/>R=</text:p>
          </table:table-cell>
          <table:table-cell table:style-name="ce51" table:formula="of:==IF([.AF7]=1;RANDBETWEEN(11;25);IF([.AF7]=2;RANDBETWEEN(26;40);IF([.AF7]=3;RANDBETWEEN(41;55);IF([.AF7]=4;RANDBETWEEN(56;70);IF([.AF7]=5;RANDBETWEEN(71;85);RANDBETWEEN(86;99))))))/10" office:value-type="float" office:value="3.5" calcext:value-type="float">
            <text:p>3,5</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11" calcext:value-type="float">
            <text:p>11</text:p>
          </table:table-cell>
          <table:table-cell table:style-name="ce40" office:value-type="string" calcext:value-type="string">
            <text:p>;</text:p>
          </table:table-cell>
          <table:table-cell table:style-name="ce40" table:formula="of:=RANDBETWEEN(2;30)" office:value-type="float" office:value="18" calcext:value-type="float">
            <text:p>18</text:p>
          </table:table-cell>
          <table:table-cell table:style-name="ce40" office:value-type="string" calcext:value-type="string">
            <text:p>;</text:p>
          </table:table-cell>
          <table:table-cell table:style-name="ce40" table:formula="of:=RANDBETWEEN(2;30)" office:value-type="float" office:value="17" calcext:value-type="float">
            <text:p>17</text:p>
          </table:table-cell>
          <table:table-cell table:style-name="ce40" office:value-type="string" calcext:value-type="string">
            <text:p>;</text:p>
          </table:table-cell>
          <table:table-cell table:style-name="ce40" table:formula="of:=RANDBETWEEN(1;8)*4-MOD([.I7]+[.K7]+[.M7];4)" office:value-type="float" office:value="2" calcext:value-type="float">
            <text:p>2</text:p>
          </table:table-cell>
          <table:table-cell table:style-name="ce56" office:value-type="string" calcext:value-type="string">
            <text:p>e=     m=       <text:span text:style-name="T11">x</text:span>=</text:p>
          </table:table-cell>
          <table:table-cell table:style-name="ce51" table:formula="of:=RANDBETWEEN(2;13)" office:value-type="float" office:value="5" calcext:value-type="float">
            <text:p>5</text:p>
          </table:table-cell>
          <table:table-cell table:style-name="ce113" table:formula="of:=([.AD7]-2)*IF(ROUND(RAND());1;-1)" office:value-type="float" office:value="-1" calcext:value-type="float">
            <text:p>-1</text:p>
          </table:table-cell>
          <table:table-cell table:style-name="ce40" office:value-type="string" calcext:value-type="string">
            <text:p>÷</text:p>
          </table:table-cell>
          <table:table-cell table:style-name="ce40" table:formula="of:=[.Q7]" office:value-type="float" office:value="5" calcext:value-type="float">
            <text:p>5</text:p>
          </table:table-cell>
          <table:table-cell table:style-name="ce113" table:formula="of:=[.AH7]*IF(ROUND(RAND());1;-1)" office:value-type="float" office:value="10" calcext:value-type="float">
            <text:p>10</text:p>
          </table:table-cell>
          <table:table-cell table:style-name="ce172" office:value-type="string" calcext:value-type="string">
            <text:p>=</text:p>
          </table:table-cell>
          <table:table-cell/>
          <table:table-cell table:style-name="ce57" table:formula="of:=&quot;Q=&quot;&amp;QUOTIENT([.A7];[.C7])&amp;&quot;  R=&quot;&amp;MOD([.A7];[.C7])" office:value-type="string" office:string-value="Q=1  R=5" calcext:value-type="string">
            <text:p>Q=1 <text:s/>R=5</text:p>
          </table:table-cell>
          <table:table-cell table:style-name="ce147" table:formula="of:=INT([.E7])&amp;&quot;h &quot;&amp;ROUND(([.E7]-INT([.E7]))*60)&amp;&quot;min&quot;" office:value-type="string" office:string-value="3h 30min" calcext:value-type="string">
            <text:p>3h 30min</text:p>
          </table:table-cell>
          <table:table-cell table:style-name="ce181" table:formula="of:=&quot;e=&quot;&amp;(MAX([.I7];[.K7];[.M7];[.O7])-MIN([.I7];[.K7];[.M7];[.O7]))&amp;&quot;  m=&quot;&amp;MEDIAN([.I7];[.K7];[.M7];[.O7])&amp;&quot;  x=&quot;&amp;ROUND(AVERAGE([.I7];[.K7];[.M7];[.O7]);1)" office:value-type="string" office:string-value="e=16  m=14  x=12" calcext:value-type="string">
            <text:p>e=16 <text:s/>m=14 <text:s/>x=12</text:p>
          </table:table-cell>
          <table:table-cell table:style-name="ce170" table:formula="of:=[.Q7]" office:value-type="float" office:value="5" calcext:value-type="float">
            <text:p>5</text:p>
          </table:table-cell>
          <table:table-cell table:style-name="ce183" table:formula="of:=[.R7]-[.U7]" office:value-type="float" office:value="-11" calcext:value-type="float">
            <text:p>-11</text:p>
          </table:table-cell>
          <table:table-cell/>
          <table:table-cell table:formula="of:=RANK([.AE7];[.AE1:.AE10])+2" office:value-type="float" office:value="3" calcext:value-type="float">
            <text:p>3</text:p>
          </table:table-cell>
          <table:table-cell table:style-name="ce81" table:formula="of:=RAND()" office:value-type="float" office:value="0.959153496906454" calcext:value-type="float">
            <text:p>0,959153496906454</text:p>
          </table:table-cell>
          <table:table-cell table:formula="of:=RANK([.AG7];[.AG3:.AG8])" office:value-type="float" office:value="2" calcext:value-type="float">
            <text:p>2</text:p>
          </table:table-cell>
          <table:table-cell table:style-name="ce81" table:formula="of:=RAND()" office:value-type="float" office:value="0.556968653126585" calcext:value-type="float">
            <text:p>0,556968653126585</text:p>
          </table:table-cell>
          <table:table-cell table:formula="of:=RANK([.AI7];[.AI1:.AI10])" office:value-type="float" office:value="10" calcext:value-type="float">
            <text:p>10</text:p>
          </table:table-cell>
          <table:table-cell table:style-name="ce81" table:formula="of:=RAND()" office:value-type="float" office:value="0.194476933810598" calcext:value-type="float">
            <text:p>0,194476933810598</text:p>
          </table:table-cell>
          <table:table-cell table:number-columns-repeated="989"/>
        </table:table-row>
        <table:table-row table:style-name="ro3">
          <table:table-cell table:style-name="ce4" table:formula="of:=IF([.AF8]=1;RANDBETWEEN(11;13);IF([.AF8]=2;RANDBETWEEN(14;18);IF([.AF8]=3;RANDBETWEEN(19;21);IF([.AF8]=4;RANDBETWEEN(22;24);IF([.AF8]=5;RANDBETWEEN(25;27);RANDBETWEEN(28;30))))))" office:value-type="float" office:value="26" calcext:value-type="float">
            <text:p>26</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5"/>R=</text:p>
          </table:table-cell>
          <table:table-cell table:style-name="ce51" table:formula="of:==IF([.AF8]=1;RANDBETWEEN(11;25);IF([.AF8]=2;RANDBETWEEN(26;40);IF([.AF8]=3;RANDBETWEEN(41;55);IF([.AF8]=4;RANDBETWEEN(56;70);IF([.AF8]=5;RANDBETWEEN(71;85);RANDBETWEEN(86;99))))))/10" office:value-type="float" office:value="8" calcext:value-type="float">
            <text:p>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1;8)*4-MOD([.O8]+[.M8]+[.K8];4)" office:value-type="float" office:value="20" calcext:value-type="float">
            <text:p>20</text:p>
          </table:table-cell>
          <table:table-cell table:style-name="ce40" office:value-type="string" calcext:value-type="string">
            <text:p>;</text:p>
          </table:table-cell>
          <table:table-cell table:style-name="ce40" table:formula="of:=RANDBETWEEN(2;30)" office:value-type="float" office:value="6" calcext:value-type="float">
            <text:p>6</text:p>
          </table:table-cell>
          <table:table-cell table:style-name="ce40" office:value-type="string" calcext:value-type="string">
            <text:p>;</text:p>
          </table:table-cell>
          <table:table-cell table:style-name="ce40" table:formula="of:=RANDBETWEEN(2;30)" office:value-type="float" office:value="20" calcext:value-type="float">
            <text:p>20</text:p>
          </table:table-cell>
          <table:table-cell table:style-name="ce40" office:value-type="string" calcext:value-type="string">
            <text:p>;</text:p>
          </table:table-cell>
          <table:table-cell table:style-name="ce40" table:formula="of:=RANDBETWEEN(2;30)" office:value-type="float" office:value="22" calcext:value-type="float">
            <text:p>22</text:p>
          </table:table-cell>
          <table:table-cell table:style-name="ce56" office:value-type="string" calcext:value-type="string">
            <text:p>e=     m=       <text:span text:style-name="T11">x</text:span>=</text:p>
          </table:table-cell>
          <table:table-cell table:style-name="ce51" table:formula="of:=RANDBETWEEN(2;13)" office:value-type="float" office:value="10" calcext:value-type="float">
            <text:p>10</text:p>
          </table:table-cell>
          <table:table-cell table:style-name="ce113" table:formula="of:=([.AD8]-2)*IF(ROUND(RAND());1;-1)" office:value-type="float" office:value="7" calcext:value-type="float">
            <text:p>7</text:p>
          </table:table-cell>
          <table:table-cell table:style-name="ce40" office:value-type="string" calcext:value-type="string">
            <text:p>÷</text:p>
          </table:table-cell>
          <table:table-cell table:style-name="ce40" table:formula="of:=[.Q8]" office:value-type="float" office:value="10" calcext:value-type="float">
            <text:p>10</text:p>
          </table:table-cell>
          <table:table-cell table:style-name="ce113" table:formula="of:=[.AH8]*IF(ROUND(RAND());1;-1)" office:value-type="float" office:value="-5" calcext:value-type="float">
            <text:p>-5</text:p>
          </table:table-cell>
          <table:table-cell table:style-name="ce172" office:value-type="string" calcext:value-type="string">
            <text:p>=</text:p>
          </table:table-cell>
          <table:table-cell/>
          <table:table-cell table:style-name="ce57" table:formula="of:=&quot;Q=&quot;&amp;QUOTIENT([.A8];[.C8])&amp;&quot;  R=&quot;&amp;MOD([.A8];[.C8])" office:value-type="string" office:string-value="Q=3  R=5" calcext:value-type="string">
            <text:p>Q=3 <text:s/>R=5</text:p>
          </table:table-cell>
          <table:table-cell table:style-name="ce147" table:formula="of:=INT([.E8])&amp;&quot;h &quot;&amp;ROUND(([.E8]-INT([.E8]))*60)&amp;&quot;min&quot;" office:value-type="string" office:string-value="8h 0min" calcext:value-type="string">
            <text:p>8h 0min</text:p>
          </table:table-cell>
          <table:table-cell table:style-name="ce181" table:formula="of:=&quot;e=&quot;&amp;(MAX([.I8];[.K8];[.M8];[.O8])-MIN([.I8];[.K8];[.M8];[.O8]))&amp;&quot;  m=&quot;&amp;MEDIAN([.I8];[.K8];[.M8];[.O8])&amp;&quot;  x=&quot;&amp;ROUND(AVERAGE([.I8];[.K8];[.M8];[.O8]);1)" office:value-type="string" office:string-value="e=16  m=20  x=17" calcext:value-type="string">
            <text:p>e=16 <text:s/>m=20 <text:s/>x=17</text:p>
          </table:table-cell>
          <table:table-cell table:style-name="ce170" table:formula="of:=[.Q8]" office:value-type="float" office:value="10" calcext:value-type="float">
            <text:p>10</text:p>
          </table:table-cell>
          <table:table-cell table:style-name="ce183" table:formula="of:=[.R8]-[.U8]" office:value-type="float" office:value="12" calcext:value-type="float">
            <text:p>12</text:p>
          </table:table-cell>
          <table:table-cell/>
          <table:table-cell table:formula="of:=RANK([.AE8];[.AE1:.AE10])+2" office:value-type="float" office:value="9" calcext:value-type="float">
            <text:p>9</text:p>
          </table:table-cell>
          <table:table-cell table:style-name="ce81" table:formula="of:=RAND()" office:value-type="float" office:value="0.250472670357219" calcext:value-type="float">
            <text:p>0,250472670357219</text:p>
          </table:table-cell>
          <table:table-cell table:formula="of:=RANK([.AG8];[.AG3:.AG8])" office:value-type="float" office:value="5" calcext:value-type="float">
            <text:p>5</text:p>
          </table:table-cell>
          <table:table-cell table:style-name="ce81" table:formula="of:=RAND()" office:value-type="float" office:value="0.0869879902388935" calcext:value-type="float">
            <text:p>0,086987990238894</text:p>
          </table:table-cell>
          <table:table-cell table:formula="of:=RANK([.AI8];[.AI1:.AI10])" office:value-type="float" office:value="5" calcext:value-type="float">
            <text:p>5</text:p>
          </table:table-cell>
          <table:table-cell table:style-name="ce81" table:formula="of:=RAND()" office:value-type="float" office:value="0.714688190964971" calcext:value-type="float">
            <text:p>0,714688190964971</text:p>
          </table:table-cell>
          <table:table-cell table:number-columns-repeated="989"/>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6" table:number-rows-spanned="1">
            <text:p>😕 <text:s text:c="3"/>😃 <text:s text:c="3"/>😎</text:p>
          </table:table-cell>
          <table:covered-table-cell table:style-name="ce113" table:formula="of:=([.AD9]-2)*IF(ROUND(RAND());1;-1)" office:value-type="float" office:value="10" calcext:value-type="float">
            <text:p>10</text:p>
          </table:covered-table-cell>
          <table:covered-table-cell table:number-columns-repeated="4" table:style-name="ce15"/>
          <table:table-cell table:number-columns-repeated="7"/>
          <table:table-cell table:formula="of:=RANK([.AE9];[.AE1:.AE10])+2" office:value-type="float" office:value="12" calcext:value-type="float">
            <text:p>12</text:p>
          </table:table-cell>
          <table:table-cell table:style-name="ce81" table:formula="of:=RAND()" office:value-type="float" office:value="0.0836943209439238" calcext:value-type="float">
            <text:p>0,083694320943924</text:p>
          </table:table-cell>
          <table:table-cell table:number-columns-repeated="2"/>
          <table:table-cell table:formula="of:=RANK([.AI9];[.AI1:.AI10])" office:value-type="float" office:value="3" calcext:value-type="float">
            <text:p>3</text:p>
          </table:table-cell>
          <table:table-cell table:style-name="ce81" table:formula="of:=RAND()" office:value-type="float" office:value="0.826696963054609" calcext:value-type="float">
            <text:p>0,826696963054609</text:p>
          </table:table-cell>
          <table:table-cell table:number-columns-repeated="989"/>
        </table:table-row>
        <table:table-row table:style-name="ro4">
          <table:table-cell table:number-columns-repeated="29"/>
          <table:table-cell table:formula="of:=RANK([.AE10];[.AE1:.AE10])+2" office:value-type="float" office:value="7" calcext:value-type="float">
            <text:p>7</text:p>
          </table:table-cell>
          <table:table-cell table:style-name="ce81" table:formula="of:=RAND()" office:value-type="float" office:value="0.432423719869744" calcext:value-type="float">
            <text:p>0,432423719869744</text:p>
          </table:table-cell>
          <table:table-cell table:number-columns-repeated="2"/>
          <table:table-cell table:formula="of:=RANK([.AI10];[.AI1:.AI10])" office:value-type="float" office:value="4" calcext:value-type="float">
            <text:p>4</text:p>
          </table:table-cell>
          <table:table-cell table:style-name="ce81" table:formula="of:=RAND()" office:value-type="float" office:value="0.800721812335535" calcext:value-type="float">
            <text:p>0,800721812335535</text:p>
          </table:table-cell>
          <table:table-cell table:number-columns-repeated="989"/>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11"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number-columns-repeated="3"/>
          <table:covered-table-cell table:style-name="ce78"/>
          <table:table-cell table:style-name="ce21" office:value-type="string" calcext:value-type="string">
            <text:p>AB</text:p>
          </table:table-cell>
          <table:table-cell table:style-name="ce23" table:number-columns-repeated="3"/>
          <table:table-cell table:number-columns-repeated="4"/>
          <table:table-cell table:formula="of:=RANK([.AE12];[.AE12:.AE21])+2" office:value-type="float" office:value="6" calcext:value-type="float">
            <text:p>6</text:p>
          </table:table-cell>
          <table:table-cell table:style-name="ce81" table:formula="of:=RAND()" office:value-type="float" office:value="0.558088743997442" calcext:value-type="float">
            <text:p>0,558088743997442</text:p>
          </table:table-cell>
          <table:table-cell table:number-columns-repeated="2"/>
          <table:table-cell table:formula="of:=RANK([.AI12];[.AI12:.AI21])" office:value-type="float" office:value="3" calcext:value-type="float">
            <text:p>3</text:p>
          </table:table-cell>
          <table:table-cell table:style-name="ce81" table:formula="of:=RAND()" office:value-type="float" office:value="0.693656470224642" calcext:value-type="float">
            <text:p>0,693656470224642</text:p>
          </table:table-cell>
          <table:table-cell table:number-columns-repeated="989"/>
        </table:table-row>
        <table:table-row table:style-name="ro2">
          <table:covered-table-cell table:number-columns-repeated="2"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8" table:number-rows-spanned="1">
            <text:p>Prénom :</text:p>
          </table:table-cell>
          <table:covered-table-cell table:style-name="ce131"/>
          <table:covered-table-cell table:number-columns-repeated="5" table:style-name="ce132"/>
          <table:covered-table-cell table:style-name="ce131"/>
          <table:table-cell table:style-name="ce54" office:value-type="string" calcext:value-type="string" table:number-columns-spanned="5" table:number-rows-spanned="1">
            <text:p>Classe :</text:p>
          </table:table-cell>
          <table:covered-table-cell table:number-columns-repeated="3"/>
          <table:covered-table-cell table:style-name="ce79"/>
          <table:table-cell table:style-name="ce22" table:formula="of:=[.$V$2]" office:value-type="string" office:string-value="v1978" calcext:value-type="string">
            <text:p>v1978</text:p>
          </table:table-cell>
          <table:table-cell/>
          <table:table-cell table:style-name="ce25" office:value-type="string" calcext:value-type="string" table:number-columns-spanned="5" table:number-rows-spanned="1">
            <text:p>Correction CEINTURE BLEUE 2</text:p>
          </table:table-cell>
          <table:covered-table-cell table:style-name="ce28"/>
          <table:covered-table-cell table:number-columns-repeated="2" table:style-name="ce30"/>
          <table:covered-table-cell table:style-name="ce31"/>
          <table:table-cell/>
          <table:table-cell table:formula="of:=RANK([.AE13];[.AE12:.AE21])+2" office:value-type="float" office:value="5" calcext:value-type="float">
            <text:p>5</text:p>
          </table:table-cell>
          <table:table-cell table:style-name="ce81" table:formula="of:=RAND()" office:value-type="float" office:value="0.757851730959789" calcext:value-type="float">
            <text:p>0,757851730959789</text:p>
          </table:table-cell>
          <table:table-cell table:number-columns-repeated="2"/>
          <table:table-cell table:formula="of:=RANK([.AI13];[.AI12:.AI21])" office:value-type="float" office:value="7" calcext:value-type="float">
            <text:p>7</text:p>
          </table:table-cell>
          <table:table-cell table:style-name="ce81" table:formula="of:=RAND()" office:value-type="float" office:value="0.435785411347472" calcext:value-type="float">
            <text:p>0,435785411347472</text:p>
          </table:table-cell>
          <table:table-cell table:number-columns-repeated="989"/>
        </table:table-row>
        <table:table-row table:style-name="ro3">
          <table:table-cell table:style-name="ce55" office:value-type="string" calcext:value-type="string" table:number-columns-spanned="4" table:number-rows-spanned="1">
            <text:p>Division euclidienne</text:p>
          </table:table-cell>
          <table:covered-table-cell table:number-columns-repeated="3" table:style-name="ce38"/>
          <table:table-cell table:style-name="ce55" office:value-type="string" calcext:value-type="string" table:number-columns-spanned="4" table:number-rows-spanned="1">
            <text:p>Conversion heures</text:p>
          </table:table-cell>
          <table:covered-table-cell table:number-columns-repeated="3" table:style-name="ce38"/>
          <table:table-cell table:style-name="ce55"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55" office:value-type="string" calcext:value-type="string" table:number-columns-spanned="6" table:number-rows-spanned="1">
            <text:p>Puissance d’un nombre</text:p>
          </table:table-cell>
          <table:covered-table-cell table:number-columns-repeated="5"/>
          <table:table-cell table:style-name="ce81"/>
          <table:table-cell table:style-name="ce82" office:value-type="string" calcext:value-type="string">
            <text:p>3<text:span text:style-name="T2">e</text:span></text:p>
          </table:table-cell>
          <table:table-cell table:style-name="ce87" table:formula="of:=[.V12]" office:value-type="string" office:string-value="AB" calcext:value-type="string">
            <text:p>AB</text:p>
          </table:table-cell>
          <table:table-cell table:style-name="ce29" table:number-columns-repeated="2"/>
          <table:table-cell table:style-name="ce144" table:formula="of:=[.V13]" office:value-type="string" office:string-value="v1978" calcext:value-type="string">
            <text:p>v1978</text:p>
          </table:table-cell>
          <table:table-cell table:style-name="ce81"/>
          <table:table-cell table:formula="of:=RANK([.AE14];[.AE12:.AE21])+2" office:value-type="float" office:value="3" calcext:value-type="float">
            <text:p>3</text:p>
          </table:table-cell>
          <table:table-cell table:style-name="ce81" table:formula="of:=RAND()" office:value-type="float" office:value="0.960163473191157" calcext:value-type="float">
            <text:p>0,960163473191157</text:p>
          </table:table-cell>
          <table:table-cell table:style-name="ce81" table:formula="of:=RANK([.AG14];[.AG14:.AG19])" office:value-type="float" office:value="1" calcext:value-type="float">
            <text:p>1</text:p>
          </table:table-cell>
          <table:table-cell table:style-name="ce81" table:formula="of:=RAND()" office:value-type="float" office:value="0.755207417553372" calcext:value-type="float">
            <text:p>0,755207417553372</text:p>
          </table:table-cell>
          <table:table-cell table:formula="of:=RANK([.AI14];[.AI12:.AI21])" office:value-type="float" office:value="1" calcext:value-type="float">
            <text:p>1</text:p>
          </table:table-cell>
          <table:table-cell table:style-name="ce81" table:formula="of:=RAND()" office:value-type="float" office:value="0.920674291871716" calcext:value-type="float">
            <text:p>0,920674291871716</text:p>
          </table:table-cell>
          <table:table-cell table:number-columns-repeated="989"/>
        </table:table-row>
        <table:table-row table:style-name="ro3">
          <table:table-cell table:style-name="ce4" table:formula="of:=IF([.AF15]=1;RANDBETWEEN(11;13);IF([.AF15]=2;RANDBETWEEN(14;18);IF([.AF15]=3;RANDBETWEEN(19;21);IF([.AF15]=4;RANDBETWEEN(22;24);IF([.AF15]=5;RANDBETWEEN(25;27);RANDBETWEEN(28;30))))))" office:value-type="float" office:value="21" calcext:value-type="float">
            <text:p>21</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5"/>R=</text:p>
          </table:table-cell>
          <table:table-cell table:style-name="ce51" table:formula="of:=RANDBETWEEN(1;10)" office:value-type="float" office:value="1" calcext:value-type="float">
            <text:p>1</text:p>
          </table:table-cell>
          <table:table-cell table:style-name="ce150" office:value-type="string" calcext:value-type="string">
            <text:p>h</text:p>
          </table:table-cell>
          <table:table-cell table:style-name="ce176" table:formula="of:=IF([.AF15]=1;RANDBETWEEN(1;2);IF([.AF15]=2;RANDBETWEEN(3;4);IF([.AF15]=3;5;IF([.AF15]=4;RANDBETWEEN(6;7);IF([.AF15]=5;8;9)))))*6" office:value-type="float" office:value="30" calcext:value-type="float">
            <text:p>30</text:p>
          </table:table-cell>
          <table:table-cell table:style-name="ce42" office:value-type="string" calcext:value-type="string">
            <text:p>min = <text:s text:c="8"/>h</text:p>
          </table:table-cell>
          <table:table-cell table:style-name="ce177" table:formula="of:=RANDBETWEEN(2;30)" office:value-type="float" office:value="11" calcext:value-type="float">
            <text:p>11</text:p>
          </table:table-cell>
          <table:table-cell table:style-name="ce40" office:value-type="string" calcext:value-type="string">
            <text:p>;</text:p>
          </table:table-cell>
          <table:table-cell table:style-name="ce40" table:formula="of:=RANDBETWEEN(2;30)" office:value-type="float" office:value="5" calcext:value-type="float">
            <text:p>5</text:p>
          </table:table-cell>
          <table:table-cell table:style-name="ce40" office:value-type="string" calcext:value-type="string">
            <text:p>;</text:p>
          </table:table-cell>
          <table:table-cell table:style-name="ce40" table:formula="of:=RANDBETWEEN(1;10)*3-MOD([.I15]+[.K15];3)" office:value-type="float" office:value="29" calcext:value-type="float">
            <text:p>29</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12" calcext:value-type="float">
            <text:p>12</text:p>
          </table:table-cell>
          <table:table-cell table:style-name="ce113" table:formula="of:=([.AD15]-2)*IF(ROUND(RAND());1;-1)" office:value-type="float" office:value="-7" calcext:value-type="float">
            <text:p>-7</text:p>
          </table:table-cell>
          <table:table-cell table:style-name="ce40" office:value-type="string" calcext:value-type="string">
            <text:p>÷</text:p>
          </table:table-cell>
          <table:table-cell table:style-name="ce40" table:formula="of:=[.Q15]" office:value-type="float" office:value="12" calcext:value-type="float">
            <text:p>12</text:p>
          </table:table-cell>
          <table:table-cell table:style-name="ce113" table:formula="of:=[.AH15]*IF(ROUND(RAND());1;-1)" office:value-type="float" office:value="-5" calcext:value-type="float">
            <text:p>-5</text:p>
          </table:table-cell>
          <table:table-cell table:style-name="ce172" office:value-type="string" calcext:value-type="string">
            <text:p>=</text:p>
          </table:table-cell>
          <table:table-cell/>
          <table:table-cell table:style-name="ce57" table:formula="of:=&quot;Q=&quot;&amp;QUOTIENT([.A15];[.C15])&amp;&quot;  R=&quot;&amp;MOD([.A15];[.C15])" office:value-type="string" office:string-value="Q=4  R=1" calcext:value-type="string">
            <text:p>Q=4 <text:s/>R=1</text:p>
          </table:table-cell>
          <table:table-cell table:style-name="ce147" table:formula="of:=[.E15]+[.G15]/60&amp;&quot; h&quot;" office:value-type="string" office:string-value="1,5 h" calcext:value-type="string">
            <text:p>1,5 h</text:p>
          </table:table-cell>
          <table:table-cell table:style-name="ce181" table:formula="of:=&quot;e=&quot;&amp;(MAX([.I15];[.K15];[.M15];[.O15])-MIN([.I15];[.K15];[.M15];[.O15]))&amp;&quot;  m=&quot;&amp;MEDIAN([.I15];[.K15];[.M15];[.O15])&amp;&quot;  x=&quot;&amp;ROUND(AVERAGE([.I15];[.K15];[.M15];[.O15]);1)" office:value-type="string" office:string-value="e=24  m=11  x=15" calcext:value-type="string">
            <text:p>e=24 <text:s/>m=11 <text:s/>x=15</text:p>
          </table:table-cell>
          <table:table-cell table:style-name="ce170" table:formula="of:=[.Q15]" office:value-type="float" office:value="12" calcext:value-type="float">
            <text:p>12</text:p>
          </table:table-cell>
          <table:table-cell table:style-name="ce183" table:formula="of:=[.R15]-[.U15]" office:value-type="float" office:value="-2" calcext:value-type="float">
            <text:p>-2</text:p>
          </table:table-cell>
          <table:table-cell/>
          <table:table-cell table:formula="of:=RANK([.AE15];[.AE12:.AE21])+2" office:value-type="float" office:value="9" calcext:value-type="float">
            <text:p>9</text:p>
          </table:table-cell>
          <table:table-cell table:style-name="ce81" table:formula="of:=RAND()" office:value-type="float" office:value="0.342586240951959" calcext:value-type="float">
            <text:p>0,342586240951959</text:p>
          </table:table-cell>
          <table:table-cell table:formula="of:=RANK([.AG15];[.AG14:.AG19])" office:value-type="float" office:value="3" calcext:value-type="float">
            <text:p>3</text:p>
          </table:table-cell>
          <table:table-cell table:style-name="ce81" table:formula="of:=RAND()" office:value-type="float" office:value="0.522301560808489" calcext:value-type="float">
            <text:p>0,522301560808489</text:p>
          </table:table-cell>
          <table:table-cell table:formula="of:=RANK([.AI15];[.AI12:.AI21])" office:value-type="float" office:value="5" calcext:value-type="float">
            <text:p>5</text:p>
          </table:table-cell>
          <table:table-cell table:style-name="ce81" table:formula="of:=RAND()" office:value-type="float" office:value="0.537500696649716" calcext:value-type="float">
            <text:p>0,537500696649716</text:p>
          </table:table-cell>
          <table:table-cell table:number-columns-repeated="989"/>
        </table:table-row>
        <table:table-row table:style-name="ro3">
          <table:table-cell table:style-name="ce4" table:formula="of:=IF([.AF16]=1;RANDBETWEEN(11;13);IF([.AF16]=2;RANDBETWEEN(14;18);IF([.AF16]=3;RANDBETWEEN(19;21);IF([.AF16]=4;RANDBETWEEN(22;24);IF([.AF16]=5;RANDBETWEEN(25;27);RANDBETWEEN(28;30))))))" office:value-type="float" office:value="28" calcext:value-type="float">
            <text:p>28</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5"/>R=</text:p>
          </table:table-cell>
          <table:table-cell table:style-name="ce51" table:formula="of:=RANDBETWEEN(1;10)" office:value-type="float" office:value="8" calcext:value-type="float">
            <text:p>8</text:p>
          </table:table-cell>
          <table:table-cell table:style-name="ce150" office:value-type="string" calcext:value-type="string">
            <text:p>h</text:p>
          </table:table-cell>
          <table:table-cell table:style-name="ce176" table:formula="of:=IF([.AF16]=1;RANDBETWEEN(1;2);IF([.AF16]=2;RANDBETWEEN(3;4);IF([.AF16]=3;5;IF([.AF16]=4;RANDBETWEEN(6;7);IF([.AF16]=5;8;9)))))*6" office:value-type="float" office:value="54" calcext:value-type="float">
            <text:p>54</text:p>
          </table:table-cell>
          <table:table-cell table:style-name="ce42" office:value-type="string" calcext:value-type="string">
            <text:p>min = <text:s text:c="8"/>h</text:p>
          </table:table-cell>
          <table:table-cell table:style-name="ce177" table:formula="of:=RANDBETWEEN(2;30)" office:value-type="float" office:value="14" calcext:value-type="float">
            <text:p>14</text:p>
          </table:table-cell>
          <table:table-cell table:style-name="ce40" office:value-type="string" calcext:value-type="string">
            <text:p>;</text:p>
          </table:table-cell>
          <table:table-cell table:style-name="ce40" table:formula="of:=RANDBETWEEN(2;30)" office:value-type="float" office:value="12" calcext:value-type="float">
            <text:p>12</text:p>
          </table:table-cell>
          <table:table-cell table:style-name="ce40" office:value-type="string" calcext:value-type="string">
            <text:p>;</text:p>
          </table:table-cell>
          <table:table-cell table:style-name="ce40" table:formula="of:=RANDBETWEEN(1;10)*3-MOD([.I16]+[.K16];3)" office:value-type="float" office:value="7" calcext:value-type="float">
            <text:p>7</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8" calcext:value-type="float">
            <text:p>8</text:p>
          </table:table-cell>
          <table:table-cell table:style-name="ce113" table:formula="of:=([.AD16]-2)*IF(ROUND(RAND());1;-1)" office:value-type="float" office:value="-9" calcext:value-type="float">
            <text:p>-9</text:p>
          </table:table-cell>
          <table:table-cell table:style-name="ce40" office:value-type="string" calcext:value-type="string">
            <text:p>÷</text:p>
          </table:table-cell>
          <table:table-cell table:style-name="ce40" table:formula="of:=[.Q16]" office:value-type="float" office:value="8" calcext:value-type="float">
            <text:p>8</text:p>
          </table:table-cell>
          <table:table-cell table:style-name="ce113" table:formula="of:=[.AH16]*IF(ROUND(RAND());1;-1)" office:value-type="float" office:value="6" calcext:value-type="float">
            <text:p>6</text:p>
          </table:table-cell>
          <table:table-cell table:style-name="ce172" office:value-type="string" calcext:value-type="string">
            <text:p>=</text:p>
          </table:table-cell>
          <table:table-cell/>
          <table:table-cell table:style-name="ce57" table:formula="of:=&quot;Q=&quot;&amp;QUOTIENT([.A16];[.C16])&amp;&quot;  R=&quot;&amp;MOD([.A16];[.C16])" office:value-type="string" office:string-value="Q=9  R=1" calcext:value-type="string">
            <text:p>Q=9 <text:s/>R=1</text:p>
          </table:table-cell>
          <table:table-cell table:style-name="ce147" table:formula="of:=[.E16]+[.G16]/60&amp;&quot; h&quot;" office:value-type="string" office:string-value="8,9 h" calcext:value-type="string">
            <text:p>8,9 h</text:p>
          </table:table-cell>
          <table:table-cell table:style-name="ce181" table:formula="of:=&quot;e=&quot;&amp;(MAX([.I16];[.K16];[.M16];[.O16])-MIN([.I16];[.K16];[.M16];[.O16]))&amp;&quot;  m=&quot;&amp;MEDIAN([.I16];[.K16];[.M16];[.O16])&amp;&quot;  x=&quot;&amp;ROUND(AVERAGE([.I16];[.K16];[.M16];[.O16]);1)" office:value-type="string" office:string-value="e=7  m=12  x=11" calcext:value-type="string">
            <text:p>e=7 <text:s/>m=12 <text:s/>x=11</text:p>
          </table:table-cell>
          <table:table-cell table:style-name="ce170" table:formula="of:=[.Q16]" office:value-type="float" office:value="8" calcext:value-type="float">
            <text:p>8</text:p>
          </table:table-cell>
          <table:table-cell table:style-name="ce183" table:formula="of:=[.R16]-[.U16]" office:value-type="float" office:value="-15" calcext:value-type="float">
            <text:p>-15</text:p>
          </table:table-cell>
          <table:table-cell/>
          <table:table-cell table:formula="of:=RANK([.AE16];[.AE12:.AE21])+2" office:value-type="float" office:value="11" calcext:value-type="float">
            <text:p>11</text:p>
          </table:table-cell>
          <table:table-cell table:style-name="ce81" table:formula="of:=RAND()" office:value-type="float" office:value="0.15788182592184" calcext:value-type="float">
            <text:p>0,15788182592184</text:p>
          </table:table-cell>
          <table:table-cell table:formula="of:=RANK([.AG16];[.AG14:.AG19])" office:value-type="float" office:value="6" calcext:value-type="float">
            <text:p>6</text:p>
          </table:table-cell>
          <table:table-cell table:style-name="ce81" table:formula="of:=RAND()" office:value-type="float" office:value="0.113582370578088" calcext:value-type="float">
            <text:p>0,113582370578088</text:p>
          </table:table-cell>
          <table:table-cell table:formula="of:=RANK([.AI16];[.AI12:.AI21])" office:value-type="float" office:value="6" calcext:value-type="float">
            <text:p>6</text:p>
          </table:table-cell>
          <table:table-cell table:style-name="ce81" table:formula="of:=RAND()" office:value-type="float" office:value="0.476879709921033" calcext:value-type="float">
            <text:p>0,476879709921033</text:p>
          </table:table-cell>
          <table:table-cell table:number-columns-repeated="989"/>
        </table:table-row>
        <table:table-row table:style-name="ro3">
          <table:table-cell table:style-name="ce4" table:formula="of:=IF([.AF17]=1;RANDBETWEEN(11;13);IF([.AF17]=2;RANDBETWEEN(14;18);IF([.AF17]=3;RANDBETWEEN(19;21);IF([.AF17]=4;RANDBETWEEN(22;24);IF([.AF17]=5;RANDBETWEEN(25;27);RANDBETWEEN(28;30))))))" office:value-type="float" office:value="18" calcext:value-type="float">
            <text:p>18</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5"/>R=</text:p>
          </table:table-cell>
          <table:table-cell table:style-name="ce51" table:formula="of:==IF([.AF17]=1;RANDBETWEEN(11;25);IF([.AF17]=2;RANDBETWEEN(26;40);IF([.AF17]=3;RANDBETWEEN(41;55);IF([.AF17]=4;RANDBETWEEN(56;70);IF([.AF17]=5;RANDBETWEEN(71;85);RANDBETWEEN(86;99))))))/10" office:value-type="float" office:value="3.4" calcext:value-type="float">
            <text:p>3,4</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16" calcext:value-type="float">
            <text:p>16</text:p>
          </table:table-cell>
          <table:table-cell table:style-name="ce40" office:value-type="string" calcext:value-type="string">
            <text:p>;</text:p>
          </table:table-cell>
          <table:table-cell table:style-name="ce40" table:formula="of:=RANDBETWEEN(2;30)" office:value-type="float" office:value="17" calcext:value-type="float">
            <text:p>17</text:p>
          </table:table-cell>
          <table:table-cell table:style-name="ce40" office:value-type="string" calcext:value-type="string">
            <text:p>;</text:p>
          </table:table-cell>
          <table:table-cell table:style-name="ce40" table:formula="of:=RANDBETWEEN(1;8)*4-MOD([.I17]+[.K17]+[.O17];4)" office:value-type="float" office:value="12" calcext:value-type="float">
            <text:p>12</text:p>
          </table:table-cell>
          <table:table-cell table:style-name="ce40" office:value-type="string" calcext:value-type="string">
            <text:p>;</text:p>
          </table:table-cell>
          <table:table-cell table:style-name="ce40" table:formula="of:=RANDBETWEEN(2;30)" office:value-type="float" office:value="19" calcext:value-type="float">
            <text:p>19</text:p>
          </table:table-cell>
          <table:table-cell table:style-name="ce56" office:value-type="string" calcext:value-type="string">
            <text:p>e=     m=       <text:span text:style-name="T11">x</text:span>=</text:p>
          </table:table-cell>
          <table:table-cell table:style-name="ce51" table:formula="of:=RANDBETWEEN(2;13)" office:value-type="float" office:value="3" calcext:value-type="float">
            <text:p>3</text:p>
          </table:table-cell>
          <table:table-cell table:style-name="ce113" table:formula="of:=([.AD17]-2)*IF(ROUND(RAND());1;-1)" office:value-type="float" office:value="-6" calcext:value-type="float">
            <text:p>-6</text:p>
          </table:table-cell>
          <table:table-cell table:style-name="ce40" office:value-type="string" calcext:value-type="string">
            <text:p>÷</text:p>
          </table:table-cell>
          <table:table-cell table:style-name="ce40" table:formula="of:=[.Q17]" office:value-type="float" office:value="3" calcext:value-type="float">
            <text:p>3</text:p>
          </table:table-cell>
          <table:table-cell table:style-name="ce113" table:formula="of:=[.AH17]*IF(ROUND(RAND());1;-1)" office:value-type="float" office:value="-9" calcext:value-type="float">
            <text:p>-9</text:p>
          </table:table-cell>
          <table:table-cell table:style-name="ce172" office:value-type="string" calcext:value-type="string">
            <text:p>=</text:p>
          </table:table-cell>
          <table:table-cell/>
          <table:table-cell table:style-name="ce57" table:formula="of:=&quot;Q=&quot;&amp;QUOTIENT([.A17];[.C17])&amp;&quot;  R=&quot;&amp;MOD([.A17];[.C17])" office:value-type="string" office:string-value="Q=6  R=0" calcext:value-type="string">
            <text:p>Q=6 <text:s/>R=0</text:p>
          </table:table-cell>
          <table:table-cell table:style-name="ce147" table:formula="of:=INT([.E17])&amp;&quot;h &quot;&amp;ROUND(([.E17]-INT([.E17]))*60)&amp;&quot;min&quot;" office:value-type="string" office:string-value="3h 24min" calcext:value-type="string">
            <text:p>3h 24min</text:p>
          </table:table-cell>
          <table:table-cell table:style-name="ce181" table:formula="of:=&quot;e=&quot;&amp;(MAX([.I17];[.K17];[.M17];[.O17])-MIN([.I17];[.K17];[.M17];[.O17]))&amp;&quot;  m=&quot;&amp;MEDIAN([.I17];[.K17];[.M17];[.O17])&amp;&quot;  x=&quot;&amp;ROUND(AVERAGE([.I17];[.K17];[.M17];[.O17]);1)" office:value-type="string" office:string-value="e=7  m=16,5  x=16" calcext:value-type="string">
            <text:p>e=7 <text:s/>m=16,5 <text:s/>x=16</text:p>
          </table:table-cell>
          <table:table-cell table:style-name="ce170" table:formula="of:=[.Q17]" office:value-type="float" office:value="3" calcext:value-type="float">
            <text:p>3</text:p>
          </table:table-cell>
          <table:table-cell table:style-name="ce183" table:formula="of:=[.R17]-[.U17]" office:value-type="float" office:value="3" calcext:value-type="float">
            <text:p>3</text:p>
          </table:table-cell>
          <table:table-cell/>
          <table:table-cell table:formula="of:=RANK([.AE17];[.AE12:.AE21])+2" office:value-type="float" office:value="8" calcext:value-type="float">
            <text:p>8</text:p>
          </table:table-cell>
          <table:table-cell table:style-name="ce81" table:formula="of:=RAND()" office:value-type="float" office:value="0.518288854915993" calcext:value-type="float">
            <text:p>0,518288854915993</text:p>
          </table:table-cell>
          <table:table-cell table:formula="of:=RANK([.AG17];[.AG14:.AG19])" office:value-type="float" office:value="2" calcext:value-type="float">
            <text:p>2</text:p>
          </table:table-cell>
          <table:table-cell table:style-name="ce81" table:formula="of:=RAND()" office:value-type="float" office:value="0.564577647465582" calcext:value-type="float">
            <text:p>0,564577647465582</text:p>
          </table:table-cell>
          <table:table-cell table:formula="of:=RANK([.AI17];[.AI12:.AI21])" office:value-type="float" office:value="9" calcext:value-type="float">
            <text:p>9</text:p>
          </table:table-cell>
          <table:table-cell table:style-name="ce81" table:formula="of:=RAND()" office:value-type="float" office:value="0.120967774115035" calcext:value-type="float">
            <text:p>0,120967774115035</text:p>
          </table:table-cell>
          <table:table-cell table:number-columns-repeated="989"/>
        </table:table-row>
        <table:table-row table:style-name="ro3">
          <table:table-cell table:style-name="ce4" table:formula="of:=IF([.AF18]=1;RANDBETWEEN(11;13);IF([.AF18]=2;RANDBETWEEN(14;18);IF([.AF18]=3;RANDBETWEEN(19;21);IF([.AF18]=4;RANDBETWEEN(22;24);IF([.AF18]=5;RANDBETWEEN(25;27);RANDBETWEEN(28;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5"/>R=</text:p>
          </table:table-cell>
          <table:table-cell table:style-name="ce51" table:formula="of:==IF([.AF18]=1;RANDBETWEEN(11;25);IF([.AF18]=2;RANDBETWEEN(26;40);IF([.AF18]=3;RANDBETWEEN(41;55);IF([.AF18]=4;RANDBETWEEN(56;70);IF([.AF18]=5;RANDBETWEEN(71;85);RANDBETWEEN(86;99))))))/10" office:value-type="float" office:value="5.9" calcext:value-type="float">
            <text:p>5,9</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6" calcext:value-type="float">
            <text:p>6</text:p>
          </table:table-cell>
          <table:table-cell table:style-name="ce40" office:value-type="string" calcext:value-type="string">
            <text:p>;</text:p>
          </table:table-cell>
          <table:table-cell table:style-name="ce40" table:formula="of:=RANDBETWEEN(2;30)" office:value-type="float" office:value="30" calcext:value-type="float">
            <text:p>30</text:p>
          </table:table-cell>
          <table:table-cell table:style-name="ce40" office:value-type="string" calcext:value-type="string">
            <text:p>;</text:p>
          </table:table-cell>
          <table:table-cell table:style-name="ce40" table:formula="of:=RANDBETWEEN(2;30)" office:value-type="float" office:value="25" calcext:value-type="float">
            <text:p>25</text:p>
          </table:table-cell>
          <table:table-cell table:style-name="ce40" office:value-type="string" calcext:value-type="string">
            <text:p>;</text:p>
          </table:table-cell>
          <table:table-cell table:style-name="ce40" table:formula="of:=RANDBETWEEN(1;8)*4-MOD([.I18]+[.K18]+[.M18];4)" office:value-type="float" office:value="31" calcext:value-type="float">
            <text:p>31</text:p>
          </table:table-cell>
          <table:table-cell table:style-name="ce56" office:value-type="string" calcext:value-type="string">
            <text:p>e=     m=       <text:span text:style-name="T11">x</text:span>=</text:p>
          </table:table-cell>
          <table:table-cell table:style-name="ce51" table:formula="of:=RANDBETWEEN(2;13)" office:value-type="float" office:value="12" calcext:value-type="float">
            <text:p>12</text:p>
          </table:table-cell>
          <table:table-cell table:style-name="ce113" table:formula="of:=([.AD18]-2)*IF(ROUND(RAND());1;-1)" office:value-type="float" office:value="5" calcext:value-type="float">
            <text:p>5</text:p>
          </table:table-cell>
          <table:table-cell table:style-name="ce40" office:value-type="string" calcext:value-type="string">
            <text:p>÷</text:p>
          </table:table-cell>
          <table:table-cell table:style-name="ce40" table:formula="of:=[.Q18]" office:value-type="float" office:value="12" calcext:value-type="float">
            <text:p>12</text:p>
          </table:table-cell>
          <table:table-cell table:style-name="ce113" table:formula="of:=[.AH18]*IF(ROUND(RAND());1;-1)" office:value-type="float" office:value="-10" calcext:value-type="float">
            <text:p>-10</text:p>
          </table:table-cell>
          <table:table-cell table:style-name="ce172" office:value-type="string" calcext:value-type="string">
            <text:p>=</text:p>
          </table:table-cell>
          <table:table-cell/>
          <table:table-cell table:style-name="ce57" table:formula="of:=&quot;Q=&quot;&amp;QUOTIENT([.A18];[.C18])&amp;&quot;  R=&quot;&amp;MOD([.A18];[.C18])" office:value-type="string" office:string-value="Q=2  R=5" calcext:value-type="string">
            <text:p>Q=2 <text:s/>R=5</text:p>
          </table:table-cell>
          <table:table-cell table:style-name="ce147" table:formula="of:=INT([.E18])&amp;&quot;h &quot;&amp;ROUND(([.E18]-INT([.E18]))*60)&amp;&quot;min&quot;" office:value-type="string" office:string-value="5h 54min" calcext:value-type="string">
            <text:p>5h 54min</text:p>
          </table:table-cell>
          <table:table-cell table:style-name="ce181" table:formula="of:=&quot;e=&quot;&amp;(MAX([.I18];[.K18];[.M18];[.O18])-MIN([.I18];[.K18];[.M18];[.O18]))&amp;&quot;  m=&quot;&amp;MEDIAN([.I18];[.K18];[.M18];[.O18])&amp;&quot;  x=&quot;&amp;ROUND(AVERAGE([.I18];[.K18];[.M18];[.O18]);1)" office:value-type="string" office:string-value="e=25  m=27,5  x=23" calcext:value-type="string">
            <text:p>e=25 <text:s/>m=27,5 <text:s/>x=23</text:p>
          </table:table-cell>
          <table:table-cell table:style-name="ce170" table:formula="of:=[.Q18]" office:value-type="float" office:value="12" calcext:value-type="float">
            <text:p>12</text:p>
          </table:table-cell>
          <table:table-cell table:style-name="ce183" table:formula="of:=[.R18]-[.U18]" office:value-type="float" office:value="15" calcext:value-type="float">
            <text:p>15</text:p>
          </table:table-cell>
          <table:table-cell/>
          <table:table-cell table:formula="of:=RANK([.AE18];[.AE12:.AE21])+2" office:value-type="float" office:value="7" calcext:value-type="float">
            <text:p>7</text:p>
          </table:table-cell>
          <table:table-cell table:style-name="ce81" table:formula="of:=RAND()" office:value-type="float" office:value="0.518538296782958" calcext:value-type="float">
            <text:p>0,518538296782958</text:p>
          </table:table-cell>
          <table:table-cell table:formula="of:=RANK([.AG18];[.AG14:.AG19])" office:value-type="float" office:value="4" calcext:value-type="float">
            <text:p>4</text:p>
          </table:table-cell>
          <table:table-cell table:style-name="ce81" table:formula="of:=RAND()" office:value-type="float" office:value="0.519001760303102" calcext:value-type="float">
            <text:p>0,519001760303102</text:p>
          </table:table-cell>
          <table:table-cell table:formula="of:=RANK([.AI18];[.AI12:.AI21])" office:value-type="float" office:value="10" calcext:value-type="float">
            <text:p>10</text:p>
          </table:table-cell>
          <table:table-cell table:style-name="ce81" table:formula="of:=RAND()" office:value-type="float" office:value="0.00585816697785699" calcext:value-type="float">
            <text:p>0,005858166977857</text:p>
          </table:table-cell>
          <table:table-cell table:number-columns-repeated="989"/>
        </table:table-row>
        <table:table-row table:style-name="ro3">
          <table:table-cell table:style-name="ce4" table:formula="of:=IF([.AF19]=1;RANDBETWEEN(11;13);IF([.AF19]=2;RANDBETWEEN(14;18);IF([.AF19]=3;RANDBETWEEN(19;21);IF([.AF19]=4;RANDBETWEEN(22;24);IF([.AF19]=5;RANDBETWEEN(25;27);RANDBETWEEN(28;30))))))" office:value-type="float" office:value="26" calcext:value-type="float">
            <text:p>26</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5"/>R=</text:p>
          </table:table-cell>
          <table:table-cell table:style-name="ce51" table:formula="of:==IF([.AF19]=1;RANDBETWEEN(11;25);IF([.AF19]=2;RANDBETWEEN(26;40);IF([.AF19]=3;RANDBETWEEN(41;55);IF([.AF19]=4;RANDBETWEEN(56;70);IF([.AF19]=5;RANDBETWEEN(71;85);RANDBETWEEN(86;99))))))/10" office:value-type="float" office:value="7.3" calcext:value-type="float">
            <text:p>7,3</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1;8)*4-MOD([.O19]+[.M19]+[.K19];4)" office:value-type="float" office:value="31" calcext:value-type="float">
            <text:p>31</text:p>
          </table:table-cell>
          <table:table-cell table:style-name="ce40" office:value-type="string" calcext:value-type="string">
            <text:p>;</text:p>
          </table:table-cell>
          <table:table-cell table:style-name="ce40" table:formula="of:=RANDBETWEEN(2;30)" office:value-type="float" office:value="16" calcext:value-type="float">
            <text:p>16</text:p>
          </table:table-cell>
          <table:table-cell table:style-name="ce40" office:value-type="string" calcext:value-type="string">
            <text:p>;</text:p>
          </table:table-cell>
          <table:table-cell table:style-name="ce40" table:formula="of:=RANDBETWEEN(2;30)" office:value-type="float" office:value="24" calcext:value-type="float">
            <text:p>24</text:p>
          </table:table-cell>
          <table:table-cell table:style-name="ce40" office:value-type="string" calcext:value-type="string">
            <text:p>;</text:p>
          </table:table-cell>
          <table:table-cell table:style-name="ce40" table:formula="of:=RANDBETWEEN(2;30)" office:value-type="float" office:value="25" calcext:value-type="float">
            <text:p>25</text:p>
          </table:table-cell>
          <table:table-cell table:style-name="ce56" office:value-type="string" calcext:value-type="string">
            <text:p>e=     m=       <text:span text:style-name="T11">x</text:span>=</text:p>
          </table:table-cell>
          <table:table-cell table:style-name="ce51" table:formula="of:=RANDBETWEEN(2;13)" office:value-type="float" office:value="13" calcext:value-type="float">
            <text:p>13</text:p>
          </table:table-cell>
          <table:table-cell table:style-name="ce113" table:formula="of:=([.AD19]-2)*IF(ROUND(RAND());1;-1)" office:value-type="float" office:value="-2" calcext:value-type="float">
            <text:p>-2</text:p>
          </table:table-cell>
          <table:table-cell table:style-name="ce40" office:value-type="string" calcext:value-type="string">
            <text:p>÷</text:p>
          </table:table-cell>
          <table:table-cell table:style-name="ce40" table:formula="of:=[.Q19]" office:value-type="float" office:value="13" calcext:value-type="float">
            <text:p>13</text:p>
          </table:table-cell>
          <table:table-cell table:style-name="ce113" table:formula="of:=[.AH19]*IF(ROUND(RAND());1;-1)" office:value-type="float" office:value="2" calcext:value-type="float">
            <text:p>2</text:p>
          </table:table-cell>
          <table:table-cell table:style-name="ce172" office:value-type="string" calcext:value-type="string">
            <text:p>=</text:p>
          </table:table-cell>
          <table:table-cell/>
          <table:table-cell table:style-name="ce57" table:formula="of:=&quot;Q=&quot;&amp;QUOTIENT([.A19];[.C19])&amp;&quot;  R=&quot;&amp;MOD([.A19];[.C19])" office:value-type="string" office:string-value="Q=4  R=2" calcext:value-type="string">
            <text:p>Q=4 <text:s/>R=2</text:p>
          </table:table-cell>
          <table:table-cell table:style-name="ce147" table:formula="of:=INT([.E19])&amp;&quot;h &quot;&amp;ROUND(([.E19]-INT([.E19]))*60)&amp;&quot;min&quot;" office:value-type="string" office:string-value="7h 18min" calcext:value-type="string">
            <text:p>7h 18min</text:p>
          </table:table-cell>
          <table:table-cell table:style-name="ce181" table:formula="of:=&quot;e=&quot;&amp;(MAX([.I19];[.K19];[.M19];[.O19])-MIN([.I19];[.K19];[.M19];[.O19]))&amp;&quot;  m=&quot;&amp;MEDIAN([.I19];[.K19];[.M19];[.O19])&amp;&quot;  x=&quot;&amp;ROUND(AVERAGE([.I19];[.K19];[.M19];[.O19]);1)" office:value-type="string" office:string-value="e=15  m=24,5  x=24" calcext:value-type="string">
            <text:p>e=15 <text:s/>m=24,5 <text:s/>x=24</text:p>
          </table:table-cell>
          <table:table-cell table:style-name="ce170" table:formula="of:=[.Q19]" office:value-type="float" office:value="13" calcext:value-type="float">
            <text:p>13</text:p>
          </table:table-cell>
          <table:table-cell table:style-name="ce183" table:formula="of:=[.R19]-[.U19]" office:value-type="float" office:value="-4" calcext:value-type="float">
            <text:p>-4</text:p>
          </table:table-cell>
          <table:table-cell/>
          <table:table-cell table:formula="of:=RANK([.AE19];[.AE12:.AE21])+2" office:value-type="float" office:value="4" calcext:value-type="float">
            <text:p>4</text:p>
          </table:table-cell>
          <table:table-cell table:style-name="ce81" table:formula="of:=RAND()" office:value-type="float" office:value="0.785772492102242" calcext:value-type="float">
            <text:p>0,785772492102242</text:p>
          </table:table-cell>
          <table:table-cell table:formula="of:=RANK([.AG19];[.AG14:.AG19])" office:value-type="float" office:value="5" calcext:value-type="float">
            <text:p>5</text:p>
          </table:table-cell>
          <table:table-cell table:style-name="ce81" table:formula="of:=RAND()" office:value-type="float" office:value="0.190827927557635" calcext:value-type="float">
            <text:p>0,190827927557635</text:p>
          </table:table-cell>
          <table:table-cell table:formula="of:=RANK([.AI19];[.AI12:.AI21])" office:value-type="float" office:value="2" calcext:value-type="float">
            <text:p>2</text:p>
          </table:table-cell>
          <table:table-cell table:style-name="ce81" table:formula="of:=RAND()" office:value-type="float" office:value="0.762274528877203" calcext:value-type="float">
            <text:p>0,762274528877203</text:p>
          </table:table-cell>
          <table:table-cell table:number-columns-repeated="989"/>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6" table:number-rows-spanned="1">
            <text:p>😕 <text:s text:c="3"/>😃 <text:s text:c="3"/>😎</text:p>
          </table:table-cell>
          <table:covered-table-cell table:style-name="ce113" table:formula="of:=([.AD20]-2)*IF(ROUND(RAND());1;-1)" office:value-type="float" office:value="8" calcext:value-type="float">
            <text:p>8</text:p>
          </table:covered-table-cell>
          <table:covered-table-cell table:number-columns-repeated="4" table:style-name="ce15"/>
          <table:table-cell table:number-columns-repeated="7"/>
          <table:table-cell table:formula="of:=RANK([.AE20];[.AE12:.AE21])+2" office:value-type="float" office:value="10" calcext:value-type="float">
            <text:p>10</text:p>
          </table:table-cell>
          <table:table-cell table:style-name="ce81" table:formula="of:=RAND()" office:value-type="float" office:value="0.287756228209721" calcext:value-type="float">
            <text:p>0,287756228209721</text:p>
          </table:table-cell>
          <table:table-cell table:number-columns-repeated="2"/>
          <table:table-cell table:formula="of:=RANK([.AI20];[.AI12:.AI21])" office:value-type="float" office:value="8" calcext:value-type="float">
            <text:p>8</text:p>
          </table:table-cell>
          <table:table-cell table:style-name="ce81" table:formula="of:=RAND()" office:value-type="float" office:value="0.382286309846901" calcext:value-type="float">
            <text:p>0,382286309846901</text:p>
          </table:table-cell>
          <table:table-cell table:number-columns-repeated="989"/>
        </table:table-row>
        <table:table-row table:style-name="ro4">
          <table:table-cell table:number-columns-repeated="29"/>
          <table:table-cell table:formula="of:=RANK([.AE21];[.AE12:.AE21])+2" office:value-type="float" office:value="12" calcext:value-type="float">
            <text:p>12</text:p>
          </table:table-cell>
          <table:table-cell table:style-name="ce81" table:formula="of:=RAND()" office:value-type="float" office:value="0.0793419024429884" calcext:value-type="float">
            <text:p>0,079341902442989</text:p>
          </table:table-cell>
          <table:table-cell table:number-columns-repeated="2"/>
          <table:table-cell table:formula="of:=RANK([.AI21];[.AI12:.AI21])" office:value-type="float" office:value="4" calcext:value-type="float">
            <text:p>4</text:p>
          </table:table-cell>
          <table:table-cell table:style-name="ce81" table:formula="of:=RAND()" office:value-type="float" office:value="0.676115756684549" calcext:value-type="float">
            <text:p>0,676115756684549</text:p>
          </table:table-cell>
          <table:table-cell table:number-columns-repeated="989"/>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11"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number-columns-repeated="3"/>
          <table:covered-table-cell table:style-name="ce78"/>
          <table:table-cell table:style-name="ce21" office:value-type="string" calcext:value-type="string">
            <text:p>AC</text:p>
          </table:table-cell>
          <table:table-cell table:style-name="ce23" table:number-columns-repeated="3"/>
          <table:table-cell table:number-columns-repeated="4"/>
          <table:table-cell table:formula="of:=RANK([.AE23];[.AE23:.AE32])+2" office:value-type="float" office:value="12" calcext:value-type="float">
            <text:p>12</text:p>
          </table:table-cell>
          <table:table-cell table:style-name="ce81" table:formula="of:=RAND()" office:value-type="float" office:value="0.0380907327686021" calcext:value-type="float">
            <text:p>0,038090732768602</text:p>
          </table:table-cell>
          <table:table-cell table:number-columns-repeated="2"/>
          <table:table-cell table:formula="of:=RANK([.AI23];[.AI23:.AI32])" office:value-type="float" office:value="1" calcext:value-type="float">
            <text:p>1</text:p>
          </table:table-cell>
          <table:table-cell table:style-name="ce81" table:formula="of:=RAND()" office:value-type="float" office:value="0.727556932425967" calcext:value-type="float">
            <text:p>0,727556932425967</text:p>
          </table:table-cell>
          <table:table-cell table:number-columns-repeated="989"/>
        </table:table-row>
        <table:table-row table:style-name="ro2">
          <table:covered-table-cell table:number-columns-repeated="2"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8" table:number-rows-spanned="1">
            <text:p>Prénom :</text:p>
          </table:table-cell>
          <table:covered-table-cell table:style-name="ce131"/>
          <table:covered-table-cell table:number-columns-repeated="5" table:style-name="ce132"/>
          <table:covered-table-cell table:style-name="ce131"/>
          <table:table-cell table:style-name="ce54" office:value-type="string" calcext:value-type="string" table:number-columns-spanned="5" table:number-rows-spanned="1">
            <text:p>Classe :</text:p>
          </table:table-cell>
          <table:covered-table-cell table:number-columns-repeated="3"/>
          <table:covered-table-cell table:style-name="ce79"/>
          <table:table-cell table:style-name="ce22" table:formula="of:=[.$V$2]" office:value-type="string" office:string-value="v1978" calcext:value-type="string">
            <text:p>v1978</text:p>
          </table:table-cell>
          <table:table-cell/>
          <table:table-cell table:style-name="ce25" office:value-type="string" calcext:value-type="string" table:number-columns-spanned="5" table:number-rows-spanned="1">
            <text:p>Correction CEINTURE BLEUE 2</text:p>
          </table:table-cell>
          <table:covered-table-cell table:style-name="ce28"/>
          <table:covered-table-cell table:number-columns-repeated="2" table:style-name="ce30"/>
          <table:covered-table-cell table:style-name="ce31"/>
          <table:table-cell/>
          <table:table-cell table:formula="of:=RANK([.AE24];[.AE23:.AE32])+2" office:value-type="float" office:value="8" calcext:value-type="float">
            <text:p>8</text:p>
          </table:table-cell>
          <table:table-cell table:style-name="ce81" table:formula="of:=RAND()" office:value-type="float" office:value="0.265724401795419" calcext:value-type="float">
            <text:p>0,265724401795419</text:p>
          </table:table-cell>
          <table:table-cell table:number-columns-repeated="2"/>
          <table:table-cell table:formula="of:=RANK([.AI24];[.AI23:.AI32])" office:value-type="float" office:value="8" calcext:value-type="float">
            <text:p>8</text:p>
          </table:table-cell>
          <table:table-cell table:style-name="ce81" table:formula="of:=RAND()" office:value-type="float" office:value="0.318143529869364" calcext:value-type="float">
            <text:p>0,318143529869364</text:p>
          </table:table-cell>
          <table:table-cell table:number-columns-repeated="989"/>
        </table:table-row>
        <table:table-row table:style-name="ro3">
          <table:table-cell table:style-name="ce55" office:value-type="string" calcext:value-type="string" table:number-columns-spanned="4" table:number-rows-spanned="1">
            <text:p>Division euclidienne</text:p>
          </table:table-cell>
          <table:covered-table-cell table:number-columns-repeated="3" table:style-name="ce38"/>
          <table:table-cell table:style-name="ce55" office:value-type="string" calcext:value-type="string" table:number-columns-spanned="4" table:number-rows-spanned="1">
            <text:p>Conversion heures</text:p>
          </table:table-cell>
          <table:covered-table-cell table:number-columns-repeated="3" table:style-name="ce38"/>
          <table:table-cell table:style-name="ce55"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55" office:value-type="string" calcext:value-type="string" table:number-columns-spanned="6" table:number-rows-spanned="1">
            <text:p>Puissance d’un nombre</text:p>
          </table:table-cell>
          <table:covered-table-cell table:number-columns-repeated="5"/>
          <table:table-cell table:style-name="ce81"/>
          <table:table-cell table:style-name="ce82" office:value-type="string" calcext:value-type="string">
            <text:p>3<text:span text:style-name="T2">e</text:span></text:p>
          </table:table-cell>
          <table:table-cell table:style-name="ce87" table:formula="of:=[.V23]" office:value-type="string" office:string-value="AC" calcext:value-type="string">
            <text:p>AC</text:p>
          </table:table-cell>
          <table:table-cell table:style-name="ce29" table:number-columns-repeated="2"/>
          <table:table-cell table:style-name="ce144" table:formula="of:=[.V24]" office:value-type="string" office:string-value="v1978" calcext:value-type="string">
            <text:p>v1978</text:p>
          </table:table-cell>
          <table:table-cell table:style-name="ce81"/>
          <table:table-cell table:formula="of:=RANK([.AE25];[.AE23:.AE32])+2" office:value-type="float" office:value="11" calcext:value-type="float">
            <text:p>11</text:p>
          </table:table-cell>
          <table:table-cell table:style-name="ce81" table:formula="of:=RAND()" office:value-type="float" office:value="0.190905494589955" calcext:value-type="float">
            <text:p>0,190905494589955</text:p>
          </table:table-cell>
          <table:table-cell table:style-name="ce81" table:formula="of:=RANK([.AG25];[.AG25:.AG30])" office:value-type="float" office:value="5" calcext:value-type="float">
            <text:p>5</text:p>
          </table:table-cell>
          <table:table-cell table:style-name="ce81" table:formula="of:=RAND()" office:value-type="float" office:value="0.401201643022888" calcext:value-type="float">
            <text:p>0,401201643022888</text:p>
          </table:table-cell>
          <table:table-cell table:formula="of:=RANK([.AI25];[.AI23:.AI32])" office:value-type="float" office:value="4" calcext:value-type="float">
            <text:p>4</text:p>
          </table:table-cell>
          <table:table-cell table:style-name="ce81" table:formula="of:=RAND()" office:value-type="float" office:value="0.600364714467677" calcext:value-type="float">
            <text:p>0,600364714467677</text:p>
          </table:table-cell>
          <table:table-cell table:number-columns-repeated="989"/>
        </table:table-row>
        <table:table-row table:style-name="ro3">
          <table:table-cell table:style-name="ce4" table:formula="of:=IF([.AF26]=1;RANDBETWEEN(11;13);IF([.AF26]=2;RANDBETWEEN(14;18);IF([.AF26]=3;RANDBETWEEN(19;21);IF([.AF26]=4;RANDBETWEEN(22;24);IF([.AF26]=5;RANDBETWEEN(25;27);RANDBETWEEN(28;30))))))" office:value-type="float" office:value="15" calcext:value-type="float">
            <text:p>15</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5"/>R=</text:p>
          </table:table-cell>
          <table:table-cell table:style-name="ce51" table:formula="of:=RANDBETWEEN(1;10)" office:value-type="float" office:value="7" calcext:value-type="float">
            <text:p>7</text:p>
          </table:table-cell>
          <table:table-cell table:style-name="ce150" office:value-type="string" calcext:value-type="string">
            <text:p>h</text:p>
          </table:table-cell>
          <table:table-cell table:style-name="ce176" table:formula="of:=IF([.AF26]=1;RANDBETWEEN(1;2);IF([.AF26]=2;RANDBETWEEN(3;4);IF([.AF26]=3;5;IF([.AF26]=4;RANDBETWEEN(6;7);IF([.AF26]=5;8;9)))))*6" office:value-type="float" office:value="18" calcext:value-type="float">
            <text:p>18</text:p>
          </table:table-cell>
          <table:table-cell table:style-name="ce42" office:value-type="string" calcext:value-type="string">
            <text:p>min = <text:s text:c="8"/>h</text:p>
          </table:table-cell>
          <table:table-cell table:style-name="ce177" table:formula="of:=RANDBETWEEN(2;30)" office:value-type="float" office:value="12" calcext:value-type="float">
            <text:p>12</text:p>
          </table:table-cell>
          <table:table-cell table:style-name="ce40" office:value-type="string" calcext:value-type="string">
            <text:p>;</text:p>
          </table:table-cell>
          <table:table-cell table:style-name="ce40" table:formula="of:=RANDBETWEEN(2;30)" office:value-type="float" office:value="21" calcext:value-type="float">
            <text:p>21</text:p>
          </table:table-cell>
          <table:table-cell table:style-name="ce40" office:value-type="string" calcext:value-type="string">
            <text:p>;</text:p>
          </table:table-cell>
          <table:table-cell table:style-name="ce40" table:formula="of:=RANDBETWEEN(1;10)*3-MOD([.I26]+[.K26];3)" office:value-type="float" office:value="18" calcext:value-type="float">
            <text:p>18</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5" calcext:value-type="float">
            <text:p>5</text:p>
          </table:table-cell>
          <table:table-cell table:style-name="ce113" table:formula="of:=([.AD26]-2)*IF(ROUND(RAND());1;-1)" office:value-type="float" office:value="1" calcext:value-type="float">
            <text:p>1</text:p>
          </table:table-cell>
          <table:table-cell table:style-name="ce40" office:value-type="string" calcext:value-type="string">
            <text:p>÷</text:p>
          </table:table-cell>
          <table:table-cell table:style-name="ce40" table:formula="of:=[.Q26]" office:value-type="float" office:value="5" calcext:value-type="float">
            <text:p>5</text:p>
          </table:table-cell>
          <table:table-cell table:style-name="ce113" table:formula="of:=[.AH26]*IF(ROUND(RAND());1;-1)" office:value-type="float" office:value="7" calcext:value-type="float">
            <text:p>7</text:p>
          </table:table-cell>
          <table:table-cell table:style-name="ce172" office:value-type="string" calcext:value-type="string">
            <text:p>=</text:p>
          </table:table-cell>
          <table:table-cell/>
          <table:table-cell table:style-name="ce57" table:formula="of:=&quot;Q=&quot;&amp;QUOTIENT([.A26];[.C26])&amp;&quot;  R=&quot;&amp;MOD([.A26];[.C26])" office:value-type="string" office:string-value="Q=1  R=7" calcext:value-type="string">
            <text:p>Q=1 <text:s/>R=7</text:p>
          </table:table-cell>
          <table:table-cell table:style-name="ce147" table:formula="of:=[.E26]+[.G26]/60&amp;&quot; h&quot;" office:value-type="string" office:string-value="7,3 h" calcext:value-type="string">
            <text:p>7,3 h</text:p>
          </table:table-cell>
          <table:table-cell table:style-name="ce181" table:formula="of:=&quot;e=&quot;&amp;(MAX([.I26];[.K26];[.M26];[.O26])-MIN([.I26];[.K26];[.M26];[.O26]))&amp;&quot;  m=&quot;&amp;MEDIAN([.I26];[.K26];[.M26];[.O26])&amp;&quot;  x=&quot;&amp;ROUND(AVERAGE([.I26];[.K26];[.M26];[.O26]);1)" office:value-type="string" office:string-value="e=9  m=18  x=17" calcext:value-type="string">
            <text:p>e=9 <text:s/>m=18 <text:s/>x=17</text:p>
          </table:table-cell>
          <table:table-cell table:style-name="ce170" table:formula="of:=[.Q26]" office:value-type="float" office:value="5" calcext:value-type="float">
            <text:p>5</text:p>
          </table:table-cell>
          <table:table-cell table:style-name="ce183" table:formula="of:=[.R26]-[.U26]" office:value-type="float" office:value="-6" calcext:value-type="float">
            <text:p>-6</text:p>
          </table:table-cell>
          <table:table-cell/>
          <table:table-cell table:formula="of:=RANK([.AE26];[.AE23:.AE32])+2" office:value-type="float" office:value="3" calcext:value-type="float">
            <text:p>3</text:p>
          </table:table-cell>
          <table:table-cell table:style-name="ce81" table:formula="of:=RAND()" office:value-type="float" office:value="0.861937854188369" calcext:value-type="float">
            <text:p>0,861937854188369</text:p>
          </table:table-cell>
          <table:table-cell table:formula="of:=RANK([.AG26];[.AG25:.AG30])" office:value-type="float" office:value="2" calcext:value-type="float">
            <text:p>2</text:p>
          </table:table-cell>
          <table:table-cell table:style-name="ce81" table:formula="of:=RAND()" office:value-type="float" office:value="0.672940475395743" calcext:value-type="float">
            <text:p>0,672940475395743</text:p>
          </table:table-cell>
          <table:table-cell table:formula="of:=RANK([.AI26];[.AI23:.AI32])" office:value-type="float" office:value="7" calcext:value-type="float">
            <text:p>7</text:p>
          </table:table-cell>
          <table:table-cell table:style-name="ce81" table:formula="of:=RAND()" office:value-type="float" office:value="0.327868837397148" calcext:value-type="float">
            <text:p>0,327868837397148</text:p>
          </table:table-cell>
          <table:table-cell table:number-columns-repeated="989"/>
        </table:table-row>
        <table:table-row table:style-name="ro3">
          <table:table-cell table:style-name="ce4" table:formula="of:=IF([.AF27]=1;RANDBETWEEN(11;13);IF([.AF27]=2;RANDBETWEEN(14;18);IF([.AF27]=3;RANDBETWEEN(19;21);IF([.AF27]=4;RANDBETWEEN(22;24);IF([.AF27]=5;RANDBETWEEN(25;27);RANDBETWEEN(28;30))))))" office:value-type="float" office:value="19" calcext:value-type="float">
            <text:p>19</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5"/>R=</text:p>
          </table:table-cell>
          <table:table-cell table:style-name="ce51" table:formula="of:=RANDBETWEEN(1;10)" office:value-type="float" office:value="5" calcext:value-type="float">
            <text:p>5</text:p>
          </table:table-cell>
          <table:table-cell table:style-name="ce150" office:value-type="string" calcext:value-type="string">
            <text:p>h</text:p>
          </table:table-cell>
          <table:table-cell table:style-name="ce176" table:formula="of:=IF([.AF27]=1;RANDBETWEEN(1;2);IF([.AF27]=2;RANDBETWEEN(3;4);IF([.AF27]=3;5;IF([.AF27]=4;RANDBETWEEN(6;7);IF([.AF27]=5;8;9)))))*6" office:value-type="float" office:value="30" calcext:value-type="float">
            <text:p>30</text:p>
          </table:table-cell>
          <table:table-cell table:style-name="ce42" office:value-type="string" calcext:value-type="string">
            <text:p>min = <text:s text:c="8"/>h</text:p>
          </table:table-cell>
          <table:table-cell table:style-name="ce177" table:formula="of:=RANDBETWEEN(2;30)" office:value-type="float" office:value="14" calcext:value-type="float">
            <text:p>14</text:p>
          </table:table-cell>
          <table:table-cell table:style-name="ce40" office:value-type="string" calcext:value-type="string">
            <text:p>;</text:p>
          </table:table-cell>
          <table:table-cell table:style-name="ce40" table:formula="of:=RANDBETWEEN(2;30)" office:value-type="float" office:value="6" calcext:value-type="float">
            <text:p>6</text:p>
          </table:table-cell>
          <table:table-cell table:style-name="ce40" office:value-type="string" calcext:value-type="string">
            <text:p>;</text:p>
          </table:table-cell>
          <table:table-cell table:style-name="ce40" table:formula="of:=RANDBETWEEN(1;10)*3-MOD([.I27]+[.K27];3)" office:value-type="float" office:value="22" calcext:value-type="float">
            <text:p>22</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4" calcext:value-type="float">
            <text:p>4</text:p>
          </table:table-cell>
          <table:table-cell table:style-name="ce113" table:formula="of:=([.AD27]-2)*IF(ROUND(RAND());1;-1)" office:value-type="float" office:value="-4" calcext:value-type="float">
            <text:p>-4</text:p>
          </table:table-cell>
          <table:table-cell table:style-name="ce40" office:value-type="string" calcext:value-type="string">
            <text:p>÷</text:p>
          </table:table-cell>
          <table:table-cell table:style-name="ce40" table:formula="of:=[.Q27]" office:value-type="float" office:value="4" calcext:value-type="float">
            <text:p>4</text:p>
          </table:table-cell>
          <table:table-cell table:style-name="ce113" table:formula="of:=[.AH27]*IF(ROUND(RAND());1;-1)" office:value-type="float" office:value="-9" calcext:value-type="float">
            <text:p>-9</text:p>
          </table:table-cell>
          <table:table-cell table:style-name="ce172" office:value-type="string" calcext:value-type="string">
            <text:p>=</text:p>
          </table:table-cell>
          <table:table-cell/>
          <table:table-cell table:style-name="ce57" table:formula="of:=&quot;Q=&quot;&amp;QUOTIENT([.A27];[.C27])&amp;&quot;  R=&quot;&amp;MOD([.A27];[.C27])" office:value-type="string" office:string-value="Q=9  R=1" calcext:value-type="string">
            <text:p>Q=9 <text:s/>R=1</text:p>
          </table:table-cell>
          <table:table-cell table:style-name="ce147" table:formula="of:=[.E27]+[.G27]/60&amp;&quot; h&quot;" office:value-type="string" office:string-value="5,5 h" calcext:value-type="string">
            <text:p>5,5 h</text:p>
          </table:table-cell>
          <table:table-cell table:style-name="ce181" table:formula="of:=&quot;e=&quot;&amp;(MAX([.I27];[.K27];[.M27];[.O27])-MIN([.I27];[.K27];[.M27];[.O27]))&amp;&quot;  m=&quot;&amp;MEDIAN([.I27];[.K27];[.M27];[.O27])&amp;&quot;  x=&quot;&amp;ROUND(AVERAGE([.I27];[.K27];[.M27];[.O27]);1)" office:value-type="string" office:string-value="e=16  m=14  x=14" calcext:value-type="string">
            <text:p>e=16 <text:s/>m=14 <text:s/>x=14</text:p>
          </table:table-cell>
          <table:table-cell table:style-name="ce170" table:formula="of:=[.Q27]" office:value-type="float" office:value="4" calcext:value-type="float">
            <text:p>4</text:p>
          </table:table-cell>
          <table:table-cell table:style-name="ce183" table:formula="of:=[.R27]-[.U27]" office:value-type="float" office:value="5" calcext:value-type="float">
            <text:p>5</text:p>
          </table:table-cell>
          <table:table-cell/>
          <table:table-cell table:formula="of:=RANK([.AE27];[.AE23:.AE32])+2" office:value-type="float" office:value="6" calcext:value-type="float">
            <text:p>6</text:p>
          </table:table-cell>
          <table:table-cell table:style-name="ce81" table:formula="of:=RAND()" office:value-type="float" office:value="0.63652544734855" calcext:value-type="float">
            <text:p>0,63652544734855</text:p>
          </table:table-cell>
          <table:table-cell table:formula="of:=RANK([.AG27];[.AG25:.AG30])" office:value-type="float" office:value="3" calcext:value-type="float">
            <text:p>3</text:p>
          </table:table-cell>
          <table:table-cell table:style-name="ce81" table:formula="of:=RAND()" office:value-type="float" office:value="0.63104235881037" calcext:value-type="float">
            <text:p>0,63104235881037</text:p>
          </table:table-cell>
          <table:table-cell table:formula="of:=RANK([.AI27];[.AI23:.AI32])" office:value-type="float" office:value="9" calcext:value-type="float">
            <text:p>9</text:p>
          </table:table-cell>
          <table:table-cell table:style-name="ce81" table:formula="of:=RAND()" office:value-type="float" office:value="0.0743334688493493" calcext:value-type="float">
            <text:p>0,074333468849349</text:p>
          </table:table-cell>
          <table:table-cell table:number-columns-repeated="989"/>
        </table:table-row>
        <table:table-row table:style-name="ro3">
          <table:table-cell table:style-name="ce4" table:formula="of:=IF([.AF28]=1;RANDBETWEEN(11;13);IF([.AF28]=2;RANDBETWEEN(14;18);IF([.AF28]=3;RANDBETWEEN(19;21);IF([.AF28]=4;RANDBETWEEN(22;24);IF([.AF28]=5;RANDBETWEEN(25;27);RANDBETWEEN(28;30))))))" office:value-type="float" office:value="24" calcext:value-type="float">
            <text:p>24</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5"/>R=</text:p>
          </table:table-cell>
          <table:table-cell table:style-name="ce51" table:formula="of:==IF([.AF28]=1;RANDBETWEEN(11;25);IF([.AF28]=2;RANDBETWEEN(26;40);IF([.AF28]=3;RANDBETWEEN(41;55);IF([.AF28]=4;RANDBETWEEN(56;70);IF([.AF28]=5;RANDBETWEEN(71;85);RANDBETWEEN(86;99))))))/10" office:value-type="float" office:value="6.4" calcext:value-type="float">
            <text:p>6,4</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4" calcext:value-type="float">
            <text:p>4</text:p>
          </table:table-cell>
          <table:table-cell table:style-name="ce40" office:value-type="string" calcext:value-type="string">
            <text:p>;</text:p>
          </table:table-cell>
          <table:table-cell table:style-name="ce40" table:formula="of:=RANDBETWEEN(2;30)" office:value-type="float" office:value="30" calcext:value-type="float">
            <text:p>30</text:p>
          </table:table-cell>
          <table:table-cell table:style-name="ce40" office:value-type="string" calcext:value-type="string">
            <text:p>;</text:p>
          </table:table-cell>
          <table:table-cell table:style-name="ce40" table:formula="of:=RANDBETWEEN(1;8)*4-MOD([.I28]+[.K28]+[.O28];4)" office:value-type="float" office:value="9" calcext:value-type="float">
            <text:p>9</text:p>
          </table:table-cell>
          <table:table-cell table:style-name="ce40" office:value-type="string" calcext:value-type="string">
            <text:p>;</text:p>
          </table:table-cell>
          <table:table-cell table:style-name="ce40" table:formula="of:=RANDBETWEEN(2;30)" office:value-type="float" office:value="25" calcext:value-type="float">
            <text:p>25</text:p>
          </table:table-cell>
          <table:table-cell table:style-name="ce56" office:value-type="string" calcext:value-type="string">
            <text:p>e=     m=       <text:span text:style-name="T11">x</text:span>=</text:p>
          </table:table-cell>
          <table:table-cell table:style-name="ce51" table:formula="of:=RANDBETWEEN(2;13)" office:value-type="float" office:value="13" calcext:value-type="float">
            <text:p>13</text:p>
          </table:table-cell>
          <table:table-cell table:style-name="ce113" table:formula="of:=([.AD28]-2)*IF(ROUND(RAND());1;-1)" office:value-type="float" office:value="8" calcext:value-type="float">
            <text:p>8</text:p>
          </table:table-cell>
          <table:table-cell table:style-name="ce40" office:value-type="string" calcext:value-type="string">
            <text:p>÷</text:p>
          </table:table-cell>
          <table:table-cell table:style-name="ce40" table:formula="of:=[.Q28]" office:value-type="float" office:value="13" calcext:value-type="float">
            <text:p>13</text:p>
          </table:table-cell>
          <table:table-cell table:style-name="ce113" table:formula="of:=[.AH28]*IF(ROUND(RAND());1;-1)" office:value-type="float" office:value="2" calcext:value-type="float">
            <text:p>2</text:p>
          </table:table-cell>
          <table:table-cell table:style-name="ce172" office:value-type="string" calcext:value-type="string">
            <text:p>=</text:p>
          </table:table-cell>
          <table:table-cell/>
          <table:table-cell table:style-name="ce57" table:formula="of:=&quot;Q=&quot;&amp;QUOTIENT([.A28];[.C28])&amp;&quot;  R=&quot;&amp;MOD([.A28];[.C28])" office:value-type="string" office:string-value="Q=4  R=0" calcext:value-type="string">
            <text:p>Q=4 <text:s/>R=0</text:p>
          </table:table-cell>
          <table:table-cell table:style-name="ce147" table:formula="of:=INT([.E28])&amp;&quot;h &quot;&amp;ROUND(([.E28]-INT([.E28]))*60)&amp;&quot;min&quot;" office:value-type="string" office:string-value="6h 24min" calcext:value-type="string">
            <text:p>6h 24min</text:p>
          </table:table-cell>
          <table:table-cell table:style-name="ce181" table:formula="of:=&quot;e=&quot;&amp;(MAX([.I28];[.K28];[.M28];[.O28])-MIN([.I28];[.K28];[.M28];[.O28]))&amp;&quot;  m=&quot;&amp;MEDIAN([.I28];[.K28];[.M28];[.O28])&amp;&quot;  x=&quot;&amp;ROUND(AVERAGE([.I28];[.K28];[.M28];[.O28]);1)" office:value-type="string" office:string-value="e=26  m=17  x=17" calcext:value-type="string">
            <text:p>e=26 <text:s/>m=17 <text:s/>x=17</text:p>
          </table:table-cell>
          <table:table-cell table:style-name="ce170" table:formula="of:=[.Q28]" office:value-type="float" office:value="13" calcext:value-type="float">
            <text:p>13</text:p>
          </table:table-cell>
          <table:table-cell table:style-name="ce183" table:formula="of:=[.R28]-[.U28]" office:value-type="float" office:value="6" calcext:value-type="float">
            <text:p>6</text:p>
          </table:table-cell>
          <table:table-cell/>
          <table:table-cell table:formula="of:=RANK([.AE28];[.AE23:.AE32])+2" office:value-type="float" office:value="10" calcext:value-type="float">
            <text:p>10</text:p>
          </table:table-cell>
          <table:table-cell table:style-name="ce81" table:formula="of:=RAND()" office:value-type="float" office:value="0.234386360769805" calcext:value-type="float">
            <text:p>0,234386360769805</text:p>
          </table:table-cell>
          <table:table-cell table:formula="of:=RANK([.AG28];[.AG25:.AG30])" office:value-type="float" office:value="4" calcext:value-type="float">
            <text:p>4</text:p>
          </table:table-cell>
          <table:table-cell table:style-name="ce81" table:formula="of:=RAND()" office:value-type="float" office:value="0.60930698100576" calcext:value-type="float">
            <text:p>0,60930698100576</text:p>
          </table:table-cell>
          <table:table-cell table:formula="of:=RANK([.AI28];[.AI23:.AI32])" office:value-type="float" office:value="2" calcext:value-type="float">
            <text:p>2</text:p>
          </table:table-cell>
          <table:table-cell table:style-name="ce81" table:formula="of:=RAND()" office:value-type="float" office:value="0.716105935093868" calcext:value-type="float">
            <text:p>0,716105935093868</text:p>
          </table:table-cell>
          <table:table-cell table:number-columns-repeated="989"/>
        </table:table-row>
        <table:table-row table:style-name="ro3">
          <table:table-cell table:style-name="ce4" table:formula="of:=IF([.AF29]=1;RANDBETWEEN(11;13);IF([.AF29]=2;RANDBETWEEN(14;18);IF([.AF29]=3;RANDBETWEEN(19;21);IF([.AF29]=4;RANDBETWEEN(22;24);IF([.AF29]=5;RANDBETWEEN(25;27);RANDBETWEEN(28;30))))))" office:value-type="float" office:value="11" calcext:value-type="float">
            <text:p>11</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5"/>R=</text:p>
          </table:table-cell>
          <table:table-cell table:style-name="ce51" table:formula="of:==IF([.AF29]=1;RANDBETWEEN(11;25);IF([.AF29]=2;RANDBETWEEN(26;40);IF([.AF29]=3;RANDBETWEEN(41;55);IF([.AF29]=4;RANDBETWEEN(56;70);IF([.AF29]=5;RANDBETWEEN(71;85);RANDBETWEEN(86;99))))))/10" office:value-type="float" office:value="2" calcext:value-type="float">
            <text:p>2</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9" calcext:value-type="float">
            <text:p>9</text:p>
          </table:table-cell>
          <table:table-cell table:style-name="ce40" office:value-type="string" calcext:value-type="string">
            <text:p>;</text:p>
          </table:table-cell>
          <table:table-cell table:style-name="ce40" table:formula="of:=RANDBETWEEN(2;30)" office:value-type="float" office:value="13" calcext:value-type="float">
            <text:p>13</text:p>
          </table:table-cell>
          <table:table-cell table:style-name="ce40" office:value-type="string" calcext:value-type="string">
            <text:p>;</text:p>
          </table:table-cell>
          <table:table-cell table:style-name="ce40" table:formula="of:=RANDBETWEEN(2;30)" office:value-type="float" office:value="18" calcext:value-type="float">
            <text:p>18</text:p>
          </table:table-cell>
          <table:table-cell table:style-name="ce40" office:value-type="string" calcext:value-type="string">
            <text:p>;</text:p>
          </table:table-cell>
          <table:table-cell table:style-name="ce40" table:formula="of:=RANDBETWEEN(1;8)*4-MOD([.I29]+[.K29]+[.M29];4)" office:value-type="float" office:value="20" calcext:value-type="float">
            <text:p>20</text:p>
          </table:table-cell>
          <table:table-cell table:style-name="ce56" office:value-type="string" calcext:value-type="string">
            <text:p>e=     m=       <text:span text:style-name="T11">x</text:span>=</text:p>
          </table:table-cell>
          <table:table-cell table:style-name="ce51" table:formula="of:=RANDBETWEEN(2;13)" office:value-type="float" office:value="4" calcext:value-type="float">
            <text:p>4</text:p>
          </table:table-cell>
          <table:table-cell table:style-name="ce113" table:formula="of:=([.AD29]-2)*IF(ROUND(RAND());1;-1)" office:value-type="float" office:value="-3" calcext:value-type="float">
            <text:p>-3</text:p>
          </table:table-cell>
          <table:table-cell table:style-name="ce40" office:value-type="string" calcext:value-type="string">
            <text:p>÷</text:p>
          </table:table-cell>
          <table:table-cell table:style-name="ce40" table:formula="of:=[.Q29]" office:value-type="float" office:value="4" calcext:value-type="float">
            <text:p>4</text:p>
          </table:table-cell>
          <table:table-cell table:style-name="ce113" table:formula="of:=[.AH29]*IF(ROUND(RAND());1;-1)" office:value-type="float" office:value="-3" calcext:value-type="float">
            <text:p>-3</text:p>
          </table:table-cell>
          <table:table-cell table:style-name="ce172" office:value-type="string" calcext:value-type="string">
            <text:p>=</text:p>
          </table:table-cell>
          <table:table-cell/>
          <table:table-cell table:style-name="ce57" table:formula="of:=&quot;Q=&quot;&amp;QUOTIENT([.A29];[.C29])&amp;&quot;  R=&quot;&amp;MOD([.A29];[.C29])" office:value-type="string" office:string-value="Q=1  R=2" calcext:value-type="string">
            <text:p>Q=1 <text:s/>R=2</text:p>
          </table:table-cell>
          <table:table-cell table:style-name="ce147" table:formula="of:=INT([.E29])&amp;&quot;h &quot;&amp;ROUND(([.E29]-INT([.E29]))*60)&amp;&quot;min&quot;" office:value-type="string" office:string-value="2h 0min" calcext:value-type="string">
            <text:p>2h 0min</text:p>
          </table:table-cell>
          <table:table-cell table:style-name="ce181" table:formula="of:=&quot;e=&quot;&amp;(MAX([.I29];[.K29];[.M29];[.O29])-MIN([.I29];[.K29];[.M29];[.O29]))&amp;&quot;  m=&quot;&amp;MEDIAN([.I29];[.K29];[.M29];[.O29])&amp;&quot;  x=&quot;&amp;ROUND(AVERAGE([.I29];[.K29];[.M29];[.O29]);1)" office:value-type="string" office:string-value="e=11  m=15,5  x=15" calcext:value-type="string">
            <text:p>e=11 <text:s/>m=15,5 <text:s/>x=15</text:p>
          </table:table-cell>
          <table:table-cell table:style-name="ce170" table:formula="of:=[.Q29]" office:value-type="float" office:value="4" calcext:value-type="float">
            <text:p>4</text:p>
          </table:table-cell>
          <table:table-cell table:style-name="ce183" table:formula="of:=[.R29]-[.U29]" office:value-type="float" office:value="0" calcext:value-type="float">
            <text:p>0</text:p>
          </table:table-cell>
          <table:table-cell/>
          <table:table-cell table:formula="of:=RANK([.AE29];[.AE23:.AE32])+2" office:value-type="float" office:value="5" calcext:value-type="float">
            <text:p>5</text:p>
          </table:table-cell>
          <table:table-cell table:style-name="ce81" table:formula="of:=RAND()" office:value-type="float" office:value="0.668730733622031" calcext:value-type="float">
            <text:p>0,668730733622031</text:p>
          </table:table-cell>
          <table:table-cell table:formula="of:=RANK([.AG29];[.AG25:.AG30])" office:value-type="float" office:value="1" calcext:value-type="float">
            <text:p>1</text:p>
          </table:table-cell>
          <table:table-cell table:style-name="ce81" table:formula="of:=RAND()" office:value-type="float" office:value="0.69633792828451" calcext:value-type="float">
            <text:p>0,69633792828451</text:p>
          </table:table-cell>
          <table:table-cell table:formula="of:=RANK([.AI29];[.AI23:.AI32])" office:value-type="float" office:value="3" calcext:value-type="float">
            <text:p>3</text:p>
          </table:table-cell>
          <table:table-cell table:style-name="ce81" table:formula="of:=RAND()" office:value-type="float" office:value="0.640662335425706" calcext:value-type="float">
            <text:p>0,640662335425706</text:p>
          </table:table-cell>
          <table:table-cell table:number-columns-repeated="989"/>
        </table:table-row>
        <table:table-row table:style-name="ro3">
          <table:table-cell table:style-name="ce4" table:formula="of:=IF([.AF30]=1;RANDBETWEEN(11;13);IF([.AF30]=2;RANDBETWEEN(14;18);IF([.AF30]=3;RANDBETWEEN(19;21);IF([.AF30]=4;RANDBETWEEN(22;24);IF([.AF30]=5;RANDBETWEEN(25;27);RANDBETWEEN(28;30))))))" office:value-type="float" office:value="28" calcext:value-type="float">
            <text:p>28</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5"/>R=</text:p>
          </table:table-cell>
          <table:table-cell table:style-name="ce51" table:formula="of:==IF([.AF30]=1;RANDBETWEEN(11;25);IF([.AF30]=2;RANDBETWEEN(26;40);IF([.AF30]=3;RANDBETWEEN(41;55);IF([.AF30]=4;RANDBETWEEN(56;70);IF([.AF30]=5;RANDBETWEEN(71;85);RANDBETWEEN(86;99))))))/10" office:value-type="float" office:value="9.4" calcext:value-type="float">
            <text:p>9,4</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1;8)*4-MOD([.O30]+[.M30]+[.K30];4)" office:value-type="float" office:value="6" calcext:value-type="float">
            <text:p>6</text:p>
          </table:table-cell>
          <table:table-cell table:style-name="ce40" office:value-type="string" calcext:value-type="string">
            <text:p>;</text:p>
          </table:table-cell>
          <table:table-cell table:style-name="ce40" table:formula="of:=RANDBETWEEN(2;30)" office:value-type="float" office:value="10" calcext:value-type="float">
            <text:p>10</text:p>
          </table:table-cell>
          <table:table-cell table:style-name="ce40" office:value-type="string" calcext:value-type="string">
            <text:p>;</text:p>
          </table:table-cell>
          <table:table-cell table:style-name="ce40" table:formula="of:=RANDBETWEEN(2;30)" office:value-type="float" office:value="17" calcext:value-type="float">
            <text:p>17</text:p>
          </table:table-cell>
          <table:table-cell table:style-name="ce40" office:value-type="string" calcext:value-type="string">
            <text:p>;</text:p>
          </table:table-cell>
          <table:table-cell table:style-name="ce40" table:formula="of:=RANDBETWEEN(2;30)" office:value-type="float" office:value="3" calcext:value-type="float">
            <text:p>3</text:p>
          </table:table-cell>
          <table:table-cell table:style-name="ce56" office:value-type="string" calcext:value-type="string">
            <text:p>e=     m=       <text:span text:style-name="T11">x</text:span>=</text:p>
          </table:table-cell>
          <table:table-cell table:style-name="ce51" table:formula="of:=RANDBETWEEN(2;13)" office:value-type="float" office:value="13" calcext:value-type="float">
            <text:p>13</text:p>
          </table:table-cell>
          <table:table-cell table:style-name="ce113" table:formula="of:=([.AD30]-2)*IF(ROUND(RAND());1;-1)" office:value-type="float" office:value="-5" calcext:value-type="float">
            <text:p>-5</text:p>
          </table:table-cell>
          <table:table-cell table:style-name="ce40" office:value-type="string" calcext:value-type="string">
            <text:p>÷</text:p>
          </table:table-cell>
          <table:table-cell table:style-name="ce40" table:formula="of:=[.Q30]" office:value-type="float" office:value="13" calcext:value-type="float">
            <text:p>13</text:p>
          </table:table-cell>
          <table:table-cell table:style-name="ce113" table:formula="of:=[.AH30]*IF(ROUND(RAND());1;-1)" office:value-type="float" office:value="6" calcext:value-type="float">
            <text:p>6</text:p>
          </table:table-cell>
          <table:table-cell table:style-name="ce172" office:value-type="string" calcext:value-type="string">
            <text:p>=</text:p>
          </table:table-cell>
          <table:table-cell/>
          <table:table-cell table:style-name="ce57" table:formula="of:=&quot;Q=&quot;&amp;QUOTIENT([.A30];[.C30])&amp;&quot;  R=&quot;&amp;MOD([.A30];[.C30])" office:value-type="string" office:string-value="Q=3  R=4" calcext:value-type="string">
            <text:p>Q=3 <text:s/>R=4</text:p>
          </table:table-cell>
          <table:table-cell table:style-name="ce147" table:formula="of:=INT([.E30])&amp;&quot;h &quot;&amp;ROUND(([.E30]-INT([.E30]))*60)&amp;&quot;min&quot;" office:value-type="string" office:string-value="9h 24min" calcext:value-type="string">
            <text:p>9h 24min</text:p>
          </table:table-cell>
          <table:table-cell table:style-name="ce181" table:formula="of:=&quot;e=&quot;&amp;(MAX([.I30];[.K30];[.M30];[.O30])-MIN([.I30];[.K30];[.M30];[.O30]))&amp;&quot;  m=&quot;&amp;MEDIAN([.I30];[.K30];[.M30];[.O30])&amp;&quot;  x=&quot;&amp;ROUND(AVERAGE([.I30];[.K30];[.M30];[.O30]);1)" office:value-type="string" office:string-value="e=14  m=8  x=9" calcext:value-type="string">
            <text:p>e=14 <text:s/>m=8 <text:s/>x=9</text:p>
          </table:table-cell>
          <table:table-cell table:style-name="ce170" table:formula="of:=[.Q30]" office:value-type="float" office:value="13" calcext:value-type="float">
            <text:p>13</text:p>
          </table:table-cell>
          <table:table-cell table:style-name="ce183" table:formula="of:=[.R30]-[.U30]" office:value-type="float" office:value="-11" calcext:value-type="float">
            <text:p>-11</text:p>
          </table:table-cell>
          <table:table-cell/>
          <table:table-cell table:formula="of:=RANK([.AE30];[.AE23:.AE32])+2" office:value-type="float" office:value="7" calcext:value-type="float">
            <text:p>7</text:p>
          </table:table-cell>
          <table:table-cell table:style-name="ce81" table:formula="of:=RAND()" office:value-type="float" office:value="0.271154616262292" calcext:value-type="float">
            <text:p>0,271154616262292</text:p>
          </table:table-cell>
          <table:table-cell table:formula="of:=RANK([.AG30];[.AG25:.AG30])" office:value-type="float" office:value="6" calcext:value-type="float">
            <text:p>6</text:p>
          </table:table-cell>
          <table:table-cell table:style-name="ce81" table:formula="of:=RAND()" office:value-type="float" office:value="0.00907164093781193" calcext:value-type="float">
            <text:p>0,009071640937812</text:p>
          </table:table-cell>
          <table:table-cell table:formula="of:=RANK([.AI30];[.AI23:.AI32])" office:value-type="float" office:value="6" calcext:value-type="float">
            <text:p>6</text:p>
          </table:table-cell>
          <table:table-cell table:style-name="ce81" table:formula="of:=RAND()" office:value-type="float" office:value="0.33778237363285" calcext:value-type="float">
            <text:p>0,33778237363285</text:p>
          </table:table-cell>
          <table:table-cell table:number-columns-repeated="989"/>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6" table:number-rows-spanned="1">
            <text:p>😕 <text:s text:c="3"/>😃 <text:s text:c="3"/>😎</text:p>
          </table:table-cell>
          <table:covered-table-cell table:style-name="ce113" table:formula="of:=([.AD31]-2)*IF(ROUND(RAND());1;-1)" office:value-type="float" office:value="7" calcext:value-type="float">
            <text:p>7</text:p>
          </table:covered-table-cell>
          <table:covered-table-cell table:number-columns-repeated="4" table:style-name="ce15"/>
          <table:table-cell table:number-columns-repeated="7"/>
          <table:table-cell table:formula="of:=RANK([.AE31];[.AE23:.AE32])+2" office:value-type="float" office:value="9" calcext:value-type="float">
            <text:p>9</text:p>
          </table:table-cell>
          <table:table-cell table:style-name="ce81" table:formula="of:=RAND()" office:value-type="float" office:value="0.259256325525873" calcext:value-type="float">
            <text:p>0,259256325525873</text:p>
          </table:table-cell>
          <table:table-cell table:number-columns-repeated="2"/>
          <table:table-cell table:formula="of:=RANK([.AI31];[.AI23:.AI32])" office:value-type="float" office:value="10" calcext:value-type="float">
            <text:p>10</text:p>
          </table:table-cell>
          <table:table-cell table:style-name="ce81" table:formula="of:=RAND()" office:value-type="float" office:value="0.0539987603339158" calcext:value-type="float">
            <text:p>0,053998760333916</text:p>
          </table:table-cell>
          <table:table-cell table:number-columns-repeated="989"/>
        </table:table-row>
        <table:table-row table:style-name="ro4">
          <table:table-cell table:number-columns-repeated="29"/>
          <table:table-cell table:formula="of:=RANK([.AE32];[.AE23:.AE32])+2" office:value-type="float" office:value="4" calcext:value-type="float">
            <text:p>4</text:p>
          </table:table-cell>
          <table:table-cell table:style-name="ce81" table:formula="of:=RAND()" office:value-type="float" office:value="0.840436905056256" calcext:value-type="float">
            <text:p>0,840436905056256</text:p>
          </table:table-cell>
          <table:table-cell table:number-columns-repeated="2"/>
          <table:table-cell table:formula="of:=RANK([.AI32];[.AI23:.AI32])" office:value-type="float" office:value="5" calcext:value-type="float">
            <text:p>5</text:p>
          </table:table-cell>
          <table:table-cell table:style-name="ce81" table:formula="of:=RAND()" office:value-type="float" office:value="0.349240819045683" calcext:value-type="float">
            <text:p>0,349240819045683</text:p>
          </table:table-cell>
          <table:table-cell table:number-columns-repeated="989"/>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11"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number-columns-repeated="3"/>
          <table:covered-table-cell table:style-name="ce78"/>
          <table:table-cell table:style-name="ce21" office:value-type="string" calcext:value-type="string">
            <text:p>AD</text:p>
          </table:table-cell>
          <table:table-cell table:style-name="ce23" table:number-columns-repeated="3"/>
          <table:table-cell table:number-columns-repeated="4"/>
          <table:table-cell table:formula="of:=RANK([.AE34];[.AE34:.AE43])+2" office:value-type="float" office:value="7" calcext:value-type="float">
            <text:p>7</text:p>
          </table:table-cell>
          <table:table-cell table:style-name="ce81" table:formula="of:=RAND()" office:value-type="float" office:value="0.688223595283662" calcext:value-type="float">
            <text:p>0,688223595283662</text:p>
          </table:table-cell>
          <table:table-cell table:number-columns-repeated="2"/>
          <table:table-cell table:formula="of:=RANK([.AI34];[.AI34:.AI43])" office:value-type="float" office:value="1" calcext:value-type="float">
            <text:p>1</text:p>
          </table:table-cell>
          <table:table-cell table:style-name="ce81" table:formula="of:=RAND()" office:value-type="float" office:value="0.910530756661962" calcext:value-type="float">
            <text:p>0,910530756661962</text:p>
          </table:table-cell>
          <table:table-cell table:number-columns-repeated="989"/>
        </table:table-row>
        <table:table-row table:style-name="ro2">
          <table:covered-table-cell table:number-columns-repeated="2"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8" table:number-rows-spanned="1">
            <text:p>Prénom :</text:p>
          </table:table-cell>
          <table:covered-table-cell table:style-name="ce131"/>
          <table:covered-table-cell table:number-columns-repeated="5" table:style-name="ce132"/>
          <table:covered-table-cell table:style-name="ce131"/>
          <table:table-cell table:style-name="ce54" office:value-type="string" calcext:value-type="string" table:number-columns-spanned="5" table:number-rows-spanned="1">
            <text:p>Classe :</text:p>
          </table:table-cell>
          <table:covered-table-cell table:number-columns-repeated="3"/>
          <table:covered-table-cell table:style-name="ce79"/>
          <table:table-cell table:style-name="ce22" table:formula="of:=[.$V$2]" office:value-type="string" office:string-value="v1978" calcext:value-type="string">
            <text:p>v1978</text:p>
          </table:table-cell>
          <table:table-cell/>
          <table:table-cell table:style-name="ce25" office:value-type="string" calcext:value-type="string" table:number-columns-spanned="5" table:number-rows-spanned="1">
            <text:p>Correction CEINTURE BLEUE 2</text:p>
          </table:table-cell>
          <table:covered-table-cell table:style-name="ce28"/>
          <table:covered-table-cell table:number-columns-repeated="2" table:style-name="ce30"/>
          <table:covered-table-cell table:style-name="ce31"/>
          <table:table-cell/>
          <table:table-cell table:formula="of:=RANK([.AE35];[.AE34:.AE43])+2" office:value-type="float" office:value="11" calcext:value-type="float">
            <text:p>11</text:p>
          </table:table-cell>
          <table:table-cell table:style-name="ce81" table:formula="of:=RAND()" office:value-type="float" office:value="0.217992000822417" calcext:value-type="float">
            <text:p>0,217992000822417</text:p>
          </table:table-cell>
          <table:table-cell table:number-columns-repeated="2"/>
          <table:table-cell table:formula="of:=RANK([.AI35];[.AI34:.AI43])" office:value-type="float" office:value="5" calcext:value-type="float">
            <text:p>5</text:p>
          </table:table-cell>
          <table:table-cell table:style-name="ce81" table:formula="of:=RAND()" office:value-type="float" office:value="0.697247258990993" calcext:value-type="float">
            <text:p>0,697247258990993</text:p>
          </table:table-cell>
          <table:table-cell table:number-columns-repeated="989"/>
        </table:table-row>
        <table:table-row table:style-name="ro3">
          <table:table-cell table:style-name="ce55" office:value-type="string" calcext:value-type="string" table:number-columns-spanned="4" table:number-rows-spanned="1">
            <text:p>Division euclidienne</text:p>
          </table:table-cell>
          <table:covered-table-cell table:number-columns-repeated="3" table:style-name="ce38"/>
          <table:table-cell table:style-name="ce55" office:value-type="string" calcext:value-type="string" table:number-columns-spanned="4" table:number-rows-spanned="1">
            <text:p>Conversion heures</text:p>
          </table:table-cell>
          <table:covered-table-cell table:number-columns-repeated="3" table:style-name="ce38"/>
          <table:table-cell table:style-name="ce55"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55" office:value-type="string" calcext:value-type="string" table:number-columns-spanned="6" table:number-rows-spanned="1">
            <text:p>Puissance d’un nombre</text:p>
          </table:table-cell>
          <table:covered-table-cell table:number-columns-repeated="5"/>
          <table:table-cell table:style-name="ce81"/>
          <table:table-cell table:style-name="ce82" office:value-type="string" calcext:value-type="string">
            <text:p>3<text:span text:style-name="T2">e</text:span></text:p>
          </table:table-cell>
          <table:table-cell table:style-name="ce87" table:formula="of:=[.V34]" office:value-type="string" office:string-value="AD" calcext:value-type="string">
            <text:p>AD</text:p>
          </table:table-cell>
          <table:table-cell table:style-name="ce29" table:number-columns-repeated="2"/>
          <table:table-cell table:style-name="ce144" table:formula="of:=[.V35]" office:value-type="string" office:string-value="v1978" calcext:value-type="string">
            <text:p>v1978</text:p>
          </table:table-cell>
          <table:table-cell table:style-name="ce81"/>
          <table:table-cell table:formula="of:=RANK([.AE36];[.AE34:.AE43])+2" office:value-type="float" office:value="3" calcext:value-type="float">
            <text:p>3</text:p>
          </table:table-cell>
          <table:table-cell table:style-name="ce81" table:formula="of:=RAND()" office:value-type="float" office:value="0.965542532029827" calcext:value-type="float">
            <text:p>0,965542532029827</text:p>
          </table:table-cell>
          <table:table-cell table:style-name="ce81" table:formula="of:=RANK([.AG36];[.AG36:.AG41])" office:value-type="float" office:value="2" calcext:value-type="float">
            <text:p>2</text:p>
          </table:table-cell>
          <table:table-cell table:style-name="ce81" table:formula="of:=RAND()" office:value-type="float" office:value="0.708719717450026" calcext:value-type="float">
            <text:p>0,708719717450026</text:p>
          </table:table-cell>
          <table:table-cell table:formula="of:=RANK([.AI36];[.AI34:.AI43])" office:value-type="float" office:value="2" calcext:value-type="float">
            <text:p>2</text:p>
          </table:table-cell>
          <table:table-cell table:style-name="ce81" table:formula="of:=RAND()" office:value-type="float" office:value="0.854872627686718" calcext:value-type="float">
            <text:p>0,854872627686718</text:p>
          </table:table-cell>
          <table:table-cell table:number-columns-repeated="989"/>
        </table:table-row>
        <table:table-row table:style-name="ro3">
          <table:table-cell table:style-name="ce4" table:formula="of:=IF([.AF37]=1;RANDBETWEEN(11;13);IF([.AF37]=2;RANDBETWEEN(14;18);IF([.AF37]=3;RANDBETWEEN(19;21);IF([.AF37]=4;RANDBETWEEN(22;24);IF([.AF37]=5;RANDBETWEEN(25;27);RANDBETWEEN(28;30))))))" office:value-type="float" office:value="20" calcext:value-type="float">
            <text:p>20</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5"/>R=</text:p>
          </table:table-cell>
          <table:table-cell table:style-name="ce51" table:formula="of:=RANDBETWEEN(1;10)" office:value-type="float" office:value="8" calcext:value-type="float">
            <text:p>8</text:p>
          </table:table-cell>
          <table:table-cell table:style-name="ce150" office:value-type="string" calcext:value-type="string">
            <text:p>h</text:p>
          </table:table-cell>
          <table:table-cell table:style-name="ce176" table:formula="of:=IF([.AF37]=1;RANDBETWEEN(1;2);IF([.AF37]=2;RANDBETWEEN(3;4);IF([.AF37]=3;5;IF([.AF37]=4;RANDBETWEEN(6;7);IF([.AF37]=5;8;9)))))*6" office:value-type="float" office:value="30" calcext:value-type="float">
            <text:p>30</text:p>
          </table:table-cell>
          <table:table-cell table:style-name="ce42" office:value-type="string" calcext:value-type="string">
            <text:p>min = <text:s text:c="8"/>h</text:p>
          </table:table-cell>
          <table:table-cell table:style-name="ce177" table:formula="of:=RANDBETWEEN(2;30)" office:value-type="float" office:value="11" calcext:value-type="float">
            <text:p>11</text:p>
          </table:table-cell>
          <table:table-cell table:style-name="ce40" office:value-type="string" calcext:value-type="string">
            <text:p>;</text:p>
          </table:table-cell>
          <table:table-cell table:style-name="ce40" table:formula="of:=RANDBETWEEN(2;30)" office:value-type="float" office:value="13" calcext:value-type="float">
            <text:p>13</text:p>
          </table:table-cell>
          <table:table-cell table:style-name="ce40" office:value-type="string" calcext:value-type="string">
            <text:p>;</text:p>
          </table:table-cell>
          <table:table-cell table:style-name="ce40" table:formula="of:=RANDBETWEEN(1;10)*3-MOD([.I37]+[.K37];3)" office:value-type="float" office:value="18" calcext:value-type="float">
            <text:p>18</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13" calcext:value-type="float">
            <text:p>13</text:p>
          </table:table-cell>
          <table:table-cell table:style-name="ce113" table:formula="of:=([.AD37]-2)*IF(ROUND(RAND());1;-1)" office:value-type="float" office:value="2" calcext:value-type="float">
            <text:p>2</text:p>
          </table:table-cell>
          <table:table-cell table:style-name="ce40" office:value-type="string" calcext:value-type="string">
            <text:p>÷</text:p>
          </table:table-cell>
          <table:table-cell table:style-name="ce40" table:formula="of:=[.Q37]" office:value-type="float" office:value="13" calcext:value-type="float">
            <text:p>13</text:p>
          </table:table-cell>
          <table:table-cell table:style-name="ce113" table:formula="of:=[.AH37]*IF(ROUND(RAND());1;-1)" office:value-type="float" office:value="-3" calcext:value-type="float">
            <text:p>-3</text:p>
          </table:table-cell>
          <table:table-cell table:style-name="ce172" office:value-type="string" calcext:value-type="string">
            <text:p>=</text:p>
          </table:table-cell>
          <table:table-cell/>
          <table:table-cell table:style-name="ce57" table:formula="of:=&quot;Q=&quot;&amp;QUOTIENT([.A37];[.C37])&amp;&quot;  R=&quot;&amp;MOD([.A37];[.C37])" office:value-type="string" office:string-value="Q=2  R=6" calcext:value-type="string">
            <text:p>Q=2 <text:s/>R=6</text:p>
          </table:table-cell>
          <table:table-cell table:style-name="ce147" table:formula="of:=[.E37]+[.G37]/60&amp;&quot; h&quot;" office:value-type="string" office:string-value="8,5 h" calcext:value-type="string">
            <text:p>8,5 h</text:p>
          </table:table-cell>
          <table:table-cell table:style-name="ce181" table:formula="of:=&quot;e=&quot;&amp;(MAX([.I37];[.K37];[.M37];[.O37])-MIN([.I37];[.K37];[.M37];[.O37]))&amp;&quot;  m=&quot;&amp;MEDIAN([.I37];[.K37];[.M37];[.O37])&amp;&quot;  x=&quot;&amp;ROUND(AVERAGE([.I37];[.K37];[.M37];[.O37]);1)" office:value-type="string" office:string-value="e=7  m=13  x=14" calcext:value-type="string">
            <text:p>e=7 <text:s/>m=13 <text:s/>x=14</text:p>
          </table:table-cell>
          <table:table-cell table:style-name="ce170" table:formula="of:=[.Q37]" office:value-type="float" office:value="13" calcext:value-type="float">
            <text:p>13</text:p>
          </table:table-cell>
          <table:table-cell table:style-name="ce183" table:formula="of:=[.R37]-[.U37]" office:value-type="float" office:value="5" calcext:value-type="float">
            <text:p>5</text:p>
          </table:table-cell>
          <table:table-cell/>
          <table:table-cell table:formula="of:=RANK([.AE37];[.AE34:.AE43])+2" office:value-type="float" office:value="4" calcext:value-type="float">
            <text:p>4</text:p>
          </table:table-cell>
          <table:table-cell table:style-name="ce81" table:formula="of:=RAND()" office:value-type="float" office:value="0.843838553776093" calcext:value-type="float">
            <text:p>0,843838553776093</text:p>
          </table:table-cell>
          <table:table-cell table:formula="of:=RANK([.AG37];[.AG36:.AG41])" office:value-type="float" office:value="3" calcext:value-type="float">
            <text:p>3</text:p>
          </table:table-cell>
          <table:table-cell table:style-name="ce81" table:formula="of:=RAND()" office:value-type="float" office:value="0.672132726400062" calcext:value-type="float">
            <text:p>0,672132726400062</text:p>
          </table:table-cell>
          <table:table-cell table:formula="of:=RANK([.AI37];[.AI34:.AI43])" office:value-type="float" office:value="3" calcext:value-type="float">
            <text:p>3</text:p>
          </table:table-cell>
          <table:table-cell table:style-name="ce81" table:formula="of:=RAND()" office:value-type="float" office:value="0.807100758101466" calcext:value-type="float">
            <text:p>0,807100758101466</text:p>
          </table:table-cell>
          <table:table-cell table:number-columns-repeated="989"/>
        </table:table-row>
        <table:table-row table:style-name="ro3">
          <table:table-cell table:style-name="ce4" table:formula="of:=IF([.AF38]=1;RANDBETWEEN(11;13);IF([.AF38]=2;RANDBETWEEN(14;18);IF([.AF38]=3;RANDBETWEEN(19;21);IF([.AF38]=4;RANDBETWEEN(22;24);IF([.AF38]=5;RANDBETWEEN(25;27);RANDBETWEEN(28;30))))))" office:value-type="float" office:value="22" calcext:value-type="float">
            <text:p>22</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5"/>R=</text:p>
          </table:table-cell>
          <table:table-cell table:style-name="ce51" table:formula="of:=RANDBETWEEN(1;10)" office:value-type="float" office:value="5" calcext:value-type="float">
            <text:p>5</text:p>
          </table:table-cell>
          <table:table-cell table:style-name="ce150" office:value-type="string" calcext:value-type="string">
            <text:p>h</text:p>
          </table:table-cell>
          <table:table-cell table:style-name="ce176" table:formula="of:=IF([.AF38]=1;RANDBETWEEN(1;2);IF([.AF38]=2;RANDBETWEEN(3;4);IF([.AF38]=3;5;IF([.AF38]=4;RANDBETWEEN(6;7);IF([.AF38]=5;8;9)))))*6" office:value-type="float" office:value="42" calcext:value-type="float">
            <text:p>42</text:p>
          </table:table-cell>
          <table:table-cell table:style-name="ce42" office:value-type="string" calcext:value-type="string">
            <text:p>min = <text:s text:c="8"/>h</text:p>
          </table:table-cell>
          <table:table-cell table:style-name="ce177" table:formula="of:=RANDBETWEEN(2;30)" office:value-type="float" office:value="26" calcext:value-type="float">
            <text:p>26</text:p>
          </table:table-cell>
          <table:table-cell table:style-name="ce40" office:value-type="string" calcext:value-type="string">
            <text:p>;</text:p>
          </table:table-cell>
          <table:table-cell table:style-name="ce40" table:formula="of:=RANDBETWEEN(2;30)" office:value-type="float" office:value="9" calcext:value-type="float">
            <text:p>9</text:p>
          </table:table-cell>
          <table:table-cell table:style-name="ce40" office:value-type="string" calcext:value-type="string">
            <text:p>;</text:p>
          </table:table-cell>
          <table:table-cell table:style-name="ce40" table:formula="of:=RANDBETWEEN(1;10)*3-MOD([.I38]+[.K38];3)" office:value-type="float" office:value="10" calcext:value-type="float">
            <text:p>10</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5" calcext:value-type="float">
            <text:p>5</text:p>
          </table:table-cell>
          <table:table-cell table:style-name="ce113" table:formula="of:=([.AD38]-2)*IF(ROUND(RAND());1;-1)" office:value-type="float" office:value="8" calcext:value-type="float">
            <text:p>8</text:p>
          </table:table-cell>
          <table:table-cell table:style-name="ce40" office:value-type="string" calcext:value-type="string">
            <text:p>÷</text:p>
          </table:table-cell>
          <table:table-cell table:style-name="ce40" table:formula="of:=[.Q38]" office:value-type="float" office:value="5" calcext:value-type="float">
            <text:p>5</text:p>
          </table:table-cell>
          <table:table-cell table:style-name="ce113" table:formula="of:=[.AH38]*IF(ROUND(RAND());1;-1)" office:value-type="float" office:value="-4" calcext:value-type="float">
            <text:p>-4</text:p>
          </table:table-cell>
          <table:table-cell table:style-name="ce172" office:value-type="string" calcext:value-type="string">
            <text:p>=</text:p>
          </table:table-cell>
          <table:table-cell/>
          <table:table-cell table:style-name="ce57" table:formula="of:=&quot;Q=&quot;&amp;QUOTIENT([.A38];[.C38])&amp;&quot;  R=&quot;&amp;MOD([.A38];[.C38])" office:value-type="string" office:string-value="Q=3  R=4" calcext:value-type="string">
            <text:p>Q=3 <text:s/>R=4</text:p>
          </table:table-cell>
          <table:table-cell table:style-name="ce147" table:formula="of:=[.E38]+[.G38]/60&amp;&quot; h&quot;" office:value-type="string" office:string-value="5,7 h" calcext:value-type="string">
            <text:p>5,7 h</text:p>
          </table:table-cell>
          <table:table-cell table:style-name="ce181" table:formula="of:=&quot;e=&quot;&amp;(MAX([.I38];[.K38];[.M38];[.O38])-MIN([.I38];[.K38];[.M38];[.O38]))&amp;&quot;  m=&quot;&amp;MEDIAN([.I38];[.K38];[.M38];[.O38])&amp;&quot;  x=&quot;&amp;ROUND(AVERAGE([.I38];[.K38];[.M38];[.O38]);1)" office:value-type="string" office:string-value="e=17  m=10  x=15" calcext:value-type="string">
            <text:p>e=17 <text:s/>m=10 <text:s/>x=15</text:p>
          </table:table-cell>
          <table:table-cell table:style-name="ce170" table:formula="of:=[.Q38]" office:value-type="float" office:value="5" calcext:value-type="float">
            <text:p>5</text:p>
          </table:table-cell>
          <table:table-cell table:style-name="ce183" table:formula="of:=[.R38]-[.U38]" office:value-type="float" office:value="12" calcext:value-type="float">
            <text:p>12</text:p>
          </table:table-cell>
          <table:table-cell/>
          <table:table-cell table:formula="of:=RANK([.AE38];[.AE34:.AE43])+2" office:value-type="float" office:value="10" calcext:value-type="float">
            <text:p>10</text:p>
          </table:table-cell>
          <table:table-cell table:style-name="ce81" table:formula="of:=RAND()" office:value-type="float" office:value="0.324612907466002" calcext:value-type="float">
            <text:p>0,324612907466002</text:p>
          </table:table-cell>
          <table:table-cell table:formula="of:=RANK([.AG38];[.AG36:.AG41])" office:value-type="float" office:value="4" calcext:value-type="float">
            <text:p>4</text:p>
          </table:table-cell>
          <table:table-cell table:style-name="ce81" table:formula="of:=RAND()" office:value-type="float" office:value="0.598332620512508" calcext:value-type="float">
            <text:p>0,598332620512508</text:p>
          </table:table-cell>
          <table:table-cell table:formula="of:=RANK([.AI38];[.AI34:.AI43])" office:value-type="float" office:value="4" calcext:value-type="float">
            <text:p>4</text:p>
          </table:table-cell>
          <table:table-cell table:style-name="ce81" table:formula="of:=RAND()" office:value-type="float" office:value="0.775298920705837" calcext:value-type="float">
            <text:p>0,775298920705837</text:p>
          </table:table-cell>
          <table:table-cell table:number-columns-repeated="989"/>
        </table:table-row>
        <table:table-row table:style-name="ro3">
          <table:table-cell table:style-name="ce4" table:formula="of:=IF([.AF39]=1;RANDBETWEEN(11;13);IF([.AF39]=2;RANDBETWEEN(14;18);IF([.AF39]=3;RANDBETWEEN(19;21);IF([.AF39]=4;RANDBETWEEN(22;24);IF([.AF39]=5;RANDBETWEEN(25;27);RANDBETWEEN(28;30))))))" office:value-type="float" office:value="11" calcext:value-type="float">
            <text:p>11</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5"/>R=</text:p>
          </table:table-cell>
          <table:table-cell table:style-name="ce51" table:formula="of:==IF([.AF39]=1;RANDBETWEEN(11;25);IF([.AF39]=2;RANDBETWEEN(26;40);IF([.AF39]=3;RANDBETWEEN(41;55);IF([.AF39]=4;RANDBETWEEN(56;70);IF([.AF39]=5;RANDBETWEEN(71;85);RANDBETWEEN(86;99))))))/10" office:value-type="float" office:value="1.7" calcext:value-type="float">
            <text:p>1,7</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18" calcext:value-type="float">
            <text:p>18</text:p>
          </table:table-cell>
          <table:table-cell table:style-name="ce40" office:value-type="string" calcext:value-type="string">
            <text:p>;</text:p>
          </table:table-cell>
          <table:table-cell table:style-name="ce40" table:formula="of:=RANDBETWEEN(2;30)" office:value-type="float" office:value="24" calcext:value-type="float">
            <text:p>24</text:p>
          </table:table-cell>
          <table:table-cell table:style-name="ce40" office:value-type="string" calcext:value-type="string">
            <text:p>;</text:p>
          </table:table-cell>
          <table:table-cell table:style-name="ce40" table:formula="of:=RANDBETWEEN(1;8)*4-MOD([.I39]+[.K39]+[.O39];4)" office:value-type="float" office:value="2" calcext:value-type="float">
            <text:p>2</text:p>
          </table:table-cell>
          <table:table-cell table:style-name="ce40" office:value-type="string" calcext:value-type="string">
            <text:p>;</text:p>
          </table:table-cell>
          <table:table-cell table:style-name="ce40" table:formula="of:=RANDBETWEEN(2;30)" office:value-type="float" office:value="28" calcext:value-type="float">
            <text:p>28</text:p>
          </table:table-cell>
          <table:table-cell table:style-name="ce56" office:value-type="string" calcext:value-type="string">
            <text:p>e=     m=       <text:span text:style-name="T11">x</text:span>=</text:p>
          </table:table-cell>
          <table:table-cell table:style-name="ce51" table:formula="of:=RANDBETWEEN(2;13)" office:value-type="float" office:value="13" calcext:value-type="float">
            <text:p>13</text:p>
          </table:table-cell>
          <table:table-cell table:style-name="ce113" table:formula="of:=([.AD39]-2)*IF(ROUND(RAND());1;-1)" office:value-type="float" office:value="6" calcext:value-type="float">
            <text:p>6</text:p>
          </table:table-cell>
          <table:table-cell table:style-name="ce40" office:value-type="string" calcext:value-type="string">
            <text:p>÷</text:p>
          </table:table-cell>
          <table:table-cell table:style-name="ce40" table:formula="of:=[.Q39]" office:value-type="float" office:value="13" calcext:value-type="float">
            <text:p>13</text:p>
          </table:table-cell>
          <table:table-cell table:style-name="ce113" table:formula="of:=[.AH39]*IF(ROUND(RAND());1;-1)" office:value-type="float" office:value="-9" calcext:value-type="float">
            <text:p>-9</text:p>
          </table:table-cell>
          <table:table-cell table:style-name="ce172" office:value-type="string" calcext:value-type="string">
            <text:p>=</text:p>
          </table:table-cell>
          <table:table-cell/>
          <table:table-cell table:style-name="ce57" table:formula="of:=&quot;Q=&quot;&amp;QUOTIENT([.A39];[.C39])&amp;&quot;  R=&quot;&amp;MOD([.A39];[.C39])" office:value-type="string" office:string-value="Q=1  R=4" calcext:value-type="string">
            <text:p>Q=1 <text:s/>R=4</text:p>
          </table:table-cell>
          <table:table-cell table:style-name="ce147" table:formula="of:=INT([.E39])&amp;&quot;h &quot;&amp;ROUND(([.E39]-INT([.E39]))*60)&amp;&quot;min&quot;" office:value-type="string" office:string-value="1h 42min" calcext:value-type="string">
            <text:p>1h 42min</text:p>
          </table:table-cell>
          <table:table-cell table:style-name="ce181" table:formula="of:=&quot;e=&quot;&amp;(MAX([.I39];[.K39];[.M39];[.O39])-MIN([.I39];[.K39];[.M39];[.O39]))&amp;&quot;  m=&quot;&amp;MEDIAN([.I39];[.K39];[.M39];[.O39])&amp;&quot;  x=&quot;&amp;ROUND(AVERAGE([.I39];[.K39];[.M39];[.O39]);1)" office:value-type="string" office:string-value="e=26  m=21  x=18" calcext:value-type="string">
            <text:p>e=26 <text:s/>m=21 <text:s/>x=18</text:p>
          </table:table-cell>
          <table:table-cell table:style-name="ce170" table:formula="of:=[.Q39]" office:value-type="float" office:value="13" calcext:value-type="float">
            <text:p>13</text:p>
          </table:table-cell>
          <table:table-cell table:style-name="ce183" table:formula="of:=[.R39]-[.U39]" office:value-type="float" office:value="15" calcext:value-type="float">
            <text:p>15</text:p>
          </table:table-cell>
          <table:table-cell/>
          <table:table-cell table:formula="of:=RANK([.AE39];[.AE34:.AE43])+2" office:value-type="float" office:value="8" calcext:value-type="float">
            <text:p>8</text:p>
          </table:table-cell>
          <table:table-cell table:style-name="ce81" table:formula="of:=RAND()" office:value-type="float" office:value="0.576892452795725" calcext:value-type="float">
            <text:p>0,576892452795725</text:p>
          </table:table-cell>
          <table:table-cell table:formula="of:=RANK([.AG39];[.AG36:.AG41])" office:value-type="float" office:value="1" calcext:value-type="float">
            <text:p>1</text:p>
          </table:table-cell>
          <table:table-cell table:style-name="ce81" table:formula="of:=RAND()" office:value-type="float" office:value="0.730599301323518" calcext:value-type="float">
            <text:p>0,730599301323518</text:p>
          </table:table-cell>
          <table:table-cell table:formula="of:=RANK([.AI39];[.AI34:.AI43])" office:value-type="float" office:value="9" calcext:value-type="float">
            <text:p>9</text:p>
          </table:table-cell>
          <table:table-cell table:style-name="ce81" table:formula="of:=RAND()" office:value-type="float" office:value="0.239874338239846" calcext:value-type="float">
            <text:p>0,239874338239846</text:p>
          </table:table-cell>
          <table:table-cell table:number-columns-repeated="989"/>
        </table:table-row>
        <table:table-row table:style-name="ro3">
          <table:table-cell table:style-name="ce4" table:formula="of:=IF([.AF40]=1;RANDBETWEEN(11;13);IF([.AF40]=2;RANDBETWEEN(14;18);IF([.AF40]=3;RANDBETWEEN(19;21);IF([.AF40]=4;RANDBETWEEN(22;24);IF([.AF40]=5;RANDBETWEEN(25;27);RANDBETWEEN(28;30))))))" office:value-type="float" office:value="25" calcext:value-type="float">
            <text:p>25</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5"/>R=</text:p>
          </table:table-cell>
          <table:table-cell table:style-name="ce51" table:formula="of:==IF([.AF40]=1;RANDBETWEEN(11;25);IF([.AF40]=2;RANDBETWEEN(26;40);IF([.AF40]=3;RANDBETWEEN(41;55);IF([.AF40]=4;RANDBETWEEN(56;70);IF([.AF40]=5;RANDBETWEEN(71;85);RANDBETWEEN(86;99))))))/10" office:value-type="float" office:value="7.2" calcext:value-type="float">
            <text:p>7,2</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8" calcext:value-type="float">
            <text:p>8</text:p>
          </table:table-cell>
          <table:table-cell table:style-name="ce40" office:value-type="string" calcext:value-type="string">
            <text:p>;</text:p>
          </table:table-cell>
          <table:table-cell table:style-name="ce40" table:formula="of:=RANDBETWEEN(2;30)" office:value-type="float" office:value="18" calcext:value-type="float">
            <text:p>18</text:p>
          </table:table-cell>
          <table:table-cell table:style-name="ce40" office:value-type="string" calcext:value-type="string">
            <text:p>;</text:p>
          </table:table-cell>
          <table:table-cell table:style-name="ce40" table:formula="of:=RANDBETWEEN(2;30)" office:value-type="float" office:value="15" calcext:value-type="float">
            <text:p>15</text:p>
          </table:table-cell>
          <table:table-cell table:style-name="ce40" office:value-type="string" calcext:value-type="string">
            <text:p>;</text:p>
          </table:table-cell>
          <table:table-cell table:style-name="ce40" table:formula="of:=RANDBETWEEN(1;8)*4-MOD([.I40]+[.K40]+[.M40];4)" office:value-type="float" office:value="23" calcext:value-type="float">
            <text:p>23</text:p>
          </table:table-cell>
          <table:table-cell table:style-name="ce56" office:value-type="string" calcext:value-type="string">
            <text:p>e=     m=       <text:span text:style-name="T11">x</text:span>=</text:p>
          </table:table-cell>
          <table:table-cell table:style-name="ce51" table:formula="of:=RANDBETWEEN(2;13)" office:value-type="float" office:value="7" calcext:value-type="float">
            <text:p>7</text:p>
          </table:table-cell>
          <table:table-cell table:style-name="ce113" table:formula="of:=([.AD40]-2)*IF(ROUND(RAND());1;-1)" office:value-type="float" office:value="7" calcext:value-type="float">
            <text:p>7</text:p>
          </table:table-cell>
          <table:table-cell table:style-name="ce40" office:value-type="string" calcext:value-type="string">
            <text:p>÷</text:p>
          </table:table-cell>
          <table:table-cell table:style-name="ce40" table:formula="of:=[.Q40]" office:value-type="float" office:value="7" calcext:value-type="float">
            <text:p>7</text:p>
          </table:table-cell>
          <table:table-cell table:style-name="ce113" table:formula="of:=[.AH40]*IF(ROUND(RAND());1;-1)" office:value-type="float" office:value="-6" calcext:value-type="float">
            <text:p>-6</text:p>
          </table:table-cell>
          <table:table-cell table:style-name="ce172" office:value-type="string" calcext:value-type="string">
            <text:p>=</text:p>
          </table:table-cell>
          <table:table-cell/>
          <table:table-cell table:style-name="ce57" table:formula="of:=&quot;Q=&quot;&amp;QUOTIENT([.A40];[.C40])&amp;&quot;  R=&quot;&amp;MOD([.A40];[.C40])" office:value-type="string" office:string-value="Q=6  R=1" calcext:value-type="string">
            <text:p>Q=6 <text:s/>R=1</text:p>
          </table:table-cell>
          <table:table-cell table:style-name="ce147" table:formula="of:=INT([.E40])&amp;&quot;h &quot;&amp;ROUND(([.E40]-INT([.E40]))*60)&amp;&quot;min&quot;" office:value-type="string" office:string-value="7h 12min" calcext:value-type="string">
            <text:p>7h 12min</text:p>
          </table:table-cell>
          <table:table-cell table:style-name="ce181" table:formula="of:=&quot;e=&quot;&amp;(MAX([.I40];[.K40];[.M40];[.O40])-MIN([.I40];[.K40];[.M40];[.O40]))&amp;&quot;  m=&quot;&amp;MEDIAN([.I40];[.K40];[.M40];[.O40])&amp;&quot;  x=&quot;&amp;ROUND(AVERAGE([.I40];[.K40];[.M40];[.O40]);1)" office:value-type="string" office:string-value="e=15  m=16,5  x=16" calcext:value-type="string">
            <text:p>e=15 <text:s/>m=16,5 <text:s/>x=16</text:p>
          </table:table-cell>
          <table:table-cell table:style-name="ce170" table:formula="of:=[.Q40]" office:value-type="float" office:value="7" calcext:value-type="float">
            <text:p>7</text:p>
          </table:table-cell>
          <table:table-cell table:style-name="ce183" table:formula="of:=[.R40]-[.U40]" office:value-type="float" office:value="13" calcext:value-type="float">
            <text:p>13</text:p>
          </table:table-cell>
          <table:table-cell/>
          <table:table-cell table:formula="of:=RANK([.AE40];[.AE34:.AE43])+2" office:value-type="float" office:value="9" calcext:value-type="float">
            <text:p>9</text:p>
          </table:table-cell>
          <table:table-cell table:style-name="ce81" table:formula="of:=RAND()" office:value-type="float" office:value="0.495811064667344" calcext:value-type="float">
            <text:p>0,495811064667344</text:p>
          </table:table-cell>
          <table:table-cell table:formula="of:=RANK([.AG40];[.AG36:.AG41])" office:value-type="float" office:value="5" calcext:value-type="float">
            <text:p>5</text:p>
          </table:table-cell>
          <table:table-cell table:style-name="ce81" table:formula="of:=RAND()" office:value-type="float" office:value="0.348476496588329" calcext:value-type="float">
            <text:p>0,348476496588329</text:p>
          </table:table-cell>
          <table:table-cell table:formula="of:=RANK([.AI40];[.AI34:.AI43])" office:value-type="float" office:value="6" calcext:value-type="float">
            <text:p>6</text:p>
          </table:table-cell>
          <table:table-cell table:style-name="ce81" table:formula="of:=RAND()" office:value-type="float" office:value="0.696671241732253" calcext:value-type="float">
            <text:p>0,696671241732253</text:p>
          </table:table-cell>
          <table:table-cell table:number-columns-repeated="989"/>
        </table:table-row>
        <table:table-row table:style-name="ro3">
          <table:table-cell table:style-name="ce4" table:formula="of:=IF([.AF41]=1;RANDBETWEEN(11;13);IF([.AF41]=2;RANDBETWEEN(14;18);IF([.AF41]=3;RANDBETWEEN(19;21);IF([.AF41]=4;RANDBETWEEN(22;24);IF([.AF41]=5;RANDBETWEEN(25;27);RANDBETWEEN(28;30))))))" office:value-type="float" office:value="30" calcext:value-type="float">
            <text:p>30</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5"/>R=</text:p>
          </table:table-cell>
          <table:table-cell table:style-name="ce51" table:formula="of:==IF([.AF41]=1;RANDBETWEEN(11;25);IF([.AF41]=2;RANDBETWEEN(26;40);IF([.AF41]=3;RANDBETWEEN(41;55);IF([.AF41]=4;RANDBETWEEN(56;70);IF([.AF41]=5;RANDBETWEEN(71;85);RANDBETWEEN(86;99))))))/10" office:value-type="float" office:value="9.8" calcext:value-type="float">
            <text:p>9,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1;8)*4-MOD([.O41]+[.M41]+[.K41];4)" office:value-type="float" office:value="10" calcext:value-type="float">
            <text:p>10</text:p>
          </table:table-cell>
          <table:table-cell table:style-name="ce40" office:value-type="string" calcext:value-type="string">
            <text:p>;</text:p>
          </table:table-cell>
          <table:table-cell table:style-name="ce40" table:formula="of:=RANDBETWEEN(2;30)" office:value-type="float" office:value="14" calcext:value-type="float">
            <text:p>14</text:p>
          </table:table-cell>
          <table:table-cell table:style-name="ce40" office:value-type="string" calcext:value-type="string">
            <text:p>;</text:p>
          </table:table-cell>
          <table:table-cell table:style-name="ce40" table:formula="of:=RANDBETWEEN(2;30)" office:value-type="float" office:value="26" calcext:value-type="float">
            <text:p>26</text:p>
          </table:table-cell>
          <table:table-cell table:style-name="ce40" office:value-type="string" calcext:value-type="string">
            <text:p>;</text:p>
          </table:table-cell>
          <table:table-cell table:style-name="ce40" table:formula="of:=RANDBETWEEN(2;30)" office:value-type="float" office:value="6" calcext:value-type="float">
            <text:p>6</text:p>
          </table:table-cell>
          <table:table-cell table:style-name="ce56" office:value-type="string" calcext:value-type="string">
            <text:p>e=     m=       <text:span text:style-name="T11">x</text:span>=</text:p>
          </table:table-cell>
          <table:table-cell table:style-name="ce51" table:formula="of:=RANDBETWEEN(2;13)" office:value-type="float" office:value="3" calcext:value-type="float">
            <text:p>3</text:p>
          </table:table-cell>
          <table:table-cell table:style-name="ce113" table:formula="of:=([.AD41]-2)*IF(ROUND(RAND());1;-1)" office:value-type="float" office:value="4" calcext:value-type="float">
            <text:p>4</text:p>
          </table:table-cell>
          <table:table-cell table:style-name="ce40" office:value-type="string" calcext:value-type="string">
            <text:p>÷</text:p>
          </table:table-cell>
          <table:table-cell table:style-name="ce40" table:formula="of:=[.Q41]" office:value-type="float" office:value="3" calcext:value-type="float">
            <text:p>3</text:p>
          </table:table-cell>
          <table:table-cell table:style-name="ce113" table:formula="of:=[.AH41]*IF(ROUND(RAND());1;-1)" office:value-type="float" office:value="-8" calcext:value-type="float">
            <text:p>-8</text:p>
          </table:table-cell>
          <table:table-cell table:style-name="ce172" office:value-type="string" calcext:value-type="string">
            <text:p>=</text:p>
          </table:table-cell>
          <table:table-cell/>
          <table:table-cell table:style-name="ce57" table:formula="of:=&quot;Q=&quot;&amp;QUOTIENT([.A41];[.C41])&amp;&quot;  R=&quot;&amp;MOD([.A41];[.C41])" office:value-type="string" office:string-value="Q=3  R=3" calcext:value-type="string">
            <text:p>Q=3 <text:s/>R=3</text:p>
          </table:table-cell>
          <table:table-cell table:style-name="ce147" table:formula="of:=INT([.E41])&amp;&quot;h &quot;&amp;ROUND(([.E41]-INT([.E41]))*60)&amp;&quot;min&quot;" office:value-type="string" office:string-value="9h 48min" calcext:value-type="string">
            <text:p>9h 48min</text:p>
          </table:table-cell>
          <table:table-cell table:style-name="ce181" table:formula="of:=&quot;e=&quot;&amp;(MAX([.I41];[.K41];[.M41];[.O41])-MIN([.I41];[.K41];[.M41];[.O41]))&amp;&quot;  m=&quot;&amp;MEDIAN([.I41];[.K41];[.M41];[.O41])&amp;&quot;  x=&quot;&amp;ROUND(AVERAGE([.I41];[.K41];[.M41];[.O41]);1)" office:value-type="string" office:string-value="e=20  m=12  x=14" calcext:value-type="string">
            <text:p>e=20 <text:s/>m=12 <text:s/>x=14</text:p>
          </table:table-cell>
          <table:table-cell table:style-name="ce170" table:formula="of:=[.Q41]" office:value-type="float" office:value="3" calcext:value-type="float">
            <text:p>3</text:p>
          </table:table-cell>
          <table:table-cell table:style-name="ce183" table:formula="of:=[.R41]-[.U41]" office:value-type="float" office:value="12" calcext:value-type="float">
            <text:p>12</text:p>
          </table:table-cell>
          <table:table-cell/>
          <table:table-cell table:formula="of:=RANK([.AE41];[.AE34:.AE43])+2" office:value-type="float" office:value="6" calcext:value-type="float">
            <text:p>6</text:p>
          </table:table-cell>
          <table:table-cell table:style-name="ce81" table:formula="of:=RAND()" office:value-type="float" office:value="0.708317661096928" calcext:value-type="float">
            <text:p>0,708317661096928</text:p>
          </table:table-cell>
          <table:table-cell table:formula="of:=RANK([.AG41];[.AG36:.AG41])" office:value-type="float" office:value="6" calcext:value-type="float">
            <text:p>6</text:p>
          </table:table-cell>
          <table:table-cell table:style-name="ce81" table:formula="of:=RAND()" office:value-type="float" office:value="0.235304526307221" calcext:value-type="float">
            <text:p>0,235304526307221</text:p>
          </table:table-cell>
          <table:table-cell table:formula="of:=RANK([.AI41];[.AI34:.AI43])" office:value-type="float" office:value="8" calcext:value-type="float">
            <text:p>8</text:p>
          </table:table-cell>
          <table:table-cell table:style-name="ce81" table:formula="of:=RAND()" office:value-type="float" office:value="0.453726366242705" calcext:value-type="float">
            <text:p>0,453726366242705</text:p>
          </table:table-cell>
          <table:table-cell table:number-columns-repeated="989"/>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6" table:number-rows-spanned="1">
            <text:p>😕 <text:s text:c="3"/>😃 <text:s text:c="3"/>😎</text:p>
          </table:table-cell>
          <table:covered-table-cell table:style-name="ce113" table:formula="of:=([.AD42]-2)*IF(ROUND(RAND());1;-1)" office:value-type="float" office:value="-3" calcext:value-type="float">
            <text:p>-3</text:p>
          </table:covered-table-cell>
          <table:covered-table-cell table:number-columns-repeated="4" table:style-name="ce15"/>
          <table:table-cell table:number-columns-repeated="7"/>
          <table:table-cell table:formula="of:=RANK([.AE42];[.AE34:.AE43])+2" office:value-type="float" office:value="5" calcext:value-type="float">
            <text:p>5</text:p>
          </table:table-cell>
          <table:table-cell table:style-name="ce81" table:formula="of:=RAND()" office:value-type="float" office:value="0.795461676673598" calcext:value-type="float">
            <text:p>0,795461676673598</text:p>
          </table:table-cell>
          <table:table-cell table:number-columns-repeated="2"/>
          <table:table-cell table:formula="of:=RANK([.AI42];[.AI34:.AI43])" office:value-type="float" office:value="7" calcext:value-type="float">
            <text:p>7</text:p>
          </table:table-cell>
          <table:table-cell table:style-name="ce81" table:formula="of:=RAND()" office:value-type="float" office:value="0.633746021932239" calcext:value-type="float">
            <text:p>0,633746021932239</text:p>
          </table:table-cell>
          <table:table-cell table:number-columns-repeated="989"/>
        </table:table-row>
        <table:table-row table:style-name="ro4">
          <table:table-cell table:number-columns-repeated="29"/>
          <table:table-cell table:formula="of:=RANK([.AE43];[.AE34:.AE43])+2" office:value-type="float" office:value="12" calcext:value-type="float">
            <text:p>12</text:p>
          </table:table-cell>
          <table:table-cell table:style-name="ce81" table:formula="of:=RAND()" office:value-type="float" office:value="0.0426806156868969" calcext:value-type="float">
            <text:p>0,042680615686897</text:p>
          </table:table-cell>
          <table:table-cell table:number-columns-repeated="2"/>
          <table:table-cell table:formula="of:=RANK([.AI43];[.AI34:.AI43])" office:value-type="float" office:value="10" calcext:value-type="float">
            <text:p>10</text:p>
          </table:table-cell>
          <table:table-cell table:style-name="ce81" table:formula="of:=RAND()" office:value-type="float" office:value="0.108244735601153" calcext:value-type="float">
            <text:p>0,108244735601153</text:p>
          </table:table-cell>
          <table:table-cell table:number-columns-repeated="989"/>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Marron One" table:style-name="ta6" table:print-ranges="'Ceinture Marron One'.A1:'Ceinture Marron One'.U44 'Ceinture Marron One'.W1:'Ceinture Marron One'.AA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1?language=Basic&amp;location=document" xlink:type="simple"/>
              </office:event-listeners>
            </form:button>
          </form:form>
        </office:forms>
        <table:shapes>
          <draw:control draw:z-index="0" draw:style-name="gr7" draw:text-style-name="P2" svg:width="1.651cm" svg:height="0.749cm" svg:x="47.926cm" svg:y="0.743cm" draw:control="control7"/>
        </table:shapes>
        <table:table-column table:style-name="co105" table:default-cell-style-name="Default"/>
        <table:table-column table:style-name="co106" table:default-cell-style-name="Default"/>
        <table:table-column table:style-name="co11" table:default-cell-style-name="Default"/>
        <table:table-column table:style-name="co60"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51" table:default-cell-style-name="Default"/>
        <table:table-column table:style-name="co110"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111" table:default-cell-style-name="Default"/>
        <table:table-column table:style-name="co16" table:default-cell-style-name="Default"/>
        <table:table-column table:style-name="co112" table:default-cell-style-name="Default"/>
        <table:table-column table:style-name="co84" table:default-cell-style-name="Default"/>
        <table:table-column table:style-name="co113" table:default-cell-style-name="Default"/>
        <table:table-column table:style-name="co4" table:default-cell-style-name="Default"/>
        <table:table-column table:style-name="co89" table:default-cell-style-name="Default"/>
        <table:table-column table:style-name="co98" table:default-cell-style-name="Default"/>
        <table:table-column table:style-name="co114" table:default-cell-style-name="Default"/>
        <table:table-column table:style-name="co115" table:default-cell-style-name="Default"/>
        <table:table-column table:style-name="co71" table:default-cell-style-name="Default"/>
        <table:table-column table:style-name="co4" table:default-cell-style-name="Default"/>
        <table:table-column table:style-name="co21" table:default-cell-style-name="Default"/>
        <table:table-column table:style-name="co116" table:default-cell-style-name="Default"/>
        <table:table-column table:style-name="co1" table:number-columns-repeated="2" table:default-cell-style-name="Default"/>
        <table:table-column table:style-name="co103" table:default-cell-style-name="Default"/>
        <table:table-column table:style-name="co4" table:number-columns-repeated="991" table:default-cell-style-name="Default"/>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11" table:number-rows-spanned="1">
            <text:p><text:span text:style-name="T6">TEST 3</text:span><text:span text:style-name="T7">e</text:span><text:span text:style-name="T6"> - Date : ……………………………</text:span></text:p>
          </table:table-cell>
          <table:covered-table-cell table:number-columns-repeated="10"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4"/>
          <table:table-cell table:number-columns-repeated="3"/>
          <table:table-cell table:formula="of:=RANK([.AD1];[.AD1:.AD10])+2" office:value-type="float" office:value="6" calcext:value-type="float">
            <text:p>6</text:p>
          </table:table-cell>
          <table:table-cell table:style-name="ce81" table:formula="of:=RAND()" office:value-type="float" office:value="0.820335867904822" calcext:value-type="float">
            <text:p>0,820335867904822</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4"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4221" calcext:value-type="string">
            <text:p>v4221</text:p>
          </table:table-cell>
          <table:table-cell/>
          <table:table-cell table:style-name="ce25" office:value-type="string" calcext:value-type="string" table:number-columns-spanned="5" table:number-rows-spanned="1">
            <text:p>Correction CEINTURE MARRON 1</text:p>
          </table:table-cell>
          <table:covered-table-cell table:style-name="ce25"/>
          <table:covered-table-cell table:style-name="ce28"/>
          <table:covered-table-cell table:style-name="ce30"/>
          <table:covered-table-cell table:style-name="ce31"/>
          <table:table-cell/>
          <table:table-cell table:formula="of:=RANK([.AD2];[.AD1:.AD10])+2" office:value-type="float" office:value="12" calcext:value-type="float">
            <text:p>12</text:p>
          </table:table-cell>
          <table:table-cell table:style-name="ce81" table:formula="of:=RAND()" office:value-type="float" office:value="0.19992862649048" calcext:value-type="float">
            <text:p>0,19992862649048</text:p>
          </table:table-cell>
          <table:table-cell table:style-name="ce15"/>
          <table:table-cell table:number-columns-repeated="993"/>
        </table:table-row>
        <table:table-row table:style-name="ro1">
          <table:table-cell table:style-name="ce55" office:value-type="string" calcext:value-type="string" table:number-columns-spanned="4" table:number-rows-spanned="1">
            <text:p>Puissance de 10</text:p>
          </table:table-cell>
          <table:covered-table-cell table:number-columns-repeated="3" table:style-name="ce38"/>
          <table:table-cell table:style-name="ce55" office:value-type="string" calcext:value-type="string" table:number-columns-spanned="5" table:number-rows-spanned="1">
            <text:p>Périmètres en cm</text:p>
          </table:table-cell>
          <table:covered-table-cell table:number-columns-repeated="4" table:style-name="ce38"/>
          <table:table-cell table:style-name="ce55" office:value-type="string" calcext:value-type="string" table:number-columns-spanned="8" table:number-rows-spanned="1">
            <text:p>Somme de 4 termes</text:p>
          </table:table-cell>
          <table:covered-table-cell table:number-columns-repeated="7" table:style-name="ce38"/>
          <table:table-cell table:style-name="ce55" office:value-type="string" calcext:value-type="string" table:number-columns-spanned="4" table:number-rows-spanned="1">
            <text:p>Valeur d’une expression</text:p>
          </table:table-cell>
          <table:covered-table-cell table:number-columns-repeated="3" table:style-name="ce38"/>
          <table:table-cell table:style-name="ce81"/>
          <table:table-cell table:style-name="ce82" office:value-type="string" calcext:value-type="string" table:number-columns-spanned="2" table:number-rows-spanned="1">
            <text:p>3<text:span text:style-name="T2">e</text:span></text:p>
          </table:table-cell>
          <table:covered-table-cell table:style-name="ce82"/>
          <table:table-cell table:style-name="ce87" table:formula="of:=[.U1]" office:value-type="string" office:string-value="AA" calcext:value-type="string">
            <text:p>AA</text:p>
          </table:table-cell>
          <table:table-cell table:style-name="ce29"/>
          <table:table-cell table:style-name="ce92" table:formula="of:=[.U2]" office:value-type="string" office:string-value="v4221" calcext:value-type="string">
            <text:p>v4221</text:p>
          </table:table-cell>
          <table:table-cell table:style-name="ce81"/>
          <table:table-cell table:formula="of:=RANK([.AD3];[.AD1:.AD10])+2" office:value-type="float" office:value="7" calcext:value-type="float">
            <text:p>7</text:p>
          </table:table-cell>
          <table:table-cell table:style-name="ce81" table:formula="of:=RAND()" office:value-type="float" office:value="0.716573365668368" calcext:value-type="float">
            <text:p>0,716573365668368</text:p>
          </table:table-cell>
          <table:table-cell table:style-name="ce15"/>
          <table:table-cell table:style-name="ce81" table:number-columns-repeated="993"/>
        </table:table-row>
        <table:table-row table:style-name="ro3">
          <table:table-cell table:style-name="ce158" table:formula="of:=CHOOSE([.AC4];&quot;&quot;;&quot;nano&quot;;&quot;micro&quot;;&quot;milli&quot;;&quot;centi&quot;;&quot;déci&quot;;&quot;déca&quot;;&quot;hecto&quot;;&quot;kilo&quot;;&quot;méga&quot;;&quot;giga&quot;;&quot;téra&quot;)" office:value-type="string" office:string-value="méga" calcext:value-type="string">
            <text:p>még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rectangle L=</text:p>
          </table:table-cell>
          <table:table-cell table:style-name="ce41" table:formula="of:=ROUND(RAND()*100)/CHOOSE(RANDBETWEEN(1;2);1;10)" office:value-type="float" office:value="48" calcext:value-type="float">
            <text:p>48</text:p>
          </table:table-cell>
          <table:table-cell table:style-name="ce47" office:value-type="string" calcext:value-type="string">
            <text:p>l=</text:p>
          </table:table-cell>
          <table:table-cell table:style-name="ce41" table:formula="of:=ROUND(RAND()*100)/CHOOSE(RANDBETWEEN(1;2);1;10)" office:value-type="float" office:value="38" calcext:value-type="float">
            <text:p>38</text:p>
          </table:table-cell>
          <table:table-cell table:style-name="ce10"/>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style-name="ce136" table:formula="of:=&quot;x + &quot;&amp;[.AE4]" office:value-type="string" office:string-value="x + 10" calcext:value-type="string">
            <text:p>x + 10</text:p>
          </table:table-cell>
          <table:table-cell table:style-name="ce137" office:value-type="string" calcext:value-type="string">
            <text:p>pour x =</text:p>
          </table:table-cell>
          <table:table-cell table:style-name="ce138" table:formula="of:=[.AC4]-5" office:value-type="float" office:value="5" calcext:value-type="float">
            <text:p>5</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4];&quot;&quot;;-9;-6;-3;-2;-1;1;2;3;6;9;12)" office:value-type="float" office:value="6" calcext:value-type="float">
            <text:p>6</text:p>
          </table:table-cell>
          <table:table-cell table:style-name="ce135" table:formula="of:=[.F4]*2+[.H4]*2&amp;&quot; cm&quot;" office:value-type="string" office:string-value="172 cm" calcext:value-type="string">
            <text:p>172 cm</text:p>
          </table:table-cell>
          <table:table-cell table:style-name="ce27" table:formula="of:=[.J4]+IF([.K4]=&quot;+&quot;;[.L4];-[.L4])+IF([.M4]=&quot;+&quot;;[.N4];-[.N4])+IF([.O4]=&quot;+&quot;;[.P4];-[.P4])" office:value-type="float" office:value="0" calcext:value-type="float">
            <text:p>0</text:p>
          </table:table-cell>
          <table:table-cell table:style-name="ce48" table:formula="of:=[.T4]+[.AE4]" office:value-type="float" office:value="15" calcext:value-type="float">
            <text:p>15</text:p>
          </table:table-cell>
          <table:table-cell/>
          <table:table-cell table:formula="of:=RANK([.AD4];[.AD1:.AD10])+2" office:value-type="float" office:value="10" calcext:value-type="float">
            <text:p>10</text:p>
          </table:table-cell>
          <table:table-cell table:style-name="ce81" table:formula="of:=RAND()" office:value-type="float" office:value="0.375761328243903" calcext:value-type="float">
            <text:p>0,375761328243903</text:p>
          </table:table-cell>
          <table:table-cell table:style-name="ce140" table:formula="of:=RANDBETWEEN(2;13)" office:value-type="float" office:value="10" calcext:value-type="float">
            <text:p>10</text:p>
          </table:table-cell>
          <table:table-cell table:style-name="ce141" table:formula="of:=RANDBETWEEN(2;5)" office:value-type="float" office:value="2" calcext:value-type="float">
            <text:p>2</text:p>
          </table:table-cell>
          <table:table-cell table:style-name="ce141" table:formula="of:=RANDBETWEEN(2;4)" office:value-type="float" office:value="2" calcext:value-type="float">
            <text:p>2</text:p>
          </table:table-cell>
          <table:table-cell table:number-columns-repeated="991"/>
        </table:table-row>
        <table:table-row table:style-name="ro3">
          <table:table-cell table:style-name="ce50" table:formula="of:=CHOOSE([.AC5];&quot;&quot;;&quot;nano&quot;;&quot;micro&quot;;&quot;milli&quot;;&quot;centi&quot;;&quot;déci&quot;;&quot;déca&quot;;&quot;hecto&quot;;&quot;kilo&quot;;&quot;méga&quot;;&quot;giga&quot;;&quot;téra&quot;)" office:value-type="string" office:string-value="hecto" calcext:value-type="string">
            <text:p>hect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carré c=</text:p>
          </table:table-cell>
          <table:table-cell table:style-name="ce41" table:formula="of:=ROUND(RAND()*100)/CHOOSE(RANDBETWEEN(1;2);1;10)" office:value-type="float" office:value="4.2" calcext:value-type="float">
            <text:p>4,2</text:p>
          </table:table-cell>
          <table:table-cell table:style-name="ce9" table:number-columns-repeated="2"/>
          <table:table-cell table:style-name="ce10"/>
          <table:table-cell table:style-name="ce4" table:formula="of:=CHOOSE(ROUND(RAND())+1;-1;1)*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136" table:formula="of:=[.AF5]&amp;&quot;x + &quot;&amp;[.AE5]" office:value-type="string" office:string-value="5x + 6" calcext:value-type="string">
            <text:p>5x + 6</text:p>
          </table:table-cell>
          <table:table-cell table:style-name="ce137" office:value-type="string" calcext:value-type="string">
            <text:p>pour x =</text:p>
          </table:table-cell>
          <table:table-cell table:style-name="ce138" table:formula="of:=[.AC5]-5" office:value-type="float" office:value="3" calcext:value-type="float">
            <text:p>3</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5];&quot;&quot;;-9;-6;-3;-2;-1;1;2;3;6;9;12)" office:value-type="float" office:value="2" calcext:value-type="float">
            <text:p>2</text:p>
          </table:table-cell>
          <table:table-cell table:style-name="ce135" table:formula="of:=[.F5]*4&amp;&quot; cm&quot;" office:value-type="string" office:string-value="16,8 cm" calcext:value-type="string">
            <text:p>16,8 cm</text:p>
          </table:table-cell>
          <table:table-cell table:style-name="ce27" table:formula="of:=[.J5]+IF([.K5]=&quot;+&quot;;[.L5];-[.L5])+IF([.M5]=&quot;+&quot;;[.N5];-[.N5])+IF([.O5]=&quot;+&quot;;[.P5];-[.P5])" office:value-type="float" office:value="1" calcext:value-type="float">
            <text:p>1</text:p>
          </table:table-cell>
          <table:table-cell table:style-name="ce48" table:formula="of:=[.AF5]*[.T5]+[.AE5]" office:value-type="float" office:value="21" calcext:value-type="float">
            <text:p>21</text:p>
          </table:table-cell>
          <table:table-cell/>
          <table:table-cell table:formula="of:=RANK([.AD5];[.AD1:.AD10])+2" office:value-type="float" office:value="8" calcext:value-type="float">
            <text:p>8</text:p>
          </table:table-cell>
          <table:table-cell table:style-name="ce81" table:formula="of:=RAND()" office:value-type="float" office:value="0.71636910237694" calcext:value-type="float">
            <text:p>0,71636910237694</text:p>
          </table:table-cell>
          <table:table-cell table:style-name="ce140" table:formula="of:=RANDBETWEEN(2;13)" office:value-type="float" office:value="6" calcext:value-type="float">
            <text:p>6</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50" table:formula="of:=CHOOSE([.AC6];&quot;&quot;;&quot;nano&quot;;&quot;micro&quot;;&quot;milli&quot;;&quot;centi&quot;;&quot;déci&quot;;&quot;déca&quot;;&quot;hecto&quot;;&quot;kilo&quot;;&quot;méga&quot;;&quot;giga&quot;;&quot;téra&quot;)" office:value-type="string" office:string-value="centi" calcext:value-type="string">
            <text:p>cent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losange c=</text:p>
          </table:table-cell>
          <table:table-cell table:style-name="ce41" table:formula="of:=ROUND(RAND()*100)/CHOOSE(RANDBETWEEN(1;2);1;10)" office:value-type="float" office:value="9.4" calcext:value-type="float">
            <text:p>9,4</text:p>
          </table:table-cell>
          <table:table-cell table:style-name="ce9" table:number-columns-repeated="2"/>
          <table:table-cell table:style-name="ce10"/>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10" office:value-type="string" calcext:value-type="string">
            <text:p>=</text:p>
          </table:table-cell>
          <table:table-cell table:style-name="ce136" table:formula="of:=&quot;-&quot;&amp;[.AF6]&amp;&quot;x - &quot;&amp;[.AE6]" office:value-type="string" office:string-value="-3x - 3" calcext:value-type="string">
            <text:p>-3x - 3</text:p>
          </table:table-cell>
          <table:table-cell table:style-name="ce137" office:value-type="string" calcext:value-type="string">
            <text:p>pour x =</text:p>
          </table:table-cell>
          <table:table-cell table:style-name="ce138" table:formula="of:=[.AC6]-5" office:value-type="float" office:value="0" calcext:value-type="float">
            <text:p>0</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6];&quot;&quot;;-9;-6;-3;-2;-1;1;2;3;6;9;12)" office:value-type="float" office:value="-2" calcext:value-type="float">
            <text:p>-2</text:p>
          </table:table-cell>
          <table:table-cell table:style-name="ce135" table:formula="of:=[.F6]*4&amp;&quot; cm&quot;" office:value-type="string" office:string-value="37,6 cm" calcext:value-type="string">
            <text:p>37,6 cm</text:p>
          </table:table-cell>
          <table:table-cell table:style-name="ce27" table:formula="of:=[.J6]+IF([.K6]=&quot;+&quot;;[.L6];-[.L6])+IF([.M6]=&quot;+&quot;;[.N6];-[.N6])+IF([.O6]=&quot;+&quot;;[.P6];-[.P6])" office:value-type="float" office:value="-18" calcext:value-type="float">
            <text:p>-18</text:p>
          </table:table-cell>
          <table:table-cell table:style-name="ce48" table:formula="of:=-[.AF6]*[.T6]-[.AE6]" office:value-type="float" office:value="-3" calcext:value-type="float">
            <text:p>-3</text:p>
          </table:table-cell>
          <table:table-cell/>
          <table:table-cell table:formula="of:=RANK([.AD6];[.AD1:.AD10])+2" office:value-type="float" office:value="5" calcext:value-type="float">
            <text:p>5</text:p>
          </table:table-cell>
          <table:table-cell table:style-name="ce81" table:formula="of:=RAND()" office:value-type="float" office:value="0.832038609265691" calcext:value-type="float">
            <text:p>0,832038609265691</text:p>
          </table:table-cell>
          <table:table-cell table:style-name="ce140" table:formula="of:=RANDBETWEEN(2;13)" office:value-type="float" office:value="3" calcext:value-type="float">
            <text:p>3</text:p>
          </table:table-cell>
          <table:table-cell table:style-name="ce141" table:formula="of:=RANDBETWEEN(2;5)" office:value-type="float" office:value="3" calcext:value-type="float">
            <text:p>3</text:p>
          </table:table-cell>
          <table:table-cell table:style-name="ce141" table:formula="of:=RANDBETWEEN(2;5)" office:value-type="float" office:value="4" calcext:value-type="float">
            <text:p>4</text:p>
          </table:table-cell>
          <table:table-cell table:number-columns-repeated="991"/>
        </table:table-row>
        <table:table-row table:style-name="ro3">
          <table:table-cell table:style-name="ce50" table:formula="of:=CHOOSE([.AC7];&quot;&quot;;&quot;nano&quot;;&quot;micro&quot;;&quot;milli&quot;;&quot;centi&quot;;&quot;déci&quot;;&quot;déca&quot;;&quot;hecto&quot;;&quot;kilo&quot;;&quot;méga&quot;;&quot;giga&quot;;&quot;téra&quot;)" office:value-type="string" office:string-value="giga" calcext:value-type="string">
            <text:p>gig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équilatéral c=</text:p>
          </table:table-cell>
          <table:table-cell table:style-name="ce161" table:formula="of:=ROUND(RAND()*100)/CHOOSE(RANDBETWEEN(1;2);1;10)" office:value-type="float" office:value="7.7" calcext:value-type="float">
            <text:p>7,7</text:p>
          </table:table-cell>
          <table:table-cell table:style-name="ce9" table:number-columns-repeated="2"/>
          <table:table-cell table:style-name="ce10"/>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10" office:value-type="string" calcext:value-type="string">
            <text:p>=</text:p>
          </table:table-cell>
          <table:table-cell table:style-name="ce136" table:formula="of:=&quot;x² + x + &quot;&amp;[.AE7]" office:value-type="string" office:string-value="x² + x + 8" calcext:value-type="string">
            <text:p>x² + x + 8</text:p>
          </table:table-cell>
          <table:table-cell table:style-name="ce137" office:value-type="string" calcext:value-type="string">
            <text:p>pour x =</text:p>
          </table:table-cell>
          <table:table-cell table:style-name="ce138" table:formula="of:=[.AC7]-5" office:value-type="float" office:value="6" calcext:value-type="float">
            <text:p>6</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7];&quot;&quot;;-9;-6;-3;-2;-1;1;2;3;6;9;12)" office:value-type="float" office:value="9" calcext:value-type="float">
            <text:p>9</text:p>
          </table:table-cell>
          <table:table-cell table:style-name="ce135" table:formula="of:=[.F7]*3&amp;&quot; cm&quot;" office:value-type="string" office:string-value="23,1 cm" calcext:value-type="string">
            <text:p>23,1 cm</text:p>
          </table:table-cell>
          <table:table-cell table:style-name="ce27" table:formula="of:=[.J7]+IF([.K7]=&quot;+&quot;;[.L7];-[.L7])+IF([.M7]=&quot;+&quot;;[.N7];-[.N7])+IF([.O7]=&quot;+&quot;;[.P7];-[.P7])" office:value-type="float" office:value="-51" calcext:value-type="float">
            <text:p>-51</text:p>
          </table:table-cell>
          <table:table-cell table:style-name="ce48" table:formula="of:=[.T7]*[.T7]+[.T7]+[.AE7]" office:value-type="float" office:value="50" calcext:value-type="float">
            <text:p>50</text:p>
          </table:table-cell>
          <table:table-cell/>
          <table:table-cell table:formula="of:=RANK([.AD7];[.AD1:.AD10])+2" office:value-type="float" office:value="11" calcext:value-type="float">
            <text:p>11</text:p>
          </table:table-cell>
          <table:table-cell table:style-name="ce81" table:formula="of:=RAND()" office:value-type="float" office:value="0.347772658428517" calcext:value-type="float">
            <text:p>0,347772658428517</text:p>
          </table:table-cell>
          <table:table-cell table:style-name="ce140" table:formula="of:=RANDBETWEEN(2;13)" office:value-type="float" office:value="8" calcext:value-type="float">
            <text:p>8</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1"/>
        </table:table-row>
        <table:table-row table:style-name="ro3">
          <table:table-cell table:style-name="ce50" table:formula="of:=CHOOSE([.AC8];&quot;&quot;;&quot;nano&quot;;&quot;micro&quot;;&quot;milli&quot;;&quot;centi&quot;;&quot;déci&quot;;&quot;déca&quot;;&quot;hecto&quot;;&quot;kilo&quot;;&quot;méga&quot;;&quot;giga&quot;;&quot;téra&quot;)" office:value-type="string" office:string-value="micro" calcext:value-type="string">
            <text:p>micr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isocèle a=</text:p>
          </table:table-cell>
          <table:table-cell table:style-name="ce161" table:formula="of:=ROUND(RAND()*100)/CHOOSE(RANDBETWEEN(1;2);1;10)" office:value-type="float" office:value="20" calcext:value-type="float">
            <text:p>20</text:p>
          </table:table-cell>
          <table:table-cell table:style-name="ce47" office:value-type="string" calcext:value-type="string">
            <text:p>b=c=</text:p>
          </table:table-cell>
          <table:table-cell table:style-name="ce41" table:formula="of:=ROUND(RAND()*100)/CHOOSE(RANDBETWEEN(1;2);1;10)" office:value-type="float" office:value="11" calcext:value-type="float">
            <text:p>11</text:p>
          </table:table-cell>
          <table:table-cell table:style-name="ce10"/>
          <table:table-cell table:style-name="ce4" table:formula="of:=CHOOSE(ROUND(RAND())+1;-1;1)*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10" office:value-type="string" calcext:value-type="string">
            <text:p>=</text:p>
          </table:table-cell>
          <table:table-cell table:style-name="ce136" table:formula="of:=[.AF8]&amp;&quot;x² - &quot;&amp;[.AG8]&amp;&quot;x + &quot;&amp;[.AE8]" office:value-type="string" office:string-value="5x² - 3x + 6" calcext:value-type="string">
            <text:p>5x² - 3x + 6</text:p>
          </table:table-cell>
          <table:table-cell table:style-name="ce137" office:value-type="string" calcext:value-type="string">
            <text:p>pour x =</text:p>
          </table:table-cell>
          <table:table-cell table:style-name="ce138" table:formula="of:=[.AC8]-5" office:value-type="float" office:value="-2" calcext:value-type="float">
            <text:p>-2</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8];&quot;&quot;;-9;-6;-3;-2;-1;1;2;3;6;9;12)" office:value-type="float" office:value="-6" calcext:value-type="float">
            <text:p>-6</text:p>
          </table:table-cell>
          <table:table-cell table:style-name="ce135" table:formula="of:=[.F8]+[.H8]*2&amp;&quot; cm&quot;" office:value-type="string" office:string-value="42 cm" calcext:value-type="string">
            <text:p>42 cm</text:p>
          </table:table-cell>
          <table:table-cell table:style-name="ce27" table:formula="of:=[.J8]+IF([.K8]=&quot;+&quot;;[.L8];-[.L8])+IF([.M8]=&quot;+&quot;;[.N8];-[.N8])+IF([.O8]=&quot;+&quot;;[.P8];-[.P8])" office:value-type="float" office:value="10" calcext:value-type="float">
            <text:p>10</text:p>
          </table:table-cell>
          <table:table-cell table:style-name="ce48" table:formula="of:=[.AF8]*[.T8]*[.T8]-[.AG8]*[.T8]+[.AE8]" office:value-type="float" office:value="32" calcext:value-type="float">
            <text:p>32</text:p>
          </table:table-cell>
          <table:table-cell/>
          <table:table-cell table:formula="of:=RANK([.AD8];[.AD1:.AD10])+2" office:value-type="float" office:value="3" calcext:value-type="float">
            <text:p>3</text:p>
          </table:table-cell>
          <table:table-cell table:style-name="ce81" table:formula="of:=RAND()" office:value-type="float" office:value="0.989908388510959" calcext:value-type="float">
            <text:p>0,989908388510959</text:p>
          </table:table-cell>
          <table:table-cell table:style-name="ce140" table:formula="of:=RANDBETWEEN(2;13)" office:value-type="float" office:value="6" calcext:value-type="float">
            <text:p>6</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7"/>
          <table:table-cell table:formula="of:=RANK([.AD9];[.AD1:.AD10])+2" office:value-type="float" office:value="9" calcext:value-type="float">
            <text:p>9</text:p>
          </table:table-cell>
          <table:table-cell table:style-name="ce81" table:formula="of:=RAND()" office:value-type="float" office:value="0.571983726911142" calcext:value-type="float">
            <text:p>0,571983726911142</text:p>
          </table:table-cell>
          <table:table-cell table:style-name="ce15"/>
          <table:table-cell table:number-columns-repeated="993"/>
        </table:table-row>
        <table:table-row table:style-name="ro6">
          <table:table-cell table:number-columns-repeated="28"/>
          <table:table-cell table:formula="of:=RANK([.AD10];[.AD1:.AD10])+2" office:value-type="float" office:value="4" calcext:value-type="float">
            <text:p>4</text:p>
          </table:table-cell>
          <table:table-cell table:style-name="ce81" table:formula="of:=RAND()" office:value-type="float" office:value="0.951836396827656" calcext:value-type="float">
            <text:p>0,951836396827656</text:p>
          </table:table-cell>
          <table:table-cell table:style-name="ce15"/>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11" table:number-rows-spanned="1">
            <text:p><text:span text:style-name="T6">TEST 3</text:span><text:span text:style-name="T7">e</text:span><text:span text:style-name="T6"> - Date : ……………………………</text:span></text:p>
          </table:table-cell>
          <table:covered-table-cell table:number-columns-repeated="10"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4"/>
          <table:table-cell table:number-columns-repeated="3"/>
          <table:table-cell table:formula="of:=RANK([.AD12];[.AD12:.AD21])+2" office:value-type="float" office:value="7" calcext:value-type="float">
            <text:p>7</text:p>
          </table:table-cell>
          <table:table-cell table:style-name="ce81" table:formula="of:=RAND()" office:value-type="float" office:value="0.709011041701155" calcext:value-type="float">
            <text:p>0,709011041701155</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4"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U$2]" office:value-type="string" office:string-value="v4221" calcext:value-type="string">
            <text:p>v4221</text:p>
          </table:table-cell>
          <table:table-cell/>
          <table:table-cell table:style-name="ce25" office:value-type="string" calcext:value-type="string" table:number-columns-spanned="5" table:number-rows-spanned="1">
            <text:p>Correction CEINTURE MARRON 1</text:p>
          </table:table-cell>
          <table:covered-table-cell table:style-name="ce25"/>
          <table:covered-table-cell table:style-name="ce28"/>
          <table:covered-table-cell table:style-name="ce30"/>
          <table:covered-table-cell table:style-name="ce31"/>
          <table:table-cell/>
          <table:table-cell table:formula="of:=RANK([.AD13];[.AD12:.AD21])+2" office:value-type="float" office:value="11" calcext:value-type="float">
            <text:p>11</text:p>
          </table:table-cell>
          <table:table-cell table:style-name="ce81" table:formula="of:=RAND()" office:value-type="float" office:value="0.438214916955888" calcext:value-type="float">
            <text:p>0,438214916955888</text:p>
          </table:table-cell>
          <table:table-cell table:style-name="ce15"/>
          <table:table-cell table:number-columns-repeated="993"/>
        </table:table-row>
        <table:table-row table:style-name="ro3">
          <table:table-cell table:style-name="ce55" office:value-type="string" calcext:value-type="string" table:number-columns-spanned="4" table:number-rows-spanned="1">
            <text:p>Puissance de 10</text:p>
          </table:table-cell>
          <table:covered-table-cell table:number-columns-repeated="3" table:style-name="ce38"/>
          <table:table-cell table:style-name="ce55" office:value-type="string" calcext:value-type="string" table:number-columns-spanned="5" table:number-rows-spanned="1">
            <text:p>Périmètres en cm</text:p>
          </table:table-cell>
          <table:covered-table-cell table:number-columns-repeated="4" table:style-name="ce38"/>
          <table:table-cell table:style-name="ce55" office:value-type="string" calcext:value-type="string" table:number-columns-spanned="8" table:number-rows-spanned="1">
            <text:p>Somme de 4 termes</text:p>
          </table:table-cell>
          <table:covered-table-cell table:number-columns-repeated="7" table:style-name="ce38"/>
          <table:table-cell table:style-name="ce55" office:value-type="string" calcext:value-type="string" table:number-columns-spanned="4" table:number-rows-spanned="1">
            <text:p>Valeur d’une expression</text:p>
          </table:table-cell>
          <table:covered-table-cell table:number-columns-repeated="3" table:style-name="ce38"/>
          <table:table-cell table:style-name="ce81"/>
          <table:table-cell table:style-name="ce82" office:value-type="string" calcext:value-type="string" table:number-columns-spanned="2" table:number-rows-spanned="1">
            <text:p>3<text:span text:style-name="T2">e</text:span></text:p>
          </table:table-cell>
          <table:covered-table-cell table:style-name="ce82"/>
          <table:table-cell table:style-name="ce87" table:formula="of:=[.U12]" office:value-type="string" office:string-value="AB" calcext:value-type="string">
            <text:p>AB</text:p>
          </table:table-cell>
          <table:table-cell table:style-name="ce29"/>
          <table:table-cell table:style-name="ce92" table:formula="of:=[.U13]" office:value-type="string" office:string-value="v4221" calcext:value-type="string">
            <text:p>v4221</text:p>
          </table:table-cell>
          <table:table-cell table:style-name="ce81"/>
          <table:table-cell table:formula="of:=RANK([.AD14];[.AD12:.AD21])+2" office:value-type="float" office:value="12" calcext:value-type="float">
            <text:p>12</text:p>
          </table:table-cell>
          <table:table-cell table:style-name="ce81" table:formula="of:=RAND()" office:value-type="float" office:value="0.108746392535015" calcext:value-type="float">
            <text:p>0,108746392535015</text:p>
          </table:table-cell>
          <table:table-cell table:style-name="ce15"/>
          <table:table-cell table:style-name="ce81" table:number-columns-repeated="2"/>
          <table:table-cell table:number-columns-repeated="991"/>
        </table:table-row>
        <table:table-row table:style-name="ro3">
          <table:table-cell table:style-name="ce158" table:formula="of:=CHOOSE([.AC15];&quot;&quot;;&quot;nano&quot;;&quot;micro&quot;;&quot;milli&quot;;&quot;centi&quot;;&quot;déci&quot;;&quot;déca&quot;;&quot;hecto&quot;;&quot;kilo&quot;;&quot;méga&quot;;&quot;giga&quot;;&quot;téra&quot;)" office:value-type="string" office:string-value="milli" calcext:value-type="string">
            <text:p>mill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rectangle L=</text:p>
          </table:table-cell>
          <table:table-cell table:style-name="ce41" table:formula="of:=ROUND(RAND()*100)/CHOOSE(RANDBETWEEN(1;2);1;10)" office:value-type="float" office:value="64" calcext:value-type="float">
            <text:p>64</text:p>
          </table:table-cell>
          <table:table-cell table:style-name="ce47" office:value-type="string" calcext:value-type="string">
            <text:p>l=</text:p>
          </table:table-cell>
          <table:table-cell table:style-name="ce41" table:formula="of:=ROUND(RAND()*100)/CHOOSE(RANDBETWEEN(1;2);1;10)" office:value-type="float" office:value="8.3" calcext:value-type="float">
            <text:p>8,3</text:p>
          </table:table-cell>
          <table:table-cell table:style-name="ce10"/>
          <table:table-cell table:style-name="ce4" table:formula="of:=CHOOSE(ROUND(RAND())+1;-1;1)*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10" office:value-type="string" calcext:value-type="string">
            <text:p>=</text:p>
          </table:table-cell>
          <table:table-cell table:style-name="ce136" table:formula="of:=&quot;x + &quot;&amp;[.AE15]" office:value-type="string" office:string-value="x + 2" calcext:value-type="string">
            <text:p>x + 2</text:p>
          </table:table-cell>
          <table:table-cell table:style-name="ce137" office:value-type="string" calcext:value-type="string">
            <text:p>pour x =</text:p>
          </table:table-cell>
          <table:table-cell table:style-name="ce138" table:formula="of:=[.AC15]-5" office:value-type="float" office:value="-1" calcext:value-type="float">
            <text:p>-1</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5];&quot;&quot;;-9;-6;-3;-2;-1;1;2;3;6;9;12)" office:value-type="float" office:value="-3" calcext:value-type="float">
            <text:p>-3</text:p>
          </table:table-cell>
          <table:table-cell table:style-name="ce135" table:formula="of:=[.F15]*2+[.H15]*2&amp;&quot; cm&quot;" office:value-type="string" office:string-value="144,6 cm" calcext:value-type="string">
            <text:p>144,6 cm</text:p>
          </table:table-cell>
          <table:table-cell table:style-name="ce27" table:formula="of:=[.J15]+IF([.K15]=&quot;+&quot;;[.L15];-[.L15])+IF([.M15]=&quot;+&quot;;[.N15];-[.N15])+IF([.O15]=&quot;+&quot;;[.P15];-[.P15])" office:value-type="float" office:value="-16" calcext:value-type="float">
            <text:p>-16</text:p>
          </table:table-cell>
          <table:table-cell table:style-name="ce48" table:formula="of:=[.T15]+[.AE15]" office:value-type="float" office:value="1" calcext:value-type="float">
            <text:p>1</text:p>
          </table:table-cell>
          <table:table-cell/>
          <table:table-cell table:formula="of:=RANK([.AD15];[.AD12:.AD21])+2" office:value-type="float" office:value="4" calcext:value-type="float">
            <text:p>4</text:p>
          </table:table-cell>
          <table:table-cell table:style-name="ce81" table:formula="of:=RAND()" office:value-type="float" office:value="0.813598591942723" calcext:value-type="float">
            <text:p>0,813598591942723</text:p>
          </table:table-cell>
          <table:table-cell table:style-name="ce140" table:formula="of:=RANDBETWEEN(2;13)" office:value-type="float" office:value="2" calcext:value-type="float">
            <text:p>2</text:p>
          </table:table-cell>
          <table:table-cell table:style-name="ce141" table:formula="of:=RANDBETWEEN(2;5)" office:value-type="float" office:value="2" calcext:value-type="float">
            <text:p>2</text:p>
          </table:table-cell>
          <table:table-cell table:style-name="ce141" table:formula="of:=RANDBETWEEN(2;4)" office:value-type="float" office:value="4" calcext:value-type="float">
            <text:p>4</text:p>
          </table:table-cell>
          <table:table-cell table:number-columns-repeated="991"/>
        </table:table-row>
        <table:table-row table:style-name="ro3">
          <table:table-cell table:style-name="ce50" table:formula="of:=CHOOSE([.AC16];&quot;&quot;;&quot;nano&quot;;&quot;micro&quot;;&quot;milli&quot;;&quot;centi&quot;;&quot;déci&quot;;&quot;déca&quot;;&quot;hecto&quot;;&quot;kilo&quot;;&quot;méga&quot;;&quot;giga&quot;;&quot;téra&quot;)" office:value-type="string" office:string-value="micro" calcext:value-type="string">
            <text:p>micr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carré c=</text:p>
          </table:table-cell>
          <table:table-cell table:style-name="ce41" table:formula="of:=ROUND(RAND()*100)/CHOOSE(RANDBETWEEN(1;2);1;10)" office:value-type="float" office:value="25" calcext:value-type="float">
            <text:p>25</text:p>
          </table:table-cell>
          <table:table-cell table:style-name="ce9" table:number-columns-repeated="2"/>
          <table:table-cell table:style-name="ce10"/>
          <table:table-cell table:style-name="ce4" table:formula="of:=CHOOSE(ROUND(RAND())+1;-1;1)*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136" table:formula="of:=[.AF16]&amp;&quot;x + &quot;&amp;[.AE16]" office:value-type="string" office:string-value="4x + 13" calcext:value-type="string">
            <text:p>4x + 13</text:p>
          </table:table-cell>
          <table:table-cell table:style-name="ce137" office:value-type="string" calcext:value-type="string">
            <text:p>pour x =</text:p>
          </table:table-cell>
          <table:table-cell table:style-name="ce138" table:formula="of:=[.AC16]-5" office:value-type="float" office:value="-2" calcext:value-type="float">
            <text:p>-2</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6];&quot;&quot;;-9;-6;-3;-2;-1;1;2;3;6;9;12)" office:value-type="float" office:value="-6" calcext:value-type="float">
            <text:p>-6</text:p>
          </table:table-cell>
          <table:table-cell table:style-name="ce135" table:formula="of:=[.F16]*4&amp;&quot; cm&quot;" office:value-type="string" office:string-value="100 cm" calcext:value-type="string">
            <text:p>100 cm</text:p>
          </table:table-cell>
          <table:table-cell table:style-name="ce27" table:formula="of:=[.J16]+IF([.K16]=&quot;+&quot;;[.L16];-[.L16])+IF([.M16]=&quot;+&quot;;[.N16];-[.N16])+IF([.O16]=&quot;+&quot;;[.P16];-[.P16])" office:value-type="float" office:value="-54" calcext:value-type="float">
            <text:p>-54</text:p>
          </table:table-cell>
          <table:table-cell table:style-name="ce48" table:formula="of:=[.AF16]*[.T16]+[.AE16]" office:value-type="float" office:value="5" calcext:value-type="float">
            <text:p>5</text:p>
          </table:table-cell>
          <table:table-cell/>
          <table:table-cell table:formula="of:=RANK([.AD16];[.AD12:.AD21])+2" office:value-type="float" office:value="3" calcext:value-type="float">
            <text:p>3</text:p>
          </table:table-cell>
          <table:table-cell table:style-name="ce81" table:formula="of:=RAND()" office:value-type="float" office:value="0.984844426467325" calcext:value-type="float">
            <text:p>0,984844426467325</text:p>
          </table:table-cell>
          <table:table-cell table:style-name="ce140" table:formula="of:=RANDBETWEEN(2;13)" office:value-type="float" office:value="13" calcext:value-type="float">
            <text:p>13</text:p>
          </table:table-cell>
          <table:table-cell table:style-name="ce141" table:formula="of:=RANDBETWEEN(2;5)" office:value-type="float" office:value="4" calcext:value-type="float">
            <text:p>4</text:p>
          </table:table-cell>
          <table:table-cell table:style-name="ce141" table:formula="of:=RANDBETWEEN(2;5)" office:value-type="float" office:value="5" calcext:value-type="float">
            <text:p>5</text:p>
          </table:table-cell>
          <table:table-cell table:number-columns-repeated="991"/>
        </table:table-row>
        <table:table-row table:style-name="ro3">
          <table:table-cell table:style-name="ce50" table:formula="of:=CHOOSE([.AC17];&quot;&quot;;&quot;nano&quot;;&quot;micro&quot;;&quot;milli&quot;;&quot;centi&quot;;&quot;déci&quot;;&quot;déca&quot;;&quot;hecto&quot;;&quot;kilo&quot;;&quot;méga&quot;;&quot;giga&quot;;&quot;téra&quot;)" office:value-type="string" office:string-value="centi" calcext:value-type="string">
            <text:p>cent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losange c=</text:p>
          </table:table-cell>
          <table:table-cell table:style-name="ce41" table:formula="of:=ROUND(RAND()*100)/CHOOSE(RANDBETWEEN(1;2);1;10)" office:value-type="float" office:value="86" calcext:value-type="float">
            <text:p>86</text:p>
          </table:table-cell>
          <table:table-cell table:style-name="ce9" table:number-columns-repeated="2"/>
          <table:table-cell table:style-name="ce10"/>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136" table:formula="of:=&quot;-&quot;&amp;[.AF17]&amp;&quot;x - &quot;&amp;[.AE17]" office:value-type="string" office:string-value="-2x - 13" calcext:value-type="string">
            <text:p>-2x - 13</text:p>
          </table:table-cell>
          <table:table-cell table:style-name="ce137" office:value-type="string" calcext:value-type="string">
            <text:p>pour x =</text:p>
          </table:table-cell>
          <table:table-cell table:style-name="ce138" table:formula="of:=[.AC17]-5" office:value-type="float" office:value="0" calcext:value-type="float">
            <text:p>0</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7];&quot;&quot;;-9;-6;-3;-2;-1;1;2;3;6;9;12)" office:value-type="float" office:value="-2" calcext:value-type="float">
            <text:p>-2</text:p>
          </table:table-cell>
          <table:table-cell table:style-name="ce135" table:formula="of:=[.F17]*4&amp;&quot; cm&quot;" office:value-type="string" office:string-value="344 cm" calcext:value-type="string">
            <text:p>344 cm</text:p>
          </table:table-cell>
          <table:table-cell table:style-name="ce27" table:formula="of:=[.J17]+IF([.K17]=&quot;+&quot;;[.L17];-[.L17])+IF([.M17]=&quot;+&quot;;[.N17];-[.N17])+IF([.O17]=&quot;+&quot;;[.P17];-[.P17])" office:value-type="float" office:value="3" calcext:value-type="float">
            <text:p>3</text:p>
          </table:table-cell>
          <table:table-cell table:style-name="ce48" table:formula="of:=-[.AF17]*[.T17]-[.AE17]" office:value-type="float" office:value="-13" calcext:value-type="float">
            <text:p>-13</text:p>
          </table:table-cell>
          <table:table-cell/>
          <table:table-cell table:formula="of:=RANK([.AD17];[.AD12:.AD21])+2" office:value-type="float" office:value="5" calcext:value-type="float">
            <text:p>5</text:p>
          </table:table-cell>
          <table:table-cell table:style-name="ce81" table:formula="of:=RAND()" office:value-type="float" office:value="0.803966083981735" calcext:value-type="float">
            <text:p>0,803966083981735</text:p>
          </table:table-cell>
          <table:table-cell table:style-name="ce140" table:formula="of:=RANDBETWEEN(2;13)" office:value-type="float" office:value="13" calcext:value-type="float">
            <text:p>13</text:p>
          </table:table-cell>
          <table:table-cell table:style-name="ce141" table:formula="of:=RANDBETWEEN(2;5)" office:value-type="float" office:value="2" calcext:value-type="float">
            <text:p>2</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50" table:formula="of:=CHOOSE([.AC18];&quot;&quot;;&quot;nano&quot;;&quot;micro&quot;;&quot;milli&quot;;&quot;centi&quot;;&quot;déci&quot;;&quot;déca&quot;;&quot;hecto&quot;;&quot;kilo&quot;;&quot;méga&quot;;&quot;giga&quot;;&quot;téra&quot;)" office:value-type="string" office:string-value="kilo" calcext:value-type="string">
            <text:p>kil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équilatéral c=</text:p>
          </table:table-cell>
          <table:table-cell table:style-name="ce161" table:formula="of:=ROUND(RAND()*100)/CHOOSE(RANDBETWEEN(1;2);1;10)" office:value-type="float" office:value="1.6" calcext:value-type="float">
            <text:p>1,6</text:p>
          </table:table-cell>
          <table:table-cell table:style-name="ce9" table:number-columns-repeated="2"/>
          <table:table-cell table:style-name="ce10"/>
          <table:table-cell table:style-name="ce4" table:formula="of:=CHOOSE(ROUND(RAND())+1;-1;1)*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10" office:value-type="string" calcext:value-type="string">
            <text:p>=</text:p>
          </table:table-cell>
          <table:table-cell table:style-name="ce136" table:formula="of:=&quot;x² + x + &quot;&amp;[.AE18]" office:value-type="string" office:string-value="x² + x + 4" calcext:value-type="string">
            <text:p>x² + x + 4</text:p>
          </table:table-cell>
          <table:table-cell table:style-name="ce137" office:value-type="string" calcext:value-type="string">
            <text:p>pour x =</text:p>
          </table:table-cell>
          <table:table-cell table:style-name="ce138" table:formula="of:=[.AC18]-5" office:value-type="float" office:value="4" calcext:value-type="float">
            <text:p>4</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8];&quot;&quot;;-9;-6;-3;-2;-1;1;2;3;6;9;12)" office:value-type="float" office:value="3" calcext:value-type="float">
            <text:p>3</text:p>
          </table:table-cell>
          <table:table-cell table:style-name="ce135" table:formula="of:=[.F18]*3&amp;&quot; cm&quot;" office:value-type="string" office:string-value="4,8 cm" calcext:value-type="string">
            <text:p>4,8 cm</text:p>
          </table:table-cell>
          <table:table-cell table:style-name="ce27" table:formula="of:=[.J18]+IF([.K18]=&quot;+&quot;;[.L18];-[.L18])+IF([.M18]=&quot;+&quot;;[.N18];-[.N18])+IF([.O18]=&quot;+&quot;;[.P18];-[.P18])" office:value-type="float" office:value="11" calcext:value-type="float">
            <text:p>11</text:p>
          </table:table-cell>
          <table:table-cell table:style-name="ce48" table:formula="of:=[.T18]*[.T18]+[.T18]+[.AE18]" office:value-type="float" office:value="24" calcext:value-type="float">
            <text:p>24</text:p>
          </table:table-cell>
          <table:table-cell/>
          <table:table-cell table:formula="of:=RANK([.AD18];[.AD12:.AD21])+2" office:value-type="float" office:value="9" calcext:value-type="float">
            <text:p>9</text:p>
          </table:table-cell>
          <table:table-cell table:style-name="ce81" table:formula="of:=RAND()" office:value-type="float" office:value="0.588441826545276" calcext:value-type="float">
            <text:p>0,588441826545276</text:p>
          </table:table-cell>
          <table:table-cell table:style-name="ce140" table:formula="of:=RANDBETWEEN(2;13)" office:value-type="float" office:value="4" calcext:value-type="float">
            <text:p>4</text:p>
          </table:table-cell>
          <table:table-cell table:style-name="ce141" table:formula="of:=RANDBETWEEN(2;5)" office:value-type="float" office:value="3" calcext:value-type="float">
            <text:p>3</text:p>
          </table:table-cell>
          <table:table-cell table:style-name="ce141" table:formula="of:=RANDBETWEEN(2;5)" office:value-type="float" office:value="4" calcext:value-type="float">
            <text:p>4</text:p>
          </table:table-cell>
          <table:table-cell table:number-columns-repeated="991"/>
        </table:table-row>
        <table:table-row table:style-name="ro3">
          <table:table-cell table:style-name="ce50" table:formula="of:=CHOOSE([.AC19];&quot;&quot;;&quot;nano&quot;;&quot;micro&quot;;&quot;milli&quot;;&quot;centi&quot;;&quot;déci&quot;;&quot;déca&quot;;&quot;hecto&quot;;&quot;kilo&quot;;&quot;méga&quot;;&quot;giga&quot;;&quot;téra&quot;)" office:value-type="string" office:string-value="méga" calcext:value-type="string">
            <text:p>még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isocèle a=</text:p>
          </table:table-cell>
          <table:table-cell table:style-name="ce161" table:formula="of:=ROUND(RAND()*100)/CHOOSE(RANDBETWEEN(1;2);1;10)" office:value-type="float" office:value="92" calcext:value-type="float">
            <text:p>92</text:p>
          </table:table-cell>
          <table:table-cell table:style-name="ce47" office:value-type="string" calcext:value-type="string">
            <text:p>b=c=</text:p>
          </table:table-cell>
          <table:table-cell table:style-name="ce41" table:formula="of:=ROUND(RAND()*100)/CHOOSE(RANDBETWEEN(1;2);1;10)" office:value-type="float" office:value="9.3" calcext:value-type="float">
            <text:p>9,3</text:p>
          </table:table-cell>
          <table:table-cell table:style-name="ce10"/>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style-name="ce136" table:formula="of:=[.AF19]&amp;&quot;x² - &quot;&amp;[.AG19]&amp;&quot;x + &quot;&amp;[.AE19]" office:value-type="string" office:string-value="3x² - 5x + 6" calcext:value-type="string">
            <text:p>3x² - 5x + 6</text:p>
          </table:table-cell>
          <table:table-cell table:style-name="ce137" office:value-type="string" calcext:value-type="string">
            <text:p>pour x =</text:p>
          </table:table-cell>
          <table:table-cell table:style-name="ce138" table:formula="of:=[.AC19]-5" office:value-type="float" office:value="5" calcext:value-type="float">
            <text:p>5</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9];&quot;&quot;;-9;-6;-3;-2;-1;1;2;3;6;9;12)" office:value-type="float" office:value="6" calcext:value-type="float">
            <text:p>6</text:p>
          </table:table-cell>
          <table:table-cell table:style-name="ce135" table:formula="of:=[.F19]+[.H19]*2&amp;&quot; cm&quot;" office:value-type="string" office:string-value="110,6 cm" calcext:value-type="string">
            <text:p>110,6 cm</text:p>
          </table:table-cell>
          <table:table-cell table:style-name="ce27" table:formula="of:=[.J19]+IF([.K19]=&quot;+&quot;;[.L19];-[.L19])+IF([.M19]=&quot;+&quot;;[.N19];-[.N19])+IF([.O19]=&quot;+&quot;;[.P19];-[.P19])" office:value-type="float" office:value="17" calcext:value-type="float">
            <text:p>17</text:p>
          </table:table-cell>
          <table:table-cell table:style-name="ce48" table:formula="of:=[.AF19]*[.T19]*[.T19]-[.AG19]*[.T19]+[.AE19]" office:value-type="float" office:value="56" calcext:value-type="float">
            <text:p>56</text:p>
          </table:table-cell>
          <table:table-cell/>
          <table:table-cell table:formula="of:=RANK([.AD19];[.AD12:.AD21])+2" office:value-type="float" office:value="10" calcext:value-type="float">
            <text:p>10</text:p>
          </table:table-cell>
          <table:table-cell table:style-name="ce81" table:formula="of:=RAND()" office:value-type="float" office:value="0.514727487999366" calcext:value-type="float">
            <text:p>0,514727487999366</text:p>
          </table:table-cell>
          <table:table-cell table:style-name="ce140" table:formula="of:=RANDBETWEEN(2;13)" office:value-type="float" office:value="6" calcext:value-type="float">
            <text:p>6</text:p>
          </table:table-cell>
          <table:table-cell table:style-name="ce141" table:formula="of:=RANDBETWEEN(2;5)" office:value-type="float" office:value="3" calcext:value-type="float">
            <text:p>3</text:p>
          </table:table-cell>
          <table:table-cell table:style-name="ce141" table:formula="of:=RANDBETWEEN(2;5)" office:value-type="float" office:value="5" calcext:value-type="float">
            <text:p>5</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7"/>
          <table:table-cell table:formula="of:=RANK([.AD20];[.AD12:.AD21])+2" office:value-type="float" office:value="8" calcext:value-type="float">
            <text:p>8</text:p>
          </table:table-cell>
          <table:table-cell table:style-name="ce81" table:formula="of:=RAND()" office:value-type="float" office:value="0.610570123486683" calcext:value-type="float">
            <text:p>0,610570123486683</text:p>
          </table:table-cell>
          <table:table-cell table:style-name="ce15"/>
          <table:table-cell table:number-columns-repeated="993"/>
        </table:table-row>
        <table:table-row table:style-name="ro6">
          <table:table-cell table:number-columns-repeated="28"/>
          <table:table-cell table:formula="of:=RANK([.AD21];[.AD12:.AD21])+2" office:value-type="float" office:value="6" calcext:value-type="float">
            <text:p>6</text:p>
          </table:table-cell>
          <table:table-cell table:style-name="ce81" table:formula="of:=RAND()" office:value-type="float" office:value="0.723195523416548" calcext:value-type="float">
            <text:p>0,723195523416548</text:p>
          </table:table-cell>
          <table:table-cell table:style-name="ce15"/>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11" table:number-rows-spanned="1">
            <text:p><text:span text:style-name="T6">TEST 3</text:span><text:span text:style-name="T7">e</text:span><text:span text:style-name="T6"> - Date : ……………………………</text:span></text:p>
          </table:table-cell>
          <table:covered-table-cell table:number-columns-repeated="10"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4"/>
          <table:table-cell table:number-columns-repeated="3"/>
          <table:table-cell table:formula="of:=RANK([.AD23];[.AD23:.AD32])+2" office:value-type="float" office:value="11" calcext:value-type="float">
            <text:p>11</text:p>
          </table:table-cell>
          <table:table-cell table:style-name="ce81" table:formula="of:=RAND()" office:value-type="float" office:value="0.302680933938172" calcext:value-type="float">
            <text:p>0,302680933938172</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4"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U$2]" office:value-type="string" office:string-value="v4221" calcext:value-type="string">
            <text:p>v4221</text:p>
          </table:table-cell>
          <table:table-cell/>
          <table:table-cell table:style-name="ce25" office:value-type="string" calcext:value-type="string" table:number-columns-spanned="5" table:number-rows-spanned="1">
            <text:p>Correction CEINTURE MARRON 1</text:p>
          </table:table-cell>
          <table:covered-table-cell table:style-name="ce25"/>
          <table:covered-table-cell table:style-name="ce28"/>
          <table:covered-table-cell table:style-name="ce30"/>
          <table:covered-table-cell table:style-name="ce31"/>
          <table:table-cell/>
          <table:table-cell table:formula="of:=RANK([.AD24];[.AD23:.AD32])+2" office:value-type="float" office:value="12" calcext:value-type="float">
            <text:p>12</text:p>
          </table:table-cell>
          <table:table-cell table:style-name="ce81" table:formula="of:=RAND()" office:value-type="float" office:value="0.0986630210223903" calcext:value-type="float">
            <text:p>0,09866302102239</text:p>
          </table:table-cell>
          <table:table-cell table:style-name="ce15"/>
          <table:table-cell table:number-columns-repeated="993"/>
        </table:table-row>
        <table:table-row table:style-name="ro3">
          <table:table-cell table:style-name="ce55" office:value-type="string" calcext:value-type="string" table:number-columns-spanned="4" table:number-rows-spanned="1">
            <text:p>Puissance de 10</text:p>
          </table:table-cell>
          <table:covered-table-cell table:number-columns-repeated="3" table:style-name="ce38"/>
          <table:table-cell table:style-name="ce55" office:value-type="string" calcext:value-type="string" table:number-columns-spanned="5" table:number-rows-spanned="1">
            <text:p>Périmètres en cm</text:p>
          </table:table-cell>
          <table:covered-table-cell table:number-columns-repeated="4" table:style-name="ce38"/>
          <table:table-cell table:style-name="ce55" office:value-type="string" calcext:value-type="string" table:number-columns-spanned="8" table:number-rows-spanned="1">
            <text:p>Somme de 4 termes</text:p>
          </table:table-cell>
          <table:covered-table-cell table:number-columns-repeated="7" table:style-name="ce38"/>
          <table:table-cell table:style-name="ce55" office:value-type="string" calcext:value-type="string" table:number-columns-spanned="4" table:number-rows-spanned="1">
            <text:p>Valeur d’une expression</text:p>
          </table:table-cell>
          <table:covered-table-cell table:number-columns-repeated="3" table:style-name="ce38"/>
          <table:table-cell table:style-name="ce81"/>
          <table:table-cell table:style-name="ce82" office:value-type="string" calcext:value-type="string" table:number-columns-spanned="2" table:number-rows-spanned="1">
            <text:p>3<text:span text:style-name="T2">e</text:span></text:p>
          </table:table-cell>
          <table:covered-table-cell table:style-name="ce82"/>
          <table:table-cell table:style-name="ce87" table:formula="of:=[.U23]" office:value-type="string" office:string-value="AC" calcext:value-type="string">
            <text:p>AC</text:p>
          </table:table-cell>
          <table:table-cell table:style-name="ce29"/>
          <table:table-cell table:style-name="ce92" table:formula="of:=[.U24]" office:value-type="string" office:string-value="v4221" calcext:value-type="string">
            <text:p>v4221</text:p>
          </table:table-cell>
          <table:table-cell table:style-name="ce81"/>
          <table:table-cell table:formula="of:=RANK([.AD25];[.AD23:.AD32])+2" office:value-type="float" office:value="5" calcext:value-type="float">
            <text:p>5</text:p>
          </table:table-cell>
          <table:table-cell table:style-name="ce81" table:formula="of:=RAND()" office:value-type="float" office:value="0.920735916716906" calcext:value-type="float">
            <text:p>0,920735916716906</text:p>
          </table:table-cell>
          <table:table-cell table:style-name="ce15"/>
          <table:table-cell table:style-name="ce81" table:number-columns-repeated="2"/>
          <table:table-cell table:number-columns-repeated="991"/>
        </table:table-row>
        <table:table-row table:style-name="ro3">
          <table:table-cell table:style-name="ce158" table:formula="of:=CHOOSE([.AC26];&quot;&quot;;&quot;nano&quot;;&quot;micro&quot;;&quot;milli&quot;;&quot;centi&quot;;&quot;déci&quot;;&quot;déca&quot;;&quot;hecto&quot;;&quot;kilo&quot;;&quot;méga&quot;;&quot;giga&quot;;&quot;téra&quot;)" office:value-type="string" office:string-value="méga" calcext:value-type="string">
            <text:p>még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rectangle L=</text:p>
          </table:table-cell>
          <table:table-cell table:style-name="ce41" table:formula="of:=ROUND(RAND()*100)/CHOOSE(RANDBETWEEN(1;2);1;10)" office:value-type="float" office:value="3" calcext:value-type="float">
            <text:p>3</text:p>
          </table:table-cell>
          <table:table-cell table:style-name="ce47" office:value-type="string" calcext:value-type="string">
            <text:p>l=</text:p>
          </table:table-cell>
          <table:table-cell table:style-name="ce41" table:formula="of:=ROUND(RAND()*100)/CHOOSE(RANDBETWEEN(1;2);1;10)" office:value-type="float" office:value="6" calcext:value-type="float">
            <text:p>6</text:p>
          </table:table-cell>
          <table:table-cell table:style-name="ce10"/>
          <table:table-cell table:style-name="ce4" table:formula="of:=CHOOSE(ROUND(RAND())+1;-1;1)*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136" table:formula="of:=&quot;x + &quot;&amp;[.AE26]" office:value-type="string" office:string-value="x + 4" calcext:value-type="string">
            <text:p>x + 4</text:p>
          </table:table-cell>
          <table:table-cell table:style-name="ce137" office:value-type="string" calcext:value-type="string">
            <text:p>pour x =</text:p>
          </table:table-cell>
          <table:table-cell table:style-name="ce138" table:formula="of:=[.AC26]-5" office:value-type="float" office:value="5" calcext:value-type="float">
            <text:p>5</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26];&quot;&quot;;-9;-6;-3;-2;-1;1;2;3;6;9;12)" office:value-type="float" office:value="6" calcext:value-type="float">
            <text:p>6</text:p>
          </table:table-cell>
          <table:table-cell table:style-name="ce135" table:formula="of:=[.F26]*2+[.H26]*2&amp;&quot; cm&quot;" office:value-type="string" office:string-value="18 cm" calcext:value-type="string">
            <text:p>18 cm</text:p>
          </table:table-cell>
          <table:table-cell table:style-name="ce27" table:formula="of:=[.J26]+IF([.K26]=&quot;+&quot;;[.L26];-[.L26])+IF([.M26]=&quot;+&quot;;[.N26];-[.N26])+IF([.O26]=&quot;+&quot;;[.P26];-[.P26])" office:value-type="float" office:value="40" calcext:value-type="float">
            <text:p>40</text:p>
          </table:table-cell>
          <table:table-cell table:style-name="ce48" table:formula="of:=[.T26]+[.AE26]" office:value-type="float" office:value="9" calcext:value-type="float">
            <text:p>9</text:p>
          </table:table-cell>
          <table:table-cell/>
          <table:table-cell table:formula="of:=RANK([.AD26];[.AD23:.AD32])+2" office:value-type="float" office:value="10" calcext:value-type="float">
            <text:p>10</text:p>
          </table:table-cell>
          <table:table-cell table:style-name="ce81" table:formula="of:=RAND()" office:value-type="float" office:value="0.361870928640542" calcext:value-type="float">
            <text:p>0,361870928640542</text:p>
          </table:table-cell>
          <table:table-cell table:style-name="ce140" table:formula="of:=RANDBETWEEN(2;13)" office:value-type="float" office:value="4" calcext:value-type="float">
            <text:p>4</text:p>
          </table:table-cell>
          <table:table-cell table:style-name="ce141" table:formula="of:=RANDBETWEEN(2;5)" office:value-type="float" office:value="3" calcext:value-type="float">
            <text:p>3</text:p>
          </table:table-cell>
          <table:table-cell table:style-name="ce141" table:formula="of:=RANDBETWEEN(2;4)" office:value-type="float" office:value="2" calcext:value-type="float">
            <text:p>2</text:p>
          </table:table-cell>
          <table:table-cell table:number-columns-repeated="991"/>
        </table:table-row>
        <table:table-row table:style-name="ro3">
          <table:table-cell table:style-name="ce50" table:formula="of:=CHOOSE([.AC27];&quot;&quot;;&quot;nano&quot;;&quot;micro&quot;;&quot;milli&quot;;&quot;centi&quot;;&quot;déci&quot;;&quot;déca&quot;;&quot;hecto&quot;;&quot;kilo&quot;;&quot;méga&quot;;&quot;giga&quot;;&quot;téra&quot;)" office:value-type="string" office:string-value="milli" calcext:value-type="string">
            <text:p>mill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carré c=</text:p>
          </table:table-cell>
          <table:table-cell table:style-name="ce41" table:formula="of:=ROUND(RAND()*100)/CHOOSE(RANDBETWEEN(1;2);1;10)" office:value-type="float" office:value="9.5" calcext:value-type="float">
            <text:p>9,5</text:p>
          </table:table-cell>
          <table:table-cell table:style-name="ce9" table:number-columns-repeated="2"/>
          <table:table-cell table:style-name="ce10"/>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10" office:value-type="string" calcext:value-type="string">
            <text:p>=</text:p>
          </table:table-cell>
          <table:table-cell table:style-name="ce136" table:formula="of:=[.AF27]&amp;&quot;x + &quot;&amp;[.AE27]" office:value-type="string" office:string-value="3x + 8" calcext:value-type="string">
            <text:p>3x + 8</text:p>
          </table:table-cell>
          <table:table-cell table:style-name="ce137" office:value-type="string" calcext:value-type="string">
            <text:p>pour x =</text:p>
          </table:table-cell>
          <table:table-cell table:style-name="ce138" table:formula="of:=[.AC27]-5" office:value-type="float" office:value="-1" calcext:value-type="float">
            <text:p>-1</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27];&quot;&quot;;-9;-6;-3;-2;-1;1;2;3;6;9;12)" office:value-type="float" office:value="-3" calcext:value-type="float">
            <text:p>-3</text:p>
          </table:table-cell>
          <table:table-cell table:style-name="ce135" table:formula="of:=[.F27]*4&amp;&quot; cm&quot;" office:value-type="string" office:string-value="38 cm" calcext:value-type="string">
            <text:p>38 cm</text:p>
          </table:table-cell>
          <table:table-cell table:style-name="ce27" table:formula="of:=[.J27]+IF([.K27]=&quot;+&quot;;[.L27];-[.L27])+IF([.M27]=&quot;+&quot;;[.N27];-[.N27])+IF([.O27]=&quot;+&quot;;[.P27];-[.P27])" office:value-type="float" office:value="10" calcext:value-type="float">
            <text:p>10</text:p>
          </table:table-cell>
          <table:table-cell table:style-name="ce48" table:formula="of:=[.AF27]*[.T27]+[.AE27]" office:value-type="float" office:value="5" calcext:value-type="float">
            <text:p>5</text:p>
          </table:table-cell>
          <table:table-cell/>
          <table:table-cell table:formula="of:=RANK([.AD27];[.AD23:.AD32])+2" office:value-type="float" office:value="4" calcext:value-type="float">
            <text:p>4</text:p>
          </table:table-cell>
          <table:table-cell table:style-name="ce81" table:formula="of:=RAND()" office:value-type="float" office:value="0.932958355195369" calcext:value-type="float">
            <text:p>0,932958355195369</text:p>
          </table:table-cell>
          <table:table-cell table:style-name="ce140" table:formula="of:=RANDBETWEEN(2;13)" office:value-type="float" office:value="8" calcext:value-type="float">
            <text:p>8</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1"/>
        </table:table-row>
        <table:table-row table:style-name="ro3">
          <table:table-cell table:style-name="ce50" table:formula="of:=CHOOSE([.AC28];&quot;&quot;;&quot;nano&quot;;&quot;micro&quot;;&quot;milli&quot;;&quot;centi&quot;;&quot;déci&quot;;&quot;déca&quot;;&quot;hecto&quot;;&quot;kilo&quot;;&quot;méga&quot;;&quot;giga&quot;;&quot;téra&quot;)" office:value-type="string" office:string-value="micro" calcext:value-type="string">
            <text:p>micr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losange c=</text:p>
          </table:table-cell>
          <table:table-cell table:style-name="ce41" table:formula="of:=ROUND(RAND()*100)/CHOOSE(RANDBETWEEN(1;2);1;10)" office:value-type="float" office:value="36" calcext:value-type="float">
            <text:p>36</text:p>
          </table:table-cell>
          <table:table-cell table:style-name="ce9" table:number-columns-repeated="2"/>
          <table:table-cell table:style-name="ce10"/>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136" table:formula="of:=&quot;-&quot;&amp;[.AF28]&amp;&quot;x - &quot;&amp;[.AE28]" office:value-type="string" office:string-value="-5x - 12" calcext:value-type="string">
            <text:p>-5x - 12</text:p>
          </table:table-cell>
          <table:table-cell table:style-name="ce137" office:value-type="string" calcext:value-type="string">
            <text:p>pour x =</text:p>
          </table:table-cell>
          <table:table-cell table:style-name="ce138" table:formula="of:=[.AC28]-5" office:value-type="float" office:value="-2" calcext:value-type="float">
            <text:p>-2</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28];&quot;&quot;;-9;-6;-3;-2;-1;1;2;3;6;9;12)" office:value-type="float" office:value="-6" calcext:value-type="float">
            <text:p>-6</text:p>
          </table:table-cell>
          <table:table-cell table:style-name="ce135" table:formula="of:=[.F28]*4&amp;&quot; cm&quot;" office:value-type="string" office:string-value="144 cm" calcext:value-type="string">
            <text:p>144 cm</text:p>
          </table:table-cell>
          <table:table-cell table:style-name="ce27" table:formula="of:=[.J28]+IF([.K28]=&quot;+&quot;;[.L28];-[.L28])+IF([.M28]=&quot;+&quot;;[.N28];-[.N28])+IF([.O28]=&quot;+&quot;;[.P28];-[.P28])" office:value-type="float" office:value="33" calcext:value-type="float">
            <text:p>33</text:p>
          </table:table-cell>
          <table:table-cell table:style-name="ce48" table:formula="of:=-[.AF28]*[.T28]-[.AE28]" office:value-type="float" office:value="-2" calcext:value-type="float">
            <text:p>-2</text:p>
          </table:table-cell>
          <table:table-cell/>
          <table:table-cell table:formula="of:=RANK([.AD28];[.AD23:.AD32])+2" office:value-type="float" office:value="3" calcext:value-type="float">
            <text:p>3</text:p>
          </table:table-cell>
          <table:table-cell table:style-name="ce81" table:formula="of:=RAND()" office:value-type="float" office:value="0.985676600989682" calcext:value-type="float">
            <text:p>0,985676600989682</text:p>
          </table:table-cell>
          <table:table-cell table:style-name="ce140" table:formula="of:=RANDBETWEEN(2;13)" office:value-type="float" office:value="12" calcext:value-type="float">
            <text:p>12</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50" table:formula="of:=CHOOSE([.AC29];&quot;&quot;;&quot;nano&quot;;&quot;micro&quot;;&quot;milli&quot;;&quot;centi&quot;;&quot;déci&quot;;&quot;déca&quot;;&quot;hecto&quot;;&quot;kilo&quot;;&quot;méga&quot;;&quot;giga&quot;;&quot;téra&quot;)" office:value-type="string" office:string-value="kilo" calcext:value-type="string">
            <text:p>kil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équilatéral c=</text:p>
          </table:table-cell>
          <table:table-cell table:style-name="ce161" table:formula="of:=ROUND(RAND()*100)/CHOOSE(RANDBETWEEN(1;2);1;10)" office:value-type="float" office:value="73" calcext:value-type="float">
            <text:p>73</text:p>
          </table:table-cell>
          <table:table-cell table:style-name="ce9" table:number-columns-repeated="2"/>
          <table:table-cell table:style-name="ce10"/>
          <table:table-cell table:style-name="ce4" table:formula="of:=CHOOSE(ROUND(RAND())+1;-1;1)*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10" office:value-type="string" calcext:value-type="string">
            <text:p>=</text:p>
          </table:table-cell>
          <table:table-cell table:style-name="ce136" table:formula="of:=&quot;x² + x + &quot;&amp;[.AE29]" office:value-type="string" office:string-value="x² + x + 5" calcext:value-type="string">
            <text:p>x² + x + 5</text:p>
          </table:table-cell>
          <table:table-cell table:style-name="ce137" office:value-type="string" calcext:value-type="string">
            <text:p>pour x =</text:p>
          </table:table-cell>
          <table:table-cell table:style-name="ce138" table:formula="of:=[.AC29]-5" office:value-type="float" office:value="4" calcext:value-type="float">
            <text:p>4</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29];&quot;&quot;;-9;-6;-3;-2;-1;1;2;3;6;9;12)" office:value-type="float" office:value="3" calcext:value-type="float">
            <text:p>3</text:p>
          </table:table-cell>
          <table:table-cell table:style-name="ce135" table:formula="of:=[.F29]*3&amp;&quot; cm&quot;" office:value-type="string" office:string-value="219 cm" calcext:value-type="string">
            <text:p>219 cm</text:p>
          </table:table-cell>
          <table:table-cell table:style-name="ce27" table:formula="of:=[.J29]+IF([.K29]=&quot;+&quot;;[.L29];-[.L29])+IF([.M29]=&quot;+&quot;;[.N29];-[.N29])+IF([.O29]=&quot;+&quot;;[.P29];-[.P29])" office:value-type="float" office:value="-70" calcext:value-type="float">
            <text:p>-70</text:p>
          </table:table-cell>
          <table:table-cell table:style-name="ce48" table:formula="of:=[.T29]*[.T29]+[.T29]+[.AE29]" office:value-type="float" office:value="25" calcext:value-type="float">
            <text:p>25</text:p>
          </table:table-cell>
          <table:table-cell/>
          <table:table-cell table:formula="of:=RANK([.AD29];[.AD23:.AD32])+2" office:value-type="float" office:value="9" calcext:value-type="float">
            <text:p>9</text:p>
          </table:table-cell>
          <table:table-cell table:style-name="ce81" table:formula="of:=RAND()" office:value-type="float" office:value="0.420629702029987" calcext:value-type="float">
            <text:p>0,420629702029987</text:p>
          </table:table-cell>
          <table:table-cell table:style-name="ce140" table:formula="of:=RANDBETWEEN(2;13)" office:value-type="float" office:value="5" calcext:value-type="float">
            <text:p>5</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1"/>
        </table:table-row>
        <table:table-row table:style-name="ro3">
          <table:table-cell table:style-name="ce50" table:formula="of:=CHOOSE([.AC30];&quot;&quot;;&quot;nano&quot;;&quot;micro&quot;;&quot;milli&quot;;&quot;centi&quot;;&quot;déci&quot;;&quot;déca&quot;;&quot;hecto&quot;;&quot;kilo&quot;;&quot;méga&quot;;&quot;giga&quot;;&quot;téra&quot;)" office:value-type="string" office:string-value="hecto" calcext:value-type="string">
            <text:p>hect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isocèle a=</text:p>
          </table:table-cell>
          <table:table-cell table:style-name="ce161" table:formula="of:=ROUND(RAND()*100)/CHOOSE(RANDBETWEEN(1;2);1;10)" office:value-type="float" office:value="1" calcext:value-type="float">
            <text:p>1</text:p>
          </table:table-cell>
          <table:table-cell table:style-name="ce47" office:value-type="string" calcext:value-type="string">
            <text:p>b=c=</text:p>
          </table:table-cell>
          <table:table-cell table:style-name="ce41" table:formula="of:=ROUND(RAND()*100)/CHOOSE(RANDBETWEEN(1;2);1;10)" office:value-type="float" office:value="41" calcext:value-type="float">
            <text:p>41</text:p>
          </table:table-cell>
          <table:table-cell table:style-name="ce10"/>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style-name="ce136" table:formula="of:=[.AF30]&amp;&quot;x² - &quot;&amp;[.AG30]&amp;&quot;x + &quot;&amp;[.AE30]" office:value-type="string" office:string-value="3x² - 4x + 8" calcext:value-type="string">
            <text:p>3x² - 4x + 8</text:p>
          </table:table-cell>
          <table:table-cell table:style-name="ce137" office:value-type="string" calcext:value-type="string">
            <text:p>pour x =</text:p>
          </table:table-cell>
          <table:table-cell table:style-name="ce138" table:formula="of:=[.AC30]-5" office:value-type="float" office:value="3" calcext:value-type="float">
            <text:p>3</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30];&quot;&quot;;-9;-6;-3;-2;-1;1;2;3;6;9;12)" office:value-type="float" office:value="2" calcext:value-type="float">
            <text:p>2</text:p>
          </table:table-cell>
          <table:table-cell table:style-name="ce135" table:formula="of:=[.F30]+[.H30]*2&amp;&quot; cm&quot;" office:value-type="string" office:string-value="83 cm" calcext:value-type="string">
            <text:p>83 cm</text:p>
          </table:table-cell>
          <table:table-cell table:style-name="ce27" table:formula="of:=[.J30]+IF([.K30]=&quot;+&quot;;[.L30];-[.L30])+IF([.M30]=&quot;+&quot;;[.N30];-[.N30])+IF([.O30]=&quot;+&quot;;[.P30];-[.P30])" office:value-type="float" office:value="-56" calcext:value-type="float">
            <text:p>-56</text:p>
          </table:table-cell>
          <table:table-cell table:style-name="ce48" table:formula="of:=[.AF30]*[.T30]*[.T30]-[.AG30]*[.T30]+[.AE30]" office:value-type="float" office:value="23" calcext:value-type="float">
            <text:p>23</text:p>
          </table:table-cell>
          <table:table-cell/>
          <table:table-cell table:formula="of:=RANK([.AD30];[.AD23:.AD32])+2" office:value-type="float" office:value="8" calcext:value-type="float">
            <text:p>8</text:p>
          </table:table-cell>
          <table:table-cell table:style-name="ce81" table:formula="of:=RAND()" office:value-type="float" office:value="0.438561445951316" calcext:value-type="float">
            <text:p>0,438561445951316</text:p>
          </table:table-cell>
          <table:table-cell table:style-name="ce140" table:formula="of:=RANDBETWEEN(2;13)" office:value-type="float" office:value="8" calcext:value-type="float">
            <text:p>8</text:p>
          </table:table-cell>
          <table:table-cell table:style-name="ce141" table:formula="of:=RANDBETWEEN(2;5)" office:value-type="float" office:value="3" calcext:value-type="float">
            <text:p>3</text:p>
          </table:table-cell>
          <table:table-cell table:style-name="ce141" table:formula="of:=RANDBETWEEN(2;5)" office:value-type="float" office:value="4" calcext:value-type="float">
            <text:p>4</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7"/>
          <table:table-cell table:formula="of:=RANK([.AD31];[.AD23:.AD32])+2" office:value-type="float" office:value="7" calcext:value-type="float">
            <text:p>7</text:p>
          </table:table-cell>
          <table:table-cell table:style-name="ce81" table:formula="of:=RAND()" office:value-type="float" office:value="0.538043535512311" calcext:value-type="float">
            <text:p>0,538043535512311</text:p>
          </table:table-cell>
          <table:table-cell table:style-name="ce15"/>
          <table:table-cell table:number-columns-repeated="993"/>
        </table:table-row>
        <table:table-row table:style-name="ro6">
          <table:table-cell table:number-columns-repeated="28"/>
          <table:table-cell table:formula="of:=RANK([.AD32];[.AD23:.AD32])+2" office:value-type="float" office:value="6" calcext:value-type="float">
            <text:p>6</text:p>
          </table:table-cell>
          <table:table-cell table:style-name="ce81" table:formula="of:=RAND()" office:value-type="float" office:value="0.697667310418383" calcext:value-type="float">
            <text:p>0,697667310418383</text:p>
          </table:table-cell>
          <table:table-cell table:style-name="ce15"/>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11" table:number-rows-spanned="1">
            <text:p><text:span text:style-name="T6">TEST 3</text:span><text:span text:style-name="T7">e</text:span><text:span text:style-name="T6"> - Date : ……………………………</text:span></text:p>
          </table:table-cell>
          <table:covered-table-cell table:number-columns-repeated="10"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4"/>
          <table:table-cell table:number-columns-repeated="3"/>
          <table:table-cell table:formula="of:=RANK([.AD34];[.AD34:.AD43])+2" office:value-type="float" office:value="10" calcext:value-type="float">
            <text:p>10</text:p>
          </table:table-cell>
          <table:table-cell table:style-name="ce81" table:formula="of:=RAND()" office:value-type="float" office:value="0.359529992936503" calcext:value-type="float">
            <text:p>0,359529992936503</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4"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U$2]" office:value-type="string" office:string-value="v4221" calcext:value-type="string">
            <text:p>v4221</text:p>
          </table:table-cell>
          <table:table-cell/>
          <table:table-cell table:style-name="ce25" office:value-type="string" calcext:value-type="string" table:number-columns-spanned="5" table:number-rows-spanned="1">
            <text:p>Correction CEINTURE MARRON 1</text:p>
          </table:table-cell>
          <table:covered-table-cell table:style-name="ce25"/>
          <table:covered-table-cell table:style-name="ce28"/>
          <table:covered-table-cell table:style-name="ce30"/>
          <table:covered-table-cell table:style-name="ce31"/>
          <table:table-cell/>
          <table:table-cell table:formula="of:=RANK([.AD35];[.AD34:.AD43])+2" office:value-type="float" office:value="8" calcext:value-type="float">
            <text:p>8</text:p>
          </table:table-cell>
          <table:table-cell table:style-name="ce81" table:formula="of:=RAND()" office:value-type="float" office:value="0.658227732442725" calcext:value-type="float">
            <text:p>0,658227732442725</text:p>
          </table:table-cell>
          <table:table-cell table:style-name="ce15"/>
          <table:table-cell table:number-columns-repeated="993"/>
        </table:table-row>
        <table:table-row table:style-name="ro3">
          <table:table-cell table:style-name="ce55" office:value-type="string" calcext:value-type="string" table:number-columns-spanned="4" table:number-rows-spanned="1">
            <text:p>Puissance de 10</text:p>
          </table:table-cell>
          <table:covered-table-cell table:number-columns-repeated="3" table:style-name="ce38"/>
          <table:table-cell table:style-name="ce55" office:value-type="string" calcext:value-type="string" table:number-columns-spanned="5" table:number-rows-spanned="1">
            <text:p>Périmètres en cm</text:p>
          </table:table-cell>
          <table:covered-table-cell table:number-columns-repeated="4" table:style-name="ce38"/>
          <table:table-cell table:style-name="ce55" office:value-type="string" calcext:value-type="string" table:number-columns-spanned="8" table:number-rows-spanned="1">
            <text:p>Somme de 4 termes</text:p>
          </table:table-cell>
          <table:covered-table-cell table:number-columns-repeated="7" table:style-name="ce38"/>
          <table:table-cell table:style-name="ce55" office:value-type="string" calcext:value-type="string" table:number-columns-spanned="4" table:number-rows-spanned="1">
            <text:p>Valeur d’une expression</text:p>
          </table:table-cell>
          <table:covered-table-cell table:number-columns-repeated="3" table:style-name="ce38"/>
          <table:table-cell table:style-name="ce81"/>
          <table:table-cell table:style-name="ce82" office:value-type="string" calcext:value-type="string" table:number-columns-spanned="2" table:number-rows-spanned="1">
            <text:p>3<text:span text:style-name="T2">e</text:span></text:p>
          </table:table-cell>
          <table:covered-table-cell table:style-name="ce82"/>
          <table:table-cell table:style-name="ce87" table:formula="of:=[.U34]" office:value-type="string" office:string-value="AD" calcext:value-type="string">
            <text:p>AD</text:p>
          </table:table-cell>
          <table:table-cell table:style-name="ce29"/>
          <table:table-cell table:style-name="ce92" table:formula="of:=[.U35]" office:value-type="string" office:string-value="v4221" calcext:value-type="string">
            <text:p>v4221</text:p>
          </table:table-cell>
          <table:table-cell table:style-name="ce81"/>
          <table:table-cell table:formula="of:=RANK([.AD36];[.AD34:.AD43])+2" office:value-type="float" office:value="9" calcext:value-type="float">
            <text:p>9</text:p>
          </table:table-cell>
          <table:table-cell table:style-name="ce81" table:formula="of:=RAND()" office:value-type="float" office:value="0.583998225627946" calcext:value-type="float">
            <text:p>0,583998225627946</text:p>
          </table:table-cell>
          <table:table-cell table:style-name="ce15"/>
          <table:table-cell table:style-name="ce81" table:number-columns-repeated="2"/>
          <table:table-cell table:number-columns-repeated="991"/>
        </table:table-row>
        <table:table-row table:style-name="ro3">
          <table:table-cell table:style-name="ce158" table:formula="of:=CHOOSE([.AC37];&quot;&quot;;&quot;nano&quot;;&quot;micro&quot;;&quot;milli&quot;;&quot;centi&quot;;&quot;déci&quot;;&quot;déca&quot;;&quot;hecto&quot;;&quot;kilo&quot;;&quot;méga&quot;;&quot;giga&quot;;&quot;téra&quot;)" office:value-type="string" office:string-value="déci" calcext:value-type="string">
            <text:p>déc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rectangle L=</text:p>
          </table:table-cell>
          <table:table-cell table:style-name="ce41" table:formula="of:=ROUND(RAND()*100)/CHOOSE(RANDBETWEEN(1;2);1;10)" office:value-type="float" office:value="2.2" calcext:value-type="float">
            <text:p>2,2</text:p>
          </table:table-cell>
          <table:table-cell table:style-name="ce47" office:value-type="string" calcext:value-type="string">
            <text:p>l=</text:p>
          </table:table-cell>
          <table:table-cell table:style-name="ce41" table:formula="of:=ROUND(RAND()*100)/CHOOSE(RANDBETWEEN(1;2);1;10)" office:value-type="float" office:value="6" calcext:value-type="float">
            <text:p>6</text:p>
          </table:table-cell>
          <table:table-cell table:style-name="ce10"/>
          <table:table-cell table:style-name="ce4" table:formula="of:=CHOOSE(ROUND(RAND())+1;-1;1)*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10" office:value-type="string" calcext:value-type="string">
            <text:p>=</text:p>
          </table:table-cell>
          <table:table-cell table:style-name="ce136" table:formula="of:=&quot;x + &quot;&amp;[.AE37]" office:value-type="string" office:string-value="x + 9" calcext:value-type="string">
            <text:p>x + 9</text:p>
          </table:table-cell>
          <table:table-cell table:style-name="ce137" office:value-type="string" calcext:value-type="string">
            <text:p>pour x =</text:p>
          </table:table-cell>
          <table:table-cell table:style-name="ce138" table:formula="of:=[.AC37]-5" office:value-type="float" office:value="1" calcext:value-type="float">
            <text:p>1</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37];&quot;&quot;;-9;-6;-3;-2;-1;1;2;3;6;9;12)" office:value-type="float" office:value="-1" calcext:value-type="float">
            <text:p>-1</text:p>
          </table:table-cell>
          <table:table-cell table:style-name="ce135" table:formula="of:=[.F37]*2+[.H37]*2&amp;&quot; cm&quot;" office:value-type="string" office:string-value="16,4 cm" calcext:value-type="string">
            <text:p>16,4 cm</text:p>
          </table:table-cell>
          <table:table-cell table:style-name="ce27" table:formula="of:=[.J37]+IF([.K37]=&quot;+&quot;;[.L37];-[.L37])+IF([.M37]=&quot;+&quot;;[.N37];-[.N37])+IF([.O37]=&quot;+&quot;;[.P37];-[.P37])" office:value-type="float" office:value="17" calcext:value-type="float">
            <text:p>17</text:p>
          </table:table-cell>
          <table:table-cell table:style-name="ce48" table:formula="of:=[.T37]+[.AE37]" office:value-type="float" office:value="10" calcext:value-type="float">
            <text:p>10</text:p>
          </table:table-cell>
          <table:table-cell/>
          <table:table-cell table:formula="of:=RANK([.AD37];[.AD34:.AD43])+2" office:value-type="float" office:value="6" calcext:value-type="float">
            <text:p>6</text:p>
          </table:table-cell>
          <table:table-cell table:style-name="ce81" table:formula="of:=RAND()" office:value-type="float" office:value="0.796594682617816" calcext:value-type="float">
            <text:p>0,796594682617816</text:p>
          </table:table-cell>
          <table:table-cell table:style-name="ce140" table:formula="of:=RANDBETWEEN(2;13)" office:value-type="float" office:value="9" calcext:value-type="float">
            <text:p>9</text:p>
          </table:table-cell>
          <table:table-cell table:style-name="ce141" table:formula="of:=RANDBETWEEN(2;5)" office:value-type="float" office:value="5" calcext:value-type="float">
            <text:p>5</text:p>
          </table:table-cell>
          <table:table-cell table:style-name="ce141" table:formula="of:=RANDBETWEEN(2;4)" office:value-type="float" office:value="2" calcext:value-type="float">
            <text:p>2</text:p>
          </table:table-cell>
          <table:table-cell table:number-columns-repeated="991"/>
        </table:table-row>
        <table:table-row table:style-name="ro3">
          <table:table-cell table:style-name="ce50" table:formula="of:=CHOOSE([.AC38];&quot;&quot;;&quot;nano&quot;;&quot;micro&quot;;&quot;milli&quot;;&quot;centi&quot;;&quot;déci&quot;;&quot;déca&quot;;&quot;hecto&quot;;&quot;kilo&quot;;&quot;méga&quot;;&quot;giga&quot;;&quot;téra&quot;)" office:value-type="string" office:string-value="micro" calcext:value-type="string">
            <text:p>micr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carré c=</text:p>
          </table:table-cell>
          <table:table-cell table:style-name="ce41" table:formula="of:=ROUND(RAND()*100)/CHOOSE(RANDBETWEEN(1;2);1;10)" office:value-type="float" office:value="88" calcext:value-type="float">
            <text:p>88</text:p>
          </table:table-cell>
          <table:table-cell table:style-name="ce9" table:number-columns-repeated="2"/>
          <table:table-cell table:style-name="ce10"/>
          <table:table-cell table:style-name="ce4" table:formula="of:=CHOOSE(ROUND(RAND())+1;-1;1)*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10" office:value-type="string" calcext:value-type="string">
            <text:p>=</text:p>
          </table:table-cell>
          <table:table-cell table:style-name="ce136" table:formula="of:=[.AF38]&amp;&quot;x + &quot;&amp;[.AE38]" office:value-type="string" office:string-value="4x + 10" calcext:value-type="string">
            <text:p>4x + 10</text:p>
          </table:table-cell>
          <table:table-cell table:style-name="ce137" office:value-type="string" calcext:value-type="string">
            <text:p>pour x =</text:p>
          </table:table-cell>
          <table:table-cell table:style-name="ce138" table:formula="of:=[.AC38]-5" office:value-type="float" office:value="-2" calcext:value-type="float">
            <text:p>-2</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38];&quot;&quot;;-9;-6;-3;-2;-1;1;2;3;6;9;12)" office:value-type="float" office:value="-6" calcext:value-type="float">
            <text:p>-6</text:p>
          </table:table-cell>
          <table:table-cell table:style-name="ce135" table:formula="of:=[.F38]*4&amp;&quot; cm&quot;" office:value-type="string" office:string-value="352 cm" calcext:value-type="string">
            <text:p>352 cm</text:p>
          </table:table-cell>
          <table:table-cell table:style-name="ce27" table:formula="of:=[.J38]+IF([.K38]=&quot;+&quot;;[.L38];-[.L38])+IF([.M38]=&quot;+&quot;;[.N38];-[.N38])+IF([.O38]=&quot;+&quot;;[.P38];-[.P38])" office:value-type="float" office:value="65" calcext:value-type="float">
            <text:p>65</text:p>
          </table:table-cell>
          <table:table-cell table:style-name="ce48" table:formula="of:=[.AF38]*[.T38]+[.AE38]" office:value-type="float" office:value="2" calcext:value-type="float">
            <text:p>2</text:p>
          </table:table-cell>
          <table:table-cell/>
          <table:table-cell table:formula="of:=RANK([.AD38];[.AD34:.AD43])+2" office:value-type="float" office:value="3" calcext:value-type="float">
            <text:p>3</text:p>
          </table:table-cell>
          <table:table-cell table:style-name="ce81" table:formula="of:=RAND()" office:value-type="float" office:value="0.954052923714566" calcext:value-type="float">
            <text:p>0,954052923714566</text:p>
          </table:table-cell>
          <table:table-cell table:style-name="ce140" table:formula="of:=RANDBETWEEN(2;13)" office:value-type="float" office:value="10" calcext:value-type="float">
            <text:p>10</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1"/>
        </table:table-row>
        <table:table-row table:style-name="ro3">
          <table:table-cell table:style-name="ce50" table:formula="of:=CHOOSE([.AC39];&quot;&quot;;&quot;nano&quot;;&quot;micro&quot;;&quot;milli&quot;;&quot;centi&quot;;&quot;déci&quot;;&quot;déca&quot;;&quot;hecto&quot;;&quot;kilo&quot;;&quot;méga&quot;;&quot;giga&quot;;&quot;téra&quot;)" office:value-type="string" office:string-value="déca" calcext:value-type="string">
            <text:p>déc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losange c=</text:p>
          </table:table-cell>
          <table:table-cell table:style-name="ce41" table:formula="of:=ROUND(RAND()*100)/CHOOSE(RANDBETWEEN(1;2);1;10)" office:value-type="float" office:value="5.8" calcext:value-type="float">
            <text:p>5,8</text:p>
          </table:table-cell>
          <table:table-cell table:style-name="ce9" table:number-columns-repeated="2"/>
          <table:table-cell table:style-name="ce10"/>
          <table:table-cell table:style-name="ce4" table:formula="of:=CHOOSE(ROUND(RAND())+1;-1;1)*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10" office:value-type="string" calcext:value-type="string">
            <text:p>=</text:p>
          </table:table-cell>
          <table:table-cell table:style-name="ce136" table:formula="of:=&quot;-&quot;&amp;[.AF39]&amp;&quot;x - &quot;&amp;[.AE39]" office:value-type="string" office:string-value="-3x - 7" calcext:value-type="string">
            <text:p>-3x - 7</text:p>
          </table:table-cell>
          <table:table-cell table:style-name="ce137" office:value-type="string" calcext:value-type="string">
            <text:p>pour x =</text:p>
          </table:table-cell>
          <table:table-cell table:style-name="ce138" table:formula="of:=[.AC39]-5" office:value-type="float" office:value="2" calcext:value-type="float">
            <text:p>2</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39];&quot;&quot;;-9;-6;-3;-2;-1;1;2;3;6;9;12)" office:value-type="float" office:value="1" calcext:value-type="float">
            <text:p>1</text:p>
          </table:table-cell>
          <table:table-cell table:style-name="ce135" table:formula="of:=[.F39]*4&amp;&quot; cm&quot;" office:value-type="string" office:string-value="23,2 cm" calcext:value-type="string">
            <text:p>23,2 cm</text:p>
          </table:table-cell>
          <table:table-cell table:style-name="ce27" table:formula="of:=[.J39]+IF([.K39]=&quot;+&quot;;[.L39];-[.L39])+IF([.M39]=&quot;+&quot;;[.N39];-[.N39])+IF([.O39]=&quot;+&quot;;[.P39];-[.P39])" office:value-type="float" office:value="49" calcext:value-type="float">
            <text:p>49</text:p>
          </table:table-cell>
          <table:table-cell table:style-name="ce48" table:formula="of:=-[.AF39]*[.T39]-[.AE39]" office:value-type="float" office:value="-13" calcext:value-type="float">
            <text:p>-13</text:p>
          </table:table-cell>
          <table:table-cell/>
          <table:table-cell table:formula="of:=RANK([.AD39];[.AD34:.AD43])+2" office:value-type="float" office:value="7" calcext:value-type="float">
            <text:p>7</text:p>
          </table:table-cell>
          <table:table-cell table:style-name="ce81" table:formula="of:=RAND()" office:value-type="float" office:value="0.786105148690707" calcext:value-type="float">
            <text:p>0,786105148690707</text:p>
          </table:table-cell>
          <table:table-cell table:style-name="ce140" table:formula="of:=RANDBETWEEN(2;13)" office:value-type="float" office:value="7" calcext:value-type="float">
            <text:p>7</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50" table:formula="of:=CHOOSE([.AC40];&quot;&quot;;&quot;nano&quot;;&quot;micro&quot;;&quot;milli&quot;;&quot;centi&quot;;&quot;déci&quot;;&quot;déca&quot;;&quot;hecto&quot;;&quot;kilo&quot;;&quot;méga&quot;;&quot;giga&quot;;&quot;téra&quot;)" office:value-type="string" office:string-value="téra" calcext:value-type="string">
            <text:p>tér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équilatéral c=</text:p>
          </table:table-cell>
          <table:table-cell table:style-name="ce161" table:formula="of:=ROUND(RAND()*100)/CHOOSE(RANDBETWEEN(1;2);1;10)" office:value-type="float" office:value="55" calcext:value-type="float">
            <text:p>55</text:p>
          </table:table-cell>
          <table:table-cell table:style-name="ce9" table:number-columns-repeated="2"/>
          <table:table-cell table:style-name="ce10"/>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10" office:value-type="string" calcext:value-type="string">
            <text:p>=</text:p>
          </table:table-cell>
          <table:table-cell table:style-name="ce136" table:formula="of:=&quot;x² + x + &quot;&amp;[.AE40]" office:value-type="string" office:string-value="x² + x + 5" calcext:value-type="string">
            <text:p>x² + x + 5</text:p>
          </table:table-cell>
          <table:table-cell table:style-name="ce137" office:value-type="string" calcext:value-type="string">
            <text:p>pour x =</text:p>
          </table:table-cell>
          <table:table-cell table:style-name="ce138" table:formula="of:=[.AC40]-5" office:value-type="float" office:value="7" calcext:value-type="float">
            <text:p>7</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40];&quot;&quot;;-9;-6;-3;-2;-1;1;2;3;6;9;12)" office:value-type="float" office:value="12" calcext:value-type="float">
            <text:p>12</text:p>
          </table:table-cell>
          <table:table-cell table:style-name="ce135" table:formula="of:=[.F40]*3&amp;&quot; cm&quot;" office:value-type="string" office:string-value="165 cm" calcext:value-type="string">
            <text:p>165 cm</text:p>
          </table:table-cell>
          <table:table-cell table:style-name="ce27" table:formula="of:=[.J40]+IF([.K40]=&quot;+&quot;;[.L40];-[.L40])+IF([.M40]=&quot;+&quot;;[.N40];-[.N40])+IF([.O40]=&quot;+&quot;;[.P40];-[.P40])" office:value-type="float" office:value="-11" calcext:value-type="float">
            <text:p>-11</text:p>
          </table:table-cell>
          <table:table-cell table:style-name="ce48" table:formula="of:=[.T40]*[.T40]+[.T40]+[.AE40]" office:value-type="float" office:value="61" calcext:value-type="float">
            <text:p>61</text:p>
          </table:table-cell>
          <table:table-cell/>
          <table:table-cell table:formula="of:=RANK([.AD40];[.AD34:.AD43])+2" office:value-type="float" office:value="12" calcext:value-type="float">
            <text:p>12</text:p>
          </table:table-cell>
          <table:table-cell table:style-name="ce81" table:formula="of:=RAND()" office:value-type="float" office:value="0.205562364967562" calcext:value-type="float">
            <text:p>0,205562364967562</text:p>
          </table:table-cell>
          <table:table-cell table:style-name="ce140" table:formula="of:=RANDBETWEEN(2;13)" office:value-type="float" office:value="5" calcext:value-type="float">
            <text:p>5</text:p>
          </table:table-cell>
          <table:table-cell table:style-name="ce141" table:formula="of:=RANDBETWEEN(2;5)" office:value-type="float" office:value="4" calcext:value-type="float">
            <text:p>4</text:p>
          </table:table-cell>
          <table:table-cell table:style-name="ce141" table:formula="of:=RANDBETWEEN(2;5)" office:value-type="float" office:value="4" calcext:value-type="float">
            <text:p>4</text:p>
          </table:table-cell>
          <table:table-cell table:number-columns-repeated="991"/>
        </table:table-row>
        <table:table-row table:style-name="ro3">
          <table:table-cell table:style-name="ce50" table:formula="of:=CHOOSE([.AC41];&quot;&quot;;&quot;nano&quot;;&quot;micro&quot;;&quot;milli&quot;;&quot;centi&quot;;&quot;déci&quot;;&quot;déca&quot;;&quot;hecto&quot;;&quot;kilo&quot;;&quot;méga&quot;;&quot;giga&quot;;&quot;téra&quot;)" office:value-type="string" office:string-value="centi" calcext:value-type="string">
            <text:p>cent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isocèle a=</text:p>
          </table:table-cell>
          <table:table-cell table:style-name="ce161" table:formula="of:=ROUND(RAND()*100)/CHOOSE(RANDBETWEEN(1;2);1;10)" office:value-type="float" office:value="23" calcext:value-type="float">
            <text:p>23</text:p>
          </table:table-cell>
          <table:table-cell table:style-name="ce47" office:value-type="string" calcext:value-type="string">
            <text:p>b=c=</text:p>
          </table:table-cell>
          <table:table-cell table:style-name="ce41" table:formula="of:=ROUND(RAND()*100)/CHOOSE(RANDBETWEEN(1;2);1;10)" office:value-type="float" office:value="5.6" calcext:value-type="float">
            <text:p>5,6</text:p>
          </table:table-cell>
          <table:table-cell table:style-name="ce10"/>
          <table:table-cell table:style-name="ce4" table:formula="of:=CHOOSE(ROUND(RAND())+1;-1;1)*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10" office:value-type="string" calcext:value-type="string">
            <text:p>=</text:p>
          </table:table-cell>
          <table:table-cell table:style-name="ce136" table:formula="of:=[.AF41]&amp;&quot;x² - &quot;&amp;[.AG41]&amp;&quot;x + &quot;&amp;[.AE41]" office:value-type="string" office:string-value="3x² - 5x + 3" calcext:value-type="string">
            <text:p>3x² - 5x + 3</text:p>
          </table:table-cell>
          <table:table-cell table:style-name="ce137" office:value-type="string" calcext:value-type="string">
            <text:p>pour x =</text:p>
          </table:table-cell>
          <table:table-cell table:style-name="ce138" table:formula="of:=[.AC41]-5" office:value-type="float" office:value="0" calcext:value-type="float">
            <text:p>0</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41];&quot;&quot;;-9;-6;-3;-2;-1;1;2;3;6;9;12)" office:value-type="float" office:value="-2" calcext:value-type="float">
            <text:p>-2</text:p>
          </table:table-cell>
          <table:table-cell table:style-name="ce135" table:formula="of:=[.F41]+[.H41]*2&amp;&quot; cm&quot;" office:value-type="string" office:string-value="34,2 cm" calcext:value-type="string">
            <text:p>34,2 cm</text:p>
          </table:table-cell>
          <table:table-cell table:style-name="ce27" table:formula="of:=[.J41]+IF([.K41]=&quot;+&quot;;[.L41];-[.L41])+IF([.M41]=&quot;+&quot;;[.N41];-[.N41])+IF([.O41]=&quot;+&quot;;[.P41];-[.P41])" office:value-type="float" office:value="-5" calcext:value-type="float">
            <text:p>-5</text:p>
          </table:table-cell>
          <table:table-cell table:style-name="ce48" table:formula="of:=[.AF41]*[.T41]*[.T41]-[.AG41]*[.T41]+[.AE41]" office:value-type="float" office:value="3" calcext:value-type="float">
            <text:p>3</text:p>
          </table:table-cell>
          <table:table-cell/>
          <table:table-cell table:formula="of:=RANK([.AD41];[.AD34:.AD43])+2" office:value-type="float" office:value="5" calcext:value-type="float">
            <text:p>5</text:p>
          </table:table-cell>
          <table:table-cell table:style-name="ce81" table:formula="of:=RAND()" office:value-type="float" office:value="0.801901722308688" calcext:value-type="float">
            <text:p>0,801901722308688</text:p>
          </table:table-cell>
          <table:table-cell table:style-name="ce140" table:formula="of:=RANDBETWEEN(2;13)" office:value-type="float" office:value="3" calcext:value-type="float">
            <text:p>3</text:p>
          </table:table-cell>
          <table:table-cell table:style-name="ce141" table:formula="of:=RANDBETWEEN(2;5)" office:value-type="float" office:value="3" calcext:value-type="float">
            <text:p>3</text:p>
          </table:table-cell>
          <table:table-cell table:style-name="ce141" table:formula="of:=RANDBETWEEN(2;5)" office:value-type="float" office:value="5" calcext:value-type="float">
            <text:p>5</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7"/>
          <table:table-cell table:formula="of:=RANK([.AD42];[.AD34:.AD43])+2" office:value-type="float" office:value="4" calcext:value-type="float">
            <text:p>4</text:p>
          </table:table-cell>
          <table:table-cell table:style-name="ce81" table:formula="of:=RAND()" office:value-type="float" office:value="0.861147440571431" calcext:value-type="float">
            <text:p>0,861147440571431</text:p>
          </table:table-cell>
          <table:table-cell table:style-name="ce15"/>
          <table:table-cell table:number-columns-repeated="993"/>
        </table:table-row>
        <table:table-row table:style-name="ro6">
          <table:table-cell table:number-columns-repeated="28"/>
          <table:table-cell table:formula="of:=RANK([.AD43];[.AD34:.AD43])+2" office:value-type="float" office:value="11" calcext:value-type="float">
            <text:p>11</text:p>
          </table:table-cell>
          <table:table-cell table:style-name="ce81" table:formula="of:=RAND()" office:value-type="float" office:value="0.329475079748799" calcext:value-type="float">
            <text:p>0,329475079748799</text:p>
          </table:table-cell>
          <table:table-cell table:style-name="ce15"/>
          <table:table-cell table:number-columns-repeated="993"/>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Marron 2" table:style-name="ta6" table:print-ranges="'Ceinture Marron 2'.A1:'Ceinture Marron 2'.R44 'Ceinture Marron 2'.T1:'Ceinture Marron 2'.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8" form:id="control8"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2?language=Basic&amp;location=document" xlink:type="simple"/>
              </office:event-listeners>
            </form:button>
          </form:form>
        </office:forms>
        <table:shapes>
          <draw:control draw:z-index="0" draw:style-name="gr8" draw:text-style-name="P2" svg:width="1.651cm" svg:height="0.749cm" svg:x="56.322cm" svg:y="0.524cm" draw:control="control8"/>
        </table:shapes>
        <table:table-column table:style-name="co117" table:default-cell-style-name="Default"/>
        <table:table-column table:style-name="co118" table:default-cell-style-name="Default"/>
        <table:table-column table:style-name="co99" table:default-cell-style-name="Default"/>
        <table:table-column table:style-name="co119" table:default-cell-style-name="Default"/>
        <table:table-column table:style-name="co3" table:default-cell-style-name="Default"/>
        <table:table-column table:style-name="co57" table:default-cell-style-name="Default"/>
        <table:table-column table:style-name="co62" table:default-cell-style-name="Default"/>
        <table:table-column table:style-name="co6" table:default-cell-style-name="Default"/>
        <table:table-column table:style-name="co81" table:default-cell-style-name="Default"/>
        <table:table-column table:style-name="co120" table:default-cell-style-name="Default"/>
        <table:table-column table:style-name="co58" table:default-cell-style-name="Default"/>
        <table:table-column table:style-name="co36" table:default-cell-style-name="Default"/>
        <table:table-column table:style-name="co121" table:default-cell-style-name="Default"/>
        <table:table-column table:style-name="co122" table:default-cell-style-name="Default"/>
        <table:table-column table:style-name="co29" table:default-cell-style-name="Default"/>
        <table:table-column table:style-name="co123" table:default-cell-style-name="Default"/>
        <table:table-column table:style-name="co55" table:default-cell-style-name="Default"/>
        <table:table-column table:style-name="co16" table:default-cell-style-name="Default"/>
        <table:table-column table:style-name="co124" table:default-cell-style-name="Default"/>
        <table:table-column table:style-name="co125" table:default-cell-style-name="Default"/>
        <table:table-column table:style-name="co39" table:default-cell-style-name="Default"/>
        <table:table-column table:style-name="co126" table:default-cell-style-name="Default"/>
        <table:table-column table:style-name="co127" table:default-cell-style-name="Default"/>
        <table:table-column table:style-name="co128" table:default-cell-style-name="Default"/>
        <table:table-column table:style-name="co21" table:default-cell-style-name="Default"/>
        <table:table-column table:style-name="co129" table:default-cell-style-name="Default"/>
        <table:table-column table:style-name="co103" table:number-columns-repeated="3" table:default-cell-style-name="Default"/>
        <table:table-column table:style-name="co130" table:default-cell-style-name="Default"/>
        <table:table-column table:style-name="co10" table:default-cell-style-name="Default"/>
        <table:table-column table:style-name="co25" table:default-cell-style-name="Default"/>
        <table:table-column table:style-name="co59" table:default-cell-style-name="Default"/>
        <table:table-column table:style-name="co4" table:number-columns-repeated="991" table:default-cell-style-name="Default"/>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xt:span text:style-name="T6">TEST 3</text:span><text:span text:style-name="T7">e</text:span><text:span text:style-name="T6"> - Date : ……………………………</text:span></text:p>
          </table:table-cell>
          <table:covered-table-cell table:number-columns-repeated="7"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8" calcext:value-type="float">
            <text:p>8</text:p>
          </table:table-cell>
          <table:table-cell table:style-name="ce81" table:formula="of:=RAND()" office:value-type="float" office:value="0.435232933122497" calcext:value-type="float">
            <text:p>0,435232933122497</text:p>
          </table:table-cell>
          <table:table-cell table:number-columns-repeated="3"/>
          <table:table-cell table:formula="of:=RANK([.AE1];[.AE1:.AE10])+2" office:value-type="float" office:value="5" calcext:value-type="float">
            <text:p>5</text:p>
          </table:table-cell>
          <table:table-cell table:style-name="ce81" table:formula="of:=RAND()" office:value-type="float" office:value="0.613494308299099" calcext:value-type="float">
            <text:p>0,613494308299099</text:p>
          </table:table-cell>
          <table:table-cell table:number-columns-repeated="993"/>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7449" calcext:value-type="string">
            <text:p>v7449</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Z2];[.Z1:.Z10])+2" office:value-type="float" office:value="4" calcext:value-type="float">
            <text:p>4</text:p>
          </table:table-cell>
          <table:table-cell table:style-name="ce81" table:formula="of:=RAND()" office:value-type="float" office:value="0.813047187179793" calcext:value-type="float">
            <text:p>0,813047187179793</text:p>
          </table:table-cell>
          <table:table-cell table:number-columns-repeated="3"/>
          <table:table-cell table:formula="of:=RANK([.AE2];[.AE1:.AE10])+2" office:value-type="float" office:value="7" calcext:value-type="float">
            <text:p>7</text:p>
          </table:table-cell>
          <table:table-cell table:style-name="ce81" table:formula="of:=RAND()" office:value-type="float" office:value="0.395944916868597" calcext:value-type="float">
            <text:p>0,395944916868597</text:p>
          </table:table-cell>
          <table:table-cell table:number-columns-repeated="993"/>
        </table:table-row>
        <table:table-row table:style-name="ro1">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5" table:number-rows-spanned="1">
            <text:p>Volume de prisme droit </text:p>
            <text:p>et cylindre en cm³</text:p>
          </table:table-cell>
          <table:covered-table-cell table:number-columns-repeated="4" table:style-name="ce38"/>
          <table:table-cell table:style-name="ce55" office:value-type="string" calcext:value-type="string" table:number-columns-spanned="5" table:number-rows-spanned="1">
            <text:p>Aire de figures simples en cm²</text:p>
          </table:table-cell>
          <table:covered-table-cell table:style-name="ce55"/>
          <table:covered-table-cell table:number-columns-repeated="3" table:style-name="ce38"/>
          <table:table-cell table:style-name="ce55" office:value-type="string" calcext:value-type="string" table:number-columns-spanned="4" table:number-rows-spanned="1">
            <text:p>Conversions d’unités de volum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 office:value-type="string" office:string-value="AA" calcext:value-type="string">
            <text:p>AA</text:p>
          </table:table-cell>
          <table:table-cell table:style-name="ce29"/>
          <table:table-cell table:style-name="ce92" table:formula="of:=[.R2]" office:value-type="string" office:string-value="v7449" calcext:value-type="string">
            <text:p>v7449</text:p>
          </table:table-cell>
          <table:table-cell table:style-name="ce81"/>
          <table:table-cell table:formula="of:=RANK([.Z3];[.Z1:.Z10])+2" office:value-type="float" office:value="6" calcext:value-type="float">
            <text:p>6</text:p>
          </table:table-cell>
          <table:table-cell table:style-name="ce81" table:formula="of:=RAND()" office:value-type="float" office:value="0.522298539498733" calcext:value-type="float">
            <text:p>0,522298539498733</text:p>
          </table:table-cell>
          <table:table-cell/>
          <table:table-cell table:style-name="ce81" table:number-columns-repeated="2"/>
          <table:table-cell table:formula="of:=RANK([.AE3];[.AE1:.AE10])+2" office:value-type="float" office:value="10" calcext:value-type="float">
            <text:p>10</text:p>
          </table:table-cell>
          <table:table-cell table:style-name="ce81" table:formula="of:=RAND()" office:value-type="float" office:value="0.373727707012781" calcext:value-type="float">
            <text:p>0,373727707012781</text:p>
          </table:table-cell>
          <table:table-cell table:style-name="ce81" table:formula="of:=RANK([.AG3];[.AG3:.AG8])" office:value-type="float" office:value="6" calcext:value-type="float">
            <text:p>6</text:p>
          </table:table-cell>
          <table:table-cell table:style-name="ce81" table:formula="of:=RAND()" office:value-type="float" office:value="0.173419591536212" calcext:value-type="float">
            <text:p>0,173419591536212</text:p>
          </table:table-cell>
          <table:table-cell table:style-name="ce81" table:number-columns-repeated="991"/>
        </table:table-row>
        <table:table-row table:style-name="ro3">
          <table:table-cell table:style-name="ce112" table:formula="of:=CHOOSE(MOD([.AF4]+[.AF3];6)+1;[.AA4]&amp;&quot;(&quot;&amp;[.X4]&amp;&quot;+&quot;&amp;[.AB4]&amp;&quot;)&quot;;[.AA4]&amp;&quot;(&quot;&amp;[.AB4]&amp;[.X4]&amp;&quot;+&quot;&amp;[.AC4]&amp;&quot;)&quot;;[.AA4]&amp;&quot;(&quot;&amp;[.AB4]&amp;[.X4]&amp;&quot;-&quot;&amp;[.AC4]&amp;&quot;)&quot;;[.AA4]&amp;&quot;&quot;&amp;[.X4]&amp;&quot;(&quot;&amp;[.AB4]&amp;[.X4]&amp;&quot;+&quot;&amp;[.AC4]&amp;&quot;)&quot;;[.AA4]&amp;[.X4]&amp;&quot;(&quot;&amp;[.AB4]&amp;&quot;-&quot;&amp;[.AC4]&amp;[.X4]&amp;&quot;)&quot;;[.X4]&amp;&quot;(&quot;&amp;[.X4]&amp;&quot;+&quot;&amp;[.AA4]&amp;&quot;)&quot;)" office:value-type="string" office:string-value="9(3y+6)" calcext:value-type="string">
            <text:p>9(3y+6)</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6" table:formula="of:=IF([.AF4]=1;RANDBETWEEN(1;3);IF([.AF4]=2;RANDBETWEEN(4;6);IF([.AF4]=3;RANDBETWEEN(7;10);IF([.AF4]=4;RANDBETWEEN(11;13);IF([.AF4]=5;RANDBETWEEN(14;17);RANDBETWEEN(18;20))))))" office:value-type="float" office:value="2" calcext:value-type="float">
            <text:p>2 cm²</text:p>
          </table:table-cell>
          <table:table-cell table:style-name="ce47" office:value-type="string" calcext:value-type="string">
            <text:p>h=</text:p>
          </table:table-cell>
          <table:table-cell table:style-name="ce171" table:formula="of:=IF([.AF3]=1;RANDBETWEEN(1;3);IF([.AF3]=2;RANDBETWEEN(4;6);IF([.AF3]=3;RANDBETWEEN(7;10);IF([.AF3]=4;RANDBETWEEN(11;13);IF([.AF3]=5;RANDBETWEEN(14;17);RANDBETWEEN(18;20))))))" office:value-type="float" office:value="19" calcext:value-type="float">
            <text:p>19 cm</text:p>
          </table:table-cell>
          <table:table-cell table:style-name="ce172" office:value-type="string" calcext:value-type="string">
            <text:p>V = </text:p>
          </table:table-cell>
          <table:table-cell table:style-name="ce153" office:value-type="string" calcext:value-type="string">
            <text:p>carré de côté</text:p>
          </table:table-cell>
          <table:table-cell table:style-name="ce40" table:formula="of:=RANDBETWEEN(10;20)" office:value-type="float" office:value="10" calcext:value-type="float">
            <text:p>10</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100" calcext:value-type="float">
            <text:p>100</text:p>
          </table:table-cell>
          <table:table-cell table:style-name="ce40" table:formula="of:=CHOOSE(IF([.AF4]=6;RANDBETWEEN(7;9);IF([.AF4]=5;RANDBETWEEN(10;12);IF([.AF4]=1;RANDBETWEEN(1;2);IF([.AF4]=2;RANDBETWEEN(3;4);IF([.AF4]=3;5;6)))));&quot;mm³&quot;;&quot;cm³&quot;;&quot;dm³&quot;;&quot;dam³&quot;;&quot;hm³&quot;;&quot;k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4]+[.AF3];6)+1;[.AA4]&amp;[.X4]&amp;&quot;+&quot;&amp;([.AA4]*[.AB4]);[.AA4]*[.AB4]&amp;[.X4]&amp;&quot;+&quot;&amp;[.AA4]*[.AC4];[.AA4]*[.AB4]&amp;[.X4]&amp;&quot;-&quot;&amp;[.AA4]*[.AC4];[.AA4]*[.AB4]&amp;[.X4]&amp;&quot;²+&quot;&amp;[.AA4]*[.AC4]&amp;[.X4];[.AA4]*[.AB4]&amp;[.X4]&amp;&quot;-&quot;&amp;[.AA4]*[.AC4]&amp;[.X4]&amp;&quot;²&quot;;[.X4]&amp;&quot;²+&quot;&amp;[.AA4]&amp;[.X4])" office:value-type="string" office:string-value="27y+54" calcext:value-type="string">
            <text:p>27y+54</text:p>
          </table:table-cell>
          <table:table-cell table:style-name="ce174" table:formula="of:=[.F4]*[.H4]" office:value-type="float" office:value="38" calcext:value-type="float">
            <text:p>38 cm³</text:p>
          </table:table-cell>
          <table:table-cell table:style-name="ce147" table:formula="of:=[.K4]^2&amp;&quot; cm²&quot;" office:value-type="string" office:string-value="100 cm²" calcext:value-type="string">
            <text:p>100 cm²</text:p>
          </table:table-cell>
          <table:table-cell table:style-name="ce156" table:formula="of:=[.O4]*CHOOSE([.Y4];0;0.000000001;0.000001;0.001;1000000000;1000000;1000;0.1;0.01;0.001;0.0001;0.00001;0.000001)&amp;&quot; &quot;&amp;[.R4]" office:value-type="string" office:string-value="0,0001 m³" calcext:value-type="string">
            <text:p>0,0001 m³</text:p>
          </table:table-cell>
          <table:table-cell table:style-name="ce195" table:formula="of:=CHOOSE(RANDBETWEEN(1;4);&quot;a&quot;;&quot;b&quot;;&quot;c&quot;;&quot;y&quot;)" office:value-type="string" office:string-value="y" calcext:value-type="string">
            <text:p>y</text:p>
          </table:table-cell>
          <table:table-cell table:formula="of:=RANK([.Z4];[.Z1:.Z10])+2" office:value-type="float" office:value="3" calcext:value-type="float">
            <text:p>3</text:p>
          </table:table-cell>
          <table:table-cell table:style-name="ce81" table:formula="of:=RAND()" office:value-type="float" office:value="0.973000632420417" calcext:value-type="float">
            <text:p>0,973000632420417</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formula="of:=RANK([.AE4];[.AE1:.AE10])+2" office:value-type="float" office:value="6" calcext:value-type="float">
            <text:p>6</text:p>
          </table:table-cell>
          <table:table-cell table:style-name="ce81" table:formula="of:=RAND()" office:value-type="float" office:value="0.51008663515223" calcext:value-type="float">
            <text:p>0,51008663515223</text:p>
          </table:table-cell>
          <table:table-cell table:formula="of:=RANK([.AG4];[.AG3:.AG8])" office:value-type="float" office:value="1" calcext:value-type="float">
            <text:p>1</text:p>
          </table:table-cell>
          <table:table-cell table:style-name="ce81" table:formula="of:=RAND()" office:value-type="float" office:value="0.974430058160125" calcext:value-type="float">
            <text:p>0,974430058160125</text:p>
          </table:table-cell>
          <table:table-cell table:number-columns-repeated="991"/>
        </table:table-row>
        <table:table-row table:style-name="ro3">
          <table:table-cell table:style-name="ce112" table:formula="of:=CHOOSE(MOD([.AF5]+[.AF3];6)+1;[.AA5]&amp;&quot;(&quot;&amp;[.X5]&amp;&quot;+&quot;&amp;[.AB5]&amp;&quot;)&quot;;[.AA5]&amp;&quot;(&quot;&amp;[.AB5]&amp;[.X5]&amp;&quot;+&quot;&amp;[.AC5]&amp;&quot;)&quot;;[.AA5]&amp;&quot;(&quot;&amp;[.AB5]&amp;[.X5]&amp;&quot;-&quot;&amp;[.AC5]&amp;&quot;)&quot;;[.AA5]&amp;&quot;&quot;&amp;[.X5]&amp;&quot;(&quot;&amp;[.AB5]&amp;[.X5]&amp;&quot;+&quot;&amp;[.AC5]&amp;&quot;)&quot;;[.AA5]&amp;[.X5]&amp;&quot;(&quot;&amp;[.AB5]&amp;&quot;-&quot;&amp;[.AC5]&amp;[.X5]&amp;&quot;)&quot;;[.X5]&amp;&quot;(&quot;&amp;[.X5]&amp;&quot;+&quot;&amp;[.AA5]&amp;&quot;)&quot;)" office:value-type="string" office:string-value="b(b+2)" calcext:value-type="string">
            <text:p>b(b+2)</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6" table:formula="of:=IF([.AF5]=1;RANDBETWEEN(1;3);IF([.AF5]=2;RANDBETWEEN(4;6);IF([.AF5]=3;RANDBETWEEN(7;10);IF([.AF5]=4;RANDBETWEEN(11;13);IF([.AF5]=5;RANDBETWEEN(14;17);RANDBETWEEN(18;20))))))" office:value-type="float" office:value="16" calcext:value-type="float">
            <text:p>16 cm²</text:p>
          </table:table-cell>
          <table:table-cell table:style-name="ce47" office:value-type="string" calcext:value-type="string">
            <text:p>h=</text:p>
          </table:table-cell>
          <table:table-cell table:style-name="ce171" table:formula="of:=IF([.AF4]=1;RANDBETWEEN(1;3);IF([.AF4]=2;RANDBETWEEN(4;6);IF([.AF4]=3;RANDBETWEEN(7;10);IF([.AF4]=4;RANDBETWEEN(11;13);IF([.AF4]=5;RANDBETWEEN(14;17);RANDBETWEEN(18;20))))))" office:value-type="float" office:value="1" calcext:value-type="float">
            <text:p>1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 office:value-type="float" office:value="2" calcext:value-type="float">
            <text:p>2</text:p>
          </table:table-cell>
          <table:table-cell table:style-name="ce42" office:value-type="string" calcext:value-type="string">
            <text:p>:</text:p>
          </table:table-cell>
          <table:table-cell table:style-name="ce51" table:formula="of:=ROUNDUP(RAND()*1000/CHOOSE(RANDBETWEEN(1;4);1;10;100;1000);RANDBETWEEN(-2;2))" office:value-type="float" office:value="900" calcext:value-type="float">
            <text:p>900</text:p>
          </table:table-cell>
          <table:table-cell table:style-name="ce40" table:formula="of:=CHOOSE(IF([.AF5]=6;RANDBETWEEN(7;9);IF([.AF5]=5;RANDBETWEEN(10;12);IF([.AF5]=1;RANDBETWEEN(1;2);IF([.AF5]=2;RANDBETWEEN(3;4);IF([.AF5]=3;5;6)))));&quot;mm³&quot;;&quot;cm³&quot;;&quot;dm³&quot;;&quot;dam³&quot;;&quot;hm³&quot;;&quot;km³&quot;;&quot;hL&quot;;&quot;daL&quot;;&quot;L&quot;;&quot;dL&quot;;&quot;cL&quot;;&quot;mL&quot;)" office:value-type="string" office:string-value="mL" calcext:value-type="string">
            <text:p>m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5]+[.AF3];6)+1;[.AA5]&amp;[.X5]&amp;&quot;+&quot;&amp;([.AA5]*[.AB5]);[.AA5]*[.AB5]&amp;[.X5]&amp;&quot;+&quot;&amp;[.AA5]*[.AC5];[.AA5]*[.AB5]&amp;[.X5]&amp;&quot;-&quot;&amp;[.AA5]*[.AC5];[.AA5]*[.AB5]&amp;[.X5]&amp;&quot;²+&quot;&amp;[.AA5]*[.AC5]&amp;[.X5];[.AA5]*[.AB5]&amp;[.X5]&amp;&quot;-&quot;&amp;[.AA5]*[.AC5]&amp;[.X5]&amp;&quot;²&quot;;[.X5]&amp;&quot;²+&quot;&amp;[.AA5]&amp;[.X5])" office:value-type="string" office:string-value="b²+2b" calcext:value-type="string">
            <text:p>b²+2b</text:p>
          </table:table-cell>
          <table:table-cell table:style-name="ce174" table:formula="of:=[.F5]*[.H5]" office:value-type="float" office:value="16" calcext:value-type="float">
            <text:p>16 cm³</text:p>
          </table:table-cell>
          <table:table-cell table:style-name="ce147" table:formula="of:=[.K5]^2&amp;&quot; cm²&quot;" office:value-type="string" office:string-value="144 cm²" calcext:value-type="string">
            <text:p>144 cm²</text:p>
          </table:table-cell>
          <table:table-cell table:style-name="ce156" table:formula="of:=[.O5]*CHOOSE([.Y5];0;0.000000001;0.000001;0.001;1000000000;1000000;1000;0.1;0.01;0.001;0.0001;0.00001;0.000001)&amp;&quot; &quot;&amp;[.R5]" office:value-type="string" office:string-value="0,9 m³" calcext:value-type="string">
            <text:p>0,9 m³</text:p>
          </table:table-cell>
          <table:table-cell table:style-name="ce195" table:formula="of:=CHOOSE(RANDBETWEEN(1;4);&quot;a&quot;;&quot;b&quot;;&quot;c&quot;;&quot;y&quot;)" office:value-type="string" office:string-value="b" calcext:value-type="string">
            <text:p>b</text:p>
          </table:table-cell>
          <table:table-cell table:formula="of:=RANK([.Z5];[.Z1:.Z10])+2" office:value-type="float" office:value="10" calcext:value-type="float">
            <text:p>10</text:p>
          </table:table-cell>
          <table:table-cell table:style-name="ce81" table:formula="of:=RAND()" office:value-type="float" office:value="0.297734464330454" calcext:value-type="float">
            <text:p>0,297734464330454</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formula="of:=RANK([.AE5];[.AE1:.AE10])+2" office:value-type="float" office:value="3" calcext:value-type="float">
            <text:p>3</text:p>
          </table:table-cell>
          <table:table-cell table:style-name="ce81" table:formula="of:=RAND()" office:value-type="float" office:value="0.833064328166419" calcext:value-type="float">
            <text:p>0,833064328166419</text:p>
          </table:table-cell>
          <table:table-cell table:formula="of:=RANK([.AG5];[.AG3:.AG8])" office:value-type="float" office:value="5" calcext:value-type="float">
            <text:p>5</text:p>
          </table:table-cell>
          <table:table-cell table:style-name="ce81" table:formula="of:=RAND()" office:value-type="float" office:value="0.460747468526209" calcext:value-type="float">
            <text:p>0,460747468526209</text:p>
          </table:table-cell>
          <table:table-cell table:number-columns-repeated="991"/>
        </table:table-row>
        <table:table-row table:style-name="ro3">
          <table:table-cell table:style-name="ce112" table:formula="of:=CHOOSE(MOD([.AF6]+[.AF3];6)+1;[.AA6]&amp;&quot;(&quot;&amp;[.X6]&amp;&quot;+&quot;&amp;[.AB6]&amp;&quot;)&quot;;[.AA6]&amp;&quot;(&quot;&amp;[.AB6]&amp;[.X6]&amp;&quot;+&quot;&amp;[.AC6]&amp;&quot;)&quot;;[.AA6]&amp;&quot;(&quot;&amp;[.AB6]&amp;[.X6]&amp;&quot;-&quot;&amp;[.AC6]&amp;&quot;)&quot;;[.AA6]&amp;&quot;&quot;&amp;[.X6]&amp;&quot;(&quot;&amp;[.AB6]&amp;[.X6]&amp;&quot;+&quot;&amp;[.AC6]&amp;&quot;)&quot;;[.AA6]&amp;[.X6]&amp;&quot;(&quot;&amp;[.AB6]&amp;&quot;-&quot;&amp;[.AC6]&amp;[.X6]&amp;&quot;)&quot;;[.X6]&amp;&quot;(&quot;&amp;[.X6]&amp;&quot;+&quot;&amp;[.AA6]&amp;&quot;)&quot;)" office:value-type="string" office:string-value="9y(9-3y)" calcext:value-type="string">
            <text:p>9y(9-3y)</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6" table:formula="of:=IF([.AF6]=1;RANDBETWEEN(1;3);IF([.AF6]=2;RANDBETWEEN(4;5);IF([.AF6]=3;RANDBETWEEN(6;8);IF([.AF6]=4;RANDBETWEEN(9;10);IF([.AF6]=5;11;12)))))" office:value-type="float" office:value="10" calcext:value-type="float">
            <text:p>10 cm²</text:p>
          </table:table-cell>
          <table:table-cell table:style-name="ce47" office:value-type="string" calcext:value-type="string">
            <text:p>h=</text:p>
          </table:table-cell>
          <table:table-cell table:style-name="ce171" table:formula="of:=IF([.AF5]=1;RANDBETWEEN(1;2);IF([.AF5]=2;RANDBETWEEN(3;4);IF([.AF5]=3;RANDBETWEEN(5;6);IF([.AF5]=4;RANDBETWEEN(7;8);IF([.AF5]=5;9;10)))))" office:value-type="float" office:value="9" calcext:value-type="float">
            <text:p>9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8" calcext:value-type="float">
            <text:p>8</text:p>
          </table:table-cell>
          <table:table-cell table:style-name="ce41" office:value-type="string" calcext:value-type="string">
            <text:p>et</text:p>
          </table:table-cell>
          <table:table-cell table:style-name="ce40" table:formula="of:=RANDBETWEEN(1;12)" office:value-type="float" office:value="10" calcext:value-type="float">
            <text:p>10</text:p>
          </table:table-cell>
          <table:table-cell table:style-name="ce42" office:value-type="string" calcext:value-type="string">
            <text:p>:</text:p>
          </table:table-cell>
          <table:table-cell table:style-name="ce51" table:formula="of:=ROUNDUP(RAND()*1000/CHOOSE(RANDBETWEEN(1;4);1;10;100;1000);RANDBETWEEN(-2;2))" office:value-type="float" office:value="500" calcext:value-type="float">
            <text:p>500</text:p>
          </table:table-cell>
          <table:table-cell table:style-name="ce40" table:formula="of:=CHOOSE(IF([.AF6]=6;RANDBETWEEN(7;9);IF([.AF6]=5;RANDBETWEEN(10;12);IF([.AF6]=1;RANDBETWEEN(1;2);IF([.AF6]=2;RANDBETWEEN(3;4);IF([.AF6]=3;5;6)))));&quot;mm³&quot;;&quot;cm³&quot;;&quot;dm³&quot;;&quot;dam³&quot;;&quot;hm³&quot;;&quot;k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6]+[.AF3];6)+1;[.AA6]&amp;[.X6]&amp;&quot;+&quot;&amp;([.AA6]*[.AB6]);[.AA6]*[.AB6]&amp;[.X6]&amp;&quot;+&quot;&amp;[.AA6]*[.AC6];[.AA6]*[.AB6]&amp;[.X6]&amp;&quot;-&quot;&amp;[.AA6]*[.AC6];[.AA6]*[.AB6]&amp;[.X6]&amp;&quot;²+&quot;&amp;[.AA6]*[.AC6]&amp;[.X6];[.AA6]*[.AB6]&amp;[.X6]&amp;&quot;-&quot;&amp;[.AA6]*[.AC6]&amp;[.X6]&amp;&quot;²&quot;;[.X6]&amp;&quot;²+&quot;&amp;[.AA6]&amp;[.X6])" office:value-type="string" office:string-value="81y-27y²" calcext:value-type="string">
            <text:p>81y-27y²</text:p>
          </table:table-cell>
          <table:table-cell table:style-name="ce190" table:formula="of:=[.F6]^2*[.H6]" office:value-type="float" office:value="900" calcext:value-type="float">
            <text:p>900π cm³</text:p>
          </table:table-cell>
          <table:table-cell table:style-name="ce147" table:formula="of:=[.K6]^2&amp;&quot; cm²&quot;" office:value-type="string" office:string-value="64 cm²" calcext:value-type="string">
            <text:p>64 cm²</text:p>
          </table:table-cell>
          <table:table-cell table:style-name="ce156" table:formula="of:=[.O6]*CHOOSE([.Y6];0;0.000000001;0.000001;0.001;1000000000;1000000;1000;0.1;0.01;0.001;0.0001;0.00001;0.000001)&amp;&quot; &quot;&amp;[.R6]" office:value-type="string" office:string-value="5 m³" calcext:value-type="string">
            <text:p>5 m³</text:p>
          </table:table-cell>
          <table:table-cell table:style-name="ce195" table:formula="of:=CHOOSE(RANDBETWEEN(1;4);&quot;a&quot;;&quot;b&quot;;&quot;c&quot;;&quot;y&quot;)" office:value-type="string" office:string-value="y" calcext:value-type="string">
            <text:p>y</text:p>
          </table:table-cell>
          <table:table-cell table:formula="of:=RANK([.Z6];[.Z1:.Z10])+2" office:value-type="float" office:value="9" calcext:value-type="float">
            <text:p>9</text:p>
          </table:table-cell>
          <table:table-cell table:style-name="ce81" table:formula="of:=RAND()" office:value-type="float" office:value="0.298650102714363" calcext:value-type="float">
            <text:p>0,298650102714363</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formula="of:=RANK([.AE6];[.AE1:.AE10])+2" office:value-type="float" office:value="8" calcext:value-type="float">
            <text:p>8</text:p>
          </table:table-cell>
          <table:table-cell table:style-name="ce81" table:formula="of:=RAND()" office:value-type="float" office:value="0.379073761894322" calcext:value-type="float">
            <text:p>0,379073761894322</text:p>
          </table:table-cell>
          <table:table-cell table:formula="of:=RANK([.AG6];[.AG3:.AG8])" office:value-type="float" office:value="4" calcext:value-type="float">
            <text:p>4</text:p>
          </table:table-cell>
          <table:table-cell table:style-name="ce81" table:formula="of:=RAND()" office:value-type="float" office:value="0.483622219781002" calcext:value-type="float">
            <text:p>0,483622219781002</text:p>
          </table:table-cell>
          <table:table-cell table:number-columns-repeated="991"/>
        </table:table-row>
        <table:table-row table:style-name="ro3">
          <table:table-cell table:style-name="ce112" table:formula="of:=CHOOSE(MOD([.AF7]+[.AF3];6)+1;[.AA7]&amp;&quot;(&quot;&amp;[.X7]&amp;&quot;+&quot;&amp;[.AB7]&amp;&quot;)&quot;;[.AA7]&amp;&quot;(&quot;&amp;[.AB7]&amp;[.X7]&amp;&quot;+&quot;&amp;[.AC7]&amp;&quot;)&quot;;[.AA7]&amp;&quot;(&quot;&amp;[.AB7]&amp;[.X7]&amp;&quot;-&quot;&amp;[.AC7]&amp;&quot;)&quot;;[.AA7]&amp;&quot;&quot;&amp;[.X7]&amp;&quot;(&quot;&amp;[.AB7]&amp;[.X7]&amp;&quot;+&quot;&amp;[.AC7]&amp;&quot;)&quot;;[.AA7]&amp;[.X7]&amp;&quot;(&quot;&amp;[.AB7]&amp;&quot;-&quot;&amp;[.AC7]&amp;[.X7]&amp;&quot;)&quot;;[.X7]&amp;&quot;(&quot;&amp;[.X7]&amp;&quot;+&quot;&amp;[.AA7]&amp;&quot;)&quot;)" office:value-type="string" office:string-value="2a(5a+5)" calcext:value-type="string">
            <text:p>2a(5a+5)</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6" table:formula="of:=IF([.AF7]=1;RANDBETWEEN(1;3);IF([.AF7]=2;RANDBETWEEN(4;5);IF([.AF7]=3;RANDBETWEEN(6;8);IF([.AF7]=4;RANDBETWEEN(9;10);IF([.AF7]=5;11;12)))))" office:value-type="float" office:value="6" calcext:value-type="float">
            <text:p>6 cm²</text:p>
          </table:table-cell>
          <table:table-cell table:style-name="ce47" office:value-type="string" calcext:value-type="string">
            <text:p>h=</text:p>
          </table:table-cell>
          <table:table-cell table:style-name="ce171" table:formula="of:=IF([.AF6]=1;RANDBETWEEN(1;2);IF([.AF6]=2;RANDBETWEEN(3;4);IF([.AF6]=3;RANDBETWEEN(5;6);IF([.AF6]=4;RANDBETWEEN(7;8);IF([.AF6]=5;9;10)))))" office:value-type="float" office:value="8" calcext:value-type="float">
            <text:p>8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6" calcext:value-type="float">
            <text:p>6</text:p>
          </table:table-cell>
          <table:table-cell table:style-name="ce41" office:value-type="string" calcext:value-type="string">
            <text:p>et</text:p>
          </table:table-cell>
          <table:table-cell table:style-name="ce40" table:formula="of:=RANDBETWEEN(1;12)/10" office:value-type="float" office:value="0.1" calcext:value-type="float">
            <text:p>0,1</text:p>
          </table:table-cell>
          <table:table-cell table:style-name="ce42" office:value-type="string" calcext:value-type="string">
            <text:p>:</text:p>
          </table:table-cell>
          <table:table-cell table:style-name="ce51" table:formula="of:=ROUNDUP(RAND()*1000/CHOOSE(RANDBETWEEN(1;4);1;10;100;1000);RANDBETWEEN(-2;2))" office:value-type="float" office:value="700" calcext:value-type="float">
            <text:p>700</text:p>
          </table:table-cell>
          <table:table-cell table:style-name="ce40" table:formula="of:=CHOOSE(IF([.AF7]=6;RANDBETWEEN(7;9);IF([.AF7]=5;RANDBETWEEN(10;12);IF([.AF7]=1;RANDBETWEEN(1;2);IF([.AF7]=2;RANDBETWEEN(3;4);IF([.AF7]=3;5;6)))));&quot;mm³&quot;;&quot;cm³&quot;;&quot;dm³&quot;;&quot;dam³&quot;;&quot;hm³&quot;;&quot;k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7]+[.AF3];6)+1;[.AA7]&amp;[.X7]&amp;&quot;+&quot;&amp;([.AA7]*[.AB7]);[.AA7]*[.AB7]&amp;[.X7]&amp;&quot;+&quot;&amp;[.AA7]*[.AC7];[.AA7]*[.AB7]&amp;[.X7]&amp;&quot;-&quot;&amp;[.AA7]*[.AC7];[.AA7]*[.AB7]&amp;[.X7]&amp;&quot;²+&quot;&amp;[.AA7]*[.AC7]&amp;[.X7];[.AA7]*[.AB7]&amp;[.X7]&amp;&quot;-&quot;&amp;[.AA7]*[.AC7]&amp;[.X7]&amp;&quot;²&quot;;[.X7]&amp;&quot;²+&quot;&amp;[.AA7]&amp;[.X7])" office:value-type="string" office:string-value="10a²+10a" calcext:value-type="string">
            <text:p>10a²+10a</text:p>
          </table:table-cell>
          <table:table-cell table:style-name="ce190" table:formula="of:=[.F7]^2*[.H7]" office:value-type="float" office:value="288" calcext:value-type="float">
            <text:p>288π cm³</text:p>
          </table:table-cell>
          <table:table-cell table:style-name="ce147" table:formula="of:=[.K7]^2&amp;&quot; cm²&quot;" office:value-type="string" office:string-value="36 cm²" calcext:value-type="string">
            <text:p>36 cm²</text:p>
          </table:table-cell>
          <table:table-cell table:style-name="ce156" table:formula="of:=[.O7]*CHOOSE([.Y7];0;0.000000001;0.000001;0.001;1000000000;1000000;1000;0.1;0.01;0.001;0.0001;0.00001;0.000001)&amp;&quot; &quot;&amp;[.R7]" office:value-type="string" office:string-value="700000 m³" calcext:value-type="string">
            <text:p>700000 m³</text:p>
          </table:table-cell>
          <table:table-cell table:style-name="ce195" table:formula="of:=CHOOSE(RANDBETWEEN(1;4);&quot;a&quot;;&quot;b&quot;;&quot;c&quot;;&quot;y&quot;)" office:value-type="string" office:string-value="a" calcext:value-type="string">
            <text:p>a</text:p>
          </table:table-cell>
          <table:table-cell table:formula="of:=RANK([.Z7];[.Z1:.Z10])+2" office:value-type="float" office:value="7" calcext:value-type="float">
            <text:p>7</text:p>
          </table:table-cell>
          <table:table-cell table:style-name="ce81" table:formula="of:=RAND()" office:value-type="float" office:value="0.50036484750158" calcext:value-type="float">
            <text:p>0,50036484750158</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formula="of:=RANK([.AE7];[.AE1:.AE10])+2" office:value-type="float" office:value="12" calcext:value-type="float">
            <text:p>12</text:p>
          </table:table-cell>
          <table:table-cell table:style-name="ce81" table:formula="of:=RAND()" office:value-type="float" office:value="0.175249822589887" calcext:value-type="float">
            <text:p>0,175249822589887</text:p>
          </table:table-cell>
          <table:table-cell table:formula="of:=RANK([.AG7];[.AG3:.AG8])" office:value-type="float" office:value="3" calcext:value-type="float">
            <text:p>3</text:p>
          </table:table-cell>
          <table:table-cell table:style-name="ce81" table:formula="of:=RAND()" office:value-type="float" office:value="0.543938311124987" calcext:value-type="float">
            <text:p>0,543938311124987</text:p>
          </table:table-cell>
          <table:table-cell table:number-columns-repeated="991"/>
        </table:table-row>
        <table:table-row table:style-name="ro3">
          <table:table-cell table:style-name="ce112" table:formula="of:=CHOOSE(MOD([.AF8]+[.AF3];6)+1;[.AA8]&amp;&quot;(&quot;&amp;[.X8]&amp;&quot;+&quot;&amp;[.AB8]&amp;&quot;)&quot;;[.AA8]&amp;&quot;(&quot;&amp;[.AB8]&amp;[.X8]&amp;&quot;+&quot;&amp;[.AC8]&amp;&quot;)&quot;;[.AA8]&amp;&quot;(&quot;&amp;[.AB8]&amp;[.X8]&amp;&quot;-&quot;&amp;[.AC8]&amp;&quot;)&quot;;[.AA8]&amp;&quot;&quot;&amp;[.X8]&amp;&quot;(&quot;&amp;[.AB8]&amp;[.X8]&amp;&quot;+&quot;&amp;[.AC8]&amp;&quot;)&quot;;[.AA8]&amp;[.X8]&amp;&quot;(&quot;&amp;[.AB8]&amp;&quot;-&quot;&amp;[.AC8]&amp;[.X8]&amp;&quot;)&quot;;[.X8]&amp;&quot;(&quot;&amp;[.X8]&amp;&quot;+&quot;&amp;[.AA8]&amp;&quot;)&quot;)" office:value-type="string" office:string-value="4(8a-3)" calcext:value-type="string">
            <text:p>4(8a-3)</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D=</text:p>
          </table:table-cell>
          <table:table-cell table:style-name="ce206" table:formula="of:=IF([.AF8]=1;RANDBETWEEN(1;3);IF([.AF8]=2;RANDBETWEEN(4;5);IF([.AF8]=3;RANDBETWEEN(6;8);IF([.AF8]=4;RANDBETWEEN(9;10);IF([.AF8]=5;11;12)))))" office:value-type="float" office:value="5" calcext:value-type="float">
            <text:p>5 cm²</text:p>
          </table:table-cell>
          <table:table-cell table:style-name="ce47" office:value-type="string" calcext:value-type="string">
            <text:p>h=</text:p>
          </table:table-cell>
          <table:table-cell table:style-name="ce171" table:formula="of:=IF([.AF7]=1;RANDBETWEEN(1;2);IF([.AF7]=2;RANDBETWEEN(3;4);IF([.AF7]=3;RANDBETWEEN(5;6);IF([.AF7]=4;RANDBETWEEN(7;8);IF([.AF7]=5;9;10)))))" office:value-type="float" office:value="5" calcext:value-type="float">
            <text:p>5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11" calcext:value-type="float">
            <text:p>11</text:p>
          </table:table-cell>
          <table:table-cell table:style-name="ce41" office:value-type="string" calcext:value-type="string">
            <text:p>et</text:p>
          </table:table-cell>
          <table:table-cell table:style-name="ce40" table:formula="of:=RANDBETWEEN(1;12)/10" office:value-type="float" office:value="0.2" calcext:value-type="float">
            <text:p>0,2</text:p>
          </table:table-cell>
          <table:table-cell table:style-name="ce42" office:value-type="string" calcext:value-type="string">
            <text:p>:</text:p>
          </table:table-cell>
          <table:table-cell table:style-name="ce51" table:formula="of:=ROUNDUP(RAND()*1000/CHOOSE(RANDBETWEEN(1;4);1;10;100;1000);RANDBETWEEN(-2;2))" office:value-type="float" office:value="570" calcext:value-type="float">
            <text:p>570</text:p>
          </table:table-cell>
          <table:table-cell table:style-name="ce40" table:formula="of:=CHOOSE(IF([.AF8]=6;RANDBETWEEN(7;9);IF([.AF8]=5;RANDBETWEEN(10;12);IF([.AF8]=1;RANDBETWEEN(1;2);IF([.AF8]=2;RANDBETWEEN(3;4);IF([.AF8]=3;5;6)))));&quot;mm³&quot;;&quot;cm³&quot;;&quot;dm³&quot;;&quot;dam³&quot;;&quot;hm³&quot;;&quot;k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8]+[.AF3];6)+1;[.AA8]&amp;[.X8]&amp;&quot;+&quot;&amp;([.AA8]*[.AB8]);[.AA8]*[.AB8]&amp;[.X8]&amp;&quot;+&quot;&amp;[.AA8]*[.AC8];[.AA8]*[.AB8]&amp;[.X8]&amp;&quot;-&quot;&amp;[.AA8]*[.AC8];[.AA8]*[.AB8]&amp;[.X8]&amp;&quot;²+&quot;&amp;[.AA8]*[.AC8]&amp;[.X8];[.AA8]*[.AB8]&amp;[.X8]&amp;&quot;-&quot;&amp;[.AA8]*[.AC8]&amp;[.X8]&amp;&quot;²&quot;;[.X8]&amp;&quot;²+&quot;&amp;[.AA8]&amp;[.X8])" office:value-type="string" office:string-value="32a-12" calcext:value-type="string">
            <text:p>32a-12</text:p>
          </table:table-cell>
          <table:table-cell table:style-name="ce190" table:formula="of:=[.F8]^2*[.H8]/4" office:value-type="float" office:value="31.25" calcext:value-type="float">
            <text:p>31π cm³</text:p>
          </table:table-cell>
          <table:table-cell table:style-name="ce147" table:formula="of:=[.K8]^2&amp;&quot; cm²&quot;" office:value-type="string" office:string-value="121 cm²" calcext:value-type="string">
            <text:p>121 cm²</text:p>
          </table:table-cell>
          <table:table-cell table:style-name="ce156" table:formula="of:=[.O8]*CHOOSE([.Y8];0;0.000000001;0.000001;0.001;1000000000;1000000;1000;0.1;0.01;0.001;0.0001;0.00001;0.000001)&amp;&quot; &quot;&amp;[.R8]" office:value-type="string" office:string-value="0,057 m³" calcext:value-type="string">
            <text:p>0,057 m³</text:p>
          </table:table-cell>
          <table:table-cell table:style-name="ce195" table:formula="of:=CHOOSE(RANDBETWEEN(1;4);&quot;a&quot;;&quot;b&quot;;&quot;c&quot;;&quot;y&quot;)" office:value-type="string" office:string-value="a" calcext:value-type="string">
            <text:p>a</text:p>
          </table:table-cell>
          <table:table-cell table:formula="of:=RANK([.Z8];[.Z1:.Z10])+2" office:value-type="float" office:value="11" calcext:value-type="float">
            <text:p>11</text:p>
          </table:table-cell>
          <table:table-cell table:style-name="ce81" table:formula="of:=RAND()" office:value-type="float" office:value="0.253818938545266" calcext:value-type="float">
            <text:p>0,253818938545266</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style-name="ce15" table:formula="of:=RANDBETWEEN(2;9)" office:value-type="float" office:value="3" calcext:value-type="float">
            <text:p>3</text:p>
          </table:table-cell>
          <table:table-cell table:formula="of:=RANK([.AE8];[.AE1:.AE10])+2" office:value-type="float" office:value="11" calcext:value-type="float">
            <text:p>11</text:p>
          </table:table-cell>
          <table:table-cell table:style-name="ce81" table:formula="of:=RAND()" office:value-type="float" office:value="0.186058956926097" calcext:value-type="float">
            <text:p>0,186058956926097</text:p>
          </table:table-cell>
          <table:table-cell table:formula="of:=RANK([.AG8];[.AG3:.AG8])" office:value-type="float" office:value="2" calcext:value-type="float">
            <text:p>2</text:p>
          </table:table-cell>
          <table:table-cell table:style-name="ce81" table:formula="of:=RAND()" office:value-type="float" office:value="0.663689949606927" calcext:value-type="float">
            <text:p>0,663689949606927</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style-name="ce206" table:formula="of:=IF([.AF9]=1;RANDBETWEEN(1;3);IF([.AF9]=2;RANDBETWEEN(4;6);IF([.AF9]=3;RANDBETWEEN(7;10);IF([.AF9]=4;RANDBETWEEN(11;13);IF([.AF9]=5;RANDBETWEEN(14;17);RANDBETWEEN(18;20))))))" office:value-type="float" office:value="19" calcext:value-type="float">
            <text:p>19 cm²</text:p>
          </table:covered-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style-name="ce19"/>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IF([.AF9]=6;RANDBETWEEN(7;9);IF([.AF9]=5;RANDBETWEEN(10;12);IF([.AF9]=1;RANDBETWEEN(1;2);IF([.AF9]=2;RANDBETWEEN(3;4);IF([.AF9]=3;5;6)))));&quot;mm³&quot;;&quot;cm³&quot;;&quot;dm³&quot;;&quot;dam³&quot;;&quot;hm³&quot;;&quot;km³&quot;;&quot;hL&quot;;&quot;daL&quot;;&quot;L&quot;;&quot;dL&quot;;&quot;cL&quot;;&quot;mL&quot;)" office:value-type="string" office:string-value="km³" calcext:value-type="string">
            <text:p>km³</text:p>
          </table:covered-table-cell>
          <table:covered-table-cell table:number-columns-repeated="2" table:style-name="ce15"/>
          <table:table-cell table:number-columns-repeated="6"/>
          <table:table-cell table:formula="of:=RANK([.Z9];[.Z1:.Z10])+2" office:value-type="float" office:value="5" calcext:value-type="float">
            <text:p>5</text:p>
          </table:table-cell>
          <table:table-cell table:style-name="ce81" table:formula="of:=RAND()" office:value-type="float" office:value="0.712497792830937" calcext:value-type="float">
            <text:p>0,712497792830937</text:p>
          </table:table-cell>
          <table:table-cell table:number-columns-repeated="3"/>
          <table:table-cell table:formula="of:=RANK([.AE9];[.AE1:.AE10])+2" office:value-type="float" office:value="9" calcext:value-type="float">
            <text:p>9</text:p>
          </table:table-cell>
          <table:table-cell table:style-name="ce81" table:formula="of:=RAND()" office:value-type="float" office:value="0.374647927147793" calcext:value-type="float">
            <text:p>0,374647927147793</text:p>
          </table:table-cell>
          <table:table-cell table:number-columns-repeated="993"/>
        </table:table-row>
        <table:table-row table:style-name="ro4">
          <table:table-cell table:number-columns-repeated="24"/>
          <table:table-cell table:formula="of:=RANK([.Z10];[.Z1:.Z10])+2" office:value-type="float" office:value="12" calcext:value-type="float">
            <text:p>12</text:p>
          </table:table-cell>
          <table:table-cell table:style-name="ce81" table:formula="of:=RAND()" office:value-type="float" office:value="0.102772025570403" calcext:value-type="float">
            <text:p>0,102772025570403</text:p>
          </table:table-cell>
          <table:table-cell table:number-columns-repeated="3"/>
          <table:table-cell table:formula="of:=RANK([.AE10];[.AE1:.AE10])+2" office:value-type="float" office:value="4" calcext:value-type="float">
            <text:p>4</text:p>
          </table:table-cell>
          <table:table-cell table:style-name="ce81" table:formula="of:=RAND()" office:value-type="float" office:value="0.810713608126359" calcext:value-type="float">
            <text:p>0,810713608126359</text:p>
          </table:table-cell>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xt:span text:style-name="T6">TEST 3</text:span><text:span text:style-name="T7">e</text:span><text:span text:style-name="T6"> - Date : ……………………………</text:span></text:p>
          </table:table-cell>
          <table:covered-table-cell table:number-columns-repeated="7"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9" calcext:value-type="float">
            <text:p>9</text:p>
          </table:table-cell>
          <table:table-cell table:style-name="ce81" table:formula="of:=RAND()" office:value-type="float" office:value="0.503194098148174" calcext:value-type="float">
            <text:p>0,503194098148174</text:p>
          </table:table-cell>
          <table:table-cell table:number-columns-repeated="3"/>
          <table:table-cell table:formula="of:=RANK([.AE12];[.AE12:.AE21])+2" office:value-type="float" office:value="6" calcext:value-type="float">
            <text:p>6</text:p>
          </table:table-cell>
          <table:table-cell table:style-name="ce81" table:formula="of:=RAND()" office:value-type="float" office:value="0.711313786191558" calcext:value-type="float">
            <text:p>0,711313786191558</text:p>
          </table:table-cell>
          <table:table-cell table:number-columns-repeated="993"/>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7449" calcext:value-type="string">
            <text:p>v7449</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Z13];[.Z12:.Z21])+2" office:value-type="float" office:value="3" calcext:value-type="float">
            <text:p>3</text:p>
          </table:table-cell>
          <table:table-cell table:style-name="ce81" table:formula="of:=RAND()" office:value-type="float" office:value="0.927730984434894" calcext:value-type="float">
            <text:p>0,927730984434894</text:p>
          </table:table-cell>
          <table:table-cell table:number-columns-repeated="3"/>
          <table:table-cell table:formula="of:=RANK([.AE13];[.AE12:.AE21])+2" office:value-type="float" office:value="11" calcext:value-type="float">
            <text:p>11</text:p>
          </table:table-cell>
          <table:table-cell table:style-name="ce81" table:formula="of:=RAND()" office:value-type="float" office:value="0.256820612355849" calcext:value-type="float">
            <text:p>0,256820612355849</text:p>
          </table:table-cell>
          <table:table-cell table:number-columns-repeated="993"/>
        </table:table-row>
        <table:table-row table:style-name="ro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5" table:number-rows-spanned="1">
            <text:p>Volume de prisme droit </text:p>
            <text:p>et cylindre en cm³</text:p>
          </table:table-cell>
          <table:covered-table-cell table:number-columns-repeated="4" table:style-name="ce38"/>
          <table:table-cell table:style-name="ce55" office:value-type="string" calcext:value-type="string" table:number-columns-spanned="5" table:number-rows-spanned="1">
            <text:p>Aire de figures simples en cm²</text:p>
          </table:table-cell>
          <table:covered-table-cell table:style-name="ce55"/>
          <table:covered-table-cell table:number-columns-repeated="3" table:style-name="ce38"/>
          <table:table-cell table:style-name="ce55" office:value-type="string" calcext:value-type="string" table:number-columns-spanned="4" table:number-rows-spanned="1">
            <text:p>Conversions d’unités de volum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2]" office:value-type="string" office:string-value="AB" calcext:value-type="string">
            <text:p>AB</text:p>
          </table:table-cell>
          <table:table-cell table:style-name="ce29"/>
          <table:table-cell table:style-name="ce92" table:formula="of:=[.R13]" office:value-type="string" office:string-value="v7449" calcext:value-type="string">
            <text:p>v7449</text:p>
          </table:table-cell>
          <table:table-cell table:style-name="ce81"/>
          <table:table-cell table:formula="of:=RANK([.Z14];[.Z12:.Z21])+2" office:value-type="float" office:value="10" calcext:value-type="float">
            <text:p>10</text:p>
          </table:table-cell>
          <table:table-cell table:style-name="ce81" table:formula="of:=RAND()" office:value-type="float" office:value="0.366590660322948" calcext:value-type="float">
            <text:p>0,366590660322948</text:p>
          </table:table-cell>
          <table:table-cell/>
          <table:table-cell table:style-name="ce81" table:number-columns-repeated="2"/>
          <table:table-cell table:formula="of:=RANK([.AE14];[.AE12:.AE21])+2" office:value-type="float" office:value="7" calcext:value-type="float">
            <text:p>7</text:p>
          </table:table-cell>
          <table:table-cell table:style-name="ce81" table:formula="of:=RAND()" office:value-type="float" office:value="0.665347973558598" calcext:value-type="float">
            <text:p>0,665347973558598</text:p>
          </table:table-cell>
          <table:table-cell table:style-name="ce81" table:formula="of:=RANK([.AG14];[.AG14:.AG19])" office:value-type="float" office:value="1" calcext:value-type="float">
            <text:p>1</text:p>
          </table:table-cell>
          <table:table-cell table:style-name="ce81" table:formula="of:=RAND()" office:value-type="float" office:value="0.895069907237868" calcext:value-type="float">
            <text:p>0,895069907237868</text:p>
          </table:table-cell>
          <table:table-cell table:number-columns-repeated="991"/>
        </table:table-row>
        <table:table-row table:style-name="ro3">
          <table:table-cell table:style-name="ce112" table:formula="of:=CHOOSE(MOD([.AF15]+[.AF14];6)+1;[.AA15]&amp;&quot;(&quot;&amp;[.X15]&amp;&quot;+&quot;&amp;[.AB15]&amp;&quot;)&quot;;[.AA15]&amp;&quot;(&quot;&amp;[.AB15]&amp;[.X15]&amp;&quot;+&quot;&amp;[.AC15]&amp;&quot;)&quot;;[.AA15]&amp;&quot;(&quot;&amp;[.AB15]&amp;[.X15]&amp;&quot;-&quot;&amp;[.AC15]&amp;&quot;)&quot;;[.AA15]&amp;&quot;&quot;&amp;[.X15]&amp;&quot;(&quot;&amp;[.AB15]&amp;[.X15]&amp;&quot;+&quot;&amp;[.AC15]&amp;&quot;)&quot;;[.AA15]&amp;[.X15]&amp;&quot;(&quot;&amp;[.AB15]&amp;&quot;-&quot;&amp;[.AC15]&amp;[.X15]&amp;&quot;)&quot;;[.X15]&amp;&quot;(&quot;&amp;[.X15]&amp;&quot;+&quot;&amp;[.AA15]&amp;&quot;)&quot;)" office:value-type="string" office:string-value="b(b+8)" calcext:value-type="string">
            <text:p>b(b+8)</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6" table:formula="of:=IF([.AF15]=1;RANDBETWEEN(1;3);IF([.AF15]=2;RANDBETWEEN(4;6);IF([.AF15]=3;RANDBETWEEN(7;10);IF([.AF15]=4;RANDBETWEEN(11;13);IF([.AF15]=5;RANDBETWEEN(14;17);RANDBETWEEN(18;20))))))" office:value-type="float" office:value="12" calcext:value-type="float">
            <text:p>12 cm²</text:p>
          </table:table-cell>
          <table:table-cell table:style-name="ce47" office:value-type="string" calcext:value-type="string">
            <text:p>h=</text:p>
          </table:table-cell>
          <table:table-cell table:style-name="ce171" table:formula="of:=IF([.AF14]=1;RANDBETWEEN(1;3);IF([.AF14]=2;RANDBETWEEN(4;6);IF([.AF14]=3;RANDBETWEEN(7;10);IF([.AF14]=4;RANDBETWEEN(11;13);IF([.AF14]=5;RANDBETWEEN(14;17);RANDBETWEEN(18;20))))))" office:value-type="float" office:value="1" calcext:value-type="float">
            <text:p>1 cm</text:p>
          </table:table-cell>
          <table:table-cell table:style-name="ce172" office:value-type="string" calcext:value-type="string">
            <text:p>V = </text:p>
          </table:table-cell>
          <table:table-cell table:style-name="ce153" office:value-type="string" calcext:value-type="string">
            <text:p>carré de côté</text:p>
          </table:table-cell>
          <table:table-cell table:style-name="ce40" table:formula="of:=RANDBETWEEN(10;20)" office:value-type="float" office:value="20" calcext:value-type="float">
            <text:p>20</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80" calcext:value-type="float">
            <text:p>80</text:p>
          </table:table-cell>
          <table:table-cell table:style-name="ce40" table:formula="of:=CHOOSE(IF([.AF15]=6;RANDBETWEEN(7;9);IF([.AF15]=5;RANDBETWEEN(10;12);IF([.AF15]=1;RANDBETWEEN(1;2);IF([.AF15]=2;RANDBETWEEN(3;4);IF([.AF15]=3;5;6)))));&quot;mm³&quot;;&quot;cm³&quot;;&quot;dm³&quot;;&quot;dam³&quot;;&quot;hm³&quot;;&quot;k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5]+[.AF14];6)+1;[.AA15]&amp;[.X15]&amp;&quot;+&quot;&amp;([.AA15]*[.AB15]);[.AA15]*[.AB15]&amp;[.X15]&amp;&quot;+&quot;&amp;[.AA15]*[.AC15];[.AA15]*[.AB15]&amp;[.X15]&amp;&quot;-&quot;&amp;[.AA15]*[.AC15];[.AA15]*[.AB15]&amp;[.X15]&amp;&quot;²+&quot;&amp;[.AA15]*[.AC15]&amp;[.X15];[.AA15]*[.AB15]&amp;[.X15]&amp;&quot;-&quot;&amp;[.AA15]*[.AC15]&amp;[.X15]&amp;&quot;²&quot;;[.X15]&amp;&quot;²+&quot;&amp;[.AA15]&amp;[.X15])" office:value-type="string" office:string-value="b²+8b" calcext:value-type="string">
            <text:p>b²+8b</text:p>
          </table:table-cell>
          <table:table-cell table:style-name="ce174" table:formula="of:=[.F15]*[.H15]" office:value-type="float" office:value="12" calcext:value-type="float">
            <text:p>12 cm³</text:p>
          </table:table-cell>
          <table:table-cell table:style-name="ce147" table:formula="of:=[.K15]^2&amp;&quot; cm²&quot;" office:value-type="string" office:string-value="400 cm²" calcext:value-type="string">
            <text:p>400 cm²</text:p>
          </table:table-cell>
          <table:table-cell table:style-name="ce156" table:formula="of:=[.O15]*CHOOSE([.Y15];0;0.000000001;0.000001;0.001;1000000000;1000000;1000;0.1;0.01;0.001;0.0001;0.00001;0.000001)&amp;&quot; &quot;&amp;[.R15]" office:value-type="string" office:string-value="80000000000 m³" calcext:value-type="string">
            <text:p>80000000000 m³</text:p>
          </table:table-cell>
          <table:table-cell table:style-name="ce195" table:formula="of:=CHOOSE(RANDBETWEEN(1;4);&quot;a&quot;;&quot;b&quot;;&quot;c&quot;;&quot;y&quot;)" office:value-type="string" office:string-value="b" calcext:value-type="string">
            <text:p>b</text:p>
          </table:table-cell>
          <table:table-cell table:formula="of:=RANK([.Z15];[.Z12:.Z21])+2" office:value-type="float" office:value="5" calcext:value-type="float">
            <text:p>5</text:p>
          </table:table-cell>
          <table:table-cell table:style-name="ce81" table:formula="of:=RAND()" office:value-type="float" office:value="0.663137449014989" calcext:value-type="float">
            <text:p>0,663137449014989</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formula="of:=RANK([.AE15];[.AE12:.AE21])+2" office:value-type="float" office:value="3" calcext:value-type="float">
            <text:p>3</text:p>
          </table:table-cell>
          <table:table-cell table:style-name="ce81" table:formula="of:=RAND()" office:value-type="float" office:value="0.880797216529511" calcext:value-type="float">
            <text:p>0,880797216529511</text:p>
          </table:table-cell>
          <table:table-cell table:formula="of:=RANK([.AG15];[.AG14:.AG19])" office:value-type="float" office:value="4" calcext:value-type="float">
            <text:p>4</text:p>
          </table:table-cell>
          <table:table-cell table:style-name="ce81" table:formula="of:=RAND()" office:value-type="float" office:value="0.298400781821931" calcext:value-type="float">
            <text:p>0,298400781821931</text:p>
          </table:table-cell>
          <table:table-cell table:number-columns-repeated="991"/>
        </table:table-row>
        <table:table-row table:style-name="ro3">
          <table:table-cell table:style-name="ce112" table:formula="of:=CHOOSE(MOD([.AF16]+[.AF14];6)+1;[.AA16]&amp;&quot;(&quot;&amp;[.X16]&amp;&quot;+&quot;&amp;[.AB16]&amp;&quot;)&quot;;[.AA16]&amp;&quot;(&quot;&amp;[.AB16]&amp;[.X16]&amp;&quot;+&quot;&amp;[.AC16]&amp;&quot;)&quot;;[.AA16]&amp;&quot;(&quot;&amp;[.AB16]&amp;[.X16]&amp;&quot;-&quot;&amp;[.AC16]&amp;&quot;)&quot;;[.AA16]&amp;&quot;&quot;&amp;[.X16]&amp;&quot;(&quot;&amp;[.AB16]&amp;[.X16]&amp;&quot;+&quot;&amp;[.AC16]&amp;&quot;)&quot;;[.AA16]&amp;[.X16]&amp;&quot;(&quot;&amp;[.AB16]&amp;&quot;-&quot;&amp;[.AC16]&amp;[.X16]&amp;&quot;)&quot;;[.X16]&amp;&quot;(&quot;&amp;[.X16]&amp;&quot;+&quot;&amp;[.AA16]&amp;&quot;)&quot;)" office:value-type="string" office:string-value="5c(3-8c)" calcext:value-type="string">
            <text:p>5c(3-8c)</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6" table:formula="of:=IF([.AF16]=1;RANDBETWEEN(1;3);IF([.AF16]=2;RANDBETWEEN(4;6);IF([.AF16]=3;RANDBETWEEN(7;10);IF([.AF16]=4;RANDBETWEEN(11;13);IF([.AF16]=5;RANDBETWEEN(14;17);RANDBETWEEN(18;20))))))" office:value-type="float" office:value="7" calcext:value-type="float">
            <text:p>7 cm²</text:p>
          </table:table-cell>
          <table:table-cell table:style-name="ce47" office:value-type="string" calcext:value-type="string">
            <text:p>h=</text:p>
          </table:table-cell>
          <table:table-cell table:style-name="ce171" table:formula="of:=IF([.AF15]=1;RANDBETWEEN(1;3);IF([.AF15]=2;RANDBETWEEN(4;6);IF([.AF15]=3;RANDBETWEEN(7;10);IF([.AF15]=4;RANDBETWEEN(11;13);IF([.AF15]=5;RANDBETWEEN(14;17);RANDBETWEEN(18;20))))))" office:value-type="float" office:value="13" calcext:value-type="float">
            <text:p>13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1" calcext:value-type="float">
            <text:p>1</text:p>
          </table:table-cell>
          <table:table-cell table:style-name="ce41" office:value-type="string" calcext:value-type="string">
            <text:p>et</text:p>
          </table:table-cell>
          <table:table-cell table:style-name="ce40" table:formula="of:=RANDBETWEEN(1;12)" office:value-type="float" office:value="10" calcext:value-type="float">
            <text:p>10</text:p>
          </table:table-cell>
          <table:table-cell table:style-name="ce42" office:value-type="string" calcext:value-type="string">
            <text:p>:</text:p>
          </table:table-cell>
          <table:table-cell table:style-name="ce51" table:formula="of:=ROUNDUP(RAND()*1000/CHOOSE(RANDBETWEEN(1;4);1;10;100;1000);RANDBETWEEN(-2;2))" office:value-type="float" office:value="375" calcext:value-type="float">
            <text:p>375</text:p>
          </table:table-cell>
          <table:table-cell table:style-name="ce40" table:formula="of:=CHOOSE(IF([.AF16]=6;RANDBETWEEN(7;9);IF([.AF16]=5;RANDBETWEEN(10;12);IF([.AF16]=1;RANDBETWEEN(1;2);IF([.AF16]=2;RANDBETWEEN(3;4);IF([.AF16]=3;5;6)))));&quot;mm³&quot;;&quot;cm³&quot;;&quot;dm³&quot;;&quot;dam³&quot;;&quot;hm³&quot;;&quot;k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6]+[.AF14];6)+1;[.AA16]&amp;[.X16]&amp;&quot;+&quot;&amp;([.AA16]*[.AB16]);[.AA16]*[.AB16]&amp;[.X16]&amp;&quot;+&quot;&amp;[.AA16]*[.AC16];[.AA16]*[.AB16]&amp;[.X16]&amp;&quot;-&quot;&amp;[.AA16]*[.AC16];[.AA16]*[.AB16]&amp;[.X16]&amp;&quot;²+&quot;&amp;[.AA16]*[.AC16]&amp;[.X16];[.AA16]*[.AB16]&amp;[.X16]&amp;&quot;-&quot;&amp;[.AA16]*[.AC16]&amp;[.X16]&amp;&quot;²&quot;;[.X16]&amp;&quot;²+&quot;&amp;[.AA16]&amp;[.X16])" office:value-type="string" office:string-value="15c-40c²" calcext:value-type="string">
            <text:p>15c-40c²</text:p>
          </table:table-cell>
          <table:table-cell table:style-name="ce174" table:formula="of:=[.F16]*[.H16]" office:value-type="float" office:value="91" calcext:value-type="float">
            <text:p>91 cm³</text:p>
          </table:table-cell>
          <table:table-cell table:style-name="ce147" table:formula="of:=[.K16]^2&amp;&quot; cm²&quot;" office:value-type="string" office:string-value="1 cm²" calcext:value-type="string">
            <text:p>1 cm²</text:p>
          </table:table-cell>
          <table:table-cell table:style-name="ce156" table:formula="of:=[.O16]*CHOOSE([.Y16];0;0.000000001;0.000001;0.001;1000000000;1000000;1000;0.1;0.01;0.001;0.0001;0.00001;0.000001)&amp;&quot; &quot;&amp;[.R16]" office:value-type="string" office:string-value="0,00375 m³" calcext:value-type="string">
            <text:p>0,00375 m³</text:p>
          </table:table-cell>
          <table:table-cell table:style-name="ce195" table:formula="of:=CHOOSE(RANDBETWEEN(1;4);&quot;a&quot;;&quot;b&quot;;&quot;c&quot;;&quot;y&quot;)" office:value-type="string" office:string-value="c" calcext:value-type="string">
            <text:p>c</text:p>
          </table:table-cell>
          <table:table-cell table:formula="of:=RANK([.Z16];[.Z12:.Z21])+2" office:value-type="float" office:value="12" calcext:value-type="float">
            <text:p>12</text:p>
          </table:table-cell>
          <table:table-cell table:style-name="ce81" table:formula="of:=RAND()" office:value-type="float" office:value="0.13507105440113" calcext:value-type="float">
            <text:p>0,13507105440113</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8" calcext:value-type="float">
            <text:p>8</text:p>
          </table:table-cell>
          <table:table-cell table:formula="of:=RANK([.AE16];[.AE12:.AE21])+2" office:value-type="float" office:value="12" calcext:value-type="float">
            <text:p>12</text:p>
          </table:table-cell>
          <table:table-cell table:style-name="ce81" table:formula="of:=RAND()" office:value-type="float" office:value="0.0804224734327312" calcext:value-type="float">
            <text:p>0,080422473432731</text:p>
          </table:table-cell>
          <table:table-cell table:formula="of:=RANK([.AG16];[.AG14:.AG19])" office:value-type="float" office:value="3" calcext:value-type="float">
            <text:p>3</text:p>
          </table:table-cell>
          <table:table-cell table:style-name="ce81" table:formula="of:=RAND()" office:value-type="float" office:value="0.764487154439446" calcext:value-type="float">
            <text:p>0,764487154439446</text:p>
          </table:table-cell>
          <table:table-cell table:number-columns-repeated="991"/>
        </table:table-row>
        <table:table-row table:style-name="ro3">
          <table:table-cell table:style-name="ce112" table:formula="of:=CHOOSE(MOD([.AF17]+[.AF14];6)+1;[.AA17]&amp;&quot;(&quot;&amp;[.X17]&amp;&quot;+&quot;&amp;[.AB17]&amp;&quot;)&quot;;[.AA17]&amp;&quot;(&quot;&amp;[.AB17]&amp;[.X17]&amp;&quot;+&quot;&amp;[.AC17]&amp;&quot;)&quot;;[.AA17]&amp;&quot;(&quot;&amp;[.AB17]&amp;[.X17]&amp;&quot;-&quot;&amp;[.AC17]&amp;&quot;)&quot;;[.AA17]&amp;&quot;&quot;&amp;[.X17]&amp;&quot;(&quot;&amp;[.AB17]&amp;[.X17]&amp;&quot;+&quot;&amp;[.AC17]&amp;&quot;)&quot;;[.AA17]&amp;[.X17]&amp;&quot;(&quot;&amp;[.AB17]&amp;&quot;-&quot;&amp;[.AC17]&amp;[.X17]&amp;&quot;)&quot;;[.X17]&amp;&quot;(&quot;&amp;[.X17]&amp;&quot;+&quot;&amp;[.AA17]&amp;&quot;)&quot;)" office:value-type="string" office:string-value="9(4b+7)" calcext:value-type="string">
            <text:p>9(4b+7)</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6" table:formula="of:=IF([.AF17]=1;RANDBETWEEN(1;3);IF([.AF17]=2;RANDBETWEEN(4;5);IF([.AF17]=3;RANDBETWEEN(6;8);IF([.AF17]=4;RANDBETWEEN(9;10);IF([.AF17]=5;11;12)))))" office:value-type="float" office:value="12" calcext:value-type="float">
            <text:p>12 cm²</text:p>
          </table:table-cell>
          <table:table-cell table:style-name="ce47" office:value-type="string" calcext:value-type="string">
            <text:p>h=</text:p>
          </table:table-cell>
          <table:table-cell table:style-name="ce171" table:formula="of:=IF([.AF16]=1;RANDBETWEEN(1;2);IF([.AF16]=2;RANDBETWEEN(3;4);IF([.AF16]=3;RANDBETWEEN(5;6);IF([.AF16]=4;RANDBETWEEN(7;8);IF([.AF16]=5;9;10)))))" office:value-type="float" office:value="5" calcext:value-type="float">
            <text:p>5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1" calcext:value-type="float">
            <text:p>1</text:p>
          </table:table-cell>
          <table:table-cell table:style-name="ce41" office:value-type="string" calcext:value-type="string">
            <text:p>et</text:p>
          </table:table-cell>
          <table:table-cell table:style-name="ce40" table:formula="of:=RANDBETWEEN(1;12)" office:value-type="float" office:value="8" calcext:value-type="float">
            <text:p>8</text:p>
          </table:table-cell>
          <table:table-cell table:style-name="ce42" office:value-type="string" calcext:value-type="string">
            <text:p>:</text:p>
          </table:table-cell>
          <table:table-cell table:style-name="ce51" table:formula="of:=ROUNDUP(RAND()*1000/CHOOSE(RANDBETWEEN(1;4);1;10;100;1000);RANDBETWEEN(-2;2))" office:value-type="float" office:value="828" calcext:value-type="float">
            <text:p>828</text:p>
          </table:table-cell>
          <table:table-cell table:style-name="ce40" table:formula="of:=CHOOSE(IF([.AF17]=6;RANDBETWEEN(7;9);IF([.AF17]=5;RANDBETWEEN(10;12);IF([.AF17]=1;RANDBETWEEN(1;2);IF([.AF17]=2;RANDBETWEEN(3;4);IF([.AF17]=3;5;6)))));&quot;mm³&quot;;&quot;cm³&quot;;&quot;dm³&quot;;&quot;dam³&quot;;&quot;hm³&quot;;&quot;k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7]+[.AF14];6)+1;[.AA17]&amp;[.X17]&amp;&quot;+&quot;&amp;([.AA17]*[.AB17]);[.AA17]*[.AB17]&amp;[.X17]&amp;&quot;+&quot;&amp;[.AA17]*[.AC17];[.AA17]*[.AB17]&amp;[.X17]&amp;&quot;-&quot;&amp;[.AA17]*[.AC17];[.AA17]*[.AB17]&amp;[.X17]&amp;&quot;²+&quot;&amp;[.AA17]*[.AC17]&amp;[.X17];[.AA17]*[.AB17]&amp;[.X17]&amp;&quot;-&quot;&amp;[.AA17]*[.AC17]&amp;[.X17]&amp;&quot;²&quot;;[.X17]&amp;&quot;²+&quot;&amp;[.AA17]&amp;[.X17])" office:value-type="string" office:string-value="36b+63" calcext:value-type="string">
            <text:p>36b+63</text:p>
          </table:table-cell>
          <table:table-cell table:style-name="ce190" table:formula="of:=[.F17]^2*[.H17]" office:value-type="float" office:value="720" calcext:value-type="float">
            <text:p>720π cm³</text:p>
          </table:table-cell>
          <table:table-cell table:style-name="ce147" table:formula="of:=[.K17]^2&amp;&quot; cm²&quot;" office:value-type="string" office:string-value="1 cm²" calcext:value-type="string">
            <text:p>1 cm²</text:p>
          </table:table-cell>
          <table:table-cell table:style-name="ce156" table:formula="of:=[.O17]*CHOOSE([.Y17];0;0.000000001;0.000001;0.001;1000000000;1000000;1000;0.1;0.01;0.001;0.0001;0.00001;0.000001)&amp;&quot; &quot;&amp;[.R17]" office:value-type="string" office:string-value="0,0828 m³" calcext:value-type="string">
            <text:p>0,0828 m³</text:p>
          </table:table-cell>
          <table:table-cell table:style-name="ce195" table:formula="of:=CHOOSE(RANDBETWEEN(1;4);&quot;a&quot;;&quot;b&quot;;&quot;c&quot;;&quot;y&quot;)" office:value-type="string" office:string-value="b" calcext:value-type="string">
            <text:p>b</text:p>
          </table:table-cell>
          <table:table-cell table:formula="of:=RANK([.Z17];[.Z12:.Z21])+2" office:value-type="float" office:value="11" calcext:value-type="float">
            <text:p>11</text:p>
          </table:table-cell>
          <table:table-cell table:style-name="ce81" table:formula="of:=RAND()" office:value-type="float" office:value="0.318076980411514" calcext:value-type="float">
            <text:p>0,318076980411514</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style-name="ce15" table:formula="of:=RANDBETWEEN(2;9)" office:value-type="float" office:value="7" calcext:value-type="float">
            <text:p>7</text:p>
          </table:table-cell>
          <table:table-cell table:formula="of:=RANK([.AE17];[.AE12:.AE21])+2" office:value-type="float" office:value="9" calcext:value-type="float">
            <text:p>9</text:p>
          </table:table-cell>
          <table:table-cell table:style-name="ce81" table:formula="of:=RAND()" office:value-type="float" office:value="0.306221572052561" calcext:value-type="float">
            <text:p>0,306221572052561</text:p>
          </table:table-cell>
          <table:table-cell table:formula="of:=RANK([.AG17];[.AG14:.AG19])" office:value-type="float" office:value="6" calcext:value-type="float">
            <text:p>6</text:p>
          </table:table-cell>
          <table:table-cell table:style-name="ce81" table:formula="of:=RAND()" office:value-type="float" office:value="0.133026988215911" calcext:value-type="float">
            <text:p>0,133026988215911</text:p>
          </table:table-cell>
          <table:table-cell table:number-columns-repeated="991"/>
        </table:table-row>
        <table:table-row table:style-name="ro3">
          <table:table-cell table:style-name="ce112" table:formula="of:=CHOOSE(MOD([.AF18]+[.AF14];6)+1;[.AA18]&amp;&quot;(&quot;&amp;[.X18]&amp;&quot;+&quot;&amp;[.AB18]&amp;&quot;)&quot;;[.AA18]&amp;&quot;(&quot;&amp;[.AB18]&amp;[.X18]&amp;&quot;+&quot;&amp;[.AC18]&amp;&quot;)&quot;;[.AA18]&amp;&quot;(&quot;&amp;[.AB18]&amp;[.X18]&amp;&quot;-&quot;&amp;[.AC18]&amp;&quot;)&quot;;[.AA18]&amp;&quot;&quot;&amp;[.X18]&amp;&quot;(&quot;&amp;[.AB18]&amp;[.X18]&amp;&quot;+&quot;&amp;[.AC18]&amp;&quot;)&quot;;[.AA18]&amp;[.X18]&amp;&quot;(&quot;&amp;[.AB18]&amp;&quot;-&quot;&amp;[.AC18]&amp;[.X18]&amp;&quot;)&quot;;[.X18]&amp;&quot;(&quot;&amp;[.X18]&amp;&quot;+&quot;&amp;[.AA18]&amp;&quot;)&quot;)" office:value-type="string" office:string-value="5(c+3)" calcext:value-type="string">
            <text:p>5(c+3)</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6" table:formula="of:=IF([.AF18]=1;RANDBETWEEN(1;3);IF([.AF18]=2;RANDBETWEEN(4;5);IF([.AF18]=3;RANDBETWEEN(6;8);IF([.AF18]=4;RANDBETWEEN(9;10);IF([.AF18]=5;11;12)))))" office:value-type="float" office:value="11" calcext:value-type="float">
            <text:p>11 cm²</text:p>
          </table:table-cell>
          <table:table-cell table:style-name="ce47" office:value-type="string" calcext:value-type="string">
            <text:p>h=</text:p>
          </table:table-cell>
          <table:table-cell table:style-name="ce171" table:formula="of:=IF([.AF17]=1;RANDBETWEEN(1;2);IF([.AF17]=2;RANDBETWEEN(3;4);IF([.AF17]=3;RANDBETWEEN(5;6);IF([.AF17]=4;RANDBETWEEN(7;8);IF([.AF17]=5;9;10)))))" office:value-type="float" office:value="10" calcext:value-type="float">
            <text:p>10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6" calcext:value-type="float">
            <text:p>6</text:p>
          </table:table-cell>
          <table:table-cell table:style-name="ce41" office:value-type="string" calcext:value-type="string">
            <text:p>et</text:p>
          </table:table-cell>
          <table:table-cell table:style-name="ce40" table:formula="of:=RANDBETWEEN(1;12)/10" office:value-type="float" office:value="0.7" calcext:value-type="float">
            <text:p>0,7</text:p>
          </table:table-cell>
          <table:table-cell table:style-name="ce42" office:value-type="string" calcext:value-type="string">
            <text:p>:</text:p>
          </table:table-cell>
          <table:table-cell table:style-name="ce51" table:formula="of:=ROUNDUP(RAND()*1000/CHOOSE(RANDBETWEEN(1;4);1;10;100;1000);RANDBETWEEN(-2;2))" office:value-type="float" office:value="61.3" calcext:value-type="float">
            <text:p>61,3</text:p>
          </table:table-cell>
          <table:table-cell table:style-name="ce40" table:formula="of:=CHOOSE(IF([.AF18]=6;RANDBETWEEN(7;9);IF([.AF18]=5;RANDBETWEEN(10;12);IF([.AF18]=1;RANDBETWEEN(1;2);IF([.AF18]=2;RANDBETWEEN(3;4);IF([.AF18]=3;5;6)))));&quot;mm³&quot;;&quot;cm³&quot;;&quot;dm³&quot;;&quot;dam³&quot;;&quot;hm³&quot;;&quot;km³&quot;;&quot;hL&quot;;&quot;daL&quot;;&quot;L&quot;;&quot;dL&quot;;&quot;cL&quot;;&quot;mL&quot;)" office:value-type="string" office:string-value="cL" calcext:value-type="string">
            <text:p>c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8]+[.AF14];6)+1;[.AA18]&amp;[.X18]&amp;&quot;+&quot;&amp;([.AA18]*[.AB18]);[.AA18]*[.AB18]&amp;[.X18]&amp;&quot;+&quot;&amp;[.AA18]*[.AC18];[.AA18]*[.AB18]&amp;[.X18]&amp;&quot;-&quot;&amp;[.AA18]*[.AC18];[.AA18]*[.AB18]&amp;[.X18]&amp;&quot;²+&quot;&amp;[.AA18]*[.AC18]&amp;[.X18];[.AA18]*[.AB18]&amp;[.X18]&amp;&quot;-&quot;&amp;[.AA18]*[.AC18]&amp;[.X18]&amp;&quot;²&quot;;[.X18]&amp;&quot;²+&quot;&amp;[.AA18]&amp;[.X18])" office:value-type="string" office:string-value="5c+15" calcext:value-type="string">
            <text:p>5c+15</text:p>
          </table:table-cell>
          <table:table-cell table:style-name="ce190" table:formula="of:=[.F18]^2*[.H18]" office:value-type="float" office:value="1210" calcext:value-type="float">
            <text:p>1210π cm³</text:p>
          </table:table-cell>
          <table:table-cell table:style-name="ce147" table:formula="of:=[.K18]^2&amp;&quot; cm²&quot;" office:value-type="string" office:string-value="36 cm²" calcext:value-type="string">
            <text:p>36 cm²</text:p>
          </table:table-cell>
          <table:table-cell table:style-name="ce156" table:formula="of:=[.O18]*CHOOSE([.Y18];0;0.000000001;0.000001;0.001;1000000000;1000000;1000;0.1;0.01;0.001;0.0001;0.00001;0.000001)&amp;&quot; &quot;&amp;[.R18]" office:value-type="string" office:string-value="61300 m³" calcext:value-type="string">
            <text:p>61300 m³</text:p>
          </table:table-cell>
          <table:table-cell table:style-name="ce195" table:formula="of:=CHOOSE(RANDBETWEEN(1;4);&quot;a&quot;;&quot;b&quot;;&quot;c&quot;;&quot;y&quot;)" office:value-type="string" office:string-value="c" calcext:value-type="string">
            <text:p>c</text:p>
          </table:table-cell>
          <table:table-cell table:formula="of:=RANK([.Z18];[.Z12:.Z21])+2" office:value-type="float" office:value="7" calcext:value-type="float">
            <text:p>7</text:p>
          </table:table-cell>
          <table:table-cell table:style-name="ce81" table:formula="of:=RAND()" office:value-type="float" office:value="0.561438041367391" calcext:value-type="float">
            <text:p>0,561438041367391</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formula="of:=RANK([.AE18];[.AE12:.AE21])+2" office:value-type="float" office:value="10" calcext:value-type="float">
            <text:p>10</text:p>
          </table:table-cell>
          <table:table-cell table:style-name="ce81" table:formula="of:=RAND()" office:value-type="float" office:value="0.29903292218535" calcext:value-type="float">
            <text:p>0,29903292218535</text:p>
          </table:table-cell>
          <table:table-cell table:formula="of:=RANK([.AG18];[.AG14:.AG19])" office:value-type="float" office:value="5" calcext:value-type="float">
            <text:p>5</text:p>
          </table:table-cell>
          <table:table-cell table:style-name="ce81" table:formula="of:=RAND()" office:value-type="float" office:value="0.278162812211163" calcext:value-type="float">
            <text:p>0,278162812211163</text:p>
          </table:table-cell>
          <table:table-cell table:number-columns-repeated="991"/>
        </table:table-row>
        <table:table-row table:style-name="ro3">
          <table:table-cell table:style-name="ce112" table:formula="of:=CHOOSE(MOD([.AF19]+[.AF14];6)+1;[.AA19]&amp;&quot;(&quot;&amp;[.X19]&amp;&quot;+&quot;&amp;[.AB19]&amp;&quot;)&quot;;[.AA19]&amp;&quot;(&quot;&amp;[.AB19]&amp;[.X19]&amp;&quot;+&quot;&amp;[.AC19]&amp;&quot;)&quot;;[.AA19]&amp;&quot;(&quot;&amp;[.AB19]&amp;[.X19]&amp;&quot;-&quot;&amp;[.AC19]&amp;&quot;)&quot;;[.AA19]&amp;&quot;&quot;&amp;[.X19]&amp;&quot;(&quot;&amp;[.AB19]&amp;[.X19]&amp;&quot;+&quot;&amp;[.AC19]&amp;&quot;)&quot;;[.AA19]&amp;[.X19]&amp;&quot;(&quot;&amp;[.AB19]&amp;&quot;-&quot;&amp;[.AC19]&amp;[.X19]&amp;&quot;)&quot;;[.X19]&amp;&quot;(&quot;&amp;[.X19]&amp;&quot;+&quot;&amp;[.AA19]&amp;&quot;)&quot;)" office:value-type="string" office:string-value="8a(7a+5)" calcext:value-type="string">
            <text:p>8a(7a+5)</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D=</text:p>
          </table:table-cell>
          <table:table-cell table:style-name="ce206" table:formula="of:=IF([.AF19]=1;RANDBETWEEN(1;3);IF([.AF19]=2;RANDBETWEEN(4;5);IF([.AF19]=3;RANDBETWEEN(6;8);IF([.AF19]=4;RANDBETWEEN(9;10);IF([.AF19]=5;11;12)))))" office:value-type="float" office:value="4" calcext:value-type="float">
            <text:p>4 cm²</text:p>
          </table:table-cell>
          <table:table-cell table:style-name="ce47" office:value-type="string" calcext:value-type="string">
            <text:p>h=</text:p>
          </table:table-cell>
          <table:table-cell table:style-name="ce171" table:formula="of:=IF([.AF18]=1;RANDBETWEEN(1;2);IF([.AF18]=2;RANDBETWEEN(3;4);IF([.AF18]=3;RANDBETWEEN(5;6);IF([.AF18]=4;RANDBETWEEN(7;8);IF([.AF18]=5;9;10)))))" office:value-type="float" office:value="9" calcext:value-type="float">
            <text:p>9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4" calcext:value-type="float">
            <text:p>4</text:p>
          </table:table-cell>
          <table:table-cell table:style-name="ce41" office:value-type="string" calcext:value-type="string">
            <text:p>et</text:p>
          </table:table-cell>
          <table:table-cell table:style-name="ce40" table:formula="of:=RANDBETWEEN(1;12)/10" office:value-type="float" office:value="0.8" calcext:value-type="float">
            <text:p>0,8</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IF([.AF19]=6;RANDBETWEEN(7;9);IF([.AF19]=5;RANDBETWEEN(10;12);IF([.AF19]=1;RANDBETWEEN(1;2);IF([.AF19]=2;RANDBETWEEN(3;4);IF([.AF19]=3;5;6)))));&quot;mm³&quot;;&quot;cm³&quot;;&quot;dm³&quot;;&quot;dam³&quot;;&quot;hm³&quot;;&quot;k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9]+[.AF14];6)+1;[.AA19]&amp;[.X19]&amp;&quot;+&quot;&amp;([.AA19]*[.AB19]);[.AA19]*[.AB19]&amp;[.X19]&amp;&quot;+&quot;&amp;[.AA19]*[.AC19];[.AA19]*[.AB19]&amp;[.X19]&amp;&quot;-&quot;&amp;[.AA19]*[.AC19];[.AA19]*[.AB19]&amp;[.X19]&amp;&quot;²+&quot;&amp;[.AA19]*[.AC19]&amp;[.X19];[.AA19]*[.AB19]&amp;[.X19]&amp;&quot;-&quot;&amp;[.AA19]*[.AC19]&amp;[.X19]&amp;&quot;²&quot;;[.X19]&amp;&quot;²+&quot;&amp;[.AA19]&amp;[.X19])" office:value-type="string" office:string-value="56a²+40a" calcext:value-type="string">
            <text:p>56a²+40a</text:p>
          </table:table-cell>
          <table:table-cell table:style-name="ce190" table:formula="of:=[.F19]^2*[.H19]/4" office:value-type="float" office:value="36" calcext:value-type="float">
            <text:p>36π cm³</text:p>
          </table:table-cell>
          <table:table-cell table:style-name="ce147" table:formula="of:=[.K19]^2&amp;&quot; cm²&quot;" office:value-type="string" office:string-value="16 cm²" calcext:value-type="string">
            <text:p>16 cm²</text:p>
          </table:table-cell>
          <table:table-cell table:style-name="ce156" table:formula="of:=[.O19]*CHOOSE([.Y19];0;0.000000001;0.000001;0.001;1000000000;1000000;1000;0.1;0.01;0.001;0.0001;0.00001;0.000001)&amp;&quot; &quot;&amp;[.R19]" office:value-type="string" office:string-value="0,1 m³" calcext:value-type="string">
            <text:p>0,1 m³</text:p>
          </table:table-cell>
          <table:table-cell table:style-name="ce195" table:formula="of:=CHOOSE(RANDBETWEEN(1;4);&quot;a&quot;;&quot;b&quot;;&quot;c&quot;;&quot;y&quot;)" office:value-type="string" office:string-value="a" calcext:value-type="string">
            <text:p>a</text:p>
          </table:table-cell>
          <table:table-cell table:formula="of:=RANK([.Z19];[.Z12:.Z21])+2" office:value-type="float" office:value="4" calcext:value-type="float">
            <text:p>4</text:p>
          </table:table-cell>
          <table:table-cell table:style-name="ce81" table:formula="of:=RAND()" office:value-type="float" office:value="0.885843454196123" calcext:value-type="float">
            <text:p>0,885843454196123</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style-name="ce15" table:formula="of:=RANDBETWEEN(2;9)" office:value-type="float" office:value="5" calcext:value-type="float">
            <text:p>5</text:p>
          </table:table-cell>
          <table:table-cell table:formula="of:=RANK([.AE19];[.AE12:.AE21])+2" office:value-type="float" office:value="4" calcext:value-type="float">
            <text:p>4</text:p>
          </table:table-cell>
          <table:table-cell table:style-name="ce81" table:formula="of:=RAND()" office:value-type="float" office:value="0.857134439923797" calcext:value-type="float">
            <text:p>0,857134439923797</text:p>
          </table:table-cell>
          <table:table-cell table:formula="of:=RANK([.AG19];[.AG14:.AG19])" office:value-type="float" office:value="2" calcext:value-type="float">
            <text:p>2</text:p>
          </table:table-cell>
          <table:table-cell table:style-name="ce81" table:formula="of:=RAND()" office:value-type="float" office:value="0.845125739507513" calcext:value-type="float">
            <text:p>0,845125739507513</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style-name="ce206" table:formula="of:=IF([.AF20]=1;RANDBETWEEN(1;3);IF([.AF20]=2;RANDBETWEEN(4;6);IF([.AF20]=3;RANDBETWEEN(7;10);IF([.AF20]=4;RANDBETWEEN(11;13);IF([.AF20]=5;RANDBETWEEN(14;17);RANDBETWEEN(18;20))))))" office:value-type="float" office:value="18" calcext:value-type="float">
            <text:p>18 cm²</text:p>
          </table:covered-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style-name="ce19"/>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IF([.AF20]=6;RANDBETWEEN(7;9);IF([.AF20]=5;RANDBETWEEN(10;12);IF([.AF20]=1;RANDBETWEEN(1;2);IF([.AF20]=2;RANDBETWEEN(3;4);IF([.AF20]=3;5;6)))));&quot;mm³&quot;;&quot;cm³&quot;;&quot;dm³&quot;;&quot;dam³&quot;;&quot;hm³&quot;;&quot;km³&quot;;&quot;hL&quot;;&quot;daL&quot;;&quot;L&quot;;&quot;dL&quot;;&quot;cL&quot;;&quot;mL&quot;)" office:value-type="string" office:string-value="km³" calcext:value-type="string">
            <text:p>km³</text:p>
          </table:covered-table-cell>
          <table:covered-table-cell table:number-columns-repeated="2" table:style-name="ce15"/>
          <table:table-cell table:number-columns-repeated="6"/>
          <table:table-cell table:formula="of:=RANK([.Z20];[.Z12:.Z21])+2" office:value-type="float" office:value="8" calcext:value-type="float">
            <text:p>8</text:p>
          </table:table-cell>
          <table:table-cell table:style-name="ce81" table:formula="of:=RAND()" office:value-type="float" office:value="0.517088777163618" calcext:value-type="float">
            <text:p>0,517088777163618</text:p>
          </table:table-cell>
          <table:table-cell table:number-columns-repeated="3"/>
          <table:table-cell table:formula="of:=RANK([.AE20];[.AE12:.AE21])+2" office:value-type="float" office:value="5" calcext:value-type="float">
            <text:p>5</text:p>
          </table:table-cell>
          <table:table-cell table:style-name="ce81" table:formula="of:=RAND()" office:value-type="float" office:value="0.773221834014587" calcext:value-type="float">
            <text:p>0,773221834014587</text:p>
          </table:table-cell>
          <table:table-cell table:number-columns-repeated="993"/>
        </table:table-row>
        <table:table-row table:style-name="ro4">
          <table:table-cell table:number-columns-repeated="24"/>
          <table:table-cell table:formula="of:=RANK([.Z21];[.Z12:.Z21])+2" office:value-type="float" office:value="6" calcext:value-type="float">
            <text:p>6</text:p>
          </table:table-cell>
          <table:table-cell table:style-name="ce81" table:formula="of:=RAND()" office:value-type="float" office:value="0.661769249562019" calcext:value-type="float">
            <text:p>0,661769249562019</text:p>
          </table:table-cell>
          <table:table-cell table:number-columns-repeated="3"/>
          <table:table-cell table:formula="of:=RANK([.AE21];[.AE12:.AE21])+2" office:value-type="float" office:value="8" calcext:value-type="float">
            <text:p>8</text:p>
          </table:table-cell>
          <table:table-cell table:style-name="ce81" table:formula="of:=RAND()" office:value-type="float" office:value="0.509250882293693" calcext:value-type="float">
            <text:p>0,509250882293693</text:p>
          </table:table-cell>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xt:span text:style-name="T6">TEST 3</text:span><text:span text:style-name="T7">e</text:span><text:span text:style-name="T6"> - Date : ……………………………</text:span></text:p>
          </table:table-cell>
          <table:covered-table-cell table:number-columns-repeated="7"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11" calcext:value-type="float">
            <text:p>11</text:p>
          </table:table-cell>
          <table:table-cell table:style-name="ce81" table:formula="of:=RAND()" office:value-type="float" office:value="0.0786685253574423" calcext:value-type="float">
            <text:p>0,078668525357442</text:p>
          </table:table-cell>
          <table:table-cell table:number-columns-repeated="3"/>
          <table:table-cell table:formula="of:=RANK([.AE23];[.AE23:.AE32])+2" office:value-type="float" office:value="4" calcext:value-type="float">
            <text:p>4</text:p>
          </table:table-cell>
          <table:table-cell table:style-name="ce81" table:formula="of:=RAND()" office:value-type="float" office:value="0.904676537960307" calcext:value-type="float">
            <text:p>0,904676537960307</text:p>
          </table:table-cell>
          <table:table-cell table:number-columns-repeated="993"/>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7449" calcext:value-type="string">
            <text:p>v7449</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Z24];[.Z23:.Z32])+2" office:value-type="float" office:value="6" calcext:value-type="float">
            <text:p>6</text:p>
          </table:table-cell>
          <table:table-cell table:style-name="ce81" table:formula="of:=RAND()" office:value-type="float" office:value="0.512254353047753" calcext:value-type="float">
            <text:p>0,512254353047753</text:p>
          </table:table-cell>
          <table:table-cell table:number-columns-repeated="3"/>
          <table:table-cell table:formula="of:=RANK([.AE24];[.AE23:.AE32])+2" office:value-type="float" office:value="8" calcext:value-type="float">
            <text:p>8</text:p>
          </table:table-cell>
          <table:table-cell table:style-name="ce81" table:formula="of:=RAND()" office:value-type="float" office:value="0.684259179318516" calcext:value-type="float">
            <text:p>0,684259179318516</text:p>
          </table:table-cell>
          <table:table-cell table:number-columns-repeated="993"/>
        </table:table-row>
        <table:table-row table:style-name="ro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5" table:number-rows-spanned="1">
            <text:p>Volume de prisme droit </text:p>
            <text:p>et cylindre en cm³</text:p>
          </table:table-cell>
          <table:covered-table-cell table:number-columns-repeated="4" table:style-name="ce38"/>
          <table:table-cell table:style-name="ce55" office:value-type="string" calcext:value-type="string" table:number-columns-spanned="5" table:number-rows-spanned="1">
            <text:p>Aire de figures simples en cm²</text:p>
          </table:table-cell>
          <table:covered-table-cell table:style-name="ce55"/>
          <table:covered-table-cell table:number-columns-repeated="3" table:style-name="ce38"/>
          <table:table-cell table:style-name="ce55" office:value-type="string" calcext:value-type="string" table:number-columns-spanned="4" table:number-rows-spanned="1">
            <text:p>Conversions d’unités de volum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23]" office:value-type="string" office:string-value="AC" calcext:value-type="string">
            <text:p>AC</text:p>
          </table:table-cell>
          <table:table-cell table:style-name="ce29"/>
          <table:table-cell table:style-name="ce92" table:formula="of:=[.R24]" office:value-type="string" office:string-value="v7449" calcext:value-type="string">
            <text:p>v7449</text:p>
          </table:table-cell>
          <table:table-cell table:style-name="ce81"/>
          <table:table-cell table:formula="of:=RANK([.Z25];[.Z23:.Z32])+2" office:value-type="float" office:value="12" calcext:value-type="float">
            <text:p>12</text:p>
          </table:table-cell>
          <table:table-cell table:style-name="ce81" table:formula="of:=RAND()" office:value-type="float" office:value="0.0302535810512404" calcext:value-type="float">
            <text:p>0,030253581051241</text:p>
          </table:table-cell>
          <table:table-cell/>
          <table:table-cell table:style-name="ce81" table:number-columns-repeated="2"/>
          <table:table-cell table:formula="of:=RANK([.AE25];[.AE23:.AE32])+2" office:value-type="float" office:value="10" calcext:value-type="float">
            <text:p>10</text:p>
          </table:table-cell>
          <table:table-cell table:style-name="ce81" table:formula="of:=RAND()" office:value-type="float" office:value="0.334127711565915" calcext:value-type="float">
            <text:p>0,334127711565915</text:p>
          </table:table-cell>
          <table:table-cell table:style-name="ce81" table:formula="of:=RANK([.AG25];[.AG25:.AG30])" office:value-type="float" office:value="3" calcext:value-type="float">
            <text:p>3</text:p>
          </table:table-cell>
          <table:table-cell table:style-name="ce81" table:formula="of:=RAND()" office:value-type="float" office:value="0.723023189782949" calcext:value-type="float">
            <text:p>0,723023189782949</text:p>
          </table:table-cell>
          <table:table-cell table:number-columns-repeated="991"/>
        </table:table-row>
        <table:table-row table:style-name="ro3">
          <table:table-cell table:style-name="ce112" table:formula="of:=CHOOSE(MOD([.AF26]+[.AF25];6)+1;[.AA26]&amp;&quot;(&quot;&amp;[.X26]&amp;&quot;+&quot;&amp;[.AB26]&amp;&quot;)&quot;;[.AA26]&amp;&quot;(&quot;&amp;[.AB26]&amp;[.X26]&amp;&quot;+&quot;&amp;[.AC26]&amp;&quot;)&quot;;[.AA26]&amp;&quot;(&quot;&amp;[.AB26]&amp;[.X26]&amp;&quot;-&quot;&amp;[.AC26]&amp;&quot;)&quot;;[.AA26]&amp;&quot;&quot;&amp;[.X26]&amp;&quot;(&quot;&amp;[.AB26]&amp;[.X26]&amp;&quot;+&quot;&amp;[.AC26]&amp;&quot;)&quot;;[.AA26]&amp;[.X26]&amp;&quot;(&quot;&amp;[.AB26]&amp;&quot;-&quot;&amp;[.AC26]&amp;[.X26]&amp;&quot;)&quot;;[.X26]&amp;&quot;(&quot;&amp;[.X26]&amp;&quot;+&quot;&amp;[.AA26]&amp;&quot;)&quot;)" office:value-type="string" office:string-value="3(5y+7)" calcext:value-type="string">
            <text:p>3(5y+7)</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6" table:formula="of:=IF([.AF26]=1;RANDBETWEEN(1;3);IF([.AF26]=2;RANDBETWEEN(4;6);IF([.AF26]=3;RANDBETWEEN(7;10);IF([.AF26]=4;RANDBETWEEN(11;13);IF([.AF26]=5;RANDBETWEEN(14;17);RANDBETWEEN(18;20))))))" office:value-type="float" office:value="12" calcext:value-type="float">
            <text:p>12 cm²</text:p>
          </table:table-cell>
          <table:table-cell table:style-name="ce47" office:value-type="string" calcext:value-type="string">
            <text:p>h=</text:p>
          </table:table-cell>
          <table:table-cell table:style-name="ce171" table:formula="of:=IF([.AF25]=1;RANDBETWEEN(1;3);IF([.AF25]=2;RANDBETWEEN(4;6);IF([.AF25]=3;RANDBETWEEN(7;10);IF([.AF25]=4;RANDBETWEEN(11;13);IF([.AF25]=5;RANDBETWEEN(14;17);RANDBETWEEN(18;20))))))" office:value-type="float" office:value="8" calcext:value-type="float">
            <text:p>8 cm</text:p>
          </table:table-cell>
          <table:table-cell table:style-name="ce172" office:value-type="string" calcext:value-type="string">
            <text:p>V = </text:p>
          </table:table-cell>
          <table:table-cell table:style-name="ce153" office:value-type="string" calcext:value-type="string">
            <text:p>carré de côté</text:p>
          </table:table-cell>
          <table:table-cell table:style-name="ce40" table:formula="of:=RANDBETWEEN(10;20)" office:value-type="float" office:value="15" calcext:value-type="float">
            <text:p>15</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1" calcext:value-type="float">
            <text:p>1</text:p>
          </table:table-cell>
          <table:table-cell table:style-name="ce40" table:formula="of:=CHOOSE(IF([.AF26]=6;RANDBETWEEN(7;9);IF([.AF26]=5;RANDBETWEEN(10;12);IF([.AF26]=1;RANDBETWEEN(1;2);IF([.AF26]=2;RANDBETWEEN(3;4);IF([.AF26]=3;5;6)))));&quot;mm³&quot;;&quot;cm³&quot;;&quot;dm³&quot;;&quot;dam³&quot;;&quot;hm³&quot;;&quot;k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26]+[.AF25];6)+1;[.AA26]&amp;[.X26]&amp;&quot;+&quot;&amp;([.AA26]*[.AB26]);[.AA26]*[.AB26]&amp;[.X26]&amp;&quot;+&quot;&amp;[.AA26]*[.AC26];[.AA26]*[.AB26]&amp;[.X26]&amp;&quot;-&quot;&amp;[.AA26]*[.AC26];[.AA26]*[.AB26]&amp;[.X26]&amp;&quot;²+&quot;&amp;[.AA26]*[.AC26]&amp;[.X26];[.AA26]*[.AB26]&amp;[.X26]&amp;&quot;-&quot;&amp;[.AA26]*[.AC26]&amp;[.X26]&amp;&quot;²&quot;;[.X26]&amp;&quot;²+&quot;&amp;[.AA26]&amp;[.X26])" office:value-type="string" office:string-value="15y+21" calcext:value-type="string">
            <text:p>15y+21</text:p>
          </table:table-cell>
          <table:table-cell table:style-name="ce174" table:formula="of:=[.F26]*[.H26]" office:value-type="float" office:value="96" calcext:value-type="float">
            <text:p>96 cm³</text:p>
          </table:table-cell>
          <table:table-cell table:style-name="ce147" table:formula="of:=[.K26]^2&amp;&quot; cm²&quot;" office:value-type="string" office:string-value="225 cm²" calcext:value-type="string">
            <text:p>225 cm²</text:p>
          </table:table-cell>
          <table:table-cell table:style-name="ce156" table:formula="of:=[.O26]*CHOOSE([.Y26];0;0.000000001;0.000001;0.001;1000000000;1000000;1000;0.1;0.01;0.001;0.0001;0.00001;0.000001)&amp;&quot; &quot;&amp;[.R26]" office:value-type="string" office:string-value="0,1 m³" calcext:value-type="string">
            <text:p>0,1 m³</text:p>
          </table:table-cell>
          <table:table-cell table:style-name="ce195" table:formula="of:=CHOOSE(RANDBETWEEN(1;4);&quot;a&quot;;&quot;b&quot;;&quot;c&quot;;&quot;y&quot;)" office:value-type="string" office:string-value="y" calcext:value-type="string">
            <text:p>y</text:p>
          </table:table-cell>
          <table:table-cell table:formula="of:=RANK([.Z26];[.Z23:.Z32])+2" office:value-type="float" office:value="8" calcext:value-type="float">
            <text:p>8</text:p>
          </table:table-cell>
          <table:table-cell table:style-name="ce81" table:formula="of:=RAND()" office:value-type="float" office:value="0.20288362361224" calcext:value-type="float">
            <text:p>0,20288362361224</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formula="of:=RANK([.AE26];[.AE23:.AE32])+2" office:value-type="float" office:value="9" calcext:value-type="float">
            <text:p>9</text:p>
          </table:table-cell>
          <table:table-cell table:style-name="ce81" table:formula="of:=RAND()" office:value-type="float" office:value="0.430425411935997" calcext:value-type="float">
            <text:p>0,430425411935997</text:p>
          </table:table-cell>
          <table:table-cell table:formula="of:=RANK([.AG26];[.AG25:.AG30])" office:value-type="float" office:value="4" calcext:value-type="float">
            <text:p>4</text:p>
          </table:table-cell>
          <table:table-cell table:style-name="ce81" table:formula="of:=RAND()" office:value-type="float" office:value="0.66476387883144" calcext:value-type="float">
            <text:p>0,66476387883144</text:p>
          </table:table-cell>
          <table:table-cell table:number-columns-repeated="991"/>
        </table:table-row>
        <table:table-row table:style-name="ro3">
          <table:table-cell table:style-name="ce112" table:formula="of:=CHOOSE(MOD([.AF27]+[.AF25];6)+1;[.AA27]&amp;&quot;(&quot;&amp;[.X27]&amp;&quot;+&quot;&amp;[.AB27]&amp;&quot;)&quot;;[.AA27]&amp;&quot;(&quot;&amp;[.AB27]&amp;[.X27]&amp;&quot;+&quot;&amp;[.AC27]&amp;&quot;)&quot;;[.AA27]&amp;&quot;(&quot;&amp;[.AB27]&amp;[.X27]&amp;&quot;-&quot;&amp;[.AC27]&amp;&quot;)&quot;;[.AA27]&amp;&quot;&quot;&amp;[.X27]&amp;&quot;(&quot;&amp;[.AB27]&amp;[.X27]&amp;&quot;+&quot;&amp;[.AC27]&amp;&quot;)&quot;;[.AA27]&amp;[.X27]&amp;&quot;(&quot;&amp;[.AB27]&amp;&quot;-&quot;&amp;[.AC27]&amp;[.X27]&amp;&quot;)&quot;;[.X27]&amp;&quot;(&quot;&amp;[.X27]&amp;&quot;+&quot;&amp;[.AA27]&amp;&quot;)&quot;)" office:value-type="string" office:string-value="5c(3c+9)" calcext:value-type="string">
            <text:p>5c(3c+9)</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6" table:formula="of:=IF([.AF27]=1;RANDBETWEEN(1;3);IF([.AF27]=2;RANDBETWEEN(4;6);IF([.AF27]=3;RANDBETWEEN(7;10);IF([.AF27]=4;RANDBETWEEN(11;13);IF([.AF27]=5;RANDBETWEEN(14;17);RANDBETWEEN(18;20))))))" office:value-type="float" office:value="18" calcext:value-type="float">
            <text:p>18 cm²</text:p>
          </table:table-cell>
          <table:table-cell table:style-name="ce47" office:value-type="string" calcext:value-type="string">
            <text:p>h=</text:p>
          </table:table-cell>
          <table:table-cell table:style-name="ce171" table:formula="of:=IF([.AF26]=1;RANDBETWEEN(1;3);IF([.AF26]=2;RANDBETWEEN(4;6);IF([.AF26]=3;RANDBETWEEN(7;10);IF([.AF26]=4;RANDBETWEEN(11;13);IF([.AF26]=5;RANDBETWEEN(14;17);RANDBETWEEN(18;20))))))" office:value-type="float" office:value="13" calcext:value-type="float">
            <text:p>13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3" calcext:value-type="float">
            <text:p>3</text:p>
          </table:table-cell>
          <table:table-cell table:style-name="ce41" office:value-type="string" calcext:value-type="string">
            <text:p>et</text:p>
          </table:table-cell>
          <table:table-cell table:style-name="ce40" table:formula="of:=RANDBETWEEN(1;12)" office:value-type="float" office:value="2" calcext:value-type="float">
            <text:p>2</text:p>
          </table:table-cell>
          <table:table-cell table:style-name="ce42" office:value-type="string" calcext:value-type="string">
            <text:p>:</text:p>
          </table:table-cell>
          <table:table-cell table:style-name="ce51" table:formula="of:=ROUNDUP(RAND()*1000/CHOOSE(RANDBETWEEN(1;4);1;10;100;1000);RANDBETWEEN(-2;2))" office:value-type="float" office:value="170" calcext:value-type="float">
            <text:p>170</text:p>
          </table:table-cell>
          <table:table-cell table:style-name="ce40" table:formula="of:=CHOOSE(IF([.AF27]=6;RANDBETWEEN(7;9);IF([.AF27]=5;RANDBETWEEN(10;12);IF([.AF27]=1;RANDBETWEEN(1;2);IF([.AF27]=2;RANDBETWEEN(3;4);IF([.AF27]=3;5;6)))));&quot;mm³&quot;;&quot;cm³&quot;;&quot;dm³&quot;;&quot;dam³&quot;;&quot;hm³&quot;;&quot;k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27]+[.AF25];6)+1;[.AA27]&amp;[.X27]&amp;&quot;+&quot;&amp;([.AA27]*[.AB27]);[.AA27]*[.AB27]&amp;[.X27]&amp;&quot;+&quot;&amp;[.AA27]*[.AC27];[.AA27]*[.AB27]&amp;[.X27]&amp;&quot;-&quot;&amp;[.AA27]*[.AC27];[.AA27]*[.AB27]&amp;[.X27]&amp;&quot;²+&quot;&amp;[.AA27]*[.AC27]&amp;[.X27];[.AA27]*[.AB27]&amp;[.X27]&amp;&quot;-&quot;&amp;[.AA27]*[.AC27]&amp;[.X27]&amp;&quot;²&quot;;[.X27]&amp;&quot;²+&quot;&amp;[.AA27]&amp;[.X27])" office:value-type="string" office:string-value="15c²+45c" calcext:value-type="string">
            <text:p>15c²+45c</text:p>
          </table:table-cell>
          <table:table-cell table:style-name="ce174" table:formula="of:=[.F27]*[.H27]" office:value-type="float" office:value="234" calcext:value-type="float">
            <text:p>234 cm³</text:p>
          </table:table-cell>
          <table:table-cell table:style-name="ce147" table:formula="of:=[.K27]^2&amp;&quot; cm²&quot;" office:value-type="string" office:string-value="9 cm²" calcext:value-type="string">
            <text:p>9 cm²</text:p>
          </table:table-cell>
          <table:table-cell table:style-name="ce156" table:formula="of:=[.O27]*CHOOSE([.Y27];0;0.000000001;0.000001;0.001;1000000000;1000000;1000;0.1;0.01;0.001;0.0001;0.00001;0.000001)&amp;&quot; &quot;&amp;[.R27]" office:value-type="string" office:string-value="0,17 m³" calcext:value-type="string">
            <text:p>0,17 m³</text:p>
          </table:table-cell>
          <table:table-cell table:style-name="ce195" table:formula="of:=CHOOSE(RANDBETWEEN(1;4);&quot;a&quot;;&quot;b&quot;;&quot;c&quot;;&quot;y&quot;)" office:value-type="string" office:string-value="c" calcext:value-type="string">
            <text:p>c</text:p>
          </table:table-cell>
          <table:table-cell table:formula="of:=RANK([.Z27];[.Z23:.Z32])+2" office:value-type="float" office:value="4" calcext:value-type="float">
            <text:p>4</text:p>
          </table:table-cell>
          <table:table-cell table:style-name="ce81" table:formula="of:=RAND()" office:value-type="float" office:value="0.591136839456274" calcext:value-type="float">
            <text:p>0,591136839456274</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formula="of:=RANK([.AE27];[.AE23:.AE32])+2" office:value-type="float" office:value="3" calcext:value-type="float">
            <text:p>3</text:p>
          </table:table-cell>
          <table:table-cell table:style-name="ce81" table:formula="of:=RAND()" office:value-type="float" office:value="0.923438722105835" calcext:value-type="float">
            <text:p>0,923438722105835</text:p>
          </table:table-cell>
          <table:table-cell table:formula="of:=RANK([.AG27];[.AG25:.AG30])" office:value-type="float" office:value="6" calcext:value-type="float">
            <text:p>6</text:p>
          </table:table-cell>
          <table:table-cell table:style-name="ce81" table:formula="of:=RAND()" office:value-type="float" office:value="0.0451942395758885" calcext:value-type="float">
            <text:p>0,045194239575889</text:p>
          </table:table-cell>
          <table:table-cell table:number-columns-repeated="991"/>
        </table:table-row>
        <table:table-row table:style-name="ro3">
          <table:table-cell table:style-name="ce112" table:formula="of:=CHOOSE(MOD([.AF28]+[.AF25];6)+1;[.AA28]&amp;&quot;(&quot;&amp;[.X28]&amp;&quot;+&quot;&amp;[.AB28]&amp;&quot;)&quot;;[.AA28]&amp;&quot;(&quot;&amp;[.AB28]&amp;[.X28]&amp;&quot;+&quot;&amp;[.AC28]&amp;&quot;)&quot;;[.AA28]&amp;&quot;(&quot;&amp;[.AB28]&amp;[.X28]&amp;&quot;-&quot;&amp;[.AC28]&amp;&quot;)&quot;;[.AA28]&amp;&quot;&quot;&amp;[.X28]&amp;&quot;(&quot;&amp;[.AB28]&amp;[.X28]&amp;&quot;+&quot;&amp;[.AC28]&amp;&quot;)&quot;;[.AA28]&amp;[.X28]&amp;&quot;(&quot;&amp;[.AB28]&amp;&quot;-&quot;&amp;[.AC28]&amp;[.X28]&amp;&quot;)&quot;;[.X28]&amp;&quot;(&quot;&amp;[.X28]&amp;&quot;+&quot;&amp;[.AA28]&amp;&quot;)&quot;)" office:value-type="string" office:string-value="3(9c-2)" calcext:value-type="string">
            <text:p>3(9c-2)</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6" table:formula="of:=IF([.AF28]=1;RANDBETWEEN(1;3);IF([.AF28]=2;RANDBETWEEN(4;5);IF([.AF28]=3;RANDBETWEEN(6;8);IF([.AF28]=4;RANDBETWEEN(9;10);IF([.AF28]=5;11;12)))))" office:value-type="float" office:value="11" calcext:value-type="float">
            <text:p>11 cm²</text:p>
          </table:table-cell>
          <table:table-cell table:style-name="ce47" office:value-type="string" calcext:value-type="string">
            <text:p>h=</text:p>
          </table:table-cell>
          <table:table-cell table:style-name="ce171" table:formula="of:=IF([.AF27]=1;RANDBETWEEN(1;2);IF([.AF27]=2;RANDBETWEEN(3;4);IF([.AF27]=3;RANDBETWEEN(5;6);IF([.AF27]=4;RANDBETWEEN(7;8);IF([.AF27]=5;9;10)))))" office:value-type="float" office:value="10" calcext:value-type="float">
            <text:p>10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8" calcext:value-type="float">
            <text:p>8</text:p>
          </table:table-cell>
          <table:table-cell table:style-name="ce41" office:value-type="string" calcext:value-type="string">
            <text:p>et</text:p>
          </table:table-cell>
          <table:table-cell table:style-name="ce40" table:formula="of:=RANDBETWEEN(1;12)" office:value-type="float" office:value="2" calcext:value-type="float">
            <text:p>2</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IF([.AF28]=6;RANDBETWEEN(7;9);IF([.AF28]=5;RANDBETWEEN(10;12);IF([.AF28]=1;RANDBETWEEN(1;2);IF([.AF28]=2;RANDBETWEEN(3;4);IF([.AF28]=3;5;6)))));&quot;mm³&quot;;&quot;cm³&quot;;&quot;dm³&quot;;&quot;dam³&quot;;&quot;hm³&quot;;&quot;km³&quot;;&quot;hL&quot;;&quot;daL&quot;;&quot;L&quot;;&quot;dL&quot;;&quot;cL&quot;;&quot;mL&quot;)" office:value-type="string" office:string-value="mL" calcext:value-type="string">
            <text:p>m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28]+[.AF25];6)+1;[.AA28]&amp;[.X28]&amp;&quot;+&quot;&amp;([.AA28]*[.AB28]);[.AA28]*[.AB28]&amp;[.X28]&amp;&quot;+&quot;&amp;[.AA28]*[.AC28];[.AA28]*[.AB28]&amp;[.X28]&amp;&quot;-&quot;&amp;[.AA28]*[.AC28];[.AA28]*[.AB28]&amp;[.X28]&amp;&quot;²+&quot;&amp;[.AA28]*[.AC28]&amp;[.X28];[.AA28]*[.AB28]&amp;[.X28]&amp;&quot;-&quot;&amp;[.AA28]*[.AC28]&amp;[.X28]&amp;&quot;²&quot;;[.X28]&amp;&quot;²+&quot;&amp;[.AA28]&amp;[.X28])" office:value-type="string" office:string-value="27c-6" calcext:value-type="string">
            <text:p>27c-6</text:p>
          </table:table-cell>
          <table:table-cell table:style-name="ce190" table:formula="of:=[.F28]^2*[.H28]" office:value-type="float" office:value="1210" calcext:value-type="float">
            <text:p>1210π cm³</text:p>
          </table:table-cell>
          <table:table-cell table:style-name="ce147" table:formula="of:=[.K28]^2&amp;&quot; cm²&quot;" office:value-type="string" office:string-value="64 cm²" calcext:value-type="string">
            <text:p>64 cm²</text:p>
          </table:table-cell>
          <table:table-cell table:style-name="ce156" table:formula="of:=[.O28]*CHOOSE([.Y28];0;0.000000001;0.000001;0.001;1000000000;1000000;1000;0.1;0.01;0.001;0.0001;0.00001;0.000001)&amp;&quot; &quot;&amp;[.R28]" office:value-type="string" office:string-value="0,0001 m³" calcext:value-type="string">
            <text:p>0,0001 m³</text:p>
          </table:table-cell>
          <table:table-cell table:style-name="ce195" table:formula="of:=CHOOSE(RANDBETWEEN(1;4);&quot;a&quot;;&quot;b&quot;;&quot;c&quot;;&quot;y&quot;)" office:value-type="string" office:string-value="c" calcext:value-type="string">
            <text:p>c</text:p>
          </table:table-cell>
          <table:table-cell table:formula="of:=RANK([.Z28];[.Z23:.Z32])+2" office:value-type="float" office:value="3" calcext:value-type="float">
            <text:p>3</text:p>
          </table:table-cell>
          <table:table-cell table:style-name="ce81" table:formula="of:=RAND()" office:value-type="float" office:value="0.598450216935253" calcext:value-type="float">
            <text:p>0,598450216935253</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formula="of:=RANK([.AE28];[.AE23:.AE32])+2" office:value-type="float" office:value="11" calcext:value-type="float">
            <text:p>11</text:p>
          </table:table-cell>
          <table:table-cell table:style-name="ce81" table:formula="of:=RAND()" office:value-type="float" office:value="0.292742800248622" calcext:value-type="float">
            <text:p>0,292742800248622</text:p>
          </table:table-cell>
          <table:table-cell table:formula="of:=RANK([.AG28];[.AG25:.AG30])" office:value-type="float" office:value="5" calcext:value-type="float">
            <text:p>5</text:p>
          </table:table-cell>
          <table:table-cell table:style-name="ce81" table:formula="of:=RAND()" office:value-type="float" office:value="0.195175735437745" calcext:value-type="float">
            <text:p>0,195175735437745</text:p>
          </table:table-cell>
          <table:table-cell table:number-columns-repeated="991"/>
        </table:table-row>
        <table:table-row table:style-name="ro3">
          <table:table-cell table:style-name="ce112" table:formula="of:=CHOOSE(MOD([.AF29]+[.AF25];6)+1;[.AA29]&amp;&quot;(&quot;&amp;[.X29]&amp;&quot;+&quot;&amp;[.AB29]&amp;&quot;)&quot;;[.AA29]&amp;&quot;(&quot;&amp;[.AB29]&amp;[.X29]&amp;&quot;+&quot;&amp;[.AC29]&amp;&quot;)&quot;;[.AA29]&amp;&quot;(&quot;&amp;[.AB29]&amp;[.X29]&amp;&quot;-&quot;&amp;[.AC29]&amp;&quot;)&quot;;[.AA29]&amp;&quot;&quot;&amp;[.X29]&amp;&quot;(&quot;&amp;[.AB29]&amp;[.X29]&amp;&quot;+&quot;&amp;[.AC29]&amp;&quot;)&quot;;[.AA29]&amp;[.X29]&amp;&quot;(&quot;&amp;[.AB29]&amp;&quot;-&quot;&amp;[.AC29]&amp;[.X29]&amp;&quot;)&quot;;[.X29]&amp;&quot;(&quot;&amp;[.X29]&amp;&quot;+&quot;&amp;[.AA29]&amp;&quot;)&quot;)" office:value-type="string" office:string-value="a(a+2)" calcext:value-type="string">
            <text:p>a(a+2)</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6" table:formula="of:=IF([.AF29]=1;RANDBETWEEN(1;3);IF([.AF29]=2;RANDBETWEEN(4;5);IF([.AF29]=3;RANDBETWEEN(6;8);IF([.AF29]=4;RANDBETWEEN(9;10);IF([.AF29]=5;11;12)))))" office:value-type="float" office:value="5" calcext:value-type="float">
            <text:p>5 cm²</text:p>
          </table:table-cell>
          <table:table-cell table:style-name="ce47" office:value-type="string" calcext:value-type="string">
            <text:p>h=</text:p>
          </table:table-cell>
          <table:table-cell table:style-name="ce171" table:formula="of:=IF([.AF28]=1;RANDBETWEEN(1;2);IF([.AF28]=2;RANDBETWEEN(3;4);IF([.AF28]=3;RANDBETWEEN(5;6);IF([.AF28]=4;RANDBETWEEN(7;8);IF([.AF28]=5;9;10)))))" office:value-type="float" office:value="9" calcext:value-type="float">
            <text:p>9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7" calcext:value-type="float">
            <text:p>7</text:p>
          </table:table-cell>
          <table:table-cell table:style-name="ce41" office:value-type="string" calcext:value-type="string">
            <text:p>et</text:p>
          </table:table-cell>
          <table:table-cell table:style-name="ce40" table:formula="of:=RANDBETWEEN(1;12)/10" office:value-type="float" office:value="0.8" calcext:value-type="float">
            <text:p>0,8</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IF([.AF29]=6;RANDBETWEEN(7;9);IF([.AF29]=5;RANDBETWEEN(10;12);IF([.AF29]=1;RANDBETWEEN(1;2);IF([.AF29]=2;RANDBETWEEN(3;4);IF([.AF29]=3;5;6)))));&quot;mm³&quot;;&quot;cm³&quot;;&quot;dm³&quot;;&quot;dam³&quot;;&quot;hm³&quot;;&quot;k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29]+[.AF25];6)+1;[.AA29]&amp;[.X29]&amp;&quot;+&quot;&amp;([.AA29]*[.AB29]);[.AA29]*[.AB29]&amp;[.X29]&amp;&quot;+&quot;&amp;[.AA29]*[.AC29];[.AA29]*[.AB29]&amp;[.X29]&amp;&quot;-&quot;&amp;[.AA29]*[.AC29];[.AA29]*[.AB29]&amp;[.X29]&amp;&quot;²+&quot;&amp;[.AA29]*[.AC29]&amp;[.X29];[.AA29]*[.AB29]&amp;[.X29]&amp;&quot;-&quot;&amp;[.AA29]*[.AC29]&amp;[.X29]&amp;&quot;²&quot;;[.X29]&amp;&quot;²+&quot;&amp;[.AA29]&amp;[.X29])" office:value-type="string" office:string-value="a²+2a" calcext:value-type="string">
            <text:p>a²+2a</text:p>
          </table:table-cell>
          <table:table-cell table:style-name="ce190" table:formula="of:=[.F29]^2*[.H29]" office:value-type="float" office:value="225" calcext:value-type="float">
            <text:p>225π cm³</text:p>
          </table:table-cell>
          <table:table-cell table:style-name="ce147" table:formula="of:=[.K29]^2&amp;&quot; cm²&quot;" office:value-type="string" office:string-value="49 cm²" calcext:value-type="string">
            <text:p>49 cm²</text:p>
          </table:table-cell>
          <table:table-cell table:style-name="ce156" table:formula="of:=[.O29]*CHOOSE([.Y29];0;0.000000001;0.000001;0.001;1000000000;1000000;1000;0.1;0.01;0.001;0.0001;0.00001;0.000001)&amp;&quot; &quot;&amp;[.R29]" office:value-type="string" office:string-value="0,1 m³" calcext:value-type="string">
            <text:p>0,1 m³</text:p>
          </table:table-cell>
          <table:table-cell table:style-name="ce195" table:formula="of:=CHOOSE(RANDBETWEEN(1;4);&quot;a&quot;;&quot;b&quot;;&quot;c&quot;;&quot;y&quot;)" office:value-type="string" office:string-value="a" calcext:value-type="string">
            <text:p>a</text:p>
          </table:table-cell>
          <table:table-cell table:formula="of:=RANK([.Z29];[.Z23:.Z32])+2" office:value-type="float" office:value="9" calcext:value-type="float">
            <text:p>9</text:p>
          </table:table-cell>
          <table:table-cell table:style-name="ce81" table:formula="of:=RAND()" office:value-type="float" office:value="0.128874074588014" calcext:value-type="float">
            <text:p>0,128874074588014</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formula="of:=RANK([.AE29];[.AE23:.AE32])+2" office:value-type="float" office:value="7" calcext:value-type="float">
            <text:p>7</text:p>
          </table:table-cell>
          <table:table-cell table:style-name="ce81" table:formula="of:=RAND()" office:value-type="float" office:value="0.707292361432717" calcext:value-type="float">
            <text:p>0,707292361432717</text:p>
          </table:table-cell>
          <table:table-cell table:formula="of:=RANK([.AG29];[.AG25:.AG30])" office:value-type="float" office:value="2" calcext:value-type="float">
            <text:p>2</text:p>
          </table:table-cell>
          <table:table-cell table:style-name="ce81" table:formula="of:=RAND()" office:value-type="float" office:value="0.933281424236122" calcext:value-type="float">
            <text:p>0,933281424236122</text:p>
          </table:table-cell>
          <table:table-cell table:number-columns-repeated="991"/>
        </table:table-row>
        <table:table-row table:style-name="ro3">
          <table:table-cell table:style-name="ce112" table:formula="of:=CHOOSE(MOD([.AF30]+[.AF25];6)+1;[.AA30]&amp;&quot;(&quot;&amp;[.X30]&amp;&quot;+&quot;&amp;[.AB30]&amp;&quot;)&quot;;[.AA30]&amp;&quot;(&quot;&amp;[.AB30]&amp;[.X30]&amp;&quot;+&quot;&amp;[.AC30]&amp;&quot;)&quot;;[.AA30]&amp;&quot;(&quot;&amp;[.AB30]&amp;[.X30]&amp;&quot;-&quot;&amp;[.AC30]&amp;&quot;)&quot;;[.AA30]&amp;&quot;&quot;&amp;[.X30]&amp;&quot;(&quot;&amp;[.AB30]&amp;[.X30]&amp;&quot;+&quot;&amp;[.AC30]&amp;&quot;)&quot;;[.AA30]&amp;[.X30]&amp;&quot;(&quot;&amp;[.AB30]&amp;&quot;-&quot;&amp;[.AC30]&amp;[.X30]&amp;&quot;)&quot;;[.X30]&amp;&quot;(&quot;&amp;[.X30]&amp;&quot;+&quot;&amp;[.AA30]&amp;&quot;)&quot;)" office:value-type="string" office:string-value="3y(3-8y)" calcext:value-type="string">
            <text:p>3y(3-8y)</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D=</text:p>
          </table:table-cell>
          <table:table-cell table:style-name="ce206" table:formula="of:=IF([.AF30]=1;RANDBETWEEN(1;3);IF([.AF30]=2;RANDBETWEEN(4;5);IF([.AF30]=3;RANDBETWEEN(6;8);IF([.AF30]=4;RANDBETWEEN(9;10);IF([.AF30]=5;11;12)))))" office:value-type="float" office:value="1" calcext:value-type="float">
            <text:p>1 cm²</text:p>
          </table:table-cell>
          <table:table-cell table:style-name="ce47" office:value-type="string" calcext:value-type="string">
            <text:p>h=</text:p>
          </table:table-cell>
          <table:table-cell table:style-name="ce171" table:formula="of:=IF([.AF29]=1;RANDBETWEEN(1;2);IF([.AF29]=2;RANDBETWEEN(3;4);IF([.AF29]=3;RANDBETWEEN(5;6);IF([.AF29]=4;RANDBETWEEN(7;8);IF([.AF29]=5;9;10)))))" office:value-type="float" office:value="3" calcext:value-type="float">
            <text:p>3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9" calcext:value-type="float">
            <text:p>9</text:p>
          </table:table-cell>
          <table:table-cell table:style-name="ce41" office:value-type="string" calcext:value-type="string">
            <text:p>et</text:p>
          </table:table-cell>
          <table:table-cell table:style-name="ce40" table:formula="of:=RANDBETWEEN(1;12)/10" office:value-type="float" office:value="0.6" calcext:value-type="float">
            <text:p>0,6</text:p>
          </table:table-cell>
          <table:table-cell table:style-name="ce42" office:value-type="string" calcext:value-type="string">
            <text:p>:</text:p>
          </table:table-cell>
          <table:table-cell table:style-name="ce51" table:formula="of:=ROUNDUP(RAND()*1000/CHOOSE(RANDBETWEEN(1;4);1;10;100;1000);RANDBETWEEN(-2;2))" office:value-type="float" office:value="4" calcext:value-type="float">
            <text:p>4</text:p>
          </table:table-cell>
          <table:table-cell table:style-name="ce40" table:formula="of:=CHOOSE(IF([.AF30]=6;RANDBETWEEN(7;9);IF([.AF30]=5;RANDBETWEEN(10;12);IF([.AF30]=1;RANDBETWEEN(1;2);IF([.AF30]=2;RANDBETWEEN(3;4);IF([.AF30]=3;5;6)))));&quot;mm³&quot;;&quot;cm³&quot;;&quot;dm³&quot;;&quot;dam³&quot;;&quot;hm³&quot;;&quot;km³&quot;;&quot;hL&quot;;&quot;daL&quot;;&quot;L&quot;;&quot;dL&quot;;&quot;cL&quot;;&quot;mL&quot;)" office:value-type="string" office:string-value="mm³" calcext:value-type="string">
            <text:p>m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30]+[.AF25];6)+1;[.AA30]&amp;[.X30]&amp;&quot;+&quot;&amp;([.AA30]*[.AB30]);[.AA30]*[.AB30]&amp;[.X30]&amp;&quot;+&quot;&amp;[.AA30]*[.AC30];[.AA30]*[.AB30]&amp;[.X30]&amp;&quot;-&quot;&amp;[.AA30]*[.AC30];[.AA30]*[.AB30]&amp;[.X30]&amp;&quot;²+&quot;&amp;[.AA30]*[.AC30]&amp;[.X30];[.AA30]*[.AB30]&amp;[.X30]&amp;&quot;-&quot;&amp;[.AA30]*[.AC30]&amp;[.X30]&amp;&quot;²&quot;;[.X30]&amp;&quot;²+&quot;&amp;[.AA30]&amp;[.X30])" office:value-type="string" office:string-value="9y-24y²" calcext:value-type="string">
            <text:p>9y-24y²</text:p>
          </table:table-cell>
          <table:table-cell table:style-name="ce190" table:formula="of:=[.F30]^2*[.H30]/4" office:value-type="float" office:value="0.75" calcext:value-type="float">
            <text:p>1π cm³</text:p>
          </table:table-cell>
          <table:table-cell table:style-name="ce147" table:formula="of:=[.K30]^2&amp;&quot; cm²&quot;" office:value-type="string" office:string-value="81 cm²" calcext:value-type="string">
            <text:p>81 cm²</text:p>
          </table:table-cell>
          <table:table-cell table:style-name="ce156" table:formula="of:=[.O30]*CHOOSE([.Y30];0;0.000000001;0.000001;0.001;1000000000;1000000;1000;0.1;0.01;0.001;0.0001;0.00001;0.000001)&amp;&quot; &quot;&amp;[.R30]" office:value-type="string" office:string-value="4000 m³" calcext:value-type="string">
            <text:p>4000 m³</text:p>
          </table:table-cell>
          <table:table-cell table:style-name="ce195" table:formula="of:=CHOOSE(RANDBETWEEN(1;4);&quot;a&quot;;&quot;b&quot;;&quot;c&quot;;&quot;y&quot;)" office:value-type="string" office:string-value="y" calcext:value-type="string">
            <text:p>y</text:p>
          </table:table-cell>
          <table:table-cell table:formula="of:=RANK([.Z30];[.Z23:.Z32])+2" office:value-type="float" office:value="7" calcext:value-type="float">
            <text:p>7</text:p>
          </table:table-cell>
          <table:table-cell table:style-name="ce81" table:formula="of:=RAND()" office:value-type="float" office:value="0.496482877925767" calcext:value-type="float">
            <text:p>0,496482877925767</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8" calcext:value-type="float">
            <text:p>8</text:p>
          </table:table-cell>
          <table:table-cell table:formula="of:=RANK([.AE30];[.AE23:.AE32])+2" office:value-type="float" office:value="6" calcext:value-type="float">
            <text:p>6</text:p>
          </table:table-cell>
          <table:table-cell table:style-name="ce81" table:formula="of:=RAND()" office:value-type="float" office:value="0.70824850371473" calcext:value-type="float">
            <text:p>0,70824850371473</text:p>
          </table:table-cell>
          <table:table-cell table:formula="of:=RANK([.AG30];[.AG25:.AG30])" office:value-type="float" office:value="1" calcext:value-type="float">
            <text:p>1</text:p>
          </table:table-cell>
          <table:table-cell table:style-name="ce81" table:formula="of:=RAND()" office:value-type="float" office:value="0.987051949805357" calcext:value-type="float">
            <text:p>0,987051949805357</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style-name="ce206" table:formula="of:=IF([.AF31]=1;RANDBETWEEN(1;3);IF([.AF31]=2;RANDBETWEEN(4;6);IF([.AF31]=3;RANDBETWEEN(7;10);IF([.AF31]=4;RANDBETWEEN(11;13);IF([.AF31]=5;RANDBETWEEN(14;17);RANDBETWEEN(18;20))))))" office:value-type="float" office:value="18" calcext:value-type="float">
            <text:p>18 cm²</text:p>
          </table:covered-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style-name="ce19"/>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IF([.AF31]=6;RANDBETWEEN(7;9);IF([.AF31]=5;RANDBETWEEN(10;12);IF([.AF31]=1;RANDBETWEEN(1;2);IF([.AF31]=2;RANDBETWEEN(3;4);IF([.AF31]=3;5;6)))));&quot;mm³&quot;;&quot;cm³&quot;;&quot;dm³&quot;;&quot;dam³&quot;;&quot;hm³&quot;;&quot;km³&quot;;&quot;hL&quot;;&quot;daL&quot;;&quot;L&quot;;&quot;dL&quot;;&quot;cL&quot;;&quot;mL&quot;)" office:value-type="string" office:string-value="km³" calcext:value-type="string">
            <text:p>km³</text:p>
          </table:covered-table-cell>
          <table:covered-table-cell table:number-columns-repeated="2" table:style-name="ce15"/>
          <table:table-cell table:number-columns-repeated="6"/>
          <table:table-cell table:formula="of:=RANK([.Z31];[.Z23:.Z32])+2" office:value-type="float" office:value="10" calcext:value-type="float">
            <text:p>10</text:p>
          </table:table-cell>
          <table:table-cell table:style-name="ce81" table:formula="of:=RAND()" office:value-type="float" office:value="0.107232759448527" calcext:value-type="float">
            <text:p>0,107232759448527</text:p>
          </table:table-cell>
          <table:table-cell table:number-columns-repeated="3"/>
          <table:table-cell table:formula="of:=RANK([.AE31];[.AE23:.AE32])+2" office:value-type="float" office:value="5" calcext:value-type="float">
            <text:p>5</text:p>
          </table:table-cell>
          <table:table-cell table:style-name="ce81" table:formula="of:=RAND()" office:value-type="float" office:value="0.760680926825884" calcext:value-type="float">
            <text:p>0,760680926825884</text:p>
          </table:table-cell>
          <table:table-cell table:number-columns-repeated="993"/>
        </table:table-row>
        <table:table-row table:style-name="ro4">
          <table:table-cell table:number-columns-repeated="24"/>
          <table:table-cell table:formula="of:=RANK([.Z32];[.Z23:.Z32])+2" office:value-type="float" office:value="5" calcext:value-type="float">
            <text:p>5</text:p>
          </table:table-cell>
          <table:table-cell table:style-name="ce81" table:formula="of:=RAND()" office:value-type="float" office:value="0.575385156514554" calcext:value-type="float">
            <text:p>0,575385156514554</text:p>
          </table:table-cell>
          <table:table-cell table:number-columns-repeated="3"/>
          <table:table-cell table:formula="of:=RANK([.AE32];[.AE23:.AE32])+2" office:value-type="float" office:value="12" calcext:value-type="float">
            <text:p>12</text:p>
          </table:table-cell>
          <table:table-cell table:style-name="ce81" table:formula="of:=RAND()" office:value-type="float" office:value="0.250978090407775" calcext:value-type="float">
            <text:p>0,250978090407775</text:p>
          </table:table-cell>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xt:span text:style-name="T6">TEST 3</text:span><text:span text:style-name="T7">e</text:span><text:span text:style-name="T6"> - Date : ……………………………</text:span></text:p>
          </table:table-cell>
          <table:covered-table-cell table:number-columns-repeated="7"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8" calcext:value-type="float">
            <text:p>8</text:p>
          </table:table-cell>
          <table:table-cell table:style-name="ce81" table:formula="of:=RAND()" office:value-type="float" office:value="0.499477029460144" calcext:value-type="float">
            <text:p>0,499477029460144</text:p>
          </table:table-cell>
          <table:table-cell table:number-columns-repeated="3"/>
          <table:table-cell table:formula="of:=RANK([.AE34];[.AE34:.AE43])+2" office:value-type="float" office:value="8" calcext:value-type="float">
            <text:p>8</text:p>
          </table:table-cell>
          <table:table-cell table:style-name="ce81" table:formula="of:=RAND()" office:value-type="float" office:value="0.702537327411056" calcext:value-type="float">
            <text:p>0,702537327411056</text:p>
          </table:table-cell>
          <table:table-cell table:number-columns-repeated="993"/>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7449" calcext:value-type="string">
            <text:p>v7449</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Z35];[.Z34:.Z43])+2" office:value-type="float" office:value="10" calcext:value-type="float">
            <text:p>10</text:p>
          </table:table-cell>
          <table:table-cell table:style-name="ce81" table:formula="of:=RAND()" office:value-type="float" office:value="0.34070056035419" calcext:value-type="float">
            <text:p>0,34070056035419</text:p>
          </table:table-cell>
          <table:table-cell table:number-columns-repeated="3"/>
          <table:table-cell table:formula="of:=RANK([.AE35];[.AE34:.AE43])+2" office:value-type="float" office:value="7" calcext:value-type="float">
            <text:p>7</text:p>
          </table:table-cell>
          <table:table-cell table:style-name="ce81" table:formula="of:=RAND()" office:value-type="float" office:value="0.71655551854867" calcext:value-type="float">
            <text:p>0,71655551854867</text:p>
          </table:table-cell>
          <table:table-cell table:number-columns-repeated="993"/>
        </table:table-row>
        <table:table-row table:style-name="ro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5" table:number-rows-spanned="1">
            <text:p>Volume de prisme droit </text:p>
            <text:p>et cylindre en cm³</text:p>
          </table:table-cell>
          <table:covered-table-cell table:number-columns-repeated="4" table:style-name="ce38"/>
          <table:table-cell table:style-name="ce55" office:value-type="string" calcext:value-type="string" table:number-columns-spanned="5" table:number-rows-spanned="1">
            <text:p>Aire de figures simples en cm²</text:p>
          </table:table-cell>
          <table:covered-table-cell table:style-name="ce55"/>
          <table:covered-table-cell table:number-columns-repeated="3" table:style-name="ce38"/>
          <table:table-cell table:style-name="ce55" office:value-type="string" calcext:value-type="string" table:number-columns-spanned="4" table:number-rows-spanned="1">
            <text:p>Conversions d’unités de volum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34]" office:value-type="string" office:string-value="AD" calcext:value-type="string">
            <text:p>AD</text:p>
          </table:table-cell>
          <table:table-cell table:style-name="ce29"/>
          <table:table-cell table:style-name="ce92" table:formula="of:=[.R35]" office:value-type="string" office:string-value="v7449" calcext:value-type="string">
            <text:p>v7449</text:p>
          </table:table-cell>
          <table:table-cell table:style-name="ce81"/>
          <table:table-cell table:formula="of:=RANK([.Z36];[.Z34:.Z43])+2" office:value-type="float" office:value="5" calcext:value-type="float">
            <text:p>5</text:p>
          </table:table-cell>
          <table:table-cell table:style-name="ce81" table:formula="of:=RAND()" office:value-type="float" office:value="0.711664131880755" calcext:value-type="float">
            <text:p>0,711664131880755</text:p>
          </table:table-cell>
          <table:table-cell/>
          <table:table-cell table:style-name="ce81" table:number-columns-repeated="2"/>
          <table:table-cell table:formula="of:=RANK([.AE36];[.AE34:.AE43])+2" office:value-type="float" office:value="4" calcext:value-type="float">
            <text:p>4</text:p>
          </table:table-cell>
          <table:table-cell table:style-name="ce81" table:formula="of:=RAND()" office:value-type="float" office:value="0.791623585737154" calcext:value-type="float">
            <text:p>0,791623585737154</text:p>
          </table:table-cell>
          <table:table-cell table:style-name="ce81" table:formula="of:=RANK([.AG36];[.AG36:.AG41])" office:value-type="float" office:value="5" calcext:value-type="float">
            <text:p>5</text:p>
          </table:table-cell>
          <table:table-cell table:style-name="ce81" table:formula="of:=RAND()" office:value-type="float" office:value="0.322180670396545" calcext:value-type="float">
            <text:p>0,322180670396545</text:p>
          </table:table-cell>
          <table:table-cell table:number-columns-repeated="991"/>
        </table:table-row>
        <table:table-row table:style-name="ro3">
          <table:table-cell table:style-name="ce112" table:formula="of:=CHOOSE(MOD([.AF37]+[.AF36];6)+1;[.AA37]&amp;&quot;(&quot;&amp;[.X37]&amp;&quot;+&quot;&amp;[.AB37]&amp;&quot;)&quot;;[.AA37]&amp;&quot;(&quot;&amp;[.AB37]&amp;[.X37]&amp;&quot;+&quot;&amp;[.AC37]&amp;&quot;)&quot;;[.AA37]&amp;&quot;(&quot;&amp;[.AB37]&amp;[.X37]&amp;&quot;-&quot;&amp;[.AC37]&amp;&quot;)&quot;;[.AA37]&amp;&quot;&quot;&amp;[.X37]&amp;&quot;(&quot;&amp;[.AB37]&amp;[.X37]&amp;&quot;+&quot;&amp;[.AC37]&amp;&quot;)&quot;;[.AA37]&amp;[.X37]&amp;&quot;(&quot;&amp;[.AB37]&amp;&quot;-&quot;&amp;[.AC37]&amp;[.X37]&amp;&quot;)&quot;;[.X37]&amp;&quot;(&quot;&amp;[.X37]&amp;&quot;+&quot;&amp;[.AA37]&amp;&quot;)&quot;)" office:value-type="string" office:string-value="2(c+3)" calcext:value-type="string">
            <text:p>2(c+3)</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6" table:formula="of:=IF([.AF37]=1;RANDBETWEEN(1;3);IF([.AF37]=2;RANDBETWEEN(4;6);IF([.AF37]=3;RANDBETWEEN(7;10);IF([.AF37]=4;RANDBETWEEN(11;13);IF([.AF37]=5;RANDBETWEEN(14;17);RANDBETWEEN(18;20))))))" office:value-type="float" office:value="1" calcext:value-type="float">
            <text:p>1 cm²</text:p>
          </table:table-cell>
          <table:table-cell table:style-name="ce47" office:value-type="string" calcext:value-type="string">
            <text:p>h=</text:p>
          </table:table-cell>
          <table:table-cell table:style-name="ce171" table:formula="of:=IF([.AF36]=1;RANDBETWEEN(1;3);IF([.AF36]=2;RANDBETWEEN(4;6);IF([.AF36]=3;RANDBETWEEN(7;10);IF([.AF36]=4;RANDBETWEEN(11;13);IF([.AF36]=5;RANDBETWEEN(14;17);RANDBETWEEN(18;20))))))" office:value-type="float" office:value="17" calcext:value-type="float">
            <text:p>17 cm</text:p>
          </table:table-cell>
          <table:table-cell table:style-name="ce172" office:value-type="string" calcext:value-type="string">
            <text:p>V = </text:p>
          </table:table-cell>
          <table:table-cell table:style-name="ce153" office:value-type="string" calcext:value-type="string">
            <text:p>carré de côté</text:p>
          </table:table-cell>
          <table:table-cell table:style-name="ce40" table:formula="of:=RANDBETWEEN(10;20)" office:value-type="float" office:value="11" calcext:value-type="float">
            <text:p>11</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1" calcext:value-type="float">
            <text:p>1</text:p>
          </table:table-cell>
          <table:table-cell table:style-name="ce40" table:formula="of:=CHOOSE(IF([.AF37]=6;RANDBETWEEN(7;9);IF([.AF37]=5;RANDBETWEEN(10;12);IF([.AF37]=1;RANDBETWEEN(1;2);IF([.AF37]=2;RANDBETWEEN(3;4);IF([.AF37]=3;5;6)))));&quot;mm³&quot;;&quot;cm³&quot;;&quot;dm³&quot;;&quot;dam³&quot;;&quot;hm³&quot;;&quot;km³&quot;;&quot;hL&quot;;&quot;daL&quot;;&quot;L&quot;;&quot;dL&quot;;&quot;cL&quot;;&quot;mL&quot;)" office:value-type="string" office:string-value="mm³" calcext:value-type="string">
            <text:p>m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37]+[.AF36];6)+1;[.AA37]&amp;[.X37]&amp;&quot;+&quot;&amp;([.AA37]*[.AB37]);[.AA37]*[.AB37]&amp;[.X37]&amp;&quot;+&quot;&amp;[.AA37]*[.AC37];[.AA37]*[.AB37]&amp;[.X37]&amp;&quot;-&quot;&amp;[.AA37]*[.AC37];[.AA37]*[.AB37]&amp;[.X37]&amp;&quot;²+&quot;&amp;[.AA37]*[.AC37]&amp;[.X37];[.AA37]*[.AB37]&amp;[.X37]&amp;&quot;-&quot;&amp;[.AA37]*[.AC37]&amp;[.X37]&amp;&quot;²&quot;;[.X37]&amp;&quot;²+&quot;&amp;[.AA37]&amp;[.X37])" office:value-type="string" office:string-value="2c+6" calcext:value-type="string">
            <text:p>2c+6</text:p>
          </table:table-cell>
          <table:table-cell table:style-name="ce174" table:formula="of:=[.F37]*[.H37]" office:value-type="float" office:value="17" calcext:value-type="float">
            <text:p>17 cm³</text:p>
          </table:table-cell>
          <table:table-cell table:style-name="ce147" table:formula="of:=[.K37]^2&amp;&quot; cm²&quot;" office:value-type="string" office:string-value="121 cm²" calcext:value-type="string">
            <text:p>121 cm²</text:p>
          </table:table-cell>
          <table:table-cell table:style-name="ce156" table:formula="of:=[.O37]*CHOOSE([.Y37];0;0.000000001;0.000001;0.001;1000000000;1000000;1000;0.1;0.01;0.001;0.0001;0.00001;0.000001)&amp;&quot; &quot;&amp;[.R37]" office:value-type="string" office:string-value="1000000 m³" calcext:value-type="string">
            <text:p>1000000 m³</text:p>
          </table:table-cell>
          <table:table-cell table:style-name="ce195" table:formula="of:=CHOOSE(RANDBETWEEN(1;4);&quot;a&quot;;&quot;b&quot;;&quot;c&quot;;&quot;y&quot;)" office:value-type="string" office:string-value="c" calcext:value-type="string">
            <text:p>c</text:p>
          </table:table-cell>
          <table:table-cell table:formula="of:=RANK([.Z37];[.Z34:.Z43])+2" office:value-type="float" office:value="6" calcext:value-type="float">
            <text:p>6</text:p>
          </table:table-cell>
          <table:table-cell table:style-name="ce81" table:formula="of:=RAND()" office:value-type="float" office:value="0.594491807978822" calcext:value-type="float">
            <text:p>0,594491807978822</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formula="of:=RANK([.AE37];[.AE34:.AE43])+2" office:value-type="float" office:value="12" calcext:value-type="float">
            <text:p>12</text:p>
          </table:table-cell>
          <table:table-cell table:style-name="ce81" table:formula="of:=RAND()" office:value-type="float" office:value="0.240597752101296" calcext:value-type="float">
            <text:p>0,240597752101296</text:p>
          </table:table-cell>
          <table:table-cell table:formula="of:=RANK([.AG37];[.AG36:.AG41])" office:value-type="float" office:value="1" calcext:value-type="float">
            <text:p>1</text:p>
          </table:table-cell>
          <table:table-cell table:style-name="ce81" table:formula="of:=RAND()" office:value-type="float" office:value="0.873389044422186" calcext:value-type="float">
            <text:p>0,873389044422186</text:p>
          </table:table-cell>
          <table:table-cell table:number-columns-repeated="991"/>
        </table:table-row>
        <table:table-row table:style-name="ro3">
          <table:table-cell table:style-name="ce112" table:formula="of:=CHOOSE(MOD([.AF38]+[.AF36];6)+1;[.AA38]&amp;&quot;(&quot;&amp;[.X38]&amp;&quot;+&quot;&amp;[.AB38]&amp;&quot;)&quot;;[.AA38]&amp;&quot;(&quot;&amp;[.AB38]&amp;[.X38]&amp;&quot;+&quot;&amp;[.AC38]&amp;&quot;)&quot;;[.AA38]&amp;&quot;(&quot;&amp;[.AB38]&amp;[.X38]&amp;&quot;-&quot;&amp;[.AC38]&amp;&quot;)&quot;;[.AA38]&amp;&quot;&quot;&amp;[.X38]&amp;&quot;(&quot;&amp;[.AB38]&amp;[.X38]&amp;&quot;+&quot;&amp;[.AC38]&amp;&quot;)&quot;;[.AA38]&amp;[.X38]&amp;&quot;(&quot;&amp;[.AB38]&amp;&quot;-&quot;&amp;[.AC38]&amp;[.X38]&amp;&quot;)&quot;;[.X38]&amp;&quot;(&quot;&amp;[.X38]&amp;&quot;+&quot;&amp;[.AA38]&amp;&quot;)&quot;)" office:value-type="string" office:string-value="5a(2a+3)" calcext:value-type="string">
            <text:p>5a(2a+3)</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6" table:formula="of:=IF([.AF38]=1;RANDBETWEEN(1;3);IF([.AF38]=2;RANDBETWEEN(4;6);IF([.AF38]=3;RANDBETWEEN(7;10);IF([.AF38]=4;RANDBETWEEN(11;13);IF([.AF38]=5;RANDBETWEEN(14;17);RANDBETWEEN(18;20))))))" office:value-type="float" office:value="11" calcext:value-type="float">
            <text:p>11 cm²</text:p>
          </table:table-cell>
          <table:table-cell table:style-name="ce47" office:value-type="string" calcext:value-type="string">
            <text:p>h=</text:p>
          </table:table-cell>
          <table:table-cell table:style-name="ce171" table:formula="of:=IF([.AF37]=1;RANDBETWEEN(1;3);IF([.AF37]=2;RANDBETWEEN(4;6);IF([.AF37]=3;RANDBETWEEN(7;10);IF([.AF37]=4;RANDBETWEEN(11;13);IF([.AF37]=5;RANDBETWEEN(14;17);RANDBETWEEN(18;20))))))" office:value-type="float" office:value="1" calcext:value-type="float">
            <text:p>1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1" calcext:value-type="float">
            <text:p>1</text:p>
          </table:table-cell>
          <table:table-cell table:style-name="ce41" office:value-type="string" calcext:value-type="string">
            <text:p>et</text:p>
          </table:table-cell>
          <table:table-cell table:style-name="ce40" table:formula="of:=RANDBETWEEN(1;12)" office:value-type="float" office:value="2" calcext:value-type="float">
            <text:p>2</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IF([.AF38]=6;RANDBETWEEN(7;9);IF([.AF38]=5;RANDBETWEEN(10;12);IF([.AF38]=1;RANDBETWEEN(1;2);IF([.AF38]=2;RANDBETWEEN(3;4);IF([.AF38]=3;5;6)))));&quot;mm³&quot;;&quot;cm³&quot;;&quot;dm³&quot;;&quot;dam³&quot;;&quot;hm³&quot;;&quot;k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38]+[.AF36];6)+1;[.AA38]&amp;[.X38]&amp;&quot;+&quot;&amp;([.AA38]*[.AB38]);[.AA38]*[.AB38]&amp;[.X38]&amp;&quot;+&quot;&amp;[.AA38]*[.AC38];[.AA38]*[.AB38]&amp;[.X38]&amp;&quot;-&quot;&amp;[.AA38]*[.AC38];[.AA38]*[.AB38]&amp;[.X38]&amp;&quot;²+&quot;&amp;[.AA38]*[.AC38]&amp;[.X38];[.AA38]*[.AB38]&amp;[.X38]&amp;&quot;-&quot;&amp;[.AA38]*[.AC38]&amp;[.X38]&amp;&quot;²&quot;;[.X38]&amp;&quot;²+&quot;&amp;[.AA38]&amp;[.X38])" office:value-type="string" office:string-value="10a²+15a" calcext:value-type="string">
            <text:p>10a²+15a</text:p>
          </table:table-cell>
          <table:table-cell table:style-name="ce174" table:formula="of:=[.F38]*[.H38]" office:value-type="float" office:value="11" calcext:value-type="float">
            <text:p>11 cm³</text:p>
          </table:table-cell>
          <table:table-cell table:style-name="ce147" table:formula="of:=[.K38]^2&amp;&quot; cm²&quot;" office:value-type="string" office:string-value="1 cm²" calcext:value-type="string">
            <text:p>1 cm²</text:p>
          </table:table-cell>
          <table:table-cell table:style-name="ce156" table:formula="of:=[.O38]*CHOOSE([.Y38];0;0.000000001;0.000001;0.001;1000000000;1000000;1000;0.1;0.01;0.001;0.0001;0.00001;0.000001)&amp;&quot; &quot;&amp;[.R38]" office:value-type="string" office:string-value="1 m³" calcext:value-type="string">
            <text:p>1 m³</text:p>
          </table:table-cell>
          <table:table-cell table:style-name="ce195" table:formula="of:=CHOOSE(RANDBETWEEN(1;4);&quot;a&quot;;&quot;b&quot;;&quot;c&quot;;&quot;y&quot;)" office:value-type="string" office:string-value="a" calcext:value-type="string">
            <text:p>a</text:p>
          </table:table-cell>
          <table:table-cell table:formula="of:=RANK([.Z38];[.Z34:.Z43])+2" office:value-type="float" office:value="9" calcext:value-type="float">
            <text:p>9</text:p>
          </table:table-cell>
          <table:table-cell table:style-name="ce81" table:formula="of:=RAND()" office:value-type="float" office:value="0.462803825241408" calcext:value-type="float">
            <text:p>0,462803825241408</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formula="of:=RANK([.AE38];[.AE34:.AE43])+2" office:value-type="float" office:value="6" calcext:value-type="float">
            <text:p>6</text:p>
          </table:table-cell>
          <table:table-cell table:style-name="ce81" table:formula="of:=RAND()" office:value-type="float" office:value="0.721076611670555" calcext:value-type="float">
            <text:p>0,721076611670555</text:p>
          </table:table-cell>
          <table:table-cell table:formula="of:=RANK([.AG38];[.AG36:.AG41])" office:value-type="float" office:value="4" calcext:value-type="float">
            <text:p>4</text:p>
          </table:table-cell>
          <table:table-cell table:style-name="ce81" table:formula="of:=RAND()" office:value-type="float" office:value="0.327690611836474" calcext:value-type="float">
            <text:p>0,327690611836474</text:p>
          </table:table-cell>
          <table:table-cell table:number-columns-repeated="991"/>
        </table:table-row>
        <table:table-row table:style-name="ro3">
          <table:table-cell table:style-name="ce112" table:formula="of:=CHOOSE(MOD([.AF39]+[.AF36];6)+1;[.AA39]&amp;&quot;(&quot;&amp;[.X39]&amp;&quot;+&quot;&amp;[.AB39]&amp;&quot;)&quot;;[.AA39]&amp;&quot;(&quot;&amp;[.AB39]&amp;[.X39]&amp;&quot;+&quot;&amp;[.AC39]&amp;&quot;)&quot;;[.AA39]&amp;&quot;(&quot;&amp;[.AB39]&amp;[.X39]&amp;&quot;-&quot;&amp;[.AC39]&amp;&quot;)&quot;;[.AA39]&amp;&quot;&quot;&amp;[.X39]&amp;&quot;(&quot;&amp;[.AB39]&amp;[.X39]&amp;&quot;+&quot;&amp;[.AC39]&amp;&quot;)&quot;;[.AA39]&amp;[.X39]&amp;&quot;(&quot;&amp;[.AB39]&amp;&quot;-&quot;&amp;[.AC39]&amp;[.X39]&amp;&quot;)&quot;;[.X39]&amp;&quot;(&quot;&amp;[.X39]&amp;&quot;+&quot;&amp;[.AA39]&amp;&quot;)&quot;)" office:value-type="string" office:string-value="4(6a+4)" calcext:value-type="string">
            <text:p>4(6a+4)</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6" table:formula="of:=IF([.AF39]=1;RANDBETWEEN(1;3);IF([.AF39]=2;RANDBETWEEN(4;5);IF([.AF39]=3;RANDBETWEEN(6;8);IF([.AF39]=4;RANDBETWEEN(9;10);IF([.AF39]=5;11;12)))))" office:value-type="float" office:value="4" calcext:value-type="float">
            <text:p>4 cm²</text:p>
          </table:table-cell>
          <table:table-cell table:style-name="ce47" office:value-type="string" calcext:value-type="string">
            <text:p>h=</text:p>
          </table:table-cell>
          <table:table-cell table:style-name="ce171" table:formula="of:=IF([.AF38]=1;RANDBETWEEN(1;2);IF([.AF38]=2;RANDBETWEEN(3;4);IF([.AF38]=3;RANDBETWEEN(5;6);IF([.AF38]=4;RANDBETWEEN(7;8);IF([.AF38]=5;9;10)))))" office:value-type="float" office:value="8" calcext:value-type="float">
            <text:p>8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10" calcext:value-type="float">
            <text:p>10</text:p>
          </table:table-cell>
          <table:table-cell table:style-name="ce41" office:value-type="string" calcext:value-type="string">
            <text:p>et</text:p>
          </table:table-cell>
          <table:table-cell table:style-name="ce40" table:formula="of:=RANDBETWEEN(1;12)" office:value-type="float" office:value="9" calcext:value-type="float">
            <text:p>9</text:p>
          </table:table-cell>
          <table:table-cell table:style-name="ce42" office:value-type="string" calcext:value-type="string">
            <text:p>:</text:p>
          </table:table-cell>
          <table:table-cell table:style-name="ce51" table:formula="of:=ROUNDUP(RAND()*1000/CHOOSE(RANDBETWEEN(1;4);1;10;100;1000);RANDBETWEEN(-2;2))" office:value-type="float" office:value="1.4" calcext:value-type="float">
            <text:p>1,4</text:p>
          </table:table-cell>
          <table:table-cell table:style-name="ce40" table:formula="of:=CHOOSE(IF([.AF39]=6;RANDBETWEEN(7;9);IF([.AF39]=5;RANDBETWEEN(10;12);IF([.AF39]=1;RANDBETWEEN(1;2);IF([.AF39]=2;RANDBETWEEN(3;4);IF([.AF39]=3;5;6)))));&quot;mm³&quot;;&quot;cm³&quot;;&quot;dm³&quot;;&quot;dam³&quot;;&quot;hm³&quot;;&quot;k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39]+[.AF36];6)+1;[.AA39]&amp;[.X39]&amp;&quot;+&quot;&amp;([.AA39]*[.AB39]);[.AA39]*[.AB39]&amp;[.X39]&amp;&quot;+&quot;&amp;[.AA39]*[.AC39];[.AA39]*[.AB39]&amp;[.X39]&amp;&quot;-&quot;&amp;[.AA39]*[.AC39];[.AA39]*[.AB39]&amp;[.X39]&amp;&quot;²+&quot;&amp;[.AA39]*[.AC39]&amp;[.X39];[.AA39]*[.AB39]&amp;[.X39]&amp;&quot;-&quot;&amp;[.AA39]*[.AC39]&amp;[.X39]&amp;&quot;²&quot;;[.X39]&amp;&quot;²+&quot;&amp;[.AA39]&amp;[.X39])" office:value-type="string" office:string-value="24a+16" calcext:value-type="string">
            <text:p>24a+16</text:p>
          </table:table-cell>
          <table:table-cell table:style-name="ce190" table:formula="of:=[.F39]^2*[.H39]" office:value-type="float" office:value="128" calcext:value-type="float">
            <text:p>128π cm³</text:p>
          </table:table-cell>
          <table:table-cell table:style-name="ce147" table:formula="of:=[.K39]^2&amp;&quot; cm²&quot;" office:value-type="string" office:string-value="100 cm²" calcext:value-type="string">
            <text:p>100 cm²</text:p>
          </table:table-cell>
          <table:table-cell table:style-name="ce156" table:formula="of:=[.O39]*CHOOSE([.Y39];0;0.000000001;0.000001;0.001;1000000000;1000000;1000;0.1;0.01;0.001;0.0001;0.00001;0.000001)&amp;&quot; &quot;&amp;[.R39]" office:value-type="string" office:string-value="0,0014 m³" calcext:value-type="string">
            <text:p>0,0014 m³</text:p>
          </table:table-cell>
          <table:table-cell table:style-name="ce195" table:formula="of:=CHOOSE(RANDBETWEEN(1;4);&quot;a&quot;;&quot;b&quot;;&quot;c&quot;;&quot;y&quot;)" office:value-type="string" office:string-value="a" calcext:value-type="string">
            <text:p>a</text:p>
          </table:table-cell>
          <table:table-cell table:formula="of:=RANK([.Z39];[.Z34:.Z43])+2" office:value-type="float" office:value="4" calcext:value-type="float">
            <text:p>4</text:p>
          </table:table-cell>
          <table:table-cell table:style-name="ce81" table:formula="of:=RAND()" office:value-type="float" office:value="0.736587794826939" calcext:value-type="float">
            <text:p>0,736587794826939</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9)" office:value-type="float" office:value="4" calcext:value-type="float">
            <text:p>4</text:p>
          </table:table-cell>
          <table:table-cell table:formula="of:=RANK([.AE39];[.AE34:.AE43])+2" office:value-type="float" office:value="11" calcext:value-type="float">
            <text:p>11</text:p>
          </table:table-cell>
          <table:table-cell table:style-name="ce81" table:formula="of:=RAND()" office:value-type="float" office:value="0.394133690132626" calcext:value-type="float">
            <text:p>0,394133690132626</text:p>
          </table:table-cell>
          <table:table-cell table:formula="of:=RANK([.AG39];[.AG36:.AG41])" office:value-type="float" office:value="2" calcext:value-type="float">
            <text:p>2</text:p>
          </table:table-cell>
          <table:table-cell table:style-name="ce81" table:formula="of:=RAND()" office:value-type="float" office:value="0.74643242935597" calcext:value-type="float">
            <text:p>0,74643242935597</text:p>
          </table:table-cell>
          <table:table-cell table:number-columns-repeated="991"/>
        </table:table-row>
        <table:table-row table:style-name="ro3">
          <table:table-cell table:style-name="ce112" table:formula="of:=CHOOSE(MOD([.AF40]+[.AF36];6)+1;[.AA40]&amp;&quot;(&quot;&amp;[.X40]&amp;&quot;+&quot;&amp;[.AB40]&amp;&quot;)&quot;;[.AA40]&amp;&quot;(&quot;&amp;[.AB40]&amp;[.X40]&amp;&quot;+&quot;&amp;[.AC40]&amp;&quot;)&quot;;[.AA40]&amp;&quot;(&quot;&amp;[.AB40]&amp;[.X40]&amp;&quot;-&quot;&amp;[.AC40]&amp;&quot;)&quot;;[.AA40]&amp;&quot;&quot;&amp;[.X40]&amp;&quot;(&quot;&amp;[.AB40]&amp;[.X40]&amp;&quot;+&quot;&amp;[.AC40]&amp;&quot;)&quot;;[.AA40]&amp;[.X40]&amp;&quot;(&quot;&amp;[.AB40]&amp;&quot;-&quot;&amp;[.AC40]&amp;[.X40]&amp;&quot;)&quot;;[.X40]&amp;&quot;(&quot;&amp;[.X40]&amp;&quot;+&quot;&amp;[.AA40]&amp;&quot;)&quot;)" office:value-type="string" office:string-value="y(y+8)" calcext:value-type="string">
            <text:p>y(y+8)</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6" table:formula="of:=IF([.AF40]=1;RANDBETWEEN(1;3);IF([.AF40]=2;RANDBETWEEN(4;5);IF([.AF40]=3;RANDBETWEEN(6;8);IF([.AF40]=4;RANDBETWEEN(9;10);IF([.AF40]=5;11;12)))))" office:value-type="float" office:value="12" calcext:value-type="float">
            <text:p>12 cm²</text:p>
          </table:table-cell>
          <table:table-cell table:style-name="ce47" office:value-type="string" calcext:value-type="string">
            <text:p>h=</text:p>
          </table:table-cell>
          <table:table-cell table:style-name="ce171" table:formula="of:=IF([.AF39]=1;RANDBETWEEN(1;2);IF([.AF39]=2;RANDBETWEEN(3;4);IF([.AF39]=3;RANDBETWEEN(5;6);IF([.AF39]=4;RANDBETWEEN(7;8);IF([.AF39]=5;9;10)))))" office:value-type="float" office:value="4" calcext:value-type="float">
            <text:p>4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9" calcext:value-type="float">
            <text:p>9</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IF([.AF40]=6;RANDBETWEEN(7;9);IF([.AF40]=5;RANDBETWEEN(10;12);IF([.AF40]=1;RANDBETWEEN(1;2);IF([.AF40]=2;RANDBETWEEN(3;4);IF([.AF40]=3;5;6)))));&quot;mm³&quot;;&quot;cm³&quot;;&quot;dm³&quot;;&quot;dam³&quot;;&quot;hm³&quot;;&quot;k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40]+[.AF36];6)+1;[.AA40]&amp;[.X40]&amp;&quot;+&quot;&amp;([.AA40]*[.AB40]);[.AA40]*[.AB40]&amp;[.X40]&amp;&quot;+&quot;&amp;[.AA40]*[.AC40];[.AA40]*[.AB40]&amp;[.X40]&amp;&quot;-&quot;&amp;[.AA40]*[.AC40];[.AA40]*[.AB40]&amp;[.X40]&amp;&quot;²+&quot;&amp;[.AA40]*[.AC40]&amp;[.X40];[.AA40]*[.AB40]&amp;[.X40]&amp;&quot;-&quot;&amp;[.AA40]*[.AC40]&amp;[.X40]&amp;&quot;²&quot;;[.X40]&amp;&quot;²+&quot;&amp;[.AA40]&amp;[.X40])" office:value-type="string" office:string-value="y²+8y" calcext:value-type="string">
            <text:p>y²+8y</text:p>
          </table:table-cell>
          <table:table-cell table:style-name="ce190" table:formula="of:=[.F40]^2*[.H40]" office:value-type="float" office:value="576" calcext:value-type="float">
            <text:p>576π cm³</text:p>
          </table:table-cell>
          <table:table-cell table:style-name="ce147" table:formula="of:=[.K40]^2&amp;&quot; cm²&quot;" office:value-type="string" office:string-value="81 cm²" calcext:value-type="string">
            <text:p>81 cm²</text:p>
          </table:table-cell>
          <table:table-cell table:style-name="ce156" table:formula="of:=[.O40]*CHOOSE([.Y40];0;0.000000001;0.000001;0.001;1000000000;1000000;1000;0.1;0.01;0.001;0.0001;0.00001;0.000001)&amp;&quot; &quot;&amp;[.R40]" office:value-type="string" office:string-value="0,0001 m³" calcext:value-type="string">
            <text:p>0,0001 m³</text:p>
          </table:table-cell>
          <table:table-cell table:style-name="ce195" table:formula="of:=CHOOSE(RANDBETWEEN(1;4);&quot;a&quot;;&quot;b&quot;;&quot;c&quot;;&quot;y&quot;)" office:value-type="string" office:string-value="y" calcext:value-type="string">
            <text:p>y</text:p>
          </table:table-cell>
          <table:table-cell table:formula="of:=RANK([.Z40];[.Z34:.Z43])+2" office:value-type="float" office:value="3" calcext:value-type="float">
            <text:p>3</text:p>
          </table:table-cell>
          <table:table-cell table:style-name="ce81" table:formula="of:=RAND()" office:value-type="float" office:value="0.901886730171291" calcext:value-type="float">
            <text:p>0,901886730171291</text:p>
          </table:table-cell>
          <table:table-cell table:style-name="ce15" table:formula="of:=RANDBETWEEN(2;9)" office:value-type="float" office:value="8" calcext:value-type="float">
            <text:p>8</text:p>
          </table:table-cell>
          <table:table-cell table:style-name="ce15" table:formula="of:=RANDBETWEEN(2;9)" office:value-type="float" office:value="6" calcext:value-type="float">
            <text:p>6</text:p>
          </table:table-cell>
          <table:table-cell table:style-name="ce15" table:formula="of:=RANDBETWEEN(2;9)" office:value-type="float" office:value="4" calcext:value-type="float">
            <text:p>4</text:p>
          </table:table-cell>
          <table:table-cell table:formula="of:=RANK([.AE40];[.AE34:.AE43])+2" office:value-type="float" office:value="3" calcext:value-type="float">
            <text:p>3</text:p>
          </table:table-cell>
          <table:table-cell table:style-name="ce81" table:formula="of:=RAND()" office:value-type="float" office:value="0.804439617132564" calcext:value-type="float">
            <text:p>0,804439617132564</text:p>
          </table:table-cell>
          <table:table-cell table:formula="of:=RANK([.AG40];[.AG36:.AG41])" office:value-type="float" office:value="6" calcext:value-type="float">
            <text:p>6</text:p>
          </table:table-cell>
          <table:table-cell table:style-name="ce81" table:formula="of:=RAND()" office:value-type="float" office:value="0.018238532410135" calcext:value-type="float">
            <text:p>0,018238532410135</text:p>
          </table:table-cell>
          <table:table-cell table:number-columns-repeated="991"/>
        </table:table-row>
        <table:table-row table:style-name="ro3">
          <table:table-cell table:style-name="ce112" table:formula="of:=CHOOSE(MOD([.AF41]+[.AF36];6)+1;[.AA41]&amp;&quot;(&quot;&amp;[.X41]&amp;&quot;+&quot;&amp;[.AB41]&amp;&quot;)&quot;;[.AA41]&amp;&quot;(&quot;&amp;[.AB41]&amp;[.X41]&amp;&quot;+&quot;&amp;[.AC41]&amp;&quot;)&quot;;[.AA41]&amp;&quot;(&quot;&amp;[.AB41]&amp;[.X41]&amp;&quot;-&quot;&amp;[.AC41]&amp;&quot;)&quot;;[.AA41]&amp;&quot;&quot;&amp;[.X41]&amp;&quot;(&quot;&amp;[.AB41]&amp;[.X41]&amp;&quot;+&quot;&amp;[.AC41]&amp;&quot;)&quot;;[.AA41]&amp;[.X41]&amp;&quot;(&quot;&amp;[.AB41]&amp;&quot;-&quot;&amp;[.AC41]&amp;[.X41]&amp;&quot;)&quot;;[.X41]&amp;&quot;(&quot;&amp;[.X41]&amp;&quot;+&quot;&amp;[.AA41]&amp;&quot;)&quot;)" office:value-type="string" office:string-value="9(2a-9)" calcext:value-type="string">
            <text:p>9(2a-9)</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D=</text:p>
          </table:table-cell>
          <table:table-cell table:style-name="ce206" table:formula="of:=IF([.AF41]=1;RANDBETWEEN(1;3);IF([.AF41]=2;RANDBETWEEN(4;5);IF([.AF41]=3;RANDBETWEEN(6;8);IF([.AF41]=4;RANDBETWEEN(9;10);IF([.AF41]=5;11;12)))))" office:value-type="float" office:value="7" calcext:value-type="float">
            <text:p>7 cm²</text:p>
          </table:table-cell>
          <table:table-cell table:style-name="ce47" office:value-type="string" calcext:value-type="string">
            <text:p>h=</text:p>
          </table:table-cell>
          <table:table-cell table:style-name="ce171" table:formula="of:=IF([.AF40]=1;RANDBETWEEN(1;2);IF([.AF40]=2;RANDBETWEEN(3;4);IF([.AF40]=3;RANDBETWEEN(5;6);IF([.AF40]=4;RANDBETWEEN(7;8);IF([.AF40]=5;9;10)))))" office:value-type="float" office:value="10" calcext:value-type="float">
            <text:p>10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10" calcext:value-type="float">
            <text:p>10</text:p>
          </table:table-cell>
          <table:table-cell table:style-name="ce41" office:value-type="string" calcext:value-type="string">
            <text:p>et</text:p>
          </table:table-cell>
          <table:table-cell table:style-name="ce40" table:formula="of:=RANDBETWEEN(1;12)/10" office:value-type="float" office:value="0.6" calcext:value-type="float">
            <text:p>0,6</text:p>
          </table:table-cell>
          <table:table-cell table:style-name="ce42" office:value-type="string" calcext:value-type="string">
            <text:p>:</text:p>
          </table:table-cell>
          <table:table-cell table:style-name="ce51" table:formula="of:=ROUNDUP(RAND()*1000/CHOOSE(RANDBETWEEN(1;4);1;10;100;1000);RANDBETWEEN(-2;2))" office:value-type="float" office:value="505" calcext:value-type="float">
            <text:p>505</text:p>
          </table:table-cell>
          <table:table-cell table:style-name="ce40" table:formula="of:=CHOOSE(IF([.AF41]=6;RANDBETWEEN(7;9);IF([.AF41]=5;RANDBETWEEN(10;12);IF([.AF41]=1;RANDBETWEEN(1;2);IF([.AF41]=2;RANDBETWEEN(3;4);IF([.AF41]=3;5;6)))));&quot;mm³&quot;;&quot;cm³&quot;;&quot;dm³&quot;;&quot;dam³&quot;;&quot;hm³&quot;;&quot;k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41]+[.AF36];6)+1;[.AA41]&amp;[.X41]&amp;&quot;+&quot;&amp;([.AA41]*[.AB41]);[.AA41]*[.AB41]&amp;[.X41]&amp;&quot;+&quot;&amp;[.AA41]*[.AC41];[.AA41]*[.AB41]&amp;[.X41]&amp;&quot;-&quot;&amp;[.AA41]*[.AC41];[.AA41]*[.AB41]&amp;[.X41]&amp;&quot;²+&quot;&amp;[.AA41]*[.AC41]&amp;[.X41];[.AA41]*[.AB41]&amp;[.X41]&amp;&quot;-&quot;&amp;[.AA41]*[.AC41]&amp;[.X41]&amp;&quot;²&quot;;[.X41]&amp;&quot;²+&quot;&amp;[.AA41]&amp;[.X41])" office:value-type="string" office:string-value="18a-81" calcext:value-type="string">
            <text:p>18a-81</text:p>
          </table:table-cell>
          <table:table-cell table:style-name="ce190" table:formula="of:=[.F41]^2*[.H41]/4" office:value-type="float" office:value="122.5" calcext:value-type="float">
            <text:p>123π cm³</text:p>
          </table:table-cell>
          <table:table-cell table:style-name="ce147" table:formula="of:=[.K41]^2&amp;&quot; cm²&quot;" office:value-type="string" office:string-value="100 cm²" calcext:value-type="string">
            <text:p>100 cm²</text:p>
          </table:table-cell>
          <table:table-cell table:style-name="ce156" table:formula="of:=[.O41]*CHOOSE([.Y41];0;0.000000001;0.000001;0.001;1000000000;1000000;1000;0.1;0.01;0.001;0.0001;0.00001;0.000001)&amp;&quot; &quot;&amp;[.R41]" office:value-type="string" office:string-value="505000 m³" calcext:value-type="string">
            <text:p>505000 m³</text:p>
          </table:table-cell>
          <table:table-cell table:style-name="ce195" table:formula="of:=CHOOSE(RANDBETWEEN(1;4);&quot;a&quot;;&quot;b&quot;;&quot;c&quot;;&quot;y&quot;)" office:value-type="string" office:string-value="a" calcext:value-type="string">
            <text:p>a</text:p>
          </table:table-cell>
          <table:table-cell table:formula="of:=RANK([.Z41];[.Z34:.Z43])+2" office:value-type="float" office:value="7" calcext:value-type="float">
            <text:p>7</text:p>
          </table:table-cell>
          <table:table-cell table:style-name="ce81" table:formula="of:=RAND()" office:value-type="float" office:value="0.508516490215904" calcext:value-type="float">
            <text:p>0,508516490215904</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style-name="ce15" table:formula="of:=RANDBETWEEN(2;9)" office:value-type="float" office:value="9" calcext:value-type="float">
            <text:p>9</text:p>
          </table:table-cell>
          <table:table-cell table:formula="of:=RANK([.AE41];[.AE34:.AE43])+2" office:value-type="float" office:value="9" calcext:value-type="float">
            <text:p>9</text:p>
          </table:table-cell>
          <table:table-cell table:style-name="ce81" table:formula="of:=RAND()" office:value-type="float" office:value="0.694044276537899" calcext:value-type="float">
            <text:p>0,694044276537899</text:p>
          </table:table-cell>
          <table:table-cell table:formula="of:=RANK([.AG41];[.AG36:.AG41])" office:value-type="float" office:value="3" calcext:value-type="float">
            <text:p>3</text:p>
          </table:table-cell>
          <table:table-cell table:style-name="ce81" table:formula="of:=RAND()" office:value-type="float" office:value="0.613420579107017" calcext:value-type="float">
            <text:p>0,613420579107017</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style-name="ce206" table:formula="of:=IF([.AF42]=1;RANDBETWEEN(1;3);IF([.AF42]=2;RANDBETWEEN(4;6);IF([.AF42]=3;RANDBETWEEN(7;10);IF([.AF42]=4;RANDBETWEEN(11;13);IF([.AF42]=5;RANDBETWEEN(14;17);RANDBETWEEN(18;20))))))" office:value-type="float" office:value="18" calcext:value-type="float">
            <text:p>18 cm²</text:p>
          </table:covered-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style-name="ce19"/>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IF([.AF42]=6;RANDBETWEEN(7;9);IF([.AF42]=5;RANDBETWEEN(10;12);IF([.AF42]=1;RANDBETWEEN(1;2);IF([.AF42]=2;RANDBETWEEN(3;4);IF([.AF42]=3;5;6)))));&quot;mm³&quot;;&quot;cm³&quot;;&quot;dm³&quot;;&quot;dam³&quot;;&quot;hm³&quot;;&quot;km³&quot;;&quot;hL&quot;;&quot;daL&quot;;&quot;L&quot;;&quot;dL&quot;;&quot;cL&quot;;&quot;mL&quot;)" office:value-type="string" office:string-value="km³" calcext:value-type="string">
            <text:p>km³</text:p>
          </table:covered-table-cell>
          <table:covered-table-cell table:number-columns-repeated="2" table:style-name="ce15"/>
          <table:table-cell table:number-columns-repeated="6"/>
          <table:table-cell table:formula="of:=RANK([.Z42];[.Z34:.Z43])+2" office:value-type="float" office:value="12" calcext:value-type="float">
            <text:p>12</text:p>
          </table:table-cell>
          <table:table-cell table:style-name="ce81" table:formula="of:=RAND()" office:value-type="float" office:value="0.213181082202192" calcext:value-type="float">
            <text:p>0,213181082202192</text:p>
          </table:table-cell>
          <table:table-cell table:number-columns-repeated="3"/>
          <table:table-cell table:formula="of:=RANK([.AE42];[.AE34:.AE43])+2" office:value-type="float" office:value="5" calcext:value-type="float">
            <text:p>5</text:p>
          </table:table-cell>
          <table:table-cell table:style-name="ce81" table:formula="of:=RAND()" office:value-type="float" office:value="0.743291238076698" calcext:value-type="float">
            <text:p>0,743291238076698</text:p>
          </table:table-cell>
          <table:table-cell table:number-columns-repeated="993"/>
        </table:table-row>
        <table:table-row table:style-name="ro4">
          <table:table-cell table:number-columns-repeated="24"/>
          <table:table-cell table:formula="of:=RANK([.Z43];[.Z34:.Z43])+2" office:value-type="float" office:value="11" calcext:value-type="float">
            <text:p>11</text:p>
          </table:table-cell>
          <table:table-cell table:style-name="ce81" table:formula="of:=RAND()" office:value-type="float" office:value="0.273451411450714" calcext:value-type="float">
            <text:p>0,273451411450714</text:p>
          </table:table-cell>
          <table:table-cell table:number-columns-repeated="3"/>
          <table:table-cell table:formula="of:=RANK([.AE43];[.AE34:.AE43])+2" office:value-type="float" office:value="10" calcext:value-type="float">
            <text:p>10</text:p>
          </table:table-cell>
          <table:table-cell table:style-name="ce81" table:formula="of:=RAND()" office:value-type="float" office:value="0.500900268310354" calcext:value-type="float">
            <text:p>0,500900268310354</text:p>
          </table:table-cell>
          <table:table-cell table:number-columns-repeated="993"/>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Noire 1" table:style-name="ta7" table:print-ranges="'Ceinture Noire 1'.A1:'Ceinture Noire 1'.Q44 'Ceinture Noire 1'.S1:'Ceinture Noire 1'.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9" form:id="control9"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1?language=Basic&amp;location=document" xlink:type="simple"/>
              </office:event-listeners>
            </form:button>
          </form:form>
        </office:forms>
        <table:shapes>
          <draw:control draw:z-index="0" draw:style-name="gr9" draw:text-style-name="P2" svg:width="1.714cm" svg:height="0.964cm" svg:x="51.856cm" svg:y="0.901cm" draw:control="control9"/>
        </table:shapes>
        <table:table-column table:style-name="co64" table:default-cell-style-name="Default"/>
        <table:table-column table:style-name="co27" table:default-cell-style-name="Default"/>
        <table:table-column table:style-name="co131" table:default-cell-style-name="Default"/>
        <table:table-column table:style-name="co81" table:default-cell-style-name="Default"/>
        <table:table-column table:style-name="co5" table:default-cell-style-name="Default"/>
        <table:table-column table:style-name="co21" table:default-cell-style-name="Default"/>
        <table:table-column table:style-name="co62" table:default-cell-style-name="Default"/>
        <table:table-column table:style-name="co132" table:default-cell-style-name="Default"/>
        <table:table-column table:style-name="co74" table:default-cell-style-name="Default"/>
        <table:table-column table:style-name="co133" table:default-cell-style-name="Default"/>
        <table:table-column table:style-name="co121" table:default-cell-style-name="Default"/>
        <table:table-column table:style-name="co29" table:default-cell-style-name="Default"/>
        <table:table-column table:style-name="co131" table:default-cell-style-name="Default"/>
        <table:table-column table:style-name="co134" table:default-cell-style-name="Default"/>
        <table:table-column table:style-name="co3" table:default-cell-style-name="Default"/>
        <table:table-column table:style-name="co135" table:default-cell-style-name="Default"/>
        <table:table-column table:style-name="co16" table:default-cell-style-name="Default"/>
        <table:table-column table:style-name="co128" table:default-cell-style-name="Default"/>
        <table:table-column table:style-name="co136" table:default-cell-style-name="Default"/>
        <table:table-column table:style-name="co137" table:default-cell-style-name="Default"/>
        <table:table-column table:style-name="co78" table:default-cell-style-name="Default"/>
        <table:table-column table:style-name="co39" table:default-cell-style-name="Default"/>
        <table:table-column table:style-name="co138" table:default-cell-style-name="Default"/>
        <table:table-column table:style-name="co21" table:default-cell-style-name="Default"/>
        <table:table-column table:style-name="co139" table:default-cell-style-name="Default"/>
        <table:table-column table:style-name="co2" table:number-columns-repeated="4" table:default-cell-style-name="Default"/>
        <table:table-column table:style-name="co25" table:default-cell-style-name="Default"/>
        <table:table-column table:style-name="co46" table:default-cell-style-name="Default"/>
        <table:table-column table:style-name="co25" table:default-cell-style-name="Default"/>
        <table:table-column table:style-name="co121" table:default-cell-style-name="Default"/>
        <table:table-column table:style-name="co25" table:default-cell-style-name="Default"/>
        <table:table-column table:style-name="co37" table:default-cell-style-name="Default"/>
        <table:table-column table:style-name="co4" table:number-columns-repeated="984" table:default-cell-style-name="Default"/>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number-columns-repeated="2"/>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Y1];[.Y1:.Y10])+2" office:value-type="float" office:value="10" calcext:value-type="float">
            <text:p>10</text:p>
          </table:table-cell>
          <table:table-cell table:style-name="ce81" table:formula="of:=RAND()" office:value-type="float" office:value="0.483880760026531" calcext:value-type="float">
            <text:p>0,483880760026531</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5123" calcext:value-type="string">
            <text:p>v5123</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Y1:.Y10])+2" office:value-type="float" office:value="5" calcext:value-type="float">
            <text:p>5</text:p>
          </table:table-cell>
          <table:table-cell table:style-name="ce81" table:formula="of:=RAND()" office:value-type="float" office:value="0.709889978234445" calcext:value-type="float">
            <text:p>0,709889978234445</text:p>
          </table:table-cell>
          <table:table-cell table:number-columns-repeated="994"/>
        </table:table-row>
        <table:table-row table:style-name="ro1">
          <table:table-cell table:style-name="ce55" office:value-type="string" calcext:value-type="string" table:number-columns-spanned="4" table:number-rows-spanned="1">
            <text:p>Quel est le pourcentage d’augmentation ?</text:p>
          </table:table-cell>
          <table:covered-table-cell table:number-columns-repeated="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4" table:number-rows-spanned="1">
            <text:p>Plus grand diviseur commun entre…</text:p>
          </table:table-cell>
          <table:covered-table-cell table:number-columns-repeated="3" table:style-name="ce38"/>
          <table:table-cell table:style-name="ce55" office:value-type="string" calcext:value-type="string" table:number-columns-spanned="5" table:number-rows-spanned="1">
            <text:p>Volume de pyramide et cône en cm³</text:p>
          </table:table-cell>
          <table:covered-table-cell table:number-columns-repeated="4" table:style-name="ce38"/>
          <table:table-cell table:style-name="ce81"/>
          <table:table-cell table:style-name="ce82" office:value-type="string" calcext:value-type="string">
            <text:p>3<text:span text:style-name="T2">e</text:span></text:p>
          </table:table-cell>
          <table:table-cell table:style-name="ce87" table:formula="of:=[.Q1]" office:value-type="string" office:string-value="AA" calcext:value-type="string">
            <text:p>AA</text:p>
          </table:table-cell>
          <table:table-cell table:style-name="ce29"/>
          <table:table-cell table:style-name="ce92" table:formula="of:=[.Q2]" office:value-type="string" office:string-value="v5123" calcext:value-type="string">
            <text:p>v5123</text:p>
          </table:table-cell>
          <table:table-cell table:style-name="ce81"/>
          <table:table-cell table:formula="of:=RANK([.Y3];[.Y1:.Y10])+2" office:value-type="float" office:value="6" calcext:value-type="float">
            <text:p>6</text:p>
          </table:table-cell>
          <table:table-cell table:style-name="ce81" table:formula="of:=RAND()" office:value-type="float" office:value="0.708503230325352" calcext:value-type="float">
            <text:p>0,708503230325352</text:p>
          </table:table-cell>
          <table:table-cell table:style-name="ce81" table:number-columns-repeated="4"/>
          <table:table-cell table:style-name="ce81" table:formula="of:=RANK([.AE3];[.AE3:.AE8])" office:value-type="float" office:value="2" calcext:value-type="float">
            <text:p>2</text:p>
          </table:table-cell>
          <table:table-cell table:style-name="ce81" table:formula="of:=RAND()" office:value-type="float" office:value="0.619675051230024" calcext:value-type="float">
            <text:p>0,619675051230024</text:p>
          </table:table-cell>
          <table:table-cell table:style-name="ce81" table:number-columns-repeated="988"/>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51;80)/100+1" office:value-type="float" office:value="1.58" calcext:value-type="float">
            <text:p>1,58</text:p>
          </table:table-cell>
          <table:table-cell table:style-name="ce194" table:formula="of:=&quot;(x+&quot;&amp;[.AA4]&amp;&quot;)(x+&quot;&amp;[.AC4]&amp;&quot;)&quot;" office:value-type="string" office:string-value="(x+2)(x+8)" calcext:value-type="string" table:number-columns-spanned="3" table:number-rows-spanned="1">
            <text:p>(x+2)(x+8)</text:p>
          </table:table-cell>
          <table:covered-table-cell table:number-columns-repeated="2" table:style-name="ce7"/>
          <table:table-cell table:style-name="ce10" office:value-type="string" calcext:value-type="string">
            <text:p>=</text:p>
          </table:table-cell>
          <table:table-cell table:style-name="ce4" table:formula="of:=[.AD4]*[.AF4]*[.AH4]" office:value-type="float" office:value="5" calcext:value-type="float">
            <text:p>5</text:p>
          </table:table-cell>
          <table:table-cell table:style-name="ce7" office:value-type="string" calcext:value-type="string">
            <text:p>et</text:p>
          </table:table-cell>
          <table:table-cell table:style-name="ce7" table:formula="of:=[.AD3]*[.AF4]*[.AH5]" office:value-type="float" office:value="6" calcext:value-type="float">
            <text:p>6</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3*RANDBETWEEN(1;12)" office:value-type="float" office:value="21" calcext:value-type="float">
            <text:p>21 cm²</text:p>
          </table:table-cell>
          <table:table-cell table:style-name="ce179" office:value-type="string" calcext:value-type="string">
            <text:p>h=</text:p>
          </table:table-cell>
          <table:table-cell table:style-name="ce180" table:formula="of:=RANDBETWEEN(1;12)" office:value-type="float" office:value="4" calcext:value-type="float">
            <text:p>4 cm</text:p>
          </table:table-cell>
          <table:table-cell table:style-name="ce56" office:value-type="string" calcext:value-type="string">
            <text:p>V =</text:p>
          </table:table-cell>
          <table:table-cell/>
          <table:table-cell table:style-name="ce212" table:formula="of:=([.D4]-1)" office:value-type="percentage" office:value="0.58" calcext:value-type="percentage">
            <text:p>58 %</text:p>
          </table:table-cell>
          <table:table-cell table:style-name="ce202" table:formula="of:=&quot;x²+&quot;&amp;([.AA4]+[.AC4])&amp;&quot;x+&quot;&amp;([.AA4]*[.AC4])" office:value-type="string" office:string-value="x²+10x+16" calcext:value-type="string">
            <text:p>x²+10x+16</text:p>
          </table:table-cell>
          <table:table-cell table:style-name="ce48" table:formula="of:=GCD([.I4];[.K4])" office:value-type="float" office:value="1" calcext:value-type="float">
            <text:p>1</text:p>
          </table:table-cell>
          <table:table-cell table:style-name="ce57" table:formula="of:=[.N4]*[.P4]/3&amp;&quot; cm³&quot;" office:value-type="string" office:string-value="28 cm³" calcext:value-type="string">
            <text:p>28 cm³</text:p>
          </table:table-cell>
          <table:table-cell/>
          <table:table-cell table:formula="of:=RANK([.Y4];[.Y1:.Y10])+2" office:value-type="float" office:value="9" calcext:value-type="float">
            <text:p>9</text:p>
          </table:table-cell>
          <table:table-cell table:style-name="ce81" table:formula="of:=RAND()" office:value-type="float" office:value="0.582948988425167" calcext:value-type="float">
            <text:p>0,582948988425167</text:p>
          </table:table-cell>
          <table:table-cell table:style-name="ce15" table:formula="of:=RANDBETWEEN(2;5)" office:value-type="float" office:value="4" calcext:value-type="float">
            <text:p>4</text:p>
          </table:table-cell>
          <table:table-cell table:style-name="ce15" table:formula="of:=RANDBETWEEN(2;9)" office:value-type="float" office:value="2" calcext:value-type="float">
            <text:p>2</text:p>
          </table:table-cell>
          <table:table-cell table:style-name="ce15" table:formula="of:=RANDBETWEEN(2;5)" office:value-type="float" office:value="5" calcext:value-type="float">
            <text:p>5</text:p>
          </table:table-cell>
          <table:table-cell table:style-name="ce15" table:formula="of:=RANDBETWEEN(2;9)" office:value-type="float" office:value="8" calcext:value-type="float">
            <text:p>8</text:p>
          </table:table-cell>
          <table:table-cell table:formula="of:=RANK([.AE4];[.AE3:.AE8])" office:value-type="float" office:value="1" calcext:value-type="float">
            <text:p>1</text:p>
          </table:table-cell>
          <table:table-cell table:style-name="ce81" table:formula="of:=RAND()" office:value-type="float" office:value="0.797489634137929" calcext:value-type="float">
            <text:p>0,797489634137929</text:p>
          </table:table-cell>
          <table:table-cell table:formula="of:=RANK([.AG4];[.AG4:.AG8])" office:value-type="float" office:value="1" calcext:value-type="float">
            <text:p>1</text:p>
          </table:table-cell>
          <table:table-cell table:style-name="ce81" table:formula="of:=RAND()" office:value-type="float" office:value="0.955667141766647" calcext:value-type="float">
            <text:p>0,955667141766647</text:p>
          </table:table-cell>
          <table:table-cell table:formula="of:=RANK([.AI4];[.AI4:.AI8])" office:value-type="float" office:value="5" calcext:value-type="float">
            <text:p>5</text:p>
          </table:table-cell>
          <table:table-cell table:style-name="ce81" table:formula="of:=RAND()" office:value-type="float" office:value="0.233501728946096" calcext:value-type="float">
            <text:p>0,233501728946096</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50)/100+1" office:value-type="float" office:value="1.3" calcext:value-type="float">
            <text:p>1,3</text:p>
          </table:table-cell>
          <table:table-cell table:style-name="ce194" table:formula="of:=&quot;(x-&quot;&amp;[.AA5]&amp;&quot;)(x+&quot;&amp;[.AC5]&amp;&quot;)&quot;" office:value-type="string" office:string-value="(x-5)(x+3)" calcext:value-type="string" table:number-columns-spanned="3" table:number-rows-spanned="1">
            <text:p>(x-5)(x+3)</text:p>
          </table:table-cell>
          <table:covered-table-cell table:number-columns-repeated="2" table:style-name="ce7"/>
          <table:table-cell table:style-name="ce10" office:value-type="string" calcext:value-type="string">
            <text:p>=</text:p>
          </table:table-cell>
          <table:table-cell table:style-name="ce4" table:formula="of:=[.AD5]*[.AF5]*[.AH5]" office:value-type="float" office:value="60" calcext:value-type="float">
            <text:p>60</text:p>
          </table:table-cell>
          <table:table-cell table:style-name="ce7" office:value-type="string" calcext:value-type="string">
            <text:p>et</text:p>
          </table:table-cell>
          <table:table-cell table:style-name="ce7" table:formula="of:=[.AD4]*[.AF5]*[.AH6]" office:value-type="float" office:value="5" calcext:value-type="float">
            <text:p>5</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RANDBETWEEN(1;12)" office:value-type="float" office:value="4" calcext:value-type="float">
            <text:p>4 cm²</text:p>
          </table:table-cell>
          <table:table-cell table:style-name="ce179" office:value-type="string" calcext:value-type="string">
            <text:p>h=</text:p>
          </table:table-cell>
          <table:table-cell table:style-name="ce180" table:formula="of:=RANDBETWEEN(1;12)*3" office:value-type="float" office:value="3" calcext:value-type="float">
            <text:p>3 cm</text:p>
          </table:table-cell>
          <table:table-cell table:style-name="ce56" office:value-type="string" calcext:value-type="string">
            <text:p>V =</text:p>
          </table:table-cell>
          <table:table-cell/>
          <table:table-cell table:style-name="ce212" table:formula="of:=([.D5]-1)" office:value-type="percentage" office:value="0.3" calcext:value-type="percentage">
            <text:p>30 %</text:p>
          </table:table-cell>
          <table:table-cell table:style-name="ce202" table:formula="of:=&quot;x²&quot;&amp;IF([.AC5]-[.AA5]&gt;0;&quot;+&quot;&amp;([.AC5]-[.AA5])&amp;&quot;x&quot;;IF([.AA5]=[.AC5];&quot;&quot;;([.AC5]-[.AA5]))&amp;&quot;x&quot;)&amp;&quot;-&quot;&amp;([.AA5]*[.AC5])" office:value-type="string" office:string-value="x²-2x-15" calcext:value-type="string">
            <text:p>x²-2x-15</text:p>
          </table:table-cell>
          <table:table-cell table:style-name="ce48" table:formula="of:=GCD([.I5];[.K5])" office:value-type="float" office:value="5" calcext:value-type="float">
            <text:p>5</text:p>
          </table:table-cell>
          <table:table-cell table:style-name="ce57" table:formula="of:=[.N5]*[.P5]/3&amp;&quot; cm³&quot;" office:value-type="string" office:string-value="4 cm³" calcext:value-type="string">
            <text:p>4 cm³</text:p>
          </table:table-cell>
          <table:table-cell/>
          <table:table-cell table:formula="of:=RANK([.Y5];[.Y1:.Y10])+2" office:value-type="float" office:value="3" calcext:value-type="float">
            <text:p>3</text:p>
          </table:table-cell>
          <table:table-cell table:style-name="ce81" table:formula="of:=RAND()" office:value-type="float" office:value="0.949915574415822" calcext:value-type="float">
            <text:p>0,949915574415822</text:p>
          </table:table-cell>
          <table:table-cell table:style-name="ce15" table:formula="of:=RANDBETWEEN(2;5)"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5)" office:value-type="float" office:value="4" calcext:value-type="float">
            <text:p>4</text:p>
          </table:table-cell>
          <table:table-cell table:style-name="ce15" table:formula="of:=RANDBETWEEN(2;9)" office:value-type="float" office:value="3" calcext:value-type="float">
            <text:p>3</text:p>
          </table:table-cell>
          <table:table-cell table:formula="of:=RANK([.AE5];[.AE3:.AE8])" office:value-type="float" office:value="4" calcext:value-type="float">
            <text:p>4</text:p>
          </table:table-cell>
          <table:table-cell table:style-name="ce81" table:formula="of:=RAND()" office:value-type="float" office:value="0.182522794141472" calcext:value-type="float">
            <text:p>0,182522794141472</text:p>
          </table:table-cell>
          <table:table-cell table:formula="of:=RANK([.AG5];[.AG4:.AG8])" office:value-type="float" office:value="5" calcext:value-type="float">
            <text:p>5</text:p>
          </table:table-cell>
          <table:table-cell table:style-name="ce81" table:formula="of:=RAND()" office:value-type="float" office:value="0.0862185808370447" calcext:value-type="float">
            <text:p>0,086218580837045</text:p>
          </table:table-cell>
          <table:table-cell table:formula="of:=RANK([.AI5];[.AI4:.AI8])" office:value-type="float" office:value="3" calcext:value-type="float">
            <text:p>3</text:p>
          </table:table-cell>
          <table:table-cell table:style-name="ce81" table:formula="of:=RAND()" office:value-type="float" office:value="0.373892812283158" calcext:value-type="float">
            <text:p>0,373892812283158</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1" office:value-type="float" office:value="1.4" calcext:value-type="float">
            <text:p>1,4</text:p>
          </table:table-cell>
          <table:table-cell table:style-name="ce194" table:formula="of:=&quot;(x+&quot;&amp;[.AA6]&amp;&quot;)(x-&quot;&amp;[.AC6]&amp;&quot;)&quot;" office:value-type="string" office:string-value="(x+4)(x-8)" calcext:value-type="string" table:number-columns-spanned="3" table:number-rows-spanned="1">
            <text:p>(x+4)(x-8)</text:p>
          </table:table-cell>
          <table:covered-table-cell table:number-columns-repeated="2" table:style-name="ce7"/>
          <table:table-cell table:style-name="ce10" office:value-type="string" calcext:value-type="string">
            <text:p>=</text:p>
          </table:table-cell>
          <table:table-cell table:style-name="ce4" table:formula="of:=[.AD6]*[.AF6]*[.AH6]" office:value-type="float" office:value="10" calcext:value-type="float">
            <text:p>10</text:p>
          </table:table-cell>
          <table:table-cell table:style-name="ce7" office:value-type="string" calcext:value-type="string">
            <text:p>et</text:p>
          </table:table-cell>
          <table:table-cell table:style-name="ce7" table:formula="of:=[.AD5]*[.AF6]*[.AH7]" office:value-type="float" office:value="16" calcext:value-type="float">
            <text:p>16</text:p>
          </table:table-cell>
          <table:table-cell table:style-name="ce10" office:value-type="string" calcext:value-type="string">
            <text:p>=</text:p>
          </table:table-cell>
          <table:table-cell table:style-name="ce39" office:value-type="string" calcext:value-type="string">
            <text:p>R=</text:p>
          </table:table-cell>
          <table:table-cell table:style-name="ce180" table:formula="of:=[.AF6]*3" office:value-type="float" office:value="6" calcext:value-type="float">
            <text:p>6 cm</text:p>
          </table:table-cell>
          <table:table-cell table:style-name="ce179" office:value-type="string" calcext:value-type="string">
            <text:p>h=</text:p>
          </table:table-cell>
          <table:table-cell table:style-name="ce180" table:formula="of:=RANDBETWEEN(1;12)" office:value-type="float" office:value="1" calcext:value-type="float">
            <text:p>1 cm</text:p>
          </table:table-cell>
          <table:table-cell table:style-name="ce56" office:value-type="string" calcext:value-type="string">
            <text:p>V =</text:p>
          </table:table-cell>
          <table:table-cell/>
          <table:table-cell table:style-name="ce212" table:formula="of:=([.D6]-1)" office:value-type="percentage" office:value="0.4" calcext:value-type="percentage">
            <text:p>40 %</text:p>
          </table:table-cell>
          <table:table-cell table:style-name="ce202" table:formula="of:=&quot;x²&quot;&amp;IF([.AC6]-[.AA6]&gt;0;-([.AC6]-[.AA6])&amp;&quot;x&quot;;IF([.AA6]=[.AC6];&quot;&quot;;&quot;+&quot;&amp;([.AA6]-[.AC6])&amp;&quot;x&quot;))&amp;&quot;-&quot;&amp;([.AA6]*[.AC6])" office:value-type="string" office:string-value="x²-4x-32" calcext:value-type="string">
            <text:p>x²-4x-32</text:p>
          </table:table-cell>
          <table:table-cell table:style-name="ce48" table:formula="of:=GCD([.I6];[.K6])" office:value-type="float" office:value="2" calcext:value-type="float">
            <text:p>2</text:p>
          </table:table-cell>
          <table:table-cell table:style-name="ce215" table:formula="of:=[.N6]*[.N6]*[.P6]/3" office:value-type="float" office:value="12" calcext:value-type="float">
            <text:p>12π cm³</text:p>
          </table:table-cell>
          <table:table-cell/>
          <table:table-cell table:formula="of:=RANK([.Y6];[.Y1:.Y10])+2" office:value-type="float" office:value="12" calcext:value-type="float">
            <text:p>12</text:p>
          </table:table-cell>
          <table:table-cell table:style-name="ce81" table:formula="of:=RAND()" office:value-type="float" office:value="0.281994604425583" calcext:value-type="float">
            <text:p>0,281994604425583</text:p>
          </table:table-cell>
          <table:table-cell table:style-name="ce15" table:formula="of:=RANDBETWEEN(2;5)"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5)" office:value-type="float" office:value="2" calcext:value-type="float">
            <text:p>2</text:p>
          </table:table-cell>
          <table:table-cell table:style-name="ce15" table:formula="of:=RANDBETWEEN(2;9)" office:value-type="float" office:value="8" calcext:value-type="float">
            <text:p>8</text:p>
          </table:table-cell>
          <table:table-cell table:formula="of:=RANK([.AE6];[.AE3:.AE8])" office:value-type="float" office:value="5" calcext:value-type="float">
            <text:p>5</text:p>
          </table:table-cell>
          <table:table-cell table:style-name="ce81" table:formula="of:=RAND()" office:value-type="float" office:value="0.0635748940780533" calcext:value-type="float">
            <text:p>0,063574894078053</text:p>
          </table:table-cell>
          <table:table-cell table:formula="of:=RANK([.AG6];[.AG4:.AG8])" office:value-type="float" office:value="2" calcext:value-type="float">
            <text:p>2</text:p>
          </table:table-cell>
          <table:table-cell table:style-name="ce81" table:formula="of:=RAND()" office:value-type="float" office:value="0.432409564707394" calcext:value-type="float">
            <text:p>0,432409564707394</text:p>
          </table:table-cell>
          <table:table-cell table:formula="of:=RANK([.AI6];[.AI4:.AI8])" office:value-type="float" office:value="1" calcext:value-type="float">
            <text:p>1</text:p>
          </table:table-cell>
          <table:table-cell table:style-name="ce81" table:formula="of:=RAND()" office:value-type="float" office:value="0.779786554751643" calcext:value-type="float">
            <text:p>0,779786554751643</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0;800)/1000+1" office:value-type="float" office:value="1.654" calcext:value-type="float">
            <text:p>1,654</text:p>
          </table:table-cell>
          <table:table-cell table:style-name="ce194" table:formula="of:=&quot;(&quot;&amp;[.Z7]&amp;&quot;x+&quot;&amp;[.AA7]&amp;&quot;)(x+&quot;&amp;[.AC7]&amp;&quot;)&quot;" office:value-type="string" office:string-value="(2x+2)(x+6)" calcext:value-type="string" table:number-columns-spanned="3" table:number-rows-spanned="1">
            <text:p>(2x+2)(x+6)</text:p>
          </table:table-cell>
          <table:covered-table-cell table:number-columns-repeated="2" table:style-name="ce7"/>
          <table:table-cell table:style-name="ce10" office:value-type="string" calcext:value-type="string">
            <text:p>=</text:p>
          </table:table-cell>
          <table:table-cell table:style-name="ce4" table:formula="of:=[.AD7]*[.AF7]*[.AH7]" office:value-type="float" office:value="36" calcext:value-type="float">
            <text:p>36</text:p>
          </table:table-cell>
          <table:table-cell table:style-name="ce7" office:value-type="string" calcext:value-type="string">
            <text:p>et</text:p>
          </table:table-cell>
          <table:table-cell table:style-name="ce7" table:formula="of:=[.AD6]*[.AF7]*[.AH8]" office:value-type="float" office:value="60" calcext:value-type="float">
            <text:p>60</text:p>
          </table:table-cell>
          <table:table-cell table:style-name="ce10" office:value-type="string" calcext:value-type="string">
            <text:p>=</text:p>
          </table:table-cell>
          <table:table-cell table:style-name="ce50" office:value-type="string" calcext:value-type="string">
            <text:p>R=</text:p>
          </table:table-cell>
          <table:table-cell table:style-name="ce180" table:formula="of:=[.AF7]*3" office:value-type="float" office:value="9" calcext:value-type="float">
            <text:p>9 cm</text:p>
          </table:table-cell>
          <table:table-cell table:style-name="ce9" office:value-type="string" calcext:value-type="string">
            <text:p>H=</text:p>
          </table:table-cell>
          <table:table-cell table:style-name="ce180" table:formula="of:=RANDBETWEEN(1;10)" office:value-type="float" office:value="1" calcext:value-type="float">
            <text:p>1 cm</text:p>
          </table:table-cell>
          <table:table-cell table:style-name="ce172" office:value-type="string" calcext:value-type="string">
            <text:p>V=</text:p>
          </table:table-cell>
          <table:table-cell/>
          <table:table-cell table:style-name="ce212" table:formula="of:=([.D7]-1)" office:value-type="percentage" office:value="0.654" calcext:value-type="percentage">
            <text:p>65,4 %</text:p>
          </table:table-cell>
          <table:table-cell table:style-name="ce202" table:formula="of:=[.Z7]&amp;&quot;x²+&quot;&amp;([.AA7]+[.AC7]*[.Z7])&amp;&quot;x+&quot;&amp;([.AA7]*[.AC7])" office:value-type="string" office:string-value="2x²+14x+12" calcext:value-type="string">
            <text:p>2x²+14x+12</text:p>
          </table:table-cell>
          <table:table-cell table:style-name="ce48" table:formula="of:=GCD([.I7];[.K7])" office:value-type="float" office:value="12" calcext:value-type="float">
            <text:p>12</text:p>
          </table:table-cell>
          <table:table-cell table:style-name="ce215" table:formula="of:=[.N7]*[.N7]*[.P7]/3" office:value-type="float" office:value="27" calcext:value-type="float">
            <text:p>27π cm³</text:p>
          </table:table-cell>
          <table:table-cell/>
          <table:table-cell table:formula="of:=RANK([.Y7];[.Y1:.Y10])+2" office:value-type="float" office:value="11" calcext:value-type="float">
            <text:p>11</text:p>
          </table:table-cell>
          <table:table-cell table:style-name="ce81" table:formula="of:=RAND()" office:value-type="float" office:value="0.401687252328723" calcext:value-type="float">
            <text:p>0,401687252328723</text:p>
          </table:table-cell>
          <table:table-cell table:style-name="ce15" table:formula="of:=RANDBETWEEN(2;5)"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5)" office:value-type="float" office:value="3" calcext:value-type="float">
            <text:p>3</text:p>
          </table:table-cell>
          <table:table-cell table:style-name="ce15" table:formula="of:=RANDBETWEEN(2;9)" office:value-type="float" office:value="6" calcext:value-type="float">
            <text:p>6</text:p>
          </table:table-cell>
          <table:table-cell table:formula="of:=RANK([.AE7];[.AE3:.AE8])" office:value-type="float" office:value="6" calcext:value-type="float">
            <text:p>6</text:p>
          </table:table-cell>
          <table:table-cell table:style-name="ce81" table:formula="of:=RAND()" office:value-type="float" office:value="0.0547202621636792" calcext:value-type="float">
            <text:p>0,054720262163679</text:p>
          </table:table-cell>
          <table:table-cell table:formula="of:=RANK([.AG7];[.AG4:.AG8])" office:value-type="float" office:value="3" calcext:value-type="float">
            <text:p>3</text:p>
          </table:table-cell>
          <table:table-cell table:style-name="ce81" table:formula="of:=RAND()" office:value-type="float" office:value="0.220896940748396" calcext:value-type="float">
            <text:p>0,220896940748396</text:p>
          </table:table-cell>
          <table:table-cell table:formula="of:=RANK([.AI7];[.AI4:.AI8])" office:value-type="float" office:value="2" calcext:value-type="float">
            <text:p>2</text:p>
          </table:table-cell>
          <table:table-cell table:style-name="ce81" table:formula="of:=RAND()" office:value-type="float" office:value="0.620388467457903" calcext:value-type="float">
            <text:p>0,620388467457903</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0+1" office:value-type="float" office:value="1.05" calcext:value-type="float">
            <text:p>1,05</text:p>
          </table:table-cell>
          <table:table-cell table:style-name="ce194" table:formula="of:=&quot;(&quot;&amp;[.Z8]&amp;&quot;x-&quot;&amp;[.AA8]&amp;&quot;)(&quot;&amp;[.AB8]&amp;&quot;x-&quot;&amp;[.AC8]&amp;&quot;)&quot;" office:value-type="string" office:string-value="(4x-9)(4x-5)" calcext:value-type="string" table:number-columns-spanned="3" table:number-rows-spanned="1">
            <text:p>(4x-9)(4x-5)</text:p>
          </table:table-cell>
          <table:covered-table-cell table:number-columns-repeated="2" table:style-name="ce7"/>
          <table:table-cell table:style-name="ce10" office:value-type="string" calcext:value-type="string">
            <text:p>=</text:p>
          </table:table-cell>
          <table:table-cell table:style-name="ce4" table:formula="of:=[.AD8]*[.AF8]*[.AH8]" office:value-type="float" office:value="48" calcext:value-type="float">
            <text:p>48</text:p>
          </table:table-cell>
          <table:table-cell table:style-name="ce7" office:value-type="string" calcext:value-type="string">
            <text:p>et</text:p>
          </table:table-cell>
          <table:table-cell table:style-name="ce7" table:formula="of:=[.AD7]*[.AF8]*[.AH4]" office:value-type="float" office:value="120" calcext:value-type="float">
            <text:p>120</text:p>
          </table:table-cell>
          <table:table-cell table:style-name="ce10" office:value-type="string" calcext:value-type="string">
            <text:p>=</text:p>
          </table:table-cell>
          <table:table-cell table:style-name="ce50" office:value-type="string" calcext:value-type="string">
            <text:p>D=</text:p>
          </table:table-cell>
          <table:table-cell table:style-name="ce180" table:formula="of:=RANDBETWEEN(2;5)" office:value-type="float" office:value="4" calcext:value-type="float">
            <text:p>4 cm</text:p>
          </table:table-cell>
          <table:table-cell table:style-name="ce9" office:value-type="string" calcext:value-type="string">
            <text:p>H=</text:p>
          </table:table-cell>
          <table:table-cell table:style-name="ce180" table:formula="of:=RANDBETWEEN(1;10)*3" office:value-type="float" office:value="18" calcext:value-type="float">
            <text:p>18 cm</text:p>
          </table:table-cell>
          <table:table-cell table:style-name="ce172" office:value-type="string" calcext:value-type="string">
            <text:p>V=</text:p>
          </table:table-cell>
          <table:table-cell/>
          <table:table-cell table:style-name="ce212" table:formula="of:=([.D8]-1)" office:value-type="percentage" office:value="0.05" calcext:value-type="percentage">
            <text:p>5 %</text:p>
          </table:table-cell>
          <table:table-cell table:style-name="ce202" table:formula="of:=[.Z8]*[.AB8]&amp;&quot;x²-&quot;&amp;[.AC8]*[.Z8]+[.AA8]*[.AB8]&amp;&quot;x&quot;&amp;&quot;+&quot;&amp;([.AA8]*[.AC8])" office:value-type="string" office:string-value="16x²-56x+45" calcext:value-type="string">
            <text:p>16x²-56x+45</text:p>
          </table:table-cell>
          <table:table-cell table:style-name="ce48" table:formula="of:=GCD([.I8];[.K8])" office:value-type="float" office:value="24" calcext:value-type="float">
            <text:p>24</text:p>
          </table:table-cell>
          <table:table-cell table:style-name="ce215" table:formula="of:=[.N8]*[.N8]*[.P8]/3/4" office:value-type="float" office:value="24" calcext:value-type="float">
            <text:p>24π cm³</text:p>
          </table:table-cell>
          <table:table-cell/>
          <table:table-cell table:formula="of:=RANK([.Y8];[.Y1:.Y10])+2" office:value-type="float" office:value="7" calcext:value-type="float">
            <text:p>7</text:p>
          </table:table-cell>
          <table:table-cell table:style-name="ce81" table:formula="of:=RAND()" office:value-type="float" office:value="0.695351986142056" calcext:value-type="float">
            <text:p>0,695351986142056</text:p>
          </table:table-cell>
          <table:table-cell table:style-name="ce15" table:formula="of:=RANDBETWEEN(2;5)"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5)" office:value-type="float" office:value="4" calcext:value-type="float">
            <text:p>4</text:p>
          </table:table-cell>
          <table:table-cell table:style-name="ce15" table:formula="of:=RANDBETWEEN(2;9)" office:value-type="float" office:value="5" calcext:value-type="float">
            <text:p>5</text:p>
          </table:table-cell>
          <table:table-cell table:formula="of:=RANK([.AE8];[.AE3:.AE8])" office:value-type="float" office:value="3" calcext:value-type="float">
            <text:p>3</text:p>
          </table:table-cell>
          <table:table-cell table:style-name="ce81" table:formula="of:=RAND()" office:value-type="float" office:value="0.34201055947902" calcext:value-type="float">
            <text:p>0,34201055947902</text:p>
          </table:table-cell>
          <table:table-cell table:formula="of:=RANK([.AG8];[.AG4:.AG8])" office:value-type="float" office:value="4" calcext:value-type="float">
            <text:p>4</text:p>
          </table:table-cell>
          <table:table-cell table:style-name="ce81" table:formula="of:=RAND()" office:value-type="float" office:value="0.166314095017915" calcext:value-type="float">
            <text:p>0,166314095017915</text:p>
          </table:table-cell>
          <table:table-cell table:formula="of:=RANK([.AI8];[.AI4:.AI8])" office:value-type="float" office:value="4" calcext:value-type="float">
            <text:p>4</text:p>
          </table:table-cell>
          <table:table-cell table:style-name="ce81" table:formula="of:=RAND()" office:value-type="float" office:value="0.362269290161426" calcext:value-type="float">
            <text:p>0,362269290161426</text:p>
          </table:table-cell>
          <table:table-cell table:number-columns-repeated="98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9];[.Y1:.Y10])+2" office:value-type="float" office:value="8" calcext:value-type="float">
            <text:p>8</text:p>
          </table:table-cell>
          <table:table-cell table:style-name="ce81" table:formula="of:=RAND()" office:value-type="float" office:value="0.663535461844535" calcext:value-type="float">
            <text:p>0,663535461844535</text:p>
          </table:table-cell>
          <table:table-cell table:number-columns-repeated="994"/>
        </table:table-row>
        <table:table-row table:style-name="ro4">
          <table:table-cell table:number-columns-repeated="23"/>
          <table:table-cell table:formula="of:=RANK([.Y10];[.Y1:.Y10])+2" office:value-type="float" office:value="4" calcext:value-type="float">
            <text:p>4</text:p>
          </table:table-cell>
          <table:table-cell table:style-name="ce81" table:formula="of:=RAND()" office:value-type="float" office:value="0.878225554104605" calcext:value-type="float">
            <text:p>0,878225554104605</text:p>
          </table:table-cell>
          <table:table-cell table:number-columns-repeated="994"/>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number-columns-repeated="2"/>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Y12];[.Y12:.Y21])+2" office:value-type="float" office:value="8" calcext:value-type="float">
            <text:p>8</text:p>
          </table:table-cell>
          <table:table-cell table:style-name="ce81" table:formula="of:=RAND()" office:value-type="float" office:value="0.548080999852579" calcext:value-type="float">
            <text:p>0,548080999852579</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3" table:number-rows-spanned="1">
            <text:p>Classe :</text:p>
          </table:table-cell>
          <table:covered-table-cell/>
          <table:covered-table-cell table:style-name="ce79"/>
          <table:table-cell table:style-name="ce22" table:formula="of:=[.$Q$2]" office:value-type="string" office:string-value="v5123" calcext:value-type="string">
            <text:p>v5123</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13];[.Y12:.Y21])+2" office:value-type="float" office:value="12" calcext:value-type="float">
            <text:p>12</text:p>
          </table:table-cell>
          <table:table-cell table:style-name="ce81" table:formula="of:=RAND()" office:value-type="float" office:value="0.165526625878947" calcext:value-type="float">
            <text:p>0,165526625878947</text:p>
          </table:table-cell>
          <table:table-cell table:number-columns-repeated="994"/>
        </table:table-row>
        <table:table-row table:style-name="ro3">
          <table:table-cell table:style-name="ce55" office:value-type="string" calcext:value-type="string" table:number-columns-spanned="4" table:number-rows-spanned="1">
            <text:p>Quel est le pourcentage d’augmentation ?</text:p>
          </table:table-cell>
          <table:covered-table-cell table:number-columns-repeated="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4" table:number-rows-spanned="1">
            <text:p>Plus grand diviseur commun entre…</text:p>
          </table:table-cell>
          <table:covered-table-cell table:number-columns-repeated="3" table:style-name="ce38"/>
          <table:table-cell table:style-name="ce55" office:value-type="string" calcext:value-type="string" table:number-columns-spanned="5" table:number-rows-spanned="1">
            <text:p>Volume de pyramide et cône en cm³</text:p>
          </table:table-cell>
          <table:covered-table-cell table:number-columns-repeated="4" table:style-name="ce38"/>
          <table:table-cell table:style-name="ce81"/>
          <table:table-cell table:style-name="ce82" office:value-type="string" calcext:value-type="string">
            <text:p>3<text:span text:style-name="T2">e</text:span></text:p>
          </table:table-cell>
          <table:table-cell table:style-name="ce87" table:formula="of:=[.Q12]" office:value-type="string" office:string-value="AB" calcext:value-type="string">
            <text:p>AB</text:p>
          </table:table-cell>
          <table:table-cell table:style-name="ce29"/>
          <table:table-cell table:style-name="ce92" table:formula="of:=[.Q13]" office:value-type="string" office:string-value="v5123" calcext:value-type="string">
            <text:p>v5123</text:p>
          </table:table-cell>
          <table:table-cell table:style-name="ce81"/>
          <table:table-cell table:formula="of:=RANK([.Y14];[.Y12:.Y21])+2" office:value-type="float" office:value="6" calcext:value-type="float">
            <text:p>6</text:p>
          </table:table-cell>
          <table:table-cell table:style-name="ce81" table:formula="of:=RAND()" office:value-type="float" office:value="0.623830943816026" calcext:value-type="float">
            <text:p>0,623830943816026</text:p>
          </table:table-cell>
          <table:table-cell table:style-name="ce81" table:number-columns-repeated="4"/>
          <table:table-cell table:style-name="ce81" table:formula="of:=RANK([.AE14];[.AE14:.AE19])" office:value-type="float" office:value="3" calcext:value-type="float">
            <text:p>3</text:p>
          </table:table-cell>
          <table:table-cell table:style-name="ce81" table:formula="of:=RAND()" office:value-type="float" office:value="0.59599196262067" calcext:value-type="float">
            <text:p>0,59599196262067</text:p>
          </table:table-cell>
          <table:table-cell table:style-name="ce81" table:number-columns-repeated="4"/>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51;80)/100+1" office:value-type="float" office:value="1.72" calcext:value-type="float">
            <text:p>1,72</text:p>
          </table:table-cell>
          <table:table-cell table:style-name="ce194" table:formula="of:=&quot;(x+&quot;&amp;[.AA15]&amp;&quot;)(x+&quot;&amp;[.AC15]&amp;&quot;)&quot;" office:value-type="string" office:string-value="(x+8)(x+2)" calcext:value-type="string" table:number-columns-spanned="3" table:number-rows-spanned="1">
            <text:p>(x+8)(x+2)</text:p>
          </table:table-cell>
          <table:covered-table-cell table:number-columns-repeated="2" table:style-name="ce7"/>
          <table:table-cell table:style-name="ce10" office:value-type="string" calcext:value-type="string">
            <text:p>=</text:p>
          </table:table-cell>
          <table:table-cell table:style-name="ce4" table:formula="of:=[.AD15]*[.AF15]*[.AH15]" office:value-type="float" office:value="3" calcext:value-type="float">
            <text:p>3</text:p>
          </table:table-cell>
          <table:table-cell table:style-name="ce7" office:value-type="string" calcext:value-type="string">
            <text:p>et</text:p>
          </table:table-cell>
          <table:table-cell table:style-name="ce7" table:formula="of:=[.AD14]*[.AF15]*[.AH16]" office:value-type="float" office:value="15" calcext:value-type="float">
            <text:p>15</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3*RANDBETWEEN(1;12)" office:value-type="float" office:value="33" calcext:value-type="float">
            <text:p>33 cm²</text:p>
          </table:table-cell>
          <table:table-cell table:style-name="ce179" office:value-type="string" calcext:value-type="string">
            <text:p>h=</text:p>
          </table:table-cell>
          <table:table-cell table:style-name="ce180" table:formula="of:=RANDBETWEEN(1;12)" office:value-type="float" office:value="2" calcext:value-type="float">
            <text:p>2 cm</text:p>
          </table:table-cell>
          <table:table-cell table:style-name="ce56" office:value-type="string" calcext:value-type="string">
            <text:p>V =</text:p>
          </table:table-cell>
          <table:table-cell/>
          <table:table-cell table:style-name="ce212" table:formula="of:=([.D15]-1)" office:value-type="percentage" office:value="0.72" calcext:value-type="percentage">
            <text:p>72 %</text:p>
          </table:table-cell>
          <table:table-cell table:style-name="ce202" table:formula="of:=&quot;x²+&quot;&amp;([.AA15]+[.AC15])&amp;&quot;x+&quot;&amp;([.AA15]*[.AC15])" office:value-type="string" office:string-value="x²+10x+16" calcext:value-type="string">
            <text:p>x²+10x+16</text:p>
          </table:table-cell>
          <table:table-cell table:style-name="ce48" table:formula="of:=GCD([.I15];[.K15])" office:value-type="float" office:value="3" calcext:value-type="float">
            <text:p>3</text:p>
          </table:table-cell>
          <table:table-cell table:style-name="ce57" table:formula="of:=[.N15]*[.P15]/3&amp;&quot; cm³&quot;" office:value-type="string" office:string-value="22 cm³" calcext:value-type="string">
            <text:p>22 cm³</text:p>
          </table:table-cell>
          <table:table-cell/>
          <table:table-cell table:formula="of:=RANK([.Y15];[.Y12:.Y21])+2" office:value-type="float" office:value="4" calcext:value-type="float">
            <text:p>4</text:p>
          </table:table-cell>
          <table:table-cell table:style-name="ce81" table:formula="of:=RAND()" office:value-type="float" office:value="0.771808631791214" calcext:value-type="float">
            <text:p>0,771808631791214</text:p>
          </table:table-cell>
          <table:table-cell table:style-name="ce15" table:formula="of:=RANDBETWEEN(2;5)" office:value-type="float" office:value="3" calcext:value-type="float">
            <text:p>3</text:p>
          </table:table-cell>
          <table:table-cell table:style-name="ce15" table:formula="of:=RANDBETWEEN(2;9)" office:value-type="float" office:value="8" calcext:value-type="float">
            <text:p>8</text:p>
          </table:table-cell>
          <table:table-cell table:style-name="ce15" table:formula="of:=RANDBETWEEN(2;5)" office:value-type="float" office:value="4" calcext:value-type="float">
            <text:p>4</text:p>
          </table:table-cell>
          <table:table-cell table:style-name="ce15" table:formula="of:=RANDBETWEEN(2;9)" office:value-type="float" office:value="2" calcext:value-type="float">
            <text:p>2</text:p>
          </table:table-cell>
          <table:table-cell table:formula="of:=RANK([.AE15];[.AE14:.AE19])" office:value-type="float" office:value="1" calcext:value-type="float">
            <text:p>1</text:p>
          </table:table-cell>
          <table:table-cell table:style-name="ce81" table:formula="of:=RAND()" office:value-type="float" office:value="0.862980997307595" calcext:value-type="float">
            <text:p>0,862980997307595</text:p>
          </table:table-cell>
          <table:table-cell table:formula="of:=RANK([.AG15];[.AG15:.AG19])" office:value-type="float" office:value="1" calcext:value-type="float">
            <text:p>1</text:p>
          </table:table-cell>
          <table:table-cell table:style-name="ce81" table:formula="of:=RAND()" office:value-type="float" office:value="0.740263808040706" calcext:value-type="float">
            <text:p>0,740263808040706</text:p>
          </table:table-cell>
          <table:table-cell table:formula="of:=RANK([.AI15];[.AI15:.AI19])" office:value-type="float" office:value="3" calcext:value-type="float">
            <text:p>3</text:p>
          </table:table-cell>
          <table:table-cell table:style-name="ce81" table:formula="of:=RAND()" office:value-type="float" office:value="0.396979613096703" calcext:value-type="float">
            <text:p>0,396979613096703</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50)/100+1" office:value-type="float" office:value="1.44" calcext:value-type="float">
            <text:p>1,44</text:p>
          </table:table-cell>
          <table:table-cell table:style-name="ce194" table:formula="of:=&quot;(x-&quot;&amp;[.AA16]&amp;&quot;)(x+&quot;&amp;[.AC16]&amp;&quot;)&quot;" office:value-type="string" office:string-value="(x-7)(x+7)" calcext:value-type="string" table:number-columns-spanned="3" table:number-rows-spanned="1">
            <text:p>(x-7)(x+7)</text:p>
          </table:table-cell>
          <table:covered-table-cell table:number-columns-repeated="2" table:style-name="ce7"/>
          <table:table-cell table:style-name="ce10" office:value-type="string" calcext:value-type="string">
            <text:p>=</text:p>
          </table:table-cell>
          <table:table-cell table:style-name="ce4" table:formula="of:=[.AD16]*[.AF16]*[.AH16]" office:value-type="float" office:value="50" calcext:value-type="float">
            <text:p>50</text:p>
          </table:table-cell>
          <table:table-cell table:style-name="ce7" office:value-type="string" calcext:value-type="string">
            <text:p>et</text:p>
          </table:table-cell>
          <table:table-cell table:style-name="ce7" table:formula="of:=[.AD15]*[.AF16]*[.AH17]" office:value-type="float" office:value="4" calcext:value-type="float">
            <text:p>4</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RANDBETWEEN(1;12)" office:value-type="float" office:value="2" calcext:value-type="float">
            <text:p>2 cm²</text:p>
          </table:table-cell>
          <table:table-cell table:style-name="ce179" office:value-type="string" calcext:value-type="string">
            <text:p>h=</text:p>
          </table:table-cell>
          <table:table-cell table:style-name="ce180" table:formula="of:=RANDBETWEEN(1;12)*3" office:value-type="float" office:value="3" calcext:value-type="float">
            <text:p>3 cm</text:p>
          </table:table-cell>
          <table:table-cell table:style-name="ce56" office:value-type="string" calcext:value-type="string">
            <text:p>V =</text:p>
          </table:table-cell>
          <table:table-cell/>
          <table:table-cell table:style-name="ce212" table:formula="of:=([.D16]-1)" office:value-type="percentage" office:value="0.44" calcext:value-type="percentage">
            <text:p>44 %</text:p>
          </table:table-cell>
          <table:table-cell table:style-name="ce202" table:formula="of:=&quot;x²&quot;&amp;IF([.AC16]-[.AA16]&gt;0;&quot;+&quot;&amp;([.AC16]-[.AA16])&amp;&quot;x&quot;;IF([.AA16]=[.AC16];&quot;&quot;;([.AC16]-[.AA16]))&amp;&quot;x&quot;)&amp;&quot;-&quot;&amp;([.AA16]*[.AC16])" office:value-type="string" office:string-value="x²x-49" calcext:value-type="string">
            <text:p>x²x-49</text:p>
          </table:table-cell>
          <table:table-cell table:style-name="ce48" table:formula="of:=GCD([.I16];[.K16])" office:value-type="float" office:value="2" calcext:value-type="float">
            <text:p>2</text:p>
          </table:table-cell>
          <table:table-cell table:style-name="ce57" table:formula="of:=[.N16]*[.P16]/3&amp;&quot; cm³&quot;" office:value-type="string" office:string-value="2 cm³" calcext:value-type="string">
            <text:p>2 cm³</text:p>
          </table:table-cell>
          <table:table-cell/>
          <table:table-cell table:formula="of:=RANK([.Y16];[.Y12:.Y21])+2" office:value-type="float" office:value="11" calcext:value-type="float">
            <text:p>11</text:p>
          </table:table-cell>
          <table:table-cell table:style-name="ce81" table:formula="of:=RAND()" office:value-type="float" office:value="0.304202264792314" calcext:value-type="float">
            <text:p>0,304202264792314</text:p>
          </table:table-cell>
          <table:table-cell table:style-name="ce15" table:formula="of:=RANDBETWEEN(2;5)" office:value-type="float" office:value="4" calcext:value-type="float">
            <text:p>4</text:p>
          </table:table-cell>
          <table:table-cell table:style-name="ce15" table:formula="of:=RANDBETWEEN(2;9)" office:value-type="float" office:value="7" calcext:value-type="float">
            <text:p>7</text:p>
          </table:table-cell>
          <table:table-cell table:style-name="ce15" table:formula="of:=RANDBETWEEN(2;5)" office:value-type="float" office:value="4" calcext:value-type="float">
            <text:p>4</text:p>
          </table:table-cell>
          <table:table-cell table:style-name="ce15" table:formula="of:=RANDBETWEEN(2;9)" office:value-type="float" office:value="7" calcext:value-type="float">
            <text:p>7</text:p>
          </table:table-cell>
          <table:table-cell table:formula="of:=RANK([.AE16];[.AE14:.AE19])" office:value-type="float" office:value="5" calcext:value-type="float">
            <text:p>5</text:p>
          </table:table-cell>
          <table:table-cell table:style-name="ce81" table:formula="of:=RAND()" office:value-type="float" office:value="0.159120587099308" calcext:value-type="float">
            <text:p>0,159120587099308</text:p>
          </table:table-cell>
          <table:table-cell table:formula="of:=RANK([.AG16];[.AG15:.AG19])" office:value-type="float" office:value="2" calcext:value-type="float">
            <text:p>2</text:p>
          </table:table-cell>
          <table:table-cell table:style-name="ce81" table:formula="of:=RAND()" office:value-type="float" office:value="0.549515343011276" calcext:value-type="float">
            <text:p>0,549515343011276</text:p>
          </table:table-cell>
          <table:table-cell table:formula="of:=RANK([.AI16];[.AI15:.AI19])" office:value-type="float" office:value="5" calcext:value-type="float">
            <text:p>5</text:p>
          </table:table-cell>
          <table:table-cell table:style-name="ce81" table:formula="of:=RAND()" office:value-type="float" office:value="0.33861752668854" calcext:value-type="float">
            <text:p>0,33861752668854</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1" office:value-type="float" office:value="1.4" calcext:value-type="float">
            <text:p>1,4</text:p>
          </table:table-cell>
          <table:table-cell table:style-name="ce194" table:formula="of:=&quot;(x+&quot;&amp;[.AA17]&amp;&quot;)(x-&quot;&amp;[.AC17]&amp;&quot;)&quot;" office:value-type="string" office:string-value="(x+5)(x-6)" calcext:value-type="string" table:number-columns-spanned="3" table:number-rows-spanned="1">
            <text:p>(x+5)(x-6)</text:p>
          </table:table-cell>
          <table:covered-table-cell table:number-columns-repeated="2" table:style-name="ce7"/>
          <table:table-cell table:style-name="ce10" office:value-type="string" calcext:value-type="string">
            <text:p>=</text:p>
          </table:table-cell>
          <table:table-cell table:style-name="ce4" table:formula="of:=[.AD17]*[.AF17]*[.AH17]" office:value-type="float" office:value="24" calcext:value-type="float">
            <text:p>24</text:p>
          </table:table-cell>
          <table:table-cell table:style-name="ce7" office:value-type="string" calcext:value-type="string">
            <text:p>et</text:p>
          </table:table-cell>
          <table:table-cell table:style-name="ce7" table:formula="of:=[.AD16]*[.AF17]*[.AH18]" office:value-type="float" office:value="60" calcext:value-type="float">
            <text:p>60</text:p>
          </table:table-cell>
          <table:table-cell table:style-name="ce10" office:value-type="string" calcext:value-type="string">
            <text:p>=</text:p>
          </table:table-cell>
          <table:table-cell table:style-name="ce39" office:value-type="string" calcext:value-type="string">
            <text:p>R=</text:p>
          </table:table-cell>
          <table:table-cell table:style-name="ce180" table:formula="of:=[.AF17]*3" office:value-type="float" office:value="9" calcext:value-type="float">
            <text:p>9 cm</text:p>
          </table:table-cell>
          <table:table-cell table:style-name="ce179" office:value-type="string" calcext:value-type="string">
            <text:p>h=</text:p>
          </table:table-cell>
          <table:table-cell table:style-name="ce180" table:formula="of:=RANDBETWEEN(1;12)" office:value-type="float" office:value="2" calcext:value-type="float">
            <text:p>2 cm</text:p>
          </table:table-cell>
          <table:table-cell table:style-name="ce56" office:value-type="string" calcext:value-type="string">
            <text:p>V =</text:p>
          </table:table-cell>
          <table:table-cell/>
          <table:table-cell table:style-name="ce212" table:formula="of:=([.D17]-1)" office:value-type="percentage" office:value="0.4" calcext:value-type="percentage">
            <text:p>40 %</text:p>
          </table:table-cell>
          <table:table-cell table:style-name="ce202" table:formula="of:=&quot;x²&quot;&amp;IF([.AC17]-[.AA17]&gt;0;-([.AC17]-[.AA17])&amp;&quot;x&quot;;IF([.AA17]=[.AC17];&quot;&quot;;&quot;+&quot;&amp;([.AA17]-[.AC17])&amp;&quot;x&quot;))&amp;&quot;-&quot;&amp;([.AA17]*[.AC17])" office:value-type="string" office:string-value="x²-1x-30" calcext:value-type="string">
            <text:p>x²-1x-30</text:p>
          </table:table-cell>
          <table:table-cell table:style-name="ce48" table:formula="of:=GCD([.I17];[.K17])" office:value-type="float" office:value="12" calcext:value-type="float">
            <text:p>12</text:p>
          </table:table-cell>
          <table:table-cell table:style-name="ce215" table:formula="of:=[.N17]*[.N17]*[.P17]/3" office:value-type="float" office:value="54" calcext:value-type="float">
            <text:p>54π cm³</text:p>
          </table:table-cell>
          <table:table-cell/>
          <table:table-cell table:formula="of:=RANK([.Y17];[.Y12:.Y21])+2" office:value-type="float" office:value="3" calcext:value-type="float">
            <text:p>3</text:p>
          </table:table-cell>
          <table:table-cell table:style-name="ce81" table:formula="of:=RAND()" office:value-type="float" office:value="0.940966295705827" calcext:value-type="float">
            <text:p>0,940966295705827</text:p>
          </table:table-cell>
          <table:table-cell table:style-name="ce15" table:formula="of:=RANDBETWEEN(2;5)"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5)" office:value-type="float" office:value="5" calcext:value-type="float">
            <text:p>5</text:p>
          </table:table-cell>
          <table:table-cell table:style-name="ce15" table:formula="of:=RANDBETWEEN(2;9)" office:value-type="float" office:value="6" calcext:value-type="float">
            <text:p>6</text:p>
          </table:table-cell>
          <table:table-cell table:formula="of:=RANK([.AE17];[.AE14:.AE19])" office:value-type="float" office:value="4" calcext:value-type="float">
            <text:p>4</text:p>
          </table:table-cell>
          <table:table-cell table:style-name="ce81" table:formula="of:=RAND()" office:value-type="float" office:value="0.171292286758818" calcext:value-type="float">
            <text:p>0,171292286758818</text:p>
          </table:table-cell>
          <table:table-cell table:formula="of:=RANK([.AG17];[.AG15:.AG19])" office:value-type="float" office:value="3" calcext:value-type="float">
            <text:p>3</text:p>
          </table:table-cell>
          <table:table-cell table:style-name="ce81" table:formula="of:=RAND()" office:value-type="float" office:value="0.534213476522785" calcext:value-type="float">
            <text:p>0,534213476522785</text:p>
          </table:table-cell>
          <table:table-cell table:formula="of:=RANK([.AI17];[.AI15:.AI19])" office:value-type="float" office:value="2" calcext:value-type="float">
            <text:p>2</text:p>
          </table:table-cell>
          <table:table-cell table:style-name="ce81" table:formula="of:=RAND()" office:value-type="float" office:value="0.48848528159036" calcext:value-type="float">
            <text:p>0,48848528159036</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0;800)/1000+1" office:value-type="float" office:value="1.5" calcext:value-type="float">
            <text:p>1,5</text:p>
          </table:table-cell>
          <table:table-cell table:style-name="ce194" table:formula="of:=&quot;(&quot;&amp;[.Z18]&amp;&quot;x+&quot;&amp;[.AA18]&amp;&quot;)(x+&quot;&amp;[.AC18]&amp;&quot;)&quot;" office:value-type="string" office:string-value="(2x+2)(x+9)" calcext:value-type="string" table:number-columns-spanned="3" table:number-rows-spanned="1">
            <text:p>(2x+2)(x+9)</text:p>
          </table:table-cell>
          <table:covered-table-cell table:number-columns-repeated="2" table:style-name="ce7"/>
          <table:table-cell table:style-name="ce10" office:value-type="string" calcext:value-type="string">
            <text:p>=</text:p>
          </table:table-cell>
          <table:table-cell table:style-name="ce4" table:formula="of:=[.AD18]*[.AF18]*[.AH18]" office:value-type="float" office:value="40" calcext:value-type="float">
            <text:p>40</text:p>
          </table:table-cell>
          <table:table-cell table:style-name="ce7" office:value-type="string" calcext:value-type="string">
            <text:p>et</text:p>
          </table:table-cell>
          <table:table-cell table:style-name="ce7" table:formula="of:=[.AD17]*[.AF18]*[.AH19]" office:value-type="float" office:value="20" calcext:value-type="float">
            <text:p>20</text:p>
          </table:table-cell>
          <table:table-cell table:style-name="ce10" office:value-type="string" calcext:value-type="string">
            <text:p>=</text:p>
          </table:table-cell>
          <table:table-cell table:style-name="ce50" office:value-type="string" calcext:value-type="string">
            <text:p>R=</text:p>
          </table:table-cell>
          <table:table-cell table:style-name="ce180" table:formula="of:=[.AF18]*3" office:value-type="float" office:value="15" calcext:value-type="float">
            <text:p>15 cm</text:p>
          </table:table-cell>
          <table:table-cell table:style-name="ce9" office:value-type="string" calcext:value-type="string">
            <text:p>H=</text:p>
          </table:table-cell>
          <table:table-cell table:style-name="ce180" table:formula="of:=RANDBETWEEN(1;10)" office:value-type="float" office:value="6" calcext:value-type="float">
            <text:p>6 cm</text:p>
          </table:table-cell>
          <table:table-cell table:style-name="ce172" office:value-type="string" calcext:value-type="string">
            <text:p>V=</text:p>
          </table:table-cell>
          <table:table-cell/>
          <table:table-cell table:style-name="ce212" table:formula="of:=([.D18]-1)" office:value-type="percentage" office:value="0.5" calcext:value-type="percentage">
            <text:p>50 %</text:p>
          </table:table-cell>
          <table:table-cell table:style-name="ce202" table:formula="of:=[.Z18]&amp;&quot;x²+&quot;&amp;([.AA18]+[.AC18]*[.Z18])&amp;&quot;x+&quot;&amp;([.AA18]*[.AC18])" office:value-type="string" office:string-value="2x²+20x+18" calcext:value-type="string">
            <text:p>2x²+20x+18</text:p>
          </table:table-cell>
          <table:table-cell table:style-name="ce48" table:formula="of:=GCD([.I18];[.K18])" office:value-type="float" office:value="20" calcext:value-type="float">
            <text:p>20</text:p>
          </table:table-cell>
          <table:table-cell table:style-name="ce215" table:formula="of:=[.N18]*[.N18]*[.P18]/3" office:value-type="float" office:value="450" calcext:value-type="float">
            <text:p>450π cm³</text:p>
          </table:table-cell>
          <table:table-cell/>
          <table:table-cell table:formula="of:=RANK([.Y18];[.Y12:.Y21])+2" office:value-type="float" office:value="7" calcext:value-type="float">
            <text:p>7</text:p>
          </table:table-cell>
          <table:table-cell table:style-name="ce81" table:formula="of:=RAND()" office:value-type="float" office:value="0.551863842708085" calcext:value-type="float">
            <text:p>0,551863842708085</text:p>
          </table:table-cell>
          <table:table-cell table:style-name="ce15" table:formula="of:=RANDBETWEEN(2;5)"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5)" office:value-type="float" office:value="2" calcext:value-type="float">
            <text:p>2</text:p>
          </table:table-cell>
          <table:table-cell table:style-name="ce15" table:formula="of:=RANDBETWEEN(2;9)" office:value-type="float" office:value="9" calcext:value-type="float">
            <text:p>9</text:p>
          </table:table-cell>
          <table:table-cell table:formula="of:=RANK([.AE18];[.AE14:.AE19])" office:value-type="float" office:value="2" calcext:value-type="float">
            <text:p>2</text:p>
          </table:table-cell>
          <table:table-cell table:style-name="ce81" table:formula="of:=RAND()" office:value-type="float" office:value="0.737794942494372" calcext:value-type="float">
            <text:p>0,737794942494372</text:p>
          </table:table-cell>
          <table:table-cell table:formula="of:=RANK([.AG18];[.AG15:.AG19])" office:value-type="float" office:value="5" calcext:value-type="float">
            <text:p>5</text:p>
          </table:table-cell>
          <table:table-cell table:style-name="ce81" table:formula="of:=RAND()" office:value-type="float" office:value="0.127433950898627" calcext:value-type="float">
            <text:p>0,127433950898627</text:p>
          </table:table-cell>
          <table:table-cell table:formula="of:=RANK([.AI18];[.AI15:.AI19])" office:value-type="float" office:value="4" calcext:value-type="float">
            <text:p>4</text:p>
          </table:table-cell>
          <table:table-cell table:style-name="ce81" table:formula="of:=RAND()" office:value-type="float" office:value="0.369966212392067" calcext:value-type="float">
            <text:p>0,369966212392067</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0+1" office:value-type="float" office:value="1.08" calcext:value-type="float">
            <text:p>1,08</text:p>
          </table:table-cell>
          <table:table-cell table:style-name="ce194" table:formula="of:=&quot;(&quot;&amp;[.Z19]&amp;&quot;x-&quot;&amp;[.AA19]&amp;&quot;)(&quot;&amp;[.AB19]&amp;&quot;x-&quot;&amp;[.AC19]&amp;&quot;)&quot;" office:value-type="string" office:string-value="(3x-7)(5x-4)" calcext:value-type="string" table:number-columns-spanned="3" table:number-rows-spanned="1">
            <text:p>(3x-7)(5x-4)</text:p>
          </table:table-cell>
          <table:covered-table-cell table:number-columns-repeated="2" table:style-name="ce7"/>
          <table:table-cell table:style-name="ce10" office:value-type="string" calcext:value-type="string">
            <text:p>=</text:p>
          </table:table-cell>
          <table:table-cell table:style-name="ce4" table:formula="of:=[.AD19]*[.AF19]*[.AH19]" office:value-type="float" office:value="24" calcext:value-type="float">
            <text:p>24</text:p>
          </table:table-cell>
          <table:table-cell table:style-name="ce7" office:value-type="string" calcext:value-type="string">
            <text:p>et</text:p>
          </table:table-cell>
          <table:table-cell table:style-name="ce7" table:formula="of:=[.AD18]*[.AF19]*[.AH15]" office:value-type="float" office:value="24" calcext:value-type="float">
            <text:p>24</text:p>
          </table:table-cell>
          <table:table-cell table:style-name="ce10" office:value-type="string" calcext:value-type="string">
            <text:p>=</text:p>
          </table:table-cell>
          <table:table-cell table:style-name="ce50" office:value-type="string" calcext:value-type="string">
            <text:p>D=</text:p>
          </table:table-cell>
          <table:table-cell table:style-name="ce180" table:formula="of:=RANDBETWEEN(2;5)" office:value-type="float" office:value="3" calcext:value-type="float">
            <text:p>3 cm</text:p>
          </table:table-cell>
          <table:table-cell table:style-name="ce9" office:value-type="string" calcext:value-type="string">
            <text:p>H=</text:p>
          </table:table-cell>
          <table:table-cell table:style-name="ce180" table:formula="of:=RANDBETWEEN(1;10)*3" office:value-type="float" office:value="24" calcext:value-type="float">
            <text:p>24 cm</text:p>
          </table:table-cell>
          <table:table-cell table:style-name="ce172" office:value-type="string" calcext:value-type="string">
            <text:p>V=</text:p>
          </table:table-cell>
          <table:table-cell/>
          <table:table-cell table:style-name="ce212" table:formula="of:=([.D19]-1)" office:value-type="percentage" office:value="0.0800000000000001" calcext:value-type="percentage">
            <text:p>8 %</text:p>
          </table:table-cell>
          <table:table-cell table:style-name="ce202" table:formula="of:=[.Z19]*[.AB19]&amp;&quot;x²-&quot;&amp;[.AC19]*[.Z19]+[.AA19]*[.AB19]&amp;&quot;x&quot;&amp;&quot;+&quot;&amp;([.AA19]*[.AC19])" office:value-type="string" office:string-value="15x²-47x+28" calcext:value-type="string">
            <text:p>15x²-47x+28</text:p>
          </table:table-cell>
          <table:table-cell table:style-name="ce48" table:formula="of:=GCD([.I19];[.K19])" office:value-type="float" office:value="24" calcext:value-type="float">
            <text:p>24</text:p>
          </table:table-cell>
          <table:table-cell table:style-name="ce215" table:formula="of:=[.N19]*[.N19]*[.P19]/3/4" office:value-type="float" office:value="18" calcext:value-type="float">
            <text:p>18π cm³</text:p>
          </table:table-cell>
          <table:table-cell/>
          <table:table-cell table:formula="of:=RANK([.Y19];[.Y12:.Y21])+2" office:value-type="float" office:value="10" calcext:value-type="float">
            <text:p>10</text:p>
          </table:table-cell>
          <table:table-cell table:style-name="ce81" table:formula="of:=RAND()" office:value-type="float" office:value="0.318946605989013" calcext:value-type="float">
            <text:p>0,318946605989013</text:p>
          </table:table-cell>
          <table:table-cell table:style-name="ce15" table:formula="of:=RANDBETWEEN(2;5)"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5)" office:value-type="float" office:value="5" calcext:value-type="float">
            <text:p>5</text:p>
          </table:table-cell>
          <table:table-cell table:style-name="ce15" table:formula="of:=RANDBETWEEN(2;9)" office:value-type="float" office:value="4" calcext:value-type="float">
            <text:p>4</text:p>
          </table:table-cell>
          <table:table-cell table:formula="of:=RANK([.AE19];[.AE14:.AE19])" office:value-type="float" office:value="6" calcext:value-type="float">
            <text:p>6</text:p>
          </table:table-cell>
          <table:table-cell table:style-name="ce81" table:formula="of:=RAND()" office:value-type="float" office:value="0.116734982302293" calcext:value-type="float">
            <text:p>0,116734982302293</text:p>
          </table:table-cell>
          <table:table-cell table:formula="of:=RANK([.AG19];[.AG15:.AG19])" office:value-type="float" office:value="4" calcext:value-type="float">
            <text:p>4</text:p>
          </table:table-cell>
          <table:table-cell table:style-name="ce81" table:formula="of:=RAND()" office:value-type="float" office:value="0.514319037103226" calcext:value-type="float">
            <text:p>0,514319037103226</text:p>
          </table:table-cell>
          <table:table-cell table:formula="of:=RANK([.AI19];[.AI15:.AI19])" office:value-type="float" office:value="1" calcext:value-type="float">
            <text:p>1</text:p>
          </table:table-cell>
          <table:table-cell table:style-name="ce81" table:formula="of:=RAND()" office:value-type="float" office:value="0.82608742176243" calcext:value-type="float">
            <text:p>0,82608742176243</text:p>
          </table:table-cell>
          <table:table-cell table:number-columns-repeated="98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20];[.Y12:.Y21])+2" office:value-type="float" office:value="9" calcext:value-type="float">
            <text:p>9</text:p>
          </table:table-cell>
          <table:table-cell table:style-name="ce81" table:formula="of:=RAND()" office:value-type="float" office:value="0.367858875214372" calcext:value-type="float">
            <text:p>0,367858875214372</text:p>
          </table:table-cell>
          <table:table-cell table:number-columns-repeated="994"/>
        </table:table-row>
        <table:table-row table:style-name="ro4">
          <table:table-cell table:number-columns-repeated="23"/>
          <table:table-cell table:formula="of:=RANK([.Y21];[.Y12:.Y21])+2" office:value-type="float" office:value="5" calcext:value-type="float">
            <text:p>5</text:p>
          </table:table-cell>
          <table:table-cell table:style-name="ce81" table:formula="of:=RAND()" office:value-type="float" office:value="0.698205071306714" calcext:value-type="float">
            <text:p>0,698205071306714</text:p>
          </table:table-cell>
          <table:table-cell table:number-columns-repeated="994"/>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number-columns-repeated="2"/>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Y23];[.Y23:.Y32])+2" office:value-type="float" office:value="5" calcext:value-type="float">
            <text:p>5</text:p>
          </table:table-cell>
          <table:table-cell table:style-name="ce81" table:formula="of:=RAND()" office:value-type="float" office:value="0.527223141667716" calcext:value-type="float">
            <text:p>0,527223141667716</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3" table:number-rows-spanned="1">
            <text:p>Classe :</text:p>
          </table:table-cell>
          <table:covered-table-cell/>
          <table:covered-table-cell table:style-name="ce79"/>
          <table:table-cell table:style-name="ce22" table:formula="of:=[.$Q$2]" office:value-type="string" office:string-value="v5123" calcext:value-type="string">
            <text:p>v5123</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4];[.Y23:.Y32])+2" office:value-type="float" office:value="10" calcext:value-type="float">
            <text:p>10</text:p>
          </table:table-cell>
          <table:table-cell table:style-name="ce81" table:formula="of:=RAND()" office:value-type="float" office:value="0.164766944084378" calcext:value-type="float">
            <text:p>0,164766944084378</text:p>
          </table:table-cell>
          <table:table-cell table:number-columns-repeated="994"/>
        </table:table-row>
        <table:table-row table:style-name="ro3">
          <table:table-cell table:style-name="ce55" office:value-type="string" calcext:value-type="string" table:number-columns-spanned="4" table:number-rows-spanned="1">
            <text:p>Quel est le pourcentage d’augmentation ?</text:p>
          </table:table-cell>
          <table:covered-table-cell table:number-columns-repeated="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4" table:number-rows-spanned="1">
            <text:p>Plus grand diviseur commun entre…</text:p>
          </table:table-cell>
          <table:covered-table-cell table:number-columns-repeated="3" table:style-name="ce38"/>
          <table:table-cell table:style-name="ce55" office:value-type="string" calcext:value-type="string" table:number-columns-spanned="5" table:number-rows-spanned="1">
            <text:p>Volume de pyramide et cône en cm³</text:p>
          </table:table-cell>
          <table:covered-table-cell table:number-columns-repeated="4" table:style-name="ce38"/>
          <table:table-cell table:style-name="ce81"/>
          <table:table-cell table:style-name="ce82" office:value-type="string" calcext:value-type="string">
            <text:p>3<text:span text:style-name="T2">e</text:span></text:p>
          </table:table-cell>
          <table:table-cell table:style-name="ce87" table:formula="of:=[.Q23]" office:value-type="string" office:string-value="AC" calcext:value-type="string">
            <text:p>AC</text:p>
          </table:table-cell>
          <table:table-cell table:style-name="ce29"/>
          <table:table-cell table:style-name="ce92" table:formula="of:=[.Q24]" office:value-type="string" office:string-value="v5123" calcext:value-type="string">
            <text:p>v5123</text:p>
          </table:table-cell>
          <table:table-cell table:style-name="ce81"/>
          <table:table-cell table:formula="of:=RANK([.Y25];[.Y23:.Y32])+2" office:value-type="float" office:value="11" calcext:value-type="float">
            <text:p>11</text:p>
          </table:table-cell>
          <table:table-cell table:style-name="ce81" table:formula="of:=RAND()" office:value-type="float" office:value="0.091222570245538" calcext:value-type="float">
            <text:p>0,091222570245538</text:p>
          </table:table-cell>
          <table:table-cell table:style-name="ce81" table:number-columns-repeated="4"/>
          <table:table-cell table:style-name="ce81" table:formula="of:=RANK([.AE25];[.AE25:.AE30])" office:value-type="float" office:value="6" calcext:value-type="float">
            <text:p>6</text:p>
          </table:table-cell>
          <table:table-cell table:style-name="ce81" table:formula="of:=RAND()" office:value-type="float" office:value="0.0208710553180436" calcext:value-type="float">
            <text:p>0,020871055318044</text:p>
          </table:table-cell>
          <table:table-cell table:style-name="ce81" table:number-columns-repeated="4"/>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51;80)/100+1" office:value-type="float" office:value="1.79" calcext:value-type="float">
            <text:p>1,79</text:p>
          </table:table-cell>
          <table:table-cell table:style-name="ce194" table:formula="of:=&quot;(x+&quot;&amp;[.AA26]&amp;&quot;)(x+&quot;&amp;[.AC26]&amp;&quot;)&quot;" office:value-type="string" office:string-value="(x+3)(x+4)" calcext:value-type="string" table:number-columns-spanned="3" table:number-rows-spanned="1">
            <text:p>(x+3)(x+4)</text:p>
          </table:table-cell>
          <table:covered-table-cell table:number-columns-repeated="2" table:style-name="ce7"/>
          <table:table-cell table:style-name="ce10" office:value-type="string" calcext:value-type="string">
            <text:p>=</text:p>
          </table:table-cell>
          <table:table-cell table:style-name="ce4" table:formula="of:=[.AD26]*[.AF26]*[.AH26]" office:value-type="float" office:value="100" calcext:value-type="float">
            <text:p>100</text:p>
          </table:table-cell>
          <table:table-cell table:style-name="ce7" office:value-type="string" calcext:value-type="string">
            <text:p>et</text:p>
          </table:table-cell>
          <table:table-cell table:style-name="ce7" table:formula="of:=[.AD25]*[.AF26]*[.AH27]" office:value-type="float" office:value="30" calcext:value-type="float">
            <text:p>30</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3*RANDBETWEEN(1;12)" office:value-type="float" office:value="6" calcext:value-type="float">
            <text:p>6 cm²</text:p>
          </table:table-cell>
          <table:table-cell table:style-name="ce179" office:value-type="string" calcext:value-type="string">
            <text:p>h=</text:p>
          </table:table-cell>
          <table:table-cell table:style-name="ce180" table:formula="of:=RANDBETWEEN(1;12)" office:value-type="float" office:value="12" calcext:value-type="float">
            <text:p>12 cm</text:p>
          </table:table-cell>
          <table:table-cell table:style-name="ce56" office:value-type="string" calcext:value-type="string">
            <text:p>V =</text:p>
          </table:table-cell>
          <table:table-cell/>
          <table:table-cell table:style-name="ce212" table:formula="of:=([.D26]-1)" office:value-type="percentage" office:value="0.79" calcext:value-type="percentage">
            <text:p>79 %</text:p>
          </table:table-cell>
          <table:table-cell table:style-name="ce202" table:formula="of:=&quot;x²+&quot;&amp;([.AA26]+[.AC26])&amp;&quot;x+&quot;&amp;([.AA26]*[.AC26])" office:value-type="string" office:string-value="x²+7x+12" calcext:value-type="string">
            <text:p>x²+7x+12</text:p>
          </table:table-cell>
          <table:table-cell table:style-name="ce48" table:formula="of:=GCD([.I26];[.K26])" office:value-type="float" office:value="10" calcext:value-type="float">
            <text:p>10</text:p>
          </table:table-cell>
          <table:table-cell table:style-name="ce57" table:formula="of:=[.N26]*[.P26]/3&amp;&quot; cm³&quot;" office:value-type="string" office:string-value="24 cm³" calcext:value-type="string">
            <text:p>24 cm³</text:p>
          </table:table-cell>
          <table:table-cell/>
          <table:table-cell table:formula="of:=RANK([.Y26];[.Y23:.Y32])+2" office:value-type="float" office:value="7" calcext:value-type="float">
            <text:p>7</text:p>
          </table:table-cell>
          <table:table-cell table:style-name="ce81" table:formula="of:=RAND()" office:value-type="float" office:value="0.446044434455619" calcext:value-type="float">
            <text:p>0,446044434455619</text:p>
          </table:table-cell>
          <table:table-cell table:style-name="ce15" table:formula="of:=RANDBETWEEN(2;5)"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5)" office:value-type="float" office:value="5" calcext:value-type="float">
            <text:p>5</text:p>
          </table:table-cell>
          <table:table-cell table:style-name="ce15" table:formula="of:=RANDBETWEEN(2;9)" office:value-type="float" office:value="4" calcext:value-type="float">
            <text:p>4</text:p>
          </table:table-cell>
          <table:table-cell table:formula="of:=RANK([.AE26];[.AE25:.AE30])" office:value-type="float" office:value="5" calcext:value-type="float">
            <text:p>5</text:p>
          </table:table-cell>
          <table:table-cell table:style-name="ce81" table:formula="of:=RAND()" office:value-type="float" office:value="0.222106576505247" calcext:value-type="float">
            <text:p>0,222106576505247</text:p>
          </table:table-cell>
          <table:table-cell table:formula="of:=RANK([.AG26];[.AG26:.AG30])" office:value-type="float" office:value="5" calcext:value-type="float">
            <text:p>5</text:p>
          </table:table-cell>
          <table:table-cell table:style-name="ce81" table:formula="of:=RAND()" office:value-type="float" office:value="0.180415185724819" calcext:value-type="float">
            <text:p>0,180415185724819</text:p>
          </table:table-cell>
          <table:table-cell table:formula="of:=RANK([.AI26];[.AI26:.AI30])" office:value-type="float" office:value="4" calcext:value-type="float">
            <text:p>4</text:p>
          </table:table-cell>
          <table:table-cell table:style-name="ce81" table:formula="of:=RAND()" office:value-type="float" office:value="0.503950058217418" calcext:value-type="float">
            <text:p>0,503950058217418</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50)/100+1" office:value-type="float" office:value="1.43" calcext:value-type="float">
            <text:p>1,43</text:p>
          </table:table-cell>
          <table:table-cell table:style-name="ce194" table:formula="of:=&quot;(x-&quot;&amp;[.AA27]&amp;&quot;)(x+&quot;&amp;[.AC27]&amp;&quot;)&quot;" office:value-type="string" office:string-value="(x-2)(x+4)" calcext:value-type="string" table:number-columns-spanned="3" table:number-rows-spanned="1">
            <text:p>(x-2)(x+4)</text:p>
          </table:table-cell>
          <table:covered-table-cell table:number-columns-repeated="2" table:style-name="ce7"/>
          <table:table-cell table:style-name="ce10" office:value-type="string" calcext:value-type="string">
            <text:p>=</text:p>
          </table:table-cell>
          <table:table-cell table:style-name="ce4" table:formula="of:=[.AD27]*[.AF27]*[.AH27]" office:value-type="float" office:value="12" calcext:value-type="float">
            <text:p>12</text:p>
          </table:table-cell>
          <table:table-cell table:style-name="ce7" office:value-type="string" calcext:value-type="string">
            <text:p>et</text:p>
          </table:table-cell>
          <table:table-cell table:style-name="ce7" table:formula="of:=[.AD26]*[.AF27]*[.AH28]" office:value-type="float" office:value="40" calcext:value-type="float">
            <text:p>40</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RANDBETWEEN(1;12)" office:value-type="float" office:value="10" calcext:value-type="float">
            <text:p>10 cm²</text:p>
          </table:table-cell>
          <table:table-cell table:style-name="ce179" office:value-type="string" calcext:value-type="string">
            <text:p>h=</text:p>
          </table:table-cell>
          <table:table-cell table:style-name="ce180" table:formula="of:=RANDBETWEEN(1;12)*3" office:value-type="float" office:value="36" calcext:value-type="float">
            <text:p>36 cm</text:p>
          </table:table-cell>
          <table:table-cell table:style-name="ce56" office:value-type="string" calcext:value-type="string">
            <text:p>V =</text:p>
          </table:table-cell>
          <table:table-cell/>
          <table:table-cell table:style-name="ce212" table:formula="of:=([.D27]-1)" office:value-type="percentage" office:value="0.43" calcext:value-type="percentage">
            <text:p>43 %</text:p>
          </table:table-cell>
          <table:table-cell table:style-name="ce202" table:formula="of:=&quot;x²&quot;&amp;IF([.AC27]-[.AA27]&gt;0;&quot;+&quot;&amp;([.AC27]-[.AA27])&amp;&quot;x&quot;;IF([.AA27]=[.AC27];&quot;&quot;;([.AC27]-[.AA27]))&amp;&quot;x&quot;)&amp;&quot;-&quot;&amp;([.AA27]*[.AC27])" office:value-type="string" office:string-value="x²+2x-8" calcext:value-type="string">
            <text:p>x²+2x-8</text:p>
          </table:table-cell>
          <table:table-cell table:style-name="ce48" table:formula="of:=GCD([.I27];[.K27])" office:value-type="float" office:value="4" calcext:value-type="float">
            <text:p>4</text:p>
          </table:table-cell>
          <table:table-cell table:style-name="ce57" table:formula="of:=[.N27]*[.P27]/3&amp;&quot; cm³&quot;" office:value-type="string" office:string-value="120 cm³" calcext:value-type="string">
            <text:p>120 cm³</text:p>
          </table:table-cell>
          <table:table-cell/>
          <table:table-cell table:formula="of:=RANK([.Y27];[.Y23:.Y32])+2" office:value-type="float" office:value="4" calcext:value-type="float">
            <text:p>4</text:p>
          </table:table-cell>
          <table:table-cell table:style-name="ce81" table:formula="of:=RAND()" office:value-type="float" office:value="0.527823521438594" calcext:value-type="float">
            <text:p>0,527823521438594</text:p>
          </table:table-cell>
          <table:table-cell table:style-name="ce15" table:formula="of:=RANDBETWEEN(2;5)"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5)" office:value-type="float" office:value="5" calcext:value-type="float">
            <text:p>5</text:p>
          </table:table-cell>
          <table:table-cell table:style-name="ce15" table:formula="of:=RANDBETWEEN(2;9)" office:value-type="float" office:value="4" calcext:value-type="float">
            <text:p>4</text:p>
          </table:table-cell>
          <table:table-cell table:formula="of:=RANK([.AE27];[.AE25:.AE30])" office:value-type="float" office:value="3" calcext:value-type="float">
            <text:p>3</text:p>
          </table:table-cell>
          <table:table-cell table:style-name="ce81" table:formula="of:=RAND()" office:value-type="float" office:value="0.725874544530125" calcext:value-type="float">
            <text:p>0,725874544530125</text:p>
          </table:table-cell>
          <table:table-cell table:formula="of:=RANK([.AG27];[.AG26:.AG30])" office:value-type="float" office:value="4" calcext:value-type="float">
            <text:p>4</text:p>
          </table:table-cell>
          <table:table-cell table:style-name="ce81" table:formula="of:=RAND()" office:value-type="float" office:value="0.266443977542656" calcext:value-type="float">
            <text:p>0,266443977542656</text:p>
          </table:table-cell>
          <table:table-cell table:formula="of:=RANK([.AI27];[.AI26:.AI30])" office:value-type="float" office:value="1" calcext:value-type="float">
            <text:p>1</text:p>
          </table:table-cell>
          <table:table-cell table:style-name="ce81" table:formula="of:=RAND()" office:value-type="float" office:value="0.91416314295846" calcext:value-type="float">
            <text:p>0,91416314295846</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1" office:value-type="float" office:value="1.6" calcext:value-type="float">
            <text:p>1,6</text:p>
          </table:table-cell>
          <table:table-cell table:style-name="ce194" table:formula="of:=&quot;(x+&quot;&amp;[.AA28]&amp;&quot;)(x-&quot;&amp;[.AC28]&amp;&quot;)&quot;" office:value-type="string" office:string-value="(x+3)(x-8)" calcext:value-type="string" table:number-columns-spanned="3" table:number-rows-spanned="1">
            <text:p>(x+3)(x-8)</text:p>
          </table:table-cell>
          <table:covered-table-cell table:number-columns-repeated="2" table:style-name="ce7"/>
          <table:table-cell table:style-name="ce10" office:value-type="string" calcext:value-type="string">
            <text:p>=</text:p>
          </table:table-cell>
          <table:table-cell table:style-name="ce4" table:formula="of:=[.AD28]*[.AF28]*[.AH28]" office:value-type="float" office:value="24" calcext:value-type="float">
            <text:p>24</text:p>
          </table:table-cell>
          <table:table-cell table:style-name="ce7" office:value-type="string" calcext:value-type="string">
            <text:p>et</text:p>
          </table:table-cell>
          <table:table-cell table:style-name="ce7" table:formula="of:=[.AD27]*[.AF28]*[.AH29]" office:value-type="float" office:value="45" calcext:value-type="float">
            <text:p>45</text:p>
          </table:table-cell>
          <table:table-cell table:style-name="ce10" office:value-type="string" calcext:value-type="string">
            <text:p>=</text:p>
          </table:table-cell>
          <table:table-cell table:style-name="ce39" office:value-type="string" calcext:value-type="string">
            <text:p>R=</text:p>
          </table:table-cell>
          <table:table-cell table:style-name="ce180" table:formula="of:=[.AF28]*3" office:value-type="float" office:value="9" calcext:value-type="float">
            <text:p>9 cm</text:p>
          </table:table-cell>
          <table:table-cell table:style-name="ce179" office:value-type="string" calcext:value-type="string">
            <text:p>h=</text:p>
          </table:table-cell>
          <table:table-cell table:style-name="ce180" table:formula="of:=RANDBETWEEN(1;12)" office:value-type="float" office:value="2" calcext:value-type="float">
            <text:p>2 cm</text:p>
          </table:table-cell>
          <table:table-cell table:style-name="ce56" office:value-type="string" calcext:value-type="string">
            <text:p>V =</text:p>
          </table:table-cell>
          <table:table-cell/>
          <table:table-cell table:style-name="ce212" table:formula="of:=([.D28]-1)" office:value-type="percentage" office:value="0.6" calcext:value-type="percentage">
            <text:p>60 %</text:p>
          </table:table-cell>
          <table:table-cell table:style-name="ce202" table:formula="of:=&quot;x²&quot;&amp;IF([.AC28]-[.AA28]&gt;0;-([.AC28]-[.AA28])&amp;&quot;x&quot;;IF([.AA28]=[.AC28];&quot;&quot;;&quot;+&quot;&amp;([.AA28]-[.AC28])&amp;&quot;x&quot;))&amp;&quot;-&quot;&amp;([.AA28]*[.AC28])" office:value-type="string" office:string-value="x²-5x-24" calcext:value-type="string">
            <text:p>x²-5x-24</text:p>
          </table:table-cell>
          <table:table-cell table:style-name="ce48" table:formula="of:=GCD([.I28];[.K28])" office:value-type="float" office:value="3" calcext:value-type="float">
            <text:p>3</text:p>
          </table:table-cell>
          <table:table-cell table:style-name="ce215" table:formula="of:=[.N28]*[.N28]*[.P28]/3" office:value-type="float" office:value="54" calcext:value-type="float">
            <text:p>54π cm³</text:p>
          </table:table-cell>
          <table:table-cell/>
          <table:table-cell table:formula="of:=RANK([.Y28];[.Y23:.Y32])+2" office:value-type="float" office:value="8" calcext:value-type="float">
            <text:p>8</text:p>
          </table:table-cell>
          <table:table-cell table:style-name="ce81" table:formula="of:=RAND()" office:value-type="float" office:value="0.252219834581157" calcext:value-type="float">
            <text:p>0,252219834581157</text:p>
          </table:table-cell>
          <table:table-cell table:style-name="ce15" table:formula="of:=RANDBETWEEN(2;5)"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5)" office:value-type="float" office:value="3" calcext:value-type="float">
            <text:p>3</text:p>
          </table:table-cell>
          <table:table-cell table:style-name="ce15" table:formula="of:=RANDBETWEEN(2;9)" office:value-type="float" office:value="8" calcext:value-type="float">
            <text:p>8</text:p>
          </table:table-cell>
          <table:table-cell table:formula="of:=RANK([.AE28];[.AE25:.AE30])" office:value-type="float" office:value="4" calcext:value-type="float">
            <text:p>4</text:p>
          </table:table-cell>
          <table:table-cell table:style-name="ce81" table:formula="of:=RAND()" office:value-type="float" office:value="0.406959953995013" calcext:value-type="float">
            <text:p>0,406959953995013</text:p>
          </table:table-cell>
          <table:table-cell table:formula="of:=RANK([.AG28];[.AG26:.AG30])" office:value-type="float" office:value="3" calcext:value-type="float">
            <text:p>3</text:p>
          </table:table-cell>
          <table:table-cell table:style-name="ce81" table:formula="of:=RAND()" office:value-type="float" office:value="0.282957482374427" calcext:value-type="float">
            <text:p>0,282957482374427</text:p>
          </table:table-cell>
          <table:table-cell table:formula="of:=RANK([.AI28];[.AI26:.AI30])" office:value-type="float" office:value="2" calcext:value-type="float">
            <text:p>2</text:p>
          </table:table-cell>
          <table:table-cell table:style-name="ce81" table:formula="of:=RAND()" office:value-type="float" office:value="0.860061584476257" calcext:value-type="float">
            <text:p>0,860061584476257</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0;800)/1000+1" office:value-type="float" office:value="1.146" calcext:value-type="float">
            <text:p>1,146</text:p>
          </table:table-cell>
          <table:table-cell table:style-name="ce194" table:formula="of:=&quot;(&quot;&amp;[.Z29]&amp;&quot;x+&quot;&amp;[.AA29]&amp;&quot;)(x+&quot;&amp;[.AC29]&amp;&quot;)&quot;" office:value-type="string" office:string-value="(3x+6)(x+8)" calcext:value-type="string" table:number-columns-spanned="3" table:number-rows-spanned="1">
            <text:p>(3x+6)(x+8)</text:p>
          </table:table-cell>
          <table:covered-table-cell table:number-columns-repeated="2" table:style-name="ce7"/>
          <table:table-cell table:style-name="ce10" office:value-type="string" calcext:value-type="string">
            <text:p>=</text:p>
          </table:table-cell>
          <table:table-cell table:style-name="ce4" table:formula="of:=[.AD29]*[.AF29]*[.AH29]" office:value-type="float" office:value="10" calcext:value-type="float">
            <text:p>10</text:p>
          </table:table-cell>
          <table:table-cell table:style-name="ce7" office:value-type="string" calcext:value-type="string">
            <text:p>et</text:p>
          </table:table-cell>
          <table:table-cell table:style-name="ce7" table:formula="of:=[.AD28]*[.AF29]*[.AH30]" office:value-type="float" office:value="12" calcext:value-type="float">
            <text:p>12</text:p>
          </table:table-cell>
          <table:table-cell table:style-name="ce10" office:value-type="string" calcext:value-type="string">
            <text:p>=</text:p>
          </table:table-cell>
          <table:table-cell table:style-name="ce50" office:value-type="string" calcext:value-type="string">
            <text:p>R=</text:p>
          </table:table-cell>
          <table:table-cell table:style-name="ce180" table:formula="of:=[.AF29]*3" office:value-type="float" office:value="3" calcext:value-type="float">
            <text:p>3 cm</text:p>
          </table:table-cell>
          <table:table-cell table:style-name="ce9" office:value-type="string" calcext:value-type="string">
            <text:p>H=</text:p>
          </table:table-cell>
          <table:table-cell table:style-name="ce180" table:formula="of:=RANDBETWEEN(1;10)" office:value-type="float" office:value="1" calcext:value-type="float">
            <text:p>1 cm</text:p>
          </table:table-cell>
          <table:table-cell table:style-name="ce172" office:value-type="string" calcext:value-type="string">
            <text:p>V=</text:p>
          </table:table-cell>
          <table:table-cell/>
          <table:table-cell table:style-name="ce212" table:formula="of:=([.D29]-1)" office:value-type="percentage" office:value="0.146" calcext:value-type="percentage">
            <text:p>14,6 %</text:p>
          </table:table-cell>
          <table:table-cell table:style-name="ce202" table:formula="of:=[.Z29]&amp;&quot;x²+&quot;&amp;([.AA29]+[.AC29]*[.Z29])&amp;&quot;x+&quot;&amp;([.AA29]*[.AC29])" office:value-type="string" office:string-value="3x²+30x+48" calcext:value-type="string">
            <text:p>3x²+30x+48</text:p>
          </table:table-cell>
          <table:table-cell table:style-name="ce48" table:formula="of:=GCD([.I29];[.K29])" office:value-type="float" office:value="2" calcext:value-type="float">
            <text:p>2</text:p>
          </table:table-cell>
          <table:table-cell table:style-name="ce215" table:formula="of:=[.N29]*[.N29]*[.P29]/3" office:value-type="float" office:value="3" calcext:value-type="float">
            <text:p>3π cm³</text:p>
          </table:table-cell>
          <table:table-cell/>
          <table:table-cell table:formula="of:=RANK([.Y29];[.Y23:.Y32])+2" office:value-type="float" office:value="9" calcext:value-type="float">
            <text:p>9</text:p>
          </table:table-cell>
          <table:table-cell table:style-name="ce81" table:formula="of:=RAND()" office:value-type="float" office:value="0.198079839487534" calcext:value-type="float">
            <text:p>0,198079839487534</text:p>
          </table:table-cell>
          <table:table-cell table:style-name="ce15" table:formula="of:=RANDBETWEEN(2;5)" office:value-type="float" office:value="3" calcext:value-type="float">
            <text:p>3</text:p>
          </table:table-cell>
          <table:table-cell table:style-name="ce15" table:formula="of:=RANDBETWEEN(2;9)" office:value-type="float" office:value="6" calcext:value-type="float">
            <text:p>6</text:p>
          </table:table-cell>
          <table:table-cell table:style-name="ce15" table:formula="of:=RANDBETWEEN(2;5)" office:value-type="float" office:value="5" calcext:value-type="float">
            <text:p>5</text:p>
          </table:table-cell>
          <table:table-cell table:style-name="ce15" table:formula="of:=RANDBETWEEN(2;9)" office:value-type="float" office:value="8" calcext:value-type="float">
            <text:p>8</text:p>
          </table:table-cell>
          <table:table-cell table:formula="of:=RANK([.AE29];[.AE25:.AE30])" office:value-type="float" office:value="2" calcext:value-type="float">
            <text:p>2</text:p>
          </table:table-cell>
          <table:table-cell table:style-name="ce81" table:formula="of:=RAND()" office:value-type="float" office:value="0.757117058699071" calcext:value-type="float">
            <text:p>0,757117058699071</text:p>
          </table:table-cell>
          <table:table-cell table:formula="of:=RANK([.AG29];[.AG26:.AG30])" office:value-type="float" office:value="1" calcext:value-type="float">
            <text:p>1</text:p>
          </table:table-cell>
          <table:table-cell table:style-name="ce81" table:formula="of:=RAND()" office:value-type="float" office:value="0.586923435021399" calcext:value-type="float">
            <text:p>0,586923435021399</text:p>
          </table:table-cell>
          <table:table-cell table:formula="of:=RANK([.AI29];[.AI26:.AI30])" office:value-type="float" office:value="5" calcext:value-type="float">
            <text:p>5</text:p>
          </table:table-cell>
          <table:table-cell table:style-name="ce81" table:formula="of:=RAND()" office:value-type="float" office:value="0.201204143346192" calcext:value-type="float">
            <text:p>0,201204143346192</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0+1" office:value-type="float" office:value="1.01" calcext:value-type="float">
            <text:p>1,01</text:p>
          </table:table-cell>
          <table:table-cell table:style-name="ce194" table:formula="of:=&quot;(&quot;&amp;[.Z30]&amp;&quot;x-&quot;&amp;[.AA30]&amp;&quot;)(&quot;&amp;[.AB30]&amp;&quot;x-&quot;&amp;[.AC30]&amp;&quot;)&quot;" office:value-type="string" office:string-value="(2x-9)(4x-5)" calcext:value-type="string" table:number-columns-spanned="3" table:number-rows-spanned="1">
            <text:p>(2x-9)(4x-5)</text:p>
          </table:table-cell>
          <table:covered-table-cell table:number-columns-repeated="2" table:style-name="ce7"/>
          <table:table-cell table:style-name="ce10" office:value-type="string" calcext:value-type="string">
            <text:p>=</text:p>
          </table:table-cell>
          <table:table-cell table:style-name="ce4" table:formula="of:=[.AD30]*[.AF30]*[.AH30]" office:value-type="float" office:value="6" calcext:value-type="float">
            <text:p>6</text:p>
          </table:table-cell>
          <table:table-cell table:style-name="ce7" office:value-type="string" calcext:value-type="string">
            <text:p>et</text:p>
          </table:table-cell>
          <table:table-cell table:style-name="ce7" table:formula="of:=[.AD29]*[.AF30]*[.AH26]" office:value-type="float" office:value="16" calcext:value-type="float">
            <text:p>16</text:p>
          </table:table-cell>
          <table:table-cell table:style-name="ce10" office:value-type="string" calcext:value-type="string">
            <text:p>=</text:p>
          </table:table-cell>
          <table:table-cell table:style-name="ce50" office:value-type="string" calcext:value-type="string">
            <text:p>D=</text:p>
          </table:table-cell>
          <table:table-cell table:style-name="ce180" table:formula="of:=RANDBETWEEN(2;5)" office:value-type="float" office:value="3" calcext:value-type="float">
            <text:p>3 cm</text:p>
          </table:table-cell>
          <table:table-cell table:style-name="ce9" office:value-type="string" calcext:value-type="string">
            <text:p>H=</text:p>
          </table:table-cell>
          <table:table-cell table:style-name="ce180" table:formula="of:=RANDBETWEEN(1;10)*3" office:value-type="float" office:value="27" calcext:value-type="float">
            <text:p>27 cm</text:p>
          </table:table-cell>
          <table:table-cell table:style-name="ce172" office:value-type="string" calcext:value-type="string">
            <text:p>V=</text:p>
          </table:table-cell>
          <table:table-cell/>
          <table:table-cell table:style-name="ce212" table:formula="of:=([.D30]-1)" office:value-type="percentage" office:value="0.01" calcext:value-type="percentage">
            <text:p>1 %</text:p>
          </table:table-cell>
          <table:table-cell table:style-name="ce202" table:formula="of:=[.Z30]*[.AB30]&amp;&quot;x²-&quot;&amp;[.AC30]*[.Z30]+[.AA30]*[.AB30]&amp;&quot;x&quot;&amp;&quot;+&quot;&amp;([.AA30]*[.AC30])" office:value-type="string" office:string-value="8x²-46x+45" calcext:value-type="string">
            <text:p>8x²-46x+45</text:p>
          </table:table-cell>
          <table:table-cell table:style-name="ce48" table:formula="of:=GCD([.I30];[.K30])" office:value-type="float" office:value="2" calcext:value-type="float">
            <text:p>2</text:p>
          </table:table-cell>
          <table:table-cell table:style-name="ce215" table:formula="of:=[.N30]*[.N30]*[.P30]/3/4" office:value-type="float" office:value="20.25" calcext:value-type="float">
            <text:p>20π cm³</text:p>
          </table:table-cell>
          <table:table-cell/>
          <table:table-cell table:formula="of:=RANK([.Y30];[.Y23:.Y32])+2" office:value-type="float" office:value="6" calcext:value-type="float">
            <text:p>6</text:p>
          </table:table-cell>
          <table:table-cell table:style-name="ce81" table:formula="of:=RAND()" office:value-type="float" office:value="0.454298499121597" calcext:value-type="float">
            <text:p>0,454298499121597</text:p>
          </table:table-cell>
          <table:table-cell table:style-name="ce15" table:formula="of:=RANDBETWEEN(2;5)" office:value-type="float" office:value="2" calcext:value-type="float">
            <text:p>2</text:p>
          </table:table-cell>
          <table:table-cell table:style-name="ce15" table:formula="of:=RANDBETWEEN(2;9)" office:value-type="float" office:value="9" calcext:value-type="float">
            <text:p>9</text:p>
          </table:table-cell>
          <table:table-cell table:style-name="ce15" table:formula="of:=RANDBETWEEN(2;5)" office:value-type="float" office:value="4" calcext:value-type="float">
            <text:p>4</text:p>
          </table:table-cell>
          <table:table-cell table:style-name="ce15" table:formula="of:=RANDBETWEEN(2;9)" office:value-type="float" office:value="5" calcext:value-type="float">
            <text:p>5</text:p>
          </table:table-cell>
          <table:table-cell table:formula="of:=RANK([.AE30];[.AE25:.AE30])" office:value-type="float" office:value="1" calcext:value-type="float">
            <text:p>1</text:p>
          </table:table-cell>
          <table:table-cell table:style-name="ce81" table:formula="of:=RAND()" office:value-type="float" office:value="0.992368679387448" calcext:value-type="float">
            <text:p>0,992368679387448</text:p>
          </table:table-cell>
          <table:table-cell table:formula="of:=RANK([.AG30];[.AG26:.AG30])" office:value-type="float" office:value="2" calcext:value-type="float">
            <text:p>2</text:p>
          </table:table-cell>
          <table:table-cell table:style-name="ce81" table:formula="of:=RAND()" office:value-type="float" office:value="0.323793442245864" calcext:value-type="float">
            <text:p>0,323793442245864</text:p>
          </table:table-cell>
          <table:table-cell table:formula="of:=RANK([.AI30];[.AI26:.AI30])" office:value-type="float" office:value="3" calcext:value-type="float">
            <text:p>3</text:p>
          </table:table-cell>
          <table:table-cell table:style-name="ce81" table:formula="of:=RAND()" office:value-type="float" office:value="0.726472037258492" calcext:value-type="float">
            <text:p>0,726472037258492</text:p>
          </table:table-cell>
          <table:table-cell table:number-columns-repeated="98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31];[.Y23:.Y32])+2" office:value-type="float" office:value="3" calcext:value-type="float">
            <text:p>3</text:p>
          </table:table-cell>
          <table:table-cell table:style-name="ce81" table:formula="of:=RAND()" office:value-type="float" office:value="0.623008974690581" calcext:value-type="float">
            <text:p>0,623008974690581</text:p>
          </table:table-cell>
          <table:table-cell table:number-columns-repeated="994"/>
        </table:table-row>
        <table:table-row table:style-name="ro4">
          <table:table-cell table:number-columns-repeated="23"/>
          <table:table-cell table:formula="of:=RANK([.Y32];[.Y23:.Y32])+2" office:value-type="float" office:value="12" calcext:value-type="float">
            <text:p>12</text:p>
          </table:table-cell>
          <table:table-cell table:style-name="ce81" table:formula="of:=RAND()" office:value-type="float" office:value="0.0596603970198929" calcext:value-type="float">
            <text:p>0,059660397019893</text:p>
          </table:table-cell>
          <table:table-cell table:number-columns-repeated="994"/>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number-columns-repeated="2"/>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Y34];[.Y34:.Y43])+2" office:value-type="float" office:value="8" calcext:value-type="float">
            <text:p>8</text:p>
          </table:table-cell>
          <table:table-cell table:style-name="ce81" table:formula="of:=RAND()" office:value-type="float" office:value="0.503941086616739" calcext:value-type="float">
            <text:p>0,503941086616739</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3" table:number-rows-spanned="1">
            <text:p>Classe :</text:p>
          </table:table-cell>
          <table:covered-table-cell/>
          <table:covered-table-cell table:style-name="ce79"/>
          <table:table-cell table:style-name="ce22" table:formula="of:=[.$Q$2]" office:value-type="string" office:string-value="v5123" calcext:value-type="string">
            <text:p>v5123</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35];[.Y34:.Y43])+2" office:value-type="float" office:value="4" calcext:value-type="float">
            <text:p>4</text:p>
          </table:table-cell>
          <table:table-cell table:style-name="ce81" table:formula="of:=RAND()" office:value-type="float" office:value="0.823950130691242" calcext:value-type="float">
            <text:p>0,823950130691242</text:p>
          </table:table-cell>
          <table:table-cell table:number-columns-repeated="994"/>
        </table:table-row>
        <table:table-row table:style-name="ro3">
          <table:table-cell table:style-name="ce55" office:value-type="string" calcext:value-type="string" table:number-columns-spanned="4" table:number-rows-spanned="1">
            <text:p>Quel est le pourcentage d’augmentation ?</text:p>
          </table:table-cell>
          <table:covered-table-cell table:number-columns-repeated="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4" table:number-rows-spanned="1">
            <text:p>Plus grand diviseur commun entre…</text:p>
          </table:table-cell>
          <table:covered-table-cell table:number-columns-repeated="3" table:style-name="ce38"/>
          <table:table-cell table:style-name="ce55" office:value-type="string" calcext:value-type="string" table:number-columns-spanned="5" table:number-rows-spanned="1">
            <text:p>Volume de pyramide et cône en cm³</text:p>
          </table:table-cell>
          <table:covered-table-cell table:number-columns-repeated="4" table:style-name="ce38"/>
          <table:table-cell table:style-name="ce81"/>
          <table:table-cell table:style-name="ce82" office:value-type="string" calcext:value-type="string">
            <text:p>3<text:span text:style-name="T2">e</text:span></text:p>
          </table:table-cell>
          <table:table-cell table:style-name="ce87" table:formula="of:=[.Q34]" office:value-type="string" office:string-value="AD" calcext:value-type="string">
            <text:p>AD</text:p>
          </table:table-cell>
          <table:table-cell table:style-name="ce29"/>
          <table:table-cell table:style-name="ce92" table:formula="of:=[.Q35]" office:value-type="string" office:string-value="v5123" calcext:value-type="string">
            <text:p>v5123</text:p>
          </table:table-cell>
          <table:table-cell table:style-name="ce81"/>
          <table:table-cell table:formula="of:=RANK([.Y36];[.Y34:.Y43])+2" office:value-type="float" office:value="11" calcext:value-type="float">
            <text:p>11</text:p>
          </table:table-cell>
          <table:table-cell table:style-name="ce81" table:formula="of:=RAND()" office:value-type="float" office:value="0.106787817564727" calcext:value-type="float">
            <text:p>0,106787817564727</text:p>
          </table:table-cell>
          <table:table-cell table:style-name="ce81" table:number-columns-repeated="4"/>
          <table:table-cell table:style-name="ce81" table:formula="of:=RANK([.AE36];[.AE36:.AE41])" office:value-type="float" office:value="3" calcext:value-type="float">
            <text:p>3</text:p>
          </table:table-cell>
          <table:table-cell table:style-name="ce81" table:formula="of:=RAND()" office:value-type="float" office:value="0.517504340373846" calcext:value-type="float">
            <text:p>0,517504340373846</text:p>
          </table:table-cell>
          <table:table-cell table:style-name="ce81" table:number-columns-repeated="4"/>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51;80)/100+1" office:value-type="float" office:value="1.68" calcext:value-type="float">
            <text:p>1,68</text:p>
          </table:table-cell>
          <table:table-cell table:style-name="ce194" table:formula="of:=&quot;(x+&quot;&amp;[.AA37]&amp;&quot;)(x+&quot;&amp;[.AC37]&amp;&quot;)&quot;" office:value-type="string" office:string-value="(x+6)(x+6)" calcext:value-type="string" table:number-columns-spanned="3" table:number-rows-spanned="1">
            <text:p>(x+6)(x+6)</text:p>
          </table:table-cell>
          <table:covered-table-cell table:number-columns-repeated="2" table:style-name="ce7"/>
          <table:table-cell table:style-name="ce10" office:value-type="string" calcext:value-type="string">
            <text:p>=</text:p>
          </table:table-cell>
          <table:table-cell table:style-name="ce4" table:formula="of:=[.AD37]*[.AF37]*[.AH37]" office:value-type="float" office:value="10" calcext:value-type="float">
            <text:p>10</text:p>
          </table:table-cell>
          <table:table-cell table:style-name="ce7" office:value-type="string" calcext:value-type="string">
            <text:p>et</text:p>
          </table:table-cell>
          <table:table-cell table:style-name="ce7" table:formula="of:=[.AD36]*[.AF37]*[.AH38]" office:value-type="float" office:value="12" calcext:value-type="float">
            <text:p>12</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3*RANDBETWEEN(1;12)" office:value-type="float" office:value="33" calcext:value-type="float">
            <text:p>33 cm²</text:p>
          </table:table-cell>
          <table:table-cell table:style-name="ce179" office:value-type="string" calcext:value-type="string">
            <text:p>h=</text:p>
          </table:table-cell>
          <table:table-cell table:style-name="ce180" table:formula="of:=RANDBETWEEN(1;12)" office:value-type="float" office:value="1" calcext:value-type="float">
            <text:p>1 cm</text:p>
          </table:table-cell>
          <table:table-cell table:style-name="ce56" office:value-type="string" calcext:value-type="string">
            <text:p>V =</text:p>
          </table:table-cell>
          <table:table-cell/>
          <table:table-cell table:style-name="ce212" table:formula="of:=([.D37]-1)" office:value-type="percentage" office:value="0.68" calcext:value-type="percentage">
            <text:p>68 %</text:p>
          </table:table-cell>
          <table:table-cell table:style-name="ce202" table:formula="of:=&quot;x²+&quot;&amp;([.AA37]+[.AC37])&amp;&quot;x+&quot;&amp;([.AA37]*[.AC37])" office:value-type="string" office:string-value="x²+12x+36" calcext:value-type="string">
            <text:p>x²+12x+36</text:p>
          </table:table-cell>
          <table:table-cell table:style-name="ce48" table:formula="of:=GCD([.I37];[.K37])" office:value-type="float" office:value="2" calcext:value-type="float">
            <text:p>2</text:p>
          </table:table-cell>
          <table:table-cell table:style-name="ce57" table:formula="of:=[.N37]*[.P37]/3&amp;&quot; cm³&quot;" office:value-type="string" office:string-value="11 cm³" calcext:value-type="string">
            <text:p>11 cm³</text:p>
          </table:table-cell>
          <table:table-cell/>
          <table:table-cell table:formula="of:=RANK([.Y37];[.Y34:.Y43])+2" office:value-type="float" office:value="5" calcext:value-type="float">
            <text:p>5</text:p>
          </table:table-cell>
          <table:table-cell table:style-name="ce81" table:formula="of:=RAND()" office:value-type="float" office:value="0.812416745064438" calcext:value-type="float">
            <text:p>0,812416745064438</text:p>
          </table:table-cell>
          <table:table-cell table:style-name="ce15" table:formula="of:=RANDBETWEEN(2;5)"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5)" office:value-type="float" office:value="4" calcext:value-type="float">
            <text:p>4</text:p>
          </table:table-cell>
          <table:table-cell table:style-name="ce15" table:formula="of:=RANDBETWEEN(2;9)" office:value-type="float" office:value="6" calcext:value-type="float">
            <text:p>6</text:p>
          </table:table-cell>
          <table:table-cell table:formula="of:=RANK([.AE37];[.AE36:.AE41])" office:value-type="float" office:value="2" calcext:value-type="float">
            <text:p>2</text:p>
          </table:table-cell>
          <table:table-cell table:style-name="ce81" table:formula="of:=RAND()" office:value-type="float" office:value="0.594023804998399" calcext:value-type="float">
            <text:p>0,594023804998399</text:p>
          </table:table-cell>
          <table:table-cell table:formula="of:=RANK([.AG37];[.AG37:.AG41])" office:value-type="float" office:value="1" calcext:value-type="float">
            <text:p>1</text:p>
          </table:table-cell>
          <table:table-cell table:style-name="ce81" table:formula="of:=RAND()" office:value-type="float" office:value="0.996074229935996" calcext:value-type="float">
            <text:p>0,996074229935996</text:p>
          </table:table-cell>
          <table:table-cell table:formula="of:=RANK([.AI37];[.AI37:.AI41])" office:value-type="float" office:value="5" calcext:value-type="float">
            <text:p>5</text:p>
          </table:table-cell>
          <table:table-cell table:style-name="ce81" table:formula="of:=RAND()" office:value-type="float" office:value="0.0373731429322014" calcext:value-type="float">
            <text:p>0,037373142932201</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50)/100+1" office:value-type="float" office:value="1.36" calcext:value-type="float">
            <text:p>1,36</text:p>
          </table:table-cell>
          <table:table-cell table:style-name="ce194" table:formula="of:=&quot;(x-&quot;&amp;[.AA38]&amp;&quot;)(x+&quot;&amp;[.AC38]&amp;&quot;)&quot;" office:value-type="string" office:string-value="(x-3)(x+2)" calcext:value-type="string" table:number-columns-spanned="3" table:number-rows-spanned="1">
            <text:p>(x-3)(x+2)</text:p>
          </table:table-cell>
          <table:covered-table-cell table:number-columns-repeated="2" table:style-name="ce7"/>
          <table:table-cell table:style-name="ce10" office:value-type="string" calcext:value-type="string">
            <text:p>=</text:p>
          </table:table-cell>
          <table:table-cell table:style-name="ce4" table:formula="of:=[.AD38]*[.AF38]*[.AH38]" office:value-type="float" office:value="48" calcext:value-type="float">
            <text:p>48</text:p>
          </table:table-cell>
          <table:table-cell table:style-name="ce7" office:value-type="string" calcext:value-type="string">
            <text:p>et</text:p>
          </table:table-cell>
          <table:table-cell table:style-name="ce7" table:formula="of:=[.AD37]*[.AF38]*[.AH39]" office:value-type="float" office:value="6" calcext:value-type="float">
            <text:p>6</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RANDBETWEEN(1;12)" office:value-type="float" office:value="6" calcext:value-type="float">
            <text:p>6 cm²</text:p>
          </table:table-cell>
          <table:table-cell table:style-name="ce179" office:value-type="string" calcext:value-type="string">
            <text:p>h=</text:p>
          </table:table-cell>
          <table:table-cell table:style-name="ce180" table:formula="of:=RANDBETWEEN(1;12)*3" office:value-type="float" office:value="33" calcext:value-type="float">
            <text:p>33 cm</text:p>
          </table:table-cell>
          <table:table-cell table:style-name="ce56" office:value-type="string" calcext:value-type="string">
            <text:p>V =</text:p>
          </table:table-cell>
          <table:table-cell/>
          <table:table-cell table:style-name="ce212" table:formula="of:=([.D38]-1)" office:value-type="percentage" office:value="0.36" calcext:value-type="percentage">
            <text:p>36 %</text:p>
          </table:table-cell>
          <table:table-cell table:style-name="ce202" table:formula="of:=&quot;x²&quot;&amp;IF([.AC38]-[.AA38]&gt;0;&quot;+&quot;&amp;([.AC38]-[.AA38])&amp;&quot;x&quot;;IF([.AA38]=[.AC38];&quot;&quot;;([.AC38]-[.AA38]))&amp;&quot;x&quot;)&amp;&quot;-&quot;&amp;([.AA38]*[.AC38])" office:value-type="string" office:string-value="x²-1x-6" calcext:value-type="string">
            <text:p>x²-1x-6</text:p>
          </table:table-cell>
          <table:table-cell table:style-name="ce48" table:formula="of:=GCD([.I38];[.K38])" office:value-type="float" office:value="6" calcext:value-type="float">
            <text:p>6</text:p>
          </table:table-cell>
          <table:table-cell table:style-name="ce57" table:formula="of:=[.N38]*[.P38]/3&amp;&quot; cm³&quot;" office:value-type="string" office:string-value="66 cm³" calcext:value-type="string">
            <text:p>66 cm³</text:p>
          </table:table-cell>
          <table:table-cell/>
          <table:table-cell table:formula="of:=RANK([.Y38];[.Y34:.Y43])+2" office:value-type="float" office:value="12" calcext:value-type="float">
            <text:p>12</text:p>
          </table:table-cell>
          <table:table-cell table:style-name="ce81" table:formula="of:=RAND()" office:value-type="float" office:value="0.0213686297193177" calcext:value-type="float">
            <text:p>0,021368629719318</text:p>
          </table:table-cell>
          <table:table-cell table:style-name="ce15" table:formula="of:=RANDBETWEEN(2;5)"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5)" office:value-type="float" office:value="3" calcext:value-type="float">
            <text:p>3</text:p>
          </table:table-cell>
          <table:table-cell table:style-name="ce15" table:formula="of:=RANDBETWEEN(2;9)" office:value-type="float" office:value="2" calcext:value-type="float">
            <text:p>2</text:p>
          </table:table-cell>
          <table:table-cell table:formula="of:=RANK([.AE38];[.AE36:.AE41])" office:value-type="float" office:value="4" calcext:value-type="float">
            <text:p>4</text:p>
          </table:table-cell>
          <table:table-cell table:style-name="ce81" table:formula="of:=RAND()" office:value-type="float" office:value="0.193757580584934" calcext:value-type="float">
            <text:p>0,193757580584934</text:p>
          </table:table-cell>
          <table:table-cell table:formula="of:=RANK([.AG38];[.AG37:.AG41])" office:value-type="float" office:value="3" calcext:value-type="float">
            <text:p>3</text:p>
          </table:table-cell>
          <table:table-cell table:style-name="ce81" table:formula="of:=RAND()" office:value-type="float" office:value="0.755167299533302" calcext:value-type="float">
            <text:p>0,755167299533302</text:p>
          </table:table-cell>
          <table:table-cell table:formula="of:=RANK([.AI38];[.AI37:.AI41])" office:value-type="float" office:value="4" calcext:value-type="float">
            <text:p>4</text:p>
          </table:table-cell>
          <table:table-cell table:style-name="ce81" table:formula="of:=RAND()" office:value-type="float" office:value="0.467617847021893" calcext:value-type="float">
            <text:p>0,467617847021893</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1" office:value-type="float" office:value="1.2" calcext:value-type="float">
            <text:p>1,2</text:p>
          </table:table-cell>
          <table:table-cell table:style-name="ce194" table:formula="of:=&quot;(x+&quot;&amp;[.AA39]&amp;&quot;)(x-&quot;&amp;[.AC39]&amp;&quot;)&quot;" office:value-type="string" office:string-value="(x+5)(x-6)" calcext:value-type="string" table:number-columns-spanned="3" table:number-rows-spanned="1">
            <text:p>(x+5)(x-6)</text:p>
          </table:table-cell>
          <table:covered-table-cell table:number-columns-repeated="2" table:style-name="ce7"/>
          <table:table-cell table:style-name="ce10" office:value-type="string" calcext:value-type="string">
            <text:p>=</text:p>
          </table:table-cell>
          <table:table-cell table:style-name="ce4" table:formula="of:=[.AD39]*[.AF39]*[.AH39]" office:value-type="float" office:value="2" calcext:value-type="float">
            <text:p>2</text:p>
          </table:table-cell>
          <table:table-cell table:style-name="ce7" office:value-type="string" calcext:value-type="string">
            <text:p>et</text:p>
          </table:table-cell>
          <table:table-cell table:style-name="ce7" table:formula="of:=[.AD38]*[.AF39]*[.AH40]" office:value-type="float" office:value="24" calcext:value-type="float">
            <text:p>24</text:p>
          </table:table-cell>
          <table:table-cell table:style-name="ce10" office:value-type="string" calcext:value-type="string">
            <text:p>=</text:p>
          </table:table-cell>
          <table:table-cell table:style-name="ce39" office:value-type="string" calcext:value-type="string">
            <text:p>R=</text:p>
          </table:table-cell>
          <table:table-cell table:style-name="ce180" table:formula="of:=[.AF39]*3" office:value-type="float" office:value="6" calcext:value-type="float">
            <text:p>6 cm</text:p>
          </table:table-cell>
          <table:table-cell table:style-name="ce179" office:value-type="string" calcext:value-type="string">
            <text:p>h=</text:p>
          </table:table-cell>
          <table:table-cell table:style-name="ce180" table:formula="of:=RANDBETWEEN(1;12)" office:value-type="float" office:value="8" calcext:value-type="float">
            <text:p>8 cm</text:p>
          </table:table-cell>
          <table:table-cell table:style-name="ce56" office:value-type="string" calcext:value-type="string">
            <text:p>V =</text:p>
          </table:table-cell>
          <table:table-cell/>
          <table:table-cell table:style-name="ce212" table:formula="of:=([.D39]-1)" office:value-type="percentage" office:value="0.2" calcext:value-type="percentage">
            <text:p>20 %</text:p>
          </table:table-cell>
          <table:table-cell table:style-name="ce202" table:formula="of:=&quot;x²&quot;&amp;IF([.AC39]-[.AA39]&gt;0;-([.AC39]-[.AA39])&amp;&quot;x&quot;;IF([.AA39]=[.AC39];&quot;&quot;;&quot;+&quot;&amp;([.AA39]-[.AC39])&amp;&quot;x&quot;))&amp;&quot;-&quot;&amp;([.AA39]*[.AC39])" office:value-type="string" office:string-value="x²-1x-30" calcext:value-type="string">
            <text:p>x²-1x-30</text:p>
          </table:table-cell>
          <table:table-cell table:style-name="ce48" table:formula="of:=GCD([.I39];[.K39])" office:value-type="float" office:value="2" calcext:value-type="float">
            <text:p>2</text:p>
          </table:table-cell>
          <table:table-cell table:style-name="ce215" table:formula="of:=[.N39]*[.N39]*[.P39]/3" office:value-type="float" office:value="96" calcext:value-type="float">
            <text:p>96π cm³</text:p>
          </table:table-cell>
          <table:table-cell/>
          <table:table-cell table:formula="of:=RANK([.Y39];[.Y34:.Y43])+2" office:value-type="float" office:value="3" calcext:value-type="float">
            <text:p>3</text:p>
          </table:table-cell>
          <table:table-cell table:style-name="ce81" table:formula="of:=RAND()" office:value-type="float" office:value="0.858836104516286" calcext:value-type="float">
            <text:p>0,858836104516286</text:p>
          </table:table-cell>
          <table:table-cell table:style-name="ce15" table:formula="of:=RANDBETWEEN(2;5)" office:value-type="float" office:value="5" calcext:value-type="float">
            <text:p>5</text:p>
          </table:table-cell>
          <table:table-cell table:style-name="ce15" table:formula="of:=RANDBETWEEN(2;9)" office:value-type="float" office:value="5" calcext:value-type="float">
            <text:p>5</text:p>
          </table:table-cell>
          <table:table-cell table:style-name="ce15" table:formula="of:=RANDBETWEEN(2;5)" office:value-type="float" office:value="2" calcext:value-type="float">
            <text:p>2</text:p>
          </table:table-cell>
          <table:table-cell table:style-name="ce15" table:formula="of:=RANDBETWEEN(2;9)" office:value-type="float" office:value="6" calcext:value-type="float">
            <text:p>6</text:p>
          </table:table-cell>
          <table:table-cell table:formula="of:=RANK([.AE39];[.AE36:.AE41])" office:value-type="float" office:value="1" calcext:value-type="float">
            <text:p>1</text:p>
          </table:table-cell>
          <table:table-cell table:style-name="ce81" table:formula="of:=RAND()" office:value-type="float" office:value="0.884703311088849" calcext:value-type="float">
            <text:p>0,884703311088849</text:p>
          </table:table-cell>
          <table:table-cell table:formula="of:=RANK([.AG39];[.AG37:.AG41])" office:value-type="float" office:value="2" calcext:value-type="float">
            <text:p>2</text:p>
          </table:table-cell>
          <table:table-cell table:style-name="ce81" table:formula="of:=RAND()" office:value-type="float" office:value="0.858996463097474" calcext:value-type="float">
            <text:p>0,858996463097474</text:p>
          </table:table-cell>
          <table:table-cell table:formula="of:=RANK([.AI39];[.AI37:.AI41])" office:value-type="float" office:value="1" calcext:value-type="float">
            <text:p>1</text:p>
          </table:table-cell>
          <table:table-cell table:style-name="ce81" table:formula="of:=RAND()" office:value-type="float" office:value="0.898578584887695" calcext:value-type="float">
            <text:p>0,898578584887695</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0;800)/1000+1" office:value-type="float" office:value="1.625" calcext:value-type="float">
            <text:p>1,625</text:p>
          </table:table-cell>
          <table:table-cell table:style-name="ce194" table:formula="of:=&quot;(&quot;&amp;[.Z40]&amp;&quot;x+&quot;&amp;[.AA40]&amp;&quot;)(x+&quot;&amp;[.AC40]&amp;&quot;)&quot;" office:value-type="string" office:string-value="(4x+3)(x+7)" calcext:value-type="string" table:number-columns-spanned="3" table:number-rows-spanned="1">
            <text:p>(4x+3)(x+7)</text:p>
          </table:table-cell>
          <table:covered-table-cell table:number-columns-repeated="2" table:style-name="ce7"/>
          <table:table-cell table:style-name="ce10" office:value-type="string" calcext:value-type="string">
            <text:p>=</text:p>
          </table:table-cell>
          <table:table-cell table:style-name="ce4" table:formula="of:=[.AD40]*[.AF40]*[.AH40]" office:value-type="float" office:value="90" calcext:value-type="float">
            <text:p>90</text:p>
          </table:table-cell>
          <table:table-cell table:style-name="ce7" office:value-type="string" calcext:value-type="string">
            <text:p>et</text:p>
          </table:table-cell>
          <table:table-cell table:style-name="ce7" table:formula="of:=[.AD39]*[.AF40]*[.AH41]" office:value-type="float" office:value="10" calcext:value-type="float">
            <text:p>10</text:p>
          </table:table-cell>
          <table:table-cell table:style-name="ce10" office:value-type="string" calcext:value-type="string">
            <text:p>=</text:p>
          </table:table-cell>
          <table:table-cell table:style-name="ce50" office:value-type="string" calcext:value-type="string">
            <text:p>R=</text:p>
          </table:table-cell>
          <table:table-cell table:style-name="ce180" table:formula="of:=[.AF40]*3" office:value-type="float" office:value="15" calcext:value-type="float">
            <text:p>15 cm</text:p>
          </table:table-cell>
          <table:table-cell table:style-name="ce9" office:value-type="string" calcext:value-type="string">
            <text:p>H=</text:p>
          </table:table-cell>
          <table:table-cell table:style-name="ce180" table:formula="of:=RANDBETWEEN(1;10)" office:value-type="float" office:value="3" calcext:value-type="float">
            <text:p>3 cm</text:p>
          </table:table-cell>
          <table:table-cell table:style-name="ce172" office:value-type="string" calcext:value-type="string">
            <text:p>V=</text:p>
          </table:table-cell>
          <table:table-cell/>
          <table:table-cell table:style-name="ce212" table:formula="of:=([.D40]-1)" office:value-type="percentage" office:value="0.625" calcext:value-type="percentage">
            <text:p>62,5 %</text:p>
          </table:table-cell>
          <table:table-cell table:style-name="ce202" table:formula="of:=[.Z40]&amp;&quot;x²+&quot;&amp;([.AA40]+[.AC40]*[.Z40])&amp;&quot;x+&quot;&amp;([.AA40]*[.AC40])" office:value-type="string" office:string-value="4x²+31x+21" calcext:value-type="string">
            <text:p>4x²+31x+21</text:p>
          </table:table-cell>
          <table:table-cell table:style-name="ce48" table:formula="of:=GCD([.I40];[.K40])" office:value-type="float" office:value="10" calcext:value-type="float">
            <text:p>10</text:p>
          </table:table-cell>
          <table:table-cell table:style-name="ce215" table:formula="of:=[.N40]*[.N40]*[.P40]/3" office:value-type="float" office:value="225" calcext:value-type="float">
            <text:p>225π cm³</text:p>
          </table:table-cell>
          <table:table-cell/>
          <table:table-cell table:formula="of:=RANK([.Y40];[.Y34:.Y43])+2" office:value-type="float" office:value="6" calcext:value-type="float">
            <text:p>6</text:p>
          </table:table-cell>
          <table:table-cell table:style-name="ce81" table:formula="of:=RAND()" office:value-type="float" office:value="0.567543132629709" calcext:value-type="float">
            <text:p>0,567543132629709</text:p>
          </table:table-cell>
          <table:table-cell table:style-name="ce15" table:formula="of:=RANDBETWEEN(2;5)" office:value-type="float" office:value="4" calcext:value-type="float">
            <text:p>4</text:p>
          </table:table-cell>
          <table:table-cell table:style-name="ce15" table:formula="of:=RANDBETWEEN(2;9)" office:value-type="float" office:value="3" calcext:value-type="float">
            <text:p>3</text:p>
          </table:table-cell>
          <table:table-cell table:style-name="ce15" table:formula="of:=RANDBETWEEN(2;5)" office:value-type="float" office:value="5" calcext:value-type="float">
            <text:p>5</text:p>
          </table:table-cell>
          <table:table-cell table:style-name="ce15" table:formula="of:=RANDBETWEEN(2;9)" office:value-type="float" office:value="7" calcext:value-type="float">
            <text:p>7</text:p>
          </table:table-cell>
          <table:table-cell table:formula="of:=RANK([.AE40];[.AE36:.AE41])" office:value-type="float" office:value="6" calcext:value-type="float">
            <text:p>6</text:p>
          </table:table-cell>
          <table:table-cell table:style-name="ce81" table:formula="of:=RAND()" office:value-type="float" office:value="0.118776978825017" calcext:value-type="float">
            <text:p>0,118776978825017</text:p>
          </table:table-cell>
          <table:table-cell table:formula="of:=RANK([.AG40];[.AG37:.AG41])" office:value-type="float" office:value="5" calcext:value-type="float">
            <text:p>5</text:p>
          </table:table-cell>
          <table:table-cell table:style-name="ce81" table:formula="of:=RAND()" office:value-type="float" office:value="0.202864981411844" calcext:value-type="float">
            <text:p>0,202864981411844</text:p>
          </table:table-cell>
          <table:table-cell table:formula="of:=RANK([.AI40];[.AI37:.AI41])" office:value-type="float" office:value="3" calcext:value-type="float">
            <text:p>3</text:p>
          </table:table-cell>
          <table:table-cell table:style-name="ce81" table:formula="of:=RAND()" office:value-type="float" office:value="0.545270384049254" calcext:value-type="float">
            <text:p>0,545270384049254</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0+1" office:value-type="float" office:value="1.05" calcext:value-type="float">
            <text:p>1,05</text:p>
          </table:table-cell>
          <table:table-cell table:style-name="ce194" table:formula="of:=&quot;(&quot;&amp;[.Z41]&amp;&quot;x-&quot;&amp;[.AA41]&amp;&quot;)(&quot;&amp;[.AB41]&amp;&quot;x-&quot;&amp;[.AC41]&amp;&quot;)&quot;" office:value-type="string" office:string-value="(2x-5)(3x-9)" calcext:value-type="string" table:number-columns-spanned="3" table:number-rows-spanned="1">
            <text:p>(2x-5)(3x-9)</text:p>
          </table:table-cell>
          <table:covered-table-cell table:number-columns-repeated="2" table:style-name="ce7"/>
          <table:table-cell table:style-name="ce10" office:value-type="string" calcext:value-type="string">
            <text:p>=</text:p>
          </table:table-cell>
          <table:table-cell table:style-name="ce4" table:formula="of:=[.AD41]*[.AF41]*[.AH41]" office:value-type="float" office:value="40" calcext:value-type="float">
            <text:p>40</text:p>
          </table:table-cell>
          <table:table-cell table:style-name="ce7" office:value-type="string" calcext:value-type="string">
            <text:p>et</text:p>
          </table:table-cell>
          <table:table-cell table:style-name="ce7" table:formula="of:=[.AD40]*[.AF41]*[.AH37]" office:value-type="float" office:value="120" calcext:value-type="float">
            <text:p>120</text:p>
          </table:table-cell>
          <table:table-cell table:style-name="ce10" office:value-type="string" calcext:value-type="string">
            <text:p>=</text:p>
          </table:table-cell>
          <table:table-cell table:style-name="ce50" office:value-type="string" calcext:value-type="string">
            <text:p>D=</text:p>
          </table:table-cell>
          <table:table-cell table:style-name="ce180" table:formula="of:=RANDBETWEEN(2;5)" office:value-type="float" office:value="5" calcext:value-type="float">
            <text:p>5 cm</text:p>
          </table:table-cell>
          <table:table-cell table:style-name="ce9" office:value-type="string" calcext:value-type="string">
            <text:p>H=</text:p>
          </table:table-cell>
          <table:table-cell table:style-name="ce180" table:formula="of:=RANDBETWEEN(1;10)*3" office:value-type="float" office:value="24" calcext:value-type="float">
            <text:p>24 cm</text:p>
          </table:table-cell>
          <table:table-cell table:style-name="ce172" office:value-type="string" calcext:value-type="string">
            <text:p>V=</text:p>
          </table:table-cell>
          <table:table-cell/>
          <table:table-cell table:style-name="ce212" table:formula="of:=([.D41]-1)" office:value-type="percentage" office:value="0.05" calcext:value-type="percentage">
            <text:p>5 %</text:p>
          </table:table-cell>
          <table:table-cell table:style-name="ce202" table:formula="of:=[.Z41]*[.AB41]&amp;&quot;x²-&quot;&amp;[.AC41]*[.Z41]+[.AA41]*[.AB41]&amp;&quot;x&quot;&amp;&quot;+&quot;&amp;([.AA41]*[.AC41])" office:value-type="string" office:string-value="6x²-33x+45" calcext:value-type="string">
            <text:p>6x²-33x+45</text:p>
          </table:table-cell>
          <table:table-cell table:style-name="ce48" table:formula="of:=GCD([.I41];[.K41])" office:value-type="float" office:value="40" calcext:value-type="float">
            <text:p>40</text:p>
          </table:table-cell>
          <table:table-cell table:style-name="ce215" table:formula="of:=[.N41]*[.N41]*[.P41]/3/4" office:value-type="float" office:value="50" calcext:value-type="float">
            <text:p>50π cm³</text:p>
          </table:table-cell>
          <table:table-cell/>
          <table:table-cell table:formula="of:=RANK([.Y41];[.Y34:.Y43])+2" office:value-type="float" office:value="9" calcext:value-type="float">
            <text:p>9</text:p>
          </table:table-cell>
          <table:table-cell table:style-name="ce81" table:formula="of:=RAND()" office:value-type="float" office:value="0.286851192980889" calcext:value-type="float">
            <text:p>0,286851192980889</text:p>
          </table:table-cell>
          <table:table-cell table:style-name="ce15" table:formula="of:=RANDBETWEEN(2;5)"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5)" office:value-type="float" office:value="3" calcext:value-type="float">
            <text:p>3</text:p>
          </table:table-cell>
          <table:table-cell table:style-name="ce15" table:formula="of:=RANDBETWEEN(2;9)" office:value-type="float" office:value="9" calcext:value-type="float">
            <text:p>9</text:p>
          </table:table-cell>
          <table:table-cell table:formula="of:=RANK([.AE41];[.AE36:.AE41])" office:value-type="float" office:value="5" calcext:value-type="float">
            <text:p>5</text:p>
          </table:table-cell>
          <table:table-cell table:style-name="ce81" table:formula="of:=RAND()" office:value-type="float" office:value="0.193252070366835" calcext:value-type="float">
            <text:p>0,193252070366835</text:p>
          </table:table-cell>
          <table:table-cell table:formula="of:=RANK([.AG41];[.AG37:.AG41])" office:value-type="float" office:value="4" calcext:value-type="float">
            <text:p>4</text:p>
          </table:table-cell>
          <table:table-cell table:style-name="ce81" table:formula="of:=RAND()" office:value-type="float" office:value="0.656065668853187" calcext:value-type="float">
            <text:p>0,656065668853187</text:p>
          </table:table-cell>
          <table:table-cell table:formula="of:=RANK([.AI41];[.AI37:.AI41])" office:value-type="float" office:value="2" calcext:value-type="float">
            <text:p>2</text:p>
          </table:table-cell>
          <table:table-cell table:style-name="ce81" table:formula="of:=RAND()" office:value-type="float" office:value="0.694702040347801" calcext:value-type="float">
            <text:p>0,694702040347801</text:p>
          </table:table-cell>
          <table:table-cell table:number-columns-repeated="98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42];[.Y34:.Y43])+2" office:value-type="float" office:value="7" calcext:value-type="float">
            <text:p>7</text:p>
          </table:table-cell>
          <table:table-cell table:style-name="ce81" table:formula="of:=RAND()" office:value-type="float" office:value="0.547437506616742" calcext:value-type="float">
            <text:p>0,547437506616742</text:p>
          </table:table-cell>
          <table:table-cell table:number-columns-repeated="994"/>
        </table:table-row>
        <table:table-row table:style-name="ro4">
          <table:table-cell table:number-columns-repeated="23"/>
          <table:table-cell table:formula="of:=RANK([.Y43];[.Y34:.Y43])+2" office:value-type="float" office:value="10" calcext:value-type="float">
            <text:p>10</text:p>
          </table:table-cell>
          <table:table-cell table:style-name="ce81" table:formula="of:=RAND()" office:value-type="float" office:value="0.249985337877881" calcext:value-type="float">
            <text:p>0,249985337877881</text:p>
          </table:table-cell>
          <table:table-cell table:number-columns-repeated="994"/>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6">
          <table:table-cell table:number-columns-repeated="1019"/>
        </table:table-row>
        <table:table-row table:style-name="ro3">
          <table:table-cell table:number-columns-repeated="1019"/>
        </table:table-row>
      </table:table>
      <table:table table:name="Ceinture Noire 2" table:style-name="ta7" table:print-ranges="'Ceinture Noire 2'.A1:'Ceinture Noire 2'.P44 'Ceinture Noire 2'.R1:'Ceinture Noire 2'.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0" form:id="control10"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2?language=Basic&amp;location=document" xlink:type="simple"/>
              </office:event-listeners>
            </form:button>
          </form:form>
        </office:forms>
        <table:shapes>
          <draw:control draw:z-index="0" draw:style-name="gr9" draw:text-style-name="P2" svg:width="1.651cm" svg:height="0.749cm" svg:x="44.369cm" svg:y="0.362cm" draw:control="control10"/>
        </table:shapes>
        <table:table-column table:style-name="co140" table:default-cell-style-name="Default"/>
        <table:table-column table:style-name="co141" table:default-cell-style-name="Default"/>
        <table:table-column table:style-name="co60" table:default-cell-style-name="Default"/>
        <table:table-column table:style-name="co142" table:default-cell-style-name="Default"/>
        <table:table-column table:style-name="co143" table:default-cell-style-name="Default"/>
        <table:table-column table:style-name="co1" table:number-columns-repeated="2" table:default-cell-style-name="Default"/>
        <table:table-column table:style-name="co144" table:default-cell-style-name="Default"/>
        <table:table-column table:style-name="co37" table:default-cell-style-name="Default"/>
        <table:table-column table:style-name="co145" table:default-cell-style-name="Default"/>
        <table:table-column table:style-name="co21" table:default-cell-style-name="Default"/>
        <table:table-column table:style-name="co47" table:default-cell-style-name="Default"/>
        <table:table-column table:style-name="co20" table:default-cell-style-name="Default"/>
        <table:table-column table:style-name="co34" table:default-cell-style-name="Default"/>
        <table:table-column table:style-name="co121" table:default-cell-style-name="Default"/>
        <table:table-column table:style-name="co92" table:default-cell-style-name="Default"/>
        <table:table-column table:style-name="co146" table:default-cell-style-name="Default"/>
        <table:table-column table:style-name="co63" table:default-cell-style-name="Default"/>
        <table:table-column table:style-name="co113" table:default-cell-style-name="Default"/>
        <table:table-column table:style-name="co94" table:default-cell-style-name="Default"/>
        <table:table-column table:style-name="co71" table:default-cell-style-name="Default"/>
        <table:table-column table:style-name="co10" table:default-cell-style-name="Default"/>
        <table:table-column table:style-name="co21" table:default-cell-style-name="Default"/>
        <table:table-column table:style-name="co75" table:default-cell-style-name="Default"/>
        <table:table-column table:style-name="co147" table:default-cell-style-name="Default"/>
        <table:table-column table:style-name="co23" table:default-cell-style-name="Default"/>
        <table:table-column table:style-name="co43" table:default-cell-style-name="Default"/>
        <table:table-column table:style-name="co4" table:number-columns-repeated="992" table:default-cell-style-name="Default"/>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2" calcext:value-type="float">
            <text:p>12</text:p>
          </table:table-cell>
          <table:table-cell table:style-name="ce81" table:formula="of:=RAND()" office:value-type="float" office:value="0.0620850321032712" calcext:value-type="float">
            <text:p>0,062085032103271</text:p>
          </table:table-cell>
          <table:table-cell table:number-columns-repeated="2"/>
          <table:table-cell table:style-name="ce81"/>
          <table:table-cell table:number-columns-repeated="992"/>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7738" calcext:value-type="string">
            <text:p>v7738</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2];[.X1:.X10])+2" office:value-type="float" office:value="8" calcext:value-type="float">
            <text:p>8</text:p>
          </table:table-cell>
          <table:table-cell table:style-name="ce81" table:formula="of:=RAND()" office:value-type="float" office:value="0.258570131344864" calcext:value-type="float">
            <text:p>0,258570131344864</text:p>
          </table:table-cell>
          <table:table-cell/>
          <table:table-cell table:formula="of:=RANK([.AA2];[.AA2:.AA9])+1" office:value-type="float" office:value="4" calcext:value-type="float">
            <text:p>4</text:p>
          </table:table-cell>
          <table:table-cell table:style-name="ce81" table:formula="of:=RAND()" office:value-type="float" office:value="0.707765805969938" calcext:value-type="float">
            <text:p>0,707765805969938</text:p>
          </table:table-cell>
          <table:table-cell table:number-columns-repeated="992"/>
        </table:table-row>
        <table:table-row table:style-name="ro1">
          <table:table-cell table:style-name="ce55" office:value-type="string" calcext:value-type="string" table:number-columns-spanned="4" table:number-rows-spanned="1">
            <text:p>Encadrer une racine</text:p>
          </table:table-cell>
          <table:covered-table-cell table:number-columns-repeated="3" table:style-name="ce38"/>
          <table:table-cell table:style-name="ce55" office:value-type="string" calcext:value-type="string" table:number-columns-spanned="4" table:number-rows-spanned="1">
            <text:p>Quel est le pourcentage de réduction ?</text:p>
          </table:table-cell>
          <table:covered-table-cell table:number-columns-repeated="3"/>
          <table:table-cell table:style-name="ce55" office:value-type="string" calcext:value-type="string" table:number-columns-spanned="4" table:number-rows-spanned="1">
            <text:p>Quel est le coefficient de la fonction linéaire ?</text:p>
          </table:table-cell>
          <table:covered-table-cell table:number-columns-repeated="3"/>
          <table:table-cell table:style-name="ce55" office:value-type="string" calcext:value-type="string" table:number-columns-spanned="4" table:number-rows-spanned="1">
            <text:p>Calculer 25 % 75 %</text:p>
          </table:table-cell>
          <table:covered-table-cell table:number-columns-repeated="3"/>
          <table:table-cell table:style-name="ce81"/>
          <table:table-cell table:style-name="ce82" office:value-type="string" calcext:value-type="string">
            <text:p>3<text:span text:style-name="T2">e</text:span></text:p>
          </table:table-cell>
          <table:table-cell table:style-name="ce87" table:formula="of:=[.P1]" office:value-type="string" office:string-value="AA" calcext:value-type="string">
            <text:p>AA</text:p>
          </table:table-cell>
          <table:table-cell table:style-name="ce29"/>
          <table:table-cell table:style-name="ce92" table:formula="of:=[.P2]" office:value-type="string" office:string-value="v7738" calcext:value-type="string">
            <text:p>v7738</text:p>
          </table:table-cell>
          <table:table-cell table:style-name="ce81"/>
          <table:table-cell table:formula="of:=RANK([.X3];[.X1:.X10])+2" office:value-type="float" office:value="7" calcext:value-type="float">
            <text:p>7</text:p>
          </table:table-cell>
          <table:table-cell table:style-name="ce81" table:formula="of:=RAND()" office:value-type="float" office:value="0.366758973802155" calcext:value-type="float">
            <text:p>0,366758973802155</text:p>
          </table:table-cell>
          <table:table-cell/>
          <table:table-cell table:formula="of:=RANK([.AA3];[.AA2:.AA9])+1" office:value-type="float" office:value="5" calcext:value-type="float">
            <text:p>5</text:p>
          </table:table-cell>
          <table:table-cell table:style-name="ce81" table:formula="of:=RAND()" office:value-type="float" office:value="0.598991497069191" calcext:value-type="float">
            <text:p>0,598991497069191</text:p>
          </table:table-cell>
          <table:table-cell table:style-name="ce81" table:number-columns-repeated="992"/>
        </table:table-row>
        <table:table-row table:style-name="ro3">
          <table:table-cell table:style-name="ce4"/>
          <table:table-cell table:style-name="ce14" office:value-type="string" calcext:value-type="string">
            <text:p>≤</text:p>
          </table:table-cell>
          <table:table-cell table:style-name="ce14" table:formula="of:=&quot;√&quot;&amp;[.Y4]" office:value-type="string" office:string-value="√135" calcext:value-type="string">
            <text:p>√135</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39)/100" office:value-type="float" office:value="0.81" calcext:value-type="float">
            <text:p>0,81</text:p>
          </table:table-cell>
          <table:table-cell table:style-name="ce50" office:value-type="string" calcext:value-type="string">
            <text:p>Si f(</text:p>
          </table:table-cell>
          <table:table-cell table:style-name="ce7" table:formula="of:=[.Z4]" office:value-type="float" office:value="7" calcext:value-type="float">
            <text:p>7</text:p>
          </table:table-cell>
          <table:table-cell table:style-name="ce9" office:value-type="string" calcext:value-type="string">
            <text:p>)=</text:p>
          </table:table-cell>
          <table:table-cell table:style-name="ce172" table:formula="of:=[.Z2]*[.J4]" office:value-type="float" office:value="28" calcext:value-type="float">
            <text:p>28</text:p>
          </table:table-cell>
          <table:table-cell table:style-name="ce152" table:formula="of:=IF([.W4]&gt;7;0.25;0.75)" office:value-type="percentage" office:value="0.25" calcext:value-type="percentage">
            <text:p>25 %</text:p>
          </table:table-cell>
          <table:table-cell table:style-name="ce40" office:value-type="string" calcext:value-type="string">
            <text:p>de</text:p>
          </table:table-cell>
          <table:table-cell table:style-name="ce41" table:formula="of:=4*[.W4]" office:value-type="float" office:value="36" calcext:value-type="float">
            <text:p>36</text:p>
          </table:table-cell>
          <table:table-cell table:style-name="ce56" office:value-type="string" calcext:value-type="string">
            <text:p>=</text:p>
          </table:table-cell>
          <table:table-cell/>
          <table:table-cell table:style-name="ce147" table:formula="of:=ROUNDDOWN(SQRT([.Y4]))&amp;&quot;&lt;...&lt;&quot;&amp;(ROUNDDOWN(SQRT([.Y4]))+1)" office:value-type="string" office:string-value="11&lt;...&lt;12" calcext:value-type="string">
            <text:p>11&lt;...&lt;12</text:p>
          </table:table-cell>
          <table:table-cell table:style-name="ce212" table:formula="of:=1-[.H4]" office:value-type="percentage" office:value="0.19" calcext:value-type="percentage">
            <text:p>19 %</text:p>
          </table:table-cell>
          <table:table-cell table:style-name="ce147" table:formula="of:=[.L4]/[.J4]" office:value-type="float" office:value="4" calcext:value-type="float">
            <text:p>4</text:p>
          </table:table-cell>
          <table:table-cell table:style-name="ce147" table:formula="of:=[.M4]*[.O4]" office:value-type="float" office:value="9" calcext:value-type="float">
            <text:p>9</text:p>
          </table:table-cell>
          <table:table-cell/>
          <table:table-cell table:formula="of:=RANK([.X4];[.X1:.X10])+2" office:value-type="float" office:value="9" calcext:value-type="float">
            <text:p>9</text:p>
          </table:table-cell>
          <table:table-cell table:style-name="ce81" table:formula="of:=RAND()" office:value-type="float" office:value="0.140663000035334" calcext:value-type="float">
            <text:p>0,140663000035334</text:p>
          </table:table-cell>
          <table:table-cell table:formula="of:=IF([.W4]&lt;5;RANDBETWEEN(2;40);IF([.W4]&lt;7;RANDBETWEEN(41;80);IF([.W4]=7;RANDBETWEEN(81;100);IF([.W4]=8;RANDBETWEEN(101;130);IF([.W4]&lt;11;RANDBETWEEN(131;150);RANDBETWEEN(151;200))))))" office:value-type="float" office:value="135" calcext:value-type="float">
            <text:p>135</text:p>
          </table:table-cell>
          <table:table-cell table:formula="of:=RANK([.AA4];[.AA2:.AA9])+1" office:value-type="float" office:value="7" calcext:value-type="float">
            <text:p>7</text:p>
          </table:table-cell>
          <table:table-cell table:style-name="ce81" table:formula="of:=RAND()" office:value-type="float" office:value="0.369919267300589" calcext:value-type="float">
            <text:p>0,369919267300589</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5]" office:value-type="string" office:string-value="√145" calcext:value-type="string">
            <text:p>√145</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40;80)/100" office:value-type="float" office:value="0.46" calcext:value-type="float">
            <text:p>0,46</text:p>
          </table:table-cell>
          <table:table-cell table:style-name="ce50" office:value-type="string" calcext:value-type="string">
            <text:p>Si f(</text:p>
          </table:table-cell>
          <table:table-cell table:style-name="ce7" table:formula="of:=[.Z5]" office:value-type="float" office:value="9" calcext:value-type="float">
            <text:p>9</text:p>
          </table:table-cell>
          <table:table-cell table:style-name="ce9" office:value-type="string" calcext:value-type="string">
            <text:p>)=</text:p>
          </table:table-cell>
          <table:table-cell table:style-name="ce172" table:formula="of:=[.Z3]*[.J5]" office:value-type="float" office:value="45" calcext:value-type="float">
            <text:p>45</text:p>
          </table:table-cell>
          <table:table-cell table:style-name="ce152" table:formula="of:=IF([.W5]&gt;7;0.25;0.75)" office:value-type="percentage" office:value="0.25" calcext:value-type="percentage">
            <text:p>25 %</text:p>
          </table:table-cell>
          <table:table-cell table:style-name="ce40" office:value-type="string" calcext:value-type="string">
            <text:p>de</text:p>
          </table:table-cell>
          <table:table-cell table:style-name="ce41" table:formula="of:=4*[.W5]" office:value-type="float" office:value="40" calcext:value-type="float">
            <text:p>40</text:p>
          </table:table-cell>
          <table:table-cell table:style-name="ce56" office:value-type="string" calcext:value-type="string">
            <text:p>=</text:p>
          </table:table-cell>
          <table:table-cell/>
          <table:table-cell table:style-name="ce147" table:formula="of:=ROUNDDOWN(SQRT([.Y5]))&amp;&quot;&lt;...&lt;&quot;&amp;(ROUNDDOWN(SQRT([.Y5]))+1)" office:value-type="string" office:string-value="12&lt;...&lt;13" calcext:value-type="string">
            <text:p>12&lt;...&lt;13</text:p>
          </table:table-cell>
          <table:table-cell table:style-name="ce212" table:formula="of:=1-[.H5]" office:value-type="percentage" office:value="0.54" calcext:value-type="percentage">
            <text:p>54 %</text:p>
          </table:table-cell>
          <table:table-cell table:style-name="ce147" table:formula="of:=[.L5]/[.J5]" office:value-type="float" office:value="5" calcext:value-type="float">
            <text:p>5</text:p>
          </table:table-cell>
          <table:table-cell table:style-name="ce147" table:formula="of:=[.M5]*[.O5]" office:value-type="float" office:value="10" calcext:value-type="float">
            <text:p>10</text:p>
          </table:table-cell>
          <table:table-cell/>
          <table:table-cell table:formula="of:=RANK([.X5];[.X1:.X10])+2" office:value-type="float" office:value="10" calcext:value-type="float">
            <text:p>10</text:p>
          </table:table-cell>
          <table:table-cell table:style-name="ce81" table:formula="of:=RAND()" office:value-type="float" office:value="0.105825393628303" calcext:value-type="float">
            <text:p>0,105825393628303</text:p>
          </table:table-cell>
          <table:table-cell table:formula="of:=IF([.W5]&lt;5;RANDBETWEEN(2;40);IF([.W5]&lt;7;RANDBETWEEN(41;80);IF([.W5]=7;RANDBETWEEN(81;100);IF([.W5]=8;RANDBETWEEN(101;130);IF([.W5]&lt;11;RANDBETWEEN(131;150);RANDBETWEEN(151;200))))))" office:value-type="float" office:value="145" calcext:value-type="float">
            <text:p>145</text:p>
          </table:table-cell>
          <table:table-cell table:formula="of:=RANK([.AA5];[.AA2:.AA9])+1" office:value-type="float" office:value="9" calcext:value-type="float">
            <text:p>9</text:p>
          </table:table-cell>
          <table:table-cell table:style-name="ce81" table:formula="of:=RAND()" office:value-type="float" office:value="0.0530880235746228" calcext:value-type="float">
            <text:p>0,05308802357462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6]" office:value-type="string" office:string-value="√157" calcext:value-type="string">
            <text:p>√157</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 office:value-type="float" office:value="0.4" calcext:value-type="float">
            <text:p>0,4</text:p>
          </table:table-cell>
          <table:table-cell table:style-name="ce50" office:value-type="string" calcext:value-type="string">
            <text:p>Si f(</text:p>
          </table:table-cell>
          <table:table-cell table:style-name="ce7" table:formula="of:=[.Z6]" office:value-type="float" office:value="6" calcext:value-type="float">
            <text:p>6</text:p>
          </table:table-cell>
          <table:table-cell table:style-name="ce9" office:value-type="string" calcext:value-type="string">
            <text:p>)=</text:p>
          </table:table-cell>
          <table:table-cell table:style-name="ce172" table:formula="of:=[.Z4]*[.J6]" office:value-type="float" office:value="42" calcext:value-type="float">
            <text:p>42</text:p>
          </table:table-cell>
          <table:table-cell table:style-name="ce152" table:formula="of:=IF([.W6]&gt;7;0.25;0.75)" office:value-type="percentage" office:value="0.25" calcext:value-type="percentage">
            <text:p>25 %</text:p>
          </table:table-cell>
          <table:table-cell table:style-name="ce40" office:value-type="string" calcext:value-type="string">
            <text:p>de</text:p>
          </table:table-cell>
          <table:table-cell table:style-name="ce41" table:formula="of:=4*[.W6]" office:value-type="float" office:value="44" calcext:value-type="float">
            <text:p>44</text:p>
          </table:table-cell>
          <table:table-cell table:style-name="ce56" office:value-type="string" calcext:value-type="string">
            <text:p>=</text:p>
          </table:table-cell>
          <table:table-cell/>
          <table:table-cell table:style-name="ce147" table:formula="of:=ROUNDDOWN(SQRT([.Y6]))&amp;&quot;&lt;...&lt;&quot;&amp;(ROUNDDOWN(SQRT([.Y6]))+1)" office:value-type="string" office:string-value="12&lt;...&lt;13" calcext:value-type="string">
            <text:p>12&lt;...&lt;13</text:p>
          </table:table-cell>
          <table:table-cell table:style-name="ce212" table:formula="of:=1-[.H6]" office:value-type="percentage" office:value="0.6" calcext:value-type="percentage">
            <text:p>60 %</text:p>
          </table:table-cell>
          <table:table-cell table:style-name="ce147" table:formula="of:=[.L6]/[.J6]" office:value-type="float" office:value="7" calcext:value-type="float">
            <text:p>7</text:p>
          </table:table-cell>
          <table:table-cell table:style-name="ce147" table:formula="of:=[.M6]*[.O6]" office:value-type="float" office:value="11" calcext:value-type="float">
            <text:p>11</text:p>
          </table:table-cell>
          <table:table-cell/>
          <table:table-cell table:formula="of:=RANK([.X6];[.X1:.X10])+2" office:value-type="float" office:value="11" calcext:value-type="float">
            <text:p>11</text:p>
          </table:table-cell>
          <table:table-cell table:style-name="ce81" table:formula="of:=RAND()" office:value-type="float" office:value="0.0835547685057665" calcext:value-type="float">
            <text:p>0,083554768505767</text:p>
          </table:table-cell>
          <table:table-cell table:formula="of:=IF([.W6]&lt;5;RANDBETWEEN(2;40);IF([.W6]&lt;7;RANDBETWEEN(41;80);IF([.W6]=7;RANDBETWEEN(81;100);IF([.W6]=8;RANDBETWEEN(101;130);IF([.W6]&lt;11;RANDBETWEEN(131;150);RANDBETWEEN(151;200))))))" office:value-type="float" office:value="157" calcext:value-type="float">
            <text:p>157</text:p>
          </table:table-cell>
          <table:table-cell table:formula="of:=RANK([.AA6];[.AA2:.AA9])+1" office:value-type="float" office:value="6" calcext:value-type="float">
            <text:p>6</text:p>
          </table:table-cell>
          <table:table-cell table:style-name="ce81" table:formula="of:=RAND()" office:value-type="float" office:value="0.501156059338607" calcext:value-type="float">
            <text:p>0,501156059338607</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7]" office:value-type="string" office:string-value="√36" calcext:value-type="string">
            <text:p>√36</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0;800)/1000" office:value-type="float" office:value="0.442" calcext:value-type="float">
            <text:p>0,442</text:p>
          </table:table-cell>
          <table:table-cell table:style-name="ce50" office:value-type="string" calcext:value-type="string">
            <text:p>Si f(</text:p>
          </table:table-cell>
          <table:table-cell table:style-name="ce7" table:formula="of:=[.Z7]" office:value-type="float" office:value="3" calcext:value-type="float">
            <text:p>3</text:p>
          </table:table-cell>
          <table:table-cell table:style-name="ce9" office:value-type="string" calcext:value-type="string">
            <text:p>)=</text:p>
          </table:table-cell>
          <table:table-cell table:style-name="ce172" table:formula="of:=[.Z5]*[.J7]" office:value-type="float" office:value="27" calcext:value-type="float">
            <text:p>27</text:p>
          </table:table-cell>
          <table:table-cell table:style-name="ce152" table:formula="of:=IF([.W7]&gt;7;0.25;0.75)" office:value-type="percentage" office:value="0.75" calcext:value-type="percentage">
            <text:p>75 %</text:p>
          </table:table-cell>
          <table:table-cell table:style-name="ce40" office:value-type="string" calcext:value-type="string">
            <text:p>de</text:p>
          </table:table-cell>
          <table:table-cell table:style-name="ce41" table:formula="of:=4*[.W7]" office:value-type="float" office:value="12" calcext:value-type="float">
            <text:p>12</text:p>
          </table:table-cell>
          <table:table-cell table:style-name="ce56" office:value-type="string" calcext:value-type="string">
            <text:p>=</text:p>
          </table:table-cell>
          <table:table-cell/>
          <table:table-cell table:style-name="ce147" table:formula="of:=ROUNDDOWN(SQRT([.Y7]))&amp;&quot;&lt;...&lt;&quot;&amp;(ROUNDDOWN(SQRT([.Y7]))+1)" office:value-type="string" office:string-value="6&lt;...&lt;7" calcext:value-type="string">
            <text:p>6&lt;...&lt;7</text:p>
          </table:table-cell>
          <table:table-cell table:style-name="ce212" table:formula="of:=1-[.H7]" office:value-type="percentage" office:value="0.558" calcext:value-type="percentage">
            <text:p>55,8 %</text:p>
          </table:table-cell>
          <table:table-cell table:style-name="ce147" table:formula="of:=[.L7]/[.J7]" office:value-type="float" office:value="9" calcext:value-type="float">
            <text:p>9</text:p>
          </table:table-cell>
          <table:table-cell table:style-name="ce147" table:formula="of:=[.M7]*[.O7]" office:value-type="float" office:value="9" calcext:value-type="float">
            <text:p>9</text:p>
          </table:table-cell>
          <table:table-cell/>
          <table:table-cell table:formula="of:=RANK([.X7];[.X1:.X10])+2" office:value-type="float" office:value="3" calcext:value-type="float">
            <text:p>3</text:p>
          </table:table-cell>
          <table:table-cell table:style-name="ce81" table:formula="of:=RAND()" office:value-type="float" office:value="0.91350504920717" calcext:value-type="float">
            <text:p>0,91350504920717</text:p>
          </table:table-cell>
          <table:table-cell table:formula="of:=IF([.W7]&lt;5;RANDBETWEEN(2;40);IF([.W7]&lt;7;RANDBETWEEN(41;80);IF([.W7]=7;RANDBETWEEN(81;100);IF([.W7]=8;RANDBETWEEN(101;130);IF([.W7]&lt;11;RANDBETWEEN(131;150);RANDBETWEEN(151;200))))))" office:value-type="float" office:value="36" calcext:value-type="float">
            <text:p>36</text:p>
          </table:table-cell>
          <table:table-cell table:formula="of:=RANK([.AA7];[.AA2:.AA9])+1" office:value-type="float" office:value="3" calcext:value-type="float">
            <text:p>3</text:p>
          </table:table-cell>
          <table:table-cell table:style-name="ce81" table:formula="of:=RAND()" office:value-type="float" office:value="0.839602929568094" calcext:value-type="float">
            <text:p>0,83960292956809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8]" office:value-type="string" office:string-value="√74" calcext:value-type="string">
            <text:p>√74</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0" office:value-type="float" office:value="0.98" calcext:value-type="float">
            <text:p>0,98</text:p>
          </table:table-cell>
          <table:table-cell table:style-name="ce50" office:value-type="string" calcext:value-type="string">
            <text:p>Si f(</text:p>
          </table:table-cell>
          <table:table-cell table:style-name="ce7" table:formula="of:=[.Z8]" office:value-type="float" office:value="8" calcext:value-type="float">
            <text:p>8</text:p>
          </table:table-cell>
          <table:table-cell table:style-name="ce9" office:value-type="string" calcext:value-type="string">
            <text:p>)=</text:p>
          </table:table-cell>
          <table:table-cell table:style-name="ce172" table:formula="of:=[.Z6]*[.J8]" office:value-type="float" office:value="48" calcext:value-type="float">
            <text:p>48</text:p>
          </table:table-cell>
          <table:table-cell table:style-name="ce152" table:formula="of:=IF([.W8]&gt;7;0.25;0.75)" office:value-type="percentage" office:value="0.75" calcext:value-type="percentage">
            <text:p>75 %</text:p>
          </table:table-cell>
          <table:table-cell table:style-name="ce40" office:value-type="string" calcext:value-type="string">
            <text:p>de</text:p>
          </table:table-cell>
          <table:table-cell table:style-name="ce41" table:formula="of:=4*[.W8]" office:value-type="float" office:value="24" calcext:value-type="float">
            <text:p>24</text:p>
          </table:table-cell>
          <table:table-cell table:style-name="ce56" office:value-type="string" calcext:value-type="string">
            <text:p>=</text:p>
          </table:table-cell>
          <table:table-cell/>
          <table:table-cell table:style-name="ce147" table:formula="of:=ROUNDDOWN(SQRT([.Y8]))&amp;&quot;&lt;...&lt;&quot;&amp;(ROUNDDOWN(SQRT([.Y8]))+1)" office:value-type="string" office:string-value="8&lt;...&lt;9" calcext:value-type="string">
            <text:p>8&lt;...&lt;9</text:p>
          </table:table-cell>
          <table:table-cell table:style-name="ce212" table:formula="of:=1-[.H8]" office:value-type="percentage" office:value="0.02" calcext:value-type="percentage">
            <text:p>2 %</text:p>
          </table:table-cell>
          <table:table-cell table:style-name="ce147" table:formula="of:=[.L8]/[.J8]" office:value-type="float" office:value="6" calcext:value-type="float">
            <text:p>6</text:p>
          </table:table-cell>
          <table:table-cell table:style-name="ce147" table:formula="of:=[.M8]*[.O8]" office:value-type="float" office:value="18" calcext:value-type="float">
            <text:p>18</text:p>
          </table:table-cell>
          <table:table-cell/>
          <table:table-cell table:formula="of:=RANK([.X8];[.X1:.X10])+2" office:value-type="float" office:value="6" calcext:value-type="float">
            <text:p>6</text:p>
          </table:table-cell>
          <table:table-cell table:style-name="ce81" table:formula="of:=RAND()" office:value-type="float" office:value="0.377136281498338" calcext:value-type="float">
            <text:p>0,377136281498338</text:p>
          </table:table-cell>
          <table:table-cell table:formula="of:=IF([.W8]&lt;5;RANDBETWEEN(2;40);IF([.W8]&lt;7;RANDBETWEEN(41;80);IF([.W8]=7;RANDBETWEEN(81;100);IF([.W8]=8;RANDBETWEEN(101;130);IF([.W8]&lt;11;RANDBETWEEN(131;150);RANDBETWEEN(151;200))))))" office:value-type="float" office:value="74" calcext:value-type="float">
            <text:p>74</text:p>
          </table:table-cell>
          <table:table-cell table:formula="of:=RANK([.AA8];[.AA2:.AA9])+1" office:value-type="float" office:value="8" calcext:value-type="float">
            <text:p>8</text:p>
          </table:table-cell>
          <table:table-cell table:style-name="ce81" table:formula="of:=RAND()" office:value-type="float" office:value="0.20072773683683" calcext:value-type="float">
            <text:p>0,20072773683683</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7" table:formula="of:=[.Z9]" office:value-type="float" office:value="2" calcext:value-type="float">
            <text:p>2</text:p>
          </table:covered-table-cell>
          <table:covered-table-cell table:number-columns-repeated="2"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4" calcext:value-type="float">
            <text:p>4</text:p>
          </table:table-cell>
          <table:table-cell table:style-name="ce81" table:formula="of:=RAND()" office:value-type="float" office:value="0.670214818952342" calcext:value-type="float">
            <text:p>0,670214818952342</text:p>
          </table:table-cell>
          <table:table-cell/>
          <table:table-cell table:formula="of:=RANK([.AA9];[.AA2:.AA9])+1" office:value-type="float" office:value="2" calcext:value-type="float">
            <text:p>2</text:p>
          </table:table-cell>
          <table:table-cell table:style-name="ce81" table:formula="of:=RAND()" office:value-type="float" office:value="0.86919954265524" calcext:value-type="float">
            <text:p>0,86919954265524</text:p>
          </table:table-cell>
          <table:table-cell table:number-columns-repeated="992"/>
        </table:table-row>
        <table:table-row table:style-name="ro4">
          <table:table-cell table:number-columns-repeated="22"/>
          <table:table-cell table:formula="of:=RANK([.X10];[.X1:.X10])+2" office:value-type="float" office:value="5" calcext:value-type="float">
            <text:p>5</text:p>
          </table:table-cell>
          <table:table-cell table:style-name="ce81" table:formula="of:=RAND()" office:value-type="float" office:value="0.511778395873837" calcext:value-type="float">
            <text:p>0,511778395873837</text:p>
          </table:table-cell>
          <table:table-cell table:number-columns-repeated="995"/>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0" calcext:value-type="float">
            <text:p>10</text:p>
          </table:table-cell>
          <table:table-cell table:style-name="ce81" table:formula="of:=RAND()" office:value-type="float" office:value="0.309042974159406" calcext:value-type="float">
            <text:p>0,309042974159406</text:p>
          </table:table-cell>
          <table:table-cell table:number-columns-repeated="2"/>
          <table:table-cell table:style-name="ce81"/>
          <table:table-cell table:number-columns-repeated="992"/>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P$2]" office:value-type="string" office:string-value="v7738" calcext:value-type="string">
            <text:p>v7738</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13];[.X12:.X21])+2" office:value-type="float" office:value="3" calcext:value-type="float">
            <text:p>3</text:p>
          </table:table-cell>
          <table:table-cell table:style-name="ce81" table:formula="of:=RAND()" office:value-type="float" office:value="0.894270729356025" calcext:value-type="float">
            <text:p>0,894270729356025</text:p>
          </table:table-cell>
          <table:table-cell/>
          <table:table-cell table:formula="of:=RANK([.AA13];[.AA13:.AA20])+1" office:value-type="float" office:value="7" calcext:value-type="float">
            <text:p>7</text:p>
          </table:table-cell>
          <table:table-cell table:style-name="ce81" table:formula="of:=RAND()" office:value-type="float" office:value="0.375251570530085" calcext:value-type="float">
            <text:p>0,375251570530085</text:p>
          </table:table-cell>
          <table:table-cell table:number-columns-repeated="992"/>
        </table:table-row>
        <table:table-row table:style-name="ro3">
          <table:table-cell table:style-name="ce55" office:value-type="string" calcext:value-type="string" table:number-columns-spanned="4" table:number-rows-spanned="1">
            <text:p>Encadrer une racine</text:p>
          </table:table-cell>
          <table:covered-table-cell table:number-columns-repeated="3" table:style-name="ce38"/>
          <table:table-cell table:style-name="ce55" office:value-type="string" calcext:value-type="string" table:number-columns-spanned="4" table:number-rows-spanned="1">
            <text:p>Quel est le pourcentage de réduction ?</text:p>
          </table:table-cell>
          <table:covered-table-cell table:number-columns-repeated="3"/>
          <table:table-cell table:style-name="ce55" office:value-type="string" calcext:value-type="string" table:number-columns-spanned="4" table:number-rows-spanned="1">
            <text:p>Quel est le coefficient de la fonction linéaire ?</text:p>
          </table:table-cell>
          <table:covered-table-cell table:number-columns-repeated="3"/>
          <table:table-cell table:style-name="ce55" office:value-type="string" calcext:value-type="string" table:number-columns-spanned="4" table:number-rows-spanned="1">
            <text:p>Calculer 25 % 75 %</text:p>
          </table:table-cell>
          <table:covered-table-cell table:number-columns-repeated="3"/>
          <table:table-cell table:style-name="ce81"/>
          <table:table-cell table:style-name="ce82" office:value-type="string" calcext:value-type="string">
            <text:p>3<text:span text:style-name="T2">e</text:span></text:p>
          </table:table-cell>
          <table:table-cell table:style-name="ce87" table:formula="of:=[.P12]" office:value-type="string" office:string-value="AB" calcext:value-type="string">
            <text:p>AB</text:p>
          </table:table-cell>
          <table:table-cell table:style-name="ce29"/>
          <table:table-cell table:style-name="ce92" table:formula="of:=[.P13]" office:value-type="string" office:string-value="v7738" calcext:value-type="string">
            <text:p>v7738</text:p>
          </table:table-cell>
          <table:table-cell table:style-name="ce81"/>
          <table:table-cell table:formula="of:=RANK([.X14];[.X12:.X21])+2" office:value-type="float" office:value="6" calcext:value-type="float">
            <text:p>6</text:p>
          </table:table-cell>
          <table:table-cell table:style-name="ce81" table:formula="of:=RAND()" office:value-type="float" office:value="0.584327556645827" calcext:value-type="float">
            <text:p>0,584327556645827</text:p>
          </table:table-cell>
          <table:table-cell/>
          <table:table-cell table:formula="of:=RANK([.AA14];[.AA13:.AA20])+1" office:value-type="float" office:value="3" calcext:value-type="float">
            <text:p>3</text:p>
          </table:table-cell>
          <table:table-cell table:style-name="ce81" table:formula="of:=RAND()" office:value-type="float" office:value="0.758086051514928" calcext:value-type="float">
            <text:p>0,75808605151492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5]" office:value-type="string" office:string-value="√193" calcext:value-type="string">
            <text:p>√193</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39)/100" office:value-type="float" office:value="0.79" calcext:value-type="float">
            <text:p>0,79</text:p>
          </table:table-cell>
          <table:table-cell table:style-name="ce50" office:value-type="string" calcext:value-type="string">
            <text:p>Si f(</text:p>
          </table:table-cell>
          <table:table-cell table:style-name="ce7" table:formula="of:=[.Z15]" office:value-type="float" office:value="5" calcext:value-type="float">
            <text:p>5</text:p>
          </table:table-cell>
          <table:table-cell table:style-name="ce9" office:value-type="string" calcext:value-type="string">
            <text:p>)=</text:p>
          </table:table-cell>
          <table:table-cell table:style-name="ce172" table:formula="of:=[.Z13]*[.J15]" office:value-type="float" office:value="35" calcext:value-type="float">
            <text:p>35</text:p>
          </table:table-cell>
          <table:table-cell table:style-name="ce152" table:formula="of:=IF([.W15]&gt;7;0.25;0.75)" office:value-type="percentage" office:value="0.25" calcext:value-type="percentage">
            <text:p>25 %</text:p>
          </table:table-cell>
          <table:table-cell table:style-name="ce40" office:value-type="string" calcext:value-type="string">
            <text:p>de</text:p>
          </table:table-cell>
          <table:table-cell table:style-name="ce41" table:formula="of:=4*[.W15]" office:value-type="float" office:value="44" calcext:value-type="float">
            <text:p>44</text:p>
          </table:table-cell>
          <table:table-cell table:style-name="ce56" office:value-type="string" calcext:value-type="string">
            <text:p>=</text:p>
          </table:table-cell>
          <table:table-cell/>
          <table:table-cell table:style-name="ce147" table:formula="of:=ROUNDDOWN(SQRT([.Y15]))&amp;&quot;&lt;...&lt;&quot;&amp;(ROUNDDOWN(SQRT([.Y15]))+1)" office:value-type="string" office:string-value="13&lt;...&lt;14" calcext:value-type="string">
            <text:p>13&lt;...&lt;14</text:p>
          </table:table-cell>
          <table:table-cell table:style-name="ce212" table:formula="of:=1-[.H15]" office:value-type="percentage" office:value="0.21" calcext:value-type="percentage">
            <text:p>21 %</text:p>
          </table:table-cell>
          <table:table-cell table:style-name="ce147" table:formula="of:=[.L15]/[.J15]" office:value-type="float" office:value="7" calcext:value-type="float">
            <text:p>7</text:p>
          </table:table-cell>
          <table:table-cell table:style-name="ce147" table:formula="of:=[.M15]*[.O15]" office:value-type="float" office:value="11" calcext:value-type="float">
            <text:p>11</text:p>
          </table:table-cell>
          <table:table-cell/>
          <table:table-cell table:formula="of:=RANK([.X15];[.X12:.X21])+2" office:value-type="float" office:value="11" calcext:value-type="float">
            <text:p>11</text:p>
          </table:table-cell>
          <table:table-cell table:style-name="ce81" table:formula="of:=RAND()" office:value-type="float" office:value="0.197049666295105" calcext:value-type="float">
            <text:p>0,197049666295105</text:p>
          </table:table-cell>
          <table:table-cell table:formula="of:=IF([.W15]&lt;5;RANDBETWEEN(2;40);IF([.W15]&lt;7;RANDBETWEEN(41;80);IF([.W15]=7;RANDBETWEEN(81;100);IF([.W15]=8;RANDBETWEEN(101;130);IF([.W15]&lt;11;RANDBETWEEN(131;150);RANDBETWEEN(151;200))))))" office:value-type="float" office:value="193" calcext:value-type="float">
            <text:p>193</text:p>
          </table:table-cell>
          <table:table-cell table:formula="of:=RANK([.AA15];[.AA13:.AA20])+1" office:value-type="float" office:value="5" calcext:value-type="float">
            <text:p>5</text:p>
          </table:table-cell>
          <table:table-cell table:style-name="ce81" table:formula="of:=RAND()" office:value-type="float" office:value="0.45035253915015" calcext:value-type="float">
            <text:p>0,4503525391501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6]" office:value-type="string" office:string-value="√177" calcext:value-type="string">
            <text:p>√177</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40;80)/100" office:value-type="float" office:value="0.27" calcext:value-type="float">
            <text:p>0,27</text:p>
          </table:table-cell>
          <table:table-cell table:style-name="ce50" office:value-type="string" calcext:value-type="string">
            <text:p>Si f(</text:p>
          </table:table-cell>
          <table:table-cell table:style-name="ce7" table:formula="of:=[.Z16]" office:value-type="float" office:value="2" calcext:value-type="float">
            <text:p>2</text:p>
          </table:table-cell>
          <table:table-cell table:style-name="ce9" office:value-type="string" calcext:value-type="string">
            <text:p>)=</text:p>
          </table:table-cell>
          <table:table-cell table:style-name="ce172" table:formula="of:=[.Z14]*[.J16]" office:value-type="float" office:value="6" calcext:value-type="float">
            <text:p>6</text:p>
          </table:table-cell>
          <table:table-cell table:style-name="ce152" table:formula="of:=IF([.W16]&gt;7;0.25;0.75)" office:value-type="percentage" office:value="0.25" calcext:value-type="percentage">
            <text:p>25 %</text:p>
          </table:table-cell>
          <table:table-cell table:style-name="ce40" office:value-type="string" calcext:value-type="string">
            <text:p>de</text:p>
          </table:table-cell>
          <table:table-cell table:style-name="ce41" table:formula="of:=4*[.W16]" office:value-type="float" office:value="48" calcext:value-type="float">
            <text:p>48</text:p>
          </table:table-cell>
          <table:table-cell table:style-name="ce56" office:value-type="string" calcext:value-type="string">
            <text:p>=</text:p>
          </table:table-cell>
          <table:table-cell/>
          <table:table-cell table:style-name="ce147" table:formula="of:=ROUNDDOWN(SQRT([.Y16]))&amp;&quot;&lt;...&lt;&quot;&amp;(ROUNDDOWN(SQRT([.Y16]))+1)" office:value-type="string" office:string-value="13&lt;...&lt;14" calcext:value-type="string">
            <text:p>13&lt;...&lt;14</text:p>
          </table:table-cell>
          <table:table-cell table:style-name="ce212" table:formula="of:=1-[.H16]" office:value-type="percentage" office:value="0.73" calcext:value-type="percentage">
            <text:p>73 %</text:p>
          </table:table-cell>
          <table:table-cell table:style-name="ce147" table:formula="of:=[.L16]/[.J16]" office:value-type="float" office:value="3" calcext:value-type="float">
            <text:p>3</text:p>
          </table:table-cell>
          <table:table-cell table:style-name="ce147" table:formula="of:=[.M16]*[.O16]" office:value-type="float" office:value="12" calcext:value-type="float">
            <text:p>12</text:p>
          </table:table-cell>
          <table:table-cell/>
          <table:table-cell table:formula="of:=RANK([.X16];[.X12:.X21])+2" office:value-type="float" office:value="12" calcext:value-type="float">
            <text:p>12</text:p>
          </table:table-cell>
          <table:table-cell table:style-name="ce81" table:formula="of:=RAND()" office:value-type="float" office:value="0.15074501183999" calcext:value-type="float">
            <text:p>0,15074501183999</text:p>
          </table:table-cell>
          <table:table-cell table:formula="of:=IF([.W16]&lt;5;RANDBETWEEN(2;40);IF([.W16]&lt;7;RANDBETWEEN(41;80);IF([.W16]=7;RANDBETWEEN(81;100);IF([.W16]=8;RANDBETWEEN(101;130);IF([.W16]&lt;11;RANDBETWEEN(131;150);RANDBETWEEN(151;200))))))" office:value-type="float" office:value="177" calcext:value-type="float">
            <text:p>177</text:p>
          </table:table-cell>
          <table:table-cell table:formula="of:=RANK([.AA16];[.AA13:.AA20])+1" office:value-type="float" office:value="2" calcext:value-type="float">
            <text:p>2</text:p>
          </table:table-cell>
          <table:table-cell table:style-name="ce81" table:formula="of:=RAND()" office:value-type="float" office:value="0.790583470585112" calcext:value-type="float">
            <text:p>0,79058347058511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7]" office:value-type="string" office:string-value="√141" calcext:value-type="string">
            <text:p>√141</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 office:value-type="float" office:value="0.9" calcext:value-type="float">
            <text:p>0,9</text:p>
          </table:table-cell>
          <table:table-cell table:style-name="ce50" office:value-type="string" calcext:value-type="string">
            <text:p>Si f(</text:p>
          </table:table-cell>
          <table:table-cell table:style-name="ce7" table:formula="of:=[.Z17]" office:value-type="float" office:value="9" calcext:value-type="float">
            <text:p>9</text:p>
          </table:table-cell>
          <table:table-cell table:style-name="ce9" office:value-type="string" calcext:value-type="string">
            <text:p>)=</text:p>
          </table:table-cell>
          <table:table-cell table:style-name="ce172" table:formula="of:=[.Z15]*[.J17]" office:value-type="float" office:value="45" calcext:value-type="float">
            <text:p>45</text:p>
          </table:table-cell>
          <table:table-cell table:style-name="ce152" table:formula="of:=IF([.W17]&gt;7;0.25;0.75)" office:value-type="percentage" office:value="0.25" calcext:value-type="percentage">
            <text:p>25 %</text:p>
          </table:table-cell>
          <table:table-cell table:style-name="ce40" office:value-type="string" calcext:value-type="string">
            <text:p>de</text:p>
          </table:table-cell>
          <table:table-cell table:style-name="ce41" table:formula="of:=4*[.W17]" office:value-type="float" office:value="36" calcext:value-type="float">
            <text:p>36</text:p>
          </table:table-cell>
          <table:table-cell table:style-name="ce56" office:value-type="string" calcext:value-type="string">
            <text:p>=</text:p>
          </table:table-cell>
          <table:table-cell/>
          <table:table-cell table:style-name="ce147" table:formula="of:=ROUNDDOWN(SQRT([.Y17]))&amp;&quot;&lt;...&lt;&quot;&amp;(ROUNDDOWN(SQRT([.Y17]))+1)" office:value-type="string" office:string-value="11&lt;...&lt;12" calcext:value-type="string">
            <text:p>11&lt;...&lt;12</text:p>
          </table:table-cell>
          <table:table-cell table:style-name="ce212" table:formula="of:=1-[.H17]" office:value-type="percentage" office:value="0.1" calcext:value-type="percentage">
            <text:p>10 %</text:p>
          </table:table-cell>
          <table:table-cell table:style-name="ce147" table:formula="of:=[.L17]/[.J17]" office:value-type="float" office:value="5" calcext:value-type="float">
            <text:p>5</text:p>
          </table:table-cell>
          <table:table-cell table:style-name="ce147" table:formula="of:=[.M17]*[.O17]" office:value-type="float" office:value="9" calcext:value-type="float">
            <text:p>9</text:p>
          </table:table-cell>
          <table:table-cell/>
          <table:table-cell table:formula="of:=RANK([.X17];[.X12:.X21])+2" office:value-type="float" office:value="9" calcext:value-type="float">
            <text:p>9</text:p>
          </table:table-cell>
          <table:table-cell table:style-name="ce81" table:formula="of:=RAND()" office:value-type="float" office:value="0.344984881184637" calcext:value-type="float">
            <text:p>0,344984881184637</text:p>
          </table:table-cell>
          <table:table-cell table:formula="of:=IF([.W17]&lt;5;RANDBETWEEN(2;40);IF([.W17]&lt;7;RANDBETWEEN(41;80);IF([.W17]=7;RANDBETWEEN(81;100);IF([.W17]=8;RANDBETWEEN(101;130);IF([.W17]&lt;11;RANDBETWEEN(131;150);RANDBETWEEN(151;200))))))" office:value-type="float" office:value="141" calcext:value-type="float">
            <text:p>141</text:p>
          </table:table-cell>
          <table:table-cell table:formula="of:=RANK([.AA17];[.AA13:.AA20])+1" office:value-type="float" office:value="9" calcext:value-type="float">
            <text:p>9</text:p>
          </table:table-cell>
          <table:table-cell table:style-name="ce81" table:formula="of:=RAND()" office:value-type="float" office:value="0.0126017574713812" calcext:value-type="float">
            <text:p>0,01260175747138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8]" office:value-type="string" office:string-value="√28" calcext:value-type="string">
            <text:p>√28</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0;800)/1000" office:value-type="float" office:value="0.747" calcext:value-type="float">
            <text:p>0,747</text:p>
          </table:table-cell>
          <table:table-cell table:style-name="ce50" office:value-type="string" calcext:value-type="string">
            <text:p>Si f(</text:p>
          </table:table-cell>
          <table:table-cell table:style-name="ce7" table:formula="of:=[.Z18]" office:value-type="float" office:value="8" calcext:value-type="float">
            <text:p>8</text:p>
          </table:table-cell>
          <table:table-cell table:style-name="ce9" office:value-type="string" calcext:value-type="string">
            <text:p>)=</text:p>
          </table:table-cell>
          <table:table-cell table:style-name="ce172" table:formula="of:=[.Z16]*[.J18]" office:value-type="float" office:value="16" calcext:value-type="float">
            <text:p>16</text:p>
          </table:table-cell>
          <table:table-cell table:style-name="ce152" table:formula="of:=IF([.W18]&gt;7;0.25;0.75)" office:value-type="percentage" office:value="0.75" calcext:value-type="percentage">
            <text:p>75 %</text:p>
          </table:table-cell>
          <table:table-cell table:style-name="ce40" office:value-type="string" calcext:value-type="string">
            <text:p>de</text:p>
          </table:table-cell>
          <table:table-cell table:style-name="ce41" table:formula="of:=4*[.W18]" office:value-type="float" office:value="16" calcext:value-type="float">
            <text:p>16</text:p>
          </table:table-cell>
          <table:table-cell table:style-name="ce56" office:value-type="string" calcext:value-type="string">
            <text:p>=</text:p>
          </table:table-cell>
          <table:table-cell/>
          <table:table-cell table:style-name="ce147" table:formula="of:=ROUNDDOWN(SQRT([.Y18]))&amp;&quot;&lt;...&lt;&quot;&amp;(ROUNDDOWN(SQRT([.Y18]))+1)" office:value-type="string" office:string-value="5&lt;...&lt;6" calcext:value-type="string">
            <text:p>5&lt;...&lt;6</text:p>
          </table:table-cell>
          <table:table-cell table:style-name="ce212" table:formula="of:=1-[.H18]" office:value-type="percentage" office:value="0.253" calcext:value-type="percentage">
            <text:p>25,3 %</text:p>
          </table:table-cell>
          <table:table-cell table:style-name="ce147" table:formula="of:=[.L18]/[.J18]" office:value-type="float" office:value="2" calcext:value-type="float">
            <text:p>2</text:p>
          </table:table-cell>
          <table:table-cell table:style-name="ce147" table:formula="of:=[.M18]*[.O18]" office:value-type="float" office:value="12" calcext:value-type="float">
            <text:p>12</text:p>
          </table:table-cell>
          <table:table-cell/>
          <table:table-cell table:formula="of:=RANK([.X18];[.X12:.X21])+2" office:value-type="float" office:value="4" calcext:value-type="float">
            <text:p>4</text:p>
          </table:table-cell>
          <table:table-cell table:style-name="ce81" table:formula="of:=RAND()" office:value-type="float" office:value="0.6768761312638" calcext:value-type="float">
            <text:p>0,6768761312638</text:p>
          </table:table-cell>
          <table:table-cell table:formula="of:=IF([.W18]&lt;5;RANDBETWEEN(2;40);IF([.W18]&lt;7;RANDBETWEEN(41;80);IF([.W18]=7;RANDBETWEEN(81;100);IF([.W18]=8;RANDBETWEEN(101;130);IF([.W18]&lt;11;RANDBETWEEN(131;150);RANDBETWEEN(151;200))))))" office:value-type="float" office:value="28" calcext:value-type="float">
            <text:p>28</text:p>
          </table:table-cell>
          <table:table-cell table:formula="of:=RANK([.AA18];[.AA13:.AA20])+1" office:value-type="float" office:value="8" calcext:value-type="float">
            <text:p>8</text:p>
          </table:table-cell>
          <table:table-cell table:style-name="ce81" table:formula="of:=RAND()" office:value-type="float" office:value="0.241681918630885" calcext:value-type="float">
            <text:p>0,24168191863088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9]" office:value-type="string" office:string-value="√43" calcext:value-type="string">
            <text:p>√43</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0" office:value-type="float" office:value="0.95" calcext:value-type="float">
            <text:p>0,95</text:p>
          </table:table-cell>
          <table:table-cell table:style-name="ce50" office:value-type="string" calcext:value-type="string">
            <text:p>Si f(</text:p>
          </table:table-cell>
          <table:table-cell table:style-name="ce7" table:formula="of:=[.Z19]" office:value-type="float" office:value="4" calcext:value-type="float">
            <text:p>4</text:p>
          </table:table-cell>
          <table:table-cell table:style-name="ce9" office:value-type="string" calcext:value-type="string">
            <text:p>)=</text:p>
          </table:table-cell>
          <table:table-cell table:style-name="ce172" table:formula="of:=[.Z17]*[.J19]" office:value-type="float" office:value="36" calcext:value-type="float">
            <text:p>36</text:p>
          </table:table-cell>
          <table:table-cell table:style-name="ce152" table:formula="of:=IF([.W19]&gt;7;0.25;0.75)" office:value-type="percentage" office:value="0.75" calcext:value-type="percentage">
            <text:p>75 %</text:p>
          </table:table-cell>
          <table:table-cell table:style-name="ce40" office:value-type="string" calcext:value-type="string">
            <text:p>de</text:p>
          </table:table-cell>
          <table:table-cell table:style-name="ce41" table:formula="of:=4*[.W19]" office:value-type="float" office:value="20" calcext:value-type="float">
            <text:p>20</text:p>
          </table:table-cell>
          <table:table-cell table:style-name="ce56" office:value-type="string" calcext:value-type="string">
            <text:p>=</text:p>
          </table:table-cell>
          <table:table-cell/>
          <table:table-cell table:style-name="ce147" table:formula="of:=ROUNDDOWN(SQRT([.Y19]))&amp;&quot;&lt;...&lt;&quot;&amp;(ROUNDDOWN(SQRT([.Y19]))+1)" office:value-type="string" office:string-value="6&lt;...&lt;7" calcext:value-type="string">
            <text:p>6&lt;...&lt;7</text:p>
          </table:table-cell>
          <table:table-cell table:style-name="ce212" table:formula="of:=1-[.H19]" office:value-type="percentage" office:value="0.05" calcext:value-type="percentage">
            <text:p>5 %</text:p>
          </table:table-cell>
          <table:table-cell table:style-name="ce147" table:formula="of:=[.L19]/[.J19]" office:value-type="float" office:value="9" calcext:value-type="float">
            <text:p>9</text:p>
          </table:table-cell>
          <table:table-cell table:style-name="ce147" table:formula="of:=[.M19]*[.O19]" office:value-type="float" office:value="15" calcext:value-type="float">
            <text:p>15</text:p>
          </table:table-cell>
          <table:table-cell/>
          <table:table-cell table:formula="of:=RANK([.X19];[.X12:.X21])+2" office:value-type="float" office:value="5" calcext:value-type="float">
            <text:p>5</text:p>
          </table:table-cell>
          <table:table-cell table:style-name="ce81" table:formula="of:=RAND()" office:value-type="float" office:value="0.650454964653265" calcext:value-type="float">
            <text:p>0,650454964653265</text:p>
          </table:table-cell>
          <table:table-cell table:formula="of:=IF([.W19]&lt;5;RANDBETWEEN(2;40);IF([.W19]&lt;7;RANDBETWEEN(41;80);IF([.W19]=7;RANDBETWEEN(81;100);IF([.W19]=8;RANDBETWEEN(101;130);IF([.W19]&lt;11;RANDBETWEEN(131;150);RANDBETWEEN(151;200))))))" office:value-type="float" office:value="43" calcext:value-type="float">
            <text:p>43</text:p>
          </table:table-cell>
          <table:table-cell table:formula="of:=RANK([.AA19];[.AA13:.AA20])+1" office:value-type="float" office:value="4" calcext:value-type="float">
            <text:p>4</text:p>
          </table:table-cell>
          <table:table-cell table:style-name="ce81" table:formula="of:=RAND()" office:value-type="float" office:value="0.513525221391576" calcext:value-type="float">
            <text:p>0,513525221391576</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7" table:formula="of:=[.Z20]" office:value-type="float" office:value="6" calcext:value-type="float">
            <text:p>6</text:p>
          </table:covered-table-cell>
          <table:covered-table-cell table:number-columns-repeated="2"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8" calcext:value-type="float">
            <text:p>8</text:p>
          </table:table-cell>
          <table:table-cell table:style-name="ce81" table:formula="of:=RAND()" office:value-type="float" office:value="0.494297997108965" calcext:value-type="float">
            <text:p>0,494297997108965</text:p>
          </table:table-cell>
          <table:table-cell/>
          <table:table-cell table:formula="of:=RANK([.AA20];[.AA13:.AA20])+1" office:value-type="float" office:value="6" calcext:value-type="float">
            <text:p>6</text:p>
          </table:table-cell>
          <table:table-cell table:style-name="ce81" table:formula="of:=RAND()" office:value-type="float" office:value="0.380255366815377" calcext:value-type="float">
            <text:p>0,380255366815377</text:p>
          </table:table-cell>
          <table:table-cell table:number-columns-repeated="992"/>
        </table:table-row>
        <table:table-row table:style-name="ro4">
          <table:table-cell table:number-columns-repeated="22"/>
          <table:table-cell table:formula="of:=RANK([.X21];[.X12:.X21])+2" office:value-type="float" office:value="7" calcext:value-type="float">
            <text:p>7</text:p>
          </table:table-cell>
          <table:table-cell table:style-name="ce81" table:formula="of:=RAND()" office:value-type="float" office:value="0.534847893363347" calcext:value-type="float">
            <text:p>0,534847893363347</text:p>
          </table:table-cell>
          <table:table-cell table:number-columns-repeated="995"/>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3" calcext:value-type="float">
            <text:p>3</text:p>
          </table:table-cell>
          <table:table-cell table:style-name="ce81" table:formula="of:=RAND()" office:value-type="float" office:value="0.859144796865369" calcext:value-type="float">
            <text:p>0,859144796865369</text:p>
          </table:table-cell>
          <table:table-cell table:number-columns-repeated="2"/>
          <table:table-cell table:style-name="ce81"/>
          <table:table-cell table:number-columns-repeated="992"/>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P$2]" office:value-type="string" office:string-value="v7738" calcext:value-type="string">
            <text:p>v7738</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24];[.X23:.X32])+2" office:value-type="float" office:value="8" calcext:value-type="float">
            <text:p>8</text:p>
          </table:table-cell>
          <table:table-cell table:style-name="ce81" table:formula="of:=RAND()" office:value-type="float" office:value="0.355885712869359" calcext:value-type="float">
            <text:p>0,355885712869359</text:p>
          </table:table-cell>
          <table:table-cell/>
          <table:table-cell table:formula="of:=RANK([.AA24];[.AA24:.AA31])+1" office:value-type="float" office:value="3" calcext:value-type="float">
            <text:p>3</text:p>
          </table:table-cell>
          <table:table-cell table:style-name="ce81" table:formula="of:=RAND()" office:value-type="float" office:value="0.917762195360632" calcext:value-type="float">
            <text:p>0,917762195360632</text:p>
          </table:table-cell>
          <table:table-cell table:number-columns-repeated="992"/>
        </table:table-row>
        <table:table-row table:style-name="ro3">
          <table:table-cell table:style-name="ce55" office:value-type="string" calcext:value-type="string" table:number-columns-spanned="4" table:number-rows-spanned="1">
            <text:p>Encadrer une racine</text:p>
          </table:table-cell>
          <table:covered-table-cell table:number-columns-repeated="3" table:style-name="ce38"/>
          <table:table-cell table:style-name="ce55" office:value-type="string" calcext:value-type="string" table:number-columns-spanned="4" table:number-rows-spanned="1">
            <text:p>Quel est le pourcentage de réduction ?</text:p>
          </table:table-cell>
          <table:covered-table-cell table:number-columns-repeated="3"/>
          <table:table-cell table:style-name="ce55" office:value-type="string" calcext:value-type="string" table:number-columns-spanned="4" table:number-rows-spanned="1">
            <text:p>Quel est le coefficient de la fonction linéaire ?</text:p>
          </table:table-cell>
          <table:covered-table-cell table:number-columns-repeated="3"/>
          <table:table-cell table:style-name="ce55" office:value-type="string" calcext:value-type="string" table:number-columns-spanned="4" table:number-rows-spanned="1">
            <text:p>Calculer 25 % 75 %</text:p>
          </table:table-cell>
          <table:covered-table-cell table:number-columns-repeated="3"/>
          <table:table-cell table:style-name="ce81"/>
          <table:table-cell table:style-name="ce82" office:value-type="string" calcext:value-type="string">
            <text:p>3<text:span text:style-name="T2">e</text:span></text:p>
          </table:table-cell>
          <table:table-cell table:style-name="ce87" table:formula="of:=[.P23]" office:value-type="string" office:string-value="AC" calcext:value-type="string">
            <text:p>AC</text:p>
          </table:table-cell>
          <table:table-cell table:style-name="ce29"/>
          <table:table-cell table:style-name="ce92" table:formula="of:=[.P24]" office:value-type="string" office:string-value="v7738" calcext:value-type="string">
            <text:p>v7738</text:p>
          </table:table-cell>
          <table:table-cell table:style-name="ce81"/>
          <table:table-cell table:formula="of:=RANK([.X25];[.X23:.X32])+2" office:value-type="float" office:value="4" calcext:value-type="float">
            <text:p>4</text:p>
          </table:table-cell>
          <table:table-cell table:style-name="ce81" table:formula="of:=RAND()" office:value-type="float" office:value="0.751440975741975" calcext:value-type="float">
            <text:p>0,751440975741975</text:p>
          </table:table-cell>
          <table:table-cell/>
          <table:table-cell table:formula="of:=RANK([.AA25];[.AA24:.AA31])+1" office:value-type="float" office:value="5" calcext:value-type="float">
            <text:p>5</text:p>
          </table:table-cell>
          <table:table-cell table:style-name="ce81" table:formula="of:=RAND()" office:value-type="float" office:value="0.659928276483376" calcext:value-type="float">
            <text:p>0,659928276483376</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26]" office:value-type="string" office:string-value="√145" calcext:value-type="string">
            <text:p>√145</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39)/100" office:value-type="float" office:value="0.75" calcext:value-type="float">
            <text:p>0,75</text:p>
          </table:table-cell>
          <table:table-cell table:style-name="ce50" office:value-type="string" calcext:value-type="string">
            <text:p>Si f(</text:p>
          </table:table-cell>
          <table:table-cell table:style-name="ce7" table:formula="of:=[.Z26]" office:value-type="float" office:value="6" calcext:value-type="float">
            <text:p>6</text:p>
          </table:table-cell>
          <table:table-cell table:style-name="ce9" office:value-type="string" calcext:value-type="string">
            <text:p>)=</text:p>
          </table:table-cell>
          <table:table-cell table:style-name="ce172" table:formula="of:=[.Z24]*[.J26]" office:value-type="float" office:value="18" calcext:value-type="float">
            <text:p>18</text:p>
          </table:table-cell>
          <table:table-cell table:style-name="ce152" table:formula="of:=IF([.W26]&gt;7;0.25;0.75)" office:value-type="percentage" office:value="0.25" calcext:value-type="percentage">
            <text:p>25 %</text:p>
          </table:table-cell>
          <table:table-cell table:style-name="ce40" office:value-type="string" calcext:value-type="string">
            <text:p>de</text:p>
          </table:table-cell>
          <table:table-cell table:style-name="ce41" table:formula="of:=4*[.W26]" office:value-type="float" office:value="40" calcext:value-type="float">
            <text:p>40</text:p>
          </table:table-cell>
          <table:table-cell table:style-name="ce56" office:value-type="string" calcext:value-type="string">
            <text:p>=</text:p>
          </table:table-cell>
          <table:table-cell/>
          <table:table-cell table:style-name="ce147" table:formula="of:=ROUNDDOWN(SQRT([.Y26]))&amp;&quot;&lt;...&lt;&quot;&amp;(ROUNDDOWN(SQRT([.Y26]))+1)" office:value-type="string" office:string-value="12&lt;...&lt;13" calcext:value-type="string">
            <text:p>12&lt;...&lt;13</text:p>
          </table:table-cell>
          <table:table-cell table:style-name="ce212" table:formula="of:=1-[.H26]" office:value-type="percentage" office:value="0.25" calcext:value-type="percentage">
            <text:p>25 %</text:p>
          </table:table-cell>
          <table:table-cell table:style-name="ce147" table:formula="of:=[.L26]/[.J26]" office:value-type="float" office:value="3" calcext:value-type="float">
            <text:p>3</text:p>
          </table:table-cell>
          <table:table-cell table:style-name="ce147" table:formula="of:=[.M26]*[.O26]" office:value-type="float" office:value="10" calcext:value-type="float">
            <text:p>10</text:p>
          </table:table-cell>
          <table:table-cell/>
          <table:table-cell table:formula="of:=RANK([.X26];[.X23:.X32])+2" office:value-type="float" office:value="10" calcext:value-type="float">
            <text:p>10</text:p>
          </table:table-cell>
          <table:table-cell table:style-name="ce81" table:formula="of:=RAND()" office:value-type="float" office:value="0.249356879102866" calcext:value-type="float">
            <text:p>0,249356879102866</text:p>
          </table:table-cell>
          <table:table-cell table:formula="of:=IF([.W26]&lt;5;RANDBETWEEN(2;40);IF([.W26]&lt;7;RANDBETWEEN(41;80);IF([.W26]=7;RANDBETWEEN(81;100);IF([.W26]=8;RANDBETWEEN(101;130);IF([.W26]&lt;11;RANDBETWEEN(131;150);RANDBETWEEN(151;200))))))" office:value-type="float" office:value="145" calcext:value-type="float">
            <text:p>145</text:p>
          </table:table-cell>
          <table:table-cell table:formula="of:=RANK([.AA26];[.AA24:.AA31])+1" office:value-type="float" office:value="6" calcext:value-type="float">
            <text:p>6</text:p>
          </table:table-cell>
          <table:table-cell table:style-name="ce81" table:formula="of:=RAND()" office:value-type="float" office:value="0.457878481981053" calcext:value-type="float">
            <text:p>0,45787848198105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27]" office:value-type="string" office:string-value="√73" calcext:value-type="string">
            <text:p>√73</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40;80)/100" office:value-type="float" office:value="0.55" calcext:value-type="float">
            <text:p>0,55</text:p>
          </table:table-cell>
          <table:table-cell table:style-name="ce50" office:value-type="string" calcext:value-type="string">
            <text:p>Si f(</text:p>
          </table:table-cell>
          <table:table-cell table:style-name="ce7" table:formula="of:=[.Z27]" office:value-type="float" office:value="8" calcext:value-type="float">
            <text:p>8</text:p>
          </table:table-cell>
          <table:table-cell table:style-name="ce9" office:value-type="string" calcext:value-type="string">
            <text:p>)=</text:p>
          </table:table-cell>
          <table:table-cell table:style-name="ce172" table:formula="of:=[.Z25]*[.J27]" office:value-type="float" office:value="40" calcext:value-type="float">
            <text:p>40</text:p>
          </table:table-cell>
          <table:table-cell table:style-name="ce152" table:formula="of:=IF([.W27]&gt;7;0.25;0.75)" office:value-type="percentage" office:value="0.75" calcext:value-type="percentage">
            <text:p>75 %</text:p>
          </table:table-cell>
          <table:table-cell table:style-name="ce40" office:value-type="string" calcext:value-type="string">
            <text:p>de</text:p>
          </table:table-cell>
          <table:table-cell table:style-name="ce41" table:formula="of:=4*[.W27]" office:value-type="float" office:value="20" calcext:value-type="float">
            <text:p>20</text:p>
          </table:table-cell>
          <table:table-cell table:style-name="ce56" office:value-type="string" calcext:value-type="string">
            <text:p>=</text:p>
          </table:table-cell>
          <table:table-cell/>
          <table:table-cell table:style-name="ce147" table:formula="of:=ROUNDDOWN(SQRT([.Y27]))&amp;&quot;&lt;...&lt;&quot;&amp;(ROUNDDOWN(SQRT([.Y27]))+1)" office:value-type="string" office:string-value="8&lt;...&lt;9" calcext:value-type="string">
            <text:p>8&lt;...&lt;9</text:p>
          </table:table-cell>
          <table:table-cell table:style-name="ce212" table:formula="of:=1-[.H27]" office:value-type="percentage" office:value="0.45" calcext:value-type="percentage">
            <text:p>45 %</text:p>
          </table:table-cell>
          <table:table-cell table:style-name="ce147" table:formula="of:=[.L27]/[.J27]" office:value-type="float" office:value="5" calcext:value-type="float">
            <text:p>5</text:p>
          </table:table-cell>
          <table:table-cell table:style-name="ce147" table:formula="of:=[.M27]*[.O27]" office:value-type="float" office:value="15" calcext:value-type="float">
            <text:p>15</text:p>
          </table:table-cell>
          <table:table-cell/>
          <table:table-cell table:formula="of:=RANK([.X27];[.X23:.X32])+2" office:value-type="float" office:value="5" calcext:value-type="float">
            <text:p>5</text:p>
          </table:table-cell>
          <table:table-cell table:style-name="ce81" table:formula="of:=RAND()" office:value-type="float" office:value="0.676631650963111" calcext:value-type="float">
            <text:p>0,676631650963111</text:p>
          </table:table-cell>
          <table:table-cell table:formula="of:=IF([.W27]&lt;5;RANDBETWEEN(2;40);IF([.W27]&lt;7;RANDBETWEEN(41;80);IF([.W27]=7;RANDBETWEEN(81;100);IF([.W27]=8;RANDBETWEEN(101;130);IF([.W27]&lt;11;RANDBETWEEN(131;150);RANDBETWEEN(151;200))))))" office:value-type="float" office:value="73" calcext:value-type="float">
            <text:p>73</text:p>
          </table:table-cell>
          <table:table-cell table:formula="of:=RANK([.AA27];[.AA24:.AA31])+1" office:value-type="float" office:value="8" calcext:value-type="float">
            <text:p>8</text:p>
          </table:table-cell>
          <table:table-cell table:style-name="ce81" table:formula="of:=RAND()" office:value-type="float" office:value="0.363491232159206" calcext:value-type="float">
            <text:p>0,363491232159206</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28]" office:value-type="string" office:string-value="√155" calcext:value-type="string">
            <text:p>√155</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 office:value-type="float" office:value="0.7" calcext:value-type="float">
            <text:p>0,7</text:p>
          </table:table-cell>
          <table:table-cell table:style-name="ce50" office:value-type="string" calcext:value-type="string">
            <text:p>Si f(</text:p>
          </table:table-cell>
          <table:table-cell table:style-name="ce7" table:formula="of:=[.Z28]" office:value-type="float" office:value="9" calcext:value-type="float">
            <text:p>9</text:p>
          </table:table-cell>
          <table:table-cell table:style-name="ce9" office:value-type="string" calcext:value-type="string">
            <text:p>)=</text:p>
          </table:table-cell>
          <table:table-cell table:style-name="ce172" table:formula="of:=[.Z26]*[.J28]" office:value-type="float" office:value="54" calcext:value-type="float">
            <text:p>54</text:p>
          </table:table-cell>
          <table:table-cell table:style-name="ce152" table:formula="of:=IF([.W28]&gt;7;0.25;0.75)" office:value-type="percentage" office:value="0.25" calcext:value-type="percentage">
            <text:p>25 %</text:p>
          </table:table-cell>
          <table:table-cell table:style-name="ce40" office:value-type="string" calcext:value-type="string">
            <text:p>de</text:p>
          </table:table-cell>
          <table:table-cell table:style-name="ce41" table:formula="of:=4*[.W28]" office:value-type="float" office:value="44" calcext:value-type="float">
            <text:p>44</text:p>
          </table:table-cell>
          <table:table-cell table:style-name="ce56" office:value-type="string" calcext:value-type="string">
            <text:p>=</text:p>
          </table:table-cell>
          <table:table-cell/>
          <table:table-cell table:style-name="ce147" table:formula="of:=ROUNDDOWN(SQRT([.Y28]))&amp;&quot;&lt;...&lt;&quot;&amp;(ROUNDDOWN(SQRT([.Y28]))+1)" office:value-type="string" office:string-value="12&lt;...&lt;13" calcext:value-type="string">
            <text:p>12&lt;...&lt;13</text:p>
          </table:table-cell>
          <table:table-cell table:style-name="ce212" table:formula="of:=1-[.H28]" office:value-type="percentage" office:value="0.3" calcext:value-type="percentage">
            <text:p>30 %</text:p>
          </table:table-cell>
          <table:table-cell table:style-name="ce147" table:formula="of:=[.L28]/[.J28]" office:value-type="float" office:value="6" calcext:value-type="float">
            <text:p>6</text:p>
          </table:table-cell>
          <table:table-cell table:style-name="ce147" table:formula="of:=[.M28]*[.O28]" office:value-type="float" office:value="11" calcext:value-type="float">
            <text:p>11</text:p>
          </table:table-cell>
          <table:table-cell/>
          <table:table-cell table:formula="of:=RANK([.X28];[.X23:.X32])+2" office:value-type="float" office:value="11" calcext:value-type="float">
            <text:p>11</text:p>
          </table:table-cell>
          <table:table-cell table:style-name="ce81" table:formula="of:=RAND()" office:value-type="float" office:value="0.246465876368445" calcext:value-type="float">
            <text:p>0,246465876368445</text:p>
          </table:table-cell>
          <table:table-cell table:formula="of:=IF([.W28]&lt;5;RANDBETWEEN(2;40);IF([.W28]&lt;7;RANDBETWEEN(41;80);IF([.W28]=7;RANDBETWEEN(81;100);IF([.W28]=8;RANDBETWEEN(101;130);IF([.W28]&lt;11;RANDBETWEEN(131;150);RANDBETWEEN(151;200))))))" office:value-type="float" office:value="155" calcext:value-type="float">
            <text:p>155</text:p>
          </table:table-cell>
          <table:table-cell table:formula="of:=RANK([.AA28];[.AA24:.AA31])+1" office:value-type="float" office:value="9" calcext:value-type="float">
            <text:p>9</text:p>
          </table:table-cell>
          <table:table-cell table:style-name="ce81" table:formula="of:=RAND()" office:value-type="float" office:value="0.0807712843906395" calcext:value-type="float">
            <text:p>0,0807712843906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29]" office:value-type="string" office:string-value="√180" calcext:value-type="string">
            <text:p>√180</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0;800)/1000" office:value-type="float" office:value="0.665" calcext:value-type="float">
            <text:p>0,665</text:p>
          </table:table-cell>
          <table:table-cell table:style-name="ce50" office:value-type="string" calcext:value-type="string">
            <text:p>Si f(</text:p>
          </table:table-cell>
          <table:table-cell table:style-name="ce7" table:formula="of:=[.Z29]" office:value-type="float" office:value="4" calcext:value-type="float">
            <text:p>4</text:p>
          </table:table-cell>
          <table:table-cell table:style-name="ce9" office:value-type="string" calcext:value-type="string">
            <text:p>)=</text:p>
          </table:table-cell>
          <table:table-cell table:style-name="ce172" table:formula="of:=[.Z27]*[.J29]" office:value-type="float" office:value="32" calcext:value-type="float">
            <text:p>32</text:p>
          </table:table-cell>
          <table:table-cell table:style-name="ce152" table:formula="of:=IF([.W29]&gt;7;0.25;0.75)" office:value-type="percentage" office:value="0.25" calcext:value-type="percentage">
            <text:p>25 %</text:p>
          </table:table-cell>
          <table:table-cell table:style-name="ce40" office:value-type="string" calcext:value-type="string">
            <text:p>de</text:p>
          </table:table-cell>
          <table:table-cell table:style-name="ce41" table:formula="of:=4*[.W29]" office:value-type="float" office:value="48" calcext:value-type="float">
            <text:p>48</text:p>
          </table:table-cell>
          <table:table-cell table:style-name="ce56" office:value-type="string" calcext:value-type="string">
            <text:p>=</text:p>
          </table:table-cell>
          <table:table-cell/>
          <table:table-cell table:style-name="ce147" table:formula="of:=ROUNDDOWN(SQRT([.Y29]))&amp;&quot;&lt;...&lt;&quot;&amp;(ROUNDDOWN(SQRT([.Y29]))+1)" office:value-type="string" office:string-value="13&lt;...&lt;14" calcext:value-type="string">
            <text:p>13&lt;...&lt;14</text:p>
          </table:table-cell>
          <table:table-cell table:style-name="ce212" table:formula="of:=1-[.H29]" office:value-type="percentage" office:value="0.335" calcext:value-type="percentage">
            <text:p>33,5 %</text:p>
          </table:table-cell>
          <table:table-cell table:style-name="ce147" table:formula="of:=[.L29]/[.J29]" office:value-type="float" office:value="8" calcext:value-type="float">
            <text:p>8</text:p>
          </table:table-cell>
          <table:table-cell table:style-name="ce147" table:formula="of:=[.M29]*[.O29]" office:value-type="float" office:value="12" calcext:value-type="float">
            <text:p>12</text:p>
          </table:table-cell>
          <table:table-cell/>
          <table:table-cell table:formula="of:=RANK([.X29];[.X23:.X32])+2" office:value-type="float" office:value="12" calcext:value-type="float">
            <text:p>12</text:p>
          </table:table-cell>
          <table:table-cell table:style-name="ce81" table:formula="of:=RAND()" office:value-type="float" office:value="0.138840231406916" calcext:value-type="float">
            <text:p>0,138840231406916</text:p>
          </table:table-cell>
          <table:table-cell table:formula="of:=IF([.W29]&lt;5;RANDBETWEEN(2;40);IF([.W29]&lt;7;RANDBETWEEN(41;80);IF([.W29]=7;RANDBETWEEN(81;100);IF([.W29]=8;RANDBETWEEN(101;130);IF([.W29]&lt;11;RANDBETWEEN(131;150);RANDBETWEEN(151;200))))))" office:value-type="float" office:value="180" calcext:value-type="float">
            <text:p>180</text:p>
          </table:table-cell>
          <table:table-cell table:formula="of:=RANK([.AA29];[.AA24:.AA31])+1" office:value-type="float" office:value="4" calcext:value-type="float">
            <text:p>4</text:p>
          </table:table-cell>
          <table:table-cell table:style-name="ce81" table:formula="of:=RAND()" office:value-type="float" office:value="0.732404257902503" calcext:value-type="float">
            <text:p>0,73240425790250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30]" office:value-type="string" office:string-value="√149" calcext:value-type="string">
            <text:p>√149</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0" office:value-type="float" office:value="0.99" calcext:value-type="float">
            <text:p>0,99</text:p>
          </table:table-cell>
          <table:table-cell table:style-name="ce50" office:value-type="string" calcext:value-type="string">
            <text:p>Si f(</text:p>
          </table:table-cell>
          <table:table-cell table:style-name="ce7" table:formula="of:=[.Z30]" office:value-type="float" office:value="7" calcext:value-type="float">
            <text:p>7</text:p>
          </table:table-cell>
          <table:table-cell table:style-name="ce9" office:value-type="string" calcext:value-type="string">
            <text:p>)=</text:p>
          </table:table-cell>
          <table:table-cell table:style-name="ce172" table:formula="of:=[.Z28]*[.J30]" office:value-type="float" office:value="63" calcext:value-type="float">
            <text:p>63</text:p>
          </table:table-cell>
          <table:table-cell table:style-name="ce152" table:formula="of:=IF([.W30]&gt;7;0.25;0.75)" office:value-type="percentage" office:value="0.25" calcext:value-type="percentage">
            <text:p>25 %</text:p>
          </table:table-cell>
          <table:table-cell table:style-name="ce40" office:value-type="string" calcext:value-type="string">
            <text:p>de</text:p>
          </table:table-cell>
          <table:table-cell table:style-name="ce41" table:formula="of:=4*[.W30]" office:value-type="float" office:value="36" calcext:value-type="float">
            <text:p>36</text:p>
          </table:table-cell>
          <table:table-cell table:style-name="ce56" office:value-type="string" calcext:value-type="string">
            <text:p>=</text:p>
          </table:table-cell>
          <table:table-cell/>
          <table:table-cell table:style-name="ce147" table:formula="of:=ROUNDDOWN(SQRT([.Y30]))&amp;&quot;&lt;...&lt;&quot;&amp;(ROUNDDOWN(SQRT([.Y30]))+1)" office:value-type="string" office:string-value="12&lt;...&lt;13" calcext:value-type="string">
            <text:p>12&lt;...&lt;13</text:p>
          </table:table-cell>
          <table:table-cell table:style-name="ce212" table:formula="of:=1-[.H30]" office:value-type="percentage" office:value="0.01" calcext:value-type="percentage">
            <text:p>1 %</text:p>
          </table:table-cell>
          <table:table-cell table:style-name="ce147" table:formula="of:=[.L30]/[.J30]" office:value-type="float" office:value="9" calcext:value-type="float">
            <text:p>9</text:p>
          </table:table-cell>
          <table:table-cell table:style-name="ce147" table:formula="of:=[.M30]*[.O30]" office:value-type="float" office:value="9" calcext:value-type="float">
            <text:p>9</text:p>
          </table:table-cell>
          <table:table-cell/>
          <table:table-cell table:formula="of:=RANK([.X30];[.X23:.X32])+2" office:value-type="float" office:value="9" calcext:value-type="float">
            <text:p>9</text:p>
          </table:table-cell>
          <table:table-cell table:style-name="ce81" table:formula="of:=RAND()" office:value-type="float" office:value="0.31739747301528" calcext:value-type="float">
            <text:p>0,31739747301528</text:p>
          </table:table-cell>
          <table:table-cell table:formula="of:=IF([.W30]&lt;5;RANDBETWEEN(2;40);IF([.W30]&lt;7;RANDBETWEEN(41;80);IF([.W30]=7;RANDBETWEEN(81;100);IF([.W30]=8;RANDBETWEEN(101;130);IF([.W30]&lt;11;RANDBETWEEN(131;150);RANDBETWEEN(151;200))))))" office:value-type="float" office:value="149" calcext:value-type="float">
            <text:p>149</text:p>
          </table:table-cell>
          <table:table-cell table:formula="of:=RANK([.AA30];[.AA24:.AA31])+1" office:value-type="float" office:value="7" calcext:value-type="float">
            <text:p>7</text:p>
          </table:table-cell>
          <table:table-cell table:style-name="ce81" table:formula="of:=RAND()" office:value-type="float" office:value="0.369396746003708" calcext:value-type="float">
            <text:p>0,369396746003708</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7" table:formula="of:=[.Z31]" office:value-type="float" office:value="2" calcext:value-type="float">
            <text:p>2</text:p>
          </table:covered-table-cell>
          <table:covered-table-cell table:number-columns-repeated="2"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7" calcext:value-type="float">
            <text:p>7</text:p>
          </table:table-cell>
          <table:table-cell table:style-name="ce81" table:formula="of:=RAND()" office:value-type="float" office:value="0.356200594141821" calcext:value-type="float">
            <text:p>0,356200594141821</text:p>
          </table:table-cell>
          <table:table-cell/>
          <table:table-cell table:formula="of:=RANK([.AA31];[.AA24:.AA31])+1" office:value-type="float" office:value="2" calcext:value-type="float">
            <text:p>2</text:p>
          </table:table-cell>
          <table:table-cell table:style-name="ce81" table:formula="of:=RAND()" office:value-type="float" office:value="0.949929770318407" calcext:value-type="float">
            <text:p>0,949929770318407</text:p>
          </table:table-cell>
          <table:table-cell table:number-columns-repeated="992"/>
        </table:table-row>
        <table:table-row table:style-name="ro4">
          <table:table-cell table:number-columns-repeated="22"/>
          <table:table-cell table:formula="of:=RANK([.X32];[.X23:.X32])+2" office:value-type="float" office:value="6" calcext:value-type="float">
            <text:p>6</text:p>
          </table:table-cell>
          <table:table-cell table:style-name="ce81" table:formula="of:=RAND()" office:value-type="float" office:value="0.492348653418353" calcext:value-type="float">
            <text:p>0,492348653418353</text:p>
          </table:table-cell>
          <table:table-cell table:number-columns-repeated="995"/>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1" calcext:value-type="float">
            <text:p>11</text:p>
          </table:table-cell>
          <table:table-cell table:style-name="ce81" table:formula="of:=RAND()" office:value-type="float" office:value="0.0437683628013554" calcext:value-type="float">
            <text:p>0,043768362801356</text:p>
          </table:table-cell>
          <table:table-cell table:number-columns-repeated="2"/>
          <table:table-cell table:style-name="ce81"/>
          <table:table-cell table:number-columns-repeated="992"/>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P$2]" office:value-type="string" office:string-value="v7738" calcext:value-type="string">
            <text:p>v7738</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35];[.X34:.X43])+2" office:value-type="float" office:value="6" calcext:value-type="float">
            <text:p>6</text:p>
          </table:table-cell>
          <table:table-cell table:style-name="ce81" table:formula="of:=RAND()" office:value-type="float" office:value="0.581110456304524" calcext:value-type="float">
            <text:p>0,581110456304524</text:p>
          </table:table-cell>
          <table:table-cell/>
          <table:table-cell table:formula="of:=RANK([.AA35];[.AA35:.AA42])+1" office:value-type="float" office:value="8" calcext:value-type="float">
            <text:p>8</text:p>
          </table:table-cell>
          <table:table-cell table:style-name="ce81" table:formula="of:=RAND()" office:value-type="float" office:value="0.317055974696268" calcext:value-type="float">
            <text:p>0,317055974696268</text:p>
          </table:table-cell>
          <table:table-cell table:number-columns-repeated="992"/>
        </table:table-row>
        <table:table-row table:style-name="ro3">
          <table:table-cell table:style-name="ce55" office:value-type="string" calcext:value-type="string" table:number-columns-spanned="4" table:number-rows-spanned="1">
            <text:p>Encadrer une racine</text:p>
          </table:table-cell>
          <table:covered-table-cell table:number-columns-repeated="3" table:style-name="ce38"/>
          <table:table-cell table:style-name="ce55" office:value-type="string" calcext:value-type="string" table:number-columns-spanned="4" table:number-rows-spanned="1">
            <text:p>Quel est le pourcentage de réduction ?</text:p>
          </table:table-cell>
          <table:covered-table-cell table:number-columns-repeated="3"/>
          <table:table-cell table:style-name="ce55" office:value-type="string" calcext:value-type="string" table:number-columns-spanned="4" table:number-rows-spanned="1">
            <text:p>Quel est le coefficient de la fonction linéaire ?</text:p>
          </table:table-cell>
          <table:covered-table-cell table:number-columns-repeated="3"/>
          <table:table-cell table:style-name="ce55" office:value-type="string" calcext:value-type="string" table:number-columns-spanned="4" table:number-rows-spanned="1">
            <text:p>Calculer 25 % 75 %</text:p>
          </table:table-cell>
          <table:covered-table-cell table:number-columns-repeated="3"/>
          <table:table-cell table:style-name="ce81"/>
          <table:table-cell table:style-name="ce82" office:value-type="string" calcext:value-type="string">
            <text:p>3<text:span text:style-name="T2">e</text:span></text:p>
          </table:table-cell>
          <table:table-cell table:style-name="ce87" table:formula="of:=[.P34]" office:value-type="string" office:string-value="AD" calcext:value-type="string">
            <text:p>AD</text:p>
          </table:table-cell>
          <table:table-cell table:style-name="ce29"/>
          <table:table-cell table:style-name="ce92" table:formula="of:=[.P35]" office:value-type="string" office:string-value="v7738" calcext:value-type="string">
            <text:p>v7738</text:p>
          </table:table-cell>
          <table:table-cell table:style-name="ce81"/>
          <table:table-cell table:formula="of:=RANK([.X36];[.X34:.X43])+2" office:value-type="float" office:value="7" calcext:value-type="float">
            <text:p>7</text:p>
          </table:table-cell>
          <table:table-cell table:style-name="ce81" table:formula="of:=RAND()" office:value-type="float" office:value="0.438085214303361" calcext:value-type="float">
            <text:p>0,438085214303361</text:p>
          </table:table-cell>
          <table:table-cell/>
          <table:table-cell table:formula="of:=RANK([.AA36];[.AA35:.AA42])+1" office:value-type="float" office:value="6" calcext:value-type="float">
            <text:p>6</text:p>
          </table:table-cell>
          <table:table-cell table:style-name="ce81" table:formula="of:=RAND()" office:value-type="float" office:value="0.554545818600084" calcext:value-type="float">
            <text:p>0,55454581860008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37]" office:value-type="string" office:string-value="√104" calcext:value-type="string">
            <text:p>√104</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39)/100" office:value-type="float" office:value="0.79" calcext:value-type="float">
            <text:p>0,79</text:p>
          </table:table-cell>
          <table:table-cell table:style-name="ce50" office:value-type="string" calcext:value-type="string">
            <text:p>Si f(</text:p>
          </table:table-cell>
          <table:table-cell table:style-name="ce7" table:formula="of:=[.Z37]" office:value-type="float" office:value="5" calcext:value-type="float">
            <text:p>5</text:p>
          </table:table-cell>
          <table:table-cell table:style-name="ce9" office:value-type="string" calcext:value-type="string">
            <text:p>)=</text:p>
          </table:table-cell>
          <table:table-cell table:style-name="ce172" table:formula="of:=[.Z35]*[.J37]" office:value-type="float" office:value="40" calcext:value-type="float">
            <text:p>40</text:p>
          </table:table-cell>
          <table:table-cell table:style-name="ce152" table:formula="of:=IF([.W37]&gt;7;0.25;0.75)" office:value-type="percentage" office:value="0.25" calcext:value-type="percentage">
            <text:p>25 %</text:p>
          </table:table-cell>
          <table:table-cell table:style-name="ce40" office:value-type="string" calcext:value-type="string">
            <text:p>de</text:p>
          </table:table-cell>
          <table:table-cell table:style-name="ce41" table:formula="of:=4*[.W37]" office:value-type="float" office:value="32" calcext:value-type="float">
            <text:p>32</text:p>
          </table:table-cell>
          <table:table-cell table:style-name="ce56" office:value-type="string" calcext:value-type="string">
            <text:p>=</text:p>
          </table:table-cell>
          <table:table-cell/>
          <table:table-cell table:style-name="ce147" table:formula="of:=ROUNDDOWN(SQRT([.Y37]))&amp;&quot;&lt;...&lt;&quot;&amp;(ROUNDDOWN(SQRT([.Y37]))+1)" office:value-type="string" office:string-value="10&lt;...&lt;11" calcext:value-type="string">
            <text:p>10&lt;...&lt;11</text:p>
          </table:table-cell>
          <table:table-cell table:style-name="ce212" table:formula="of:=1-[.H37]" office:value-type="percentage" office:value="0.21" calcext:value-type="percentage">
            <text:p>21 %</text:p>
          </table:table-cell>
          <table:table-cell table:style-name="ce147" table:formula="of:=[.L37]/[.J37]" office:value-type="float" office:value="8" calcext:value-type="float">
            <text:p>8</text:p>
          </table:table-cell>
          <table:table-cell table:style-name="ce147" table:formula="of:=[.M37]*[.O37]" office:value-type="float" office:value="8" calcext:value-type="float">
            <text:p>8</text:p>
          </table:table-cell>
          <table:table-cell/>
          <table:table-cell table:formula="of:=RANK([.X37];[.X34:.X43])+2" office:value-type="float" office:value="8" calcext:value-type="float">
            <text:p>8</text:p>
          </table:table-cell>
          <table:table-cell table:style-name="ce81" table:formula="of:=RAND()" office:value-type="float" office:value="0.408876148515065" calcext:value-type="float">
            <text:p>0,408876148515065</text:p>
          </table:table-cell>
          <table:table-cell table:formula="of:=IF([.W37]&lt;5;RANDBETWEEN(2;40);IF([.W37]&lt;7;RANDBETWEEN(41;80);IF([.W37]=7;RANDBETWEEN(81;100);IF([.W37]=8;RANDBETWEEN(101;130);IF([.W37]&lt;11;RANDBETWEEN(131;150);RANDBETWEEN(151;200))))))" office:value-type="float" office:value="104" calcext:value-type="float">
            <text:p>104</text:p>
          </table:table-cell>
          <table:table-cell table:formula="of:=RANK([.AA37];[.AA35:.AA42])+1" office:value-type="float" office:value="5" calcext:value-type="float">
            <text:p>5</text:p>
          </table:table-cell>
          <table:table-cell table:style-name="ce81" table:formula="of:=RAND()" office:value-type="float" office:value="0.658673230651866" calcext:value-type="float">
            <text:p>0,658673230651866</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38]" office:value-type="string" office:string-value="√2" calcext:value-type="string">
            <text:p>√2</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40;80)/100" office:value-type="float" office:value="0.21" calcext:value-type="float">
            <text:p>0,21</text:p>
          </table:table-cell>
          <table:table-cell table:style-name="ce50" office:value-type="string" calcext:value-type="string">
            <text:p>Si f(</text:p>
          </table:table-cell>
          <table:table-cell table:style-name="ce7" table:formula="of:=[.Z38]" office:value-type="float" office:value="9" calcext:value-type="float">
            <text:p>9</text:p>
          </table:table-cell>
          <table:table-cell table:style-name="ce9" office:value-type="string" calcext:value-type="string">
            <text:p>)=</text:p>
          </table:table-cell>
          <table:table-cell table:style-name="ce172" table:formula="of:=[.Z36]*[.J38]" office:value-type="float" office:value="54" calcext:value-type="float">
            <text:p>54</text:p>
          </table:table-cell>
          <table:table-cell table:style-name="ce152" table:formula="of:=IF([.W38]&gt;7;0.25;0.75)" office:value-type="percentage" office:value="0.75" calcext:value-type="percentage">
            <text:p>75 %</text:p>
          </table:table-cell>
          <table:table-cell table:style-name="ce40" office:value-type="string" calcext:value-type="string">
            <text:p>de</text:p>
          </table:table-cell>
          <table:table-cell table:style-name="ce41" table:formula="of:=4*[.W38]" office:value-type="float" office:value="16" calcext:value-type="float">
            <text:p>16</text:p>
          </table:table-cell>
          <table:table-cell table:style-name="ce56" office:value-type="string" calcext:value-type="string">
            <text:p>=</text:p>
          </table:table-cell>
          <table:table-cell/>
          <table:table-cell table:style-name="ce147" table:formula="of:=ROUNDDOWN(SQRT([.Y38]))&amp;&quot;&lt;...&lt;&quot;&amp;(ROUNDDOWN(SQRT([.Y38]))+1)" office:value-type="string" office:string-value="1&lt;...&lt;2" calcext:value-type="string">
            <text:p>1&lt;...&lt;2</text:p>
          </table:table-cell>
          <table:table-cell table:style-name="ce212" table:formula="of:=1-[.H38]" office:value-type="percentage" office:value="0.79" calcext:value-type="percentage">
            <text:p>79 %</text:p>
          </table:table-cell>
          <table:table-cell table:style-name="ce147" table:formula="of:=[.L38]/[.J38]" office:value-type="float" office:value="6" calcext:value-type="float">
            <text:p>6</text:p>
          </table:table-cell>
          <table:table-cell table:style-name="ce147" table:formula="of:=[.M38]*[.O38]" office:value-type="float" office:value="12" calcext:value-type="float">
            <text:p>12</text:p>
          </table:table-cell>
          <table:table-cell/>
          <table:table-cell table:formula="of:=RANK([.X38];[.X34:.X43])+2" office:value-type="float" office:value="4" calcext:value-type="float">
            <text:p>4</text:p>
          </table:table-cell>
          <table:table-cell table:style-name="ce81" table:formula="of:=RAND()" office:value-type="float" office:value="0.805896685287999" calcext:value-type="float">
            <text:p>0,805896685287999</text:p>
          </table:table-cell>
          <table:table-cell table:formula="of:=IF([.W38]&lt;5;RANDBETWEEN(2;40);IF([.W38]&lt;7;RANDBETWEEN(41;80);IF([.W38]=7;RANDBETWEEN(81;100);IF([.W38]=8;RANDBETWEEN(101;130);IF([.W38]&lt;11;RANDBETWEEN(131;150);RANDBETWEEN(151;200))))))" office:value-type="float" office:value="2" calcext:value-type="float">
            <text:p>2</text:p>
          </table:table-cell>
          <table:table-cell table:formula="of:=RANK([.AA38];[.AA35:.AA42])+1" office:value-type="float" office:value="9" calcext:value-type="float">
            <text:p>9</text:p>
          </table:table-cell>
          <table:table-cell table:style-name="ce81" table:formula="of:=RAND()" office:value-type="float" office:value="0.211946372308199" calcext:value-type="float">
            <text:p>0,211946372308199</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39]" office:value-type="string" office:string-value="√56" calcext:value-type="string">
            <text:p>√56</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 office:value-type="float" office:value="0.9" calcext:value-type="float">
            <text:p>0,9</text:p>
          </table:table-cell>
          <table:table-cell table:style-name="ce50" office:value-type="string" calcext:value-type="string">
            <text:p>Si f(</text:p>
          </table:table-cell>
          <table:table-cell table:style-name="ce7" table:formula="of:=[.Z39]" office:value-type="float" office:value="4" calcext:value-type="float">
            <text:p>4</text:p>
          </table:table-cell>
          <table:table-cell table:style-name="ce9" office:value-type="string" calcext:value-type="string">
            <text:p>)=</text:p>
          </table:table-cell>
          <table:table-cell table:style-name="ce172" table:formula="of:=[.Z37]*[.J39]" office:value-type="float" office:value="20" calcext:value-type="float">
            <text:p>20</text:p>
          </table:table-cell>
          <table:table-cell table:style-name="ce152" table:formula="of:=IF([.W39]&gt;7;0.25;0.75)" office:value-type="percentage" office:value="0.75" calcext:value-type="percentage">
            <text:p>75 %</text:p>
          </table:table-cell>
          <table:table-cell table:style-name="ce40" office:value-type="string" calcext:value-type="string">
            <text:p>de</text:p>
          </table:table-cell>
          <table:table-cell table:style-name="ce41" table:formula="of:=4*[.W39]" office:value-type="float" office:value="20" calcext:value-type="float">
            <text:p>20</text:p>
          </table:table-cell>
          <table:table-cell table:style-name="ce56" office:value-type="string" calcext:value-type="string">
            <text:p>=</text:p>
          </table:table-cell>
          <table:table-cell/>
          <table:table-cell table:style-name="ce147" table:formula="of:=ROUNDDOWN(SQRT([.Y39]))&amp;&quot;&lt;...&lt;&quot;&amp;(ROUNDDOWN(SQRT([.Y39]))+1)" office:value-type="string" office:string-value="7&lt;...&lt;8" calcext:value-type="string">
            <text:p>7&lt;...&lt;8</text:p>
          </table:table-cell>
          <table:table-cell table:style-name="ce212" table:formula="of:=1-[.H39]" office:value-type="percentage" office:value="0.1" calcext:value-type="percentage">
            <text:p>10 %</text:p>
          </table:table-cell>
          <table:table-cell table:style-name="ce147" table:formula="of:=[.L39]/[.J39]" office:value-type="float" office:value="5" calcext:value-type="float">
            <text:p>5</text:p>
          </table:table-cell>
          <table:table-cell table:style-name="ce147" table:formula="of:=[.M39]*[.O39]" office:value-type="float" office:value="15" calcext:value-type="float">
            <text:p>15</text:p>
          </table:table-cell>
          <table:table-cell/>
          <table:table-cell table:formula="of:=RANK([.X39];[.X34:.X43])+2" office:value-type="float" office:value="5" calcext:value-type="float">
            <text:p>5</text:p>
          </table:table-cell>
          <table:table-cell table:style-name="ce81" table:formula="of:=RAND()" office:value-type="float" office:value="0.680355360586677" calcext:value-type="float">
            <text:p>0,680355360586677</text:p>
          </table:table-cell>
          <table:table-cell table:formula="of:=IF([.W39]&lt;5;RANDBETWEEN(2;40);IF([.W39]&lt;7;RANDBETWEEN(41;80);IF([.W39]=7;RANDBETWEEN(81;100);IF([.W39]=8;RANDBETWEEN(101;130);IF([.W39]&lt;11;RANDBETWEEN(131;150);RANDBETWEEN(151;200))))))" office:value-type="float" office:value="56" calcext:value-type="float">
            <text:p>56</text:p>
          </table:table-cell>
          <table:table-cell table:formula="of:=RANK([.AA39];[.AA35:.AA42])+1" office:value-type="float" office:value="4" calcext:value-type="float">
            <text:p>4</text:p>
          </table:table-cell>
          <table:table-cell table:style-name="ce81" table:formula="of:=RAND()" office:value-type="float" office:value="0.71696161329634" calcext:value-type="float">
            <text:p>0,7169616132963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40]" office:value-type="string" office:string-value="√135" calcext:value-type="string">
            <text:p>√135</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0;800)/1000" office:value-type="float" office:value="0.724" calcext:value-type="float">
            <text:p>0,724</text:p>
          </table:table-cell>
          <table:table-cell table:style-name="ce50" office:value-type="string" calcext:value-type="string">
            <text:p>Si f(</text:p>
          </table:table-cell>
          <table:table-cell table:style-name="ce7" table:formula="of:=[.Z40]" office:value-type="float" office:value="7" calcext:value-type="float">
            <text:p>7</text:p>
          </table:table-cell>
          <table:table-cell table:style-name="ce9" office:value-type="string" calcext:value-type="string">
            <text:p>)=</text:p>
          </table:table-cell>
          <table:table-cell table:style-name="ce172" table:formula="of:=[.Z38]*[.J40]" office:value-type="float" office:value="63" calcext:value-type="float">
            <text:p>63</text:p>
          </table:table-cell>
          <table:table-cell table:style-name="ce152" table:formula="of:=IF([.W40]&gt;7;0.25;0.75)" office:value-type="percentage" office:value="0.25" calcext:value-type="percentage">
            <text:p>25 %</text:p>
          </table:table-cell>
          <table:table-cell table:style-name="ce40" office:value-type="string" calcext:value-type="string">
            <text:p>de</text:p>
          </table:table-cell>
          <table:table-cell table:style-name="ce41" table:formula="of:=4*[.W40]" office:value-type="float" office:value="40" calcext:value-type="float">
            <text:p>40</text:p>
          </table:table-cell>
          <table:table-cell table:style-name="ce56" office:value-type="string" calcext:value-type="string">
            <text:p>=</text:p>
          </table:table-cell>
          <table:table-cell/>
          <table:table-cell table:style-name="ce147" table:formula="of:=ROUNDDOWN(SQRT([.Y40]))&amp;&quot;&lt;...&lt;&quot;&amp;(ROUNDDOWN(SQRT([.Y40]))+1)" office:value-type="string" office:string-value="11&lt;...&lt;12" calcext:value-type="string">
            <text:p>11&lt;...&lt;12</text:p>
          </table:table-cell>
          <table:table-cell table:style-name="ce212" table:formula="of:=1-[.H40]" office:value-type="percentage" office:value="0.276" calcext:value-type="percentage">
            <text:p>27,6 %</text:p>
          </table:table-cell>
          <table:table-cell table:style-name="ce147" table:formula="of:=[.L40]/[.J40]" office:value-type="float" office:value="9" calcext:value-type="float">
            <text:p>9</text:p>
          </table:table-cell>
          <table:table-cell table:style-name="ce147" table:formula="of:=[.M40]*[.O40]" office:value-type="float" office:value="10" calcext:value-type="float">
            <text:p>10</text:p>
          </table:table-cell>
          <table:table-cell/>
          <table:table-cell table:formula="of:=RANK([.X40];[.X34:.X43])+2" office:value-type="float" office:value="10" calcext:value-type="float">
            <text:p>10</text:p>
          </table:table-cell>
          <table:table-cell table:style-name="ce81" table:formula="of:=RAND()" office:value-type="float" office:value="0.0535924595418545" calcext:value-type="float">
            <text:p>0,053592459541855</text:p>
          </table:table-cell>
          <table:table-cell table:formula="of:=IF([.W40]&lt;5;RANDBETWEEN(2;40);IF([.W40]&lt;7;RANDBETWEEN(41;80);IF([.W40]=7;RANDBETWEEN(81;100);IF([.W40]=8;RANDBETWEEN(101;130);IF([.W40]&lt;11;RANDBETWEEN(131;150);RANDBETWEEN(151;200))))))" office:value-type="float" office:value="135" calcext:value-type="float">
            <text:p>135</text:p>
          </table:table-cell>
          <table:table-cell table:formula="of:=RANK([.AA40];[.AA35:.AA42])+1" office:value-type="float" office:value="7" calcext:value-type="float">
            <text:p>7</text:p>
          </table:table-cell>
          <table:table-cell table:style-name="ce81" table:formula="of:=RAND()" office:value-type="float" office:value="0.51500966082052" calcext:value-type="float">
            <text:p>0,5150096608205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41]" office:value-type="string" office:string-value="√132" calcext:value-type="string">
            <text:p>√132</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0" office:value-type="float" office:value="0.95" calcext:value-type="float">
            <text:p>0,95</text:p>
          </table:table-cell>
          <table:table-cell table:style-name="ce50" office:value-type="string" calcext:value-type="string">
            <text:p>Si f(</text:p>
          </table:table-cell>
          <table:table-cell table:style-name="ce7" table:formula="of:=[.Z41]" office:value-type="float" office:value="2" calcext:value-type="float">
            <text:p>2</text:p>
          </table:table-cell>
          <table:table-cell table:style-name="ce9" office:value-type="string" calcext:value-type="string">
            <text:p>)=</text:p>
          </table:table-cell>
          <table:table-cell table:style-name="ce172" table:formula="of:=[.Z39]*[.J41]" office:value-type="float" office:value="8" calcext:value-type="float">
            <text:p>8</text:p>
          </table:table-cell>
          <table:table-cell table:style-name="ce152" table:formula="of:=IF([.W41]&gt;7;0.25;0.75)" office:value-type="percentage" office:value="0.25" calcext:value-type="percentage">
            <text:p>25 %</text:p>
          </table:table-cell>
          <table:table-cell table:style-name="ce40" office:value-type="string" calcext:value-type="string">
            <text:p>de</text:p>
          </table:table-cell>
          <table:table-cell table:style-name="ce41" table:formula="of:=4*[.W41]" office:value-type="float" office:value="36" calcext:value-type="float">
            <text:p>36</text:p>
          </table:table-cell>
          <table:table-cell table:style-name="ce56" office:value-type="string" calcext:value-type="string">
            <text:p>=</text:p>
          </table:table-cell>
          <table:table-cell/>
          <table:table-cell table:style-name="ce147" table:formula="of:=ROUNDDOWN(SQRT([.Y41]))&amp;&quot;&lt;...&lt;&quot;&amp;(ROUNDDOWN(SQRT([.Y41]))+1)" office:value-type="string" office:string-value="11&lt;...&lt;12" calcext:value-type="string">
            <text:p>11&lt;...&lt;12</text:p>
          </table:table-cell>
          <table:table-cell table:style-name="ce212" table:formula="of:=1-[.H41]" office:value-type="percentage" office:value="0.05" calcext:value-type="percentage">
            <text:p>5 %</text:p>
          </table:table-cell>
          <table:table-cell table:style-name="ce147" table:formula="of:=[.L41]/[.J41]" office:value-type="float" office:value="4" calcext:value-type="float">
            <text:p>4</text:p>
          </table:table-cell>
          <table:table-cell table:style-name="ce147" table:formula="of:=[.M41]*[.O41]" office:value-type="float" office:value="9" calcext:value-type="float">
            <text:p>9</text:p>
          </table:table-cell>
          <table:table-cell/>
          <table:table-cell table:formula="of:=RANK([.X41];[.X34:.X43])+2" office:value-type="float" office:value="9" calcext:value-type="float">
            <text:p>9</text:p>
          </table:table-cell>
          <table:table-cell table:style-name="ce81" table:formula="of:=RAND()" office:value-type="float" office:value="0.30533885752242" calcext:value-type="float">
            <text:p>0,30533885752242</text:p>
          </table:table-cell>
          <table:table-cell table:formula="of:=IF([.W41]&lt;5;RANDBETWEEN(2;40);IF([.W41]&lt;7;RANDBETWEEN(41;80);IF([.W41]=7;RANDBETWEEN(81;100);IF([.W41]=8;RANDBETWEEN(101;130);IF([.W41]&lt;11;RANDBETWEEN(131;150);RANDBETWEEN(151;200))))))" office:value-type="float" office:value="132" calcext:value-type="float">
            <text:p>132</text:p>
          </table:table-cell>
          <table:table-cell table:formula="of:=RANK([.AA41];[.AA35:.AA42])+1" office:value-type="float" office:value="2" calcext:value-type="float">
            <text:p>2</text:p>
          </table:table-cell>
          <table:table-cell table:style-name="ce81" table:formula="of:=RAND()" office:value-type="float" office:value="0.882561170162459" calcext:value-type="float">
            <text:p>0,882561170162459</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7" table:formula="of:=[.Z42]" office:value-type="float" office:value="3" calcext:value-type="float">
            <text:p>3</text:p>
          </table:covered-table-cell>
          <table:covered-table-cell table:number-columns-repeated="2"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2" calcext:value-type="float">
            <text:p>12</text:p>
          </table:table-cell>
          <table:table-cell table:style-name="ce81" table:formula="of:=RAND()" office:value-type="float" office:value="0.0261979078817885" calcext:value-type="float">
            <text:p>0,026197907881789</text:p>
          </table:table-cell>
          <table:table-cell/>
          <table:table-cell table:formula="of:=RANK([.AA42];[.AA35:.AA42])+1" office:value-type="float" office:value="3" calcext:value-type="float">
            <text:p>3</text:p>
          </table:table-cell>
          <table:table-cell table:style-name="ce81" table:formula="of:=RAND()" office:value-type="float" office:value="0.758687871120709" calcext:value-type="float">
            <text:p>0,758687871120709</text:p>
          </table:table-cell>
          <table:table-cell table:number-columns-repeated="992"/>
        </table:table-row>
        <table:table-row table:style-name="ro4">
          <table:table-cell table:number-columns-repeated="22"/>
          <table:table-cell table:formula="of:=RANK([.X43];[.X34:.X43])+2" office:value-type="float" office:value="3" calcext:value-type="float">
            <text:p>3</text:p>
          </table:table-cell>
          <table:table-cell table:style-name="ce81" table:formula="of:=RAND()" office:value-type="float" office:value="0.894695577081632" calcext:value-type="float">
            <text:p>0,894695577081632</text:p>
          </table:table-cell>
          <table:table-cell table:number-columns-repeated="995"/>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6">
          <table:table-cell table:number-columns-repeated="1019"/>
        </table:table-row>
        <table:table-row table:style-name="ro3">
          <table:table-cell table:number-columns-repeated="1019"/>
        </table:table-row>
      </table:table>
      <table:table table:name="1er DAN" table:style-name="ta8" table:print-ranges="'1er DAN'.A1:'1er DAN'.R44 '1er DAN'.T1:'1er DAN'.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1" form:id="control1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form>
        </office:forms>
        <table:shapes>
          <draw:control draw:z-index="0" draw:style-name="gr10" draw:text-style-name="P2" svg:width="1.651cm" svg:height="0.749cm" svg:x="50.254cm" svg:y="0.457cm" draw:control="control11"/>
        </table:shapes>
        <table:table-column table:style-name="co123" table:default-cell-style-name="Default"/>
        <table:table-column table:style-name="co148" table:default-cell-style-name="Default"/>
        <table:table-column table:style-name="co149" table:default-cell-style-name="Default"/>
        <table:table-column table:style-name="co61" table:default-cell-style-name="Default"/>
        <table:table-column table:style-name="co20" table:default-cell-style-name="Default"/>
        <table:table-column table:style-name="co15" table:default-cell-style-name="Default"/>
        <table:table-column table:style-name="co138" table:default-cell-style-name="Default"/>
        <table:table-column table:style-name="co15" table:default-cell-style-name="Default"/>
        <table:table-column table:style-name="co24" table:default-cell-style-name="Default"/>
        <table:table-column table:style-name="co16" table:default-cell-style-name="Default"/>
        <table:table-column table:style-name="co74" table:default-cell-style-name="Default"/>
        <table:table-column table:style-name="co94" table:default-cell-style-name="Default"/>
        <table:table-column table:style-name="co60" table:default-cell-style-name="Default"/>
        <table:table-column table:style-name="co150" table:default-cell-style-name="Default"/>
        <table:table-column table:style-name="co113" table:default-cell-style-name="Default"/>
        <table:table-column table:style-name="co151" table:default-cell-style-name="Default"/>
        <table:table-column table:style-name="co26" table:default-cell-style-name="Default"/>
        <table:table-column table:style-name="co152" table:default-cell-style-name="Default"/>
        <table:table-column table:style-name="co153" table:default-cell-style-name="Default"/>
        <table:table-column table:style-name="co154" table:default-cell-style-name="Default"/>
        <table:table-column table:style-name="co119" table:default-cell-style-name="Default"/>
        <table:table-column table:style-name="co124" table:default-cell-style-name="Default"/>
        <table:table-column table:style-name="co155" table:default-cell-style-name="Default"/>
        <table:table-column table:style-name="co4" table:default-cell-style-name="Default"/>
        <table:table-column table:style-name="co21" table:default-cell-style-name="Default"/>
        <table:table-column table:style-name="co1" table:default-cell-style-name="Default"/>
        <table:table-column table:style-name="co156" table:default-cell-style-name="Default"/>
        <table:table-column table:style-name="co1" table:default-cell-style-name="Default"/>
        <table:table-column table:style-name="co4" table:number-columns-repeated="996" table:default-cell-style-name="Default"/>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3" calcext:value-type="float">
            <text:p>3</text:p>
          </table:table-cell>
          <table:table-cell table:style-name="ce81" table:formula="of:=RAND()" office:value-type="float" office:value="0.986894474292976" calcext:value-type="float">
            <text:p>0,986894474292976</text:p>
          </table:table-cell>
          <table:table-cell table:formula="of:=RANK([.AB1];[.AB1:.AB10])+2" office:value-type="float" office:value="11" calcext:value-type="float">
            <text:p>11</text:p>
          </table:table-cell>
          <table:table-cell table:style-name="ce81" table:formula="of:=RAND()" office:value-type="float" office:value="0.0666425115007735" calcext:value-type="float">
            <text:p>0,066642511500774</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7" table:number-rows-spanned="1">
            <text:p>NOM :</text:p>
          </table:table-cell>
          <table:covered-table-cell table:number-columns-repeated="4"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653" calcext:value-type="string">
            <text:p>v653</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Z2];[.Z1:.Z10])+2" office:value-type="float" office:value="10" calcext:value-type="float">
            <text:p>10</text:p>
          </table:table-cell>
          <table:table-cell table:style-name="ce81" table:formula="of:=RAND()" office:value-type="float" office:value="0.593546257154971" calcext:value-type="float">
            <text:p>0,593546257154971</text:p>
          </table:table-cell>
          <table:table-cell table:formula="of:=RANK([.AB2];[.AB1:.AB10])+2" office:value-type="float" office:value="12" calcext:value-type="float">
            <text:p>12</text:p>
          </table:table-cell>
          <table:table-cell table:style-name="ce81" table:formula="of:=RAND()" office:value-type="float" office:value="0.0319379213823724" calcext:value-type="float">
            <text:p>0,031937921382373</text:p>
          </table:table-cell>
          <table:table-cell table:number-columns-repeated="996"/>
        </table:table-row>
        <table:table-row table:style-name="ro1">
          <table:table-cell table:style-name="ce55" office:value-type="string" calcext:value-type="string" table:number-columns-spanned="18" table:number-rows-spanned="1">
            <text:p>Mélange de calculs issus de toutes les ceintures</text:p>
          </table:table-cell>
          <table:covered-table-cell table:number-columns-repeated="3" table:style-name="ce38"/>
          <table:covered-table-cell table:style-name="ce55" office:value-type="string" calcext:value-type="string">
            <text:p>÷10, 100, 1000</text:p>
          </table:covered-table-cell>
          <table:covered-table-cell table:number-columns-repeated="5"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 office:value-type="string" office:string-value="AA" calcext:value-type="string">
            <text:p>AA</text:p>
          </table:table-cell>
          <table:table-cell table:style-name="ce29"/>
          <table:table-cell table:style-name="ce92" table:formula="of:=[.R2]" office:value-type="string" office:string-value="v653" calcext:value-type="string">
            <text:p>v653</text:p>
          </table:table-cell>
          <table:table-cell table:style-name="ce81"/>
          <table:table-cell table:formula="of:=RANK([.Z3];[.Z1:.Z10])+2" office:value-type="float" office:value="7" calcext:value-type="float">
            <text:p>7</text:p>
          </table:table-cell>
          <table:table-cell table:style-name="ce81" table:formula="of:=RAND()" office:value-type="float" office:value="0.804682503274761" calcext:value-type="float">
            <text:p>0,804682503274761</text:p>
          </table:table-cell>
          <table:table-cell table:formula="of:=RANK([.AB3];[.AB1:.AB10])+2" office:value-type="float" office:value="10" calcext:value-type="float">
            <text:p>10</text:p>
          </table:table-cell>
          <table:table-cell table:style-name="ce81" table:formula="of:=RAND()" office:value-type="float" office:value="0.208702624474904" calcext:value-type="float">
            <text:p>0,208702624474904</text:p>
          </table:table-cell>
          <table:table-cell table:style-name="ce81" table:number-columns-repeated="996"/>
        </table:table-row>
        <table:table-row table:style-name="ro3">
          <table:table-cell table:style-name="ce4" table:formula="of:=[.Y4]" office:value-type="float" office:value="11" calcext:value-type="float">
            <text:p>11</text:p>
          </table:table-cell>
          <table:table-cell table:style-name="ce7" office:value-type="string" calcext:value-type="string">
            <text:p>×</text:p>
          </table:table-cell>
          <table:table-cell table:style-name="ce9" table:formula="of:=[.AA4]" office:value-type="float" office:value="8" calcext:value-type="float">
            <text:p>8</text:p>
          </table:table-cell>
          <table:table-cell table:style-name="ce10" office:value-type="string" calcext:value-type="string">
            <text:p>=</text:p>
          </table:table-cell>
          <table:table-cell table:style-name="ce4" table:formula="of:=CHOOSE(ROUND(RAND())+1;-1;1)*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10" office:value-type="string" calcext:value-type="string">
            <text:p>=</text:p>
          </table:table-cell>
          <table:table-cell table:style-name="ce4" table:formula="of:=ROUND(RAND()*CHOOSE(RANDBETWEEN(1;3);10;100;1000);RANDBETWEEN(1;3))" office:value-type="float" office:value="571.179" calcext:value-type="float">
            <text:p>571,179</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6.3" calcext:value-type="float">
            <text:p>6,3</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C4]" office:value-type="float" office:value="88" calcext:value-type="float">
            <text:p>88</text:p>
          </table:table-cell>
          <table:table-cell table:style-name="ce27" table:formula="of:=[.E4]+IF([.F4]=&quot;+&quot;;[.G4];-[.G4])+IF([.H4]=&quot;+&quot;;[.I4];-[.I4])" office:value-type="float" office:value="-12" calcext:value-type="float">
            <text:p>-12</text:p>
          </table:table-cell>
          <table:table-cell table:style-name="ce43" table:formula="of:=[.K4]*[.M4]" office:value-type="float" office:value="57117.9" calcext:value-type="float">
            <text:p>57 117,9</text:p>
          </table:table-cell>
          <table:table-cell table:style-name="ce135" table:formula="of:=[.O4]/[.Q4]" office:value-type="float" office:value="0.63" calcext:value-type="float">
            <text:p>0,63</text:p>
          </table:table-cell>
          <table:table-cell/>
          <table:table-cell table:formula="of:=RANK([.Z4];[.Z1:.Z10])+2" office:value-type="float" office:value="11" calcext:value-type="float">
            <text:p>11</text:p>
          </table:table-cell>
          <table:table-cell table:style-name="ce81" table:formula="of:=RAND()" office:value-type="float" office:value="0.456547835498848" calcext:value-type="float">
            <text:p>0,456547835498848</text:p>
          </table:table-cell>
          <table:table-cell table:formula="of:=RANK([.AB4];[.AB1:.AB10])+2" office:value-type="float" office:value="8" calcext:value-type="float">
            <text:p>8</text:p>
          </table:table-cell>
          <table:table-cell table:style-name="ce81" table:formula="of:=RAND()" office:value-type="float" office:value="0.349202949823138" calcext:value-type="float">
            <text:p>0,349202949823138</text:p>
          </table:table-cell>
          <table:table-cell table:number-columns-repeated="996"/>
        </table:table-row>
        <table:table-row table:style-name="ro3">
          <table:table-cell table:style-name="ce222" office:value-type="percentage" office:value="0.1" calcext:value-type="percentage">
            <text:p>10 %</text:p>
          </table:table-cell>
          <table:table-cell table:style-name="ce7" office:value-type="string" calcext:value-type="string">
            <text:p>de</text:p>
          </table:table-cell>
          <table:table-cell table:style-name="ce9" table:formula="of:=ROUND(RAND()*50;RANDBETWEEN(0;1))" office:value-type="float" office:value="15" calcext:value-type="float">
            <text:p>15</text:p>
          </table:table-cell>
          <table:table-cell table:style-name="ce10" office:value-type="string" calcext:value-type="string">
            <text:p>=</text:p>
          </table:table-cell>
          <table:table-cell table:style-name="ce4" table:formula="of:=CHOOSE(ROUND(RAND())+1;-1;1)*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10" office:value-type="string" calcext:value-type="string">
            <text:p>=</text:p>
          </table:table-cell>
          <table:table-cell table:style-name="ce4" table:formula="of:=ROUND(RAND()*CHOOSE(RANDBETWEEN(1;3);10;100;1000);RANDBETWEEN(1;3))" office:value-type="float" office:value="70.726" calcext:value-type="float">
            <text:p>70,726</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410.332" calcext:value-type="float">
            <text:p>410,332</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23" table:formula="of:=[.A5]*[.C5]" office:value-type="float" office:value="1.5" calcext:value-type="float">
            <text:p>1,5</text:p>
          </table:table-cell>
          <table:table-cell table:style-name="ce27" table:formula="of:=[.E5]+IF([.F5]=&quot;+&quot;;[.G5];-[.G5])+IF([.H5]=&quot;+&quot;;[.I5];-[.I5])" office:value-type="float" office:value="-1" calcext:value-type="float">
            <text:p>-1</text:p>
          </table:table-cell>
          <table:table-cell table:style-name="ce43" table:formula="of:=[.K5]*[.M5]" office:value-type="float" office:value="7072.6" calcext:value-type="float">
            <text:p>7 072,6</text:p>
          </table:table-cell>
          <table:table-cell table:style-name="ce135" table:formula="of:=[.O5]/[.Q5]" office:value-type="float" office:value="0.410332" calcext:value-type="float">
            <text:p>0,410332</text:p>
          </table:table-cell>
          <table:table-cell/>
          <table:table-cell table:formula="of:=RANK([.Z5];[.Z1:.Z10])+2" office:value-type="float" office:value="8" calcext:value-type="float">
            <text:p>8</text:p>
          </table:table-cell>
          <table:table-cell table:style-name="ce81" table:formula="of:=RAND()" office:value-type="float" office:value="0.786425947658316" calcext:value-type="float">
            <text:p>0,786425947658316</text:p>
          </table:table-cell>
          <table:table-cell table:formula="of:=RANK([.AB5];[.AB1:.AB10])+2" office:value-type="float" office:value="7" calcext:value-type="float">
            <text:p>7</text:p>
          </table:table-cell>
          <table:table-cell table:style-name="ce81" table:formula="of:=RAND()" office:value-type="float" office:value="0.448676890676559" calcext:value-type="float">
            <text:p>0,448676890676559</text:p>
          </table:table-cell>
          <table:table-cell table:number-columns-repeated="996"/>
        </table:table-row>
        <table:table-row table:style-name="ro3">
          <table:table-cell table:style-name="ce222" office:value-type="percentage" office:value="0.5" calcext:value-type="percentage">
            <text:p>50 %</text:p>
          </table:table-cell>
          <table:table-cell table:style-name="ce7" office:value-type="string" calcext:value-type="string">
            <text:p>de</text:p>
          </table:table-cell>
          <table:table-cell table:style-name="ce9" table:formula="of:=ROUND(RAND()*50;RANDBETWEEN(0;1))" office:value-type="float" office:value="14.8" calcext:value-type="float">
            <text:p>14,8</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97" table:formula="of:=IF(ROUND(RAND());RANDBETWEEN(2;10);&quot;(&quot;&amp;-1*RANDBETWEEN(2;10)&amp;&quot;)&quot;)" office:value-type="string" office:string-value="(-8)" calcext:value-type="string">
            <text:p>(-8)</text:p>
          </table:table-cell>
          <table:table-cell table:style-name="ce7" office:value-type="string" calcext:value-type="string">
            <text:p>×</text:p>
          </table:table-cell>
          <table:table-cell table:style-name="ce97" table:formula="of:=IF(ROUND(RAND());RANDBETWEEN(2;10);&quot;(&quot;&amp;-1*RANDBETWEEN(2;10)&amp;&quot;)&quot;)" office:value-type="string" office:string-value="(-9)" calcext:value-type="string">
            <text:p>(-9)</text:p>
          </table:table-cell>
          <table:table-cell table:style-name="ce10" office:value-type="string" calcext:value-type="string">
            <text:p>=</text:p>
          </table:table-cell>
          <table:table-cell table:style-name="ce51"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68" calcext:value-type="float">
            <text:p>368</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6.363" calcext:value-type="float">
            <text:p>6,363</text:p>
          </table:table-cell>
          <table:table-cell table:style-name="ce40" office:value-type="string" calcext:value-type="string">
            <text:p>×10</text:p>
          </table:table-cell>
          <table:table-cell table:style-name="ce143" table:formula="of:=RANDBETWEEN(-6;6)" office:value-type="float" office:value="2" calcext:value-type="float">
            <text:p>2</text:p>
          </table:table-cell>
          <table:table-cell table:style-name="ce42" office:value-type="string" calcext:value-type="string">
            <text:p>=</text:p>
          </table:table-cell>
          <table:table-cell/>
          <table:table-cell table:style-name="ce223" table:formula="of:=[.A6]*[.C6]" office:value-type="float" office:value="7.4" calcext:value-type="float">
            <text:p>7,4</text:p>
          </table:table-cell>
          <table:table-cell table:style-name="ce27" table:formula="of:=[.E6]*[.G6]*[.I6]" office:value-type="string" office:string-value="" calcext:value-type="error">
            <text:p>#VALEUR !</text:p>
          </table:table-cell>
          <table:table-cell table:style-name="ce57" table:formula="of:=[.K6]/100*[.M6]" office:value-type="float" office:value="73.6" calcext:value-type="float">
            <text:p>73,6</text:p>
          </table:table-cell>
          <table:table-cell table:style-name="ce135" table:formula="of:=[.O6]*10^([.Q6])" office:value-type="float" office:value="636.3" calcext:value-type="float">
            <text:p>636,3</text:p>
          </table:table-cell>
          <table:table-cell/>
          <table:table-cell table:formula="of:=RANK([.Z6];[.Z1:.Z10])+2" office:value-type="float" office:value="4" calcext:value-type="float">
            <text:p>4</text:p>
          </table:table-cell>
          <table:table-cell table:style-name="ce81" table:formula="of:=RAND()" office:value-type="float" office:value="0.986020812359029" calcext:value-type="float">
            <text:p>0,986020812359029</text:p>
          </table:table-cell>
          <table:table-cell table:formula="of:=RANK([.AB6];[.AB1:.AB10])+2" office:value-type="float" office:value="4" calcext:value-type="float">
            <text:p>4</text:p>
          </table:table-cell>
          <table:table-cell table:style-name="ce81" table:formula="of:=RAND()" office:value-type="float" office:value="0.851675497465707" calcext:value-type="float">
            <text:p>0,851675497465707</text:p>
          </table:table-cell>
          <table:table-cell table:number-columns-repeated="996"/>
        </table:table-row>
        <table:table-row table:style-name="ro3">
          <table:table-cell table:style-name="ce4" table:formula="of:=CHOOSE([.Y7];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97" table:formula="of:=IF(ROUND(RAND());RANDBETWEEN(2;10);&quot;(&quot;&amp;-1*RANDBETWEEN(2;10)&amp;&quot;)&quot;)" office:value-type="float" office:value="8" calcext:value-type="float">
            <text:p>8</text:p>
          </table:table-cell>
          <table:table-cell table:style-name="ce7" office:value-type="string" calcext:value-type="string">
            <text:p>×</text:p>
          </table:table-cell>
          <table:table-cell table:style-name="ce97" table:formula="of:=IF(ROUND(RAND());RANDBETWEEN(2;10);&quot;(&quot;&amp;-1*RANDBETWEEN(2;10)&amp;&quot;)&quot;)" office:value-type="float" office:value="6" calcext:value-type="float">
            <text:p>6</text:p>
          </table:table-cell>
          <table:table-cell table:style-name="ce10" office:value-type="string" calcext:value-type="string">
            <text:p>=</text:p>
          </table:table-cell>
          <table:table-cell table:style-name="ce51"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20" calcext:value-type="float">
            <text:p>220</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3" calcext:value-type="float">
            <text:p>3</text:p>
          </table:table-cell>
          <table:table-cell table:style-name="ce40" office:value-type="string" calcext:value-type="string">
            <text:p>×10</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table-cell table:style-name="ce27" table:formula="of:=LOOKUP([.A7];[$'Aide à la génération'.$A$2:$'Aide à la génération'.$A$11];[$'Aide à la génération'.$B$2:$'Aide à la génération'.$B$11])" office:value-type="string" office:string-value="7×4" calcext:value-type="string">
            <text:p>7×4</text:p>
          </table:table-cell>
          <table:table-cell table:style-name="ce27" table:formula="of:=[.E7]*[.G7]*[.I7]" office:value-type="float" office:value="-96" calcext:value-type="float">
            <text:p>-96</text:p>
          </table:table-cell>
          <table:table-cell table:style-name="ce57" table:formula="of:=[.K7]/100*[.M7]" office:value-type="float" office:value="66" calcext:value-type="float">
            <text:p>66</text:p>
          </table:table-cell>
          <table:table-cell table:style-name="ce135" table:formula="of:=[.O7]*10^([.Q7])" office:value-type="float" office:value="300000" calcext:value-type="float">
            <text:p>300 000</text:p>
          </table:table-cell>
          <table:table-cell/>
          <table:table-cell table:formula="of:=RANK([.Z7];[.Z1:.Z10])+2" office:value-type="float" office:value="6" calcext:value-type="float">
            <text:p>6</text:p>
          </table:table-cell>
          <table:table-cell table:style-name="ce81" table:formula="of:=RAND()" office:value-type="float" office:value="0.816763921716882" calcext:value-type="float">
            <text:p>0,816763921716882</text:p>
          </table:table-cell>
          <table:table-cell table:formula="of:=RANK([.AB7];[.AB1:.AB10])+2" office:value-type="float" office:value="6" calcext:value-type="float">
            <text:p>6</text:p>
          </table:table-cell>
          <table:table-cell table:style-name="ce81" table:formula="of:=RAND()" office:value-type="float" office:value="0.522735849339477" calcext:value-type="float">
            <text:p>0,522735849339477</text:p>
          </table:table-cell>
          <table:table-cell table:number-columns-repeated="996"/>
        </table:table-row>
        <table:table-row table:style-name="ro3">
          <table:table-cell table:style-name="ce4" table:formula="of:=CHOOSE([.Y8];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Y8]" office:value-type="float" office:value="9" calcext:value-type="float">
            <text:p>9</text:p>
          </table:table-cell>
          <table:table-cell table:style-name="ce9" office:value-type="string" calcext:value-type="string">
            <text:p>²</text:p>
          </table:table-cell>
          <table:table-cell table:style-name="ce9" office:value-type="string" calcext:value-type="string">
            <text:p>=</text:p>
          </table:table-cell>
          <table:table-cell table:style-name="ce7"/>
          <table:table-cell table:style-name="ce9"/>
          <table:table-cell table:style-name="ce10"/>
          <table:table-cell table:style-name="ce4" table:formula="of:=[.Y7]"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RAND()*10;RANDBETWEEN(0;3))" office:value-type="float" office:value="2.2" calcext:value-type="float">
            <text:p>2,2</text:p>
          </table:table-cell>
          <table:table-cell table:style-name="ce40" office:value-type="string" calcext:value-type="string">
            <text:p>×11</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table-cell table:style-name="ce27" table:formula="of:=LOOKUP([.A8];[$'Aide à la génération'.$A$2:$'Aide à la génération'.$A$11];[$'Aide à la génération'.$B$2:$'Aide à la génération'.$B$11])" office:value-type="string" office:string-value="9×6" calcext:value-type="string">
            <text:p>9×6</text:p>
          </table:table-cell>
          <table:table-cell table:style-name="ce48" table:formula="of:=[.E8]^2" office:value-type="float" office:value="81" calcext:value-type="float">
            <text:p>81</text:p>
          </table:table-cell>
          <table:table-cell table:style-name="ce57" table:formula="of:=[.K8]^2" office:value-type="float" office:value="36" calcext:value-type="float">
            <text:p>36</text:p>
          </table:table-cell>
          <table:table-cell table:style-name="ce135" table:formula="of:=[.O8]*10^([.Q8])" office:value-type="float" office:value="22" calcext:value-type="float">
            <text:p>22</text:p>
          </table:table-cell>
          <table:table-cell/>
          <table:table-cell table:formula="of:=RANK([.Z8];[.Z1:.Z10])+2" office:value-type="float" office:value="9" calcext:value-type="float">
            <text:p>9</text:p>
          </table:table-cell>
          <table:table-cell table:style-name="ce81" table:formula="of:=RAND()" office:value-type="float" office:value="0.735128250051614" calcext:value-type="float">
            <text:p>0,735128250051614</text:p>
          </table:table-cell>
          <table:table-cell table:formula="of:=RANK([.AB8];[.AB1:.AB10])+2" office:value-type="float" office:value="9" calcext:value-type="float">
            <text:p>9</text:p>
          </table:table-cell>
          <table:table-cell table:style-name="ce81" table:formula="of:=RAND()" office:value-type="float" office:value="0.217171570053567" calcext:value-type="float">
            <text:p>0,217171570053567</text:p>
          </table:table-cell>
          <table:table-cell table:number-columns-repeated="996"/>
        </table:table-row>
        <table:table-row table:style-name="ro2">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5" calcext:value-type="float">
            <text:p>5</text:p>
          </table:table-cell>
          <table:table-cell table:style-name="ce81" table:formula="of:=RAND()" office:value-type="float" office:value="0.940144954384463" calcext:value-type="float">
            <text:p>0,940144954384463</text:p>
          </table:table-cell>
          <table:table-cell table:formula="of:=RANK([.AB9];[.AB1:.AB10])+2" office:value-type="float" office:value="5" calcext:value-type="float">
            <text:p>5</text:p>
          </table:table-cell>
          <table:table-cell table:style-name="ce81" table:formula="of:=RAND()" office:value-type="float" office:value="0.841259347785767" calcext:value-type="float">
            <text:p>0,841259347785767</text:p>
          </table:table-cell>
          <table:table-cell table:number-columns-repeated="996"/>
        </table:table-row>
        <table:table-row table:style-name="ro4">
          <table:table-cell table:number-columns-repeated="24"/>
          <table:table-cell table:formula="of:=RANK([.Z10];[.Z1:.Z10])+2" office:value-type="float" office:value="12" calcext:value-type="float">
            <text:p>12</text:p>
          </table:table-cell>
          <table:table-cell table:style-name="ce81" table:formula="of:=RAND()" office:value-type="float" office:value="0.259389311411631" calcext:value-type="float">
            <text:p>0,259389311411631</text:p>
          </table:table-cell>
          <table:table-cell table:formula="of:=RANK([.AB10];[.AB1:.AB10])+2" office:value-type="float" office:value="3" calcext:value-type="float">
            <text:p>3</text:p>
          </table:table-cell>
          <table:table-cell table:style-name="ce81" table:formula="of:=RAND()" office:value-type="float" office:value="0.881283544635576" calcext:value-type="float">
            <text:p>0,881283544635576</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5" calcext:value-type="float">
            <text:p>5</text:p>
          </table:table-cell>
          <table:table-cell table:style-name="ce81" table:formula="of:=RAND()" office:value-type="float" office:value="0.692596333867098" calcext:value-type="float">
            <text:p>0,692596333867098</text:p>
          </table:table-cell>
          <table:table-cell table:formula="of:=RANK([.AB12];[.AB12:.AB21])+2" office:value-type="float" office:value="4" calcext:value-type="float">
            <text:p>4</text:p>
          </table:table-cell>
          <table:table-cell table:style-name="ce81" table:formula="of:=RAND()" office:value-type="float" office:value="0.926179070150279" calcext:value-type="float">
            <text:p>0,926179070150279</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7" table:number-rows-spanned="1">
            <text:p>NOM :</text:p>
          </table:table-cell>
          <table:covered-table-cell table:number-columns-repeated="4"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653" calcext:value-type="string">
            <text:p>v653</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Z13];[.Z12:.Z21])+2" office:value-type="float" office:value="6" calcext:value-type="float">
            <text:p>6</text:p>
          </table:table-cell>
          <table:table-cell table:style-name="ce81" table:formula="of:=RAND()" office:value-type="float" office:value="0.68281959345298" calcext:value-type="float">
            <text:p>0,68281959345298</text:p>
          </table:table-cell>
          <table:table-cell table:formula="of:=RANK([.AB13];[.AB12:.AB21])+2" office:value-type="float" office:value="7" calcext:value-type="float">
            <text:p>7</text:p>
          </table:table-cell>
          <table:table-cell table:style-name="ce81" table:formula="of:=RAND()" office:value-type="float" office:value="0.662350072053807" calcext:value-type="float">
            <text:p>0,662350072053807</text:p>
          </table:table-cell>
          <table:table-cell table:number-columns-repeated="996"/>
        </table:table-row>
        <table:table-row table:style-name="ro3">
          <table:table-cell table:style-name="ce55" office:value-type="string" calcext:value-type="string" table:number-columns-spanned="18" table:number-rows-spanned="1">
            <text:p>Mélange de calculs issus de toutes les ceintures</text:p>
          </table:table-cell>
          <table:covered-table-cell table:number-columns-repeated="3" table:style-name="ce38"/>
          <table:covered-table-cell table:style-name="ce55" office:value-type="string" calcext:value-type="string">
            <text:p>÷10, 100, 1000</text:p>
          </table:covered-table-cell>
          <table:covered-table-cell table:number-columns-repeated="5"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2]" office:value-type="string" office:string-value="AB" calcext:value-type="string">
            <text:p>AB</text:p>
          </table:table-cell>
          <table:table-cell table:style-name="ce29"/>
          <table:table-cell table:style-name="ce92" table:formula="of:=[.R13]" office:value-type="string" office:string-value="v653" calcext:value-type="string">
            <text:p>v653</text:p>
          </table:table-cell>
          <table:table-cell table:style-name="ce81"/>
          <table:table-cell table:formula="of:=RANK([.Z14];[.Z12:.Z21])+2" office:value-type="float" office:value="9" calcext:value-type="float">
            <text:p>9</text:p>
          </table:table-cell>
          <table:table-cell table:style-name="ce81" table:formula="of:=RAND()" office:value-type="float" office:value="0.280290850057866" calcext:value-type="float">
            <text:p>0,280290850057866</text:p>
          </table:table-cell>
          <table:table-cell table:formula="of:=RANK([.AB14];[.AB12:.AB21])+2" office:value-type="float" office:value="3" calcext:value-type="float">
            <text:p>3</text:p>
          </table:table-cell>
          <table:table-cell table:style-name="ce81" table:formula="of:=RAND()" office:value-type="float" office:value="0.983915525804648" calcext:value-type="float">
            <text:p>0,983915525804648</text:p>
          </table:table-cell>
          <table:table-cell table:style-name="ce81"/>
          <table:table-cell table:number-columns-repeated="995"/>
        </table:table-row>
        <table:table-row table:style-name="ro3">
          <table:table-cell table:style-name="ce4" table:formula="of:=[.Y15]" office:value-type="float" office:value="12" calcext:value-type="float">
            <text:p>12</text:p>
          </table:table-cell>
          <table:table-cell table:style-name="ce7" office:value-type="string" calcext:value-type="string">
            <text:p>×</text:p>
          </table:table-cell>
          <table:table-cell table:style-name="ce9" table:formula="of:=[.AA15]" office:value-type="float" office:value="12" calcext:value-type="float">
            <text:p>12</text:p>
          </table:table-cell>
          <table:table-cell table:style-name="ce10" office:value-type="string" calcext:value-type="string">
            <text:p>=</text:p>
          </table:table-cell>
          <table:table-cell table:style-name="ce4" table:formula="of:=CHOOSE(ROUND(RAND())+1;-1;1)*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style-name="ce4" table:formula="of:=ROUND(RAND()*CHOOSE(RANDBETWEEN(1;3);10;100;1000);RANDBETWEEN(1;3))" office:value-type="float" office:value="733.65" calcext:value-type="float">
            <text:p>733,65</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77.328" calcext:value-type="float">
            <text:p>77,328</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5]*[.C15]" office:value-type="float" office:value="144" calcext:value-type="float">
            <text:p>144</text:p>
          </table:table-cell>
          <table:table-cell table:style-name="ce27" table:formula="of:=[.E15]+IF([.F15]=&quot;+&quot;;[.G15];-[.G15])+IF([.H15]=&quot;+&quot;;[.I15];-[.I15])" office:value-type="float" office:value="15" calcext:value-type="float">
            <text:p>15</text:p>
          </table:table-cell>
          <table:table-cell table:style-name="ce43" table:formula="of:=[.K15]*[.M15]" office:value-type="float" office:value="7336.5" calcext:value-type="float">
            <text:p>7 336,5</text:p>
          </table:table-cell>
          <table:table-cell table:style-name="ce135" table:formula="of:=[.O15]/[.Q15]" office:value-type="float" office:value="0.77328" calcext:value-type="float">
            <text:p>0,77328</text:p>
          </table:table-cell>
          <table:table-cell/>
          <table:table-cell table:formula="of:=RANK([.Z15];[.Z12:.Z21])+2" office:value-type="float" office:value="12" calcext:value-type="float">
            <text:p>12</text:p>
          </table:table-cell>
          <table:table-cell table:style-name="ce81" table:formula="of:=RAND()" office:value-type="float" office:value="0.12286645002778" calcext:value-type="float">
            <text:p>0,12286645002778</text:p>
          </table:table-cell>
          <table:table-cell table:formula="of:=RANK([.AB15];[.AB12:.AB21])+2" office:value-type="float" office:value="12" calcext:value-type="float">
            <text:p>12</text:p>
          </table:table-cell>
          <table:table-cell table:style-name="ce81" table:formula="of:=RAND()" office:value-type="float" office:value="0.213299767582558" calcext:value-type="float">
            <text:p>0,213299767582558</text:p>
          </table:table-cell>
          <table:table-cell table:number-columns-repeated="996"/>
        </table:table-row>
        <table:table-row table:style-name="ro3">
          <table:table-cell table:style-name="ce222" office:value-type="percentage" office:value="0.1" calcext:value-type="percentage">
            <text:p>10 %</text:p>
          </table:table-cell>
          <table:table-cell table:style-name="ce7" office:value-type="string" calcext:value-type="string">
            <text:p>de</text:p>
          </table:table-cell>
          <table:table-cell table:style-name="ce9" table:formula="of:=ROUND(RAND()*50;RANDBETWEEN(0;1))" office:value-type="float" office:value="17" calcext:value-type="float">
            <text:p>17</text:p>
          </table:table-cell>
          <table:table-cell table:style-name="ce10" office:value-type="string" calcext:value-type="string">
            <text:p>=</text:p>
          </table:table-cell>
          <table:table-cell table:style-name="ce4" table:formula="of:=CHOOSE(ROUND(RAND())+1;-1;1)*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4" table:formula="of:=ROUND(RAND()*CHOOSE(RANDBETWEEN(1;3);10;100;1000);RANDBETWEEN(1;3))" office:value-type="float" office:value="443.963" calcext:value-type="float">
            <text:p>443,963</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177.7" calcext:value-type="float">
            <text:p>177,7</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23" table:formula="of:=[.A16]*[.C16]" office:value-type="float" office:value="1.7" calcext:value-type="float">
            <text:p>1,7</text:p>
          </table:table-cell>
          <table:table-cell table:style-name="ce27" table:formula="of:=[.E16]+IF([.F16]=&quot;+&quot;;[.G16];-[.G16])+IF([.H16]=&quot;+&quot;;[.I16];-[.I16])" office:value-type="float" office:value="-34" calcext:value-type="float">
            <text:p>-34</text:p>
          </table:table-cell>
          <table:table-cell table:style-name="ce43" table:formula="of:=[.K16]*[.M16]" office:value-type="float" office:value="44396.3" calcext:value-type="float">
            <text:p>44 396,3</text:p>
          </table:table-cell>
          <table:table-cell table:style-name="ce135" table:formula="of:=[.O16]/[.Q16]" office:value-type="float" office:value="17.77" calcext:value-type="float">
            <text:p>17,77</text:p>
          </table:table-cell>
          <table:table-cell/>
          <table:table-cell table:formula="of:=RANK([.Z16];[.Z12:.Z21])+2" office:value-type="float" office:value="4" calcext:value-type="float">
            <text:p>4</text:p>
          </table:table-cell>
          <table:table-cell table:style-name="ce81" table:formula="of:=RAND()" office:value-type="float" office:value="0.722921668833231" calcext:value-type="float">
            <text:p>0,722921668833231</text:p>
          </table:table-cell>
          <table:table-cell table:formula="of:=RANK([.AB16];[.AB12:.AB21])+2" office:value-type="float" office:value="8" calcext:value-type="float">
            <text:p>8</text:p>
          </table:table-cell>
          <table:table-cell table:style-name="ce81" table:formula="of:=RAND()" office:value-type="float" office:value="0.653373411206902" calcext:value-type="float">
            <text:p>0,653373411206902</text:p>
          </table:table-cell>
          <table:table-cell table:number-columns-repeated="996"/>
        </table:table-row>
        <table:table-row table:style-name="ro3">
          <table:table-cell table:style-name="ce222" office:value-type="percentage" office:value="0.5" calcext:value-type="percentage">
            <text:p>50 %</text:p>
          </table:table-cell>
          <table:table-cell table:style-name="ce7" office:value-type="string" calcext:value-type="string">
            <text:p>de</text:p>
          </table:table-cell>
          <table:table-cell table:style-name="ce9" table:formula="of:=ROUND(RAND()*50;RANDBETWEEN(0;1))" office:value-type="float" office:value="3.7" calcext:value-type="float">
            <text:p>3,7</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97" table:formula="of:=IF(ROUND(RAND());RANDBETWEEN(2;10);&quot;(&quot;&amp;-1*RANDBETWEEN(2;10)&amp;&quot;)&quot;)" office:value-type="float" office:value="2" calcext:value-type="float">
            <text:p>2</text:p>
          </table:table-cell>
          <table:table-cell table:style-name="ce7" office:value-type="string" calcext:value-type="string">
            <text:p>×</text:p>
          </table:table-cell>
          <table:table-cell table:style-name="ce97" table:formula="of:=IF(ROUND(RAND());RANDBETWEEN(2;10);&quot;(&quot;&amp;-1*RANDBETWEEN(2;10)&amp;&quot;)&quot;)" office:value-type="float" office:value="3" calcext:value-type="float">
            <text:p>3</text:p>
          </table:table-cell>
          <table:table-cell table:style-name="ce10" office:value-type="string" calcext:value-type="string">
            <text:p>=</text:p>
          </table:table-cell>
          <table:table-cell table:style-name="ce51"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64" calcext:value-type="float">
            <text:p>164</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6.131" calcext:value-type="float">
            <text:p>6,131</text:p>
          </table:table-cell>
          <table:table-cell table:style-name="ce40" office:value-type="string" calcext:value-type="string">
            <text:p>×10</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table-cell table:style-name="ce223" table:formula="of:=[.A17]*[.C17]" office:value-type="float" office:value="1.85" calcext:value-type="float">
            <text:p>1,85</text:p>
          </table:table-cell>
          <table:table-cell table:style-name="ce27" table:formula="of:=[.E17]*[.G17]*[.I17]" office:value-type="float" office:value="-12" calcext:value-type="float">
            <text:p>-12</text:p>
          </table:table-cell>
          <table:table-cell table:style-name="ce57" table:formula="of:=[.K17]/100*[.M17]" office:value-type="float" office:value="32.8" calcext:value-type="float">
            <text:p>32,8</text:p>
          </table:table-cell>
          <table:table-cell table:style-name="ce135" table:formula="of:=[.O17]*10^([.Q17])" office:value-type="float" office:value="0.6131" calcext:value-type="float">
            <text:p>0,6131</text:p>
          </table:table-cell>
          <table:table-cell/>
          <table:table-cell table:formula="of:=RANK([.Z17];[.Z12:.Z21])+2" office:value-type="float" office:value="11" calcext:value-type="float">
            <text:p>11</text:p>
          </table:table-cell>
          <table:table-cell table:style-name="ce81" table:formula="of:=RAND()" office:value-type="float" office:value="0.124903205707275" calcext:value-type="float">
            <text:p>0,124903205707275</text:p>
          </table:table-cell>
          <table:table-cell table:formula="of:=RANK([.AB17];[.AB12:.AB21])+2" office:value-type="float" office:value="11" calcext:value-type="float">
            <text:p>11</text:p>
          </table:table-cell>
          <table:table-cell table:style-name="ce81" table:formula="of:=RAND()" office:value-type="float" office:value="0.251334602047707" calcext:value-type="float">
            <text:p>0,251334602047707</text:p>
          </table:table-cell>
          <table:table-cell table:number-columns-repeated="996"/>
        </table:table-row>
        <table:table-row table:style-name="ro3">
          <table:table-cell table:style-name="ce4" table:formula="of:=CHOOSE([.Y18];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97" table:formula="of:=IF(ROUND(RAND());RANDBETWEEN(2;10);&quot;(&quot;&amp;-1*RANDBETWEEN(2;10)&amp;&quot;)&quot;)" office:value-type="float" office:value="6" calcext:value-type="float">
            <text:p>6</text:p>
          </table:table-cell>
          <table:table-cell table:style-name="ce7" office:value-type="string" calcext:value-type="string">
            <text:p>×</text:p>
          </table:table-cell>
          <table:table-cell table:style-name="ce97" table:formula="of:=IF(ROUND(RAND());RANDBETWEEN(2;10);&quot;(&quot;&amp;-1*RANDBETWEEN(2;10)&amp;&quot;)&quot;)" office:value-type="float" office:value="9" calcext:value-type="float">
            <text:p>9</text:p>
          </table:table-cell>
          <table:table-cell table:style-name="ce10" office:value-type="string" calcext:value-type="string">
            <text:p>=</text:p>
          </table:table-cell>
          <table:table-cell table:style-name="ce51"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80" calcext:value-type="float">
            <text:p>380</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7.9" calcext:value-type="float">
            <text:p>7,9</text:p>
          </table:table-cell>
          <table:table-cell table:style-name="ce40" office:value-type="string" calcext:value-type="string">
            <text:p>×10</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table-cell table:style-name="ce27" table:formula="of:=LOOKUP([.A18];[$'Aide à la génération'.$A$2:$'Aide à la génération'.$A$11];[$'Aide à la génération'.$B$2:$'Aide à la génération'.$B$11])" office:value-type="string" office:string-value="7×5" calcext:value-type="string">
            <text:p>7×5</text:p>
          </table:table-cell>
          <table:table-cell table:style-name="ce27" table:formula="of:=[.E18]*[.G18]*[.I18]" office:value-type="float" office:value="-270" calcext:value-type="float">
            <text:p>-270</text:p>
          </table:table-cell>
          <table:table-cell table:style-name="ce57" table:formula="of:=[.K18]/100*[.M18]" office:value-type="float" office:value="114" calcext:value-type="float">
            <text:p>114</text:p>
          </table:table-cell>
          <table:table-cell table:style-name="ce135" table:formula="of:=[.O18]*10^([.Q18])" office:value-type="float" office:value="790000" calcext:value-type="float">
            <text:p>790 000</text:p>
          </table:table-cell>
          <table:table-cell/>
          <table:table-cell table:formula="of:=RANK([.Z18];[.Z12:.Z21])+2" office:value-type="float" office:value="3" calcext:value-type="float">
            <text:p>3</text:p>
          </table:table-cell>
          <table:table-cell table:style-name="ce81" table:formula="of:=RAND()" office:value-type="float" office:value="0.813341795966305" calcext:value-type="float">
            <text:p>0,813341795966305</text:p>
          </table:table-cell>
          <table:table-cell table:formula="of:=RANK([.AB18];[.AB12:.AB21])+2" office:value-type="float" office:value="10" calcext:value-type="float">
            <text:p>10</text:p>
          </table:table-cell>
          <table:table-cell table:style-name="ce81" table:formula="of:=RAND()" office:value-type="float" office:value="0.416748341223983" calcext:value-type="float">
            <text:p>0,416748341223983</text:p>
          </table:table-cell>
          <table:table-cell table:number-columns-repeated="996"/>
        </table:table-row>
        <table:table-row table:style-name="ro3">
          <table:table-cell table:style-name="ce4" table:formula="of:=CHOOSE([.Y19];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Y19]"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7"/>
          <table:table-cell table:style-name="ce9"/>
          <table:table-cell table:style-name="ce10"/>
          <table:table-cell table:style-name="ce4" table:formula="of:=[.Y18]" office:value-type="float" office:value="3" calcext:value-type="float">
            <text:p>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RAND()*10;RANDBETWEEN(0;3))" office:value-type="float" office:value="3" calcext:value-type="float">
            <text:p>3</text:p>
          </table:table-cell>
          <table:table-cell table:style-name="ce40" office:value-type="string" calcext:value-type="string">
            <text:p>×11</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table-cell table:style-name="ce27" table:formula="of:=LOOKUP([.A19];[$'Aide à la génération'.$A$2:$'Aide à la génération'.$A$11];[$'Aide à la génération'.$B$2:$'Aide à la génération'.$B$11])" office:value-type="string" office:string-value="7×6" calcext:value-type="string">
            <text:p>7×6</text:p>
          </table:table-cell>
          <table:table-cell table:style-name="ce48" table:formula="of:=[.E19]^2" office:value-type="float" office:value="49" calcext:value-type="float">
            <text:p>49</text:p>
          </table:table-cell>
          <table:table-cell table:style-name="ce57" table:formula="of:=[.K19]^2" office:value-type="float" office:value="9" calcext:value-type="float">
            <text:p>9</text:p>
          </table:table-cell>
          <table:table-cell table:style-name="ce135" table:formula="of:=[.O19]*10^([.Q19])" office:value-type="float" office:value="0.00003" calcext:value-type="float">
            <text:p>0,00003</text:p>
          </table:table-cell>
          <table:table-cell/>
          <table:table-cell table:formula="of:=RANK([.Z19];[.Z12:.Z21])+2" office:value-type="float" office:value="7" calcext:value-type="float">
            <text:p>7</text:p>
          </table:table-cell>
          <table:table-cell table:style-name="ce81" table:formula="of:=RAND()" office:value-type="float" office:value="0.527471334710009" calcext:value-type="float">
            <text:p>0,527471334710009</text:p>
          </table:table-cell>
          <table:table-cell table:formula="of:=RANK([.AB19];[.AB12:.AB21])+2" office:value-type="float" office:value="5" calcext:value-type="float">
            <text:p>5</text:p>
          </table:table-cell>
          <table:table-cell table:style-name="ce81" table:formula="of:=RAND()" office:value-type="float" office:value="0.897424667361571" calcext:value-type="float">
            <text:p>0,897424667361571</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10" calcext:value-type="float">
            <text:p>10</text:p>
          </table:table-cell>
          <table:table-cell table:style-name="ce81" table:formula="of:=RAND()" office:value-type="float" office:value="0.140183694903301" calcext:value-type="float">
            <text:p>0,140183694903301</text:p>
          </table:table-cell>
          <table:table-cell table:formula="of:=RANK([.AB20];[.AB12:.AB21])+2" office:value-type="float" office:value="9" calcext:value-type="float">
            <text:p>9</text:p>
          </table:table-cell>
          <table:table-cell table:style-name="ce81" table:formula="of:=RAND()" office:value-type="float" office:value="0.485460528709107" calcext:value-type="float">
            <text:p>0,485460528709107</text:p>
          </table:table-cell>
          <table:table-cell table:number-columns-repeated="996"/>
        </table:table-row>
        <table:table-row table:style-name="ro4">
          <table:table-cell table:number-columns-repeated="24"/>
          <table:table-cell table:formula="of:=RANK([.Z21];[.Z12:.Z21])+2" office:value-type="float" office:value="8" calcext:value-type="float">
            <text:p>8</text:p>
          </table:table-cell>
          <table:table-cell table:style-name="ce81" table:formula="of:=RAND()" office:value-type="float" office:value="0.32690649915971" calcext:value-type="float">
            <text:p>0,32690649915971</text:p>
          </table:table-cell>
          <table:table-cell table:formula="of:=RANK([.AB21];[.AB12:.AB21])+2" office:value-type="float" office:value="6" calcext:value-type="float">
            <text:p>6</text:p>
          </table:table-cell>
          <table:table-cell table:style-name="ce81" table:formula="of:=RAND()" office:value-type="float" office:value="0.797414412065328" calcext:value-type="float">
            <text:p>0,797414412065328</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3" calcext:value-type="float">
            <text:p>3</text:p>
          </table:table-cell>
          <table:table-cell table:style-name="ce81" table:formula="of:=RAND()" office:value-type="float" office:value="0.824330283598902" calcext:value-type="float">
            <text:p>0,824330283598902</text:p>
          </table:table-cell>
          <table:table-cell table:formula="of:=RANK([.AB23];[.AB23:.AB32])+2" office:value-type="float" office:value="5" calcext:value-type="float">
            <text:p>5</text:p>
          </table:table-cell>
          <table:table-cell table:style-name="ce81" table:formula="of:=RAND()" office:value-type="float" office:value="0.629101062404295" calcext:value-type="float">
            <text:p>0,629101062404295</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7" table:number-rows-spanned="1">
            <text:p>NOM :</text:p>
          </table:table-cell>
          <table:covered-table-cell table:number-columns-repeated="4"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653" calcext:value-type="string">
            <text:p>v653</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Z24];[.Z23:.Z32])+2" office:value-type="float" office:value="9" calcext:value-type="float">
            <text:p>9</text:p>
          </table:table-cell>
          <table:table-cell table:style-name="ce81" table:formula="of:=RAND()" office:value-type="float" office:value="0.502517820027014" calcext:value-type="float">
            <text:p>0,502517820027014</text:p>
          </table:table-cell>
          <table:table-cell table:formula="of:=RANK([.AB24];[.AB23:.AB32])+2" office:value-type="float" office:value="3" calcext:value-type="float">
            <text:p>3</text:p>
          </table:table-cell>
          <table:table-cell table:style-name="ce81" table:formula="of:=RAND()" office:value-type="float" office:value="0.833753535911868" calcext:value-type="float">
            <text:p>0,833753535911868</text:p>
          </table:table-cell>
          <table:table-cell table:number-columns-repeated="996"/>
        </table:table-row>
        <table:table-row table:style-name="ro3">
          <table:table-cell table:style-name="ce55" office:value-type="string" calcext:value-type="string" table:number-columns-spanned="18" table:number-rows-spanned="1">
            <text:p>Mélange de calculs issus de toutes les ceintures</text:p>
          </table:table-cell>
          <table:covered-table-cell table:number-columns-repeated="3" table:style-name="ce38"/>
          <table:covered-table-cell table:style-name="ce55" office:value-type="string" calcext:value-type="string">
            <text:p>÷10, 100, 1000</text:p>
          </table:covered-table-cell>
          <table:covered-table-cell table:number-columns-repeated="5"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23]" office:value-type="string" office:string-value="AC" calcext:value-type="string">
            <text:p>AC</text:p>
          </table:table-cell>
          <table:table-cell table:style-name="ce29"/>
          <table:table-cell table:style-name="ce92" table:formula="of:=[.R24]" office:value-type="string" office:string-value="v653" calcext:value-type="string">
            <text:p>v653</text:p>
          </table:table-cell>
          <table:table-cell table:style-name="ce81"/>
          <table:table-cell table:formula="of:=RANK([.Z25];[.Z23:.Z32])+2" office:value-type="float" office:value="4" calcext:value-type="float">
            <text:p>4</text:p>
          </table:table-cell>
          <table:table-cell table:style-name="ce81" table:formula="of:=RAND()" office:value-type="float" office:value="0.760117584692578" calcext:value-type="float">
            <text:p>0,760117584692578</text:p>
          </table:table-cell>
          <table:table-cell table:formula="of:=RANK([.AB25];[.AB23:.AB32])+2" office:value-type="float" office:value="8" calcext:value-type="float">
            <text:p>8</text:p>
          </table:table-cell>
          <table:table-cell table:style-name="ce81" table:formula="of:=RAND()" office:value-type="float" office:value="0.501412418849709" calcext:value-type="float">
            <text:p>0,501412418849709</text:p>
          </table:table-cell>
          <table:table-cell table:style-name="ce81"/>
          <table:table-cell table:number-columns-repeated="995"/>
        </table:table-row>
        <table:table-row table:style-name="ro3">
          <table:table-cell table:style-name="ce4" table:formula="of:=[.Y26]" office:value-type="float" office:value="5" calcext:value-type="float">
            <text:p>5</text:p>
          </table:table-cell>
          <table:table-cell table:style-name="ce7" office:value-type="string" calcext:value-type="string">
            <text:p>×</text:p>
          </table:table-cell>
          <table:table-cell table:style-name="ce9" table:formula="of:=[.AA26]" office:value-type="float" office:value="7" calcext:value-type="float">
            <text:p>7</text:p>
          </table:table-cell>
          <table:table-cell table:style-name="ce10" office:value-type="string" calcext:value-type="string">
            <text:p>=</text:p>
          </table:table-cell>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4" table:formula="of:=ROUND(RAND()*CHOOSE(RANDBETWEEN(1;3);10;100;1000);RANDBETWEEN(1;3))" office:value-type="float" office:value="94.652" calcext:value-type="float">
            <text:p>94,652</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783.5" calcext:value-type="float">
            <text:p>783,5</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6]*[.C26]" office:value-type="float" office:value="35" calcext:value-type="float">
            <text:p>35</text:p>
          </table:table-cell>
          <table:table-cell table:style-name="ce27" table:formula="of:=[.E26]+IF([.F26]=&quot;+&quot;;[.G26];-[.G26])+IF([.H26]=&quot;+&quot;;[.I26];-[.I26])" office:value-type="float" office:value="-19" calcext:value-type="float">
            <text:p>-19</text:p>
          </table:table-cell>
          <table:table-cell table:style-name="ce43" table:formula="of:=[.K26]*[.M26]" office:value-type="float" office:value="9465.2" calcext:value-type="float">
            <text:p>9 465,2</text:p>
          </table:table-cell>
          <table:table-cell table:style-name="ce135" table:formula="of:=[.O26]/[.Q26]" office:value-type="float" office:value="78.35" calcext:value-type="float">
            <text:p>78,35</text:p>
          </table:table-cell>
          <table:table-cell/>
          <table:table-cell table:formula="of:=RANK([.Z26];[.Z23:.Z32])+2" office:value-type="float" office:value="5" calcext:value-type="float">
            <text:p>5</text:p>
          </table:table-cell>
          <table:table-cell table:style-name="ce81" table:formula="of:=RAND()" office:value-type="float" office:value="0.694294655999088" calcext:value-type="float">
            <text:p>0,694294655999088</text:p>
          </table:table-cell>
          <table:table-cell table:formula="of:=RANK([.AB26];[.AB23:.AB32])+2" office:value-type="float" office:value="7" calcext:value-type="float">
            <text:p>7</text:p>
          </table:table-cell>
          <table:table-cell table:style-name="ce81" table:formula="of:=RAND()" office:value-type="float" office:value="0.563236242733863" calcext:value-type="float">
            <text:p>0,563236242733863</text:p>
          </table:table-cell>
          <table:table-cell table:number-columns-repeated="996"/>
        </table:table-row>
        <table:table-row table:style-name="ro3">
          <table:table-cell table:style-name="ce222" office:value-type="percentage" office:value="0.1" calcext:value-type="percentage">
            <text:p>10 %</text:p>
          </table:table-cell>
          <table:table-cell table:style-name="ce7" office:value-type="string" calcext:value-type="string">
            <text:p>de</text:p>
          </table:table-cell>
          <table:table-cell table:style-name="ce9" table:formula="of:=ROUND(RAND()*50;RANDBETWEEN(0;1))" office:value-type="float" office:value="41" calcext:value-type="float">
            <text:p>41</text:p>
          </table:table-cell>
          <table:table-cell table:style-name="ce10" office:value-type="string" calcext:value-type="string">
            <text:p>=</text:p>
          </table:table-cell>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7.6" calcext:value-type="float">
            <text:p>7,6</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185.7" calcext:value-type="float">
            <text:p>185,7</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23" table:formula="of:=[.A27]*[.C27]" office:value-type="float" office:value="4.1" calcext:value-type="float">
            <text:p>4,1</text:p>
          </table:table-cell>
          <table:table-cell table:style-name="ce27" table:formula="of:=[.E27]+IF([.F27]=&quot;+&quot;;[.G27];-[.G27])+IF([.H27]=&quot;+&quot;;[.I27];-[.I27])" office:value-type="float" office:value="-32" calcext:value-type="float">
            <text:p>-32</text:p>
          </table:table-cell>
          <table:table-cell table:style-name="ce43" table:formula="of:=[.K27]*[.M27]" office:value-type="float" office:value="760" calcext:value-type="float">
            <text:p>760</text:p>
          </table:table-cell>
          <table:table-cell table:style-name="ce135" table:formula="of:=[.O27]/[.Q27]" office:value-type="float" office:value="18.57" calcext:value-type="float">
            <text:p>18,57</text:p>
          </table:table-cell>
          <table:table-cell/>
          <table:table-cell table:formula="of:=RANK([.Z27];[.Z23:.Z32])+2" office:value-type="float" office:value="8" calcext:value-type="float">
            <text:p>8</text:p>
          </table:table-cell>
          <table:table-cell table:style-name="ce81" table:formula="of:=RAND()" office:value-type="float" office:value="0.626360081520417" calcext:value-type="float">
            <text:p>0,626360081520417</text:p>
          </table:table-cell>
          <table:table-cell table:formula="of:=RANK([.AB27];[.AB23:.AB32])+2" office:value-type="float" office:value="9" calcext:value-type="float">
            <text:p>9</text:p>
          </table:table-cell>
          <table:table-cell table:style-name="ce81" table:formula="of:=RAND()" office:value-type="float" office:value="0.355204982512002" calcext:value-type="float">
            <text:p>0,355204982512002</text:p>
          </table:table-cell>
          <table:table-cell table:number-columns-repeated="996"/>
        </table:table-row>
        <table:table-row table:style-name="ro3">
          <table:table-cell table:style-name="ce222" office:value-type="percentage" office:value="0.5" calcext:value-type="percentage">
            <text:p>50 %</text:p>
          </table:table-cell>
          <table:table-cell table:style-name="ce7" office:value-type="string" calcext:value-type="string">
            <text:p>de</text:p>
          </table:table-cell>
          <table:table-cell table:style-name="ce9" table:formula="of:=ROUND(RAND()*50;RANDBETWEEN(0;1))" office:value-type="float" office:value="25" calcext:value-type="float">
            <text:p>25</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97" table:formula="of:=IF(ROUND(RAND());RANDBETWEEN(2;10);&quot;(&quot;&amp;-1*RANDBETWEEN(2;10)&amp;&quot;)&quot;)" office:value-type="string" office:string-value="(-7)" calcext:value-type="string">
            <text:p>(-7)</text:p>
          </table:table-cell>
          <table:table-cell table:style-name="ce7" office:value-type="string" calcext:value-type="string">
            <text:p>×</text:p>
          </table:table-cell>
          <table:table-cell table:style-name="ce97" table:formula="of:=IF(ROUND(RAND());RANDBETWEEN(2;10);&quot;(&quot;&amp;-1*RANDBETWEEN(2;10)&amp;&quot;)&quot;)" office:value-type="float" office:value="10" calcext:value-type="float">
            <text:p>10</text:p>
          </table:table-cell>
          <table:table-cell table:style-name="ce10" office:value-type="string" calcext:value-type="string">
            <text:p>=</text:p>
          </table:table-cell>
          <table:table-cell table:style-name="ce51"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36" calcext:value-type="float">
            <text:p>236</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3.9" calcext:value-type="float">
            <text:p>3,9</text:p>
          </table:table-cell>
          <table:table-cell table:style-name="ce40" office:value-type="string" calcext:value-type="string">
            <text:p>×10</text:p>
          </table:table-cell>
          <table:table-cell table:style-name="ce143" table:formula="of:=RANDBETWEEN(-6;6)" office:value-type="float" office:value="-2" calcext:value-type="float">
            <text:p>-2</text:p>
          </table:table-cell>
          <table:table-cell table:style-name="ce42" office:value-type="string" calcext:value-type="string">
            <text:p>=</text:p>
          </table:table-cell>
          <table:table-cell/>
          <table:table-cell table:style-name="ce223" table:formula="of:=[.A28]*[.C28]" office:value-type="float" office:value="12.5" calcext:value-type="float">
            <text:p>12,5</text:p>
          </table:table-cell>
          <table:table-cell table:style-name="ce27" table:formula="of:=[.E28]*[.G28]*[.I28]" office:value-type="string" office:string-value="" calcext:value-type="error">
            <text:p>#VALEUR !</text:p>
          </table:table-cell>
          <table:table-cell table:style-name="ce57" table:formula="of:=[.K28]/100*[.M28]" office:value-type="float" office:value="47.2" calcext:value-type="float">
            <text:p>47,2</text:p>
          </table:table-cell>
          <table:table-cell table:style-name="ce135" table:formula="of:=[.O28]*10^([.Q28])" office:value-type="float" office:value="0.039" calcext:value-type="float">
            <text:p>0,039</text:p>
          </table:table-cell>
          <table:table-cell/>
          <table:table-cell table:formula="of:=RANK([.Z28];[.Z23:.Z32])+2" office:value-type="float" office:value="6" calcext:value-type="float">
            <text:p>6</text:p>
          </table:table-cell>
          <table:table-cell table:style-name="ce81" table:formula="of:=RAND()" office:value-type="float" office:value="0.666383628239939" calcext:value-type="float">
            <text:p>0,666383628239939</text:p>
          </table:table-cell>
          <table:table-cell table:formula="of:=RANK([.AB28];[.AB23:.AB32])+2" office:value-type="float" office:value="12" calcext:value-type="float">
            <text:p>12</text:p>
          </table:table-cell>
          <table:table-cell table:style-name="ce81" table:formula="of:=RAND()" office:value-type="float" office:value="0.0905608063498107" calcext:value-type="float">
            <text:p>0,090560806349811</text:p>
          </table:table-cell>
          <table:table-cell table:number-columns-repeated="996"/>
        </table:table-row>
        <table:table-row table:style-name="ro3">
          <table:table-cell table:style-name="ce4" table:formula="of:=CHOOSE([.Y29];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97" table:formula="of:=IF(ROUND(RAND());RANDBETWEEN(2;10);&quot;(&quot;&amp;-1*RANDBETWEEN(2;10)&amp;&quot;)&quot;)" office:value-type="string" office:string-value="(-3)" calcext:value-type="string">
            <text:p>(-3)</text:p>
          </table:table-cell>
          <table:table-cell table:style-name="ce7" office:value-type="string" calcext:value-type="string">
            <text:p>×</text:p>
          </table:table-cell>
          <table:table-cell table:style-name="ce97" table:formula="of:=IF(ROUND(RAND());RANDBETWEEN(2;10);&quot;(&quot;&amp;-1*RANDBETWEEN(2;10)&amp;&quot;)&quot;)" office:value-type="float" office:value="6" calcext:value-type="float">
            <text:p>6</text:p>
          </table:table-cell>
          <table:table-cell table:style-name="ce10" office:value-type="string" calcext:value-type="string">
            <text:p>=</text:p>
          </table:table-cell>
          <table:table-cell table:style-name="ce51"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72" calcext:value-type="float">
            <text:p>172</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5" calcext:value-type="float">
            <text:p>5</text:p>
          </table:table-cell>
          <table:table-cell table:style-name="ce40" office:value-type="string" calcext:value-type="string">
            <text:p>×10</text:p>
          </table:table-cell>
          <table:table-cell table:style-name="ce143" table:formula="of:=RANDBETWEEN(-6;6)" office:value-type="float" office:value="3" calcext:value-type="float">
            <text:p>3</text:p>
          </table:table-cell>
          <table:table-cell table:style-name="ce42" office:value-type="string" calcext:value-type="string">
            <text:p>=</text:p>
          </table:table-cell>
          <table:table-cell/>
          <table:table-cell table:style-name="ce27" table:formula="of:=LOOKUP([.A29];[$'Aide à la génération'.$A$2:$'Aide à la génération'.$A$11];[$'Aide à la génération'.$B$2:$'Aide à la génération'.$B$11])" office:value-type="string" office:string-value="8×4" calcext:value-type="string">
            <text:p>8×4</text:p>
          </table:table-cell>
          <table:table-cell table:style-name="ce27" table:formula="of:=[.E29]*[.G29]*[.I29]" office:value-type="string" office:string-value="" calcext:value-type="error">
            <text:p>#VALEUR !</text:p>
          </table:table-cell>
          <table:table-cell table:style-name="ce57" table:formula="of:=[.K29]/100*[.M29]" office:value-type="float" office:value="51.6" calcext:value-type="float">
            <text:p>51,6</text:p>
          </table:table-cell>
          <table:table-cell table:style-name="ce135" table:formula="of:=[.O29]*10^([.Q29])" office:value-type="float" office:value="5000" calcext:value-type="float">
            <text:p>5 000</text:p>
          </table:table-cell>
          <table:table-cell/>
          <table:table-cell table:formula="of:=RANK([.Z29];[.Z23:.Z32])+2" office:value-type="float" office:value="10" calcext:value-type="float">
            <text:p>10</text:p>
          </table:table-cell>
          <table:table-cell table:style-name="ce81" table:formula="of:=RAND()" office:value-type="float" office:value="0.400701793802238" calcext:value-type="float">
            <text:p>0,400701793802238</text:p>
          </table:table-cell>
          <table:table-cell table:formula="of:=RANK([.AB29];[.AB23:.AB32])+2" office:value-type="float" office:value="10" calcext:value-type="float">
            <text:p>10</text:p>
          </table:table-cell>
          <table:table-cell table:style-name="ce81" table:formula="of:=RAND()" office:value-type="float" office:value="0.325044501011682" calcext:value-type="float">
            <text:p>0,325044501011682</text:p>
          </table:table-cell>
          <table:table-cell table:number-columns-repeated="996"/>
        </table:table-row>
        <table:table-row table:style-name="ro3">
          <table:table-cell table:style-name="ce4" table:formula="of:=CHOOSE([.Y30];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Y30]"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7"/>
          <table:table-cell table:style-name="ce9"/>
          <table:table-cell table:style-name="ce10"/>
          <table:table-cell table:style-name="ce4" table:formula="of:=[.Y29]"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RAND()*10;RANDBETWEEN(0;3))" office:value-type="float" office:value="2.98" calcext:value-type="float">
            <text:p>2,98</text:p>
          </table:table-cell>
          <table:table-cell table:style-name="ce40" office:value-type="string" calcext:value-type="string">
            <text:p>×11</text:p>
          </table:table-cell>
          <table:table-cell table:style-name="ce143" table:formula="of:=RANDBETWEEN(-6;6)" office:value-type="float" office:value="2" calcext:value-type="float">
            <text:p>2</text:p>
          </table:table-cell>
          <table:table-cell table:style-name="ce42" office:value-type="string" calcext:value-type="string">
            <text:p>=</text:p>
          </table:table-cell>
          <table:table-cell/>
          <table:table-cell table:style-name="ce27" table:formula="of:=LOOKUP([.A30];[$'Aide à la génération'.$A$2:$'Aide à la génération'.$A$11];[$'Aide à la génération'.$B$2:$'Aide à la génération'.$B$11])" office:value-type="string" office:string-value="9×8" calcext:value-type="string">
            <text:p>9×8</text:p>
          </table:table-cell>
          <table:table-cell table:style-name="ce48" table:formula="of:=[.E30]^2" office:value-type="float" office:value="121" calcext:value-type="float">
            <text:p>121</text:p>
          </table:table-cell>
          <table:table-cell table:style-name="ce57" table:formula="of:=[.K30]^2" office:value-type="float" office:value="100" calcext:value-type="float">
            <text:p>100</text:p>
          </table:table-cell>
          <table:table-cell table:style-name="ce135" table:formula="of:=[.O30]*10^([.Q30])" office:value-type="float" office:value="298" calcext:value-type="float">
            <text:p>298</text:p>
          </table:table-cell>
          <table:table-cell/>
          <table:table-cell table:formula="of:=RANK([.Z30];[.Z23:.Z32])+2" office:value-type="float" office:value="11" calcext:value-type="float">
            <text:p>11</text:p>
          </table:table-cell>
          <table:table-cell table:style-name="ce81" table:formula="of:=RAND()" office:value-type="float" office:value="0.390856425503271" calcext:value-type="float">
            <text:p>0,390856425503271</text:p>
          </table:table-cell>
          <table:table-cell table:formula="of:=RANK([.AB30];[.AB23:.AB32])+2" office:value-type="float" office:value="11" calcext:value-type="float">
            <text:p>11</text:p>
          </table:table-cell>
          <table:table-cell table:style-name="ce81" table:formula="of:=RAND()" office:value-type="float" office:value="0.192601890247096" calcext:value-type="float">
            <text:p>0,192601890247096</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7" calcext:value-type="float">
            <text:p>7</text:p>
          </table:table-cell>
          <table:table-cell table:style-name="ce81" table:formula="of:=RAND()" office:value-type="float" office:value="0.664805759033958" calcext:value-type="float">
            <text:p>0,664805759033958</text:p>
          </table:table-cell>
          <table:table-cell table:formula="of:=RANK([.AB31];[.AB23:.AB32])+2" office:value-type="float" office:value="4" calcext:value-type="float">
            <text:p>4</text:p>
          </table:table-cell>
          <table:table-cell table:style-name="ce81" table:formula="of:=RAND()" office:value-type="float" office:value="0.767331941937897" calcext:value-type="float">
            <text:p>0,767331941937897</text:p>
          </table:table-cell>
          <table:table-cell table:number-columns-repeated="996"/>
        </table:table-row>
        <table:table-row table:style-name="ro4">
          <table:table-cell table:number-columns-repeated="24"/>
          <table:table-cell table:formula="of:=RANK([.Z32];[.Z23:.Z32])+2" office:value-type="float" office:value="12" calcext:value-type="float">
            <text:p>12</text:p>
          </table:table-cell>
          <table:table-cell table:style-name="ce81" table:formula="of:=RAND()" office:value-type="float" office:value="0.186057615486809" calcext:value-type="float">
            <text:p>0,186057615486809</text:p>
          </table:table-cell>
          <table:table-cell table:formula="of:=RANK([.AB32];[.AB23:.AB32])+2" office:value-type="float" office:value="6" calcext:value-type="float">
            <text:p>6</text:p>
          </table:table-cell>
          <table:table-cell table:style-name="ce81" table:formula="of:=RAND()" office:value-type="float" office:value="0.593067816123466" calcext:value-type="float">
            <text:p>0,593067816123466</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12" calcext:value-type="float">
            <text:p>12</text:p>
          </table:table-cell>
          <table:table-cell table:style-name="ce81" table:formula="of:=RAND()" office:value-type="float" office:value="0.143235570830441" calcext:value-type="float">
            <text:p>0,143235570830441</text:p>
          </table:table-cell>
          <table:table-cell table:formula="of:=RANK([.AB34];[.AB34:.AB43])+2" office:value-type="float" office:value="7" calcext:value-type="float">
            <text:p>7</text:p>
          </table:table-cell>
          <table:table-cell table:style-name="ce81" table:formula="of:=RAND()" office:value-type="float" office:value="0.190749780195437" calcext:value-type="float">
            <text:p>0,190749780195437</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7" table:number-rows-spanned="1">
            <text:p>NOM :</text:p>
          </table:table-cell>
          <table:covered-table-cell table:number-columns-repeated="4"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653" calcext:value-type="string">
            <text:p>v653</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Z35];[.Z34:.Z43])+2" office:value-type="float" office:value="6" calcext:value-type="float">
            <text:p>6</text:p>
          </table:table-cell>
          <table:table-cell table:style-name="ce81" table:formula="of:=RAND()" office:value-type="float" office:value="0.401283184792088" calcext:value-type="float">
            <text:p>0,401283184792088</text:p>
          </table:table-cell>
          <table:table-cell table:formula="of:=RANK([.AB35];[.AB34:.AB43])+2" office:value-type="float" office:value="3" calcext:value-type="float">
            <text:p>3</text:p>
          </table:table-cell>
          <table:table-cell table:style-name="ce81" table:formula="of:=RAND()" office:value-type="float" office:value="0.60254409595309" calcext:value-type="float">
            <text:p>0,60254409595309</text:p>
          </table:table-cell>
          <table:table-cell table:number-columns-repeated="996"/>
        </table:table-row>
        <table:table-row table:style-name="ro3">
          <table:table-cell table:style-name="ce55" office:value-type="string" calcext:value-type="string" table:number-columns-spanned="18" table:number-rows-spanned="1">
            <text:p>Mélange de calculs issus de toutes les ceintures</text:p>
          </table:table-cell>
          <table:covered-table-cell table:number-columns-repeated="3" table:style-name="ce38"/>
          <table:covered-table-cell table:style-name="ce55" office:value-type="string" calcext:value-type="string">
            <text:p>÷10, 100, 1000</text:p>
          </table:covered-table-cell>
          <table:covered-table-cell table:number-columns-repeated="5"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34]" office:value-type="string" office:string-value="AD" calcext:value-type="string">
            <text:p>AD</text:p>
          </table:table-cell>
          <table:table-cell table:style-name="ce29"/>
          <table:table-cell table:style-name="ce92" table:formula="of:=[.R35]" office:value-type="string" office:string-value="v653" calcext:value-type="string">
            <text:p>v653</text:p>
          </table:table-cell>
          <table:table-cell table:style-name="ce81"/>
          <table:table-cell table:formula="of:=RANK([.Z36];[.Z34:.Z43])+2" office:value-type="float" office:value="9" calcext:value-type="float">
            <text:p>9</text:p>
          </table:table-cell>
          <table:table-cell table:style-name="ce81" table:formula="of:=RAND()" office:value-type="float" office:value="0.259402956860988" calcext:value-type="float">
            <text:p>0,259402956860988</text:p>
          </table:table-cell>
          <table:table-cell table:formula="of:=RANK([.AB36];[.AB34:.AB43])+2" office:value-type="float" office:value="10" calcext:value-type="float">
            <text:p>10</text:p>
          </table:table-cell>
          <table:table-cell table:style-name="ce81" table:formula="of:=RAND()" office:value-type="float" office:value="0.0229538635944157" calcext:value-type="float">
            <text:p>0,022953863594416</text:p>
          </table:table-cell>
          <table:table-cell table:style-name="ce81"/>
          <table:table-cell table:number-columns-repeated="995"/>
        </table:table-row>
        <table:table-row table:style-name="ro3">
          <table:table-cell table:style-name="ce4" table:formula="of:=[.Y37]" office:value-type="float" office:value="5" calcext:value-type="float">
            <text:p>5</text:p>
          </table:table-cell>
          <table:table-cell table:style-name="ce7" office:value-type="string" calcext:value-type="string">
            <text:p>×</text:p>
          </table:table-cell>
          <table:table-cell table:style-name="ce9" table:formula="of:=[.AA37]" office:value-type="float" office:value="4" calcext:value-type="float">
            <text:p>4</text:p>
          </table:table-cell>
          <table:table-cell table:style-name="ce10" office:value-type="string" calcext:value-type="string">
            <text:p>=</text:p>
          </table:table-cell>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10" office:value-type="string" calcext:value-type="string">
            <text:p>=</text:p>
          </table:table-cell>
          <table:table-cell table:style-name="ce4" table:formula="of:=ROUND(RAND()*CHOOSE(RANDBETWEEN(1;3);10;100;1000);RANDBETWEEN(1;3))" office:value-type="float" office:value="463.722" calcext:value-type="float">
            <text:p>463,722</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260.49" calcext:value-type="float">
            <text:p>260,49</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7]*[.C37]" office:value-type="float" office:value="20" calcext:value-type="float">
            <text:p>20</text:p>
          </table:table-cell>
          <table:table-cell table:style-name="ce27" table:formula="of:=[.E37]+IF([.F37]=&quot;+&quot;;[.G37];-[.G37])+IF([.H37]=&quot;+&quot;;[.I37];-[.I37])" office:value-type="float" office:value="-58" calcext:value-type="float">
            <text:p>-58</text:p>
          </table:table-cell>
          <table:table-cell table:style-name="ce43" table:formula="of:=[.K37]*[.M37]" office:value-type="float" office:value="463722" calcext:value-type="float">
            <text:p>463 722</text:p>
          </table:table-cell>
          <table:table-cell table:style-name="ce135" table:formula="of:=[.O37]/[.Q37]" office:value-type="float" office:value="26.049" calcext:value-type="float">
            <text:p>26,049</text:p>
          </table:table-cell>
          <table:table-cell/>
          <table:table-cell table:formula="of:=RANK([.Z37];[.Z34:.Z43])+2" office:value-type="float" office:value="5" calcext:value-type="float">
            <text:p>5</text:p>
          </table:table-cell>
          <table:table-cell table:style-name="ce81" table:formula="of:=RAND()" office:value-type="float" office:value="0.616043828940639" calcext:value-type="float">
            <text:p>0,616043828940639</text:p>
          </table:table-cell>
          <table:table-cell table:formula="of:=RANK([.AB37];[.AB34:.AB43])+2" office:value-type="float" office:value="4" calcext:value-type="float">
            <text:p>4</text:p>
          </table:table-cell>
          <table:table-cell table:style-name="ce81" table:formula="of:=RAND()" office:value-type="float" office:value="0.500348382616399" calcext:value-type="float">
            <text:p>0,500348382616399</text:p>
          </table:table-cell>
          <table:table-cell table:number-columns-repeated="996"/>
        </table:table-row>
        <table:table-row table:style-name="ro3">
          <table:table-cell table:style-name="ce222" office:value-type="percentage" office:value="0.1" calcext:value-type="percentage">
            <text:p>10 %</text:p>
          </table:table-cell>
          <table:table-cell table:style-name="ce7" office:value-type="string" calcext:value-type="string">
            <text:p>de</text:p>
          </table:table-cell>
          <table:table-cell table:style-name="ce9" table:formula="of:=ROUND(RAND()*50;RANDBETWEEN(0;1))" office:value-type="float" office:value="41" calcext:value-type="float">
            <text:p>41</text:p>
          </table:table-cell>
          <table:table-cell table:style-name="ce10" office:value-type="string" calcext:value-type="string">
            <text:p>=</text:p>
          </table:table-cell>
          <table:table-cell table:style-name="ce4" table:formula="of:=CHOOSE(ROUND(RAND())+1;-1;1)*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4" table:formula="of:=ROUND(RAND()*CHOOSE(RANDBETWEEN(1;3);10;100;1000);RANDBETWEEN(1;3))" office:value-type="float" office:value="9.6" calcext:value-type="float">
            <text:p>9,6</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83.66" calcext:value-type="float">
            <text:p>83,66</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23" table:formula="of:=[.A38]*[.C38]" office:value-type="float" office:value="4.1" calcext:value-type="float">
            <text:p>4,1</text:p>
          </table:table-cell>
          <table:table-cell table:style-name="ce27" table:formula="of:=[.E38]+IF([.F38]=&quot;+&quot;;[.G38];-[.G38])+IF([.H38]=&quot;+&quot;;[.I38];-[.I38])" office:value-type="float" office:value="-43" calcext:value-type="float">
            <text:p>-43</text:p>
          </table:table-cell>
          <table:table-cell table:style-name="ce43" table:formula="of:=[.K38]*[.M38]" office:value-type="float" office:value="9600" calcext:value-type="float">
            <text:p>9 600</text:p>
          </table:table-cell>
          <table:table-cell table:style-name="ce135" table:formula="of:=[.O38]/[.Q38]" office:value-type="float" office:value="8.366" calcext:value-type="float">
            <text:p>8,366</text:p>
          </table:table-cell>
          <table:table-cell/>
          <table:table-cell table:formula="of:=RANK([.Z38];[.Z34:.Z43])+2" office:value-type="float" office:value="10" calcext:value-type="float">
            <text:p>10</text:p>
          </table:table-cell>
          <table:table-cell table:style-name="ce81" table:formula="of:=RAND()" office:value-type="float" office:value="0.218510355542955" calcext:value-type="float">
            <text:p>0,218510355542955</text:p>
          </table:table-cell>
          <table:table-cell table:formula="of:=RANK([.AB38];[.AB34:.AB43])+2" office:value-type="float" office:value="9" calcext:value-type="float">
            <text:p>9</text:p>
          </table:table-cell>
          <table:table-cell table:style-name="ce81" table:formula="of:=RAND()" office:value-type="float" office:value="0.133241986246754" calcext:value-type="float">
            <text:p>0,133241986246754</text:p>
          </table:table-cell>
          <table:table-cell table:number-columns-repeated="996"/>
        </table:table-row>
        <table:table-row table:style-name="ro3">
          <table:table-cell table:style-name="ce222" office:value-type="percentage" office:value="0.5" calcext:value-type="percentage">
            <text:p>50 %</text:p>
          </table:table-cell>
          <table:table-cell table:style-name="ce7" office:value-type="string" calcext:value-type="string">
            <text:p>de</text:p>
          </table:table-cell>
          <table:table-cell table:style-name="ce9" table:formula="of:=ROUND(RAND()*50;RANDBETWEEN(0;1))" office:value-type="float" office:value="48" calcext:value-type="float">
            <text:p>48</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97" table:formula="of:=IF(ROUND(RAND());RANDBETWEEN(2;10);&quot;(&quot;&amp;-1*RANDBETWEEN(2;10)&amp;&quot;)&quot;)" office:value-type="float" office:value="5" calcext:value-type="float">
            <text:p>5</text:p>
          </table:table-cell>
          <table:table-cell table:style-name="ce7" office:value-type="string" calcext:value-type="string">
            <text:p>×</text:p>
          </table:table-cell>
          <table:table-cell table:style-name="ce97" table:formula="of:=IF(ROUND(RAND());RANDBETWEEN(2;10);&quot;(&quot;&amp;-1*RANDBETWEEN(2;10)&amp;&quot;)&quot;)" office:value-type="string" office:string-value="(-7)" calcext:value-type="string">
            <text:p>(-7)</text:p>
          </table:table-cell>
          <table:table-cell table:style-name="ce10" office:value-type="string" calcext:value-type="string">
            <text:p>=</text:p>
          </table:table-cell>
          <table:table-cell table:style-name="ce51"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24" calcext:value-type="float">
            <text:p>224</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3" calcext:value-type="float">
            <text:p>3</text:p>
          </table:table-cell>
          <table:table-cell table:style-name="ce40" office:value-type="string" calcext:value-type="string">
            <text:p>×10</text:p>
          </table:table-cell>
          <table:table-cell table:style-name="ce143" table:formula="of:=RANDBETWEEN(-6;6)" office:value-type="float" office:value="4" calcext:value-type="float">
            <text:p>4</text:p>
          </table:table-cell>
          <table:table-cell table:style-name="ce42" office:value-type="string" calcext:value-type="string">
            <text:p>=</text:p>
          </table:table-cell>
          <table:table-cell/>
          <table:table-cell table:style-name="ce223" table:formula="of:=[.A39]*[.C39]" office:value-type="float" office:value="24" calcext:value-type="float">
            <text:p>24</text:p>
          </table:table-cell>
          <table:table-cell table:style-name="ce27" table:formula="of:=[.E39]*[.G39]*[.I39]" office:value-type="string" office:string-value="" calcext:value-type="error">
            <text:p>#VALEUR !</text:p>
          </table:table-cell>
          <table:table-cell table:style-name="ce57" table:formula="of:=[.K39]/100*[.M39]" office:value-type="float" office:value="44.8" calcext:value-type="float">
            <text:p>44,8</text:p>
          </table:table-cell>
          <table:table-cell table:style-name="ce135" table:formula="of:=[.O39]*10^([.Q39])" office:value-type="float" office:value="30000" calcext:value-type="float">
            <text:p>30 000</text:p>
          </table:table-cell>
          <table:table-cell/>
          <table:table-cell table:formula="of:=RANK([.Z39];[.Z34:.Z43])+2" office:value-type="float" office:value="11" calcext:value-type="float">
            <text:p>11</text:p>
          </table:table-cell>
          <table:table-cell table:style-name="ce81" table:formula="of:=RAND()" office:value-type="float" office:value="0.160952726105982" calcext:value-type="float">
            <text:p>0,160952726105982</text:p>
          </table:table-cell>
          <table:table-cell table:formula="of:=RANK([.AB39];[.AB34:.AB43])+2" office:value-type="float" office:value="11" calcext:value-type="float">
            <text:p>11</text:p>
          </table:table-cell>
          <table:table-cell table:style-name="ce81" table:formula="of:=RAND()" office:value-type="float" office:value="0.0208334699094364" calcext:value-type="float">
            <text:p>0,020833469909436</text:p>
          </table:table-cell>
          <table:table-cell table:number-columns-repeated="996"/>
        </table:table-row>
        <table:table-row table:style-name="ro3">
          <table:table-cell table:style-name="ce4" table:formula="of:=CHOOSE([.Y40];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97" table:formula="of:=IF(ROUND(RAND());RANDBETWEEN(2;10);&quot;(&quot;&amp;-1*RANDBETWEEN(2;10)&amp;&quot;)&quot;)" office:value-type="float" office:value="7" calcext:value-type="float">
            <text:p>7</text:p>
          </table:table-cell>
          <table:table-cell table:style-name="ce7" office:value-type="string" calcext:value-type="string">
            <text:p>×</text:p>
          </table:table-cell>
          <table:table-cell table:style-name="ce97" table:formula="of:=IF(ROUND(RAND());RANDBETWEEN(2;10);&quot;(&quot;&amp;-1*RANDBETWEEN(2;10)&amp;&quot;)&quot;)" office:value-type="float" office:value="8" calcext:value-type="float">
            <text:p>8</text:p>
          </table:table-cell>
          <table:table-cell table:style-name="ce10" office:value-type="string" calcext:value-type="string">
            <text:p>=</text:p>
          </table:table-cell>
          <table:table-cell table:style-name="ce51"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28" calcext:value-type="float">
            <text:p>328</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7.88" calcext:value-type="float">
            <text:p>7,88</text:p>
          </table:table-cell>
          <table:table-cell table:style-name="ce40" office:value-type="string" calcext:value-type="string">
            <text:p>×10</text:p>
          </table:table-cell>
          <table:table-cell table:style-name="ce143" table:formula="of:=RANDBETWEEN(-6;6)" office:value-type="float" office:value="-3" calcext:value-type="float">
            <text:p>-3</text:p>
          </table:table-cell>
          <table:table-cell table:style-name="ce42" office:value-type="string" calcext:value-type="string">
            <text:p>=</text:p>
          </table:table-cell>
          <table:table-cell/>
          <table:table-cell table:style-name="ce27" table:formula="of:=LOOKUP([.A40];[$'Aide à la génération'.$A$2:$'Aide à la génération'.$A$11];[$'Aide à la génération'.$B$2:$'Aide à la génération'.$B$11])" office:value-type="string" office:string-value="7×6" calcext:value-type="string">
            <text:p>7×6</text:p>
          </table:table-cell>
          <table:table-cell table:style-name="ce27" table:formula="of:=[.E40]*[.G40]*[.I40]" office:value-type="float" office:value="-112" calcext:value-type="float">
            <text:p>-112</text:p>
          </table:table-cell>
          <table:table-cell table:style-name="ce57" table:formula="of:=[.K40]/100*[.M40]" office:value-type="float" office:value="98.4" calcext:value-type="float">
            <text:p>98,4</text:p>
          </table:table-cell>
          <table:table-cell table:style-name="ce135" table:formula="of:=[.O40]*10^([.Q40])" office:value-type="float" office:value="0.00788" calcext:value-type="float">
            <text:p>0,00788</text:p>
          </table:table-cell>
          <table:table-cell/>
          <table:table-cell table:formula="of:=RANK([.Z40];[.Z34:.Z43])+2" office:value-type="float" office:value="7" calcext:value-type="float">
            <text:p>7</text:p>
          </table:table-cell>
          <table:table-cell table:style-name="ce81" table:formula="of:=RAND()" office:value-type="float" office:value="0.389067275226129" calcext:value-type="float">
            <text:p>0,389067275226129</text:p>
          </table:table-cell>
          <table:table-cell table:formula="of:=RANK([.AB40];[.AB34:.AB43])+2" office:value-type="float" office:value="6" calcext:value-type="float">
            <text:p>6</text:p>
          </table:table-cell>
          <table:table-cell table:style-name="ce81" table:formula="of:=RAND()" office:value-type="float" office:value="0.369274798805502" calcext:value-type="float">
            <text:p>0,369274798805502</text:p>
          </table:table-cell>
          <table:table-cell table:number-columns-repeated="996"/>
        </table:table-row>
        <table:table-row table:style-name="ro3">
          <table:table-cell table:style-name="ce4" table:formula="of:=CHOOSE([.Y41];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Y41]" office:value-type="float" office:value="4" calcext:value-type="float">
            <text:p>4</text:p>
          </table:table-cell>
          <table:table-cell table:style-name="ce9" office:value-type="string" calcext:value-type="string">
            <text:p>²</text:p>
          </table:table-cell>
          <table:table-cell table:style-name="ce9" office:value-type="string" calcext:value-type="string">
            <text:p>=</text:p>
          </table:table-cell>
          <table:table-cell table:style-name="ce7"/>
          <table:table-cell table:style-name="ce9"/>
          <table:table-cell table:style-name="ce10"/>
          <table:table-cell table:style-name="ce4" table:formula="of:=[.Y40]"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RAND()*10;RANDBETWEEN(0;3))" office:value-type="float" office:value="3.811" calcext:value-type="float">
            <text:p>3,811</text:p>
          </table:table-cell>
          <table:table-cell table:style-name="ce40" office:value-type="string" calcext:value-type="string">
            <text:p>×11</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table-cell table:style-name="ce27" table:formula="of:=LOOKUP([.A41];[$'Aide à la génération'.$A$2:$'Aide à la génération'.$A$11];[$'Aide à la génération'.$B$2:$'Aide à la génération'.$B$11])" office:value-type="string" office:string-value="8×7" calcext:value-type="string">
            <text:p>8×7</text:p>
          </table:table-cell>
          <table:table-cell table:style-name="ce48" table:formula="of:=[.E41]^2" office:value-type="float" office:value="16" calcext:value-type="float">
            <text:p>16</text:p>
          </table:table-cell>
          <table:table-cell table:style-name="ce57" table:formula="of:=[.K41]^2" office:value-type="float" office:value="49" calcext:value-type="float">
            <text:p>49</text:p>
          </table:table-cell>
          <table:table-cell table:style-name="ce135" table:formula="of:=[.O41]*10^([.Q41])" office:value-type="float" office:value="38.11" calcext:value-type="float">
            <text:p>38,11</text:p>
          </table:table-cell>
          <table:table-cell/>
          <table:table-cell table:formula="of:=RANK([.Z41];[.Z34:.Z43])+2" office:value-type="float" office:value="4" calcext:value-type="float">
            <text:p>4</text:p>
          </table:table-cell>
          <table:table-cell table:style-name="ce81" table:formula="of:=RAND()" office:value-type="float" office:value="0.855404835363587" calcext:value-type="float">
            <text:p>0,855404835363587</text:p>
          </table:table-cell>
          <table:table-cell table:formula="of:=RANK([.AB41];[.AB34:.AB43])+2" office:value-type="float" office:value="5" calcext:value-type="float">
            <text:p>5</text:p>
          </table:table-cell>
          <table:table-cell table:style-name="ce81" table:formula="of:=RAND()" office:value-type="float" office:value="0.449845653510627" calcext:value-type="float">
            <text:p>0,449845653510627</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8" calcext:value-type="float">
            <text:p>8</text:p>
          </table:table-cell>
          <table:table-cell table:style-name="ce81" table:formula="of:=RAND()" office:value-type="float" office:value="0.363064703394535" calcext:value-type="float">
            <text:p>0,363064703394535</text:p>
          </table:table-cell>
          <table:table-cell table:formula="of:=RANK([.AB42];[.AB34:.AB43])+2" office:value-type="float" office:value="8" calcext:value-type="float">
            <text:p>8</text:p>
          </table:table-cell>
          <table:table-cell table:style-name="ce81" table:formula="of:=RAND()" office:value-type="float" office:value="0.180311031326041" calcext:value-type="float">
            <text:p>0,180311031326041</text:p>
          </table:table-cell>
          <table:table-cell table:number-columns-repeated="996"/>
        </table:table-row>
        <table:table-row table:style-name="ro4">
          <table:table-cell table:number-columns-repeated="24"/>
          <table:table-cell table:formula="of:=RANK([.Z43];[.Z34:.Z43])+2" office:value-type="float" office:value="3" calcext:value-type="float">
            <text:p>3</text:p>
          </table:table-cell>
          <table:table-cell table:style-name="ce81" table:formula="of:=RAND()" office:value-type="float" office:value="0.859442741001937" calcext:value-type="float">
            <text:p>0,859442741001937</text:p>
          </table:table-cell>
          <table:table-cell table:formula="of:=RANK([.AB43];[.AB34:.AB43])+2" office:value-type="float" office:value="12" calcext:value-type="float">
            <text:p>12</text:p>
          </table:table-cell>
          <table:table-cell table:style-name="ce81" table:formula="of:=RAND()" office:value-type="float" office:value="0.00934365494026473" calcext:value-type="float">
            <text:p>0,009343654940265</text:p>
          </table:table-cell>
          <table:table-cell table:number-columns-repeated="996"/>
        </table:table-row>
        <table:table-row table:style-name="ro5">
          <table:table-cell table:number-columns-repeated="1024"/>
        </table:table-row>
        <table:table-row table:style-name="ro2" table:number-rows-repeated="2">
          <table:table-cell table:number-columns-repeated="1024"/>
        </table:table-row>
        <table:table-row table:style-name="ro3">
          <table:table-cell table:number-columns-repeated="28"/>
          <table:table-cell table:style-name="ce81"/>
          <table:table-cell table:number-columns-repeated="995"/>
        </table:table-row>
        <table:table-row table:style-name="ro3" table:number-rows-repeated="6">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table-cell table:number-columns-repeated="28"/>
          <table:table-cell table:style-name="ce81"/>
          <table:table-cell table:number-columns-repeated="995"/>
        </table:table-row>
        <table:table-row table:style-name="ro3" table:number-rows-repeated="6">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table-cell table:number-columns-repeated="28"/>
          <table:table-cell table:style-name="ce81"/>
          <table:table-cell table:number-columns-repeated="995"/>
        </table:table-row>
        <table:table-row table:style-name="ro3" table:number-rows-repeated="6">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table-cell table:number-columns-repeated="28"/>
          <table:table-cell table:style-name="ce81"/>
          <table:table-cell table:number-columns-repeated="995"/>
        </table:table-row>
        <table:table-row table:style-name="ro3" table:number-rows-repeated="6">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2e DAN" table:style-name="ta8" table:print-ranges="'2e DAN'.A1:'2e DAN'.T44 '2e DAN'.V1:'2e DAN'.Y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2" form:id="control1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2?language=Basic&amp;location=document" xlink:type="simple"/>
              </office:event-listeners>
            </form:button>
          </form:form>
        </office:forms>
        <table:shapes>
          <draw:control draw:z-index="0" draw:style-name="gr10" draw:text-style-name="P2" svg:width="1.651cm" svg:height="0.749cm" svg:x="54.263cm" svg:y="0.668cm" draw:control="control12"/>
        </table:shapes>
        <table:table-column table:style-name="co157" table:default-cell-style-name="Default"/>
        <table:table-column table:style-name="co27" table:default-cell-style-name="Default"/>
        <table:table-column table:style-name="co76" table:default-cell-style-name="Default"/>
        <table:table-column table:style-name="co15" table:default-cell-style-name="Default"/>
        <table:table-column table:style-name="co52" table:default-cell-style-name="Default"/>
        <table:table-column table:style-name="co118" table:default-cell-style-name="Default"/>
        <table:table-column table:style-name="co52" table:default-cell-style-name="Default"/>
        <table:table-column table:style-name="co158" table:default-cell-style-name="Default"/>
        <table:table-column table:style-name="co159" table:default-cell-style-name="Default"/>
        <table:table-column table:style-name="co11" table:default-cell-style-name="Default"/>
        <table:table-column table:style-name="co26" table:default-cell-style-name="Default"/>
        <table:table-column table:style-name="co160" table:default-cell-style-name="Default"/>
        <table:table-column table:style-name="co161" table:default-cell-style-name="Default"/>
        <table:table-column table:style-name="co20" table:default-cell-style-name="Default"/>
        <table:table-column table:style-name="co10" table:default-cell-style-name="Default"/>
        <table:table-column table:style-name="co155" table:default-cell-style-name="Default"/>
        <table:table-column table:style-name="co126" table:default-cell-style-name="Default"/>
        <table:table-column table:style-name="co151" table:default-cell-style-name="Default"/>
        <table:table-column table:style-name="co67" table:default-cell-style-name="Default"/>
        <table:table-column table:style-name="co144" table:default-cell-style-name="Default"/>
        <table:table-column table:style-name="co153" table:default-cell-style-name="Default"/>
        <table:table-column table:style-name="co100" table:default-cell-style-name="Default"/>
        <table:table-column table:style-name="co81" table:default-cell-style-name="Default"/>
        <table:table-column table:style-name="co162" table:default-cell-style-name="Default"/>
        <table:table-column table:style-name="co163" table:default-cell-style-name="Default"/>
        <table:table-column table:style-name="co164" table:default-cell-style-name="Default"/>
        <table:table-column table:style-name="co21" table:default-cell-style-name="Default"/>
        <table:table-column table:style-name="co139" table:default-cell-style-name="Default"/>
        <table:table-column table:style-name="co165" table:default-cell-style-name="Default"/>
        <table:table-column table:style-name="co166" table:number-columns-repeated="2" table:default-cell-style-name="Default"/>
        <table:table-column table:style-name="co15" table:default-cell-style-name="Default"/>
        <table:table-column table:style-name="co76" table:number-columns-repeated="2" table:default-cell-style-name="Default"/>
        <table:table-column table:style-name="co77" table:default-cell-style-name="Default"/>
        <table:table-column table:style-name="co4" table:number-columns-repeated="988" table:default-cell-style-name="Default"/>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AB1];[.AB1:.AB10])+2" office:value-type="float" office:value="7" calcext:value-type="float">
            <text:p>7</text:p>
          </table:table-cell>
          <table:table-cell table:style-name="ce81" table:formula="of:=RAND()" office:value-type="float" office:value="0.443961117574418" calcext:value-type="float">
            <text:p>0,443961117574418</text:p>
          </table:table-cell>
          <table:table-cell table:number-columns-repeated="995"/>
        </table:table-row>
        <table:table-row table:style-name="ro2">
          <table:covered-table-cell table:number-columns-repeated="6"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3617" calcext:value-type="string">
            <text:p>v3617</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AB1:.AB10])+2" office:value-type="float" office:value="9" calcext:value-type="float">
            <text:p>9</text:p>
          </table:table-cell>
          <table:table-cell table:style-name="ce81" table:formula="of:=RAND()" office:value-type="float" office:value="0.255678279106818" calcext:value-type="float">
            <text:p>0,255678279106818</text:p>
          </table:table-cell>
          <table:table-cell table:number-columns-repeated="995"/>
        </table:table-row>
        <table:table-row table:style-name="ro1">
          <table:table-cell table:style-name="ce55" office:value-type="string" calcext:value-type="string" table:number-columns-spanned="20" table:number-rows-spanned="1">
            <text:p>Mélange de calculs issus de toutes les ceintures</text:p>
          </table:table-cell>
          <table:covered-table-cell table:number-columns-repeated="4" table:style-name="ce55"/>
          <table:covered-table-cell table:number-columns-repeated="3" table:style-name="ce38"/>
          <table:covered-table-cell table:style-name="ce55" office:value-type="string" calcext:value-type="string">
            <text:p>÷10, 100, 1000</text:p>
          </table:covered-table-cell>
          <table:covered-table-cell table:number-columns-repeated="3"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1]" office:value-type="string" office:string-value="AA" calcext:value-type="string">
            <text:p>AA</text:p>
          </table:table-cell>
          <table:table-cell table:style-name="ce29"/>
          <table:table-cell table:style-name="ce92" table:formula="of:=[.T2]" office:value-type="string" office:string-value="v3617" calcext:value-type="string">
            <text:p>v3617</text:p>
          </table:table-cell>
          <table:table-cell table:style-name="ce81"/>
          <table:table-cell table:formula="of:=RANK([.AB3];[.AB1:.AB10])+2" office:value-type="float" office:value="12" calcext:value-type="float">
            <text:p>12</text:p>
          </table:table-cell>
          <table:table-cell table:style-name="ce81" table:formula="of:=RAND()" office:value-type="float" office:value="0.0161855389627945" calcext:value-type="float">
            <text:p>0,016185538962795</text:p>
          </table:table-cell>
          <table:table-cell/>
          <table:table-cell table:style-name="ce81" table:number-columns-repeated="3"/>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number-columns-repeated="988"/>
        </table:table-row>
        <table:table-row table:style-name="ro3">
          <table:table-cell table:style-name="ce50" office:value-type="string" calcext:value-type="string" table:number-columns-spanned="5" table:number-rows-spanned="1">
            <text:p>9x+4+9x</text:p>
          </table:table-cell>
          <table:covered-table-cell table:style-name="ce224"/>
          <table:covered-table-cell table:style-name="ce30"/>
          <table:covered-table-cell table:style-name="ce226"/>
          <table:covered-table-cell table:style-name="ce7"/>
          <table:table-cell table:style-name="ce7" office:value-type="string" calcext:value-type="string">
            <text:p>=</text:p>
          </table:table-cell>
          <table:table-cell table:style-name="ce46"/>
          <table:table-cell table:style-name="ce10"/>
          <table:table-cell table:style-name="ce4" table:formula="of:=ROUND(RAND()*CHOOSE(RANDBETWEEN(1;3);10;100;1000);RANDBETWEEN(1;3))" office:value-type="float" office:value="873" calcext:value-type="float">
            <text:p>873</text:p>
          </table:table-cell>
          <table:table-cell table:style-name="ce7" office:value-type="string" calcext:value-type="string">
            <text:p>×</text:p>
          </table:table-cell>
          <table:table-cell table:style-name="ce9" table:formula="of:=CHOOSE(INT(RAND()*3)+1;&quot;0,1&quot;;&quot;0,01&quot;;&quot;0,001&quot;)" office:value-type="string" office:string-value="0,001" calcext:value-type="string">
            <text:p>0,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4]&amp;&quot;x&quot;&amp;IF([.AH4]&lt;0;[.AH4];&quot;+&quot;&amp;[.AH4])&amp;&quot;=&quot;&amp;[.AI4]" office:value-type="string" office:string-value="0x+0=0" calcext:value-type="string" table:number-columns-spanned="2" table:number-rows-spanned="1">
            <text:p>0x+0=0</text:p>
          </table:table-cell>
          <table:covered-table-cell table:style-name="ce46"/>
          <table:table-cell table:style-name="ce10"/>
          <table:table-cell table:style-name="ce51" table:formula="of:=RANDBETWEEN(1;10)" office:value-type="float" office:value="10" calcext:value-type="float">
            <text:p>10</text:p>
          </table:table-cell>
          <table:table-cell table:style-name="ce150" office:value-type="string" calcext:value-type="string">
            <text:p>h</text:p>
          </table:table-cell>
          <table:table-cell table:style-name="ce40" table:formula="of:=6*RANDBETWEEN(1;9)" office:value-type="float" office:value="42" calcext:value-type="float">
            <text:p>42</text:p>
          </table:table-cell>
          <table:table-cell table:style-name="ce42" office:value-type="string" calcext:value-type="string">
            <text:p>min = <text:s text:c="8"/>h</text:p>
          </table:table-cell>
          <table:table-cell/>
          <table:table-cell table:style-name="ce156" table:formula="of:=([.AC4]+[.AE4])&amp;&quot;x+&quot;&amp;[.AD4]" office:value-type="string" office:string-value="15x+7" calcext:value-type="string">
            <text:p>15x+7</text:p>
          </table:table-cell>
          <table:table-cell table:style-name="ce135" table:formula="of:=[.I4]*[.K4]" office:value-type="float" office:value="0.873" calcext:value-type="float">
            <text:p>0,873</text:p>
          </table:table-cell>
          <table:table-cell table:style-name="ce27" table:formula="of:=([.AI4]-[.AH4])/[.AG4]" office:value-type="string" office:string-value="" calcext:value-type="error">
            <text:p>#DIV/0 !</text:p>
          </table:table-cell>
          <table:table-cell table:style-name="ce147" table:formula="of:=[.Q4]+[.S4]/60&amp;&quot; h&quot;" office:value-type="string" office:string-value="10,7 h" calcext:value-type="string">
            <text:p>10,7 h</text:p>
          </table:table-cell>
          <table:table-cell/>
          <table:table-cell table:formula="of:=RANK([.AB4];[.AB1:.AB10])+2" office:value-type="float" office:value="3" calcext:value-type="float">
            <text:p>3</text:p>
          </table:table-cell>
          <table:table-cell table:style-name="ce81" table:formula="of:=RAND()" office:value-type="float" office:value="0.739111526871522" calcext:value-type="float">
            <text:p>0,739111526871522</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style-name="ce175" table:formula="of:=RANDBETWEEN(-8;8)" office:value-type="float" office:value="0" calcext:value-type="float">
            <text:p>0</text:p>
          </table:table-cell>
          <table:table-cell table:style-name="ce175" table:formula="of:=RANDBETWEEN(-8;8)" office:value-type="float" office:value="0" calcext:value-type="float">
            <text:p>0</text:p>
          </table:table-cell>
          <table:table-cell table:style-name="ce175" table:formula="of:=[.AG4]*RANDBETWEEN(-5;5)+[.AH4]" office:value-type="float" office:value="0" calcext:value-type="float">
            <text:p>0</text:p>
          </table:table-cell>
          <table:table-cell table:number-columns-repeated="988"/>
        </table:table-row>
        <table:table-row table:style-name="ro3">
          <table:table-cell table:style-name="ce50" office:value-type="string" calcext:value-type="string" table:number-columns-spanned="5" table:number-rows-spanned="1">
            <text:p>5x²+5x+4x²+7</text:p>
          </table:table-cell>
          <table:covered-table-cell table:style-name="ce20"/>
          <table:covered-table-cell table:style-name="ce225"/>
          <table:covered-table-cell table:number-columns-repeated="2" table:style-name="ce137"/>
          <table:table-cell table:style-name="ce138" office:value-type="string" calcext:value-type="string">
            <text:p>=</text:p>
          </table:table-cell>
          <table:table-cell table:style-name="ce9"/>
          <table:table-cell table:style-name="ce10"/>
          <table:table-cell table:style-name="ce4" table:formula="of:=ROUND(RAND()*CHOOSE(RANDBETWEEN(1;3);10;100;1000);RANDBETWEEN(1;3))" office:value-type="float" office:value="62.5" calcext:value-type="float">
            <text:p>62,5</text:p>
          </table:table-cell>
          <table:table-cell table:style-name="ce7" office:value-type="string" calcext:value-type="string">
            <text:p>×</text:p>
          </table:table-cell>
          <table:table-cell table:style-name="ce9" table:formula="of:=CHOOSE(INT(RAND()*3)+1;&quot;0,1&quot;;&quot;0,01&quot;;&quot;0,001&quot;)" office:value-type="string" office:string-value="0,01" calcext:value-type="string">
            <text:p>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5]&amp;&quot;x&quot;&amp;IF([.AH5]&lt;0;[.AH5];&quot;+&quot;&amp;[.AH5])&amp;&quot;=&quot;&amp;[.AI5]" office:value-type="string" office:string-value="-4x+3=11" calcext:value-type="string" table:number-columns-spanned="2" table:number-rows-spanned="1">
            <text:p>-4x+3=11</text:p>
          </table:table-cell>
          <table:covered-table-cell table:style-name="ce9"/>
          <table:table-cell table:style-name="ce10"/>
          <table:table-cell table:style-name="ce51" table:formula="of:=RANDBETWEEN(1;10)" office:value-type="float" office:value="1" calcext:value-type="float">
            <text:p>1</text:p>
          </table:table-cell>
          <table:table-cell table:style-name="ce150" office:value-type="string" calcext:value-type="string">
            <text:p>h</text:p>
          </table:table-cell>
          <table:table-cell table:style-name="ce40" table:formula="of:=6*RANDBETWEEN(1;9)" office:value-type="float" office:value="12" calcext:value-type="float">
            <text:p>12</text:p>
          </table:table-cell>
          <table:table-cell table:style-name="ce42" office:value-type="string" calcext:value-type="string">
            <text:p>min = <text:s text:c="8"/>h</text:p>
          </table:table-cell>
          <table:table-cell/>
          <table:table-cell table:style-name="ce156" table:formula="of:=([.AC5]+[.AE5])&amp;&quot;x²+&quot;&amp;[.AD5]&amp;&quot;x+&quot;&amp;[.AF5]" office:value-type="string" office:string-value="13x²+3x+8" calcext:value-type="string">
            <text:p>13x²+3x+8</text:p>
          </table:table-cell>
          <table:table-cell table:style-name="ce135" table:formula="of:=[.I5]*[.K5]" office:value-type="float" office:value="0.625" calcext:value-type="float">
            <text:p>0,625</text:p>
          </table:table-cell>
          <table:table-cell table:style-name="ce27" table:formula="of:=([.AI5]-[.AH5])/[.AG5]" office:value-type="float" office:value="-2" calcext:value-type="float">
            <text:p>-2</text:p>
          </table:table-cell>
          <table:table-cell table:style-name="ce147" table:formula="of:=[.Q5]+[.S5]/60&amp;&quot; h&quot;" office:value-type="string" office:string-value="1,2 h" calcext:value-type="string">
            <text:p>1,2 h</text:p>
          </table:table-cell>
          <table:table-cell/>
          <table:table-cell table:formula="of:=RANK([.AB5];[.AB1:.AB10])+2" office:value-type="float" office:value="11" calcext:value-type="float">
            <text:p>11</text:p>
          </table:table-cell>
          <table:table-cell table:style-name="ce81" table:formula="of:=RAND()" office:value-type="float" office:value="0.102987721849197" calcext:value-type="float">
            <text:p>0,102987721849197</text:p>
          </table:table-cell>
          <table:table-cell table:style-name="ce15" table:formula="of:=RANDBETWEEN(2;9)" office:value-type="float" office:value="4" calcext:value-type="float">
            <text:p>4</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style-name="ce175" table:formula="of:=RANDBETWEEN(-8;8)" office:value-type="float" office:value="-4" calcext:value-type="float">
            <text:p>-4</text:p>
          </table:table-cell>
          <table:table-cell table:style-name="ce175" table:formula="of:=RANDBETWEEN(-8;8)" office:value-type="float" office:value="3" calcext:value-type="float">
            <text:p>3</text:p>
          </table:table-cell>
          <table:table-cell table:style-name="ce175" table:formula="of:=[.AG5]*RANDBETWEEN(-5;5)+[.AH5]" office:value-type="float" office:value="11" calcext:value-type="float">
            <text:p>11</text:p>
          </table:table-cell>
          <table:table-cell table:number-columns-repeated="988"/>
        </table:table-row>
        <table:table-row table:style-name="ro3">
          <table:table-cell table:style-name="ce4"/>
          <table:table-cell table:style-name="ce176" table:formula="of:=RANDBETWEEN(2;13)" office:value-type="float" office:value="4" calcext:value-type="float">
            <text:p>4</text:p>
          </table:table-cell>
          <table:table-cell table:style-name="ce113" table:formula="of:=RANDBETWEEN(1;10)*IF(ROUND(RAND());1;-1)" office:value-type="float" office:value="-3" calcext:value-type="float">
            <text:p>-3</text:p>
          </table:table-cell>
          <table:table-cell table:style-name="ce40" office:value-type="string" calcext:value-type="string">
            <text:p>×</text:p>
          </table:table-cell>
          <table:table-cell table:style-name="ce40" table:formula="of:=[.B6]" office:value-type="float" office:value="4" calcext:value-type="float">
            <text:p>4</text:p>
          </table:table-cell>
          <table:table-cell table:style-name="ce113" table:formula="of:=RANDBETWEEN(1;10)*IF(ROUND(RAND());1;-1)" office:value-type="float" office:value="-8" calcext:value-type="float">
            <text:p>-8</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90" calcext:value-type="float">
            <text:p>90</text:p>
          </table:table-cell>
          <table:table-cell table:style-name="ce40" table:formula="of:=CHOOSE([.AA6];&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AA6]&lt;5;&quot;m&quot;;IF(AND([.AA6]&gt;4;[.AA6]&lt;9);&quot;L&quot;;&quot;g&quot;))" office:value-type="string" office:string-value="g" calcext:value-type="string">
            <text:p>g</text:p>
          </table:table-cell>
          <table:table-cell table:style-name="ce4" table:formula="of:=([.AA6]+3)^2" office:value-type="float" office:value="169" calcext:value-type="float">
            <text:p>16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51" table:formula="of:=RANDBETWEEN(11;99)/10" office:value-type="float" office:value="8.2" calcext:value-type="float">
            <text:p>8,2</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6]&amp;&quot;^&quot;&amp;([.C6]+[.F6])" office:value-type="string" office:string-value="4^-11" calcext:value-type="string">
            <text:p>4^-11</text:p>
          </table:table-cell>
          <table:table-cell table:style-name="ce48" table:formula="of:=[.I6]*(CHOOSE([.AA6];0;0.01;0.001;1000;0.001;100;0.1;0.01;1000;0.1;0.001;10))&amp;&quot; &quot;&amp;[.L6]" office:value-type="string" office:string-value="9 g" calcext:value-type="string">
            <text:p>9 g</text:p>
          </table:table-cell>
          <table:table-cell table:style-name="ce57" table:formula="of:=[.AA6]+3" office:value-type="float" office:value="13" calcext:value-type="float">
            <text:p>13</text:p>
          </table:table-cell>
          <table:table-cell table:style-name="ce147" table:formula="of:=INT([.Q6])&amp;&quot;h &quot;&amp;INT(([.Q6]-INT([.Q6]))*60)&amp;&quot;min&quot;" office:value-type="string" office:string-value="8h 12min" calcext:value-type="string">
            <text:p>8h 12min</text:p>
          </table:table-cell>
          <table:table-cell/>
          <table:table-cell table:formula="of:=RANK([.AB6];[.AB1:.AB10])+2" office:value-type="float" office:value="10" calcext:value-type="float">
            <text:p>10</text:p>
          </table:table-cell>
          <table:table-cell table:style-name="ce81" table:formula="of:=RAND()" office:value-type="float" office:value="0.176393711675229" calcext:value-type="float">
            <text:p>0,176393711675229</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75" table:formula="of:=RANDBETWEEN(-8;8)" office:value-type="float" office:value="8" calcext:value-type="float">
            <text:p>8</text:p>
          </table:table-cell>
          <table:table-cell table:style-name="ce175" table:formula="of:=RANDBETWEEN(-8;8)" office:value-type="float" office:value="-2" calcext:value-type="float">
            <text:p>-2</text:p>
          </table:table-cell>
          <table:table-cell table:style-name="ce175" table:formula="of:=[.AG6]*RANDBETWEEN(-5;5)+[.AH6]" office:value-type="float" office:value="-10" calcext:value-type="float">
            <text:p>-10</text:p>
          </table:table-cell>
          <table:table-cell table:number-columns-repeated="988"/>
        </table:table-row>
        <table:table-row table:style-name="ro3">
          <table:table-cell table:style-name="ce4"/>
          <table:table-cell table:style-name="ce176" table:formula="of:=RANDBETWEEN(2;13)" office:value-type="float" office:value="3" calcext:value-type="float">
            <text:p>3</text:p>
          </table:table-cell>
          <table:table-cell table:style-name="ce113" table:formula="of:=RANDBETWEEN(1;10)*IF(ROUND(RAND());1;-1)" office:value-type="float" office:value="5" calcext:value-type="float">
            <text:p>5</text:p>
          </table:table-cell>
          <table:table-cell table:style-name="ce40" office:value-type="string" calcext:value-type="string">
            <text:p>×</text:p>
          </table:table-cell>
          <table:table-cell table:style-name="ce40" table:formula="of:=[.B7]" office:value-type="float" office:value="3" calcext:value-type="float">
            <text:p>3</text:p>
          </table:table-cell>
          <table:table-cell table:style-name="ce113" table:formula="of:=RANDBETWEEN(1;10)*IF(ROUND(RAND());1;-1)" office:value-type="float" office:value="-3" calcext:value-type="float">
            <text:p>-3</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50.61" calcext:value-type="float">
            <text:p>50,61</text:p>
          </table:table-cell>
          <table:table-cell table:style-name="ce40" table:formula="of:=CHOOSE([.AA7];&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AA7]&lt;5;&quot;m&quot;;IF(AND([.AA7]&gt;4;[.AA7]&lt;9);&quot;L&quot;;&quot;g&quot;))" office:value-type="string" office:string-value="L" calcext:value-type="string">
            <text:p>L</text:p>
          </table:table-cell>
          <table:table-cell table:style-name="ce4" table:formula="of:=([.AA7]+3)^2" office:value-type="float" office:value="121" calcext:value-type="float">
            <text:p>12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51" table:formula="of:=RANDBETWEEN(11;99)/10" office:value-type="float" office:value="1.5" calcext:value-type="float">
            <text:p>1,5</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7]&amp;&quot;^&quot;&amp;([.C7]+[.F7])" office:value-type="string" office:string-value="3^2" calcext:value-type="string">
            <text:p>3^2</text:p>
          </table:table-cell>
          <table:table-cell table:style-name="ce48" table:formula="of:=[.I7]*(CHOOSE([.AA7];0;0.01;0.001;1000;0.001;100;0.1;0.01;1000;0.1;0.001;10))&amp;&quot; &quot;&amp;[.L7]" office:value-type="string" office:string-value="0,5061 L" calcext:value-type="string">
            <text:p>0,5061 L</text:p>
          </table:table-cell>
          <table:table-cell table:style-name="ce57" table:formula="of:=[.AA7]+3" office:value-type="float" office:value="11" calcext:value-type="float">
            <text:p>11</text:p>
          </table:table-cell>
          <table:table-cell table:style-name="ce147" table:formula="of:=INT([.Q7])&amp;&quot;h &quot;&amp;INT(([.Q7]-INT([.Q7]))*60)&amp;&quot;min&quot;" office:value-type="string" office:string-value="1h 30min" calcext:value-type="string">
            <text:p>1h 30min</text:p>
          </table:table-cell>
          <table:table-cell/>
          <table:table-cell table:formula="of:=RANK([.AB7];[.AB1:.AB10])+2" office:value-type="float" office:value="8" calcext:value-type="float">
            <text:p>8</text:p>
          </table:table-cell>
          <table:table-cell table:style-name="ce81" table:formula="of:=RAND()" office:value-type="float" office:value="0.362109675797782" calcext:value-type="float">
            <text:p>0,362109675797782</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75" table:formula="of:=RANDBETWEEN(-8;8)" office:value-type="float" office:value="3" calcext:value-type="float">
            <text:p>3</text:p>
          </table:table-cell>
          <table:table-cell table:style-name="ce175" table:formula="of:=RANDBETWEEN(-8;8)" office:value-type="float" office:value="-3" calcext:value-type="float">
            <text:p>-3</text:p>
          </table:table-cell>
          <table:table-cell table:style-name="ce175" table:formula="of:=[.AG7]*RANDBETWEEN(-5;5)+[.AH7]" office:value-type="float" office:value="-18" calcext:value-type="float">
            <text:p>-18</text:p>
          </table:table-cell>
          <table:table-cell table:number-columns-repeated="988"/>
        </table:table-row>
        <table:table-row table:style-name="ro3">
          <table:table-cell table:style-name="ce4"/>
          <table:table-cell table:style-name="ce176" table:formula="of:=RANDBETWEEN(2;13)" office:value-type="float" office:value="5" calcext:value-type="float">
            <text:p>5</text:p>
          </table:table-cell>
          <table:table-cell table:style-name="ce113" table:formula="of:=RANDBETWEEN(1;10)*IF(ROUND(RAND());1;-1)" office:value-type="float" office:value="10" calcext:value-type="float">
            <text:p>10</text:p>
          </table:table-cell>
          <table:table-cell table:style-name="ce40" office:value-type="string" calcext:value-type="string">
            <text:p>÷</text:p>
          </table:table-cell>
          <table:table-cell table:style-name="ce40" table:formula="of:=[.B8]" office:value-type="float" office:value="5" calcext:value-type="float">
            <text:p>5</text:p>
          </table:table-cell>
          <table:table-cell table:style-name="ce113" table:formula="of:=RANDBETWEEN(1;10)*IF(ROUND(RAND());1;-1)" office:value-type="float" office:value="6" calcext:value-type="float">
            <text:p>6</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8];&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AA8]&lt;5;&quot;m&quot;;IF(AND([.AA8]&gt;4;[.AA8]&lt;9);&quot;L&quot;;&quot;g&quot;))" office:value-type="string" office:string-value="L" calcext:value-type="string">
            <text:p>L</text:p>
          </table:table-cell>
          <table:table-cell table:style-name="ce4" table:formula="of:=ROUND(RAND()*CHOOSE(RANDBETWEEN(1;3);10;100;1000);RANDBETWEEN(1;3))" office:value-type="float" office:value="6.1" calcext:value-type="float">
            <text:p>6,1</text:p>
          </table:table-cell>
          <table:table-cell table:style-name="ce7" office:value-type="string" calcext:value-type="string">
            <text:p>÷</text:p>
          </table:table-cell>
          <table:table-cell table:style-name="ce227" table:formula="of:=CHOOSE(INT(RAND()*3)+1;&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OUND(RAND()*CHOOSE(RANDBETWEEN(1;3);10;100;1000);RANDBETWEEN(1;3))" office:value-type="float" office:value="16.606" calcext:value-type="float">
            <text:p>16,606</text:p>
          </table:table-cell>
          <table:table-cell table:style-name="ce7" office:value-type="string" calcext:value-type="string">
            <text:p>÷</text:p>
          </table:table-cell>
          <table:table-cell table:style-name="ce227"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table-cell table:style-name="ce135" table:formula="of:=[.B8]&amp;&quot;^&quot;&amp;([.C8]-[.F8])" office:value-type="string" office:string-value="5^4" calcext:value-type="string">
            <text:p>5^4</text:p>
          </table:table-cell>
          <table:table-cell table:style-name="ce48" table:formula="of:=[.I8]*(CHOOSE([.AA8];0;0.01;0.001;1000;0.001;100;0.1;0.01;1000;0.1;0.001;10))&amp;&quot; &quot;&amp;[.L8]" office:value-type="string" office:string-value="0,1 L" calcext:value-type="string">
            <text:p>0,1 L</text:p>
          </table:table-cell>
          <table:table-cell table:style-name="ce57" table:formula="of:=[.M8]/[.O8]" office:value-type="float" office:value="610" calcext:value-type="float">
            <text:p>610</text:p>
          </table:table-cell>
          <table:table-cell table:style-name="ce228" table:formula="of:=[.Q8]/[.S8]" office:value-type="float" office:value="166.06" calcext:value-type="float">
            <text:p>166,06</text:p>
          </table:table-cell>
          <table:table-cell/>
          <table:table-cell table:formula="of:=RANK([.AB8];[.AB1:.AB10])+2" office:value-type="float" office:value="5" calcext:value-type="float">
            <text:p>5</text:p>
          </table:table-cell>
          <table:table-cell table:style-name="ce81" table:formula="of:=RAND()" office:value-type="float" office:value="0.706321587276647" calcext:value-type="float">
            <text:p>0,706321587276647</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75" table:formula="of:=RANDBETWEEN(-8;8)" office:value-type="float" office:value="-8" calcext:value-type="float">
            <text:p>-8</text:p>
          </table:table-cell>
          <table:table-cell table:style-name="ce175" table:formula="of:=RANDBETWEEN(-8;8)" office:value-type="float" office:value="2" calcext:value-type="float">
            <text:p>2</text:p>
          </table:table-cell>
          <table:table-cell table:style-name="ce175" table:formula="of:=[.AG8]*RANDBETWEEN(-5;5)+[.AH8]" office:value-type="float" office:value="18" calcext:value-type="float">
            <text:p>18</text:p>
          </table:table-cell>
          <table:table-cell table:number-columns-repeated="988"/>
        </table:table-row>
        <table:table-row table:style-name="ro3">
          <table:table-cell table:style-name="ce19" office:value-type="string" calcext:value-type="string" table:number-columns-spanned="8" table:number-rows-spanned="1">
            <text:p>😕 <text:s text:c="3"/>😃 <text:s text:c="3"/>😎</text:p>
          </table:table-cell>
          <table:covered-table-cell table:number-columns-repeated="4" table:style-name="ce19"/>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9];[.AB1:.AB10])+2" office:value-type="float" office:value="4" calcext:value-type="float">
            <text:p>4</text:p>
          </table:table-cell>
          <table:table-cell table:style-name="ce81" table:formula="of:=RAND()" office:value-type="float" office:value="0.72369442952847" calcext:value-type="float">
            <text:p>0,72369442952847</text:p>
          </table:table-cell>
          <table:table-cell table:number-columns-repeated="995"/>
        </table:table-row>
        <table:table-row table:style-name="ro4">
          <table:table-cell table:number-columns-repeated="26"/>
          <table:table-cell table:formula="of:=RANK([.AB10];[.AB1:.AB10])+2" office:value-type="float" office:value="6" calcext:value-type="float">
            <text:p>6</text:p>
          </table:table-cell>
          <table:table-cell table:style-name="ce81" table:formula="of:=RAND()" office:value-type="float" office:value="0.699419063088148" calcext:value-type="float">
            <text:p>0,699419063088148</text:p>
          </table:table-cell>
          <table:table-cell table:number-columns-repeated="995"/>
        </table:table-row>
        <table:table-row table:style-name="ro5">
          <table:table-cell table:number-columns-repeated="1023"/>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AB12];[.AB12:.AB21])+2" office:value-type="float" office:value="8" calcext:value-type="float">
            <text:p>8</text:p>
          </table:table-cell>
          <table:table-cell table:style-name="ce81" table:formula="of:=RAND()" office:value-type="float" office:value="0.790314173834459" calcext:value-type="float">
            <text:p>0,790314173834459</text:p>
          </table:table-cell>
          <table:table-cell table:number-columns-repeated="995"/>
        </table:table-row>
        <table:table-row table:style-name="ro2">
          <table:covered-table-cell table:number-columns-repeated="6"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3617" calcext:value-type="string">
            <text:p>v3617</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13];[.AB12:.AB21])+2" office:value-type="float" office:value="4" calcext:value-type="float">
            <text:p>4</text:p>
          </table:table-cell>
          <table:table-cell table:style-name="ce81" table:formula="of:=RAND()" office:value-type="float" office:value="0.90259070076753" calcext:value-type="float">
            <text:p>0,90259070076753</text:p>
          </table:table-cell>
          <table:table-cell table:number-columns-repeated="995"/>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4" table:style-name="ce55"/>
          <table:covered-table-cell table:number-columns-repeated="3" table:style-name="ce38"/>
          <table:covered-table-cell table:style-name="ce55" office:value-type="string" calcext:value-type="string">
            <text:p>÷10, 100, 1000</text:p>
          </table:covered-table-cell>
          <table:covered-table-cell table:number-columns-repeated="3"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12]" office:value-type="string" office:string-value="AB" calcext:value-type="string">
            <text:p>AB</text:p>
          </table:table-cell>
          <table:table-cell table:style-name="ce29"/>
          <table:table-cell table:style-name="ce92" table:formula="of:=[.T13]" office:value-type="string" office:string-value="v3617" calcext:value-type="string">
            <text:p>v3617</text:p>
          </table:table-cell>
          <table:table-cell table:style-name="ce81"/>
          <table:table-cell table:formula="of:=RANK([.AB14];[.AB12:.AB21])+2" office:value-type="float" office:value="10" calcext:value-type="float">
            <text:p>10</text:p>
          </table:table-cell>
          <table:table-cell table:style-name="ce81" table:formula="of:=RAND()" office:value-type="float" office:value="0.345869933681602" calcext:value-type="float">
            <text:p>0,345869933681602</text:p>
          </table:table-cell>
          <table:table-cell/>
          <table:table-cell table:style-name="ce81" table:number-columns-repeated="3"/>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number-columns-repeated="988"/>
        </table:table-row>
        <table:table-row table:style-name="ro3">
          <table:table-cell table:style-name="ce50" office:value-type="string" calcext:value-type="string" table:number-columns-spanned="5" table:number-rows-spanned="1">
            <text:p>9x+4+9x</text:p>
          </table:table-cell>
          <table:covered-table-cell table:style-name="ce224"/>
          <table:covered-table-cell table:style-name="ce30"/>
          <table:covered-table-cell table:style-name="ce226"/>
          <table:covered-table-cell table:style-name="ce7"/>
          <table:table-cell table:style-name="ce7" office:value-type="string" calcext:value-type="string">
            <text:p>=</text:p>
          </table:table-cell>
          <table:table-cell table:style-name="ce46"/>
          <table:table-cell table:style-name="ce10"/>
          <table:table-cell table:style-name="ce4" table:formula="of:=ROUND(RAND()*CHOOSE(RANDBETWEEN(1;3);10;100;1000);RANDBETWEEN(1;3))" office:value-type="float" office:value="57.5" calcext:value-type="float">
            <text:p>57,5</text:p>
          </table:table-cell>
          <table:table-cell table:style-name="ce7" office:value-type="string" calcext:value-type="string">
            <text:p>×</text:p>
          </table:table-cell>
          <table:table-cell table:style-name="ce9" table:formula="of:=CHOOSE(INT(RAND()*3)+1;&quot;0,1&quot;;&quot;0,01&quot;;&quot;0,001&quot;)" office:value-type="string" office:string-value="0,01" calcext:value-type="string">
            <text:p>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15]&amp;&quot;x&quot;&amp;IF([.AH15]&lt;0;[.AH15];&quot;+&quot;&amp;[.AH15])&amp;&quot;=&quot;&amp;[.AI15]" office:value-type="string" office:string-value="-2x+5=3" calcext:value-type="string" table:number-columns-spanned="2" table:number-rows-spanned="1">
            <text:p>-2x+5=3</text:p>
          </table:table-cell>
          <table:covered-table-cell table:style-name="ce46"/>
          <table:table-cell table:style-name="ce10"/>
          <table:table-cell table:style-name="ce51" table:formula="of:=RANDBETWEEN(1;10)" office:value-type="float" office:value="6" calcext:value-type="float">
            <text:p>6</text:p>
          </table:table-cell>
          <table:table-cell table:style-name="ce150" office:value-type="string" calcext:value-type="string">
            <text:p>h</text:p>
          </table:table-cell>
          <table:table-cell table:style-name="ce40" table:formula="of:=6*RANDBETWEEN(1;9)" office:value-type="float" office:value="6" calcext:value-type="float">
            <text:p>6</text:p>
          </table:table-cell>
          <table:table-cell table:style-name="ce42" office:value-type="string" calcext:value-type="string">
            <text:p>min = <text:s text:c="8"/>h</text:p>
          </table:table-cell>
          <table:table-cell/>
          <table:table-cell table:style-name="ce156" table:formula="of:=([.AC15]+[.AE15])&amp;&quot;x+&quot;&amp;[.AD15]" office:value-type="string" office:string-value="9x+4" calcext:value-type="string">
            <text:p>9x+4</text:p>
          </table:table-cell>
          <table:table-cell table:style-name="ce135" table:formula="of:=[.I15]*[.K15]" office:value-type="float" office:value="0.575" calcext:value-type="float">
            <text:p>0,575</text:p>
          </table:table-cell>
          <table:table-cell table:style-name="ce27" table:formula="of:=([.AI15]-[.AH15])/[.AG15]" office:value-type="float" office:value="1" calcext:value-type="float">
            <text:p>1</text:p>
          </table:table-cell>
          <table:table-cell table:style-name="ce147" table:formula="of:=[.Q15]+[.S15]/60&amp;&quot; h&quot;" office:value-type="string" office:string-value="6,1 h" calcext:value-type="string">
            <text:p>6,1 h</text:p>
          </table:table-cell>
          <table:table-cell/>
          <table:table-cell table:formula="of:=RANK([.AB15];[.AB12:.AB21])+2" office:value-type="float" office:value="11" calcext:value-type="float">
            <text:p>11</text:p>
          </table:table-cell>
          <table:table-cell table:style-name="ce81" table:formula="of:=RAND()" office:value-type="float" office:value="0.283250746720585" calcext:value-type="float">
            <text:p>0,283250746720585</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75" table:formula="of:=RANDBETWEEN(-8;8)" office:value-type="float" office:value="-2" calcext:value-type="float">
            <text:p>-2</text:p>
          </table:table-cell>
          <table:table-cell table:style-name="ce175" table:formula="of:=RANDBETWEEN(-8;8)" office:value-type="float" office:value="5" calcext:value-type="float">
            <text:p>5</text:p>
          </table:table-cell>
          <table:table-cell table:style-name="ce175" table:formula="of:=[.AG15]*RANDBETWEEN(-5;5)+[.AH15]" office:value-type="float" office:value="3" calcext:value-type="float">
            <text:p>3</text:p>
          </table:table-cell>
          <table:table-cell table:number-columns-repeated="988"/>
        </table:table-row>
        <table:table-row table:style-name="ro3">
          <table:table-cell table:style-name="ce50" office:value-type="string" calcext:value-type="string" table:number-columns-spanned="5" table:number-rows-spanned="1">
            <text:p>5x²+5x+4x²+7</text:p>
          </table:table-cell>
          <table:covered-table-cell table:style-name="ce20"/>
          <table:covered-table-cell table:style-name="ce225"/>
          <table:covered-table-cell table:number-columns-repeated="2" table:style-name="ce137"/>
          <table:table-cell table:style-name="ce138" office:value-type="string" calcext:value-type="string">
            <text:p>=</text:p>
          </table:table-cell>
          <table:table-cell table:style-name="ce9"/>
          <table:table-cell table:style-name="ce10"/>
          <table:table-cell table:style-name="ce4" table:formula="of:=ROUND(RAND()*CHOOSE(RANDBETWEEN(1;3);10;100;1000);RANDBETWEEN(1;3))" office:value-type="float" office:value="312.022" calcext:value-type="float">
            <text:p>312,022</text:p>
          </table:table-cell>
          <table:table-cell table:style-name="ce7" office:value-type="string" calcext:value-type="string">
            <text:p>×</text:p>
          </table:table-cell>
          <table:table-cell table:style-name="ce9" table:formula="of:=CHOOSE(INT(RAND()*3)+1;&quot;0,1&quot;;&quot;0,01&quot;;&quot;0,001&quot;)" office:value-type="string" office:string-value="0,01" calcext:value-type="string">
            <text:p>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16]&amp;&quot;x&quot;&amp;IF([.AH16]&lt;0;[.AH16];&quot;+&quot;&amp;[.AH16])&amp;&quot;=&quot;&amp;[.AI16]" office:value-type="string" office:string-value="2x-6=4" calcext:value-type="string" table:number-columns-spanned="2" table:number-rows-spanned="1">
            <text:p>2x-6=4</text:p>
          </table:table-cell>
          <table:covered-table-cell table:style-name="ce9"/>
          <table:table-cell table:style-name="ce10"/>
          <table:table-cell table:style-name="ce51" table:formula="of:=RANDBETWEEN(1;10)" office:value-type="float" office:value="9" calcext:value-type="float">
            <text:p>9</text:p>
          </table:table-cell>
          <table:table-cell table:style-name="ce150" office:value-type="string" calcext:value-type="string">
            <text:p>h</text:p>
          </table:table-cell>
          <table:table-cell table:style-name="ce40" table:formula="of:=6*RANDBETWEEN(1;9)" office:value-type="float" office:value="36" calcext:value-type="float">
            <text:p>36</text:p>
          </table:table-cell>
          <table:table-cell table:style-name="ce42" office:value-type="string" calcext:value-type="string">
            <text:p>min = <text:s text:c="8"/>h</text:p>
          </table:table-cell>
          <table:table-cell/>
          <table:table-cell table:style-name="ce156" table:formula="of:=([.AC16]+[.AE16])&amp;&quot;x²+&quot;&amp;[.AD16]&amp;&quot;x+&quot;&amp;[.AF16]" office:value-type="string" office:string-value="17x²+6x+2" calcext:value-type="string">
            <text:p>17x²+6x+2</text:p>
          </table:table-cell>
          <table:table-cell table:style-name="ce135" table:formula="of:=[.I16]*[.K16]" office:value-type="float" office:value="3.12022" calcext:value-type="float">
            <text:p>3,12022</text:p>
          </table:table-cell>
          <table:table-cell table:style-name="ce27" table:formula="of:=([.AI16]-[.AH16])/[.AG16]" office:value-type="float" office:value="5" calcext:value-type="float">
            <text:p>5</text:p>
          </table:table-cell>
          <table:table-cell table:style-name="ce147" table:formula="of:=[.Q16]+[.S16]/60&amp;&quot; h&quot;" office:value-type="string" office:string-value="9,6 h" calcext:value-type="string">
            <text:p>9,6 h</text:p>
          </table:table-cell>
          <table:table-cell/>
          <table:table-cell table:formula="of:=RANK([.AB16];[.AB12:.AB21])+2" office:value-type="float" office:value="12" calcext:value-type="float">
            <text:p>12</text:p>
          </table:table-cell>
          <table:table-cell table:style-name="ce81" table:formula="of:=RAND()" office:value-type="float" office:value="0.263196307467899" calcext:value-type="float">
            <text:p>0,263196307467899</text:p>
          </table:table-cell>
          <table:table-cell table:style-name="ce15" table:formula="of:=RANDBETWEEN(2;9)" office:value-type="float" office:value="9" calcext:value-type="float">
            <text:p>9</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style-name="ce175" table:formula="of:=RANDBETWEEN(-8;8)" office:value-type="float" office:value="2" calcext:value-type="float">
            <text:p>2</text:p>
          </table:table-cell>
          <table:table-cell table:style-name="ce175" table:formula="of:=RANDBETWEEN(-8;8)" office:value-type="float" office:value="-6" calcext:value-type="float">
            <text:p>-6</text:p>
          </table:table-cell>
          <table:table-cell table:style-name="ce175" table:formula="of:=[.AG16]*RANDBETWEEN(-5;5)+[.AH16]" office:value-type="float" office:value="4" calcext:value-type="float">
            <text:p>4</text:p>
          </table:table-cell>
          <table:table-cell table:number-columns-repeated="988"/>
        </table:table-row>
        <table:table-row table:style-name="ro3">
          <table:table-cell table:style-name="ce4"/>
          <table:table-cell table:style-name="ce176" table:formula="of:=RANDBETWEEN(2;13)" office:value-type="float" office:value="13" calcext:value-type="float">
            <text:p>13</text:p>
          </table:table-cell>
          <table:table-cell table:style-name="ce113" table:formula="of:=RANDBETWEEN(1;10)*IF(ROUND(RAND());1;-1)" office:value-type="float" office:value="9" calcext:value-type="float">
            <text:p>9</text:p>
          </table:table-cell>
          <table:table-cell table:style-name="ce40" office:value-type="string" calcext:value-type="string">
            <text:p>×</text:p>
          </table:table-cell>
          <table:table-cell table:style-name="ce40" table:formula="of:=[.B17]" office:value-type="float" office:value="13" calcext:value-type="float">
            <text:p>13</text:p>
          </table:table-cell>
          <table:table-cell table:style-name="ce113" table:formula="of:=RANDBETWEEN(1;10)*IF(ROUND(RAND());1;-1)" office:value-type="float" office:value="5" calcext:value-type="float">
            <text:p>5</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72" calcext:value-type="float">
            <text:p>72</text:p>
          </table:table-cell>
          <table:table-cell table:style-name="ce40" table:formula="of:=CHOOSE([.AA17];&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AA17]&lt;5;&quot;m&quot;;IF(AND([.AA17]&gt;4;[.AA17]&lt;9);&quot;L&quot;;&quot;g&quot;))" office:value-type="string" office:string-value="L" calcext:value-type="string">
            <text:p>L</text:p>
          </table:table-cell>
          <table:table-cell table:style-name="ce4" table:formula="of:=([.AA17]+3)^2"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51" table:formula="of:=RANDBETWEEN(11;99)/10" office:value-type="float" office:value="5.1" calcext:value-type="float">
            <text:p>5,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17]&amp;&quot;^&quot;&amp;([.C17]+[.F17])" office:value-type="string" office:string-value="13^14" calcext:value-type="string">
            <text:p>13^14</text:p>
          </table:table-cell>
          <table:table-cell table:style-name="ce48" table:formula="of:=[.I17]*(CHOOSE([.AA17];0;0.01;0.001;1000;0.001;100;0.1;0.01;1000;0.1;0.001;10))&amp;&quot; &quot;&amp;[.L17]" office:value-type="string" office:string-value="0,072 L" calcext:value-type="string">
            <text:p>0,072 L</text:p>
          </table:table-cell>
          <table:table-cell table:style-name="ce57" table:formula="of:=[.AA17]+3" office:value-type="float" office:value="8" calcext:value-type="float">
            <text:p>8</text:p>
          </table:table-cell>
          <table:table-cell table:style-name="ce147" table:formula="of:=INT([.Q17])&amp;&quot;h &quot;&amp;INT(([.Q17]-INT([.Q17]))*60)&amp;&quot;min&quot;" office:value-type="string" office:string-value="5h 5min" calcext:value-type="string">
            <text:p>5h 5min</text:p>
          </table:table-cell>
          <table:table-cell/>
          <table:table-cell table:formula="of:=RANK([.AB17];[.AB12:.AB21])+2" office:value-type="float" office:value="5" calcext:value-type="float">
            <text:p>5</text:p>
          </table:table-cell>
          <table:table-cell table:style-name="ce81" table:formula="of:=RAND()" office:value-type="float" office:value="0.863842995680929" calcext:value-type="float">
            <text:p>0,863842995680929</text:p>
          </table:table-cell>
          <table:table-cell table:style-name="ce15" table:formula="of:=RANDBETWEEN(2;9)" office:value-type="float" office:value="6" calcext:value-type="float">
            <text:p>6</text:p>
          </table:table-cell>
          <table:table-cell table:style-name="ce15" table:formula="of:=RANDBETWEEN(2;9)" office:value-type="float" office:value="6" calcext:value-type="float">
            <text:p>6</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style-name="ce175" table:formula="of:=RANDBETWEEN(-8;8)" office:value-type="float" office:value="1" calcext:value-type="float">
            <text:p>1</text:p>
          </table:table-cell>
          <table:table-cell table:style-name="ce175" table:formula="of:=RANDBETWEEN(-8;8)" office:value-type="float" office:value="6" calcext:value-type="float">
            <text:p>6</text:p>
          </table:table-cell>
          <table:table-cell table:style-name="ce175" table:formula="of:=[.AG17]*RANDBETWEEN(-5;5)+[.AH17]" office:value-type="float" office:value="9" calcext:value-type="float">
            <text:p>9</text:p>
          </table:table-cell>
          <table:table-cell table:number-columns-repeated="988"/>
        </table:table-row>
        <table:table-row table:style-name="ro3">
          <table:table-cell table:style-name="ce4"/>
          <table:table-cell table:style-name="ce176" table:formula="of:=RANDBETWEEN(2;13)" office:value-type="float" office:value="8" calcext:value-type="float">
            <text:p>8</text:p>
          </table:table-cell>
          <table:table-cell table:style-name="ce113" table:formula="of:=RANDBETWEEN(1;10)*IF(ROUND(RAND());1;-1)" office:value-type="float" office:value="1" calcext:value-type="float">
            <text:p>1</text:p>
          </table:table-cell>
          <table:table-cell table:style-name="ce40" office:value-type="string" calcext:value-type="string">
            <text:p>×</text:p>
          </table:table-cell>
          <table:table-cell table:style-name="ce40" table:formula="of:=[.B18]" office:value-type="float" office:value="8" calcext:value-type="float">
            <text:p>8</text:p>
          </table:table-cell>
          <table:table-cell table:style-name="ce113" table:formula="of:=RANDBETWEEN(1;10)*IF(ROUND(RAND());1;-1)" office:value-type="float" office:value="3" calcext:value-type="float">
            <text:p>3</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0.12" calcext:value-type="float">
            <text:p>0,12</text:p>
          </table:table-cell>
          <table:table-cell table:style-name="ce40" table:formula="of:=CHOOSE([.AA18];&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AA18]&lt;5;&quot;m&quot;;IF(AND([.AA18]&gt;4;[.AA18]&lt;9);&quot;L&quot;;&quot;g&quot;))" office:value-type="string" office:string-value="L" calcext:value-type="string">
            <text:p>L</text:p>
          </table:table-cell>
          <table:table-cell table:style-name="ce4" table:formula="of:=([.AA18]+3)^2" office:value-type="float" office:value="100" calcext:value-type="float">
            <text:p>100</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51" table:formula="of:=RANDBETWEEN(11;99)/10" office:value-type="float" office:value="2.8" calcext:value-type="float">
            <text:p>2,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18]&amp;&quot;^&quot;&amp;([.C18]+[.F18])" office:value-type="string" office:string-value="8^4" calcext:value-type="string">
            <text:p>8^4</text:p>
          </table:table-cell>
          <table:table-cell table:style-name="ce48" table:formula="of:=[.I18]*(CHOOSE([.AA18];0;0.01;0.001;1000;0.001;100;0.1;0.01;1000;0.1;0.001;10))&amp;&quot; &quot;&amp;[.L18]" office:value-type="string" office:string-value="0,012 L" calcext:value-type="string">
            <text:p>0,012 L</text:p>
          </table:table-cell>
          <table:table-cell table:style-name="ce57" table:formula="of:=[.AA18]+3" office:value-type="float" office:value="10" calcext:value-type="float">
            <text:p>10</text:p>
          </table:table-cell>
          <table:table-cell table:style-name="ce147" table:formula="of:=INT([.Q18])&amp;&quot;h &quot;&amp;INT(([.Q18]-INT([.Q18]))*60)&amp;&quot;min&quot;" office:value-type="string" office:string-value="2h 48min" calcext:value-type="string">
            <text:p>2h 48min</text:p>
          </table:table-cell>
          <table:table-cell/>
          <table:table-cell table:formula="of:=RANK([.AB18];[.AB12:.AB21])+2" office:value-type="float" office:value="7" calcext:value-type="float">
            <text:p>7</text:p>
          </table:table-cell>
          <table:table-cell table:style-name="ce81" table:formula="of:=RAND()" office:value-type="float" office:value="0.840241241673857" calcext:value-type="float">
            <text:p>0,840241241673857</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style-name="ce175" table:formula="of:=RANDBETWEEN(-8;8)" office:value-type="float" office:value="3" calcext:value-type="float">
            <text:p>3</text:p>
          </table:table-cell>
          <table:table-cell table:style-name="ce175" table:formula="of:=RANDBETWEEN(-8;8)" office:value-type="float" office:value="-2" calcext:value-type="float">
            <text:p>-2</text:p>
          </table:table-cell>
          <table:table-cell table:style-name="ce175" table:formula="of:=[.AG18]*RANDBETWEEN(-5;5)+[.AH18]" office:value-type="float" office:value="-5" calcext:value-type="float">
            <text:p>-5</text:p>
          </table:table-cell>
          <table:table-cell table:number-columns-repeated="988"/>
        </table:table-row>
        <table:table-row table:style-name="ro3">
          <table:table-cell table:style-name="ce4"/>
          <table:table-cell table:style-name="ce176" table:formula="of:=RANDBETWEEN(2;13)" office:value-type="float" office:value="4" calcext:value-type="float">
            <text:p>4</text:p>
          </table:table-cell>
          <table:table-cell table:style-name="ce113" table:formula="of:=RANDBETWEEN(1;10)*IF(ROUND(RAND());1;-1)" office:value-type="float" office:value="-4" calcext:value-type="float">
            <text:p>-4</text:p>
          </table:table-cell>
          <table:table-cell table:style-name="ce40" office:value-type="string" calcext:value-type="string">
            <text:p>÷</text:p>
          </table:table-cell>
          <table:table-cell table:style-name="ce40" table:formula="of:=[.B19]" office:value-type="float" office:value="4" calcext:value-type="float">
            <text:p>4</text:p>
          </table:table-cell>
          <table:table-cell table:style-name="ce113" table:formula="of:=RANDBETWEEN(1;10)*IF(ROUND(RAND());1;-1)" office:value-type="float" office:value="-1" calcext:value-type="float">
            <text:p>-1</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19];&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AA19]&lt;5;&quot;m&quot;;IF(AND([.AA19]&gt;4;[.AA19]&lt;9);&quot;L&quot;;&quot;g&quot;))" office:value-type="string" office:string-value="g" calcext:value-type="string">
            <text:p>g</text:p>
          </table:table-cell>
          <table:table-cell table:style-name="ce4" table:formula="of:=ROUND(RAND()*CHOOSE(RANDBETWEEN(1;3);10;100;1000);RANDBETWEEN(1;3))" office:value-type="float" office:value="836.268" calcext:value-type="float">
            <text:p>836,268</text:p>
          </table:table-cell>
          <table:table-cell table:style-name="ce7" office:value-type="string" calcext:value-type="string">
            <text:p>÷</text:p>
          </table:table-cell>
          <table:table-cell table:style-name="ce227"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OUND(RAND()*CHOOSE(RANDBETWEEN(1;3);10;100;1000);RANDBETWEEN(1;3))" office:value-type="float" office:value="20.35" calcext:value-type="float">
            <text:p>20,35</text:p>
          </table:table-cell>
          <table:table-cell table:style-name="ce7" office:value-type="string" calcext:value-type="string">
            <text:p>÷</text:p>
          </table:table-cell>
          <table:table-cell table:style-name="ce227"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table-cell table:style-name="ce135" table:formula="of:=[.B19]&amp;&quot;^&quot;&amp;([.C19]-[.F19])" office:value-type="string" office:string-value="4^-3" calcext:value-type="string">
            <text:p>4^-3</text:p>
          </table:table-cell>
          <table:table-cell table:style-name="ce48" table:formula="of:=[.I19]*(CHOOSE([.AA19];0;0.01;0.001;1000;0.001;100;0.1;0.01;1000;0.1;0.001;10))&amp;&quot; &quot;&amp;[.L19]" office:value-type="string" office:string-value="100000 g" calcext:value-type="string">
            <text:p>100000 g</text:p>
          </table:table-cell>
          <table:table-cell table:style-name="ce57" table:formula="of:=[.M19]/[.O19]" office:value-type="float" office:value="8362.68" calcext:value-type="float">
            <text:p>8362,68</text:p>
          </table:table-cell>
          <table:table-cell table:style-name="ce228" table:formula="of:=[.Q19]/[.S19]" office:value-type="float" office:value="203.5" calcext:value-type="float">
            <text:p>203,5</text:p>
          </table:table-cell>
          <table:table-cell/>
          <table:table-cell table:formula="of:=RANK([.AB19];[.AB12:.AB21])+2" office:value-type="float" office:value="9" calcext:value-type="float">
            <text:p>9</text:p>
          </table:table-cell>
          <table:table-cell table:style-name="ce81" table:formula="of:=RAND()" office:value-type="float" office:value="0.513905584965149" calcext:value-type="float">
            <text:p>0,513905584965149</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75" table:formula="of:=RANDBETWEEN(-8;8)" office:value-type="float" office:value="-5" calcext:value-type="float">
            <text:p>-5</text:p>
          </table:table-cell>
          <table:table-cell table:style-name="ce175" table:formula="of:=RANDBETWEEN(-8;8)" office:value-type="float" office:value="-7" calcext:value-type="float">
            <text:p>-7</text:p>
          </table:table-cell>
          <table:table-cell table:style-name="ce175" table:formula="of:=[.AG19]*RANDBETWEEN(-5;5)+[.AH19]" office:value-type="float" office:value="18" calcext:value-type="float">
            <text:p>18</text:p>
          </table:table-cell>
          <table:table-cell table:number-columns-repeated="988"/>
        </table:table-row>
        <table:table-row table:style-name="ro3">
          <table:table-cell table:style-name="ce19" office:value-type="string" calcext:value-type="string" table:number-columns-spanned="8" table:number-rows-spanned="1">
            <text:p>😕 <text:s text:c="3"/>😃 <text:s text:c="3"/>😎</text:p>
          </table:table-cell>
          <table:covered-table-cell table:number-columns-repeated="4" table:style-name="ce19"/>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20];[.AB12:.AB21])+2" office:value-type="float" office:value="6" calcext:value-type="float">
            <text:p>6</text:p>
          </table:table-cell>
          <table:table-cell table:style-name="ce81" table:formula="of:=RAND()" office:value-type="float" office:value="0.849901534717428" calcext:value-type="float">
            <text:p>0,849901534717428</text:p>
          </table:table-cell>
          <table:table-cell table:number-columns-repeated="995"/>
        </table:table-row>
        <table:table-row table:style-name="ro4">
          <table:table-cell table:number-columns-repeated="26"/>
          <table:table-cell table:formula="of:=RANK([.AB21];[.AB12:.AB21])+2" office:value-type="float" office:value="3" calcext:value-type="float">
            <text:p>3</text:p>
          </table:table-cell>
          <table:table-cell table:style-name="ce81" table:formula="of:=RAND()" office:value-type="float" office:value="0.96512438107821" calcext:value-type="float">
            <text:p>0,96512438107821</text:p>
          </table:table-cell>
          <table:table-cell table:number-columns-repeated="995"/>
        </table:table-row>
        <table:table-row table:style-name="ro5">
          <table:table-cell table:number-columns-repeated="1023"/>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AB23];[.AB23:.AB32])+2" office:value-type="float" office:value="12" calcext:value-type="float">
            <text:p>12</text:p>
          </table:table-cell>
          <table:table-cell table:style-name="ce81" table:formula="of:=RAND()" office:value-type="float" office:value="0.183673455106159" calcext:value-type="float">
            <text:p>0,183673455106159</text:p>
          </table:table-cell>
          <table:table-cell table:number-columns-repeated="995"/>
        </table:table-row>
        <table:table-row table:style-name="ro2">
          <table:covered-table-cell table:number-columns-repeated="6"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3617" calcext:value-type="string">
            <text:p>v3617</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4];[.AB23:.AB32])+2" office:value-type="float" office:value="3" calcext:value-type="float">
            <text:p>3</text:p>
          </table:table-cell>
          <table:table-cell table:style-name="ce81" table:formula="of:=RAND()" office:value-type="float" office:value="0.810219850975694" calcext:value-type="float">
            <text:p>0,810219850975694</text:p>
          </table:table-cell>
          <table:table-cell table:number-columns-repeated="995"/>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4" table:style-name="ce55"/>
          <table:covered-table-cell table:number-columns-repeated="3" table:style-name="ce38"/>
          <table:covered-table-cell table:style-name="ce55" office:value-type="string" calcext:value-type="string">
            <text:p>÷10, 100, 1000</text:p>
          </table:covered-table-cell>
          <table:covered-table-cell table:number-columns-repeated="3"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23]" office:value-type="string" office:string-value="AC" calcext:value-type="string">
            <text:p>AC</text:p>
          </table:table-cell>
          <table:table-cell table:style-name="ce29"/>
          <table:table-cell table:style-name="ce92" table:formula="of:=[.T24]" office:value-type="string" office:string-value="v3617" calcext:value-type="string">
            <text:p>v3617</text:p>
          </table:table-cell>
          <table:table-cell table:style-name="ce81"/>
          <table:table-cell table:formula="of:=RANK([.AB25];[.AB23:.AB32])+2" office:value-type="float" office:value="10" calcext:value-type="float">
            <text:p>10</text:p>
          </table:table-cell>
          <table:table-cell table:style-name="ce81" table:formula="of:=RAND()" office:value-type="float" office:value="0.259616056067044" calcext:value-type="float">
            <text:p>0,259616056067044</text:p>
          </table:table-cell>
          <table:table-cell/>
          <table:table-cell table:style-name="ce81" table:number-columns-repeated="3"/>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number-columns-repeated="988"/>
        </table:table-row>
        <table:table-row table:style-name="ro3">
          <table:table-cell table:style-name="ce50" office:value-type="string" calcext:value-type="string" table:number-columns-spanned="5" table:number-rows-spanned="1">
            <text:p>9x+4+9x</text:p>
          </table:table-cell>
          <table:covered-table-cell table:style-name="ce224"/>
          <table:covered-table-cell table:style-name="ce30"/>
          <table:covered-table-cell table:style-name="ce226"/>
          <table:covered-table-cell table:style-name="ce7"/>
          <table:table-cell table:style-name="ce7" office:value-type="string" calcext:value-type="string">
            <text:p>=</text:p>
          </table:table-cell>
          <table:table-cell table:style-name="ce46"/>
          <table:table-cell table:style-name="ce10"/>
          <table:table-cell table:style-name="ce4" table:formula="of:=ROUND(RAND()*CHOOSE(RANDBETWEEN(1;3);10;100;1000);RANDBETWEEN(1;3))" office:value-type="float" office:value="82.32" calcext:value-type="float">
            <text:p>82,32</text:p>
          </table:table-cell>
          <table:table-cell table:style-name="ce7" office:value-type="string" calcext:value-type="string">
            <text:p>×</text:p>
          </table:table-cell>
          <table:table-cell table:style-name="ce9"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26]&amp;&quot;x&quot;&amp;IF([.AH26]&lt;0;[.AH26];&quot;+&quot;&amp;[.AH26])&amp;&quot;=&quot;&amp;[.AI26]" office:value-type="string" office:string-value="-7x-6=22" calcext:value-type="string" table:number-columns-spanned="2" table:number-rows-spanned="1">
            <text:p>-7x-6=22</text:p>
          </table:table-cell>
          <table:covered-table-cell table:style-name="ce46"/>
          <table:table-cell table:style-name="ce10"/>
          <table:table-cell table:style-name="ce51" table:formula="of:=RANDBETWEEN(1;10)" office:value-type="float" office:value="8" calcext:value-type="float">
            <text:p>8</text:p>
          </table:table-cell>
          <table:table-cell table:style-name="ce150" office:value-type="string" calcext:value-type="string">
            <text:p>h</text:p>
          </table:table-cell>
          <table:table-cell table:style-name="ce40" table:formula="of:=6*RANDBETWEEN(1;9)" office:value-type="float" office:value="36" calcext:value-type="float">
            <text:p>36</text:p>
          </table:table-cell>
          <table:table-cell table:style-name="ce42" office:value-type="string" calcext:value-type="string">
            <text:p>min = <text:s text:c="8"/>h</text:p>
          </table:table-cell>
          <table:table-cell/>
          <table:table-cell table:style-name="ce156" table:formula="of:=([.AC26]+[.AE26])&amp;&quot;x+&quot;&amp;[.AD26]" office:value-type="string" office:string-value="12x+9" calcext:value-type="string">
            <text:p>12x+9</text:p>
          </table:table-cell>
          <table:table-cell table:style-name="ce135" table:formula="of:=[.I26]*[.K26]" office:value-type="float" office:value="8.232" calcext:value-type="float">
            <text:p>8,232</text:p>
          </table:table-cell>
          <table:table-cell table:style-name="ce27" table:formula="of:=([.AI26]-[.AH26])/[.AG26]" office:value-type="float" office:value="-4" calcext:value-type="float">
            <text:p>-4</text:p>
          </table:table-cell>
          <table:table-cell table:style-name="ce147" table:formula="of:=[.Q26]+[.S26]/60&amp;&quot; h&quot;" office:value-type="string" office:string-value="8,6 h" calcext:value-type="string">
            <text:p>8,6 h</text:p>
          </table:table-cell>
          <table:table-cell/>
          <table:table-cell table:formula="of:=RANK([.AB26];[.AB23:.AB32])+2" office:value-type="float" office:value="11" calcext:value-type="float">
            <text:p>11</text:p>
          </table:table-cell>
          <table:table-cell table:style-name="ce81" table:formula="of:=RAND()" office:value-type="float" office:value="0.200468067960656" calcext:value-type="float">
            <text:p>0,200468067960656</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75" table:formula="of:=RANDBETWEEN(-8;8)" office:value-type="float" office:value="-7" calcext:value-type="float">
            <text:p>-7</text:p>
          </table:table-cell>
          <table:table-cell table:style-name="ce175" table:formula="of:=RANDBETWEEN(-8;8)" office:value-type="float" office:value="-6" calcext:value-type="float">
            <text:p>-6</text:p>
          </table:table-cell>
          <table:table-cell table:style-name="ce175" table:formula="of:=[.AG26]*RANDBETWEEN(-5;5)+[.AH26]" office:value-type="float" office:value="22" calcext:value-type="float">
            <text:p>22</text:p>
          </table:table-cell>
          <table:table-cell table:number-columns-repeated="988"/>
        </table:table-row>
        <table:table-row table:style-name="ro3">
          <table:table-cell table:style-name="ce50" office:value-type="string" calcext:value-type="string" table:number-columns-spanned="5" table:number-rows-spanned="1">
            <text:p>5x²+5x+4x²+7</text:p>
          </table:table-cell>
          <table:covered-table-cell table:style-name="ce20"/>
          <table:covered-table-cell table:style-name="ce225"/>
          <table:covered-table-cell table:number-columns-repeated="2" table:style-name="ce137"/>
          <table:table-cell table:style-name="ce138" office:value-type="string" calcext:value-type="string">
            <text:p>=</text:p>
          </table:table-cell>
          <table:table-cell table:style-name="ce9"/>
          <table:table-cell table:style-name="ce10"/>
          <table:table-cell table:style-name="ce4" table:formula="of:=ROUND(RAND()*CHOOSE(RANDBETWEEN(1;3);10;100;1000);RANDBETWEEN(1;3))" office:value-type="float" office:value="310.42" calcext:value-type="float">
            <text:p>310,42</text:p>
          </table:table-cell>
          <table:table-cell table:style-name="ce7" office:value-type="string" calcext:value-type="string">
            <text:p>×</text:p>
          </table:table-cell>
          <table:table-cell table:style-name="ce9"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27]&amp;&quot;x&quot;&amp;IF([.AH27]&lt;0;[.AH27];&quot;+&quot;&amp;[.AH27])&amp;&quot;=&quot;&amp;[.AI27]" office:value-type="string" office:string-value="4x+7=-9" calcext:value-type="string" table:number-columns-spanned="2" table:number-rows-spanned="1">
            <text:p>4x+7=-9</text:p>
          </table:table-cell>
          <table:covered-table-cell table:style-name="ce9"/>
          <table:table-cell table:style-name="ce10"/>
          <table:table-cell table:style-name="ce51" table:formula="of:=RANDBETWEEN(1;10)" office:value-type="float" office:value="9" calcext:value-type="float">
            <text:p>9</text:p>
          </table:table-cell>
          <table:table-cell table:style-name="ce150" office:value-type="string" calcext:value-type="string">
            <text:p>h</text:p>
          </table:table-cell>
          <table:table-cell table:style-name="ce40" table:formula="of:=6*RANDBETWEEN(1;9)" office:value-type="float" office:value="6" calcext:value-type="float">
            <text:p>6</text:p>
          </table:table-cell>
          <table:table-cell table:style-name="ce42" office:value-type="string" calcext:value-type="string">
            <text:p>min = <text:s text:c="8"/>h</text:p>
          </table:table-cell>
          <table:table-cell/>
          <table:table-cell table:style-name="ce156" table:formula="of:=([.AC27]+[.AE27])&amp;&quot;x²+&quot;&amp;[.AD27]&amp;&quot;x+&quot;&amp;[.AF27]" office:value-type="string" office:string-value="18x²+7x+7" calcext:value-type="string">
            <text:p>18x²+7x+7</text:p>
          </table:table-cell>
          <table:table-cell table:style-name="ce135" table:formula="of:=[.I27]*[.K27]" office:value-type="float" office:value="31.042" calcext:value-type="float">
            <text:p>31,042</text:p>
          </table:table-cell>
          <table:table-cell table:style-name="ce27" table:formula="of:=([.AI27]-[.AH27])/[.AG27]" office:value-type="float" office:value="-4" calcext:value-type="float">
            <text:p>-4</text:p>
          </table:table-cell>
          <table:table-cell table:style-name="ce147" table:formula="of:=[.Q27]+[.S27]/60&amp;&quot; h&quot;" office:value-type="string" office:string-value="9,1 h" calcext:value-type="string">
            <text:p>9,1 h</text:p>
          </table:table-cell>
          <table:table-cell/>
          <table:table-cell table:formula="of:=RANK([.AB27];[.AB23:.AB32])+2" office:value-type="float" office:value="9" calcext:value-type="float">
            <text:p>9</text:p>
          </table:table-cell>
          <table:table-cell table:style-name="ce81" table:formula="of:=RAND()" office:value-type="float" office:value="0.295825922335544" calcext:value-type="float">
            <text:p>0,295825922335544</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75" table:formula="of:=RANDBETWEEN(-8;8)" office:value-type="float" office:value="4" calcext:value-type="float">
            <text:p>4</text:p>
          </table:table-cell>
          <table:table-cell table:style-name="ce175" table:formula="of:=RANDBETWEEN(-8;8)" office:value-type="float" office:value="7" calcext:value-type="float">
            <text:p>7</text:p>
          </table:table-cell>
          <table:table-cell table:style-name="ce175" table:formula="of:=[.AG27]*RANDBETWEEN(-5;5)+[.AH27]" office:value-type="float" office:value="-9" calcext:value-type="float">
            <text:p>-9</text:p>
          </table:table-cell>
          <table:table-cell table:number-columns-repeated="988"/>
        </table:table-row>
        <table:table-row table:style-name="ro3">
          <table:table-cell table:style-name="ce4"/>
          <table:table-cell table:style-name="ce176" table:formula="of:=RANDBETWEEN(2;13)" office:value-type="float" office:value="4" calcext:value-type="float">
            <text:p>4</text:p>
          </table:table-cell>
          <table:table-cell table:style-name="ce113" table:formula="of:=RANDBETWEEN(1;10)*IF(ROUND(RAND());1;-1)" office:value-type="float" office:value="-5" calcext:value-type="float">
            <text:p>-5</text:p>
          </table:table-cell>
          <table:table-cell table:style-name="ce40" office:value-type="string" calcext:value-type="string">
            <text:p>×</text:p>
          </table:table-cell>
          <table:table-cell table:style-name="ce40" table:formula="of:=[.B28]" office:value-type="float" office:value="4" calcext:value-type="float">
            <text:p>4</text:p>
          </table:table-cell>
          <table:table-cell table:style-name="ce113" table:formula="of:=RANDBETWEEN(1;10)*IF(ROUND(RAND());1;-1)" office:value-type="float" office:value="-10" calcext:value-type="float">
            <text:p>-10</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AA28];&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AA28]&lt;5;&quot;m&quot;;IF(AND([.AA28]&gt;4;[.AA28]&lt;9);&quot;L&quot;;&quot;g&quot;))" office:value-type="string" office:string-value="L" calcext:value-type="string">
            <text:p>L</text:p>
          </table:table-cell>
          <table:table-cell table:style-name="ce4" table:formula="of:=([.AA28]+3)^2" office:value-type="float" office:value="81" calcext:value-type="float">
            <text:p>8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51" table:formula="of:=RANDBETWEEN(11;99)/10" office:value-type="float" office:value="3.9" calcext:value-type="float">
            <text:p>3,9</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28]&amp;&quot;^&quot;&amp;([.C28]+[.F28])" office:value-type="string" office:string-value="4^-15" calcext:value-type="string">
            <text:p>4^-15</text:p>
          </table:table-cell>
          <table:table-cell table:style-name="ce48" table:formula="of:=[.I28]*(CHOOSE([.AA28];0;0.01;0.001;1000;0.001;100;0.1;0.01;1000;0.1;0.001;10))&amp;&quot; &quot;&amp;[.L28]" office:value-type="string" office:string-value="1000 L" calcext:value-type="string">
            <text:p>1000 L</text:p>
          </table:table-cell>
          <table:table-cell table:style-name="ce57" table:formula="of:=[.AA28]+3" office:value-type="float" office:value="9" calcext:value-type="float">
            <text:p>9</text:p>
          </table:table-cell>
          <table:table-cell table:style-name="ce147" table:formula="of:=INT([.Q28])&amp;&quot;h &quot;&amp;INT(([.Q28]-INT([.Q28]))*60)&amp;&quot;min&quot;" office:value-type="string" office:string-value="3h 54min" calcext:value-type="string">
            <text:p>3h 54min</text:p>
          </table:table-cell>
          <table:table-cell/>
          <table:table-cell table:formula="of:=RANK([.AB28];[.AB23:.AB32])+2" office:value-type="float" office:value="6" calcext:value-type="float">
            <text:p>6</text:p>
          </table:table-cell>
          <table:table-cell table:style-name="ce81" table:formula="of:=RAND()" office:value-type="float" office:value="0.564877220258133" calcext:value-type="float">
            <text:p>0,564877220258133</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75" table:formula="of:=RANDBETWEEN(-8;8)" office:value-type="float" office:value="-5" calcext:value-type="float">
            <text:p>-5</text:p>
          </table:table-cell>
          <table:table-cell table:style-name="ce175" table:formula="of:=RANDBETWEEN(-8;8)" office:value-type="float" office:value="3" calcext:value-type="float">
            <text:p>3</text:p>
          </table:table-cell>
          <table:table-cell table:style-name="ce175" table:formula="of:=[.AG28]*RANDBETWEEN(-5;5)+[.AH28]" office:value-type="float" office:value="-12" calcext:value-type="float">
            <text:p>-12</text:p>
          </table:table-cell>
          <table:table-cell table:number-columns-repeated="988"/>
        </table:table-row>
        <table:table-row table:style-name="ro3">
          <table:table-cell table:style-name="ce4"/>
          <table:table-cell table:style-name="ce176" table:formula="of:=RANDBETWEEN(2;13)" office:value-type="float" office:value="10" calcext:value-type="float">
            <text:p>10</text:p>
          </table:table-cell>
          <table:table-cell table:style-name="ce113" table:formula="of:=RANDBETWEEN(1;10)*IF(ROUND(RAND());1;-1)" office:value-type="float" office:value="-7" calcext:value-type="float">
            <text:p>-7</text:p>
          </table:table-cell>
          <table:table-cell table:style-name="ce40" office:value-type="string" calcext:value-type="string">
            <text:p>×</text:p>
          </table:table-cell>
          <table:table-cell table:style-name="ce40" table:formula="of:=[.B29]" office:value-type="float" office:value="10" calcext:value-type="float">
            <text:p>10</text:p>
          </table:table-cell>
          <table:table-cell table:style-name="ce113" table:formula="of:=RANDBETWEEN(1;10)*IF(ROUND(RAND());1;-1)" office:value-type="float" office:value="-5" calcext:value-type="float">
            <text:p>-5</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70" calcext:value-type="float">
            <text:p>70</text:p>
          </table:table-cell>
          <table:table-cell table:style-name="ce40" table:formula="of:=CHOOSE([.AA29];&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AA29]&lt;5;&quot;m&quot;;IF(AND([.AA29]&gt;4;[.AA29]&lt;9);&quot;L&quot;;&quot;g&quot;))" office:value-type="string" office:string-value="L" calcext:value-type="string">
            <text:p>L</text:p>
          </table:table-cell>
          <table:table-cell table:style-name="ce4" table:formula="of:=([.AA29]+3)^2" office:value-type="float" office:value="121" calcext:value-type="float">
            <text:p>12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51" table:formula="of:=RANDBETWEEN(11;99)/10" office:value-type="float" office:value="7.6" calcext:value-type="float">
            <text:p>7,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29]&amp;&quot;^&quot;&amp;([.C29]+[.F29])" office:value-type="string" office:string-value="10^-12" calcext:value-type="string">
            <text:p>10^-12</text:p>
          </table:table-cell>
          <table:table-cell table:style-name="ce48" table:formula="of:=[.I29]*(CHOOSE([.AA29];0;0.01;0.001;1000;0.001;100;0.1;0.01;1000;0.1;0.001;10))&amp;&quot; &quot;&amp;[.L29]" office:value-type="string" office:string-value="0,7 L" calcext:value-type="string">
            <text:p>0,7 L</text:p>
          </table:table-cell>
          <table:table-cell table:style-name="ce57" table:formula="of:=[.AA29]+3" office:value-type="float" office:value="11" calcext:value-type="float">
            <text:p>11</text:p>
          </table:table-cell>
          <table:table-cell table:style-name="ce147" table:formula="of:=INT([.Q29])&amp;&quot;h &quot;&amp;INT(([.Q29]-INT([.Q29]))*60)&amp;&quot;min&quot;" office:value-type="string" office:string-value="7h 36min" calcext:value-type="string">
            <text:p>7h 36min</text:p>
          </table:table-cell>
          <table:table-cell/>
          <table:table-cell table:formula="of:=RANK([.AB29];[.AB23:.AB32])+2" office:value-type="float" office:value="8" calcext:value-type="float">
            <text:p>8</text:p>
          </table:table-cell>
          <table:table-cell table:style-name="ce81" table:formula="of:=RAND()" office:value-type="float" office:value="0.40799001693285" calcext:value-type="float">
            <text:p>0,40799001693285</text:p>
          </table:table-cell>
          <table:table-cell table:style-name="ce15" table:formula="of:=RANDBETWEEN(2;9)" office:value-type="float" office:value="6" calcext:value-type="float">
            <text:p>6</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75" table:formula="of:=RANDBETWEEN(-8;8)" office:value-type="float" office:value="-7" calcext:value-type="float">
            <text:p>-7</text:p>
          </table:table-cell>
          <table:table-cell table:style-name="ce175" table:formula="of:=RANDBETWEEN(-8;8)" office:value-type="float" office:value="-6" calcext:value-type="float">
            <text:p>-6</text:p>
          </table:table-cell>
          <table:table-cell table:style-name="ce175" table:formula="of:=[.AG29]*RANDBETWEEN(-5;5)+[.AH29]" office:value-type="float" office:value="22" calcext:value-type="float">
            <text:p>22</text:p>
          </table:table-cell>
          <table:table-cell table:number-columns-repeated="988"/>
        </table:table-row>
        <table:table-row table:style-name="ro3">
          <table:table-cell table:style-name="ce4"/>
          <table:table-cell table:style-name="ce176" table:formula="of:=RANDBETWEEN(2;13)" office:value-type="float" office:value="9" calcext:value-type="float">
            <text:p>9</text:p>
          </table:table-cell>
          <table:table-cell table:style-name="ce113" table:formula="of:=RANDBETWEEN(1;10)*IF(ROUND(RAND());1;-1)" office:value-type="float" office:value="10" calcext:value-type="float">
            <text:p>10</text:p>
          </table:table-cell>
          <table:table-cell table:style-name="ce40" office:value-type="string" calcext:value-type="string">
            <text:p>÷</text:p>
          </table:table-cell>
          <table:table-cell table:style-name="ce40" table:formula="of:=[.B30]" office:value-type="float" office:value="9" calcext:value-type="float">
            <text:p>9</text:p>
          </table:table-cell>
          <table:table-cell table:style-name="ce113" table:formula="of:=RANDBETWEEN(1;10)*IF(ROUND(RAND());1;-1)" office:value-type="float" office:value="10" calcext:value-type="float">
            <text:p>10</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000" calcext:value-type="float">
            <text:p>1000</text:p>
          </table:table-cell>
          <table:table-cell table:style-name="ce40" table:formula="of:=CHOOSE([.AA30];&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AA30]&lt;5;&quot;m&quot;;IF(AND([.AA30]&gt;4;[.AA30]&lt;9);&quot;L&quot;;&quot;g&quot;))" office:value-type="string" office:string-value="L" calcext:value-type="string">
            <text:p>L</text:p>
          </table:table-cell>
          <table:table-cell table:style-name="ce4" table:formula="of:=ROUND(RAND()*CHOOSE(RANDBETWEEN(1;3);10;100;1000);RANDBETWEEN(1;3))" office:value-type="float" office:value="2.3" calcext:value-type="float">
            <text:p>2,3</text:p>
          </table:table-cell>
          <table:table-cell table:style-name="ce7" office:value-type="string" calcext:value-type="string">
            <text:p>÷</text:p>
          </table:table-cell>
          <table:table-cell table:style-name="ce227" table:formula="of:=CHOOSE(INT(RAND()*3)+1;&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OUND(RAND()*CHOOSE(RANDBETWEEN(1;3);10;100;1000);RANDBETWEEN(1;3))" office:value-type="float" office:value="15.491" calcext:value-type="float">
            <text:p>15,491</text:p>
          </table:table-cell>
          <table:table-cell table:style-name="ce7" office:value-type="string" calcext:value-type="string">
            <text:p>÷</text:p>
          </table:table-cell>
          <table:table-cell table:style-name="ce227"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table-cell table:style-name="ce135" table:formula="of:=[.B30]&amp;&quot;^&quot;&amp;([.C30]-[.F30])" office:value-type="string" office:string-value="9^0" calcext:value-type="string">
            <text:p>9^0</text:p>
          </table:table-cell>
          <table:table-cell table:style-name="ce48" table:formula="of:=[.I30]*(CHOOSE([.AA30];0;0.01;0.001;1000;0.001;100;0.1;0.01;1000;0.1;0.001;10))&amp;&quot; &quot;&amp;[.L30]" office:value-type="string" office:string-value="100 L" calcext:value-type="string">
            <text:p>100 L</text:p>
          </table:table-cell>
          <table:table-cell table:style-name="ce57" table:formula="of:=[.M30]/[.O30]" office:value-type="float" office:value="2300" calcext:value-type="float">
            <text:p>2300</text:p>
          </table:table-cell>
          <table:table-cell table:style-name="ce228" table:formula="of:=[.Q30]/[.S30]" office:value-type="float" office:value="154.91" calcext:value-type="float">
            <text:p>154,91</text:p>
          </table:table-cell>
          <table:table-cell/>
          <table:table-cell table:formula="of:=RANK([.AB30];[.AB23:.AB32])+2" office:value-type="float" office:value="7" calcext:value-type="float">
            <text:p>7</text:p>
          </table:table-cell>
          <table:table-cell table:style-name="ce81" table:formula="of:=RAND()" office:value-type="float" office:value="0.478713626443837" calcext:value-type="float">
            <text:p>0,478713626443837</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style-name="ce175" table:formula="of:=RANDBETWEEN(-8;8)" office:value-type="float" office:value="-6" calcext:value-type="float">
            <text:p>-6</text:p>
          </table:table-cell>
          <table:table-cell table:style-name="ce175" table:formula="of:=RANDBETWEEN(-8;8)" office:value-type="float" office:value="4" calcext:value-type="float">
            <text:p>4</text:p>
          </table:table-cell>
          <table:table-cell table:style-name="ce175" table:formula="of:=[.AG30]*RANDBETWEEN(-5;5)+[.AH30]" office:value-type="float" office:value="22" calcext:value-type="float">
            <text:p>22</text:p>
          </table:table-cell>
          <table:table-cell table:number-columns-repeated="988"/>
        </table:table-row>
        <table:table-row table:style-name="ro3">
          <table:table-cell table:style-name="ce19" office:value-type="string" calcext:value-type="string" table:number-columns-spanned="8" table:number-rows-spanned="1">
            <text:p>😕 <text:s text:c="3"/>😃 <text:s text:c="3"/>😎</text:p>
          </table:table-cell>
          <table:covered-table-cell table:number-columns-repeated="4" table:style-name="ce19"/>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31];[.AB23:.AB32])+2" office:value-type="float" office:value="4" calcext:value-type="float">
            <text:p>4</text:p>
          </table:table-cell>
          <table:table-cell table:style-name="ce81" table:formula="of:=RAND()" office:value-type="float" office:value="0.706262916914649" calcext:value-type="float">
            <text:p>0,706262916914649</text:p>
          </table:table-cell>
          <table:table-cell table:number-columns-repeated="995"/>
        </table:table-row>
        <table:table-row table:style-name="ro4">
          <table:table-cell table:number-columns-repeated="26"/>
          <table:table-cell table:formula="of:=RANK([.AB32];[.AB23:.AB32])+2" office:value-type="float" office:value="5" calcext:value-type="float">
            <text:p>5</text:p>
          </table:table-cell>
          <table:table-cell table:style-name="ce81" table:formula="of:=RAND()" office:value-type="float" office:value="0.643339899702742" calcext:value-type="float">
            <text:p>0,643339899702742</text:p>
          </table:table-cell>
          <table:table-cell table:number-columns-repeated="995"/>
        </table:table-row>
        <table:table-row table:style-name="ro5">
          <table:table-cell table:number-columns-repeated="1023"/>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AB34];[.AB34:.AB43])+2" office:value-type="float" office:value="11" calcext:value-type="float">
            <text:p>11</text:p>
          </table:table-cell>
          <table:table-cell table:style-name="ce81" table:formula="of:=RAND()" office:value-type="float" office:value="0.0844575706478132" calcext:value-type="float">
            <text:p>0,084457570647813</text:p>
          </table:table-cell>
          <table:table-cell table:number-columns-repeated="995"/>
        </table:table-row>
        <table:table-row table:style-name="ro2">
          <table:covered-table-cell table:number-columns-repeated="6"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3617" calcext:value-type="string">
            <text:p>v3617</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35];[.AB34:.AB43])+2" office:value-type="float" office:value="8" calcext:value-type="float">
            <text:p>8</text:p>
          </table:table-cell>
          <table:table-cell table:style-name="ce81" table:formula="of:=RAND()" office:value-type="float" office:value="0.54328940319814" calcext:value-type="float">
            <text:p>0,54328940319814</text:p>
          </table:table-cell>
          <table:table-cell table:number-columns-repeated="995"/>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4" table:style-name="ce55"/>
          <table:covered-table-cell table:number-columns-repeated="3" table:style-name="ce38"/>
          <table:covered-table-cell table:style-name="ce55" office:value-type="string" calcext:value-type="string">
            <text:p>÷10, 100, 1000</text:p>
          </table:covered-table-cell>
          <table:covered-table-cell table:number-columns-repeated="3"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34]" office:value-type="string" office:string-value="AD" calcext:value-type="string">
            <text:p>AD</text:p>
          </table:table-cell>
          <table:table-cell table:style-name="ce29"/>
          <table:table-cell table:style-name="ce92" table:formula="of:=[.T35]" office:value-type="string" office:string-value="v3617" calcext:value-type="string">
            <text:p>v3617</text:p>
          </table:table-cell>
          <table:table-cell table:style-name="ce81"/>
          <table:table-cell table:formula="of:=RANK([.AB36];[.AB34:.AB43])+2" office:value-type="float" office:value="5" calcext:value-type="float">
            <text:p>5</text:p>
          </table:table-cell>
          <table:table-cell table:style-name="ce81" table:formula="of:=RAND()" office:value-type="float" office:value="0.687100810190215" calcext:value-type="float">
            <text:p>0,687100810190215</text:p>
          </table:table-cell>
          <table:table-cell/>
          <table:table-cell table:style-name="ce81" table:number-columns-repeated="3"/>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number-columns-repeated="988"/>
        </table:table-row>
        <table:table-row table:style-name="ro3">
          <table:table-cell table:style-name="ce50" office:value-type="string" calcext:value-type="string" table:number-columns-spanned="5" table:number-rows-spanned="1">
            <text:p>9x+4+9x</text:p>
          </table:table-cell>
          <table:covered-table-cell table:style-name="ce224"/>
          <table:covered-table-cell table:style-name="ce30"/>
          <table:covered-table-cell table:style-name="ce226"/>
          <table:covered-table-cell table:style-name="ce7"/>
          <table:table-cell table:style-name="ce7" office:value-type="string" calcext:value-type="string">
            <text:p>=</text:p>
          </table:table-cell>
          <table:table-cell table:style-name="ce46"/>
          <table:table-cell table:style-name="ce10"/>
          <table:table-cell table:style-name="ce4" table:formula="of:=ROUND(RAND()*CHOOSE(RANDBETWEEN(1;3);10;100;1000);RANDBETWEEN(1;3))" office:value-type="float" office:value="61.46" calcext:value-type="float">
            <text:p>61,46</text:p>
          </table:table-cell>
          <table:table-cell table:style-name="ce7" office:value-type="string" calcext:value-type="string">
            <text:p>×</text:p>
          </table:table-cell>
          <table:table-cell table:style-name="ce9" table:formula="of:=CHOOSE(INT(RAND()*3)+1;&quot;0,1&quot;;&quot;0,01&quot;;&quot;0,001&quot;)" office:value-type="string" office:string-value="0,001" calcext:value-type="string">
            <text:p>0,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37]&amp;&quot;x&quot;&amp;IF([.AH37]&lt;0;[.AH37];&quot;+&quot;&amp;[.AH37])&amp;&quot;=&quot;&amp;[.AI37]" office:value-type="string" office:string-value="5x+0=5" calcext:value-type="string" table:number-columns-spanned="2" table:number-rows-spanned="1">
            <text:p>5x+0=5</text:p>
          </table:table-cell>
          <table:covered-table-cell table:style-name="ce46"/>
          <table:table-cell table:style-name="ce10"/>
          <table:table-cell table:style-name="ce51" table:formula="of:=RANDBETWEEN(1;10)" office:value-type="float" office:value="2" calcext:value-type="float">
            <text:p>2</text:p>
          </table:table-cell>
          <table:table-cell table:style-name="ce150" office:value-type="string" calcext:value-type="string">
            <text:p>h</text:p>
          </table:table-cell>
          <table:table-cell table:style-name="ce40" table:formula="of:=6*RANDBETWEEN(1;9)" office:value-type="float" office:value="12" calcext:value-type="float">
            <text:p>12</text:p>
          </table:table-cell>
          <table:table-cell table:style-name="ce42" office:value-type="string" calcext:value-type="string">
            <text:p>min = <text:s text:c="8"/>h</text:p>
          </table:table-cell>
          <table:table-cell/>
          <table:table-cell table:style-name="ce156" table:formula="of:=([.AC37]+[.AE37])&amp;&quot;x+&quot;&amp;[.AD37]" office:value-type="string" office:string-value="15x+3" calcext:value-type="string">
            <text:p>15x+3</text:p>
          </table:table-cell>
          <table:table-cell table:style-name="ce135" table:formula="of:=[.I37]*[.K37]" office:value-type="float" office:value="0.06146" calcext:value-type="float">
            <text:p>0,06146</text:p>
          </table:table-cell>
          <table:table-cell table:style-name="ce27" table:formula="of:=([.AI37]-[.AH37])/[.AG37]" office:value-type="float" office:value="1" calcext:value-type="float">
            <text:p>1</text:p>
          </table:table-cell>
          <table:table-cell table:style-name="ce147" table:formula="of:=[.Q37]+[.S37]/60&amp;&quot; h&quot;" office:value-type="string" office:string-value="2,2 h" calcext:value-type="string">
            <text:p>2,2 h</text:p>
          </table:table-cell>
          <table:table-cell/>
          <table:table-cell table:formula="of:=RANK([.AB37];[.AB34:.AB43])+2" office:value-type="float" office:value="6" calcext:value-type="float">
            <text:p>6</text:p>
          </table:table-cell>
          <table:table-cell table:style-name="ce81" table:formula="of:=RAND()" office:value-type="float" office:value="0.637194915532477" calcext:value-type="float">
            <text:p>0,637194915532477</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75" table:formula="of:=RANDBETWEEN(-8;8)" office:value-type="float" office:value="5" calcext:value-type="float">
            <text:p>5</text:p>
          </table:table-cell>
          <table:table-cell table:style-name="ce175" table:formula="of:=RANDBETWEEN(-8;8)" office:value-type="float" office:value="0" calcext:value-type="float">
            <text:p>0</text:p>
          </table:table-cell>
          <table:table-cell table:style-name="ce175" table:formula="of:=[.AG37]*RANDBETWEEN(-5;5)+[.AH37]" office:value-type="float" office:value="5" calcext:value-type="float">
            <text:p>5</text:p>
          </table:table-cell>
          <table:table-cell table:number-columns-repeated="988"/>
        </table:table-row>
        <table:table-row table:style-name="ro3">
          <table:table-cell table:style-name="ce50" office:value-type="string" calcext:value-type="string" table:number-columns-spanned="5" table:number-rows-spanned="1">
            <text:p>5x²+5x+4x²+7</text:p>
          </table:table-cell>
          <table:covered-table-cell table:style-name="ce20"/>
          <table:covered-table-cell table:style-name="ce225"/>
          <table:covered-table-cell table:number-columns-repeated="2" table:style-name="ce137"/>
          <table:table-cell table:style-name="ce138" office:value-type="string" calcext:value-type="string">
            <text:p>=</text:p>
          </table:table-cell>
          <table:table-cell table:style-name="ce9"/>
          <table:table-cell table:style-name="ce10"/>
          <table:table-cell table:style-name="ce4" table:formula="of:=ROUND(RAND()*CHOOSE(RANDBETWEEN(1;3);10;100;1000);RANDBETWEEN(1;3))" office:value-type="float" office:value="316.71" calcext:value-type="float">
            <text:p>316,71</text:p>
          </table:table-cell>
          <table:table-cell table:style-name="ce7" office:value-type="string" calcext:value-type="string">
            <text:p>×</text:p>
          </table:table-cell>
          <table:table-cell table:style-name="ce9" table:formula="of:=CHOOSE(INT(RAND()*3)+1;&quot;0,1&quot;;&quot;0,01&quot;;&quot;0,001&quot;)" office:value-type="string" office:string-value="0,001" calcext:value-type="string">
            <text:p>0,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38]&amp;&quot;x&quot;&amp;IF([.AH38]&lt;0;[.AH38];&quot;+&quot;&amp;[.AH38])&amp;&quot;=&quot;&amp;[.AI38]" office:value-type="string" office:string-value="-3x-4=-1" calcext:value-type="string" table:number-columns-spanned="2" table:number-rows-spanned="1">
            <text:p>-3x-4=-1</text:p>
          </table:table-cell>
          <table:covered-table-cell table:style-name="ce9"/>
          <table:table-cell table:style-name="ce10"/>
          <table:table-cell table:style-name="ce51" table:formula="of:=RANDBETWEEN(1;10)" office:value-type="float" office:value="3" calcext:value-type="float">
            <text:p>3</text:p>
          </table:table-cell>
          <table:table-cell table:style-name="ce150" office:value-type="string" calcext:value-type="string">
            <text:p>h</text:p>
          </table:table-cell>
          <table:table-cell table:style-name="ce40" table:formula="of:=6*RANDBETWEEN(1;9)" office:value-type="float" office:value="30" calcext:value-type="float">
            <text:p>30</text:p>
          </table:table-cell>
          <table:table-cell table:style-name="ce42" office:value-type="string" calcext:value-type="string">
            <text:p>min = <text:s text:c="8"/>h</text:p>
          </table:table-cell>
          <table:table-cell/>
          <table:table-cell table:style-name="ce156" table:formula="of:=([.AC38]+[.AE38])&amp;&quot;x²+&quot;&amp;[.AD38]&amp;&quot;x+&quot;&amp;[.AF38]" office:value-type="string" office:string-value="11x²+2x+2" calcext:value-type="string">
            <text:p>11x²+2x+2</text:p>
          </table:table-cell>
          <table:table-cell table:style-name="ce135" table:formula="of:=[.I38]*[.K38]" office:value-type="float" office:value="0.31671" calcext:value-type="float">
            <text:p>0,31671</text:p>
          </table:table-cell>
          <table:table-cell table:style-name="ce27" table:formula="of:=([.AI38]-[.AH38])/[.AG38]" office:value-type="float" office:value="-1" calcext:value-type="float">
            <text:p>-1</text:p>
          </table:table-cell>
          <table:table-cell table:style-name="ce147" table:formula="of:=[.Q38]+[.S38]/60&amp;&quot; h&quot;" office:value-type="string" office:string-value="3,5 h" calcext:value-type="string">
            <text:p>3,5 h</text:p>
          </table:table-cell>
          <table:table-cell/>
          <table:table-cell table:formula="of:=RANK([.AB38];[.AB34:.AB43])+2" office:value-type="float" office:value="12" calcext:value-type="float">
            <text:p>12</text:p>
          </table:table-cell>
          <table:table-cell table:style-name="ce81" table:formula="of:=RAND()" office:value-type="float" office:value="0.0283438345976887" calcext:value-type="float">
            <text:p>0,028343834597689</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style-name="ce175" table:formula="of:=RANDBETWEEN(-8;8)" office:value-type="float" office:value="-3" calcext:value-type="float">
            <text:p>-3</text:p>
          </table:table-cell>
          <table:table-cell table:style-name="ce175" table:formula="of:=RANDBETWEEN(-8;8)" office:value-type="float" office:value="-4" calcext:value-type="float">
            <text:p>-4</text:p>
          </table:table-cell>
          <table:table-cell table:style-name="ce175" table:formula="of:=[.AG38]*RANDBETWEEN(-5;5)+[.AH38]" office:value-type="float" office:value="-1" calcext:value-type="float">
            <text:p>-1</text:p>
          </table:table-cell>
          <table:table-cell table:number-columns-repeated="988"/>
        </table:table-row>
        <table:table-row table:style-name="ro3">
          <table:table-cell table:style-name="ce4"/>
          <table:table-cell table:style-name="ce176" table:formula="of:=RANDBETWEEN(2;13)" office:value-type="float" office:value="8" calcext:value-type="float">
            <text:p>8</text:p>
          </table:table-cell>
          <table:table-cell table:style-name="ce113" table:formula="of:=RANDBETWEEN(1;10)*IF(ROUND(RAND());1;-1)" office:value-type="float" office:value="-1" calcext:value-type="float">
            <text:p>-1</text:p>
          </table:table-cell>
          <table:table-cell table:style-name="ce40" office:value-type="string" calcext:value-type="string">
            <text:p>×</text:p>
          </table:table-cell>
          <table:table-cell table:style-name="ce40" table:formula="of:=[.B39]" office:value-type="float" office:value="8" calcext:value-type="float">
            <text:p>8</text:p>
          </table:table-cell>
          <table:table-cell table:style-name="ce113" table:formula="of:=RANDBETWEEN(1;10)*IF(ROUND(RAND());1;-1)" office:value-type="float" office:value="4" calcext:value-type="float">
            <text:p>4</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AA39];&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AA39]&lt;5;&quot;m&quot;;IF(AND([.AA39]&gt;4;[.AA39]&lt;9);&quot;L&quot;;&quot;g&quot;))" office:value-type="string" office:string-value="m" calcext:value-type="string">
            <text:p>m</text:p>
          </table:table-cell>
          <table:table-cell table:style-name="ce4" table:formula="of:=([.AA39]+3)^2" office:value-type="float" office:value="36" calcext:value-type="float">
            <text:p>3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51" table:formula="of:=RANDBETWEEN(11;99)/10" office:value-type="float" office:value="5.9" calcext:value-type="float">
            <text:p>5,9</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39]&amp;&quot;^&quot;&amp;([.C39]+[.F39])" office:value-type="string" office:string-value="8^3" calcext:value-type="string">
            <text:p>8^3</text:p>
          </table:table-cell>
          <table:table-cell table:style-name="ce48" table:formula="of:=[.I39]*(CHOOSE([.AA39];0;0.01;0.001;1000;0.001;100;0.1;0.01;1000;0.1;0.001;10))&amp;&quot; &quot;&amp;[.L39]" office:value-type="string" office:string-value="0,01 m" calcext:value-type="string">
            <text:p>0,01 m</text:p>
          </table:table-cell>
          <table:table-cell table:style-name="ce57" table:formula="of:=[.AA39]+3" office:value-type="float" office:value="6" calcext:value-type="float">
            <text:p>6</text:p>
          </table:table-cell>
          <table:table-cell table:style-name="ce147" table:formula="of:=INT([.Q39])&amp;&quot;h &quot;&amp;INT(([.Q39]-INT([.Q39]))*60)&amp;&quot;min&quot;" office:value-type="string" office:string-value="5h 54min" calcext:value-type="string">
            <text:p>5h 54min</text:p>
          </table:table-cell>
          <table:table-cell/>
          <table:table-cell table:formula="of:=RANK([.AB39];[.AB34:.AB43])+2" office:value-type="float" office:value="3" calcext:value-type="float">
            <text:p>3</text:p>
          </table:table-cell>
          <table:table-cell table:style-name="ce81" table:formula="of:=RAND()" office:value-type="float" office:value="0.960825566200301" calcext:value-type="float">
            <text:p>0,960825566200301</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style-name="ce175" table:formula="of:=RANDBETWEEN(-8;8)" office:value-type="float" office:value="2" calcext:value-type="float">
            <text:p>2</text:p>
          </table:table-cell>
          <table:table-cell table:style-name="ce175" table:formula="of:=RANDBETWEEN(-8;8)" office:value-type="float" office:value="-6" calcext:value-type="float">
            <text:p>-6</text:p>
          </table:table-cell>
          <table:table-cell table:style-name="ce175" table:formula="of:=[.AG39]*RANDBETWEEN(-5;5)+[.AH39]" office:value-type="float" office:value="4" calcext:value-type="float">
            <text:p>4</text:p>
          </table:table-cell>
          <table:table-cell table:number-columns-repeated="988"/>
        </table:table-row>
        <table:table-row table:style-name="ro3">
          <table:table-cell table:style-name="ce4"/>
          <table:table-cell table:style-name="ce176" table:formula="of:=RANDBETWEEN(2;13)" office:value-type="float" office:value="8" calcext:value-type="float">
            <text:p>8</text:p>
          </table:table-cell>
          <table:table-cell table:style-name="ce113" table:formula="of:=RANDBETWEEN(1;10)*IF(ROUND(RAND());1;-1)" office:value-type="float" office:value="-7" calcext:value-type="float">
            <text:p>-7</text:p>
          </table:table-cell>
          <table:table-cell table:style-name="ce40" office:value-type="string" calcext:value-type="string">
            <text:p>×</text:p>
          </table:table-cell>
          <table:table-cell table:style-name="ce40" table:formula="of:=[.B40]" office:value-type="float" office:value="8" calcext:value-type="float">
            <text:p>8</text:p>
          </table:table-cell>
          <table:table-cell table:style-name="ce113" table:formula="of:=RANDBETWEEN(1;10)*IF(ROUND(RAND());1;-1)" office:value-type="float" office:value="-6" calcext:value-type="float">
            <text:p>-6</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59.85" calcext:value-type="float">
            <text:p>59,85</text:p>
          </table:table-cell>
          <table:table-cell table:style-name="ce40" table:formula="of:=CHOOSE([.AA40];&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AA40]&lt;5;&quot;m&quot;;IF(AND([.AA40]&gt;4;[.AA40]&lt;9);&quot;L&quot;;&quot;g&quot;))" office:value-type="string" office:string-value="m" calcext:value-type="string">
            <text:p>m</text:p>
          </table:table-cell>
          <table:table-cell table:style-name="ce4" table:formula="of:=([.AA40]+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51" table:formula="of:=RANDBETWEEN(11;99)/10" office:value-type="float" office:value="4.8" calcext:value-type="float">
            <text:p>4,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40]&amp;&quot;^&quot;&amp;([.C40]+[.F40])" office:value-type="string" office:string-value="8^-13" calcext:value-type="string">
            <text:p>8^-13</text:p>
          </table:table-cell>
          <table:table-cell table:style-name="ce48" table:formula="of:=[.I40]*(CHOOSE([.AA40];0;0.01;0.001;1000;0.001;100;0.1;0.01;1000;0.1;0.001;10))&amp;&quot; &quot;&amp;[.L40]" office:value-type="string" office:string-value="59850 m" calcext:value-type="string">
            <text:p>59850 m</text:p>
          </table:table-cell>
          <table:table-cell table:style-name="ce57" table:formula="of:=[.AA40]+3" office:value-type="float" office:value="7" calcext:value-type="float">
            <text:p>7</text:p>
          </table:table-cell>
          <table:table-cell table:style-name="ce147" table:formula="of:=INT([.Q40])&amp;&quot;h &quot;&amp;INT(([.Q40]-INT([.Q40]))*60)&amp;&quot;min&quot;" office:value-type="string" office:string-value="4h 48min" calcext:value-type="string">
            <text:p>4h 48min</text:p>
          </table:table-cell>
          <table:table-cell/>
          <table:table-cell table:formula="of:=RANK([.AB40];[.AB34:.AB43])+2" office:value-type="float" office:value="4" calcext:value-type="float">
            <text:p>4</text:p>
          </table:table-cell>
          <table:table-cell table:style-name="ce81" table:formula="of:=RAND()" office:value-type="float" office:value="0.909737137046925" calcext:value-type="float">
            <text:p>0,909737137046925</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style-name="ce175" table:formula="of:=RANDBETWEEN(-8;8)" office:value-type="float" office:value="0" calcext:value-type="float">
            <text:p>0</text:p>
          </table:table-cell>
          <table:table-cell table:style-name="ce175" table:formula="of:=RANDBETWEEN(-8;8)" office:value-type="float" office:value="4" calcext:value-type="float">
            <text:p>4</text:p>
          </table:table-cell>
          <table:table-cell table:style-name="ce175" table:formula="of:=[.AG40]*RANDBETWEEN(-5;5)+[.AH40]" office:value-type="float" office:value="4" calcext:value-type="float">
            <text:p>4</text:p>
          </table:table-cell>
          <table:table-cell table:number-columns-repeated="988"/>
        </table:table-row>
        <table:table-row table:style-name="ro3">
          <table:table-cell table:style-name="ce4"/>
          <table:table-cell table:style-name="ce176" table:formula="of:=RANDBETWEEN(2;13)" office:value-type="float" office:value="3" calcext:value-type="float">
            <text:p>3</text:p>
          </table:table-cell>
          <table:table-cell table:style-name="ce113" table:formula="of:=RANDBETWEEN(1;10)*IF(ROUND(RAND());1;-1)" office:value-type="float" office:value="7" calcext:value-type="float">
            <text:p>7</text:p>
          </table:table-cell>
          <table:table-cell table:style-name="ce40" office:value-type="string" calcext:value-type="string">
            <text:p>÷</text:p>
          </table:table-cell>
          <table:table-cell table:style-name="ce40" table:formula="of:=[.B41]" office:value-type="float" office:value="3" calcext:value-type="float">
            <text:p>3</text:p>
          </table:table-cell>
          <table:table-cell table:style-name="ce113" table:formula="of:=RANDBETWEEN(1;10)*IF(ROUND(RAND());1;-1)" office:value-type="float" office:value="-7" calcext:value-type="float">
            <text:p>-7</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34.58" calcext:value-type="float">
            <text:p>34,58</text:p>
          </table:table-cell>
          <table:table-cell table:style-name="ce40" table:formula="of:=CHOOSE([.AA41];&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AA41]&lt;5;&quot;m&quot;;IF(AND([.AA41]&gt;4;[.AA41]&lt;9);&quot;L&quot;;&quot;g&quot;))" office:value-type="string" office:string-value="L" calcext:value-type="string">
            <text:p>L</text:p>
          </table:table-cell>
          <table:table-cell table:style-name="ce4" table:formula="of:=ROUND(RAND()*CHOOSE(RANDBETWEEN(1;3);10;100;1000);RANDBETWEEN(1;3))" office:value-type="float" office:value="59.08" calcext:value-type="float">
            <text:p>59,08</text:p>
          </table:table-cell>
          <table:table-cell table:style-name="ce7" office:value-type="string" calcext:value-type="string">
            <text:p>÷</text:p>
          </table:table-cell>
          <table:table-cell table:style-name="ce227" table:formula="of:=CHOOSE(INT(RAND()*3)+1;&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OUND(RAND()*CHOOSE(RANDBETWEEN(1;3);10;100;1000);RANDBETWEEN(1;3))" office:value-type="float" office:value="924.6" calcext:value-type="float">
            <text:p>924,6</text:p>
          </table:table-cell>
          <table:table-cell table:style-name="ce7" office:value-type="string" calcext:value-type="string">
            <text:p>÷</text:p>
          </table:table-cell>
          <table:table-cell table:style-name="ce227"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table-cell table:style-name="ce135" table:formula="of:=[.B41]&amp;&quot;^&quot;&amp;([.C41]-[.F41])" office:value-type="string" office:string-value="3^14" calcext:value-type="string">
            <text:p>3^14</text:p>
          </table:table-cell>
          <table:table-cell table:style-name="ce48" table:formula="of:=[.I41]*(CHOOSE([.AA41];0;0.01;0.001;1000;0.001;100;0.1;0.01;1000;0.1;0.001;10))&amp;&quot; &quot;&amp;[.L41]" office:value-type="string" office:string-value="3,458 L" calcext:value-type="string">
            <text:p>3,458 L</text:p>
          </table:table-cell>
          <table:table-cell table:style-name="ce57" table:formula="of:=[.M41]/[.O41]" office:value-type="float" office:value="5908" calcext:value-type="float">
            <text:p>5908</text:p>
          </table:table-cell>
          <table:table-cell table:style-name="ce228" table:formula="of:=[.Q41]/[.S41]" office:value-type="float" office:value="9246" calcext:value-type="float">
            <text:p>9246</text:p>
          </table:table-cell>
          <table:table-cell/>
          <table:table-cell table:formula="of:=RANK([.AB41];[.AB34:.AB43])+2" office:value-type="float" office:value="7" calcext:value-type="float">
            <text:p>7</text:p>
          </table:table-cell>
          <table:table-cell table:style-name="ce81" table:formula="of:=RAND()" office:value-type="float" office:value="0.630109776527305" calcext:value-type="float">
            <text:p>0,630109776527305</text:p>
          </table:table-cell>
          <table:table-cell table:style-name="ce15" table:formula="of:=RANDBETWEEN(2;9)" office:value-type="float" office:value="2" calcext:value-type="float">
            <text:p>2</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style-name="ce175" table:formula="of:=RANDBETWEEN(-8;8)" office:value-type="float" office:value="7" calcext:value-type="float">
            <text:p>7</text:p>
          </table:table-cell>
          <table:table-cell table:style-name="ce175" table:formula="of:=RANDBETWEEN(-8;8)" office:value-type="float" office:value="-2" calcext:value-type="float">
            <text:p>-2</text:p>
          </table:table-cell>
          <table:table-cell table:style-name="ce175" table:formula="of:=[.AG41]*RANDBETWEEN(-5;5)+[.AH41]" office:value-type="float" office:value="26" calcext:value-type="float">
            <text:p>26</text:p>
          </table:table-cell>
          <table:table-cell table:number-columns-repeated="988"/>
        </table:table-row>
        <table:table-row table:style-name="ro3">
          <table:table-cell table:style-name="ce19" office:value-type="string" calcext:value-type="string" table:number-columns-spanned="8" table:number-rows-spanned="1">
            <text:p>😕 <text:s text:c="3"/>😃 <text:s text:c="3"/>😎</text:p>
          </table:table-cell>
          <table:covered-table-cell table:number-columns-repeated="4" table:style-name="ce19"/>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42];[.AB34:.AB43])+2" office:value-type="float" office:value="10" calcext:value-type="float">
            <text:p>10</text:p>
          </table:table-cell>
          <table:table-cell table:style-name="ce81" table:formula="of:=RAND()" office:value-type="float" office:value="0.278961348742063" calcext:value-type="float">
            <text:p>0,278961348742063</text:p>
          </table:table-cell>
          <table:table-cell table:number-columns-repeated="995"/>
        </table:table-row>
        <table:table-row table:style-name="ro4">
          <table:table-cell table:number-columns-repeated="26"/>
          <table:table-cell table:formula="of:=RANK([.AB43];[.AB34:.AB43])+2" office:value-type="float" office:value="9" calcext:value-type="float">
            <text:p>9</text:p>
          </table:table-cell>
          <table:table-cell table:style-name="ce81" table:formula="of:=RAND()" office:value-type="float" office:value="0.342573978322287" calcext:value-type="float">
            <text:p>0,342573978322287</text:p>
          </table:table-cell>
          <table:table-cell table:number-columns-repeated="995"/>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6">
          <table:table-cell table:number-columns-repeated="1023"/>
        </table:table-row>
        <table:table-row table:style-name="ro3">
          <table:table-cell table:number-columns-repeated="1023"/>
        </table:table-row>
      </table:table>
      <table:table table:name="3e DAN" table:style-name="ta8" table:print-ranges="'3e DAN'.A1:'3e DAN'.T55 '3e DAN'.V1:'3e DAN'.Y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3" form:id="control1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3?language=Basic&amp;location=document" xlink:type="simple"/>
              </office:event-listeners>
            </form:button>
          </form:form>
        </office:forms>
        <table:shapes>
          <draw:control draw:z-index="0" draw:style-name="gr10" draw:text-style-name="P2" svg:width="1.651cm" svg:height="0.774cm" svg:x="55.78cm" svg:y="0.498cm" draw:control="control13"/>
        </table:shapes>
        <table:table-column table:style-name="co74"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72" table:default-cell-style-name="Default"/>
        <table:table-column table:style-name="co16" table:default-cell-style-name="Default"/>
        <table:table-column table:style-name="co26" table:default-cell-style-name="Default"/>
        <table:table-column table:style-name="co133" table:default-cell-style-name="Default"/>
        <table:table-column table:style-name="co173" table:default-cell-style-name="Default"/>
        <table:table-column table:style-name="co74" table:default-cell-style-name="Default"/>
        <table:table-column table:style-name="co96" table:default-cell-style-name="Default"/>
        <table:table-column table:style-name="co15" table:default-cell-style-name="Default"/>
        <table:table-column table:style-name="co77" table:default-cell-style-name="Default"/>
        <table:table-column table:style-name="co174" table:default-cell-style-name="Default"/>
        <table:table-column table:style-name="co175" table:default-cell-style-name="Default"/>
        <table:table-column table:style-name="co118" table:default-cell-style-name="Default"/>
        <table:table-column table:style-name="co121" table:default-cell-style-name="Default"/>
        <table:table-column table:style-name="co119" table:default-cell-style-name="Default"/>
        <table:table-column table:style-name="co4" table:default-cell-style-name="Default"/>
        <table:table-column table:style-name="co176" table:default-cell-style-name="Default"/>
        <table:table-column table:style-name="co144" table:default-cell-style-name="Default"/>
        <table:table-column table:style-name="co177" table:default-cell-style-name="Default"/>
        <table:table-column table:style-name="co178" table:default-cell-style-name="Default"/>
        <table:table-column table:style-name="co4" table:default-cell-style-name="Default"/>
        <table:table-column table:style-name="co21" table:default-cell-style-name="Default"/>
        <table:table-column table:style-name="co168" table:default-cell-style-name="Default"/>
        <table:table-column table:style-name="co179" table:number-columns-repeated="4" table:default-cell-style-name="Default"/>
        <table:table-column table:style-name="co180" table:default-cell-style-name="Default"/>
        <table:table-column table:style-name="co4" table:number-columns-repeated="991" table:default-cell-style-name="Default"/>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9"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AB1];[.AB1:.AB10])+2" office:value-type="float" office:value="7" calcext:value-type="float">
            <text:p>7</text:p>
          </table:table-cell>
          <table:table-cell table:style-name="ce81" table:formula="of:=RAND()" office:value-type="float" office:value="0.338527848082823" calcext:value-type="float">
            <text:p>0,338527848082823</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5"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1929" calcext:value-type="string">
            <text:p>v1929</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AB2];[.AB1:.AB10])+2" office:value-type="float" office:value="11" calcext:value-type="float">
            <text:p>11</text:p>
          </table:table-cell>
          <table:table-cell table:style-name="ce81" table:formula="of:=RAND()" office:value-type="float" office:value="0.171143556151953" calcext:value-type="float">
            <text:p>0,171143556151953</text:p>
          </table:table-cell>
          <table:table-cell table:number-columns-repeated="996"/>
        </table:table-row>
        <table:table-row table:style-name="ro1">
          <table:table-cell table:style-name="ce55" office:value-type="string" calcext:value-type="string" table:number-columns-spanned="20" table:number-rows-spanned="1">
            <text:p>Mélange de calculs issus de toutes les ceintures</text:p>
          </table:table-cell>
          <table:covered-table-cell table:number-columns-repeated="3" table:style-name="ce38"/>
          <table:covered-table-cell table:style-name="ce55"/>
          <table:covered-table-cell table:number-columns-repeated="3" table:style-name="ce38"/>
          <table:covered-table-cell table:style-name="ce55"/>
          <table:covered-table-cell table:number-columns-repeated="7" table:style-name="ce38"/>
          <table:covered-table-cell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1]" office:value-type="string" office:string-value="AA" calcext:value-type="string">
            <text:p>AA</text:p>
          </table:table-cell>
          <table:table-cell table:style-name="ce29"/>
          <table:table-cell table:style-name="ce92" table:formula="of:=[.T2]" office:value-type="string" office:string-value="v1929" calcext:value-type="string">
            <text:p>v1929</text:p>
          </table:table-cell>
          <table:table-cell table:style-name="ce81"/>
          <table:table-cell table:formula="of:=RANK([.AB3];[.AB1:.AB10])+2" office:value-type="float" office:value="8" calcext:value-type="float">
            <text:p>8</text:p>
          </table:table-cell>
          <table:table-cell table:style-name="ce81" table:formula="of:=RAND()" office:value-type="float" office:value="0.321741276041142" calcext:value-type="float">
            <text:p>0,321741276041142</text:p>
          </table:table-cell>
          <table:table-cell/>
          <table:table-cell table:style-name="ce81" table:number-columns-repeated="995"/>
        </table:table-row>
        <table:table-row table:style-name="ro3">
          <table:table-cell table:style-name="ce4" table:formula="of:=RANDBETWEEN(11;30)" office:value-type="float" office:value="14" calcext:value-type="float">
            <text:p>14</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158" table:formula="of:=CHOOSE([.AA4];&quot;&quot;;&quot;nano&quot;;&quot;micro&quot;;&quot;milli&quot;;&quot;centi&quot;;&quot;déci&quot;;&quot;déca&quot;;&quot;hecto&quot;;&quot;kilo&quot;;&quot;méga&quot;;&quot;giga&quot;;&quot;téra&quot;)" office:value-type="string" office:string-value="kilo" calcext:value-type="string">
            <text:p>kilo</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10" office:value-type="string" calcext:value-type="string">
            <text:p>=</text:p>
          </table:table-cell>
          <table:table-cell table:style-name="ce112" table:formula="of:=[.AA4]&amp;&quot;x(&quot;&amp;[.AD4]&amp;&quot;x+&quot;&amp;[.AE4]&amp;&quot;)&quot;" office:value-type="string" office:string-value="9x(4x+9)" calcext:value-type="string">
            <text:p>9x(4x+9)</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4];[.C4])&amp;&quot;  R=&quot;&amp;MOD([.A4];[.C4])" office:value-type="string" office:string-value="Q=1  R=6" calcext:value-type="string">
            <text:p>Q=1 <text:s/>R=6</text:p>
          </table:table-cell>
          <table:table-cell table:style-name="ce27" table:formula="of:=CHOOSE([.AA4];&quot;&quot;;&quot;10^-9&quot;;&quot;10^-6&quot;;&quot;10^-3&quot;;&quot;10^-2&quot;;&quot;10^-1&quot;;&quot;10^1&quot;;&quot;10^2&quot;;&quot;10^3&quot;;&quot;10^6&quot;;&quot;10^9&quot;;&quot;10^12&quot;)" office:value-type="string" office:string-value="10^3" calcext:value-type="string">
            <text:p>10^3</text:p>
          </table:table-cell>
          <table:table-cell table:style-name="ce27" table:formula="of:=[.I4]+IF([.J4]=&quot;+&quot;;[.K4];-[.K4])+IF([.L4]=&quot;+&quot;;[.M4];-[.M4])+IF([.N4]=&quot;+&quot;;[.O4];-[.O4])" office:value-type="float" office:value="27" calcext:value-type="float">
            <text:p>27</text:p>
          </table:table-cell>
          <table:table-cell table:style-name="ce147" table:formula="of:=[.AA4]*[.AD4]&amp;&quot;x²+&quot;&amp;[.AA4]*[.AE4]&amp;&quot;x&quot;" office:value-type="string" office:string-value="36x²+81x" calcext:value-type="string">
            <text:p>36x²+81x</text:p>
          </table:table-cell>
          <table:table-cell/>
          <table:table-cell table:formula="of:=RANK([.AB4];[.AB1:.AB10])+2" office:value-type="float" office:value="9" calcext:value-type="float">
            <text:p>9</text:p>
          </table:table-cell>
          <table:table-cell table:style-name="ce81" table:formula="of:=RAND()" office:value-type="float" office:value="0.223347957434147" calcext:value-type="float">
            <text:p>0,223347957434147</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formula="of:=RANDBETWEEN(2;200)" office:value-type="float" office:value="12" calcext:value-type="float">
            <text:p>12</text:p>
          </table:table-cell>
          <table:table-cell table:number-columns-repeated="991"/>
        </table:table-row>
        <table:table-row table:style-name="ro3">
          <table:table-cell table:style-name="ce4" table:formula="of:=RANDBETWEEN(11;30)" office:value-type="float" office:value="21" calcext:value-type="float">
            <text:p>21</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158" table:formula="of:=CHOOSE([.AA5];&quot;&quot;;&quot;nano&quot;;&quot;micro&quot;;&quot;milli&quot;;&quot;centi&quot;;&quot;déci&quot;;&quot;déca&quot;;&quot;hecto&quot;;&quot;kilo&quot;;&quot;méga&quot;;&quot;giga&quot;;&quot;téra&quot;)" office:value-type="string" office:string-value="téra" calcext:value-type="string">
            <text:p>téra</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10" office:value-type="string" calcext:value-type="string">
            <text:p>=</text:p>
          </table:table-cell>
          <table:table-cell table:style-name="ce112" table:formula="of:=[.AA5]&amp;&quot;x(&quot;&amp;[.AD5]&amp;&quot;x+&quot;&amp;[.AE5]&amp;&quot;)&quot;" office:value-type="string" office:string-value="12x(2x+8)" calcext:value-type="string">
            <text:p>12x(2x+8)</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5];[.C5])&amp;&quot;  R=&quot;&amp;MOD([.A5];[.C5])" office:value-type="string" office:string-value="Q=10  R=1" calcext:value-type="string">
            <text:p>Q=10 <text:s/>R=1</text:p>
          </table:table-cell>
          <table:table-cell table:style-name="ce27" table:formula="of:=CHOOSE([.AA5];&quot;&quot;;&quot;10^-9&quot;;&quot;10^-6&quot;;&quot;10^-3&quot;;&quot;10^-2&quot;;&quot;10^-1&quot;;&quot;10^1&quot;;&quot;10^2&quot;;&quot;10^3&quot;;&quot;10^6&quot;;&quot;10^9&quot;;&quot;10^12&quot;)" office:value-type="string" office:string-value="10^12" calcext:value-type="string">
            <text:p>10^12</text:p>
          </table:table-cell>
          <table:table-cell table:style-name="ce27" table:formula="of:=[.I5]+IF([.J5]=&quot;+&quot;;[.K5];-[.K5])+IF([.L5]=&quot;+&quot;;[.M5];-[.M5])+IF([.N5]=&quot;+&quot;;[.O5];-[.O5])" office:value-type="float" office:value="22" calcext:value-type="float">
            <text:p>22</text:p>
          </table:table-cell>
          <table:table-cell table:style-name="ce147" table:formula="of:=[.AA5]*[.AD5]&amp;&quot;x²+&quot;&amp;[.AA5]*[.AE5]&amp;&quot;x&quot;" office:value-type="string" office:string-value="24x²+96x" calcext:value-type="string">
            <text:p>24x²+96x</text:p>
          </table:table-cell>
          <table:table-cell/>
          <table:table-cell table:formula="of:=RANK([.AB5];[.AB1:.AB10])+2" office:value-type="float" office:value="12" calcext:value-type="float">
            <text:p>12</text:p>
          </table:table-cell>
          <table:table-cell table:style-name="ce81" table:formula="of:=RAND()" office:value-type="float" office:value="0.102123927754363" calcext:value-type="float">
            <text:p>0,102123927754363</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style-name="ce15" table:formula="of:=RANDBETWEEN(2;9)" office:value-type="float" office:value="6" calcext:value-type="float">
            <text:p>6</text:p>
          </table:table-cell>
          <table:table-cell table:formula="of:=RANDBETWEEN(2;200)" office:value-type="float" office:value="175" calcext:value-type="float">
            <text:p>175</text:p>
          </table:table-cell>
          <table:table-cell table:number-columns-repeated="991"/>
        </table:table-row>
        <table:table-row table:style-name="ro3">
          <table:table-cell table:style-name="ce51" table:formula="of:=ROUNDUP(RAND()*1000/CHOOSE(RANDBETWEEN(1;4);1;10;100;1000);RANDBETWEEN(-2;2))" office:value-type="float" office:value="5.79" calcext:value-type="float">
            <text:p>5,79</text:p>
          </table:table-cell>
          <table:table-cell table:style-name="ce40" table:formula="of:=CHOOSE([.AA6];&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quot;-&quot;&amp;[.AC6]&amp;&quot;x - &quot;&amp;[.AD6]" office:value-type="string" office:string-value="-9x - 4" calcext:value-type="string">
            <text:p>-9x - 4</text:p>
          </table:table-cell>
          <table:table-cell table:style-name="ce137" office:value-type="string" calcext:value-type="string">
            <text:p>pour x =</text:p>
          </table:table-cell>
          <table:table-cell table:style-name="ce138" table:formula="of:=RANDBETWEEN(0;9)" office:value-type="float" office:value="3" calcext:value-type="float">
            <text:p>3</text:p>
          </table:table-cell>
          <table:table-cell table:style-name="ce56" office:value-type="string" calcext:value-type="string">
            <text:p>:</text:p>
          </table:table-cell>
          <table:table-cell table:style-name="ce50" office:value-type="string" calcext:value-type="string">
            <text:p>Â =</text:p>
          </table:table-cell>
          <table:table-cell table:style-name="ce182" table:formula="of:=RANDBETWEEN(5;160)" office:value-type="float" office:value="121" calcext:value-type="float">
            <text:p>121°</text:p>
          </table:table-cell>
          <table:table-cell table:style-name="ce47" office:value-type="string" calcext:value-type="string">
            <text:p>Ê =</text:p>
          </table:table-cell>
          <table:table-cell table:style-name="ce182" table:formula="of:=RANDBETWEEN(5;175-[.J6])" office:value-type="float" office:value="10" calcext:value-type="float">
            <text:p>10°</text:p>
          </table:table-cell>
          <table:table-cell table:style-name="ce9" office:value-type="string" calcext:value-type="string">
            <text:p>Û =</text:p>
          </table:table-cell>
          <table:table-cell table:style-name="ce9" table:number-columns-repeated="2"/>
          <table:table-cell table:style-name="ce10"/>
          <table:table-cell table:style-name="ce50" table:formula="of:=&quot;(x+&quot;&amp;[.AD6]&amp;&quot;)(x-&quot;&amp;[.AF6]&amp;&quot;)&quot;" office:value-type="string" office:string-value="(x+4)(x-7)" calcext:value-type="string">
            <text:p>(x+4)(x-7)</text:p>
          </table:table-cell>
          <table:table-cell table:style-name="ce7" office:value-type="string" calcext:value-type="string">
            <text:p>=</text:p>
          </table:table-cell>
          <table:table-cell table:style-name="ce9"/>
          <table:table-cell table:style-name="ce172"/>
          <table:table-cell/>
          <table:table-cell table:style-name="ce48" table:formula="of:=[.A6]*CHOOSE([.AA6];0;0.01;0.0001;0.000001;1000000;10000;100;0.000001;0.0001;0.01;100;10000;1000000)&amp;&quot; &quot;&amp;[.D6]" office:value-type="string" office:string-value="0,000579 m²" calcext:value-type="string">
            <text:p>0,000579 m²</text:p>
          </table:table-cell>
          <table:table-cell table:style-name="ce48" table:formula="of:=-[.AC6]*[.G6]-[.AD6]" office:value-type="float" office:value="-31" calcext:value-type="float">
            <text:p>-31</text:p>
          </table:table-cell>
          <table:table-cell table:style-name="ce230" table:formula="of:=180-([.J6]+[.L6])" office:value-type="float" office:value="49" calcext:value-type="float">
            <text:p>49°</text:p>
          </table:table-cell>
          <table:table-cell table:style-name="ce202" table:formula="of:=&quot;x²&quot;&amp;IF([.AD6]-[.AF6]&gt;0;&quot;+&quot;&amp;([.AD6]-[.AF6])&amp;&quot;x&quot;;IF([.AF6]=[.AD6];&quot;&quot;;([.AD6]-[.AF6])&amp;&quot;x&quot;))&amp;&quot;-&quot;&amp;([.AF6]*[.AD6])" office:value-type="string" office:string-value="x²-3x-28" calcext:value-type="string">
            <text:p>x²-3x-28</text:p>
          </table:table-cell>
          <table:table-cell/>
          <table:table-cell table:formula="of:=RANK([.AB6];[.AB1:.AB10])+2" office:value-type="float" office:value="3" calcext:value-type="float">
            <text:p>3</text:p>
          </table:table-cell>
          <table:table-cell table:style-name="ce81" table:formula="of:=RAND()" office:value-type="float" office:value="0.930155089608469" calcext:value-type="float">
            <text:p>0,930155089608469</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style-name="ce15" table:formula="of:=RANDBETWEEN(2;9)" office:value-type="float" office:value="7" calcext:value-type="float">
            <text:p>7</text:p>
          </table:table-cell>
          <table:table-cell table:number-columns-repeated="992"/>
        </table:table-row>
        <table:table-row table:style-name="ro3">
          <table:table-cell table:style-name="ce51" table:formula="of:=ROUNDUP(RAND()*1000/CHOOSE(RANDBETWEEN(1;4);1;10;100;1000);RANDBETWEEN(-2;2))" office:value-type="float" office:value="10" calcext:value-type="float">
            <text:p>10</text:p>
          </table:table-cell>
          <table:table-cell table:style-name="ce40" table:formula="of:=CHOOSE([.AA7];&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AC7]&amp;&quot;x² - &quot;&amp;[.AD7]&amp;&quot;x + &quot;&amp;[.AE7]" office:value-type="string" office:string-value="6x² - 5x + 4" calcext:value-type="string">
            <text:p>6x² - 5x + 4</text:p>
          </table:table-cell>
          <table:table-cell table:style-name="ce137" office:value-type="string" calcext:value-type="string">
            <text:p>pour x =</text:p>
          </table:table-cell>
          <table:table-cell table:style-name="ce138" table:formula="of:=-RANDBETWEEN(0;5)" office:value-type="float" office:value="-1" calcext:value-type="float">
            <text:p>-1</text:p>
          </table:table-cell>
          <table:table-cell table:style-name="ce56" office:value-type="string" calcext:value-type="string">
            <text:p>:</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68" calcext:value-type="float">
            <text:p>68</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7]&amp;&quot;x+&quot;&amp;[.AD7]&amp;&quot;)(x+&quot;&amp;[.AF7]&amp;&quot;)&quot;" office:value-type="string" office:string-value="(6x+5)(x+6)" calcext:value-type="string">
            <text:p>(6x+5)(x+6)</text:p>
          </table:table-cell>
          <table:table-cell table:style-name="ce7" office:value-type="string" calcext:value-type="string">
            <text:p>=</text:p>
          </table:table-cell>
          <table:table-cell table:style-name="ce9"/>
          <table:table-cell table:style-name="ce172"/>
          <table:table-cell/>
          <table:table-cell table:style-name="ce48" table:formula="of:=[.A7]*CHOOSE([.AA7];0;0.01;0.0001;0.000001;1000000;10000;100;0.000001;0.0001;0.01;100;10000;1000000)&amp;&quot; &quot;&amp;[.D7]" office:value-type="string" office:string-value="100000 m²" calcext:value-type="string">
            <text:p>100000 m²</text:p>
          </table:table-cell>
          <table:table-cell table:style-name="ce48" table:formula="of:=[.AC7]*[.G7]*[.G7]-[.AD7]*[.G7]+[.AE7]" office:value-type="float" office:value="15" calcext:value-type="float">
            <text:p>15</text:p>
          </table:table-cell>
          <table:table-cell table:style-name="ce57" table:formula="of:=[.I7]*[.K7]" office:value-type="float" office:value="17" calcext:value-type="float">
            <text:p>17</text:p>
          </table:table-cell>
          <table:table-cell table:style-name="ce202" table:formula="of:=[.AC7]&amp;&quot;x²+&quot;&amp;([.AD7]+[.AC7]*[.AF7])&amp;&quot;x+&quot;&amp;([.AD7]*[.AF7])" office:value-type="string" office:string-value="6x²+41x+30" calcext:value-type="string">
            <text:p>6x²+41x+30</text:p>
          </table:table-cell>
          <table:table-cell/>
          <table:table-cell table:formula="of:=RANK([.AB7];[.AB1:.AB10])+2" office:value-type="float" office:value="6" calcext:value-type="float">
            <text:p>6</text:p>
          </table:table-cell>
          <table:table-cell table:style-name="ce81" table:formula="of:=RAND()" office:value-type="float" office:value="0.367798628821145" calcext:value-type="float">
            <text:p>0,367798628821145</text:p>
          </table:table-cell>
          <table:table-cell table:style-name="ce15" table:formula="of:=RANDBETWEEN(2;9)" office:value-type="float" office:value="6" calcext:value-type="float">
            <text:p>6</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number-columns-repeated="992"/>
        </table:table-row>
        <table:table-row table:style-name="ro3">
          <table:table-cell table:style-name="ce51" table:formula="of:=ROUNDUP(RAND()*1000/CHOOSE(RANDBETWEEN(1;4);1;10;100;1000);RANDBETWEEN(-2;2))" office:value-type="float" office:value="8.8" calcext:value-type="float">
            <text:p>8,8</text:p>
          </table:table-cell>
          <table:table-cell table:style-name="ce40" table:formula="of:=CHOOSE([.AA8];&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51" table:formula="of:=ROUNDUP(RAND()*1000/CHOOSE(RANDBETWEEN(1;4);1;10;100;1000);RANDBETWEEN(-2;2))" office:value-type="float" office:value="70" calcext:value-type="float">
            <text:p>70</text:p>
          </table:table-cell>
          <table:table-cell table:style-name="ce40" table:formula="of:=CHOOSE([.AA7];&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44" calcext:value-type="float">
            <text:p>44</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8]&amp;&quot;x-&quot;&amp;[.AD8]&amp;&quot;)(&quot;&amp;[.AE8]&amp;&quot;x-&quot;&amp;[.AF8]&amp;&quot;)&quot;" office:value-type="string" office:string-value="(9x-6)(3x-3)" calcext:value-type="string">
            <text:p>(9x-6)(3x-3)</text:p>
          </table:table-cell>
          <table:table-cell table:style-name="ce7" office:value-type="string" calcext:value-type="string">
            <text:p>=</text:p>
          </table:table-cell>
          <table:table-cell table:style-name="ce9"/>
          <table:table-cell table:style-name="ce172"/>
          <table:table-cell/>
          <table:table-cell table:style-name="ce156" table:formula="of:=[.A8]*CHOOSE([.AA8];0;0.000000001;0.000001;0.001;1000000000;1000000;1000;0.1;0.01;0.001;0.0001;0.00001;0.000001)&amp;&quot; &quot;&amp;[.D8]" office:value-type="string" office:string-value="0,0088 m³" calcext:value-type="string">
            <text:p>0,0088 m³</text:p>
          </table:table-cell>
          <table:table-cell table:style-name="ce156" table:formula="of:=[.E8]*CHOOSE([.AA7];0;0.000000001;0.000001;0.001;1000000000;1000000;1000;0.1;0.01;0.001;0.0001;0.00001;0.000001)&amp;&quot; &quot;&amp;[.H8]" office:value-type="string" office:string-value="70000000 m³" calcext:value-type="string">
            <text:p>70000000 m³</text:p>
          </table:table-cell>
          <table:table-cell table:style-name="ce57" table:formula="of:=[.I8]*[.K8]" office:value-type="float" office:value="11" calcext:value-type="float">
            <text:p>11</text:p>
          </table:table-cell>
          <table:table-cell table:style-name="ce202" table:formula="of:=[.AC8]*[.AE8]&amp;&quot;x²-&quot;&amp;([.AC8]*[.AF8]+[.AD8]*[.AE8])&amp;&quot;x&quot;&amp;&quot;+&quot;&amp;([.AD8]*[.AF8])" office:value-type="string" office:string-value="27x²-45x+18" calcext:value-type="string">
            <text:p>27x²-45x+18</text:p>
          </table:table-cell>
          <table:table-cell/>
          <table:table-cell table:formula="of:=RANK([.AB8];[.AB1:.AB10])+2" office:value-type="float" office:value="4" calcext:value-type="float">
            <text:p>4</text:p>
          </table:table-cell>
          <table:table-cell table:style-name="ce81" table:formula="of:=RAND()" office:value-type="float" office:value="0.692020125744965" calcext:value-type="float">
            <text:p>0,692020125744965</text:p>
          </table:table-cell>
          <table:table-cell table:style-name="ce15" table:formula="of:=RANDBETWEEN(2;9)" office:value-type="float" office:value="9" calcext:value-type="float">
            <text:p>9</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9];[.AB1:.AB10])+2" office:value-type="float" office:value="5" calcext:value-type="float">
            <text:p>5</text:p>
          </table:table-cell>
          <table:table-cell table:style-name="ce81" table:formula="of:=RAND()" office:value-type="float" office:value="0.446064529572251" calcext:value-type="float">
            <text:p>0,446064529572251</text:p>
          </table:table-cell>
          <table:table-cell table:number-columns-repeated="996"/>
        </table:table-row>
        <table:table-row table:style-name="ro4">
          <table:table-cell table:number-columns-repeated="26"/>
          <table:table-cell table:formula="of:=RANK([.AB10];[.AB1:.AB10])+2" office:value-type="float" office:value="10" calcext:value-type="float">
            <text:p>10</text:p>
          </table:table-cell>
          <table:table-cell table:style-name="ce81" table:formula="of:=RAND()" office:value-type="float" office:value="0.178801860804485" calcext:value-type="float">
            <text:p>0,178801860804485</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9"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AB12];[.AB12:.AB21])+2" office:value-type="float" office:value="11" calcext:value-type="float">
            <text:p>11</text:p>
          </table:table-cell>
          <table:table-cell table:style-name="ce81" table:formula="of:=RAND()" office:value-type="float" office:value="0.295358150131869" calcext:value-type="float">
            <text:p>0,295358150131869</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5"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1929" calcext:value-type="string">
            <text:p>v1929</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AB13];[.AB12:.AB21])+2" office:value-type="float" office:value="3" calcext:value-type="float">
            <text:p>3</text:p>
          </table:table-cell>
          <table:table-cell table:style-name="ce81" table:formula="of:=RAND()" office:value-type="float" office:value="0.977375725621546" calcext:value-type="float">
            <text:p>0,977375725621546</text:p>
          </table:table-cell>
          <table:table-cell table:number-columns-repeated="996"/>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3" table:style-name="ce38"/>
          <table:covered-table-cell table:style-name="ce55"/>
          <table:covered-table-cell table:number-columns-repeated="3" table:style-name="ce38"/>
          <table:covered-table-cell table:style-name="ce55"/>
          <table:covered-table-cell table:number-columns-repeated="7" table:style-name="ce38"/>
          <table:covered-table-cell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12]" office:value-type="string" office:string-value="AB" calcext:value-type="string">
            <text:p>AB</text:p>
          </table:table-cell>
          <table:table-cell table:style-name="ce29"/>
          <table:table-cell table:style-name="ce92" table:formula="of:=[.T13]" office:value-type="string" office:string-value="v1929" calcext:value-type="string">
            <text:p>v1929</text:p>
          </table:table-cell>
          <table:table-cell table:style-name="ce81"/>
          <table:table-cell table:formula="of:=RANK([.AB14];[.AB12:.AB21])+2" office:value-type="float" office:value="8" calcext:value-type="float">
            <text:p>8</text:p>
          </table:table-cell>
          <table:table-cell table:style-name="ce81" table:formula="of:=RAND()" office:value-type="float" office:value="0.692245004619299" calcext:value-type="float">
            <text:p>0,692245004619299</text:p>
          </table:table-cell>
          <table:table-cell/>
          <table:table-cell table:style-name="ce81" table:number-columns-repeated="4"/>
          <table:table-cell table:number-columns-repeated="991"/>
        </table:table-row>
        <table:table-row table:style-name="ro3">
          <table:table-cell table:style-name="ce4" table:formula="of:=RANDBETWEEN(11;30)" office:value-type="float" office:value="20" calcext:value-type="float">
            <text:p>20</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158" table:formula="of:=CHOOSE([.AA15];&quot;&quot;;&quot;nano&quot;;&quot;micro&quot;;&quot;milli&quot;;&quot;centi&quot;;&quot;déci&quot;;&quot;déca&quot;;&quot;hecto&quot;;&quot;kilo&quot;;&quot;méga&quot;;&quot;giga&quot;;&quot;téra&quot;)" office:value-type="string" office:string-value="kilo" calcext:value-type="string">
            <text:p>kilo</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10" office:value-type="string" calcext:value-type="string">
            <text:p>=</text:p>
          </table:table-cell>
          <table:table-cell table:style-name="ce112" table:formula="of:=[.AA15]&amp;&quot;x(&quot;&amp;[.AD15]&amp;&quot;x+&quot;&amp;[.AE15]&amp;&quot;)&quot;" office:value-type="string" office:string-value="9x(6x+7)" calcext:value-type="string">
            <text:p>9x(6x+7)</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15];[.C15])&amp;&quot;  R=&quot;&amp;MOD([.A15];[.C15])" office:value-type="string" office:string-value="Q=5  R=0" calcext:value-type="string">
            <text:p>Q=5 <text:s/>R=0</text:p>
          </table:table-cell>
          <table:table-cell table:style-name="ce27" table:formula="of:=CHOOSE([.AA15];&quot;&quot;;&quot;10^-9&quot;;&quot;10^-6&quot;;&quot;10^-3&quot;;&quot;10^-2&quot;;&quot;10^-1&quot;;&quot;10^1&quot;;&quot;10^2&quot;;&quot;10^3&quot;;&quot;10^6&quot;;&quot;10^9&quot;;&quot;10^12&quot;)" office:value-type="string" office:string-value="10^3" calcext:value-type="string">
            <text:p>10^3</text:p>
          </table:table-cell>
          <table:table-cell table:style-name="ce27" table:formula="of:=[.I15]+IF([.J15]=&quot;+&quot;;[.K15];-[.K15])+IF([.L15]=&quot;+&quot;;[.M15];-[.M15])+IF([.N15]=&quot;+&quot;;[.O15];-[.O15])" office:value-type="float" office:value="31" calcext:value-type="float">
            <text:p>31</text:p>
          </table:table-cell>
          <table:table-cell table:style-name="ce147" table:formula="of:=[.AA15]*[.AD15]&amp;&quot;x²+&quot;&amp;[.AA15]*[.AE15]&amp;&quot;x&quot;" office:value-type="string" office:string-value="54x²+63x" calcext:value-type="string">
            <text:p>54x²+63x</text:p>
          </table:table-cell>
          <table:table-cell/>
          <table:table-cell table:formula="of:=RANK([.AB15];[.AB12:.AB21])+2" office:value-type="float" office:value="9" calcext:value-type="float">
            <text:p>9</text:p>
          </table:table-cell>
          <table:table-cell table:style-name="ce81" table:formula="of:=RAND()" office:value-type="float" office:value="0.677118542438439" calcext:value-type="float">
            <text:p>0,677118542438439</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formula="of:=RANDBETWEEN(2;200)" office:value-type="float" office:value="184" calcext:value-type="float">
            <text:p>184</text:p>
          </table:table-cell>
          <table:table-cell table:number-columns-repeated="991"/>
        </table:table-row>
        <table:table-row table:style-name="ro3">
          <table:table-cell table:style-name="ce4" table:formula="of:=RANDBETWEEN(11;30)" office:value-type="float" office:value="16" calcext:value-type="float">
            <text:p>16</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158" table:formula="of:=CHOOSE([.AA16];&quot;&quot;;&quot;nano&quot;;&quot;micro&quot;;&quot;milli&quot;;&quot;centi&quot;;&quot;déci&quot;;&quot;déca&quot;;&quot;hecto&quot;;&quot;kilo&quot;;&quot;méga&quot;;&quot;giga&quot;;&quot;téra&quot;)" office:value-type="string" office:string-value="méga" calcext:value-type="string">
            <text:p>méga</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10" office:value-type="string" calcext:value-type="string">
            <text:p>=</text:p>
          </table:table-cell>
          <table:table-cell table:style-name="ce112" table:formula="of:=[.AA16]&amp;&quot;x(&quot;&amp;[.AD16]&amp;&quot;x+&quot;&amp;[.AE16]&amp;&quot;)&quot;" office:value-type="string" office:string-value="10x(9x+5)" calcext:value-type="string">
            <text:p>10x(9x+5)</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16];[.C16])&amp;&quot;  R=&quot;&amp;MOD([.A16];[.C16])" office:value-type="string" office:string-value="Q=2  R=4" calcext:value-type="string">
            <text:p>Q=2 <text:s/>R=4</text:p>
          </table:table-cell>
          <table:table-cell table:style-name="ce27" table:formula="of:=CHOOSE([.AA16];&quot;&quot;;&quot;10^-9&quot;;&quot;10^-6&quot;;&quot;10^-3&quot;;&quot;10^-2&quot;;&quot;10^-1&quot;;&quot;10^1&quot;;&quot;10^2&quot;;&quot;10^3&quot;;&quot;10^6&quot;;&quot;10^9&quot;;&quot;10^12&quot;)" office:value-type="string" office:string-value="10^6" calcext:value-type="string">
            <text:p>10^6</text:p>
          </table:table-cell>
          <table:table-cell table:style-name="ce27" table:formula="of:=[.I16]+IF([.J16]=&quot;+&quot;;[.K16];-[.K16])+IF([.L16]=&quot;+&quot;;[.M16];-[.M16])+IF([.N16]=&quot;+&quot;;[.O16];-[.O16])" office:value-type="float" office:value="-14" calcext:value-type="float">
            <text:p>-14</text:p>
          </table:table-cell>
          <table:table-cell table:style-name="ce147" table:formula="of:=[.AA16]*[.AD16]&amp;&quot;x²+&quot;&amp;[.AA16]*[.AE16]&amp;&quot;x&quot;" office:value-type="string" office:string-value="90x²+50x" calcext:value-type="string">
            <text:p>90x²+50x</text:p>
          </table:table-cell>
          <table:table-cell/>
          <table:table-cell table:formula="of:=RANK([.AB16];[.AB12:.AB21])+2" office:value-type="float" office:value="10" calcext:value-type="float">
            <text:p>10</text:p>
          </table:table-cell>
          <table:table-cell table:style-name="ce81" table:formula="of:=RAND()" office:value-type="float" office:value="0.416855828239526" calcext:value-type="float">
            <text:p>0,416855828239526</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formula="of:=RANDBETWEEN(2;200)" office:value-type="float" office:value="5" calcext:value-type="float">
            <text:p>5</text:p>
          </table:table-cell>
          <table:table-cell table:number-columns-repeated="991"/>
        </table:table-row>
        <table:table-row table:style-name="ro3">
          <table:table-cell table:style-name="ce51" table:formula="of:=ROUNDUP(RAND()*1000/CHOOSE(RANDBETWEEN(1;4);1;10;100;1000);RANDBETWEEN(-2;2))" office:value-type="float" office:value="10" calcext:value-type="float">
            <text:p>10</text:p>
          </table:table-cell>
          <table:table-cell table:style-name="ce40" table:formula="of:=CHOOSE([.AA17];&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quot;-&quot;&amp;[.AC17]&amp;&quot;x - &quot;&amp;[.AD17]" office:value-type="string" office:string-value="-7x - 2" calcext:value-type="string">
            <text:p>-7x - 2</text:p>
          </table:table-cell>
          <table:table-cell table:style-name="ce137" office:value-type="string" calcext:value-type="string">
            <text:p>pour x =</text:p>
          </table:table-cell>
          <table:table-cell table:style-name="ce138" table:formula="of:=RANDBETWEEN(0;9)" office:value-type="float" office:value="6" calcext:value-type="float">
            <text:p>6</text:p>
          </table:table-cell>
          <table:table-cell table:style-name="ce56" office:value-type="string" calcext:value-type="string">
            <text:p>:</text:p>
          </table:table-cell>
          <table:table-cell table:style-name="ce50" office:value-type="string" calcext:value-type="string">
            <text:p>Â =</text:p>
          </table:table-cell>
          <table:table-cell table:style-name="ce182" table:formula="of:=RANDBETWEEN(5;160)" office:value-type="float" office:value="45" calcext:value-type="float">
            <text:p>45°</text:p>
          </table:table-cell>
          <table:table-cell table:style-name="ce47" office:value-type="string" calcext:value-type="string">
            <text:p>Ê =</text:p>
          </table:table-cell>
          <table:table-cell table:style-name="ce182" table:formula="of:=RANDBETWEEN(5;175-[.J17])" office:value-type="float" office:value="71" calcext:value-type="float">
            <text:p>71°</text:p>
          </table:table-cell>
          <table:table-cell table:style-name="ce9" office:value-type="string" calcext:value-type="string">
            <text:p>Û =</text:p>
          </table:table-cell>
          <table:table-cell table:style-name="ce9" table:number-columns-repeated="2"/>
          <table:table-cell table:style-name="ce10"/>
          <table:table-cell table:style-name="ce50" table:formula="of:=&quot;(x+&quot;&amp;[.AD17]&amp;&quot;)(x-&quot;&amp;[.AF17]&amp;&quot;)&quot;" office:value-type="string" office:string-value="(x+2)(x-5)" calcext:value-type="string">
            <text:p>(x+2)(x-5)</text:p>
          </table:table-cell>
          <table:table-cell table:style-name="ce7" office:value-type="string" calcext:value-type="string">
            <text:p>=</text:p>
          </table:table-cell>
          <table:table-cell table:style-name="ce9"/>
          <table:table-cell table:style-name="ce172"/>
          <table:table-cell/>
          <table:table-cell table:style-name="ce48" table:formula="of:=[.A17]*CHOOSE([.AA17];0;0.01;0.0001;0.000001;1000000;10000;100;0.000001;0.0001;0.01;100;10000;1000000)&amp;&quot; &quot;&amp;[.D17]" office:value-type="string" office:string-value="10000000 m²" calcext:value-type="string">
            <text:p>10000000 m²</text:p>
          </table:table-cell>
          <table:table-cell table:style-name="ce48" table:formula="of:=-[.AC17]*[.G17]-[.AD17]" office:value-type="float" office:value="-44" calcext:value-type="float">
            <text:p>-44</text:p>
          </table:table-cell>
          <table:table-cell table:style-name="ce230" table:formula="of:=180-([.J17]+[.L17])" office:value-type="float" office:value="64" calcext:value-type="float">
            <text:p>64°</text:p>
          </table:table-cell>
          <table:table-cell table:style-name="ce202" table:formula="of:=&quot;x²&quot;&amp;IF([.AD17]-[.AF17]&gt;0;&quot;+&quot;&amp;([.AD17]-[.AF17])&amp;&quot;x&quot;;IF([.AF17]=[.AD17];&quot;&quot;;([.AD17]-[.AF17])&amp;&quot;x&quot;))&amp;&quot;-&quot;&amp;([.AF17]*[.AD17])" office:value-type="string" office:string-value="x²-3x-10" calcext:value-type="string">
            <text:p>x²-3x-10</text:p>
          </table:table-cell>
          <table:table-cell/>
          <table:table-cell table:formula="of:=RANK([.AB17];[.AB12:.AB21])+2" office:value-type="float" office:value="5" calcext:value-type="float">
            <text:p>5</text:p>
          </table:table-cell>
          <table:table-cell table:style-name="ce81" table:formula="of:=RAND()" office:value-type="float" office:value="0.93686779216746" calcext:value-type="float">
            <text:p>0,93686779216746</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number-columns-repeated="992"/>
        </table:table-row>
        <table:table-row table:style-name="ro3">
          <table:table-cell table:style-name="ce51" table:formula="of:=ROUNDUP(RAND()*1000/CHOOSE(RANDBETWEEN(1;4);1;10;100;1000);RANDBETWEEN(-2;2))" office:value-type="float" office:value="0.71" calcext:value-type="float">
            <text:p>0,71</text:p>
          </table:table-cell>
          <table:table-cell table:style-name="ce40" table:formula="of:=CHOOSE([.AA18];&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AC18]&amp;&quot;x² - &quot;&amp;[.AD18]&amp;&quot;x + &quot;&amp;[.AE18]" office:value-type="string" office:string-value="8x² - 9x + 7" calcext:value-type="string">
            <text:p>8x² - 9x + 7</text:p>
          </table:table-cell>
          <table:table-cell table:style-name="ce137" office:value-type="string" calcext:value-type="string">
            <text:p>pour x =</text:p>
          </table:table-cell>
          <table:table-cell table:style-name="ce138" table:formula="of:=-RANDBETWEEN(0;5)" office:value-type="float" office:value="-1" calcext:value-type="float">
            <text:p>-1</text:p>
          </table:table-cell>
          <table:table-cell table:style-name="ce56" office:value-type="string" calcext:value-type="string">
            <text:p>:</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56" calcext:value-type="float">
            <text:p>56</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18]&amp;&quot;x+&quot;&amp;[.AD18]&amp;&quot;)(x+&quot;&amp;[.AF18]&amp;&quot;)&quot;" office:value-type="string" office:string-value="(8x+9)(x+2)" calcext:value-type="string">
            <text:p>(8x+9)(x+2)</text:p>
          </table:table-cell>
          <table:table-cell table:style-name="ce7" office:value-type="string" calcext:value-type="string">
            <text:p>=</text:p>
          </table:table-cell>
          <table:table-cell table:style-name="ce9"/>
          <table:table-cell table:style-name="ce172"/>
          <table:table-cell/>
          <table:table-cell table:style-name="ce48" table:formula="of:=[.A18]*CHOOSE([.AA18];0;0.01;0.0001;0.000001;1000000;10000;100;0.000001;0.0001;0.01;100;10000;1000000)&amp;&quot; &quot;&amp;[.D18]" office:value-type="string" office:string-value="7100 m²" calcext:value-type="string">
            <text:p>7100 m²</text:p>
          </table:table-cell>
          <table:table-cell table:style-name="ce48" table:formula="of:=[.AC18]*[.G18]*[.G18]-[.AD18]*[.G18]+[.AE18]" office:value-type="float" office:value="24" calcext:value-type="float">
            <text:p>24</text:p>
          </table:table-cell>
          <table:table-cell table:style-name="ce57" table:formula="of:=[.I18]*[.K18]" office:value-type="float" office:value="42" calcext:value-type="float">
            <text:p>42</text:p>
          </table:table-cell>
          <table:table-cell table:style-name="ce202" table:formula="of:=[.AC18]&amp;&quot;x²+&quot;&amp;([.AD18]+[.AC18]*[.AF18])&amp;&quot;x+&quot;&amp;([.AD18]*[.AF18])" office:value-type="string" office:string-value="8x²+25x+18" calcext:value-type="string">
            <text:p>8x²+25x+18</text:p>
          </table:table-cell>
          <table:table-cell/>
          <table:table-cell table:formula="of:=RANK([.AB18];[.AB12:.AB21])+2" office:value-type="float" office:value="6" calcext:value-type="float">
            <text:p>6</text:p>
          </table:table-cell>
          <table:table-cell table:style-name="ce81" table:formula="of:=RAND()" office:value-type="float" office:value="0.888692693224594" calcext:value-type="float">
            <text:p>0,888692693224594</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number-columns-repeated="992"/>
        </table:table-row>
        <table:table-row table:style-name="ro3">
          <table:table-cell table:style-name="ce51" table:formula="of:=ROUNDUP(RAND()*1000/CHOOSE(RANDBETWEEN(1;4);1;10;100;1000);RANDBETWEEN(-2;2))" office:value-type="float" office:value="821.81" calcext:value-type="float">
            <text:p>821,81</text:p>
          </table:table-cell>
          <table:table-cell table:style-name="ce40" table:formula="of:=CHOOSE([.AA19];&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51" table:formula="of:=ROUNDUP(RAND()*1000/CHOOSE(RANDBETWEEN(1;4);1;10;100;1000);RANDBETWEEN(-2;2))" office:value-type="float" office:value="10" calcext:value-type="float">
            <text:p>10</text:p>
          </table:table-cell>
          <table:table-cell table:style-name="ce40" table:formula="of:=CHOOSE([.AA18];&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12" calcext:value-type="float">
            <text:p>12</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19]&amp;&quot;x-&quot;&amp;[.AD19]&amp;&quot;)(&quot;&amp;[.AE19]&amp;&quot;x-&quot;&amp;[.AF19]&amp;&quot;)&quot;" office:value-type="string" office:string-value="(3x-8)(8x-6)" calcext:value-type="string">
            <text:p>(3x-8)(8x-6)</text:p>
          </table:table-cell>
          <table:table-cell table:style-name="ce7" office:value-type="string" calcext:value-type="string">
            <text:p>=</text:p>
          </table:table-cell>
          <table:table-cell table:style-name="ce9"/>
          <table:table-cell table:style-name="ce172"/>
          <table:table-cell/>
          <table:table-cell table:style-name="ce156" table:formula="of:=[.A19]*CHOOSE([.AA19];0;0.000000001;0.000001;0.001;1000000000;1000000;1000;0.1;0.01;0.001;0.0001;0.00001;0.000001)&amp;&quot; &quot;&amp;[.D19]" office:value-type="string" office:string-value="821810 m³" calcext:value-type="string">
            <text:p>821810 m³</text:p>
          </table:table-cell>
          <table:table-cell table:style-name="ce156" table:formula="of:=[.E19]*CHOOSE([.AA18];0;0.000000001;0.000001;0.001;1000000000;1000000;1000;0.1;0.01;0.001;0.0001;0.00001;0.000001)&amp;&quot; &quot;&amp;[.H19]" office:value-type="string" office:string-value="10000000 m³" calcext:value-type="string">
            <text:p>10000000 m³</text:p>
          </table:table-cell>
          <table:table-cell table:style-name="ce57" table:formula="of:=[.I19]*[.K19]" office:value-type="float" office:value="3" calcext:value-type="float">
            <text:p>3</text:p>
          </table:table-cell>
          <table:table-cell table:style-name="ce202" table:formula="of:=[.AC19]*[.AE19]&amp;&quot;x²-&quot;&amp;([.AC19]*[.AF19]+[.AD19]*[.AE19])&amp;&quot;x&quot;&amp;&quot;+&quot;&amp;([.AD19]*[.AF19])" office:value-type="string" office:string-value="24x²-82x+48" calcext:value-type="string">
            <text:p>24x²-82x+48</text:p>
          </table:table-cell>
          <table:table-cell/>
          <table:table-cell table:formula="of:=RANK([.AB19];[.AB12:.AB21])+2" office:value-type="float" office:value="7" calcext:value-type="float">
            <text:p>7</text:p>
          </table:table-cell>
          <table:table-cell table:style-name="ce81" table:formula="of:=RAND()" office:value-type="float" office:value="0.760374536943675" calcext:value-type="float">
            <text:p>0,760374536943675</text:p>
          </table:table-cell>
          <table:table-cell table:style-name="ce15" table:formula="of:=RANDBETWEEN(2;9)" office:value-type="float" office:value="3" calcext:value-type="float">
            <text:p>3</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5" table:formula="of:=RANDBETWEEN(2;9)" office:value-type="float" office:value="6" calcext:value-type="float">
            <text:p>6</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20];[.AB12:.AB21])+2" office:value-type="float" office:value="4" calcext:value-type="float">
            <text:p>4</text:p>
          </table:table-cell>
          <table:table-cell table:style-name="ce81" table:formula="of:=RAND()" office:value-type="float" office:value="0.969046062214637" calcext:value-type="float">
            <text:p>0,969046062214637</text:p>
          </table:table-cell>
          <table:table-cell table:number-columns-repeated="996"/>
        </table:table-row>
        <table:table-row table:style-name="ro4">
          <table:table-cell table:number-columns-repeated="26"/>
          <table:table-cell table:formula="of:=RANK([.AB21];[.AB12:.AB21])+2" office:value-type="float" office:value="12" calcext:value-type="float">
            <text:p>12</text:p>
          </table:table-cell>
          <table:table-cell table:style-name="ce81" table:formula="of:=RAND()" office:value-type="float" office:value="0.189198528519884" calcext:value-type="float">
            <text:p>0,189198528519884</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9"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AB23];[.AB23:.AB32])+2" office:value-type="float" office:value="7" calcext:value-type="float">
            <text:p>7</text:p>
          </table:table-cell>
          <table:table-cell table:style-name="ce81" table:formula="of:=RAND()" office:value-type="float" office:value="0.547252768534852" calcext:value-type="float">
            <text:p>0,547252768534852</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5"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1929" calcext:value-type="string">
            <text:p>v1929</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AB24];[.AB23:.AB32])+2" office:value-type="float" office:value="10" calcext:value-type="float">
            <text:p>10</text:p>
          </table:table-cell>
          <table:table-cell table:style-name="ce81" table:formula="of:=RAND()" office:value-type="float" office:value="0.163125199271995" calcext:value-type="float">
            <text:p>0,163125199271995</text:p>
          </table:table-cell>
          <table:table-cell table:number-columns-repeated="996"/>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3" table:style-name="ce38"/>
          <table:covered-table-cell table:style-name="ce55"/>
          <table:covered-table-cell table:number-columns-repeated="3" table:style-name="ce38"/>
          <table:covered-table-cell table:style-name="ce55"/>
          <table:covered-table-cell table:number-columns-repeated="7" table:style-name="ce38"/>
          <table:covered-table-cell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23]" office:value-type="string" office:string-value="AC" calcext:value-type="string">
            <text:p>AC</text:p>
          </table:table-cell>
          <table:table-cell table:style-name="ce29"/>
          <table:table-cell table:style-name="ce92" table:formula="of:=[.T24]" office:value-type="string" office:string-value="v1929" calcext:value-type="string">
            <text:p>v1929</text:p>
          </table:table-cell>
          <table:table-cell table:style-name="ce81"/>
          <table:table-cell table:formula="of:=RANK([.AB25];[.AB23:.AB32])+2" office:value-type="float" office:value="11" calcext:value-type="float">
            <text:p>11</text:p>
          </table:table-cell>
          <table:table-cell table:style-name="ce81" table:formula="of:=RAND()" office:value-type="float" office:value="0.12969299904331" calcext:value-type="float">
            <text:p>0,12969299904331</text:p>
          </table:table-cell>
          <table:table-cell/>
          <table:table-cell table:style-name="ce81" table:number-columns-repeated="4"/>
          <table:table-cell table:number-columns-repeated="991"/>
        </table:table-row>
        <table:table-row table:style-name="ro3">
          <table:table-cell table:style-name="ce4" table:formula="of:=RANDBETWEEN(11;30)" office:value-type="float" office:value="13" calcext:value-type="float">
            <text:p>13</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158" table:formula="of:=CHOOSE([.AA26];&quot;&quot;;&quot;nano&quot;;&quot;micro&quot;;&quot;milli&quot;;&quot;centi&quot;;&quot;déci&quot;;&quot;déca&quot;;&quot;hecto&quot;;&quot;kilo&quot;;&quot;méga&quot;;&quot;giga&quot;;&quot;téra&quot;)" office:value-type="string" office:string-value="téra" calcext:value-type="string">
            <text:p>téra</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10" office:value-type="string" calcext:value-type="string">
            <text:p>=</text:p>
          </table:table-cell>
          <table:table-cell table:style-name="ce112" table:formula="of:=[.AA26]&amp;&quot;x(&quot;&amp;[.AD26]&amp;&quot;x+&quot;&amp;[.AE26]&amp;&quot;)&quot;" office:value-type="string" office:string-value="12x(2x+9)" calcext:value-type="string">
            <text:p>12x(2x+9)</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26];[.C26])&amp;&quot;  R=&quot;&amp;MOD([.A26];[.C26])" office:value-type="string" office:string-value="Q=2  R=3" calcext:value-type="string">
            <text:p>Q=2 <text:s/>R=3</text:p>
          </table:table-cell>
          <table:table-cell table:style-name="ce27" table:formula="of:=CHOOSE([.AA26];&quot;&quot;;&quot;10^-9&quot;;&quot;10^-6&quot;;&quot;10^-3&quot;;&quot;10^-2&quot;;&quot;10^-1&quot;;&quot;10^1&quot;;&quot;10^2&quot;;&quot;10^3&quot;;&quot;10^6&quot;;&quot;10^9&quot;;&quot;10^12&quot;)" office:value-type="string" office:string-value="10^12" calcext:value-type="string">
            <text:p>10^12</text:p>
          </table:table-cell>
          <table:table-cell table:style-name="ce27" table:formula="of:=[.I26]+IF([.J26]=&quot;+&quot;;[.K26];-[.K26])+IF([.L26]=&quot;+&quot;;[.M26];-[.M26])+IF([.N26]=&quot;+&quot;;[.O26];-[.O26])" office:value-type="float" office:value="2" calcext:value-type="float">
            <text:p>2</text:p>
          </table:table-cell>
          <table:table-cell table:style-name="ce147" table:formula="of:=[.AA26]*[.AD26]&amp;&quot;x²+&quot;&amp;[.AA26]*[.AE26]&amp;&quot;x&quot;" office:value-type="string" office:string-value="24x²+108x" calcext:value-type="string">
            <text:p>24x²+108x</text:p>
          </table:table-cell>
          <table:table-cell/>
          <table:table-cell table:formula="of:=RANK([.AB26];[.AB23:.AB32])+2" office:value-type="float" office:value="12" calcext:value-type="float">
            <text:p>12</text:p>
          </table:table-cell>
          <table:table-cell table:style-name="ce81" table:formula="of:=RAND()" office:value-type="float" office:value="0.0622816288816276" calcext:value-type="float">
            <text:p>0,062281628881628</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formula="of:=RANDBETWEEN(2;200)" office:value-type="float" office:value="10" calcext:value-type="float">
            <text:p>10</text:p>
          </table:table-cell>
          <table:table-cell table:number-columns-repeated="991"/>
        </table:table-row>
        <table:table-row table:style-name="ro3">
          <table:table-cell table:style-name="ce4" table:formula="of:=RANDBETWEEN(11;30)" office:value-type="float" office:value="17" calcext:value-type="float">
            <text:p>17</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158" table:formula="of:=CHOOSE([.AA27];&quot;&quot;;&quot;nano&quot;;&quot;micro&quot;;&quot;milli&quot;;&quot;centi&quot;;&quot;déci&quot;;&quot;déca&quot;;&quot;hecto&quot;;&quot;kilo&quot;;&quot;méga&quot;;&quot;giga&quot;;&quot;téra&quot;)" office:value-type="string" office:string-value="milli" calcext:value-type="string">
            <text:p>milli</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10" office:value-type="string" calcext:value-type="string">
            <text:p>=</text:p>
          </table:table-cell>
          <table:table-cell table:style-name="ce112" table:formula="of:=[.AA27]&amp;&quot;x(&quot;&amp;[.AD27]&amp;&quot;x+&quot;&amp;[.AE27]&amp;&quot;)&quot;" office:value-type="string" office:string-value="4x(6x+4)" calcext:value-type="string">
            <text:p>4x(6x+4)</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27];[.C27])&amp;&quot;  R=&quot;&amp;MOD([.A27];[.C27])" office:value-type="string" office:string-value="Q=2  R=5" calcext:value-type="string">
            <text:p>Q=2 <text:s/>R=5</text:p>
          </table:table-cell>
          <table:table-cell table:style-name="ce27" table:formula="of:=CHOOSE([.AA27];&quot;&quot;;&quot;10^-9&quot;;&quot;10^-6&quot;;&quot;10^-3&quot;;&quot;10^-2&quot;;&quot;10^-1&quot;;&quot;10^1&quot;;&quot;10^2&quot;;&quot;10^3&quot;;&quot;10^6&quot;;&quot;10^9&quot;;&quot;10^12&quot;)" office:value-type="string" office:string-value="10^-3" calcext:value-type="string">
            <text:p>10^-3</text:p>
          </table:table-cell>
          <table:table-cell table:style-name="ce27" table:formula="of:=[.I27]+IF([.J27]=&quot;+&quot;;[.K27];-[.K27])+IF([.L27]=&quot;+&quot;;[.M27];-[.M27])+IF([.N27]=&quot;+&quot;;[.O27];-[.O27])" office:value-type="float" office:value="4" calcext:value-type="float">
            <text:p>4</text:p>
          </table:table-cell>
          <table:table-cell table:style-name="ce147" table:formula="of:=[.AA27]*[.AD27]&amp;&quot;x²+&quot;&amp;[.AA27]*[.AE27]&amp;&quot;x&quot;" office:value-type="string" office:string-value="24x²+16x" calcext:value-type="string">
            <text:p>24x²+16x</text:p>
          </table:table-cell>
          <table:table-cell/>
          <table:table-cell table:formula="of:=RANK([.AB27];[.AB23:.AB32])+2" office:value-type="float" office:value="4" calcext:value-type="float">
            <text:p>4</text:p>
          </table:table-cell>
          <table:table-cell table:style-name="ce81" table:formula="of:=RAND()" office:value-type="float" office:value="0.779217061152656" calcext:value-type="float">
            <text:p>0,779217061152656</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formula="of:=RANDBETWEEN(2;200)" office:value-type="float" office:value="156" calcext:value-type="float">
            <text:p>156</text:p>
          </table:table-cell>
          <table:table-cell table:number-columns-repeated="991"/>
        </table:table-row>
        <table:table-row table:style-name="ro3">
          <table:table-cell table:style-name="ce51" table:formula="of:=ROUNDUP(RAND()*1000/CHOOSE(RANDBETWEEN(1;4);1;10;100;1000);RANDBETWEEN(-2;2))" office:value-type="float" office:value="60.3" calcext:value-type="float">
            <text:p>60,3</text:p>
          </table:table-cell>
          <table:table-cell table:style-name="ce40" table:formula="of:=CHOOSE([.AA28];&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quot;-&quot;&amp;[.AC28]&amp;&quot;x - &quot;&amp;[.AD28]" office:value-type="string" office:string-value="-4x - 8" calcext:value-type="string">
            <text:p>-4x - 8</text:p>
          </table:table-cell>
          <table:table-cell table:style-name="ce137" office:value-type="string" calcext:value-type="string">
            <text:p>pour x =</text:p>
          </table:table-cell>
          <table:table-cell table:style-name="ce138" table:formula="of:=RANDBETWEEN(0;9)" office:value-type="float" office:value="3" calcext:value-type="float">
            <text:p>3</text:p>
          </table:table-cell>
          <table:table-cell table:style-name="ce56" office:value-type="string" calcext:value-type="string">
            <text:p>:</text:p>
          </table:table-cell>
          <table:table-cell table:style-name="ce50" office:value-type="string" calcext:value-type="string">
            <text:p>Â =</text:p>
          </table:table-cell>
          <table:table-cell table:style-name="ce182" table:formula="of:=RANDBETWEEN(5;160)" office:value-type="float" office:value="25" calcext:value-type="float">
            <text:p>25°</text:p>
          </table:table-cell>
          <table:table-cell table:style-name="ce47" office:value-type="string" calcext:value-type="string">
            <text:p>Ê =</text:p>
          </table:table-cell>
          <table:table-cell table:style-name="ce182" table:formula="of:=RANDBETWEEN(5;175-[.J28])" office:value-type="float" office:value="39" calcext:value-type="float">
            <text:p>39°</text:p>
          </table:table-cell>
          <table:table-cell table:style-name="ce9" office:value-type="string" calcext:value-type="string">
            <text:p>Û =</text:p>
          </table:table-cell>
          <table:table-cell table:style-name="ce9" table:number-columns-repeated="2"/>
          <table:table-cell table:style-name="ce10"/>
          <table:table-cell table:style-name="ce50" table:formula="of:=&quot;(x+&quot;&amp;[.AD28]&amp;&quot;)(x-&quot;&amp;[.AF28]&amp;&quot;)&quot;" office:value-type="string" office:string-value="(x+8)(x-2)" calcext:value-type="string">
            <text:p>(x+8)(x-2)</text:p>
          </table:table-cell>
          <table:table-cell table:style-name="ce7" office:value-type="string" calcext:value-type="string">
            <text:p>=</text:p>
          </table:table-cell>
          <table:table-cell table:style-name="ce9"/>
          <table:table-cell table:style-name="ce172"/>
          <table:table-cell/>
          <table:table-cell table:style-name="ce48" table:formula="of:=[.A28]*CHOOSE([.AA28];0;0.01;0.0001;0.000001;1000000;10000;100;0.000001;0.0001;0.01;100;10000;1000000)&amp;&quot; &quot;&amp;[.D28]" office:value-type="string" office:string-value="0,00603 m²" calcext:value-type="string">
            <text:p>0,00603 m²</text:p>
          </table:table-cell>
          <table:table-cell table:style-name="ce48" table:formula="of:=-[.AC28]*[.G28]-[.AD28]" office:value-type="float" office:value="-20" calcext:value-type="float">
            <text:p>-20</text:p>
          </table:table-cell>
          <table:table-cell table:style-name="ce230" table:formula="of:=180-([.J28]+[.L28])" office:value-type="float" office:value="116" calcext:value-type="float">
            <text:p>116°</text:p>
          </table:table-cell>
          <table:table-cell table:style-name="ce202" table:formula="of:=&quot;x²&quot;&amp;IF([.AD28]-[.AF28]&gt;0;&quot;+&quot;&amp;([.AD28]-[.AF28])&amp;&quot;x&quot;;IF([.AF28]=[.AD28];&quot;&quot;;([.AD28]-[.AF28])&amp;&quot;x&quot;))&amp;&quot;-&quot;&amp;([.AF28]*[.AD28])" office:value-type="string" office:string-value="x²+6x-16" calcext:value-type="string">
            <text:p>x²+6x-16</text:p>
          </table:table-cell>
          <table:table-cell/>
          <table:table-cell table:formula="of:=RANK([.AB28];[.AB23:.AB32])+2" office:value-type="float" office:value="9" calcext:value-type="float">
            <text:p>9</text:p>
          </table:table-cell>
          <table:table-cell table:style-name="ce81" table:formula="of:=RAND()" office:value-type="float" office:value="0.292805966799852" calcext:value-type="float">
            <text:p>0,292805966799852</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number-columns-repeated="992"/>
        </table:table-row>
        <table:table-row table:style-name="ro3">
          <table:table-cell table:style-name="ce51" table:formula="of:=ROUNDUP(RAND()*1000/CHOOSE(RANDBETWEEN(1;4);1;10;100;1000);RANDBETWEEN(-2;2))" office:value-type="float" office:value="100" calcext:value-type="float">
            <text:p>100</text:p>
          </table:table-cell>
          <table:table-cell table:style-name="ce40" table:formula="of:=CHOOSE([.AA29];&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AC29]&amp;&quot;x² - &quot;&amp;[.AD29]&amp;&quot;x + &quot;&amp;[.AE29]" office:value-type="string" office:string-value="3x² - 3x + 2" calcext:value-type="string">
            <text:p>3x² - 3x + 2</text:p>
          </table:table-cell>
          <table:table-cell table:style-name="ce137" office:value-type="string" calcext:value-type="string">
            <text:p>pour x =</text:p>
          </table:table-cell>
          <table:table-cell table:style-name="ce138" table:formula="of:=-RANDBETWEEN(0;5)" office:value-type="float" office:value="-2" calcext:value-type="float">
            <text:p>-2</text:p>
          </table:table-cell>
          <table:table-cell table:style-name="ce56" office:value-type="string" calcext:value-type="string">
            <text:p>:</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64" calcext:value-type="float">
            <text:p>64</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29]&amp;&quot;x+&quot;&amp;[.AD29]&amp;&quot;)(x+&quot;&amp;[.AF29]&amp;&quot;)&quot;" office:value-type="string" office:string-value="(3x+3)(x+2)" calcext:value-type="string">
            <text:p>(3x+3)(x+2)</text:p>
          </table:table-cell>
          <table:table-cell table:style-name="ce7" office:value-type="string" calcext:value-type="string">
            <text:p>=</text:p>
          </table:table-cell>
          <table:table-cell table:style-name="ce9"/>
          <table:table-cell table:style-name="ce172"/>
          <table:table-cell/>
          <table:table-cell table:style-name="ce48" table:formula="of:=[.A29]*CHOOSE([.AA29];0;0.01;0.0001;0.000001;1000000;10000;100;0.000001;0.0001;0.01;100;10000;1000000)&amp;&quot; &quot;&amp;[.D29]" office:value-type="string" office:string-value="0,0001 m²" calcext:value-type="string">
            <text:p>0,0001 m²</text:p>
          </table:table-cell>
          <table:table-cell table:style-name="ce48" table:formula="of:=[.AC29]*[.G29]*[.G29]-[.AD29]*[.G29]+[.AE29]" office:value-type="float" office:value="20" calcext:value-type="float">
            <text:p>20</text:p>
          </table:table-cell>
          <table:table-cell table:style-name="ce57" table:formula="of:=[.I29]*[.K29]" office:value-type="float" office:value="48" calcext:value-type="float">
            <text:p>48</text:p>
          </table:table-cell>
          <table:table-cell table:style-name="ce202" table:formula="of:=[.AC29]&amp;&quot;x²+&quot;&amp;([.AD29]+[.AC29]*[.AF29])&amp;&quot;x+&quot;&amp;([.AD29]*[.AF29])" office:value-type="string" office:string-value="3x²+9x+6" calcext:value-type="string">
            <text:p>3x²+9x+6</text:p>
          </table:table-cell>
          <table:table-cell/>
          <table:table-cell table:formula="of:=RANK([.AB29];[.AB23:.AB32])+2" office:value-type="float" office:value="8" calcext:value-type="float">
            <text:p>8</text:p>
          </table:table-cell>
          <table:table-cell table:style-name="ce81" table:formula="of:=RAND()" office:value-type="float" office:value="0.542828427533297" calcext:value-type="float">
            <text:p>0,542828427533297</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number-columns-repeated="992"/>
        </table:table-row>
        <table:table-row table:style-name="ro3">
          <table:table-cell table:style-name="ce51" table:formula="of:=ROUNDUP(RAND()*1000/CHOOSE(RANDBETWEEN(1;4);1;10;100;1000);RANDBETWEEN(-2;2))" office:value-type="float" office:value="1" calcext:value-type="float">
            <text:p>1</text:p>
          </table:table-cell>
          <table:table-cell table:style-name="ce40" table:formula="of:=CHOOSE([.AA30];&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51" table:formula="of:=ROUNDUP(RAND()*1000/CHOOSE(RANDBETWEEN(1;4);1;10;100;1000);RANDBETWEEN(-2;2))" office:value-type="float" office:value="900" calcext:value-type="float">
            <text:p>900</text:p>
          </table:table-cell>
          <table:table-cell table:style-name="ce40" table:formula="of:=CHOOSE([.AA29];&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24" calcext:value-type="float">
            <text:p>24</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30]&amp;&quot;x-&quot;&amp;[.AD30]&amp;&quot;)(&quot;&amp;[.AE30]&amp;&quot;x-&quot;&amp;[.AF30]&amp;&quot;)&quot;" office:value-type="string" office:string-value="(7x-3)(7x-2)" calcext:value-type="string">
            <text:p>(7x-3)(7x-2)</text:p>
          </table:table-cell>
          <table:table-cell table:style-name="ce7" office:value-type="string" calcext:value-type="string">
            <text:p>=</text:p>
          </table:table-cell>
          <table:table-cell table:style-name="ce9"/>
          <table:table-cell table:style-name="ce172"/>
          <table:table-cell/>
          <table:table-cell table:style-name="ce156" table:formula="of:=[.A30]*CHOOSE([.AA30];0;0.000000001;0.000001;0.001;1000000000;1000000;1000;0.1;0.01;0.001;0.0001;0.00001;0.000001)&amp;&quot; &quot;&amp;[.D30]" office:value-type="string" office:string-value="1000000 m³" calcext:value-type="string">
            <text:p>1000000 m³</text:p>
          </table:table-cell>
          <table:table-cell table:style-name="ce156" table:formula="of:=[.E30]*CHOOSE([.AA29];0;0.000000001;0.000001;0.001;1000000000;1000000;1000;0.1;0.01;0.001;0.0001;0.00001;0.000001)&amp;&quot; &quot;&amp;[.H30]" office:value-type="string" office:string-value="90 m³" calcext:value-type="string">
            <text:p>90 m³</text:p>
          </table:table-cell>
          <table:table-cell table:style-name="ce57" table:formula="of:=[.I30]*[.K30]" office:value-type="float" office:value="6" calcext:value-type="float">
            <text:p>6</text:p>
          </table:table-cell>
          <table:table-cell table:style-name="ce202" table:formula="of:=[.AC30]*[.AE30]&amp;&quot;x²-&quot;&amp;([.AC30]*[.AF30]+[.AD30]*[.AE30])&amp;&quot;x&quot;&amp;&quot;+&quot;&amp;([.AD30]*[.AF30])" office:value-type="string" office:string-value="49x²-35x+6" calcext:value-type="string">
            <text:p>49x²-35x+6</text:p>
          </table:table-cell>
          <table:table-cell/>
          <table:table-cell table:formula="of:=RANK([.AB30];[.AB23:.AB32])+2" office:value-type="float" office:value="6" calcext:value-type="float">
            <text:p>6</text:p>
          </table:table-cell>
          <table:table-cell table:style-name="ce81" table:formula="of:=RAND()" office:value-type="float" office:value="0.636798857036997" calcext:value-type="float">
            <text:p>0,636798857036997</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31];[.AB23:.AB32])+2" office:value-type="float" office:value="5" calcext:value-type="float">
            <text:p>5</text:p>
          </table:table-cell>
          <table:table-cell table:style-name="ce81" table:formula="of:=RAND()" office:value-type="float" office:value="0.733059896306914" calcext:value-type="float">
            <text:p>0,733059896306914</text:p>
          </table:table-cell>
          <table:table-cell table:number-columns-repeated="996"/>
        </table:table-row>
        <table:table-row table:style-name="ro4">
          <table:table-cell table:number-columns-repeated="26"/>
          <table:table-cell table:formula="of:=RANK([.AB32];[.AB23:.AB32])+2" office:value-type="float" office:value="3" calcext:value-type="float">
            <text:p>3</text:p>
          </table:table-cell>
          <table:table-cell table:style-name="ce81" table:formula="of:=RAND()" office:value-type="float" office:value="0.854083502746224" calcext:value-type="float">
            <text:p>0,854083502746224</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9"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AB34];[.AB34:.AB43])+2" office:value-type="float" office:value="4" calcext:value-type="float">
            <text:p>4</text:p>
          </table:table-cell>
          <table:table-cell table:style-name="ce81" table:formula="of:=RAND()" office:value-type="float" office:value="0.917513157645023" calcext:value-type="float">
            <text:p>0,917513157645023</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5"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1929" calcext:value-type="string">
            <text:p>v1929</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AB35];[.AB34:.AB43])+2" office:value-type="float" office:value="10" calcext:value-type="float">
            <text:p>10</text:p>
          </table:table-cell>
          <table:table-cell table:style-name="ce81" table:formula="of:=RAND()" office:value-type="float" office:value="0.306873462407692" calcext:value-type="float">
            <text:p>0,306873462407692</text:p>
          </table:table-cell>
          <table:table-cell table:number-columns-repeated="996"/>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3" table:style-name="ce38"/>
          <table:covered-table-cell table:style-name="ce55"/>
          <table:covered-table-cell table:number-columns-repeated="3" table:style-name="ce38"/>
          <table:covered-table-cell table:style-name="ce55"/>
          <table:covered-table-cell table:number-columns-repeated="7" table:style-name="ce38"/>
          <table:covered-table-cell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34]" office:value-type="string" office:string-value="AD" calcext:value-type="string">
            <text:p>AD</text:p>
          </table:table-cell>
          <table:table-cell table:style-name="ce29"/>
          <table:table-cell table:style-name="ce92" table:formula="of:=[.T35]" office:value-type="string" office:string-value="v1929" calcext:value-type="string">
            <text:p>v1929</text:p>
          </table:table-cell>
          <table:table-cell table:style-name="ce81"/>
          <table:table-cell table:formula="of:=RANK([.AB36];[.AB34:.AB43])+2" office:value-type="float" office:value="7" calcext:value-type="float">
            <text:p>7</text:p>
          </table:table-cell>
          <table:table-cell table:style-name="ce81" table:formula="of:=RAND()" office:value-type="float" office:value="0.570651469617621" calcext:value-type="float">
            <text:p>0,570651469617621</text:p>
          </table:table-cell>
          <table:table-cell/>
          <table:table-cell table:style-name="ce81" table:number-columns-repeated="4"/>
          <table:table-cell table:number-columns-repeated="991"/>
        </table:table-row>
        <table:table-row table:style-name="ro3">
          <table:table-cell table:style-name="ce4" table:formula="of:=RANDBETWEEN(11;30)" office:value-type="float" office:value="28" calcext:value-type="float">
            <text:p>28</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158" table:formula="of:=CHOOSE([.AA37];&quot;&quot;;&quot;nano&quot;;&quot;micro&quot;;&quot;milli&quot;;&quot;centi&quot;;&quot;déci&quot;;&quot;déca&quot;;&quot;hecto&quot;;&quot;kilo&quot;;&quot;méga&quot;;&quot;giga&quot;;&quot;téra&quot;)" office:value-type="string" office:string-value="giga" calcext:value-type="string">
            <text:p>giga</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112" table:formula="of:=[.AA37]&amp;&quot;x(&quot;&amp;[.AD37]&amp;&quot;x+&quot;&amp;[.AE37]&amp;&quot;)&quot;" office:value-type="string" office:string-value="11x(4x+6)" calcext:value-type="string">
            <text:p>11x(4x+6)</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37];[.C37])&amp;&quot;  R=&quot;&amp;MOD([.A37];[.C37])" office:value-type="string" office:string-value="Q=4  R=4" calcext:value-type="string">
            <text:p>Q=4 <text:s/>R=4</text:p>
          </table:table-cell>
          <table:table-cell table:style-name="ce27" table:formula="of:=CHOOSE([.AA37];&quot;&quot;;&quot;10^-9&quot;;&quot;10^-6&quot;;&quot;10^-3&quot;;&quot;10^-2&quot;;&quot;10^-1&quot;;&quot;10^1&quot;;&quot;10^2&quot;;&quot;10^3&quot;;&quot;10^6&quot;;&quot;10^9&quot;;&quot;10^12&quot;)" office:value-type="string" office:string-value="10^9" calcext:value-type="string">
            <text:p>10^9</text:p>
          </table:table-cell>
          <table:table-cell table:style-name="ce27" table:formula="of:=[.I37]+IF([.J37]=&quot;+&quot;;[.K37];-[.K37])+IF([.L37]=&quot;+&quot;;[.M37];-[.M37])+IF([.N37]=&quot;+&quot;;[.O37];-[.O37])" office:value-type="float" office:value="-19" calcext:value-type="float">
            <text:p>-19</text:p>
          </table:table-cell>
          <table:table-cell table:style-name="ce147" table:formula="of:=[.AA37]*[.AD37]&amp;&quot;x²+&quot;&amp;[.AA37]*[.AE37]&amp;&quot;x&quot;" office:value-type="string" office:string-value="44x²+66x" calcext:value-type="string">
            <text:p>44x²+66x</text:p>
          </table:table-cell>
          <table:table-cell/>
          <table:table-cell table:formula="of:=RANK([.AB37];[.AB34:.AB43])+2" office:value-type="float" office:value="11" calcext:value-type="float">
            <text:p>11</text:p>
          </table:table-cell>
          <table:table-cell table:style-name="ce81" table:formula="of:=RAND()" office:value-type="float" office:value="0.126712998734854" calcext:value-type="float">
            <text:p>0,126712998734854</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9)" office:value-type="float" office:value="9" calcext:value-type="float">
            <text:p>9</text:p>
          </table:table-cell>
          <table:table-cell table:formula="of:=RANDBETWEEN(2;200)" office:value-type="float" office:value="52" calcext:value-type="float">
            <text:p>52</text:p>
          </table:table-cell>
          <table:table-cell table:number-columns-repeated="991"/>
        </table:table-row>
        <table:table-row table:style-name="ro3">
          <table:table-cell table:style-name="ce4" table:formula="of:=RANDBETWEEN(11;30)" office:value-type="float" office:value="16" calcext:value-type="float">
            <text:p>16</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158" table:formula="of:=CHOOSE([.AA38];&quot;&quot;;&quot;nano&quot;;&quot;micro&quot;;&quot;milli&quot;;&quot;centi&quot;;&quot;déci&quot;;&quot;déca&quot;;&quot;hecto&quot;;&quot;kilo&quot;;&quot;méga&quot;;&quot;giga&quot;;&quot;téra&quot;)" office:value-type="string" office:string-value="centi" calcext:value-type="string">
            <text:p>centi</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style-name="ce112" table:formula="of:=[.AA38]&amp;&quot;x(&quot;&amp;[.AD38]&amp;&quot;x+&quot;&amp;[.AE38]&amp;&quot;)&quot;" office:value-type="string" office:string-value="5x(2x+4)" calcext:value-type="string">
            <text:p>5x(2x+4)</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38];[.C38])&amp;&quot;  R=&quot;&amp;MOD([.A38];[.C38])" office:value-type="string" office:string-value="Q=2  R=2" calcext:value-type="string">
            <text:p>Q=2 <text:s/>R=2</text:p>
          </table:table-cell>
          <table:table-cell table:style-name="ce27" table:formula="of:=CHOOSE([.AA38];&quot;&quot;;&quot;10^-9&quot;;&quot;10^-6&quot;;&quot;10^-3&quot;;&quot;10^-2&quot;;&quot;10^-1&quot;;&quot;10^1&quot;;&quot;10^2&quot;;&quot;10^3&quot;;&quot;10^6&quot;;&quot;10^9&quot;;&quot;10^12&quot;)" office:value-type="string" office:string-value="10^-2" calcext:value-type="string">
            <text:p>10^-2</text:p>
          </table:table-cell>
          <table:table-cell table:style-name="ce27" table:formula="of:=[.I38]+IF([.J38]=&quot;+&quot;;[.K38];-[.K38])+IF([.L38]=&quot;+&quot;;[.M38];-[.M38])+IF([.N38]=&quot;+&quot;;[.O38];-[.O38])" office:value-type="float" office:value="2" calcext:value-type="float">
            <text:p>2</text:p>
          </table:table-cell>
          <table:table-cell table:style-name="ce147" table:formula="of:=[.AA38]*[.AD38]&amp;&quot;x²+&quot;&amp;[.AA38]*[.AE38]&amp;&quot;x&quot;" office:value-type="string" office:string-value="10x²+20x" calcext:value-type="string">
            <text:p>10x²+20x</text:p>
          </table:table-cell>
          <table:table-cell/>
          <table:table-cell table:formula="of:=RANK([.AB38];[.AB34:.AB43])+2" office:value-type="float" office:value="5" calcext:value-type="float">
            <text:p>5</text:p>
          </table:table-cell>
          <table:table-cell table:style-name="ce81" table:formula="of:=RAND()" office:value-type="float" office:value="0.861894655083814" calcext:value-type="float">
            <text:p>0,861894655083814</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formula="of:=RANDBETWEEN(2;200)" office:value-type="float" office:value="135" calcext:value-type="float">
            <text:p>135</text:p>
          </table:table-cell>
          <table:table-cell table:number-columns-repeated="991"/>
        </table:table-row>
        <table:table-row table:style-name="ro3">
          <table:table-cell table:style-name="ce51" table:formula="of:=ROUNDUP(RAND()*1000/CHOOSE(RANDBETWEEN(1;4);1;10;100;1000);RANDBETWEEN(-2;2))" office:value-type="float" office:value="6" calcext:value-type="float">
            <text:p>6</text:p>
          </table:table-cell>
          <table:table-cell table:style-name="ce40" table:formula="of:=CHOOSE([.AA39];&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quot;-&quot;&amp;[.AC39]&amp;&quot;x - &quot;&amp;[.AD39]" office:value-type="string" office:string-value="-5x - 2" calcext:value-type="string">
            <text:p>-5x - 2</text:p>
          </table:table-cell>
          <table:table-cell table:style-name="ce137" office:value-type="string" calcext:value-type="string">
            <text:p>pour x =</text:p>
          </table:table-cell>
          <table:table-cell table:style-name="ce138" table:formula="of:=RANDBETWEEN(0;9)" office:value-type="float" office:value="4" calcext:value-type="float">
            <text:p>4</text:p>
          </table:table-cell>
          <table:table-cell table:style-name="ce56" office:value-type="string" calcext:value-type="string">
            <text:p>:</text:p>
          </table:table-cell>
          <table:table-cell table:style-name="ce50" office:value-type="string" calcext:value-type="string">
            <text:p>Â =</text:p>
          </table:table-cell>
          <table:table-cell table:style-name="ce182" table:formula="of:=RANDBETWEEN(5;160)" office:value-type="float" office:value="94" calcext:value-type="float">
            <text:p>94°</text:p>
          </table:table-cell>
          <table:table-cell table:style-name="ce47" office:value-type="string" calcext:value-type="string">
            <text:p>Ê =</text:p>
          </table:table-cell>
          <table:table-cell table:style-name="ce182" table:formula="of:=RANDBETWEEN(5;175-[.J39])" office:value-type="float" office:value="30" calcext:value-type="float">
            <text:p>30°</text:p>
          </table:table-cell>
          <table:table-cell table:style-name="ce9" office:value-type="string" calcext:value-type="string">
            <text:p>Û =</text:p>
          </table:table-cell>
          <table:table-cell table:style-name="ce9" table:number-columns-repeated="2"/>
          <table:table-cell table:style-name="ce10"/>
          <table:table-cell table:style-name="ce50" table:formula="of:=&quot;(x+&quot;&amp;[.AD39]&amp;&quot;)(x-&quot;&amp;[.AF39]&amp;&quot;)&quot;" office:value-type="string" office:string-value="(x+2)(x-3)" calcext:value-type="string">
            <text:p>(x+2)(x-3)</text:p>
          </table:table-cell>
          <table:table-cell table:style-name="ce7" office:value-type="string" calcext:value-type="string">
            <text:p>=</text:p>
          </table:table-cell>
          <table:table-cell table:style-name="ce9"/>
          <table:table-cell table:style-name="ce172"/>
          <table:table-cell/>
          <table:table-cell table:style-name="ce48" table:formula="of:=[.A39]*CHOOSE([.AA39];0;0.01;0.0001;0.000001;1000000;10000;100;0.000001;0.0001;0.01;100;10000;1000000)&amp;&quot; &quot;&amp;[.D39]" office:value-type="string" office:string-value="0,0006 m²" calcext:value-type="string">
            <text:p>0,0006 m²</text:p>
          </table:table-cell>
          <table:table-cell table:style-name="ce48" table:formula="of:=-[.AC39]*[.G39]-[.AD39]" office:value-type="float" office:value="-22" calcext:value-type="float">
            <text:p>-22</text:p>
          </table:table-cell>
          <table:table-cell table:style-name="ce230" table:formula="of:=180-([.J39]+[.L39])" office:value-type="float" office:value="56" calcext:value-type="float">
            <text:p>56°</text:p>
          </table:table-cell>
          <table:table-cell table:style-name="ce202" table:formula="of:=&quot;x²&quot;&amp;IF([.AD39]-[.AF39]&gt;0;&quot;+&quot;&amp;([.AD39]-[.AF39])&amp;&quot;x&quot;;IF([.AF39]=[.AD39];&quot;&quot;;([.AD39]-[.AF39])&amp;&quot;x&quot;))&amp;&quot;-&quot;&amp;([.AF39]*[.AD39])" office:value-type="string" office:string-value="x²-1x-6" calcext:value-type="string">
            <text:p>x²-1x-6</text:p>
          </table:table-cell>
          <table:table-cell/>
          <table:table-cell table:formula="of:=RANK([.AB39];[.AB34:.AB43])+2" office:value-type="float" office:value="3" calcext:value-type="float">
            <text:p>3</text:p>
          </table:table-cell>
          <table:table-cell table:style-name="ce81" table:formula="of:=RAND()" office:value-type="float" office:value="0.999301357230339" calcext:value-type="float">
            <text:p>0,999301357230339</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number-columns-repeated="992"/>
        </table:table-row>
        <table:table-row table:style-name="ro3">
          <table:table-cell table:style-name="ce51" table:formula="of:=ROUNDUP(RAND()*1000/CHOOSE(RANDBETWEEN(1;4);1;10;100;1000);RANDBETWEEN(-2;2))" office:value-type="float" office:value="85.2" calcext:value-type="float">
            <text:p>85,2</text:p>
          </table:table-cell>
          <table:table-cell table:style-name="ce40" table:formula="of:=CHOOSE([.AA40];&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AC40]&amp;&quot;x² - &quot;&amp;[.AD40]&amp;&quot;x + &quot;&amp;[.AE40]" office:value-type="string" office:string-value="2x² - 7x + 5" calcext:value-type="string">
            <text:p>2x² - 7x + 5</text:p>
          </table:table-cell>
          <table:table-cell table:style-name="ce137" office:value-type="string" calcext:value-type="string">
            <text:p>pour x =</text:p>
          </table:table-cell>
          <table:table-cell table:style-name="ce138" table:formula="of:=-RANDBETWEEN(0;5)" office:value-type="float" office:value="-2" calcext:value-type="float">
            <text:p>-2</text:p>
          </table:table-cell>
          <table:table-cell table:style-name="ce56" office:value-type="string" calcext:value-type="string">
            <text:p>:</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60" calcext:value-type="float">
            <text:p>60</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40]&amp;&quot;x+&quot;&amp;[.AD40]&amp;&quot;)(x+&quot;&amp;[.AF40]&amp;&quot;)&quot;" office:value-type="string" office:string-value="(2x+7)(x+8)" calcext:value-type="string">
            <text:p>(2x+7)(x+8)</text:p>
          </table:table-cell>
          <table:table-cell table:style-name="ce7" office:value-type="string" calcext:value-type="string">
            <text:p>=</text:p>
          </table:table-cell>
          <table:table-cell table:style-name="ce9"/>
          <table:table-cell table:style-name="ce172"/>
          <table:table-cell/>
          <table:table-cell table:style-name="ce48" table:formula="of:=[.A40]*CHOOSE([.AA40];0;0.01;0.0001;0.000001;1000000;10000;100;0.000001;0.0001;0.01;100;10000;1000000)&amp;&quot; &quot;&amp;[.D40]" office:value-type="string" office:string-value="0,0000852 m²" calcext:value-type="string">
            <text:p>0,0000852 m²</text:p>
          </table:table-cell>
          <table:table-cell table:style-name="ce48" table:formula="of:=[.AC40]*[.G40]*[.G40]-[.AD40]*[.G40]+[.AE40]" office:value-type="float" office:value="27" calcext:value-type="float">
            <text:p>27</text:p>
          </table:table-cell>
          <table:table-cell table:style-name="ce57" table:formula="of:=[.I40]*[.K40]" office:value-type="float" office:value="45" calcext:value-type="float">
            <text:p>45</text:p>
          </table:table-cell>
          <table:table-cell table:style-name="ce202" table:formula="of:=[.AC40]&amp;&quot;x²+&quot;&amp;([.AD40]+[.AC40]*[.AF40])&amp;&quot;x+&quot;&amp;([.AD40]*[.AF40])" office:value-type="string" office:string-value="2x²+23x+56" calcext:value-type="string">
            <text:p>2x²+23x+56</text:p>
          </table:table-cell>
          <table:table-cell/>
          <table:table-cell table:formula="of:=RANK([.AB40];[.AB34:.AB43])+2" office:value-type="float" office:value="8" calcext:value-type="float">
            <text:p>8</text:p>
          </table:table-cell>
          <table:table-cell table:style-name="ce81" table:formula="of:=RAND()" office:value-type="float" office:value="0.455251532025474" calcext:value-type="float">
            <text:p>0,455251532025474</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number-columns-repeated="992"/>
        </table:table-row>
        <table:table-row table:style-name="ro3">
          <table:table-cell table:style-name="ce51" table:formula="of:=ROUNDUP(RAND()*1000/CHOOSE(RANDBETWEEN(1;4);1;10;100;1000);RANDBETWEEN(-2;2))" office:value-type="float" office:value="464.85" calcext:value-type="float">
            <text:p>464,85</text:p>
          </table:table-cell>
          <table:table-cell table:style-name="ce40" table:formula="of:=CHOOSE([.AA41];&quot;&quot;;&quot;mm³&quot;;&quot;cm³&quot;;&quot;dm³&quot;;&quot;km³&quot;;&quot;hm³&quot;;&quot;da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51" table:formula="of:=ROUNDUP(RAND()*1000/CHOOSE(RANDBETWEEN(1;4);1;10;100;1000);RANDBETWEEN(-2;2))" office:value-type="float" office:value="10" calcext:value-type="float">
            <text:p>10</text:p>
          </table:table-cell>
          <table:table-cell table:style-name="ce40" table:formula="of:=CHOOSE([.AA40];&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24" calcext:value-type="float">
            <text:p>24</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41]&amp;&quot;x-&quot;&amp;[.AD41]&amp;&quot;)(&quot;&amp;[.AE41]&amp;&quot;x-&quot;&amp;[.AF41]&amp;&quot;)&quot;" office:value-type="string" office:string-value="(5x-6)(6x-8)" calcext:value-type="string">
            <text:p>(5x-6)(6x-8)</text:p>
          </table:table-cell>
          <table:table-cell table:style-name="ce7" office:value-type="string" calcext:value-type="string">
            <text:p>=</text:p>
          </table:table-cell>
          <table:table-cell table:style-name="ce9"/>
          <table:table-cell table:style-name="ce172"/>
          <table:table-cell/>
          <table:table-cell table:style-name="ce156" table:formula="of:=[.A41]*CHOOSE([.AA41];0;0.000000001;0.000001;0.001;1000000000;1000000;1000;0.1;0.01;0.001;0.0001;0.00001;0.000001)&amp;&quot; &quot;&amp;[.D41]" office:value-type="string" office:string-value="4,6485 m³" calcext:value-type="string">
            <text:p>4,6485 m³</text:p>
          </table:table-cell>
          <table:table-cell table:style-name="ce156" table:formula="of:=[.E41]*CHOOSE([.AA40];0;0.000000001;0.000001;0.001;1000000000;1000000;1000;0.1;0.01;0.001;0.0001;0.00001;0.000001)&amp;&quot; &quot;&amp;[.H41]" office:value-type="string" office:string-value="1 m³" calcext:value-type="string">
            <text:p>1 m³</text:p>
          </table:table-cell>
          <table:table-cell table:style-name="ce57" table:formula="of:=[.I41]*[.K41]" office:value-type="float" office:value="18" calcext:value-type="float">
            <text:p>18</text:p>
          </table:table-cell>
          <table:table-cell table:style-name="ce202" table:formula="of:=[.AC41]*[.AE41]&amp;&quot;x²-&quot;&amp;([.AC41]*[.AF41]+[.AD41]*[.AE41])&amp;&quot;x&quot;&amp;&quot;+&quot;&amp;([.AD41]*[.AF41])" office:value-type="string" office:string-value="30x²-76x+48" calcext:value-type="string">
            <text:p>30x²-76x+48</text:p>
          </table:table-cell>
          <table:table-cell/>
          <table:table-cell table:formula="of:=RANK([.AB41];[.AB34:.AB43])+2" office:value-type="float" office:value="9" calcext:value-type="float">
            <text:p>9</text:p>
          </table:table-cell>
          <table:table-cell table:style-name="ce81" table:formula="of:=RAND()" office:value-type="float" office:value="0.395674694681088" calcext:value-type="float">
            <text:p>0,395674694681088</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42];[.AB34:.AB43])+2" office:value-type="float" office:value="6" calcext:value-type="float">
            <text:p>6</text:p>
          </table:table-cell>
          <table:table-cell table:style-name="ce81" table:formula="of:=RAND()" office:value-type="float" office:value="0.607960952843977" calcext:value-type="float">
            <text:p>0,607960952843977</text:p>
          </table:table-cell>
          <table:table-cell table:number-columns-repeated="996"/>
        </table:table-row>
        <table:table-row table:style-name="ro4">
          <table:table-cell table:number-columns-repeated="26"/>
          <table:table-cell table:formula="of:=RANK([.AB43];[.AB34:.AB43])+2" office:value-type="float" office:value="12" calcext:value-type="float">
            <text:p>12</text:p>
          </table:table-cell>
          <table:table-cell table:style-name="ce81" table:formula="of:=RAND()" office:value-type="float" office:value="0.119327227833595" calcext:value-type="float">
            <text:p>0,119327227833595</text:p>
          </table:table-cell>
          <table:table-cell table:number-columns-repeated="996"/>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Explication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4" form:id="control14" form:label="Générer x fiches de chaque ceinture" form:printable="fal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Generateur.Main?language=Basic&amp;location=document" xlink:type="simple"/>
              </office:event-listeners>
            </form:button>
          </form:form>
        </office:forms>
        <table:shapes>
          <draw:frame draw:z-index="0" draw:style-name="gr11" draw:text-style-name="P4" svg:width="16.678cm" svg:height="10.158cm" svg:x="0.727cm" svg:y="0.414cm">
            <draw:text-box>
              <text:p text:style-name="P3"><text:span text:style-name="T1">Ceci est un générateur de ceintures aléatoires de calcul mental avec corrigé édité avec LibreOffice 6.0.</text:span></text:p>
              <text:p text:style-name="P3"><text:span text:style-name="T1"/></text:p>
              <text:p text:style-name="P3"><text:span text:style-name="T1">Il permet de générer des fiches de passage différentes avec des zones d’impression contenant 4 fiches chacune.</text:span></text:p>
              <text:p text:style-name="P3"><text:span text:style-name="T1"/></text:p>
              <text:p text:style-name="P3"><text:span text:style-name="T1">Par défaut, il y a 4 fiches par ceinture. Il suffit d’appuyer sur CTRL+MAJ+F9 pour changer tous les paramètres aléatoires et avoir de nouvelles fiches.</text:span></text:p>
              <text:p text:style-name="P3"><text:span text:style-name="T1"/></text:p>
              <text:p><text:span text:style-name="T1">Si vous voulez imprimer plus de 4 fiches par ceinture, il faudra avoir ouvert le fichier en activant les macro puis cliquer sur le bouton de la ceinture (en haut à droite de chaque ceinture) qui demande combien de fiches vous voulez ou sur le bouton ci-contre qui génère x fiches pour chaque ceinture.</text:span></text:p>
            </draw:text-box>
          </draw:frame>
          <draw:control draw:z-index="1" draw:style-name="gr12" draw:text-style-name="P2" svg:width="3.796cm" svg:height="1.407cm" svg:x="18.007cm" svg:y="0.399cm" draw:control="control14"/>
        </table:shapes>
        <table:table-column table:style-name="co4" table:number-columns-repeated="10" table:default-cell-style-name="Default"/>
        <table:table-row table:style-name="ro4" table:number-rows-repeated="6">
          <table:table-cell table:number-columns-repeated="10"/>
        </table:table-row>
        <table:table-row table:style-name="ro4">
          <table:table-cell table:number-columns-repeated="9"/>
          <table:table-cell office:value-type="string" calcext:value-type="string">
            <text:p>Génération de 4 versions par ceinture terminée</text:p>
          </table:table-cell>
        </table:table-row>
      </table:table>
      <table:table table:name="Aide à la génération" table:style-name="ta9" table:print="false">
        <table:table-column table:style-name="co4" table:number-columns-repeated="4" table:default-cell-style-name="Default"/>
        <table:table-row table:style-name="ro4">
          <table:table-cell office:value-type="string" calcext:value-type="string">
            <text:p>Multiplications</text:p>
          </table:table-cell>
          <table:table-cell table:number-columns-repeated="3"/>
        </table:table-row>
        <table:table-row table:style-name="ro4">
          <table:table-cell office:value-type="float" office:value="28" calcext:value-type="float">
            <text:p>28</text:p>
          </table:table-cell>
          <table:table-cell office:value-type="string" calcext:value-type="string">
            <text:p>7×4</text:p>
          </table:table-cell>
          <table:table-cell office:value-type="float" office:value="63" calcext:value-type="float">
            <text:p>63</text:p>
          </table:table-cell>
          <table:table-cell table:formula="of:=LOOKUP([.C2];[.A2:.A11];[.B2:.B11])" office:value-type="string" office:string-value="9×7" calcext:value-type="string">
            <text:p>9×7</text:p>
          </table:table-cell>
        </table:table-row>
        <table:table-row table:style-name="ro4">
          <table:table-cell office:value-type="float" office:value="32" calcext:value-type="float">
            <text:p>32</text:p>
          </table:table-cell>
          <table:table-cell office:value-type="string" calcext:value-type="string">
            <text:p>8×4</text:p>
          </table:table-cell>
          <table:table-cell table:number-columns-repeated="2"/>
        </table:table-row>
        <table:table-row table:style-name="ro4">
          <table:table-cell office:value-type="float" office:value="35" calcext:value-type="float">
            <text:p>35</text:p>
          </table:table-cell>
          <table:table-cell office:value-type="string" calcext:value-type="string">
            <text:p>7×5</text:p>
          </table:table-cell>
          <table:table-cell table:number-columns-repeated="2"/>
        </table:table-row>
        <table:table-row table:style-name="ro4">
          <table:table-cell office:value-type="float" office:value="42" calcext:value-type="float">
            <text:p>42</text:p>
          </table:table-cell>
          <table:table-cell office:value-type="string" calcext:value-type="string">
            <text:p>7×6</text:p>
          </table:table-cell>
          <table:table-cell table:number-columns-repeated="2"/>
        </table:table-row>
        <table:table-row table:style-name="ro4">
          <table:table-cell office:value-type="float" office:value="49" calcext:value-type="float">
            <text:p>49</text:p>
          </table:table-cell>
          <table:table-cell office:value-type="string" calcext:value-type="string">
            <text:p>7×7</text:p>
          </table:table-cell>
          <table:table-cell table:number-columns-repeated="2"/>
        </table:table-row>
        <table:table-row table:style-name="ro4">
          <table:table-cell office:value-type="float" office:value="54" calcext:value-type="float">
            <text:p>54</text:p>
          </table:table-cell>
          <table:table-cell office:value-type="string" calcext:value-type="string">
            <text:p>9×6</text:p>
          </table:table-cell>
          <table:table-cell table:number-columns-repeated="2"/>
        </table:table-row>
        <table:table-row table:style-name="ro4">
          <table:table-cell office:value-type="float" office:value="56" calcext:value-type="float">
            <text:p>56</text:p>
          </table:table-cell>
          <table:table-cell office:value-type="string" calcext:value-type="string">
            <text:p>8×7</text:p>
          </table:table-cell>
          <table:table-cell table:number-columns-repeated="2"/>
        </table:table-row>
        <table:table-row table:style-name="ro4">
          <table:table-cell office:value-type="float" office:value="63" calcext:value-type="float">
            <text:p>63</text:p>
          </table:table-cell>
          <table:table-cell office:value-type="string" calcext:value-type="string">
            <text:p>9×7</text:p>
          </table:table-cell>
          <table:table-cell table:number-columns-repeated="2"/>
        </table:table-row>
        <table:table-row table:style-name="ro4">
          <table:table-cell table:style-name="ce81" office:value-type="float" office:value="64" calcext:value-type="float">
            <text:p>64</text:p>
          </table:table-cell>
          <table:table-cell office:value-type="string" calcext:value-type="string">
            <text:p>8×8</text:p>
          </table:table-cell>
          <table:table-cell table:number-columns-repeated="2"/>
        </table:table-row>
        <table:table-row table:style-name="ro4">
          <table:table-cell office:value-type="float" office:value="72" calcext:value-type="float">
            <text:p>72</text:p>
          </table:table-cell>
          <table:table-cell office:value-type="string" calcext:value-type="string">
            <text:p>9×8</text:p>
          </table:table-cell>
          <table:table-cell table:number-columns-repeated="2"/>
        </table:table-row>
      </table:table>
      <table:named-expressions/>
      <table:database-ranges>
        <table:database-range table:name="__Anonymous_Sheet_DB__14" table:target-range-address="'Aide à la génération'.A2:'Aide à la génération'.B1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Wingdings" svg:font-family="Wingdings" style:font-adornments="Normal" style:font-charset="x-symbol"/>
    <style:font-face style:name="Calibri" svg:font-family="Calibri" style:font-adornments="Regular"/>
    <style:font-face style:name="Liberation Sans1" svg:font-family="'Liberation Sans'"/>
    <style:font-face style:name="Liberation Sans3" svg:font-family="'Liberation Sans'" style:font-adornments="Regular"/>
    <style:font-face style:name="Liberation Sans4" svg:font-family="'Liberation Sans'" style:font-family-generic="swiss"/>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ext>,</number:text>
    </number:time-style>
    <number:number-style style:name="N132">
      <number:scientific-number number:decimal-places="1" loext:min-decimal-places="1" number:min-integer-digits="1" number:min-exponent-digits="1" loext:exponent-interval="3" loext:forced-exponent-sign="true"/>
    </number:number-style>
    <number:number-style style:name="N133">
      <number:number number:decimal-places="6" loext:min-decimal-places="1" number:min-integer-digits="1" number:decimal-replacement="" number:grouping="true"/>
    </number:number-style>
    <number:number-style style:name="N134">
      <number:number number:decimal-places="4" loext:min-decimal-places="1" number:min-integer-digits="1" number:decimal-replacement="" number:grouping="true"/>
    </number:number-style>
    <number:number-style style:name="N135">
      <number:number number:decimal-places="1" loext:min-decimal-places="1" number:min-integer-digits="1" number:grouping="true"/>
    </number:number-style>
    <number:number-style style:name="N136">
      <number:number number:decimal-places="2" loext:min-decimal-places="0" number:min-integer-digits="1" number:decimal-replacement="" number:grouping="true"/>
    </number:number-style>
    <number:number-style style:name="N137">
      <number:number number:decimal-places="4" loext:min-decimal-places="0" number:min-integer-digits="1" number:decimal-replacement="" number:grouping="true"/>
    </number:number-style>
    <number:number-style style:name="N138">
      <number:number number:decimal-places="6" loext:min-decimal-places="0" number:min-integer-digits="1" number:decimal-replacement="" number:grouping="true"/>
    </number:number-style>
    <number:number-style style:name="N139" number:title="Défini par l'utilisateur">
      <number:number number:decimal-places="10" loext:min-decimal-places="10" number:min-integer-digits="1" number:grouping="true"/>
    </number:number-style>
    <number:number-style style:name="N140">
      <number:number number:decimal-places="6" loext:min-decimal-places="6" number:min-integer-digits="0" number:grouping="true"/>
    </number:number-style>
    <number:number-style style:name="N141">
      <number:scientific-number number:decimal-places="4" loext:min-decimal-places="4" number:min-integer-digits="1" number:min-exponent-digits="1" loext:exponent-interval="1" loext:forced-exponent-sign="true"/>
    </number:number-style>
    <number:number-style style:name="N142">
      <number:scientific-number number:decimal-places="0" loext:min-decimal-places="0" number:min-integer-digits="1" number:min-exponent-digits="1" loext:exponent-interval="1" loext:forced-exponent-sign="true"/>
      <number:text>,</number:text>
    </number:number-style>
    <number:currency-style style:name="N144P0" style:volatile="true">
      <number:number number:decimal-places="2" loext:min-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4P0"/>
    </number:currency-style>
    <number:number-style style:name="N145">
      <number:scientific-number number:decimal-places="7" loext:min-decimal-places="0" number:min-integer-digits="0" number:min-exponent-digits="3" loext:exponent-interval="1" loext:forced-exponent-sign="true"/>
    </number:number-style>
    <number:number-style style:name="N146" number:title="Défini par l'utilisateur">
      <number:scientific-number number:decimal-places="7" loext:min-decimal-places="0" number:min-integer-digits="0" number:min-exponent-digits="1" loext:exponent-interval="1" loext:forced-exponent-sign="true"/>
    </number:number-style>
    <number:number-style style:name="N147">
      <number:fraction number:min-numerator-digits="1" loext:max-numerator-digits="1" number:min-denominator-digits="1" loext:max-denominator-value="9"/>
    </number:number-style>
    <number:number-style style:name="N148">
      <number:number number:decimal-places="8" loext:min-decimal-places="0" number:min-integer-digits="1" number:decimal-replacement="" number:grouping="true"/>
    </number:number-style>
    <number:number-style style:name="N149">
      <number:number number:decimal-places="10" loext:min-decimal-places="0" number:min-integer-digits="1" number:decimal-replacement="" number:grouping="true"/>
    </number:number-style>
    <number:number-style style:name="N150">
      <number:number number:decimal-places="3" loext:min-decimal-places="0" number:min-integer-digits="0" number:decimal-replacement="" number:grouping="true"/>
    </number:number-style>
    <number:number-style style:name="N151" number:title="Défini par l'utilisateur">
      <number:number number:decimal-places="2" loext:min-decimal-places="0" number:min-integer-digits="0" number:decimal-replacement="" number:grouping="true"/>
    </number:number-style>
    <number:number-style style:name="N152">
      <number:number number:decimal-places="0" loext:min-decimal-places="0" number:min-integer-digits="1"/>
      <number:text> cm²</number:text>
    </number:number-style>
    <number:number-style style:name="N153">
      <number:number number:decimal-places="0" loext:min-decimal-places="0" number:min-integer-digits="1"/>
      <number:text> cm</number:text>
    </number:number-style>
    <number:number-style style:name="N154">
      <number:number number:decimal-places="0" loext:min-decimal-places="0" number:min-integer-digits="1"/>
      <number:text> cm3</number:text>
    </number:number-style>
    <number:number-style style:name="N155">
      <number:number number:decimal-places="0" loext:min-decimal-places="0" number:min-integer-digits="1"/>
      <number:text> cm³</number:text>
    </number:number-style>
    <number:number-style style:name="N156">
      <number:number number:decimal-places="4" loext:min-decimal-places="4" number:min-integer-digits="1"/>
      <number:text>×10^+</number:text>
    </number:number-style>
    <number:number-style style:name="N157">
      <number:number number:decimal-places="0" loext:min-decimal-places="0" number:min-integer-digits="1"/>
      <number:text> =</number:text>
    </number:number-style>
    <number:number-style style:name="N158">
      <number:number number:decimal-places="0" loext:min-decimal-places="0" number:min-integer-digits="1"/>
      <number:text> :</number:text>
    </number:number-style>
    <number:number-style style:name="N159">
      <number:text>x=</number:text>
      <number:number number:decimal-places="0" loext:min-decimal-places="0" number:min-integer-digits="1"/>
    </number:number-style>
    <number:number-style style:name="N160">
      <number:text>x=</number:text>
      <number:number number:decimal-places="0" loext:min-decimal-places="0" number:min-integer-digits="1"/>
      <number:text> :</number:text>
    </number:number-style>
    <number:number-style style:name="N161">
      <number:text>×10</number:text>
      <number:number number:decimal-places="0" loext:min-decimal-places="0" number:min-integer-digits="1"/>
    </number:number-style>
    <number:number-style style:name="N162">
      <number:text>PGCD </number:text>
      <number:number number:decimal-places="0" loext:min-decimal-places="0" number:min-integer-digits="1"/>
    </number:number-style>
    <number:number-style style:name="N163">
      <number:text>×</number:text>
      <number:number number:decimal-places="0" loext:min-decimal-places="0" number:min-integer-digits="1"/>
    </number:number-style>
    <number:number-style style:name="N164">
      <number:text>×</number:text>
      <number:number number:decimal-places="0" loext:min-decimal-places="0" number:min-integer-digits="1"/>
      <number:text>×</number:text>
    </number:number-style>
    <number:number-style style:name="N165">
      <number:text>× </number:text>
      <number:number number:decimal-places="0" loext:min-decimal-places="0" number:min-integer-digits="1"/>
      <number:text> ×</number:text>
    </number:number-style>
    <number:number-style style:name="N166">
      <number:number number:decimal-places="0" loext:min-decimal-places="0" number:min-integer-digits="1"/>
      <number:text>=</number:text>
    </number:number-style>
    <number:number-style style:name="N167">
      <number:number number:decimal-places="3" loext:min-decimal-places="0" number:min-integer-digits="1" number:decimal-replacement=""/>
      <number:text> =</number:text>
    </number:number-style>
    <number:number-style style:name="N168">
      <number:number number:decimal-places="0" loext:min-decimal-places="0" number:min-integer-digits="1"/>
      <number:text>°</number:text>
    </number:number-style>
    <number:percentage-style style:name="N169">
      <number:number number:decimal-places="1" loext:min-decimal-places="0" number:min-integer-digits="1" number:decimal-replacement=""/>
      <number:text> %</number:text>
    </number:percentage-style>
    <number:number-style style:name="N170">
      <number:number number:decimal-places="0" loext:min-decimal-places="0" number:min-integer-digits="1"/>
      <number:text>π cm³</number:text>
    </number:number-style>
    <number:number-style style:name="N171">
      <number:fraction number:min-integer-digits="0" loext:integer-fraction-delimiter=" cm³" number:min-numerator-digits="1" loext:max-numerator-digits="1" number:min-denominator-digits="1" loext:max-denominator-value="9"/>
    </number:number-style>
    <number:number-style style:name="N172">
      <number:number number:min-integer-digits="1"/>
      <number:text> &lt;</number:text>
    </number:number-style>
    <number:number-style style:name="N173P0" style:volatile="true">
      <number:number number:decimal-places="0" loext:min-decimal-places="0" number:min-integer-digits="1"/>
    </number:number-style>
    <number:number-style style:name="N173">
      <number:text>(-</number:text>
      <number:number number:decimal-places="0" loext:min-decimal-places="0" number:min-integer-digits="1"/>
      <number:text>)</number:text>
      <style:map style:condition="value()&gt;=0" style:apply-style-name="N173P0"/>
    </number:number-style>
    <number:number-style style:name="N174">
      <number:number number:decimal-places="4" loext:min-decimal-places="4" number:min-integer-digits="3"/>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1.001cm" fo:page-height="29.7cm" style:num-format="1" style:print-orientation="portrait" fo:margin-top="1cm" fo:margin-bottom="1cm" fo:margin-left="1cm" fo:margin-right="1cm" loext:scale-to-X="1" loext: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7">00/00/0000</text:date>, <text:time style:data-style-name="N2" text:time-value="15:36:04.2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ébastien COGEZ</meta:initial-creator>
    <meta:creation-date>2018-07-25T10:06:58.889000000</meta:creation-date>
    <dc:date>2021-03-17T16:04:39.496000000</dc:date>
    <dc:creator>Sébastien COGEZ</dc:creator>
    <meta:editing-duration>PT21H15M3S</meta:editing-duration>
    <meta:editing-cycles>198</meta:editing-cycles>
    <meta:generator>LibreOffice/6.4.7.2$Windows_X86_64 LibreOffice_project/639b8ac485750d5696d7590a72ef1b496725cfb5</meta:generator>
    <dc:title>Générateur de Calcul Mental 3e 2021</dc:title>
    <dc:description>Document revu et corrigé en mars 2021 pour une meilleure lecture des corrigés (notation plus conformes aux attendus)</dc:description>
    <meta:document-statistic meta:table-count="15" meta:cell-count="8988" meta:object-count="15"/>
  </office:meta>
</office:document-meta>
</file>

<file path=Basic/Standard/Generateur.xml><?xml version="1.0" encoding="utf-8"?>
<!DOCTYPE module  PUBLIC '-//OpenOffice.org//DTD OfficeDocument 1.0//EN'  'module.dtd'>
<script:module xmlns:script="http://openoffice.org/2000/script" script:name="Generateur" script:language="StarBasic" script:moduleType="normal">REM  *****  BASIC  *****
Function FacteursPremiers(Nb as Double)
Dim Decomp as String, Facteur as Long, Expo as Long, Div as Double
   ' 24 secondes avec 909091*909091
   Facteur = 2         
   If nb &lt; 2 Then Exit Function
   Do
      Div = nb/Facteur
      If Div = Fix(Div) Then
         'expo = expo + 1
         nb = Div
         Decomp = Decomp &amp; "×" &amp; Facteur
      Else
         'If Expo &gt; 0 Then  Decomp = Decomp &amp; " × " &amp; Facteur &amp; IIf(Expo = 1, "","^" &amp; Expo)
         Facteur = Facteur + 2 + (Facteur = 2)
         If Facteur * Facteur &gt; nb or Facteur &gt; 1000000 Then Exit Do
         'Expo = 0
      End If
   Loop
   'If Facteur &gt; 1000000 Then MsgBox "Je ne suis pas sûr que " &amp; nb &amp; " soit premier, mais je n'ai pas trouvé de diviseur inférieur à 1 000 000"
   FacteursPremiers = Mid(Decomp &amp; IIf(nb = 1, "","×" &amp; nb), 2)
End Function

sub Main
	Dim oDoc As Object, oSheet As Object, oCell As Object
	Dim nbCs As Integer
	Dim nbtpp As Integer
	oDoc=ThisComponent
	oSheet=oDoc.Sheets(13)
	oCell=oSheet.getCellRangeByName("J7")
	oCell.setString("Génération en cours")
	nbtpp = InputBox("Combien de test voulez-vous générer par page ? (3 par page pour le passage, 4 pour l'entrainement)","Question importante !","4")
	nbCs = InputBox("Combien de test voulez-vous générer par ceinture ? (cela prend du temps)","Question importante !","30")
	Generer(0,"AE", "S", "U", "X", "Z", "AE", nbCs, nbtpp)
	Generer(1,"AB", "R", "T", "W", "Y", "AB", nbCs, nbtpp)
	Generer(2,"AB", "N", "P", "S", "U", "AB", nbCs, nbtpp)
	Generer(3,"AG", "Q", "S", "W", "Y", "AG", nbCs, nbtpp)
	Generer(4,"AG", "R", "T", "Z", "AB", "AG", nbCs, nbtpp)
	Generer(5,"AI", "V", "X", "AB", "AD", "AI", nbCs, nbtpp)
	Generer(6,"AG", "U", "W", "AA", "AC", "AG", nbCs, nbtpp)
	Generer(7,"AG", "R", "T", "W", "Y", "AG", nbCs, nbtpp)
	Generer(8,"AI", "Q", "S", "V", "X", "AI", nbCs, nbtpp)
	Generer(9,"AA", "P", "R", "U", "W", "AA", nbCs, nbtpp)
	Generer(10,"AB", "R", "T", "W", "Y", "AB", nbCs, nbtpp)
	Generer(11,"AI", "T", "V", "Y", "AA", "AI", nbCs, nbtpp)
	Generer(12,"AG", "T", "V", "Y", "AA", "AG", nbCs, nbtpp+1)
	oCell.setString("Génération de "&amp; nbCs &amp; " versions par ceinture terminée")
	oDoc.CurrentController.ActiveSheet = oSheet
End sub

sub GenererBlanche
	Generer(0,"AE", "S", "U", "X", "Z", "AE", 0, 0)
End sub
sub GenererJaune
	Generer(1,"AB", "R", "T", "W", "Y", "AB", 0, 0)
End sub
sub GenererOrange1
	Generer(2,"AB", "N", "P", "S", "U", "AB", 0, 0)
End sub
sub GenererVerte1
	Generer(3,"AG", "Q", "S", "W", "Y", "AG", 0, 0)
End sub
sub GenererBleue1
	Generer(4,"AG", "R", "T", "Z", "AB", "AG", 0, 0)
End sub
sub GenererBleue2
	Generer(5,"AI", "V", "X", "AB", "AD", "AI", 0,0)
End sub
sub GenererMarron1
	Generer(6,"AG", "U", "W", "AA", "AC", "AG", 0, 0)
End sub
sub GenererMarron2
	Generer(7,"AG", "R", "T", "W", "Y", "AG", 0, 0)
End sub
sub GenererNoire1
	Generer(8,"AI", "Q", "S", "V", "X", "AI", 0, 0)
End sub
sub GenererNoire2
	Generer(9,"AA", "P", "R", "U", "W", "AA", 0,0)
End sub
sub GenererDAN1
	Generer(10,"AB", "R", "T", "W", "Y", "AB", 0,0)
End sub
sub GenererDAN2
	Generer(11,"AI", "T", "V", "Y", "AA", "AI", 0,0)
End sub
sub GenererDAN3
	Generer(12,"AG", "T", "V", "Y", "AA", "AG", 0, 0)
End sub


sub Generer(feuille as Integer, derniereColonne as String, lastColumnZ1 as String, firstColumnZ2 as String, lastColumnZ2 as String, columnOrder as String, refOrder as String, nbC as Integer, nbt as Integer)
rem récupére le nombre de ceintures à créer
Dim oDoc As Object, oSheet As Object, oCell As Object, nbCeintures As Integer, rng, formula as String, refid as Integer
oDoc=ThisComponent
oSheet=oDoc.Sheets(feuille)
ThisComponent.EnableAutomaticCalculation(False)
Dim nbtpp As Integer
if nbt &gt; 0 Then
	nbtpp = nbt
else
	nbtpp = InputBox("Combien de test voulez-vous générer par page ? (3 par page pour le passage, 4 pour l'entrainement)","Question importante !","4")
End If

If nbC &gt; 0 Then
	nbCeintures = nbC -1
else 
	nbCeintures = InputBox("Combien de test voulez-vous générer ?","Question importante !","30")
	nbCeintures = nbCeintures - 1
End If
rem ----------------------------------------------------------------------
rem define variables
dim document as object
dim CopyAddress as Object
dim PasteAddress as Object
dim dispatcher as object
dim ligneEnCours as Integer
dim nbZonesImpression as Integer
dim MaZone as Object
dim countFor as Integer
rem nbtpp = Nombre de Tests par Page
If (nbCeintures+1) MOD nbtpp &gt; 0 Then
	nbZonesImpression = (nbCeintures+1)\nbtpp+1
else
	nbZonesImpression = (nbCeintures+1)\nbtpp
End If
rem ----------------------------------------------------------------------
rem Effacement de tout le contenu précédent
rng = oSheet.getCellRangeByName("A11:"&amp; derniereColonne &amp;"492")
rng.clearContents(255)

rem Selection de la plage à copier (A16:AD29)
rng = oSheet.getCellRangeByName("A1:"&amp; derniereColonne &amp;"10")
oDoc.CurrentController.Select(rng)
CopyAddress = rng.RangeAddress
rem Copie de la plage
rem get access to the document
document   = ThisComponent.CurrentController.Frame
ThisComponent.CurrentController.Frame.ContainerWindow.setFocus
dispatcher = createUnoService("com.sun.star.frame.DispatchHelper")
rem dispatcher.executeDispatch(document, ".uno:Copy", "", 0, Array())

ligneEnCours = 12
refid = 1
Do While nbCeintures &gt; 0
	compteurSaut = compteurSaut + 1
	rem Collage
	PasteCell = oSheet.getCellRangeByName("$A$" &amp; ligneEnCours)
	PasteAddress = PasteCell.CellAddress
	oSheet.CopyRange(PasteAddress, CopyAddress)
	rem Modification du contenu de la cellule de référence d'interro
	oSheet.getCellRangeByName("$"&amp; lastColumnZ1 &amp;"$" &amp; (ligneEnCours)).setString(CHR((refid\26) + 65) &amp; CHR((refid MOD 26) +65))
	rem Modification du contenu de la cellule de référence du paquet
	oCell=oSheet.getCellRangeByName(lastColumnZ1 &amp; (ligneEnCours+1))
	oCell.setFormula("=$"&amp; lastColumnZ1 &amp; "$2")
	
	For countFor = 0 To 1
		rem Modification de la hauteur de ligne des titres
		oCell=oSheet.Rows(ligneEnCours+countFor-1)
		oCell.Height = 1300
	Next countFor

	For countFor = 1 To 7
		rem Modification de la hauteur des lignes de réponses
		oCell=oSheet.Rows(ligneEnCours+countFor)
		oCell.Height = 1200
	Next countFor
	
	rem Modification de la hauteur de ligne séparant 2 énoncés
	oCell=oSheet.Rows(ligneEnCours-2)
	oCell.Height = 600
		
	nbCeintures = nbCeintures - 1
	ligneEnCours = ligneEnCours + 11
	refid = refid + 1

Loop
rem Creation des zones d'impression
ligneEncours = 1
countFor = 0
dim nbz as Integer
nbz = nbZonesImpression
dim ZonesImpression(nbZonesImpression*2-1) as new com.sun.star.table.CellRangeAddress

Do While nbZonesImpression &gt; 0
	rem interros
	MaZone = oSheet.getCellRangeByName("A" &amp; ligneEncours &amp; ":" &amp; lastColumnZ1 &amp; (ligneEncours+11*nbtpp-1))
    ZonesImpression(countFor) = MaZone.RangeAddress
	ligneEncours = ligneEncours + nbtpp*11
	countFor = countFor + 1
	nbZonesImpression = nbZonesImpression - 1
Loop
ligneEncours = 1
Do While nbz &gt; 0
	rem interros
	MaZone = oSheet.getCellRangeByName(firstColumnZ2 &amp; ligneEncours &amp; ":" &amp; lastColumnZ2 &amp; (ligneEncours+11*nbtpp-1))
    ZonesImpression(countFor) = MaZone.RangeAddress
	ligneEncours = ligneEncours + nbtpp*11
	countFor = countFor + 1
	nbz = nbz - 1
Loop

oSheet.PrintAreas = ZonesImpression()
rem retour position initiale
oCell=oSheet.getCellByposition(0,0)
oDoc.CurrentController.Select(oCell)
rem on recalcule la feuille pour modifier les valeurs
ThisComponent.CalculateAll
rem dispatcher.executeDispatch(document, ".uno:Calculat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u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